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11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148cm"/>
    </style:style>
    <style:style style:name="co18" style:family="table-column">
      <style:table-column-properties fo:break-before="auto" style:column-width="1.28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1.928cm"/>
    </style:style>
    <style:style style:name="co21" style:family="table-column">
      <style:table-column-properties fo:break-before="auto" style:column-width="1.064cm"/>
    </style:style>
    <style:style style:name="co22" style:family="table-column">
      <style:table-column-properties fo:break-before="auto" style:column-width="1.212cm"/>
    </style:style>
    <style:style style:name="co23" style:family="table-column">
      <style:table-column-properties fo:break-before="auto" style:column-width="1.997cm"/>
    </style:style>
    <style:style style:name="co24" style:family="table-column">
      <style:table-column-properties fo:break-before="auto" style:column-width="1.187cm"/>
    </style:style>
    <style:style style:name="co25" style:family="table-column">
      <style:table-column-properties fo:break-before="auto" style:column-width="1.954cm"/>
    </style:style>
    <style:style style:name="co26" style:family="table-column">
      <style:table-column-properties fo:break-before="auto" style:column-width="0.94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18cm"/>
    </style:style>
    <style:style style:name="co29" style:family="table-column">
      <style:table-column-properties fo:break-before="auto" style:column-width="1.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6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4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  <style:style style:name="ce6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0" style:family="table-cell" style:parent-style-name="Default" style:data-style-name="N1"/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12"/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7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82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Dia_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14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8" office:value-type="string" calcext:value-type="string">
            <text:p>Casos diario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9"/>
          <table:table-cell table:style-name="ce44" table:formula="of:=[C_Acu_NA.C8]" office:value-type="string" office:string-value="Alemania" calcext:value-type="string">
            <text:p>Alemania</text:p>
          </table:table-cell>
          <table:table-cell table:style-name="ce44" table:formula="of:=[C_Acu_NA.D8]" office:value-type="string" office:string-value="Austria" calcext:value-type="string">
            <text:p>Austria</text:p>
          </table:table-cell>
          <table:table-cell table:style-name="ce44" table:formula="of:=[C_Acu_NA.E8]" office:value-type="string" office:string-value="Bélgica" calcext:value-type="string">
            <text:p>Bélgica</text:p>
          </table:table-cell>
          <table:table-cell table:style-name="ce44" table:formula="of:=[C_Acu_NA.F8]" office:value-type="string" office:string-value="Dinamarca" calcext:value-type="string">
            <text:p>Dinamarca</text:p>
          </table:table-cell>
          <table:table-cell table:style-name="ce44" table:formula="of:=[C_Acu_NA.G8]" office:value-type="string" office:string-value="España" calcext:value-type="string">
            <text:p>España</text:p>
          </table:table-cell>
          <table:table-cell table:style-name="ce44" table:formula="of:=[C_Acu_NA.H8]" office:value-type="string" office:string-value="Francia" calcext:value-type="string">
            <text:p>Francia</text:p>
          </table:table-cell>
          <table:table-cell table:style-name="ce44" table:formula="of:=[C_Acu_NA.I8]" office:value-type="string" office:string-value="Holanda" calcext:value-type="string">
            <text:p>Holanda</text:p>
          </table:table-cell>
          <table:table-cell table:style-name="ce44" table:formula="of:=[C_Acu_NA.J8]" office:value-type="string" office:string-value="Italia" calcext:value-type="string">
            <text:p>Italia</text:p>
          </table:table-cell>
          <table:table-cell table:style-name="ce44" table:formula="of:=[C_Acu_NA.K8]" office:value-type="string" office:string-value="Irlanda" calcext:value-type="string">
            <text:p>Irlanda</text:p>
          </table:table-cell>
          <table:table-cell table:style-name="ce44" table:formula="of:=[C_Acu_NA.L8]" office:value-type="string" office:string-value="Luxemburgo" calcext:value-type="string">
            <text:p>Luxemburgo</text:p>
          </table:table-cell>
          <table:table-cell table:style-name="ce44" table:formula="of:=[C_Acu_NA.M8]" office:value-type="string" office:string-value="Portugal" calcext:value-type="string">
            <text:p>Portugal</text:p>
          </table:table-cell>
          <table:table-cell table:style-name="ce44" table:formula="of:=[C_Acu_NA.N8]" office:value-type="string" office:string-value="Reino Unido" calcext:value-type="string">
            <text:p>Reino Unido</text:p>
          </table:table-cell>
          <table:table-cell table:style-name="ce44" table:formula="of:=[C_Acu_NA.O8]" office:value-type="string" office:string-value="Suecia" calcext:value-type="string">
            <text:p>Suecia</text:p>
          </table:table-cell>
          <table:table-cell table:style-name="ce44" table:formula="of:=[C_Acu_NA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C_Acu_NA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_NA.B11]" office:value-type="date" office:date-value="2020-02-22" calcext:value-type="date">
            <text:p>22/02</text:p>
          </table:table-cell>
          <table:table-cell table:number-columns-repeated="7"/>
          <table:table-cell table:formula="of:=[C_Acu_NA.J11]-[C_Acu_NA.J10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C_Acu_NA.B12]" office:value-type="date" office:date-value="2020-02-23" calcext:value-type="date">
            <text:p>23/02</text:p>
          </table:table-cell>
          <table:table-cell table:number-columns-repeated="7"/>
          <table:table-cell table:formula="of:=[C_Acu_NA.J12]-[C_Acu_NA.J1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style-name="ce61" table:formula="of:=[C_Acu_NA.A13]" office:value-type="string" office:string-value="L" calcext:value-type="string">
            <text:p>L</text:p>
          </table:table-cell>
          <table:table-cell table:style-name="ce50" table:formula="of:=[C_Acu_NA.B13]" office:value-type="date" office:date-value="2020-02-24" calcext:value-type="date">
            <text:p>24/02</text:p>
          </table:table-cell>
          <table:table-cell table:style-name="ce43" table:formula="of:=[C_Acu_NA.C13]-[C_Acu_NA.C12]" office:value-type="float" office:value="16" calcext:value-type="float">
            <text:p>16</text:p>
          </table:table-cell>
          <table:table-cell table:style-name="ce43" table:number-columns-repeated="6"/>
          <table:table-cell table:style-name="ce43" table:formula="of:=[C_Acu_NA.J13]-[C_Acu_NA.J12]" office:value-type="float" office:value="77" calcext:value-type="float">
            <text:p>77</text:p>
          </table:table-cell>
          <table:table-cell table:style-name="ce43" table:number-columns-repeated="3"/>
          <table:table-cell table:style-name="ce43" table:formula="of:=[C_Acu_NA.N13]-[C_Acu_NA.N12]" office:value-type="float" office:value="4" calcext:value-type="float">
            <text:p>4</text:p>
          </table:table-cell>
          <table:table-cell table:style-name="ce43" table:number-columns-repeated="2"/>
        </table:table-row>
        <table:table-row table:style-name="ro1">
          <table:table-cell/>
          <table:table-cell table:style-name="ce51" table:formula="of:=[C_Acu_NA.B14]" office:value-type="date" office:date-value="2020-02-25" calcext:value-type="date">
            <text:p>25/02</text:p>
          </table:table-cell>
          <table:table-cell table:formula="of:=[C_Acu_NA.C14]-[C_Acu_NA.C13]" office:value-type="float" office:value="2" calcext:value-type="float">
            <text:p>2</text:p>
          </table:table-cell>
          <table:table-cell table:number-columns-repeated="3"/>
          <table:table-cell table:formula="of:=[C_Acu_NA.G14]-[C_Acu_NA.G13]" office:value-type="float" office:value="1" calcext:value-type="float">
            <text:p>1</text:p>
          </table:table-cell>
          <table:table-cell table:formula="of:=[C_Acu_NA.H14]-[C_Acu_NA.H13]" office:value-type="float" office:value="13" calcext:value-type="float">
            <text:p>13</text:p>
          </table:table-cell>
          <table:table-cell/>
          <table:table-cell table:formula="of:=[C_Acu_NA.J14]-[C_Acu_NA.J13]" office:value-type="float" office:value="93" calcext:value-type="float">
            <text:p>93</text:p>
          </table:table-cell>
          <table:table-cell table:number-columns-repeated="3"/>
          <table:table-cell table:formula="of:=[C_Acu_NA.N14]-[C_Acu_NA.N13]" office:value-type="float" office:value="0" calcext:value-type="float">
            <text:p>0</text:p>
          </table:table-cell>
          <table:table-cell/>
          <table:table-cell table:formula="of:=[C_Acu_NA.P14]-[C_Acu_NA.P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Acu_NA.B15]" office:value-type="date" office:date-value="2020-02-26" calcext:value-type="date">
            <text:p>26/02</text:p>
          </table:table-cell>
          <table:table-cell table:formula="of:=[C_Acu_NA.C15]-[C_Acu_NA.C14]" office:value-type="float" office:value="3" calcext:value-type="float">
            <text:p>3</text:p>
          </table:table-cell>
          <table:table-cell table:number-columns-repeated="3"/>
          <table:table-cell table:formula="of:=[C_Acu_NA.G15]-[C_Acu_NA.G14]" office:value-type="float" office:value="7" calcext:value-type="float">
            <text:p>7</text:p>
          </table:table-cell>
          <table:table-cell table:formula="of:=[C_Acu_NA.H15]-[C_Acu_NA.H14]" office:value-type="float" office:value="5" calcext:value-type="float">
            <text:p>5</text:p>
          </table:table-cell>
          <table:table-cell/>
          <table:table-cell table:formula="of:=[C_Acu_NA.J15]-[C_Acu_NA.J14]" office:value-type="float" office:value="125" calcext:value-type="float">
            <text:p>125</text:p>
          </table:table-cell>
          <table:table-cell table:number-columns-repeated="3"/>
          <table:table-cell table:formula="of:=[C_Acu_NA.N15]-[C_Acu_NA.N14]" office:value-type="float" office:value="0" calcext:value-type="float">
            <text:p>0</text:p>
          </table:table-cell>
          <table:table-cell table:formula="of:=[C_Acu_NA.O15]-[C_Acu_NA.O14]" office:value-type="float" office:value="1" calcext:value-type="float">
            <text:p>1</text:p>
          </table:table-cell>
          <table:table-cell table:formula="of:=[C_Acu_NA.P15]-[C_Acu_NA.P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Acu_NA.B16]" office:value-type="date" office:date-value="2020-02-27" calcext:value-type="date">
            <text:p>27/02</text:p>
          </table:table-cell>
          <table:table-cell table:formula="of:=[C_Acu_NA.C16]-[C_Acu_NA.C15]" office:value-type="float" office:value="5" calcext:value-type="float">
            <text:p>5</text:p>
          </table:table-cell>
          <table:table-cell table:number-columns-repeated="2"/>
          <table:table-cell table:formula="of:=[C_Acu_NA.F16]-[C_Acu_NA.F15]" office:value-type="float" office:value="1" calcext:value-type="float">
            <text:p>1</text:p>
          </table:table-cell>
          <table:table-cell table:formula="of:=[C_Acu_NA.G16]-[C_Acu_NA.G15]" office:value-type="float" office:value="6" calcext:value-type="float">
            <text:p>6</text:p>
          </table:table-cell>
          <table:table-cell table:formula="of:=[C_Acu_NA.H16]-[C_Acu_NA.H15]" office:value-type="float" office:value="20" calcext:value-type="float">
            <text:p>20</text:p>
          </table:table-cell>
          <table:table-cell table:formula="of:=[C_Acu_NA.I16]-[C_Acu_NA.I15]" office:value-type="float" office:value="1" calcext:value-type="float">
            <text:p>1</text:p>
          </table:table-cell>
          <table:table-cell table:formula="of:=[C_Acu_NA.J16]-[C_Acu_NA.J15]" office:value-type="float" office:value="205" calcext:value-type="float">
            <text:p>205</text:p>
          </table:table-cell>
          <table:table-cell table:number-columns-repeated="3"/>
          <table:table-cell table:formula="of:=[C_Acu_NA.N16]-[C_Acu_NA.N15]" office:value-type="float" office:value="0" calcext:value-type="float">
            <text:p>0</text:p>
          </table:table-cell>
          <table:table-cell table:formula="of:=[C_Acu_NA.O16]-[C_Acu_NA.O15]" office:value-type="float" office:value="1" calcext:value-type="float">
            <text:p>1</text:p>
          </table:table-cell>
          <table:table-cell table:formula="of:=[C_Acu_NA.P16]-[C_Acu_NA.P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1" table:formula="of:=[C_Acu_NA.B17]" office:value-type="date" office:date-value="2020-02-28" calcext:value-type="date">
            <text:p>28/02</text:p>
          </table:table-cell>
          <table:table-cell table:formula="of:=[C_Acu_NA.C17]-[C_Acu_NA.C16]" office:value-type="float" office:value="27" calcext:value-type="float">
            <text:p>27</text:p>
          </table:table-cell>
          <table:table-cell table:number-columns-repeated="2"/>
          <table:table-cell table:formula="of:=[C_Acu_NA.F17]-[C_Acu_NA.F16]" office:value-type="float" office:value="1" calcext:value-type="float">
            <text:p>1</text:p>
          </table:table-cell>
          <table:table-cell table:formula="of:=[C_Acu_NA.G17]-[C_Acu_NA.G16]" office:value-type="float" office:value="16" calcext:value-type="float">
            <text:p>16</text:p>
          </table:table-cell>
          <table:table-cell table:formula="of:=[C_Acu_NA.H17]-[C_Acu_NA.H16]" office:value-type="float" office:value="19" calcext:value-type="float">
            <text:p>19</text:p>
          </table:table-cell>
          <table:table-cell table:formula="of:=[C_Acu_NA.I17]-[C_Acu_NA.I16]" office:value-type="float" office:value="1" calcext:value-type="float">
            <text:p>1</text:p>
          </table:table-cell>
          <table:table-cell table:formula="of:=[C_Acu_NA.J17]-[C_Acu_NA.J16]" office:value-type="float" office:value="238" calcext:value-type="float">
            <text:p>238</text:p>
          </table:table-cell>
          <table:table-cell table:number-columns-repeated="3"/>
          <table:table-cell table:formula="of:=[C_Acu_NA.N17]-[C_Acu_NA.N16]" office:value-type="float" office:value="6" calcext:value-type="float">
            <text:p>6</text:p>
          </table:table-cell>
          <table:table-cell table:formula="of:=[C_Acu_NA.O17]-[C_Acu_NA.O16]" office:value-type="float" office:value="8" calcext:value-type="float">
            <text:p>8</text:p>
          </table:table-cell>
          <table:table-cell table:formula="of:=[C_Acu_NA.P17]-[C_Acu_NA.P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table:formula="of:=[C_Acu_NA.B18]" office:value-type="date" office:date-value="2020-02-29" calcext:value-type="date">
            <text:p>29/02</text:p>
          </table:table-cell>
          <table:table-cell table:formula="of:=[C_Acu_NA.C18]-[C_Acu_NA.C17]" office:value-type="float" office:value="13" calcext:value-type="float">
            <text:p>13</text:p>
          </table:table-cell>
          <table:table-cell table:formula="of:=[C_Acu_NA.D18]-[C_Acu_NA.D17]" office:value-type="float" office:value="5" calcext:value-type="float">
            <text:p>5</text:p>
          </table:table-cell>
          <table:table-cell/>
          <table:table-cell table:formula="of:=[C_Acu_NA.F18]-[C_Acu_NA.F17]" office:value-type="float" office:value="1" calcext:value-type="float">
            <text:p>1</text:p>
          </table:table-cell>
          <table:table-cell table:formula="of:=[C_Acu_NA.G18]-[C_Acu_NA.G17]" office:value-type="float" office:value="27" calcext:value-type="float">
            <text:p>27</text:p>
          </table:table-cell>
          <table:table-cell table:formula="of:=[C_Acu_NA.H18]-[C_Acu_NA.H17]" office:value-type="float" office:value="43" calcext:value-type="float">
            <text:p>43</text:p>
          </table:table-cell>
          <table:table-cell table:formula="of:=[C_Acu_NA.I18]-[C_Acu_NA.I17]" office:value-type="float" office:value="4" calcext:value-type="float">
            <text:p>4</text:p>
          </table:table-cell>
          <table:table-cell table:formula="of:=[C_Acu_NA.J18]-[C_Acu_NA.J17]" office:value-type="float" office:value="240" calcext:value-type="float">
            <text:p>240</text:p>
          </table:table-cell>
          <table:table-cell table:formula="of:=[C_Acu_NA.K18]-[C_Acu_NA.K17]" office:value-type="float" office:value="1" calcext:value-type="float">
            <text:p>1</text:p>
          </table:table-cell>
          <table:table-cell table:formula="of:=[C_Acu_NA.L18]-[C_Acu_NA.L17]" office:value-type="float" office:value="1" calcext:value-type="float">
            <text:p>1</text:p>
          </table:table-cell>
          <table:table-cell/>
          <table:table-cell table:formula="of:=[C_Acu_NA.N18]-[C_Acu_NA.N17]" office:value-type="float" office:value="4" calcext:value-type="float">
            <text:p>4</text:p>
          </table:table-cell>
          <table:table-cell table:formula="of:=[C_Acu_NA.O18]-[C_Acu_NA.O17]" office:value-type="float" office:value="3" calcext:value-type="float">
            <text:p>3</text:p>
          </table:table-cell>
          <table:table-cell table:formula="of:=[C_Acu_NA.P18]-[C_Acu_NA.P17]" office:value-type="float" office:value="5" calcext:value-type="float">
            <text:p>5</text:p>
          </table:table-cell>
        </table:table-row>
        <table:table-row table:style-name="ro1">
          <table:table-cell table:style-name="ce62"/>
          <table:table-cell table:style-name="ce52" table:formula="of:=[C_Acu_NA.B19]" office:value-type="date" office:date-value="2020-03-01" calcext:value-type="date">
            <text:p>01/03</text:p>
          </table:table-cell>
          <table:table-cell table:style-name="ce44" table:formula="of:=[C_Acu_NA.C19]-[C_Acu_NA.C18]" office:value-type="float" office:value="51" calcext:value-type="float">
            <text:p>51</text:p>
          </table:table-cell>
          <table:table-cell table:style-name="ce44" table:formula="of:=[C_Acu_NA.D19]-[C_Acu_NA.D18]" office:value-type="float" office:value="5" calcext:value-type="float">
            <text:p>5</text:p>
          </table:table-cell>
          <table:table-cell table:style-name="ce44" table:formula="of:=[C_Acu_NA.E19]-[C_Acu_NA.E18]" office:value-type="float" office:value="1" calcext:value-type="float">
            <text:p>1</text:p>
          </table:table-cell>
          <table:table-cell table:style-name="ce44" table:formula="of:=[C_Acu_NA.F19]-[C_Acu_NA.F18]" office:value-type="float" office:value="1" calcext:value-type="float">
            <text:p>1</text:p>
          </table:table-cell>
          <table:table-cell table:style-name="ce44" table:formula="of:=[C_Acu_NA.G19]-[C_Acu_NA.G18]" office:value-type="float" office:value="25" calcext:value-type="float">
            <text:p>25</text:p>
          </table:table-cell>
          <table:table-cell table:style-name="ce44" table:formula="of:=[C_Acu_NA.H19]-[C_Acu_NA.H18]" office:value-type="float" office:value="30" calcext:value-type="float">
            <text:p>30</text:p>
          </table:table-cell>
          <table:table-cell table:style-name="ce44" table:formula="of:=[C_Acu_NA.I19]-[C_Acu_NA.I18]" office:value-type="float" office:value="3" calcext:value-type="float">
            <text:p>3</text:p>
          </table:table-cell>
          <table:table-cell table:style-name="ce44" table:formula="of:=[C_Acu_NA.J19]-[C_Acu_NA.J18]" office:value-type="float" office:value="566" calcext:value-type="float">
            <text:p>566</text:p>
          </table:table-cell>
          <table:table-cell table:style-name="ce44" table:formula="of:=[C_Acu_NA.K19]-[C_Acu_NA.K18]" office:value-type="float" office:value="0" calcext:value-type="float">
            <text:p>0</text:p>
          </table:table-cell>
          <table:table-cell table:style-name="ce44" table:formula="of:=[C_Acu_NA.L19]-[C_Acu_NA.L18]" office:value-type="float" office:value="0" calcext:value-type="float">
            <text:p>0</text:p>
          </table:table-cell>
          <table:table-cell table:style-name="ce44"/>
          <table:table-cell table:style-name="ce44" table:formula="of:=[C_Acu_NA.N19]-[C_Acu_NA.N18]" office:value-type="float" office:value="12" calcext:value-type="float">
            <text:p>12</text:p>
          </table:table-cell>
          <table:table-cell table:style-name="ce44" table:formula="of:=[C_Acu_NA.O19]-[C_Acu_NA.O18]" office:value-type="float" office:value="0" calcext:value-type="float">
            <text:p>0</text:p>
          </table:table-cell>
          <table:table-cell table:style-name="ce44" table:formula="of:=[C_Acu_NA.P19]-[C_Acu_NA.P18]" office:value-type="float" office:value="4" calcext:value-type="float">
            <text:p>4</text:p>
          </table:table-cell>
        </table:table-row>
        <table:table-row table:style-name="ro1">
          <table:table-cell table:style-name="ce63" table:formula="of:=[C_Acu_NA.A20]" office:value-type="string" office:string-value="L" calcext:value-type="string">
            <text:p>L</text:p>
          </table:table-cell>
          <table:table-cell table:style-name="ce51" table:formula="of:=[C_Acu_NA.B20]" office:value-type="date" office:date-value="2020-03-02" calcext:value-type="date">
            <text:p>02/03</text:p>
          </table:table-cell>
          <table:table-cell table:formula="of:=[C_Acu_NA.C20]-[C_Acu_NA.C19]" office:value-type="float" office:value="34" calcext:value-type="float">
            <text:p>34</text:p>
          </table:table-cell>
          <table:table-cell table:formula="of:=[C_Acu_NA.D20]-[C_Acu_NA.D19]" office:value-type="float" office:value="0" calcext:value-type="float">
            <text:p>0</text:p>
          </table:table-cell>
          <table:table-cell table:formula="of:=[C_Acu_NA.E20]-[C_Acu_NA.E19]" office:value-type="float" office:value="6" calcext:value-type="float">
            <text:p>6</text:p>
          </table:table-cell>
          <table:table-cell table:formula="of:=[C_Acu_NA.F20]-[C_Acu_NA.F19]" office:value-type="float" office:value="0" calcext:value-type="float">
            <text:p>0</text:p>
          </table:table-cell>
          <table:table-cell table:formula="of:=[C_Acu_NA.G20]-[C_Acu_NA.G19]" office:value-type="float" office:value="30" calcext:value-type="float">
            <text:p>30</text:p>
          </table:table-cell>
          <table:table-cell table:formula="of:=[C_Acu_NA.H20]-[C_Acu_NA.H19]" office:value-type="float" office:value="61" calcext:value-type="float">
            <text:p>61</text:p>
          </table:table-cell>
          <table:table-cell table:formula="of:=[C_Acu_NA.I20]-[C_Acu_NA.I19]" office:value-type="float" office:value="10" calcext:value-type="float">
            <text:p>10</text:p>
          </table:table-cell>
          <table:table-cell table:formula="of:=[C_Acu_NA.J20]-[C_Acu_NA.J19]" office:value-type="float" office:value="342" calcext:value-type="float">
            <text:p>342</text:p>
          </table:table-cell>
          <table:table-cell table:formula="of:=[C_Acu_NA.K20]-[C_Acu_NA.K19]" office:value-type="float" office:value="0" calcext:value-type="float">
            <text:p>0</text:p>
          </table:table-cell>
          <table:table-cell table:formula="of:=[C_Acu_NA.L20]-[C_Acu_NA.L19]" office:value-type="float" office:value="0" calcext:value-type="float">
            <text:p>0</text:p>
          </table:table-cell>
          <table:table-cell table:formula="of:=[C_Acu_NA.M20]-[C_Acu_NA.M19]" office:value-type="float" office:value="2" calcext:value-type="float">
            <text:p>2</text:p>
          </table:table-cell>
          <table:table-cell table:formula="of:=[C_Acu_NA.N20]-[C_Acu_NA.N19]" office:value-type="float" office:value="5" calcext:value-type="float">
            <text:p>5</text:p>
          </table:table-cell>
          <table:table-cell table:formula="of:=[C_Acu_NA.O20]-[C_Acu_NA.O19]" office:value-type="float" office:value="5" calcext:value-type="float">
            <text:p>5</text:p>
          </table:table-cell>
          <table:table-cell table:formula="of:=[C_Acu_NA.P20]-[C_Acu_NA.P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1" table:formula="of:=[C_Acu_NA.B21]" office:value-type="date" office:date-value="2020-03-03" calcext:value-type="date">
            <text:p>03/03</text:p>
          </table:table-cell>
          <table:table-cell table:formula="of:=[C_Acu_NA.C21]-[C_Acu_NA.C20]" office:value-type="float" office:value="37" calcext:value-type="float">
            <text:p>37</text:p>
          </table:table-cell>
          <table:table-cell table:formula="of:=[C_Acu_NA.D21]-[C_Acu_NA.D20]" office:value-type="float" office:value="8" calcext:value-type="float">
            <text:p>8</text:p>
          </table:table-cell>
          <table:table-cell table:formula="of:=[C_Acu_NA.E21]-[C_Acu_NA.E20]" office:value-type="float" office:value="5" calcext:value-type="float">
            <text:p>5</text:p>
          </table:table-cell>
          <table:table-cell table:formula="of:=[C_Acu_NA.F21]-[C_Acu_NA.F20]" office:value-type="float" office:value="6" calcext:value-type="float">
            <text:p>6</text:p>
          </table:table-cell>
          <table:table-cell table:formula="of:=[C_Acu_NA.G21]-[C_Acu_NA.G20]" office:value-type="float" office:value="36" calcext:value-type="float">
            <text:p>36</text:p>
          </table:table-cell>
          <table:table-cell table:formula="of:=[C_Acu_NA.H21]-[C_Acu_NA.H20]" office:value-type="float" office:value="21" calcext:value-type="float">
            <text:p>21</text:p>
          </table:table-cell>
          <table:table-cell table:formula="of:=[C_Acu_NA.I21]-[C_Acu_NA.I20]" office:value-type="float" office:value="5" calcext:value-type="float">
            <text:p>5</text:p>
          </table:table-cell>
          <table:table-cell table:formula="of:=[C_Acu_NA.J21]-[C_Acu_NA.J20]" office:value-type="float" office:value="466" calcext:value-type="float">
            <text:p>466</text:p>
          </table:table-cell>
          <table:table-cell table:formula="of:=[C_Acu_NA.K21]-[C_Acu_NA.K20]" office:value-type="float" office:value="1" calcext:value-type="float">
            <text:p>1</text:p>
          </table:table-cell>
          <table:table-cell table:formula="of:=[C_Acu_NA.L21]-[C_Acu_NA.L20]" office:value-type="float" office:value="0" calcext:value-type="float">
            <text:p>0</text:p>
          </table:table-cell>
          <table:table-cell table:formula="of:=[C_Acu_NA.M21]-[C_Acu_NA.M20]" office:value-type="float" office:value="2" calcext:value-type="float">
            <text:p>2</text:p>
          </table:table-cell>
          <table:table-cell table:formula="of:=[C_Acu_NA.N21]-[C_Acu_NA.N20]" office:value-type="float" office:value="11" calcext:value-type="float">
            <text:p>11</text:p>
          </table:table-cell>
          <table:table-cell table:formula="of:=[C_Acu_NA.O21]-[C_Acu_NA.O20]" office:value-type="float" office:value="13" calcext:value-type="float">
            <text:p>13</text:p>
          </table:table-cell>
          <table:table-cell table:formula="of:=[C_Acu_NA.P21]-[C_Acu_NA.P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1" table:formula="of:=[C_Acu_NA.B22]" office:value-type="date" office:date-value="2020-03-04" calcext:value-type="date">
            <text:p>04/03</text:p>
          </table:table-cell>
          <table:table-cell table:formula="of:=[C_Acu_NA.C22]-[C_Acu_NA.C21]" office:value-type="float" office:value="52" calcext:value-type="float">
            <text:p>52</text:p>
          </table:table-cell>
          <table:table-cell table:formula="of:=[C_Acu_NA.D22]-[C_Acu_NA.D21]" office:value-type="float" office:value="11" calcext:value-type="float">
            <text:p>11</text:p>
          </table:table-cell>
          <table:table-cell table:formula="of:=[C_Acu_NA.E22]-[C_Acu_NA.E21]" office:value-type="float" office:value="10" calcext:value-type="float">
            <text:p>10</text:p>
          </table:table-cell>
          <table:table-cell table:formula="of:=[C_Acu_NA.F22]-[C_Acu_NA.F21]" office:value-type="float" office:value="5" calcext:value-type="float">
            <text:p>5</text:p>
          </table:table-cell>
          <table:table-cell table:formula="of:=[C_Acu_NA.G22]-[C_Acu_NA.G21]" office:value-type="float" office:value="48" calcext:value-type="float">
            <text:p>48</text:p>
          </table:table-cell>
          <table:table-cell table:formula="of:=[C_Acu_NA.H22]-[C_Acu_NA.H21]" office:value-type="float" office:value="73" calcext:value-type="float">
            <text:p>73</text:p>
          </table:table-cell>
          <table:table-cell table:formula="of:=[C_Acu_NA.I22]-[C_Acu_NA.I21]" office:value-type="float" office:value="14" calcext:value-type="float">
            <text:p>14</text:p>
          </table:table-cell>
          <table:table-cell table:formula="of:=[C_Acu_NA.J22]-[C_Acu_NA.J21]" office:value-type="float" office:value="587" calcext:value-type="float">
            <text:p>587</text:p>
          </table:table-cell>
          <table:table-cell table:formula="of:=[C_Acu_NA.K22]-[C_Acu_NA.K21]" office:value-type="float" office:value="4" calcext:value-type="float">
            <text:p>4</text:p>
          </table:table-cell>
          <table:table-cell table:formula="of:=[C_Acu_NA.L22]-[C_Acu_NA.L21]" office:value-type="float" office:value="0" calcext:value-type="float">
            <text:p>0</text:p>
          </table:table-cell>
          <table:table-cell table:formula="of:=[C_Acu_NA.M22]-[C_Acu_NA.M21]" office:value-type="float" office:value="2" calcext:value-type="float">
            <text:p>2</text:p>
          </table:table-cell>
          <table:table-cell table:formula="of:=[C_Acu_NA.N22]-[C_Acu_NA.N21]" office:value-type="float" office:value="34" calcext:value-type="float">
            <text:p>34</text:p>
          </table:table-cell>
          <table:table-cell table:formula="of:=[C_Acu_NA.O22]-[C_Acu_NA.O21]" office:value-type="float" office:value="29" calcext:value-type="float">
            <text:p>29</text:p>
          </table:table-cell>
          <table:table-cell table:formula="of:=[C_Acu_NA.P22]-[C_Acu_NA.P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1" table:formula="of:=[C_Acu_NA.B23]" office:value-type="date" office:date-value="2020-03-05" calcext:value-type="date">
            <text:p>05/03</text:p>
          </table:table-cell>
          <table:table-cell table:formula="of:=[C_Acu_NA.C23]-[C_Acu_NA.C22]" office:value-type="float" office:value="109" calcext:value-type="float">
            <text:p>109</text:p>
          </table:table-cell>
          <table:table-cell table:formula="of:=[C_Acu_NA.D23]-[C_Acu_NA.D22]" office:value-type="float" office:value="12" calcext:value-type="float">
            <text:p>12</text:p>
          </table:table-cell>
          <table:table-cell table:formula="of:=[C_Acu_NA.E23]-[C_Acu_NA.E22]" office:value-type="float" office:value="27" calcext:value-type="float">
            <text:p>27</text:p>
          </table:table-cell>
          <table:table-cell table:formula="of:=[C_Acu_NA.F23]-[C_Acu_NA.F22]" office:value-type="float" office:value="5" calcext:value-type="float">
            <text:p>5</text:p>
          </table:table-cell>
          <table:table-cell table:formula="of:=[C_Acu_NA.G23]-[C_Acu_NA.G22]" office:value-type="float" office:value="39" calcext:value-type="float">
            <text:p>39</text:p>
          </table:table-cell>
          <table:table-cell table:formula="of:=[C_Acu_NA.H23]-[C_Acu_NA.H22]" office:value-type="float" office:value="138" calcext:value-type="float">
            <text:p>138</text:p>
          </table:table-cell>
          <table:table-cell table:formula="of:=[C_Acu_NA.I23]-[C_Acu_NA.I22]" office:value-type="float" office:value="44" calcext:value-type="float">
            <text:p>44</text:p>
          </table:table-cell>
          <table:table-cell table:formula="of:=[C_Acu_NA.J23]-[C_Acu_NA.J22]" office:value-type="float" office:value="769" calcext:value-type="float">
            <text:p>769</text:p>
          </table:table-cell>
          <table:table-cell table:formula="of:=[C_Acu_NA.K23]-[C_Acu_NA.K22]" office:value-type="float" office:value="7" calcext:value-type="float">
            <text:p>7</text:p>
          </table:table-cell>
          <table:table-cell table:formula="of:=[C_Acu_NA.L23]-[C_Acu_NA.L22]" office:value-type="float" office:value="1" calcext:value-type="float">
            <text:p>1</text:p>
          </table:table-cell>
          <table:table-cell table:formula="of:=[C_Acu_NA.M23]-[C_Acu_NA.M22]" office:value-type="float" office:value="3" calcext:value-type="float">
            <text:p>3</text:p>
          </table:table-cell>
          <table:table-cell table:formula="of:=[C_Acu_NA.N23]-[C_Acu_NA.N22]" office:value-type="float" office:value="29" calcext:value-type="float">
            <text:p>29</text:p>
          </table:table-cell>
          <table:table-cell table:formula="of:=[C_Acu_NA.O23]-[C_Acu_NA.O22]" office:value-type="float" office:value="25" calcext:value-type="float">
            <text:p>25</text:p>
          </table:table-cell>
          <table:table-cell table:formula="of:=[C_Acu_NA.P23]-[C_Acu_NA.P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1" table:formula="of:=[C_Acu_NA.B24]" office:value-type="date" office:date-value="2020-03-06" calcext:value-type="date">
            <text:p>06/03</text:p>
          </table:table-cell>
          <table:table-cell table:formula="of:=[C_Acu_NA.C24]-[C_Acu_NA.C23]" office:value-type="float" office:value="185" calcext:value-type="float">
            <text:p>185</text:p>
          </table:table-cell>
          <table:table-cell table:formula="of:=[C_Acu_NA.D24]-[C_Acu_NA.D23]" office:value-type="float" office:value="14" calcext:value-type="float">
            <text:p>14</text:p>
          </table:table-cell>
          <table:table-cell table:formula="of:=[C_Acu_NA.E24]-[C_Acu_NA.E23]" office:value-type="float" office:value="59" calcext:value-type="float">
            <text:p>59</text:p>
          </table:table-cell>
          <table:table-cell table:formula="of:=[C_Acu_NA.F24]-[C_Acu_NA.F23]" office:value-type="float" office:value="3" calcext:value-type="float">
            <text:p>3</text:p>
          </table:table-cell>
          <table:table-cell table:formula="of:=[C_Acu_NA.G24]-[C_Acu_NA.G23]" office:value-type="float" office:value="128" calcext:value-type="float">
            <text:p>128</text:p>
          </table:table-cell>
          <table:table-cell table:formula="of:=[C_Acu_NA.H24]-[C_Acu_NA.H23]" office:value-type="float" office:value="190" calcext:value-type="float">
            <text:p>190</text:p>
          </table:table-cell>
          <table:table-cell table:formula="of:=[C_Acu_NA.I24]-[C_Acu_NA.I23]" office:value-type="float" office:value="46" calcext:value-type="float">
            <text:p>46</text:p>
          </table:table-cell>
          <table:table-cell table:formula="of:=[C_Acu_NA.J24]-[C_Acu_NA.J23]" office:value-type="float" office:value="778" calcext:value-type="float">
            <text:p>778</text:p>
          </table:table-cell>
          <table:table-cell table:formula="of:=[C_Acu_NA.K24]-[C_Acu_NA.K23]" office:value-type="float" office:value="5" calcext:value-type="float">
            <text:p>5</text:p>
          </table:table-cell>
          <table:table-cell table:formula="of:=[C_Acu_NA.L24]-[C_Acu_NA.L23]" office:value-type="float" office:value="1" calcext:value-type="float">
            <text:p>1</text:p>
          </table:table-cell>
          <table:table-cell table:formula="of:=[C_Acu_NA.M24]-[C_Acu_NA.M23]" office:value-type="float" office:value="4" calcext:value-type="float">
            <text:p>4</text:p>
          </table:table-cell>
          <table:table-cell table:formula="of:=[C_Acu_NA.N24]-[C_Acu_NA.N23]" office:value-type="float" office:value="46" calcext:value-type="float">
            <text:p>46</text:p>
          </table:table-cell>
          <table:table-cell table:formula="of:=[C_Acu_NA.O24]-[C_Acu_NA.O23]" office:value-type="float" office:value="60" calcext:value-type="float">
            <text:p>60</text:p>
          </table:table-cell>
          <table:table-cell table:formula="of:=[C_Acu_NA.P24]-[C_Acu_NA.P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1" table:formula="of:=[C_Acu_NA.B25]" office:value-type="date" office:date-value="2020-03-07" calcext:value-type="date">
            <text:p>07/03</text:p>
          </table:table-cell>
          <table:table-cell table:formula="of:=[C_Acu_NA.C25]-[C_Acu_NA.C24]" office:value-type="float" office:value="150" calcext:value-type="float">
            <text:p>150</text:p>
          </table:table-cell>
          <table:table-cell table:formula="of:=[C_Acu_NA.D25]-[C_Acu_NA.D24]" office:value-type="float" office:value="24" calcext:value-type="float">
            <text:p>24</text:p>
          </table:table-cell>
          <table:table-cell table:formula="of:=[C_Acu_NA.E25]-[C_Acu_NA.E24]" office:value-type="float" office:value="60" calcext:value-type="float">
            <text:p>60</text:p>
          </table:table-cell>
          <table:table-cell table:formula="of:=[C_Acu_NA.F25]-[C_Acu_NA.F24]" office:value-type="float" office:value="6" calcext:value-type="float">
            <text:p>6</text:p>
          </table:table-cell>
          <table:table-cell table:formula="of:=[C_Acu_NA.G25]-[C_Acu_NA.G24]" office:value-type="float" office:value="65" calcext:value-type="float">
            <text:p>65</text:p>
          </table:table-cell>
          <table:table-cell table:formula="of:=[C_Acu_NA.H25]-[C_Acu_NA.H24]" office:value-type="float" office:value="336" calcext:value-type="float">
            <text:p>336</text:p>
          </table:table-cell>
          <table:table-cell table:formula="of:=[C_Acu_NA.I25]-[C_Acu_NA.I24]" office:value-type="float" office:value="60" calcext:value-type="float">
            <text:p>60</text:p>
          </table:table-cell>
          <table:table-cell table:formula="of:=[C_Acu_NA.J25]-[C_Acu_NA.J24]" office:value-type="float" office:value="1247" calcext:value-type="float">
            <text:p>1247</text:p>
          </table:table-cell>
          <table:table-cell table:formula="of:=[C_Acu_NA.K25]-[C_Acu_NA.K24]" office:value-type="float" office:value="1" calcext:value-type="float">
            <text:p>1</text:p>
          </table:table-cell>
          <table:table-cell table:formula="of:=[C_Acu_NA.L25]-[C_Acu_NA.L24]" office:value-type="float" office:value="1" calcext:value-type="float">
            <text:p>1</text:p>
          </table:table-cell>
          <table:table-cell table:formula="of:=[C_Acu_NA.M25]-[C_Acu_NA.M24]" office:value-type="float" office:value="8" calcext:value-type="float">
            <text:p>8</text:p>
          </table:table-cell>
          <table:table-cell table:formula="of:=[C_Acu_NA.N25]-[C_Acu_NA.N24]" office:value-type="float" office:value="46" calcext:value-type="float">
            <text:p>46</text:p>
          </table:table-cell>
          <table:table-cell table:formula="of:=[C_Acu_NA.O25]-[C_Acu_NA.O24]" office:value-type="float" office:value="33" calcext:value-type="float">
            <text:p>33</text:p>
          </table:table-cell>
          <table:table-cell table:formula="of:=[C_Acu_NA.P25]-[C_Acu_NA.P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1" table:formula="of:=[C_Acu_NA.B26]" office:value-type="date" office:date-value="2020-03-08" calcext:value-type="date">
            <text:p>08/03</text:p>
          </table:table-cell>
          <table:table-cell table:formula="of:=[C_Acu_NA.C26]-[C_Acu_NA.C25]" office:value-type="float" office:value="163" calcext:value-type="float">
            <text:p>163</text:p>
          </table:table-cell>
          <table:table-cell table:formula="of:=[C_Acu_NA.D26]-[C_Acu_NA.D25]" office:value-type="float" office:value="20" calcext:value-type="float">
            <text:p>20</text:p>
          </table:table-cell>
          <table:table-cell table:formula="of:=[C_Acu_NA.E26]-[C_Acu_NA.E25]" office:value-type="float" office:value="31" calcext:value-type="float">
            <text:p>31</text:p>
          </table:table-cell>
          <table:table-cell table:formula="of:=[C_Acu_NA.F26]-[C_Acu_NA.F25]" office:value-type="float" office:value="8" calcext:value-type="float">
            <text:p>8</text:p>
          </table:table-cell>
          <table:table-cell table:formula="of:=[C_Acu_NA.G26]-[C_Acu_NA.G25]" office:value-type="float" office:value="244" calcext:value-type="float">
            <text:p>244</text:p>
          </table:table-cell>
          <table:table-cell table:formula="of:=[C_Acu_NA.H26]-[C_Acu_NA.H25]" office:value-type="float" office:value="177" calcext:value-type="float">
            <text:p>177</text:p>
          </table:table-cell>
          <table:table-cell table:formula="of:=[C_Acu_NA.I26]-[C_Acu_NA.I25]" office:value-type="float" office:value="76" calcext:value-type="float">
            <text:p>76</text:p>
          </table:table-cell>
          <table:table-cell table:formula="of:=[C_Acu_NA.J26]-[C_Acu_NA.J25]" office:value-type="float" office:value="1492" calcext:value-type="float">
            <text:p>1492</text:p>
          </table:table-cell>
          <table:table-cell table:formula="of:=[C_Acu_NA.K26]-[C_Acu_NA.K25]" office:value-type="float" office:value="2" calcext:value-type="float">
            <text:p>2</text:p>
          </table:table-cell>
          <table:table-cell table:formula="of:=[C_Acu_NA.L26]-[C_Acu_NA.L25]" office:value-type="float" office:value="1" calcext:value-type="float">
            <text:p>1</text:p>
          </table:table-cell>
          <table:table-cell table:formula="of:=[C_Acu_NA.M26]-[C_Acu_NA.M25]" office:value-type="float" office:value="9" calcext:value-type="float">
            <text:p>9</text:p>
          </table:table-cell>
          <table:table-cell table:formula="of:=[C_Acu_NA.N26]-[C_Acu_NA.N25]" office:value-type="float" office:value="65" calcext:value-type="float">
            <text:p>65</text:p>
          </table:table-cell>
          <table:table-cell table:formula="of:=[C_Acu_NA.O26]-[C_Acu_NA.O25]" office:value-type="float" office:value="46" calcext:value-type="float">
            <text:p>46</text:p>
          </table:table-cell>
          <table:table-cell table:formula="of:=[C_Acu_NA.P26]-[C_Acu_NA.P25]" office:value-type="float" office:value="96" calcext:value-type="float">
            <text:p>96</text:p>
          </table:table-cell>
        </table:table-row>
        <table:table-row table:style-name="ro1">
          <table:table-cell table:style-name="ce61" table:formula="of:=[C_Acu_NA.A27]" office:value-type="string" office:string-value="L" calcext:value-type="string">
            <text:p>L</text:p>
          </table:table-cell>
          <table:table-cell table:style-name="ce50" table:formula="of:=[C_Acu_NA.B27]" office:value-type="date" office:date-value="2020-03-09" calcext:value-type="date">
            <text:p>09/03</text:p>
          </table:table-cell>
          <table:table-cell table:style-name="ce43" table:formula="of:=[C_Acu_NA.C27]-[C_Acu_NA.C26]" office:value-type="float" office:value="265" calcext:value-type="float">
            <text:p>265</text:p>
          </table:table-cell>
          <table:table-cell table:style-name="ce43" table:formula="of:=[C_Acu_NA.D27]-[C_Acu_NA.D26]" office:value-type="float" office:value="32" calcext:value-type="float">
            <text:p>32</text:p>
          </table:table-cell>
          <table:table-cell table:style-name="ce43" table:formula="of:=[C_Acu_NA.E27]-[C_Acu_NA.E26]" office:value-type="float" office:value="39" calcext:value-type="float">
            <text:p>39</text:p>
          </table:table-cell>
          <table:table-cell table:style-name="ce43" table:formula="of:=[C_Acu_NA.F27]-[C_Acu_NA.F26]" office:value-type="float" office:value="55" calcext:value-type="float">
            <text:p>55</text:p>
          </table:table-cell>
          <table:table-cell table:style-name="ce43" table:formula="of:=[C_Acu_NA.G27]-[C_Acu_NA.G26]" office:value-type="float" office:value="325" calcext:value-type="float">
            <text:p>325</text:p>
          </table:table-cell>
          <table:table-cell table:style-name="ce43" table:formula="of:=[C_Acu_NA.H27]-[C_Acu_NA.H26]" office:value-type="float" office:value="286" calcext:value-type="float">
            <text:p>286</text:p>
          </table:table-cell>
          <table:table-cell table:style-name="ce43" table:formula="of:=[C_Acu_NA.I27]-[C_Acu_NA.I26]" office:value-type="float" office:value="57" calcext:value-type="float">
            <text:p>57</text:p>
          </table:table-cell>
          <table:table-cell table:style-name="ce43" table:formula="of:=[C_Acu_NA.J27]-[C_Acu_NA.J26]" office:value-type="float" office:value="1797" calcext:value-type="float">
            <text:p>1797</text:p>
          </table:table-cell>
          <table:table-cell table:style-name="ce43" table:formula="of:=[C_Acu_NA.K27]-[C_Acu_NA.K26]" office:value-type="float" office:value="3" calcext:value-type="float">
            <text:p>3</text:p>
          </table:table-cell>
          <table:table-cell table:style-name="ce43" table:formula="of:=[C_Acu_NA.L27]-[C_Acu_NA.L26]" office:value-type="float" office:value="0" calcext:value-type="float">
            <text:p>0</text:p>
          </table:table-cell>
          <table:table-cell table:style-name="ce43" table:formula="of:=[C_Acu_NA.M27]-[C_Acu_NA.M26]" office:value-type="float" office:value="9" calcext:value-type="float">
            <text:p>9</text:p>
          </table:table-cell>
          <table:table-cell table:style-name="ce43" table:formula="of:=[C_Acu_NA.N27]-[C_Acu_NA.N26]" office:value-type="float" office:value="50" calcext:value-type="float">
            <text:p>50</text:p>
          </table:table-cell>
          <table:table-cell table:style-name="ce43" table:formula="of:=[C_Acu_NA.O27]-[C_Acu_NA.O26]" office:value-type="float" office:value="101" calcext:value-type="float">
            <text:p>101</text:p>
          </table:table-cell>
          <table:table-cell table:style-name="ce43" table:formula="of:=[C_Acu_NA.P27]-[C_Acu_NA.P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1" table:formula="of:=[C_Acu_NA.B28]" office:value-type="date" office:date-value="2020-03-10" calcext:value-type="date">
            <text:p>10/03</text:p>
          </table:table-cell>
          <table:table-cell table:formula="of:=[C_Acu_NA.C28]-[C_Acu_NA.C27]" office:value-type="float" office:value="453" calcext:value-type="float">
            <text:p>453</text:p>
          </table:table-cell>
          <table:table-cell table:formula="of:=[C_Acu_NA.D28]-[C_Acu_NA.D27]" office:value-type="float" office:value="51" calcext:value-type="float">
            <text:p>51</text:p>
          </table:table-cell>
          <table:table-cell table:formula="of:=[C_Acu_NA.E28]-[C_Acu_NA.E27]" office:value-type="float" office:value="28" calcext:value-type="float">
            <text:p>28</text:p>
          </table:table-cell>
          <table:table-cell table:formula="of:=[C_Acu_NA.F28]-[C_Acu_NA.F27]" office:value-type="float" office:value="172" calcext:value-type="float">
            <text:p>172</text:p>
          </table:table-cell>
          <table:table-cell table:formula="of:=[C_Acu_NA.G28]-[C_Acu_NA.G27]" office:value-type="float" office:value="623" calcext:value-type="float">
            <text:p>623</text:p>
          </table:table-cell>
          <table:table-cell table:formula="of:=[C_Acu_NA.H28]-[C_Acu_NA.H27]" office:value-type="float" office:value="372" calcext:value-type="float">
            <text:p>372</text:p>
          </table:table-cell>
          <table:table-cell table:formula="of:=[C_Acu_NA.I28]-[C_Acu_NA.I27]" office:value-type="float" office:value="61" calcext:value-type="float">
            <text:p>61</text:p>
          </table:table-cell>
          <table:table-cell table:formula="of:=[C_Acu_NA.J28]-[C_Acu_NA.J27]" office:value-type="float" office:value="977" calcext:value-type="float">
            <text:p>977</text:p>
          </table:table-cell>
          <table:table-cell table:formula="of:=[C_Acu_NA.K28]-[C_Acu_NA.K27]" office:value-type="float" office:value="10" calcext:value-type="float">
            <text:p>10</text:p>
          </table:table-cell>
          <table:table-cell table:formula="of:=[C_Acu_NA.L28]-[C_Acu_NA.L27]" office:value-type="float" office:value="2" calcext:value-type="float">
            <text:p>2</text:p>
          </table:table-cell>
          <table:table-cell table:formula="of:=[C_Acu_NA.M28]-[C_Acu_NA.M27]" office:value-type="float" office:value="2" calcext:value-type="float">
            <text:p>2</text:p>
          </table:table-cell>
          <table:table-cell table:formula="of:=[C_Acu_NA.N28]-[C_Acu_NA.N27]" office:value-type="float" office:value="52" calcext:value-type="float">
            <text:p>52</text:p>
          </table:table-cell>
          <table:table-cell table:formula="of:=[C_Acu_NA.O28]-[C_Acu_NA.O27]" office:value-type="float" office:value="98" calcext:value-type="float">
            <text:p>98</text:p>
          </table:table-cell>
          <table:table-cell table:formula="of:=[C_Acu_NA.P28]-[C_Acu_NA.P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1" table:formula="of:=[C_Acu_NA.B29]" office:value-type="date" office:date-value="2020-03-11" calcext:value-type="date">
            <text:p>11/03</text:p>
          </table:table-cell>
          <table:table-cell table:formula="of:=[C_Acu_NA.C29]-[C_Acu_NA.C28]" office:value-type="float" office:value="401" calcext:value-type="float">
            <text:p>401</text:p>
          </table:table-cell>
          <table:table-cell table:formula="of:=[C_Acu_NA.D29]-[C_Acu_NA.D28]" office:value-type="float" office:value="64" calcext:value-type="float">
            <text:p>64</text:p>
          </table:table-cell>
          <table:table-cell table:formula="of:=[C_Acu_NA.E29]-[C_Acu_NA.E28]" office:value-type="float" office:value="47" calcext:value-type="float">
            <text:p>47</text:p>
          </table:table-cell>
          <table:table-cell table:formula="of:=[C_Acu_NA.F29]-[C_Acu_NA.F28]" office:value-type="float" office:value="252" calcext:value-type="float">
            <text:p>252</text:p>
          </table:table-cell>
          <table:table-cell table:formula="of:=[C_Acu_NA.G29]-[C_Acu_NA.G28]" office:value-type="float" office:value="506" calcext:value-type="float">
            <text:p>506</text:p>
          </table:table-cell>
          <table:table-cell table:formula="of:=[C_Acu_NA.H29]-[C_Acu_NA.H28]" office:value-type="float" office:value="497" calcext:value-type="float">
            <text:p>497</text:p>
          </table:table-cell>
          <table:table-cell table:formula="of:=[C_Acu_NA.I29]-[C_Acu_NA.I28]" office:value-type="float" office:value="121" calcext:value-type="float">
            <text:p>121</text:p>
          </table:table-cell>
          <table:table-cell table:formula="of:=[C_Acu_NA.J29]-[C_Acu_NA.J28]" office:value-type="float" office:value="2313" calcext:value-type="float">
            <text:p>2313</text:p>
          </table:table-cell>
          <table:table-cell table:formula="of:=[C_Acu_NA.K29]-[C_Acu_NA.K28]" office:value-type="float" office:value="9" calcext:value-type="float">
            <text:p>9</text:p>
          </table:table-cell>
          <table:table-cell table:formula="of:=[C_Acu_NA.L29]-[C_Acu_NA.L28]" office:value-type="float" office:value="0" calcext:value-type="float">
            <text:p>0</text:p>
          </table:table-cell>
          <table:table-cell table:formula="of:=[C_Acu_NA.M29]-[C_Acu_NA.M28]" office:value-type="float" office:value="18" calcext:value-type="float">
            <text:p>18</text:p>
          </table:table-cell>
          <table:table-cell table:formula="of:=[C_Acu_NA.N29]-[C_Acu_NA.N28]" office:value-type="float" office:value="83" calcext:value-type="float">
            <text:p>83</text:p>
          </table:table-cell>
          <table:table-cell table:formula="of:=[C_Acu_NA.O29]-[C_Acu_NA.O28]" office:value-type="float" office:value="196" calcext:value-type="float">
            <text:p>196</text:p>
          </table:table-cell>
          <table:table-cell table:formula="of:=[C_Acu_NA.P29]-[C_Acu_NA.P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1" table:formula="of:=[C_Acu_NA.B30]" office:value-type="date" office:date-value="2020-03-12" calcext:value-type="date">
            <text:p>12/03</text:p>
          </table:table-cell>
          <table:table-cell table:formula="of:=[C_Acu_NA.C30]-[C_Acu_NA.C29]" office:value-type="float" office:value="779" calcext:value-type="float">
            <text:p>779</text:p>
          </table:table-cell>
          <table:table-cell table:formula="of:=[C_Acu_NA.D30]-[C_Acu_NA.D29]" office:value-type="float" office:value="115" calcext:value-type="float">
            <text:p>115</text:p>
          </table:table-cell>
          <table:table-cell table:formula="of:=[C_Acu_NA.E30]-[C_Acu_NA.E29]" office:value-type="float" office:value="85" calcext:value-type="float">
            <text:p>85</text:p>
          </table:table-cell>
          <table:table-cell table:formula="of:=[C_Acu_NA.F30]-[C_Acu_NA.F29]" office:value-type="float" office:value="160" calcext:value-type="float">
            <text:p>160</text:p>
          </table:table-cell>
          <table:table-cell table:formula="of:=[C_Acu_NA.G30]-[C_Acu_NA.G29]" office:value-type="float" office:value="822" calcext:value-type="float">
            <text:p>822</text:p>
          </table:table-cell>
          <table:table-cell table:formula="of:=[C_Acu_NA.H30]-[C_Acu_NA.H29]" office:value-type="float" office:value="595" calcext:value-type="float">
            <text:p>595</text:p>
          </table:table-cell>
          <table:table-cell table:formula="of:=[C_Acu_NA.I30]-[C_Acu_NA.I29]" office:value-type="float" office:value="111" calcext:value-type="float">
            <text:p>111</text:p>
          </table:table-cell>
          <table:table-cell table:formula="of:=[C_Acu_NA.J30]-[C_Acu_NA.J29]" office:value-type="float" office:value="2651" calcext:value-type="float">
            <text:p>2651</text:p>
          </table:table-cell>
          <table:table-cell table:formula="of:=[C_Acu_NA.K30]-[C_Acu_NA.K29]" office:value-type="float" office:value="27" calcext:value-type="float">
            <text:p>27</text:p>
          </table:table-cell>
          <table:table-cell table:formula="of:=[C_Acu_NA.L30]-[C_Acu_NA.L29]" office:value-type="float" office:value="19" calcext:value-type="float">
            <text:p>19</text:p>
          </table:table-cell>
          <table:table-cell table:formula="of:=[C_Acu_NA.M30]-[C_Acu_NA.M29]" office:value-type="float" office:value="19" calcext:value-type="float">
            <text:p>19</text:p>
          </table:table-cell>
          <table:table-cell table:formula="of:=[C_Acu_NA.N30]-[C_Acu_NA.N29]" office:value-type="float" office:value="134" calcext:value-type="float">
            <text:p>134</text:p>
          </table:table-cell>
          <table:table-cell table:formula="of:=[C_Acu_NA.O30]-[C_Acu_NA.O29]" office:value-type="float" office:value="151" calcext:value-type="float">
            <text:p>151</text:p>
          </table:table-cell>
          <table:table-cell table:formula="of:=[C_Acu_NA.P30]-[C_Acu_NA.P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1" table:formula="of:=[C_Acu_NA.B31]" office:value-type="date" office:date-value="2020-03-13" calcext:value-type="date">
            <text:p>13/03</text:p>
          </table:table-cell>
          <table:table-cell table:formula="of:=[C_Acu_NA.C31]-[C_Acu_NA.C30]" office:value-type="float" office:value="930" calcext:value-type="float">
            <text:p>930</text:p>
          </table:table-cell>
          <table:table-cell table:formula="of:=[C_Acu_NA.D31]-[C_Acu_NA.D30]" office:value-type="float" office:value="143" calcext:value-type="float">
            <text:p>143</text:p>
          </table:table-cell>
          <table:table-cell table:formula="of:=[C_Acu_NA.E31]-[C_Acu_NA.E30]" office:value-type="float" office:value="160" calcext:value-type="float">
            <text:p>160</text:p>
          </table:table-cell>
          <table:table-cell table:formula="of:=[C_Acu_NA.F31]-[C_Acu_NA.F30]" office:value-type="float" office:value="128" calcext:value-type="float">
            <text:p>128</text:p>
          </table:table-cell>
          <table:table-cell table:formula="of:=[C_Acu_NA.G31]-[C_Acu_NA.G30]" office:value-type="float" office:value="1259" calcext:value-type="float">
            <text:p>1259</text:p>
          </table:table-cell>
          <table:table-cell table:formula="of:=[C_Acu_NA.H31]-[C_Acu_NA.H30]" office:value-type="float" office:value="785" calcext:value-type="float">
            <text:p>785</text:p>
          </table:table-cell>
          <table:table-cell table:formula="of:=[C_Acu_NA.I31]-[C_Acu_NA.I30]" office:value-type="float" office:value="190" calcext:value-type="float">
            <text:p>190</text:p>
          </table:table-cell>
          <table:table-cell table:formula="of:=[C_Acu_NA.J31]-[C_Acu_NA.J30]" office:value-type="float" office:value="2547" calcext:value-type="float">
            <text:p>2547</text:p>
          </table:table-cell>
          <table:table-cell table:formula="of:=[C_Acu_NA.K31]-[C_Acu_NA.K30]" office:value-type="float" office:value="20" calcext:value-type="float">
            <text:p>20</text:p>
          </table:table-cell>
          <table:table-cell table:formula="of:=[C_Acu_NA.L31]-[C_Acu_NA.L30]" office:value-type="float" office:value="8" calcext:value-type="float">
            <text:p>8</text:p>
          </table:table-cell>
          <table:table-cell table:formula="of:=[C_Acu_NA.M31]-[C_Acu_NA.M30]" office:value-type="float" office:value="34" calcext:value-type="float">
            <text:p>34</text:p>
          </table:table-cell>
          <table:table-cell table:formula="of:=[C_Acu_NA.N31]-[C_Acu_NA.N30]" office:value-type="float" office:value="207" calcext:value-type="float">
            <text:p>207</text:p>
          </table:table-cell>
          <table:table-cell table:formula="of:=[C_Acu_NA.O31]-[C_Acu_NA.O30]" office:value-type="float" office:value="152" calcext:value-type="float">
            <text:p>152</text:p>
          </table:table-cell>
          <table:table-cell table:formula="of:=[C_Acu_NA.P31]-[C_Acu_NA.P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1" table:formula="of:=[C_Acu_NA.B32]" office:value-type="date" office:date-value="2020-03-14" calcext:value-type="date">
            <text:p>14/03</text:p>
          </table:table-cell>
          <table:table-cell table:formula="of:=[C_Acu_NA.C32]-[C_Acu_NA.C31]" office:value-type="float" office:value="910" calcext:value-type="float">
            <text:p>910</text:p>
          </table:table-cell>
          <table:table-cell table:formula="of:=[C_Acu_NA.D32]-[C_Acu_NA.D31]" office:value-type="float" office:value="151" calcext:value-type="float">
            <text:p>151</text:p>
          </table:table-cell>
          <table:table-cell table:formula="of:=[C_Acu_NA.E32]-[C_Acu_NA.E31]" office:value-type="float" office:value="130" calcext:value-type="float">
            <text:p>130</text:p>
          </table:table-cell>
          <table:table-cell table:formula="of:=[C_Acu_NA.F32]-[C_Acu_NA.F31]" office:value-type="float" office:value="32" calcext:value-type="float">
            <text:p>32</text:p>
          </table:table-cell>
          <table:table-cell table:formula="of:=[C_Acu_NA.G32]-[C_Acu_NA.G31]" office:value-type="float" office:value="1544" calcext:value-type="float">
            <text:p>1544</text:p>
          </table:table-cell>
          <table:table-cell table:formula="of:=[C_Acu_NA.H32]-[C_Acu_NA.H31]" office:value-type="float" office:value="839" calcext:value-type="float">
            <text:p>839</text:p>
          </table:table-cell>
          <table:table-cell table:formula="of:=[C_Acu_NA.I32]-[C_Acu_NA.I31]" office:value-type="float" office:value="155" calcext:value-type="float">
            <text:p>155</text:p>
          </table:table-cell>
          <table:table-cell table:formula="of:=[C_Acu_NA.J32]-[C_Acu_NA.J31]" office:value-type="float" office:value="3497" calcext:value-type="float">
            <text:p>3497</text:p>
          </table:table-cell>
          <table:table-cell table:formula="of:=[C_Acu_NA.K32]-[C_Acu_NA.K31]" office:value-type="float" office:value="39" calcext:value-type="float">
            <text:p>39</text:p>
          </table:table-cell>
          <table:table-cell table:formula="of:=[C_Acu_NA.L32]-[C_Acu_NA.L31]" office:value-type="float" office:value="17" calcext:value-type="float">
            <text:p>17</text:p>
          </table:table-cell>
          <table:table-cell table:formula="of:=[C_Acu_NA.M32]-[C_Acu_NA.M31]" office:value-type="float" office:value="57" calcext:value-type="float">
            <text:p>57</text:p>
          </table:table-cell>
          <table:table-cell table:formula="of:=[C_Acu_NA.N32]-[C_Acu_NA.N31]" office:value-type="float" office:value="264" calcext:value-type="float">
            <text:p>264</text:p>
          </table:table-cell>
          <table:table-cell table:formula="of:=[C_Acu_NA.O32]-[C_Acu_NA.O31]" office:value-type="float" office:value="71" calcext:value-type="float">
            <text:p>71</text:p>
          </table:table-cell>
          <table:table-cell table:formula="of:=[C_Acu_NA.P32]-[C_Acu_NA.P31]" office:value-type="float" office:value="220" calcext:value-type="float">
            <text:p>220</text:p>
          </table:table-cell>
        </table:table-row>
        <table:table-row table:style-name="ro1">
          <table:table-cell table:style-name="ce62"/>
          <table:table-cell table:style-name="ce52" table:formula="of:=[C_Acu_NA.B33]" office:value-type="date" office:date-value="2020-03-15" calcext:value-type="date">
            <text:p>15/03</text:p>
          </table:table-cell>
          <table:table-cell table:style-name="ce44" table:formula="of:=[C_Acu_NA.C33]-[C_Acu_NA.C32]" office:value-type="float" office:value="1228" calcext:value-type="float">
            <text:p>1228</text:p>
          </table:table-cell>
          <table:table-cell table:style-name="ce44" table:formula="of:=[C_Acu_NA.D33]-[C_Acu_NA.D32]" office:value-type="float" office:value="205" calcext:value-type="float">
            <text:p>205</text:p>
          </table:table-cell>
          <table:table-cell table:style-name="ce44" table:formula="of:=[C_Acu_NA.E33]-[C_Acu_NA.E32]" office:value-type="float" office:value="197" calcext:value-type="float">
            <text:p>197</text:p>
          </table:table-cell>
          <table:table-cell table:style-name="ce44" table:formula="of:=[C_Acu_NA.F33]-[C_Acu_NA.F32]" office:value-type="float" office:value="39" calcext:value-type="float">
            <text:p>39</text:p>
          </table:table-cell>
          <table:table-cell table:style-name="ce44" table:formula="of:=[C_Acu_NA.G33]-[C_Acu_NA.G32]" office:value-type="float" office:value="2000" calcext:value-type="float">
            <text:p>2000</text:p>
          </table:table-cell>
          <table:table-cell table:style-name="ce44" table:formula="of:=[C_Acu_NA.H33]-[C_Acu_NA.H32]" office:value-type="float" office:value="900" calcext:value-type="float">
            <text:p>900</text:p>
          </table:table-cell>
          <table:table-cell table:style-name="ce44" table:formula="of:=[C_Acu_NA.I33]-[C_Acu_NA.I32]" office:value-type="float" office:value="176" calcext:value-type="float">
            <text:p>176</text:p>
          </table:table-cell>
          <table:table-cell table:style-name="ce44" table:formula="of:=[C_Acu_NA.J33]-[C_Acu_NA.J32]" office:value-type="float" office:value="3590" calcext:value-type="float">
            <text:p>3590</text:p>
          </table:table-cell>
          <table:table-cell table:style-name="ce44" table:formula="of:=[C_Acu_NA.K33]-[C_Acu_NA.K32]" office:value-type="float" office:value="40" calcext:value-type="float">
            <text:p>40</text:p>
          </table:table-cell>
          <table:table-cell table:style-name="ce44" table:formula="of:=[C_Acu_NA.L33]-[C_Acu_NA.L32]" office:value-type="float" office:value="26" calcext:value-type="float">
            <text:p>26</text:p>
          </table:table-cell>
          <table:table-cell table:style-name="ce44" table:formula="of:=[C_Acu_NA.M33]-[C_Acu_NA.M32]" office:value-type="float" office:value="76" calcext:value-type="float">
            <text:p>76</text:p>
          </table:table-cell>
          <table:table-cell table:style-name="ce44" table:formula="of:=[C_Acu_NA.N33]-[C_Acu_NA.N32]" office:value-type="float" office:value="330" calcext:value-type="float">
            <text:p>330</text:p>
          </table:table-cell>
          <table:table-cell table:style-name="ce44" table:formula="of:=[C_Acu_NA.O33]-[C_Acu_NA.O32]" office:value-type="float" office:value="69" calcext:value-type="float">
            <text:p>69</text:p>
          </table:table-cell>
          <table:table-cell table:style-name="ce44" table:formula="of:=[C_Acu_NA.P33]-[C_Acu_NA.P32]" office:value-type="float" office:value="858" calcext:value-type="float">
            <text:p>858</text:p>
          </table:table-cell>
        </table:table-row>
        <table:table-row table:style-name="ro1">
          <table:table-cell table:style-name="ce63" table:formula="of:=[C_Acu_NA.A34]" office:value-type="string" office:string-value="L" calcext:value-type="string">
            <text:p>L</text:p>
          </table:table-cell>
          <table:table-cell table:style-name="ce51" table:formula="of:=[C_Acu_NA.B34]" office:value-type="date" office:date-value="2020-03-16" calcext:value-type="date">
            <text:p>16/03</text:p>
          </table:table-cell>
          <table:table-cell table:formula="of:=[C_Acu_NA.C34]-[C_Acu_NA.C33]" office:value-type="float" office:value="199" calcext:value-type="float">
            <text:p>199</text:p>
          </table:table-cell>
          <table:table-cell table:formula="of:=[C_Acu_NA.D34]-[C_Acu_NA.D33]" office:value-type="float" office:value="156" calcext:value-type="float">
            <text:p>156</text:p>
          </table:table-cell>
          <table:table-cell table:formula="of:=[C_Acu_NA.E34]-[C_Acu_NA.E33]" office:value-type="float" office:value="172" calcext:value-type="float">
            <text:p>172</text:p>
          </table:table-cell>
          <table:table-cell table:formula="of:=[C_Acu_NA.F34]-[C_Acu_NA.F33]" office:value-type="float" office:value="57" calcext:value-type="float">
            <text:p>57</text:p>
          </table:table-cell>
          <table:table-cell table:formula="of:=[C_Acu_NA.G34]-[C_Acu_NA.G33]" office:value-type="float" office:value="1438" calcext:value-type="float">
            <text:p>1438</text:p>
          </table:table-cell>
          <table:table-cell table:formula="of:=[C_Acu_NA.H34]-[C_Acu_NA.H33]" office:value-type="float" office:value="1233" calcext:value-type="float">
            <text:p>1233</text:p>
          </table:table-cell>
          <table:table-cell table:formula="of:=[C_Acu_NA.I34]-[C_Acu_NA.I33]" office:value-type="float" office:value="278" calcext:value-type="float">
            <text:p>278</text:p>
          </table:table-cell>
          <table:table-cell table:formula="of:=[C_Acu_NA.J34]-[C_Acu_NA.J33]" office:value-type="float" office:value="3233" calcext:value-type="float">
            <text:p>3233</text:p>
          </table:table-cell>
          <table:table-cell table:formula="of:=[C_Acu_NA.K34]-[C_Acu_NA.K33]" office:value-type="float" office:value="54" calcext:value-type="float">
            <text:p>54</text:p>
          </table:table-cell>
          <table:table-cell table:formula="of:=[C_Acu_NA.L34]-[C_Acu_NA.L33]" office:value-type="float" office:value="4" calcext:value-type="float">
            <text:p>4</text:p>
          </table:table-cell>
          <table:table-cell table:formula="of:=[C_Acu_NA.M34]-[C_Acu_NA.M33]" office:value-type="float" office:value="86" calcext:value-type="float">
            <text:p>86</text:p>
          </table:table-cell>
          <table:table-cell table:formula="of:=[C_Acu_NA.N34]-[C_Acu_NA.N33]" office:value-type="float" office:value="152" calcext:value-type="float">
            <text:p>152</text:p>
          </table:table-cell>
          <table:table-cell table:formula="of:=[C_Acu_NA.O34]-[C_Acu_NA.O33]" office:value-type="float" office:value="83" calcext:value-type="float">
            <text:p>83</text:p>
          </table:table-cell>
          <table:table-cell table:formula="of:=[C_Acu_NA.P34]-[C_Acu_NA.P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1" table:formula="of:=[C_Acu_NA.B35]" office:value-type="date" office:date-value="2020-03-17" calcext:value-type="date">
            <text:p>17/03</text:p>
          </table:table-cell>
          <table:table-cell table:formula="of:=[C_Acu_NA.C35]-[C_Acu_NA.C34]" office:value-type="float" office:value="1144" calcext:value-type="float">
            <text:p>1144</text:p>
          </table:table-cell>
          <table:table-cell table:formula="of:=[C_Acu_NA.D35]-[C_Acu_NA.D34]" office:value-type="float" office:value="316" calcext:value-type="float">
            <text:p>316</text:p>
          </table:table-cell>
          <table:table-cell table:formula="of:=[C_Acu_NA.E35]-[C_Acu_NA.E34]" office:value-type="float" office:value="185" calcext:value-type="float">
            <text:p>185</text:p>
          </table:table-cell>
          <table:table-cell table:formula="of:=[C_Acu_NA.F35]-[C_Acu_NA.F34]" office:value-type="float" office:value="92" calcext:value-type="float">
            <text:p>92</text:p>
          </table:table-cell>
          <table:table-cell table:formula="of:=[C_Acu_NA.G35]-[C_Acu_NA.G34]" office:value-type="float" office:value="1987" calcext:value-type="float">
            <text:p>1987</text:p>
          </table:table-cell>
          <table:table-cell table:formula="of:=[C_Acu_NA.H35]-[C_Acu_NA.H34]" office:value-type="float" office:value="1097" calcext:value-type="float">
            <text:p>1097</text:p>
          </table:table-cell>
          <table:table-cell table:formula="of:=[C_Acu_NA.I35]-[C_Acu_NA.I34]" office:value-type="float" office:value="292" calcext:value-type="float">
            <text:p>292</text:p>
          </table:table-cell>
          <table:table-cell table:formula="of:=[C_Acu_NA.J35]-[C_Acu_NA.J34]" office:value-type="float" office:value="3526" calcext:value-type="float">
            <text:p>3526</text:p>
          </table:table-cell>
          <table:table-cell table:formula="of:=[C_Acu_NA.K35]-[C_Acu_NA.K34]" office:value-type="float" office:value="69" calcext:value-type="float">
            <text:p>69</text:p>
          </table:table-cell>
          <table:table-cell table:formula="of:=[C_Acu_NA.L35]-[C_Acu_NA.L34]" office:value-type="float" office:value="59" calcext:value-type="float">
            <text:p>59</text:p>
          </table:table-cell>
          <table:table-cell table:formula="of:=[C_Acu_NA.M35]-[C_Acu_NA.M34]" office:value-type="float" office:value="117" calcext:value-type="float">
            <text:p>117</text:p>
          </table:table-cell>
          <table:table-cell table:formula="of:=[C_Acu_NA.N35]-[C_Acu_NA.N34]" office:value-type="float" office:value="407" calcext:value-type="float">
            <text:p>407</text:p>
          </table:table-cell>
          <table:table-cell table:formula="of:=[C_Acu_NA.O35]-[C_Acu_NA.O34]" office:value-type="float" office:value="119" calcext:value-type="float">
            <text:p>119</text:p>
          </table:table-cell>
          <table:table-cell table:formula="of:=[C_Acu_NA.P35]-[C_Acu_NA.P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1" table:formula="of:=[C_Acu_NA.B36]" office:value-type="date" office:date-value="2020-03-18" calcext:value-type="date">
            <text:p>18/03</text:p>
          </table:table-cell>
          <table:table-cell table:formula="of:=[C_Acu_NA.C36]-[C_Acu_NA.C35]" office:value-type="float" office:value="1042" calcext:value-type="float">
            <text:p>1042</text:p>
          </table:table-cell>
          <table:table-cell table:formula="of:=[C_Acu_NA.D36]-[C_Acu_NA.D35]" office:value-type="float" office:value="314" calcext:value-type="float">
            <text:p>314</text:p>
          </table:table-cell>
          <table:table-cell table:formula="of:=[C_Acu_NA.E36]-[C_Acu_NA.E35]" office:value-type="float" office:value="243" calcext:value-type="float">
            <text:p>243</text:p>
          </table:table-cell>
          <table:table-cell table:formula="of:=[C_Acu_NA.F36]-[C_Acu_NA.F35]" office:value-type="float" office:value="91" calcext:value-type="float">
            <text:p>91</text:p>
          </table:table-cell>
          <table:table-cell table:formula="of:=[C_Acu_NA.G36]-[C_Acu_NA.G35]" office:value-type="float" office:value="2538" calcext:value-type="float">
            <text:p>2538</text:p>
          </table:table-cell>
          <table:table-cell table:formula="of:=[C_Acu_NA.H36]-[C_Acu_NA.H35]" office:value-type="float" office:value="1404" calcext:value-type="float">
            <text:p>1404</text:p>
          </table:table-cell>
          <table:table-cell table:formula="of:=[C_Acu_NA.I36]-[C_Acu_NA.I35]" office:value-type="float" office:value="346" calcext:value-type="float">
            <text:p>346</text:p>
          </table:table-cell>
          <table:table-cell table:formula="of:=[C_Acu_NA.J36]-[C_Acu_NA.J35]" office:value-type="float" office:value="4207" calcext:value-type="float">
            <text:p>4207</text:p>
          </table:table-cell>
          <table:table-cell table:formula="of:=[C_Acu_NA.K36]-[C_Acu_NA.K35]" office:value-type="float" office:value="74" calcext:value-type="float">
            <text:p>74</text:p>
          </table:table-cell>
          <table:table-cell table:formula="of:=[C_Acu_NA.L36]-[C_Acu_NA.L35]" office:value-type="float" office:value="63" calcext:value-type="float">
            <text:p>63</text:p>
          </table:table-cell>
          <table:table-cell table:formula="of:=[C_Acu_NA.M36]-[C_Acu_NA.M35]" office:value-type="float" office:value="194" calcext:value-type="float">
            <text:p>194</text:p>
          </table:table-cell>
          <table:table-cell table:formula="of:=[C_Acu_NA.N36]-[C_Acu_NA.N35]" office:value-type="float" office:value="676" calcext:value-type="float">
            <text:p>676</text:p>
          </table:table-cell>
          <table:table-cell table:formula="of:=[C_Acu_NA.O36]-[C_Acu_NA.O35]" office:value-type="float" office:value="145" calcext:value-type="float">
            <text:p>145</text:p>
          </table:table-cell>
          <table:table-cell table:formula="of:=[C_Acu_NA.P36]-[C_Acu_NA.P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1" table:formula="of:=[C_Acu_NA.B37]" office:value-type="date" office:date-value="2020-03-19" calcext:value-type="date">
            <text:p>19/03</text:p>
          </table:table-cell>
          <table:table-cell table:formula="of:=[C_Acu_NA.C37]-[C_Acu_NA.C36]" office:value-type="float" office:value="2801" calcext:value-type="float">
            <text:p>2801</text:p>
          </table:table-cell>
          <table:table-cell table:formula="of:=[C_Acu_NA.D37]-[C_Acu_NA.D36]" office:value-type="float" office:value="367" calcext:value-type="float">
            <text:p>367</text:p>
          </table:table-cell>
          <table:table-cell table:formula="of:=[C_Acu_NA.E37]-[C_Acu_NA.E36]" office:value-type="float" office:value="309" calcext:value-type="float">
            <text:p>309</text:p>
          </table:table-cell>
          <table:table-cell table:formula="of:=[C_Acu_NA.F37]-[C_Acu_NA.F36]" office:value-type="float" office:value="108" calcext:value-type="float">
            <text:p>108</text:p>
          </table:table-cell>
          <table:table-cell table:formula="of:=[C_Acu_NA.G37]-[C_Acu_NA.G36]" office:value-type="float" office:value="3431" calcext:value-type="float">
            <text:p>3431</text:p>
          </table:table-cell>
          <table:table-cell table:formula="of:=[C_Acu_NA.H37]-[C_Acu_NA.H36]" office:value-type="float" office:value="1861" calcext:value-type="float">
            <text:p>1861</text:p>
          </table:table-cell>
          <table:table-cell table:formula="of:=[C_Acu_NA.I37]-[C_Acu_NA.I36]" office:value-type="float" office:value="409" calcext:value-type="float">
            <text:p>409</text:p>
          </table:table-cell>
          <table:table-cell table:formula="of:=[C_Acu_NA.J37]-[C_Acu_NA.J36]" office:value-type="float" office:value="5322" calcext:value-type="float">
            <text:p>5322</text:p>
          </table:table-cell>
          <table:table-cell table:formula="of:=[C_Acu_NA.K37]-[C_Acu_NA.K36]" office:value-type="float" office:value="191" calcext:value-type="float">
            <text:p>191</text:p>
          </table:table-cell>
          <table:table-cell table:formula="of:=[C_Acu_NA.L37]-[C_Acu_NA.L36]" office:value-type="float" office:value="132" calcext:value-type="float">
            <text:p>132</text:p>
          </table:table-cell>
          <table:table-cell table:formula="of:=[C_Acu_NA.M37]-[C_Acu_NA.M36]" office:value-type="float" office:value="143" calcext:value-type="float">
            <text:p>143</text:p>
          </table:table-cell>
          <table:table-cell table:formula="of:=[C_Acu_NA.N37]-[C_Acu_NA.N36]" office:value-type="float" office:value="643" calcext:value-type="float">
            <text:p>643</text:p>
          </table:table-cell>
          <table:table-cell table:formula="of:=[C_Acu_NA.O37]-[C_Acu_NA.O36]" office:value-type="float" office:value="143" calcext:value-type="float">
            <text:p>143</text:p>
          </table:table-cell>
          <table:table-cell table:formula="of:=[C_Acu_NA.P37]-[C_Acu_NA.P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1" table:formula="of:=[C_Acu_NA.B38]" office:value-type="date" office:date-value="2020-03-20" calcext:value-type="date">
            <text:p>20/03</text:p>
          </table:table-cell>
          <table:table-cell table:formula="of:=[C_Acu_NA.C38]-[C_Acu_NA.C37]" office:value-type="float" office:value="2958" calcext:value-type="float">
            <text:p>2958</text:p>
          </table:table-cell>
          <table:table-cell table:formula="of:=[C_Acu_NA.D38]-[C_Acu_NA.D37]" office:value-type="float" office:value="375" calcext:value-type="float">
            <text:p>375</text:p>
          </table:table-cell>
          <table:table-cell table:formula="of:=[C_Acu_NA.E38]-[C_Acu_NA.E37]" office:value-type="float" office:value="462" calcext:value-type="float">
            <text:p>462</text:p>
          </table:table-cell>
          <table:table-cell table:formula="of:=[C_Acu_NA.F38]-[C_Acu_NA.F37]" office:value-type="float" office:value="112" calcext:value-type="float">
            <text:p>112</text:p>
          </table:table-cell>
          <table:table-cell table:formula="of:=[C_Acu_NA.G38]-[C_Acu_NA.G37]" office:value-type="float" office:value="2833" calcext:value-type="float">
            <text:p>2833</text:p>
          </table:table-cell>
          <table:table-cell table:formula="of:=[C_Acu_NA.H38]-[C_Acu_NA.H37]" office:value-type="float" office:value="1617" calcext:value-type="float">
            <text:p>1617</text:p>
          </table:table-cell>
          <table:table-cell table:formula="of:=[C_Acu_NA.I38]-[C_Acu_NA.I37]" office:value-type="float" office:value="534" calcext:value-type="float">
            <text:p>534</text:p>
          </table:table-cell>
          <table:table-cell table:formula="of:=[C_Acu_NA.J38]-[C_Acu_NA.J37]" office:value-type="float" office:value="5986" calcext:value-type="float">
            <text:p>5986</text:p>
          </table:table-cell>
          <table:table-cell table:formula="of:=[C_Acu_NA.K38]-[C_Acu_NA.K37]" office:value-type="float" office:value="126" calcext:value-type="float">
            <text:p>126</text:p>
          </table:table-cell>
          <table:table-cell table:formula="of:=[C_Acu_NA.L38]-[C_Acu_NA.L37]" office:value-type="float" office:value="149" calcext:value-type="float">
            <text:p>149</text:p>
          </table:table-cell>
          <table:table-cell table:formula="of:=[C_Acu_NA.M38]-[C_Acu_NA.M37]" office:value-type="float" office:value="235" calcext:value-type="float">
            <text:p>235</text:p>
          </table:table-cell>
          <table:table-cell table:formula="of:=[C_Acu_NA.N38]-[C_Acu_NA.N37]" office:value-type="float" office:value="714" calcext:value-type="float">
            <text:p>714</text:p>
          </table:table-cell>
          <table:table-cell table:formula="of:=[C_Acu_NA.O38]-[C_Acu_NA.O37]" office:value-type="float" office:value="180" calcext:value-type="float">
            <text:p>180</text:p>
          </table:table-cell>
          <table:table-cell table:formula="of:=[C_Acu_NA.P38]-[C_Acu_NA.P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1" table:formula="of:=[C_Acu_NA.B39]" office:value-type="date" office:date-value="2020-03-21" calcext:value-type="date">
            <text:p>21/03</text:p>
          </table:table-cell>
          <table:table-cell table:formula="of:=[C_Acu_NA.C39]-[C_Acu_NA.C38]" office:value-type="float" office:value="2705" calcext:value-type="float">
            <text:p>2705</text:p>
          </table:table-cell>
          <table:table-cell table:formula="of:=[C_Acu_NA.D39]-[C_Acu_NA.D38]" office:value-type="float" office:value="426" calcext:value-type="float">
            <text:p>426</text:p>
          </table:table-cell>
          <table:table-cell table:formula="of:=[C_Acu_NA.E39]-[C_Acu_NA.E38]" office:value-type="float" office:value="558" calcext:value-type="float">
            <text:p>558</text:p>
          </table:table-cell>
          <table:table-cell table:formula="of:=[C_Acu_NA.F39]-[C_Acu_NA.F38]" office:value-type="float" office:value="83" calcext:value-type="float">
            <text:p>83</text:p>
          </table:table-cell>
          <table:table-cell table:formula="of:=[C_Acu_NA.G39]-[C_Acu_NA.G38]" office:value-type="float" office:value="4946" calcext:value-type="float">
            <text:p>4946</text:p>
          </table:table-cell>
          <table:table-cell table:formula="of:=[C_Acu_NA.H39]-[C_Acu_NA.H38]" office:value-type="float" office:value="1847" calcext:value-type="float">
            <text:p>1847</text:p>
          </table:table-cell>
          <table:table-cell table:formula="of:=[C_Acu_NA.I39]-[C_Acu_NA.I38]" office:value-type="float" office:value="637" calcext:value-type="float">
            <text:p>637</text:p>
          </table:table-cell>
          <table:table-cell table:formula="of:=[C_Acu_NA.J39]-[C_Acu_NA.J38]" office:value-type="float" office:value="6557" calcext:value-type="float">
            <text:p>6557</text:p>
          </table:table-cell>
          <table:table-cell table:formula="of:=[C_Acu_NA.K39]-[C_Acu_NA.K38]" office:value-type="float" office:value="102" calcext:value-type="float">
            <text:p>102</text:p>
          </table:table-cell>
          <table:table-cell table:formula="of:=[C_Acu_NA.L39]-[C_Acu_NA.L38]" office:value-type="float" office:value="186" calcext:value-type="float">
            <text:p>186</text:p>
          </table:table-cell>
          <table:table-cell table:formula="of:=[C_Acu_NA.M39]-[C_Acu_NA.M38]" office:value-type="float" office:value="260" calcext:value-type="float">
            <text:p>260</text:p>
          </table:table-cell>
          <table:table-cell table:formula="of:=[C_Acu_NA.N39]-[C_Acu_NA.N38]" office:value-type="float" office:value="1035" calcext:value-type="float">
            <text:p>1035</text:p>
          </table:table-cell>
          <table:table-cell table:formula="of:=[C_Acu_NA.O39]-[C_Acu_NA.O38]" office:value-type="float" office:value="134" calcext:value-type="float">
            <text:p>134</text:p>
          </table:table-cell>
          <table:table-cell table:formula="of:=[C_Acu_NA.P39]-[C_Acu_NA.P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1" table:formula="of:=[C_Acu_NA.B40]" office:value-type="date" office:date-value="2020-03-22" calcext:value-type="date">
            <text:p>22/03</text:p>
          </table:table-cell>
          <table:table-cell table:formula="of:=[C_Acu_NA.C40]-[C_Acu_NA.C39]" office:value-type="float" office:value="1948" calcext:value-type="float">
            <text:p>1948</text:p>
          </table:table-cell>
          <table:table-cell table:formula="of:=[C_Acu_NA.D40]-[C_Acu_NA.D39]" office:value-type="float" office:value="430" calcext:value-type="float">
            <text:p>430</text:p>
          </table:table-cell>
          <table:table-cell table:formula="of:=[C_Acu_NA.E40]-[C_Acu_NA.E39]" office:value-type="float" office:value="586" calcext:value-type="float">
            <text:p>586</text:p>
          </table:table-cell>
          <table:table-cell table:formula="of:=[C_Acu_NA.F40]-[C_Acu_NA.F39]" office:value-type="float" office:value="94" calcext:value-type="float">
            <text:p>94</text:p>
          </table:table-cell>
          <table:table-cell table:formula="of:=[C_Acu_NA.G40]-[C_Acu_NA.G39]" office:value-type="float" office:value="3646" calcext:value-type="float">
            <text:p>3646</text:p>
          </table:table-cell>
          <table:table-cell table:formula="of:=[C_Acu_NA.H40]-[C_Acu_NA.H39]" office:value-type="float" office:value="1559" calcext:value-type="float">
            <text:p>1559</text:p>
          </table:table-cell>
          <table:table-cell table:formula="of:=[C_Acu_NA.I40]-[C_Acu_NA.I39]" office:value-type="float" office:value="573" calcext:value-type="float">
            <text:p>573</text:p>
          </table:table-cell>
          <table:table-cell table:formula="of:=[C_Acu_NA.J40]-[C_Acu_NA.J39]" office:value-type="float" office:value="5560" calcext:value-type="float">
            <text:p>5560</text:p>
          </table:table-cell>
          <table:table-cell table:formula="of:=[C_Acu_NA.K40]-[C_Acu_NA.K39]" office:value-type="float" office:value="121" calcext:value-type="float">
            <text:p>121</text:p>
          </table:table-cell>
          <table:table-cell table:formula="of:=[C_Acu_NA.L40]-[C_Acu_NA.L39]" office:value-type="float" office:value="128" calcext:value-type="float">
            <text:p>128</text:p>
          </table:table-cell>
          <table:table-cell table:formula="of:=[C_Acu_NA.M40]-[C_Acu_NA.M39]" office:value-type="float" office:value="320" calcext:value-type="float">
            <text:p>320</text:p>
          </table:table-cell>
          <table:table-cell table:formula="of:=[C_Acu_NA.N40]-[C_Acu_NA.N39]" office:value-type="float" office:value="665" calcext:value-type="float">
            <text:p>665</text:p>
          </table:table-cell>
          <table:table-cell table:formula="of:=[C_Acu_NA.O40]-[C_Acu_NA.O39]" office:value-type="float" office:value="117" calcext:value-type="float">
            <text:p>117</text:p>
          </table:table-cell>
          <table:table-cell table:formula="of:=[C_Acu_NA.P40]-[C_Acu_NA.P39]" office:value-type="float" office:value="901" calcext:value-type="float">
            <text:p>901</text:p>
          </table:table-cell>
        </table:table-row>
        <table:table-row table:style-name="ro1">
          <table:table-cell table:style-name="ce61" table:formula="of:=[C_Acu_NA.A41]" office:value-type="string" office:string-value="L" calcext:value-type="string">
            <text:p>L</text:p>
          </table:table-cell>
          <table:table-cell table:style-name="ce50" table:formula="of:=[C_Acu_NA.B41]" office:value-type="date" office:date-value="2020-03-23" calcext:value-type="date">
            <text:p>23/03</text:p>
          </table:table-cell>
          <table:table-cell table:style-name="ce43" table:formula="of:=[C_Acu_NA.C41]-[C_Acu_NA.C40]" office:value-type="float" office:value="4062" calcext:value-type="float">
            <text:p>4062</text:p>
          </table:table-cell>
          <table:table-cell table:style-name="ce43" table:formula="of:=[C_Acu_NA.D41]-[C_Acu_NA.D40]" office:value-type="float" office:value="680" calcext:value-type="float">
            <text:p>680</text:p>
          </table:table-cell>
          <table:table-cell table:style-name="ce43" table:formula="of:=[C_Acu_NA.E41]-[C_Acu_NA.E40]" office:value-type="float" office:value="342" calcext:value-type="float">
            <text:p>342</text:p>
          </table:table-cell>
          <table:table-cell table:style-name="ce43" table:formula="of:=[C_Acu_NA.F41]-[C_Acu_NA.F40]" office:value-type="float" office:value="70" calcext:value-type="float">
            <text:p>70</text:p>
          </table:table-cell>
          <table:table-cell table:style-name="ce43" table:formula="of:=[C_Acu_NA.G41]-[C_Acu_NA.G40]" office:value-type="float" office:value="4517" calcext:value-type="float">
            <text:p>4517</text:p>
          </table:table-cell>
          <table:table-cell table:style-name="ce43" table:formula="of:=[C_Acu_NA.H41]-[C_Acu_NA.H40]" office:value-type="float" office:value="3838" calcext:value-type="float">
            <text:p>3838</text:p>
          </table:table-cell>
          <table:table-cell table:style-name="ce43" table:formula="of:=[C_Acu_NA.I41]-[C_Acu_NA.I40]" office:value-type="float" office:value="545" calcext:value-type="float">
            <text:p>545</text:p>
          </table:table-cell>
          <table:table-cell table:style-name="ce43" table:formula="of:=[C_Acu_NA.J41]-[C_Acu_NA.J40]" office:value-type="float" office:value="4789" calcext:value-type="float">
            <text:p>4789</text:p>
          </table:table-cell>
          <table:table-cell table:style-name="ce43" table:formula="of:=[C_Acu_NA.K41]-[C_Acu_NA.K40]" office:value-type="float" office:value="219" calcext:value-type="float">
            <text:p>219</text:p>
          </table:table-cell>
          <table:table-cell table:style-name="ce43" table:formula="of:=[C_Acu_NA.L41]-[C_Acu_NA.L40]" office:value-type="float" office:value="77" calcext:value-type="float">
            <text:p>77</text:p>
          </table:table-cell>
          <table:table-cell table:style-name="ce43" table:formula="of:=[C_Acu_NA.M41]-[C_Acu_NA.M40]" office:value-type="float" office:value="460" calcext:value-type="float">
            <text:p>460</text:p>
          </table:table-cell>
          <table:table-cell table:style-name="ce43" table:formula="of:=[C_Acu_NA.N41]-[C_Acu_NA.N40]" office:value-type="float" office:value="967" calcext:value-type="float">
            <text:p>967</text:p>
          </table:table-cell>
          <table:table-cell table:style-name="ce43" table:formula="of:=[C_Acu_NA.O41]-[C_Acu_NA.O40]" office:value-type="float" office:value="182" calcext:value-type="float">
            <text:p>182</text:p>
          </table:table-cell>
          <table:table-cell table:style-name="ce43" table:formula="of:=[C_Acu_NA.P41]-[C_Acu_NA.P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1" table:formula="of:=[C_Acu_NA.B42]" office:value-type="date" office:date-value="2020-03-24" calcext:value-type="date">
            <text:p>24/03</text:p>
          </table:table-cell>
          <table:table-cell table:formula="of:=[C_Acu_NA.C42]-[C_Acu_NA.C41]" office:value-type="float" office:value="4764" calcext:value-type="float">
            <text:p>4764</text:p>
          </table:table-cell>
          <table:table-cell table:formula="of:=[C_Acu_NA.D42]-[C_Acu_NA.D41]" office:value-type="float" office:value="952" calcext:value-type="float">
            <text:p>952</text:p>
          </table:table-cell>
          <table:table-cell table:formula="of:=[C_Acu_NA.E42]-[C_Acu_NA.E41]" office:value-type="float" office:value="526" calcext:value-type="float">
            <text:p>526</text:p>
          </table:table-cell>
          <table:table-cell table:formula="of:=[C_Acu_NA.F42]-[C_Acu_NA.F41]" office:value-type="float" office:value="135" calcext:value-type="float">
            <text:p>135</text:p>
          </table:table-cell>
          <table:table-cell table:formula="of:=[C_Acu_NA.G42]-[C_Acu_NA.G41]" office:value-type="float" office:value="6584" calcext:value-type="float">
            <text:p>6584</text:p>
          </table:table-cell>
          <table:table-cell table:formula="of:=[C_Acu_NA.H42]-[C_Acu_NA.H41]" office:value-type="float" office:value="2446" calcext:value-type="float">
            <text:p>2446</text:p>
          </table:table-cell>
          <table:table-cell table:formula="of:=[C_Acu_NA.I42]-[C_Acu_NA.I41]" office:value-type="float" office:value="811" calcext:value-type="float">
            <text:p>811</text:p>
          </table:table-cell>
          <table:table-cell table:formula="of:=[C_Acu_NA.J42]-[C_Acu_NA.J41]" office:value-type="float" office:value="5249" calcext:value-type="float">
            <text:p>5249</text:p>
          </table:table-cell>
          <table:table-cell table:formula="of:=[C_Acu_NA.K42]-[C_Acu_NA.K41]" office:value-type="float" office:value="204" calcext:value-type="float">
            <text:p>204</text:p>
          </table:table-cell>
          <table:table-cell table:formula="of:=[C_Acu_NA.L42]-[C_Acu_NA.L41]" office:value-type="float" office:value="224" calcext:value-type="float">
            <text:p>224</text:p>
          </table:table-cell>
          <table:table-cell table:formula="of:=[C_Acu_NA.M42]-[C_Acu_NA.M41]" office:value-type="float" office:value="302" calcext:value-type="float">
            <text:p>302</text:p>
          </table:table-cell>
          <table:table-cell table:formula="of:=[C_Acu_NA.N42]-[C_Acu_NA.N41]" office:value-type="float" office:value="1427" calcext:value-type="float">
            <text:p>1427</text:p>
          </table:table-cell>
          <table:table-cell table:formula="of:=[C_Acu_NA.O42]-[C_Acu_NA.O41]" office:value-type="float" office:value="230" calcext:value-type="float">
            <text:p>230</text:p>
          </table:table-cell>
          <table:table-cell table:formula="of:=[C_Acu_NA.P42]-[C_Acu_NA.P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1" table:formula="of:=[C_Acu_NA.B43]" office:value-type="date" office:date-value="2020-03-25" calcext:value-type="date">
            <text:p>25/03</text:p>
          </table:table-cell>
          <table:table-cell table:formula="of:=[C_Acu_NA.C43]-[C_Acu_NA.C42]" office:value-type="float" office:value="4118" calcext:value-type="float">
            <text:p>4118</text:p>
          </table:table-cell>
          <table:table-cell table:formula="of:=[C_Acu_NA.D43]-[C_Acu_NA.D42]" office:value-type="float" office:value="684" calcext:value-type="float">
            <text:p>684</text:p>
          </table:table-cell>
          <table:table-cell table:formula="of:=[C_Acu_NA.E43]-[C_Acu_NA.E42]" office:value-type="float" office:value="668" calcext:value-type="float">
            <text:p>668</text:p>
          </table:table-cell>
          <table:table-cell table:formula="of:=[C_Acu_NA.F43]-[C_Acu_NA.F42]" office:value-type="float" office:value="144" calcext:value-type="float">
            <text:p>144</text:p>
          </table:table-cell>
          <table:table-cell table:formula="of:=[C_Acu_NA.G43]-[C_Acu_NA.G42]" office:value-type="float" office:value="7937" calcext:value-type="float">
            <text:p>7937</text:p>
          </table:table-cell>
          <table:table-cell table:formula="of:=[C_Acu_NA.H43]-[C_Acu_NA.H42]" office:value-type="float" office:value="2931" calcext:value-type="float">
            <text:p>2931</text:p>
          </table:table-cell>
          <table:table-cell table:formula="of:=[C_Acu_NA.I43]-[C_Acu_NA.I42]" office:value-type="float" office:value="852" calcext:value-type="float">
            <text:p>852</text:p>
          </table:table-cell>
          <table:table-cell table:formula="of:=[C_Acu_NA.J43]-[C_Acu_NA.J42]" office:value-type="float" office:value="5210" calcext:value-type="float">
            <text:p>5210</text:p>
          </table:table-cell>
          <table:table-cell table:formula="of:=[C_Acu_NA.K43]-[C_Acu_NA.K42]" office:value-type="float" office:value="235" calcext:value-type="float">
            <text:p>235</text:p>
          </table:table-cell>
          <table:table-cell table:formula="of:=[C_Acu_NA.L43]-[C_Acu_NA.L42]" office:value-type="float" office:value="234" calcext:value-type="float">
            <text:p>234</text:p>
          </table:table-cell>
          <table:table-cell table:formula="of:=[C_Acu_NA.M43]-[C_Acu_NA.M42]" office:value-type="float" office:value="633" calcext:value-type="float">
            <text:p>633</text:p>
          </table:table-cell>
          <table:table-cell table:formula="of:=[C_Acu_NA.N43]-[C_Acu_NA.N42]" office:value-type="float" office:value="1452" calcext:value-type="float">
            <text:p>1452</text:p>
          </table:table-cell>
          <table:table-cell table:formula="of:=[C_Acu_NA.O43]-[C_Acu_NA.O42]" office:value-type="float" office:value="314" calcext:value-type="float">
            <text:p>314</text:p>
          </table:table-cell>
          <table:table-cell table:formula="of:=[C_Acu_NA.P43]-[C_Acu_NA.P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1" table:formula="of:=[C_Acu_NA.B44]" office:value-type="date" office:date-value="2020-03-26" calcext:value-type="date">
            <text:p>26/03</text:p>
          </table:table-cell>
          <table:table-cell table:formula="of:=[C_Acu_NA.C44]-[C_Acu_NA.C43]" office:value-type="float" office:value="4954" calcext:value-type="float">
            <text:p>4954</text:p>
          </table:table-cell>
          <table:table-cell table:formula="of:=[C_Acu_NA.D44]-[C_Acu_NA.D43]" office:value-type="float" office:value="838" calcext:value-type="float">
            <text:p>838</text:p>
          </table:table-cell>
          <table:table-cell table:formula="of:=[C_Acu_NA.E44]-[C_Acu_NA.E43]" office:value-type="float" office:value="1298" calcext:value-type="float">
            <text:p>1298</text:p>
          </table:table-cell>
          <table:table-cell table:formula="of:=[C_Acu_NA.F44]-[C_Acu_NA.F43]" office:value-type="float" office:value="162" calcext:value-type="float">
            <text:p>162</text:p>
          </table:table-cell>
          <table:table-cell table:formula="of:=[C_Acu_NA.G44]-[C_Acu_NA.G43]" office:value-type="float" office:value="8578" calcext:value-type="float">
            <text:p>8578</text:p>
          </table:table-cell>
          <table:table-cell table:formula="of:=[C_Acu_NA.H44]-[C_Acu_NA.H43]" office:value-type="float" office:value="3922" calcext:value-type="float">
            <text:p>3922</text:p>
          </table:table-cell>
          <table:table-cell table:formula="of:=[C_Acu_NA.I44]-[C_Acu_NA.I43]" office:value-type="float" office:value="1019" calcext:value-type="float">
            <text:p>1019</text:p>
          </table:table-cell>
          <table:table-cell table:formula="of:=[C_Acu_NA.J44]-[C_Acu_NA.J43]" office:value-type="float" office:value="6153" calcext:value-type="float">
            <text:p>6153</text:p>
          </table:table-cell>
          <table:table-cell table:formula="of:=[C_Acu_NA.K44]-[C_Acu_NA.K43]" office:value-type="float" office:value="255" calcext:value-type="float">
            <text:p>255</text:p>
          </table:table-cell>
          <table:table-cell table:formula="of:=[C_Acu_NA.L44]-[C_Acu_NA.L43]" office:value-type="float" office:value="120" calcext:value-type="float">
            <text:p>120</text:p>
          </table:table-cell>
          <table:table-cell table:formula="of:=[C_Acu_NA.M44]-[C_Acu_NA.M43]" office:value-type="float" office:value="549" calcext:value-type="float">
            <text:p>549</text:p>
          </table:table-cell>
          <table:table-cell table:formula="of:=[C_Acu_NA.N44]-[C_Acu_NA.N43]" office:value-type="float" office:value="2129" calcext:value-type="float">
            <text:p>2129</text:p>
          </table:table-cell>
          <table:table-cell table:formula="of:=[C_Acu_NA.O44]-[C_Acu_NA.O43]" office:value-type="float" office:value="286" calcext:value-type="float">
            <text:p>286</text:p>
          </table:table-cell>
          <table:table-cell table:formula="of:=[C_Acu_NA.P44]-[C_Acu_NA.P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1" table:formula="of:=[C_Acu_NA.B45]" office:value-type="date" office:date-value="2020-03-27" calcext:value-type="date">
            <text:p>27/03</text:p>
          </table:table-cell>
          <table:table-cell table:formula="of:=[C_Acu_NA.C45]-[C_Acu_NA.C44]" office:value-type="float" office:value="5780" calcext:value-type="float">
            <text:p>5780</text:p>
          </table:table-cell>
          <table:table-cell table:formula="of:=[C_Acu_NA.D45]-[C_Acu_NA.D44]" office:value-type="float" office:value="1001" calcext:value-type="float">
            <text:p>1001</text:p>
          </table:table-cell>
          <table:table-cell table:formula="of:=[C_Acu_NA.E45]-[C_Acu_NA.E44]" office:value-type="float" office:value="1049" calcext:value-type="float">
            <text:p>1049</text:p>
          </table:table-cell>
          <table:table-cell table:formula="of:=[C_Acu_NA.F45]-[C_Acu_NA.F44]" office:value-type="float" office:value="176" calcext:value-type="float">
            <text:p>176</text:p>
          </table:table-cell>
          <table:table-cell table:formula="of:=[C_Acu_NA.G45]-[C_Acu_NA.G44]" office:value-type="float" office:value="7871" calcext:value-type="float">
            <text:p>7871</text:p>
          </table:table-cell>
          <table:table-cell table:formula="of:=[C_Acu_NA.H45]-[C_Acu_NA.H44]" office:value-type="float" office:value="3809" calcext:value-type="float">
            <text:p>3809</text:p>
          </table:table-cell>
          <table:table-cell table:formula="of:=[C_Acu_NA.I45]-[C_Acu_NA.I44]" office:value-type="float" office:value="1172" calcext:value-type="float">
            <text:p>1172</text:p>
          </table:table-cell>
          <table:table-cell table:formula="of:=[C_Acu_NA.J45]-[C_Acu_NA.J44]" office:value-type="float" office:value="5959" calcext:value-type="float">
            <text:p>5959</text:p>
          </table:table-cell>
          <table:table-cell table:formula="of:=[C_Acu_NA.K45]-[C_Acu_NA.K44]" office:value-type="float" office:value="302" calcext:value-type="float">
            <text:p>302</text:p>
          </table:table-cell>
          <table:table-cell table:formula="of:=[C_Acu_NA.L45]-[C_Acu_NA.L44]" office:value-type="float" office:value="152" calcext:value-type="float">
            <text:p>152</text:p>
          </table:table-cell>
          <table:table-cell table:formula="of:=[C_Acu_NA.M45]-[C_Acu_NA.M44]" office:value-type="float" office:value="724" calcext:value-type="float">
            <text:p>724</text:p>
          </table:table-cell>
          <table:table-cell table:formula="of:=[C_Acu_NA.N45]-[C_Acu_NA.N44]" office:value-type="float" office:value="2890" calcext:value-type="float">
            <text:p>2890</text:p>
          </table:table-cell>
          <table:table-cell table:formula="of:=[C_Acu_NA.O45]-[C_Acu_NA.O44]" office:value-type="float" office:value="366" calcext:value-type="float">
            <text:p>366</text:p>
          </table:table-cell>
          <table:table-cell table:formula="of:=[C_Acu_NA.P45]-[C_Acu_NA.P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1" table:formula="of:=[C_Acu_NA.B46]" office:value-type="date" office:date-value="2020-03-28" calcext:value-type="date">
            <text:p>28/03</text:p>
          </table:table-cell>
          <table:table-cell table:formula="of:=[C_Acu_NA.C46]-[C_Acu_NA.C45]" office:value-type="float" office:value="6294" calcext:value-type="float">
            <text:p>6294</text:p>
          </table:table-cell>
          <table:table-cell table:formula="of:=[C_Acu_NA.D46]-[C_Acu_NA.D45]" office:value-type="float" office:value="596" calcext:value-type="float">
            <text:p>596</text:p>
          </table:table-cell>
          <table:table-cell table:formula="of:=[C_Acu_NA.E46]-[C_Acu_NA.E45]" office:value-type="float" office:value="1850" calcext:value-type="float">
            <text:p>1850</text:p>
          </table:table-cell>
          <table:table-cell table:formula="of:=[C_Acu_NA.F46]-[C_Acu_NA.F45]" office:value-type="float" office:value="167" calcext:value-type="float">
            <text:p>167</text:p>
          </table:table-cell>
          <table:table-cell table:formula="of:=[C_Acu_NA.G46]-[C_Acu_NA.G45]" office:value-type="float" office:value="8189" calcext:value-type="float">
            <text:p>8189</text:p>
          </table:table-cell>
          <table:table-cell table:formula="of:=[C_Acu_NA.H46]-[C_Acu_NA.H45]" office:value-type="float" office:value="4611" calcext:value-type="float">
            <text:p>4611</text:p>
          </table:table-cell>
          <table:table-cell table:formula="of:=[C_Acu_NA.I46]-[C_Acu_NA.I45]" office:value-type="float" office:value="1159" calcext:value-type="float">
            <text:p>1159</text:p>
          </table:table-cell>
          <table:table-cell table:formula="of:=[C_Acu_NA.J46]-[C_Acu_NA.J45]" office:value-type="float" office:value="3974" calcext:value-type="float">
            <text:p>3974</text:p>
          </table:table-cell>
          <table:table-cell table:formula="of:=[C_Acu_NA.K46]-[C_Acu_NA.K45]" office:value-type="float" office:value="294" calcext:value-type="float">
            <text:p>294</text:p>
          </table:table-cell>
          <table:table-cell table:formula="of:=[C_Acu_NA.L46]-[C_Acu_NA.L45]" office:value-type="float" office:value="226" calcext:value-type="float">
            <text:p>226</text:p>
          </table:table-cell>
          <table:table-cell table:formula="of:=[C_Acu_NA.M46]-[C_Acu_NA.M45]" office:value-type="float" office:value="902" calcext:value-type="float">
            <text:p>902</text:p>
          </table:table-cell>
          <table:table-cell table:formula="of:=[C_Acu_NA.N46]-[C_Acu_NA.N45]" office:value-type="float" office:value="2556" calcext:value-type="float">
            <text:p>2556</text:p>
          </table:table-cell>
          <table:table-cell table:formula="of:=[C_Acu_NA.O46]-[C_Acu_NA.O45]" office:value-type="float" office:value="300" calcext:value-type="float">
            <text:p>300</text:p>
          </table:table-cell>
          <table:table-cell table:formula="of:=[C_Acu_NA.P46]-[C_Acu_NA.P45]" office:value-type="float" office:value="1052" calcext:value-type="float">
            <text:p>1052</text:p>
          </table:table-cell>
        </table:table-row>
        <table:table-row table:style-name="ro1">
          <table:table-cell table:style-name="ce62"/>
          <table:table-cell table:style-name="ce52" table:formula="of:=[C_Acu_NA.B47]" office:value-type="date" office:date-value="2020-03-29" calcext:value-type="date">
            <text:p>29/03</text:p>
          </table:table-cell>
          <table:table-cell table:style-name="ce44" table:formula="of:=[C_Acu_NA.C47]-[C_Acu_NA.C46]" office:value-type="float" office:value="3965" calcext:value-type="float">
            <text:p>3965</text:p>
          </table:table-cell>
          <table:table-cell table:style-name="ce44" table:formula="of:=[C_Acu_NA.D47]-[C_Acu_NA.D46]" office:value-type="float" office:value="541" calcext:value-type="float">
            <text:p>541</text:p>
          </table:table-cell>
          <table:table-cell table:style-name="ce44" table:formula="of:=[C_Acu_NA.E47]-[C_Acu_NA.E46]" office:value-type="float" office:value="1702" calcext:value-type="float">
            <text:p>1702</text:p>
          </table:table-cell>
          <table:table-cell table:style-name="ce44" table:formula="of:=[C_Acu_NA.F47]-[C_Acu_NA.F46]" office:value-type="float" office:value="198" calcext:value-type="float">
            <text:p>198</text:p>
          </table:table-cell>
          <table:table-cell table:style-name="ce44" table:formula="of:=[C_Acu_NA.G47]-[C_Acu_NA.G46]" office:value-type="float" office:value="6549" calcext:value-type="float">
            <text:p>6549</text:p>
          </table:table-cell>
          <table:table-cell table:style-name="ce44" table:formula="of:=[C_Acu_NA.H47]-[C_Acu_NA.H46]" office:value-type="float" office:value="2599" calcext:value-type="float">
            <text:p>2599</text:p>
          </table:table-cell>
          <table:table-cell table:style-name="ce44" table:formula="of:=[C_Acu_NA.I47]-[C_Acu_NA.I46]" office:value-type="float" office:value="1104" calcext:value-type="float">
            <text:p>1104</text:p>
          </table:table-cell>
          <table:table-cell table:style-name="ce44" table:formula="of:=[C_Acu_NA.J47]-[C_Acu_NA.J46]" office:value-type="float" office:value="7217" calcext:value-type="float">
            <text:p>7217</text:p>
          </table:table-cell>
          <table:table-cell table:style-name="ce44" table:formula="of:=[C_Acu_NA.K47]-[C_Acu_NA.K46]" office:value-type="float" office:value="200" calcext:value-type="float">
            <text:p>200</text:p>
          </table:table-cell>
          <table:table-cell table:style-name="ce44" table:formula="of:=[C_Acu_NA.L47]-[C_Acu_NA.L46]" office:value-type="float" office:value="119" calcext:value-type="float">
            <text:p>119</text:p>
          </table:table-cell>
          <table:table-cell table:style-name="ce44" table:formula="of:=[C_Acu_NA.M47]-[C_Acu_NA.M46]" office:value-type="float" office:value="792" calcext:value-type="float">
            <text:p>792</text:p>
          </table:table-cell>
          <table:table-cell table:style-name="ce44" table:formula="of:=[C_Acu_NA.N47]-[C_Acu_NA.N46]" office:value-type="float" office:value="2502" calcext:value-type="float">
            <text:p>2502</text:p>
          </table:table-cell>
          <table:table-cell table:style-name="ce44" table:formula="of:=[C_Acu_NA.O47]-[C_Acu_NA.O46]" office:value-type="float" office:value="281" calcext:value-type="float">
            <text:p>281</text:p>
          </table:table-cell>
          <table:table-cell table:style-name="ce44" table:formula="of:=[C_Acu_NA.P47]-[C_Acu_NA.P46]" office:value-type="float" office:value="1123" calcext:value-type="float">
            <text:p>1123</text:p>
          </table:table-cell>
        </table:table-row>
        <table:table-row table:style-name="ro1">
          <table:table-cell table:style-name="ce63" table:formula="of:=[C_Acu_NA.A48]" office:value-type="string" office:string-value="L" calcext:value-type="string">
            <text:p>L</text:p>
          </table:table-cell>
          <table:table-cell table:style-name="ce51" table:formula="of:=[C_Acu_NA.B48]" office:value-type="date" office:date-value="2020-03-30" calcext:value-type="date">
            <text:p>30/03</text:p>
          </table:table-cell>
          <table:table-cell table:formula="of:=[C_Acu_NA.C48]-[C_Acu_NA.C47]" office:value-type="float" office:value="4751" calcext:value-type="float">
            <text:p>4751</text:p>
          </table:table-cell>
          <table:table-cell table:formula="of:=[C_Acu_NA.D48]-[C_Acu_NA.D47]" office:value-type="float" office:value="841" calcext:value-type="float">
            <text:p>841</text:p>
          </table:table-cell>
          <table:table-cell table:formula="of:=[C_Acu_NA.E48]-[C_Acu_NA.E47]" office:value-type="float" office:value="1063" calcext:value-type="float">
            <text:p>1063</text:p>
          </table:table-cell>
          <table:table-cell table:formula="of:=[C_Acu_NA.F48]-[C_Acu_NA.F47]" office:value-type="float" office:value="191" calcext:value-type="float">
            <text:p>191</text:p>
          </table:table-cell>
          <table:table-cell table:formula="of:=[C_Acu_NA.G48]-[C_Acu_NA.G47]" office:value-type="float" office:value="6398" calcext:value-type="float">
            <text:p>6398</text:p>
          </table:table-cell>
          <table:table-cell table:formula="of:=[C_Acu_NA.H48]-[C_Acu_NA.H47]" office:value-type="float" office:value="4376" calcext:value-type="float">
            <text:p>4376</text:p>
          </table:table-cell>
          <table:table-cell table:formula="of:=[C_Acu_NA.I48]-[C_Acu_NA.I47]" office:value-type="float" office:value="884" calcext:value-type="float">
            <text:p>884</text:p>
          </table:table-cell>
          <table:table-cell table:formula="of:=[C_Acu_NA.J48]-[C_Acu_NA.J47]" office:value-type="float" office:value="4050" calcext:value-type="float">
            <text:p>4050</text:p>
          </table:table-cell>
          <table:table-cell table:formula="of:=[C_Acu_NA.K48]-[C_Acu_NA.K47]" office:value-type="float" office:value="295" calcext:value-type="float">
            <text:p>295</text:p>
          </table:table-cell>
          <table:table-cell table:formula="of:=[C_Acu_NA.L48]-[C_Acu_NA.L47]" office:value-type="float" office:value="38" calcext:value-type="float">
            <text:p>38</text:p>
          </table:table-cell>
          <table:table-cell table:formula="of:=[C_Acu_NA.M48]-[C_Acu_NA.M47]" office:value-type="float" office:value="446" calcext:value-type="float">
            <text:p>446</text:p>
          </table:table-cell>
          <table:table-cell table:formula="of:=[C_Acu_NA.N48]-[C_Acu_NA.N47]" office:value-type="float" office:value="2665" calcext:value-type="float">
            <text:p>2665</text:p>
          </table:table-cell>
          <table:table-cell table:formula="of:=[C_Acu_NA.O48]-[C_Acu_NA.O47]" office:value-type="float" office:value="415" calcext:value-type="float">
            <text:p>415</text:p>
          </table:table-cell>
          <table:table-cell table:formula="of:=[C_Acu_NA.P48]-[C_Acu_NA.P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1" table:formula="of:=[C_Acu_NA.B49]" office:value-type="date" office:date-value="2020-03-31" calcext:value-type="date">
            <text:p>31/03</text:p>
          </table:table-cell>
          <table:table-cell table:formula="of:=[C_Acu_NA.C49]-[C_Acu_NA.C48]" office:value-type="float" office:value="4615" calcext:value-type="float">
            <text:p>4615</text:p>
          </table:table-cell>
          <table:table-cell table:formula="of:=[C_Acu_NA.D49]-[C_Acu_NA.D48]" office:value-type="float" office:value="597" calcext:value-type="float">
            <text:p>597</text:p>
          </table:table-cell>
          <table:table-cell table:formula="of:=[C_Acu_NA.E49]-[C_Acu_NA.E48]" office:value-type="float" office:value="876" calcext:value-type="float">
            <text:p>876</text:p>
          </table:table-cell>
          <table:table-cell table:formula="of:=[C_Acu_NA.F49]-[C_Acu_NA.F48]" office:value-type="float" office:value="284" calcext:value-type="float">
            <text:p>284</text:p>
          </table:table-cell>
          <table:table-cell table:formula="of:=[C_Acu_NA.G49]-[C_Acu_NA.G48]" office:value-type="float" office:value="9222" calcext:value-type="float">
            <text:p>9222</text:p>
          </table:table-cell>
          <table:table-cell table:formula="of:=[C_Acu_NA.H49]-[C_Acu_NA.H48]" office:value-type="float" office:value="7578" calcext:value-type="float">
            <text:p>7578</text:p>
          </table:table-cell>
          <table:table-cell table:formula="of:=[C_Acu_NA.I49]-[C_Acu_NA.I48]" office:value-type="float" office:value="845" calcext:value-type="float">
            <text:p>845</text:p>
          </table:table-cell>
          <table:table-cell table:formula="of:=[C_Acu_NA.J49]-[C_Acu_NA.J48]" office:value-type="float" office:value="4053" calcext:value-type="float">
            <text:p>4053</text:p>
          </table:table-cell>
          <table:table-cell table:formula="of:=[C_Acu_NA.K49]-[C_Acu_NA.K48]" office:value-type="float" office:value="325" calcext:value-type="float">
            <text:p>325</text:p>
          </table:table-cell>
          <table:table-cell table:formula="of:=[C_Acu_NA.L49]-[C_Acu_NA.L48]" office:value-type="float" office:value="190" calcext:value-type="float">
            <text:p>190</text:p>
          </table:table-cell>
          <table:table-cell table:formula="of:=[C_Acu_NA.M49]-[C_Acu_NA.M48]" office:value-type="float" office:value="1035" calcext:value-type="float">
            <text:p>1035</text:p>
          </table:table-cell>
          <table:table-cell table:formula="of:=[C_Acu_NA.N49]-[C_Acu_NA.N48]" office:value-type="float" office:value="3250" calcext:value-type="float">
            <text:p>3250</text:p>
          </table:table-cell>
          <table:table-cell table:formula="of:=[C_Acu_NA.O49]-[C_Acu_NA.O48]" office:value-type="float" office:value="475" calcext:value-type="float">
            <text:p>475</text:p>
          </table:table-cell>
          <table:table-cell table:formula="of:=[C_Acu_NA.P49]-[C_Acu_NA.P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1" table:formula="of:=[C_Acu_NA.B50]" office:value-type="date" office:date-value="2020-04-01" calcext:value-type="date">
            <text:p>01/04</text:p>
          </table:table-cell>
          <table:table-cell table:formula="of:=[C_Acu_NA.C50]-[C_Acu_NA.C49]" office:value-type="float" office:value="5453" calcext:value-type="float">
            <text:p>5453</text:p>
          </table:table-cell>
          <table:table-cell table:formula="of:=[C_Acu_NA.D50]-[C_Acu_NA.D49]" office:value-type="float" office:value="508" calcext:value-type="float">
            <text:p>508</text:p>
          </table:table-cell>
          <table:table-cell table:formula="of:=[C_Acu_NA.E50]-[C_Acu_NA.E49]" office:value-type="float" office:value="1189" calcext:value-type="float">
            <text:p>1189</text:p>
          </table:table-cell>
          <table:table-cell table:formula="of:=[C_Acu_NA.F50]-[C_Acu_NA.F49]" office:value-type="float" office:value="251" calcext:value-type="float">
            <text:p>251</text:p>
          </table:table-cell>
          <table:table-cell table:formula="of:=[C_Acu_NA.G50]-[C_Acu_NA.G49]" office:value-type="float" office:value="7719" calcext:value-type="float">
            <text:p>7719</text:p>
          </table:table-cell>
          <table:table-cell table:formula="of:=[C_Acu_NA.H50]-[C_Acu_NA.H49]" office:value-type="float" office:value="4861" calcext:value-type="float">
            <text:p>4861</text:p>
          </table:table-cell>
          <table:table-cell table:formula="of:=[C_Acu_NA.I50]-[C_Acu_NA.I49]" office:value-type="float" office:value="1019" calcext:value-type="float">
            <text:p>1019</text:p>
          </table:table-cell>
          <table:table-cell table:formula="of:=[C_Acu_NA.J50]-[C_Acu_NA.J49]" office:value-type="float" office:value="4782" calcext:value-type="float">
            <text:p>4782</text:p>
          </table:table-cell>
          <table:table-cell table:formula="of:=[C_Acu_NA.K50]-[C_Acu_NA.K49]" office:value-type="float" office:value="212" calcext:value-type="float">
            <text:p>212</text:p>
          </table:table-cell>
          <table:table-cell table:formula="of:=[C_Acu_NA.L50]-[C_Acu_NA.L49]" office:value-type="float" office:value="141" calcext:value-type="float">
            <text:p>141</text:p>
          </table:table-cell>
          <table:table-cell table:formula="of:=[C_Acu_NA.M50]-[C_Acu_NA.M49]" office:value-type="float" office:value="808" calcext:value-type="float">
            <text:p>808</text:p>
          </table:table-cell>
          <table:table-cell table:formula="of:=[C_Acu_NA.N50]-[C_Acu_NA.N49]" office:value-type="float" office:value="4567" calcext:value-type="float">
            <text:p>4567</text:p>
          </table:table-cell>
          <table:table-cell table:formula="of:=[C_Acu_NA.O50]-[C_Acu_NA.O49]" office:value-type="float" office:value="486" calcext:value-type="float">
            <text:p>486</text:p>
          </table:table-cell>
          <table:table-cell table:formula="of:=[C_Acu_NA.P50]-[C_Acu_NA.P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1" table:formula="of:=[C_Acu_NA.B51]" office:value-type="date" office:date-value="2020-04-02" calcext:value-type="date">
            <text:p>02/04</text:p>
          </table:table-cell>
          <table:table-cell table:formula="of:=[C_Acu_NA.C51]-[C_Acu_NA.C50]" office:value-type="float" office:value="6156" calcext:value-type="float">
            <text:p>6156</text:p>
          </table:table-cell>
          <table:table-cell table:formula="of:=[C_Acu_NA.D51]-[C_Acu_NA.D50]" office:value-type="float" office:value="485" calcext:value-type="float">
            <text:p>485</text:p>
          </table:table-cell>
          <table:table-cell table:formula="of:=[C_Acu_NA.E51]-[C_Acu_NA.E50]" office:value-type="float" office:value="1384" calcext:value-type="float">
            <text:p>1384</text:p>
          </table:table-cell>
          <table:table-cell table:formula="of:=[C_Acu_NA.F51]-[C_Acu_NA.F50]" office:value-type="float" office:value="283" calcext:value-type="float">
            <text:p>283</text:p>
          </table:table-cell>
          <table:table-cell table:formula="of:=[C_Acu_NA.G51]-[C_Acu_NA.G50]" office:value-type="float" office:value="8102" calcext:value-type="float">
            <text:p>8102</text:p>
          </table:table-cell>
          <table:table-cell table:formula="of:=[C_Acu_NA.H51]-[C_Acu_NA.H50]" office:value-type="float" office:value="2116" calcext:value-type="float">
            <text:p>2116</text:p>
          </table:table-cell>
          <table:table-cell table:formula="of:=[C_Acu_NA.I51]-[C_Acu_NA.I50]" office:value-type="float" office:value="1083" calcext:value-type="float">
            <text:p>1083</text:p>
          </table:table-cell>
          <table:table-cell table:formula="of:=[C_Acu_NA.J51]-[C_Acu_NA.J50]" office:value-type="float" office:value="4668" calcext:value-type="float">
            <text:p>4668</text:p>
          </table:table-cell>
          <table:table-cell table:formula="of:=[C_Acu_NA.K51]-[C_Acu_NA.K50]" office:value-type="float" office:value="402" calcext:value-type="float">
            <text:p>402</text:p>
          </table:table-cell>
          <table:table-cell table:formula="of:=[C_Acu_NA.L51]-[C_Acu_NA.L50]" office:value-type="float" office:value="168" calcext:value-type="float">
            <text:p>168</text:p>
          </table:table-cell>
          <table:table-cell table:formula="of:=[C_Acu_NA.M51]-[C_Acu_NA.M50]" office:value-type="float" office:value="783" calcext:value-type="float">
            <text:p>783</text:p>
          </table:table-cell>
          <table:table-cell table:formula="of:=[C_Acu_NA.N51]-[C_Acu_NA.N50]" office:value-type="float" office:value="4522" calcext:value-type="float">
            <text:p>4522</text:p>
          </table:table-cell>
          <table:table-cell table:formula="of:=[C_Acu_NA.O51]-[C_Acu_NA.O50]" office:value-type="float" office:value="555" calcext:value-type="float">
            <text:p>555</text:p>
          </table:table-cell>
          <table:table-cell table:formula="of:=[C_Acu_NA.P51]-[C_Acu_NA.P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1" table:formula="of:=[C_Acu_NA.B52]" office:value-type="date" office:date-value="2020-04-03" calcext:value-type="date">
            <text:p>03/04</text:p>
          </table:table-cell>
          <table:table-cell table:formula="of:=[C_Acu_NA.C52]-[C_Acu_NA.C51]" office:value-type="float" office:value="6174" calcext:value-type="float">
            <text:p>6174</text:p>
          </table:table-cell>
          <table:table-cell table:formula="of:=[C_Acu_NA.D52]-[C_Acu_NA.D51]" office:value-type="float" office:value="416" calcext:value-type="float">
            <text:p>416</text:p>
          </table:table-cell>
          <table:table-cell table:formula="of:=[C_Acu_NA.E52]-[C_Acu_NA.E51]" office:value-type="float" office:value="1422" calcext:value-type="float">
            <text:p>1422</text:p>
          </table:table-cell>
          <table:table-cell table:formula="of:=[C_Acu_NA.F52]-[C_Acu_NA.F51]" office:value-type="float" office:value="373" calcext:value-type="float">
            <text:p>373</text:p>
          </table:table-cell>
          <table:table-cell table:formula="of:=[C_Acu_NA.G52]-[C_Acu_NA.G51]" office:value-type="float" office:value="7472" calcext:value-type="float">
            <text:p>7472</text:p>
          </table:table-cell>
          <table:table-cell table:formula="of:=[C_Acu_NA.H52]-[C_Acu_NA.H51]" office:value-type="float" office:value="5233" calcext:value-type="float">
            <text:p>5233</text:p>
          </table:table-cell>
          <table:table-cell table:formula="of:=[C_Acu_NA.I52]-[C_Acu_NA.I51]" office:value-type="float" office:value="1026" calcext:value-type="float">
            <text:p>1026</text:p>
          </table:table-cell>
          <table:table-cell table:formula="of:=[C_Acu_NA.J52]-[C_Acu_NA.J51]" office:value-type="float" office:value="4585" calcext:value-type="float">
            <text:p>4585</text:p>
          </table:table-cell>
          <table:table-cell table:formula="of:=[C_Acu_NA.K52]-[C_Acu_NA.K51]" office:value-type="float" office:value="424" calcext:value-type="float">
            <text:p>424</text:p>
          </table:table-cell>
          <table:table-cell table:formula="of:=[C_Acu_NA.L52]-[C_Acu_NA.L51]" office:value-type="float" office:value="125" calcext:value-type="float">
            <text:p>125</text:p>
          </table:table-cell>
          <table:table-cell table:formula="of:=[C_Acu_NA.M52]-[C_Acu_NA.M51]" office:value-type="float" office:value="852" calcext:value-type="float">
            <text:p>852</text:p>
          </table:table-cell>
          <table:table-cell table:formula="of:=[C_Acu_NA.N52]-[C_Acu_NA.N51]" office:value-type="float" office:value="4672" calcext:value-type="float">
            <text:p>4672</text:p>
          </table:table-cell>
          <table:table-cell table:formula="of:=[C_Acu_NA.O52]-[C_Acu_NA.O51]" office:value-type="float" office:value="602" calcext:value-type="float">
            <text:p>602</text:p>
          </table:table-cell>
          <table:table-cell table:formula="of:=[C_Acu_NA.P52]-[C_Acu_NA.P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1" table:formula="of:=[C_Acu_NA.B53]" office:value-type="date" office:date-value="2020-04-04" calcext:value-type="date">
            <text:p>04/04</text:p>
          </table:table-cell>
          <table:table-cell table:formula="of:=[C_Acu_NA.C53]-[C_Acu_NA.C52]" office:value-type="float" office:value="6082" calcext:value-type="float">
            <text:p>6082</text:p>
          </table:table-cell>
          <table:table-cell table:formula="of:=[C_Acu_NA.D53]-[C_Acu_NA.D52]" office:value-type="float" office:value="282" calcext:value-type="float">
            <text:p>282</text:p>
          </table:table-cell>
          <table:table-cell table:formula="of:=[C_Acu_NA.E53]-[C_Acu_NA.E52]" office:value-type="float" office:value="1661" calcext:value-type="float">
            <text:p>1661</text:p>
          </table:table-cell>
          <table:table-cell table:formula="of:=[C_Acu_NA.F53]-[C_Acu_NA.F52]" office:value-type="float" office:value="322" calcext:value-type="float">
            <text:p>322</text:p>
          </table:table-cell>
          <table:table-cell table:formula="of:=[C_Acu_NA.G53]-[C_Acu_NA.G52]" office:value-type="float" office:value="7026" calcext:value-type="float">
            <text:p>7026</text:p>
          </table:table-cell>
          <table:table-cell table:formula="of:=[C_Acu_NA.H53]-[C_Acu_NA.H52]" office:value-type="float" office:value="4267" calcext:value-type="float">
            <text:p>4267</text:p>
          </table:table-cell>
          <table:table-cell table:formula="of:=[C_Acu_NA.I53]-[C_Acu_NA.I52]" office:value-type="float" office:value="904" calcext:value-type="float">
            <text:p>904</text:p>
          </table:table-cell>
          <table:table-cell table:formula="of:=[C_Acu_NA.J53]-[C_Acu_NA.J52]" office:value-type="float" office:value="4805" calcext:value-type="float">
            <text:p>4805</text:p>
          </table:table-cell>
          <table:table-cell table:formula="of:=[C_Acu_NA.K53]-[C_Acu_NA.K52]" office:value-type="float" office:value="331" calcext:value-type="float">
            <text:p>331</text:p>
          </table:table-cell>
          <table:table-cell table:formula="of:=[C_Acu_NA.L53]-[C_Acu_NA.L52]" office:value-type="float" office:value="117" calcext:value-type="float">
            <text:p>117</text:p>
          </table:table-cell>
          <table:table-cell table:formula="of:=[C_Acu_NA.M53]-[C_Acu_NA.M52]" office:value-type="float" office:value="638" calcext:value-type="float">
            <text:p>638</text:p>
          </table:table-cell>
          <table:table-cell table:formula="of:=[C_Acu_NA.N53]-[C_Acu_NA.N52]" office:value-type="float" office:value="4000" calcext:value-type="float">
            <text:p>4000</text:p>
          </table:table-cell>
          <table:table-cell table:formula="of:=[C_Acu_NA.O53]-[C_Acu_NA.O52]" office:value-type="float" office:value="357" calcext:value-type="float">
            <text:p>357</text:p>
          </table:table-cell>
          <table:table-cell table:formula="of:=[C_Acu_NA.P53]-[C_Acu_NA.P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1" table:formula="of:=[C_Acu_NA.B54]" office:value-type="date" office:date-value="2020-04-05" calcext:value-type="date">
            <text:p>05/04</text:p>
          </table:table-cell>
          <table:table-cell table:formula="of:=[C_Acu_NA.C54]-[C_Acu_NA.C53]" office:value-type="float" office:value="5936" calcext:value-type="float">
            <text:p>5936</text:p>
          </table:table-cell>
          <table:table-cell table:formula="of:=[C_Acu_NA.D54]-[C_Acu_NA.D53]" office:value-type="float" office:value="242" calcext:value-type="float">
            <text:p>242</text:p>
          </table:table-cell>
          <table:table-cell table:formula="of:=[C_Acu_NA.E54]-[C_Acu_NA.E53]" office:value-type="float" office:value="1260" calcext:value-type="float">
            <text:p>1260</text:p>
          </table:table-cell>
          <table:table-cell table:formula="of:=[C_Acu_NA.F54]-[C_Acu_NA.F53]" office:value-type="float" office:value="293" calcext:value-type="float">
            <text:p>293</text:p>
          </table:table-cell>
          <table:table-cell table:formula="of:=[C_Acu_NA.G54]-[C_Acu_NA.G53]" office:value-type="float" office:value="6023" calcext:value-type="float">
            <text:p>6023</text:p>
          </table:table-cell>
          <table:table-cell table:formula="of:=[C_Acu_NA.H54]-[C_Acu_NA.H53]" office:value-type="float" office:value="1873" calcext:value-type="float">
            <text:p>1873</text:p>
          </table:table-cell>
          <table:table-cell table:formula="of:=[C_Acu_NA.I54]-[C_Acu_NA.I53]" office:value-type="float" office:value="1224" calcext:value-type="float">
            <text:p>1224</text:p>
          </table:table-cell>
          <table:table-cell table:formula="of:=[C_Acu_NA.J54]-[C_Acu_NA.J53]" office:value-type="float" office:value="4316" calcext:value-type="float">
            <text:p>4316</text:p>
          </table:table-cell>
          <table:table-cell table:formula="of:=[C_Acu_NA.K54]-[C_Acu_NA.K53]" office:value-type="float" office:value="390" calcext:value-type="float">
            <text:p>390</text:p>
          </table:table-cell>
          <table:table-cell table:formula="of:=[C_Acu_NA.L54]-[C_Acu_NA.L53]" office:value-type="float" office:value="75" calcext:value-type="float">
            <text:p>75</text:p>
          </table:table-cell>
          <table:table-cell table:formula="of:=[C_Acu_NA.M54]-[C_Acu_NA.M53]" office:value-type="float" office:value="754" calcext:value-type="float">
            <text:p>754</text:p>
          </table:table-cell>
          <table:table-cell table:formula="of:=[C_Acu_NA.N54]-[C_Acu_NA.N53]" office:value-type="float" office:value="6199" calcext:value-type="float">
            <text:p>6199</text:p>
          </table:table-cell>
          <table:table-cell table:formula="of:=[C_Acu_NA.O54]-[C_Acu_NA.O53]" office:value-type="float" office:value="341" calcext:value-type="float">
            <text:p>341</text:p>
          </table:table-cell>
          <table:table-cell table:formula="of:=[C_Acu_NA.P54]-[C_Acu_NA.P53]" office:value-type="float" office:value="822" calcext:value-type="float">
            <text:p>822</text:p>
          </table:table-cell>
        </table:table-row>
        <table:table-row table:style-name="ro1">
          <table:table-cell table:style-name="ce61" table:formula="of:=[C_Acu_NA.A55]" office:value-type="string" office:string-value="L" calcext:value-type="string">
            <text:p>L</text:p>
          </table:table-cell>
          <table:table-cell table:style-name="ce50" table:formula="of:=[C_Acu_NA.B55]" office:value-type="date" office:date-value="2020-04-06" calcext:value-type="date">
            <text:p>06/04</text:p>
          </table:table-cell>
          <table:table-cell table:style-name="ce43" table:formula="of:=[C_Acu_NA.C55]-[C_Acu_NA.C54]" office:value-type="float" office:value="3677" calcext:value-type="float">
            <text:p>3677</text:p>
          </table:table-cell>
          <table:table-cell table:style-name="ce43" table:formula="of:=[C_Acu_NA.D55]-[C_Acu_NA.D54]" office:value-type="float" office:value="299" calcext:value-type="float">
            <text:p>299</text:p>
          </table:table-cell>
          <table:table-cell table:style-name="ce43" table:formula="of:=[C_Acu_NA.E55]-[C_Acu_NA.E54]" office:value-type="float" office:value="1123" calcext:value-type="float">
            <text:p>1123</text:p>
          </table:table-cell>
          <table:table-cell table:style-name="ce43" table:formula="of:=[C_Acu_NA.F55]-[C_Acu_NA.F54]" office:value-type="float" office:value="314" calcext:value-type="float">
            <text:p>314</text:p>
          </table:table-cell>
          <table:table-cell table:style-name="ce43" table:formula="of:=[C_Acu_NA.G55]-[C_Acu_NA.G54]" office:value-type="float" office:value="4273" calcext:value-type="float">
            <text:p>4273</text:p>
          </table:table-cell>
          <table:table-cell table:style-name="ce43" table:formula="of:=[C_Acu_NA.H55]-[C_Acu_NA.H54]" office:value-type="float" office:value="3912" calcext:value-type="float">
            <text:p>3912</text:p>
          </table:table-cell>
          <table:table-cell table:style-name="ce43" table:formula="of:=[C_Acu_NA.I55]-[C_Acu_NA.I54]" office:value-type="float" office:value="952" calcext:value-type="float">
            <text:p>952</text:p>
          </table:table-cell>
          <table:table-cell table:style-name="ce43" table:formula="of:=[C_Acu_NA.J55]-[C_Acu_NA.J54]" office:value-type="float" office:value="3599" calcext:value-type="float">
            <text:p>3599</text:p>
          </table:table-cell>
          <table:table-cell table:style-name="ce43" table:formula="of:=[C_Acu_NA.K55]-[C_Acu_NA.K54]" office:value-type="float" office:value="370" calcext:value-type="float">
            <text:p>370</text:p>
          </table:table-cell>
          <table:table-cell table:style-name="ce43" table:formula="of:=[C_Acu_NA.L55]-[C_Acu_NA.L54]" office:value-type="float" office:value="39" calcext:value-type="float">
            <text:p>39</text:p>
          </table:table-cell>
          <table:table-cell table:style-name="ce43" table:formula="of:=[C_Acu_NA.M55]-[C_Acu_NA.M54]" office:value-type="float" office:value="452" calcext:value-type="float">
            <text:p>452</text:p>
          </table:table-cell>
          <table:table-cell table:style-name="ce43" table:formula="of:=[C_Acu_NA.N55]-[C_Acu_NA.N54]" office:value-type="float" office:value="4143" calcext:value-type="float">
            <text:p>4143</text:p>
          </table:table-cell>
          <table:table-cell table:style-name="ce43" table:formula="of:=[C_Acu_NA.O55]-[C_Acu_NA.O54]" office:value-type="float" office:value="390" calcext:value-type="float">
            <text:p>390</text:p>
          </table:table-cell>
          <table:table-cell table:style-name="ce43" table:formula="of:=[C_Acu_NA.P55]-[C_Acu_NA.P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1" table:formula="of:=[C_Acu_NA.B56]" office:value-type="date" office:date-value="2020-04-07" calcext:value-type="date">
            <text:p>07/04</text:p>
          </table:table-cell>
          <table:table-cell table:formula="of:=[C_Acu_NA.C56]-[C_Acu_NA.C55]" office:value-type="float" office:value="3834" calcext:value-type="float">
            <text:p>3834</text:p>
          </table:table-cell>
          <table:table-cell table:formula="of:=[C_Acu_NA.D56]-[C_Acu_NA.D55]" office:value-type="float" office:value="313" calcext:value-type="float">
            <text:p>313</text:p>
          </table:table-cell>
          <table:table-cell table:formula="of:=[C_Acu_NA.E56]-[C_Acu_NA.E55]" office:value-type="float" office:value="1380" calcext:value-type="float">
            <text:p>1380</text:p>
          </table:table-cell>
          <table:table-cell table:formula="of:=[C_Acu_NA.F56]-[C_Acu_NA.F55]" office:value-type="float" office:value="391" calcext:value-type="float">
            <text:p>391</text:p>
          </table:table-cell>
          <table:table-cell table:formula="of:=[C_Acu_NA.G56]-[C_Acu_NA.G55]" office:value-type="float" office:value="5478" calcext:value-type="float">
            <text:p>5478</text:p>
          </table:table-cell>
          <table:table-cell table:formula="of:=[C_Acu_NA.H56]-[C_Acu_NA.H55]" office:value-type="float" office:value="3777" calcext:value-type="float">
            <text:p>3777</text:p>
          </table:table-cell>
          <table:table-cell table:formula="of:=[C_Acu_NA.I56]-[C_Acu_NA.I55]" office:value-type="float" office:value="777" calcext:value-type="float">
            <text:p>777</text:p>
          </table:table-cell>
          <table:table-cell table:formula="of:=[C_Acu_NA.J56]-[C_Acu_NA.J55]" office:value-type="float" office:value="3039" calcext:value-type="float">
            <text:p>3039</text:p>
          </table:table-cell>
          <table:table-cell table:formula="of:=[C_Acu_NA.K56]-[C_Acu_NA.K55]" office:value-type="float" office:value="345" calcext:value-type="float">
            <text:p>345</text:p>
          </table:table-cell>
          <table:table-cell table:formula="of:=[C_Acu_NA.L56]-[C_Acu_NA.L55]" office:value-type="float" office:value="127" calcext:value-type="float">
            <text:p>127</text:p>
          </table:table-cell>
          <table:table-cell table:formula="of:=[C_Acu_NA.M56]-[C_Acu_NA.M55]" office:value-type="float" office:value="712" calcext:value-type="float">
            <text:p>712</text:p>
          </table:table-cell>
          <table:table-cell table:formula="of:=[C_Acu_NA.N56]-[C_Acu_NA.N55]" office:value-type="float" office:value="3888" calcext:value-type="float">
            <text:p>3888</text:p>
          </table:table-cell>
          <table:table-cell table:formula="of:=[C_Acu_NA.O56]-[C_Acu_NA.O55]" office:value-type="float" office:value="738" calcext:value-type="float">
            <text:p>738</text:p>
          </table:table-cell>
          <table:table-cell table:formula="of:=[C_Acu_NA.P56]-[C_Acu_NA.P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1" table:formula="of:=[C_Acu_NA.B57]" office:value-type="date" office:date-value="2020-04-08" calcext:value-type="date">
            <text:p>08/04</text:p>
          </table:table-cell>
          <table:table-cell table:formula="of:=[C_Acu_NA.C57]-[C_Acu_NA.C56]" office:value-type="float" office:value="4003" calcext:value-type="float">
            <text:p>4003</text:p>
          </table:table-cell>
          <table:table-cell table:formula="of:=[C_Acu_NA.D57]-[C_Acu_NA.D56]" office:value-type="float" office:value="333" calcext:value-type="float">
            <text:p>333</text:p>
          </table:table-cell>
          <table:table-cell table:formula="of:=[C_Acu_NA.E57]-[C_Acu_NA.E56]" office:value-type="float" office:value="1209" calcext:value-type="float">
            <text:p>1209</text:p>
          </table:table-cell>
          <table:table-cell table:formula="of:=[C_Acu_NA.F57]-[C_Acu_NA.F56]" office:value-type="float" office:value="331" calcext:value-type="float">
            <text:p>331</text:p>
          </table:table-cell>
          <table:table-cell table:formula="of:=[C_Acu_NA.G57]-[C_Acu_NA.G56]" office:value-type="float" office:value="6180" calcext:value-type="float">
            <text:p>6180</text:p>
          </table:table-cell>
          <table:table-cell table:formula="of:=[C_Acu_NA.H57]-[C_Acu_NA.H56]" office:value-type="float" office:value="3881" calcext:value-type="float">
            <text:p>3881</text:p>
          </table:table-cell>
          <table:table-cell table:formula="of:=[C_Acu_NA.I57]-[C_Acu_NA.I56]" office:value-type="float" office:value="969" calcext:value-type="float">
            <text:p>969</text:p>
          </table:table-cell>
          <table:table-cell table:formula="of:=[C_Acu_NA.J57]-[C_Acu_NA.J56]" office:value-type="float" office:value="3836" calcext:value-type="float">
            <text:p>3836</text:p>
          </table:table-cell>
          <table:table-cell table:formula="of:=[C_Acu_NA.K57]-[C_Acu_NA.K56]" office:value-type="float" office:value="365" calcext:value-type="float">
            <text:p>365</text:p>
          </table:table-cell>
          <table:table-cell table:formula="of:=[C_Acu_NA.L57]-[C_Acu_NA.L56]" office:value-type="float" office:value="64" calcext:value-type="float">
            <text:p>64</text:p>
          </table:table-cell>
          <table:table-cell table:formula="of:=[C_Acu_NA.M57]-[C_Acu_NA.M56]" office:value-type="float" office:value="699" calcext:value-type="float">
            <text:p>699</text:p>
          </table:table-cell>
          <table:table-cell table:formula="of:=[C_Acu_NA.N57]-[C_Acu_NA.N56]" office:value-type="float" office:value="5865" calcext:value-type="float">
            <text:p>5865</text:p>
          </table:table-cell>
          <table:table-cell table:formula="of:=[C_Acu_NA.O57]-[C_Acu_NA.O56]" office:value-type="float" office:value="656" calcext:value-type="float">
            <text:p>656</text:p>
          </table:table-cell>
          <table:table-cell table:formula="of:=[C_Acu_NA.P57]-[C_Acu_NA.P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1" table:formula="of:=[C_Acu_NA.B58]" office:value-type="date" office:date-value="2020-04-09" calcext:value-type="date">
            <text:p>09/04</text:p>
          </table:table-cell>
          <table:table-cell table:formula="of:=[C_Acu_NA.C58]-[C_Acu_NA.C57]" office:value-type="float" office:value="4974" calcext:value-type="float">
            <text:p>4974</text:p>
          </table:table-cell>
          <table:table-cell table:formula="of:=[C_Acu_NA.D58]-[C_Acu_NA.D57]" office:value-type="float" office:value="286" calcext:value-type="float">
            <text:p>286</text:p>
          </table:table-cell>
          <table:table-cell table:formula="of:=[C_Acu_NA.E58]-[C_Acu_NA.E57]" office:value-type="float" office:value="1580" calcext:value-type="float">
            <text:p>1580</text:p>
          </table:table-cell>
          <table:table-cell table:formula="of:=[C_Acu_NA.F58]-[C_Acu_NA.F57]" office:value-type="float" office:value="233" calcext:value-type="float">
            <text:p>233</text:p>
          </table:table-cell>
          <table:table-cell table:formula="of:=[C_Acu_NA.G58]-[C_Acu_NA.G57]" office:value-type="float" office:value="5756" calcext:value-type="float">
            <text:p>5756</text:p>
          </table:table-cell>
          <table:table-cell table:formula="of:=[C_Acu_NA.H58]-[C_Acu_NA.H57]" office:value-type="float" office:value="4286" calcext:value-type="float">
            <text:p>4286</text:p>
          </table:table-cell>
          <table:table-cell table:formula="of:=[C_Acu_NA.I58]-[C_Acu_NA.I57]" office:value-type="float" office:value="1213" calcext:value-type="float">
            <text:p>1213</text:p>
          </table:table-cell>
          <table:table-cell table:formula="of:=[C_Acu_NA.J58]-[C_Acu_NA.J57]" office:value-type="float" office:value="4204" calcext:value-type="float">
            <text:p>4204</text:p>
          </table:table-cell>
          <table:table-cell table:formula="of:=[C_Acu_NA.K58]-[C_Acu_NA.K57]" office:value-type="float" office:value="500" calcext:value-type="float">
            <text:p>500</text:p>
          </table:table-cell>
          <table:table-cell table:formula="of:=[C_Acu_NA.L58]-[C_Acu_NA.L57]" office:value-type="float" office:value="81" calcext:value-type="float">
            <text:p>81</text:p>
          </table:table-cell>
          <table:table-cell table:formula="of:=[C_Acu_NA.M58]-[C_Acu_NA.M57]" office:value-type="float" office:value="815" calcext:value-type="float">
            <text:p>815</text:p>
          </table:table-cell>
          <table:table-cell table:formula="of:=[C_Acu_NA.N58]-[C_Acu_NA.N57]" office:value-type="float" office:value="4675" calcext:value-type="float">
            <text:p>4675</text:p>
          </table:table-cell>
          <table:table-cell table:formula="of:=[C_Acu_NA.O58]-[C_Acu_NA.O57]" office:value-type="float" office:value="644" calcext:value-type="float">
            <text:p>644</text:p>
          </table:table-cell>
          <table:table-cell table:formula="of:=[C_Acu_NA.P58]-[C_Acu_NA.P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1" table:formula="of:=[C_Acu_NA.B59]" office:value-type="date" office:date-value="2020-04-10" calcext:value-type="date">
            <text:p>10/04</text:p>
          </table:table-cell>
          <table:table-cell table:formula="of:=[C_Acu_NA.C59]-[C_Acu_NA.C58]" office:value-type="float" office:value="5323" calcext:value-type="float">
            <text:p>5323</text:p>
          </table:table-cell>
          <table:table-cell table:formula="of:=[C_Acu_NA.D59]-[C_Acu_NA.D58]" office:value-type="float" office:value="354" calcext:value-type="float">
            <text:p>354</text:p>
          </table:table-cell>
          <table:table-cell table:formula="of:=[C_Acu_NA.E59]-[C_Acu_NA.E58]" office:value-type="float" office:value="1684" calcext:value-type="float">
            <text:p>1684</text:p>
          </table:table-cell>
          <table:table-cell table:formula="of:=[C_Acu_NA.F59]-[C_Acu_NA.F58]" office:value-type="float" office:value="184" calcext:value-type="float">
            <text:p>184</text:p>
          </table:table-cell>
          <table:table-cell table:formula="of:=[C_Acu_NA.G59]-[C_Acu_NA.G58]" office:value-type="float" office:value="4576" calcext:value-type="float">
            <text:p>4576</text:p>
          </table:table-cell>
          <table:table-cell table:formula="of:=[C_Acu_NA.H59]-[C_Acu_NA.H58]" office:value-type="float" office:value="4342" calcext:value-type="float">
            <text:p>4342</text:p>
          </table:table-cell>
          <table:table-cell table:formula="of:=[C_Acu_NA.I59]-[C_Acu_NA.I58]" office:value-type="float" office:value="1335" calcext:value-type="float">
            <text:p>1335</text:p>
          </table:table-cell>
          <table:table-cell table:formula="of:=[C_Acu_NA.J59]-[C_Acu_NA.J58]" office:value-type="float" office:value="3951" calcext:value-type="float">
            <text:p>3951</text:p>
          </table:table-cell>
          <table:table-cell table:formula="of:=[C_Acu_NA.K59]-[C_Acu_NA.K58]" office:value-type="float" office:value="1515" calcext:value-type="float">
            <text:p>1515</text:p>
          </table:table-cell>
          <table:table-cell table:formula="of:=[C_Acu_NA.L59]-[C_Acu_NA.L58]" office:value-type="float" office:value="108" calcext:value-type="float">
            <text:p>108</text:p>
          </table:table-cell>
          <table:table-cell table:formula="of:=[C_Acu_NA.M59]-[C_Acu_NA.M58]" office:value-type="float" office:value="1516" calcext:value-type="float">
            <text:p>1516</text:p>
          </table:table-cell>
          <table:table-cell table:formula="of:=[C_Acu_NA.N59]-[C_Acu_NA.N58]" office:value-type="float" office:value="5706" calcext:value-type="float">
            <text:p>5706</text:p>
          </table:table-cell>
          <table:table-cell table:formula="of:=[C_Acu_NA.O59]-[C_Acu_NA.O58]" office:value-type="float" office:value="455" calcext:value-type="float">
            <text:p>455</text:p>
          </table:table-cell>
          <table:table-cell table:formula="of:=[C_Acu_NA.P59]-[C_Acu_NA.P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1" table:formula="of:=[C_Acu_NA.B60]" office:value-type="date" office:date-value="2020-04-11" calcext:value-type="date">
            <text:p>11/04</text:p>
          </table:table-cell>
          <table:table-cell table:formula="of:=[C_Acu_NA.C60]-[C_Acu_NA.C59]" office:value-type="float" office:value="4133" calcext:value-type="float">
            <text:p>4133</text:p>
          </table:table-cell>
          <table:table-cell table:formula="of:=[C_Acu_NA.D60]-[C_Acu_NA.D59]" office:value-type="float" office:value="284" calcext:value-type="float">
            <text:p>284</text:p>
          </table:table-cell>
          <table:table-cell table:formula="of:=[C_Acu_NA.E60]-[C_Acu_NA.E59]" office:value-type="float" office:value="1351" calcext:value-type="float">
            <text:p>1351</text:p>
          </table:table-cell>
          <table:table-cell table:formula="of:=[C_Acu_NA.F60]-[C_Acu_NA.F59]" office:value-type="float" office:value="177" calcext:value-type="float">
            <text:p>177</text:p>
          </table:table-cell>
          <table:table-cell table:formula="of:=[C_Acu_NA.G60]-[C_Acu_NA.G59]" office:value-type="float" office:value="4830" calcext:value-type="float">
            <text:p>4830</text:p>
          </table:table-cell>
          <table:table-cell table:formula="of:=[C_Acu_NA.H60]-[C_Acu_NA.H59]" office:value-type="float" office:value="3114" calcext:value-type="float">
            <text:p>3114</text:p>
          </table:table-cell>
          <table:table-cell table:formula="of:=[C_Acu_NA.I60]-[C_Acu_NA.I59]" office:value-type="float" office:value="1316" calcext:value-type="float">
            <text:p>1316</text:p>
          </table:table-cell>
          <table:table-cell table:formula="of:=[C_Acu_NA.J60]-[C_Acu_NA.J59]" office:value-type="float" office:value="2694" calcext:value-type="float">
            <text:p>2694</text:p>
          </table:table-cell>
          <table:table-cell table:formula="of:=[C_Acu_NA.K60]-[C_Acu_NA.K59]" office:value-type="float" office:value="839" calcext:value-type="float">
            <text:p>839</text:p>
          </table:table-cell>
          <table:table-cell table:formula="of:=[C_Acu_NA.L60]-[C_Acu_NA.L59]" office:value-type="float" office:value="47" calcext:value-type="float">
            <text:p>47</text:p>
          </table:table-cell>
          <table:table-cell table:formula="of:=[C_Acu_NA.M60]-[C_Acu_NA.M59]" office:value-type="float" office:value="515" calcext:value-type="float">
            <text:p>515</text:p>
          </table:table-cell>
          <table:table-cell table:formula="of:=[C_Acu_NA.N60]-[C_Acu_NA.N59]" office:value-type="float" office:value="5233" calcext:value-type="float">
            <text:p>5233</text:p>
          </table:table-cell>
          <table:table-cell table:formula="of:=[C_Acu_NA.O60]-[C_Acu_NA.O59]" office:value-type="float" office:value="394" calcext:value-type="float">
            <text:p>394</text:p>
          </table:table-cell>
          <table:table-cell table:formula="of:=[C_Acu_NA.P60]-[C_Acu_NA.P59]" office:value-type="float" office:value="556" calcext:value-type="float">
            <text:p>556</text:p>
          </table:table-cell>
        </table:table-row>
        <table:table-row table:style-name="ro1">
          <table:table-cell table:style-name="ce62"/>
          <table:table-cell table:style-name="ce52" table:formula="of:=[C_Acu_NA.B61]" office:value-type="date" office:date-value="2020-04-12" calcext:value-type="date">
            <text:p>12/04</text:p>
          </table:table-cell>
          <table:table-cell table:style-name="ce44" table:formula="of:=[C_Acu_NA.C61]-[C_Acu_NA.C60]" office:value-type="float" office:value="2821" calcext:value-type="float">
            <text:p>2821</text:p>
          </table:table-cell>
          <table:table-cell table:style-name="ce44" table:formula="of:=[C_Acu_NA.D61]-[C_Acu_NA.D60]" office:value-type="float" office:value="118" calcext:value-type="float">
            <text:p>118</text:p>
          </table:table-cell>
          <table:table-cell table:style-name="ce44" table:formula="of:=[C_Acu_NA.E61]-[C_Acu_NA.E60]" office:value-type="float" office:value="1629" calcext:value-type="float">
            <text:p>1629</text:p>
          </table:table-cell>
          <table:table-cell table:style-name="ce44" table:formula="of:=[C_Acu_NA.F61]-[C_Acu_NA.F60]" office:value-type="float" office:value="178" calcext:value-type="float">
            <text:p>178</text:p>
          </table:table-cell>
          <table:table-cell table:style-name="ce44" table:formula="of:=[C_Acu_NA.G61]-[C_Acu_NA.G60]" office:value-type="float" office:value="4167" calcext:value-type="float">
            <text:p>4167</text:p>
          </table:table-cell>
          <table:table-cell table:style-name="ce44" table:formula="of:=[C_Acu_NA.H61]-[C_Acu_NA.H60]" office:value-type="float" office:value="1613" calcext:value-type="float">
            <text:p>1613</text:p>
          </table:table-cell>
          <table:table-cell table:style-name="ce44" table:formula="of:=[C_Acu_NA.I61]-[C_Acu_NA.I60]" office:value-type="float" office:value="1174" calcext:value-type="float">
            <text:p>1174</text:p>
          </table:table-cell>
          <table:table-cell table:style-name="ce44" table:formula="of:=[C_Acu_NA.J61]-[C_Acu_NA.J60]" office:value-type="float" office:value="6092" calcext:value-type="float">
            <text:p>6092</text:p>
          </table:table-cell>
          <table:table-cell table:style-name="ce44" table:formula="of:=[C_Acu_NA.K61]-[C_Acu_NA.K60]" office:value-type="float" office:value="727" calcext:value-type="float">
            <text:p>727</text:p>
          </table:table-cell>
          <table:table-cell table:style-name="ce44" table:formula="of:=[C_Acu_NA.L61]-[C_Acu_NA.L60]" office:value-type="float" office:value="11" calcext:value-type="float">
            <text:p>11</text:p>
          </table:table-cell>
          <table:table-cell table:style-name="ce44" table:formula="of:=[C_Acu_NA.M61]-[C_Acu_NA.M60]" office:value-type="float" office:value="598" calcext:value-type="float">
            <text:p>598</text:p>
          </table:table-cell>
          <table:table-cell table:style-name="ce44" table:formula="of:=[C_Acu_NA.N61]-[C_Acu_NA.N60]" office:value-type="float" office:value="5288" calcext:value-type="float">
            <text:p>5288</text:p>
          </table:table-cell>
          <table:table-cell table:style-name="ce44" table:formula="of:=[C_Acu_NA.O61]-[C_Acu_NA.O60]" office:value-type="float" office:value="463" calcext:value-type="float">
            <text:p>463</text:p>
          </table:table-cell>
          <table:table-cell table:style-name="ce44" table:formula="of:=[C_Acu_NA.P61]-[C_Acu_NA.P60]" office:value-type="float" office:value="308" calcext:value-type="float">
            <text:p>308</text:p>
          </table:table-cell>
        </table:table-row>
        <table:table-row table:style-name="ro1">
          <table:table-cell table:style-name="ce63" table:formula="of:=[C_Acu_NA.A62]" office:value-type="string" office:string-value="L" calcext:value-type="string">
            <text:p>L</text:p>
          </table:table-cell>
          <table:table-cell table:style-name="ce50" table:formula="of:=[C_Acu_NA.B62]" office:value-type="date" office:date-value="2020-04-13" calcext:value-type="date">
            <text:p>13/04</text:p>
          </table:table-cell>
          <table:table-cell table:style-name="ce43" table:formula="of:=[C_Acu_NA.C62]-[C_Acu_NA.C61]" office:value-type="float" office:value="2537" calcext:value-type="float">
            <text:p>2537</text:p>
          </table:table-cell>
          <table:table-cell table:style-name="ce43" table:formula="of:=[C_Acu_NA.D62]-[C_Acu_NA.D61]" office:value-type="float" office:value="105" calcext:value-type="float">
            <text:p>105</text:p>
          </table:table-cell>
          <table:table-cell table:style-name="ce43" table:formula="of:=[C_Acu_NA.E62]-[C_Acu_NA.E61]" office:value-type="float" office:value="942" calcext:value-type="float">
            <text:p>942</text:p>
          </table:table-cell>
          <table:table-cell table:style-name="ce43" table:formula="of:=[C_Acu_NA.F62]-[C_Acu_NA.F61]" office:value-type="float" office:value="144" calcext:value-type="float">
            <text:p>144</text:p>
          </table:table-cell>
          <table:table-cell table:style-name="ce43" table:formula="of:=[C_Acu_NA.G62]-[C_Acu_NA.G61]" office:value-type="float" office:value="3477" calcext:value-type="float">
            <text:p>3477</text:p>
          </table:table-cell>
          <table:table-cell table:style-name="ce43" table:formula="of:=[C_Acu_NA.H62]-[C_Acu_NA.H61]" office:value-type="float" office:value="2673" calcext:value-type="float">
            <text:p>2673</text:p>
          </table:table-cell>
          <table:table-cell table:style-name="ce43" table:formula="of:=[C_Acu_NA.I62]-[C_Acu_NA.I61]" office:value-type="float" office:value="964" calcext:value-type="float">
            <text:p>964</text:p>
          </table:table-cell>
          <table:table-cell table:style-name="ce43" table:formula="of:=[C_Acu_NA.J62]-[C_Acu_NA.J61]" office:value-type="float" office:value="3153" calcext:value-type="float">
            <text:p>3153</text:p>
          </table:table-cell>
          <table:table-cell table:style-name="ce43" table:formula="of:=[C_Acu_NA.K62]-[C_Acu_NA.K61]" office:value-type="float" office:value="992" calcext:value-type="float">
            <text:p>992</text:p>
          </table:table-cell>
          <table:table-cell table:style-name="ce43" table:formula="of:=[C_Acu_NA.L62]-[C_Acu_NA.L61]" office:value-type="float" office:value="11" calcext:value-type="float">
            <text:p>11</text:p>
          </table:table-cell>
          <table:table-cell table:style-name="ce43" table:formula="of:=[C_Acu_NA.M62]-[C_Acu_NA.M61]" office:value-type="float" office:value="349" calcext:value-type="float">
            <text:p>349</text:p>
          </table:table-cell>
          <table:table-cell table:style-name="ce43" table:formula="of:=[C_Acu_NA.N62]-[C_Acu_NA.N61]" office:value-type="float" office:value="4342" calcext:value-type="float">
            <text:p>4342</text:p>
          </table:table-cell>
          <table:table-cell table:style-name="ce43" table:formula="of:=[C_Acu_NA.O62]-[C_Acu_NA.O61]" office:value-type="float" office:value="437" calcext:value-type="float">
            <text:p>437</text:p>
          </table:table-cell>
          <table:table-cell table:style-name="ce43" table:formula="of:=[C_Acu_NA.P62]-[C_Acu_NA.P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1" table:formula="of:=[C_Acu_NA.B63]" office:value-type="date" office:date-value="2020-04-14" calcext:value-type="date">
            <text:p>14/04</text:p>
          </table:table-cell>
          <table:table-cell table:formula="of:=[C_Acu_NA.C63]-[C_Acu_NA.C62]" office:value-type="float" office:value="2082" calcext:value-type="float">
            <text:p>2082</text:p>
          </table:table-cell>
          <table:table-cell table:formula="of:=[C_Acu_NA.D63]-[C_Acu_NA.D62]" office:value-type="float" office:value="160" calcext:value-type="float">
            <text:p>160</text:p>
          </table:table-cell>
          <table:table-cell table:formula="of:=[C_Acu_NA.E63]-[C_Acu_NA.E62]" office:value-type="float" office:value="530" calcext:value-type="float">
            <text:p>530</text:p>
          </table:table-cell>
          <table:table-cell table:formula="of:=[C_Acu_NA.F63]-[C_Acu_NA.F62]" office:value-type="float" office:value="193" calcext:value-type="float">
            <text:p>193</text:p>
          </table:table-cell>
          <table:table-cell table:formula="of:=[C_Acu_NA.G63]-[C_Acu_NA.G62]" office:value-type="float" office:value="3045" calcext:value-type="float">
            <text:p>3045</text:p>
          </table:table-cell>
          <table:table-cell table:formula="of:=[C_Acu_NA.H63]-[C_Acu_NA.H62]" office:value-type="float" office:value="5497" calcext:value-type="float">
            <text:p>5497</text:p>
          </table:table-cell>
          <table:table-cell table:formula="of:=[C_Acu_NA.I63]-[C_Acu_NA.I62]" office:value-type="float" office:value="868" calcext:value-type="float">
            <text:p>868</text:p>
          </table:table-cell>
          <table:table-cell table:formula="of:=[C_Acu_NA.J63]-[C_Acu_NA.J62]" office:value-type="float" office:value="2972" calcext:value-type="float">
            <text:p>2972</text:p>
          </table:table-cell>
          <table:table-cell table:formula="of:=[C_Acu_NA.K63]-[C_Acu_NA.K62]" office:value-type="float" office:value="832" calcext:value-type="float">
            <text:p>832</text:p>
          </table:table-cell>
          <table:table-cell table:formula="of:=[C_Acu_NA.L63]-[C_Acu_NA.L62]" office:value-type="float" office:value="15" calcext:value-type="float">
            <text:p>15</text:p>
          </table:table-cell>
          <table:table-cell table:formula="of:=[C_Acu_NA.M63]-[C_Acu_NA.M62]" office:value-type="float" office:value="514" calcext:value-type="float">
            <text:p>514</text:p>
          </table:table-cell>
          <table:table-cell table:formula="of:=[C_Acu_NA.N63]-[C_Acu_NA.N62]" office:value-type="float" office:value="5252" calcext:value-type="float">
            <text:p>5252</text:p>
          </table:table-cell>
          <table:table-cell table:formula="of:=[C_Acu_NA.O63]-[C_Acu_NA.O62]" office:value-type="float" office:value="480" calcext:value-type="float">
            <text:p>480</text:p>
          </table:table-cell>
          <table:table-cell table:formula="of:=[C_Acu_NA.P63]-[C_Acu_NA.P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1" table:formula="of:=[C_Acu_NA.B64]" office:value-type="date" office:date-value="2020-04-15" calcext:value-type="date">
            <text:p>15/04</text:p>
          </table:table-cell>
          <table:table-cell table:formula="of:=[C_Acu_NA.C64]-[C_Acu_NA.C63]" office:value-type="float" office:value="2486" calcext:value-type="float">
            <text:p>2486</text:p>
          </table:table-cell>
          <table:table-cell table:formula="of:=[C_Acu_NA.D64]-[C_Acu_NA.D63]" office:value-type="float" office:value="162" calcext:value-type="float">
            <text:p>162</text:p>
          </table:table-cell>
          <table:table-cell table:formula="of:=[C_Acu_NA.E64]-[C_Acu_NA.E63]" office:value-type="float" office:value="2454" calcext:value-type="float">
            <text:p>2454</text:p>
          </table:table-cell>
          <table:table-cell table:formula="of:=[C_Acu_NA.F64]-[C_Acu_NA.F63]" office:value-type="float" office:value="170" calcext:value-type="float">
            <text:p>170</text:p>
          </table:table-cell>
          <table:table-cell table:formula="of:=[C_Acu_NA.G64]-[C_Acu_NA.G63]" office:value-type="float" office:value="5092" calcext:value-type="float">
            <text:p>5092</text:p>
          </table:table-cell>
          <table:table-cell table:formula="of:=[C_Acu_NA.H64]-[C_Acu_NA.H63]" office:value-type="float" office:value="2633" calcext:value-type="float">
            <text:p>2633</text:p>
          </table:table-cell>
          <table:table-cell table:formula="of:=[C_Acu_NA.I64]-[C_Acu_NA.I63]" office:value-type="float" office:value="734" calcext:value-type="float">
            <text:p>734</text:p>
          </table:table-cell>
          <table:table-cell table:formula="of:=[C_Acu_NA.J64]-[C_Acu_NA.J63]" office:value-type="float" office:value="2667" calcext:value-type="float">
            <text:p>2667</text:p>
          </table:table-cell>
          <table:table-cell table:formula="of:=[C_Acu_NA.K64]-[C_Acu_NA.K63]" office:value-type="float" office:value="1068" calcext:value-type="float">
            <text:p>1068</text:p>
          </table:table-cell>
          <table:table-cell table:formula="of:=[C_Acu_NA.L64]-[C_Acu_NA.L63]" office:value-type="float" office:value="66" calcext:value-type="float">
            <text:p>66</text:p>
          </table:table-cell>
          <table:table-cell table:formula="of:=[C_Acu_NA.M64]-[C_Acu_NA.M63]" office:value-type="float" office:value="643" calcext:value-type="float">
            <text:p>643</text:p>
          </table:table-cell>
          <table:table-cell table:formula="of:=[C_Acu_NA.N64]-[C_Acu_NA.N63]" office:value-type="float" office:value="4603" calcext:value-type="float">
            <text:p>4603</text:p>
          </table:table-cell>
          <table:table-cell table:formula="of:=[C_Acu_NA.O64]-[C_Acu_NA.O63]" office:value-type="float" office:value="604" calcext:value-type="float">
            <text:p>604</text:p>
          </table:table-cell>
          <table:table-cell table:formula="of:=[C_Acu_NA.P64]-[C_Acu_NA.P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1" table:formula="of:=[C_Acu_NA.B65]" office:value-type="date" office:date-value="2020-04-16" calcext:value-type="date">
            <text:p>16/04</text:p>
          </table:table-cell>
          <table:table-cell table:formula="of:=[C_Acu_NA.C65]-[C_Acu_NA.C64]" office:value-type="float" office:value="2866" calcext:value-type="float">
            <text:p>2866</text:p>
          </table:table-cell>
          <table:table-cell table:formula="of:=[C_Acu_NA.D65]-[C_Acu_NA.D64]" office:value-type="float" office:value="130" calcext:value-type="float">
            <text:p>130</text:p>
          </table:table-cell>
          <table:table-cell table:formula="of:=[C_Acu_NA.E65]-[C_Acu_NA.E64]" office:value-type="float" office:value="1236" calcext:value-type="float">
            <text:p>1236</text:p>
          </table:table-cell>
          <table:table-cell table:formula="of:=[C_Acu_NA.F65]-[C_Acu_NA.F64]" office:value-type="float" office:value="198" calcext:value-type="float">
            <text:p>198</text:p>
          </table:table-cell>
          <table:table-cell table:formula="of:=[C_Acu_NA.G65]-[C_Acu_NA.G64]" office:value-type="float" office:value="5183" calcext:value-type="float">
            <text:p>5183</text:p>
          </table:table-cell>
          <table:table-cell table:formula="of:=[C_Acu_NA.H65]-[C_Acu_NA.H64]" office:value-type="float" office:value="2641" calcext:value-type="float">
            <text:p>2641</text:p>
          </table:table-cell>
          <table:table-cell table:formula="of:=[C_Acu_NA.I65]-[C_Acu_NA.I64]" office:value-type="float" office:value="1061" calcext:value-type="float">
            <text:p>1061</text:p>
          </table:table-cell>
          <table:table-cell table:formula="of:=[C_Acu_NA.J65]-[C_Acu_NA.J64]" office:value-type="float" office:value="3786" calcext:value-type="float">
            <text:p>3786</text:p>
          </table:table-cell>
          <table:table-cell table:formula="of:=[C_Acu_NA.K65]-[C_Acu_NA.K64]" office:value-type="float" office:value="724" calcext:value-type="float">
            <text:p>724</text:p>
          </table:table-cell>
          <table:table-cell table:formula="of:=[C_Acu_NA.L65]-[C_Acu_NA.L64]" office:value-type="float" office:value="71" calcext:value-type="float">
            <text:p>71</text:p>
          </table:table-cell>
          <table:table-cell table:formula="of:=[C_Acu_NA.M65]-[C_Acu_NA.M64]" office:value-type="float" office:value="750" calcext:value-type="float">
            <text:p>750</text:p>
          </table:table-cell>
          <table:table-cell table:formula="of:=[C_Acu_NA.N65]-[C_Acu_NA.N64]" office:value-type="float" office:value="4617" calcext:value-type="float">
            <text:p>4617</text:p>
          </table:table-cell>
          <table:table-cell table:formula="of:=[C_Acu_NA.O65]-[C_Acu_NA.O64]" office:value-type="float" office:value="555" calcext:value-type="float">
            <text:p>555</text:p>
          </table:table-cell>
          <table:table-cell table:formula="of:=[C_Acu_NA.P65]-[C_Acu_NA.P64]" office:value-type="float" office:value="396" calcext:value-type="float">
            <text:p>396</text:p>
          </table:table-cell>
        </table:table-row>
        <table:table-row table:style-name="ro1">
          <table:table-cell/>
          <table:table-cell table:style-name="ce51" table:formula="of:=[C_Acu_NA.B66]" office:value-type="date" office:date-value="2020-04-17" calcext:value-type="date">
            <text:p>17/04</text:p>
          </table:table-cell>
          <table:table-cell table:formula="of:=[C_Acu_NA.C66]-[C_Acu_NA.C65]" office:value-type="float" office:value="3380" calcext:value-type="float">
            <text:p>3380</text:p>
          </table:table-cell>
          <table:table-cell table:formula="of:=[C_Acu_NA.D66]-[C_Acu_NA.D65]" office:value-type="float" office:value="102" calcext:value-type="float">
            <text:p>102</text:p>
          </table:table-cell>
          <table:table-cell table:formula="of:=[C_Acu_NA.E66]-[C_Acu_NA.E65]" office:value-type="float" office:value="1329" calcext:value-type="float">
            <text:p>1329</text:p>
          </table:table-cell>
          <table:table-cell table:formula="of:=[C_Acu_NA.F66]-[C_Acu_NA.F65]" office:value-type="float" office:value="194" calcext:value-type="float">
            <text:p>194</text:p>
          </table:table-cell>
          <table:table-cell table:formula="of:=[C_Acu_NA.G66]-[C_Acu_NA.G65]" office:value-type="float" office:value="5252" calcext:value-type="float">
            <text:p>5252</text:p>
          </table:table-cell>
          <table:table-cell table:formula="of:=[C_Acu_NA.H66]-[C_Acu_NA.H65]" office:value-type="float" office:value="405" calcext:value-type="float">
            <text:p>405</text:p>
          </table:table-cell>
          <table:table-cell table:formula="of:=[C_Acu_NA.I66]-[C_Acu_NA.I65]" office:value-type="float" office:value="1235" calcext:value-type="float">
            <text:p>1235</text:p>
          </table:table-cell>
          <table:table-cell table:formula="of:=[C_Acu_NA.J66]-[C_Acu_NA.J65]" office:value-type="float" office:value="3493" calcext:value-type="float">
            <text:p>3493</text:p>
          </table:table-cell>
          <table:table-cell table:formula="of:=[C_Acu_NA.K66]-[C_Acu_NA.K65]" office:value-type="float" office:value="709" calcext:value-type="float">
            <text:p>709</text:p>
          </table:table-cell>
          <table:table-cell/>
          <table:table-cell table:formula="of:=[C_Acu_NA.M66]-[C_Acu_NA.M65]" office:value-type="float" office:value="181" calcext:value-type="float">
            <text:p>181</text:p>
          </table:table-cell>
          <table:table-cell table:formula="of:=[C_Acu_NA.N66]-[C_Acu_NA.N65]" office:value-type="float" office:value="5599" calcext:value-type="float">
            <text:p>5599</text:p>
          </table:table-cell>
          <table:table-cell table:formula="of:=[C_Acu_NA.O66]-[C_Acu_NA.O65]" office:value-type="float" office:value="226" calcext:value-type="float">
            <text:p>226</text:p>
          </table:table-cell>
          <table:table-cell table:formula="of:=[C_Acu_NA.P66]-[C_Acu_NA.P65]" office:value-type="float" office:value="346" calcext:value-type="float">
            <text:p>346</text:p>
          </table:table-cell>
        </table:table-row>
        <table:table-row table:style-name="ro1" table:number-rows-repeated="38">
          <table:table-cell/>
          <table:table-cell table:style-name="ce63"/>
          <table:table-cell table:number-columns-repeated="14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C_Acu_NA" table:style-name="ta1">
        <office:forms form:automatic-focus="false" form:apply-design-mode="false"/>
        <table:table-column table:style-name="co4" table:default-cell-style-name="ce42"/>
        <table:table-column table:style-name="co5" table:default-cell-style-name="Default"/>
        <table:table-column table:style-name="co6" table:number-columns-repeated="14" table:default-cell-style-name="ce42"/>
        <table:table-column table:style-name="co7" table:default-cell-style-name="ce42"/>
        <table:table-column table:style-name="co7" table:number-columns-repeated="13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3" table:number-columns-repeated="13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Casos acumulados</text:p>
          </table:table-cell>
          <table:table-cell table:number-columns-repeated="15"/>
          <table:table-cell table:style-name="ce58" table:number-columns-repeated="34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49"/>
          <table:table-cell table:style-name="ce44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44" office:value-type="string" calcext:value-type="string">
            <text:p>España</text:p>
          </table:table-cell>
          <table:table-cell table:style-name="ce44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44" office:value-type="string" calcext:value-type="string">
            <text:p>Italia</text:p>
          </table:table-cell>
          <table:table-cell table:style-name="ce44" office:value-type="string" calcext:value-type="string">
            <text:p>Irlanda</text:p>
          </table:table-cell>
          <table:table-cell table:style-name="ce44" office:value-type="string" calcext:value-type="string">
            <text:p>Luxembur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0" office:value-type="date" office:date-value="2020-02-20" calcext:value-type="date">
            <text:p>20/02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3" calcext:value-type="float">
            <text:p>3</text:p>
          </table:table-cell>
          <table:table-cell table:style-name="ce43" table:number-columns-repeated="3"/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number-columns-repeated="35"/>
        </table:table-row>
        <table:table-row table:style-name="ro1">
          <table:table-cell/>
          <table:table-cell table:style-name="ce51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1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2" office:value-type="date" office:date-value="2020-02-23" calcext:value-type="date">
            <text:p>23/02</text:p>
          </table:table-cell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4" office:value-type="float" office:value="150" calcext:value-type="float">
            <text:p>150</text:p>
          </table:table-cell>
          <table:table-cell table:style-name="ce44" table:number-columns-repeated="3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2-24" calcext:value-type="date">
            <text:p>24/02</text:p>
          </table:table-cell>
          <table:table-cell table:style-name="ce43" office:value-type="float" office:value="16" calcext:value-type="float">
            <text:p>1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27" calcext:value-type="float">
            <text:p>227</text:p>
          </table:table-cell>
          <table:table-cell table:style-name="ce43" table:number-columns-repeated="2"/>
          <table:table-cell table:style-name="ce5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1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9" calcext:value-type="date">
            <text:p>29/02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59" calcext:value-type="float">
            <text:p>59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128" calcext:value-type="float">
            <text:p>112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01" calcext:value-type="date">
            <text:p>01/03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84" calcext:value-type="float">
            <text:p>84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694" calcext:value-type="float">
            <text:p>169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3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2" calcext:value-type="date">
            <text:p>02/03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36" calcext:value-type="float">
            <text:p>203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56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08" calcext:value-type="date">
            <text:p>08/03</text:p>
          </table:table-cell>
          <table:table-cell table:style-name="ce44" office:value-type="float" office:value="847" calcext:value-type="float">
            <text:p>847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37" calcext:value-type="float">
            <text:p>37</text:p>
          </table:table-cell>
          <table:table-cell table:style-name="ce55" office:value-type="float" office:value="674" calcext:value-type="float">
            <text:p>674</text:p>
          </table:table-cell>
          <table:table-cell table:style-name="ce44" office:value-type="float" office:value="1126" calcext:value-type="float">
            <text:p>1126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7375" calcext:value-type="float">
            <text:p>737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225" calcext:value-type="float">
            <text:p>225</text:p>
          </table:table-cell>
          <table:table-cell table:style-name="ce44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9" calcext:value-type="date">
            <text:p>09/03</text:p>
          </table:table-cell>
          <table:table-cell table:style-name="ce43" office:value-type="float" office:value="1112" calcext:value-type="float">
            <text:p>1112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43" office:value-type="float" office:value="999" calcext:value-type="float">
            <text:p>999</text:p>
          </table:table-cell>
          <table:table-cell table:style-name="ce43" office:value-type="float" office:value="1412" calcext:value-type="float">
            <text:p>1412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9172" calcext:value-type="float">
            <text:p>917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4" calcext:value-type="date">
            <text:p>14/03</text:p>
          </table:table-cell>
          <table:table-cell table:style-name="ce53" office:value-type="float" office:value="4585" calcext:value-type="float">
            <text:p>4585</text:p>
          </table:table-cell>
          <table:table-cell table:style-name="ce53" office:value-type="float" office:value="655" calcext:value-type="float">
            <text:p>655</text:p>
          </table:table-cell>
          <table:table-cell table:style-name="ce53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53" office:value-type="float" office:value="5753" calcext:value-type="float">
            <text:p>5753</text:p>
          </table:table-cell>
          <table:table-cell table:style-name="ce53" office:value-type="float" office:value="4500" calcext:value-type="float">
            <text:p>4500</text:p>
          </table:table-cell>
          <table:table-cell table:style-name="ce53" office:value-type="float" office:value="959" calcext:value-type="float">
            <text:p>959</text:p>
          </table:table-cell>
          <table:table-cell table:style-name="ce53" office:value-type="float" office:value="21157" calcext:value-type="float">
            <text:p>21157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15" calcext:value-type="date">
            <text:p>15/03</text:p>
          </table:table-cell>
          <table:table-cell table:style-name="ce44" office:value-type="float" office:value="5813" calcext:value-type="float">
            <text:p>5813</text:p>
          </table:table-cell>
          <table:table-cell table:style-name="ce44" office:value-type="float" office:value="860" calcext:value-type="float">
            <text:p>860</text:p>
          </table:table-cell>
          <table:table-cell table:style-name="ce44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44" office:value-type="float" office:value="7753" calcext:value-type="float">
            <text:p>7753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1135" calcext:value-type="float">
            <text:p>1135</text:p>
          </table:table-cell>
          <table:table-cell table:style-name="ce44" office:value-type="float" office:value="24747" calcext:value-type="float">
            <text:p>24747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77" calcext:value-type="float">
            <text:p>77</text:p>
          </table:table-cell>
          <table:table-cell table:style-name="ce53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16" calcext:value-type="date">
            <text:p>16/03</text:p>
          </table:table-cell>
          <table:table-cell table:style-name="ce43" office:value-type="float" office:value="6012" calcext:value-type="float">
            <text:p>6012</text:p>
          </table:table-cell>
          <table:table-cell table:style-name="ce43" office:value-type="float" office:value="1016" calcext:value-type="float">
            <text:p>1016</text:p>
          </table:table-cell>
          <table:table-cell table:style-name="ce43" office:value-type="float" office:value="1058" calcext:value-type="float">
            <text:p>1058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9191" calcext:value-type="float">
            <text:p>9191</text:p>
          </table:table-cell>
          <table:table-cell table:style-name="ce43" office:value-type="float" office:value="6633" calcext:value-type="float">
            <text:p>6633</text:p>
          </table:table-cell>
          <table:table-cell table:style-name="ce43" office:value-type="float" office:value="1413" calcext:value-type="float">
            <text:p>1413</text:p>
          </table:table-cell>
          <table:table-cell table:style-name="ce43" office:value-type="float" office:value="27980" calcext:value-type="float">
            <text:p>27980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1543" calcext:value-type="float">
            <text:p>1543</text:p>
          </table:table-cell>
          <table:table-cell table:style-name="ce43" office:value-type="float" office:value="1146" calcext:value-type="float">
            <text:p>1146</text:p>
          </table:table-cell>
          <table:table-cell table:style-name="ce43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22" calcext:value-type="date">
            <text:p>22/03</text:p>
          </table:table-cell>
          <table:table-cell table:style-name="ce44" office:value-type="float" office:value="18610" calcext:value-type="float">
            <text:p>18610</text:p>
          </table:table-cell>
          <table:table-cell table:style-name="ce44" office:value-type="float" office:value="3244" calcext:value-type="float">
            <text:p>3244</text:p>
          </table:table-cell>
          <table:table-cell table:style-name="ce44" office:value-type="float" office:value="3401" calcext:value-type="float">
            <text:p>3401</text:p>
          </table:table-cell>
          <table:table-cell table:style-name="ce44" office:value-type="float" office:value="1512" calcext:value-type="float">
            <text:p>1512</text:p>
          </table:table-cell>
          <table:table-cell table:style-name="ce44" office:value-type="float" office:value="28572" calcext:value-type="float">
            <text:p>28572</text:p>
          </table:table-cell>
          <table:table-cell table:style-name="ce44" office:value-type="float" office:value="16018" calcext:value-type="float">
            <text:p>16018</text:p>
          </table:table-cell>
          <table:table-cell table:style-name="ce44" office:value-type="float" office:value="4204" calcext:value-type="float">
            <text:p>4204</text:p>
          </table:table-cell>
          <table:table-cell table:style-name="ce44" office:value-type="float" office:value="59138" calcext:value-type="float">
            <text:p>59138</text:p>
          </table:table-cell>
          <table:table-cell table:style-name="ce44" office:value-type="float" office:value="906" calcext:value-type="float">
            <text:p>906</text:p>
          </table:table-cell>
          <table:table-cell table:style-name="ce44" office:value-type="float" office:value="798" calcext:value-type="float">
            <text:p>798</text:p>
          </table:table-cell>
          <table:table-cell table:style-name="ce44" office:value-type="float" office:value="1600" calcext:value-type="float">
            <text:p>1600</text:p>
          </table:table-cell>
          <table:table-cell table:style-name="ce44" office:value-type="float" office:value="5683" calcext:value-type="float">
            <text:p>5683</text:p>
          </table:table-cell>
          <table:table-cell table:style-name="ce44" office:value-type="float" office:value="1984" calcext:value-type="float">
            <text:p>1984</text:p>
          </table:table-cell>
          <table:table-cell table:style-name="ce44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23" calcext:value-type="date">
            <text:p>23/03</text:p>
          </table:table-cell>
          <table:table-cell table:style-name="ce43" office:value-type="float" office:value="22672" calcext:value-type="float">
            <text:p>22672</text:p>
          </table:table-cell>
          <table:table-cell table:style-name="ce43" office:value-type="float" office:value="3924" calcext:value-type="float">
            <text:p>3924</text:p>
          </table:table-cell>
          <table:table-cell table:style-name="ce43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43" office:value-type="float" office:value="33089" calcext:value-type="float">
            <text:p>33089</text:p>
          </table:table-cell>
          <table:table-cell table:style-name="ce43" office:value-type="float" office:value="19856" calcext:value-type="float">
            <text:p>19856</text:p>
          </table:table-cell>
          <table:table-cell table:style-name="ce43" office:value-type="float" office:value="4749" calcext:value-type="float">
            <text:p>4749</text:p>
          </table:table-cell>
          <table:table-cell table:style-name="ce43" office:value-type="float" office:value="63927" calcext:value-type="float">
            <text:p>63927</text:p>
          </table:table-cell>
          <table:table-cell table:style-name="ce43" office:value-type="float" office:value="1125" calcext:value-type="float">
            <text:p>1125</text:p>
          </table:table-cell>
          <table:table-cell table:style-name="ce43" office:value-type="float" office:value="875" calcext:value-type="float">
            <text:p>875</text:p>
          </table:table-cell>
          <table:table-cell table:style-name="ce53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30" calcext:value-type="date">
            <text:p>30/03</text:p>
          </table:table-cell>
          <table:table-cell table:style-name="ce43" office:value-type="float" office:value="57298" calcext:value-type="float">
            <text:p>57298</text:p>
          </table:table-cell>
          <table:table-cell table:style-name="ce43" office:value-type="float" office:value="9377" calcext:value-type="float">
            <text:p>9377</text:p>
          </table:table-cell>
          <table:table-cell table:style-name="ce43" office:value-type="float" office:value="11899" calcext:value-type="float">
            <text:p>11899</text:p>
          </table:table-cell>
          <table:table-cell table:style-name="ce43" office:value-type="float" office:value="2755" calcext:value-type="float">
            <text:p>2755</text:p>
          </table:table-cell>
          <table:table-cell table:style-name="ce43" office:value-type="float" office:value="85195" calcext:value-type="float">
            <text:p>85195</text:p>
          </table:table-cell>
          <table:table-cell table:style-name="ce43" office:value-type="float" office:value="44550" calcext:value-type="float">
            <text:p>44550</text:p>
          </table:table-cell>
          <table:table-cell table:style-name="ce43" office:value-type="float" office:value="11750" calcext:value-type="float">
            <text:p>11750</text:p>
          </table:table-cell>
          <table:table-cell table:style-name="ce43" office:value-type="float" office:value="101739" calcext:value-type="float">
            <text:p>101739</text:p>
          </table:table-cell>
          <table:table-cell table:style-name="ce43" office:value-type="float" office:value="2910" calcext:value-type="float">
            <text:p>2910</text:p>
          </table:table-cell>
          <table:table-cell table:style-name="ce43" office:value-type="float" office:value="1988" calcext:value-type="float">
            <text:p>1988</text:p>
          </table:table-cell>
          <table:table-cell table:style-name="ce43" office:value-type="float" office:value="6408" calcext:value-type="float">
            <text:p>6408</text:p>
          </table:table-cell>
          <table:table-cell table:style-name="ce43" office:value-type="float" office:value="22271" calcext:value-type="float">
            <text:p>22271</text:p>
          </table:table-cell>
          <table:table-cell table:style-name="ce43" office:value-type="float" office:value="4358" calcext:value-type="float">
            <text:p>4358</text:p>
          </table:table-cell>
          <table:table-cell table:style-name="ce43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3" calcext:value-type="float">
            <text:p>4833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9" calcext:value-type="float">
            <text:p>5319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4" calcext:value-type="float">
            <text:p>5874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57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6" calcext:value-type="float">
            <text:p>6476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3" calcext:value-type="float">
            <text:p>6833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4-05" calcext:value-type="date">
            <text:p>05/04</text:p>
          </table:table-cell>
          <table:table-cell table:style-name="ce44" office:value-type="float" office:value="91714" calcext:value-type="float">
            <text:p>91714</text:p>
          </table:table-cell>
          <table:table-cell table:style-name="ce44" office:value-type="float" office:value="11907" calcext:value-type="float">
            <text:p>11907</text:p>
          </table:table-cell>
          <table:table-cell table:style-name="ce44" office:value-type="float" office:value="19691" calcext:value-type="float">
            <text:p>19691</text:p>
          </table:table-cell>
          <table:table-cell table:style-name="ce44" office:value-type="float" office:value="4561" calcext:value-type="float">
            <text:p>4561</text:p>
          </table:table-cell>
          <table:table-cell table:style-name="ce44" office:value-type="float" office:value="130759" calcext:value-type="float">
            <text:p>130759</text:p>
          </table:table-cell>
          <table:table-cell table:style-name="ce44" office:value-type="float" office:value="70478" calcext:value-type="float">
            <text:p>70478</text:p>
          </table:table-cell>
          <table:table-cell table:style-name="ce44" office:value-type="float" office:value="17851" calcext:value-type="float">
            <text:p>17851</text:p>
          </table:table-cell>
          <table:table-cell table:style-name="ce44" office:value-type="float" office:value="128948" calcext:value-type="float">
            <text:p>128948</text:p>
          </table:table-cell>
          <table:table-cell table:style-name="ce44" office:value-type="float" office:value="4994" calcext:value-type="float">
            <text:p>4994</text:p>
          </table:table-cell>
          <table:table-cell table:style-name="ce44" office:value-type="float" office:value="2804" calcext:value-type="float">
            <text:p>2804</text:p>
          </table:table-cell>
          <table:table-cell table:style-name="ce44" office:value-type="float" office:value="11278" calcext:value-type="float">
            <text:p>11278</text:p>
          </table:table-cell>
          <table:table-cell table:style-name="ce44" office:value-type="float" office:value="49481" calcext:value-type="float">
            <text:p>49481</text:p>
          </table:table-cell>
          <table:table-cell table:style-name="ce44" office:value-type="float" office:value="7174" calcext:value-type="float">
            <text:p>7174</text:p>
          </table:table-cell>
          <table:table-cell table:style-name="ce44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06" calcext:value-type="date">
            <text:p>06/04</text:p>
          </table:table-cell>
          <table:table-cell table:style-name="ce43" office:value-type="float" office:value="95391" calcext:value-type="float">
            <text:p>95391</text:p>
          </table:table-cell>
          <table:table-cell table:style-name="ce43" office:value-type="float" office:value="12206" calcext:value-type="float">
            <text:p>12206</text:p>
          </table:table-cell>
          <table:table-cell table:style-name="ce43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43" office:value-type="float" office:value="135032" calcext:value-type="float">
            <text:p>135032</text:p>
          </table:table-cell>
          <table:table-cell table:style-name="ce43" office:value-type="float" office:value="74390" calcext:value-type="float">
            <text:p>74390</text:p>
          </table:table-cell>
          <table:table-cell table:style-name="ce43" office:value-type="float" office:value="18803" calcext:value-type="float">
            <text:p>18803</text:p>
          </table:table-cell>
          <table:table-cell table:style-name="ce43" office:value-type="float" office:value="132547" calcext:value-type="float">
            <text:p>132547</text:p>
          </table:table-cell>
          <table:table-cell table:style-name="ce43" office:value-type="float" office:value="5364" calcext:value-type="float">
            <text:p>5364</text:p>
          </table:table-cell>
          <table:table-cell table:style-name="ce43" office:value-type="float" office:value="2843" calcext:value-type="float">
            <text:p>2843</text:p>
          </table:table-cell>
          <table:table-cell table:style-name="ce53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4" calcext:value-type="float">
            <text:p>7564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2" calcext:value-type="float">
            <text:p>8302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8" calcext:value-type="float">
            <text:p>8958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2" calcext:value-type="float">
            <text:p>9602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7" calcext:value-type="float">
            <text:p>10057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51" calcext:value-type="float">
            <text:p>10451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4-12" calcext:value-type="date">
            <text:p>12/04</text:p>
          </table:table-cell>
          <table:table-cell table:style-name="ce44" office:value-type="float" office:value="120479" calcext:value-type="float">
            <text:p>120479</text:p>
          </table:table-cell>
          <table:table-cell table:style-name="ce44" office:value-type="float" office:value="13894" calcext:value-type="float">
            <text:p>13894</text:p>
          </table:table-cell>
          <table:table-cell table:style-name="ce44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44" office:value-type="float" office:value="166019" calcext:value-type="float">
            <text:p>166019</text:p>
          </table:table-cell>
          <table:table-cell table:style-name="ce44" office:value-type="float" office:value="95403" calcext:value-type="float">
            <text:p>95403</text:p>
          </table:table-cell>
          <table:table-cell table:style-name="ce44" office:value-type="float" office:value="25587" calcext:value-type="float">
            <text:p>25587</text:p>
          </table:table-cell>
          <table:table-cell table:style-name="ce44" office:value-type="float" office:value="156363" calcext:value-type="float">
            <text:p>156363</text:p>
          </table:table-cell>
          <table:table-cell table:style-name="ce44" office:value-type="float" office:value="9655" calcext:value-type="float">
            <text:p>9655</text:p>
          </table:table-cell>
          <table:table-cell table:style-name="ce44" office:value-type="float" office:value="3281" calcext:value-type="float">
            <text:p>3281</text:p>
          </table:table-cell>
          <table:table-cell table:style-name="ce53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914" calcext:value-type="float">
            <text:p>10914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13" calcext:value-type="date">
            <text:p>13/04</text:p>
          </table:table-cell>
          <table:table-cell table:style-name="ce43" office:value-type="float" office:value="123016" calcext:value-type="float">
            <text:p>123016</text:p>
          </table:table-cell>
          <table:table-cell table:style-name="ce43" office:value-type="float" office:value="13999" calcext:value-type="float">
            <text:p>13999</text:p>
          </table:table-cell>
          <table:table-cell table:style-name="ce43" office:value-type="float" office:value="30589" calcext:value-type="float">
            <text:p>30589</text:p>
          </table:table-cell>
          <table:table-cell table:style-name="ce43" office:value-type="float" office:value="6513" calcext:value-type="float">
            <text:p>6513</text:p>
          </table:table-cell>
          <table:table-cell table:style-name="ce43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43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43" office:value-type="float" office:value="10647" calcext:value-type="float">
            <text:p>10647</text:p>
          </table:table-cell>
          <table:table-cell table:style-name="ce43" office:value-type="float" office:value="3292" calcext:value-type="float">
            <text:p>3292</text:p>
          </table:table-cell>
          <table:table-cell table:style-name="ce43" office:value-type="float" office:value="16934" calcext:value-type="float">
            <text:p>16934</text:p>
          </table:table-cell>
          <table:table-cell table:style-name="ce43" office:value-type="float" office:value="88621" calcext:value-type="float">
            <text:p>88621</text:p>
          </table:table-cell>
          <table:table-cell table:style-name="ce43" office:value-type="float" office:value="11351" calcext:value-type="float">
            <text:p>11351</text:p>
          </table:table-cell>
          <table:table-cell table:style-name="ce43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831" calcext:value-type="float">
            <text:p>11831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435" calcext:value-type="float">
            <text:p>12435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office:value-type="float" office:value="13271" calcext:value-type="float">
            <text:p>13271</text:p>
          </table:table-cell>
          <table:table-cell office:value-type="float" office:value="3444" calcext:value-type="float">
            <text:p>3444</text:p>
          </table:table-cell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2990" calcext:value-type="float">
            <text:p>12990</text:p>
          </table:table-cell>
          <table:table-cell office:value-type="float" office:value="26732" calcext:value-type="float">
            <text:p>2673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7" calcext:value-type="date">
            <text:p>17/04</text:p>
          </table:table-cell>
          <table:table-cell office:value-type="float" office:value="133830" calcext:value-type="float">
            <text:p>133830</text:p>
          </table:table-cell>
          <table:table-cell office:value-type="float" office:value="14553" calcext:value-type="float">
            <text:p>14553</text:p>
          </table:table-cell>
          <table:table-cell office:value-type="float" office:value="36138" calcext:value-type="float">
            <text:p>36138</text:p>
          </table:table-cell>
          <table:table-cell office:value-type="float" office:value="7268" calcext:value-type="float">
            <text:p>7268</text:p>
          </table:table-cell>
          <table:table-cell office:value-type="float" office:value="188068" calcext:value-type="float">
            <text:p>188068</text:p>
          </table:table-cell>
          <table:table-cell office:value-type="float" office:value="109252" calcext:value-type="float">
            <text:p>109252</text:p>
          </table:table-cell>
          <table:table-cell office:value-type="float" office:value="30449" calcext:value-type="float">
            <text:p>30449</text:p>
          </table:table-cell>
          <table:table-cell office:value-type="float" office:value="172434" calcext:value-type="float">
            <text:p>172434</text:p>
          </table:table-cell>
          <table:table-cell office:value-type="float" office:value="13980" calcext:value-type="float">
            <text:p>13980</text:p>
          </table:table-cell>
          <table:table-cell/>
          <table:table-cell office:value-type="float" office:value="19022" calcext:value-type="float">
            <text:p>19022</text:p>
          </table:table-cell>
          <table:table-cell office:value-type="float" office:value="108692" calcext:value-type="float">
            <text:p>108692</text:p>
          </table:table-cell>
          <table:table-cell office:value-type="float" office:value="13216" calcext:value-type="float">
            <text:p>13216</text:p>
          </table:table-cell>
          <table:table-cell office:value-type="float" office:value="27078" calcext:value-type="float">
            <text:p>27078</text:p>
          </table:table-cell>
          <table:table-cell table:number-columns-repeated="35"/>
        </table:table-row>
        <table:table-row table:style-name="ro1" table:number-rows-repeated="5">
          <table:table-cell/>
          <table:table-cell table:style-name="ce51"/>
          <table:table-cell table:number-columns-repeated="49"/>
        </table:table-row>
        <table:table-row table:style-name="ro1" table:number-rows-repeated="38">
          <table:table-cell table:number-columns-repeated="51"/>
        </table:table-row>
        <table:table-row table:style-name="ro1">
          <table:table-cell table:style-name="ce45"/>
          <table:table-cell table:number-columns-repeated="12"/>
          <table:table-cell table:style-name="ce45" table:number-columns-repeated="4"/>
          <table:table-cell table:style-name="ce59" table:number-columns-repeated="34"/>
        </table:table-row>
        <table:table-row table:style-name="ro1" table:number-rows-repeated="104846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C_Dia_A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51"/>
        <table:table-column table:style-name="co11" table:number-columns-repeated="14" table:default-cell-style-name="ce67"/>
        <table:table-column table:style-name="co3" table:default-cell-style-name="ce70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8"/>
          <table:table-cell table:style-name="Default"/>
        </table:table-row>
        <table:table-row table:style-name="ro1">
          <table:table-cell/>
          <table:table-cell table:style-name="ce48" office:value-type="string" calcext:value-type="string">
            <text:p>Casos diarios</text:p>
          </table:table-cell>
          <table:table-cell table:style-name="ce42" table:number-columns-repeated="5"/>
          <table:table-cell table:style-name="ce53" table:number-columns-repeated="5"/>
          <table:table-cell table:style-name="ce42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4"/>
          <table:table-cell table:style-name="ce42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style-name="ce64" office:value-type="float" office:value="80.457737" calcext:value-type="float">
            <text:p>80.5</text:p>
          </table:table-cell>
          <table:table-cell table:style-name="ce64" office:value-type="float" office:value="8.858775" calcext:value-type="float">
            <text:p>8.9</text:p>
          </table:table-cell>
          <table:table-cell table:style-name="ce64" office:value-type="float" office:value="11.455519" calcext:value-type="float">
            <text:p>11.5</text:p>
          </table:table-cell>
          <table:table-cell table:style-name="ce64" office:value-type="float" office:value="5.806081" calcext:value-type="float">
            <text:p>5.8</text:p>
          </table:table-cell>
          <table:table-cell table:style-name="ce64" office:value-type="float" office:value="46.723" calcext:value-type="float">
            <text:p>46.7</text:p>
          </table:table-cell>
          <table:table-cell table:style-name="ce64" office:value-type="float" office:value="67.364357" calcext:value-type="float">
            <text:p>67.4</text:p>
          </table:table-cell>
          <table:table-cell table:style-name="ce64" office:value-type="float" office:value="17.282163" calcext:value-type="float">
            <text:p>17.3</text:p>
          </table:table-cell>
          <table:table-cell table:style-name="ce64" office:value-type="float" office:value="62.246674" calcext:value-type="float">
            <text:p>62.2</text:p>
          </table:table-cell>
          <table:table-cell table:style-name="ce64" office:value-type="float" office:value="4.90424" calcext:value-type="float">
            <text:p>4.9</text:p>
          </table:table-cell>
          <table:table-cell table:style-name="ce64" office:value-type="float" office:value="0.613894" calcext:value-type="float">
            <text:p>0.6</text:p>
          </table:table-cell>
          <table:table-cell table:style-name="ce64" office:value-type="float" office:value="10.276617" calcext:value-type="float">
            <text:p>10.3</text:p>
          </table:table-cell>
          <table:table-cell table:style-name="ce73" office:value-type="float" office:value="66.647112" calcext:value-type="float">
            <text:p>66.6</text:p>
          </table:table-cell>
          <table:table-cell table:style-name="ce64" office:value-type="float" office:value="10.230185" calcext:value-type="float">
            <text:p>10.2</text:p>
          </table:table-cell>
          <table:table-cell table:style-name="ce64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style-name="ce49"/>
          <table:table-cell table:style-name="ce44" table:formula="of:=[C_Dia_NA.C8]" office:value-type="string" office:string-value="Alemania" calcext:value-type="string">
            <text:p>Alemania</text:p>
          </table:table-cell>
          <table:table-cell table:style-name="ce44" table:formula="of:=[C_Dia_NA.D8]" office:value-type="string" office:string-value="Austria" calcext:value-type="string">
            <text:p>Austria</text:p>
          </table:table-cell>
          <table:table-cell table:style-name="ce44" table:formula="of:=[C_Dia_NA.E8]" office:value-type="string" office:string-value="Bélgica" calcext:value-type="string">
            <text:p>Bélgica</text:p>
          </table:table-cell>
          <table:table-cell table:style-name="ce44" table:formula="of:=[C_Dia_NA.F8]" office:value-type="string" office:string-value="Dinamarca" calcext:value-type="string">
            <text:p>Dinamarca</text:p>
          </table:table-cell>
          <table:table-cell table:style-name="ce44" table:formula="of:=[C_Dia_NA.G8]" office:value-type="string" office:string-value="España" calcext:value-type="string">
            <text:p>España</text:p>
          </table:table-cell>
          <table:table-cell table:style-name="ce44" table:formula="of:=[C_Dia_NA.H8]" office:value-type="string" office:string-value="Francia" calcext:value-type="string">
            <text:p>Francia</text:p>
          </table:table-cell>
          <table:table-cell table:style-name="ce44" table:formula="of:=[C_Dia_NA.I8]" office:value-type="string" office:string-value="Holanda" calcext:value-type="string">
            <text:p>Holanda</text:p>
          </table:table-cell>
          <table:table-cell table:style-name="ce44" table:formula="of:=[C_Dia_NA.J8]" office:value-type="string" office:string-value="Italia" calcext:value-type="string">
            <text:p>Italia</text:p>
          </table:table-cell>
          <table:table-cell table:style-name="ce44" table:formula="of:=[C_Dia_NA.K8]" office:value-type="string" office:string-value="Irlanda" calcext:value-type="string">
            <text:p>Irlanda</text:p>
          </table:table-cell>
          <table:table-cell table:style-name="ce44" table:formula="of:=[C_Dia_NA.L8]" office:value-type="string" office:string-value="Luxemburgo" calcext:value-type="string">
            <text:p>Luxemburgo</text:p>
          </table:table-cell>
          <table:table-cell table:style-name="ce44" table:formula="of:=[C_Dia_NA.M8]" office:value-type="string" office:string-value="Portugal" calcext:value-type="string">
            <text:p>Portugal</text:p>
          </table:table-cell>
          <table:table-cell table:style-name="ce44" table:formula="of:=[C_Dia_NA.N8]" office:value-type="string" office:string-value="Reino Unido" calcext:value-type="string">
            <text:p>Reino Unido</text:p>
          </table:table-cell>
          <table:table-cell table:style-name="ce44" table:formula="of:=[C_Dia_NA.O8]" office:value-type="string" office:string-value="Suecia" calcext:value-type="string">
            <text:p>Suecia</text:p>
          </table:table-cell>
          <table:table-cell table:style-name="ce44" table:formula="of:=[C_Dia_NA.P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0" table:formula="of:=[C_Dia_NA.B9]" office:value-type="date" office:date-value="2020-02-20" calcext:value-type="date">
            <text:p>20/02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formula="of:=[C_Dia_NA.B10]" office:value-type="date" office:date-value="2020-02-21" calcext:value-type="date">
            <text:p>21/02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formula="of:=[C_Dia_NA.B11]" office:value-type="date" office:date-value="2020-02-22" calcext:value-type="date">
            <text:p>22/02</text:p>
          </table:table-cell>
          <table:table-cell table:style-name="ce64" table:number-columns-repeated="7"/>
          <table:table-cell table:style-name="ce64" table:formula="of:=[C_Dia_NA.J11]/[.$J$6]" office:value-type="float" office:value="0.947841807579952" calcext:value-type="float">
            <text:p>0.9</text:p>
          </table:table-cell>
          <table:table-cell table:style-name="ce64" table:number-columns-repeated="6"/>
          <table:table-cell/>
        </table:table-row>
        <table:table-row table:style-name="ro1">
          <table:table-cell/>
          <table:table-cell table:formula="of:=[C_Dia_NA.B12]" office:value-type="date" office:date-value="2020-02-23" calcext:value-type="date">
            <text:p>23/02</text:p>
          </table:table-cell>
          <table:table-cell table:style-name="ce64" table:number-columns-repeated="7"/>
          <table:table-cell table:style-name="ce64" table:formula="of:=[C_Dia_NA.J12]/[.$J$6]" office:value-type="float" office:value="1.14062319217248" calcext:value-type="float">
            <text:p>1.1</text:p>
          </table:table-cell>
          <table:table-cell table:style-name="ce64" table:number-columns-repeated="6"/>
          <table:table-cell/>
        </table:table-row>
        <table:table-row table:style-name="ro1">
          <table:table-cell table:style-name="ce61" table:formula="of:=[C_Dia_NA.A13]" office:value-type="string" office:string-value="L" calcext:value-type="string">
            <text:p>L</text:p>
          </table:table-cell>
          <table:table-cell table:style-name="ce50" table:formula="of:=[C_Dia_NA.B13]" office:value-type="date" office:date-value="2020-02-24" calcext:value-type="date">
            <text:p>24/02</text:p>
          </table:table-cell>
          <table:table-cell table:style-name="ce65" table:formula="of:=[C_Dia_NA.C13]/[.$C$6]" office:value-type="float" office:value="0.198862167848444" calcext:value-type="float">
            <text:p>0.2</text:p>
          </table:table-cell>
          <table:table-cell table:style-name="ce65" table:number-columns-repeated="6"/>
          <table:table-cell table:style-name="ce65" table:formula="of:=[C_Dia_NA.J13]/[.$J$6]" office:value-type="float" office:value="1.23701388446875" calcext:value-type="float">
            <text:p>1.2</text:p>
          </table:table-cell>
          <table:table-cell table:style-name="ce65" table:number-columns-repeated="3"/>
          <table:table-cell table:style-name="ce65" table:formula="of:=[C_Dia_NA.N13]/[.$N$6]" office:value-type="float" office:value="0.060017604363712" calcext:value-type="float">
            <text:p>0.1</text:p>
          </table:table-cell>
          <table:table-cell table:style-name="ce65" table:number-columns-repeated="2"/>
          <table:table-cell/>
        </table:table-row>
        <table:table-row table:style-name="ro1">
          <table:table-cell/>
          <table:table-cell table:formula="of:=[C_Dia_NA.B14]" office:value-type="date" office:date-value="2020-02-25" calcext:value-type="date">
            <text:p>25/02</text:p>
          </table:table-cell>
          <table:table-cell table:style-name="ce64" table:formula="of:=[C_Dia_NA.C14]/[.$C$6]" office:value-type="float" office:value="0.0248577709810556" calcext:value-type="float">
            <text:p>0.0</text:p>
          </table:table-cell>
          <table:table-cell table:style-name="ce64" table:number-columns-repeated="3"/>
          <table:table-cell table:style-name="ce71" table:formula="of:=[C_Dia_NA.G14]/[.$G$6]" office:value-type="float" office:value="0.0214027352695674" calcext:value-type="float">
            <text:p>0.02</text:p>
          </table:table-cell>
          <table:table-cell table:style-name="ce64" table:formula="of:=[C_Dia_NA.H14]/[.$H$6]" office:value-type="float" office:value="0.192980391692895" calcext:value-type="float">
            <text:p>0.2</text:p>
          </table:table-cell>
          <table:table-cell table:style-name="ce64"/>
          <table:table-cell table:style-name="ce64" table:formula="of:=[C_Dia_NA.J14]/[.$J$6]" office:value-type="float" office:value="1.49405573059213" calcext:value-type="float">
            <text:p>1.5</text:p>
          </table:table-cell>
          <table:table-cell table:style-name="ce64" table:number-columns-repeated="3"/>
          <table:table-cell table:style-name="ce64" table:formula="of:=[C_Dia_NA.N14]/[.$N$6]" office:value-type="float" office:value="0" calcext:value-type="float">
            <text:p>0.0</text:p>
          </table:table-cell>
          <table:table-cell table:style-name="ce64"/>
          <table:table-cell table:style-name="ce64" table:formula="of:=[C_Dia_NA.P14]/[.$P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5]" office:value-type="date" office:date-value="2020-02-26" calcext:value-type="date">
            <text:p>26/02</text:p>
          </table:table-cell>
          <table:table-cell table:style-name="ce64" table:formula="of:=[C_Dia_NA.C15]/[.$C$6]" office:value-type="float" office:value="0.0372866564715833" calcext:value-type="float">
            <text:p>0.0</text:p>
          </table:table-cell>
          <table:table-cell table:style-name="ce64" table:number-columns-repeated="3"/>
          <table:table-cell table:style-name="ce64" table:formula="of:=[C_Dia_NA.G15]/[.$G$6]" office:value-type="float" office:value="0.149819146886972" calcext:value-type="float">
            <text:p>0.1</text:p>
          </table:table-cell>
          <table:table-cell table:style-name="ce64" table:formula="of:=[C_Dia_NA.H15]/[.$H$6]" office:value-type="float" office:value="0.0742232275741903" calcext:value-type="float">
            <text:p>0.1</text:p>
          </table:table-cell>
          <table:table-cell table:style-name="ce64"/>
          <table:table-cell table:style-name="ce64" table:formula="of:=[C_Dia_NA.J15]/[.$J$6]" office:value-type="float" office:value="2.00813942283888" calcext:value-type="float">
            <text:p>2.0</text:p>
          </table:table-cell>
          <table:table-cell table:style-name="ce64" table:number-columns-repeated="3"/>
          <table:table-cell table:style-name="ce64" table:formula="of:=[C_Dia_NA.N15]/[.$N$6]" office:value-type="float" office:value="0" calcext:value-type="float">
            <text:p>0.0</text:p>
          </table:table-cell>
          <table:table-cell table:style-name="ce64" table:formula="of:=[C_Dia_NA.O15]/[.$O$6]" office:value-type="float" office:value="0.0977499429384708" calcext:value-type="float">
            <text:p>0.1</text:p>
          </table:table-cell>
          <table:table-cell table:style-name="ce64" table:formula="of:=[C_Dia_NA.P15]/[.$P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_NA.B16]" office:value-type="date" office:date-value="2020-02-27" calcext:value-type="date">
            <text:p>27/02</text:p>
          </table:table-cell>
          <table:table-cell table:style-name="ce64" table:formula="of:=[C_Dia_NA.C16]/[.$C$6]" office:value-type="float" office:value="0.0621444274526389" calcext:value-type="float">
            <text:p>0.1</text:p>
          </table:table-cell>
          <table:table-cell table:style-name="ce64" table:number-columns-repeated="2"/>
          <table:table-cell table:style-name="ce64" table:formula="of:=[C_Dia_NA.F16]/[.$F$6]" office:value-type="float" office:value="0.172233215485626" calcext:value-type="float">
            <text:p>0.2</text:p>
          </table:table-cell>
          <table:table-cell table:style-name="ce64" table:formula="of:=[C_Dia_NA.G16]/[.$G$6]" office:value-type="float" office:value="0.128416411617405" calcext:value-type="float">
            <text:p>0.1</text:p>
          </table:table-cell>
          <table:table-cell table:style-name="ce64" table:formula="of:=[C_Dia_NA.H16]/[.$H$6]" office:value-type="float" office:value="0.296892910296761" calcext:value-type="float">
            <text:p>0.3</text:p>
          </table:table-cell>
          <table:table-cell table:style-name="ce64" table:formula="of:=[C_Dia_NA.I16]/[.$I$6]" office:value-type="float" office:value="0.0578631274337593" calcext:value-type="float">
            <text:p>0.1</text:p>
          </table:table-cell>
          <table:table-cell table:style-name="ce64" table:formula="of:=[C_Dia_NA.J16]/[.$J$6]" office:value-type="float" office:value="3.29334865345577" calcext:value-type="float">
            <text:p>3.3</text:p>
          </table:table-cell>
          <table:table-cell table:style-name="ce64" table:number-columns-repeated="3"/>
          <table:table-cell table:style-name="ce64" table:formula="of:=[C_Dia_NA.N16]/[.$N$6]" office:value-type="float" office:value="0" calcext:value-type="float">
            <text:p>0.0</text:p>
          </table:table-cell>
          <table:table-cell table:style-name="ce64" table:formula="of:=[C_Dia_NA.O16]/[.$O$6]" office:value-type="float" office:value="0.0977499429384708" calcext:value-type="float">
            <text:p>0.1</text:p>
          </table:table-cell>
          <table:table-cell table:style-name="ce64" table:formula="of:=[C_Dia_NA.P16]/[.$P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_NA.B17]" office:value-type="date" office:date-value="2020-02-28" calcext:value-type="date">
            <text:p>28/02</text:p>
          </table:table-cell>
          <table:table-cell table:style-name="ce64" table:formula="of:=[C_Dia_NA.C17]/[.$C$6]" office:value-type="float" office:value="0.33557990824425" calcext:value-type="float">
            <text:p>0.3</text:p>
          </table:table-cell>
          <table:table-cell table:style-name="ce64" table:number-columns-repeated="2"/>
          <table:table-cell table:style-name="ce64" table:formula="of:=[C_Dia_NA.F17]/[.$F$6]" office:value-type="float" office:value="0.172233215485626" calcext:value-type="float">
            <text:p>0.2</text:p>
          </table:table-cell>
          <table:table-cell table:style-name="ce64" table:formula="of:=[C_Dia_NA.G17]/[.$G$6]" office:value-type="float" office:value="0.342443764313079" calcext:value-type="float">
            <text:p>0.3</text:p>
          </table:table-cell>
          <table:table-cell table:style-name="ce64" table:formula="of:=[C_Dia_NA.H17]/[.$H$6]" office:value-type="float" office:value="0.282048264781923" calcext:value-type="float">
            <text:p>0.3</text:p>
          </table:table-cell>
          <table:table-cell table:style-name="ce64" table:formula="of:=[C_Dia_NA.I17]/[.$I$6]" office:value-type="float" office:value="0.0578631274337593" calcext:value-type="float">
            <text:p>0.1</text:p>
          </table:table-cell>
          <table:table-cell table:style-name="ce64" table:formula="of:=[C_Dia_NA.J17]/[.$J$6]" office:value-type="float" office:value="3.82349746108523" calcext:value-type="float">
            <text:p>3.8</text:p>
          </table:table-cell>
          <table:table-cell table:style-name="ce64" table:number-columns-repeated="3"/>
          <table:table-cell table:style-name="ce64" table:formula="of:=[C_Dia_NA.N17]/[.$N$6]" office:value-type="float" office:value="0.0900264065455679" calcext:value-type="float">
            <text:p>0.1</text:p>
          </table:table-cell>
          <table:table-cell table:style-name="ce64" table:formula="of:=[C_Dia_NA.O17]/[.$O$6]" office:value-type="float" office:value="0.781999543507766" calcext:value-type="float">
            <text:p>0.8</text:p>
          </table:table-cell>
          <table:table-cell table:style-name="ce64" table:formula="of:=[C_Dia_NA.P17]/[.$P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_NA.B18]" office:value-type="date" office:date-value="2020-02-29" calcext:value-type="date">
            <text:p>29/02</text:p>
          </table:table-cell>
          <table:table-cell table:style-name="ce64" table:formula="of:=[C_Dia_NA.C18]/[.$C$6]" office:value-type="float" office:value="0.161575511376861" calcext:value-type="float">
            <text:p>0.2</text:p>
          </table:table-cell>
          <table:table-cell table:style-name="ce64" table:formula="of:=[C_Dia_NA.D18]/[.$D$6]" office:value-type="float" office:value="0.564412122443566" calcext:value-type="float">
            <text:p>0.6</text:p>
          </table:table-cell>
          <table:table-cell table:style-name="ce64"/>
          <table:table-cell table:style-name="ce64" table:formula="of:=[C_Dia_NA.F18]/[.$F$6]" office:value-type="float" office:value="0.172233215485626" calcext:value-type="float">
            <text:p>0.2</text:p>
          </table:table-cell>
          <table:table-cell table:style-name="ce64" table:formula="of:=[C_Dia_NA.G18]/[.$G$6]" office:value-type="float" office:value="0.577873852278321" calcext:value-type="float">
            <text:p>0.6</text:p>
          </table:table-cell>
          <table:table-cell table:style-name="ce64" table:formula="of:=[C_Dia_NA.H18]/[.$H$6]" office:value-type="float" office:value="0.638319757138037" calcext:value-type="float">
            <text:p>0.6</text:p>
          </table:table-cell>
          <table:table-cell table:style-name="ce64" table:formula="of:=[C_Dia_NA.I18]/[.$I$6]" office:value-type="float" office:value="0.231452509735037" calcext:value-type="float">
            <text:p>0.2</text:p>
          </table:table-cell>
          <table:table-cell table:style-name="ce64" table:formula="of:=[C_Dia_NA.J18]/[.$J$6]" office:value-type="float" office:value="3.85562769185065" calcext:value-type="float">
            <text:p>3.9</text:p>
          </table:table-cell>
          <table:table-cell table:style-name="ce64" table:formula="of:=[C_Dia_NA.K18]/[.$K$6]" office:value-type="float" office:value="0.203905192241815" calcext:value-type="float">
            <text:p>0.2</text:p>
          </table:table-cell>
          <table:table-cell table:style-name="ce64" table:formula="of:=[C_Dia_NA.L18]/[.$L$6]" office:value-type="float" office:value="1.62894571375514" calcext:value-type="float">
            <text:p>1.6</text:p>
          </table:table-cell>
          <table:table-cell table:style-name="ce64"/>
          <table:table-cell table:style-name="ce64" table:formula="of:=[C_Dia_NA.N18]/[.$N$6]" office:value-type="float" office:value="0.060017604363712" calcext:value-type="float">
            <text:p>0.1</text:p>
          </table:table-cell>
          <table:table-cell table:style-name="ce64" table:formula="of:=[C_Dia_NA.O18]/[.$O$6]" office:value-type="float" office:value="0.293249828815412" calcext:value-type="float">
            <text:p>0.3</text:p>
          </table:table-cell>
          <table:table-cell table:style-name="ce64" table:formula="of:=[C_Dia_NA.P18]/[.$P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19]" office:value-type="date" office:date-value="2020-03-01" calcext:value-type="date">
            <text:p>01/03</text:p>
          </table:table-cell>
          <table:table-cell table:style-name="ce66" table:formula="of:=[C_Dia_NA.C19]/[.$C$6]" office:value-type="float" office:value="0.633873160016917" calcext:value-type="float">
            <text:p>0.6</text:p>
          </table:table-cell>
          <table:table-cell table:style-name="ce66" table:formula="of:=[C_Dia_NA.D19]/[.$D$6]" office:value-type="float" office:value="0.564412122443566" calcext:value-type="float">
            <text:p>0.6</text:p>
          </table:table-cell>
          <table:table-cell table:style-name="ce66" table:formula="of:=[C_Dia_NA.E19]/[.$E$6]" office:value-type="float" office:value="0.087294167990119" calcext:value-type="float">
            <text:p>0.1</text:p>
          </table:table-cell>
          <table:table-cell table:style-name="ce66" table:formula="of:=[C_Dia_NA.F19]/[.$F$6]" office:value-type="float" office:value="0.172233215485626" calcext:value-type="float">
            <text:p>0.2</text:p>
          </table:table-cell>
          <table:table-cell table:style-name="ce66" table:formula="of:=[C_Dia_NA.G19]/[.$G$6]" office:value-type="float" office:value="0.535068381739186" calcext:value-type="float">
            <text:p>0.5</text:p>
          </table:table-cell>
          <table:table-cell table:style-name="ce66" table:formula="of:=[C_Dia_NA.H19]/[.$H$6]" office:value-type="float" office:value="0.445339365445142" calcext:value-type="float">
            <text:p>0.4</text:p>
          </table:table-cell>
          <table:table-cell table:style-name="ce66" table:formula="of:=[C_Dia_NA.I19]/[.$I$6]" office:value-type="float" office:value="0.173589382301278" calcext:value-type="float">
            <text:p>0.2</text:p>
          </table:table-cell>
          <table:table-cell table:style-name="ce66" table:formula="of:=[C_Dia_NA.J19]/[.$J$6]" office:value-type="float" office:value="9.09285530661446" calcext:value-type="float">
            <text:p>9.1</text:p>
          </table:table-cell>
          <table:table-cell table:style-name="ce66" table:formula="of:=[C_Dia_NA.K19]/[.$K$6]" office:value-type="float" office:value="0" calcext:value-type="float">
            <text:p>0.0</text:p>
          </table:table-cell>
          <table:table-cell table:style-name="ce66" table:formula="of:=[C_Dia_NA.L19]/[.$L$6]" office:value-type="float" office:value="0" calcext:value-type="float">
            <text:p>0.0</text:p>
          </table:table-cell>
          <table:table-cell table:style-name="ce66"/>
          <table:table-cell table:style-name="ce66" table:formula="of:=[C_Dia_NA.N19]/[.$N$6]" office:value-type="float" office:value="0.180052813091136" calcext:value-type="float">
            <text:p>0.2</text:p>
          </table:table-cell>
          <table:table-cell table:style-name="ce66" table:formula="of:=[C_Dia_NA.O19]/[.$O$6]" office:value-type="float" office:value="0" calcext:value-type="float">
            <text:p>0.0</text:p>
          </table:table-cell>
          <table:table-cell table:style-name="ce66" table:formula="of:=[C_Dia_NA.P19]/[.$P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63" table:formula="of:=[C_Dia_NA.A20]" office:value-type="string" office:string-value="L" calcext:value-type="string">
            <text:p>L</text:p>
          </table:table-cell>
          <table:table-cell table:formula="of:=[C_Dia_NA.B20]" office:value-type="date" office:date-value="2020-03-02" calcext:value-type="date">
            <text:p>02/03</text:p>
          </table:table-cell>
          <table:table-cell table:style-name="ce64" table:formula="of:=[C_Dia_NA.C20]/[.$C$6]" office:value-type="float" office:value="0.422582106677945" calcext:value-type="float">
            <text:p>0.4</text:p>
          </table:table-cell>
          <table:table-cell table:style-name="ce64" table:formula="of:=[C_Dia_NA.D20]/[.$D$6]" office:value-type="float" office:value="0" calcext:value-type="float">
            <text:p>0.0</text:p>
          </table:table-cell>
          <table:table-cell table:style-name="ce64" table:formula="of:=[C_Dia_NA.E20]/[.$E$6]" office:value-type="float" office:value="0.523765007940714" calcext:value-type="float">
            <text:p>0.5</text:p>
          </table:table-cell>
          <table:table-cell table:style-name="ce64" table:formula="of:=[C_Dia_NA.F20]/[.$F$6]" office:value-type="float" office:value="0" calcext:value-type="float">
            <text:p>0.0</text:p>
          </table:table-cell>
          <table:table-cell table:style-name="ce64" table:formula="of:=[C_Dia_NA.G20]/[.$G$6]" office:value-type="float" office:value="0.642082058087024" calcext:value-type="float">
            <text:p>0.6</text:p>
          </table:table-cell>
          <table:table-cell table:style-name="ce64" table:formula="of:=[C_Dia_NA.H20]/[.$H$6]" office:value-type="float" office:value="0.905523376405122" calcext:value-type="float">
            <text:p>0.9</text:p>
          </table:table-cell>
          <table:table-cell table:style-name="ce64" table:formula="of:=[C_Dia_NA.I20]/[.$I$6]" office:value-type="float" office:value="0.578631274337593" calcext:value-type="float">
            <text:p>0.6</text:p>
          </table:table-cell>
          <table:table-cell table:style-name="ce64" table:formula="of:=[C_Dia_NA.J20]/[.$J$6]" office:value-type="float" office:value="5.49426946088718" calcext:value-type="float">
            <text:p>5.5</text:p>
          </table:table-cell>
          <table:table-cell table:style-name="ce64" table:formula="of:=[C_Dia_NA.K20]/[.$K$6]" office:value-type="float" office:value="0" calcext:value-type="float">
            <text:p>0.0</text:p>
          </table:table-cell>
          <table:table-cell table:style-name="ce64" table:formula="of:=[C_Dia_NA.L20]/[.$L$6]" office:value-type="float" office:value="0" calcext:value-type="float">
            <text:p>0.0</text:p>
          </table:table-cell>
          <table:table-cell table:style-name="ce64" table:formula="of:=[C_Dia_NA.M20]/[.$M$6]" office:value-type="float" office:value="0.194616574695739" calcext:value-type="float">
            <text:p>0.2</text:p>
          </table:table-cell>
          <table:table-cell table:style-name="ce64" table:formula="of:=[C_Dia_NA.N20]/[.$N$6]" office:value-type="float" office:value="0.07502200545464" calcext:value-type="float">
            <text:p>0.1</text:p>
          </table:table-cell>
          <table:table-cell table:style-name="ce64" table:formula="of:=[C_Dia_NA.O20]/[.$O$6]" office:value-type="float" office:value="0.488749714692354" calcext:value-type="float">
            <text:p>0.5</text:p>
          </table:table-cell>
          <table:table-cell table:style-name="ce64" table:formula="of:=[C_Dia_NA.P20]/[.$P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_NA.B21]" office:value-type="date" office:date-value="2020-03-03" calcext:value-type="date">
            <text:p>03/03</text:p>
          </table:table-cell>
          <table:table-cell table:style-name="ce64" table:formula="of:=[C_Dia_NA.C21]/[.$C$6]" office:value-type="float" office:value="0.459868763149528" calcext:value-type="float">
            <text:p>0.5</text:p>
          </table:table-cell>
          <table:table-cell table:style-name="ce64" table:formula="of:=[C_Dia_NA.D21]/[.$D$6]" office:value-type="float" office:value="0.903059395909705" calcext:value-type="float">
            <text:p>0.9</text:p>
          </table:table-cell>
          <table:table-cell table:style-name="ce64" table:formula="of:=[C_Dia_NA.E21]/[.$E$6]" office:value-type="float" office:value="0.436470839950595" calcext:value-type="float">
            <text:p>0.4</text:p>
          </table:table-cell>
          <table:table-cell table:style-name="ce64" table:formula="of:=[C_Dia_NA.F21]/[.$F$6]" office:value-type="float" office:value="1.03339929291376" calcext:value-type="float">
            <text:p>1.0</text:p>
          </table:table-cell>
          <table:table-cell table:style-name="ce64" table:formula="of:=[C_Dia_NA.G21]/[.$G$6]" office:value-type="float" office:value="0.770498469704428" calcext:value-type="float">
            <text:p>0.8</text:p>
          </table:table-cell>
          <table:table-cell table:style-name="ce64" table:formula="of:=[C_Dia_NA.H21]/[.$H$6]" office:value-type="float" office:value="0.311737555811599" calcext:value-type="float">
            <text:p>0.3</text:p>
          </table:table-cell>
          <table:table-cell table:style-name="ce64" table:formula="of:=[C_Dia_NA.I21]/[.$I$6]" office:value-type="float" office:value="0.289315637168796" calcext:value-type="float">
            <text:p>0.3</text:p>
          </table:table-cell>
          <table:table-cell table:style-name="ce64" table:formula="of:=[C_Dia_NA.J21]/[.$J$6]" office:value-type="float" office:value="7.48634376834335" calcext:value-type="float">
            <text:p>7.5</text:p>
          </table:table-cell>
          <table:table-cell table:style-name="ce64" table:formula="of:=[C_Dia_NA.K21]/[.$K$6]" office:value-type="float" office:value="0.203905192241815" calcext:value-type="float">
            <text:p>0.2</text:p>
          </table:table-cell>
          <table:table-cell table:style-name="ce64" table:formula="of:=[C_Dia_NA.L21]/[.$L$6]" office:value-type="float" office:value="0" calcext:value-type="float">
            <text:p>0.0</text:p>
          </table:table-cell>
          <table:table-cell table:style-name="ce64" table:formula="of:=[C_Dia_NA.M21]/[.$M$6]" office:value-type="float" office:value="0.194616574695739" calcext:value-type="float">
            <text:p>0.2</text:p>
          </table:table-cell>
          <table:table-cell table:style-name="ce64" table:formula="of:=[C_Dia_NA.N21]/[.$N$6]" office:value-type="float" office:value="0.165048412000208" calcext:value-type="float">
            <text:p>0.2</text:p>
          </table:table-cell>
          <table:table-cell table:style-name="ce64" table:formula="of:=[C_Dia_NA.O21]/[.$O$6]" office:value-type="float" office:value="1.27074925820012" calcext:value-type="float">
            <text:p>1.3</text:p>
          </table:table-cell>
          <table:table-cell table:style-name="ce64" table:formula="of:=[C_Dia_NA.P21]/[.$P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_NA.B22]" office:value-type="date" office:date-value="2020-03-04" calcext:value-type="date">
            <text:p>04/03</text:p>
          </table:table-cell>
          <table:table-cell table:style-name="ce64" table:formula="of:=[C_Dia_NA.C22]/[.$C$6]" office:value-type="float" office:value="0.646302045507445" calcext:value-type="float">
            <text:p>0.6</text:p>
          </table:table-cell>
          <table:table-cell table:style-name="ce64" table:formula="of:=[C_Dia_NA.D22]/[.$D$6]" office:value-type="float" office:value="1.24170666937585" calcext:value-type="float">
            <text:p>1.2</text:p>
          </table:table-cell>
          <table:table-cell table:style-name="ce64" table:formula="of:=[C_Dia_NA.E22]/[.$E$6]" office:value-type="float" office:value="0.87294167990119" calcext:value-type="float">
            <text:p>0.9</text:p>
          </table:table-cell>
          <table:table-cell table:style-name="ce64" table:formula="of:=[C_Dia_NA.F22]/[.$F$6]" office:value-type="float" office:value="0.861166077428131" calcext:value-type="float">
            <text:p>0.9</text:p>
          </table:table-cell>
          <table:table-cell table:style-name="ce64" table:formula="of:=[C_Dia_NA.G22]/[.$G$6]" office:value-type="float" office:value="1.02733129293924" calcext:value-type="float">
            <text:p>1.0</text:p>
          </table:table-cell>
          <table:table-cell table:style-name="ce64" table:formula="of:=[C_Dia_NA.H22]/[.$H$6]" office:value-type="float" office:value="1.08365912258318" calcext:value-type="float">
            <text:p>1.1</text:p>
          </table:table-cell>
          <table:table-cell table:style-name="ce64" table:formula="of:=[C_Dia_NA.I22]/[.$I$6]" office:value-type="float" office:value="0.81008378407263" calcext:value-type="float">
            <text:p>0.8</text:p>
          </table:table-cell>
          <table:table-cell table:style-name="ce64" table:formula="of:=[C_Dia_NA.J22]/[.$J$6]" office:value-type="float" office:value="9.43022272965139" calcext:value-type="float">
            <text:p>9.4</text:p>
          </table:table-cell>
          <table:table-cell table:style-name="ce64" table:formula="of:=[C_Dia_NA.K22]/[.$K$6]" office:value-type="float" office:value="0.815620768967261" calcext:value-type="float">
            <text:p>0.8</text:p>
          </table:table-cell>
          <table:table-cell table:style-name="ce64" table:formula="of:=[C_Dia_NA.L22]/[.$L$6]" office:value-type="float" office:value="0" calcext:value-type="float">
            <text:p>0.0</text:p>
          </table:table-cell>
          <table:table-cell table:style-name="ce64" table:formula="of:=[C_Dia_NA.M22]/[.$M$6]" office:value-type="float" office:value="0.194616574695739" calcext:value-type="float">
            <text:p>0.2</text:p>
          </table:table-cell>
          <table:table-cell table:style-name="ce64" table:formula="of:=[C_Dia_NA.N22]/[.$N$6]" office:value-type="float" office:value="0.510149637091552" calcext:value-type="float">
            <text:p>0.5</text:p>
          </table:table-cell>
          <table:table-cell table:style-name="ce64" table:formula="of:=[C_Dia_NA.O22]/[.$O$6]" office:value-type="float" office:value="2.83474834521565" calcext:value-type="float">
            <text:p>2.8</text:p>
          </table:table-cell>
          <table:table-cell table:style-name="ce64" table:formula="of:=[C_Dia_NA.P22]/[.$P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_NA.B23]" office:value-type="date" office:date-value="2020-03-05" calcext:value-type="date">
            <text:p>05/03</text:p>
          </table:table-cell>
          <table:table-cell table:style-name="ce64" table:formula="of:=[C_Dia_NA.C23]/[.$C$6]" office:value-type="float" office:value="1.35474851846753" calcext:value-type="float">
            <text:p>1.4</text:p>
          </table:table-cell>
          <table:table-cell table:style-name="ce64" table:formula="of:=[C_Dia_NA.D23]/[.$D$6]" office:value-type="float" office:value="1.35458909386456" calcext:value-type="float">
            <text:p>1.4</text:p>
          </table:table-cell>
          <table:table-cell table:style-name="ce64" table:formula="of:=[C_Dia_NA.E23]/[.$E$6]" office:value-type="float" office:value="2.35694253573321" calcext:value-type="float">
            <text:p>2.4</text:p>
          </table:table-cell>
          <table:table-cell table:style-name="ce64" table:formula="of:=[C_Dia_NA.F23]/[.$F$6]" office:value-type="float" office:value="0.861166077428131" calcext:value-type="float">
            <text:p>0.9</text:p>
          </table:table-cell>
          <table:table-cell table:style-name="ce64" table:formula="of:=[C_Dia_NA.G23]/[.$G$6]" office:value-type="float" office:value="0.834706675513131" calcext:value-type="float">
            <text:p>0.8</text:p>
          </table:table-cell>
          <table:table-cell table:style-name="ce64" table:formula="of:=[C_Dia_NA.H23]/[.$H$6]" office:value-type="float" office:value="2.04856108104765" calcext:value-type="float">
            <text:p>2.0</text:p>
          </table:table-cell>
          <table:table-cell table:style-name="ce64" table:formula="of:=[C_Dia_NA.I23]/[.$I$6]" office:value-type="float" office:value="2.54597760708541" calcext:value-type="float">
            <text:p>2.5</text:p>
          </table:table-cell>
          <table:table-cell table:style-name="ce64" table:formula="of:=[C_Dia_NA.J23]/[.$J$6]" office:value-type="float" office:value="12.3540737293048" calcext:value-type="float">
            <text:p>12.4</text:p>
          </table:table-cell>
          <table:table-cell table:style-name="ce64" table:formula="of:=[C_Dia_NA.K23]/[.$K$6]" office:value-type="float" office:value="1.42733634569271" calcext:value-type="float">
            <text:p>1.4</text:p>
          </table:table-cell>
          <table:table-cell table:style-name="ce64" table:formula="of:=[C_Dia_NA.L23]/[.$L$6]" office:value-type="float" office:value="1.62894571375514" calcext:value-type="float">
            <text:p>1.6</text:p>
          </table:table-cell>
          <table:table-cell table:style-name="ce64" table:formula="of:=[C_Dia_NA.M23]/[.$M$6]" office:value-type="float" office:value="0.291924862043608" calcext:value-type="float">
            <text:p>0.3</text:p>
          </table:table-cell>
          <table:table-cell table:style-name="ce64" table:formula="of:=[C_Dia_NA.N23]/[.$N$6]" office:value-type="float" office:value="0.435127631636912" calcext:value-type="float">
            <text:p>0.4</text:p>
          </table:table-cell>
          <table:table-cell table:style-name="ce64" table:formula="of:=[C_Dia_NA.O23]/[.$O$6]" office:value-type="float" office:value="2.44374857346177" calcext:value-type="float">
            <text:p>2.4</text:p>
          </table:table-cell>
          <table:table-cell table:style-name="ce64" table:formula="of:=[C_Dia_NA.P23]/[.$P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_NA.B24]" office:value-type="date" office:date-value="2020-03-06" calcext:value-type="date">
            <text:p>06/03</text:p>
          </table:table-cell>
          <table:table-cell table:style-name="ce64" table:formula="of:=[C_Dia_NA.C24]/[.$C$6]" office:value-type="float" office:value="2.29934381574764" calcext:value-type="float">
            <text:p>2.3</text:p>
          </table:table-cell>
          <table:table-cell table:style-name="ce64" table:formula="of:=[C_Dia_NA.D24]/[.$D$6]" office:value-type="float" office:value="1.58035394284198" calcext:value-type="float">
            <text:p>1.6</text:p>
          </table:table-cell>
          <table:table-cell table:style-name="ce64" table:formula="of:=[C_Dia_NA.E24]/[.$E$6]" office:value-type="float" office:value="5.15035591141702" calcext:value-type="float">
            <text:p>5.2</text:p>
          </table:table-cell>
          <table:table-cell table:style-name="ce64" table:formula="of:=[C_Dia_NA.F24]/[.$F$6]" office:value-type="float" office:value="0.516699646456879" calcext:value-type="float">
            <text:p>0.5</text:p>
          </table:table-cell>
          <table:table-cell table:style-name="ce64" table:formula="of:=[C_Dia_NA.G24]/[.$G$6]" office:value-type="float" office:value="2.73955011450463" calcext:value-type="float">
            <text:p>2.7</text:p>
          </table:table-cell>
          <table:table-cell table:style-name="ce64" table:formula="of:=[C_Dia_NA.H24]/[.$H$6]" office:value-type="float" office:value="2.82048264781923" calcext:value-type="float">
            <text:p>2.8</text:p>
          </table:table-cell>
          <table:table-cell table:style-name="ce64" table:formula="of:=[C_Dia_NA.I24]/[.$I$6]" office:value-type="float" office:value="2.66170386195293" calcext:value-type="float">
            <text:p>2.7</text:p>
          </table:table-cell>
          <table:table-cell table:style-name="ce64" table:formula="of:=[C_Dia_NA.J24]/[.$J$6]" office:value-type="float" office:value="12.4986597677492" calcext:value-type="float">
            <text:p>12.5</text:p>
          </table:table-cell>
          <table:table-cell table:style-name="ce64" table:formula="of:=[C_Dia_NA.K24]/[.$K$6]" office:value-type="float" office:value="1.01952596120908" calcext:value-type="float">
            <text:p>1.0</text:p>
          </table:table-cell>
          <table:table-cell table:style-name="ce64" table:formula="of:=[C_Dia_NA.L24]/[.$L$6]" office:value-type="float" office:value="1.62894571375514" calcext:value-type="float">
            <text:p>1.6</text:p>
          </table:table-cell>
          <table:table-cell table:style-name="ce64" table:formula="of:=[C_Dia_NA.M24]/[.$M$6]" office:value-type="float" office:value="0.389233149391478" calcext:value-type="float">
            <text:p>0.4</text:p>
          </table:table-cell>
          <table:table-cell table:style-name="ce64" table:formula="of:=[C_Dia_NA.N24]/[.$N$6]" office:value-type="float" office:value="0.690202450182688" calcext:value-type="float">
            <text:p>0.7</text:p>
          </table:table-cell>
          <table:table-cell table:style-name="ce64" table:formula="of:=[C_Dia_NA.O24]/[.$O$6]" office:value-type="float" office:value="5.86499657630825" calcext:value-type="float">
            <text:p>5.9</text:p>
          </table:table-cell>
          <table:table-cell table:style-name="ce64" table:formula="of:=[C_Dia_NA.P24]/[.$P$6]" office:value-type="float" office:value="11.235262057221" calcext:value-type="float">
            <text:p>11.2</text:p>
          </table:table-cell>
          <table:table-cell/>
        </table:table-row>
        <table:table-row table:style-name="ro1">
          <table:table-cell/>
          <table:table-cell table:formula="of:=[C_Dia_NA.B25]" office:value-type="date" office:date-value="2020-03-07" calcext:value-type="date">
            <text:p>07/03</text:p>
          </table:table-cell>
          <table:table-cell table:style-name="ce64" table:formula="of:=[C_Dia_NA.C25]/[.$C$6]" office:value-type="float" office:value="1.86433282357917" calcext:value-type="float">
            <text:p>1.9</text:p>
          </table:table-cell>
          <table:table-cell table:style-name="ce64" table:formula="of:=[C_Dia_NA.D25]/[.$D$6]" office:value-type="float" office:value="2.70917818772912" calcext:value-type="float">
            <text:p>2.7</text:p>
          </table:table-cell>
          <table:table-cell table:style-name="ce64" table:formula="of:=[C_Dia_NA.E25]/[.$E$6]" office:value-type="float" office:value="5.23765007940714" calcext:value-type="float">
            <text:p>5.2</text:p>
          </table:table-cell>
          <table:table-cell table:style-name="ce64" table:formula="of:=[C_Dia_NA.F25]/[.$F$6]" office:value-type="float" office:value="1.03339929291376" calcext:value-type="float">
            <text:p>1.0</text:p>
          </table:table-cell>
          <table:table-cell table:style-name="ce64" table:formula="of:=[C_Dia_NA.G25]/[.$G$6]" office:value-type="float" office:value="1.39117779252188" calcext:value-type="float">
            <text:p>1.4</text:p>
          </table:table-cell>
          <table:table-cell table:style-name="ce64" table:formula="of:=[C_Dia_NA.H25]/[.$H$6]" office:value-type="float" office:value="4.98780089298559" calcext:value-type="float">
            <text:p>5.0</text:p>
          </table:table-cell>
          <table:table-cell table:style-name="ce64" table:formula="of:=[C_Dia_NA.I25]/[.$I$6]" office:value-type="float" office:value="3.47178764602556" calcext:value-type="float">
            <text:p>3.5</text:p>
          </table:table-cell>
          <table:table-cell table:style-name="ce64" table:formula="of:=[C_Dia_NA.J25]/[.$J$6]" office:value-type="float" office:value="20.0331988822407" calcext:value-type="float">
            <text:p>20.0</text:p>
          </table:table-cell>
          <table:table-cell table:style-name="ce64" table:formula="of:=[C_Dia_NA.K25]/[.$K$6]" office:value-type="float" office:value="0.203905192241815" calcext:value-type="float">
            <text:p>0.2</text:p>
          </table:table-cell>
          <table:table-cell table:style-name="ce64" table:formula="of:=[C_Dia_NA.L25]/[.$L$6]" office:value-type="float" office:value="1.62894571375514" calcext:value-type="float">
            <text:p>1.6</text:p>
          </table:table-cell>
          <table:table-cell table:style-name="ce64" table:formula="of:=[C_Dia_NA.M25]/[.$M$6]" office:value-type="float" office:value="0.778466298782955" calcext:value-type="float">
            <text:p>0.8</text:p>
          </table:table-cell>
          <table:table-cell table:style-name="ce64" table:formula="of:=[C_Dia_NA.N25]/[.$N$6]" office:value-type="float" office:value="0.690202450182688" calcext:value-type="float">
            <text:p>0.7</text:p>
          </table:table-cell>
          <table:table-cell table:style-name="ce64" table:formula="of:=[C_Dia_NA.O25]/[.$O$6]" office:value-type="float" office:value="3.22574811696954" calcext:value-type="float">
            <text:p>3.2</text:p>
          </table:table-cell>
          <table:table-cell table:style-name="ce64" table:formula="of:=[C_Dia_NA.P25]/[.$P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_NA.B26]" office:value-type="date" office:date-value="2020-03-08" calcext:value-type="date">
            <text:p>08/03</text:p>
          </table:table-cell>
          <table:table-cell table:style-name="ce64" table:formula="of:=[C_Dia_NA.C26]/[.$C$6]" office:value-type="float" office:value="2.02590833495603" calcext:value-type="float">
            <text:p>2.0</text:p>
          </table:table-cell>
          <table:table-cell table:style-name="ce64" table:formula="of:=[C_Dia_NA.D26]/[.$D$6]" office:value-type="float" office:value="2.25764848977426" calcext:value-type="float">
            <text:p>2.3</text:p>
          </table:table-cell>
          <table:table-cell table:style-name="ce64" table:formula="of:=[C_Dia_NA.E26]/[.$E$6]" office:value-type="float" office:value="2.70611920769369" calcext:value-type="float">
            <text:p>2.7</text:p>
          </table:table-cell>
          <table:table-cell table:style-name="ce64" table:formula="of:=[C_Dia_NA.F26]/[.$F$6]" office:value-type="float" office:value="1.37786572388501" calcext:value-type="float">
            <text:p>1.4</text:p>
          </table:table-cell>
          <table:table-cell table:style-name="ce64" table:formula="of:=[C_Dia_NA.G26]/[.$G$6]" office:value-type="float" office:value="5.22226740577446" calcext:value-type="float">
            <text:p>5.2</text:p>
          </table:table-cell>
          <table:table-cell table:style-name="ce64" table:formula="of:=[C_Dia_NA.H26]/[.$H$6]" office:value-type="float" office:value="2.62750225612634" calcext:value-type="float">
            <text:p>2.6</text:p>
          </table:table-cell>
          <table:table-cell table:style-name="ce64" table:formula="of:=[C_Dia_NA.I26]/[.$I$6]" office:value-type="float" office:value="4.39759768496571" calcext:value-type="float">
            <text:p>4.4</text:p>
          </table:table-cell>
          <table:table-cell table:style-name="ce64" table:formula="of:=[C_Dia_NA.J26]/[.$J$6]" office:value-type="float" office:value="23.9691521510049" calcext:value-type="float">
            <text:p>24.0</text:p>
          </table:table-cell>
          <table:table-cell table:style-name="ce64" table:formula="of:=[C_Dia_NA.K26]/[.$K$6]" office:value-type="float" office:value="0.40781038448363" calcext:value-type="float">
            <text:p>0.4</text:p>
          </table:table-cell>
          <table:table-cell table:style-name="ce64" table:formula="of:=[C_Dia_NA.L26]/[.$L$6]" office:value-type="float" office:value="1.62894571375514" calcext:value-type="float">
            <text:p>1.6</text:p>
          </table:table-cell>
          <table:table-cell table:style-name="ce64" table:formula="of:=[C_Dia_NA.M26]/[.$M$6]" office:value-type="float" office:value="0.875774586130825" calcext:value-type="float">
            <text:p>0.9</text:p>
          </table:table-cell>
          <table:table-cell table:style-name="ce64" table:formula="of:=[C_Dia_NA.N26]/[.$N$6]" office:value-type="float" office:value="0.975286070910319" calcext:value-type="float">
            <text:p>1.0</text:p>
          </table:table-cell>
          <table:table-cell table:style-name="ce64" table:formula="of:=[C_Dia_NA.O26]/[.$O$6]" office:value-type="float" office:value="4.49649737516966" calcext:value-type="float">
            <text:p>4.5</text:p>
          </table:table-cell>
          <table:table-cell table:style-name="ce64" table:formula="of:=[C_Dia_NA.P26]/[.$P$6]" office:value-type="float" office:value="11.235262057221" calcext:value-type="float">
            <text:p>11.2</text:p>
          </table:table-cell>
          <table:table-cell/>
        </table:table-row>
        <table:table-row table:style-name="ro1">
          <table:table-cell table:style-name="ce61" table:formula="of:=[C_Dia_NA.A27]" office:value-type="string" office:string-value="L" calcext:value-type="string">
            <text:p>L</text:p>
          </table:table-cell>
          <table:table-cell table:style-name="ce50" table:formula="of:=[C_Dia_NA.B27]" office:value-type="date" office:date-value="2020-03-09" calcext:value-type="date">
            <text:p>09/03</text:p>
          </table:table-cell>
          <table:table-cell table:style-name="ce65" table:formula="of:=[C_Dia_NA.C27]/[.$C$6]" office:value-type="float" office:value="3.29365465498986" calcext:value-type="float">
            <text:p>3.3</text:p>
          </table:table-cell>
          <table:table-cell table:style-name="ce65" table:formula="of:=[C_Dia_NA.D27]/[.$D$6]" office:value-type="float" office:value="3.61223758363882" calcext:value-type="float">
            <text:p>3.6</text:p>
          </table:table-cell>
          <table:table-cell table:style-name="ce65" table:formula="of:=[C_Dia_NA.E27]/[.$E$6]" office:value-type="float" office:value="3.40447255161464" calcext:value-type="float">
            <text:p>3.4</text:p>
          </table:table-cell>
          <table:table-cell table:style-name="ce65" table:formula="of:=[C_Dia_NA.F27]/[.$F$6]" office:value-type="float" office:value="9.47282685170944" calcext:value-type="float">
            <text:p>9.5</text:p>
          </table:table-cell>
          <table:table-cell table:style-name="ce65" table:formula="of:=[C_Dia_NA.G27]/[.$G$6]" office:value-type="float" office:value="6.95588896260942" calcext:value-type="float">
            <text:p>7.0</text:p>
          </table:table-cell>
          <table:table-cell table:style-name="ce65" table:formula="of:=[C_Dia_NA.H27]/[.$H$6]" office:value-type="float" office:value="4.24556861724369" calcext:value-type="float">
            <text:p>4.2</text:p>
          </table:table-cell>
          <table:table-cell table:style-name="ce65" table:formula="of:=[C_Dia_NA.I27]/[.$I$6]" office:value-type="float" office:value="3.29819826372428" calcext:value-type="float">
            <text:p>3.3</text:p>
          </table:table-cell>
          <table:table-cell table:style-name="ce65" table:formula="of:=[C_Dia_NA.J27]/[.$J$6]" office:value-type="float" office:value="28.8690123427318" calcext:value-type="float">
            <text:p>28.9</text:p>
          </table:table-cell>
          <table:table-cell table:style-name="ce65" table:formula="of:=[C_Dia_NA.K27]/[.$K$6]" office:value-type="float" office:value="0.611715576725446" calcext:value-type="float">
            <text:p>0.6</text:p>
          </table:table-cell>
          <table:table-cell table:style-name="ce65" table:formula="of:=[C_Dia_NA.L27]/[.$L$6]" office:value-type="float" office:value="0" calcext:value-type="float">
            <text:p>0.0</text:p>
          </table:table-cell>
          <table:table-cell table:style-name="ce65" table:formula="of:=[C_Dia_NA.M27]/[.$M$6]" office:value-type="float" office:value="0.875774586130825" calcext:value-type="float">
            <text:p>0.9</text:p>
          </table:table-cell>
          <table:table-cell table:style-name="ce65" table:formula="of:=[C_Dia_NA.N27]/[.$N$6]" office:value-type="float" office:value="0.7502200545464" calcext:value-type="float">
            <text:p>0.8</text:p>
          </table:table-cell>
          <table:table-cell table:style-name="ce65" table:formula="of:=[C_Dia_NA.O27]/[.$O$6]" office:value-type="float" office:value="9.87274423678555" calcext:value-type="float">
            <text:p>9.9</text:p>
          </table:table-cell>
          <table:table-cell table:style-name="ce65" table:formula="of:=[C_Dia_NA.P27]/[.$P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_NA.B28]" office:value-type="date" office:date-value="2020-03-10" calcext:value-type="date">
            <text:p>10/03</text:p>
          </table:table-cell>
          <table:table-cell table:style-name="ce64" table:formula="of:=[C_Dia_NA.C28]/[.$C$6]" office:value-type="float" office:value="5.63028512720908" calcext:value-type="float">
            <text:p>5.6</text:p>
          </table:table-cell>
          <table:table-cell table:style-name="ce64" table:formula="of:=[C_Dia_NA.D28]/[.$D$6]" office:value-type="float" office:value="5.75700364892437" calcext:value-type="float">
            <text:p>5.8</text:p>
          </table:table-cell>
          <table:table-cell table:style-name="ce64" table:formula="of:=[C_Dia_NA.E28]/[.$E$6]" office:value-type="float" office:value="2.44423670372333" calcext:value-type="float">
            <text:p>2.4</text:p>
          </table:table-cell>
          <table:table-cell table:style-name="ce64" table:formula="of:=[C_Dia_NA.F28]/[.$F$6]" office:value-type="float" office:value="29.6241130635277" calcext:value-type="float">
            <text:p>29.6</text:p>
          </table:table-cell>
          <table:table-cell table:style-name="ce64" table:formula="of:=[C_Dia_NA.G28]/[.$G$6]" office:value-type="float" office:value="13.3339040729405" calcext:value-type="float">
            <text:p>13.3</text:p>
          </table:table-cell>
          <table:table-cell table:style-name="ce64" table:formula="of:=[C_Dia_NA.H28]/[.$H$6]" office:value-type="float" office:value="5.52220813151976" calcext:value-type="float">
            <text:p>5.5</text:p>
          </table:table-cell>
          <table:table-cell table:style-name="ce64" table:formula="of:=[C_Dia_NA.I28]/[.$I$6]" office:value-type="float" office:value="3.52965077345932" calcext:value-type="float">
            <text:p>3.5</text:p>
          </table:table-cell>
          <table:table-cell table:style-name="ce64" table:formula="of:=[C_Dia_NA.J28]/[.$J$6]" office:value-type="float" office:value="15.6956177289087" calcext:value-type="float">
            <text:p>15.7</text:p>
          </table:table-cell>
          <table:table-cell table:style-name="ce64" table:formula="of:=[C_Dia_NA.K28]/[.$K$6]" office:value-type="float" office:value="2.03905192241815" calcext:value-type="float">
            <text:p>2.0</text:p>
          </table:table-cell>
          <table:table-cell table:style-name="ce64" table:formula="of:=[C_Dia_NA.L28]/[.$L$6]" office:value-type="float" office:value="3.25789142751029" calcext:value-type="float">
            <text:p>3.3</text:p>
          </table:table-cell>
          <table:table-cell table:style-name="ce64" table:formula="of:=[C_Dia_NA.M28]/[.$M$6]" office:value-type="float" office:value="0.194616574695739" calcext:value-type="float">
            <text:p>0.2</text:p>
          </table:table-cell>
          <table:table-cell table:style-name="ce64" table:formula="of:=[C_Dia_NA.N28]/[.$N$6]" office:value-type="float" office:value="0.780228856728255" calcext:value-type="float">
            <text:p>0.8</text:p>
          </table:table-cell>
          <table:table-cell table:style-name="ce64" table:formula="of:=[C_Dia_NA.O28]/[.$O$6]" office:value-type="float" office:value="9.57949440797014" calcext:value-type="float">
            <text:p>9.6</text:p>
          </table:table-cell>
          <table:table-cell table:style-name="ce64" table:formula="of:=[C_Dia_NA.P28]/[.$P$6]" office:value-type="float" office:value="12.9907717536617" calcext:value-type="float">
            <text:p>13.0</text:p>
          </table:table-cell>
          <table:table-cell/>
        </table:table-row>
        <table:table-row table:style-name="ro1">
          <table:table-cell/>
          <table:table-cell table:formula="of:=[C_Dia_NA.B29]" office:value-type="date" office:date-value="2020-03-11" calcext:value-type="date">
            <text:p>11/03</text:p>
          </table:table-cell>
          <table:table-cell table:style-name="ce64" table:formula="of:=[C_Dia_NA.C29]/[.$C$6]" office:value-type="float" office:value="4.98398308170164" calcext:value-type="float">
            <text:p>5.0</text:p>
          </table:table-cell>
          <table:table-cell table:style-name="ce64" table:formula="of:=[C_Dia_NA.D29]/[.$D$6]" office:value-type="float" office:value="7.22447516727764" calcext:value-type="float">
            <text:p>7.2</text:p>
          </table:table-cell>
          <table:table-cell table:style-name="ce64" table:formula="of:=[C_Dia_NA.E29]/[.$E$6]" office:value-type="float" office:value="4.10282589553559" calcext:value-type="float">
            <text:p>4.1</text:p>
          </table:table-cell>
          <table:table-cell table:style-name="ce64" table:formula="of:=[C_Dia_NA.F29]/[.$F$6]" office:value-type="float" office:value="43.4027703023778" calcext:value-type="float">
            <text:p>43.4</text:p>
          </table:table-cell>
          <table:table-cell table:style-name="ce64" table:formula="of:=[C_Dia_NA.G29]/[.$G$6]" office:value-type="float" office:value="10.8297840464011" calcext:value-type="float">
            <text:p>10.8</text:p>
          </table:table-cell>
          <table:table-cell table:style-name="ce64" table:formula="of:=[C_Dia_NA.H29]/[.$H$6]" office:value-type="float" office:value="7.37778882087452" calcext:value-type="float">
            <text:p>7.4</text:p>
          </table:table-cell>
          <table:table-cell table:style-name="ce64" table:formula="of:=[C_Dia_NA.I29]/[.$I$6]" office:value-type="float" office:value="7.00143841948488" calcext:value-type="float">
            <text:p>7.0</text:p>
          </table:table-cell>
          <table:table-cell table:style-name="ce64" table:formula="of:=[C_Dia_NA.J29]/[.$J$6]" office:value-type="float" office:value="37.1586118802107" calcext:value-type="float">
            <text:p>37.2</text:p>
          </table:table-cell>
          <table:table-cell table:style-name="ce64" table:formula="of:=[C_Dia_NA.K29]/[.$K$6]" office:value-type="float" office:value="1.83514673017634" calcext:value-type="float">
            <text:p>1.8</text:p>
          </table:table-cell>
          <table:table-cell table:style-name="ce64" table:formula="of:=[C_Dia_NA.L29]/[.$L$6]" office:value-type="float" office:value="0" calcext:value-type="float">
            <text:p>0.0</text:p>
          </table:table-cell>
          <table:table-cell table:style-name="ce64" table:formula="of:=[C_Dia_NA.M29]/[.$M$6]" office:value-type="float" office:value="1.75154917226165" calcext:value-type="float">
            <text:p>1.8</text:p>
          </table:table-cell>
          <table:table-cell table:style-name="ce64" table:formula="of:=[C_Dia_NA.N29]/[.$N$6]" office:value-type="float" office:value="1.24536529054702" calcext:value-type="float">
            <text:p>1.2</text:p>
          </table:table-cell>
          <table:table-cell table:style-name="ce64" table:formula="of:=[C_Dia_NA.O29]/[.$O$6]" office:value-type="float" office:value="19.1589888159403" calcext:value-type="float">
            <text:p>19.2</text:p>
          </table:table-cell>
          <table:table-cell table:style-name="ce64" table:formula="of:=[C_Dia_NA.P29]/[.$P$6]" office:value-type="float" office:value="18.7254367620349" calcext:value-type="float">
            <text:p>18.7</text:p>
          </table:table-cell>
          <table:table-cell/>
        </table:table-row>
        <table:table-row table:style-name="ro1">
          <table:table-cell/>
          <table:table-cell table:formula="of:=[C_Dia_NA.B30]" office:value-type="date" office:date-value="2020-03-12" calcext:value-type="date">
            <text:p>12/03</text:p>
          </table:table-cell>
          <table:table-cell table:style-name="ce64" table:formula="of:=[C_Dia_NA.C30]/[.$C$6]" office:value-type="float" office:value="9.68210179712114" calcext:value-type="float">
            <text:p>9.7</text:p>
          </table:table-cell>
          <table:table-cell table:style-name="ce64" table:formula="of:=[C_Dia_NA.D30]/[.$D$6]" office:value-type="float" office:value="12.981478816202" calcext:value-type="float">
            <text:p>13.0</text:p>
          </table:table-cell>
          <table:table-cell table:style-name="ce64" table:formula="of:=[C_Dia_NA.E30]/[.$E$6]" office:value-type="float" office:value="7.42000427916011" calcext:value-type="float">
            <text:p>7.4</text:p>
          </table:table-cell>
          <table:table-cell table:style-name="ce64" table:formula="of:=[C_Dia_NA.F30]/[.$F$6]" office:value-type="float" office:value="27.5573144777002" calcext:value-type="float">
            <text:p>27.6</text:p>
          </table:table-cell>
          <table:table-cell table:style-name="ce64" table:formula="of:=[C_Dia_NA.G30]/[.$G$6]" office:value-type="float" office:value="17.5930483915844" calcext:value-type="float">
            <text:p>17.6</text:p>
          </table:table-cell>
          <table:table-cell table:style-name="ce64" table:formula="of:=[C_Dia_NA.H30]/[.$H$6]" office:value-type="float" office:value="8.83256408132865" calcext:value-type="float">
            <text:p>8.8</text:p>
          </table:table-cell>
          <table:table-cell table:style-name="ce64" table:formula="of:=[C_Dia_NA.I30]/[.$I$6]" office:value-type="float" office:value="6.42280714514728" calcext:value-type="float">
            <text:p>6.4</text:p>
          </table:table-cell>
          <table:table-cell table:style-name="ce64" table:formula="of:=[C_Dia_NA.J30]/[.$J$6]" office:value-type="float" office:value="42.588620879567" calcext:value-type="float">
            <text:p>42.6</text:p>
          </table:table-cell>
          <table:table-cell table:style-name="ce64" table:formula="of:=[C_Dia_NA.K30]/[.$K$6]" office:value-type="float" office:value="5.50544019052901" calcext:value-type="float">
            <text:p>5.5</text:p>
          </table:table-cell>
          <table:table-cell table:style-name="ce64" table:formula="of:=[C_Dia_NA.L30]/[.$L$6]" office:value-type="float" office:value="30.9499685613477" calcext:value-type="float">
            <text:p>30.9</text:p>
          </table:table-cell>
          <table:table-cell table:style-name="ce64" table:formula="of:=[C_Dia_NA.M30]/[.$M$6]" office:value-type="float" office:value="1.84885745960952" calcext:value-type="float">
            <text:p>1.8</text:p>
          </table:table-cell>
          <table:table-cell table:style-name="ce64" table:formula="of:=[C_Dia_NA.N30]/[.$N$6]" office:value-type="float" office:value="2.01058974618435" calcext:value-type="float">
            <text:p>2.0</text:p>
          </table:table-cell>
          <table:table-cell table:style-name="ce64" table:formula="of:=[C_Dia_NA.O30]/[.$O$6]" office:value-type="float" office:value="14.7602413837091" calcext:value-type="float">
            <text:p>14.8</text:p>
          </table:table-cell>
          <table:table-cell table:style-name="ce64" table:formula="of:=[C_Dia_NA.P30]/[.$P$6]" office:value-type="float" office:value="25.5134075882726" calcext:value-type="float">
            <text:p>25.5</text:p>
          </table:table-cell>
          <table:table-cell/>
        </table:table-row>
        <table:table-row table:style-name="ro1">
          <table:table-cell/>
          <table:table-cell table:formula="of:=[C_Dia_NA.B31]" office:value-type="date" office:date-value="2020-03-13" calcext:value-type="date">
            <text:p>13/03</text:p>
          </table:table-cell>
          <table:table-cell table:formula="of:=[C_Dia_NA.C31]/[.$C$6]" office:value-type="float" office:value="11.5588635061908" calcext:value-type="float">
            <text:p>12</text:p>
          </table:table-cell>
          <table:table-cell table:formula="of:=[C_Dia_NA.D31]/[.$D$6]" office:value-type="float" office:value="16.142186701886" calcext:value-type="float">
            <text:p>16</text:p>
          </table:table-cell>
          <table:table-cell table:formula="of:=[C_Dia_NA.E31]/[.$E$6]" office:value-type="float" office:value="13.967066878419" calcext:value-type="float">
            <text:p>14</text:p>
          </table:table-cell>
          <table:table-cell table:formula="of:=[C_Dia_NA.F31]/[.$F$6]" office:value-type="float" office:value="22.0458515821602" calcext:value-type="float">
            <text:p>22</text:p>
          </table:table-cell>
          <table:table-cell table:formula="of:=[C_Dia_NA.G31]/[.$G$6]" office:value-type="float" office:value="26.9460437043854" calcext:value-type="float">
            <text:p>27</text:p>
          </table:table-cell>
          <table:table-cell table:formula="of:=[C_Dia_NA.H31]/[.$H$6]" office:value-type="float" office:value="11.6530467291479" calcext:value-type="float">
            <text:p>12</text:p>
          </table:table-cell>
          <table:table-cell table:formula="of:=[C_Dia_NA.I31]/[.$I$6]" office:value-type="float" office:value="10.9939942124143" calcext:value-type="float">
            <text:p>11</text:p>
          </table:table-cell>
          <table:table-cell table:formula="of:=[C_Dia_NA.J31]/[.$J$6]" office:value-type="float" office:value="40.917848879765" calcext:value-type="float">
            <text:p>41</text:p>
          </table:table-cell>
          <table:table-cell table:formula="of:=[C_Dia_NA.K31]/[.$K$6]" office:value-type="float" office:value="4.07810384483631" calcext:value-type="float">
            <text:p>4</text:p>
          </table:table-cell>
          <table:table-cell table:formula="of:=[C_Dia_NA.L31]/[.$L$6]" office:value-type="float" office:value="13.0315657100411" calcext:value-type="float">
            <text:p>13</text:p>
          </table:table-cell>
          <table:table-cell table:formula="of:=[C_Dia_NA.M31]/[.$M$6]" office:value-type="float" office:value="3.30848176982756" calcext:value-type="float">
            <text:p>3</text:p>
          </table:table-cell>
          <table:table-cell table:formula="of:=[C_Dia_NA.N31]/[.$N$6]" office:value-type="float" office:value="3.10591102582209" calcext:value-type="float">
            <text:p>3</text:p>
          </table:table-cell>
          <table:table-cell table:formula="of:=[C_Dia_NA.O31]/[.$O$6]" office:value-type="float" office:value="14.8579913266476" calcext:value-type="float">
            <text:p>15</text:p>
          </table:table-cell>
          <table:table-cell table:formula="of:=[C_Dia_NA.P31]/[.$P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_NA.B32]" office:value-type="date" office:date-value="2020-03-14" calcext:value-type="date">
            <text:p>14/03</text:p>
          </table:table-cell>
          <table:table-cell table:formula="of:=[C_Dia_NA.C32]/[.$C$6]" office:value-type="float" office:value="11.3102857963803" calcext:value-type="float">
            <text:p>11</text:p>
          </table:table-cell>
          <table:table-cell table:formula="of:=[C_Dia_NA.D32]/[.$D$6]" office:value-type="float" office:value="17.0452460977957" calcext:value-type="float">
            <text:p>17</text:p>
          </table:table-cell>
          <table:table-cell table:formula="of:=[C_Dia_NA.E32]/[.$E$6]" office:value-type="float" office:value="11.3482418387155" calcext:value-type="float">
            <text:p>11</text:p>
          </table:table-cell>
          <table:table-cell table:formula="of:=[C_Dia_NA.F32]/[.$F$6]" office:value-type="float" office:value="5.51146289554004" calcext:value-type="float">
            <text:p>6</text:p>
          </table:table-cell>
          <table:table-cell table:formula="of:=[C_Dia_NA.G32]/[.$G$6]" office:value-type="float" office:value="33.0458232562121" calcext:value-type="float">
            <text:p>33</text:p>
          </table:table-cell>
          <table:table-cell table:formula="of:=[C_Dia_NA.H32]/[.$H$6]" office:value-type="float" office:value="12.4546575869491" calcext:value-type="float">
            <text:p>12</text:p>
          </table:table-cell>
          <table:table-cell table:formula="of:=[C_Dia_NA.I32]/[.$I$6]" office:value-type="float" office:value="8.96878475223269" calcext:value-type="float">
            <text:p>9</text:p>
          </table:table-cell>
          <table:table-cell table:formula="of:=[C_Dia_NA.J32]/[.$J$6]" office:value-type="float" office:value="56.1797084933405" calcext:value-type="float">
            <text:p>56</text:p>
          </table:table-cell>
          <table:table-cell table:formula="of:=[C_Dia_NA.K32]/[.$K$6]" office:value-type="float" office:value="7.9523024974308" calcext:value-type="float">
            <text:p>8</text:p>
          </table:table-cell>
          <table:table-cell table:formula="of:=[C_Dia_NA.L32]/[.$L$6]" office:value-type="float" office:value="27.6920771338374" calcext:value-type="float">
            <text:p>28</text:p>
          </table:table-cell>
          <table:table-cell table:formula="of:=[C_Dia_NA.M32]/[.$M$6]" office:value-type="float" office:value="5.54657237882856" calcext:value-type="float">
            <text:p>6</text:p>
          </table:table-cell>
          <table:table-cell table:formula="of:=[C_Dia_NA.N32]/[.$N$6]" office:value-type="float" office:value="3.96116188800499" calcext:value-type="float">
            <text:p>4</text:p>
          </table:table-cell>
          <table:table-cell table:formula="of:=[C_Dia_NA.O32]/[.$O$6]" office:value-type="float" office:value="6.94024594863143" calcext:value-type="float">
            <text:p>7</text:p>
          </table:table-cell>
          <table:table-cell table:formula="of:=[C_Dia_NA.P32]/[.$P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33]" office:value-type="date" office:date-value="2020-03-15" calcext:value-type="date">
            <text:p>15/03</text:p>
          </table:table-cell>
          <table:table-cell table:style-name="ce68" table:formula="of:=[C_Dia_NA.C33]/[.$C$6]" office:value-type="float" office:value="15.2626713823681" calcext:value-type="float">
            <text:p>15</text:p>
          </table:table-cell>
          <table:table-cell table:style-name="ce68" table:formula="of:=[C_Dia_NA.D33]/[.$D$6]" office:value-type="float" office:value="23.1408970201862" calcext:value-type="float">
            <text:p>23</text:p>
          </table:table-cell>
          <table:table-cell table:style-name="ce68" table:formula="of:=[C_Dia_NA.E33]/[.$E$6]" office:value-type="float" office:value="17.1969510940534" calcext:value-type="float">
            <text:p>17</text:p>
          </table:table-cell>
          <table:table-cell table:style-name="ce68" table:formula="of:=[C_Dia_NA.F33]/[.$F$6]" office:value-type="float" office:value="6.71709540393942" calcext:value-type="float">
            <text:p>7</text:p>
          </table:table-cell>
          <table:table-cell table:style-name="ce68" table:formula="of:=[C_Dia_NA.G33]/[.$G$6]" office:value-type="float" office:value="42.8054705391349" calcext:value-type="float">
            <text:p>43</text:p>
          </table:table-cell>
          <table:table-cell table:style-name="ce68" table:formula="of:=[C_Dia_NA.H33]/[.$H$6]" office:value-type="float" office:value="13.3601809633543" calcext:value-type="float">
            <text:p>13</text:p>
          </table:table-cell>
          <table:table-cell table:style-name="ce68" table:formula="of:=[C_Dia_NA.I33]/[.$I$6]" office:value-type="float" office:value="10.1839104283416" calcext:value-type="float">
            <text:p>10</text:p>
          </table:table-cell>
          <table:table-cell table:style-name="ce68" table:formula="of:=[C_Dia_NA.J33]/[.$J$6]" office:value-type="float" office:value="57.6737642239327" calcext:value-type="float">
            <text:p>58</text:p>
          </table:table-cell>
          <table:table-cell table:style-name="ce68" table:formula="of:=[C_Dia_NA.K33]/[.$K$6]" office:value-type="float" office:value="8.15620768967261" calcext:value-type="float">
            <text:p>8</text:p>
          </table:table-cell>
          <table:table-cell table:style-name="ce68" table:formula="of:=[C_Dia_NA.L33]/[.$L$6]" office:value-type="float" office:value="42.3525885576337" calcext:value-type="float">
            <text:p>42</text:p>
          </table:table-cell>
          <table:table-cell table:style-name="ce68" table:formula="of:=[C_Dia_NA.M33]/[.$M$6]" office:value-type="float" office:value="7.39542983843808" calcext:value-type="float">
            <text:p>7</text:p>
          </table:table-cell>
          <table:table-cell table:style-name="ce68" table:formula="of:=[C_Dia_NA.N33]/[.$N$6]" office:value-type="float" office:value="4.95145236000624" calcext:value-type="float">
            <text:p>5</text:p>
          </table:table-cell>
          <table:table-cell table:style-name="ce68" table:formula="of:=[C_Dia_NA.O33]/[.$O$6]" office:value-type="float" office:value="6.74474606275449" calcext:value-type="float">
            <text:p>7</text:p>
          </table:table-cell>
          <table:table-cell table:style-name="ce68" table:formula="of:=[C_Dia_NA.P33]/[.$P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63" table:formula="of:=[C_Dia_NA.A34]" office:value-type="string" office:string-value="L" calcext:value-type="string">
            <text:p>L</text:p>
          </table:table-cell>
          <table:table-cell table:formula="of:=[C_Dia_NA.B34]" office:value-type="date" office:date-value="2020-03-16" calcext:value-type="date">
            <text:p>16/03</text:p>
          </table:table-cell>
          <table:table-cell table:formula="of:=[C_Dia_NA.C34]/[.$C$6]" office:value-type="float" office:value="2.47334821261503" calcext:value-type="float">
            <text:p>2</text:p>
          </table:table-cell>
          <table:table-cell table:formula="of:=[C_Dia_NA.D34]/[.$D$6]" office:value-type="float" office:value="17.6096582202393" calcext:value-type="float">
            <text:p>18</text:p>
          </table:table-cell>
          <table:table-cell table:formula="of:=[C_Dia_NA.E34]/[.$E$6]" office:value-type="float" office:value="15.0145968943005" calcext:value-type="float">
            <text:p>15</text:p>
          </table:table-cell>
          <table:table-cell table:formula="of:=[C_Dia_NA.F34]/[.$F$6]" office:value-type="float" office:value="9.81729328268069" calcext:value-type="float">
            <text:p>10</text:p>
          </table:table-cell>
          <table:table-cell table:formula="of:=[C_Dia_NA.G34]/[.$G$6]" office:value-type="float" office:value="30.777133317638" calcext:value-type="float">
            <text:p>31</text:p>
          </table:table-cell>
          <table:table-cell table:formula="of:=[C_Dia_NA.H34]/[.$H$6]" office:value-type="float" office:value="18.3034479197953" calcext:value-type="float">
            <text:p>18</text:p>
          </table:table-cell>
          <table:table-cell table:formula="of:=[C_Dia_NA.I34]/[.$I$6]" office:value-type="float" office:value="16.0859494265851" calcext:value-type="float">
            <text:p>16</text:p>
          </table:table-cell>
          <table:table-cell table:formula="of:=[C_Dia_NA.J34]/[.$J$6]" office:value-type="float" office:value="51.9385180323048" calcext:value-type="float">
            <text:p>52</text:p>
          </table:table-cell>
          <table:table-cell table:formula="of:=[C_Dia_NA.K34]/[.$K$6]" office:value-type="float" office:value="11.010880381058" calcext:value-type="float">
            <text:p>11</text:p>
          </table:table-cell>
          <table:table-cell table:formula="of:=[C_Dia_NA.L34]/[.$L$6]" office:value-type="float" office:value="6.51578285502057" calcext:value-type="float">
            <text:p>7</text:p>
          </table:table-cell>
          <table:table-cell table:formula="of:=[C_Dia_NA.M34]/[.$M$6]" office:value-type="float" office:value="8.36851271191677" calcext:value-type="float">
            <text:p>8</text:p>
          </table:table-cell>
          <table:table-cell table:formula="of:=[C_Dia_NA.N34]/[.$N$6]" office:value-type="float" office:value="2.28066896582105" calcext:value-type="float">
            <text:p>2</text:p>
          </table:table-cell>
          <table:table-cell table:formula="of:=[C_Dia_NA.O34]/[.$O$6]" office:value-type="float" office:value="8.11324526389308" calcext:value-type="float">
            <text:p>8</text:p>
          </table:table-cell>
          <table:table-cell table:formula="of:=[C_Dia_NA.P34]/[.$P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_NA.B35]" office:value-type="date" office:date-value="2020-03-17" calcext:value-type="date">
            <text:p>17/03</text:p>
          </table:table-cell>
          <table:table-cell table:formula="of:=[C_Dia_NA.C35]/[.$C$6]" office:value-type="float" office:value="14.2186450011638" calcext:value-type="float">
            <text:p>14</text:p>
          </table:table-cell>
          <table:table-cell table:formula="of:=[C_Dia_NA.D35]/[.$D$6]" office:value-type="float" office:value="35.6708461384334" calcext:value-type="float">
            <text:p>36</text:p>
          </table:table-cell>
          <table:table-cell table:formula="of:=[C_Dia_NA.E35]/[.$E$6]" office:value-type="float" office:value="16.149421078172" calcext:value-type="float">
            <text:p>16</text:p>
          </table:table-cell>
          <table:table-cell table:formula="of:=[C_Dia_NA.F35]/[.$F$6]" office:value-type="float" office:value="15.8454558246776" calcext:value-type="float">
            <text:p>16</text:p>
          </table:table-cell>
          <table:table-cell table:formula="of:=[C_Dia_NA.G35]/[.$G$6]" office:value-type="float" office:value="42.5272349806305" calcext:value-type="float">
            <text:p>43</text:p>
          </table:table-cell>
          <table:table-cell table:formula="of:=[C_Dia_NA.H35]/[.$H$6]" office:value-type="float" office:value="16.2845761297774" calcext:value-type="float">
            <text:p>16</text:p>
          </table:table-cell>
          <table:table-cell table:formula="of:=[C_Dia_NA.I35]/[.$I$6]" office:value-type="float" office:value="16.8960332106577" calcext:value-type="float">
            <text:p>17</text:p>
          </table:table-cell>
          <table:table-cell table:formula="of:=[C_Dia_NA.J35]/[.$J$6]" office:value-type="float" office:value="56.6455968394392" calcext:value-type="float">
            <text:p>57</text:p>
          </table:table-cell>
          <table:table-cell table:formula="of:=[C_Dia_NA.K35]/[.$K$6]" office:value-type="float" office:value="14.0694582646853" calcext:value-type="float">
            <text:p>14</text:p>
          </table:table-cell>
          <table:table-cell table:formula="of:=[C_Dia_NA.L35]/[.$L$6]" office:value-type="float" office:value="96.1077971115535" calcext:value-type="float">
            <text:p>96</text:p>
          </table:table-cell>
          <table:table-cell table:formula="of:=[C_Dia_NA.M35]/[.$M$6]" office:value-type="float" office:value="11.3850696197007" calcext:value-type="float">
            <text:p>11</text:p>
          </table:table-cell>
          <table:table-cell table:formula="of:=[C_Dia_NA.N35]/[.$N$6]" office:value-type="float" office:value="6.10679124400769" calcext:value-type="float">
            <text:p>6</text:p>
          </table:table-cell>
          <table:table-cell table:formula="of:=[C_Dia_NA.O35]/[.$O$6]" office:value-type="float" office:value="11.632243209678" calcext:value-type="float">
            <text:p>12</text:p>
          </table:table-cell>
          <table:table-cell table:formula="of:=[C_Dia_NA.P35]/[.$P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_NA.B36]" office:value-type="date" office:date-value="2020-03-18" calcext:value-type="date">
            <text:p>18/03</text:p>
          </table:table-cell>
          <table:table-cell table:formula="of:=[C_Dia_NA.C36]/[.$C$6]" office:value-type="float" office:value="12.9508986811299" calcext:value-type="float">
            <text:p>13</text:p>
          </table:table-cell>
          <table:table-cell table:formula="of:=[C_Dia_NA.D36]/[.$D$6]" office:value-type="float" office:value="35.4450812894559" calcext:value-type="float">
            <text:p>35</text:p>
          </table:table-cell>
          <table:table-cell table:formula="of:=[C_Dia_NA.E36]/[.$E$6]" office:value-type="float" office:value="21.2124828215989" calcext:value-type="float">
            <text:p>21</text:p>
          </table:table-cell>
          <table:table-cell table:formula="of:=[C_Dia_NA.F36]/[.$F$6]" office:value-type="float" office:value="15.673222609192" calcext:value-type="float">
            <text:p>16</text:p>
          </table:table-cell>
          <table:table-cell table:formula="of:=[C_Dia_NA.G36]/[.$G$6]" office:value-type="float" office:value="54.3201421141622" calcext:value-type="float">
            <text:p>54</text:p>
          </table:table-cell>
          <table:table-cell table:formula="of:=[C_Dia_NA.H36]/[.$H$6]" office:value-type="float" office:value="20.8418823028326" calcext:value-type="float">
            <text:p>21</text:p>
          </table:table-cell>
          <table:table-cell table:formula="of:=[C_Dia_NA.I36]/[.$I$6]" office:value-type="float" office:value="20.0206420920807" calcext:value-type="float">
            <text:p>20</text:p>
          </table:table-cell>
          <table:table-cell table:formula="of:=[C_Dia_NA.J36]/[.$J$6]" office:value-type="float" office:value="67.5859404150654" calcext:value-type="float">
            <text:p>68</text:p>
          </table:table-cell>
          <table:table-cell table:formula="of:=[C_Dia_NA.K36]/[.$K$6]" office:value-type="float" office:value="15.0889842258943" calcext:value-type="float">
            <text:p>15</text:p>
          </table:table-cell>
          <table:table-cell table:formula="of:=[C_Dia_NA.L36]/[.$L$6]" office:value-type="float" office:value="102.623579966574" calcext:value-type="float">
            <text:p>103</text:p>
          </table:table-cell>
          <table:table-cell table:formula="of:=[C_Dia_NA.M36]/[.$M$6]" office:value-type="float" office:value="18.8778077454867" calcext:value-type="float">
            <text:p>19</text:p>
          </table:table-cell>
          <table:table-cell table:formula="of:=[C_Dia_NA.N36]/[.$N$6]" office:value-type="float" office:value="10.1429751374673" calcext:value-type="float">
            <text:p>10</text:p>
          </table:table-cell>
          <table:table-cell table:formula="of:=[C_Dia_NA.O36]/[.$O$6]" office:value-type="float" office:value="14.1737417260783" calcext:value-type="float">
            <text:p>14</text:p>
          </table:table-cell>
          <table:table-cell table:formula="of:=[C_Dia_NA.P36]/[.$P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37]" office:value-type="date" office:date-value="2020-03-19" calcext:value-type="date">
            <text:p>19/03</text:p>
          </table:table-cell>
          <table:table-cell table:formula="of:=[C_Dia_NA.C37]/[.$C$6]" office:value-type="float" office:value="34.8133082589683" calcext:value-type="float">
            <text:p>35</text:p>
          </table:table-cell>
          <table:table-cell table:formula="of:=[C_Dia_NA.D37]/[.$D$6]" office:value-type="float" office:value="41.4278497873577" calcext:value-type="float">
            <text:p>41</text:p>
          </table:table-cell>
          <table:table-cell table:formula="of:=[C_Dia_NA.E37]/[.$E$6]" office:value-type="float" office:value="26.9738979089468" calcext:value-type="float">
            <text:p>27</text:p>
          </table:table-cell>
          <table:table-cell table:formula="of:=[C_Dia_NA.F37]/[.$F$6]" office:value-type="float" office:value="18.6011872724476" calcext:value-type="float">
            <text:p>19</text:p>
          </table:table-cell>
          <table:table-cell table:formula="of:=[C_Dia_NA.G37]/[.$G$6]" office:value-type="float" office:value="73.4327847098859" calcext:value-type="float">
            <text:p>73</text:p>
          </table:table-cell>
          <table:table-cell table:formula="of:=[C_Dia_NA.H37]/[.$H$6]" office:value-type="float" office:value="27.6258853031136" calcext:value-type="float">
            <text:p>28</text:p>
          </table:table-cell>
          <table:table-cell table:formula="of:=[C_Dia_NA.I37]/[.$I$6]" office:value-type="float" office:value="23.6660191204076" calcext:value-type="float">
            <text:p>24</text:p>
          </table:table-cell>
          <table:table-cell table:formula="of:=[C_Dia_NA.J37]/[.$J$6]" office:value-type="float" office:value="85.4985440667882" calcext:value-type="float">
            <text:p>85</text:p>
          </table:table-cell>
          <table:table-cell table:formula="of:=[C_Dia_NA.K37]/[.$K$6]" office:value-type="float" office:value="38.9458917181867" calcext:value-type="float">
            <text:p>39</text:p>
          </table:table-cell>
          <table:table-cell table:formula="of:=[C_Dia_NA.L37]/[.$L$6]" office:value-type="float" office:value="215.020834215679" calcext:value-type="float">
            <text:p>215</text:p>
          </table:table-cell>
          <table:table-cell table:formula="of:=[C_Dia_NA.M37]/[.$M$6]" office:value-type="float" office:value="13.9150850907453" calcext:value-type="float">
            <text:p>14</text:p>
          </table:table-cell>
          <table:table-cell table:formula="of:=[C_Dia_NA.N37]/[.$N$6]" office:value-type="float" office:value="9.6478299014667" calcext:value-type="float">
            <text:p>10</text:p>
          </table:table-cell>
          <table:table-cell table:formula="of:=[C_Dia_NA.O37]/[.$O$6]" office:value-type="float" office:value="13.9782418402013" calcext:value-type="float">
            <text:p>14</text:p>
          </table:table-cell>
          <table:table-cell table:formula="of:=[C_Dia_NA.P37]/[.$P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_NA.B38]" office:value-type="date" office:date-value="2020-03-20" calcext:value-type="date">
            <text:p>20/03</text:p>
          </table:table-cell>
          <table:table-cell table:formula="of:=[C_Dia_NA.C38]/[.$C$6]" office:value-type="float" office:value="36.7646432809812" calcext:value-type="float">
            <text:p>37</text:p>
          </table:table-cell>
          <table:table-cell table:formula="of:=[C_Dia_NA.D38]/[.$D$6]" office:value-type="float" office:value="42.3309091832674" calcext:value-type="float">
            <text:p>42</text:p>
          </table:table-cell>
          <table:table-cell table:formula="of:=[C_Dia_NA.E38]/[.$E$6]" office:value-type="float" office:value="40.329905611435" calcext:value-type="float">
            <text:p>40</text:p>
          </table:table-cell>
          <table:table-cell table:formula="of:=[C_Dia_NA.F38]/[.$F$6]" office:value-type="float" office:value="19.2901201343901" calcext:value-type="float">
            <text:p>19</text:p>
          </table:table-cell>
          <table:table-cell table:formula="of:=[C_Dia_NA.G38]/[.$G$6]" office:value-type="float" office:value="60.6339490186846" calcext:value-type="float">
            <text:p>61</text:p>
          </table:table-cell>
          <table:table-cell table:formula="of:=[C_Dia_NA.H38]/[.$H$6]" office:value-type="float" office:value="24.0037917974931" calcext:value-type="float">
            <text:p>24</text:p>
          </table:table-cell>
          <table:table-cell table:formula="of:=[C_Dia_NA.I38]/[.$I$6]" office:value-type="float" office:value="30.8989100496275" calcext:value-type="float">
            <text:p>31</text:p>
          </table:table-cell>
          <table:table-cell table:formula="of:=[C_Dia_NA.J38]/[.$J$6]" office:value-type="float" office:value="96.1657806809084" calcext:value-type="float">
            <text:p>96</text:p>
          </table:table-cell>
          <table:table-cell table:formula="of:=[C_Dia_NA.K38]/[.$K$6]" office:value-type="float" office:value="25.6920542224687" calcext:value-type="float">
            <text:p>26</text:p>
          </table:table-cell>
          <table:table-cell table:formula="of:=[C_Dia_NA.L38]/[.$L$6]" office:value-type="float" office:value="242.712911349516" calcext:value-type="float">
            <text:p>243</text:p>
          </table:table-cell>
          <table:table-cell table:formula="of:=[C_Dia_NA.M38]/[.$M$6]" office:value-type="float" office:value="22.8674475267493" calcext:value-type="float">
            <text:p>23</text:p>
          </table:table-cell>
          <table:table-cell table:formula="of:=[C_Dia_NA.N38]/[.$N$6]" office:value-type="float" office:value="10.7131423789226" calcext:value-type="float">
            <text:p>11</text:p>
          </table:table-cell>
          <table:table-cell table:formula="of:=[C_Dia_NA.O38]/[.$O$6]" office:value-type="float" office:value="17.5949897289247" calcext:value-type="float">
            <text:p>18</text:p>
          </table:table-cell>
          <table:table-cell table:formula="of:=[C_Dia_NA.P38]/[.$P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39]" office:value-type="date" office:date-value="2020-03-21" calcext:value-type="date">
            <text:p>21/03</text:p>
          </table:table-cell>
          <table:table-cell table:formula="of:=[C_Dia_NA.C39]/[.$C$6]" office:value-type="float" office:value="33.6201352518776" calcext:value-type="float">
            <text:p>34</text:p>
          </table:table-cell>
          <table:table-cell table:formula="of:=[C_Dia_NA.D39]/[.$D$6]" office:value-type="float" office:value="48.0879128321918" calcext:value-type="float">
            <text:p>48</text:p>
          </table:table-cell>
          <table:table-cell table:formula="of:=[C_Dia_NA.E39]/[.$E$6]" office:value-type="float" office:value="48.7101457384864" calcext:value-type="float">
            <text:p>49</text:p>
          </table:table-cell>
          <table:table-cell table:formula="of:=[C_Dia_NA.F39]/[.$F$6]" office:value-type="float" office:value="14.295356885307" calcext:value-type="float">
            <text:p>14</text:p>
          </table:table-cell>
          <table:table-cell table:formula="of:=[C_Dia_NA.G39]/[.$G$6]" office:value-type="float" office:value="105.857928643281" calcext:value-type="float">
            <text:p>106</text:p>
          </table:table-cell>
          <table:table-cell table:formula="of:=[C_Dia_NA.H39]/[.$H$6]" office:value-type="float" office:value="27.4180602659059" calcext:value-type="float">
            <text:p>27</text:p>
          </table:table-cell>
          <table:table-cell table:formula="of:=[C_Dia_NA.I39]/[.$I$6]" office:value-type="float" office:value="36.8588121753047" calcext:value-type="float">
            <text:p>37</text:p>
          </table:table-cell>
          <table:table-cell table:formula="of:=[C_Dia_NA.J39]/[.$J$6]" office:value-type="float" office:value="105.338961564436" calcext:value-type="float">
            <text:p>105</text:p>
          </table:table-cell>
          <table:table-cell table:formula="of:=[C_Dia_NA.K39]/[.$K$6]" office:value-type="float" office:value="20.7983296086652" calcext:value-type="float">
            <text:p>21</text:p>
          </table:table-cell>
          <table:table-cell table:formula="of:=[C_Dia_NA.L39]/[.$L$6]" office:value-type="float" office:value="302.983902758457" calcext:value-type="float">
            <text:p>303</text:p>
          </table:table-cell>
          <table:table-cell table:formula="of:=[C_Dia_NA.M39]/[.$M$6]" office:value-type="float" office:value="25.3001547104461" calcext:value-type="float">
            <text:p>25</text:p>
          </table:table-cell>
          <table:table-cell table:formula="of:=[C_Dia_NA.N39]/[.$N$6]" office:value-type="float" office:value="15.5295551291105" calcext:value-type="float">
            <text:p>16</text:p>
          </table:table-cell>
          <table:table-cell table:formula="of:=[C_Dia_NA.O39]/[.$O$6]" office:value-type="float" office:value="13.0984923537551" calcext:value-type="float">
            <text:p>13</text:p>
          </table:table-cell>
          <table:table-cell table:formula="of:=[C_Dia_NA.P39]/[.$P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_NA.B40]" office:value-type="date" office:date-value="2020-03-22" calcext:value-type="date">
            <text:p>22/03</text:p>
          </table:table-cell>
          <table:table-cell table:formula="of:=[C_Dia_NA.C40]/[.$C$6]" office:value-type="float" office:value="24.2114689355481" calcext:value-type="float">
            <text:p>24</text:p>
          </table:table-cell>
          <table:table-cell table:formula="of:=[C_Dia_NA.D40]/[.$D$6]" office:value-type="float" office:value="48.5394425301467" calcext:value-type="float">
            <text:p>49</text:p>
          </table:table-cell>
          <table:table-cell table:formula="of:=[C_Dia_NA.E40]/[.$E$6]" office:value-type="float" office:value="51.1543824422097" calcext:value-type="float">
            <text:p>51</text:p>
          </table:table-cell>
          <table:table-cell table:formula="of:=[C_Dia_NA.F40]/[.$F$6]" office:value-type="float" office:value="16.1899222556489" calcext:value-type="float">
            <text:p>16</text:p>
          </table:table-cell>
          <table:table-cell table:formula="of:=[C_Dia_NA.G40]/[.$G$6]" office:value-type="float" office:value="78.0343727928429" calcext:value-type="float">
            <text:p>78</text:p>
          </table:table-cell>
          <table:table-cell table:formula="of:=[C_Dia_NA.H40]/[.$H$6]" office:value-type="float" office:value="23.1428023576325" calcext:value-type="float">
            <text:p>23</text:p>
          </table:table-cell>
          <table:table-cell table:formula="of:=[C_Dia_NA.I40]/[.$I$6]" office:value-type="float" office:value="33.1555720195441" calcext:value-type="float">
            <text:p>33</text:p>
          </table:table-cell>
          <table:table-cell table:formula="of:=[C_Dia_NA.J40]/[.$J$6]" office:value-type="float" office:value="89.3220415278734" calcext:value-type="float">
            <text:p>89</text:p>
          </table:table-cell>
          <table:table-cell table:formula="of:=[C_Dia_NA.K40]/[.$K$6]" office:value-type="float" office:value="24.6725282612596" calcext:value-type="float">
            <text:p>25</text:p>
          </table:table-cell>
          <table:table-cell table:formula="of:=[C_Dia_NA.L40]/[.$L$6]" office:value-type="float" office:value="208.505051360658" calcext:value-type="float">
            <text:p>209</text:p>
          </table:table-cell>
          <table:table-cell table:formula="of:=[C_Dia_NA.M40]/[.$M$6]" office:value-type="float" office:value="31.1386519513182" calcext:value-type="float">
            <text:p>31</text:p>
          </table:table-cell>
          <table:table-cell table:formula="of:=[C_Dia_NA.N40]/[.$N$6]" office:value-type="float" office:value="9.97792672546711" calcext:value-type="float">
            <text:p>10</text:p>
          </table:table-cell>
          <table:table-cell table:formula="of:=[C_Dia_NA.O40]/[.$O$6]" office:value-type="float" office:value="11.4367433238011" calcext:value-type="float">
            <text:p>11</text:p>
          </table:table-cell>
          <table:table-cell table:formula="of:=[C_Dia_NA.P40]/[.$P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61" table:formula="of:=[C_Dia_NA.A41]" office:value-type="string" office:string-value="L" calcext:value-type="string">
            <text:p>L</text:p>
          </table:table-cell>
          <table:table-cell table:style-name="ce50" table:formula="of:=[C_Dia_NA.B41]" office:value-type="date" office:date-value="2020-03-23" calcext:value-type="date">
            <text:p>23/03</text:p>
          </table:table-cell>
          <table:table-cell table:style-name="ce69" table:formula="of:=[C_Dia_NA.C41]/[.$C$6]" office:value-type="float" office:value="50.4861328625238" calcext:value-type="float">
            <text:p>50</text:p>
          </table:table-cell>
          <table:table-cell table:style-name="ce69" table:formula="of:=[C_Dia_NA.D41]/[.$D$6]" office:value-type="float" office:value="76.760048652325" calcext:value-type="float">
            <text:p>77</text:p>
          </table:table-cell>
          <table:table-cell table:style-name="ce69" table:formula="of:=[C_Dia_NA.E41]/[.$E$6]" office:value-type="float" office:value="29.8546054526207" calcext:value-type="float">
            <text:p>30</text:p>
          </table:table-cell>
          <table:table-cell table:style-name="ce69" table:formula="of:=[C_Dia_NA.F41]/[.$F$6]" office:value-type="float" office:value="12.0563250839938" calcext:value-type="float">
            <text:p>12</text:p>
          </table:table-cell>
          <table:table-cell table:style-name="ce69" table:formula="of:=[C_Dia_NA.G41]/[.$G$6]" office:value-type="float" office:value="96.6761552126362" calcext:value-type="float">
            <text:p>97</text:p>
          </table:table-cell>
          <table:table-cell table:style-name="ce69" table:formula="of:=[C_Dia_NA.H41]/[.$H$6]" office:value-type="float" office:value="56.9737494859485" calcext:value-type="float">
            <text:p>57</text:p>
          </table:table-cell>
          <table:table-cell table:style-name="ce69" table:formula="of:=[C_Dia_NA.I41]/[.$I$6]" office:value-type="float" office:value="31.5354044513988" calcext:value-type="float">
            <text:p>32</text:p>
          </table:table-cell>
          <table:table-cell table:style-name="ce69" table:formula="of:=[C_Dia_NA.J41]/[.$J$6]" office:value-type="float" office:value="76.9358375678032" calcext:value-type="float">
            <text:p>77</text:p>
          </table:table-cell>
          <table:table-cell table:style-name="ce69" table:formula="of:=[C_Dia_NA.K41]/[.$K$6]" office:value-type="float" office:value="44.6552371009575" calcext:value-type="float">
            <text:p>45</text:p>
          </table:table-cell>
          <table:table-cell table:style-name="ce69" table:formula="of:=[C_Dia_NA.L41]/[.$L$6]" office:value-type="float" office:value="125.428819959146" calcext:value-type="float">
            <text:p>125</text:p>
          </table:table-cell>
          <table:table-cell table:style-name="ce69" table:formula="of:=[C_Dia_NA.M41]/[.$M$6]" office:value-type="float" office:value="44.7618121800199" calcext:value-type="float">
            <text:p>45</text:p>
          </table:table-cell>
          <table:table-cell table:style-name="ce69" table:formula="of:=[C_Dia_NA.N41]/[.$N$6]" office:value-type="float" office:value="14.5092558549274" calcext:value-type="float">
            <text:p>15</text:p>
          </table:table-cell>
          <table:table-cell table:style-name="ce69" table:formula="of:=[C_Dia_NA.O41]/[.$O$6]" office:value-type="float" office:value="17.7904896148017" calcext:value-type="float">
            <text:p>18</text:p>
          </table:table-cell>
          <table:table-cell table:style-name="ce69" table:formula="of:=[C_Dia_NA.P41]/[.$P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_NA.B42]" office:value-type="date" office:date-value="2020-03-24" calcext:value-type="date">
            <text:p>24/03</text:p>
          </table:table-cell>
          <table:table-cell table:formula="of:=[C_Dia_NA.C42]/[.$C$6]" office:value-type="float" office:value="59.2112104768743" calcext:value-type="float">
            <text:p>59</text:p>
          </table:table-cell>
          <table:table-cell table:formula="of:=[C_Dia_NA.D42]/[.$D$6]" office:value-type="float" office:value="107.464068113255" calcext:value-type="float">
            <text:p>107</text:p>
          </table:table-cell>
          <table:table-cell table:formula="of:=[C_Dia_NA.E42]/[.$E$6]" office:value-type="float" office:value="45.9167323628026" calcext:value-type="float">
            <text:p>46</text:p>
          </table:table-cell>
          <table:table-cell table:formula="of:=[C_Dia_NA.F42]/[.$F$6]" office:value-type="float" office:value="23.2514840905595" calcext:value-type="float">
            <text:p>23</text:p>
          </table:table-cell>
          <table:table-cell table:formula="of:=[C_Dia_NA.G42]/[.$G$6]" office:value-type="float" office:value="140.915609014832" calcext:value-type="float">
            <text:p>141</text:p>
          </table:table-cell>
          <table:table-cell table:formula="of:=[C_Dia_NA.H42]/[.$H$6]" office:value-type="float" office:value="36.3100029292939" calcext:value-type="float">
            <text:p>36</text:p>
          </table:table-cell>
          <table:table-cell table:formula="of:=[C_Dia_NA.I42]/[.$I$6]" office:value-type="float" office:value="46.9269963487788" calcext:value-type="float">
            <text:p>47</text:p>
          </table:table-cell>
          <table:table-cell table:formula="of:=[C_Dia_NA.J42]/[.$J$6]" office:value-type="float" office:value="84.3257906438503" calcext:value-type="float">
            <text:p>84</text:p>
          </table:table-cell>
          <table:table-cell table:formula="of:=[C_Dia_NA.K42]/[.$K$6]" office:value-type="float" office:value="41.5966592173303" calcext:value-type="float">
            <text:p>42</text:p>
          </table:table-cell>
          <table:table-cell table:formula="of:=[C_Dia_NA.L42]/[.$L$6]" office:value-type="float" office:value="364.883839881152" calcext:value-type="float">
            <text:p>365</text:p>
          </table:table-cell>
          <table:table-cell table:formula="of:=[C_Dia_NA.M42]/[.$M$6]" office:value-type="float" office:value="29.3871027790566" calcext:value-type="float">
            <text:p>29</text:p>
          </table:table-cell>
          <table:table-cell table:formula="of:=[C_Dia_NA.N42]/[.$N$6]" office:value-type="float" office:value="21.4112803567542" calcext:value-type="float">
            <text:p>21</text:p>
          </table:table-cell>
          <table:table-cell table:formula="of:=[C_Dia_NA.O42]/[.$O$6]" office:value-type="float" office:value="22.4824868758483" calcext:value-type="float">
            <text:p>22</text:p>
          </table:table-cell>
          <table:table-cell table:formula="of:=[C_Dia_NA.P42]/[.$P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_NA.B43]" office:value-type="date" office:date-value="2020-03-25" calcext:value-type="date">
            <text:p>25/03</text:p>
          </table:table-cell>
          <table:table-cell table:formula="of:=[C_Dia_NA.C43]/[.$C$6]" office:value-type="float" office:value="51.1821504499934" calcext:value-type="float">
            <text:p>51</text:p>
          </table:table-cell>
          <table:table-cell table:formula="of:=[C_Dia_NA.D43]/[.$D$6]" office:value-type="float" office:value="77.2115783502798" calcext:value-type="float">
            <text:p>77</text:p>
          </table:table-cell>
          <table:table-cell table:formula="of:=[C_Dia_NA.E43]/[.$E$6]" office:value-type="float" office:value="58.3125042173995" calcext:value-type="float">
            <text:p>58</text:p>
          </table:table-cell>
          <table:table-cell table:formula="of:=[C_Dia_NA.F43]/[.$F$6]" office:value-type="float" office:value="24.8015830299302" calcext:value-type="float">
            <text:p>25</text:p>
          </table:table-cell>
          <table:table-cell table:formula="of:=[C_Dia_NA.G43]/[.$G$6]" office:value-type="float" office:value="169.873509834557" calcext:value-type="float">
            <text:p>170</text:p>
          </table:table-cell>
          <table:table-cell table:formula="of:=[C_Dia_NA.H43]/[.$H$6]" office:value-type="float" office:value="43.5096560039904" calcext:value-type="float">
            <text:p>44</text:p>
          </table:table-cell>
          <table:table-cell table:formula="of:=[C_Dia_NA.I43]/[.$I$6]" office:value-type="float" office:value="49.2993845735629" calcext:value-type="float">
            <text:p>49</text:p>
          </table:table-cell>
          <table:table-cell table:formula="of:=[C_Dia_NA.J43]/[.$J$6]" office:value-type="float" office:value="83.6992511439246" calcext:value-type="float">
            <text:p>84</text:p>
          </table:table-cell>
          <table:table-cell table:formula="of:=[C_Dia_NA.K43]/[.$K$6]" office:value-type="float" office:value="47.9177201768266" calcext:value-type="float">
            <text:p>48</text:p>
          </table:table-cell>
          <table:table-cell table:formula="of:=[C_Dia_NA.L43]/[.$L$6]" office:value-type="float" office:value="381.173297018704" calcext:value-type="float">
            <text:p>381</text:p>
          </table:table-cell>
          <table:table-cell table:formula="of:=[C_Dia_NA.M43]/[.$M$6]" office:value-type="float" office:value="61.5961458912014" calcext:value-type="float">
            <text:p>62</text:p>
          </table:table-cell>
          <table:table-cell table:formula="of:=[C_Dia_NA.N43]/[.$N$6]" office:value-type="float" office:value="21.7863903840274" calcext:value-type="float">
            <text:p>22</text:p>
          </table:table-cell>
          <table:table-cell table:formula="of:=[C_Dia_NA.O43]/[.$O$6]" office:value-type="float" office:value="30.6934820826798" calcext:value-type="float">
            <text:p>31</text:p>
          </table:table-cell>
          <table:table-cell table:formula="of:=[C_Dia_NA.P43]/[.$P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_NA.B44]" office:value-type="date" office:date-value="2020-03-26" calcext:value-type="date">
            <text:p>26/03</text:p>
          </table:table-cell>
          <table:table-cell table:formula="of:=[C_Dia_NA.C44]/[.$C$6]" office:value-type="float" office:value="61.5726987200746" calcext:value-type="float">
            <text:p>62</text:p>
          </table:table-cell>
          <table:table-cell table:formula="of:=[C_Dia_NA.D44]/[.$D$6]" office:value-type="float" office:value="94.5954717215416" calcext:value-type="float">
            <text:p>95</text:p>
          </table:table-cell>
          <table:table-cell table:formula="of:=[C_Dia_NA.E44]/[.$E$6]" office:value-type="float" office:value="113.307830051174" calcext:value-type="float">
            <text:p>113</text:p>
          </table:table-cell>
          <table:table-cell table:formula="of:=[C_Dia_NA.F44]/[.$F$6]" office:value-type="float" office:value="27.9017809086714" calcext:value-type="float">
            <text:p>28</text:p>
          </table:table-cell>
          <table:table-cell table:formula="of:=[C_Dia_NA.G44]/[.$G$6]" office:value-type="float" office:value="183.59266314235" calcext:value-type="float">
            <text:p>184</text:p>
          </table:table-cell>
          <table:table-cell table:formula="of:=[C_Dia_NA.H44]/[.$H$6]" office:value-type="float" office:value="58.2206997091949" calcext:value-type="float">
            <text:p>58</text:p>
          </table:table-cell>
          <table:table-cell table:formula="of:=[C_Dia_NA.I44]/[.$I$6]" office:value-type="float" office:value="58.9625268550007" calcext:value-type="float">
            <text:p>59</text:p>
          </table:table-cell>
          <table:table-cell table:formula="of:=[C_Dia_NA.J44]/[.$J$6]" office:value-type="float" office:value="98.8486549498211" calcext:value-type="float">
            <text:p>99</text:p>
          </table:table-cell>
          <table:table-cell table:formula="of:=[C_Dia_NA.K44]/[.$K$6]" office:value-type="float" office:value="51.9958240216629" calcext:value-type="float">
            <text:p>52</text:p>
          </table:table-cell>
          <table:table-cell table:formula="of:=[C_Dia_NA.L44]/[.$L$6]" office:value-type="float" office:value="195.473485650617" calcext:value-type="float">
            <text:p>195</text:p>
          </table:table-cell>
          <table:table-cell table:formula="of:=[C_Dia_NA.M44]/[.$M$6]" office:value-type="float" office:value="53.4222497539803" calcext:value-type="float">
            <text:p>53</text:p>
          </table:table-cell>
          <table:table-cell table:formula="of:=[C_Dia_NA.N44]/[.$N$6]" office:value-type="float" office:value="31.9443699225857" calcext:value-type="float">
            <text:p>32</text:p>
          </table:table-cell>
          <table:table-cell table:formula="of:=[C_Dia_NA.O44]/[.$O$6]" office:value-type="float" office:value="27.9564836804026" calcext:value-type="float">
            <text:p>28</text:p>
          </table:table-cell>
          <table:table-cell table:formula="of:=[C_Dia_NA.P44]/[.$P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_NA.B45]" office:value-type="date" office:date-value="2020-03-27" calcext:value-type="date">
            <text:p>27/03</text:p>
          </table:table-cell>
          <table:table-cell table:formula="of:=[C_Dia_NA.C45]/[.$C$6]" office:value-type="float" office:value="71.8389581352506" calcext:value-type="float">
            <text:p>72</text:p>
          </table:table-cell>
          <table:table-cell table:formula="of:=[C_Dia_NA.D45]/[.$D$6]" office:value-type="float" office:value="112.995306913202" calcext:value-type="float">
            <text:p>113</text:p>
          </table:table-cell>
          <table:table-cell table:formula="of:=[C_Dia_NA.E45]/[.$E$6]" office:value-type="float" office:value="91.5715822216348" calcext:value-type="float">
            <text:p>92</text:p>
          </table:table-cell>
          <table:table-cell table:formula="of:=[C_Dia_NA.F45]/[.$F$6]" office:value-type="float" office:value="30.3130459254702" calcext:value-type="float">
            <text:p>30</text:p>
          </table:table-cell>
          <table:table-cell table:formula="of:=[C_Dia_NA.G45]/[.$G$6]" office:value-type="float" office:value="168.460929306765" calcext:value-type="float">
            <text:p>168</text:p>
          </table:table-cell>
          <table:table-cell table:formula="of:=[C_Dia_NA.H45]/[.$H$6]" office:value-type="float" office:value="56.5432547660182" calcext:value-type="float">
            <text:p>57</text:p>
          </table:table-cell>
          <table:table-cell table:formula="of:=[C_Dia_NA.I45]/[.$I$6]" office:value-type="float" office:value="67.8155853523659" calcext:value-type="float">
            <text:p>68</text:p>
          </table:table-cell>
          <table:table-cell table:formula="of:=[C_Dia_NA.J45]/[.$J$6]" office:value-type="float" office:value="95.7320225655752" calcext:value-type="float">
            <text:p>96</text:p>
          </table:table-cell>
          <table:table-cell table:formula="of:=[C_Dia_NA.K45]/[.$K$6]" office:value-type="float" office:value="61.5793680570282" calcext:value-type="float">
            <text:p>62</text:p>
          </table:table-cell>
          <table:table-cell table:formula="of:=[C_Dia_NA.L45]/[.$L$6]" office:value-type="float" office:value="247.599748490782" calcext:value-type="float">
            <text:p>248</text:p>
          </table:table-cell>
          <table:table-cell table:formula="of:=[C_Dia_NA.M45]/[.$M$6]" office:value-type="float" office:value="70.4512000398575" calcext:value-type="float">
            <text:p>70</text:p>
          </table:table-cell>
          <table:table-cell table:formula="of:=[C_Dia_NA.N45]/[.$N$6]" office:value-type="float" office:value="43.3627191527819" calcext:value-type="float">
            <text:p>43</text:p>
          </table:table-cell>
          <table:table-cell table:formula="of:=[C_Dia_NA.O45]/[.$O$6]" office:value-type="float" office:value="35.7764791154803" calcext:value-type="float">
            <text:p>36</text:p>
          </table:table-cell>
          <table:table-cell table:formula="of:=[C_Dia_NA.P45]/[.$P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_NA.B46]" office:value-type="date" office:date-value="2020-03-28" calcext:value-type="date">
            <text:p>28/03</text:p>
          </table:table-cell>
          <table:table-cell table:formula="of:=[C_Dia_NA.C46]/[.$C$6]" office:value-type="float" office:value="78.2274052773819" calcext:value-type="float">
            <text:p>78</text:p>
          </table:table-cell>
          <table:table-cell table:formula="of:=[C_Dia_NA.D46]/[.$D$6]" office:value-type="float" office:value="67.2779249952731" calcext:value-type="float">
            <text:p>67</text:p>
          </table:table-cell>
          <table:table-cell table:formula="of:=[C_Dia_NA.E46]/[.$E$6]" office:value-type="float" office:value="161.49421078172" calcext:value-type="float">
            <text:p>161</text:p>
          </table:table-cell>
          <table:table-cell table:formula="of:=[C_Dia_NA.F46]/[.$F$6]" office:value-type="float" office:value="28.7629469860996" calcext:value-type="float">
            <text:p>29</text:p>
          </table:table-cell>
          <table:table-cell table:formula="of:=[C_Dia_NA.G46]/[.$G$6]" office:value-type="float" office:value="175.266999122488" calcext:value-type="float">
            <text:p>175</text:p>
          </table:table-cell>
          <table:table-cell table:formula="of:=[C_Dia_NA.H46]/[.$H$6]" office:value-type="float" office:value="68.4486604689183" calcext:value-type="float">
            <text:p>68</text:p>
          </table:table-cell>
          <table:table-cell table:formula="of:=[C_Dia_NA.I46]/[.$I$6]" office:value-type="float" office:value="67.063364695727" calcext:value-type="float">
            <text:p>67</text:p>
          </table:table-cell>
          <table:table-cell table:formula="of:=[C_Dia_NA.J46]/[.$J$6]" office:value-type="float" office:value="63.8427685308937" calcext:value-type="float">
            <text:p>64</text:p>
          </table:table-cell>
          <table:table-cell table:formula="of:=[C_Dia_NA.K46]/[.$K$6]" office:value-type="float" office:value="59.9481265190937" calcext:value-type="float">
            <text:p>60</text:p>
          </table:table-cell>
          <table:table-cell table:formula="of:=[C_Dia_NA.L46]/[.$L$6]" office:value-type="float" office:value="368.141731308662" calcext:value-type="float">
            <text:p>368</text:p>
          </table:table-cell>
          <table:table-cell table:formula="of:=[C_Dia_NA.M46]/[.$M$6]" office:value-type="float" office:value="87.7720751877783" calcext:value-type="float">
            <text:p>88</text:p>
          </table:table-cell>
          <table:table-cell table:formula="of:=[C_Dia_NA.N46]/[.$N$6]" office:value-type="float" office:value="38.3512491884119" calcext:value-type="float">
            <text:p>38</text:p>
          </table:table-cell>
          <table:table-cell table:formula="of:=[C_Dia_NA.O46]/[.$O$6]" office:value-type="float" office:value="29.3249828815412" calcext:value-type="float">
            <text:p>29</text:p>
          </table:table-cell>
          <table:table-cell table:formula="of:=[C_Dia_NA.P46]/[.$P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47]" office:value-type="date" office:date-value="2020-03-29" calcext:value-type="date">
            <text:p>29/03</text:p>
          </table:table-cell>
          <table:table-cell table:style-name="ce68" table:formula="of:=[C_Dia_NA.C47]/[.$C$6]" office:value-type="float" office:value="49.2805309699426" calcext:value-type="float">
            <text:p>49</text:p>
          </table:table-cell>
          <table:table-cell table:style-name="ce68" table:formula="of:=[C_Dia_NA.D47]/[.$D$6]" office:value-type="float" office:value="61.0693916483938" calcext:value-type="float">
            <text:p>61</text:p>
          </table:table-cell>
          <table:table-cell table:style-name="ce68" table:formula="of:=[C_Dia_NA.E47]/[.$E$6]" office:value-type="float" office:value="148.574673919183" calcext:value-type="float">
            <text:p>149</text:p>
          </table:table-cell>
          <table:table-cell table:style-name="ce68" table:formula="of:=[C_Dia_NA.F47]/[.$F$6]" office:value-type="float" office:value="34.102176666154" calcext:value-type="float">
            <text:p>34</text:p>
          </table:table-cell>
          <table:table-cell table:style-name="ce68" table:formula="of:=[C_Dia_NA.G47]/[.$G$6]" office:value-type="float" office:value="140.166513280397" calcext:value-type="float">
            <text:p>140</text:p>
          </table:table-cell>
          <table:table-cell table:style-name="ce68" table:formula="of:=[C_Dia_NA.H47]/[.$H$6]" office:value-type="float" office:value="38.5812336930641" calcext:value-type="float">
            <text:p>39</text:p>
          </table:table-cell>
          <table:table-cell table:style-name="ce68" table:formula="of:=[C_Dia_NA.I47]/[.$I$6]" office:value-type="float" office:value="63.8808926868703" calcext:value-type="float">
            <text:p>64</text:p>
          </table:table-cell>
          <table:table-cell table:style-name="ce68" table:formula="of:=[C_Dia_NA.J47]/[.$J$6]" office:value-type="float" office:value="115.941937717026" calcext:value-type="float">
            <text:p>116</text:p>
          </table:table-cell>
          <table:table-cell table:style-name="ce68" table:formula="of:=[C_Dia_NA.K47]/[.$K$6]" office:value-type="float" office:value="40.781038448363" calcext:value-type="float">
            <text:p>41</text:p>
          </table:table-cell>
          <table:table-cell table:style-name="ce68" table:formula="of:=[C_Dia_NA.L47]/[.$L$6]" office:value-type="float" office:value="193.844539936862" calcext:value-type="float">
            <text:p>194</text:p>
          </table:table-cell>
          <table:table-cell table:style-name="ce68" table:formula="of:=[C_Dia_NA.M47]/[.$M$6]" office:value-type="float" office:value="77.0681635795126" calcext:value-type="float">
            <text:p>77</text:p>
          </table:table-cell>
          <table:table-cell table:style-name="ce68" table:formula="of:=[C_Dia_NA.N47]/[.$N$6]" office:value-type="float" office:value="37.5410115295018" calcext:value-type="float">
            <text:p>38</text:p>
          </table:table-cell>
          <table:table-cell table:style-name="ce68" table:formula="of:=[C_Dia_NA.O47]/[.$O$6]" office:value-type="float" office:value="27.4677339657103" calcext:value-type="float">
            <text:p>27</text:p>
          </table:table-cell>
          <table:table-cell table:style-name="ce68" table:formula="of:=[C_Dia_NA.P47]/[.$P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63" table:formula="of:=[C_Dia_NA.A48]" office:value-type="string" office:string-value="L" calcext:value-type="string">
            <text:p>L</text:p>
          </table:table-cell>
          <table:table-cell table:formula="of:=[C_Dia_NA.B48]" office:value-type="date" office:date-value="2020-03-30" calcext:value-type="date">
            <text:p>30/03</text:p>
          </table:table-cell>
          <table:table-cell table:formula="of:=[C_Dia_NA.C48]/[.$C$6]" office:value-type="float" office:value="59.0496349654975" calcext:value-type="float">
            <text:p>59</text:p>
          </table:table-cell>
          <table:table-cell table:formula="of:=[C_Dia_NA.D48]/[.$D$6]" office:value-type="float" office:value="94.9341189950078" calcext:value-type="float">
            <text:p>95</text:p>
          </table:table-cell>
          <table:table-cell table:formula="of:=[C_Dia_NA.E48]/[.$E$6]" office:value-type="float" office:value="92.7937005734965" calcext:value-type="float">
            <text:p>93</text:p>
          </table:table-cell>
          <table:table-cell table:formula="of:=[C_Dia_NA.F48]/[.$F$6]" office:value-type="float" office:value="32.8965441577546" calcext:value-type="float">
            <text:p>33</text:p>
          </table:table-cell>
          <table:table-cell table:formula="of:=[C_Dia_NA.G48]/[.$G$6]" office:value-type="float" office:value="136.934700254693" calcext:value-type="float">
            <text:p>137</text:p>
          </table:table-cell>
          <table:table-cell table:formula="of:=[C_Dia_NA.H48]/[.$H$6]" office:value-type="float" office:value="64.9601687729314" calcext:value-type="float">
            <text:p>65</text:p>
          </table:table-cell>
          <table:table-cell table:formula="of:=[C_Dia_NA.I48]/[.$I$6]" office:value-type="float" office:value="51.1510046514432" calcext:value-type="float">
            <text:p>51</text:p>
          </table:table-cell>
          <table:table-cell table:formula="of:=[C_Dia_NA.J48]/[.$J$6]" office:value-type="float" office:value="65.0637172999798" calcext:value-type="float">
            <text:p>65</text:p>
          </table:table-cell>
          <table:table-cell table:formula="of:=[C_Dia_NA.K48]/[.$K$6]" office:value-type="float" office:value="60.1520317113355" calcext:value-type="float">
            <text:p>60</text:p>
          </table:table-cell>
          <table:table-cell table:formula="of:=[C_Dia_NA.L48]/[.$L$6]" office:value-type="float" office:value="61.8999371226955" calcext:value-type="float">
            <text:p>62</text:p>
          </table:table-cell>
          <table:table-cell table:formula="of:=[C_Dia_NA.M48]/[.$M$6]" office:value-type="float" office:value="43.3994961571498" calcext:value-type="float">
            <text:p>43</text:p>
          </table:table-cell>
          <table:table-cell table:formula="of:=[C_Dia_NA.N48]/[.$N$6]" office:value-type="float" office:value="39.9867289073231" calcext:value-type="float">
            <text:p>40</text:p>
          </table:table-cell>
          <table:table-cell table:formula="of:=[C_Dia_NA.O48]/[.$O$6]" office:value-type="float" office:value="40.5662263194654" calcext:value-type="float">
            <text:p>41</text:p>
          </table:table-cell>
          <table:table-cell table:formula="of:=[C_Dia_NA.P48]/[.$P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_NA.B49]" office:value-type="date" office:date-value="2020-03-31" calcext:value-type="date">
            <text:p>31/03</text:p>
          </table:table-cell>
          <table:table-cell table:formula="of:=[C_Dia_NA.C49]/[.$C$6]" office:value-type="float" office:value="57.3593065387857" calcext:value-type="float">
            <text:p>57</text:p>
          </table:table-cell>
          <table:table-cell table:formula="of:=[C_Dia_NA.D49]/[.$D$6]" office:value-type="float" office:value="67.3908074197618" calcext:value-type="float">
            <text:p>67</text:p>
          </table:table-cell>
          <table:table-cell table:formula="of:=[C_Dia_NA.E49]/[.$E$6]" office:value-type="float" office:value="76.4696911593442" calcext:value-type="float">
            <text:p>76</text:p>
          </table:table-cell>
          <table:table-cell table:formula="of:=[C_Dia_NA.F49]/[.$F$6]" office:value-type="float" office:value="48.9142331979178" calcext:value-type="float">
            <text:p>49</text:p>
          </table:table-cell>
          <table:table-cell table:formula="of:=[C_Dia_NA.G49]/[.$G$6]" office:value-type="float" office:value="197.376024655951" calcext:value-type="float">
            <text:p>197</text:p>
          </table:table-cell>
          <table:table-cell table:formula="of:=[C_Dia_NA.H49]/[.$H$6]" office:value-type="float" office:value="112.492723711443" calcext:value-type="float">
            <text:p>112</text:p>
          </table:table-cell>
          <table:table-cell table:formula="of:=[C_Dia_NA.I49]/[.$I$6]" office:value-type="float" office:value="48.8943426815266" calcext:value-type="float">
            <text:p>49</text:p>
          </table:table-cell>
          <table:table-cell table:formula="of:=[C_Dia_NA.J49]/[.$J$6]" office:value-type="float" office:value="65.1119126461279" calcext:value-type="float">
            <text:p>65</text:p>
          </table:table-cell>
          <table:table-cell table:formula="of:=[C_Dia_NA.K49]/[.$K$6]" office:value-type="float" office:value="66.26918747859" calcext:value-type="float">
            <text:p>66</text:p>
          </table:table-cell>
          <table:table-cell table:formula="of:=[C_Dia_NA.L49]/[.$L$6]" office:value-type="float" office:value="309.499685613477" calcext:value-type="float">
            <text:p>309</text:p>
          </table:table-cell>
          <table:table-cell table:formula="of:=[C_Dia_NA.M49]/[.$M$6]" office:value-type="float" office:value="100.714077405045" calcext:value-type="float">
            <text:p>101</text:p>
          </table:table-cell>
          <table:table-cell table:formula="of:=[C_Dia_NA.N49]/[.$N$6]" office:value-type="float" office:value="48.764303545516" calcext:value-type="float">
            <text:p>49</text:p>
          </table:table-cell>
          <table:table-cell table:formula="of:=[C_Dia_NA.O49]/[.$O$6]" office:value-type="float" office:value="46.4312228957736" calcext:value-type="float">
            <text:p>46</text:p>
          </table:table-cell>
          <table:table-cell table:formula="of:=[C_Dia_NA.P49]/[.$P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_NA.B50]" office:value-type="date" office:date-value="2020-04-01" calcext:value-type="date">
            <text:p>01/04</text:p>
          </table:table-cell>
          <table:table-cell table:formula="of:=[C_Dia_NA.C50]/[.$C$6]" office:value-type="float" office:value="67.774712579848" calcext:value-type="float">
            <text:p>68</text:p>
          </table:table-cell>
          <table:table-cell table:formula="of:=[C_Dia_NA.D50]/[.$D$6]" office:value-type="float" office:value="57.3442716402663" calcext:value-type="float">
            <text:p>57</text:p>
          </table:table-cell>
          <table:table-cell table:formula="of:=[C_Dia_NA.E50]/[.$E$6]" office:value-type="float" office:value="103.792765740252" calcext:value-type="float">
            <text:p>104</text:p>
          </table:table-cell>
          <table:table-cell table:formula="of:=[C_Dia_NA.F50]/[.$F$6]" office:value-type="float" office:value="43.2305370868922" calcext:value-type="float">
            <text:p>43</text:p>
          </table:table-cell>
          <table:table-cell table:formula="of:=[C_Dia_NA.G50]/[.$G$6]" office:value-type="float" office:value="165.207713545791" calcext:value-type="float">
            <text:p>165</text:p>
          </table:table-cell>
          <table:table-cell table:formula="of:=[C_Dia_NA.H50]/[.$H$6]" office:value-type="float" office:value="72.1598218476278" calcext:value-type="float">
            <text:p>72</text:p>
          </table:table-cell>
          <table:table-cell table:formula="of:=[C_Dia_NA.I50]/[.$I$6]" office:value-type="float" office:value="58.9625268550007" calcext:value-type="float">
            <text:p>59</text:p>
          </table:table-cell>
          <table:table-cell table:formula="of:=[C_Dia_NA.J50]/[.$J$6]" office:value-type="float" office:value="76.8233817601243" calcext:value-type="float">
            <text:p>77</text:p>
          </table:table-cell>
          <table:table-cell table:formula="of:=[C_Dia_NA.K50]/[.$K$6]" office:value-type="float" office:value="43.2279007552648" calcext:value-type="float">
            <text:p>43</text:p>
          </table:table-cell>
          <table:table-cell table:formula="of:=[C_Dia_NA.L50]/[.$L$6]" office:value-type="float" office:value="229.681345639475" calcext:value-type="float">
            <text:p>230</text:p>
          </table:table-cell>
          <table:table-cell table:formula="of:=[C_Dia_NA.M50]/[.$M$6]" office:value-type="float" office:value="78.6250961770785" calcext:value-type="float">
            <text:p>79</text:p>
          </table:table-cell>
          <table:table-cell table:formula="of:=[C_Dia_NA.N50]/[.$N$6]" office:value-type="float" office:value="68.5250997822681" calcext:value-type="float">
            <text:p>69</text:p>
          </table:table-cell>
          <table:table-cell table:formula="of:=[C_Dia_NA.O50]/[.$O$6]" office:value-type="float" office:value="47.5064722680968" calcext:value-type="float">
            <text:p>48</text:p>
          </table:table-cell>
          <table:table-cell table:formula="of:=[C_Dia_NA.P50]/[.$P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_NA.B51]" office:value-type="date" office:date-value="2020-04-02" calcext:value-type="date">
            <text:p>02/04</text:p>
          </table:table-cell>
          <table:table-cell table:formula="of:=[C_Dia_NA.C51]/[.$C$6]" office:value-type="float" office:value="76.512219079689" calcext:value-type="float">
            <text:p>77</text:p>
          </table:table-cell>
          <table:table-cell table:formula="of:=[C_Dia_NA.D51]/[.$D$6]" office:value-type="float" office:value="54.7479758770259" calcext:value-type="float">
            <text:p>55</text:p>
          </table:table-cell>
          <table:table-cell table:formula="of:=[C_Dia_NA.E51]/[.$E$6]" office:value-type="float" office:value="120.815128498325" calcext:value-type="float">
            <text:p>121</text:p>
          </table:table-cell>
          <table:table-cell table:formula="of:=[C_Dia_NA.F51]/[.$F$6]" office:value-type="float" office:value="48.7419999824322" calcext:value-type="float">
            <text:p>49</text:p>
          </table:table-cell>
          <table:table-cell table:formula="of:=[C_Dia_NA.G51]/[.$G$6]" office:value-type="float" office:value="173.404961154035" calcext:value-type="float">
            <text:p>173</text:p>
          </table:table-cell>
          <table:table-cell table:formula="of:=[C_Dia_NA.H51]/[.$H$6]" office:value-type="float" office:value="31.4112699093973" calcext:value-type="float">
            <text:p>31</text:p>
          </table:table-cell>
          <table:table-cell table:formula="of:=[C_Dia_NA.I51]/[.$I$6]" office:value-type="float" office:value="62.6657670107613" calcext:value-type="float">
            <text:p>63</text:p>
          </table:table-cell>
          <table:table-cell table:formula="of:=[C_Dia_NA.J51]/[.$J$6]" office:value-type="float" office:value="74.9919586064952" calcext:value-type="float">
            <text:p>75</text:p>
          </table:table-cell>
          <table:table-cell table:formula="of:=[C_Dia_NA.K51]/[.$K$6]" office:value-type="float" office:value="81.9698872812097" calcext:value-type="float">
            <text:p>82</text:p>
          </table:table-cell>
          <table:table-cell table:formula="of:=[C_Dia_NA.L51]/[.$L$6]" office:value-type="float" office:value="273.662879910864" calcext:value-type="float">
            <text:p>274</text:p>
          </table:table-cell>
          <table:table-cell table:formula="of:=[C_Dia_NA.M51]/[.$M$6]" office:value-type="float" office:value="76.1923889933818" calcext:value-type="float">
            <text:p>76</text:p>
          </table:table-cell>
          <table:table-cell table:formula="of:=[C_Dia_NA.N51]/[.$N$6]" office:value-type="float" office:value="67.8499017331764" calcext:value-type="float">
            <text:p>68</text:p>
          </table:table-cell>
          <table:table-cell table:formula="of:=[C_Dia_NA.O51]/[.$O$6]" office:value-type="float" office:value="54.2512183308513" calcext:value-type="float">
            <text:p>54</text:p>
          </table:table-cell>
          <table:table-cell table:formula="of:=[C_Dia_NA.P51]/[.$P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_NA.B52]" office:value-type="date" office:date-value="2020-04-03" calcext:value-type="date">
            <text:p>03/04</text:p>
          </table:table-cell>
          <table:table-cell table:formula="of:=[C_Dia_NA.C52]/[.$C$6]" office:value-type="float" office:value="76.7359390185185" calcext:value-type="float">
            <text:p>77</text:p>
          </table:table-cell>
          <table:table-cell table:formula="of:=[C_Dia_NA.D52]/[.$D$6]" office:value-type="float" office:value="46.9590885873047" calcext:value-type="float">
            <text:p>47</text:p>
          </table:table-cell>
          <table:table-cell table:formula="of:=[C_Dia_NA.E52]/[.$E$6]" office:value-type="float" office:value="124.132306881949" calcext:value-type="float">
            <text:p>124</text:p>
          </table:table-cell>
          <table:table-cell table:formula="of:=[C_Dia_NA.F52]/[.$F$6]" office:value-type="float" office:value="64.2429893761386" calcext:value-type="float">
            <text:p>64</text:p>
          </table:table-cell>
          <table:table-cell table:formula="of:=[C_Dia_NA.G52]/[.$G$6]" office:value-type="float" office:value="159.921237934208" calcext:value-type="float">
            <text:p>160</text:p>
          </table:table-cell>
          <table:table-cell table:formula="of:=[C_Dia_NA.H52]/[.$H$6]" office:value-type="float" office:value="77.6820299791476" calcext:value-type="float">
            <text:p>78</text:p>
          </table:table-cell>
          <table:table-cell table:formula="of:=[C_Dia_NA.I52]/[.$I$6]" office:value-type="float" office:value="59.3675687470371" calcext:value-type="float">
            <text:p>59</text:p>
          </table:table-cell>
          <table:table-cell table:formula="of:=[C_Dia_NA.J52]/[.$J$6]" office:value-type="float" office:value="73.6585540297302" calcext:value-type="float">
            <text:p>74</text:p>
          </table:table-cell>
          <table:table-cell table:formula="of:=[C_Dia_NA.K52]/[.$K$6]" office:value-type="float" office:value="86.4558015105297" calcext:value-type="float">
            <text:p>86</text:p>
          </table:table-cell>
          <table:table-cell table:formula="of:=[C_Dia_NA.L52]/[.$L$6]" office:value-type="float" office:value="203.618214219393" calcext:value-type="float">
            <text:p>204</text:p>
          </table:table-cell>
          <table:table-cell table:formula="of:=[C_Dia_NA.M52]/[.$M$6]" office:value-type="float" office:value="82.9066608203848" calcext:value-type="float">
            <text:p>83</text:p>
          </table:table-cell>
          <table:table-cell table:formula="of:=[C_Dia_NA.N52]/[.$N$6]" office:value-type="float" office:value="70.1005618968156" calcext:value-type="float">
            <text:p>70</text:p>
          </table:table-cell>
          <table:table-cell table:formula="of:=[C_Dia_NA.O52]/[.$O$6]" office:value-type="float" office:value="58.8454656489594" calcext:value-type="float">
            <text:p>59</text:p>
          </table:table-cell>
          <table:table-cell table:formula="of:=[C_Dia_NA.P52]/[.$P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_NA.B53]" office:value-type="date" office:date-value="2020-04-04" calcext:value-type="date">
            <text:p>04/04</text:p>
          </table:table-cell>
          <table:table-cell table:formula="of:=[C_Dia_NA.C53]/[.$C$6]" office:value-type="float" office:value="75.59248155339" calcext:value-type="float">
            <text:p>76</text:p>
          </table:table-cell>
          <table:table-cell table:formula="of:=[C_Dia_NA.D53]/[.$D$6]" office:value-type="float" office:value="31.8328437058171" calcext:value-type="float">
            <text:p>32</text:p>
          </table:table-cell>
          <table:table-cell table:formula="of:=[C_Dia_NA.E53]/[.$E$6]" office:value-type="float" office:value="144.995613031588" calcext:value-type="float">
            <text:p>145</text:p>
          </table:table-cell>
          <table:table-cell table:formula="of:=[C_Dia_NA.F53]/[.$F$6]" office:value-type="float" office:value="55.4590953863716" calcext:value-type="float">
            <text:p>55</text:p>
          </table:table-cell>
          <table:table-cell table:formula="of:=[C_Dia_NA.G53]/[.$G$6]" office:value-type="float" office:value="150.375618003981" calcext:value-type="float">
            <text:p>150</text:p>
          </table:table-cell>
          <table:table-cell table:formula="of:=[C_Dia_NA.H53]/[.$H$6]" office:value-type="float" office:value="63.342102411814" calcext:value-type="float">
            <text:p>63</text:p>
          </table:table-cell>
          <table:table-cell table:formula="of:=[C_Dia_NA.I53]/[.$I$6]" office:value-type="float" office:value="52.3082672001184" calcext:value-type="float">
            <text:p>52</text:p>
          </table:table-cell>
          <table:table-cell table:formula="of:=[C_Dia_NA.J53]/[.$J$6]" office:value-type="float" office:value="77.1928794139266" calcext:value-type="float">
            <text:p>77</text:p>
          </table:table-cell>
          <table:table-cell table:formula="of:=[C_Dia_NA.K53]/[.$K$6]" office:value-type="float" office:value="67.4926186320409" calcext:value-type="float">
            <text:p>67</text:p>
          </table:table-cell>
          <table:table-cell table:formula="of:=[C_Dia_NA.L53]/[.$L$6]" office:value-type="float" office:value="190.586648509352" calcext:value-type="float">
            <text:p>191</text:p>
          </table:table-cell>
          <table:table-cell table:formula="of:=[C_Dia_NA.M53]/[.$M$6]" office:value-type="float" office:value="62.0826873279407" calcext:value-type="float">
            <text:p>62</text:p>
          </table:table-cell>
          <table:table-cell table:formula="of:=[C_Dia_NA.N53]/[.$N$6]" office:value-type="float" office:value="60.017604363712" calcext:value-type="float">
            <text:p>60</text:p>
          </table:table-cell>
          <table:table-cell table:formula="of:=[C_Dia_NA.O53]/[.$O$6]" office:value-type="float" office:value="34.8967296290341" calcext:value-type="float">
            <text:p>35</text:p>
          </table:table-cell>
          <table:table-cell table:formula="of:=[C_Dia_NA.P53]/[.$P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_NA.B54]" office:value-type="date" office:date-value="2020-04-05" calcext:value-type="date">
            <text:p>05/04</text:p>
          </table:table-cell>
          <table:table-cell table:formula="of:=[C_Dia_NA.C54]/[.$C$6]" office:value-type="float" office:value="73.7778642717729" calcext:value-type="float">
            <text:p>74</text:p>
          </table:table-cell>
          <table:table-cell table:formula="of:=[C_Dia_NA.D54]/[.$D$6]" office:value-type="float" office:value="27.3175467262686" calcext:value-type="float">
            <text:p>27</text:p>
          </table:table-cell>
          <table:table-cell table:formula="of:=[C_Dia_NA.E54]/[.$E$6]" office:value-type="float" office:value="109.99065166755" calcext:value-type="float">
            <text:p>110</text:p>
          </table:table-cell>
          <table:table-cell table:formula="of:=[C_Dia_NA.F54]/[.$F$6]" office:value-type="float" office:value="50.4643321372885" calcext:value-type="float">
            <text:p>50</text:p>
          </table:table-cell>
          <table:table-cell table:formula="of:=[C_Dia_NA.G54]/[.$G$6]" office:value-type="float" office:value="128.908674528605" calcext:value-type="float">
            <text:p>129</text:p>
          </table:table-cell>
          <table:table-cell table:formula="of:=[C_Dia_NA.H54]/[.$H$6]" office:value-type="float" office:value="27.8040210492917" calcext:value-type="float">
            <text:p>28</text:p>
          </table:table-cell>
          <table:table-cell table:formula="of:=[C_Dia_NA.I54]/[.$I$6]" office:value-type="float" office:value="70.8244679789214" calcext:value-type="float">
            <text:p>71</text:p>
          </table:table-cell>
          <table:table-cell table:formula="of:=[C_Dia_NA.J54]/[.$J$6]" office:value-type="float" office:value="69.3370379917809" calcext:value-type="float">
            <text:p>69</text:p>
          </table:table-cell>
          <table:table-cell table:formula="of:=[C_Dia_NA.K54]/[.$K$6]" office:value-type="float" office:value="79.523024974308" calcext:value-type="float">
            <text:p>80</text:p>
          </table:table-cell>
          <table:table-cell table:formula="of:=[C_Dia_NA.L54]/[.$L$6]" office:value-type="float" office:value="122.170928531636" calcext:value-type="float">
            <text:p>122</text:p>
          </table:table-cell>
          <table:table-cell table:formula="of:=[C_Dia_NA.M54]/[.$M$6]" office:value-type="float" office:value="73.3704486602936" calcext:value-type="float">
            <text:p>73</text:p>
          </table:table-cell>
          <table:table-cell table:formula="of:=[C_Dia_NA.N54]/[.$N$6]" office:value-type="float" office:value="93.0122823626626" calcext:value-type="float">
            <text:p>93</text:p>
          </table:table-cell>
          <table:table-cell table:formula="of:=[C_Dia_NA.O54]/[.$O$6]" office:value-type="float" office:value="33.3327305420185" calcext:value-type="float">
            <text:p>33</text:p>
          </table:table-cell>
          <table:table-cell table:formula="of:=[C_Dia_NA.P54]/[.$P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61" table:formula="of:=[C_Dia_NA.A55]" office:value-type="string" office:string-value="L" calcext:value-type="string">
            <text:p>L</text:p>
          </table:table-cell>
          <table:table-cell table:style-name="ce50" table:formula="of:=[C_Dia_NA.B55]" office:value-type="date" office:date-value="2020-04-06" calcext:value-type="date">
            <text:p>06/04</text:p>
          </table:table-cell>
          <table:table-cell table:style-name="ce69" table:formula="of:=[C_Dia_NA.C55]/[.$C$6]" office:value-type="float" office:value="45.7010119486707" calcext:value-type="float">
            <text:p>46</text:p>
          </table:table-cell>
          <table:table-cell table:style-name="ce69" table:formula="of:=[C_Dia_NA.D55]/[.$D$6]" office:value-type="float" office:value="33.7518449221252" calcext:value-type="float">
            <text:p>34</text:p>
          </table:table-cell>
          <table:table-cell table:style-name="ce69" table:formula="of:=[C_Dia_NA.E55]/[.$E$6]" office:value-type="float" office:value="98.0313506529036" calcext:value-type="float">
            <text:p>98</text:p>
          </table:table-cell>
          <table:table-cell table:style-name="ce69" table:formula="of:=[C_Dia_NA.F55]/[.$F$6]" office:value-type="float" office:value="54.0812296624866" calcext:value-type="float">
            <text:p>54</text:p>
          </table:table-cell>
          <table:table-cell table:style-name="ce69" table:formula="of:=[C_Dia_NA.G55]/[.$G$6]" office:value-type="float" office:value="91.4538878068617" calcext:value-type="float">
            <text:p>91</text:p>
          </table:table-cell>
          <table:table-cell table:style-name="ce69" table:formula="of:=[C_Dia_NA.H55]/[.$H$6]" office:value-type="float" office:value="58.0722532540465" calcext:value-type="float">
            <text:p>58</text:p>
          </table:table-cell>
          <table:table-cell table:style-name="ce69" table:formula="of:=[C_Dia_NA.I55]/[.$I$6]" office:value-type="float" office:value="55.0856973169389" calcext:value-type="float">
            <text:p>55</text:p>
          </table:table-cell>
          <table:table-cell table:style-name="ce69" table:formula="of:=[C_Dia_NA.J55]/[.$J$6]" office:value-type="float" office:value="57.8183502623771" calcext:value-type="float">
            <text:p>58</text:p>
          </table:table-cell>
          <table:table-cell table:style-name="ce69" table:formula="of:=[C_Dia_NA.K55]/[.$K$6]" office:value-type="float" office:value="75.4449211294717" calcext:value-type="float">
            <text:p>75</text:p>
          </table:table-cell>
          <table:table-cell table:style-name="ce69" table:formula="of:=[C_Dia_NA.L55]/[.$L$6]" office:value-type="float" office:value="63.5288828364506" calcext:value-type="float">
            <text:p>64</text:p>
          </table:table-cell>
          <table:table-cell table:style-name="ce69" table:formula="of:=[C_Dia_NA.M55]/[.$M$6]" office:value-type="float" office:value="43.983345881237" calcext:value-type="float">
            <text:p>44</text:p>
          </table:table-cell>
          <table:table-cell table:style-name="ce69" table:formula="of:=[C_Dia_NA.N55]/[.$N$6]" office:value-type="float" office:value="62.1632337197147" calcext:value-type="float">
            <text:p>62</text:p>
          </table:table-cell>
          <table:table-cell table:style-name="ce69" table:formula="of:=[C_Dia_NA.O55]/[.$O$6]" office:value-type="float" office:value="38.1224777460036" calcext:value-type="float">
            <text:p>38</text:p>
          </table:table-cell>
          <table:table-cell table:style-name="ce69" table:formula="of:=[C_Dia_NA.P55]/[.$P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_NA.B56]" office:value-type="date" office:date-value="2020-04-07" calcext:value-type="date">
            <text:p>07/04</text:p>
          </table:table-cell>
          <table:table-cell table:formula="of:=[C_Dia_NA.C56]/[.$C$6]" office:value-type="float" office:value="47.6523469706835" calcext:value-type="float">
            <text:p>48</text:p>
          </table:table-cell>
          <table:table-cell table:formula="of:=[C_Dia_NA.D56]/[.$D$6]" office:value-type="float" office:value="35.3321988649672" calcext:value-type="float">
            <text:p>35</text:p>
          </table:table-cell>
          <table:table-cell table:formula="of:=[C_Dia_NA.E56]/[.$E$6]" office:value-type="float" office:value="120.465951826364" calcext:value-type="float">
            <text:p>120</text:p>
          </table:table-cell>
          <table:table-cell table:formula="of:=[C_Dia_NA.F56]/[.$F$6]" office:value-type="float" office:value="67.3431872548798" calcext:value-type="float">
            <text:p>67</text:p>
          </table:table-cell>
          <table:table-cell table:formula="of:=[C_Dia_NA.G56]/[.$G$6]" office:value-type="float" office:value="117.244183806691" calcext:value-type="float">
            <text:p>117</text:p>
          </table:table-cell>
          <table:table-cell table:formula="of:=[C_Dia_NA.H56]/[.$H$6]" office:value-type="float" office:value="56.0682261095434" calcext:value-type="float">
            <text:p>56</text:p>
          </table:table-cell>
          <table:table-cell table:formula="of:=[C_Dia_NA.I56]/[.$I$6]" office:value-type="float" office:value="44.959650016031" calcext:value-type="float">
            <text:p>45</text:p>
          </table:table-cell>
          <table:table-cell table:formula="of:=[C_Dia_NA.J56]/[.$J$6]" office:value-type="float" office:value="48.8218856480589" calcext:value-type="float">
            <text:p>49</text:p>
          </table:table-cell>
          <table:table-cell table:formula="of:=[C_Dia_NA.K56]/[.$K$6]" office:value-type="float" office:value="70.3472913234263" calcext:value-type="float">
            <text:p>70</text:p>
          </table:table-cell>
          <table:table-cell table:formula="of:=[C_Dia_NA.L56]/[.$L$6]" office:value-type="float" office:value="206.876105646903" calcext:value-type="float">
            <text:p>207</text:p>
          </table:table-cell>
          <table:table-cell table:formula="of:=[C_Dia_NA.M56]/[.$M$6]" office:value-type="float" office:value="69.283500591683" calcext:value-type="float">
            <text:p>69</text:p>
          </table:table-cell>
          <table:table-cell table:formula="of:=[C_Dia_NA.N56]/[.$N$6]" office:value-type="float" office:value="58.337111441528" calcext:value-type="float">
            <text:p>58</text:p>
          </table:table-cell>
          <table:table-cell table:formula="of:=[C_Dia_NA.O56]/[.$O$6]" office:value-type="float" office:value="72.1394578885915" calcext:value-type="float">
            <text:p>72</text:p>
          </table:table-cell>
          <table:table-cell table:formula="of:=[C_Dia_NA.P56]/[.$P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_NA.B57]" office:value-type="date" office:date-value="2020-04-08" calcext:value-type="date">
            <text:p>08/04</text:p>
          </table:table-cell>
          <table:table-cell table:formula="of:=[C_Dia_NA.C57]/[.$C$6]" office:value-type="float" office:value="49.7528286185827" calcext:value-type="float">
            <text:p>50</text:p>
          </table:table-cell>
          <table:table-cell table:formula="of:=[C_Dia_NA.D57]/[.$D$6]" office:value-type="float" office:value="37.5898473547415" calcext:value-type="float">
            <text:p>38</text:p>
          </table:table-cell>
          <table:table-cell table:formula="of:=[C_Dia_NA.E57]/[.$E$6]" office:value-type="float" office:value="105.538649100054" calcext:value-type="float">
            <text:p>106</text:p>
          </table:table-cell>
          <table:table-cell table:formula="of:=[C_Dia_NA.F57]/[.$F$6]" office:value-type="float" office:value="57.0091943257423" calcext:value-type="float">
            <text:p>57</text:p>
          </table:table-cell>
          <table:table-cell table:formula="of:=[C_Dia_NA.G57]/[.$G$6]" office:value-type="float" office:value="132.268903965927" calcext:value-type="float">
            <text:p>132</text:p>
          </table:table-cell>
          <table:table-cell table:formula="of:=[C_Dia_NA.H57]/[.$H$6]" office:value-type="float" office:value="57.6120692430865" calcext:value-type="float">
            <text:p>58</text:p>
          </table:table-cell>
          <table:table-cell table:formula="of:=[C_Dia_NA.I57]/[.$I$6]" office:value-type="float" office:value="56.0693704833128" calcext:value-type="float">
            <text:p>56</text:p>
          </table:table-cell>
          <table:table-cell table:formula="of:=[C_Dia_NA.J57]/[.$J$6]" office:value-type="float" office:value="61.6257826080796" calcext:value-type="float">
            <text:p>62</text:p>
          </table:table-cell>
          <table:table-cell table:formula="of:=[C_Dia_NA.K57]/[.$K$6]" office:value-type="float" office:value="74.4253951682626" calcext:value-type="float">
            <text:p>74</text:p>
          </table:table-cell>
          <table:table-cell table:formula="of:=[C_Dia_NA.L57]/[.$L$6]" office:value-type="float" office:value="104.252525680329" calcext:value-type="float">
            <text:p>104</text:p>
          </table:table-cell>
          <table:table-cell table:formula="of:=[C_Dia_NA.M57]/[.$M$6]" office:value-type="float" office:value="68.0184928561607" calcext:value-type="float">
            <text:p>68</text:p>
          </table:table-cell>
          <table:table-cell table:formula="of:=[C_Dia_NA.N57]/[.$N$6]" office:value-type="float" office:value="88.0008123982926" calcext:value-type="float">
            <text:p>88</text:p>
          </table:table-cell>
          <table:table-cell table:formula="of:=[C_Dia_NA.O57]/[.$O$6]" office:value-type="float" office:value="64.1239625676369" calcext:value-type="float">
            <text:p>64</text:p>
          </table:table-cell>
          <table:table-cell table:formula="of:=[C_Dia_NA.P57]/[.$P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_NA.B58]" office:value-type="date" office:date-value="2020-04-09" calcext:value-type="date">
            <text:p>09/04</text:p>
          </table:table-cell>
          <table:table-cell table:formula="of:=[C_Dia_NA.C58]/[.$C$6]" office:value-type="float" office:value="61.8212764298852" calcext:value-type="float">
            <text:p>62</text:p>
          </table:table-cell>
          <table:table-cell table:formula="of:=[C_Dia_NA.D58]/[.$D$6]" office:value-type="float" office:value="32.284373403772" calcext:value-type="float">
            <text:p>32</text:p>
          </table:table-cell>
          <table:table-cell table:formula="of:=[C_Dia_NA.E58]/[.$E$6]" office:value-type="float" office:value="137.924785424388" calcext:value-type="float">
            <text:p>138</text:p>
          </table:table-cell>
          <table:table-cell table:formula="of:=[C_Dia_NA.F58]/[.$F$6]" office:value-type="float" office:value="40.1303392081509" calcext:value-type="float">
            <text:p>40</text:p>
          </table:table-cell>
          <table:table-cell table:formula="of:=[C_Dia_NA.G58]/[.$G$6]" office:value-type="float" office:value="123.19414421163" calcext:value-type="float">
            <text:p>123</text:p>
          </table:table-cell>
          <table:table-cell table:formula="of:=[C_Dia_NA.H58]/[.$H$6]" office:value-type="float" office:value="63.6241506765959" calcext:value-type="float">
            <text:p>64</text:p>
          </table:table-cell>
          <table:table-cell table:formula="of:=[C_Dia_NA.I58]/[.$I$6]" office:value-type="float" office:value="70.18797357715" calcext:value-type="float">
            <text:p>70</text:p>
          </table:table-cell>
          <table:table-cell table:formula="of:=[C_Dia_NA.J58]/[.$J$6]" office:value-type="float" office:value="67.5377450689173" calcext:value-type="float">
            <text:p>68</text:p>
          </table:table-cell>
          <table:table-cell table:formula="of:=[C_Dia_NA.K58]/[.$K$6]" office:value-type="float" office:value="101.952596120908" calcext:value-type="float">
            <text:p>102</text:p>
          </table:table-cell>
          <table:table-cell table:formula="of:=[C_Dia_NA.L58]/[.$L$6]" office:value-type="float" office:value="131.944602814167" calcext:value-type="float">
            <text:p>132</text:p>
          </table:table-cell>
          <table:table-cell table:formula="of:=[C_Dia_NA.M58]/[.$M$6]" office:value-type="float" office:value="79.3062541885136" calcext:value-type="float">
            <text:p>79</text:p>
          </table:table-cell>
          <table:table-cell table:formula="of:=[C_Dia_NA.N58]/[.$N$6]" office:value-type="float" office:value="70.1455751000884" calcext:value-type="float">
            <text:p>70</text:p>
          </table:table-cell>
          <table:table-cell table:formula="of:=[C_Dia_NA.O58]/[.$O$6]" office:value-type="float" office:value="62.9509632523752" calcext:value-type="float">
            <text:p>63</text:p>
          </table:table-cell>
          <table:table-cell table:formula="of:=[C_Dia_NA.P58]/[.$P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_NA.B59]" office:value-type="date" office:date-value="2020-04-10" calcext:value-type="date">
            <text:p>10/04</text:p>
          </table:table-cell>
          <table:table-cell table:formula="of:=[C_Dia_NA.C59]/[.$C$6]" office:value-type="float" office:value="66.1589574660794" calcext:value-type="float">
            <text:p>66</text:p>
          </table:table-cell>
          <table:table-cell table:formula="of:=[C_Dia_NA.D59]/[.$D$6]" office:value-type="float" office:value="39.9603782690045" calcext:value-type="float">
            <text:p>40</text:p>
          </table:table-cell>
          <table:table-cell table:formula="of:=[C_Dia_NA.E59]/[.$E$6]" office:value-type="float" office:value="147.00337889536" calcext:value-type="float">
            <text:p>147</text:p>
          </table:table-cell>
          <table:table-cell table:formula="of:=[C_Dia_NA.F59]/[.$F$6]" office:value-type="float" office:value="31.6909116493552" calcext:value-type="float">
            <text:p>32</text:p>
          </table:table-cell>
          <table:table-cell table:formula="of:=[C_Dia_NA.G59]/[.$G$6]" office:value-type="float" office:value="97.9389165935407" calcext:value-type="float">
            <text:p>98</text:p>
          </table:table-cell>
          <table:table-cell table:formula="of:=[C_Dia_NA.H59]/[.$H$6]" office:value-type="float" office:value="64.4554508254269" calcext:value-type="float">
            <text:p>64</text:p>
          </table:table-cell>
          <table:table-cell table:formula="of:=[C_Dia_NA.I59]/[.$I$6]" office:value-type="float" office:value="77.2472751240687" calcext:value-type="float">
            <text:p>77</text:p>
          </table:table-cell>
          <table:table-cell table:formula="of:=[C_Dia_NA.J59]/[.$J$6]" office:value-type="float" office:value="63.4732708770914" calcext:value-type="float">
            <text:p>63</text:p>
          </table:table-cell>
          <table:table-cell table:formula="of:=[C_Dia_NA.K59]/[.$K$6]" office:value-type="float" office:value="308.91636624635" calcext:value-type="float">
            <text:p>309</text:p>
          </table:table-cell>
          <table:table-cell table:formula="of:=[C_Dia_NA.L59]/[.$L$6]" office:value-type="float" office:value="175.926137085556" calcext:value-type="float">
            <text:p>176</text:p>
          </table:table-cell>
          <table:table-cell table:formula="of:=[C_Dia_NA.M59]/[.$M$6]" office:value-type="float" office:value="147.51936361937" calcext:value-type="float">
            <text:p>148</text:p>
          </table:table-cell>
          <table:table-cell table:formula="of:=[C_Dia_NA.N59]/[.$N$6]" office:value-type="float" office:value="85.6151126248351" calcext:value-type="float">
            <text:p>86</text:p>
          </table:table-cell>
          <table:table-cell table:formula="of:=[C_Dia_NA.O59]/[.$O$6]" office:value-type="float" office:value="44.4762240370042" calcext:value-type="float">
            <text:p>44</text:p>
          </table:table-cell>
          <table:table-cell table:formula="of:=[C_Dia_NA.P59]/[.$P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_NA.B60]" office:value-type="date" office:date-value="2020-04-11" calcext:value-type="date">
            <text:p>11/04</text:p>
          </table:table-cell>
          <table:table-cell table:formula="of:=[C_Dia_NA.C60]/[.$C$6]" office:value-type="float" office:value="51.3685837323513" calcext:value-type="float">
            <text:p>51</text:p>
          </table:table-cell>
          <table:table-cell table:formula="of:=[C_Dia_NA.D60]/[.$D$6]" office:value-type="float" office:value="32.0586085547945" calcext:value-type="float">
            <text:p>32</text:p>
          </table:table-cell>
          <table:table-cell table:formula="of:=[C_Dia_NA.E60]/[.$E$6]" office:value-type="float" office:value="117.934420954651" calcext:value-type="float">
            <text:p>118</text:p>
          </table:table-cell>
          <table:table-cell table:formula="of:=[C_Dia_NA.F60]/[.$F$6]" office:value-type="float" office:value="30.4852791409558" calcext:value-type="float">
            <text:p>30</text:p>
          </table:table-cell>
          <table:table-cell table:formula="of:=[C_Dia_NA.G60]/[.$G$6]" office:value-type="float" office:value="103.375211352011" calcext:value-type="float">
            <text:p>103</text:p>
          </table:table-cell>
          <table:table-cell table:formula="of:=[C_Dia_NA.H60]/[.$H$6]" office:value-type="float" office:value="46.2262261332057" calcext:value-type="float">
            <text:p>46</text:p>
          </table:table-cell>
          <table:table-cell table:formula="of:=[C_Dia_NA.I60]/[.$I$6]" office:value-type="float" office:value="76.1478757028272" calcext:value-type="float">
            <text:p>76</text:p>
          </table:table-cell>
          <table:table-cell table:formula="of:=[C_Dia_NA.J60]/[.$J$6]" office:value-type="float" office:value="43.2794208410236" calcext:value-type="float">
            <text:p>43</text:p>
          </table:table-cell>
          <table:table-cell table:formula="of:=[C_Dia_NA.K60]/[.$K$6]" office:value-type="float" office:value="171.076456290883" calcext:value-type="float">
            <text:p>171</text:p>
          </table:table-cell>
          <table:table-cell table:formula="of:=[C_Dia_NA.L60]/[.$L$6]" office:value-type="float" office:value="76.5604485464917" calcext:value-type="float">
            <text:p>77</text:p>
          </table:table-cell>
          <table:table-cell table:formula="of:=[C_Dia_NA.M60]/[.$M$6]" office:value-type="float" office:value="50.1137679841528" calcext:value-type="float">
            <text:p>50</text:p>
          </table:table-cell>
          <table:table-cell table:formula="of:=[C_Dia_NA.N60]/[.$N$6]" office:value-type="float" office:value="78.5180309088262" calcext:value-type="float">
            <text:p>79</text:p>
          </table:table-cell>
          <table:table-cell table:formula="of:=[C_Dia_NA.O60]/[.$O$6]" office:value-type="float" office:value="38.5134775177575" calcext:value-type="float">
            <text:p>39</text:p>
          </table:table-cell>
          <table:table-cell table:formula="of:=[C_Dia_NA.P60]/[.$P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62"/>
          <table:table-cell table:style-name="ce52" table:formula="of:=[C_Dia_NA.B61]" office:value-type="date" office:date-value="2020-04-12" calcext:value-type="date">
            <text:p>12/04</text:p>
          </table:table-cell>
          <table:table-cell table:style-name="ce68" table:formula="of:=[C_Dia_NA.C61]/[.$C$6]" office:value-type="float" office:value="35.0618859687789" calcext:value-type="float">
            <text:p>35</text:p>
          </table:table-cell>
          <table:table-cell table:style-name="ce68" table:formula="of:=[C_Dia_NA.D61]/[.$D$6]" office:value-type="float" office:value="13.3201260896682" calcext:value-type="float">
            <text:p>13</text:p>
          </table:table-cell>
          <table:table-cell table:style-name="ce68" table:formula="of:=[C_Dia_NA.E61]/[.$E$6]" office:value-type="float" office:value="142.202199655904" calcext:value-type="float">
            <text:p>142</text:p>
          </table:table-cell>
          <table:table-cell table:style-name="ce68" table:formula="of:=[C_Dia_NA.F61]/[.$F$6]" office:value-type="float" office:value="30.6575123564415" calcext:value-type="float">
            <text:p>31</text:p>
          </table:table-cell>
          <table:table-cell table:style-name="ce68" table:formula="of:=[C_Dia_NA.G61]/[.$G$6]" office:value-type="float" office:value="89.1851978682876" calcext:value-type="float">
            <text:p>89</text:p>
          </table:table-cell>
          <table:table-cell table:style-name="ce68" table:formula="of:=[C_Dia_NA.H61]/[.$H$6]" office:value-type="float" office:value="23.9444132154338" calcext:value-type="float">
            <text:p>24</text:p>
          </table:table-cell>
          <table:table-cell table:style-name="ce68" table:formula="of:=[C_Dia_NA.I61]/[.$I$6]" office:value-type="float" office:value="67.9313116072334" calcext:value-type="float">
            <text:p>68</text:p>
          </table:table-cell>
          <table:table-cell table:style-name="ce68" table:formula="of:=[C_Dia_NA.J61]/[.$J$6]" office:value-type="float" office:value="97.8686829114757" calcext:value-type="float">
            <text:p>98</text:p>
          </table:table-cell>
          <table:table-cell table:style-name="ce68" table:formula="of:=[C_Dia_NA.K61]/[.$K$6]" office:value-type="float" office:value="148.2390747598" calcext:value-type="float">
            <text:p>148</text:p>
          </table:table-cell>
          <table:table-cell table:style-name="ce68" table:formula="of:=[C_Dia_NA.L61]/[.$L$6]" office:value-type="float" office:value="17.9184028513066" calcext:value-type="float">
            <text:p>18</text:p>
          </table:table-cell>
          <table:table-cell table:style-name="ce68" table:formula="of:=[C_Dia_NA.M61]/[.$M$6]" office:value-type="float" office:value="58.1903558340259" calcext:value-type="float">
            <text:p>58</text:p>
          </table:table-cell>
          <table:table-cell table:style-name="ce68" table:formula="of:=[C_Dia_NA.N61]/[.$N$6]" office:value-type="float" office:value="79.3432729688272" calcext:value-type="float">
            <text:p>79</text:p>
          </table:table-cell>
          <table:table-cell table:style-name="ce68" table:formula="of:=[C_Dia_NA.O61]/[.$O$6]" office:value-type="float" office:value="45.258223580512" calcext:value-type="float">
            <text:p>45</text:p>
          </table:table-cell>
          <table:table-cell table:style-name="ce68" table:formula="of:=[C_Dia_NA.P61]/[.$P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63" table:formula="of:=[C_Dia_NA.A62]" office:value-type="string" office:string-value="L" calcext:value-type="string">
            <text:p>L</text:p>
          </table:table-cell>
          <table:table-cell table:style-name="ce50" table:formula="of:=[C_Dia_NA.B62]" office:value-type="date" office:date-value="2020-04-13" calcext:value-type="date">
            <text:p>13/04</text:p>
          </table:table-cell>
          <table:table-cell table:style-name="ce69" table:formula="of:=[C_Dia_NA.C62]/[.$C$6]" office:value-type="float" office:value="31.532082489469" calcext:value-type="float">
            <text:p>32</text:p>
          </table:table-cell>
          <table:table-cell table:style-name="ce69" table:formula="of:=[C_Dia_NA.D62]/[.$D$6]" office:value-type="float" office:value="11.8526545713149" calcext:value-type="float">
            <text:p>12</text:p>
          </table:table-cell>
          <table:table-cell table:style-name="ce69" table:formula="of:=[C_Dia_NA.E62]/[.$E$6]" office:value-type="float" office:value="82.2311062466921" calcext:value-type="float">
            <text:p>82</text:p>
          </table:table-cell>
          <table:table-cell table:style-name="ce69" table:formula="of:=[C_Dia_NA.F62]/[.$F$6]" office:value-type="float" office:value="24.8015830299302" calcext:value-type="float">
            <text:p>25</text:p>
          </table:table-cell>
          <table:table-cell table:style-name="ce69" table:formula="of:=[C_Dia_NA.G62]/[.$G$6]" office:value-type="float" office:value="74.417310532286" calcext:value-type="float">
            <text:p>74</text:p>
          </table:table-cell>
          <table:table-cell table:style-name="ce69" table:formula="of:=[C_Dia_NA.H62]/[.$H$6]" office:value-type="float" office:value="39.6797374611621" calcext:value-type="float">
            <text:p>40</text:p>
          </table:table-cell>
          <table:table-cell table:style-name="ce69" table:formula="of:=[C_Dia_NA.I62]/[.$I$6]" office:value-type="float" office:value="55.780054846144" calcext:value-type="float">
            <text:p>56</text:p>
          </table:table-cell>
          <table:table-cell table:style-name="ce69" table:formula="of:=[C_Dia_NA.J62]/[.$J$6]" office:value-type="float" office:value="50.6533088016879" calcext:value-type="float">
            <text:p>51</text:p>
          </table:table-cell>
          <table:table-cell table:style-name="ce69" table:formula="of:=[C_Dia_NA.K62]/[.$K$6]" office:value-type="float" office:value="202.273950703881" calcext:value-type="float">
            <text:p>202</text:p>
          </table:table-cell>
          <table:table-cell table:style-name="ce69" table:formula="of:=[C_Dia_NA.L62]/[.$L$6]" office:value-type="float" office:value="17.9184028513066" calcext:value-type="float">
            <text:p>18</text:p>
          </table:table-cell>
          <table:table-cell table:style-name="ce69" table:formula="of:=[C_Dia_NA.M62]/[.$M$6]" office:value-type="float" office:value="33.9605922844064" calcext:value-type="float">
            <text:p>34</text:p>
          </table:table-cell>
          <table:table-cell table:style-name="ce69" table:formula="of:=[C_Dia_NA.N62]/[.$N$6]" office:value-type="float" office:value="65.1491095368093" calcext:value-type="float">
            <text:p>65</text:p>
          </table:table-cell>
          <table:table-cell table:style-name="ce69" table:formula="of:=[C_Dia_NA.O62]/[.$O$6]" office:value-type="float" office:value="42.7167250641117" calcext:value-type="float">
            <text:p>43</text:p>
          </table:table-cell>
          <table:table-cell table:style-name="ce69" table:formula="of:=[C_Dia_NA.P62]/[.$P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_NA.B63]" office:value-type="date" office:date-value="2020-04-14" calcext:value-type="date">
            <text:p>14/04</text:p>
          </table:table-cell>
          <table:table-cell table:formula="of:=[C_Dia_NA.C63]/[.$C$6]" office:value-type="float" office:value="25.8769395912788" calcext:value-type="float">
            <text:p>26</text:p>
          </table:table-cell>
          <table:table-cell table:formula="of:=[C_Dia_NA.D63]/[.$D$6]" office:value-type="float" office:value="18.0611879181941" calcext:value-type="float">
            <text:p>18</text:p>
          </table:table-cell>
          <table:table-cell table:formula="of:=[C_Dia_NA.E63]/[.$E$6]" office:value-type="float" office:value="46.2659090347631" calcext:value-type="float">
            <text:p>46</text:p>
          </table:table-cell>
          <table:table-cell table:formula="of:=[C_Dia_NA.F63]/[.$F$6]" office:value-type="float" office:value="33.2410105887259" calcext:value-type="float">
            <text:p>33</text:p>
          </table:table-cell>
          <table:table-cell table:formula="of:=[C_Dia_NA.G63]/[.$G$6]" office:value-type="float" office:value="65.1713288958329" calcext:value-type="float">
            <text:p>65</text:p>
          </table:table-cell>
          <table:table-cell table:formula="of:=[C_Dia_NA.H63]/[.$H$6]" office:value-type="float" office:value="81.6010163950648" calcext:value-type="float">
            <text:p>82</text:p>
          </table:table-cell>
          <table:table-cell table:formula="of:=[C_Dia_NA.I63]/[.$I$6]" office:value-type="float" office:value="50.2251946125031" calcext:value-type="float">
            <text:p>50</text:p>
          </table:table-cell>
          <table:table-cell table:formula="of:=[C_Dia_NA.J63]/[.$J$6]" office:value-type="float" office:value="47.7455229174172" calcext:value-type="float">
            <text:p>48</text:p>
          </table:table-cell>
          <table:table-cell table:formula="of:=[C_Dia_NA.K63]/[.$K$6]" office:value-type="float" office:value="169.64911994519" calcext:value-type="float">
            <text:p>170</text:p>
          </table:table-cell>
          <table:table-cell table:formula="of:=[C_Dia_NA.L63]/[.$L$6]" office:value-type="float" office:value="24.4341857063272" calcext:value-type="float">
            <text:p>24</text:p>
          </table:table-cell>
          <table:table-cell table:formula="of:=[C_Dia_NA.M63]/[.$M$6]" office:value-type="float" office:value="50.0164596968049" calcext:value-type="float">
            <text:p>50</text:p>
          </table:table-cell>
          <table:table-cell table:formula="of:=[C_Dia_NA.N63]/[.$N$6]" office:value-type="float" office:value="78.8031145295538" calcext:value-type="float">
            <text:p>79</text:p>
          </table:table-cell>
          <table:table-cell table:formula="of:=[C_Dia_NA.O63]/[.$O$6]" office:value-type="float" office:value="46.919972610466" calcext:value-type="float">
            <text:p>47</text:p>
          </table:table-cell>
          <table:table-cell table:formula="of:=[C_Dia_NA.P63]/[.$P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_NA.B64]" office:value-type="date" office:date-value="2020-04-15" calcext:value-type="date">
            <text:p>15/04</text:p>
          </table:table-cell>
          <table:table-cell table:formula="of:=[C_Dia_NA.C64]/[.$C$6]" office:value-type="float" office:value="30.8982093294521" calcext:value-type="float">
            <text:p>31</text:p>
          </table:table-cell>
          <table:table-cell table:formula="of:=[C_Dia_NA.D64]/[.$D$6]" office:value-type="float" office:value="18.2869527671715" calcext:value-type="float">
            <text:p>18</text:p>
          </table:table-cell>
          <table:table-cell table:formula="of:=[C_Dia_NA.E64]/[.$E$6]" office:value-type="float" office:value="214.219888247752" calcext:value-type="float">
            <text:p>214</text:p>
          </table:table-cell>
          <table:table-cell table:formula="of:=[C_Dia_NA.F64]/[.$F$6]" office:value-type="float" office:value="29.2796466325565" calcext:value-type="float">
            <text:p>29</text:p>
          </table:table-cell>
          <table:table-cell table:formula="of:=[C_Dia_NA.G64]/[.$G$6]" office:value-type="float" office:value="108.982727992637" calcext:value-type="float">
            <text:p>109</text:p>
          </table:table-cell>
          <table:table-cell table:formula="of:=[C_Dia_NA.H64]/[.$H$6]" office:value-type="float" office:value="39.0859516405686" calcext:value-type="float">
            <text:p>39</text:p>
          </table:table-cell>
          <table:table-cell table:formula="of:=[C_Dia_NA.I64]/[.$I$6]" office:value-type="float" office:value="42.4715355363793" calcext:value-type="float">
            <text:p>42</text:p>
          </table:table-cell>
          <table:table-cell table:formula="of:=[C_Dia_NA.J64]/[.$J$6]" office:value-type="float" office:value="42.8456627256904" calcext:value-type="float">
            <text:p>43</text:p>
          </table:table-cell>
          <table:table-cell table:formula="of:=[C_Dia_NA.K64]/[.$K$6]" office:value-type="float" office:value="217.770745314259" calcext:value-type="float">
            <text:p>218</text:p>
          </table:table-cell>
          <table:table-cell table:formula="of:=[C_Dia_NA.L64]/[.$L$6]" office:value-type="float" office:value="107.510417107839" calcext:value-type="float">
            <text:p>108</text:p>
          </table:table-cell>
          <table:table-cell table:formula="of:=[C_Dia_NA.M64]/[.$M$6]" office:value-type="float" office:value="62.5692287646801" calcext:value-type="float">
            <text:p>63</text:p>
          </table:table-cell>
          <table:table-cell table:formula="of:=[C_Dia_NA.N64]/[.$N$6]" office:value-type="float" office:value="69.0652582215415" calcext:value-type="float">
            <text:p>69</text:p>
          </table:table-cell>
          <table:table-cell table:formula="of:=[C_Dia_NA.O64]/[.$O$6]" office:value-type="float" office:value="59.0409655348364" calcext:value-type="float">
            <text:p>59</text:p>
          </table:table-cell>
          <table:table-cell table:formula="of:=[C_Dia_NA.P64]/[.$P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_NA.B65]" office:value-type="date" office:date-value="2020-04-16" calcext:value-type="date">
            <text:p>16/04</text:p>
          </table:table-cell>
          <table:table-cell table:formula="of:=[C_Dia_NA.C65]/[.$C$6]" office:value-type="float" office:value="35.6211858158526" calcext:value-type="float">
            <text:p>36</text:p>
          </table:table-cell>
          <table:table-cell table:formula="of:=[C_Dia_NA.D65]/[.$D$6]" office:value-type="float" office:value="14.6747151835327" calcext:value-type="float">
            <text:p>15</text:p>
          </table:table-cell>
          <table:table-cell table:formula="of:=[C_Dia_NA.E65]/[.$E$6]" office:value-type="float" office:value="107.895591635787" calcext:value-type="float">
            <text:p>108</text:p>
          </table:table-cell>
          <table:table-cell table:formula="of:=[C_Dia_NA.F65]/[.$F$6]" office:value-type="float" office:value="34.102176666154" calcext:value-type="float">
            <text:p>34</text:p>
          </table:table-cell>
          <table:table-cell table:formula="of:=[C_Dia_NA.G65]/[.$G$6]" office:value-type="float" office:value="110.930376902168" calcext:value-type="float">
            <text:p>111</text:p>
          </table:table-cell>
          <table:table-cell table:formula="of:=[C_Dia_NA.H65]/[.$H$6]" office:value-type="float" office:value="39.2047088046873" calcext:value-type="float">
            <text:p>39</text:p>
          </table:table-cell>
          <table:table-cell table:formula="of:=[C_Dia_NA.I65]/[.$I$6]" office:value-type="float" office:value="61.3927782072186" calcext:value-type="float">
            <text:p>61</text:p>
          </table:table-cell>
          <table:table-cell table:formula="of:=[C_Dia_NA.J65]/[.$J$6]" office:value-type="float" office:value="60.822526838944" calcext:value-type="float">
            <text:p>61</text:p>
          </table:table-cell>
          <table:table-cell table:formula="of:=[C_Dia_NA.K65]/[.$K$6]" office:value-type="float" office:value="147.627359183074" calcext:value-type="float">
            <text:p>148</text:p>
          </table:table-cell>
          <table:table-cell table:formula="of:=[C_Dia_NA.L65]/[.$L$6]" office:value-type="float" office:value="115.655145676615" calcext:value-type="float">
            <text:p>116</text:p>
          </table:table-cell>
          <table:table-cell table:formula="of:=[C_Dia_NA.M65]/[.$M$6]" office:value-type="float" office:value="72.9812155109021" calcext:value-type="float">
            <text:p>73</text:p>
          </table:table-cell>
          <table:table-cell table:formula="of:=[C_Dia_NA.N65]/[.$N$6]" office:value-type="float" office:value="69.2753198368145" calcext:value-type="float">
            <text:p>69</text:p>
          </table:table-cell>
          <table:table-cell table:formula="of:=[C_Dia_NA.O65]/[.$O$6]" office:value-type="float" office:value="54.2512183308513" calcext:value-type="float">
            <text:p>54</text:p>
          </table:table-cell>
          <table:table-cell table:formula="of:=[C_Dia_NA.P65]/[.$P$6]" office:value-type="float" office:value="46.3454559860364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_NA.B66]" office:value-type="date" office:date-value="2020-04-17" calcext:value-type="date">
            <text:p>17/04</text:p>
          </table:table-cell>
          <table:table-cell table:formula="of:=[C_Dia_NA.C66]/[.$C$6]" office:value-type="float" office:value="42.0096329579839" calcext:value-type="float">
            <text:p>42</text:p>
          </table:table-cell>
          <table:table-cell table:formula="of:=[C_Dia_NA.D66]/[.$D$6]" office:value-type="float" office:value="11.5140072978487" calcext:value-type="float">
            <text:p>12</text:p>
          </table:table-cell>
          <table:table-cell table:formula="of:=[C_Dia_NA.E66]/[.$E$6]" office:value-type="float" office:value="116.013949258868" calcext:value-type="float">
            <text:p>116</text:p>
          </table:table-cell>
          <table:table-cell table:formula="of:=[C_Dia_NA.F66]/[.$F$6]" office:value-type="float" office:value="33.4132438042115" calcext:value-type="float">
            <text:p>33</text:p>
          </table:table-cell>
          <table:table-cell table:formula="of:=[C_Dia_NA.G66]/[.$G$6]" office:value-type="float" office:value="112.407165635768" calcext:value-type="float">
            <text:p>112</text:p>
          </table:table-cell>
          <table:table-cell table:formula="of:=[C_Dia_NA.H66]/[.$H$6]" office:value-type="float" office:value="6.01208143350942" calcext:value-type="float">
            <text:p>6</text:p>
          </table:table-cell>
          <table:table-cell table:formula="of:=[C_Dia_NA.I66]/[.$I$6]" office:value-type="float" office:value="71.4609623806927" calcext:value-type="float">
            <text:p>71</text:p>
          </table:table-cell>
          <table:table-cell table:formula="of:=[C_Dia_NA.J66]/[.$J$6]" office:value-type="float" office:value="56.1154480318097" calcext:value-type="float">
            <text:p>56</text:p>
          </table:table-cell>
          <table:table-cell table:formula="of:=[C_Dia_NA.K66]/[.$K$6]" office:value-type="float" office:value="144.568781299447" calcext:value-type="float">
            <text:p>145</text:p>
          </table:table-cell>
          <table:table-cell/>
          <table:table-cell table:formula="of:=[C_Dia_NA.M66]/[.$M$6]" office:value-type="float" office:value="17.6128000099644" calcext:value-type="float">
            <text:p>18</text:p>
          </table:table-cell>
          <table:table-cell table:formula="of:=[C_Dia_NA.N66]/[.$N$6]" office:value-type="float" office:value="84.0096417081058" calcext:value-type="float">
            <text:p>84</text:p>
          </table:table-cell>
          <table:table-cell table:formula="of:=[C_Dia_NA.O66]/[.$O$6]" office:value-type="float" office:value="22.0914871040944" calcext:value-type="float">
            <text:p>22</text:p>
          </table:table-cell>
          <table:table-cell table:formula="of:=[C_Dia_NA.P66]/[.$P$6]" office:value-type="float" office:value="40.4937569979005" calcext:value-type="float">
            <text:p>40</text:p>
          </table:table-cell>
          <table:table-cell/>
        </table:table-row>
        <table:table-row table:style-name="ro1" table:number-rows-repeated="8">
          <table:table-cell table:number-columns-repeated="17"/>
        </table:table-row>
        <table:table-row table:style-name="ro1" table:number-rows-repeated="31">
          <table:table-cell/>
          <table:table-cell table:style-name="Default"/>
          <table:table-cell table:style-name="ce70" table:number-columns-repeated="14"/>
          <table:table-cell/>
        </table:table-row>
        <table:table-row table:style-name="ro1">
          <table:table-cell/>
          <table:table-cell table:style-name="Default"/>
          <table:table-cell table:style-name="ce70" table:number-columns-repeated="14"/>
          <table:table-cell/>
        </table:table-row>
      </table:table>
      <table:table table:name="M_Dia_N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51"/>
        <table:table-column table:style-name="co14" table:number-columns-repeated="14" table:default-cell-style-name="ce53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4"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ce42" table:number-columns-repeated="4"/>
          <table:table-cell table:style-name="Default" table:number-columns-repeated="10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style-name="ce42" table:number-columns-repeated="4"/>
          <table:table-cell table:style-name="Default" table:number-columns-repeated="10"/>
        </table:table-row>
        <table:table-row table:style-name="ro1" table:number-rows-repeated="2">
          <table:table-cell/>
          <table:table-cell table:style-name="Default"/>
          <table:table-cell table:style-name="ce42" table:number-columns-repeated="4"/>
          <table:table-cell table:style-name="Default" table:number-columns-repeated="10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4"/>
          <table:table-cell table:style-name="Default" table:number-columns-repeated="10"/>
        </table:table-row>
        <table:table-row table:style-name="ro1">
          <table:table-cell/>
          <table:table-cell table:style-name="Default"/>
          <table:table-cell table:style-name="ce42" table:number-columns-repeated="4"/>
          <table:table-cell table:style-name="Default" table:number-columns-repeated="10"/>
        </table:table-row>
        <table:table-row table:style-name="ro1">
          <table:table-cell table:style-name="ce62"/>
          <table:table-cell table:style-name="ce49"/>
          <table:table-cell table:style-name="ce44" table:formula="of:=[M_Acu_NA.C8]" office:value-type="string" office:string-value="Alemania" calcext:value-type="string">
            <text:p>Alemania</text:p>
          </table:table-cell>
          <table:table-cell table:style-name="ce44" table:formula="of:=[M_Acu_NA.D8]" office:value-type="string" office:string-value="Austria" calcext:value-type="string">
            <text:p>Austria</text:p>
          </table:table-cell>
          <table:table-cell table:style-name="ce44" table:formula="of:=[M_Acu_NA.E8]" office:value-type="string" office:string-value="Bélgica" calcext:value-type="string">
            <text:p>Bélgica</text:p>
          </table:table-cell>
          <table:table-cell table:style-name="ce44" table:formula="of:=[M_Acu_NA.F8]" office:value-type="string" office:string-value="Dinamarca" calcext:value-type="string">
            <text:p>Dinamarca</text:p>
          </table:table-cell>
          <table:table-cell table:style-name="ce44" table:formula="of:=[M_Acu_NA.G8]" office:value-type="string" office:string-value="España" calcext:value-type="string">
            <text:p>España</text:p>
          </table:table-cell>
          <table:table-cell table:style-name="ce44" table:formula="of:=[M_Acu_NA.H8]" office:value-type="string" office:string-value="Francia" calcext:value-type="string">
            <text:p>Francia</text:p>
          </table:table-cell>
          <table:table-cell table:style-name="ce44" table:formula="of:=[M_Acu_NA.I8]" office:value-type="string" office:string-value="Holanda" calcext:value-type="string">
            <text:p>Holanda</text:p>
          </table:table-cell>
          <table:table-cell table:style-name="ce44" table:formula="of:=[M_Acu_NA.J8]" office:value-type="string" office:string-value="Italia" calcext:value-type="string">
            <text:p>Italia</text:p>
          </table:table-cell>
          <table:table-cell table:style-name="ce44" table:formula="of:=[M_Acu_NA.K8]" office:value-type="string" office:string-value="Irlanda" calcext:value-type="string">
            <text:p>Irlanda</text:p>
          </table:table-cell>
          <table:table-cell table:style-name="ce44" table:formula="of:=[M_Acu_NA.L8]" office:value-type="string" office:string-value="Luxemburgo" calcext:value-type="string">
            <text:p>Luxemburgo</text:p>
          </table:table-cell>
          <table:table-cell table:style-name="ce44" table:formula="of:=[M_Acu_NA.M8]" office:value-type="string" office:string-value="Portugal" calcext:value-type="string">
            <text:p>Portugal</text:p>
          </table:table-cell>
          <table:table-cell table:style-name="ce44" table:formula="of:=[M_Acu_NA.N8]" office:value-type="string" office:string-value="Reino Unido" calcext:value-type="string">
            <text:p>Reino Unido</text:p>
          </table:table-cell>
          <table:table-cell table:style-name="ce44" table:formula="of:=[M_Acu_NA.O8]" office:value-type="string" office:string-value="Suecia" calcext:value-type="string">
            <text:p>Suecia</text:p>
          </table:table-cell>
          <table:table-cell table:style-name="ce44" table:formula="of:=[M_Acu_NA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Acu_NA.B9]" office:value-type="date" office:date-value="2020-02-20" calcext:value-type="date">
            <text:p>20/02</text:p>
          </table:table-cell>
          <table:table-cell table:style-name="ce42"/>
          <table:table-cell table:number-columns-repeated="13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style-name="ce42"/>
          <table:table-cell table:number-columns-repeated="4"/>
          <table:table-cell table:formula="of:=[M_Acu_NA.H10]-[M_Acu_NA.H9]" office:value-type="float" office:value="1" calcext:value-type="float">
            <text:p>1</text:p>
          </table:table-cell>
          <table:table-cell/>
          <table:table-cell table:formula="of:=[M_Acu_NA.J10]-[M_Acu_NA.J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style-name="ce42"/>
          <table:table-cell table:number-columns-repeated="4"/>
          <table:table-cell table:formula="of:=[M_Acu_NA.H11]-[M_Acu_NA.H10]" office:value-type="float" office:value="0" calcext:value-type="float">
            <text:p>0</text:p>
          </table:table-cell>
          <table:table-cell/>
          <table:table-cell table:formula="of:=[M_Acu_NA.J11]-[M_Acu_NA.J10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style-name="ce42"/>
          <table:table-cell table:number-columns-repeated="4"/>
          <table:table-cell table:formula="of:=[M_Acu_NA.H12]-[M_Acu_NA.H11]" office:value-type="float" office:value="0" calcext:value-type="float">
            <text:p>0</text:p>
          </table:table-cell>
          <table:table-cell/>
          <table:table-cell table:formula="of:=[M_Acu_NA.J12]-[M_Acu_NA.J1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61" table:formula="of:=[M_Acu_NA.A13]" office:value-type="string" office:string-value="L" calcext:value-type="string">
            <text:p>L</text:p>
          </table:table-cell>
          <table:table-cell table:style-name="ce50" table:formula="of:=[M_Acu_NA.B13]" office:value-type="date" office:date-value="2020-02-24" calcext:value-type="date">
            <text:p>24/02</text:p>
          </table:table-cell>
          <table:table-cell table:style-name="ce43" table:number-columns-repeated="5"/>
          <table:table-cell table:style-name="ce43" table:formula="of:=[M_Acu_NA.H13]-[M_Acu_NA.H12]" office:value-type="float" office:value="0" calcext:value-type="float">
            <text:p>0</text:p>
          </table:table-cell>
          <table:table-cell table:style-name="ce43"/>
          <table:table-cell table:style-name="ce43" table:formula="of:=[M_Acu_NA.J13]-[M_Acu_NA.J12]" office:value-type="float" office:value="4" calcext:value-type="float">
            <text:p>4</text:p>
          </table:table-cell>
          <table:table-cell table:style-name="ce43" table:number-columns-repeated="6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5"/>
          <table:table-cell table:formula="of:=[M_Acu_NA.H14]-[M_Acu_NA.H13]" office:value-type="float" office:value="0" calcext:value-type="float">
            <text:p>0</text:p>
          </table:table-cell>
          <table:table-cell/>
          <table:table-cell table:formula="of:=[M_Acu_NA.J14]-[M_Acu_NA.J13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5"/>
          <table:table-cell table:formula="of:=[M_Acu_NA.H15]-[M_Acu_NA.H14]" office:value-type="float" office:value="1" calcext:value-type="float">
            <text:p>1</text:p>
          </table:table-cell>
          <table:table-cell/>
          <table:table-cell table:formula="of:=[M_Acu_NA.J15]-[M_Acu_NA.J1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5"/>
          <table:table-cell table:formula="of:=[M_Acu_NA.H16]-[M_Acu_NA.H15]" office:value-type="float" office:value="0" calcext:value-type="float">
            <text:p>0</text:p>
          </table:table-cell>
          <table:table-cell/>
          <table:table-cell table:formula="of:=[M_Acu_NA.J16]-[M_Acu_NA.J1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5"/>
          <table:table-cell table:formula="of:=[M_Acu_NA.H17]-[M_Acu_NA.H16]" office:value-type="float" office:value="0" calcext:value-type="float">
            <text:p>0</text:p>
          </table:table-cell>
          <table:table-cell/>
          <table:table-cell table:formula="of:=[M_Acu_NA.J17]-[M_Acu_NA.J16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5"/>
          <table:table-cell table:formula="of:=[M_Acu_NA.H18]-[M_Acu_NA.H17]" office:value-type="float" office:value="0" calcext:value-type="float">
            <text:p>0</text:p>
          </table:table-cell>
          <table:table-cell/>
          <table:table-cell table:formula="of:=[M_Acu_NA.J18]-[M_Acu_NA.J1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62"/>
          <table:table-cell table:style-name="ce52" table:formula="of:=[M_Acu_NA.B19]" office:value-type="date" office:date-value="2020-03-01" calcext:value-type="date">
            <text:p>01/03</text:p>
          </table:table-cell>
          <table:table-cell table:style-name="ce44" table:number-columns-repeated="5"/>
          <table:table-cell table:style-name="ce44" table:formula="of:=[M_Acu_NA.H19]-[M_Acu_NA.H18]" office:value-type="float" office:value="0" calcext:value-type="float">
            <text:p>0</text:p>
          </table:table-cell>
          <table:table-cell table:style-name="ce44"/>
          <table:table-cell table:style-name="ce44" table:formula="of:=[M_Acu_NA.J19]-[M_Acu_NA.J18]" office:value-type="float" office:value="5" calcext:value-type="float">
            <text:p>5</text:p>
          </table:table-cell>
          <table:table-cell table:style-name="ce44" table:number-columns-repeated="6"/>
        </table:table-row>
        <table:table-row table:style-name="ro1">
          <table:table-cell table:style-name="ce63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5"/>
          <table:table-cell table:formula="of:=[M_Acu_NA.H20]-[M_Acu_NA.H19]" office:value-type="float" office:value="1" calcext:value-type="float">
            <text:p>1</text:p>
          </table:table-cell>
          <table:table-cell/>
          <table:table-cell table:formula="of:=[M_Acu_NA.J20]-[M_Acu_NA.J19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5"/>
          <table:table-cell table:formula="of:=[M_Acu_NA.H21]-[M_Acu_NA.H20]" office:value-type="float" office:value="1" calcext:value-type="float">
            <text:p>1</text:p>
          </table:table-cell>
          <table:table-cell/>
          <table:table-cell table:formula="of:=[M_Acu_NA.J21]-[M_Acu_NA.J20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5"/>
          <table:table-cell table:formula="of:=[M_Acu_NA.H22]-[M_Acu_NA.H21]" office:value-type="float" office:value="0" calcext:value-type="float">
            <text:p>0</text:p>
          </table:table-cell>
          <table:table-cell/>
          <table:table-cell table:formula="of:=[M_Acu_NA.J22]-[M_Acu_NA.J21]"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formula="of:=[M_Acu_NA.G23]-[M_Acu_NA.G22]" office:value-type="float" office:value="2" calcext:value-type="float">
            <text:p>2</text:p>
          </table:table-cell>
          <table:table-cell table:formula="of:=[M_Acu_NA.H23]-[M_Acu_NA.H22]" office:value-type="float" office:value="3" calcext:value-type="float">
            <text:p>3</text:p>
          </table:table-cell>
          <table:table-cell/>
          <table:table-cell table:formula="of:=[M_Acu_NA.J23]-[M_Acu_NA.J22]" office:value-type="float" office:value="41" calcext:value-type="float">
            <text:p>41</text:p>
          </table:table-cell>
          <table:table-cell table:number-columns-repeated="3"/>
          <table:table-cell table:formula="of:=[M_Acu_NA.N23]-[M_Acu_NA.N22]" office:value-type="float" office:value="1" calcext:value-type="float">
            <text:p>1</text:p>
          </table:table-cell>
          <table:table-cell/>
          <table:table-cell table:formula="of:=[M_Acu_NA.P23]-[M_Acu_NA.P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formula="of:=[M_Acu_NA.G24]-[M_Acu_NA.G23]" office:value-type="float" office:value="2" calcext:value-type="float">
            <text:p>2</text:p>
          </table:table-cell>
          <table:table-cell table:formula="of:=[M_Acu_NA.H24]-[M_Acu_NA.H23]" office:value-type="float" office:value="2" calcext:value-type="float">
            <text:p>2</text:p>
          </table:table-cell>
          <table:table-cell table:formula="of:=[M_Acu_NA.I24]-[M_Acu_NA.I23]" office:value-type="float" office:value="1" calcext:value-type="float">
            <text:p>1</text:p>
          </table:table-cell>
          <table:table-cell table:formula="of:=[M_Acu_NA.J24]-[M_Acu_NA.J23]" office:value-type="float" office:value="49" calcext:value-type="float">
            <text:p>49</text:p>
          </table:table-cell>
          <table:table-cell table:number-columns-repeated="3"/>
          <table:table-cell table:formula="of:=[M_Acu_NA.N24]-[M_Acu_NA.N23]" office:value-type="float" office:value="1" calcext:value-type="float">
            <text:p>1</text:p>
          </table:table-cell>
          <table:table-cell/>
          <table:table-cell table:formula="of:=[M_Acu_NA.P24]-[M_Acu_NA.P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formula="of:=[M_Acu_NA.G25]-[M_Acu_NA.G24]" office:value-type="float" office:value="3" calcext:value-type="float">
            <text:p>3</text:p>
          </table:table-cell>
          <table:table-cell table:formula="of:=[M_Acu_NA.H25]-[M_Acu_NA.H24]" office:value-type="float" office:value="7" calcext:value-type="float">
            <text:p>7</text:p>
          </table:table-cell>
          <table:table-cell table:formula="of:=[M_Acu_NA.I25]-[M_Acu_NA.I24]" office:value-type="float" office:value="0" calcext:value-type="float">
            <text:p>0</text:p>
          </table:table-cell>
          <table:table-cell table:formula="of:=[M_Acu_NA.J25]-[M_Acu_NA.J24]" office:value-type="float" office:value="36" calcext:value-type="float">
            <text:p>36</text:p>
          </table:table-cell>
          <table:table-cell table:number-columns-repeated="3"/>
          <table:table-cell table:formula="of:=[M_Acu_NA.N25]-[M_Acu_NA.N24]" office:value-type="float" office:value="0" calcext:value-type="float">
            <text:p>0</text:p>
          </table:table-cell>
          <table:table-cell/>
          <table:table-cell table:formula="of:=[M_Acu_NA.P25]-[M_Acu_NA.P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formula="of:=[M_Acu_NA.G26]-[M_Acu_NA.G25]" office:value-type="float" office:value="2" calcext:value-type="float">
            <text:p>2</text:p>
          </table:table-cell>
          <table:table-cell table:formula="of:=[M_Acu_NA.H26]-[M_Acu_NA.H25]" office:value-type="float" office:value="3" calcext:value-type="float">
            <text:p>3</text:p>
          </table:table-cell>
          <table:table-cell table:formula="of:=[M_Acu_NA.I26]-[M_Acu_NA.I25]" office:value-type="float" office:value="2" calcext:value-type="float">
            <text:p>2</text:p>
          </table:table-cell>
          <table:table-cell table:formula="of:=[M_Acu_NA.J26]-[M_Acu_NA.J25]" office:value-type="float" office:value="133" calcext:value-type="float">
            <text:p>133</text:p>
          </table:table-cell>
          <table:table-cell table:number-columns-repeated="3"/>
          <table:table-cell table:formula="of:=[M_Acu_NA.N26]-[M_Acu_NA.N25]" office:value-type="float" office:value="1" calcext:value-type="float">
            <text:p>1</text:p>
          </table:table-cell>
          <table:table-cell/>
          <table:table-cell table:formula="of:=[M_Acu_NA.P26]-[M_Acu_NA.P25]" office:value-type="float" office:value="1" calcext:value-type="float">
            <text:p>1</text:p>
          </table:table-cell>
        </table:table-row>
        <table:table-row table:style-name="ro1">
          <table:table-cell table:style-name="ce61" table:formula="of:=[M_Acu_NA.A27]" office:value-type="string" office:string-value="L" calcext:value-type="string">
            <text:p>L</text:p>
          </table:table-cell>
          <table:table-cell table:style-name="ce50" table:formula="of:=[M_Acu_NA.B27]" office:value-type="date" office:date-value="2020-03-09" calcext:value-type="date">
            <text:p>09/03</text:p>
          </table:table-cell>
          <table:table-cell table:style-name="ce43" table:formula="of:=[M_Acu_NA.C27]-[M_Acu_NA.C26]" office:value-type="float" office:value="2" calcext:value-type="float">
            <text:p>2</text:p>
          </table:table-cell>
          <table:table-cell table:style-name="ce43" table:number-columns-repeated="3"/>
          <table:table-cell table:style-name="ce43" table:formula="of:=[M_Acu_NA.G27]-[M_Acu_NA.G26]" office:value-type="float" office:value="6" calcext:value-type="float">
            <text:p>6</text:p>
          </table:table-cell>
          <table:table-cell table:style-name="ce43" table:formula="of:=[M_Acu_NA.H27]-[M_Acu_NA.H26]" office:value-type="float" office:value="2" calcext:value-type="float">
            <text:p>2</text:p>
          </table:table-cell>
          <table:table-cell table:style-name="ce43" table:formula="of:=[M_Acu_NA.I27]-[M_Acu_NA.I26]" office:value-type="float" office:value="1" calcext:value-type="float">
            <text:p>1</text:p>
          </table:table-cell>
          <table:table-cell table:style-name="ce43" table:formula="of:=[M_Acu_NA.J27]-[M_Acu_NA.J26]" office:value-type="float" office:value="97" calcext:value-type="float">
            <text:p>97</text:p>
          </table:table-cell>
          <table:table-cell table:style-name="ce43" table:number-columns-repeated="3"/>
          <table:table-cell table:style-name="ce43" table:formula="of:=[M_Acu_NA.N27]-[M_Acu_NA.N26]" office:value-type="float" office:value="2" calcext:value-type="float">
            <text:p>2</text:p>
          </table:table-cell>
          <table:table-cell table:style-name="ce43"/>
          <table:table-cell table:style-name="ce43" table:formula="of:=[M_Acu_NA.P27]-[M_Acu_NA.P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-[M_Acu_NA.C27]" office:value-type="float" office:value="0" calcext:value-type="float">
            <text:p>0</text:p>
          </table:table-cell>
          <table:table-cell/>
          <table:table-cell table:formula="of:=[M_Acu_NA.E28]-[M_Acu_NA.E27]" office:value-type="float" office:value="1" calcext:value-type="float">
            <text:p>1</text:p>
          </table:table-cell>
          <table:table-cell/>
          <table:table-cell table:formula="of:=[M_Acu_NA.G28]-[M_Acu_NA.G27]" office:value-type="float" office:value="19" calcext:value-type="float">
            <text:p>19</text:p>
          </table:table-cell>
          <table:table-cell table:formula="of:=[M_Acu_NA.H28]-[M_Acu_NA.H27]" office:value-type="float" office:value="9" calcext:value-type="float">
            <text:p>9</text:p>
          </table:table-cell>
          <table:table-cell table:formula="of:=[M_Acu_NA.I28]-[M_Acu_NA.I27]" office:value-type="float" office:value="0" calcext:value-type="float">
            <text:p>0</text:p>
          </table:table-cell>
          <table:table-cell table:formula="of:=[M_Acu_NA.J28]-[M_Acu_NA.J27]" office:value-type="float" office:value="168" calcext:value-type="float">
            <text:p>168</text:p>
          </table:table-cell>
          <table:table-cell table:number-columns-repeated="3"/>
          <table:table-cell table:formula="of:=[M_Acu_NA.N28]-[M_Acu_NA.N27]" office:value-type="float" office:value="1" calcext:value-type="float">
            <text:p>1</text:p>
          </table:table-cell>
          <table:table-cell/>
          <table:table-cell table:formula="of:=[M_Acu_NA.P28]-[M_Acu_NA.P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-[M_Acu_NA.C28]" office:value-type="float" office:value="1" calcext:value-type="float">
            <text:p>1</text:p>
          </table:table-cell>
          <table:table-cell/>
          <table:table-cell table:formula="of:=[M_Acu_NA.E29]-[M_Acu_NA.E28]" office:value-type="float" office:value="2" calcext:value-type="float">
            <text:p>2</text:p>
          </table:table-cell>
          <table:table-cell/>
          <table:table-cell table:formula="of:=[M_Acu_NA.G29]-[M_Acu_NA.G28]" office:value-type="float" office:value="12" calcext:value-type="float">
            <text:p>12</text:p>
          </table:table-cell>
          <table:table-cell table:formula="of:=[M_Acu_NA.H29]-[M_Acu_NA.H28]" office:value-type="float" office:value="18" calcext:value-type="float">
            <text:p>18</text:p>
          </table:table-cell>
          <table:table-cell table:formula="of:=[M_Acu_NA.I29]-[M_Acu_NA.I28]" office:value-type="float" office:value="1" calcext:value-type="float">
            <text:p>1</text:p>
          </table:table-cell>
          <table:table-cell table:formula="of:=[M_Acu_NA.J29]-[M_Acu_NA.J28]" office:value-type="float" office:value="196" calcext:value-type="float">
            <text:p>196</text:p>
          </table:table-cell>
          <table:table-cell table:formula="of:=[M_Acu_NA.K29]-[M_Acu_NA.K28]" office:value-type="float" office:value="1" calcext:value-type="float">
            <text:p>1</text:p>
          </table:table-cell>
          <table:table-cell table:number-columns-repeated="2"/>
          <table:table-cell table:formula="of:=[M_Acu_NA.N29]-[M_Acu_NA.N28]" office:value-type="float" office:value="2" calcext:value-type="float">
            <text:p>2</text:p>
          </table:table-cell>
          <table:table-cell table:formula="of:=[M_Acu_NA.O29]-[M_Acu_NA.O28]" office:value-type="float" office:value="1" calcext:value-type="float">
            <text:p>1</text:p>
          </table:table-cell>
          <table:table-cell table:formula="of:=[M_Acu_NA.P29]-[M_Acu_NA.P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-[M_Acu_NA.C29]" office:value-type="float" office:value="2" calcext:value-type="float">
            <text:p>2</text:p>
          </table:table-cell>
          <table:table-cell table:formula="of:=[M_Acu_NA.D30]-[M_Acu_NA.D29]" office:value-type="float" office:value="1" calcext:value-type="float">
            <text:p>1</text:p>
          </table:table-cell>
          <table:table-cell table:formula="of:=[M_Acu_NA.E30]-[M_Acu_NA.E29]" office:value-type="float" office:value="0" calcext:value-type="float">
            <text:p>0</text:p>
          </table:table-cell>
          <table:table-cell table:formula="of:=[M_Acu_NA.F30]-[M_Acu_NA.F29]" office:value-type="float" office:value="1" calcext:value-type="float">
            <text:p>1</text:p>
          </table:table-cell>
          <table:table-cell table:formula="of:=[M_Acu_NA.G30]-[M_Acu_NA.G29]" office:value-type="float" office:value="37" calcext:value-type="float">
            <text:p>37</text:p>
          </table:table-cell>
          <table:table-cell table:formula="of:=[M_Acu_NA.H30]-[M_Acu_NA.H29]" office:value-type="float" office:value="13" calcext:value-type="float">
            <text:p>13</text:p>
          </table:table-cell>
          <table:table-cell table:formula="of:=[M_Acu_NA.I30]-[M_Acu_NA.I29]" office:value-type="float" office:value="0" calcext:value-type="float">
            <text:p>0</text:p>
          </table:table-cell>
          <table:table-cell table:formula="of:=[M_Acu_NA.J30]-[M_Acu_NA.J29]" office:value-type="float" office:value="189" calcext:value-type="float">
            <text:p>189</text:p>
          </table:table-cell>
          <table:table-cell table:formula="of:=[M_Acu_NA.K30]-[M_Acu_NA.K29]" office:value-type="float" office:value="0" calcext:value-type="float">
            <text:p>0</text:p>
          </table:table-cell>
          <table:table-cell table:number-columns-repeated="2"/>
          <table:table-cell table:formula="of:=[M_Acu_NA.N30]-[M_Acu_NA.N29]" office:value-type="float" office:value="0" calcext:value-type="float">
            <text:p>0</text:p>
          </table:table-cell>
          <table:table-cell table:formula="of:=[M_Acu_NA.O30]-[M_Acu_NA.O29]" office:value-type="float" office:value="0" calcext:value-type="float">
            <text:p>0</text:p>
          </table:table-cell>
          <table:table-cell table:formula="of:=[M_Acu_NA.P30]-[M_Acu_NA.P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-[M_Acu_NA.C30]" office:value-type="float" office:value="3" calcext:value-type="float">
            <text:p>3</text:p>
          </table:table-cell>
          <table:table-cell table:formula="of:=[M_Acu_NA.D31]-[M_Acu_NA.D30]" office:value-type="float" office:value="0" calcext:value-type="float">
            <text:p>0</text:p>
          </table:table-cell>
          <table:table-cell table:formula="of:=[M_Acu_NA.E31]-[M_Acu_NA.E30]" office:value-type="float" office:value="0" calcext:value-type="float">
            <text:p>0</text:p>
          </table:table-cell>
          <table:table-cell table:formula="of:=[M_Acu_NA.F31]-[M_Acu_NA.F30]" office:value-type="float" office:value="0" calcext:value-type="float">
            <text:p>0</text:p>
          </table:table-cell>
          <table:table-cell table:formula="of:=[M_Acu_NA.G31]-[M_Acu_NA.G30]" office:value-type="float" office:value="34" calcext:value-type="float">
            <text:p>34</text:p>
          </table:table-cell>
          <table:table-cell table:formula="of:=[M_Acu_NA.H31]-[M_Acu_NA.H30]" office:value-type="float" office:value="18" calcext:value-type="float">
            <text:p>18</text:p>
          </table:table-cell>
          <table:table-cell table:formula="of:=[M_Acu_NA.I31]-[M_Acu_NA.I30]" office:value-type="float" office:value="5" calcext:value-type="float">
            <text:p>5</text:p>
          </table:table-cell>
          <table:table-cell table:formula="of:=[M_Acu_NA.J31]-[M_Acu_NA.J30]" office:value-type="float" office:value="250" calcext:value-type="float">
            <text:p>250</text:p>
          </table:table-cell>
          <table:table-cell table:formula="of:=[M_Acu_NA.K31]-[M_Acu_NA.K30]" office:value-type="float" office:value="0" calcext:value-type="float">
            <text:p>0</text:p>
          </table:table-cell>
          <table:table-cell table:formula="of:=[M_Acu_NA.L31]-[M_Acu_NA.L30]" office:value-type="float" office:value="1" calcext:value-type="float">
            <text:p>1</text:p>
          </table:table-cell>
          <table:table-cell/>
          <table:table-cell table:formula="of:=[M_Acu_NA.N31]-[M_Acu_NA.N30]" office:value-type="float" office:value="2" calcext:value-type="float">
            <text:p>2</text:p>
          </table:table-cell>
          <table:table-cell table:formula="of:=[M_Acu_NA.O31]-[M_Acu_NA.O30]" office:value-type="float" office:value="1" calcext:value-type="float">
            <text:p>1</text:p>
          </table:table-cell>
          <table:table-cell table:formula="of:=[M_Acu_NA.P31]-[M_Acu_NA.P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-[M_Acu_NA.C31]" office:value-type="float" office:value="0" calcext:value-type="float">
            <text:p>0</text:p>
          </table:table-cell>
          <table:table-cell table:formula="of:=[M_Acu_NA.D32]-[M_Acu_NA.D31]" office:value-type="float" office:value="0" calcext:value-type="float">
            <text:p>0</text:p>
          </table:table-cell>
          <table:table-cell table:formula="of:=[M_Acu_NA.E32]-[M_Acu_NA.E31]" office:value-type="float" office:value="1" calcext:value-type="float">
            <text:p>1</text:p>
          </table:table-cell>
          <table:table-cell table:formula="of:=[M_Acu_NA.F32]-[M_Acu_NA.F31]" office:value-type="float" office:value="1" calcext:value-type="float">
            <text:p>1</text:p>
          </table:table-cell>
          <table:table-cell table:formula="of:=[M_Acu_NA.G32]-[M_Acu_NA.G31]" office:value-type="float" office:value="18" calcext:value-type="float">
            <text:p>18</text:p>
          </table:table-cell>
          <table:table-cell table:formula="of:=[M_Acu_NA.H32]-[M_Acu_NA.H31]" office:value-type="float" office:value="12" calcext:value-type="float">
            <text:p>12</text:p>
          </table:table-cell>
          <table:table-cell table:formula="of:=[M_Acu_NA.I32]-[M_Acu_NA.I31]" office:value-type="float" office:value="2" calcext:value-type="float">
            <text:p>2</text:p>
          </table:table-cell>
          <table:table-cell table:formula="of:=[M_Acu_NA.J32]-[M_Acu_NA.J31]" office:value-type="float" office:value="175" calcext:value-type="float">
            <text:p>175</text:p>
          </table:table-cell>
          <table:table-cell table:formula="of:=[M_Acu_NA.K32]-[M_Acu_NA.K31]" office:value-type="float" office:value="1" calcext:value-type="float">
            <text:p>1</text:p>
          </table:table-cell>
          <table:table-cell table:formula="of:=[M_Acu_NA.L32]-[M_Acu_NA.L31]" office:value-type="float" office:value="0" calcext:value-type="float">
            <text:p>0</text:p>
          </table:table-cell>
          <table:table-cell/>
          <table:table-cell table:formula="of:=[M_Acu_NA.N32]-[M_Acu_NA.N31]" office:value-type="float" office:value="11" calcext:value-type="float">
            <text:p>11</text:p>
          </table:table-cell>
          <table:table-cell table:formula="of:=[M_Acu_NA.O32]-[M_Acu_NA.O31]" office:value-type="float" office:value="1" calcext:value-type="float">
            <text:p>1</text:p>
          </table:table-cell>
          <table:table-cell table:formula="of:=[M_Acu_NA.P32]-[M_Acu_NA.P31]" office:value-type="float" office:value="4" calcext:value-type="float">
            <text:p>4</text:p>
          </table:table-cell>
        </table:table-row>
        <table:table-row table:style-name="ro1">
          <table:table-cell table:style-name="ce62"/>
          <table:table-cell table:style-name="ce52" table:formula="of:=[M_Acu_NA.B33]" office:value-type="date" office:date-value="2020-03-15" calcext:value-type="date">
            <text:p>15/03</text:p>
          </table:table-cell>
          <table:table-cell table:style-name="ce44" table:formula="of:=[M_Acu_NA.C33]-[M_Acu_NA.C32]" office:value-type="float" office:value="4" calcext:value-type="float">
            <text:p>4</text:p>
          </table:table-cell>
          <table:table-cell table:style-name="ce44" table:formula="of:=[M_Acu_NA.D33]-[M_Acu_NA.D32]" office:value-type="float" office:value="0" calcext:value-type="float">
            <text:p>0</text:p>
          </table:table-cell>
          <table:table-cell table:style-name="ce44" table:formula="of:=[M_Acu_NA.E33]-[M_Acu_NA.E32]" office:value-type="float" office:value="0" calcext:value-type="float">
            <text:p>0</text:p>
          </table:table-cell>
          <table:table-cell table:style-name="ce44" table:formula="of:=[M_Acu_NA.F33]-[M_Acu_NA.F32]" office:value-type="float" office:value="2" calcext:value-type="float">
            <text:p>2</text:p>
          </table:table-cell>
          <table:table-cell table:style-name="ce44" table:formula="of:=[M_Acu_NA.G33]-[M_Acu_NA.G32]" office:value-type="float" office:value="152" calcext:value-type="float">
            <text:p>152</text:p>
          </table:table-cell>
          <table:table-cell table:style-name="ce44" table:formula="of:=[M_Acu_NA.H33]-[M_Acu_NA.H32]" office:value-type="float" office:value="29" calcext:value-type="float">
            <text:p>29</text:p>
          </table:table-cell>
          <table:table-cell table:style-name="ce44" table:formula="of:=[M_Acu_NA.I33]-[M_Acu_NA.I32]" office:value-type="float" office:value="8" calcext:value-type="float">
            <text:p>8</text:p>
          </table:table-cell>
          <table:table-cell table:style-name="ce44" table:formula="of:=[M_Acu_NA.J33]-[M_Acu_NA.J32]" office:value-type="float" office:value="368" calcext:value-type="float">
            <text:p>368</text:p>
          </table:table-cell>
          <table:table-cell table:style-name="ce44" table:formula="of:=[M_Acu_NA.K33]-[M_Acu_NA.K32]" office:value-type="float" office:value="0" calcext:value-type="float">
            <text:p>0</text:p>
          </table:table-cell>
          <table:table-cell table:style-name="ce44" table:formula="of:=[M_Acu_NA.L33]-[M_Acu_NA.L32]" office:value-type="float" office:value="0" calcext:value-type="float">
            <text:p>0</text:p>
          </table:table-cell>
          <table:table-cell table:style-name="ce44"/>
          <table:table-cell table:style-name="ce44" table:formula="of:=[M_Acu_NA.N33]-[M_Acu_NA.N32]" office:value-type="float" office:value="14" calcext:value-type="float">
            <text:p>14</text:p>
          </table:table-cell>
          <table:table-cell table:style-name="ce44" table:formula="of:=[M_Acu_NA.O33]-[M_Acu_NA.O32]" office:value-type="float" office:value="2" calcext:value-type="float">
            <text:p>2</text:p>
          </table:table-cell>
          <table:table-cell table:style-name="ce44" table:formula="of:=[M_Acu_NA.P33]-[M_Acu_NA.P32]" office:value-type="float" office:value="6" calcext:value-type="float">
            <text:p>6</text:p>
          </table:table-cell>
        </table:table-row>
        <table:table-row table:style-name="ro1">
          <table:table-cell table:style-name="ce63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-[M_Acu_NA.C33]" office:value-type="float" office:value="0" calcext:value-type="float">
            <text:p>0</text:p>
          </table:table-cell>
          <table:table-cell table:formula="of:=[M_Acu_NA.D34]-[M_Acu_NA.D33]" office:value-type="float" office:value="2" calcext:value-type="float">
            <text:p>2</text:p>
          </table:table-cell>
          <table:table-cell table:formula="of:=[M_Acu_NA.E34]-[M_Acu_NA.E33]" office:value-type="float" office:value="1" calcext:value-type="float">
            <text:p>1</text:p>
          </table:table-cell>
          <table:table-cell table:formula="of:=[M_Acu_NA.F34]-[M_Acu_NA.F33]" office:value-type="float" office:value="1" calcext:value-type="float">
            <text:p>1</text:p>
          </table:table-cell>
          <table:table-cell table:formula="of:=[M_Acu_NA.G34]-[M_Acu_NA.G33]" office:value-type="float" office:value="21" calcext:value-type="float">
            <text:p>21</text:p>
          </table:table-cell>
          <table:table-cell table:formula="of:=[M_Acu_NA.H34]-[M_Acu_NA.H33]" office:value-type="float" office:value="28" calcext:value-type="float">
            <text:p>28</text:p>
          </table:table-cell>
          <table:table-cell table:formula="of:=[M_Acu_NA.I34]-[M_Acu_NA.I33]" office:value-type="float" office:value="4" calcext:value-type="float">
            <text:p>4</text:p>
          </table:table-cell>
          <table:table-cell table:formula="of:=[M_Acu_NA.J34]-[M_Acu_NA.J33]" office:value-type="float" office:value="349" calcext:value-type="float">
            <text:p>349</text:p>
          </table:table-cell>
          <table:table-cell table:formula="of:=[M_Acu_NA.K34]-[M_Acu_NA.K33]" office:value-type="float" office:value="0" calcext:value-type="float">
            <text:p>0</text:p>
          </table:table-cell>
          <table:table-cell table:formula="of:=[M_Acu_NA.L34]-[M_Acu_NA.L33]" office:value-type="float" office:value="0" calcext:value-type="float">
            <text:p>0</text:p>
          </table:table-cell>
          <table:table-cell table:formula="of:=[M_Acu_NA.M34]-[M_Acu_NA.M33]" office:value-type="float" office:value="1" calcext:value-type="float">
            <text:p>1</text:p>
          </table:table-cell>
          <table:table-cell table:formula="of:=[M_Acu_NA.N34]-[M_Acu_NA.N33]" office:value-type="float" office:value="20" calcext:value-type="float">
            <text:p>20</text:p>
          </table:table-cell>
          <table:table-cell table:formula="of:=[M_Acu_NA.O34]-[M_Acu_NA.O33]" office:value-type="float" office:value="2" calcext:value-type="float">
            <text:p>2</text:p>
          </table:table-cell>
          <table:table-cell table:formula="of:=[M_Acu_NA.P34]-[M_Acu_NA.P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-[M_Acu_NA.C34]" office:value-type="float" office:value="0" calcext:value-type="float">
            <text:p>0</text:p>
          </table:table-cell>
          <table:table-cell table:formula="of:=[M_Acu_NA.D35]-[M_Acu_NA.D34]" office:value-type="float" office:value="0" calcext:value-type="float">
            <text:p>0</text:p>
          </table:table-cell>
          <table:table-cell table:formula="of:=[M_Acu_NA.E35]-[M_Acu_NA.E34]" office:value-type="float" office:value="0" calcext:value-type="float">
            <text:p>0</text:p>
          </table:table-cell>
          <table:table-cell table:formula="of:=[M_Acu_NA.F35]-[M_Acu_NA.F34]" office:value-type="float" office:value="1" calcext:value-type="float">
            <text:p>1</text:p>
          </table:table-cell>
          <table:table-cell table:formula="of:=[M_Acu_NA.G35]-[M_Acu_NA.G34]" office:value-type="float" office:value="182" calcext:value-type="float">
            <text:p>182</text:p>
          </table:table-cell>
          <table:table-cell table:formula="of:=[M_Acu_NA.H35]-[M_Acu_NA.H34]" office:value-type="float" office:value="27" calcext:value-type="float">
            <text:p>27</text:p>
          </table:table-cell>
          <table:table-cell table:formula="of:=[M_Acu_NA.I35]-[M_Acu_NA.I34]" office:value-type="float" office:value="19" calcext:value-type="float">
            <text:p>19</text:p>
          </table:table-cell>
          <table:table-cell table:formula="of:=[M_Acu_NA.J35]-[M_Acu_NA.J34]" office:value-type="float" office:value="345" calcext:value-type="float">
            <text:p>345</text:p>
          </table:table-cell>
          <table:table-cell table:formula="of:=[M_Acu_NA.K35]-[M_Acu_NA.K34]" office:value-type="float" office:value="0" calcext:value-type="float">
            <text:p>0</text:p>
          </table:table-cell>
          <table:table-cell table:formula="of:=[M_Acu_NA.L35]-[M_Acu_NA.L34]" office:value-type="float" office:value="0" calcext:value-type="float">
            <text:p>0</text:p>
          </table:table-cell>
          <table:table-cell table:formula="of:=[M_Acu_NA.M35]-[M_Acu_NA.M34]" office:value-type="float" office:value="0" calcext:value-type="float">
            <text:p>0</text:p>
          </table:table-cell>
          <table:table-cell table:formula="of:=[M_Acu_NA.N35]-[M_Acu_NA.N34]" office:value-type="float" office:value="16" calcext:value-type="float">
            <text:p>16</text:p>
          </table:table-cell>
          <table:table-cell table:formula="of:=[M_Acu_NA.O35]-[M_Acu_NA.O34]" office:value-type="float" office:value="1" calcext:value-type="float">
            <text:p>1</text:p>
          </table:table-cell>
          <table:table-cell table:formula="of:=[M_Acu_NA.P35]-[M_Acu_NA.P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-[M_Acu_NA.C35]" office:value-type="float" office:value="0" calcext:value-type="float">
            <text:p>0</text:p>
          </table:table-cell>
          <table:table-cell table:formula="of:=[M_Acu_NA.D36]-[M_Acu_NA.D35]" office:value-type="float" office:value="1" calcext:value-type="float">
            <text:p>1</text:p>
          </table:table-cell>
          <table:table-cell table:formula="of:=[M_Acu_NA.E36]-[M_Acu_NA.E35]" office:value-type="float" office:value="9" calcext:value-type="float">
            <text:p>9</text:p>
          </table:table-cell>
          <table:table-cell table:formula="of:=[M_Acu_NA.F36]-[M_Acu_NA.F35]" office:value-type="float" office:value="3" calcext:value-type="float">
            <text:p>3</text:p>
          </table:table-cell>
          <table:table-cell table:formula="of:=[M_Acu_NA.G36]-[M_Acu_NA.G35]" office:value-type="float" office:value="107" calcext:value-type="float">
            <text:p>107</text:p>
          </table:table-cell>
          <table:table-cell table:formula="of:=[M_Acu_NA.H36]-[M_Acu_NA.H35]" office:value-type="float" office:value="69" calcext:value-type="float">
            <text:p>69</text:p>
          </table:table-cell>
          <table:table-cell table:formula="of:=[M_Acu_NA.I36]-[M_Acu_NA.I35]" office:value-type="float" office:value="15" calcext:value-type="float">
            <text:p>15</text:p>
          </table:table-cell>
          <table:table-cell table:formula="of:=[M_Acu_NA.J36]-[M_Acu_NA.J35]" office:value-type="float" office:value="475" calcext:value-type="float">
            <text:p>475</text:p>
          </table:table-cell>
          <table:table-cell table:formula="of:=[M_Acu_NA.K36]-[M_Acu_NA.K35]" office:value-type="float" office:value="0" calcext:value-type="float">
            <text:p>0</text:p>
          </table:table-cell>
          <table:table-cell table:formula="of:=[M_Acu_NA.L36]-[M_Acu_NA.L35]" office:value-type="float" office:value="1" calcext:value-type="float">
            <text:p>1</text:p>
          </table:table-cell>
          <table:table-cell table:formula="of:=[M_Acu_NA.M36]-[M_Acu_NA.M35]" office:value-type="float" office:value="1" calcext:value-type="float">
            <text:p>1</text:p>
          </table:table-cell>
          <table:table-cell table:formula="of:=[M_Acu_NA.N36]-[M_Acu_NA.N35]" office:value-type="float" office:value="32" calcext:value-type="float">
            <text:p>32</text:p>
          </table:table-cell>
          <table:table-cell table:formula="of:=[M_Acu_NA.O36]-[M_Acu_NA.O35]" office:value-type="float" office:value="6" calcext:value-type="float">
            <text:p>6</text:p>
          </table:table-cell>
          <table:table-cell table:formula="of:=[M_Acu_NA.P36]-[M_Acu_NA.P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-[M_Acu_NA.C36]" office:value-type="float" office:value="8" calcext:value-type="float">
            <text:p>8</text:p>
          </table:table-cell>
          <table:table-cell table:formula="of:=[M_Acu_NA.D37]-[M_Acu_NA.D36]" office:value-type="float" office:value="2" calcext:value-type="float">
            <text:p>2</text:p>
          </table:table-cell>
          <table:table-cell table:formula="of:=[M_Acu_NA.E37]-[M_Acu_NA.E36]" office:value-type="float" office:value="7" calcext:value-type="float">
            <text:p>7</text:p>
          </table:table-cell>
          <table:table-cell table:formula="of:=[M_Acu_NA.F37]-[M_Acu_NA.F36]" office:value-type="float" office:value="5" calcext:value-type="float">
            <text:p>5</text:p>
          </table:table-cell>
          <table:table-cell table:formula="of:=[M_Acu_NA.G37]-[M_Acu_NA.G36]" office:value-type="float" office:value="169" calcext:value-type="float">
            <text:p>169</text:p>
          </table:table-cell>
          <table:table-cell table:formula="of:=[M_Acu_NA.H37]-[M_Acu_NA.H36]" office:value-type="float" office:value="128" calcext:value-type="float">
            <text:p>128</text:p>
          </table:table-cell>
          <table:table-cell table:formula="of:=[M_Acu_NA.I37]-[M_Acu_NA.I36]" office:value-type="float" office:value="18" calcext:value-type="float">
            <text:p>18</text:p>
          </table:table-cell>
          <table:table-cell table:formula="of:=[M_Acu_NA.J37]-[M_Acu_NA.J36]" office:value-type="float" office:value="427" calcext:value-type="float">
            <text:p>427</text:p>
          </table:table-cell>
          <table:table-cell table:formula="of:=[M_Acu_NA.K37]-[M_Acu_NA.K36]" office:value-type="float" office:value="1" calcext:value-type="float">
            <text:p>1</text:p>
          </table:table-cell>
          <table:table-cell table:formula="of:=[M_Acu_NA.L37]-[M_Acu_NA.L36]" office:value-type="float" office:value="2" calcext:value-type="float">
            <text:p>2</text:p>
          </table:table-cell>
          <table:table-cell table:formula="of:=[M_Acu_NA.M37]-[M_Acu_NA.M36]" office:value-type="float" office:value="1" calcext:value-type="float">
            <text:p>1</text:p>
          </table:table-cell>
          <table:table-cell table:formula="of:=[M_Acu_NA.N37]-[M_Acu_NA.N36]" office:value-type="float" office:value="41" calcext:value-type="float">
            <text:p>41</text:p>
          </table:table-cell>
          <table:table-cell table:formula="of:=[M_Acu_NA.O37]-[M_Acu_NA.O36]" office:value-type="float" office:value="7" calcext:value-type="float">
            <text:p>7</text:p>
          </table:table-cell>
          <table:table-cell table:formula="of:=[M_Acu_NA.P37]-[M_Acu_NA.P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-[M_Acu_NA.C37]" office:value-type="float" office:value="11" calcext:value-type="float">
            <text:p>11</text:p>
          </table:table-cell>
          <table:table-cell table:formula="of:=[M_Acu_NA.D38]-[M_Acu_NA.D37]" office:value-type="float" office:value="0" calcext:value-type="float">
            <text:p>0</text:p>
          </table:table-cell>
          <table:table-cell table:formula="of:=[M_Acu_NA.E38]-[M_Acu_NA.E37]" office:value-type="float" office:value="16" calcext:value-type="float">
            <text:p>16</text:p>
          </table:table-cell>
          <table:table-cell table:formula="of:=[M_Acu_NA.F38]-[M_Acu_NA.F37]" office:value-type="float" office:value="4" calcext:value-type="float">
            <text:p>4</text:p>
          </table:table-cell>
          <table:table-cell table:formula="of:=[M_Acu_NA.G38]-[M_Acu_NA.G37]" office:value-type="float" office:value="235" calcext:value-type="float">
            <text:p>235</text:p>
          </table:table-cell>
          <table:table-cell table:formula="of:=[M_Acu_NA.H38]-[M_Acu_NA.H37]" office:value-type="float" office:value="78" calcext:value-type="float">
            <text:p>78</text:p>
          </table:table-cell>
          <table:table-cell table:formula="of:=[M_Acu_NA.I38]-[M_Acu_NA.I37]" office:value-type="float" office:value="30" calcext:value-type="float">
            <text:p>30</text:p>
          </table:table-cell>
          <table:table-cell table:formula="of:=[M_Acu_NA.J38]-[M_Acu_NA.J37]" office:value-type="float" office:value="627" calcext:value-type="float">
            <text:p>627</text:p>
          </table:table-cell>
          <table:table-cell table:formula="of:=[M_Acu_NA.K38]-[M_Acu_NA.K37]" office:value-type="float" office:value="0" calcext:value-type="float">
            <text:p>0</text:p>
          </table:table-cell>
          <table:table-cell table:formula="of:=[M_Acu_NA.L38]-[M_Acu_NA.L37]" office:value-type="float" office:value="1" calcext:value-type="float">
            <text:p>1</text:p>
          </table:table-cell>
          <table:table-cell table:formula="of:=[M_Acu_NA.M38]-[M_Acu_NA.M37]" office:value-type="float" office:value="3" calcext:value-type="float">
            <text:p>3</text:p>
          </table:table-cell>
          <table:table-cell table:formula="of:=[M_Acu_NA.N38]-[M_Acu_NA.N37]" office:value-type="float" office:value="33" calcext:value-type="float">
            <text:p>33</text:p>
          </table:table-cell>
          <table:table-cell table:formula="of:=[M_Acu_NA.O38]-[M_Acu_NA.O37]" office:value-type="float" office:value="10" calcext:value-type="float">
            <text:p>10</text:p>
          </table:table-cell>
          <table:table-cell table:formula="of:=[M_Acu_NA.P38]-[M_Acu_NA.P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-[M_Acu_NA.C38]" office:value-type="float" office:value="16" calcext:value-type="float">
            <text:p>16</text:p>
          </table:table-cell>
          <table:table-cell table:formula="of:=[M_Acu_NA.D39]-[M_Acu_NA.D38]" office:value-type="float" office:value="2" calcext:value-type="float">
            <text:p>2</text:p>
          </table:table-cell>
          <table:table-cell table:formula="of:=[M_Acu_NA.E39]-[M_Acu_NA.E38]" office:value-type="float" office:value="30" calcext:value-type="float">
            <text:p>30</text:p>
          </table:table-cell>
          <table:table-cell table:formula="of:=[M_Acu_NA.F39]-[M_Acu_NA.F38]" office:value-type="float" office:value="3" calcext:value-type="float">
            <text:p>3</text:p>
          </table:table-cell>
          <table:table-cell table:formula="of:=[M_Acu_NA.G39]-[M_Acu_NA.G38]" office:value-type="float" office:value="324" calcext:value-type="float">
            <text:p>324</text:p>
          </table:table-cell>
          <table:table-cell table:formula="of:=[M_Acu_NA.H39]-[M_Acu_NA.H38]" office:value-type="float" office:value="112" calcext:value-type="float">
            <text:p>112</text:p>
          </table:table-cell>
          <table:table-cell table:formula="of:=[M_Acu_NA.I39]-[M_Acu_NA.I38]" office:value-type="float" office:value="30" calcext:value-type="float">
            <text:p>30</text:p>
          </table:table-cell>
          <table:table-cell table:formula="of:=[M_Acu_NA.J39]-[M_Acu_NA.J38]" office:value-type="float" office:value="793" calcext:value-type="float">
            <text:p>793</text:p>
          </table:table-cell>
          <table:table-cell table:formula="of:=[M_Acu_NA.K39]-[M_Acu_NA.K38]" office:value-type="float" office:value="0" calcext:value-type="float">
            <text:p>0</text:p>
          </table:table-cell>
          <table:table-cell table:formula="of:=[M_Acu_NA.L39]-[M_Acu_NA.L38]" office:value-type="float" office:value="3" calcext:value-type="float">
            <text:p>3</text:p>
          </table:table-cell>
          <table:table-cell table:formula="of:=[M_Acu_NA.M39]-[M_Acu_NA.M38]" office:value-type="float" office:value="6" calcext:value-type="float">
            <text:p>6</text:p>
          </table:table-cell>
          <table:table-cell table:formula="of:=[M_Acu_NA.N39]-[M_Acu_NA.N38]" office:value-type="float" office:value="56" calcext:value-type="float">
            <text:p>56</text:p>
          </table:table-cell>
          <table:table-cell table:formula="of:=[M_Acu_NA.O39]-[M_Acu_NA.O38]" office:value-type="float" office:value="7" calcext:value-type="float">
            <text:p>7</text:p>
          </table:table-cell>
          <table:table-cell table:formula="of:=[M_Acu_NA.P39]-[M_Acu_NA.P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-[M_Acu_NA.C39]" office:value-type="float" office:value="8" calcext:value-type="float">
            <text:p>8</text:p>
          </table:table-cell>
          <table:table-cell table:formula="of:=[M_Acu_NA.D40]-[M_Acu_NA.D39]" office:value-type="float" office:value="8" calcext:value-type="float">
            <text:p>8</text:p>
          </table:table-cell>
          <table:table-cell table:formula="of:=[M_Acu_NA.E40]-[M_Acu_NA.E39]" office:value-type="float" office:value="8" calcext:value-type="float">
            <text:p>8</text:p>
          </table:table-cell>
          <table:table-cell table:formula="of:=[M_Acu_NA.F40]-[M_Acu_NA.F39]" office:value-type="float" office:value="3" calcext:value-type="float">
            <text:p>3</text:p>
          </table:table-cell>
          <table:table-cell table:formula="of:=[M_Acu_NA.G40]-[M_Acu_NA.G39]" office:value-type="float" office:value="394" calcext:value-type="float">
            <text:p>394</text:p>
          </table:table-cell>
          <table:table-cell table:formula="of:=[M_Acu_NA.H40]-[M_Acu_NA.H39]" office:value-type="float" office:value="112" calcext:value-type="float">
            <text:p>112</text:p>
          </table:table-cell>
          <table:table-cell table:formula="of:=[M_Acu_NA.I40]-[M_Acu_NA.I39]" office:value-type="float" office:value="43" calcext:value-type="float">
            <text:p>43</text:p>
          </table:table-cell>
          <table:table-cell table:formula="of:=[M_Acu_NA.J40]-[M_Acu_NA.J39]" office:value-type="float" office:value="651" calcext:value-type="float">
            <text:p>651</text:p>
          </table:table-cell>
          <table:table-cell table:formula="of:=[M_Acu_NA.K40]-[M_Acu_NA.K39]" office:value-type="float" office:value="1" calcext:value-type="float">
            <text:p>1</text:p>
          </table:table-cell>
          <table:table-cell table:formula="of:=[M_Acu_NA.L40]-[M_Acu_NA.L39]" office:value-type="float" office:value="0" calcext:value-type="float">
            <text:p>0</text:p>
          </table:table-cell>
          <table:table-cell table:formula="of:=[M_Acu_NA.M40]-[M_Acu_NA.M39]" office:value-type="float" office:value="2" calcext:value-type="float">
            <text:p>2</text:p>
          </table:table-cell>
          <table:table-cell table:formula="of:=[M_Acu_NA.N40]-[M_Acu_NA.N39]" office:value-type="float" office:value="48" calcext:value-type="float">
            <text:p>48</text:p>
          </table:table-cell>
          <table:table-cell table:formula="of:=[M_Acu_NA.O40]-[M_Acu_NA.O39]" office:value-type="float" office:value="12" calcext:value-type="float">
            <text:p>12</text:p>
          </table:table-cell>
          <table:table-cell table:formula="of:=[M_Acu_NA.P40]-[M_Acu_NA.P39]" office:value-type="float" office:value="17" calcext:value-type="float">
            <text:p>17</text:p>
          </table:table-cell>
        </table:table-row>
        <table:table-row table:style-name="ro1">
          <table:table-cell table:style-name="ce61" table:formula="of:=[M_Acu_NA.A41]" office:value-type="string" office:string-value="L" calcext:value-type="string">
            <text:p>L</text:p>
          </table:table-cell>
          <table:table-cell table:style-name="ce50" table:formula="of:=[M_Acu_NA.B41]" office:value-type="date" office:date-value="2020-03-23" calcext:value-type="date">
            <text:p>23/03</text:p>
          </table:table-cell>
          <table:table-cell table:style-name="ce43" table:formula="of:=[M_Acu_NA.C41]-[M_Acu_NA.C40]" office:value-type="float" office:value="31" calcext:value-type="float">
            <text:p>31</text:p>
          </table:table-cell>
          <table:table-cell table:style-name="ce43" table:formula="of:=[M_Acu_NA.D41]-[M_Acu_NA.D40]" office:value-type="float" office:value="5" calcext:value-type="float">
            <text:p>5</text:p>
          </table:table-cell>
          <table:table-cell table:style-name="ce43" table:formula="of:=[M_Acu_NA.E41]-[M_Acu_NA.E40]" office:value-type="float" office:value="13" calcext:value-type="float">
            <text:p>13</text:p>
          </table:table-cell>
          <table:table-cell table:style-name="ce43" table:formula="of:=[M_Acu_NA.F41]-[M_Acu_NA.F40]" office:value-type="float" office:value="0" calcext:value-type="float">
            <text:p>0</text:p>
          </table:table-cell>
          <table:table-cell table:style-name="ce43" table:formula="of:=[M_Acu_NA.G41]-[M_Acu_NA.G40]" office:value-type="float" office:value="462" calcext:value-type="float">
            <text:p>462</text:p>
          </table:table-cell>
          <table:table-cell table:style-name="ce43" table:formula="of:=[M_Acu_NA.H41]-[M_Acu_NA.H40]" office:value-type="float" office:value="186" calcext:value-type="float">
            <text:p>186</text:p>
          </table:table-cell>
          <table:table-cell table:style-name="ce43" table:formula="of:=[M_Acu_NA.I41]-[M_Acu_NA.I40]" office:value-type="float" office:value="34" calcext:value-type="float">
            <text:p>34</text:p>
          </table:table-cell>
          <table:table-cell table:style-name="ce43" table:formula="of:=[M_Acu_NA.J41]-[M_Acu_NA.J40]" office:value-type="float" office:value="601" calcext:value-type="float">
            <text:p>601</text:p>
          </table:table-cell>
          <table:table-cell table:style-name="ce43" table:formula="of:=[M_Acu_NA.K41]-[M_Acu_NA.K40]" office:value-type="float" office:value="2" calcext:value-type="float">
            <text:p>2</text:p>
          </table:table-cell>
          <table:table-cell table:style-name="ce43" table:formula="of:=[M_Acu_NA.L41]-[M_Acu_NA.L40]" office:value-type="float" office:value="0" calcext:value-type="float">
            <text:p>0</text:p>
          </table:table-cell>
          <table:table-cell table:style-name="ce43" table:formula="of:=[M_Acu_NA.M41]-[M_Acu_NA.M40]" office:value-type="float" office:value="9" calcext:value-type="float">
            <text:p>9</text:p>
          </table:table-cell>
          <table:table-cell table:style-name="ce43" table:formula="of:=[M_Acu_NA.N41]-[M_Acu_NA.N40]" office:value-type="float" office:value="54" calcext:value-type="float">
            <text:p>54</text:p>
          </table:table-cell>
          <table:table-cell table:style-name="ce43" table:formula="of:=[M_Acu_NA.O41]-[M_Acu_NA.O40]" office:value-type="float" office:value="11" calcext:value-type="float">
            <text:p>11</text:p>
          </table:table-cell>
          <table:table-cell table:style-name="ce43" table:formula="of:=[M_Acu_NA.P41]-[M_Acu_NA.P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-[M_Acu_NA.C41]" office:value-type="float" office:value="28" calcext:value-type="float">
            <text:p>28</text:p>
          </table:table-cell>
          <table:table-cell table:formula="of:=[M_Acu_NA.D42]-[M_Acu_NA.D41]" office:value-type="float" office:value="7" calcext:value-type="float">
            <text:p>7</text:p>
          </table:table-cell>
          <table:table-cell table:formula="of:=[M_Acu_NA.E42]-[M_Acu_NA.E41]" office:value-type="float" office:value="34" calcext:value-type="float">
            <text:p>34</text:p>
          </table:table-cell>
          <table:table-cell table:formula="of:=[M_Acu_NA.F42]-[M_Acu_NA.F41]" office:value-type="float" office:value="8" calcext:value-type="float">
            <text:p>8</text:p>
          </table:table-cell>
          <table:table-cell table:formula="of:=[M_Acu_NA.G42]-[M_Acu_NA.G41]" office:value-type="float" office:value="504" calcext:value-type="float">
            <text:p>504</text:p>
          </table:table-cell>
          <table:table-cell table:formula="of:=[M_Acu_NA.H42]-[M_Acu_NA.H41]" office:value-type="float" office:value="240" calcext:value-type="float">
            <text:p>240</text:p>
          </table:table-cell>
          <table:table-cell table:formula="of:=[M_Acu_NA.I42]-[M_Acu_NA.I41]" office:value-type="float" office:value="63" calcext:value-type="float">
            <text:p>63</text:p>
          </table:table-cell>
          <table:table-cell table:formula="of:=[M_Acu_NA.J42]-[M_Acu_NA.J41]" office:value-type="float" office:value="743" calcext:value-type="float">
            <text:p>743</text:p>
          </table:table-cell>
          <table:table-cell table:formula="of:=[M_Acu_NA.K42]-[M_Acu_NA.K41]" office:value-type="float" office:value="1" calcext:value-type="float">
            <text:p>1</text:p>
          </table:table-cell>
          <table:table-cell table:formula="of:=[M_Acu_NA.L42]-[M_Acu_NA.L41]" office:value-type="float" office:value="0" calcext:value-type="float">
            <text:p>0</text:p>
          </table:table-cell>
          <table:table-cell table:formula="of:=[M_Acu_NA.M42]-[M_Acu_NA.M41]" office:value-type="float" office:value="10" calcext:value-type="float">
            <text:p>10</text:p>
          </table:table-cell>
          <table:table-cell table:formula="of:=[M_Acu_NA.N42]-[M_Acu_NA.N41]" office:value-type="float" office:value="87" calcext:value-type="float">
            <text:p>87</text:p>
          </table:table-cell>
          <table:table-cell table:formula="of:=[M_Acu_NA.O42]-[M_Acu_NA.O41]" office:value-type="float" office:value="20" calcext:value-type="float">
            <text:p>20</text:p>
          </table:table-cell>
          <table:table-cell table:formula="of:=[M_Acu_NA.P42]-[M_Acu_NA.P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-[M_Acu_NA.C42]" office:value-type="float" office:value="35" calcext:value-type="float">
            <text:p>35</text:p>
          </table:table-cell>
          <table:table-cell table:formula="of:=[M_Acu_NA.D43]-[M_Acu_NA.D42]" office:value-type="float" office:value="3" calcext:value-type="float">
            <text:p>3</text:p>
          </table:table-cell>
          <table:table-cell table:formula="of:=[M_Acu_NA.E43]-[M_Acu_NA.E42]" office:value-type="float" office:value="56" calcext:value-type="float">
            <text:p>56</text:p>
          </table:table-cell>
          <table:table-cell table:formula="of:=[M_Acu_NA.F43]-[M_Acu_NA.F42]" office:value-type="float" office:value="2" calcext:value-type="float">
            <text:p>2</text:p>
          </table:table-cell>
          <table:table-cell table:formula="of:=[M_Acu_NA.G43]-[M_Acu_NA.G42]" office:value-type="float" office:value="748" calcext:value-type="float">
            <text:p>748</text:p>
          </table:table-cell>
          <table:table-cell table:formula="of:=[M_Acu_NA.H43]-[M_Acu_NA.H42]" office:value-type="float" office:value="231" calcext:value-type="float">
            <text:p>231</text:p>
          </table:table-cell>
          <table:table-cell table:formula="of:=[M_Acu_NA.I43]-[M_Acu_NA.I42]" office:value-type="float" office:value="80" calcext:value-type="float">
            <text:p>80</text:p>
          </table:table-cell>
          <table:table-cell table:formula="of:=[M_Acu_NA.J43]-[M_Acu_NA.J42]" office:value-type="float" office:value="683" calcext:value-type="float">
            <text:p>683</text:p>
          </table:table-cell>
          <table:table-cell table:formula="of:=[M_Acu_NA.K43]-[M_Acu_NA.K42]" office:value-type="float" office:value="2" calcext:value-type="float">
            <text:p>2</text:p>
          </table:table-cell>
          <table:table-cell table:formula="of:=[M_Acu_NA.L43]-[M_Acu_NA.L42]" office:value-type="float" office:value="0" calcext:value-type="float">
            <text:p>0</text:p>
          </table:table-cell>
          <table:table-cell table:formula="of:=[M_Acu_NA.M43]-[M_Acu_NA.M42]" office:value-type="float" office:value="10" calcext:value-type="float">
            <text:p>10</text:p>
          </table:table-cell>
          <table:table-cell table:formula="of:=[M_Acu_NA.N43]-[M_Acu_NA.N42]" office:value-type="float" office:value="156" calcext:value-type="float">
            <text:p>156</text:p>
          </table:table-cell>
          <table:table-cell table:formula="of:=[M_Acu_NA.O43]-[M_Acu_NA.O42]" office:value-type="float" office:value="25" calcext:value-type="float">
            <text:p>25</text:p>
          </table:table-cell>
          <table:table-cell table:formula="of:=[M_Acu_NA.P43]-[M_Acu_NA.P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-[M_Acu_NA.C43]" office:value-type="float" office:value="47" calcext:value-type="float">
            <text:p>47</text:p>
          </table:table-cell>
          <table:table-cell table:formula="of:=[M_Acu_NA.D44]-[M_Acu_NA.D43]" office:value-type="float" office:value="18" calcext:value-type="float">
            <text:p>18</text:p>
          </table:table-cell>
          <table:table-cell table:formula="of:=[M_Acu_NA.E44]-[M_Acu_NA.E43]" office:value-type="float" office:value="42" calcext:value-type="float">
            <text:p>42</text:p>
          </table:table-cell>
          <table:table-cell table:formula="of:=[M_Acu_NA.F44]-[M_Acu_NA.F43]" office:value-type="float" office:value="7" calcext:value-type="float">
            <text:p>7</text:p>
          </table:table-cell>
          <table:table-cell table:formula="of:=[M_Acu_NA.G44]-[M_Acu_NA.G43]" office:value-type="float" office:value="655" calcext:value-type="float">
            <text:p>655</text:p>
          </table:table-cell>
          <table:table-cell table:formula="of:=[M_Acu_NA.H44]-[M_Acu_NA.H43]" office:value-type="float" office:value="365" calcext:value-type="float">
            <text:p>365</text:p>
          </table:table-cell>
          <table:table-cell table:formula="of:=[M_Acu_NA.I44]-[M_Acu_NA.I43]" office:value-type="float" office:value="78" calcext:value-type="float">
            <text:p>78</text:p>
          </table:table-cell>
          <table:table-cell table:formula="of:=[M_Acu_NA.J44]-[M_Acu_NA.J43]" office:value-type="float" office:value="662" calcext:value-type="float">
            <text:p>662</text:p>
          </table:table-cell>
          <table:table-cell table:formula="of:=[M_Acu_NA.K44]-[M_Acu_NA.K43]" office:value-type="float" office:value="10" calcext:value-type="float">
            <text:p>10</text:p>
          </table:table-cell>
          <table:table-cell table:formula="of:=[M_Acu_NA.L44]-[M_Acu_NA.L43]" office:value-type="float" office:value="1" calcext:value-type="float">
            <text:p>1</text:p>
          </table:table-cell>
          <table:table-cell table:formula="of:=[M_Acu_NA.M44]-[M_Acu_NA.M43]" office:value-type="float" office:value="17" calcext:value-type="float">
            <text:p>17</text:p>
          </table:table-cell>
          <table:table-cell table:formula="of:=[M_Acu_NA.N44]-[M_Acu_NA.N43]" office:value-type="float" office:value="181" calcext:value-type="float">
            <text:p>181</text:p>
          </table:table-cell>
          <table:table-cell table:formula="of:=[M_Acu_NA.O44]-[M_Acu_NA.O43]" office:value-type="float" office:value="29" calcext:value-type="float">
            <text:p>29</text:p>
          </table:table-cell>
          <table:table-cell table:formula="of:=[M_Acu_NA.P44]-[M_Acu_NA.P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-[M_Acu_NA.C44]" office:value-type="float" office:value="57" calcext:value-type="float">
            <text:p>57</text:p>
          </table:table-cell>
          <table:table-cell table:formula="of:=[M_Acu_NA.D45]-[M_Acu_NA.D44]" office:value-type="float" office:value="9" calcext:value-type="float">
            <text:p>9</text:p>
          </table:table-cell>
          <table:table-cell table:formula="of:=[M_Acu_NA.E45]-[M_Acu_NA.E44]" office:value-type="float" office:value="69" calcext:value-type="float">
            <text:p>69</text:p>
          </table:table-cell>
          <table:table-cell table:formula="of:=[M_Acu_NA.F45]-[M_Acu_NA.F44]" office:value-type="float" office:value="11" calcext:value-type="float">
            <text:p>11</text:p>
          </table:table-cell>
          <table:table-cell table:formula="of:=[M_Acu_NA.G45]-[M_Acu_NA.G44]" office:value-type="float" office:value="769" calcext:value-type="float">
            <text:p>769</text:p>
          </table:table-cell>
          <table:table-cell table:formula="of:=[M_Acu_NA.H45]-[M_Acu_NA.H44]" office:value-type="float" office:value="299" calcext:value-type="float">
            <text:p>299</text:p>
          </table:table-cell>
          <table:table-cell table:formula="of:=[M_Acu_NA.I45]-[M_Acu_NA.I44]" office:value-type="float" office:value="112" calcext:value-type="float">
            <text:p>112</text:p>
          </table:table-cell>
          <table:table-cell table:formula="of:=[M_Acu_NA.J45]-[M_Acu_NA.J44]" office:value-type="float" office:value="969" calcext:value-type="float">
            <text:p>969</text:p>
          </table:table-cell>
          <table:table-cell table:formula="of:=[M_Acu_NA.K45]-[M_Acu_NA.K44]" office:value-type="float" office:value="3" calcext:value-type="float">
            <text:p>3</text:p>
          </table:table-cell>
          <table:table-cell table:formula="of:=[M_Acu_NA.L45]-[M_Acu_NA.L44]" office:value-type="float" office:value="6" calcext:value-type="float">
            <text:p>6</text:p>
          </table:table-cell>
          <table:table-cell table:formula="of:=[M_Acu_NA.M45]-[M_Acu_NA.M44]" office:value-type="float" office:value="16" calcext:value-type="float">
            <text:p>16</text:p>
          </table:table-cell>
          <table:table-cell table:formula="of:=[M_Acu_NA.N45]-[M_Acu_NA.N44]" office:value-type="float" office:value="260" calcext:value-type="float">
            <text:p>260</text:p>
          </table:table-cell>
          <table:table-cell table:formula="of:=[M_Acu_NA.O45]-[M_Acu_NA.O44]" office:value-type="float" office:value="32" calcext:value-type="float">
            <text:p>32</text:p>
          </table:table-cell>
          <table:table-cell table:formula="of:=[M_Acu_NA.P45]-[M_Acu_NA.P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-[M_Acu_NA.C45]" office:value-type="float" office:value="72" calcext:value-type="float">
            <text:p>72</text:p>
          </table:table-cell>
          <table:table-cell table:formula="of:=[M_Acu_NA.D46]-[M_Acu_NA.D45]" office:value-type="float" office:value="10" calcext:value-type="float">
            <text:p>10</text:p>
          </table:table-cell>
          <table:table-cell table:formula="of:=[M_Acu_NA.E46]-[M_Acu_NA.E45]" office:value-type="float" office:value="64" calcext:value-type="float">
            <text:p>64</text:p>
          </table:table-cell>
          <table:table-cell table:formula="of:=[M_Acu_NA.F46]-[M_Acu_NA.F45]" office:value-type="float" office:value="13" calcext:value-type="float">
            <text:p>13</text:p>
          </table:table-cell>
          <table:table-cell table:formula="of:=[M_Acu_NA.G46]-[M_Acu_NA.G45]" office:value-type="float" office:value="832" calcext:value-type="float">
            <text:p>832</text:p>
          </table:table-cell>
          <table:table-cell table:formula="of:=[M_Acu_NA.H46]-[M_Acu_NA.H45]" office:value-type="float" office:value="319" calcext:value-type="float">
            <text:p>319</text:p>
          </table:table-cell>
          <table:table-cell table:formula="of:=[M_Acu_NA.I46]-[M_Acu_NA.I45]" office:value-type="float" office:value="93" calcext:value-type="float">
            <text:p>93</text:p>
          </table:table-cell>
          <table:table-cell table:formula="of:=[M_Acu_NA.J46]-[M_Acu_NA.J45]" office:value-type="float" office:value="889" calcext:value-type="float">
            <text:p>889</text:p>
          </table:table-cell>
          <table:table-cell table:formula="of:=[M_Acu_NA.K46]-[M_Acu_NA.K45]" office:value-type="float" office:value="14" calcext:value-type="float">
            <text:p>14</text:p>
          </table:table-cell>
          <table:table-cell table:formula="of:=[M_Acu_NA.L46]-[M_Acu_NA.L45]" office:value-type="float" office:value="3" calcext:value-type="float">
            <text:p>3</text:p>
          </table:table-cell>
          <table:table-cell table:formula="of:=[M_Acu_NA.M46]-[M_Acu_NA.M45]" office:value-type="float" office:value="24" calcext:value-type="float">
            <text:p>24</text:p>
          </table:table-cell>
          <table:table-cell table:formula="of:=[M_Acu_NA.N46]-[M_Acu_NA.N45]" office:value-type="float" office:value="209" calcext:value-type="float">
            <text:p>209</text:p>
          </table:table-cell>
          <table:table-cell table:formula="of:=[M_Acu_NA.O46]-[M_Acu_NA.O45]" office:value-type="float" office:value="35" calcext:value-type="float">
            <text:p>35</text:p>
          </table:table-cell>
          <table:table-cell table:formula="of:=[M_Acu_NA.P46]-[M_Acu_NA.P45]" office:value-type="float" office:value="42" calcext:value-type="float">
            <text:p>42</text:p>
          </table:table-cell>
        </table:table-row>
        <table:table-row table:style-name="ro1">
          <table:table-cell table:style-name="ce62"/>
          <table:table-cell table:style-name="ce52" table:formula="of:=[M_Acu_NA.B47]" office:value-type="date" office:date-value="2020-03-29" calcext:value-type="date">
            <text:p>29/03</text:p>
          </table:table-cell>
          <table:table-cell table:style-name="ce44" table:formula="of:=[M_Acu_NA.C47]-[M_Acu_NA.C46]" office:value-type="float" office:value="64" calcext:value-type="float">
            <text:p>64</text:p>
          </table:table-cell>
          <table:table-cell table:style-name="ce44" table:formula="of:=[M_Acu_NA.D47]-[M_Acu_NA.D46]" office:value-type="float" office:value="18" calcext:value-type="float">
            <text:p>18</text:p>
          </table:table-cell>
          <table:table-cell table:style-name="ce44" table:formula="of:=[M_Acu_NA.E47]-[M_Acu_NA.E46]" office:value-type="float" office:value="78" calcext:value-type="float">
            <text:p>78</text:p>
          </table:table-cell>
          <table:table-cell table:style-name="ce44" table:formula="of:=[M_Acu_NA.F47]-[M_Acu_NA.F46]" office:value-type="float" office:value="7" calcext:value-type="float">
            <text:p>7</text:p>
          </table:table-cell>
          <table:table-cell table:style-name="ce44" table:formula="of:=[M_Acu_NA.G47]-[M_Acu_NA.G46]" office:value-type="float" office:value="838" calcext:value-type="float">
            <text:p>838</text:p>
          </table:table-cell>
          <table:table-cell table:style-name="ce44" table:formula="of:=[M_Acu_NA.H47]-[M_Acu_NA.H46]" office:value-type="float" office:value="292" calcext:value-type="float">
            <text:p>292</text:p>
          </table:table-cell>
          <table:table-cell table:style-name="ce44" table:formula="of:=[M_Acu_NA.I47]-[M_Acu_NA.I46]" office:value-type="float" office:value="132" calcext:value-type="float">
            <text:p>132</text:p>
          </table:table-cell>
          <table:table-cell table:style-name="ce44" table:formula="of:=[M_Acu_NA.J47]-[M_Acu_NA.J46]" office:value-type="float" office:value="756" calcext:value-type="float">
            <text:p>756</text:p>
          </table:table-cell>
          <table:table-cell table:style-name="ce44" table:formula="of:=[M_Acu_NA.K47]-[M_Acu_NA.K46]" office:value-type="float" office:value="10" calcext:value-type="float">
            <text:p>10</text:p>
          </table:table-cell>
          <table:table-cell table:style-name="ce44" table:formula="of:=[M_Acu_NA.L47]-[M_Acu_NA.L46]" office:value-type="float" office:value="3" calcext:value-type="float">
            <text:p>3</text:p>
          </table:table-cell>
          <table:table-cell table:style-name="ce44" table:formula="of:=[M_Acu_NA.M47]-[M_Acu_NA.M46]" office:value-type="float" office:value="19" calcext:value-type="float">
            <text:p>19</text:p>
          </table:table-cell>
          <table:table-cell table:style-name="ce44" table:formula="of:=[M_Acu_NA.N47]-[M_Acu_NA.N46]" office:value-type="float" office:value="180" calcext:value-type="float">
            <text:p>180</text:p>
          </table:table-cell>
          <table:table-cell table:style-name="ce44" table:formula="of:=[M_Acu_NA.O47]-[M_Acu_NA.O46]" office:value-type="float" office:value="38" calcext:value-type="float">
            <text:p>38</text:p>
          </table:table-cell>
          <table:table-cell table:style-name="ce44" table:formula="of:=[M_Acu_NA.P47]-[M_Acu_NA.P46]" office:value-type="float" office:value="36" calcext:value-type="float">
            <text:p>36</text:p>
          </table:table-cell>
        </table:table-row>
        <table:table-row table:style-name="ro1">
          <table:table-cell table:style-name="ce63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-[M_Acu_NA.C47]" office:value-type="float" office:value="66" calcext:value-type="float">
            <text:p>66</text:p>
          </table:table-cell>
          <table:table-cell table:formula="of:=[M_Acu_NA.D48]-[M_Acu_NA.D47]" office:value-type="float" office:value="22" calcext:value-type="float">
            <text:p>22</text:p>
          </table:table-cell>
          <table:table-cell table:formula="of:=[M_Acu_NA.E48]-[M_Acu_NA.E47]" office:value-type="float" office:value="82" calcext:value-type="float">
            <text:p>82</text:p>
          </table:table-cell>
          <table:table-cell table:formula="of:=[M_Acu_NA.F48]-[M_Acu_NA.F47]" office:value-type="float" office:value="5" calcext:value-type="float">
            <text:p>5</text:p>
          </table:table-cell>
          <table:table-cell table:formula="of:=[M_Acu_NA.G48]-[M_Acu_NA.G47]" office:value-type="float" office:value="812" calcext:value-type="float">
            <text:p>812</text:p>
          </table:table-cell>
          <table:table-cell table:formula="of:=[M_Acu_NA.H48]-[M_Acu_NA.H47]" office:value-type="float" office:value="418" calcext:value-type="float">
            <text:p>418</text:p>
          </table:table-cell>
          <table:table-cell table:formula="of:=[M_Acu_NA.I48]-[M_Acu_NA.I47]" office:value-type="float" office:value="93" calcext:value-type="float">
            <text:p>93</text:p>
          </table:table-cell>
          <table:table-cell table:formula="of:=[M_Acu_NA.J48]-[M_Acu_NA.J47]" office:value-type="float" office:value="812" calcext:value-type="float">
            <text:p>812</text:p>
          </table:table-cell>
          <table:table-cell table:formula="of:=[M_Acu_NA.K48]-[M_Acu_NA.K47]" office:value-type="float" office:value="8" calcext:value-type="float">
            <text:p>8</text:p>
          </table:table-cell>
          <table:table-cell table:formula="of:=[M_Acu_NA.L48]-[M_Acu_NA.L47]" office:value-type="float" office:value="1" calcext:value-type="float">
            <text:p>1</text:p>
          </table:table-cell>
          <table:table-cell table:formula="of:=[M_Acu_NA.M48]-[M_Acu_NA.M47]" office:value-type="float" office:value="21" calcext:value-type="float">
            <text:p>21</text:p>
          </table:table-cell>
          <table:table-cell table:formula="of:=[M_Acu_NA.N48]-[M_Acu_NA.N47]" office:value-type="float" office:value="381" calcext:value-type="float">
            <text:p>381</text:p>
          </table:table-cell>
          <table:table-cell table:formula="of:=[M_Acu_NA.O48]-[M_Acu_NA.O47]" office:value-type="float" office:value="43" calcext:value-type="float">
            <text:p>43</text:p>
          </table:table-cell>
          <table:table-cell table:formula="of:=[M_Acu_NA.P48]-[M_Acu_NA.P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-[M_Acu_NA.C48]" office:value-type="float" office:value="128" calcext:value-type="float">
            <text:p>128</text:p>
          </table:table-cell>
          <table:table-cell table:formula="of:=[M_Acu_NA.D49]-[M_Acu_NA.D48]" office:value-type="float" office:value="20" calcext:value-type="float">
            <text:p>20</text:p>
          </table:table-cell>
          <table:table-cell table:formula="of:=[M_Acu_NA.E49]-[M_Acu_NA.E48]" office:value-type="float" office:value="192" calcext:value-type="float">
            <text:p>192</text:p>
          </table:table-cell>
          <table:table-cell table:formula="of:=[M_Acu_NA.F49]-[M_Acu_NA.F48]" office:value-type="float" office:value="13" calcext:value-type="float">
            <text:p>13</text:p>
          </table:table-cell>
          <table:table-cell table:formula="of:=[M_Acu_NA.G49]-[M_Acu_NA.G48]" office:value-type="float" office:value="849" calcext:value-type="float">
            <text:p>849</text:p>
          </table:table-cell>
          <table:table-cell table:formula="of:=[M_Acu_NA.H49]-[M_Acu_NA.H48]" office:value-type="float" office:value="499" calcext:value-type="float">
            <text:p>499</text:p>
          </table:table-cell>
          <table:table-cell table:formula="of:=[M_Acu_NA.I49]-[M_Acu_NA.I48]" office:value-type="float" office:value="175" calcext:value-type="float">
            <text:p>175</text:p>
          </table:table-cell>
          <table:table-cell table:formula="of:=[M_Acu_NA.J49]-[M_Acu_NA.J48]" office:value-type="float" office:value="837" calcext:value-type="float">
            <text:p>837</text:p>
          </table:table-cell>
          <table:table-cell table:formula="of:=[M_Acu_NA.K49]-[M_Acu_NA.K48]" office:value-type="float" office:value="17" calcext:value-type="float">
            <text:p>17</text:p>
          </table:table-cell>
          <table:table-cell table:formula="of:=[M_Acu_NA.L49]-[M_Acu_NA.L48]" office:value-type="float" office:value="1" calcext:value-type="float">
            <text:p>1</text:p>
          </table:table-cell>
          <table:table-cell table:formula="of:=[M_Acu_NA.M49]-[M_Acu_NA.M48]" office:value-type="float" office:value="20" calcext:value-type="float">
            <text:p>20</text:p>
          </table:table-cell>
          <table:table-cell table:formula="of:=[M_Acu_NA.N49]-[M_Acu_NA.N48]" office:value-type="float" office:value="563" calcext:value-type="float">
            <text:p>563</text:p>
          </table:table-cell>
          <table:table-cell table:formula="of:=[M_Acu_NA.O49]-[M_Acu_NA.O48]" office:value-type="float" office:value="44" calcext:value-type="float">
            <text:p>44</text:p>
          </table:table-cell>
          <table:table-cell table:formula="of:=[M_Acu_NA.P49]-[M_Acu_NA.P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-[M_Acu_NA.C49]" office:value-type="float" office:value="149" calcext:value-type="float">
            <text:p>149</text:p>
          </table:table-cell>
          <table:table-cell table:formula="of:=[M_Acu_NA.D50]-[M_Acu_NA.D49]" office:value-type="float" office:value="18" calcext:value-type="float">
            <text:p>18</text:p>
          </table:table-cell>
          <table:table-cell table:formula="of:=[M_Acu_NA.E50]-[M_Acu_NA.E49]" office:value-type="float" office:value="123" calcext:value-type="float">
            <text:p>123</text:p>
          </table:table-cell>
          <table:table-cell table:formula="of:=[M_Acu_NA.F50]-[M_Acu_NA.F49]" office:value-type="float" office:value="14" calcext:value-type="float">
            <text:p>14</text:p>
          </table:table-cell>
          <table:table-cell table:formula="of:=[M_Acu_NA.G50]-[M_Acu_NA.G49]" office:value-type="float" office:value="864" calcext:value-type="float">
            <text:p>864</text:p>
          </table:table-cell>
          <table:table-cell table:formula="of:=[M_Acu_NA.H50]-[M_Acu_NA.H49]" office:value-type="float" office:value="509" calcext:value-type="float">
            <text:p>509</text:p>
          </table:table-cell>
          <table:table-cell table:formula="of:=[M_Acu_NA.I50]-[M_Acu_NA.I49]" office:value-type="float" office:value="134" calcext:value-type="float">
            <text:p>134</text:p>
          </table:table-cell>
          <table:table-cell table:formula="of:=[M_Acu_NA.J50]-[M_Acu_NA.J49]" office:value-type="float" office:value="727" calcext:value-type="float">
            <text:p>727</text:p>
          </table:table-cell>
          <table:table-cell table:formula="of:=[M_Acu_NA.K50]-[M_Acu_NA.K49]" office:value-type="float" office:value="14" calcext:value-type="float">
            <text:p>14</text:p>
          </table:table-cell>
          <table:table-cell table:formula="of:=[M_Acu_NA.L50]-[M_Acu_NA.L49]" office:value-type="float" office:value="6" calcext:value-type="float">
            <text:p>6</text:p>
          </table:table-cell>
          <table:table-cell table:formula="of:=[M_Acu_NA.M50]-[M_Acu_NA.M49]" office:value-type="float" office:value="27" calcext:value-type="float">
            <text:p>27</text:p>
          </table:table-cell>
          <table:table-cell table:formula="of:=[M_Acu_NA.N50]-[M_Acu_NA.N49]" office:value-type="float" office:value="569" calcext:value-type="float">
            <text:p>569</text:p>
          </table:table-cell>
          <table:table-cell table:formula="of:=[M_Acu_NA.O50]-[M_Acu_NA.O49]" office:value-type="float" office:value="50" calcext:value-type="float">
            <text:p>50</text:p>
          </table:table-cell>
          <table:table-cell table:formula="of:=[M_Acu_NA.P50]-[M_Acu_NA.P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-[M_Acu_NA.C50]" office:value-type="float" office:value="140" calcext:value-type="float">
            <text:p>140</text:p>
          </table:table-cell>
          <table:table-cell table:formula="of:=[M_Acu_NA.D51]-[M_Acu_NA.D50]" office:value-type="float" office:value="12" calcext:value-type="float">
            <text:p>12</text:p>
          </table:table-cell>
          <table:table-cell table:formula="of:=[M_Acu_NA.E51]-[M_Acu_NA.E50]" office:value-type="float" office:value="183" calcext:value-type="float">
            <text:p>183</text:p>
          </table:table-cell>
          <table:table-cell table:formula="of:=[M_Acu_NA.F51]-[M_Acu_NA.F50]" office:value-type="float" office:value="19" calcext:value-type="float">
            <text:p>19</text:p>
          </table:table-cell>
          <table:table-cell table:formula="of:=[M_Acu_NA.G51]-[M_Acu_NA.G50]" office:value-type="float" office:value="950" calcext:value-type="float">
            <text:p>950</text:p>
          </table:table-cell>
          <table:table-cell table:formula="of:=[M_Acu_NA.H51]-[M_Acu_NA.H50]" office:value-type="float" office:value="1355" calcext:value-type="float">
            <text:p>1355</text:p>
          </table:table-cell>
          <table:table-cell table:formula="of:=[M_Acu_NA.I51]-[M_Acu_NA.I50]" office:value-type="float" office:value="166" calcext:value-type="float">
            <text:p>166</text:p>
          </table:table-cell>
          <table:table-cell table:formula="of:=[M_Acu_NA.J51]-[M_Acu_NA.J50]" office:value-type="float" office:value="760" calcext:value-type="float">
            <text:p>760</text:p>
          </table:table-cell>
          <table:table-cell table:formula="of:=[M_Acu_NA.K51]-[M_Acu_NA.K50]" office:value-type="float" office:value="13" calcext:value-type="float">
            <text:p>13</text:p>
          </table:table-cell>
          <table:table-cell table:formula="of:=[M_Acu_NA.L51]-[M_Acu_NA.L50]" office:value-type="float" office:value="1" calcext:value-type="float">
            <text:p>1</text:p>
          </table:table-cell>
          <table:table-cell table:formula="of:=[M_Acu_NA.M51]-[M_Acu_NA.M50]" office:value-type="float" office:value="22" calcext:value-type="float">
            <text:p>22</text:p>
          </table:table-cell>
          <table:table-cell table:formula="of:=[M_Acu_NA.N51]-[M_Acu_NA.N50]" office:value-type="float" office:value="684" calcext:value-type="float">
            <text:p>684</text:p>
          </table:table-cell>
          <table:table-cell table:formula="of:=[M_Acu_NA.O51]-[M_Acu_NA.O50]" office:value-type="float" office:value="67" calcext:value-type="float">
            <text:p>67</text:p>
          </table:table-cell>
          <table:table-cell table:formula="of:=[M_Acu_NA.P51]-[M_Acu_NA.P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-[M_Acu_NA.C51]" office:value-type="float" office:value="145" calcext:value-type="float">
            <text:p>145</text:p>
          </table:table-cell>
          <table:table-cell table:formula="of:=[M_Acu_NA.D52]-[M_Acu_NA.D51]" office:value-type="float" office:value="10" calcext:value-type="float">
            <text:p>10</text:p>
          </table:table-cell>
          <table:table-cell table:formula="of:=[M_Acu_NA.E52]-[M_Acu_NA.E51]" office:value-type="float" office:value="132" calcext:value-type="float">
            <text:p>132</text:p>
          </table:table-cell>
          <table:table-cell table:formula="of:=[M_Acu_NA.F52]-[M_Acu_NA.F51]" office:value-type="float" office:value="16" calcext:value-type="float">
            <text:p>16</text:p>
          </table:table-cell>
          <table:table-cell table:formula="of:=[M_Acu_NA.G52]-[M_Acu_NA.G51]" office:value-type="float" office:value="932" calcext:value-type="float">
            <text:p>932</text:p>
          </table:table-cell>
          <table:table-cell table:formula="of:=[M_Acu_NA.H52]-[M_Acu_NA.H51]" office:value-type="float" office:value="1120" calcext:value-type="float">
            <text:p>1120</text:p>
          </table:table-cell>
          <table:table-cell table:formula="of:=[M_Acu_NA.I52]-[M_Acu_NA.I51]" office:value-type="float" office:value="148" calcext:value-type="float">
            <text:p>148</text:p>
          </table:table-cell>
          <table:table-cell table:formula="of:=[M_Acu_NA.J52]-[M_Acu_NA.J51]" office:value-type="float" office:value="766" calcext:value-type="float">
            <text:p>766</text:p>
          </table:table-cell>
          <table:table-cell table:formula="of:=[M_Acu_NA.K52]-[M_Acu_NA.K51]" office:value-type="float" office:value="22" calcext:value-type="float">
            <text:p>22</text:p>
          </table:table-cell>
          <table:table-cell table:formula="of:=[M_Acu_NA.L52]-[M_Acu_NA.L51]" office:value-type="float" office:value="1" calcext:value-type="float">
            <text:p>1</text:p>
          </table:table-cell>
          <table:table-cell table:formula="of:=[M_Acu_NA.M52]-[M_Acu_NA.M51]" office:value-type="float" office:value="37" calcext:value-type="float">
            <text:p>37</text:p>
          </table:table-cell>
          <table:table-cell table:formula="of:=[M_Acu_NA.N52]-[M_Acu_NA.N51]" office:value-type="float" office:value="708" calcext:value-type="float">
            <text:p>708</text:p>
          </table:table-cell>
          <table:table-cell table:formula="of:=[M_Acu_NA.O52]-[M_Acu_NA.O51]" office:value-type="float" office:value="75" calcext:value-type="float">
            <text:p>75</text:p>
          </table:table-cell>
          <table:table-cell table:formula="of:=[M_Acu_NA.P52]-[M_Acu_NA.P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-[M_Acu_NA.C52]" office:value-type="float" office:value="141" calcext:value-type="float">
            <text:p>141</text:p>
          </table:table-cell>
          <table:table-cell table:formula="of:=[M_Acu_NA.D53]-[M_Acu_NA.D52]" office:value-type="float" office:value="18" calcext:value-type="float">
            <text:p>18</text:p>
          </table:table-cell>
          <table:table-cell table:formula="of:=[M_Acu_NA.E53]-[M_Acu_NA.E52]" office:value-type="float" office:value="140" calcext:value-type="float">
            <text:p>140</text:p>
          </table:table-cell>
          <table:table-cell table:formula="of:=[M_Acu_NA.F53]-[M_Acu_NA.F52]" office:value-type="float" office:value="22" calcext:value-type="float">
            <text:p>22</text:p>
          </table:table-cell>
          <table:table-cell table:formula="of:=[M_Acu_NA.G53]-[M_Acu_NA.G52]" office:value-type="float" office:value="809" calcext:value-type="float">
            <text:p>809</text:p>
          </table:table-cell>
          <table:table-cell table:formula="of:=[M_Acu_NA.H53]-[M_Acu_NA.H52]" office:value-type="float" office:value="1053" calcext:value-type="float">
            <text:p>1053</text:p>
          </table:table-cell>
          <table:table-cell table:formula="of:=[M_Acu_NA.I53]-[M_Acu_NA.I52]" office:value-type="float" office:value="164" calcext:value-type="float">
            <text:p>164</text:p>
          </table:table-cell>
          <table:table-cell table:formula="of:=[M_Acu_NA.J53]-[M_Acu_NA.J52]" office:value-type="float" office:value="681" calcext:value-type="float">
            <text:p>681</text:p>
          </table:table-cell>
          <table:table-cell table:formula="of:=[M_Acu_NA.K53]-[M_Acu_NA.K52]" office:value-type="float" office:value="17" calcext:value-type="float">
            <text:p>17</text:p>
          </table:table-cell>
          <table:table-cell table:formula="of:=[M_Acu_NA.L53]-[M_Acu_NA.L52]" office:value-type="float" office:value="0" calcext:value-type="float">
            <text:p>0</text:p>
          </table:table-cell>
          <table:table-cell table:formula="of:=[M_Acu_NA.M53]-[M_Acu_NA.M52]" office:value-type="float" office:value="20" calcext:value-type="float">
            <text:p>20</text:p>
          </table:table-cell>
          <table:table-cell table:formula="of:=[M_Acu_NA.N53]-[M_Acu_NA.N52]" office:value-type="float" office:value="619" calcext:value-type="float">
            <text:p>619</text:p>
          </table:table-cell>
          <table:table-cell table:formula="of:=[M_Acu_NA.O53]-[M_Acu_NA.O52]" office:value-type="float" office:value="66" calcext:value-type="float">
            <text:p>66</text:p>
          </table:table-cell>
          <table:table-cell table:formula="of:=[M_Acu_NA.P53]-[M_Acu_NA.P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formula="of:=[M_Acu_NA.C54]-[M_Acu_NA.C53]" office:value-type="float" office:value="184" calcext:value-type="float">
            <text:p>184</text:p>
          </table:table-cell>
          <table:table-cell table:formula="of:=[M_Acu_NA.D54]-[M_Acu_NA.D53]" office:value-type="float" office:value="18" calcext:value-type="float">
            <text:p>18</text:p>
          </table:table-cell>
          <table:table-cell table:formula="of:=[M_Acu_NA.E54]-[M_Acu_NA.E53]" office:value-type="float" office:value="164" calcext:value-type="float">
            <text:p>164</text:p>
          </table:table-cell>
          <table:table-cell table:formula="of:=[M_Acu_NA.F54]-[M_Acu_NA.F53]" office:value-type="float" office:value="18" calcext:value-type="float">
            <text:p>18</text:p>
          </table:table-cell>
          <table:table-cell table:formula="of:=[M_Acu_NA.G54]-[M_Acu_NA.G53]" office:value-type="float" office:value="674" calcext:value-type="float">
            <text:p>674</text:p>
          </table:table-cell>
          <table:table-cell table:formula="of:=[M_Acu_NA.H54]-[M_Acu_NA.H53]" office:value-type="float" office:value="518" calcext:value-type="float">
            <text:p>518</text:p>
          </table:table-cell>
          <table:table-cell table:formula="of:=[M_Acu_NA.I54]-[M_Acu_NA.I53]" office:value-type="float" office:value="115" calcext:value-type="float">
            <text:p>115</text:p>
          </table:table-cell>
          <table:table-cell table:formula="of:=[M_Acu_NA.J54]-[M_Acu_NA.J53]" office:value-type="float" office:value="525" calcext:value-type="float">
            <text:p>525</text:p>
          </table:table-cell>
          <table:table-cell table:formula="of:=[M_Acu_NA.K54]-[M_Acu_NA.K53]" office:value-type="float" office:value="21" calcext:value-type="float">
            <text:p>21</text:p>
          </table:table-cell>
          <table:table-cell table:formula="of:=[M_Acu_NA.L54]-[M_Acu_NA.L53]" office:value-type="float" office:value="5" calcext:value-type="float">
            <text:p>5</text:p>
          </table:table-cell>
          <table:table-cell table:formula="of:=[M_Acu_NA.M54]-[M_Acu_NA.M53]" office:value-type="float" office:value="29" calcext:value-type="float">
            <text:p>29</text:p>
          </table:table-cell>
          <table:table-cell table:formula="of:=[M_Acu_NA.N54]-[M_Acu_NA.N53]" office:value-type="float" office:value="441" calcext:value-type="float">
            <text:p>441</text:p>
          </table:table-cell>
          <table:table-cell table:formula="of:=[M_Acu_NA.O54]-[M_Acu_NA.O53]" office:value-type="float" office:value="79" calcext:value-type="float">
            <text:p>79</text:p>
          </table:table-cell>
          <table:table-cell table:formula="of:=[M_Acu_NA.P54]-[M_Acu_NA.P53]" office:value-type="float" office:value="57" calcext:value-type="float">
            <text:p>57</text:p>
          </table:table-cell>
        </table:table-row>
        <table:table-row table:style-name="ro1">
          <table:table-cell table:style-name="ce61" table:formula="of:=[M_Acu_NA.A55]" office:value-type="string" office:string-value="L" calcext:value-type="string">
            <text:p>L</text:p>
          </table:table-cell>
          <table:table-cell table:style-name="ce50" table:formula="of:=[M_Acu_NA.B55]" office:value-type="date" office:date-value="2020-04-06" calcext:value-type="date">
            <text:p>06/04</text:p>
          </table:table-cell>
          <table:table-cell table:style-name="ce43" table:formula="of:=[M_Acu_NA.C55]-[M_Acu_NA.C54]" office:value-type="float" office:value="92" calcext:value-type="float">
            <text:p>92</text:p>
          </table:table-cell>
          <table:table-cell table:style-name="ce43" table:formula="of:=[M_Acu_NA.D55]-[M_Acu_NA.D54]" office:value-type="float" office:value="16" calcext:value-type="float">
            <text:p>16</text:p>
          </table:table-cell>
          <table:table-cell table:style-name="ce43" table:formula="of:=[M_Acu_NA.E55]-[M_Acu_NA.E54]" office:value-type="float" office:value="185" calcext:value-type="float">
            <text:p>185</text:p>
          </table:table-cell>
          <table:table-cell table:style-name="ce43" table:formula="of:=[M_Acu_NA.F55]-[M_Acu_NA.F54]" office:value-type="float" office:value="8" calcext:value-type="float">
            <text:p>8</text:p>
          </table:table-cell>
          <table:table-cell table:style-name="ce43" table:formula="of:=[M_Acu_NA.G55]-[M_Acu_NA.G54]" office:value-type="float" office:value="637" calcext:value-type="float">
            <text:p>637</text:p>
          </table:table-cell>
          <table:table-cell table:style-name="ce43" table:formula="of:=[M_Acu_NA.H55]-[M_Acu_NA.H54]" office:value-type="float" office:value="833" calcext:value-type="float">
            <text:p>833</text:p>
          </table:table-cell>
          <table:table-cell table:style-name="ce43" table:formula="of:=[M_Acu_NA.I55]-[M_Acu_NA.I54]" office:value-type="float" office:value="101" calcext:value-type="float">
            <text:p>101</text:p>
          </table:table-cell>
          <table:table-cell table:style-name="ce43" table:formula="of:=[M_Acu_NA.J55]-[M_Acu_NA.J54]" office:value-type="float" office:value="636" calcext:value-type="float">
            <text:p>636</text:p>
          </table:table-cell>
          <table:table-cell table:style-name="ce43" table:formula="of:=[M_Acu_NA.K55]-[M_Acu_NA.K54]" office:value-type="float" office:value="16" calcext:value-type="float">
            <text:p>16</text:p>
          </table:table-cell>
          <table:table-cell table:style-name="ce43" table:formula="of:=[M_Acu_NA.L55]-[M_Acu_NA.L54]" office:value-type="float" office:value="5" calcext:value-type="float">
            <text:p>5</text:p>
          </table:table-cell>
          <table:table-cell table:style-name="ce43" table:formula="of:=[M_Acu_NA.M55]-[M_Acu_NA.M54]" office:value-type="float" office:value="16" calcext:value-type="float">
            <text:p>16</text:p>
          </table:table-cell>
          <table:table-cell table:style-name="ce43" table:formula="of:=[M_Acu_NA.N55]-[M_Acu_NA.N54]" office:value-type="float" office:value="786" calcext:value-type="float">
            <text:p>786</text:p>
          </table:table-cell>
          <table:table-cell table:style-name="ce43" table:formula="of:=[M_Acu_NA.O55]-[M_Acu_NA.O54]" office:value-type="float" office:value="87" calcext:value-type="float">
            <text:p>87</text:p>
          </table:table-cell>
          <table:table-cell table:style-name="ce43" table:formula="of:=[M_Acu_NA.P55]-[M_Acu_NA.P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formula="of:=[M_Acu_NA.C56]-[M_Acu_NA.C55]" office:value-type="float" office:value="173" calcext:value-type="float">
            <text:p>173</text:p>
          </table:table-cell>
          <table:table-cell table:formula="of:=[M_Acu_NA.D56]-[M_Acu_NA.D55]" office:value-type="float" office:value="23" calcext:value-type="float">
            <text:p>23</text:p>
          </table:table-cell>
          <table:table-cell table:formula="of:=[M_Acu_NA.E56]-[M_Acu_NA.E55]" office:value-type="float" office:value="403" calcext:value-type="float">
            <text:p>403</text:p>
          </table:table-cell>
          <table:table-cell table:formula="of:=[M_Acu_NA.F56]-[M_Acu_NA.F55]" office:value-type="float" office:value="16" calcext:value-type="float">
            <text:p>16</text:p>
          </table:table-cell>
          <table:table-cell table:formula="of:=[M_Acu_NA.G56]-[M_Acu_NA.G55]" office:value-type="float" office:value="743" calcext:value-type="float">
            <text:p>743</text:p>
          </table:table-cell>
          <table:table-cell table:formula="of:=[M_Acu_NA.H56]-[M_Acu_NA.H55]" office:value-type="float" office:value="1417" calcext:value-type="float">
            <text:p>1417</text:p>
          </table:table-cell>
          <table:table-cell table:formula="of:=[M_Acu_NA.I56]-[M_Acu_NA.I55]" office:value-type="float" office:value="234" calcext:value-type="float">
            <text:p>234</text:p>
          </table:table-cell>
          <table:table-cell table:formula="of:=[M_Acu_NA.J56]-[M_Acu_NA.J55]" office:value-type="float" office:value="604" calcext:value-type="float">
            <text:p>604</text:p>
          </table:table-cell>
          <table:table-cell table:formula="of:=[M_Acu_NA.K56]-[M_Acu_NA.K55]" office:value-type="float" office:value="36" calcext:value-type="float">
            <text:p>36</text:p>
          </table:table-cell>
          <table:table-cell table:formula="of:=[M_Acu_NA.L56]-[M_Acu_NA.L55]" office:value-type="float" office:value="3" calcext:value-type="float">
            <text:p>3</text:p>
          </table:table-cell>
          <table:table-cell table:formula="of:=[M_Acu_NA.M56]-[M_Acu_NA.M55]" office:value-type="float" office:value="34" calcext:value-type="float">
            <text:p>34</text:p>
          </table:table-cell>
          <table:table-cell table:formula="of:=[M_Acu_NA.N56]-[M_Acu_NA.N55]" office:value-type="float" office:value="938" calcext:value-type="float">
            <text:p>938</text:p>
          </table:table-cell>
          <table:table-cell table:formula="of:=[M_Acu_NA.O56]-[M_Acu_NA.O55]" office:value-type="float" office:value="76" calcext:value-type="float">
            <text:p>76</text:p>
          </table:table-cell>
          <table:table-cell table:formula="of:=[M_Acu_NA.P56]-[M_Acu_NA.P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formula="of:=[M_Acu_NA.C57]-[M_Acu_NA.C56]" office:value-type="float" office:value="254" calcext:value-type="float">
            <text:p>254</text:p>
          </table:table-cell>
          <table:table-cell table:formula="of:=[M_Acu_NA.D57]-[M_Acu_NA.D56]" office:value-type="float" office:value="30" calcext:value-type="float">
            <text:p>30</text:p>
          </table:table-cell>
          <table:table-cell table:formula="of:=[M_Acu_NA.E57]-[M_Acu_NA.E56]" office:value-type="float" office:value="205" calcext:value-type="float">
            <text:p>205</text:p>
          </table:table-cell>
          <table:table-cell table:formula="of:=[M_Acu_NA.F57]-[M_Acu_NA.F56]" office:value-type="float" office:value="15" calcext:value-type="float">
            <text:p>15</text:p>
          </table:table-cell>
          <table:table-cell table:formula="of:=[M_Acu_NA.G57]-[M_Acu_NA.G56]" office:value-type="float" office:value="757" calcext:value-type="float">
            <text:p>757</text:p>
          </table:table-cell>
          <table:table-cell table:formula="of:=[M_Acu_NA.H57]-[M_Acu_NA.H56]" office:value-type="float" office:value="541" calcext:value-type="float">
            <text:p>541</text:p>
          </table:table-cell>
          <table:table-cell table:formula="of:=[M_Acu_NA.I57]-[M_Acu_NA.I56]" office:value-type="float" office:value="147" calcext:value-type="float">
            <text:p>147</text:p>
          </table:table-cell>
          <table:table-cell table:formula="of:=[M_Acu_NA.J57]-[M_Acu_NA.J56]" office:value-type="float" office:value="542" calcext:value-type="float">
            <text:p>542</text:p>
          </table:table-cell>
          <table:table-cell table:formula="of:=[M_Acu_NA.K57]-[M_Acu_NA.K56]" office:value-type="float" office:value="25" calcext:value-type="float">
            <text:p>25</text:p>
          </table:table-cell>
          <table:table-cell table:formula="of:=[M_Acu_NA.L57]-[M_Acu_NA.L56]" office:value-type="float" office:value="2" calcext:value-type="float">
            <text:p>2</text:p>
          </table:table-cell>
          <table:table-cell table:formula="of:=[M_Acu_NA.M57]-[M_Acu_NA.M56]" office:value-type="float" office:value="35" calcext:value-type="float">
            <text:p>35</text:p>
          </table:table-cell>
          <table:table-cell table:formula="of:=[M_Acu_NA.N57]-[M_Acu_NA.N56]" office:value-type="float" office:value="881" calcext:value-type="float">
            <text:p>881</text:p>
          </table:table-cell>
          <table:table-cell table:formula="of:=[M_Acu_NA.O57]-[M_Acu_NA.O56]" office:value-type="float" office:value="99" calcext:value-type="float">
            <text:p>99</text:p>
          </table:table-cell>
          <table:table-cell table:formula="of:=[M_Acu_NA.P57]-[M_Acu_NA.P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formula="of:=[M_Acu_NA.C58]-[M_Acu_NA.C57]" office:value-type="float" office:value="246" calcext:value-type="float">
            <text:p>246</text:p>
          </table:table-cell>
          <table:table-cell table:formula="of:=[M_Acu_NA.D58]-[M_Acu_NA.D57]" office:value-type="float" office:value="22" calcext:value-type="float">
            <text:p>22</text:p>
          </table:table-cell>
          <table:table-cell table:formula="of:=[M_Acu_NA.E58]-[M_Acu_NA.E57]" office:value-type="float" office:value="283" calcext:value-type="float">
            <text:p>283</text:p>
          </table:table-cell>
          <table:table-cell table:formula="of:=[M_Acu_NA.F58]-[M_Acu_NA.F57]" office:value-type="float" office:value="19" calcext:value-type="float">
            <text:p>19</text:p>
          </table:table-cell>
          <table:table-cell table:formula="of:=[M_Acu_NA.G58]-[M_Acu_NA.G57]" office:value-type="float" office:value="683" calcext:value-type="float">
            <text:p>683</text:p>
          </table:table-cell>
          <table:table-cell table:formula="of:=[M_Acu_NA.H58]-[M_Acu_NA.H57]" office:value-type="float" office:value="1341" calcext:value-type="float">
            <text:p>1341</text:p>
          </table:table-cell>
          <table:table-cell table:formula="of:=[M_Acu_NA.I58]-[M_Acu_NA.I57]" office:value-type="float" office:value="148" calcext:value-type="float">
            <text:p>148</text:p>
          </table:table-cell>
          <table:table-cell table:formula="of:=[M_Acu_NA.J58]-[M_Acu_NA.J57]" office:value-type="float" office:value="610" calcext:value-type="float">
            <text:p>610</text:p>
          </table:table-cell>
          <table:table-cell table:formula="of:=[M_Acu_NA.K58]-[M_Acu_NA.K57]" office:value-type="float" office:value="28" calcext:value-type="float">
            <text:p>28</text:p>
          </table:table-cell>
          <table:table-cell table:formula="of:=[M_Acu_NA.L58]-[M_Acu_NA.L57]" office:value-type="float" office:value="6" calcext:value-type="float">
            <text:p>6</text:p>
          </table:table-cell>
          <table:table-cell table:formula="of:=[M_Acu_NA.M58]-[M_Acu_NA.M57]" office:value-type="float" office:value="29" calcext:value-type="float">
            <text:p>29</text:p>
          </table:table-cell>
          <table:table-cell table:formula="of:=[M_Acu_NA.N58]-[M_Acu_NA.N57]" office:value-type="float" office:value="980" calcext:value-type="float">
            <text:p>980</text:p>
          </table:table-cell>
          <table:table-cell table:formula="of:=[M_Acu_NA.O58]-[M_Acu_NA.O57]" office:value-type="float" office:value="66" calcext:value-type="float">
            <text:p>66</text:p>
          </table:table-cell>
          <table:table-cell table:formula="of:=[M_Acu_NA.P58]-[M_Acu_NA.P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formula="of:=[M_Acu_NA.C59]-[M_Acu_NA.C58]" office:value-type="float" office:value="266" calcext:value-type="float">
            <text:p>266</text:p>
          </table:table-cell>
          <table:table-cell table:formula="of:=[M_Acu_NA.D59]-[M_Acu_NA.D58]" office:value-type="float" office:value="24" calcext:value-type="float">
            <text:p>24</text:p>
          </table:table-cell>
          <table:table-cell table:formula="of:=[M_Acu_NA.E59]-[M_Acu_NA.E58]" office:value-type="float" office:value="496" calcext:value-type="float">
            <text:p>496</text:p>
          </table:table-cell>
          <table:table-cell table:formula="of:=[M_Acu_NA.F59]-[M_Acu_NA.F58]" office:value-type="float" office:value="10" calcext:value-type="float">
            <text:p>10</text:p>
          </table:table-cell>
          <table:table-cell table:formula="of:=[M_Acu_NA.G59]-[M_Acu_NA.G58]" office:value-type="float" office:value="605" calcext:value-type="float">
            <text:p>605</text:p>
          </table:table-cell>
          <table:table-cell table:formula="of:=[M_Acu_NA.H59]-[M_Acu_NA.H58]" office:value-type="float" office:value="987" calcext:value-type="float">
            <text:p>987</text:p>
          </table:table-cell>
          <table:table-cell table:formula="of:=[M_Acu_NA.I59]-[M_Acu_NA.I58]" office:value-type="float" office:value="115" calcext:value-type="float">
            <text:p>115</text:p>
          </table:table-cell>
          <table:table-cell table:formula="of:=[M_Acu_NA.J59]-[M_Acu_NA.J58]" office:value-type="float" office:value="570" calcext:value-type="float">
            <text:p>570</text:p>
          </table:table-cell>
          <table:table-cell table:formula="of:=[M_Acu_NA.K59]-[M_Acu_NA.K58]" office:value-type="float" office:value="25" calcext:value-type="float">
            <text:p>25</text:p>
          </table:table-cell>
          <table:table-cell table:formula="of:=[M_Acu_NA.L59]-[M_Acu_NA.L58]" office:value-type="float" office:value="2" calcext:value-type="float">
            <text:p>2</text:p>
          </table:table-cell>
          <table:table-cell table:formula="of:=[M_Acu_NA.M59]-[M_Acu_NA.M58]" office:value-type="float" office:value="26" calcext:value-type="float">
            <text:p>26</text:p>
          </table:table-cell>
          <table:table-cell table:formula="of:=[M_Acu_NA.N59]-[M_Acu_NA.N58]" office:value-type="float" office:value="917" calcext:value-type="float">
            <text:p>917</text:p>
          </table:table-cell>
          <table:table-cell table:formula="of:=[M_Acu_NA.O59]-[M_Acu_NA.O58]" office:value-type="float" office:value="62" calcext:value-type="float">
            <text:p>62</text:p>
          </table:table-cell>
          <table:table-cell table:formula="of:=[M_Acu_NA.P59]-[M_Acu_NA.P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formula="of:=[M_Acu_NA.C60]-[M_Acu_NA.C59]" office:value-type="float" office:value="171" calcext:value-type="float">
            <text:p>171</text:p>
          </table:table-cell>
          <table:table-cell table:formula="of:=[M_Acu_NA.D60]-[M_Acu_NA.D59]" office:value-type="float" office:value="18" calcext:value-type="float">
            <text:p>18</text:p>
          </table:table-cell>
          <table:table-cell table:formula="of:=[M_Acu_NA.E60]-[M_Acu_NA.E59]" office:value-type="float" office:value="327" calcext:value-type="float">
            <text:p>327</text:p>
          </table:table-cell>
          <table:table-cell table:formula="of:=[M_Acu_NA.F60]-[M_Acu_NA.F59]" office:value-type="float" office:value="13" calcext:value-type="float">
            <text:p>13</text:p>
          </table:table-cell>
          <table:table-cell table:formula="of:=[M_Acu_NA.G60]-[M_Acu_NA.G59]" office:value-type="float" office:value="510" calcext:value-type="float">
            <text:p>510</text:p>
          </table:table-cell>
          <table:table-cell table:formula="of:=[M_Acu_NA.H60]-[M_Acu_NA.H59]" office:value-type="float" office:value="635" calcext:value-type="float">
            <text:p>635</text:p>
          </table:table-cell>
          <table:table-cell table:formula="of:=[M_Acu_NA.I60]-[M_Acu_NA.I59]" office:value-type="float" office:value="132" calcext:value-type="float">
            <text:p>132</text:p>
          </table:table-cell>
          <table:table-cell table:formula="of:=[M_Acu_NA.J60]-[M_Acu_NA.J59]" office:value-type="float" office:value="619" calcext:value-type="float">
            <text:p>619</text:p>
          </table:table-cell>
          <table:table-cell table:formula="of:=[M_Acu_NA.K60]-[M_Acu_NA.K59]" office:value-type="float" office:value="32" calcext:value-type="float">
            <text:p>32</text:p>
          </table:table-cell>
          <table:table-cell table:formula="of:=[M_Acu_NA.L60]-[M_Acu_NA.L59]" office:value-type="float" office:value="8" calcext:value-type="float">
            <text:p>8</text:p>
          </table:table-cell>
          <table:table-cell table:formula="of:=[M_Acu_NA.M60]-[M_Acu_NA.M59]" office:value-type="float" office:value="35" calcext:value-type="float">
            <text:p>35</text:p>
          </table:table-cell>
          <table:table-cell table:formula="of:=[M_Acu_NA.N60]-[M_Acu_NA.N59]" office:value-type="float" office:value="737" calcext:value-type="float">
            <text:p>737</text:p>
          </table:table-cell>
          <table:table-cell table:formula="of:=[M_Acu_NA.O60]-[M_Acu_NA.O59]" office:value-type="float" office:value="63" calcext:value-type="float">
            <text:p>63</text:p>
          </table:table-cell>
          <table:table-cell table:formula="of:=[M_Acu_NA.P60]-[M_Acu_NA.P59]" office:value-type="float" office:value="54" calcext:value-type="float">
            <text:p>54</text:p>
          </table:table-cell>
        </table:table-row>
        <table:table-row table:style-name="ro1">
          <table:table-cell table:style-name="ce62"/>
          <table:table-cell table:style-name="ce52" table:formula="of:=[M_Acu_NA.B61]" office:value-type="date" office:date-value="2020-04-12" calcext:value-type="date">
            <text:p>12/04</text:p>
          </table:table-cell>
          <table:table-cell table:style-name="ce44" table:formula="of:=[M_Acu_NA.C61]-[M_Acu_NA.C60]" office:value-type="float" office:value="129" calcext:value-type="float">
            <text:p>129</text:p>
          </table:table-cell>
          <table:table-cell table:style-name="ce44" table:formula="of:=[M_Acu_NA.D61]-[M_Acu_NA.D60]" office:value-type="float" office:value="13" calcext:value-type="float">
            <text:p>13</text:p>
          </table:table-cell>
          <table:table-cell table:style-name="ce44" table:formula="of:=[M_Acu_NA.E61]-[M_Acu_NA.E60]" office:value-type="float" office:value="254" calcext:value-type="float">
            <text:p>254</text:p>
          </table:table-cell>
          <table:table-cell table:style-name="ce44" table:formula="of:=[M_Acu_NA.F61]-[M_Acu_NA.F60]" office:value-type="float" office:value="13" calcext:value-type="float">
            <text:p>13</text:p>
          </table:table-cell>
          <table:table-cell table:style-name="ce44" table:formula="of:=[M_Acu_NA.G61]-[M_Acu_NA.G60]" office:value-type="float" office:value="619" calcext:value-type="float">
            <text:p>619</text:p>
          </table:table-cell>
          <table:table-cell table:style-name="ce44" table:formula="of:=[M_Acu_NA.H61]-[M_Acu_NA.H60]" office:value-type="float" office:value="561" calcext:value-type="float">
            <text:p>561</text:p>
          </table:table-cell>
          <table:table-cell table:style-name="ce44" table:formula="of:=[M_Acu_NA.I61]-[M_Acu_NA.I60]" office:value-type="float" office:value="94" calcext:value-type="float">
            <text:p>94</text:p>
          </table:table-cell>
          <table:table-cell table:style-name="ce44" table:formula="of:=[M_Acu_NA.J61]-[M_Acu_NA.J60]" office:value-type="float" office:value="431" calcext:value-type="float">
            <text:p>431</text:p>
          </table:table-cell>
          <table:table-cell table:style-name="ce44" table:formula="of:=[M_Acu_NA.K61]-[M_Acu_NA.K60]" office:value-type="float" office:value="14" calcext:value-type="float">
            <text:p>14</text:p>
          </table:table-cell>
          <table:table-cell table:style-name="ce44" table:formula="of:=[M_Acu_NA.L61]-[M_Acu_NA.L60]" office:value-type="float" office:value="4" calcext:value-type="float">
            <text:p>4</text:p>
          </table:table-cell>
          <table:table-cell table:style-name="ce44" table:formula="of:=[M_Acu_NA.M61]-[M_Acu_NA.M60]" office:value-type="float" office:value="34" calcext:value-type="float">
            <text:p>34</text:p>
          </table:table-cell>
          <table:table-cell table:style-name="ce44" table:formula="of:=[M_Acu_NA.N61]-[M_Acu_NA.N60]" office:value-type="float" office:value="717" calcext:value-type="float">
            <text:p>717</text:p>
          </table:table-cell>
          <table:table-cell table:style-name="ce44" table:formula="of:=[M_Acu_NA.O61]-[M_Acu_NA.O60]" office:value-type="float" office:value="67" calcext:value-type="float">
            <text:p>67</text:p>
          </table:table-cell>
          <table:table-cell table:formula="of:=[M_Acu_NA.P61]-[M_Acu_NA.P60]" office:value-type="float" office:value="47" calcext:value-type="float">
            <text:p>47</text:p>
          </table:table-cell>
        </table:table-row>
        <table:table-row table:style-name="ro1">
          <table:table-cell table:style-name="ce63" table:formula="of:=[M_Acu_NA.A62]" office:value-type="string" office:string-value="L" calcext:value-type="string">
            <text:p>L</text:p>
          </table:table-cell>
          <table:table-cell table:style-name="ce50" table:formula="of:=[M_Acu_NA.B62]" office:value-type="date" office:date-value="2020-04-13" calcext:value-type="date">
            <text:p>13/04</text:p>
          </table:table-cell>
          <table:table-cell table:style-name="ce43" table:formula="of:=[M_Acu_NA.C62]-[M_Acu_NA.C61]" office:value-type="float" office:value="126" calcext:value-type="float">
            <text:p>126</text:p>
          </table:table-cell>
          <table:table-cell table:style-name="ce43" table:formula="of:=[M_Acu_NA.D62]-[M_Acu_NA.D61]" office:value-type="float" office:value="18" calcext:value-type="float">
            <text:p>18</text:p>
          </table:table-cell>
          <table:table-cell table:style-name="ce43" table:formula="of:=[M_Acu_NA.E62]-[M_Acu_NA.E61]" office:value-type="float" office:value="303" calcext:value-type="float">
            <text:p>303</text:p>
          </table:table-cell>
          <table:table-cell table:style-name="ce43" table:formula="of:=[M_Acu_NA.F62]-[M_Acu_NA.F61]" office:value-type="float" office:value="12" calcext:value-type="float">
            <text:p>12</text:p>
          </table:table-cell>
          <table:table-cell table:style-name="ce43" table:formula="of:=[M_Acu_NA.G62]-[M_Acu_NA.G61]" office:value-type="float" office:value="517" calcext:value-type="float">
            <text:p>517</text:p>
          </table:table-cell>
          <table:table-cell table:style-name="ce43" table:formula="of:=[M_Acu_NA.H62]-[M_Acu_NA.H61]" office:value-type="float" office:value="574" calcext:value-type="float">
            <text:p>574</text:p>
          </table:table-cell>
          <table:table-cell table:style-name="ce43" table:formula="of:=[M_Acu_NA.I62]-[M_Acu_NA.I61]" office:value-type="float" office:value="86" calcext:value-type="float">
            <text:p>86</text:p>
          </table:table-cell>
          <table:table-cell table:style-name="ce43" table:formula="of:=[M_Acu_NA.J62]-[M_Acu_NA.J61]" office:value-type="float" office:value="566" calcext:value-type="float">
            <text:p>566</text:p>
          </table:table-cell>
          <table:table-cell table:style-name="ce43" table:formula="of:=[M_Acu_NA.K62]-[M_Acu_NA.K61]" office:value-type="float" office:value="31" calcext:value-type="float">
            <text:p>31</text:p>
          </table:table-cell>
          <table:table-cell table:style-name="ce43" table:formula="of:=[M_Acu_NA.L62]-[M_Acu_NA.L61]" office:value-type="float" office:value="1" calcext:value-type="float">
            <text:p>1</text:p>
          </table:table-cell>
          <table:table-cell table:style-name="ce43" table:formula="of:=[M_Acu_NA.M62]-[M_Acu_NA.M61]" office:value-type="float" office:value="31" calcext:value-type="float">
            <text:p>31</text:p>
          </table:table-cell>
          <table:table-cell table:style-name="ce43" table:formula="of:=[M_Acu_NA.N62]-[M_Acu_NA.N61]" office:value-type="float" office:value="778" calcext:value-type="float">
            <text:p>778</text:p>
          </table:table-cell>
          <table:table-cell table:style-name="ce43" table:formula="of:=[M_Acu_NA.O62]-[M_Acu_NA.O61]" office:value-type="float" office:value="56" calcext:value-type="float">
            <text:p>56</text:p>
          </table:table-cell>
          <table:table-cell table:style-name="ce43" table:formula="of:=[M_Acu_NA.P62]-[M_Acu_NA.P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formula="of:=[M_Acu_NA.C63]-[M_Acu_NA.C62]" office:value-type="float" office:value="170" calcext:value-type="float">
            <text:p>170</text:p>
          </table:table-cell>
          <table:table-cell table:formula="of:=[M_Acu_NA.D63]-[M_Acu_NA.D62]" office:value-type="float" office:value="16" calcext:value-type="float">
            <text:p>16</text:p>
          </table:table-cell>
          <table:table-cell table:formula="of:=[M_Acu_NA.E63]-[M_Acu_NA.E62]" office:value-type="float" office:value="254" calcext:value-type="float">
            <text:p>254</text:p>
          </table:table-cell>
          <table:table-cell table:formula="of:=[M_Acu_NA.F63]-[M_Acu_NA.F62]" office:value-type="float" office:value="14" calcext:value-type="float">
            <text:p>14</text:p>
          </table:table-cell>
          <table:table-cell table:formula="of:=[M_Acu_NA.G63]-[M_Acu_NA.G62]" office:value-type="float" office:value="567" calcext:value-type="float">
            <text:p>567</text:p>
          </table:table-cell>
          <table:table-cell table:formula="of:=[M_Acu_NA.H63]-[M_Acu_NA.H62]" office:value-type="float" office:value="762" calcext:value-type="float">
            <text:p>762</text:p>
          </table:table-cell>
          <table:table-cell table:formula="of:=[M_Acu_NA.I63]-[M_Acu_NA.I62]" office:value-type="float" office:value="122" calcext:value-type="float">
            <text:p>122</text:p>
          </table:table-cell>
          <table:table-cell table:formula="of:=[M_Acu_NA.J63]-[M_Acu_NA.J62]" office:value-type="float" office:value="602" calcext:value-type="float">
            <text:p>602</text:p>
          </table:table-cell>
          <table:table-cell table:formula="of:=[M_Acu_NA.K63]-[M_Acu_NA.K62]" office:value-type="float" office:value="41" calcext:value-type="float">
            <text:p>41</text:p>
          </table:table-cell>
          <table:table-cell table:formula="of:=[M_Acu_NA.L63]-[M_Acu_NA.L62]" office:value-type="float" office:value="0" calcext:value-type="float">
            <text:p>0</text:p>
          </table:table-cell>
          <table:table-cell table:formula="of:=[M_Acu_NA.M63]-[M_Acu_NA.M62]" office:value-type="float" office:value="32" calcext:value-type="float">
            <text:p>32</text:p>
          </table:table-cell>
          <table:table-cell table:formula="of:=[M_Acu_NA.N63]-[M_Acu_NA.N62]" office:value-type="float" office:value="761" calcext:value-type="float">
            <text:p>761</text:p>
          </table:table-cell>
          <table:table-cell table:formula="of:=[M_Acu_NA.O63]-[M_Acu_NA.O62]" office:value-type="float" office:value="56" calcext:value-type="float">
            <text:p>56</text:p>
          </table:table-cell>
          <table:table-cell table:formula="of:=[M_Acu_NA.P63]-[M_Acu_NA.P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formula="of:=[M_Acu_NA.C64]-[M_Acu_NA.C63]" office:value-type="float" office:value="285" calcext:value-type="float">
            <text:p>285</text:p>
          </table:table-cell>
          <table:table-cell table:formula="of:=[M_Acu_NA.D64]-[M_Acu_NA.D63]" office:value-type="float" office:value="9" calcext:value-type="float">
            <text:p>9</text:p>
          </table:table-cell>
          <table:table-cell table:formula="of:=[M_Acu_NA.E64]-[M_Acu_NA.E63]" office:value-type="float" office:value="283" calcext:value-type="float">
            <text:p>283</text:p>
          </table:table-cell>
          <table:table-cell table:formula="of:=[M_Acu_NA.F64]-[M_Acu_NA.F63]" office:value-type="float" office:value="10" calcext:value-type="float">
            <text:p>10</text:p>
          </table:table-cell>
          <table:table-cell table:formula="of:=[M_Acu_NA.G64]-[M_Acu_NA.G63]" office:value-type="float" office:value="523" calcext:value-type="float">
            <text:p>523</text:p>
          </table:table-cell>
          <table:table-cell table:formula="of:=[M_Acu_NA.H64]-[M_Acu_NA.H63]" office:value-type="float" office:value="1438" calcext:value-type="float">
            <text:p>1438</text:p>
          </table:table-cell>
          <table:table-cell table:formula="of:=[M_Acu_NA.I64]-[M_Acu_NA.I63]" office:value-type="float" office:value="189" calcext:value-type="float">
            <text:p>189</text:p>
          </table:table-cell>
          <table:table-cell table:formula="of:=[M_Acu_NA.J64]-[M_Acu_NA.J63]" office:value-type="float" office:value="578" calcext:value-type="float">
            <text:p>578</text:p>
          </table:table-cell>
          <table:table-cell table:formula="of:=[M_Acu_NA.K64]-[M_Acu_NA.K63]" office:value-type="float" office:value="38" calcext:value-type="float">
            <text:p>38</text:p>
          </table:table-cell>
          <table:table-cell table:formula="of:=[M_Acu_NA.L64]-[M_Acu_NA.L63]" office:value-type="float" office:value="1" calcext:value-type="float">
            <text:p>1</text:p>
          </table:table-cell>
          <table:table-cell table:formula="of:=[M_Acu_NA.M64]-[M_Acu_NA.M63]" office:value-type="float" office:value="32" calcext:value-type="float">
            <text:p>32</text:p>
          </table:table-cell>
          <table:table-cell table:formula="of:=[M_Acu_NA.N64]-[M_Acu_NA.N63]" office:value-type="float" office:value="861" calcext:value-type="float">
            <text:p>861</text:p>
          </table:table-cell>
          <table:table-cell table:formula="of:=[M_Acu_NA.O64]-[M_Acu_NA.O63]" office:value-type="float" office:value="45" calcext:value-type="float">
            <text:p>45</text:p>
          </table:table-cell>
          <table:table-cell table:formula="of:=[M_Acu_NA.P64]-[M_Acu_NA.P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formula="of:=[M_Acu_NA.C65]-[M_Acu_NA.C64]" office:value-type="float" office:value="315" calcext:value-type="float">
            <text:p>315</text:p>
          </table:table-cell>
          <table:table-cell table:formula="of:=[M_Acu_NA.D65]-[M_Acu_NA.D64]" office:value-type="float" office:value="17" calcext:value-type="float">
            <text:p>17</text:p>
          </table:table-cell>
          <table:table-cell table:formula="of:=[M_Acu_NA.E65]-[M_Acu_NA.E64]" office:value-type="float" office:value="417" calcext:value-type="float">
            <text:p>417</text:p>
          </table:table-cell>
          <table:table-cell table:formula="of:=[M_Acu_NA.F65]-[M_Acu_NA.F64]" office:value-type="float" office:value="12" calcext:value-type="float">
            <text:p>12</text:p>
          </table:table-cell>
          <table:table-cell table:formula="of:=[M_Acu_NA.G65]-[M_Acu_NA.G64]" office:value-type="float" office:value="551" calcext:value-type="float">
            <text:p>551</text:p>
          </table:table-cell>
          <table:table-cell table:formula="of:=[M_Acu_NA.H65]-[M_Acu_NA.H64]" office:value-type="float" office:value="753" calcext:value-type="float">
            <text:p>753</text:p>
          </table:table-cell>
          <table:table-cell table:formula="of:=[M_Acu_NA.I65]-[M_Acu_NA.I64]" office:value-type="float" office:value="181" calcext:value-type="float">
            <text:p>181</text:p>
          </table:table-cell>
          <table:table-cell table:formula="of:=[M_Acu_NA.J65]-[M_Acu_NA.J64]" office:value-type="float" office:value="525" calcext:value-type="float">
            <text:p>525</text:p>
          </table:table-cell>
          <table:table-cell table:formula="of:=[M_Acu_NA.K65]-[M_Acu_NA.K64]" office:value-type="float" office:value="42" calcext:value-type="float">
            <text:p>42</text:p>
          </table:table-cell>
          <table:table-cell table:formula="of:=[M_Acu_NA.L65]-[M_Acu_NA.L64]" office:value-type="float" office:value="0" calcext:value-type="float">
            <text:p>0</text:p>
          </table:table-cell>
          <table:table-cell table:formula="of:=[M_Acu_NA.M65]-[M_Acu_NA.M64]" office:value-type="float" office:value="30" calcext:value-type="float">
            <text:p>30</text:p>
          </table:table-cell>
          <table:table-cell table:formula="of:=[M_Acu_NA.N65]-[M_Acu_NA.N64]" office:value-type="float" office:value="847" calcext:value-type="float">
            <text:p>847</text:p>
          </table:table-cell>
          <table:table-cell table:formula="of:=[M_Acu_NA.O65]-[M_Acu_NA.O64]" office:value-type="float" office:value="38" calcext:value-type="float">
            <text:p>38</text:p>
          </table:table-cell>
          <table:table-cell table:formula="of:=[M_Acu_NA.P65]-[M_Acu_NA.P64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formula="of:=[M_Acu_NA.C66]-[M_Acu_NA.C65]" office:value-type="float" office:value="299" calcext:value-type="float">
            <text:p>299</text:p>
          </table:table-cell>
          <table:table-cell table:formula="of:=[M_Acu_NA.D66]-[M_Acu_NA.D65]" office:value-type="float" office:value="21" calcext:value-type="float">
            <text:p>21</text:p>
          </table:table-cell>
          <table:table-cell table:formula="of:=[M_Acu_NA.E66]-[M_Acu_NA.E65]" office:value-type="float" office:value="306" calcext:value-type="float">
            <text:p>306</text:p>
          </table:table-cell>
          <table:table-cell table:formula="of:=[M_Acu_NA.F66]-[M_Acu_NA.F65]" office:value-type="float" office:value="15" calcext:value-type="float">
            <text:p>15</text:p>
          </table:table-cell>
          <table:table-cell table:formula="of:=[M_Acu_NA.G66]-[M_Acu_NA.G65]" office:value-type="float" office:value="585" calcext:value-type="float">
            <text:p>585</text:p>
          </table:table-cell>
          <table:table-cell table:formula="of:=[M_Acu_NA.H66]-[M_Acu_NA.H65]" office:value-type="float" office:value="761" calcext:value-type="float">
            <text:p>761</text:p>
          </table:table-cell>
          <table:table-cell table:formula="of:=[M_Acu_NA.I66]-[M_Acu_NA.I65]" office:value-type="float" office:value="144" calcext:value-type="float">
            <text:p>144</text:p>
          </table:table-cell>
          <table:table-cell table:formula="of:=[M_Acu_NA.J66]-[M_Acu_NA.J65]" office:value-type="float" office:value="575" calcext:value-type="float">
            <text:p>575</text:p>
          </table:table-cell>
          <table:table-cell table:formula="of:=[M_Acu_NA.K66]-[M_Acu_NA.K65]" office:value-type="float" office:value="44" calcext:value-type="float">
            <text:p>44</text:p>
          </table:table-cell>
          <table:table-cell/>
          <table:table-cell table:formula="of:=[M_Acu_NA.M66]-[M_Acu_NA.M65]" office:value-type="float" office:value="28" calcext:value-type="float">
            <text:p>28</text:p>
          </table:table-cell>
          <table:table-cell/>
          <table:table-cell table:formula="of:=[M_Acu_NA.O66]-[M_Acu_NA.O65]" office:value-type="float" office:value="21" calcext:value-type="float">
            <text:p>21</text:p>
          </table:table-cell>
          <table:table-cell table:formula="of:=[M_Acu_NA.P66]-[M_Acu_NA.P65]" office:value-type="float" office:value="44" calcext:value-type="float">
            <text:p>44</text:p>
          </table:table-cell>
        </table:table-row>
        <table:table-row table:style-name="ro1" table:number-rows-repeated="40">
          <table:table-cell/>
          <table:table-cell table:style-name="ce63"/>
          <table:table-cell/>
          <table:table-cell table:style-name="Default" table:number-columns-repeated="13"/>
        </table:table-row>
        <table:table-row table:style-name="ro1">
          <table:table-cell/>
          <table:table-cell table:style-name="ce63"/>
          <table:table-cell/>
          <table:table-cell table:style-name="Default" table:number-columns-repeated="13"/>
        </table:table-row>
      </table:table>
      <table:table table:name="M_Acu_NA" table:style-name="ta1">
        <office:forms form:automatic-focus="false" form:apply-design-mode="false"/>
        <table:table-column table:style-name="co4" table:default-cell-style-name="ce42"/>
        <table:table-column table:style-name="co5" table:default-cell-style-name="Default"/>
        <table:table-column table:style-name="co5" table:number-columns-repeated="10" table:default-cell-style-name="ce42"/>
        <table:table-column table:style-name="co7" table:number-columns-repeated="6" table:default-cell-style-name="ce42"/>
        <table:table-column table:style-name="co7" table:number-columns-repeated="12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3" table:number-columns-repeated="13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number-columns-repeated="16"/>
          <table:table-cell table:style-name="ce58" table:number-columns-repeated="33"/>
        </table:table-row>
        <table:table-row table:style-name="ro1">
          <table:table-cell/>
          <table:table-cell table:style-name="ce42"/>
          <table:table-cell table:number-columns-repeated="49"/>
        </table:table-row>
        <table:table-row table:style-name="ro1">
          <table:table-cell/>
          <table:table-cell table:style-name="ce49"/>
          <table:table-cell table:style-name="ce44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44" office:value-type="string" calcext:value-type="string">
            <text:p>España</text:p>
          </table:table-cell>
          <table:table-cell table:style-name="ce44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44" office:value-type="string" calcext:value-type="string">
            <text:p>Italia</text:p>
          </table:table-cell>
          <table:table-cell table:style-name="ce44" office:value-type="string" calcext:value-type="string">
            <text:p>Irlanda</text:p>
          </table:table-cell>
          <table:table-cell table:style-name="ce44" office:value-type="string" calcext:value-type="string">
            <text:p>Luxembur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 table:number-columns-repeated="32"/>
        </table:table-row>
        <table:table-row table:style-name="ro1">
          <table:table-cell table:style-name="ce43"/>
          <table:table-cell table:style-name="ce50" office:value-type="date" office:date-value="2020-02-20" calcext:value-type="date">
            <text:p>20/02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table:number-columns-repeated="9"/>
          <table:table-cell table:number-columns-repeated="35"/>
        </table:table-row>
        <table:table-row table:style-name="ro1">
          <table:table-cell/>
          <table:table-cell table:style-name="ce51" office:value-type="date" office:date-value="2020-02-21" calcext:value-type="date">
            <text:p>21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2" calcext:value-type="date">
            <text:p>22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table:style-name="ce44"/>
          <table:table-cell table:style-name="ce52" office:value-type="date" office:date-value="2020-02-23" calcext:value-type="date">
            <text:p>23/02</text:p>
          </table:table-cell>
          <table:table-cell table:style-name="ce44" table:number-columns-repeated="4"/>
          <table:table-cell table:style-name="ce5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44" table:number-columns-repeated="6"/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2-24" calcext:value-type="date">
            <text:p>24/02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5" calcext:value-type="date">
            <text:p>25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6" calcext:value-type="date">
            <text:p>26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7" calcext:value-type="date">
            <text:p>27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8" calcext:value-type="date">
            <text:p>28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9" calcext:value-type="date">
            <text:p>29/02</text:p>
          </table:table-cell>
          <table:table-cell table:style-name="ce53" table:number-columns-repeated="4"/>
          <table:table-cell table:style-name="ce54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number-columns-repeated="41"/>
        </table:table-row>
        <table:table-row table:style-name="ro1">
          <table:table-cell table:style-name="ce44"/>
          <table:table-cell table:style-name="ce52" office:value-type="date" office:date-value="2020-03-01" calcext:value-type="date">
            <text:p>01/03</text:p>
          </table:table-cell>
          <table:table-cell table:style-name="ce44" table:number-columns-repeated="4"/>
          <table:table-cell table:style-name="ce55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/>
          <table:table-cell table:style-name="ce44" office:value-type="float" office:value="34" calcext:value-type="float">
            <text:p>34</text:p>
          </table:table-cell>
          <table:table-cell table:number-columns-repeated="41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2" calcext:value-type="date">
            <text:p>02/03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52" calcext:value-type="float">
            <text:p>52</text:p>
          </table:table-cell>
          <table:table-cell table:style-name="ce43" table:number-columns-repeated="6"/>
          <table:table-cell table:number-columns-repeated="35"/>
        </table:table-row>
        <table:table-row table:style-name="ro1">
          <table:table-cell/>
          <table:table-cell table:style-name="ce51" office:value-type="date" office:date-value="2020-03-03" calcext:value-type="date">
            <text:p>03/03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2]+[.R23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3]+[.R24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07" calcext:value-type="date">
            <text:p>07/03</text:p>
          </table:table-cell>
          <table:table-cell table:number-columns-repeated="4"/>
          <table:table-cell table:style-name="ce5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4]+[.R25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08" calcext:value-type="date">
            <text:p>08/03</text:p>
          </table:table-cell>
          <table:table-cell table:style-name="ce44" table:number-columns-repeated="4"/>
          <table:table-cell table:style-name="ce55" office:value-type="float" office:value="10" calcext:value-type="float">
            <text:p>1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66" calcext:value-type="float">
            <text:p>366</text:p>
          </table:table-cell>
          <table:table-cell table:style-name="ce44" table:number-columns-repeated="3"/>
          <table:table-cell table:style-name="ce44" office:value-type="float" office:value="3" calcext:value-type="float">
            <text:p>3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5]+[.R26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9" calcext:value-type="date">
            <text:p>09/0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463" calcext:value-type="float">
            <text:p>4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6]+[.R27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7]+[.R28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8]+[.R29]"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29]+[.R30]" office:value-type="float" office:value="6" calcext:value-type="float">
            <text:p>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30]+[.R31]"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4" calcext:value-type="date">
            <text:p>14/0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53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S31]+[.R32]"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15" calcext:value-type="date">
            <text:p>15/0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44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S32]+[.R33]" office:value-type="float" office:value="17" calcext:value-type="float">
            <text:p>17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16" calcext:value-type="date">
            <text:p>16/0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58" calcext:value-type="float">
            <text:p>2158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S33]+[.R34]" office:value-type="float" office:value="26" calcext:value-type="float">
            <text:p>2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34]+[.R35]" office:value-type="float" office:value="29" calcext:value-type="float">
            <text:p>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S35]+[.R36]" office:value-type="float" office:value="38" calcext:value-type="float">
            <text:p>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S36]+[.R37]" office:value-type="float" office:value="43" calcext:value-type="float">
            <text:p>4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S37]+[.R38]" office:value-type="float" office:value="67" calcext:value-type="float">
            <text:p>6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S38]+[.R39]" office:value-type="float" office:value="83" calcext:value-type="float">
            <text:p>83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22" calcext:value-type="date">
            <text:p>22/0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20" calcext:value-type="float">
            <text:p>1720</text:p>
          </table:table-cell>
          <table:table-cell table:style-name="ce44" office:value-type="float" office:value="674" calcext:value-type="float">
            <text:p>674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5476" calcext:value-type="float">
            <text:p>547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S39]+[.R40]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23" calcext:value-type="date">
            <text:p>23/03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82" calcext:value-type="float">
            <text:p>2182</text:p>
          </table:table-cell>
          <table:table-cell table:style-name="ce43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43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S40]+[.R41]" office:value-type="float" office:value="129" calcext:value-type="float">
            <text:p>1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S41]+[.R42]" office:value-type="float" office:value="153" calcext:value-type="float">
            <text:p>15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S42]+[.R43]" office:value-type="float" office:value="176" calcext:value-type="float">
            <text:p>17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5" calcext:value-type="float">
            <text:p>135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S43]+[.R44]" office:value-type="float" office:value="226" calcext:value-type="float">
            <text:p>22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7" calcext:value-type="float">
            <text:p>167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S44]+[.R45]" office:value-type="float" office:value="249" calcext:value-type="float">
            <text:p>24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2" calcext:value-type="float">
            <text:p>202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S45]+[.R46]" office:value-type="float" office:value="291" calcext:value-type="float">
            <text:p>29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0" calcext:value-type="float">
            <text:p>240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S46]+[.R47]" office:value-type="float" office:value="327" calcext:value-type="float">
            <text:p>327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30" calcext:value-type="date">
            <text:p>30/03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7340" calcext:value-type="float">
            <text:p>7340</text:p>
          </table:table-cell>
          <table:table-cell table:style-name="ce43" office:value-type="float" office:value="3024" calcext:value-type="float">
            <text:p>3024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11591" calcext:value-type="float">
            <text:p>1159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789" calcext:value-type="float">
            <text:p>1789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S47]+[.R48]" office:value-type="float" office:value="378" calcext:value-type="float">
            <text:p>37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7" calcext:value-type="float">
            <text:p>327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48]+[.R49]" office:value-type="float" office:value="442" calcext:value-type="float">
            <text:p>44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77" calcext:value-type="float">
            <text:p>377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S49]+[.R50]" office:value-type="float" office:value="497" calcext:value-type="float">
            <text:p>49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4" calcext:value-type="float">
            <text:p>44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S50]+[.R51]" office:value-type="float" office:value="544" calcext:value-type="float">
            <text:p>544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19" calcext:value-type="float">
            <text:p>519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51]+[.R52]" office:value-type="float" office:value="608" calcext:value-type="float">
            <text:p>60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85" calcext:value-type="float">
            <text:p>585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S52]+[.R53]" office:value-type="float" office:value="668" calcext:value-type="float">
            <text:p>668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4-05" calcext:value-type="date">
            <text:p>05/04</text:p>
          </table:table-cell>
          <table:table-cell table:style-name="ce44" office:value-type="float" office:value="1342" calcext:value-type="float">
            <text:p>1342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1447" calcext:value-type="float">
            <text:p>1447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12418" calcext:value-type="float">
            <text:p>12418</text:p>
          </table:table-cell>
          <table:table-cell table:style-name="ce44" office:value-type="float" office:value="8078" calcext:value-type="float">
            <text:p>8078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5887" calcext:value-type="float">
            <text:p>1588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office:value-type="float" office:value="5373" calcext:value-type="float">
            <text:p>5373</text:p>
          </table:table-cell>
          <table:table-cell table:style-name="ce44" office:value-type="float" office:value="664" calcext:value-type="float">
            <text:p>664</text:p>
          </table:table-cell>
          <table:table-cell table:style-name="ce44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S53]+[.R54]" office:value-type="float" office:value="725" calcext:value-type="float">
            <text:p>725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06" calcext:value-type="date">
            <text:p>06/04</text:p>
          </table:table-cell>
          <table:table-cell table:style-name="ce43" office:value-type="float" office:value="1434" calcext:value-type="float">
            <text:p>1434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632" calcext:value-type="float">
            <text:p>1632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3055" calcext:value-type="float">
            <text:p>13055</text:p>
          </table:table-cell>
          <table:table-cell table:style-name="ce43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43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51" calcext:value-type="float">
            <text:p>751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S54]+[.R55]" office:value-type="float" office:value="773" calcext:value-type="float">
            <text:p>77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27" calcext:value-type="float">
            <text:p>827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S55]+[.R56]" office:value-type="float" office:value="829" calcext:value-type="float">
            <text:p>8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26" calcext:value-type="float">
            <text:p>926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S56]+[.R57]" office:value-type="float" office:value="895" calcext:value-type="float">
            <text:p>895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992" calcext:value-type="float">
            <text:p>992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S57]+[.R58]" office:value-type="float" office:value="949" calcext:value-type="float">
            <text:p>94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054" calcext:value-type="float">
            <text:p>1054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S58]+[.R59]" office:value-type="float" office:value="1002" calcext:value-type="float">
            <text:p>100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117" calcext:value-type="float">
            <text:p>1117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S59]+[.R60]" office:value-type="float" office:value="1056" calcext:value-type="float">
            <text:p>1056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4-12" calcext:value-type="date">
            <text:p>12/04</text:p>
          </table:table-cell>
          <table:table-cell table:style-name="ce44" office:value-type="float" office:value="2673" calcext:value-type="float">
            <text:p>2673</text:p>
          </table:table-cell>
          <table:table-cell table:style-name="ce44" office:value-type="float" office:value="350" calcext:value-type="float">
            <text:p>35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16972" calcext:value-type="float">
            <text:p>16972</text:p>
          </table:table-cell>
          <table:table-cell table:style-name="ce44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44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184" calcext:value-type="float">
            <text:p>1184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S60]+[.R61]" office:value-type="float" office:value="1103" calcext:value-type="float">
            <text:p>1103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13" calcext:value-type="date">
            <text:p>13/04</text:p>
          </table:table-cell>
          <table:table-cell table:style-name="ce43" office:value-type="float" office:value="2799" calcext:value-type="float">
            <text:p>2799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3903" calcext:value-type="float">
            <text:p>3903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17489" calcext:value-type="float">
            <text:p>17489</text:p>
          </table:table-cell>
          <table:table-cell table:style-name="ce43" office:value-type="float" office:value="14967" calcext:value-type="float">
            <text:p>14967</text:p>
          </table:table-cell>
          <table:table-cell table:style-name="ce43" office:value-type="float" office:value="2823" calcext:value-type="float">
            <text:p>2823</text:p>
          </table:table-cell>
          <table:table-cell table:style-name="ce43" office:value-type="float" office:value="20465" calcext:value-type="float">
            <text:p>20465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12107" calcext:value-type="float">
            <text:p>12107</text:p>
          </table:table-cell>
          <table:table-cell table:style-name="ce43" office:value-type="float" office:value="1240" calcext:value-type="float">
            <text:p>1240</text:p>
          </table:table-cell>
          <table:table-cell table:style-name="ce43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S61]+[.R62]" office:value-type="float" office:value="1138" calcext:value-type="float">
            <text:p>11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296" calcext:value-type="float">
            <text:p>1296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S62]+[.R63]" office:value-type="float" office:value="1174" calcext:value-type="float">
            <text:p>1174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8" calcext:value-type="float">
            <text:p>68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341" calcext:value-type="float">
            <text:p>1341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63]+[.R64]" office:value-type="float" office:value="1238" calcext:value-type="float">
            <text:p>12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office:value-type="float" office:value="486" calcext:value-type="float">
            <text:p>486</text:p>
          </table:table-cell>
          <table:table-cell office:value-type="float" office:value="68" calcext:value-type="float">
            <text:p>68</text:p>
          </table:table-cell>
          <table:table-cell office:value-type="float" office:value="629" calcext:value-type="float">
            <text:p>629</text:p>
          </table:table-cell>
          <table:table-cell office:value-type="float" office:value="14576" calcext:value-type="float">
            <text:p>14576</text:p>
          </table:table-cell>
          <table:table-cell office:value-type="float" office:value="1379" calcext:value-type="float">
            <text:p>1379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S64]+[.R65]" office:value-type="float" office:value="1281" calcext:value-type="float">
            <text:p>128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7" calcext:value-type="date">
            <text:p>17/04</text:p>
          </table:table-cell>
          <table:table-cell office:value-type="float" office:value="3868" calcext:value-type="float">
            <text:p>3868</text:p>
          </table:table-cell>
          <table:table-cell office:value-type="float" office:value="431" calcext:value-type="float">
            <text:p>431</text:p>
          </table:table-cell>
          <table:table-cell office:value-type="float" office:value="5163" calcext:value-type="float">
            <text:p>5163</text:p>
          </table:table-cell>
          <table:table-cell office:value-type="float" office:value="336" calcext:value-type="float">
            <text:p>336</text:p>
          </table:table-cell>
          <table:table-cell office:value-type="float" office:value="19715" calcext:value-type="float">
            <text:p>19715</text:p>
          </table:table-cell>
          <table:table-cell office:value-type="float" office:value="18681" calcext:value-type="float">
            <text:p>18681</text:p>
          </table:table-cell>
          <table:table-cell office:value-type="float" office:value="3459" calcext:value-type="float">
            <text:p>3459</text:p>
          </table:table-cell>
          <table:table-cell office:value-type="float" office:value="22745" calcext:value-type="float">
            <text:p>22745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float" office:value="657" calcext:value-type="float">
            <text:p>657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S65]+[.R66]" office:value-type="float" office:value="1325" calcext:value-type="float">
            <text:p>1325</text:p>
          </table:table-cell>
          <table:table-cell table:number-columns-repeated="32"/>
        </table:table-row>
        <table:table-row table:style-name="ro1" table:number-rows-repeated="3">
          <table:table-cell/>
          <table:table-cell table:style-name="ce51"/>
          <table:table-cell table:number-columns-repeated="49"/>
        </table:table-row>
        <table:table-row table:style-name="ro1" table:number-rows-repeated="28">
          <table:table-cell/>
          <table:table-cell table:style-name="ce42"/>
          <table:table-cell table:number-columns-repeated="49"/>
        </table:table-row>
        <table:table-row table:style-name="ro1" table:number-rows-repeated="12">
          <table:table-cell table:number-columns-repeated="51"/>
        </table:table-row>
        <table:table-row table:style-name="ro1">
          <table:table-cell table:style-name="ce45"/>
          <table:table-cell table:number-columns-repeated="11"/>
          <table:table-cell table:style-name="ce45" table:number-columns-repeated="6"/>
          <table:table-cell table:style-name="ce59" table:number-columns-repeated="33"/>
        </table:table-row>
        <table:table-row table:style-name="ro1" table:number-rows-repeated="104846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M_Dia_A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51"/>
        <table:table-column table:style-name="co16" table:number-columns-repeated="4" table:default-cell-style-name="ce64"/>
        <table:table-column table:style-name="co16" table:default-cell-style-name="ce67"/>
        <table:table-column table:style-name="co16" table:number-columns-repeated="2" table:default-cell-style-name="ce64"/>
        <table:table-column table:style-name="co16" table:default-cell-style-name="ce67"/>
        <table:table-column table:style-name="co16" table:number-columns-repeated="6" table:default-cell-style-name="ce64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4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8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5"/>
          <table:table-cell table:style-name="ce53" table:number-columns-repeated="5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4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4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64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64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2.0980228818" calcext:value-type="float">
            <text:p>2.1</text:p>
          </table:table-cell>
          <table:table-cell table:style-name="ce73"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2" table:number-columns-repeated="14"/>
        </table:table-row>
        <table:table-row table:style-name="ro1">
          <table:table-cell/>
          <table:table-cell table:style-name="ce49"/>
          <table:table-cell table:style-name="ce44" table:formula="of:=[M_Dia_NA.C8]" office:value-type="string" office:string-value="Alemania" calcext:value-type="string">
            <text:p>Alemania</text:p>
          </table:table-cell>
          <table:table-cell table:style-name="ce44" table:formula="of:=[M_Dia_NA.D8]" office:value-type="string" office:string-value="Austria" calcext:value-type="string">
            <text:p>Austria</text:p>
          </table:table-cell>
          <table:table-cell table:style-name="ce44" table:formula="of:=[M_Dia_NA.E8]" office:value-type="string" office:string-value="Bélgica" calcext:value-type="string">
            <text:p>Bélgica</text:p>
          </table:table-cell>
          <table:table-cell table:style-name="ce44" table:formula="of:=[M_Dia_NA.F8]" office:value-type="string" office:string-value="Dinamarca" calcext:value-type="string">
            <text:p>Dinamarca</text:p>
          </table:table-cell>
          <table:table-cell table:style-name="ce44" table:formula="of:=[M_Dia_NA.G8]" office:value-type="string" office:string-value="España" calcext:value-type="string">
            <text:p>España</text:p>
          </table:table-cell>
          <table:table-cell table:style-name="ce44" table:formula="of:=[M_Dia_NA.H8]" office:value-type="string" office:string-value="Francia" calcext:value-type="string">
            <text:p>Francia</text:p>
          </table:table-cell>
          <table:table-cell table:style-name="ce44" table:formula="of:=[M_Dia_NA.I8]" office:value-type="string" office:string-value="Holanda" calcext:value-type="string">
            <text:p>Holanda</text:p>
          </table:table-cell>
          <table:table-cell table:style-name="ce44" table:formula="of:=[M_Dia_NA.J8]" office:value-type="string" office:string-value="Italia" calcext:value-type="string">
            <text:p>Italia</text:p>
          </table:table-cell>
          <table:table-cell table:style-name="ce44" table:formula="of:=[M_Dia_NA.K8]" office:value-type="string" office:string-value="Irlanda" calcext:value-type="string">
            <text:p>Irlanda</text:p>
          </table:table-cell>
          <table:table-cell table:style-name="ce44" table:formula="of:=[M_Dia_NA.L8]" office:value-type="string" office:string-value="Luxemburgo" calcext:value-type="string">
            <text:p>Luxemburgo</text:p>
          </table:table-cell>
          <table:table-cell table:style-name="ce44" table:formula="of:=[M_Dia_NA.M8]" office:value-type="string" office:string-value="Portugal" calcext:value-type="string">
            <text:p>Portugal</text:p>
          </table:table-cell>
          <table:table-cell table:style-name="ce44" table:formula="of:=[M_Dia_NA.N8]" office:value-type="string" office:string-value="Reino Unido" calcext:value-type="string">
            <text:p>Reino Unido</text:p>
          </table:table-cell>
          <table:table-cell table:style-name="ce44" table:formula="of:=[M_Dia_NA.O8]" office:value-type="string" office:string-value="Suecia" calcext:value-type="string">
            <text:p>Suecia</text:p>
          </table:table-cell>
          <table:table-cell table:style-name="ce44" table:formula="of:=[M_Dia_NA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Dia_NA.B9]" office:value-type="date" office:date-value="2020-02-20" calcext:value-type="date">
            <text:p>20/02</text:p>
          </table:table-cell>
          <table:table-cell table:number-columns-repeated="4"/>
          <table:table-cell table:style-name="ce64"/>
          <table:table-cell table:number-columns-repeated="2"/>
          <table:table-cell table:style-name="ce64"/>
          <table:table-cell table:number-columns-repeated="6"/>
        </table:table-row>
        <table:table-row table:style-name="ro1">
          <table:table-cell/>
          <table:table-cell table:formula="of:=[M_Dia_NA.B10]" office:value-type="date" office:date-value="2020-02-21" calcext:value-type="date">
            <text:p>21/02</text:p>
          </table:table-cell>
          <table:table-cell table:number-columns-repeated="4"/>
          <table:table-cell table:style-name="ce64"/>
          <table:table-cell table:style-name="ce71" table:formula="of:=[M_Dia_NA.H10]/[.$H$6]" office:value-type="float" office:value="0.0748973033039256" calcext:value-type="float">
            <text:p>0.07</text:p>
          </table:table-cell>
          <table:table-cell/>
          <table:table-cell table:style-name="ce71" table:formula="of:=[M_Dia_NA.J10]/[.$J$6]" office:value-type="float" office:value="0.0740669220042003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M_Dia_NA.B11]" office:value-type="date" office:date-value="2020-02-22" calcext:value-type="date">
            <text:p>22/02</text:p>
          </table:table-cell>
          <table:table-cell table:number-columns-repeated="4"/>
          <table:table-cell table:style-name="ce64"/>
          <table:table-cell table:formula="of:=[M_Dia_NA.H11]/[.$H$6]" office:value-type="float" office:value="0" calcext:value-type="float">
            <text:p>0.0</text:p>
          </table:table-cell>
          <table:table-cell/>
          <table:table-cell table:style-name="ce64" table:formula="of:=[M_Dia_NA.J11]/[.$J$6]" office:value-type="float" office:value="0.0740669220042003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Dia_NA.B12]" office:value-type="date" office:date-value="2020-02-23" calcext:value-type="date">
            <text:p>23/02</text:p>
          </table:table-cell>
          <table:table-cell table:number-columns-repeated="4"/>
          <table:table-cell table:style-name="ce64"/>
          <table:table-cell table:formula="of:=[M_Dia_NA.H12]/[.$H$6]" office:value-type="float" office:value="0" calcext:value-type="float">
            <text:p>0.0</text:p>
          </table:table-cell>
          <table:table-cell/>
          <table:table-cell table:style-name="ce64" table:formula="of:=[M_Dia_NA.J12]/[.$J$6]" office:value-type="float" office:value="0.0740669220042003" calcext:value-type="float">
            <text:p>0.1</text:p>
          </table:table-cell>
          <table:table-cell table:number-columns-repeated="6"/>
        </table:table-row>
        <table:table-row table:style-name="ro1">
          <table:table-cell table:style-name="ce61" table:formula="of:=[M_Dia_NA.A13]" office:value-type="string" office:string-value="L" calcext:value-type="string">
            <text:p>L</text:p>
          </table:table-cell>
          <table:table-cell table:style-name="ce50" table:formula="of:=[M_Dia_NA.B13]" office:value-type="date" office:date-value="2020-02-24" calcext:value-type="date">
            <text:p>24/02</text:p>
          </table:table-cell>
          <table:table-cell table:style-name="ce65" table:number-columns-repeated="5"/>
          <table:table-cell table:style-name="ce65" table:formula="of:=[M_Dia_NA.H13]/[.$H$6]" office:value-type="float" office:value="0" calcext:value-type="float">
            <text:p>0.0</text:p>
          </table:table-cell>
          <table:table-cell table:style-name="ce65"/>
          <table:table-cell table:style-name="ce65" table:formula="of:=[M_Dia_NA.J13]/[.$J$6]" office:value-type="float" office:value="0.296267688016801" calcext:value-type="float">
            <text:p>0.3</text:p>
          </table:table-cell>
          <table:table-cell table:style-name="ce65" table:number-columns-repeated="6"/>
        </table:table-row>
        <table:table-row table:style-name="ro1">
          <table:table-cell/>
          <table:table-cell table:formula="of:=[M_Dia_NA.B14]" office:value-type="date" office:date-value="2020-02-25" calcext:value-type="date">
            <text:p>25/02</text:p>
          </table:table-cell>
          <table:table-cell table:number-columns-repeated="4"/>
          <table:table-cell table:style-name="ce64"/>
          <table:table-cell table:formula="of:=[M_Dia_NA.H14]/[.$H$6]" office:value-type="float" office:value="0" calcext:value-type="float">
            <text:p>0.0</text:p>
          </table:table-cell>
          <table:table-cell/>
          <table:table-cell table:style-name="ce64" table:formula="of:=[M_Dia_NA.J14]/[.$J$6]" office:value-type="float" office:value="0.222200766012601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M_Dia_NA.B15]" office:value-type="date" office:date-value="2020-02-26" calcext:value-type="date">
            <text:p>26/02</text:p>
          </table:table-cell>
          <table:table-cell table:number-columns-repeated="4"/>
          <table:table-cell table:style-name="ce64"/>
          <table:table-cell table:formula="of:=[M_Dia_NA.H15]/[.$H$6]" office:value-type="float" office:value="0.0748973033039256" calcext:value-type="float">
            <text:p>0.1</text:p>
          </table:table-cell>
          <table:table-cell/>
          <table:table-cell table:style-name="ce64" table:formula="of:=[M_Dia_NA.J15]/[.$J$6]" office:value-type="float" office:value="0.14813384400840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Dia_NA.B16]" office:value-type="date" office:date-value="2020-02-27" calcext:value-type="date">
            <text:p>27/02</text:p>
          </table:table-cell>
          <table:table-cell table:number-columns-repeated="4"/>
          <table:table-cell table:style-name="ce64"/>
          <table:table-cell table:formula="of:=[M_Dia_NA.H16]/[.$H$6]" office:value-type="float" office:value="0" calcext:value-type="float">
            <text:p>0.0</text:p>
          </table:table-cell>
          <table:table-cell/>
          <table:table-cell table:style-name="ce64" table:formula="of:=[M_Dia_NA.J16]/[.$J$6]" office:value-type="float" office:value="0.370334610021002" calcext:value-type="float">
            <text:p>0.4</text:p>
          </table:table-cell>
          <table:table-cell table:number-columns-repeated="6"/>
        </table:table-row>
        <table:table-row table:style-name="ro1">
          <table:table-cell/>
          <table:table-cell table:formula="of:=[M_Dia_NA.B17]" office:value-type="date" office:date-value="2020-02-28" calcext:value-type="date">
            <text:p>28/02</text:p>
          </table:table-cell>
          <table:table-cell table:number-columns-repeated="4"/>
          <table:table-cell table:style-name="ce64"/>
          <table:table-cell table:formula="of:=[M_Dia_NA.H17]/[.$H$6]" office:value-type="float" office:value="0" calcext:value-type="float">
            <text:p>0.0</text:p>
          </table:table-cell>
          <table:table-cell/>
          <table:table-cell table:style-name="ce64" table:formula="of:=[M_Dia_NA.J17]/[.$J$6]" office:value-type="float" office:value="0.296267688016801" calcext:value-type="float">
            <text:p>0.3</text:p>
          </table:table-cell>
          <table:table-cell table:number-columns-repeated="6"/>
        </table:table-row>
        <table:table-row table:style-name="ro1">
          <table:table-cell/>
          <table:table-cell table:formula="of:=[M_Dia_NA.B18]" office:value-type="date" office:date-value="2020-02-29" calcext:value-type="date">
            <text:p>29/02</text:p>
          </table:table-cell>
          <table:table-cell table:number-columns-repeated="4"/>
          <table:table-cell table:style-name="ce64"/>
          <table:table-cell table:formula="of:=[M_Dia_NA.H18]/[.$H$6]" office:value-type="float" office:value="0" calcext:value-type="float">
            <text:p>0.0</text:p>
          </table:table-cell>
          <table:table-cell/>
          <table:table-cell table:style-name="ce64" table:formula="of:=[M_Dia_NA.J18]/[.$J$6]" office:value-type="float" office:value="0.592535376033603" calcext:value-type="float">
            <text:p>0.6</text:p>
          </table:table-cell>
          <table:table-cell table:number-columns-repeated="6"/>
        </table:table-row>
        <table:table-row table:style-name="ro1">
          <table:table-cell table:style-name="ce62"/>
          <table:table-cell table:style-name="ce52" table:formula="of:=[M_Dia_NA.B19]" office:value-type="date" office:date-value="2020-03-01" calcext:value-type="date">
            <text:p>01/03</text:p>
          </table:table-cell>
          <table:table-cell table:style-name="ce66" table:number-columns-repeated="5"/>
          <table:table-cell table:style-name="ce66" table:formula="of:=[M_Dia_NA.H19]/[.$H$6]" office:value-type="float" office:value="0" calcext:value-type="float">
            <text:p>0.0</text:p>
          </table:table-cell>
          <table:table-cell table:style-name="ce66"/>
          <table:table-cell table:style-name="ce66" table:formula="of:=[M_Dia_NA.J19]/[.$J$6]" office:value-type="float" office:value="0.370334610021002" calcext:value-type="float">
            <text:p>0.4</text:p>
          </table:table-cell>
          <table:table-cell table:style-name="ce66" table:number-columns-repeated="6"/>
        </table:table-row>
        <table:table-row table:style-name="ro1">
          <table:table-cell table:style-name="ce63" table:formula="of:=[M_Dia_NA.A20]" office:value-type="string" office:string-value="L" calcext:value-type="string">
            <text:p>L</text:p>
          </table:table-cell>
          <table:table-cell table:formula="of:=[M_Dia_NA.B20]" office:value-type="date" office:date-value="2020-03-02" calcext:value-type="date">
            <text:p>02/03</text:p>
          </table:table-cell>
          <table:table-cell table:number-columns-repeated="4"/>
          <table:table-cell table:style-name="ce64"/>
          <table:table-cell table:formula="of:=[M_Dia_NA.H20]/[.$H$6]" office:value-type="float" office:value="0.0748973033039256" calcext:value-type="float">
            <text:p>0.1</text:p>
          </table:table-cell>
          <table:table-cell/>
          <table:table-cell table:style-name="ce64" table:formula="of:=[M_Dia_NA.J20]/[.$J$6]" office:value-type="float" office:value="1.33320459607561" calcext:value-type="float">
            <text:p>1.3</text:p>
          </table:table-cell>
          <table:table-cell table:number-columns-repeated="6"/>
        </table:table-row>
        <table:table-row table:style-name="ro1">
          <table:table-cell/>
          <table:table-cell table:formula="of:=[M_Dia_NA.B21]" office:value-type="date" office:date-value="2020-03-03" calcext:value-type="date">
            <text:p>03/03</text:p>
          </table:table-cell>
          <table:table-cell table:number-columns-repeated="4"/>
          <table:table-cell table:style-name="ce64"/>
          <table:table-cell table:formula="of:=[M_Dia_NA.H21]/[.$H$6]" office:value-type="float" office:value="0.0748973033039256" calcext:value-type="float">
            <text:p>0.1</text:p>
          </table:table-cell>
          <table:table-cell/>
          <table:table-cell table:style-name="ce64" table:formula="of:=[M_Dia_NA.J21]/[.$J$6]" office:value-type="float" office:value="1.99980689411341" calcext:value-type="float">
            <text:p>2.0</text:p>
          </table:table-cell>
          <table:table-cell table:number-columns-repeated="6"/>
        </table:table-row>
        <table:table-row table:style-name="ro1">
          <table:table-cell/>
          <table:table-cell table:formula="of:=[M_Dia_NA.B22]" office:value-type="date" office:date-value="2020-03-04" calcext:value-type="date">
            <text:p>04/03</text:p>
          </table:table-cell>
          <table:table-cell table:number-columns-repeated="4"/>
          <table:table-cell table:style-name="ce64"/>
          <table:table-cell table:formula="of:=[M_Dia_NA.H22]/[.$H$6]" office:value-type="float" office:value="0" calcext:value-type="float">
            <text:p>0.0</text:p>
          </table:table-cell>
          <table:table-cell/>
          <table:table-cell table:style-name="ce64" table:formula="of:=[M_Dia_NA.J22]/[.$J$6]" office:value-type="float" office:value="2.07387381611761" calcext:value-type="float">
            <text:p>2.1</text:p>
          </table:table-cell>
          <table:table-cell table:number-columns-repeated="6"/>
        </table:table-row>
        <table:table-row table:style-name="ro1">
          <table:table-cell/>
          <table:table-cell table:formula="of:=[M_Dia_NA.B23]" office:value-type="date" office:date-value="2020-03-05" calcext:value-type="date">
            <text:p>05/03</text:p>
          </table:table-cell>
          <table:table-cell table:number-columns-repeated="4"/>
          <table:table-cell table:style-name="ce64" table:formula="of:=[M_Dia_NA.G23]/[.$G$6]" office:value-type="float" office:value="0.235842812887796" calcext:value-type="float">
            <text:p>0.2</text:p>
          </table:table-cell>
          <table:table-cell table:formula="of:=[M_Dia_NA.H23]/[.$H$6]" office:value-type="float" office:value="0.224691909911777" calcext:value-type="float">
            <text:p>0.2</text:p>
          </table:table-cell>
          <table:table-cell/>
          <table:table-cell table:style-name="ce64" table:formula="of:=[M_Dia_NA.J23]/[.$J$6]" office:value-type="float" office:value="3.03674380217221" calcext:value-type="float">
            <text:p>3.0</text:p>
          </table:table-cell>
          <table:table-cell table:number-columns-repeated="3"/>
          <table:table-cell table:formula="of:=[M_Dia_NA.N23]/[.$N$6]" office:value-type="float" office:value="0.0844406011959319" calcext:value-type="float">
            <text:p>0.1</text:p>
          </table:table-cell>
          <table:table-cell/>
          <table:table-cell table:formula="of:=[M_Dia_NA.P23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24]" office:value-type="date" office:date-value="2020-03-06" calcext:value-type="date">
            <text:p>06/03</text:p>
          </table:table-cell>
          <table:table-cell table:number-columns-repeated="4"/>
          <table:table-cell table:style-name="ce64" table:formula="of:=[M_Dia_NA.G24]/[.$G$6]" office:value-type="float" office:value="0.235842812887796" calcext:value-type="float">
            <text:p>0.2</text:p>
          </table:table-cell>
          <table:table-cell table:formula="of:=[M_Dia_NA.H24]/[.$H$6]" office:value-type="float" office:value="0.149794606607851" calcext:value-type="float">
            <text:p>0.1</text:p>
          </table:table-cell>
          <table:table-cell table:formula="of:=[M_Dia_NA.I24]/[.$I$6]" office:value-type="float" office:value="0.305261063186895" calcext:value-type="float">
            <text:p>0.3</text:p>
          </table:table-cell>
          <table:table-cell table:style-name="ce64" table:formula="of:=[M_Dia_NA.J24]/[.$J$6]" office:value-type="float" office:value="3.62927917820582" calcext:value-type="float">
            <text:p>3.6</text:p>
          </table:table-cell>
          <table:table-cell table:number-columns-repeated="3"/>
          <table:table-cell table:formula="of:=[M_Dia_NA.N24]/[.$N$6]" office:value-type="float" office:value="0.0844406011959319" calcext:value-type="float">
            <text:p>0.1</text:p>
          </table:table-cell>
          <table:table-cell/>
          <table:table-cell table:formula="of:=[M_Dia_NA.P24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5]" office:value-type="date" office:date-value="2020-03-07" calcext:value-type="date">
            <text:p>07/03</text:p>
          </table:table-cell>
          <table:table-cell table:number-columns-repeated="4"/>
          <table:table-cell table:style-name="ce64" table:formula="of:=[M_Dia_NA.G25]/[.$G$6]" office:value-type="float" office:value="0.353764219331693" calcext:value-type="float">
            <text:p>0.4</text:p>
          </table:table-cell>
          <table:table-cell table:formula="of:=[M_Dia_NA.H25]/[.$H$6]" office:value-type="float" office:value="0.524281123127479" calcext:value-type="float">
            <text:p>0.5</text:p>
          </table:table-cell>
          <table:table-cell table:formula="of:=[M_Dia_NA.I25]/[.$I$6]" office:value-type="float" office:value="0" calcext:value-type="float">
            <text:p>0.0</text:p>
          </table:table-cell>
          <table:table-cell table:style-name="ce64" table:formula="of:=[M_Dia_NA.J25]/[.$J$6]" office:value-type="float" office:value="2.66640919215121" calcext:value-type="float">
            <text:p>2.7</text:p>
          </table:table-cell>
          <table:table-cell table:number-columns-repeated="3"/>
          <table:table-cell table:formula="of:=[M_Dia_NA.N25]/[.$N$6]" office:value-type="float" office:value="0" calcext:value-type="float">
            <text:p>0.0</text:p>
          </table:table-cell>
          <table:table-cell/>
          <table:table-cell table:formula="of:=[M_Dia_NA.P25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6]" office:value-type="date" office:date-value="2020-03-08" calcext:value-type="date">
            <text:p>08/03</text:p>
          </table:table-cell>
          <table:table-cell table:number-columns-repeated="4"/>
          <table:table-cell table:style-name="ce64" table:formula="of:=[M_Dia_NA.G26]/[.$G$6]" office:value-type="float" office:value="0.235842812887796" calcext:value-type="float">
            <text:p>0.2</text:p>
          </table:table-cell>
          <table:table-cell table:formula="of:=[M_Dia_NA.H26]/[.$H$6]" office:value-type="float" office:value="0.224691909911777" calcext:value-type="float">
            <text:p>0.2</text:p>
          </table:table-cell>
          <table:table-cell table:formula="of:=[M_Dia_NA.I26]/[.$I$6]" office:value-type="float" office:value="0.610522126373789" calcext:value-type="float">
            <text:p>0.6</text:p>
          </table:table-cell>
          <table:table-cell table:style-name="ce64" table:formula="of:=[M_Dia_NA.J26]/[.$J$6]" office:value-type="float" office:value="9.85090062655864" calcext:value-type="float">
            <text:p>9.9</text:p>
          </table:table-cell>
          <table:table-cell table:number-columns-repeated="3"/>
          <table:table-cell table:formula="of:=[M_Dia_NA.N26]/[.$N$6]" office:value-type="float" office:value="0.0844406011959319" calcext:value-type="float">
            <text:p>0.1</text:p>
          </table:table-cell>
          <table:table-cell/>
          <table:table-cell table:formula="of:=[M_Dia_NA.P26]/[.$P$6]" office:value-type="float" office:value="0.657504918354095" calcext:value-type="float">
            <text:p>0.7</text:p>
          </table:table-cell>
        </table:table-row>
        <table:table-row table:style-name="ro1">
          <table:table-cell table:style-name="ce61" table:formula="of:=[M_Dia_NA.A27]" office:value-type="string" office:string-value="L" calcext:value-type="string">
            <text:p>L</text:p>
          </table:table-cell>
          <table:table-cell table:style-name="ce50" table:formula="of:=[M_Dia_NA.B27]" office:value-type="date" office:date-value="2020-03-09" calcext:value-type="date">
            <text:p>09/03</text:p>
          </table:table-cell>
          <table:table-cell table:style-name="ce74" table:formula="of:=[M_Dia_NA.C27]/[.$C$6]" office:value-type="float" office:value="0.11117071100651" calcext:value-type="float">
            <text:p>0.11</text:p>
          </table:table-cell>
          <table:table-cell table:style-name="ce65" table:number-columns-repeated="3"/>
          <table:table-cell table:style-name="ce65" table:formula="of:=[M_Dia_NA.G27]/[.$G$6]" office:value-type="float" office:value="0.707528438663387" calcext:value-type="float">
            <text:p>0.7</text:p>
          </table:table-cell>
          <table:table-cell table:style-name="ce65" table:formula="of:=[M_Dia_NA.H27]/[.$H$6]" office:value-type="float" office:value="0.149794606607851" calcext:value-type="float">
            <text:p>0.1</text:p>
          </table:table-cell>
          <table:table-cell table:style-name="ce65" table:formula="of:=[M_Dia_NA.I27]/[.$I$6]" office:value-type="float" office:value="0.305261063186895" calcext:value-type="float">
            <text:p>0.3</text:p>
          </table:table-cell>
          <table:table-cell table:style-name="ce65" table:formula="of:=[M_Dia_NA.J27]/[.$J$6]" office:value-type="float" office:value="7.18449143440743" calcext:value-type="float">
            <text:p>7.2</text:p>
          </table:table-cell>
          <table:table-cell table:style-name="ce65" table:number-columns-repeated="3"/>
          <table:table-cell table:style-name="ce65" table:formula="of:=[M_Dia_NA.N27]/[.$N$6]" office:value-type="float" office:value="0.168881202391864" calcext:value-type="float">
            <text:p>0.2</text:p>
          </table:table-cell>
          <table:table-cell table:style-name="ce65"/>
          <table:table-cell table:style-name="ce65" table:formula="of:=[M_Dia_NA.P27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8]" office:value-type="date" office:date-value="2020-03-10" calcext:value-type="date">
            <text:p>10/03</text:p>
          </table:table-cell>
          <table:table-cell table:formula="of:=[M_Dia_NA.C28]/[.$C$6]" office:value-type="float" office:value="0" calcext:value-type="float">
            <text:p>0.0</text:p>
          </table:table-cell>
          <table:table-cell/>
          <table:table-cell table:formula="of:=[M_Dia_NA.E28]/[.$E$6]" office:value-type="float" office:value="0.460195588805897" calcext:value-type="float">
            <text:p>0.5</text:p>
          </table:table-cell>
          <table:table-cell/>
          <table:table-cell table:style-name="ce64" table:formula="of:=[M_Dia_NA.G28]/[.$G$6]" office:value-type="float" office:value="2.24050672243406" calcext:value-type="float">
            <text:p>2.2</text:p>
          </table:table-cell>
          <table:table-cell table:formula="of:=[M_Dia_NA.H28]/[.$H$6]" office:value-type="float" office:value="0.674075729735331" calcext:value-type="float">
            <text:p>0.7</text:p>
          </table:table-cell>
          <table:table-cell table:formula="of:=[M_Dia_NA.I28]/[.$I$6]" office:value-type="float" office:value="0" calcext:value-type="float">
            <text:p>0.0</text:p>
          </table:table-cell>
          <table:table-cell table:formula="of:=[M_Dia_NA.J28]/[.$J$6]" office:value-type="float" office:value="12.4432428967057" calcext:value-type="float">
            <text:p>12</text:p>
          </table:table-cell>
          <table:table-cell table:number-columns-repeated="3"/>
          <table:table-cell table:formula="of:=[M_Dia_NA.N28]/[.$N$6]" office:value-type="float" office:value="0.0844406011959319" calcext:value-type="float">
            <text:p>0.1</text:p>
          </table:table-cell>
          <table:table-cell/>
          <table:table-cell table:formula="of:=[M_Dia_NA.P28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NA.B29]" office:value-type="date" office:date-value="2020-03-11" calcext:value-type="date">
            <text:p>11/03</text:p>
          </table:table-cell>
          <table:table-cell table:formula="of:=[M_Dia_NA.C29]/[.$C$6]" office:value-type="float" office:value="0.0555853555032548" calcext:value-type="float">
            <text:p>0.1</text:p>
          </table:table-cell>
          <table:table-cell/>
          <table:table-cell table:formula="of:=[M_Dia_NA.E29]/[.$E$6]" office:value-type="float" office:value="0.920391177611794" calcext:value-type="float">
            <text:p>0.9</text:p>
          </table:table-cell>
          <table:table-cell/>
          <table:table-cell table:style-name="ce64" table:formula="of:=[M_Dia_NA.G29]/[.$G$6]" office:value-type="float" office:value="1.41505687732677" calcext:value-type="float">
            <text:p>1.4</text:p>
          </table:table-cell>
          <table:table-cell table:formula="of:=[M_Dia_NA.H29]/[.$H$6]" office:value-type="float" office:value="1.34815145947066" calcext:value-type="float">
            <text:p>1.3</text:p>
          </table:table-cell>
          <table:table-cell table:formula="of:=[M_Dia_NA.I29]/[.$I$6]" office:value-type="float" office:value="0.305261063186895" calcext:value-type="float">
            <text:p>0.3</text:p>
          </table:table-cell>
          <table:table-cell table:formula="of:=[M_Dia_NA.J29]/[.$J$6]" office:value-type="float" office:value="14.5171167128233" calcext:value-type="float">
            <text:p>15</text:p>
          </table:table-cell>
          <table:table-cell table:formula="of:=[M_Dia_NA.K29]/[.$K$6]" office:value-type="float" office:value="1.48134045786989" calcext:value-type="float">
            <text:p>1.5</text:p>
          </table:table-cell>
          <table:table-cell table:number-columns-repeated="2"/>
          <table:table-cell table:formula="of:=[M_Dia_NA.N29]/[.$N$6]" office:value-type="float" office:value="0.168881202391864" calcext:value-type="float">
            <text:p>0.2</text:p>
          </table:table-cell>
          <table:table-cell table:formula="of:=[M_Dia_NA.O29]/[.$O$6]" office:value-type="float" office:value="0.488913714916911" calcext:value-type="float">
            <text:p>0.5</text:p>
          </table:table-cell>
          <table:table-cell table:formula="of:=[M_Dia_NA.P29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0]" office:value-type="date" office:date-value="2020-03-12" calcext:value-type="date">
            <text:p>12/03</text:p>
          </table:table-cell>
          <table:table-cell table:formula="of:=[M_Dia_NA.C30]/[.$C$6]" office:value-type="float" office:value="0.11117071100651" calcext:value-type="float">
            <text:p>0.1</text:p>
          </table:table-cell>
          <table:table-cell table:formula="of:=[M_Dia_NA.D30]/[.$D$6]" office:value-type="float" office:value="0.584989932393462" calcext:value-type="float">
            <text:p>0.6</text:p>
          </table:table-cell>
          <table:table-cell table:formula="of:=[M_Dia_NA.E30]/[.$E$6]" office:value-type="float" office:value="0" calcext:value-type="float">
            <text:p>0.0</text:p>
          </table:table-cell>
          <table:table-cell table:formula="of:=[M_Dia_NA.F30]/[.$F$6]" office:value-type="float" office:value="0.886363510508076" calcext:value-type="float">
            <text:p>0.9</text:p>
          </table:table-cell>
          <table:table-cell table:style-name="ce64" table:formula="of:=[M_Dia_NA.G30]/[.$G$6]" office:value-type="float" office:value="4.36309203842422" calcext:value-type="float">
            <text:p>4.4</text:p>
          </table:table-cell>
          <table:table-cell table:formula="of:=[M_Dia_NA.H30]/[.$H$6]" office:value-type="float" office:value="0.973664942951033" calcext:value-type="float">
            <text:p>1.0</text:p>
          </table:table-cell>
          <table:table-cell table:formula="of:=[M_Dia_NA.I30]/[.$I$6]" office:value-type="float" office:value="0" calcext:value-type="float">
            <text:p>0.0</text:p>
          </table:table-cell>
          <table:table-cell table:formula="of:=[M_Dia_NA.J30]/[.$J$6]" office:value-type="float" office:value="13.9986482587939" calcext:value-type="float">
            <text:p>14</text:p>
          </table:table-cell>
          <table:table-cell table:formula="of:=[M_Dia_NA.K30]/[.$K$6]" office:value-type="float" office:value="0" calcext:value-type="float">
            <text:p>0.0</text:p>
          </table:table-cell>
          <table:table-cell table:number-columns-repeated="2"/>
          <table:table-cell table:formula="of:=[M_Dia_NA.N30]/[.$N$6]" office:value-type="float" office:value="0" calcext:value-type="float">
            <text:p>0.0</text:p>
          </table:table-cell>
          <table:table-cell table:formula="of:=[M_Dia_NA.O30]/[.$O$6]" office:value-type="float" office:value="0" calcext:value-type="float">
            <text:p>0.0</text:p>
          </table:table-cell>
          <table:table-cell table:formula="of:=[M_Dia_NA.P30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1]" office:value-type="date" office:date-value="2020-03-13" calcext:value-type="date">
            <text:p>13/03</text:p>
          </table:table-cell>
          <table:table-cell table:formula="of:=[M_Dia_NA.C31]/[.$C$6]" office:value-type="float" office:value="0.166756066509764" calcext:value-type="float">
            <text:p>0.2</text:p>
          </table:table-cell>
          <table:table-cell table:formula="of:=[M_Dia_NA.D31]/[.$D$6]" office:value-type="float" office:value="0" calcext:value-type="float">
            <text:p>0.0</text:p>
          </table:table-cell>
          <table:table-cell table:formula="of:=[M_Dia_NA.E31]/[.$E$6]" office:value-type="float" office:value="0" calcext:value-type="float">
            <text:p>0.0</text:p>
          </table:table-cell>
          <table:table-cell table:formula="of:=[M_Dia_NA.F31]/[.$F$6]" office:value-type="float" office:value="0" calcext:value-type="float">
            <text:p>0.0</text:p>
          </table:table-cell>
          <table:table-cell table:style-name="ce64" table:formula="of:=[M_Dia_NA.G31]/[.$G$6]" office:value-type="float" office:value="4.00932781909253" calcext:value-type="float">
            <text:p>4.0</text:p>
          </table:table-cell>
          <table:table-cell table:formula="of:=[M_Dia_NA.H31]/[.$H$6]" office:value-type="float" office:value="1.34815145947066" calcext:value-type="float">
            <text:p>1.3</text:p>
          </table:table-cell>
          <table:table-cell table:formula="of:=[M_Dia_NA.I31]/[.$I$6]" office:value-type="float" office:value="1.52630531593447" calcext:value-type="float">
            <text:p>1.5</text:p>
          </table:table-cell>
          <table:table-cell table:formula="of:=[M_Dia_NA.J31]/[.$J$6]" office:value-type="float" office:value="18.5167305010501" calcext:value-type="float">
            <text:p>19</text:p>
          </table:table-cell>
          <table:table-cell table:formula="of:=[M_Dia_NA.K31]/[.$K$6]" office:value-type="float" office:value="0" calcext:value-type="float">
            <text:p>0.0</text:p>
          </table:table-cell>
          <table:table-cell table:style-name="ce67" table:formula="of:=[M_Dia_NA.L31]/[.$L$6]" office:value-type="float" office:value="10.3538790508119" calcext:value-type="float">
            <text:p>10</text:p>
          </table:table-cell>
          <table:table-cell/>
          <table:table-cell table:formula="of:=[M_Dia_NA.N31]/[.$N$6]" office:value-type="float" office:value="0.168881202391864" calcext:value-type="float">
            <text:p>0.2</text:p>
          </table:table-cell>
          <table:table-cell table:formula="of:=[M_Dia_NA.O31]/[.$O$6]" office:value-type="float" office:value="0.488913714916911" calcext:value-type="float">
            <text:p>0.5</text:p>
          </table:table-cell>
          <table:table-cell table:formula="of:=[M_Dia_NA.P31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NA.B32]" office:value-type="date" office:date-value="2020-03-14" calcext:value-type="date">
            <text:p>14/03</text:p>
          </table:table-cell>
          <table:table-cell table:formula="of:=[M_Dia_NA.C32]/[.$C$6]" office:value-type="float" office:value="0" calcext:value-type="float">
            <text:p>0.0</text:p>
          </table:table-cell>
          <table:table-cell table:formula="of:=[M_Dia_NA.D32]/[.$D$6]" office:value-type="float" office:value="0" calcext:value-type="float">
            <text:p>0.0</text:p>
          </table:table-cell>
          <table:table-cell table:formula="of:=[M_Dia_NA.E32]/[.$E$6]" office:value-type="float" office:value="0.460195588805897" calcext:value-type="float">
            <text:p>0.5</text:p>
          </table:table-cell>
          <table:table-cell table:formula="of:=[M_Dia_NA.F32]/[.$F$6]" office:value-type="float" office:value="0.886363510508076" calcext:value-type="float">
            <text:p>0.9</text:p>
          </table:table-cell>
          <table:table-cell table:style-name="ce64" table:formula="of:=[M_Dia_NA.G32]/[.$G$6]" office:value-type="float" office:value="2.12258531599016" calcext:value-type="float">
            <text:p>2.1</text:p>
          </table:table-cell>
          <table:table-cell table:formula="of:=[M_Dia_NA.H32]/[.$H$6]" office:value-type="float" office:value="0.898767639647108" calcext:value-type="float">
            <text:p>0.9</text:p>
          </table:table-cell>
          <table:table-cell table:formula="of:=[M_Dia_NA.I32]/[.$I$6]" office:value-type="float" office:value="0.610522126373789" calcext:value-type="float">
            <text:p>0.6</text:p>
          </table:table-cell>
          <table:table-cell table:formula="of:=[M_Dia_NA.J32]/[.$J$6]" office:value-type="float" office:value="12.9617113507351" calcext:value-type="float">
            <text:p>13</text:p>
          </table:table-cell>
          <table:table-cell table:formula="of:=[M_Dia_NA.K32]/[.$K$6]" office:value-type="float" office:value="1.48134045786989" calcext:value-type="float">
            <text:p>1.5</text:p>
          </table:table-cell>
          <table:table-cell table:formula="of:=[M_Dia_NA.L32]/[.$L$6]" office:value-type="float" office:value="0" calcext:value-type="float">
            <text:p>0.0</text:p>
          </table:table-cell>
          <table:table-cell/>
          <table:table-cell table:formula="of:=[M_Dia_NA.N32]/[.$N$6]" office:value-type="float" office:value="0.928846613155251" calcext:value-type="float">
            <text:p>0.9</text:p>
          </table:table-cell>
          <table:table-cell table:formula="of:=[M_Dia_NA.O32]/[.$O$6]" office:value-type="float" office:value="0.488913714916911" calcext:value-type="float">
            <text:p>0.5</text:p>
          </table:table-cell>
          <table:table-cell table:formula="of:=[M_Dia_NA.P32]/[.$P$6]" office:value-type="float" office:value="2.63001967341638" calcext:value-type="float">
            <text:p>2.6</text:p>
          </table:table-cell>
        </table:table-row>
        <table:table-row table:style-name="ro1">
          <table:table-cell table:style-name="ce62"/>
          <table:table-cell table:style-name="ce52" table:formula="of:=[M_Dia_NA.B33]" office:value-type="date" office:date-value="2020-03-15" calcext:value-type="date">
            <text:p>15/03</text:p>
          </table:table-cell>
          <table:table-cell table:style-name="ce66" table:formula="of:=[M_Dia_NA.C33]/[.$C$6]" office:value-type="float" office:value="0.222341422013019" calcext:value-type="float">
            <text:p>0.2</text:p>
          </table:table-cell>
          <table:table-cell table:style-name="ce66" table:formula="of:=[M_Dia_NA.D33]/[.$D$6]" office:value-type="float" office:value="0" calcext:value-type="float">
            <text:p>0.0</text:p>
          </table:table-cell>
          <table:table-cell table:style-name="ce66" table:formula="of:=[M_Dia_NA.E33]/[.$E$6]" office:value-type="float" office:value="0" calcext:value-type="float">
            <text:p>0.0</text:p>
          </table:table-cell>
          <table:table-cell table:style-name="ce66" table:formula="of:=[M_Dia_NA.F33]/[.$F$6]" office:value-type="float" office:value="1.77272702101615" calcext:value-type="float">
            <text:p>1.8</text:p>
          </table:table-cell>
          <table:table-cell table:style-name="ce68" table:formula="of:=[M_Dia_NA.G33]/[.$G$6]" office:value-type="float" office:value="17.9240537794725" calcext:value-type="float">
            <text:p>18</text:p>
          </table:table-cell>
          <table:table-cell table:style-name="ce66" table:formula="of:=[M_Dia_NA.H33]/[.$H$6]" office:value-type="float" office:value="2.17202179581384" calcext:value-type="float">
            <text:p>2.2</text:p>
          </table:table-cell>
          <table:table-cell table:style-name="ce66" table:formula="of:=[M_Dia_NA.I33]/[.$I$6]" office:value-type="float" office:value="2.44208850549516" calcext:value-type="float">
            <text:p>2.4</text:p>
          </table:table-cell>
          <table:table-cell table:style-name="ce68" table:formula="of:=[M_Dia_NA.J33]/[.$J$6]" office:value-type="float" office:value="27.2566272975457" calcext:value-type="float">
            <text:p>27</text:p>
          </table:table-cell>
          <table:table-cell table:style-name="ce66" table:formula="of:=[M_Dia_NA.K33]/[.$K$6]" office:value-type="float" office:value="0" calcext:value-type="float">
            <text:p>0.0</text:p>
          </table:table-cell>
          <table:table-cell table:style-name="ce66" table:formula="of:=[M_Dia_NA.L33]/[.$L$6]" office:value-type="float" office:value="0" calcext:value-type="float">
            <text:p>0.0</text:p>
          </table:table-cell>
          <table:table-cell table:style-name="ce66"/>
          <table:table-cell table:style-name="ce66" table:formula="of:=[M_Dia_NA.N33]/[.$N$6]" office:value-type="float" office:value="1.18216841674305" calcext:value-type="float">
            <text:p>1.2</text:p>
          </table:table-cell>
          <table:table-cell table:style-name="ce66" table:formula="of:=[M_Dia_NA.O33]/[.$O$6]" office:value-type="float" office:value="0.977827429833821" calcext:value-type="float">
            <text:p>1.0</text:p>
          </table:table-cell>
          <table:table-cell table:style-name="ce66" table:formula="of:=[M_Dia_NA.P33]/[.$P$6]" office:value-type="float" office:value="3.94502951012457" calcext:value-type="float">
            <text:p>3.9</text:p>
          </table:table-cell>
        </table:table-row>
        <table:table-row table:style-name="ro1">
          <table:table-cell table:style-name="ce63" table:formula="of:=[M_Dia_NA.A34]" office:value-type="string" office:string-value="L" calcext:value-type="string">
            <text:p>L</text:p>
          </table:table-cell>
          <table:table-cell table:formula="of:=[M_Dia_NA.B34]" office:value-type="date" office:date-value="2020-03-16" calcext:value-type="date">
            <text:p>16/03</text:p>
          </table:table-cell>
          <table:table-cell table:formula="of:=[M_Dia_NA.C34]/[.$C$6]" office:value-type="float" office:value="0" calcext:value-type="float">
            <text:p>0.0</text:p>
          </table:table-cell>
          <table:table-cell table:formula="of:=[M_Dia_NA.D34]/[.$D$6]" office:value-type="float" office:value="1.16997986478692" calcext:value-type="float">
            <text:p>1.2</text:p>
          </table:table-cell>
          <table:table-cell table:formula="of:=[M_Dia_NA.E34]/[.$E$6]" office:value-type="float" office:value="0.460195588805897" calcext:value-type="float">
            <text:p>0.5</text:p>
          </table:table-cell>
          <table:table-cell table:formula="of:=[M_Dia_NA.F34]/[.$F$6]" office:value-type="float" office:value="0.886363510508076" calcext:value-type="float">
            <text:p>0.9</text:p>
          </table:table-cell>
          <table:table-cell table:style-name="ce64" table:formula="of:=[M_Dia_NA.G34]/[.$G$6]" office:value-type="float" office:value="2.47634953532185" calcext:value-type="float">
            <text:p>2.5</text:p>
          </table:table-cell>
          <table:table-cell table:formula="of:=[M_Dia_NA.H34]/[.$H$6]" office:value-type="float" office:value="2.09712449250992" calcext:value-type="float">
            <text:p>2.1</text:p>
          </table:table-cell>
          <table:table-cell table:formula="of:=[M_Dia_NA.I34]/[.$I$6]" office:value-type="float" office:value="1.22104425274758" calcext:value-type="float">
            <text:p>1.2</text:p>
          </table:table-cell>
          <table:table-cell table:formula="of:=[M_Dia_NA.J34]/[.$J$6]" office:value-type="float" office:value="25.8493557794659" calcext:value-type="float">
            <text:p>26</text:p>
          </table:table-cell>
          <table:table-cell table:formula="of:=[M_Dia_NA.K34]/[.$K$6]" office:value-type="float" office:value="0" calcext:value-type="float">
            <text:p>0.0</text:p>
          </table:table-cell>
          <table:table-cell table:formula="of:=[M_Dia_NA.L34]/[.$L$6]" office:value-type="float" office:value="0" calcext:value-type="float">
            <text:p>0.0</text:p>
          </table:table-cell>
          <table:table-cell table:formula="of:=[M_Dia_NA.M34]/[.$M$6]" office:value-type="float" office:value="0.476639224802949" calcext:value-type="float">
            <text:p>0.5</text:p>
          </table:table-cell>
          <table:table-cell table:formula="of:=[M_Dia_NA.N34]/[.$N$6]" office:value-type="float" office:value="1.68881202391864" calcext:value-type="float">
            <text:p>1.7</text:p>
          </table:table-cell>
          <table:table-cell table:formula="of:=[M_Dia_NA.O34]/[.$O$6]" office:value-type="float" office:value="0.977827429833821" calcext:value-type="float">
            <text:p>1.0</text:p>
          </table:table-cell>
          <table:table-cell table:formula="of:=[M_Dia_NA.P34]/[.$P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5]" office:value-type="date" office:date-value="2020-03-17" calcext:value-type="date">
            <text:p>17/03</text:p>
          </table:table-cell>
          <table:table-cell table:formula="of:=[M_Dia_NA.C35]/[.$C$6]" office:value-type="float" office:value="0" calcext:value-type="float">
            <text:p>0.0</text:p>
          </table:table-cell>
          <table:table-cell table:formula="of:=[M_Dia_NA.D35]/[.$D$6]" office:value-type="float" office:value="0" calcext:value-type="float">
            <text:p>0.0</text:p>
          </table:table-cell>
          <table:table-cell table:formula="of:=[M_Dia_NA.E35]/[.$E$6]" office:value-type="float" office:value="0" calcext:value-type="float">
            <text:p>0.0</text:p>
          </table:table-cell>
          <table:table-cell table:formula="of:=[M_Dia_NA.F35]/[.$F$6]" office:value-type="float" office:value="0.886363510508076" calcext:value-type="float">
            <text:p>0.9</text:p>
          </table:table-cell>
          <table:table-cell table:formula="of:=[M_Dia_NA.G35]/[.$G$6]" office:value-type="float" office:value="21.4616959727894" calcext:value-type="float">
            <text:p>21</text:p>
          </table:table-cell>
          <table:table-cell table:formula="of:=[M_Dia_NA.H35]/[.$H$6]" office:value-type="float" office:value="2.02222718920599" calcext:value-type="float">
            <text:p>2.0</text:p>
          </table:table-cell>
          <table:table-cell table:formula="of:=[M_Dia_NA.I35]/[.$I$6]" office:value-type="float" office:value="5.799960200551" calcext:value-type="float">
            <text:p>5.8</text:p>
          </table:table-cell>
          <table:table-cell table:formula="of:=[M_Dia_NA.J35]/[.$J$6]" office:value-type="float" office:value="25.5530880914491" calcext:value-type="float">
            <text:p>26</text:p>
          </table:table-cell>
          <table:table-cell table:formula="of:=[M_Dia_NA.K35]/[.$K$6]" office:value-type="float" office:value="0" calcext:value-type="float">
            <text:p>0.0</text:p>
          </table:table-cell>
          <table:table-cell table:formula="of:=[M_Dia_NA.L35]/[.$L$6]" office:value-type="float" office:value="0" calcext:value-type="float">
            <text:p>0.0</text:p>
          </table:table-cell>
          <table:table-cell table:formula="of:=[M_Dia_NA.M35]/[.$M$6]" office:value-type="float" office:value="0" calcext:value-type="float">
            <text:p>0.0</text:p>
          </table:table-cell>
          <table:table-cell table:formula="of:=[M_Dia_NA.N35]/[.$N$6]" office:value-type="float" office:value="1.35104961913491" calcext:value-type="float">
            <text:p>1.4</text:p>
          </table:table-cell>
          <table:table-cell table:formula="of:=[M_Dia_NA.O35]/[.$O$6]" office:value-type="float" office:value="0.488913714916911" calcext:value-type="float">
            <text:p>0.5</text:p>
          </table:table-cell>
          <table:table-cell table:formula="of:=[M_Dia_NA.P35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NA.B36]" office:value-type="date" office:date-value="2020-03-18" calcext:value-type="date">
            <text:p>18/03</text:p>
          </table:table-cell>
          <table:table-cell table:formula="of:=[M_Dia_NA.C36]/[.$C$6]" office:value-type="float" office:value="0" calcext:value-type="float">
            <text:p>0.0</text:p>
          </table:table-cell>
          <table:table-cell table:formula="of:=[M_Dia_NA.D36]/[.$D$6]" office:value-type="float" office:value="0.584989932393462" calcext:value-type="float">
            <text:p>0.6</text:p>
          </table:table-cell>
          <table:table-cell table:formula="of:=[M_Dia_NA.E36]/[.$E$6]" office:value-type="float" office:value="4.14176029925307" calcext:value-type="float">
            <text:p>4.1</text:p>
          </table:table-cell>
          <table:table-cell table:formula="of:=[M_Dia_NA.F36]/[.$F$6]" office:value-type="float" office:value="2.65909053152423" calcext:value-type="float">
            <text:p>2.7</text:p>
          </table:table-cell>
          <table:table-cell table:formula="of:=[M_Dia_NA.G36]/[.$G$6]" office:value-type="float" office:value="12.6175904894971" calcext:value-type="float">
            <text:p>13</text:p>
          </table:table-cell>
          <table:table-cell table:formula="of:=[M_Dia_NA.H36]/[.$H$6]" office:value-type="float" office:value="5.16791392797087" calcext:value-type="float">
            <text:p>5.2</text:p>
          </table:table-cell>
          <table:table-cell table:formula="of:=[M_Dia_NA.I36]/[.$I$6]" office:value-type="float" office:value="4.57891594780342" calcext:value-type="float">
            <text:p>4.6</text:p>
          </table:table-cell>
          <table:table-cell table:formula="of:=[M_Dia_NA.J36]/[.$J$6]" office:value-type="float" office:value="35.1817879519952" calcext:value-type="float">
            <text:p>35</text:p>
          </table:table-cell>
          <table:table-cell table:formula="of:=[M_Dia_NA.K36]/[.$K$6]" office:value-type="float" office:value="0" calcext:value-type="float">
            <text:p>0.0</text:p>
          </table:table-cell>
          <table:table-cell table:style-name="ce67" table:formula="of:=[M_Dia_NA.L36]/[.$L$6]" office:value-type="float" office:value="10.3538790508119" calcext:value-type="float">
            <text:p>10</text:p>
          </table:table-cell>
          <table:table-cell table:formula="of:=[M_Dia_NA.M36]/[.$M$6]" office:value-type="float" office:value="0.476639224802949" calcext:value-type="float">
            <text:p>0.5</text:p>
          </table:table-cell>
          <table:table-cell table:formula="of:=[M_Dia_NA.N36]/[.$N$6]" office:value-type="float" office:value="2.70209923826982" calcext:value-type="float">
            <text:p>2.7</text:p>
          </table:table-cell>
          <table:table-cell table:formula="of:=[M_Dia_NA.O36]/[.$O$6]" office:value-type="float" office:value="2.93348228950146" calcext:value-type="float">
            <text:p>2.9</text:p>
          </table:table-cell>
          <table:table-cell table:formula="of:=[M_Dia_NA.P36]/[.$P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NA.B37]" office:value-type="date" office:date-value="2020-03-19" calcext:value-type="date">
            <text:p>19/03</text:p>
          </table:table-cell>
          <table:table-cell table:formula="of:=[M_Dia_NA.C37]/[.$C$6]" office:value-type="float" office:value="0.444682844026039" calcext:value-type="float">
            <text:p>0.4</text:p>
          </table:table-cell>
          <table:table-cell table:formula="of:=[M_Dia_NA.D37]/[.$D$6]" office:value-type="float" office:value="1.16997986478692" calcext:value-type="float">
            <text:p>1.2</text:p>
          </table:table-cell>
          <table:table-cell table:formula="of:=[M_Dia_NA.E37]/[.$E$6]" office:value-type="float" office:value="3.22136912164128" calcext:value-type="float">
            <text:p>3.2</text:p>
          </table:table-cell>
          <table:table-cell table:formula="of:=[M_Dia_NA.F37]/[.$F$6]" office:value-type="float" office:value="4.43181755254038" calcext:value-type="float">
            <text:p>4.4</text:p>
          </table:table-cell>
          <table:table-cell table:formula="of:=[M_Dia_NA.G37]/[.$G$6]" office:value-type="float" office:value="19.9287176890187" calcext:value-type="float">
            <text:p>20</text:p>
          </table:table-cell>
          <table:table-cell table:formula="of:=[M_Dia_NA.H37]/[.$H$6]" office:value-type="float" office:value="9.58685482290248" calcext:value-type="float">
            <text:p>9.6</text:p>
          </table:table-cell>
          <table:table-cell table:formula="of:=[M_Dia_NA.I37]/[.$I$6]" office:value-type="float" office:value="5.49469913736411" calcext:value-type="float">
            <text:p>5.5</text:p>
          </table:table-cell>
          <table:table-cell table:formula="of:=[M_Dia_NA.J37]/[.$J$6]" office:value-type="float" office:value="31.6265756957935" calcext:value-type="float">
            <text:p>32</text:p>
          </table:table-cell>
          <table:table-cell table:formula="of:=[M_Dia_NA.K37]/[.$K$6]" office:value-type="float" office:value="1.48134045786989" calcext:value-type="float">
            <text:p>1.5</text:p>
          </table:table-cell>
          <table:table-cell table:style-name="ce67" table:formula="of:=[M_Dia_NA.L37]/[.$L$6]" office:value-type="float" office:value="20.7077581016238" calcext:value-type="float">
            <text:p>21</text:p>
          </table:table-cell>
          <table:table-cell table:formula="of:=[M_Dia_NA.M37]/[.$M$6]" office:value-type="float" office:value="0.476639224802949" calcext:value-type="float">
            <text:p>0.5</text:p>
          </table:table-cell>
          <table:table-cell table:formula="of:=[M_Dia_NA.N37]/[.$N$6]" office:value-type="float" office:value="3.46206464903321" calcext:value-type="float">
            <text:p>3.5</text:p>
          </table:table-cell>
          <table:table-cell table:formula="of:=[M_Dia_NA.O37]/[.$O$6]" office:value-type="float" office:value="3.42239600441837" calcext:value-type="float">
            <text:p>3.4</text:p>
          </table:table-cell>
          <table:table-cell table:formula="of:=[M_Dia_NA.P37]/[.$P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NA.B38]" office:value-type="date" office:date-value="2020-03-20" calcext:value-type="date">
            <text:p>20/03</text:p>
          </table:table-cell>
          <table:table-cell table:formula="of:=[M_Dia_NA.C38]/[.$C$6]" office:value-type="float" office:value="0.611438910535803" calcext:value-type="float">
            <text:p>0.6</text:p>
          </table:table-cell>
          <table:table-cell table:formula="of:=[M_Dia_NA.D38]/[.$D$6]" office:value-type="float" office:value="0" calcext:value-type="float">
            <text:p>0.0</text:p>
          </table:table-cell>
          <table:table-cell table:formula="of:=[M_Dia_NA.E38]/[.$E$6]" office:value-type="float" office:value="7.36312942089435" calcext:value-type="float">
            <text:p>7.4</text:p>
          </table:table-cell>
          <table:table-cell table:formula="of:=[M_Dia_NA.F38]/[.$F$6]" office:value-type="float" office:value="3.5454540420323" calcext:value-type="float">
            <text:p>3.5</text:p>
          </table:table-cell>
          <table:table-cell table:formula="of:=[M_Dia_NA.G38]/[.$G$6]" office:value-type="float" office:value="27.711530514316" calcext:value-type="float">
            <text:p>28</text:p>
          </table:table-cell>
          <table:table-cell table:formula="of:=[M_Dia_NA.H38]/[.$H$6]" office:value-type="float" office:value="5.8419896577062" calcext:value-type="float">
            <text:p>5.8</text:p>
          </table:table-cell>
          <table:table-cell table:formula="of:=[M_Dia_NA.I38]/[.$I$6]" office:value-type="float" office:value="9.15783189560684" calcext:value-type="float">
            <text:p>9.2</text:p>
          </table:table-cell>
          <table:table-cell table:formula="of:=[M_Dia_NA.J38]/[.$J$6]" office:value-type="float" office:value="46.4399600966336" calcext:value-type="float">
            <text:p>46</text:p>
          </table:table-cell>
          <table:table-cell table:formula="of:=[M_Dia_NA.K38]/[.$K$6]" office:value-type="float" office:value="0" calcext:value-type="float">
            <text:p>0.0</text:p>
          </table:table-cell>
          <table:table-cell table:style-name="ce67" table:formula="of:=[M_Dia_NA.L38]/[.$L$6]" office:value-type="float" office:value="10.3538790508119" calcext:value-type="float">
            <text:p>10</text:p>
          </table:table-cell>
          <table:table-cell table:formula="of:=[M_Dia_NA.M38]/[.$M$6]" office:value-type="float" office:value="1.42991767440885" calcext:value-type="float">
            <text:p>1.4</text:p>
          </table:table-cell>
          <table:table-cell table:formula="of:=[M_Dia_NA.N38]/[.$N$6]" office:value-type="float" office:value="2.78653983946575" calcext:value-type="float">
            <text:p>2.8</text:p>
          </table:table-cell>
          <table:table-cell table:formula="of:=[M_Dia_NA.O38]/[.$O$6]" office:value-type="float" office:value="4.88913714916911" calcext:value-type="float">
            <text:p>4.9</text:p>
          </table:table-cell>
          <table:table-cell table:style-name="ce67" table:formula="of:=[M_Dia_NA.P38]/[.$P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39]" office:value-type="date" office:date-value="2020-03-21" calcext:value-type="date">
            <text:p>21/03</text:p>
          </table:table-cell>
          <table:table-cell table:formula="of:=[M_Dia_NA.C39]/[.$C$6]" office:value-type="float" office:value="0.889365688052077" calcext:value-type="float">
            <text:p>0.9</text:p>
          </table:table-cell>
          <table:table-cell table:formula="of:=[M_Dia_NA.D39]/[.$D$6]" office:value-type="float" office:value="1.16997986478692" calcext:value-type="float">
            <text:p>1.2</text:p>
          </table:table-cell>
          <table:table-cell table:formula="of:=[M_Dia_NA.E39]/[.$E$6]" office:value-type="float" office:value="13.8058676641769" calcext:value-type="float">
            <text:p>13.8</text:p>
          </table:table-cell>
          <table:table-cell table:formula="of:=[M_Dia_NA.F39]/[.$F$6]" office:value-type="float" office:value="2.65909053152423" calcext:value-type="float">
            <text:p>2.7</text:p>
          </table:table-cell>
          <table:table-cell table:formula="of:=[M_Dia_NA.G39]/[.$G$6]" office:value-type="float" office:value="38.2065356878229" calcext:value-type="float">
            <text:p>38</text:p>
          </table:table-cell>
          <table:table-cell table:formula="of:=[M_Dia_NA.H39]/[.$H$6]" office:value-type="float" office:value="8.38849797003967" calcext:value-type="float">
            <text:p>8.4</text:p>
          </table:table-cell>
          <table:table-cell table:formula="of:=[M_Dia_NA.I39]/[.$I$6]" office:value-type="float" office:value="9.15783189560684" calcext:value-type="float">
            <text:p>9.2</text:p>
          </table:table-cell>
          <table:table-cell table:formula="of:=[M_Dia_NA.J39]/[.$J$6]" office:value-type="float" office:value="58.7350691493309" calcext:value-type="float">
            <text:p>59</text:p>
          </table:table-cell>
          <table:table-cell table:formula="of:=[M_Dia_NA.K39]/[.$K$6]" office:value-type="float" office:value="0" calcext:value-type="float">
            <text:p>0.0</text:p>
          </table:table-cell>
          <table:table-cell table:style-name="ce67" table:formula="of:=[M_Dia_NA.L39]/[.$L$6]" office:value-type="float" office:value="31.0616371524357" calcext:value-type="float">
            <text:p>31</text:p>
          </table:table-cell>
          <table:table-cell table:formula="of:=[M_Dia_NA.M39]/[.$M$6]" office:value-type="float" office:value="2.85983534881769" calcext:value-type="float">
            <text:p>2.9</text:p>
          </table:table-cell>
          <table:table-cell table:formula="of:=[M_Dia_NA.N39]/[.$N$6]" office:value-type="float" office:value="4.72867366697219" calcext:value-type="float">
            <text:p>4.7</text:p>
          </table:table-cell>
          <table:table-cell table:formula="of:=[M_Dia_NA.O39]/[.$O$6]" office:value-type="float" office:value="3.42239600441837" calcext:value-type="float">
            <text:p>3.4</text:p>
          </table:table-cell>
          <table:table-cell table:style-name="ce67" table:formula="of:=[M_Dia_NA.P39]/[.$P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NA.B40]" office:value-type="date" office:date-value="2020-03-22" calcext:value-type="date">
            <text:p>22/03</text:p>
          </table:table-cell>
          <table:table-cell table:formula="of:=[M_Dia_NA.C40]/[.$C$6]" office:value-type="float" office:value="0.444682844026039" calcext:value-type="float">
            <text:p>0.4</text:p>
          </table:table-cell>
          <table:table-cell table:formula="of:=[M_Dia_NA.D40]/[.$D$6]" office:value-type="float" office:value="4.6799194591477" calcext:value-type="float">
            <text:p>4.7</text:p>
          </table:table-cell>
          <table:table-cell table:formula="of:=[M_Dia_NA.E40]/[.$E$6]" office:value-type="float" office:value="3.68156471044717" calcext:value-type="float">
            <text:p>3.7</text:p>
          </table:table-cell>
          <table:table-cell table:formula="of:=[M_Dia_NA.F40]/[.$F$6]" office:value-type="float" office:value="2.65909053152423" calcext:value-type="float">
            <text:p>2.7</text:p>
          </table:table-cell>
          <table:table-cell table:formula="of:=[M_Dia_NA.G40]/[.$G$6]" office:value-type="float" office:value="46.4610341388957" calcext:value-type="float">
            <text:p>46</text:p>
          </table:table-cell>
          <table:table-cell table:formula="of:=[M_Dia_NA.H40]/[.$H$6]" office:value-type="float" office:value="8.38849797003967" calcext:value-type="float">
            <text:p>8.4</text:p>
          </table:table-cell>
          <table:table-cell table:style-name="ce67" table:formula="of:=[M_Dia_NA.I40]/[.$I$6]" office:value-type="float" office:value="13.1262257170365" calcext:value-type="float">
            <text:p>13</text:p>
          </table:table-cell>
          <table:table-cell table:formula="of:=[M_Dia_NA.J40]/[.$J$6]" office:value-type="float" office:value="48.2175662247344" calcext:value-type="float">
            <text:p>48</text:p>
          </table:table-cell>
          <table:table-cell table:formula="of:=[M_Dia_NA.K40]/[.$K$6]" office:value-type="float" office:value="1.48134045786989" calcext:value-type="float">
            <text:p>1.5</text:p>
          </table:table-cell>
          <table:table-cell table:formula="of:=[M_Dia_NA.L40]/[.$L$6]" office:value-type="float" office:value="0" calcext:value-type="float">
            <text:p>0.0</text:p>
          </table:table-cell>
          <table:table-cell table:formula="of:=[M_Dia_NA.M40]/[.$M$6]" office:value-type="float" office:value="0.953278449605897" calcext:value-type="float">
            <text:p>1.0</text:p>
          </table:table-cell>
          <table:table-cell table:formula="of:=[M_Dia_NA.N40]/[.$N$6]" office:value-type="float" office:value="4.05314885740473" calcext:value-type="float">
            <text:p>4.1</text:p>
          </table:table-cell>
          <table:table-cell table:formula="of:=[M_Dia_NA.O40]/[.$O$6]" office:value-type="float" office:value="5.86696457900293" calcext:value-type="float">
            <text:p>5.9</text:p>
          </table:table-cell>
          <table:table-cell table:formula="of:=[M_Dia_NA.P40]/[.$P$6]" office:value-type="float" office:value="11.1775836120196" calcext:value-type="float">
            <text:p>11.2</text:p>
          </table:table-cell>
        </table:table-row>
        <table:table-row table:style-name="ro1">
          <table:table-cell table:style-name="ce61" table:formula="of:=[M_Dia_NA.A41]" office:value-type="string" office:string-value="L" calcext:value-type="string">
            <text:p>L</text:p>
          </table:table-cell>
          <table:table-cell table:style-name="ce50" table:formula="of:=[M_Dia_NA.B41]" office:value-type="date" office:date-value="2020-03-23" calcext:value-type="date">
            <text:p>23/03</text:p>
          </table:table-cell>
          <table:table-cell table:style-name="ce65" table:formula="of:=[M_Dia_NA.C41]/[.$C$6]" office:value-type="float" office:value="1.7231460206009" calcext:value-type="float">
            <text:p>1.7</text:p>
          </table:table-cell>
          <table:table-cell table:style-name="ce65" table:formula="of:=[M_Dia_NA.D41]/[.$D$6]" office:value-type="float" office:value="2.92494966196731" calcext:value-type="float">
            <text:p>2.9</text:p>
          </table:table-cell>
          <table:table-cell table:style-name="ce65" table:formula="of:=[M_Dia_NA.E41]/[.$E$6]" office:value-type="float" office:value="5.98254265447666" calcext:value-type="float">
            <text:p>6.0</text:p>
          </table:table-cell>
          <table:table-cell table:style-name="ce65" table:formula="of:=[M_Dia_NA.F41]/[.$F$6]" office:value-type="float" office:value="0" calcext:value-type="float">
            <text:p>0.0</text:p>
          </table:table-cell>
          <table:table-cell table:style-name="ce69" table:formula="of:=[M_Dia_NA.G41]/[.$G$6]" office:value-type="float" office:value="54.4796897770808" calcext:value-type="float">
            <text:p>54</text:p>
          </table:table-cell>
          <table:table-cell table:style-name="ce69" table:formula="of:=[M_Dia_NA.H41]/[.$H$6]" office:value-type="float" office:value="13.9308984145302" calcext:value-type="float">
            <text:p>14</text:p>
          </table:table-cell>
          <table:table-cell table:style-name="ce69" table:formula="of:=[M_Dia_NA.I41]/[.$I$6]" office:value-type="float" office:value="10.3788761483544" calcext:value-type="float">
            <text:p>10</text:p>
          </table:table-cell>
          <table:table-cell table:style-name="ce69" table:formula="of:=[M_Dia_NA.J41]/[.$J$6]" office:value-type="float" office:value="44.5142201245244" calcext:value-type="float">
            <text:p>45</text:p>
          </table:table-cell>
          <table:table-cell table:style-name="ce65" table:formula="of:=[M_Dia_NA.K41]/[.$K$6]" office:value-type="float" office:value="2.96268091573978" calcext:value-type="float">
            <text:p>3.0</text:p>
          </table:table-cell>
          <table:table-cell table:style-name="ce65" table:formula="of:=[M_Dia_NA.L41]/[.$L$6]" office:value-type="float" office:value="0" calcext:value-type="float">
            <text:p>0.0</text:p>
          </table:table-cell>
          <table:table-cell table:style-name="ce65" table:formula="of:=[M_Dia_NA.M41]/[.$M$6]" office:value-type="float" office:value="4.28975302322654" calcext:value-type="float">
            <text:p>4.3</text:p>
          </table:table-cell>
          <table:table-cell table:style-name="ce65" table:formula="of:=[M_Dia_NA.N41]/[.$N$6]" office:value-type="float" office:value="4.55979246458032" calcext:value-type="float">
            <text:p>4.6</text:p>
          </table:table-cell>
          <table:table-cell table:style-name="ce65" table:formula="of:=[M_Dia_NA.O41]/[.$O$6]" office:value-type="float" office:value="5.37805086408602" calcext:value-type="float">
            <text:p>5.4</text:p>
          </table:table-cell>
          <table:table-cell table:style-name="ce69" table:formula="of:=[M_Dia_NA.P41]/[.$P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NA.B42]" office:value-type="date" office:date-value="2020-03-24" calcext:value-type="date">
            <text:p>24/03</text:p>
          </table:table-cell>
          <table:table-cell table:formula="of:=[M_Dia_NA.C42]/[.$C$6]" office:value-type="float" office:value="1.55638995409114" calcext:value-type="float">
            <text:p>1.6</text:p>
          </table:table-cell>
          <table:table-cell table:formula="of:=[M_Dia_NA.D42]/[.$D$6]" office:value-type="float" office:value="4.09492952675424" calcext:value-type="float">
            <text:p>4.1</text:p>
          </table:table-cell>
          <table:table-cell table:style-name="ce67" table:formula="of:=[M_Dia_NA.E42]/[.$E$6]" office:value-type="float" office:value="15.6466500194005" calcext:value-type="float">
            <text:p>16</text:p>
          </table:table-cell>
          <table:table-cell table:formula="of:=[M_Dia_NA.F42]/[.$F$6]" office:value-type="float" office:value="7.09090808406461" calcext:value-type="float">
            <text:p>7.1</text:p>
          </table:table-cell>
          <table:table-cell table:formula="of:=[M_Dia_NA.G42]/[.$G$6]" office:value-type="float" office:value="59.4323888477245" calcext:value-type="float">
            <text:p>59</text:p>
          </table:table-cell>
          <table:table-cell table:style-name="ce67" table:formula="of:=[M_Dia_NA.H42]/[.$H$6]" office:value-type="float" office:value="17.9753527929422" calcext:value-type="float">
            <text:p>18</text:p>
          </table:table-cell>
          <table:table-cell table:style-name="ce67" table:formula="of:=[M_Dia_NA.I42]/[.$I$6]" office:value-type="float" office:value="19.2314469807744" calcext:value-type="float">
            <text:p>19</text:p>
          </table:table-cell>
          <table:table-cell table:formula="of:=[M_Dia_NA.J42]/[.$J$6]" office:value-type="float" office:value="55.0317230491208" calcext:value-type="float">
            <text:p>55</text:p>
          </table:table-cell>
          <table:table-cell table:formula="of:=[M_Dia_NA.K42]/[.$K$6]" office:value-type="float" office:value="1.48134045786989" calcext:value-type="float">
            <text:p>1.5</text:p>
          </table:table-cell>
          <table:table-cell table:formula="of:=[M_Dia_NA.L42]/[.$L$6]" office:value-type="float" office:value="0" calcext:value-type="float">
            <text:p>0.0</text:p>
          </table:table-cell>
          <table:table-cell table:formula="of:=[M_Dia_NA.M42]/[.$M$6]" office:value-type="float" office:value="4.76639224802949" calcext:value-type="float">
            <text:p>4.8</text:p>
          </table:table-cell>
          <table:table-cell table:formula="of:=[M_Dia_NA.N42]/[.$N$6]" office:value-type="float" office:value="7.34633230404607" calcext:value-type="float">
            <text:p>7.3</text:p>
          </table:table-cell>
          <table:table-cell table:style-name="ce67" table:formula="of:=[M_Dia_NA.O42]/[.$O$6]" office:value-type="float" office:value="9.77827429833821" calcext:value-type="float">
            <text:p>10</text:p>
          </table:table-cell>
          <table:table-cell table:style-name="ce67" table:formula="of:=[M_Dia_NA.P42]/[.$P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NA.B43]" office:value-type="date" office:date-value="2020-03-25" calcext:value-type="date">
            <text:p>25/03</text:p>
          </table:table-cell>
          <table:table-cell table:formula="of:=[M_Dia_NA.C43]/[.$C$6]" office:value-type="float" office:value="1.94548744261392" calcext:value-type="float">
            <text:p>1.9</text:p>
          </table:table-cell>
          <table:table-cell table:formula="of:=[M_Dia_NA.D43]/[.$D$6]" office:value-type="float" office:value="1.75496979718039" calcext:value-type="float">
            <text:p>1.8</text:p>
          </table:table-cell>
          <table:table-cell table:style-name="ce67" table:formula="of:=[M_Dia_NA.E43]/[.$E$6]" office:value-type="float" office:value="25.7709529731302" calcext:value-type="float">
            <text:p>26</text:p>
          </table:table-cell>
          <table:table-cell table:formula="of:=[M_Dia_NA.F43]/[.$F$6]" office:value-type="float" office:value="1.77272702101615" calcext:value-type="float">
            <text:p>1.8</text:p>
          </table:table-cell>
          <table:table-cell table:formula="of:=[M_Dia_NA.G43]/[.$G$6]" office:value-type="float" office:value="88.2052120200355" calcext:value-type="float">
            <text:p>88</text:p>
          </table:table-cell>
          <table:table-cell table:style-name="ce67" table:formula="of:=[M_Dia_NA.H43]/[.$H$6]" office:value-type="float" office:value="17.3012770632068" calcext:value-type="float">
            <text:p>17</text:p>
          </table:table-cell>
          <table:table-cell table:style-name="ce67" table:formula="of:=[M_Dia_NA.I43]/[.$I$6]" office:value-type="float" office:value="24.4208850549516" calcext:value-type="float">
            <text:p>24</text:p>
          </table:table-cell>
          <table:table-cell table:formula="of:=[M_Dia_NA.J43]/[.$J$6]" office:value-type="float" office:value="50.5877077288688" calcext:value-type="float">
            <text:p>51</text:p>
          </table:table-cell>
          <table:table-cell table:formula="of:=[M_Dia_NA.K43]/[.$K$6]" office:value-type="float" office:value="2.96268091573978" calcext:value-type="float">
            <text:p>3.0</text:p>
          </table:table-cell>
          <table:table-cell table:formula="of:=[M_Dia_NA.L43]/[.$L$6]" office:value-type="float" office:value="0" calcext:value-type="float">
            <text:p>0.0</text:p>
          </table:table-cell>
          <table:table-cell table:formula="of:=[M_Dia_NA.M43]/[.$M$6]" office:value-type="float" office:value="4.76639224802949" calcext:value-type="float">
            <text:p>4.8</text:p>
          </table:table-cell>
          <table:table-cell table:style-name="ce67" table:formula="of:=[M_Dia_NA.N43]/[.$N$6]" office:value-type="float" office:value="13.1727337865654" calcext:value-type="float">
            <text:p>13</text:p>
          </table:table-cell>
          <table:table-cell table:style-name="ce67" table:formula="of:=[M_Dia_NA.O43]/[.$O$6]" office:value-type="float" office:value="12.2228428729228" calcext:value-type="float">
            <text:p>12</text:p>
          </table:table-cell>
          <table:table-cell table:style-name="ce67" table:formula="of:=[M_Dia_NA.P43]/[.$P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4]" office:value-type="date" office:date-value="2020-03-26" calcext:value-type="date">
            <text:p>26/03</text:p>
          </table:table-cell>
          <table:table-cell table:formula="of:=[M_Dia_NA.C44]/[.$C$6]" office:value-type="float" office:value="2.61251170865298" calcext:value-type="float">
            <text:p>2.6</text:p>
          </table:table-cell>
          <table:table-cell table:style-name="ce67" table:formula="of:=[M_Dia_NA.D44]/[.$D$6]" office:value-type="float" office:value="10.5298187830823" calcext:value-type="float">
            <text:p>11</text:p>
          </table:table-cell>
          <table:table-cell table:style-name="ce67" table:formula="of:=[M_Dia_NA.E44]/[.$E$6]" office:value-type="float" office:value="19.3282147298477" calcext:value-type="float">
            <text:p>19</text:p>
          </table:table-cell>
          <table:table-cell table:formula="of:=[M_Dia_NA.F44]/[.$F$6]" office:value-type="float" office:value="6.20454457355653" calcext:value-type="float">
            <text:p>6.2</text:p>
          </table:table-cell>
          <table:table-cell table:formula="of:=[M_Dia_NA.G44]/[.$G$6]" office:value-type="float" office:value="77.2385212207531" calcext:value-type="float">
            <text:p>77</text:p>
          </table:table-cell>
          <table:table-cell table:style-name="ce67" table:formula="of:=[M_Dia_NA.H44]/[.$H$6]" office:value-type="float" office:value="27.3375157059329" calcext:value-type="float">
            <text:p>27</text:p>
          </table:table-cell>
          <table:table-cell table:style-name="ce67" table:formula="of:=[M_Dia_NA.I44]/[.$I$6]" office:value-type="float" office:value="23.8103629285778" calcext:value-type="float">
            <text:p>24</text:p>
          </table:table-cell>
          <table:table-cell table:formula="of:=[M_Dia_NA.J44]/[.$J$6]" office:value-type="float" office:value="49.0323023667806" calcext:value-type="float">
            <text:p>49</text:p>
          </table:table-cell>
          <table:table-cell table:style-name="ce67" table:formula="of:=[M_Dia_NA.K44]/[.$K$6]" office:value-type="float" office:value="14.8134045786989" calcext:value-type="float">
            <text:p>15</text:p>
          </table:table-cell>
          <table:table-cell table:style-name="ce67" table:formula="of:=[M_Dia_NA.L44]/[.$L$6]" office:value-type="float" office:value="10.3538790508119" calcext:value-type="float">
            <text:p>10</text:p>
          </table:table-cell>
          <table:table-cell table:formula="of:=[M_Dia_NA.M44]/[.$M$6]" office:value-type="float" office:value="8.10286682165012" calcext:value-type="float">
            <text:p>8.1</text:p>
          </table:table-cell>
          <table:table-cell table:style-name="ce67" table:formula="of:=[M_Dia_NA.N44]/[.$N$6]" office:value-type="float" office:value="15.2837488164637" calcext:value-type="float">
            <text:p>15</text:p>
          </table:table-cell>
          <table:table-cell table:style-name="ce67" table:formula="of:=[M_Dia_NA.O44]/[.$O$6]" office:value-type="float" office:value="14.1784977325904" calcext:value-type="float">
            <text:p>14</text:p>
          </table:table-cell>
          <table:table-cell table:style-name="ce67" table:formula="of:=[M_Dia_NA.P44]/[.$P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NA.B45]" office:value-type="date" office:date-value="2020-03-27" calcext:value-type="date">
            <text:p>27/03</text:p>
          </table:table-cell>
          <table:table-cell table:formula="of:=[M_Dia_NA.C45]/[.$C$6]" office:value-type="float" office:value="3.16836526368552" calcext:value-type="float">
            <text:p>3.2</text:p>
          </table:table-cell>
          <table:table-cell table:formula="of:=[M_Dia_NA.D45]/[.$D$6]" office:value-type="float" office:value="5.26490939154116" calcext:value-type="float">
            <text:p>5.3</text:p>
          </table:table-cell>
          <table:table-cell table:style-name="ce67" table:formula="of:=[M_Dia_NA.E45]/[.$E$6]" office:value-type="float" office:value="31.7534956276069" calcext:value-type="float">
            <text:p>32</text:p>
          </table:table-cell>
          <table:table-cell table:style-name="ce67" table:formula="of:=[M_Dia_NA.F45]/[.$F$6]" office:value-type="float" office:value="9.74999861558883" calcext:value-type="float">
            <text:p>10</text:p>
          </table:table-cell>
          <table:table-cell table:formula="of:=[M_Dia_NA.G45]/[.$G$6]" office:value-type="float" office:value="90.6815615553574" calcext:value-type="float">
            <text:p>91</text:p>
          </table:table-cell>
          <table:table-cell table:style-name="ce67" table:formula="of:=[M_Dia_NA.H45]/[.$H$6]" office:value-type="float" office:value="22.3942936878738" calcext:value-type="float">
            <text:p>22</text:p>
          </table:table-cell>
          <table:table-cell table:style-name="ce67" table:formula="of:=[M_Dia_NA.I45]/[.$I$6]" office:value-type="float" office:value="34.1892390769322" calcext:value-type="float">
            <text:p>34</text:p>
          </table:table-cell>
          <table:table-cell table:formula="of:=[M_Dia_NA.J45]/[.$J$6]" office:value-type="float" office:value="71.7708474220701" calcext:value-type="float">
            <text:p>72</text:p>
          </table:table-cell>
          <table:table-cell table:formula="of:=[M_Dia_NA.K45]/[.$K$6]" office:value-type="float" office:value="4.44402137360968" calcext:value-type="float">
            <text:p>4.4</text:p>
          </table:table-cell>
          <table:table-cell table:style-name="ce67" table:formula="of:=[M_Dia_NA.L45]/[.$L$6]" office:value-type="float" office:value="62.1232743048714" calcext:value-type="float">
            <text:p>62</text:p>
          </table:table-cell>
          <table:table-cell table:formula="of:=[M_Dia_NA.M45]/[.$M$6]" office:value-type="float" office:value="7.62622759684718" calcext:value-type="float">
            <text:p>7.6</text:p>
          </table:table-cell>
          <table:table-cell table:style-name="ce67" table:formula="of:=[M_Dia_NA.N45]/[.$N$6]" office:value-type="float" office:value="21.9545563109423" calcext:value-type="float">
            <text:p>22</text:p>
          </table:table-cell>
          <table:table-cell table:style-name="ce67" table:formula="of:=[M_Dia_NA.O45]/[.$O$6]" office:value-type="float" office:value="15.6452388773411" calcext:value-type="float">
            <text:p>16</text:p>
          </table:table-cell>
          <table:table-cell table:style-name="ce67" table:formula="of:=[M_Dia_NA.P45]/[.$P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NA.B46]" office:value-type="date" office:date-value="2020-03-28" calcext:value-type="date">
            <text:p>28/03</text:p>
          </table:table-cell>
          <table:table-cell table:formula="of:=[M_Dia_NA.C46]/[.$C$6]" office:value-type="float" office:value="4.00214559623435" calcext:value-type="float">
            <text:p>4.0</text:p>
          </table:table-cell>
          <table:table-cell table:formula="of:=[M_Dia_NA.D46]/[.$D$6]" office:value-type="float" office:value="5.84989932393462" calcext:value-type="float">
            <text:p>5.8</text:p>
          </table:table-cell>
          <table:table-cell table:style-name="ce67" table:formula="of:=[M_Dia_NA.E46]/[.$E$6]" office:value-type="float" office:value="29.4525176835774" calcext:value-type="float">
            <text:p>29</text:p>
          </table:table-cell>
          <table:table-cell table:style-name="ce67" table:formula="of:=[M_Dia_NA.F46]/[.$F$6]" office:value-type="float" office:value="11.522725636605" calcext:value-type="float">
            <text:p>12</text:p>
          </table:table-cell>
          <table:table-cell table:formula="of:=[M_Dia_NA.G46]/[.$G$6]" office:value-type="float" office:value="98.110610161323" calcext:value-type="float">
            <text:p>98</text:p>
          </table:table-cell>
          <table:table-cell table:style-name="ce67" table:formula="of:=[M_Dia_NA.H46]/[.$H$6]" office:value-type="float" office:value="23.8922397539523" calcext:value-type="float">
            <text:p>24</text:p>
          </table:table-cell>
          <table:table-cell table:style-name="ce67" table:formula="of:=[M_Dia_NA.I46]/[.$I$6]" office:value-type="float" office:value="28.3892788763812" calcext:value-type="float">
            <text:p>28</text:p>
          </table:table-cell>
          <table:table-cell table:formula="of:=[M_Dia_NA.J46]/[.$J$6]" office:value-type="float" office:value="65.8454936617341" calcext:value-type="float">
            <text:p>66</text:p>
          </table:table-cell>
          <table:table-cell table:style-name="ce67" table:formula="of:=[M_Dia_NA.K46]/[.$K$6]" office:value-type="float" office:value="20.7387664101785" calcext:value-type="float">
            <text:p>21</text:p>
          </table:table-cell>
          <table:table-cell table:style-name="ce67" table:formula="of:=[M_Dia_NA.L46]/[.$L$6]" office:value-type="float" office:value="31.0616371524357" calcext:value-type="float">
            <text:p>31</text:p>
          </table:table-cell>
          <table:table-cell table:style-name="ce67" table:formula="of:=[M_Dia_NA.M46]/[.$M$6]" office:value-type="float" office:value="11.4393413952708" calcext:value-type="float">
            <text:p>11</text:p>
          </table:table-cell>
          <table:table-cell table:style-name="ce67" table:formula="of:=[M_Dia_NA.N46]/[.$N$6]" office:value-type="float" office:value="17.6480856499498" calcext:value-type="float">
            <text:p>18</text:p>
          </table:table-cell>
          <table:table-cell table:style-name="ce67" table:formula="of:=[M_Dia_NA.O46]/[.$O$6]" office:value-type="float" office:value="17.1119800220919" calcext:value-type="float">
            <text:p>17</text:p>
          </table:table-cell>
          <table:table-cell table:style-name="ce67" table:formula="of:=[M_Dia_NA.P46]/[.$P$6]" office:value-type="float" office:value="27.615206570872" calcext:value-type="float">
            <text:p>28</text:p>
          </table:table-cell>
        </table:table-row>
        <table:table-row table:style-name="ro1">
          <table:table-cell table:style-name="ce62"/>
          <table:table-cell table:style-name="ce52" table:formula="of:=[M_Dia_NA.B47]" office:value-type="date" office:date-value="2020-03-29" calcext:value-type="date">
            <text:p>29/03</text:p>
          </table:table-cell>
          <table:table-cell table:style-name="ce66" table:formula="of:=[M_Dia_NA.C47]/[.$C$6]" office:value-type="float" office:value="3.55746275220831" calcext:value-type="float">
            <text:p>3.6</text:p>
          </table:table-cell>
          <table:table-cell table:style-name="ce68" table:formula="of:=[M_Dia_NA.D47]/[.$D$6]" office:value-type="float" office:value="10.5298187830823" calcext:value-type="float">
            <text:p>11</text:p>
          </table:table-cell>
          <table:table-cell table:style-name="ce68" table:formula="of:=[M_Dia_NA.E47]/[.$E$6]" office:value-type="float" office:value="35.89525592686" calcext:value-type="float">
            <text:p>36</text:p>
          </table:table-cell>
          <table:table-cell table:style-name="ce66" table:formula="of:=[M_Dia_NA.F47]/[.$F$6]" office:value-type="float" office:value="6.20454457355653" calcext:value-type="float">
            <text:p>6.2</text:p>
          </table:table-cell>
          <table:table-cell table:style-name="ce68" table:formula="of:=[M_Dia_NA.G47]/[.$G$6]" office:value-type="float" office:value="98.8181385999864" calcext:value-type="float">
            <text:p>99</text:p>
          </table:table-cell>
          <table:table-cell table:style-name="ce68" table:formula="of:=[M_Dia_NA.H47]/[.$H$6]" office:value-type="float" office:value="21.8700125647463" calcext:value-type="float">
            <text:p>22</text:p>
          </table:table-cell>
          <table:table-cell table:style-name="ce68" table:formula="of:=[M_Dia_NA.I47]/[.$I$6]" office:value-type="float" office:value="40.2944603406701" calcext:value-type="float">
            <text:p>40</text:p>
          </table:table-cell>
          <table:table-cell table:style-name="ce68" table:formula="of:=[M_Dia_NA.J47]/[.$J$6]" office:value-type="float" office:value="55.9945930351755" calcext:value-type="float">
            <text:p>56</text:p>
          </table:table-cell>
          <table:table-cell table:style-name="ce68" table:formula="of:=[M_Dia_NA.K47]/[.$K$6]" office:value-type="float" office:value="14.8134045786989" calcext:value-type="float">
            <text:p>15</text:p>
          </table:table-cell>
          <table:table-cell table:style-name="ce68" table:formula="of:=[M_Dia_NA.L47]/[.$L$6]" office:value-type="float" office:value="31.0616371524357" calcext:value-type="float">
            <text:p>31</text:p>
          </table:table-cell>
          <table:table-cell table:style-name="ce66" table:formula="of:=[M_Dia_NA.M47]/[.$M$6]" office:value-type="float" office:value="9.05614527125602" calcext:value-type="float">
            <text:p>9.1</text:p>
          </table:table-cell>
          <table:table-cell table:style-name="ce68" table:formula="of:=[M_Dia_NA.N47]/[.$N$6]" office:value-type="float" office:value="15.1993082152677" calcext:value-type="float">
            <text:p>15</text:p>
          </table:table-cell>
          <table:table-cell table:style-name="ce68" table:formula="of:=[M_Dia_NA.O47]/[.$O$6]" office:value-type="float" office:value="18.5787211668426" calcext:value-type="float">
            <text:p>19</text:p>
          </table:table-cell>
          <table:table-cell table:style-name="ce68" table:formula="of:=[M_Dia_NA.P47]/[.$P$6]" office:value-type="float" office:value="23.6701770607474" calcext:value-type="float">
            <text:p>24</text:p>
          </table:table-cell>
        </table:table-row>
        <table:table-row table:style-name="ro1">
          <table:table-cell table:style-name="ce63" table:formula="of:=[M_Dia_NA.A48]" office:value-type="string" office:string-value="L" calcext:value-type="string">
            <text:p>L</text:p>
          </table:table-cell>
          <table:table-cell table:formula="of:=[M_Dia_NA.B48]" office:value-type="date" office:date-value="2020-03-30" calcext:value-type="date">
            <text:p>30/03</text:p>
          </table:table-cell>
          <table:table-cell table:formula="of:=[M_Dia_NA.C48]/[.$C$6]" office:value-type="float" office:value="3.66863346321482" calcext:value-type="float">
            <text:p>3.7</text:p>
          </table:table-cell>
          <table:table-cell table:style-name="ce67" table:formula="of:=[M_Dia_NA.D48]/[.$D$6]" office:value-type="float" office:value="12.8697785126562" calcext:value-type="float">
            <text:p>13</text:p>
          </table:table-cell>
          <table:table-cell table:style-name="ce67" table:formula="of:=[M_Dia_NA.E48]/[.$E$6]" office:value-type="float" office:value="37.7360382820835" calcext:value-type="float">
            <text:p>38</text:p>
          </table:table-cell>
          <table:table-cell table:formula="of:=[M_Dia_NA.F48]/[.$F$6]" office:value-type="float" office:value="4.43181755254038" calcext:value-type="float">
            <text:p>4.4</text:p>
          </table:table-cell>
          <table:table-cell table:formula="of:=[M_Dia_NA.G48]/[.$G$6]" office:value-type="float" office:value="95.752182032445" calcext:value-type="float">
            <text:p>96</text:p>
          </table:table-cell>
          <table:table-cell table:style-name="ce67" table:formula="of:=[M_Dia_NA.H48]/[.$H$6]" office:value-type="float" office:value="31.3070727810409" calcext:value-type="float">
            <text:p>31</text:p>
          </table:table-cell>
          <table:table-cell table:style-name="ce67" table:formula="of:=[M_Dia_NA.I48]/[.$I$6]" office:value-type="float" office:value="28.3892788763812" calcext:value-type="float">
            <text:p>28</text:p>
          </table:table-cell>
          <table:table-cell table:formula="of:=[M_Dia_NA.J48]/[.$J$6]" office:value-type="float" office:value="60.1423406674107" calcext:value-type="float">
            <text:p>60</text:p>
          </table:table-cell>
          <table:table-cell table:style-name="ce67" table:formula="of:=[M_Dia_NA.K48]/[.$K$6]" office:value-type="float" office:value="11.8507236629591" calcext:value-type="float">
            <text:p>12</text:p>
          </table:table-cell>
          <table:table-cell table:style-name="ce67" table:formula="of:=[M_Dia_NA.L48]/[.$L$6]" office:value-type="float" office:value="10.3538790508119" calcext:value-type="float">
            <text:p>10</text:p>
          </table:table-cell>
          <table:table-cell table:style-name="ce67" table:formula="of:=[M_Dia_NA.M48]/[.$M$6]" office:value-type="float" office:value="10.0094237208619" calcext:value-type="float">
            <text:p>10</text:p>
          </table:table-cell>
          <table:table-cell table:style-name="ce67" table:formula="of:=[M_Dia_NA.N48]/[.$N$6]" office:value-type="float" office:value="32.17186905565" calcext:value-type="float">
            <text:p>32</text:p>
          </table:table-cell>
          <table:table-cell table:style-name="ce67" table:formula="of:=[M_Dia_NA.O48]/[.$O$6]" office:value-type="float" office:value="21.0232897414272" calcext:value-type="float">
            <text:p>21</text:p>
          </table:table-cell>
          <table:table-cell table:style-name="ce67" table:formula="of:=[M_Dia_NA.P48]/[.$P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NA.B49]" office:value-type="date" office:date-value="2020-03-31" calcext:value-type="date">
            <text:p>31/03</text:p>
          </table:table-cell>
          <table:table-cell table:formula="of:=[M_Dia_NA.C49]/[.$C$6]" office:value-type="float" office:value="7.11492550441662" calcext:value-type="float">
            <text:p>7.1</text:p>
          </table:table-cell>
          <table:table-cell table:style-name="ce67" table:formula="of:=[M_Dia_NA.D49]/[.$D$6]" office:value-type="float" office:value="11.6997986478692" calcext:value-type="float">
            <text:p>12</text:p>
          </table:table-cell>
          <table:table-cell table:style-name="ce67" table:formula="of:=[M_Dia_NA.E49]/[.$E$6]" office:value-type="float" office:value="88.3575530507322" calcext:value-type="float">
            <text:p>88</text:p>
          </table:table-cell>
          <table:table-cell table:style-name="ce67" table:formula="of:=[M_Dia_NA.F49]/[.$F$6]" office:value-type="float" office:value="11.522725636605" calcext:value-type="float">
            <text:p>12</text:p>
          </table:table-cell>
          <table:table-cell table:formula="of:=[M_Dia_NA.G49]/[.$G$6]" office:value-type="float" office:value="100.115274070869" calcext:value-type="float">
            <text:p>100</text:p>
          </table:table-cell>
          <table:table-cell table:style-name="ce67" table:formula="of:=[M_Dia_NA.H49]/[.$H$6]" office:value-type="float" office:value="37.3737543486589" calcext:value-type="float">
            <text:p>37</text:p>
          </table:table-cell>
          <table:table-cell table:style-name="ce67" table:formula="of:=[M_Dia_NA.I49]/[.$I$6]" office:value-type="float" office:value="53.4206860577066" calcext:value-type="float">
            <text:p>53</text:p>
          </table:table-cell>
          <table:table-cell table:formula="of:=[M_Dia_NA.J49]/[.$J$6]" office:value-type="float" office:value="61.9940137175157" calcext:value-type="float">
            <text:p>62</text:p>
          </table:table-cell>
          <table:table-cell table:style-name="ce67" table:formula="of:=[M_Dia_NA.K49]/[.$K$6]" office:value-type="float" office:value="25.1827877837882" calcext:value-type="float">
            <text:p>25</text:p>
          </table:table-cell>
          <table:table-cell table:style-name="ce67" table:formula="of:=[M_Dia_NA.L49]/[.$L$6]" office:value-type="float" office:value="10.3538790508119" calcext:value-type="float">
            <text:p>10</text:p>
          </table:table-cell>
          <table:table-cell table:style-name="ce67" table:formula="of:=[M_Dia_NA.M49]/[.$M$6]" office:value-type="float" office:value="9.53278449605897" calcext:value-type="float">
            <text:p>10</text:p>
          </table:table-cell>
          <table:table-cell table:style-name="ce67" table:formula="of:=[M_Dia_NA.N49]/[.$N$6]" office:value-type="float" office:value="47.5400584733096" calcext:value-type="float">
            <text:p>48</text:p>
          </table:table-cell>
          <table:table-cell table:style-name="ce67" table:formula="of:=[M_Dia_NA.O49]/[.$O$6]" office:value-type="float" office:value="21.5122034563441" calcext:value-type="float">
            <text:p>22</text:p>
          </table:table-cell>
          <table:table-cell table:style-name="ce67" table:formula="of:=[M_Dia_NA.P49]/[.$P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0]" office:value-type="date" office:date-value="2020-04-01" calcext:value-type="date">
            <text:p>01/04</text:p>
          </table:table-cell>
          <table:table-cell table:formula="of:=[M_Dia_NA.C50]/[.$C$6]" office:value-type="float" office:value="8.28221796998497" calcext:value-type="float">
            <text:p>8.3</text:p>
          </table:table-cell>
          <table:table-cell table:style-name="ce67" table:formula="of:=[M_Dia_NA.D50]/[.$D$6]" office:value-type="float" office:value="10.5298187830823" calcext:value-type="float">
            <text:p>11</text:p>
          </table:table-cell>
          <table:table-cell table:style-name="ce67" table:formula="of:=[M_Dia_NA.E50]/[.$E$6]" office:value-type="float" office:value="56.6040574231253" calcext:value-type="float">
            <text:p>57</text:p>
          </table:table-cell>
          <table:table-cell table:style-name="ce67" table:formula="of:=[M_Dia_NA.F50]/[.$F$6]" office:value-type="float" office:value="12.4090891471131" calcext:value-type="float">
            <text:p>12</text:p>
          </table:table-cell>
          <table:table-cell table:formula="of:=[M_Dia_NA.G50]/[.$G$6]" office:value-type="float" office:value="101.884095167528" calcext:value-type="float">
            <text:p>102</text:p>
          </table:table-cell>
          <table:table-cell table:style-name="ce67" table:formula="of:=[M_Dia_NA.H50]/[.$H$6]" office:value-type="float" office:value="38.1227273816981" calcext:value-type="float">
            <text:p>38</text:p>
          </table:table-cell>
          <table:table-cell table:style-name="ce67" table:formula="of:=[M_Dia_NA.I50]/[.$I$6]" office:value-type="float" office:value="40.9049824670439" calcext:value-type="float">
            <text:p>41</text:p>
          </table:table-cell>
          <table:table-cell table:formula="of:=[M_Dia_NA.J50]/[.$J$6]" office:value-type="float" office:value="53.8466522970536" calcext:value-type="float">
            <text:p>54</text:p>
          </table:table-cell>
          <table:table-cell table:style-name="ce67" table:formula="of:=[M_Dia_NA.K50]/[.$K$6]" office:value-type="float" office:value="20.7387664101785" calcext:value-type="float">
            <text:p>21</text:p>
          </table:table-cell>
          <table:table-cell table:style-name="ce67" table:formula="of:=[M_Dia_NA.L50]/[.$L$6]" office:value-type="float" office:value="62.1232743048714" calcext:value-type="float">
            <text:p>62</text:p>
          </table:table-cell>
          <table:table-cell table:style-name="ce67" table:formula="of:=[M_Dia_NA.M50]/[.$M$6]" office:value-type="float" office:value="12.8692590696796" calcext:value-type="float">
            <text:p>13</text:p>
          </table:table-cell>
          <table:table-cell table:style-name="ce67" table:formula="of:=[M_Dia_NA.N50]/[.$N$6]" office:value-type="float" office:value="48.0467020804852" calcext:value-type="float">
            <text:p>48</text:p>
          </table:table-cell>
          <table:table-cell table:style-name="ce67" table:formula="of:=[M_Dia_NA.O50]/[.$O$6]" office:value-type="float" office:value="24.4456857458455" calcext:value-type="float">
            <text:p>24</text:p>
          </table:table-cell>
          <table:table-cell table:style-name="ce67" table:formula="of:=[M_Dia_NA.P50]/[.$P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NA.B51]" office:value-type="date" office:date-value="2020-04-02" calcext:value-type="date">
            <text:p>02/04</text:p>
          </table:table-cell>
          <table:table-cell table:formula="of:=[M_Dia_NA.C51]/[.$C$6]" office:value-type="float" office:value="7.78194977045568" calcext:value-type="float">
            <text:p>7.8</text:p>
          </table:table-cell>
          <table:table-cell table:formula="of:=[M_Dia_NA.D51]/[.$D$6]" office:value-type="float" office:value="7.01987918872155" calcext:value-type="float">
            <text:p>7.0</text:p>
          </table:table-cell>
          <table:table-cell table:style-name="ce67" table:formula="of:=[M_Dia_NA.E51]/[.$E$6]" office:value-type="float" office:value="84.2157927514791" calcext:value-type="float">
            <text:p>84</text:p>
          </table:table-cell>
          <table:table-cell table:style-name="ce67" table:formula="of:=[M_Dia_NA.F51]/[.$F$6]" office:value-type="float" office:value="16.8409066996534" calcext:value-type="float">
            <text:p>17</text:p>
          </table:table-cell>
          <table:table-cell table:formula="of:=[M_Dia_NA.G51]/[.$G$6]" office:value-type="float" office:value="112.025336121703" calcext:value-type="float">
            <text:p>112</text:p>
          </table:table-cell>
          <table:table-cell table:style-name="ce67" table:formula="of:=[M_Dia_NA.H51]/[.$H$6]" office:value-type="float" office:value="101.485845976819" calcext:value-type="float">
            <text:p>101</text:p>
          </table:table-cell>
          <table:table-cell table:style-name="ce67" table:formula="of:=[M_Dia_NA.I51]/[.$I$6]" office:value-type="float" office:value="50.6733364890245" calcext:value-type="float">
            <text:p>51</text:p>
          </table:table-cell>
          <table:table-cell table:formula="of:=[M_Dia_NA.J51]/[.$J$6]" office:value-type="float" office:value="56.2908607231923" calcext:value-type="float">
            <text:p>56</text:p>
          </table:table-cell>
          <table:table-cell table:style-name="ce67" table:formula="of:=[M_Dia_NA.K51]/[.$K$6]" office:value-type="float" office:value="19.2574259523086" calcext:value-type="float">
            <text:p>19</text:p>
          </table:table-cell>
          <table:table-cell table:style-name="ce67" table:formula="of:=[M_Dia_NA.L51]/[.$L$6]" office:value-type="float" office:value="10.3538790508119" calcext:value-type="float">
            <text:p>10</text:p>
          </table:table-cell>
          <table:table-cell table:style-name="ce67" table:formula="of:=[M_Dia_NA.M51]/[.$M$6]" office:value-type="float" office:value="10.4860629456649" calcext:value-type="float">
            <text:p>10</text:p>
          </table:table-cell>
          <table:table-cell table:style-name="ce67" table:formula="of:=[M_Dia_NA.N51]/[.$N$6]" office:value-type="float" office:value="57.7573712180174" calcext:value-type="float">
            <text:p>58</text:p>
          </table:table-cell>
          <table:table-cell table:style-name="ce67" table:formula="of:=[M_Dia_NA.O51]/[.$O$6]" office:value-type="float" office:value="32.757218899433" calcext:value-type="float">
            <text:p>33</text:p>
          </table:table-cell>
          <table:table-cell table:style-name="ce67" table:formula="of:=[M_Dia_NA.P51]/[.$P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NA.B52]" office:value-type="date" office:date-value="2020-04-03" calcext:value-type="date">
            <text:p>03/04</text:p>
          </table:table-cell>
          <table:table-cell table:formula="of:=[M_Dia_NA.C52]/[.$C$6]" office:value-type="float" office:value="8.05987654797195" calcext:value-type="float">
            <text:p>8.1</text:p>
          </table:table-cell>
          <table:table-cell table:formula="of:=[M_Dia_NA.D52]/[.$D$6]" office:value-type="float" office:value="5.84989932393462" calcext:value-type="float">
            <text:p>5.8</text:p>
          </table:table-cell>
          <table:table-cell table:style-name="ce67" table:formula="of:=[M_Dia_NA.E52]/[.$E$6]" office:value-type="float" office:value="60.7458177223784" calcext:value-type="float">
            <text:p>61</text:p>
          </table:table-cell>
          <table:table-cell table:style-name="ce67" table:formula="of:=[M_Dia_NA.F52]/[.$F$6]" office:value-type="float" office:value="14.1818161681292" calcext:value-type="float">
            <text:p>14</text:p>
          </table:table-cell>
          <table:table-cell table:formula="of:=[M_Dia_NA.G52]/[.$G$6]" office:value-type="float" office:value="109.902750805713" calcext:value-type="float">
            <text:p>110</text:p>
          </table:table-cell>
          <table:table-cell table:style-name="ce67" table:formula="of:=[M_Dia_NA.H52]/[.$H$6]" office:value-type="float" office:value="83.8849797003967" calcext:value-type="float">
            <text:p>84</text:p>
          </table:table-cell>
          <table:table-cell table:style-name="ce67" table:formula="of:=[M_Dia_NA.I52]/[.$I$6]" office:value-type="float" office:value="45.1786373516604" calcext:value-type="float">
            <text:p>45</text:p>
          </table:table-cell>
          <table:table-cell table:formula="of:=[M_Dia_NA.J52]/[.$J$6]" office:value-type="float" office:value="56.7352622552175" calcext:value-type="float">
            <text:p>57</text:p>
          </table:table-cell>
          <table:table-cell table:style-name="ce67" table:formula="of:=[M_Dia_NA.K52]/[.$K$6]" office:value-type="float" office:value="32.5894900731376" calcext:value-type="float">
            <text:p>33</text:p>
          </table:table-cell>
          <table:table-cell table:style-name="ce67" table:formula="of:=[M_Dia_NA.L52]/[.$L$6]" office:value-type="float" office:value="10.3538790508119" calcext:value-type="float">
            <text:p>10</text:p>
          </table:table-cell>
          <table:table-cell table:style-name="ce67" table:formula="of:=[M_Dia_NA.M52]/[.$M$6]" office:value-type="float" office:value="17.6356513177091" calcext:value-type="float">
            <text:p>18</text:p>
          </table:table-cell>
          <table:table-cell table:style-name="ce67" table:formula="of:=[M_Dia_NA.N52]/[.$N$6]" office:value-type="float" office:value="59.7839456467198" calcext:value-type="float">
            <text:p>60</text:p>
          </table:table-cell>
          <table:table-cell table:style-name="ce67" table:formula="of:=[M_Dia_NA.O52]/[.$O$6]" office:value-type="float" office:value="36.6685286187683" calcext:value-type="float">
            <text:p>37</text:p>
          </table:table-cell>
          <table:table-cell table:style-name="ce67" table:formula="of:=[M_Dia_NA.P52]/[.$P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53]" office:value-type="date" office:date-value="2020-04-04" calcext:value-type="date">
            <text:p>04/04</text:p>
          </table:table-cell>
          <table:table-cell table:formula="of:=[M_Dia_NA.C53]/[.$C$6]" office:value-type="float" office:value="7.83753512595893" calcext:value-type="float">
            <text:p>7.8</text:p>
          </table:table-cell>
          <table:table-cell table:style-name="ce67" table:formula="of:=[M_Dia_NA.D53]/[.$D$6]" office:value-type="float" office:value="10.5298187830823" calcext:value-type="float">
            <text:p>11</text:p>
          </table:table-cell>
          <table:table-cell table:style-name="ce67" table:formula="of:=[M_Dia_NA.E53]/[.$E$6]" office:value-type="float" office:value="64.4273824328256" calcext:value-type="float">
            <text:p>64</text:p>
          </table:table-cell>
          <table:table-cell table:style-name="ce67" table:formula="of:=[M_Dia_NA.F53]/[.$F$6]" office:value-type="float" office:value="19.4999972311777" calcext:value-type="float">
            <text:p>19</text:p>
          </table:table-cell>
          <table:table-cell table:formula="of:=[M_Dia_NA.G53]/[.$G$6]" office:value-type="float" office:value="95.3984178131133" calcext:value-type="float">
            <text:p>95</text:p>
          </table:table-cell>
          <table:table-cell table:style-name="ce67" table:formula="of:=[M_Dia_NA.H53]/[.$H$6]" office:value-type="float" office:value="78.8668603790337" calcext:value-type="float">
            <text:p>79</text:p>
          </table:table-cell>
          <table:table-cell table:style-name="ce67" table:formula="of:=[M_Dia_NA.I53]/[.$I$6]" office:value-type="float" office:value="50.0628143626507" calcext:value-type="float">
            <text:p>50</text:p>
          </table:table-cell>
          <table:table-cell table:formula="of:=[M_Dia_NA.J53]/[.$J$6]" office:value-type="float" office:value="50.4395738848604" calcext:value-type="float">
            <text:p>50</text:p>
          </table:table-cell>
          <table:table-cell table:style-name="ce67" table:formula="of:=[M_Dia_NA.K53]/[.$K$6]" office:value-type="float" office:value="25.1827877837882" calcext:value-type="float">
            <text:p>25</text:p>
          </table:table-cell>
          <table:table-cell table:formula="of:=[M_Dia_NA.L53]/[.$L$6]" office:value-type="float" office:value="0" calcext:value-type="float">
            <text:p>0.0</text:p>
          </table:table-cell>
          <table:table-cell table:style-name="ce67" table:formula="of:=[M_Dia_NA.M53]/[.$M$6]" office:value-type="float" office:value="9.53278449605897" calcext:value-type="float">
            <text:p>10</text:p>
          </table:table-cell>
          <table:table-cell table:style-name="ce67" table:formula="of:=[M_Dia_NA.N53]/[.$N$6]" office:value-type="float" office:value="52.2687321402818" calcext:value-type="float">
            <text:p>52</text:p>
          </table:table-cell>
          <table:table-cell table:style-name="ce67" table:formula="of:=[M_Dia_NA.O53]/[.$O$6]" office:value-type="float" office:value="32.2683051845161" calcext:value-type="float">
            <text:p>32</text:p>
          </table:table-cell>
          <table:table-cell table:style-name="ce67" table:formula="of:=[M_Dia_NA.P53]/[.$P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NA.B54]" office:value-type="date" office:date-value="2020-04-05" calcext:value-type="date">
            <text:p>05/04</text:p>
          </table:table-cell>
          <table:table-cell table:style-name="ce67" table:formula="of:=[M_Dia_NA.C54]/[.$C$6]" office:value-type="float" office:value="10.2277054125989" calcext:value-type="float">
            <text:p>10</text:p>
          </table:table-cell>
          <table:table-cell table:style-name="ce67" table:formula="of:=[M_Dia_NA.D54]/[.$D$6]" office:value-type="float" office:value="10.5298187830823" calcext:value-type="float">
            <text:p>11</text:p>
          </table:table-cell>
          <table:table-cell table:style-name="ce67" table:formula="of:=[M_Dia_NA.E54]/[.$E$6]" office:value-type="float" office:value="75.4720765641671" calcext:value-type="float">
            <text:p>75</text:p>
          </table:table-cell>
          <table:table-cell table:style-name="ce67" table:formula="of:=[M_Dia_NA.F54]/[.$F$6]" office:value-type="float" office:value="15.9545431891454" calcext:value-type="float">
            <text:p>16</text:p>
          </table:table-cell>
          <table:table-cell table:formula="of:=[M_Dia_NA.G54]/[.$G$6]" office:value-type="float" office:value="79.4790279431871" calcext:value-type="float">
            <text:p>79</text:p>
          </table:table-cell>
          <table:table-cell table:style-name="ce67" table:formula="of:=[M_Dia_NA.H54]/[.$H$6]" office:value-type="float" office:value="38.7968031114335" calcext:value-type="float">
            <text:p>39</text:p>
          </table:table-cell>
          <table:table-cell table:style-name="ce67" table:formula="of:=[M_Dia_NA.I54]/[.$I$6]" office:value-type="float" office:value="35.1050222664929" calcext:value-type="float">
            <text:p>35</text:p>
          </table:table-cell>
          <table:table-cell table:formula="of:=[M_Dia_NA.J54]/[.$J$6]" office:value-type="float" office:value="38.8851340522052" calcext:value-type="float">
            <text:p>39</text:p>
          </table:table-cell>
          <table:table-cell table:style-name="ce67" table:formula="of:=[M_Dia_NA.K54]/[.$K$6]" office:value-type="float" office:value="31.1081496152677" calcext:value-type="float">
            <text:p>31</text:p>
          </table:table-cell>
          <table:table-cell table:style-name="ce67" table:formula="of:=[M_Dia_NA.L54]/[.$L$6]" office:value-type="float" office:value="51.7693952540595" calcext:value-type="float">
            <text:p>52</text:p>
          </table:table-cell>
          <table:table-cell table:style-name="ce67" table:formula="of:=[M_Dia_NA.M54]/[.$M$6]" office:value-type="float" office:value="13.8225375192855" calcext:value-type="float">
            <text:p>14</text:p>
          </table:table-cell>
          <table:table-cell table:style-name="ce67" table:formula="of:=[M_Dia_NA.N54]/[.$N$6]" office:value-type="float" office:value="37.238305127406" calcext:value-type="float">
            <text:p>37</text:p>
          </table:table-cell>
          <table:table-cell table:style-name="ce67" table:formula="of:=[M_Dia_NA.O54]/[.$O$6]" office:value-type="float" office:value="38.6241834784359" calcext:value-type="float">
            <text:p>39</text:p>
          </table:table-cell>
          <table:table-cell table:style-name="ce67" table:formula="of:=[M_Dia_NA.P54]/[.$P$6]" office:value-type="float" office:value="37.4777803461834" calcext:value-type="float">
            <text:p>37</text:p>
          </table:table-cell>
        </table:table-row>
        <table:table-row table:style-name="ro1">
          <table:table-cell table:style-name="ce61" table:formula="of:=[M_Dia_NA.A55]" office:value-type="string" office:string-value="L" calcext:value-type="string">
            <text:p>L</text:p>
          </table:table-cell>
          <table:table-cell table:style-name="ce50" table:formula="of:=[M_Dia_NA.B55]" office:value-type="date" office:date-value="2020-04-06" calcext:value-type="date">
            <text:p>06/04</text:p>
          </table:table-cell>
          <table:table-cell table:style-name="ce65" table:formula="of:=[M_Dia_NA.C55]/[.$C$6]" office:value-type="float" office:value="5.11385270629944" calcext:value-type="float">
            <text:p>5.1</text:p>
          </table:table-cell>
          <table:table-cell table:style-name="ce65" table:formula="of:=[M_Dia_NA.D55]/[.$D$6]" office:value-type="float" office:value="9.3598389182954" calcext:value-type="float">
            <text:p>9.4</text:p>
          </table:table-cell>
          <table:table-cell table:style-name="ce69" table:formula="of:=[M_Dia_NA.E55]/[.$E$6]" office:value-type="float" office:value="85.1361839290909" calcext:value-type="float">
            <text:p>85</text:p>
          </table:table-cell>
          <table:table-cell table:style-name="ce65" table:formula="of:=[M_Dia_NA.F55]/[.$F$6]" office:value-type="float" office:value="7.09090808406461" calcext:value-type="float">
            <text:p>7.1</text:p>
          </table:table-cell>
          <table:table-cell table:style-name="ce69" table:formula="of:=[M_Dia_NA.G55]/[.$G$6]" office:value-type="float" office:value="75.1159359047629" calcext:value-type="float">
            <text:p>75</text:p>
          </table:table-cell>
          <table:table-cell table:style-name="ce69" table:formula="of:=[M_Dia_NA.H55]/[.$H$6]" office:value-type="float" office:value="62.3894536521701" calcext:value-type="float">
            <text:p>62</text:p>
          </table:table-cell>
          <table:table-cell table:style-name="ce69" table:formula="of:=[M_Dia_NA.I55]/[.$I$6]" office:value-type="float" office:value="30.8313673818764" calcext:value-type="float">
            <text:p>31</text:p>
          </table:table-cell>
          <table:table-cell table:style-name="ce69" table:formula="of:=[M_Dia_NA.J55]/[.$J$6]" office:value-type="float" office:value="47.1065623946714" calcext:value-type="float">
            <text:p>47</text:p>
          </table:table-cell>
          <table:table-cell table:style-name="ce69" table:formula="of:=[M_Dia_NA.K55]/[.$K$6]" office:value-type="float" office:value="23.7014473259183" calcext:value-type="float">
            <text:p>24</text:p>
          </table:table-cell>
          <table:table-cell table:style-name="ce69" table:formula="of:=[M_Dia_NA.L55]/[.$L$6]" office:value-type="float" office:value="51.7693952540595" calcext:value-type="float">
            <text:p>52</text:p>
          </table:table-cell>
          <table:table-cell table:style-name="ce69" table:formula="of:=[M_Dia_NA.M55]/[.$M$6]" office:value-type="float" office:value="7.62622759684718" calcext:value-type="float">
            <text:p>8</text:p>
          </table:table-cell>
          <table:table-cell table:style-name="ce69" table:formula="of:=[M_Dia_NA.N55]/[.$N$6]" office:value-type="float" office:value="66.3703125400024" calcext:value-type="float">
            <text:p>66</text:p>
          </table:table-cell>
          <table:table-cell table:style-name="ce69" table:formula="of:=[M_Dia_NA.O55]/[.$O$6]" office:value-type="float" office:value="42.5354931977712" calcext:value-type="float">
            <text:p>43</text:p>
          </table:table-cell>
          <table:table-cell table:style-name="ce69" table:formula="of:=[M_Dia_NA.P55]/[.$P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NA.B56]" office:value-type="date" office:date-value="2020-04-07" calcext:value-type="date">
            <text:p>07/04</text:p>
          </table:table-cell>
          <table:table-cell table:style-name="ce67" table:formula="of:=[M_Dia_NA.C56]/[.$C$6]" office:value-type="float" office:value="9.61626650206309" calcext:value-type="float">
            <text:p>10</text:p>
          </table:table-cell>
          <table:table-cell table:style-name="ce67" table:formula="of:=[M_Dia_NA.D56]/[.$D$6]" office:value-type="float" office:value="13.4547684450496" calcext:value-type="float">
            <text:p>13</text:p>
          </table:table-cell>
          <table:table-cell table:style-name="ce67" table:formula="of:=[M_Dia_NA.E56]/[.$E$6]" office:value-type="float" office:value="185.458822288776" calcext:value-type="float">
            <text:p>185</text:p>
          </table:table-cell>
          <table:table-cell table:style-name="ce67" table:formula="of:=[M_Dia_NA.F56]/[.$F$6]" office:value-type="float" office:value="14.1818161681292" calcext:value-type="float">
            <text:p>14</text:p>
          </table:table-cell>
          <table:table-cell table:formula="of:=[M_Dia_NA.G56]/[.$G$6]" office:value-type="float" office:value="87.6156049878161" calcext:value-type="float">
            <text:p>88</text:p>
          </table:table-cell>
          <table:table-cell table:style-name="ce67" table:formula="of:=[M_Dia_NA.H56]/[.$H$6]" office:value-type="float" office:value="106.129478781663" calcext:value-type="float">
            <text:p>106</text:p>
          </table:table-cell>
          <table:table-cell table:style-name="ce67" table:formula="of:=[M_Dia_NA.I56]/[.$I$6]" office:value-type="float" office:value="71.4310887857334" calcext:value-type="float">
            <text:p>71</text:p>
          </table:table-cell>
          <table:table-cell table:formula="of:=[M_Dia_NA.J56]/[.$J$6]" office:value-type="float" office:value="44.736420890537" calcext:value-type="float">
            <text:p>45</text:p>
          </table:table-cell>
          <table:table-cell table:style-name="ce67" table:formula="of:=[M_Dia_NA.K56]/[.$K$6]" office:value-type="float" office:value="53.3282564833161" calcext:value-type="float">
            <text:p>53</text:p>
          </table:table-cell>
          <table:table-cell table:style-name="ce67" table:formula="of:=[M_Dia_NA.L56]/[.$L$6]" office:value-type="float" office:value="31.0616371524357" calcext:value-type="float">
            <text:p>31</text:p>
          </table:table-cell>
          <table:table-cell table:style-name="ce67" table:formula="of:=[M_Dia_NA.M56]/[.$M$6]" office:value-type="float" office:value="16.2057336433002" calcext:value-type="float">
            <text:p>16</text:p>
          </table:table-cell>
          <table:table-cell table:style-name="ce67" table:formula="of:=[M_Dia_NA.N56]/[.$N$6]" office:value-type="float" office:value="79.2052839217841" calcext:value-type="float">
            <text:p>79</text:p>
          </table:table-cell>
          <table:table-cell table:style-name="ce67" table:formula="of:=[M_Dia_NA.O56]/[.$O$6]" office:value-type="float" office:value="37.1574423336852" calcext:value-type="float">
            <text:p>37</text:p>
          </table:table-cell>
          <table:table-cell table:style-name="ce67" table:formula="of:=[M_Dia_NA.P56]/[.$P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NA.B57]" office:value-type="date" office:date-value="2020-04-08" calcext:value-type="date">
            <text:p>08/04</text:p>
          </table:table-cell>
          <table:table-cell table:style-name="ce67" table:formula="of:=[M_Dia_NA.C57]/[.$C$6]" office:value-type="float" office:value="14.1186802978267" calcext:value-type="float">
            <text:p>14</text:p>
          </table:table-cell>
          <table:table-cell table:style-name="ce67" table:formula="of:=[M_Dia_NA.D57]/[.$D$6]" office:value-type="float" office:value="17.5496979718039" calcext:value-type="float">
            <text:p>18</text:p>
          </table:table-cell>
          <table:table-cell table:style-name="ce67" table:formula="of:=[M_Dia_NA.E57]/[.$E$6]" office:value-type="float" office:value="94.3400957052089" calcext:value-type="float">
            <text:p>94</text:p>
          </table:table-cell>
          <table:table-cell table:style-name="ce67" table:formula="of:=[M_Dia_NA.F57]/[.$F$6]" office:value-type="float" office:value="13.2954526576211" calcext:value-type="float">
            <text:p>13</text:p>
          </table:table-cell>
          <table:table-cell table:formula="of:=[M_Dia_NA.G57]/[.$G$6]" office:value-type="float" office:value="89.2665046780306" calcext:value-type="float">
            <text:p>89</text:p>
          </table:table-cell>
          <table:table-cell table:style-name="ce67" table:formula="of:=[M_Dia_NA.H57]/[.$H$6]" office:value-type="float" office:value="40.5194410874238" calcext:value-type="float">
            <text:p>41</text:p>
          </table:table-cell>
          <table:table-cell table:style-name="ce67" table:formula="of:=[M_Dia_NA.I57]/[.$I$6]" office:value-type="float" office:value="44.8733762884735" calcext:value-type="float">
            <text:p>45</text:p>
          </table:table-cell>
          <table:table-cell table:formula="of:=[M_Dia_NA.J57]/[.$J$6]" office:value-type="float" office:value="40.1442717262766" calcext:value-type="float">
            <text:p>40</text:p>
          </table:table-cell>
          <table:table-cell table:style-name="ce67" table:formula="of:=[M_Dia_NA.K57]/[.$K$6]" office:value-type="float" office:value="37.0335114467473" calcext:value-type="float">
            <text:p>37</text:p>
          </table:table-cell>
          <table:table-cell table:style-name="ce67" table:formula="of:=[M_Dia_NA.L57]/[.$L$6]" office:value-type="float" office:value="20.7077581016238" calcext:value-type="float">
            <text:p>21</text:p>
          </table:table-cell>
          <table:table-cell table:style-name="ce67" table:formula="of:=[M_Dia_NA.M57]/[.$M$6]" office:value-type="float" office:value="16.6823728681032" calcext:value-type="float">
            <text:p>17</text:p>
          </table:table-cell>
          <table:table-cell table:style-name="ce67" table:formula="of:=[M_Dia_NA.N57]/[.$N$6]" office:value-type="float" office:value="74.392169653616" calcext:value-type="float">
            <text:p>74</text:p>
          </table:table-cell>
          <table:table-cell table:style-name="ce67" table:formula="of:=[M_Dia_NA.O57]/[.$O$6]" office:value-type="float" office:value="48.4024577767742" calcext:value-type="float">
            <text:p>48</text:p>
          </table:table-cell>
          <table:table-cell table:style-name="ce67" table:formula="of:=[M_Dia_NA.P57]/[.$P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NA.B58]" office:value-type="date" office:date-value="2020-04-09" calcext:value-type="date">
            <text:p>09/04</text:p>
          </table:table-cell>
          <table:table-cell table:style-name="ce67" table:formula="of:=[M_Dia_NA.C58]/[.$C$6]" office:value-type="float" office:value="13.6739974538007" calcext:value-type="float">
            <text:p>14</text:p>
          </table:table-cell>
          <table:table-cell table:style-name="ce67" table:formula="of:=[M_Dia_NA.D58]/[.$D$6]" office:value-type="float" office:value="12.8697785126562" calcext:value-type="float">
            <text:p>13</text:p>
          </table:table-cell>
          <table:table-cell table:style-name="ce67" table:formula="of:=[M_Dia_NA.E58]/[.$E$6]" office:value-type="float" office:value="130.235351632069" calcext:value-type="float">
            <text:p>130</text:p>
          </table:table-cell>
          <table:table-cell table:style-name="ce67" table:formula="of:=[M_Dia_NA.F58]/[.$F$6]" office:value-type="float" office:value="16.8409066996534" calcext:value-type="float">
            <text:p>17</text:p>
          </table:table-cell>
          <table:table-cell table:formula="of:=[M_Dia_NA.G58]/[.$G$6]" office:value-type="float" office:value="80.5403206011822" calcext:value-type="float">
            <text:p>81</text:p>
          </table:table-cell>
          <table:table-cell table:style-name="ce67" table:formula="of:=[M_Dia_NA.H58]/[.$H$6]" office:value-type="float" office:value="100.437283730564" calcext:value-type="float">
            <text:p>100</text:p>
          </table:table-cell>
          <table:table-cell table:style-name="ce67" table:formula="of:=[M_Dia_NA.I58]/[.$I$6]" office:value-type="float" office:value="45.1786373516604" calcext:value-type="float">
            <text:p>45</text:p>
          </table:table-cell>
          <table:table-cell table:formula="of:=[M_Dia_NA.J58]/[.$J$6]" office:value-type="float" office:value="45.1808224225622" calcext:value-type="float">
            <text:p>45</text:p>
          </table:table-cell>
          <table:table-cell table:style-name="ce67" table:formula="of:=[M_Dia_NA.K58]/[.$K$6]" office:value-type="float" office:value="41.477532820357" calcext:value-type="float">
            <text:p>41</text:p>
          </table:table-cell>
          <table:table-cell table:style-name="ce67" table:formula="of:=[M_Dia_NA.L58]/[.$L$6]" office:value-type="float" office:value="62.1232743048714" calcext:value-type="float">
            <text:p>62</text:p>
          </table:table-cell>
          <table:table-cell table:style-name="ce67" table:formula="of:=[M_Dia_NA.M58]/[.$M$6]" office:value-type="float" office:value="13.8225375192855" calcext:value-type="float">
            <text:p>14</text:p>
          </table:table-cell>
          <table:table-cell table:style-name="ce67" table:formula="of:=[M_Dia_NA.N58]/[.$N$6]" office:value-type="float" office:value="82.7517891720132" calcext:value-type="float">
            <text:p>83</text:p>
          </table:table-cell>
          <table:table-cell table:style-name="ce67" table:formula="of:=[M_Dia_NA.O58]/[.$O$6]" office:value-type="float" office:value="32.2683051845161" calcext:value-type="float">
            <text:p>32</text:p>
          </table:table-cell>
          <table:table-cell table:style-name="ce67" table:formula="of:=[M_Dia_NA.P58]/[.$P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NA.B59]" office:value-type="date" office:date-value="2020-04-10" calcext:value-type="date">
            <text:p>10/04</text:p>
          </table:table-cell>
          <table:table-cell table:style-name="ce67" table:formula="of:=[M_Dia_NA.C59]/[.$C$6]" office:value-type="float" office:value="14.7857045638658" calcext:value-type="float">
            <text:p>15</text:p>
          </table:table-cell>
          <table:table-cell table:style-name="ce67" table:formula="of:=[M_Dia_NA.D59]/[.$D$6]" office:value-type="float" office:value="14.0397583774431" calcext:value-type="float">
            <text:p>14</text:p>
          </table:table-cell>
          <table:table-cell table:style-name="ce67" table:formula="of:=[M_Dia_NA.E59]/[.$E$6]" office:value-type="float" office:value="228.257012047725" calcext:value-type="float">
            <text:p>228</text:p>
          </table:table-cell>
          <table:table-cell table:formula="of:=[M_Dia_NA.F59]/[.$F$6]" office:value-type="float" office:value="8.86363510508076" calcext:value-type="float">
            <text:p>8.9</text:p>
          </table:table-cell>
          <table:table-cell table:formula="of:=[M_Dia_NA.G59]/[.$G$6]" office:value-type="float" office:value="71.3424508985582" calcext:value-type="float">
            <text:p>71</text:p>
          </table:table-cell>
          <table:table-cell table:style-name="ce67" table:formula="of:=[M_Dia_NA.H59]/[.$H$6]" office:value-type="float" office:value="73.9236383609746" calcext:value-type="float">
            <text:p>74</text:p>
          </table:table-cell>
          <table:table-cell table:style-name="ce67" table:formula="of:=[M_Dia_NA.I59]/[.$I$6]" office:value-type="float" office:value="35.1050222664929" calcext:value-type="float">
            <text:p>35</text:p>
          </table:table-cell>
          <table:table-cell table:formula="of:=[M_Dia_NA.J59]/[.$J$6]" office:value-type="float" office:value="42.2181455423942" calcext:value-type="float">
            <text:p>42</text:p>
          </table:table-cell>
          <table:table-cell table:style-name="ce67" table:formula="of:=[M_Dia_NA.K59]/[.$K$6]" office:value-type="float" office:value="37.0335114467473" calcext:value-type="float">
            <text:p>37</text:p>
          </table:table-cell>
          <table:table-cell table:style-name="ce67" table:formula="of:=[M_Dia_NA.L59]/[.$L$6]" office:value-type="float" office:value="20.7077581016238" calcext:value-type="float">
            <text:p>21</text:p>
          </table:table-cell>
          <table:table-cell table:style-name="ce67" table:formula="of:=[M_Dia_NA.M59]/[.$M$6]" office:value-type="float" office:value="12.3926198448767" calcext:value-type="float">
            <text:p>12</text:p>
          </table:table-cell>
          <table:table-cell table:style-name="ce67" table:formula="of:=[M_Dia_NA.N59]/[.$N$6]" office:value-type="float" office:value="77.4320312966695" calcext:value-type="float">
            <text:p>77</text:p>
          </table:table-cell>
          <table:table-cell table:style-name="ce67" table:formula="of:=[M_Dia_NA.O59]/[.$O$6]" office:value-type="float" office:value="30.3126503248485" calcext:value-type="float">
            <text:p>30</text:p>
          </table:table-cell>
          <table:table-cell table:style-name="ce67" table:formula="of:=[M_Dia_NA.P59]/[.$P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NA.B60]" office:value-type="date" office:date-value="2020-04-11" calcext:value-type="date">
            <text:p>11/04</text:p>
          </table:table-cell>
          <table:table-cell table:style-name="ce67" table:formula="of:=[M_Dia_NA.C60]/[.$C$6]" office:value-type="float" office:value="9.50509579105658" calcext:value-type="float">
            <text:p>10</text:p>
          </table:table-cell>
          <table:table-cell table:style-name="ce67" table:formula="of:=[M_Dia_NA.D60]/[.$D$6]" office:value-type="float" office:value="10.5298187830823" calcext:value-type="float">
            <text:p>11</text:p>
          </table:table-cell>
          <table:table-cell table:style-name="ce67" table:formula="of:=[M_Dia_NA.E60]/[.$E$6]" office:value-type="float" office:value="150.483957539528" calcext:value-type="float">
            <text:p>150</text:p>
          </table:table-cell>
          <table:table-cell table:style-name="ce67" table:formula="of:=[M_Dia_NA.F60]/[.$F$6]" office:value-type="float" office:value="11.522725636605" calcext:value-type="float">
            <text:p>12</text:p>
          </table:table-cell>
          <table:table-cell table:formula="of:=[M_Dia_NA.G60]/[.$G$6]" office:value-type="float" office:value="60.1399172863879" calcext:value-type="float">
            <text:p>60</text:p>
          </table:table-cell>
          <table:table-cell table:style-name="ce67" table:formula="of:=[M_Dia_NA.H60]/[.$H$6]" office:value-type="float" office:value="47.5597875979928" calcext:value-type="float">
            <text:p>48</text:p>
          </table:table-cell>
          <table:table-cell table:style-name="ce67" table:formula="of:=[M_Dia_NA.I60]/[.$I$6]" office:value-type="float" office:value="40.2944603406701" calcext:value-type="float">
            <text:p>40</text:p>
          </table:table-cell>
          <table:table-cell table:formula="of:=[M_Dia_NA.J60]/[.$J$6]" office:value-type="float" office:value="45.8474247206" calcext:value-type="float">
            <text:p>46</text:p>
          </table:table-cell>
          <table:table-cell table:style-name="ce67" table:formula="of:=[M_Dia_NA.K60]/[.$K$6]" office:value-type="float" office:value="47.4028946518366" calcext:value-type="float">
            <text:p>47</text:p>
          </table:table-cell>
          <table:table-cell table:style-name="ce67" table:formula="of:=[M_Dia_NA.L60]/[.$L$6]" office:value-type="float" office:value="82.8310324064953" calcext:value-type="float">
            <text:p>83</text:p>
          </table:table-cell>
          <table:table-cell table:style-name="ce67" table:formula="of:=[M_Dia_NA.M60]/[.$M$6]" office:value-type="float" office:value="16.6823728681032" calcext:value-type="float">
            <text:p>17</text:p>
          </table:table-cell>
          <table:table-cell table:style-name="ce67" table:formula="of:=[M_Dia_NA.N60]/[.$N$6]" office:value-type="float" office:value="62.2327230814018" calcext:value-type="float">
            <text:p>62</text:p>
          </table:table-cell>
          <table:table-cell table:style-name="ce67" table:formula="of:=[M_Dia_NA.O60]/[.$O$6]" office:value-type="float" office:value="30.8015640397654" calcext:value-type="float">
            <text:p>31</text:p>
          </table:table-cell>
          <table:table-cell table:style-name="ce67" table:formula="of:=[M_Dia_NA.P60]/[.$P$6]" office:value-type="float" office:value="35.5052655911211" calcext:value-type="float">
            <text:p>36</text:p>
          </table:table-cell>
        </table:table-row>
        <table:table-row table:style-name="ro1">
          <table:table-cell table:style-name="ce62"/>
          <table:table-cell table:style-name="ce52" table:formula="of:=[M_Dia_NA.B61]" office:value-type="date" office:date-value="2020-04-12" calcext:value-type="date">
            <text:p>12/04</text:p>
          </table:table-cell>
          <table:table-cell table:style-name="ce66" table:formula="of:=[M_Dia_NA.C61]/[.$C$6]" office:value-type="float" office:value="7.17051085991987" calcext:value-type="float">
            <text:p>7.2</text:p>
          </table:table-cell>
          <table:table-cell table:style-name="ce66" table:formula="of:=[M_Dia_NA.D61]/[.$D$6]" office:value-type="float" office:value="7.60486912111501" calcext:value-type="float">
            <text:p>7.6</text:p>
          </table:table-cell>
          <table:table-cell table:style-name="ce68" table:formula="of:=[M_Dia_NA.E61]/[.$E$6]" office:value-type="float" office:value="116.889679556698" calcext:value-type="float">
            <text:p>117</text:p>
          </table:table-cell>
          <table:table-cell table:style-name="ce68" table:formula="of:=[M_Dia_NA.F61]/[.$F$6]" office:value-type="float" office:value="11.522725636605" calcext:value-type="float">
            <text:p>12</text:p>
          </table:table-cell>
          <table:table-cell table:style-name="ce68" table:formula="of:=[M_Dia_NA.G61]/[.$G$6]" office:value-type="float" office:value="72.9933505887727" calcext:value-type="float">
            <text:p>73</text:p>
          </table:table-cell>
          <table:table-cell table:style-name="ce68" table:formula="of:=[M_Dia_NA.H61]/[.$H$6]" office:value-type="float" office:value="42.0173871535023" calcext:value-type="float">
            <text:p>42</text:p>
          </table:table-cell>
          <table:table-cell table:style-name="ce68" table:formula="of:=[M_Dia_NA.I61]/[.$I$6]" office:value-type="float" office:value="28.6945399395681" calcext:value-type="float">
            <text:p>29</text:p>
          </table:table-cell>
          <table:table-cell table:style-name="ce68" table:formula="of:=[M_Dia_NA.J61]/[.$J$6]" office:value-type="float" office:value="31.9228433838103" calcext:value-type="float">
            <text:p>32</text:p>
          </table:table-cell>
          <table:table-cell table:style-name="ce68" table:formula="of:=[M_Dia_NA.K61]/[.$K$6]" office:value-type="float" office:value="20.7387664101785" calcext:value-type="float">
            <text:p>21</text:p>
          </table:table-cell>
          <table:table-cell table:style-name="ce68" table:formula="of:=[M_Dia_NA.L61]/[.$L$6]" office:value-type="float" office:value="41.4155162032476" calcext:value-type="float">
            <text:p>41</text:p>
          </table:table-cell>
          <table:table-cell table:style-name="ce68" table:formula="of:=[M_Dia_NA.M61]/[.$M$6]" office:value-type="float" office:value="16.2057336433002" calcext:value-type="float">
            <text:p>16</text:p>
          </table:table-cell>
          <table:table-cell table:style-name="ce68" table:formula="of:=[M_Dia_NA.N61]/[.$N$6]" office:value-type="float" office:value="60.5439110574832" calcext:value-type="float">
            <text:p>61</text:p>
          </table:table-cell>
          <table:table-cell table:style-name="ce68" table:formula="of:=[M_Dia_NA.O61]/[.$O$6]" office:value-type="float" office:value="32.757218899433" calcext:value-type="float">
            <text:p>33</text:p>
          </table:table-cell>
          <table:table-cell table:style-name="ce67" table:formula="of:=[M_Dia_NA.P61]/[.$P$6]" office:value-type="float" office:value="30.9027311626424" calcext:value-type="float">
            <text:p>31</text:p>
          </table:table-cell>
        </table:table-row>
        <table:table-row table:style-name="ro1">
          <table:table-cell table:style-name="ce63" table:formula="of:=[M_Dia_NA.A62]" office:value-type="string" office:string-value="L" calcext:value-type="string">
            <text:p>L</text:p>
          </table:table-cell>
          <table:table-cell table:style-name="ce50" table:formula="of:=[M_Dia_NA.B62]" office:value-type="date" office:date-value="2020-04-13" calcext:value-type="date">
            <text:p>13/04</text:p>
          </table:table-cell>
          <table:table-cell table:style-name="ce65" table:formula="of:=[M_Dia_NA.C62]/[.$C$6]" office:value-type="float" office:value="7.00375479341011" calcext:value-type="float">
            <text:p>7.0</text:p>
          </table:table-cell>
          <table:table-cell table:style-name="ce65" table:formula="of:=[M_Dia_NA.D62]/[.$D$6]" office:value-type="float" office:value="10.5298187830823" calcext:value-type="float">
            <text:p>10.5</text:p>
          </table:table-cell>
          <table:table-cell table:style-name="ce69" table:formula="of:=[M_Dia_NA.E62]/[.$E$6]" office:value-type="float" office:value="139.439263408187" calcext:value-type="float">
            <text:p>139</text:p>
          </table:table-cell>
          <table:table-cell table:style-name="ce65" table:formula="of:=[M_Dia_NA.F62]/[.$F$6]" office:value-type="float" office:value="10.6363621260969" calcext:value-type="float">
            <text:p>10.6</text:p>
          </table:table-cell>
          <table:table-cell table:style-name="ce69" table:formula="of:=[M_Dia_NA.G62]/[.$G$6]" office:value-type="float" office:value="60.9653671314952" calcext:value-type="float">
            <text:p>61</text:p>
          </table:table-cell>
          <table:table-cell table:style-name="ce69" table:formula="of:=[M_Dia_NA.H62]/[.$H$6]" office:value-type="float" office:value="42.9910520964533" calcext:value-type="float">
            <text:p>43</text:p>
          </table:table-cell>
          <table:table-cell table:style-name="ce69" table:formula="of:=[M_Dia_NA.I62]/[.$I$6]" office:value-type="float" office:value="26.2524514340729" calcext:value-type="float">
            <text:p>26</text:p>
          </table:table-cell>
          <table:table-cell table:style-name="ce69" table:formula="of:=[M_Dia_NA.J62]/[.$J$6]" office:value-type="float" office:value="41.9218778543774" calcext:value-type="float">
            <text:p>42</text:p>
          </table:table-cell>
          <table:table-cell table:style-name="ce69" table:formula="of:=[M_Dia_NA.K62]/[.$K$6]" office:value-type="float" office:value="45.9215541939667" calcext:value-type="float">
            <text:p>46</text:p>
          </table:table-cell>
          <table:table-cell table:style-name="ce69" table:formula="of:=[M_Dia_NA.L62]/[.$L$6]" office:value-type="float" office:value="10.3538790508119" calcext:value-type="float">
            <text:p>10</text:p>
          </table:table-cell>
          <table:table-cell table:style-name="ce69" table:formula="of:=[M_Dia_NA.M62]/[.$M$6]" office:value-type="float" office:value="14.7758159688914" calcext:value-type="float">
            <text:p>15</text:p>
          </table:table-cell>
          <table:table-cell table:style-name="ce69" table:formula="of:=[M_Dia_NA.N62]/[.$N$6]" office:value-type="float" office:value="65.694787730435" calcext:value-type="float">
            <text:p>66</text:p>
          </table:table-cell>
          <table:table-cell table:style-name="ce69" table:formula="of:=[M_Dia_NA.O62]/[.$O$6]" office:value-type="float" office:value="27.379168035347" calcext:value-type="float">
            <text:p>27</text:p>
          </table:table-cell>
          <table:table-cell table:style-name="ce69" table:formula="of:=[M_Dia_NA.P62]/[.$P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NA.B63]" office:value-type="date" office:date-value="2020-04-14" calcext:value-type="date">
            <text:p>14/04</text:p>
          </table:table-cell>
          <table:table-cell table:style-name="ce67" table:formula="of:=[M_Dia_NA.C63]/[.$C$6]" office:value-type="float" office:value="9.44951043555332" calcext:value-type="float">
            <text:p>9</text:p>
          </table:table-cell>
          <table:table-cell table:style-name="ce67" table:formula="of:=[M_Dia_NA.D63]/[.$D$6]" office:value-type="float" office:value="9.3598389182954" calcext:value-type="float">
            <text:p>9</text:p>
          </table:table-cell>
          <table:table-cell table:style-name="ce67" table:formula="of:=[M_Dia_NA.E63]/[.$E$6]" office:value-type="float" office:value="116.889679556698" calcext:value-type="float">
            <text:p>117</text:p>
          </table:table-cell>
          <table:table-cell table:style-name="ce67" table:formula="of:=[M_Dia_NA.F63]/[.$F$6]" office:value-type="float" office:value="12.4090891471131" calcext:value-type="float">
            <text:p>12</text:p>
          </table:table-cell>
          <table:table-cell table:formula="of:=[M_Dia_NA.G63]/[.$G$6]" office:value-type="float" office:value="66.86143745369" calcext:value-type="float">
            <text:p>67</text:p>
          </table:table-cell>
          <table:table-cell table:style-name="ce67" table:formula="of:=[M_Dia_NA.H63]/[.$H$6]" office:value-type="float" office:value="57.0717451175913" calcext:value-type="float">
            <text:p>57</text:p>
          </table:table-cell>
          <table:table-cell table:style-name="ce67" table:formula="of:=[M_Dia_NA.I63]/[.$I$6]" office:value-type="float" office:value="37.2418497088012" calcext:value-type="float">
            <text:p>37</text:p>
          </table:table-cell>
          <table:table-cell table:formula="of:=[M_Dia_NA.J63]/[.$J$6]" office:value-type="float" office:value="44.5882870465286" calcext:value-type="float">
            <text:p>45</text:p>
          </table:table-cell>
          <table:table-cell table:style-name="ce67" table:formula="of:=[M_Dia_NA.K63]/[.$K$6]" office:value-type="float" office:value="60.7349587726656" calcext:value-type="float">
            <text:p>61</text:p>
          </table:table-cell>
          <table:table-cell table:style-name="ce67" table:formula="of:=[M_Dia_NA.L63]/[.$L$6]" office:value-type="float" office:value="0" calcext:value-type="float">
            <text:p>0</text:p>
          </table:table-cell>
          <table:table-cell table:style-name="ce67" table:formula="of:=[M_Dia_NA.M63]/[.$M$6]" office:value-type="float" office:value="15.2524551936944" calcext:value-type="float">
            <text:p>15</text:p>
          </table:table-cell>
          <table:table-cell table:style-name="ce67" table:formula="of:=[M_Dia_NA.N63]/[.$N$6]" office:value-type="float" office:value="64.2592975101042" calcext:value-type="float">
            <text:p>64</text:p>
          </table:table-cell>
          <table:table-cell table:style-name="ce67" table:formula="of:=[M_Dia_NA.O63]/[.$O$6]" office:value-type="float" office:value="27.379168035347" calcext:value-type="float">
            <text:p>27</text:p>
          </table:table-cell>
          <table:table-cell table:style-name="ce67" table:formula="of:=[M_Dia_NA.P63]/[.$P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NA.B64]" office:value-type="date" office:date-value="2020-04-15" calcext:value-type="date">
            <text:p>15/04</text:p>
          </table:table-cell>
          <table:table-cell table:style-name="ce67" table:formula="of:=[M_Dia_NA.C64]/[.$C$6]" office:value-type="float" office:value="15.8418263184276" calcext:value-type="float">
            <text:p>16</text:p>
          </table:table-cell>
          <table:table-cell table:style-name="ce67" table:formula="of:=[M_Dia_NA.D64]/[.$D$6]" office:value-type="float" office:value="5.26490939154116" calcext:value-type="float">
            <text:p>5</text:p>
          </table:table-cell>
          <table:table-cell table:style-name="ce67" table:formula="of:=[M_Dia_NA.E64]/[.$E$6]" office:value-type="float" office:value="130.235351632069" calcext:value-type="float">
            <text:p>130</text:p>
          </table:table-cell>
          <table:table-cell table:style-name="ce67" table:formula="of:=[M_Dia_NA.F64]/[.$F$6]" office:value-type="float" office:value="8.86363510508076" calcext:value-type="float">
            <text:p>9</text:p>
          </table:table-cell>
          <table:table-cell table:formula="of:=[M_Dia_NA.G64]/[.$G$6]" office:value-type="float" office:value="61.6728955701585" calcext:value-type="float">
            <text:p>62</text:p>
          </table:table-cell>
          <table:table-cell table:style-name="ce67" table:formula="of:=[M_Dia_NA.H64]/[.$H$6]" office:value-type="float" office:value="107.702322151045" calcext:value-type="float">
            <text:p>108</text:p>
          </table:table-cell>
          <table:table-cell table:style-name="ce67" table:formula="of:=[M_Dia_NA.I64]/[.$I$6]" office:value-type="float" office:value="57.6943409423231" calcext:value-type="float">
            <text:p>58</text:p>
          </table:table-cell>
          <table:table-cell table:formula="of:=[M_Dia_NA.J64]/[.$J$6]" office:value-type="float" office:value="42.8106809184278" calcext:value-type="float">
            <text:p>43</text:p>
          </table:table-cell>
          <table:table-cell table:style-name="ce67" table:formula="of:=[M_Dia_NA.K64]/[.$K$6]" office:value-type="float" office:value="56.2909373990559" calcext:value-type="float">
            <text:p>56</text:p>
          </table:table-cell>
          <table:table-cell table:style-name="ce67" table:formula="of:=[M_Dia_NA.L64]/[.$L$6]" office:value-type="float" office:value="10.3538790508119" calcext:value-type="float">
            <text:p>10</text:p>
          </table:table-cell>
          <table:table-cell table:style-name="ce67" table:formula="of:=[M_Dia_NA.M64]/[.$M$6]" office:value-type="float" office:value="15.2524551936944" calcext:value-type="float">
            <text:p>15</text:p>
          </table:table-cell>
          <table:table-cell table:style-name="ce67" table:formula="of:=[M_Dia_NA.N64]/[.$N$6]" office:value-type="float" office:value="72.7033576296973" calcext:value-type="float">
            <text:p>73</text:p>
          </table:table-cell>
          <table:table-cell table:style-name="ce67" table:formula="of:=[M_Dia_NA.O64]/[.$O$6]" office:value-type="float" office:value="22.001117171261" calcext:value-type="float">
            <text:p>22</text:p>
          </table:table-cell>
          <table:table-cell table:style-name="ce67" table:formula="of:=[M_Dia_NA.P64]/[.$P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NA.B65]" office:value-type="date" office:date-value="2020-04-16" calcext:value-type="date">
            <text:p>16/04</text:p>
          </table:table-cell>
          <table:table-cell table:style-name="ce67" table:formula="of:=[M_Dia_NA.C65]/[.$C$6]" office:value-type="float" office:value="17.5093869835253" calcext:value-type="float">
            <text:p>18</text:p>
          </table:table-cell>
          <table:table-cell table:style-name="ce67" table:formula="of:=[M_Dia_NA.D65]/[.$D$6]" office:value-type="float" office:value="9.94482885068886" calcext:value-type="float">
            <text:p>10</text:p>
          </table:table-cell>
          <table:table-cell table:style-name="ce67" table:formula="of:=[M_Dia_NA.E65]/[.$E$6]" office:value-type="float" office:value="191.901560532059" calcext:value-type="float">
            <text:p>192</text:p>
          </table:table-cell>
          <table:table-cell table:style-name="ce67" table:formula="of:=[M_Dia_NA.F65]/[.$F$6]" office:value-type="float" office:value="10.6363621260969" calcext:value-type="float">
            <text:p>11</text:p>
          </table:table-cell>
          <table:table-cell table:formula="of:=[M_Dia_NA.G65]/[.$G$6]" office:value-type="float" office:value="64.9746949505877" calcext:value-type="float">
            <text:p>65</text:p>
          </table:table-cell>
          <table:table-cell table:style-name="ce67" table:formula="of:=[M_Dia_NA.H65]/[.$H$6]" office:value-type="float" office:value="56.397669387856" calcext:value-type="float">
            <text:p>56</text:p>
          </table:table-cell>
          <table:table-cell table:style-name="ce67" table:formula="of:=[M_Dia_NA.I65]/[.$I$6]" office:value-type="float" office:value="55.2522524368279" calcext:value-type="float">
            <text:p>55</text:p>
          </table:table-cell>
          <table:table-cell table:formula="of:=[M_Dia_NA.J65]/[.$J$6]" office:value-type="float" office:value="38.8851340522052" calcext:value-type="float">
            <text:p>39</text:p>
          </table:table-cell>
          <table:table-cell table:style-name="ce67" table:formula="of:=[M_Dia_NA.K65]/[.$K$6]" office:value-type="float" office:value="62.2162992305355" calcext:value-type="float">
            <text:p>62</text:p>
          </table:table-cell>
          <table:table-cell table:style-name="ce67" table:formula="of:=[M_Dia_NA.L65]/[.$L$6]" office:value-type="float" office:value="0" calcext:value-type="float">
            <text:p>0</text:p>
          </table:table-cell>
          <table:table-cell table:style-name="ce67" table:formula="of:=[M_Dia_NA.M65]/[.$M$6]" office:value-type="float" office:value="14.2991767440885" calcext:value-type="float">
            <text:p>14</text:p>
          </table:table-cell>
          <table:table-cell table:style-name="ce67" table:formula="of:=[M_Dia_NA.N65]/[.$N$6]" office:value-type="float" office:value="71.5211892129543" calcext:value-type="float">
            <text:p>72</text:p>
          </table:table-cell>
          <table:table-cell table:style-name="ce67" table:formula="of:=[M_Dia_NA.O65]/[.$O$6]" office:value-type="float" office:value="18.5787211668426" calcext:value-type="float">
            <text:p>19</text:p>
          </table:table-cell>
          <table:table-cell table:style-name="ce67" table:formula="of:=[M_Dia_NA.P65]/[.$P$6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NA.B66]" office:value-type="date" office:date-value="2020-04-17" calcext:value-type="date">
            <text:p>17/04</text:p>
          </table:table-cell>
          <table:table-cell table:style-name="ce67" table:formula="of:=[M_Dia_NA.C66]/[.$C$6]" office:value-type="float" office:value="16.6200212954732" calcext:value-type="float">
            <text:p>17</text:p>
          </table:table-cell>
          <table:table-cell table:style-name="ce67" table:formula="of:=[M_Dia_NA.D66]/[.$D$6]" office:value-type="float" office:value="12.2847885802627" calcext:value-type="float">
            <text:p>12</text:p>
          </table:table-cell>
          <table:table-cell table:style-name="ce67" table:formula="of:=[M_Dia_NA.E66]/[.$E$6]" office:value-type="float" office:value="140.819850174604" calcext:value-type="float">
            <text:p>141</text:p>
          </table:table-cell>
          <table:table-cell table:style-name="ce67" table:formula="of:=[M_Dia_NA.F66]/[.$F$6]" office:value-type="float" office:value="13.2954526576211" calcext:value-type="float">
            <text:p>13</text:p>
          </table:table-cell>
          <table:table-cell table:formula="of:=[M_Dia_NA.G66]/[.$G$6]" office:value-type="float" office:value="68.9840227696802" calcext:value-type="float">
            <text:p>69</text:p>
          </table:table-cell>
          <table:table-cell table:style-name="ce67" table:formula="of:=[M_Dia_NA.H66]/[.$H$6]" office:value-type="float" office:value="56.9968478142874" calcext:value-type="float">
            <text:p>57</text:p>
          </table:table-cell>
          <table:table-cell table:style-name="ce67" table:formula="of:=[M_Dia_NA.I66]/[.$I$6]" office:value-type="float" office:value="43.9575930989128" calcext:value-type="float">
            <text:p>44</text:p>
          </table:table-cell>
          <table:table-cell table:formula="of:=[M_Dia_NA.J66]/[.$J$6]" office:value-type="float" office:value="42.5884801524152" calcext:value-type="float">
            <text:p>43</text:p>
          </table:table-cell>
          <table:table-cell table:style-name="ce67" table:formula="of:=[M_Dia_NA.K66]/[.$K$6]" office:value-type="float" office:value="65.1789801462753" calcext:value-type="float">
            <text:p>65</text:p>
          </table:table-cell>
          <table:table-cell table:style-name="ce67"/>
          <table:table-cell table:style-name="ce67" table:formula="of:=[M_Dia_NA.M66]/[.$M$6]" office:value-type="float" office:value="13.3458982944826" calcext:value-type="float">
            <text:p>13</text:p>
          </table:table-cell>
          <table:table-cell table:style-name="ce67"/>
          <table:table-cell table:style-name="ce67" table:formula="of:=[M_Dia_NA.O66]/[.$O$6]" office:value-type="float" office:value="10.2671880132551" calcext:value-type="float">
            <text:p>10</text:p>
          </table:table-cell>
          <table:table-cell table:style-name="ce67" table:formula="of:=[M_Dia_NA.P66]/[.$P$6]" office:value-type="float" office:value="28.9302164075802" calcext:value-type="float">
            <text:p>29</text:p>
          </table:table-cell>
        </table:table-row>
        <table:table-row table:style-name="ro1" table:number-rows-repeated="3">
          <table:table-cell table:number-columns-repeated="6"/>
          <table:table-cell table:style-name="ce64"/>
          <table:table-cell table:number-columns-repeated="2"/>
          <table:table-cell table:style-name="ce6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69])" office:value-type="float" office:value="17.5093869835253" calcext:value-type="float">
            <text:p>18</text:p>
          </table:table-cell>
          <table:table-cell table:style-name="ce67" table:formula="of:=MAX([.D$9:.D69])" office:value-type="float" office:value="17.5496979718039" calcext:value-type="float">
            <text:p>18</text:p>
          </table:table-cell>
          <table:table-cell table:style-name="ce67" table:formula="of:=MAX([.E$9:.E69])" office:value-type="float" office:value="228.257012047725" calcext:value-type="float">
            <text:p>228</text:p>
          </table:table-cell>
          <table:table-cell table:style-name="ce67" table:formula="of:=MAX([.F$9:.F69])" office:value-type="float" office:value="19.4999972311777" calcext:value-type="float">
            <text:p>19</text:p>
          </table:table-cell>
          <table:table-cell table:formula="of:=MAX([.G$9:.G69])" office:value-type="float" office:value="112.025336121703" calcext:value-type="float">
            <text:p>112</text:p>
          </table:table-cell>
          <table:table-cell table:style-name="ce67" table:formula="of:=MAX([.H$9:.H69])" office:value-type="float" office:value="107.702322151045" calcext:value-type="float">
            <text:p>108</text:p>
          </table:table-cell>
          <table:table-cell table:style-name="ce67" table:formula="of:=MAX([.I$9:.I69])" office:value-type="float" office:value="71.4310887857334" calcext:value-type="float">
            <text:p>71</text:p>
          </table:table-cell>
          <table:table-cell table:formula="of:=MAX([.J$9:.J69])" office:value-type="float" office:value="71.7708474220701" calcext:value-type="float">
            <text:p>72</text:p>
          </table:table-cell>
          <table:table-cell table:style-name="ce67" table:formula="of:=MAX([.K$9:.K69])" office:value-type="float" office:value="65.1789801462753" calcext:value-type="float">
            <text:p>65</text:p>
          </table:table-cell>
          <table:table-cell table:style-name="ce67" table:formula="of:=MAX([.L$9:.L69])" office:value-type="float" office:value="82.8310324064953" calcext:value-type="float">
            <text:p>83</text:p>
          </table:table-cell>
          <table:table-cell table:style-name="ce67" table:formula="of:=MAX([.M$9:.M69])" office:value-type="float" office:value="17.6356513177091" calcext:value-type="float">
            <text:p>18</text:p>
          </table:table-cell>
          <table:table-cell table:style-name="ce67" table:formula="of:=MAX([.N$9:.N69])" office:value-type="float" office:value="82.7517891720132" calcext:value-type="float">
            <text:p>83</text:p>
          </table:table-cell>
          <table:table-cell table:style-name="ce67" table:formula="of:=MAX([.O$9:.O69])" office:value-type="float" office:value="48.4024577767742" calcext:value-type="float">
            <text:p>48</text:p>
          </table:table-cell>
          <table:table-cell table:style-name="ce67" table:formula="of:=MAX([.P$9:.P69])" office:value-type="float" office:value="43.3953246113702" calcext:value-type="float">
            <text:p>43</text:p>
          </table:table-cell>
        </table:table-row>
      </table:table>
      <table:table table:name="M_Acu_A" table:style-name="ta1">
        <office:forms form:automatic-focus="false" form:apply-design-mode="false"/>
        <table:table-column table:style-name="co17" table:default-cell-style-name="Default"/>
        <table:table-column table:style-name="co3" table:default-cell-style-name="ce51"/>
        <table:table-column table:style-name="co3" table:number-columns-repeated="4" table:default-cell-style-name="ce64"/>
        <table:table-column table:style-name="co3" table:default-cell-style-name="ce67"/>
        <table:table-column table:style-name="co3" table:number-columns-repeated="2" table:default-cell-style-name="ce64"/>
        <table:table-column table:style-name="co3" table:default-cell-style-name="ce67"/>
        <table:table-column table:style-name="co3" table:number-columns-repeated="6" table:default-cell-style-name="ce64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4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8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style-name="ce42" table:number-columns-repeated="5"/>
          <table:table-cell table:style-name="ce53" table:number-columns-repeated="5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4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4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64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64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2.0980228818" calcext:value-type="float">
            <text:p>2.1</text:p>
          </table:table-cell>
          <table:table-cell table:style-name="ce73"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2" table:number-columns-repeated="14"/>
        </table:table-row>
        <table:table-row table:style-name="ro1">
          <table:table-cell/>
          <table:table-cell table:style-name="ce49"/>
          <table:table-cell table:style-name="ce44" table:formula="of:=[M_Acu_NA.C8]" office:value-type="string" office:string-value="Alemania" calcext:value-type="string">
            <text:p>Alemania</text:p>
          </table:table-cell>
          <table:table-cell table:style-name="ce44" table:formula="of:=[M_Acu_NA.D8]" office:value-type="string" office:string-value="Austria" calcext:value-type="string">
            <text:p>Austria</text:p>
          </table:table-cell>
          <table:table-cell table:style-name="ce44" table:formula="of:=[M_Acu_NA.E8]" office:value-type="string" office:string-value="Bélgica" calcext:value-type="string">
            <text:p>Bélgica</text:p>
          </table:table-cell>
          <table:table-cell table:style-name="ce44" table:formula="of:=[M_Acu_NA.F8]" office:value-type="string" office:string-value="Dinamarca" calcext:value-type="string">
            <text:p>Dinamarca</text:p>
          </table:table-cell>
          <table:table-cell table:style-name="ce44" table:formula="of:=[M_Acu_NA.G8]" office:value-type="string" office:string-value="España" calcext:value-type="string">
            <text:p>España</text:p>
          </table:table-cell>
          <table:table-cell table:style-name="ce44" table:formula="of:=[M_Acu_NA.H8]" office:value-type="string" office:string-value="Francia" calcext:value-type="string">
            <text:p>Francia</text:p>
          </table:table-cell>
          <table:table-cell table:style-name="ce44" table:formula="of:=[M_Acu_NA.I8]" office:value-type="string" office:string-value="Holanda" calcext:value-type="string">
            <text:p>Holanda</text:p>
          </table:table-cell>
          <table:table-cell table:style-name="ce44" table:formula="of:=[M_Acu_NA.J8]" office:value-type="string" office:string-value="Italia" calcext:value-type="string">
            <text:p>Italia</text:p>
          </table:table-cell>
          <table:table-cell table:style-name="ce44" table:formula="of:=[M_Acu_NA.K8]" office:value-type="string" office:string-value="Irlanda" calcext:value-type="string">
            <text:p>Irlanda</text:p>
          </table:table-cell>
          <table:table-cell table:style-name="ce44" table:formula="of:=[M_Acu_NA.L8]" office:value-type="string" office:string-value="Luxemburgo" calcext:value-type="string">
            <text:p>Luxemburgo</text:p>
          </table:table-cell>
          <table:table-cell table:style-name="ce44" table:formula="of:=[M_Acu_NA.M8]" office:value-type="string" office:string-value="Portugal" calcext:value-type="string">
            <text:p>Portugal</text:p>
          </table:table-cell>
          <table:table-cell table:style-name="ce44" table:formula="of:=[M_Acu_NA.N8]" office:value-type="string" office:string-value="Reino Unido" calcext:value-type="string">
            <text:p>Reino Unido</text:p>
          </table:table-cell>
          <table:table-cell table:style-name="ce44" table:formula="of:=[M_Acu_NA.O8]" office:value-type="string" office:string-value="Suecia" calcext:value-type="string">
            <text:p>Suecia</text:p>
          </table:table-cell>
          <table:table-cell table:style-name="ce44" table:formula="of:=[M_Acu_NA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Acu_NA.B9]" office:value-type="date" office:date-value="2020-02-20" calcext:value-type="date">
            <text:p>20/02</text:p>
          </table:table-cell>
          <table:table-cell table:number-columns-repeated="4"/>
          <table:table-cell table:style-name="ce64"/>
          <table:table-cell table:number-columns-repeated="2"/>
          <table:table-cell table:style-name="ce64"/>
          <table:table-cell table:number-columns-repeated="6"/>
        </table:table-row>
        <table:table-row table:style-name="ro1">
          <table:table-cell/>
          <table:table-cell table:formula="of:=[M_Acu_NA.B10]" office:value-type="date" office:date-value="2020-02-21" calcext:value-type="date">
            <text:p>21/02</text:p>
          </table:table-cell>
          <table:table-cell table:number-columns-repeated="4"/>
          <table:table-cell table:style-name="ce64"/>
          <table:table-cell table:style-name="ce71" table:formula="of:=[M_Acu_NA.H10]/[.$H$6]" office:value-type="float" office:value="0.0748973033039256" calcext:value-type="float">
            <text:p>0.07</text:p>
          </table:table-cell>
          <table:table-cell/>
          <table:table-cell table:style-name="ce71" table:formula="of:=[M_Acu_NA.J10]/[.$J$6]" office:value-type="float" office:value="0.0740669220042003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M_Acu_NA.B11]" office:value-type="date" office:date-value="2020-02-22" calcext:value-type="date">
            <text:p>22/02</text:p>
          </table:table-cell>
          <table:table-cell table:number-columns-repeated="4"/>
          <table:table-cell table:style-name="ce64"/>
          <table:table-cell table:formula="of:=[M_Acu_NA.H11]/[.$H$6]" office:value-type="float" office:value="0.0748973033039256" calcext:value-type="float">
            <text:p>0.1</text:p>
          </table:table-cell>
          <table:table-cell/>
          <table:table-cell table:style-name="ce64" table:formula="of:=[M_Acu_NA.J11]/[.$J$6]" office:value-type="float" office:value="0.14813384400840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Acu_NA.B12]" office:value-type="date" office:date-value="2020-02-23" calcext:value-type="date">
            <text:p>23/02</text:p>
          </table:table-cell>
          <table:table-cell table:number-columns-repeated="4"/>
          <table:table-cell table:style-name="ce64"/>
          <table:table-cell table:formula="of:=[M_Acu_NA.H12]/[.$H$6]" office:value-type="float" office:value="0.0748973033039256" calcext:value-type="float">
            <text:p>0.1</text:p>
          </table:table-cell>
          <table:table-cell/>
          <table:table-cell table:style-name="ce64" table:formula="of:=[M_Acu_NA.J12]/[.$J$6]" office:value-type="float" office:value="0.222200766012601" calcext:value-type="float">
            <text:p>0.2</text:p>
          </table:table-cell>
          <table:table-cell table:number-columns-repeated="6"/>
        </table:table-row>
        <table:table-row table:style-name="ro1">
          <table:table-cell table:style-name="ce61" table:formula="of:=[M_Acu_NA.A13]" office:value-type="string" office:string-value="L" calcext:value-type="string">
            <text:p>L</text:p>
          </table:table-cell>
          <table:table-cell table:style-name="ce50" table:formula="of:=[M_Acu_NA.B13]" office:value-type="date" office:date-value="2020-02-24" calcext:value-type="date">
            <text:p>24/02</text:p>
          </table:table-cell>
          <table:table-cell table:style-name="ce65" table:number-columns-repeated="5"/>
          <table:table-cell table:style-name="ce65" table:formula="of:=[M_Acu_NA.H13]/[.$H$6]" office:value-type="float" office:value="0.0748973033039256" calcext:value-type="float">
            <text:p>0.1</text:p>
          </table:table-cell>
          <table:table-cell table:style-name="ce65"/>
          <table:table-cell table:style-name="ce65" table:formula="of:=[M_Acu_NA.J13]/[.$J$6]" office:value-type="float" office:value="0.518468454029402" calcext:value-type="float">
            <text:p>0.5</text:p>
          </table:table-cell>
          <table:table-cell table:style-name="ce65" table:number-columns-repeated="6"/>
        </table:table-row>
        <table:table-row table:style-name="ro1">
          <table:table-cell/>
          <table:table-cell table:formula="of:=[M_Acu_NA.B14]" office:value-type="date" office:date-value="2020-02-25" calcext:value-type="date">
            <text:p>25/02</text:p>
          </table:table-cell>
          <table:table-cell table:number-columns-repeated="4"/>
          <table:table-cell table:style-name="ce64"/>
          <table:table-cell table:formula="of:=[M_Acu_NA.H14]/[.$H$6]" office:value-type="float" office:value="0.0748973033039256" calcext:value-type="float">
            <text:p>0.1</text:p>
          </table:table-cell>
          <table:table-cell/>
          <table:table-cell table:style-name="ce64" table:formula="of:=[M_Acu_NA.J14]/[.$J$6]" office:value-type="float" office:value="0.740669220042003" calcext:value-type="float">
            <text:p>0.7</text:p>
          </table:table-cell>
          <table:table-cell table:number-columns-repeated="6"/>
        </table:table-row>
        <table:table-row table:style-name="ro1">
          <table:table-cell/>
          <table:table-cell table:formula="of:=[M_Acu_NA.B15]" office:value-type="date" office:date-value="2020-02-26" calcext:value-type="date">
            <text:p>26/02</text:p>
          </table:table-cell>
          <table:table-cell table:number-columns-repeated="4"/>
          <table:table-cell table:style-name="ce64"/>
          <table:table-cell table:formula="of:=[M_Acu_NA.H15]/[.$H$6]" office:value-type="float" office:value="0.149794606607851" calcext:value-type="float">
            <text:p>0.1</text:p>
          </table:table-cell>
          <table:table-cell/>
          <table:table-cell table:style-name="ce64" table:formula="of:=[M_Acu_NA.J15]/[.$J$6]" office:value-type="float" office:value="0.888803064050404" calcext:value-type="float">
            <text:p>0.9</text:p>
          </table:table-cell>
          <table:table-cell table:number-columns-repeated="6"/>
        </table:table-row>
        <table:table-row table:style-name="ro1">
          <table:table-cell/>
          <table:table-cell table:formula="of:=[M_Acu_NA.B16]" office:value-type="date" office:date-value="2020-02-27" calcext:value-type="date">
            <text:p>27/02</text:p>
          </table:table-cell>
          <table:table-cell table:number-columns-repeated="4"/>
          <table:table-cell table:style-name="ce64"/>
          <table:table-cell table:formula="of:=[M_Acu_NA.H16]/[.$H$6]" office:value-type="float" office:value="0.149794606607851" calcext:value-type="float">
            <text:p>0.1</text:p>
          </table:table-cell>
          <table:table-cell/>
          <table:table-cell table:style-name="ce64" table:formula="of:=[M_Acu_NA.J16]/[.$J$6]" office:value-type="float" office:value="1.25913767407141" calcext:value-type="float">
            <text:p>1.3</text:p>
          </table:table-cell>
          <table:table-cell table:number-columns-repeated="6"/>
        </table:table-row>
        <table:table-row table:style-name="ro1">
          <table:table-cell/>
          <table:table-cell table:formula="of:=[M_Acu_NA.B17]" office:value-type="date" office:date-value="2020-02-28" calcext:value-type="date">
            <text:p>28/02</text:p>
          </table:table-cell>
          <table:table-cell table:number-columns-repeated="4"/>
          <table:table-cell table:style-name="ce64"/>
          <table:table-cell table:formula="of:=[M_Acu_NA.H17]/[.$H$6]" office:value-type="float" office:value="0.149794606607851" calcext:value-type="float">
            <text:p>0.1</text:p>
          </table:table-cell>
          <table:table-cell/>
          <table:table-cell table:style-name="ce64" table:formula="of:=[M_Acu_NA.J17]/[.$J$6]" office:value-type="float" office:value="1.55540536208821" calcext:value-type="float">
            <text:p>1.6</text:p>
          </table:table-cell>
          <table:table-cell table:number-columns-repeated="6"/>
        </table:table-row>
        <table:table-row table:style-name="ro1">
          <table:table-cell/>
          <table:table-cell table:formula="of:=[M_Acu_NA.B18]" office:value-type="date" office:date-value="2020-02-29" calcext:value-type="date">
            <text:p>29/02</text:p>
          </table:table-cell>
          <table:table-cell table:number-columns-repeated="4"/>
          <table:table-cell table:style-name="ce64"/>
          <table:table-cell table:formula="of:=[M_Acu_NA.H18]/[.$H$6]" office:value-type="float" office:value="0.149794606607851" calcext:value-type="float">
            <text:p>0.1</text:p>
          </table:table-cell>
          <table:table-cell/>
          <table:table-cell table:style-name="ce64" table:formula="of:=[M_Acu_NA.J18]/[.$J$6]" office:value-type="float" office:value="2.14794073812181" calcext:value-type="float">
            <text:p>2.1</text:p>
          </table:table-cell>
          <table:table-cell table:number-columns-repeated="6"/>
        </table:table-row>
        <table:table-row table:style-name="ro1">
          <table:table-cell table:style-name="ce62"/>
          <table:table-cell table:style-name="ce52" table:formula="of:=[M_Acu_NA.B19]" office:value-type="date" office:date-value="2020-03-01" calcext:value-type="date">
            <text:p>01/03</text:p>
          </table:table-cell>
          <table:table-cell table:style-name="ce66" table:number-columns-repeated="5"/>
          <table:table-cell table:style-name="ce66" table:formula="of:=[M_Acu_NA.H19]/[.$H$6]" office:value-type="float" office:value="0.149794606607851" calcext:value-type="float">
            <text:p>0.1</text:p>
          </table:table-cell>
          <table:table-cell table:style-name="ce66"/>
          <table:table-cell table:style-name="ce66" table:formula="of:=[M_Acu_NA.J19]/[.$J$6]" office:value-type="float" office:value="2.51827534814281" calcext:value-type="float">
            <text:p>2.5</text:p>
          </table:table-cell>
          <table:table-cell table:style-name="ce66" table:number-columns-repeated="6"/>
        </table:table-row>
        <table:table-row table:style-name="ro1">
          <table:table-cell table:style-name="ce63" table:formula="of:=[M_Acu_NA.A20]" office:value-type="string" office:string-value="L" calcext:value-type="string">
            <text:p>L</text:p>
          </table:table-cell>
          <table:table-cell table:formula="of:=[M_Acu_NA.B20]" office:value-type="date" office:date-value="2020-03-02" calcext:value-type="date">
            <text:p>02/03</text:p>
          </table:table-cell>
          <table:table-cell table:number-columns-repeated="4"/>
          <table:table-cell table:style-name="ce64"/>
          <table:table-cell table:formula="of:=[M_Acu_NA.H20]/[.$H$6]" office:value-type="float" office:value="0.224691909911777" calcext:value-type="float">
            <text:p>0.2</text:p>
          </table:table-cell>
          <table:table-cell/>
          <table:table-cell table:style-name="ce64" table:formula="of:=[M_Acu_NA.J20]/[.$J$6]" office:value-type="float" office:value="3.85147994421842" calcext:value-type="float">
            <text:p>3.9</text:p>
          </table:table-cell>
          <table:table-cell table:number-columns-repeated="6"/>
        </table:table-row>
        <table:table-row table:style-name="ro1">
          <table:table-cell/>
          <table:table-cell table:formula="of:=[M_Acu_NA.B21]" office:value-type="date" office:date-value="2020-03-03" calcext:value-type="date">
            <text:p>03/03</text:p>
          </table:table-cell>
          <table:table-cell table:number-columns-repeated="4"/>
          <table:table-cell table:style-name="ce64"/>
          <table:table-cell table:formula="of:=[M_Acu_NA.H21]/[.$H$6]" office:value-type="float" office:value="0.299589213215703" calcext:value-type="float">
            <text:p>0.3</text:p>
          </table:table-cell>
          <table:table-cell/>
          <table:table-cell table:style-name="ce64" table:formula="of:=[M_Acu_NA.J21]/[.$J$6]" office:value-type="float" office:value="5.85128683833183" calcext:value-type="float">
            <text:p>5.9</text:p>
          </table:table-cell>
          <table:table-cell table:number-columns-repeated="6"/>
        </table:table-row>
        <table:table-row table:style-name="ro1">
          <table:table-cell/>
          <table:table-cell table:formula="of:=[M_Acu_NA.B22]" office:value-type="date" office:date-value="2020-03-04" calcext:value-type="date">
            <text:p>04/03</text:p>
          </table:table-cell>
          <table:table-cell table:number-columns-repeated="4"/>
          <table:table-cell table:style-name="ce64"/>
          <table:table-cell table:formula="of:=[M_Acu_NA.H22]/[.$H$6]" office:value-type="float" office:value="0.299589213215703" calcext:value-type="float">
            <text:p>0.3</text:p>
          </table:table-cell>
          <table:table-cell/>
          <table:table-cell table:style-name="ce64" table:formula="of:=[M_Acu_NA.J22]/[.$J$6]" office:value-type="float" office:value="7.92516065444944" calcext:value-type="float">
            <text:p>7.9</text:p>
          </table:table-cell>
          <table:table-cell table:number-columns-repeated="6"/>
        </table:table-row>
        <table:table-row table:style-name="ro1">
          <table:table-cell/>
          <table:table-cell table:formula="of:=[M_Acu_NA.B23]" office:value-type="date" office:date-value="2020-03-05" calcext:value-type="date">
            <text:p>05/03</text:p>
          </table:table-cell>
          <table:table-cell table:number-columns-repeated="4"/>
          <table:table-cell table:style-name="ce64" table:formula="of:=[M_Acu_NA.G23]/[.$G$6]" office:value-type="float" office:value="0.353764219331693" calcext:value-type="float">
            <text:p>0.4</text:p>
          </table:table-cell>
          <table:table-cell table:formula="of:=[M_Acu_NA.H23]/[.$H$6]" office:value-type="float" office:value="0.524281123127479" calcext:value-type="float">
            <text:p>0.5</text:p>
          </table:table-cell>
          <table:table-cell/>
          <table:table-cell table:style-name="ce64" table:formula="of:=[M_Acu_NA.J23]/[.$J$6]" office:value-type="float" office:value="10.9619044566217" calcext:value-type="float">
            <text:p>11.0</text:p>
          </table:table-cell>
          <table:table-cell table:number-columns-repeated="3"/>
          <table:table-cell table:formula="of:=[M_Acu_NA.N23]/[.$N$6]" office:value-type="float" office:value="0.0844406011959319" calcext:value-type="float">
            <text:p>0.1</text:p>
          </table:table-cell>
          <table:table-cell/>
          <table:table-cell table:formula="of:=[M_Acu_NA.P23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4]" office:value-type="date" office:date-value="2020-03-06" calcext:value-type="date">
            <text:p>06/03</text:p>
          </table:table-cell>
          <table:table-cell table:number-columns-repeated="4"/>
          <table:table-cell table:style-name="ce64" table:formula="of:=[M_Acu_NA.G24]/[.$G$6]" office:value-type="float" office:value="0.589607032219489" calcext:value-type="float">
            <text:p>0.6</text:p>
          </table:table-cell>
          <table:table-cell table:formula="of:=[M_Acu_NA.H24]/[.$H$6]" office:value-type="float" office:value="0.674075729735331" calcext:value-type="float">
            <text:p>0.7</text:p>
          </table:table-cell>
          <table:table-cell table:formula="of:=[M_Acu_NA.I24]/[.$I$6]" office:value-type="float" office:value="0.305261063186895" calcext:value-type="float">
            <text:p>0.3</text:p>
          </table:table-cell>
          <table:table-cell table:style-name="ce64" table:formula="of:=[M_Acu_NA.J24]/[.$J$6]" office:value-type="float" office:value="14.5911836348275" calcext:value-type="float">
            <text:p>14.6</text:p>
          </table:table-cell>
          <table:table-cell table:number-columns-repeated="3"/>
          <table:table-cell table:formula="of:=[M_Acu_NA.N24]/[.$N$6]" office:value-type="float" office:value="0.168881202391864" calcext:value-type="float">
            <text:p>0.2</text:p>
          </table:table-cell>
          <table:table-cell/>
          <table:table-cell table:formula="of:=[M_Acu_NA.P24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5]" office:value-type="date" office:date-value="2020-03-07" calcext:value-type="date">
            <text:p>07/03</text:p>
          </table:table-cell>
          <table:table-cell table:number-columns-repeated="4"/>
          <table:table-cell table:style-name="ce64" table:formula="of:=[M_Acu_NA.G25]/[.$G$6]" office:value-type="float" office:value="0.943371251551182" calcext:value-type="float">
            <text:p>0.9</text:p>
          </table:table-cell>
          <table:table-cell table:formula="of:=[M_Acu_NA.H25]/[.$H$6]" office:value-type="float" office:value="1.19835685286281" calcext:value-type="float">
            <text:p>1.2</text:p>
          </table:table-cell>
          <table:table-cell table:formula="of:=[M_Acu_NA.I25]/[.$I$6]" office:value-type="float" office:value="0.305261063186895" calcext:value-type="float">
            <text:p>0.3</text:p>
          </table:table-cell>
          <table:table-cell table:style-name="ce64" table:formula="of:=[M_Acu_NA.J25]/[.$J$6]" office:value-type="float" office:value="17.2575928269787" calcext:value-type="float">
            <text:p>17.3</text:p>
          </table:table-cell>
          <table:table-cell table:number-columns-repeated="3"/>
          <table:table-cell table:formula="of:=[M_Acu_NA.N25]/[.$N$6]" office:value-type="float" office:value="0.168881202391864" calcext:value-type="float">
            <text:p>0.2</text:p>
          </table:table-cell>
          <table:table-cell/>
          <table:table-cell table:formula="of:=[M_Acu_NA.P25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NA.B26]" office:value-type="date" office:date-value="2020-03-08" calcext:value-type="date">
            <text:p>08/03</text:p>
          </table:table-cell>
          <table:table-cell table:number-columns-repeated="4"/>
          <table:table-cell table:style-name="ce64" table:formula="of:=[M_Acu_NA.G26]/[.$G$6]" office:value-type="float" office:value="1.17921406443898" calcext:value-type="float">
            <text:p>1.2</text:p>
          </table:table-cell>
          <table:table-cell table:formula="of:=[M_Acu_NA.H26]/[.$H$6]" office:value-type="float" office:value="1.42304876277459" calcext:value-type="float">
            <text:p>1.4</text:p>
          </table:table-cell>
          <table:table-cell table:formula="of:=[M_Acu_NA.I26]/[.$I$6]" office:value-type="float" office:value="0.915783189560684" calcext:value-type="float">
            <text:p>0.9</text:p>
          </table:table-cell>
          <table:table-cell table:style-name="ce64" table:formula="of:=[M_Acu_NA.J26]/[.$J$6]" office:value-type="float" office:value="27.1084934535373" calcext:value-type="float">
            <text:p>27.1</text:p>
          </table:table-cell>
          <table:table-cell table:number-columns-repeated="3"/>
          <table:table-cell table:formula="of:=[M_Acu_NA.N26]/[.$N$6]" office:value-type="float" office:value="0.253321803587796" calcext:value-type="float">
            <text:p>0.3</text:p>
          </table:table-cell>
          <table:table-cell/>
          <table:table-cell table:formula="of:=[M_Acu_NA.P26]/[.$P$6]" office:value-type="float" office:value="1.31500983670819" calcext:value-type="float">
            <text:p>1.3</text:p>
          </table:table-cell>
        </table:table-row>
        <table:table-row table:style-name="ro1">
          <table:table-cell table:style-name="ce61" table:formula="of:=[M_Acu_NA.A27]" office:value-type="string" office:string-value="L" calcext:value-type="string">
            <text:p>L</text:p>
          </table:table-cell>
          <table:table-cell table:style-name="ce50" table:formula="of:=[M_Acu_NA.B27]" office:value-type="date" office:date-value="2020-03-09" calcext:value-type="date">
            <text:p>09/03</text:p>
          </table:table-cell>
          <table:table-cell table:style-name="ce74" table:formula="of:=[M_Acu_NA.C27]/[.$C$6]" office:value-type="float" office:value="0.11117071100651" calcext:value-type="float">
            <text:p>0.11</text:p>
          </table:table-cell>
          <table:table-cell table:style-name="ce65" table:number-columns-repeated="3"/>
          <table:table-cell table:style-name="ce65" table:formula="of:=[M_Acu_NA.G27]/[.$G$6]" office:value-type="float" office:value="1.88674250310236" calcext:value-type="float">
            <text:p>1.9</text:p>
          </table:table-cell>
          <table:table-cell table:style-name="ce65" table:formula="of:=[M_Acu_NA.H27]/[.$H$6]" office:value-type="float" office:value="1.57284336938244" calcext:value-type="float">
            <text:p>1.6</text:p>
          </table:table-cell>
          <table:table-cell table:style-name="ce65" table:formula="of:=[M_Acu_NA.I27]/[.$I$6]" office:value-type="float" office:value="1.22104425274758" calcext:value-type="float">
            <text:p>1.2</text:p>
          </table:table-cell>
          <table:table-cell table:style-name="ce65" table:formula="of:=[M_Acu_NA.J27]/[.$J$6]" office:value-type="float" office:value="34.2929848879448" calcext:value-type="float">
            <text:p>34.3</text:p>
          </table:table-cell>
          <table:table-cell table:style-name="ce65" table:number-columns-repeated="3"/>
          <table:table-cell table:style-name="ce65" table:formula="of:=[M_Acu_NA.N27]/[.$N$6]" office:value-type="float" office:value="0.422203005979659" calcext:value-type="float">
            <text:p>0.4</text:p>
          </table:table-cell>
          <table:table-cell table:style-name="ce65"/>
          <table:table-cell table:style-name="ce65" table:formula="of:=[M_Acu_NA.P27]/[.$P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8]" office:value-type="date" office:date-value="2020-03-10" calcext:value-type="date">
            <text:p>10/03</text:p>
          </table:table-cell>
          <table:table-cell table:formula="of:=[M_Acu_NA.C28]/[.$C$6]" office:value-type="float" office:value="0.11117071100651" calcext:value-type="float">
            <text:p>0.1</text:p>
          </table:table-cell>
          <table:table-cell/>
          <table:table-cell table:formula="of:=[M_Acu_NA.E28]/[.$E$6]" office:value-type="float" office:value="0.460195588805897" calcext:value-type="float">
            <text:p>0.5</text:p>
          </table:table-cell>
          <table:table-cell/>
          <table:table-cell table:style-name="ce64" table:formula="of:=[M_Acu_NA.G28]/[.$G$6]" office:value-type="float" office:value="4.12724922553642" calcext:value-type="float">
            <text:p>4.1</text:p>
          </table:table-cell>
          <table:table-cell table:formula="of:=[M_Acu_NA.H28]/[.$H$6]" office:value-type="float" office:value="2.24691909911777" calcext:value-type="float">
            <text:p>2.2</text:p>
          </table:table-cell>
          <table:table-cell table:formula="of:=[M_Acu_NA.I28]/[.$I$6]" office:value-type="float" office:value="1.22104425274758" calcext:value-type="float">
            <text:p>1.2</text:p>
          </table:table-cell>
          <table:table-cell table:formula="of:=[M_Acu_NA.J28]/[.$J$6]" office:value-type="float" office:value="46.7362277846504" calcext:value-type="float">
            <text:p>47</text:p>
          </table:table-cell>
          <table:table-cell table:number-columns-repeated="3"/>
          <table:table-cell table:formula="of:=[M_Acu_NA.N28]/[.$N$6]" office:value-type="float" office:value="0.506643607175591" calcext:value-type="float">
            <text:p>0.5</text:p>
          </table:table-cell>
          <table:table-cell/>
          <table:table-cell table:formula="of:=[M_Acu_NA.P28]/[.$P$6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NA.B29]" office:value-type="date" office:date-value="2020-03-11" calcext:value-type="date">
            <text:p>11/03</text:p>
          </table:table-cell>
          <table:table-cell table:formula="of:=[M_Acu_NA.C29]/[.$C$6]" office:value-type="float" office:value="0.166756066509764" calcext:value-type="float">
            <text:p>0.2</text:p>
          </table:table-cell>
          <table:table-cell/>
          <table:table-cell table:formula="of:=[M_Acu_NA.E29]/[.$E$6]" office:value-type="float" office:value="1.38058676641769" calcext:value-type="float">
            <text:p>1.4</text:p>
          </table:table-cell>
          <table:table-cell/>
          <table:table-cell table:style-name="ce64" table:formula="of:=[M_Acu_NA.G29]/[.$G$6]" office:value-type="float" office:value="5.5423061028632" calcext:value-type="float">
            <text:p>5.5</text:p>
          </table:table-cell>
          <table:table-cell table:formula="of:=[M_Acu_NA.H29]/[.$H$6]" office:value-type="float" office:value="3.59507055858843" calcext:value-type="float">
            <text:p>3.6</text:p>
          </table:table-cell>
          <table:table-cell table:formula="of:=[M_Acu_NA.I29]/[.$I$6]" office:value-type="float" office:value="1.52630531593447" calcext:value-type="float">
            <text:p>1.5</text:p>
          </table:table-cell>
          <table:table-cell table:formula="of:=[M_Acu_NA.J29]/[.$J$6]" office:value-type="float" office:value="61.2533444974737" calcext:value-type="float">
            <text:p>61</text:p>
          </table:table-cell>
          <table:table-cell table:formula="of:=[M_Acu_NA.K29]/[.$K$6]" office:value-type="float" office:value="1.48134045786989" calcext:value-type="float">
            <text:p>1.5</text:p>
          </table:table-cell>
          <table:table-cell table:number-columns-repeated="2"/>
          <table:table-cell table:formula="of:=[M_Acu_NA.N29]/[.$N$6]" office:value-type="float" office:value="0.675524809567455" calcext:value-type="float">
            <text:p>0.7</text:p>
          </table:table-cell>
          <table:table-cell table:formula="of:=[M_Acu_NA.O29]/[.$O$6]" office:value-type="float" office:value="0.488913714916911" calcext:value-type="float">
            <text:p>0.5</text:p>
          </table:table-cell>
          <table:table-cell table:formula="of:=[M_Acu_NA.P29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NA.B30]" office:value-type="date" office:date-value="2020-03-12" calcext:value-type="date">
            <text:p>12/03</text:p>
          </table:table-cell>
          <table:table-cell table:formula="of:=[M_Acu_NA.C30]/[.$C$6]" office:value-type="float" office:value="0.277926777516274" calcext:value-type="float">
            <text:p>0.3</text:p>
          </table:table-cell>
          <table:table-cell table:formula="of:=[M_Acu_NA.D30]/[.$D$6]" office:value-type="float" office:value="0.584989932393462" calcext:value-type="float">
            <text:p>0.6</text:p>
          </table:table-cell>
          <table:table-cell table:formula="of:=[M_Acu_NA.E30]/[.$E$6]" office:value-type="float" office:value="1.38058676641769" calcext:value-type="float">
            <text:p>1.4</text:p>
          </table:table-cell>
          <table:table-cell table:formula="of:=[M_Acu_NA.F30]/[.$F$6]" office:value-type="float" office:value="0.886363510508076" calcext:value-type="float">
            <text:p>0.9</text:p>
          </table:table-cell>
          <table:table-cell table:style-name="ce64" table:formula="of:=[M_Acu_NA.G30]/[.$G$6]" office:value-type="float" office:value="9.90539814128742" calcext:value-type="float">
            <text:p>9.9</text:p>
          </table:table-cell>
          <table:table-cell table:formula="of:=[M_Acu_NA.H30]/[.$H$6]" office:value-type="float" office:value="4.56873550153946" calcext:value-type="float">
            <text:p>4.6</text:p>
          </table:table-cell>
          <table:table-cell table:formula="of:=[M_Acu_NA.I30]/[.$I$6]" office:value-type="float" office:value="1.52630531593447" calcext:value-type="float">
            <text:p>1.5</text:p>
          </table:table-cell>
          <table:table-cell table:formula="of:=[M_Acu_NA.J30]/[.$J$6]" office:value-type="float" office:value="75.2519927562675" calcext:value-type="float">
            <text:p>75</text:p>
          </table:table-cell>
          <table:table-cell table:formula="of:=[M_Acu_NA.K30]/[.$K$6]" office:value-type="float" office:value="1.48134045786989" calcext:value-type="float">
            <text:p>1.5</text:p>
          </table:table-cell>
          <table:table-cell table:number-columns-repeated="2"/>
          <table:table-cell table:formula="of:=[M_Acu_NA.N30]/[.$N$6]" office:value-type="float" office:value="0.675524809567455" calcext:value-type="float">
            <text:p>0.7</text:p>
          </table:table-cell>
          <table:table-cell table:formula="of:=[M_Acu_NA.O30]/[.$O$6]" office:value-type="float" office:value="0.488913714916911" calcext:value-type="float">
            <text:p>0.5</text:p>
          </table:table-cell>
          <table:table-cell table:formula="of:=[M_Acu_NA.P30]/[.$P$6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NA.B31]" office:value-type="date" office:date-value="2020-03-13" calcext:value-type="date">
            <text:p>13/03</text:p>
          </table:table-cell>
          <table:table-cell table:formula="of:=[M_Acu_NA.C31]/[.$C$6]" office:value-type="float" office:value="0.444682844026039" calcext:value-type="float">
            <text:p>0.4</text:p>
          </table:table-cell>
          <table:table-cell table:formula="of:=[M_Acu_NA.D31]/[.$D$6]" office:value-type="float" office:value="0.584989932393462" calcext:value-type="float">
            <text:p>0.6</text:p>
          </table:table-cell>
          <table:table-cell table:formula="of:=[M_Acu_NA.E31]/[.$E$6]" office:value-type="float" office:value="1.38058676641769" calcext:value-type="float">
            <text:p>1.4</text:p>
          </table:table-cell>
          <table:table-cell table:formula="of:=[M_Acu_NA.F31]/[.$F$6]" office:value-type="float" office:value="0.886363510508076" calcext:value-type="float">
            <text:p>0.9</text:p>
          </table:table-cell>
          <table:table-cell table:style-name="ce64" table:formula="of:=[M_Acu_NA.G31]/[.$G$6]" office:value-type="float" office:value="13.9147259603799" calcext:value-type="float">
            <text:p>13.9</text:p>
          </table:table-cell>
          <table:table-cell table:formula="of:=[M_Acu_NA.H31]/[.$H$6]" office:value-type="float" office:value="5.91688696101013" calcext:value-type="float">
            <text:p>5.9</text:p>
          </table:table-cell>
          <table:table-cell table:formula="of:=[M_Acu_NA.I31]/[.$I$6]" office:value-type="float" office:value="3.05261063186895" calcext:value-type="float">
            <text:p>3.1</text:p>
          </table:table-cell>
          <table:table-cell table:formula="of:=[M_Acu_NA.J31]/[.$J$6]" office:value-type="float" office:value="93.7687232573176" calcext:value-type="float">
            <text:p>94</text:p>
          </table:table-cell>
          <table:table-cell table:formula="of:=[M_Acu_NA.K31]/[.$K$6]" office:value-type="float" office:value="1.48134045786989" calcext:value-type="float">
            <text:p>1.5</text:p>
          </table:table-cell>
          <table:table-cell table:style-name="ce67" table:formula="of:=[M_Acu_NA.L31]/[.$L$6]" office:value-type="float" office:value="10.3538790508119" calcext:value-type="float">
            <text:p>10</text:p>
          </table:table-cell>
          <table:table-cell/>
          <table:table-cell table:formula="of:=[M_Acu_NA.N31]/[.$N$6]" office:value-type="float" office:value="0.844406011959319" calcext:value-type="float">
            <text:p>0.8</text:p>
          </table:table-cell>
          <table:table-cell table:formula="of:=[M_Acu_NA.O31]/[.$O$6]" office:value-type="float" office:value="0.977827429833821" calcext:value-type="float">
            <text:p>1.0</text:p>
          </table:table-cell>
          <table:table-cell table:formula="of:=[M_Acu_NA.P31]/[.$P$6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NA.B32]" office:value-type="date" office:date-value="2020-03-14" calcext:value-type="date">
            <text:p>14/03</text:p>
          </table:table-cell>
          <table:table-cell table:formula="of:=[M_Acu_NA.C32]/[.$C$6]" office:value-type="float" office:value="0.444682844026039" calcext:value-type="float">
            <text:p>0.4</text:p>
          </table:table-cell>
          <table:table-cell table:formula="of:=[M_Acu_NA.D32]/[.$D$6]" office:value-type="float" office:value="0.584989932393462" calcext:value-type="float">
            <text:p>0.6</text:p>
          </table:table-cell>
          <table:table-cell table:formula="of:=[M_Acu_NA.E32]/[.$E$6]" office:value-type="float" office:value="1.84078235522359" calcext:value-type="float">
            <text:p>1.8</text:p>
          </table:table-cell>
          <table:table-cell table:formula="of:=[M_Acu_NA.F32]/[.$F$6]" office:value-type="float" office:value="1.77272702101615" calcext:value-type="float">
            <text:p>1.8</text:p>
          </table:table-cell>
          <table:table-cell table:style-name="ce64" table:formula="of:=[M_Acu_NA.G32]/[.$G$6]" office:value-type="float" office:value="16.0373112763701" calcext:value-type="float">
            <text:p>16.0</text:p>
          </table:table-cell>
          <table:table-cell table:formula="of:=[M_Acu_NA.H32]/[.$H$6]" office:value-type="float" office:value="6.81565460065723" calcext:value-type="float">
            <text:p>6.8</text:p>
          </table:table-cell>
          <table:table-cell table:formula="of:=[M_Acu_NA.I32]/[.$I$6]" office:value-type="float" office:value="3.66313275824274" calcext:value-type="float">
            <text:p>3.7</text:p>
          </table:table-cell>
          <table:table-cell table:formula="of:=[M_Acu_NA.J32]/[.$J$6]" office:value-type="float" office:value="106.730434608053" calcext:value-type="float">
            <text:p>107</text:p>
          </table:table-cell>
          <table:table-cell table:formula="of:=[M_Acu_NA.K32]/[.$K$6]" office:value-type="float" office:value="2.96268091573978" calcext:value-type="float">
            <text:p>3.0</text:p>
          </table:table-cell>
          <table:table-cell table:formula="of:=[M_Acu_NA.L32]/[.$L$6]" office:value-type="float" office:value="10.3538790508119" calcext:value-type="float">
            <text:p>10.4</text:p>
          </table:table-cell>
          <table:table-cell/>
          <table:table-cell table:formula="of:=[M_Acu_NA.N32]/[.$N$6]" office:value-type="float" office:value="1.77325262511457" calcext:value-type="float">
            <text:p>1.8</text:p>
          </table:table-cell>
          <table:table-cell table:formula="of:=[M_Acu_NA.O32]/[.$O$6]" office:value-type="float" office:value="1.46674114475073" calcext:value-type="float">
            <text:p>1.5</text:p>
          </table:table-cell>
          <table:table-cell table:formula="of:=[M_Acu_NA.P32]/[.$P$6]" office:value-type="float" office:value="7.23255410189504" calcext:value-type="float">
            <text:p>7.2</text:p>
          </table:table-cell>
        </table:table-row>
        <table:table-row table:style-name="ro1">
          <table:table-cell table:style-name="ce62"/>
          <table:table-cell table:style-name="ce52" table:formula="of:=[M_Acu_NA.B33]" office:value-type="date" office:date-value="2020-03-15" calcext:value-type="date">
            <text:p>15/03</text:p>
          </table:table-cell>
          <table:table-cell table:style-name="ce66" table:formula="of:=[M_Acu_NA.C33]/[.$C$6]" office:value-type="float" office:value="0.667024266039058" calcext:value-type="float">
            <text:p>0.7</text:p>
          </table:table-cell>
          <table:table-cell table:style-name="ce66" table:formula="of:=[M_Acu_NA.D33]/[.$D$6]" office:value-type="float" office:value="0.584989932393462" calcext:value-type="float">
            <text:p>0.6</text:p>
          </table:table-cell>
          <table:table-cell table:style-name="ce66" table:formula="of:=[M_Acu_NA.E33]/[.$E$6]" office:value-type="float" office:value="1.84078235522359" calcext:value-type="float">
            <text:p>1.8</text:p>
          </table:table-cell>
          <table:table-cell table:style-name="ce66" table:formula="of:=[M_Acu_NA.F33]/[.$F$6]" office:value-type="float" office:value="3.5454540420323" calcext:value-type="float">
            <text:p>3.5</text:p>
          </table:table-cell>
          <table:table-cell table:style-name="ce68" table:formula="of:=[M_Acu_NA.G33]/[.$G$6]" office:value-type="float" office:value="33.9613650558426" calcext:value-type="float">
            <text:p>34</text:p>
          </table:table-cell>
          <table:table-cell table:style-name="ce66" table:formula="of:=[M_Acu_NA.H33]/[.$H$6]" office:value-type="float" office:value="8.98767639647108" calcext:value-type="float">
            <text:p>9.0</text:p>
          </table:table-cell>
          <table:table-cell table:style-name="ce66" table:formula="of:=[M_Acu_NA.I33]/[.$I$6]" office:value-type="float" office:value="6.10522126373789" calcext:value-type="float">
            <text:p>6.1</text:p>
          </table:table-cell>
          <table:table-cell table:style-name="ce68" table:formula="of:=[M_Acu_NA.J33]/[.$J$6]" office:value-type="float" office:value="133.987061905598" calcext:value-type="float">
            <text:p>134</text:p>
          </table:table-cell>
          <table:table-cell table:style-name="ce66" table:formula="of:=[M_Acu_NA.K33]/[.$K$6]" office:value-type="float" office:value="2.96268091573978" calcext:value-type="float">
            <text:p>3.0</text:p>
          </table:table-cell>
          <table:table-cell table:style-name="ce66" table:formula="of:=[M_Acu_NA.L33]/[.$L$6]" office:value-type="float" office:value="10.3538790508119" calcext:value-type="float">
            <text:p>10.4</text:p>
          </table:table-cell>
          <table:table-cell table:style-name="ce66"/>
          <table:table-cell table:style-name="ce66" table:formula="of:=[M_Acu_NA.N33]/[.$N$6]" office:value-type="float" office:value="2.95542104185762" calcext:value-type="float">
            <text:p>3.0</text:p>
          </table:table-cell>
          <table:table-cell table:style-name="ce66" table:formula="of:=[M_Acu_NA.O33]/[.$O$6]" office:value-type="float" office:value="2.44456857458455" calcext:value-type="float">
            <text:p>2.4</text:p>
          </table:table-cell>
          <table:table-cell table:style-name="ce66" table:formula="of:=[M_Acu_NA.P33]/[.$P$6]" office:value-type="float" office:value="11.1775836120196" calcext:value-type="float">
            <text:p>11.2</text:p>
          </table:table-cell>
        </table:table-row>
        <table:table-row table:style-name="ro1">
          <table:table-cell table:style-name="ce63" table:formula="of:=[M_Acu_NA.A34]" office:value-type="string" office:string-value="L" calcext:value-type="string">
            <text:p>L</text:p>
          </table:table-cell>
          <table:table-cell table:formula="of:=[M_Acu_NA.B34]" office:value-type="date" office:date-value="2020-03-16" calcext:value-type="date">
            <text:p>16/03</text:p>
          </table:table-cell>
          <table:table-cell table:formula="of:=[M_Acu_NA.C34]/[.$C$6]" office:value-type="float" office:value="0.667024266039058" calcext:value-type="float">
            <text:p>0.7</text:p>
          </table:table-cell>
          <table:table-cell table:formula="of:=[M_Acu_NA.D34]/[.$D$6]" office:value-type="float" office:value="1.75496979718039" calcext:value-type="float">
            <text:p>1.8</text:p>
          </table:table-cell>
          <table:table-cell table:formula="of:=[M_Acu_NA.E34]/[.$E$6]" office:value-type="float" office:value="2.30097794402948" calcext:value-type="float">
            <text:p>2.3</text:p>
          </table:table-cell>
          <table:table-cell table:formula="of:=[M_Acu_NA.F34]/[.$F$6]" office:value-type="float" office:value="4.43181755254038" calcext:value-type="float">
            <text:p>4.4</text:p>
          </table:table-cell>
          <table:table-cell table:style-name="ce64" table:formula="of:=[M_Acu_NA.G34]/[.$G$6]" office:value-type="float" office:value="36.4377145911644" calcext:value-type="float">
            <text:p>36.4</text:p>
          </table:table-cell>
          <table:table-cell table:formula="of:=[M_Acu_NA.H34]/[.$H$6]" office:value-type="float" office:value="11.084800888981" calcext:value-type="float">
            <text:p>11.1</text:p>
          </table:table-cell>
          <table:table-cell table:formula="of:=[M_Acu_NA.I34]/[.$I$6]" office:value-type="float" office:value="7.32626551648547" calcext:value-type="float">
            <text:p>7.3</text:p>
          </table:table-cell>
          <table:table-cell table:formula="of:=[M_Acu_NA.J34]/[.$J$6]" office:value-type="float" office:value="159.836417685064" calcext:value-type="float">
            <text:p>160</text:p>
          </table:table-cell>
          <table:table-cell table:formula="of:=[M_Acu_NA.K34]/[.$K$6]" office:value-type="float" office:value="2.96268091573978" calcext:value-type="float">
            <text:p>3.0</text:p>
          </table:table-cell>
          <table:table-cell table:formula="of:=[M_Acu_NA.L34]/[.$L$6]" office:value-type="float" office:value="10.3538790508119" calcext:value-type="float">
            <text:p>10.4</text:p>
          </table:table-cell>
          <table:table-cell table:formula="of:=[M_Acu_NA.M34]/[.$M$6]" office:value-type="float" office:value="0.476639224802949" calcext:value-type="float">
            <text:p>0.5</text:p>
          </table:table-cell>
          <table:table-cell table:formula="of:=[M_Acu_NA.N34]/[.$N$6]" office:value-type="float" office:value="4.64423306577625" calcext:value-type="float">
            <text:p>4.6</text:p>
          </table:table-cell>
          <table:table-cell table:formula="of:=[M_Acu_NA.O34]/[.$O$6]" office:value-type="float" office:value="3.42239600441837" calcext:value-type="float">
            <text:p>3.4</text:p>
          </table:table-cell>
          <table:table-cell table:formula="of:=[M_Acu_NA.P34]/[.$P$6]" office:value-type="float" office:value="17.0951278772065" calcext:value-type="float">
            <text:p>17.1</text:p>
          </table:table-cell>
        </table:table-row>
        <table:table-row table:style-name="ro1">
          <table:table-cell/>
          <table:table-cell table:formula="of:=[M_Acu_NA.B35]" office:value-type="date" office:date-value="2020-03-17" calcext:value-type="date">
            <text:p>17/03</text:p>
          </table:table-cell>
          <table:table-cell table:formula="of:=[M_Acu_NA.C35]/[.$C$6]" office:value-type="float" office:value="0.667024266039058" calcext:value-type="float">
            <text:p>0.7</text:p>
          </table:table-cell>
          <table:table-cell table:formula="of:=[M_Acu_NA.D35]/[.$D$6]" office:value-type="float" office:value="1.75496979718039" calcext:value-type="float">
            <text:p>1.8</text:p>
          </table:table-cell>
          <table:table-cell table:formula="of:=[M_Acu_NA.E35]/[.$E$6]" office:value-type="float" office:value="2.30097794402948" calcext:value-type="float">
            <text:p>2.3</text:p>
          </table:table-cell>
          <table:table-cell table:formula="of:=[M_Acu_NA.F35]/[.$F$6]" office:value-type="float" office:value="5.31818106304845" calcext:value-type="float">
            <text:p>5.3</text:p>
          </table:table-cell>
          <table:table-cell table:formula="of:=[M_Acu_NA.G35]/[.$G$6]" office:value-type="float" office:value="57.8994105639538" calcext:value-type="float">
            <text:p>58</text:p>
          </table:table-cell>
          <table:table-cell table:formula="of:=[M_Acu_NA.H35]/[.$H$6]" office:value-type="float" office:value="13.107028078187" calcext:value-type="float">
            <text:p>13.1</text:p>
          </table:table-cell>
          <table:table-cell table:formula="of:=[M_Acu_NA.I35]/[.$I$6]" office:value-type="float" office:value="13.1262257170365" calcext:value-type="float">
            <text:p>13.1</text:p>
          </table:table-cell>
          <table:table-cell table:formula="of:=[M_Acu_NA.J35]/[.$J$6]" office:value-type="float" office:value="185.389505776513" calcext:value-type="float">
            <text:p>185</text:p>
          </table:table-cell>
          <table:table-cell table:formula="of:=[M_Acu_NA.K35]/[.$K$6]" office:value-type="float" office:value="2.96268091573978" calcext:value-type="float">
            <text:p>3.0</text:p>
          </table:table-cell>
          <table:table-cell table:formula="of:=[M_Acu_NA.L35]/[.$L$6]" office:value-type="float" office:value="10.3538790508119" calcext:value-type="float">
            <text:p>10.4</text:p>
          </table:table-cell>
          <table:table-cell table:formula="of:=[M_Acu_NA.M35]/[.$M$6]" office:value-type="float" office:value="0.476639224802949" calcext:value-type="float">
            <text:p>0.5</text:p>
          </table:table-cell>
          <table:table-cell table:formula="of:=[M_Acu_NA.N35]/[.$N$6]" office:value-type="float" office:value="5.99528268491116" calcext:value-type="float">
            <text:p>6.0</text:p>
          </table:table-cell>
          <table:table-cell table:formula="of:=[M_Acu_NA.O35]/[.$O$6]" office:value-type="float" office:value="3.91130971933529" calcext:value-type="float">
            <text:p>3.9</text:p>
          </table:table-cell>
          <table:table-cell table:formula="of:=[M_Acu_NA.P35]/[.$P$6]" office:value-type="float" office:value="19.0676426322687" calcext:value-type="float">
            <text:p>19.1</text:p>
          </table:table-cell>
        </table:table-row>
        <table:table-row table:style-name="ro1">
          <table:table-cell/>
          <table:table-cell table:formula="of:=[M_Acu_NA.B36]" office:value-type="date" office:date-value="2020-03-18" calcext:value-type="date">
            <text:p>18/03</text:p>
          </table:table-cell>
          <table:table-cell table:formula="of:=[M_Acu_NA.C36]/[.$C$6]" office:value-type="float" office:value="0.667024266039058" calcext:value-type="float">
            <text:p>0.7</text:p>
          </table:table-cell>
          <table:table-cell table:formula="of:=[M_Acu_NA.D36]/[.$D$6]" office:value-type="float" office:value="2.33995972957385" calcext:value-type="float">
            <text:p>2.3</text:p>
          </table:table-cell>
          <table:table-cell table:formula="of:=[M_Acu_NA.E36]/[.$E$6]" office:value-type="float" office:value="6.44273824328256" calcext:value-type="float">
            <text:p>6.4</text:p>
          </table:table-cell>
          <table:table-cell table:formula="of:=[M_Acu_NA.F36]/[.$F$6]" office:value-type="float" office:value="7.97727159457268" calcext:value-type="float">
            <text:p>8.0</text:p>
          </table:table-cell>
          <table:table-cell table:formula="of:=[M_Acu_NA.G36]/[.$G$6]" office:value-type="float" office:value="70.5170010534509" calcext:value-type="float">
            <text:p>71</text:p>
          </table:table-cell>
          <table:table-cell table:formula="of:=[M_Acu_NA.H36]/[.$H$6]" office:value-type="float" office:value="18.2749420061579" calcext:value-type="float">
            <text:p>18.3</text:p>
          </table:table-cell>
          <table:table-cell table:formula="of:=[M_Acu_NA.I36]/[.$I$6]" office:value-type="float" office:value="17.7051416648399" calcext:value-type="float">
            <text:p>17.7</text:p>
          </table:table-cell>
          <table:table-cell table:formula="of:=[M_Acu_NA.J36]/[.$J$6]" office:value-type="float" office:value="220.571293728509" calcext:value-type="float">
            <text:p>221</text:p>
          </table:table-cell>
          <table:table-cell table:formula="of:=[M_Acu_NA.K36]/[.$K$6]" office:value-type="float" office:value="2.96268091573978" calcext:value-type="float">
            <text:p>3.0</text:p>
          </table:table-cell>
          <table:table-cell table:style-name="ce67" table:formula="of:=[M_Acu_NA.L36]/[.$L$6]" office:value-type="float" office:value="20.7077581016238" calcext:value-type="float">
            <text:p>21</text:p>
          </table:table-cell>
          <table:table-cell table:formula="of:=[M_Acu_NA.M36]/[.$M$6]" office:value-type="float" office:value="0.953278449605897" calcext:value-type="float">
            <text:p>1.0</text:p>
          </table:table-cell>
          <table:table-cell table:formula="of:=[M_Acu_NA.N36]/[.$N$6]" office:value-type="float" office:value="8.69738192318098" calcext:value-type="float">
            <text:p>8.7</text:p>
          </table:table-cell>
          <table:table-cell table:formula="of:=[M_Acu_NA.O36]/[.$O$6]" office:value-type="float" office:value="6.84479200883675" calcext:value-type="float">
            <text:p>6.8</text:p>
          </table:table-cell>
          <table:table-cell table:formula="of:=[M_Acu_NA.P36]/[.$P$6]" office:value-type="float" office:value="24.9851868974556" calcext:value-type="float">
            <text:p>25.0</text:p>
          </table:table-cell>
        </table:table-row>
        <table:table-row table:style-name="ro1">
          <table:table-cell/>
          <table:table-cell table:formula="of:=[M_Acu_NA.B37]" office:value-type="date" office:date-value="2020-03-19" calcext:value-type="date">
            <text:p>19/03</text:p>
          </table:table-cell>
          <table:table-cell table:formula="of:=[M_Acu_NA.C37]/[.$C$6]" office:value-type="float" office:value="1.1117071100651" calcext:value-type="float">
            <text:p>1.1</text:p>
          </table:table-cell>
          <table:table-cell table:formula="of:=[M_Acu_NA.D37]/[.$D$6]" office:value-type="float" office:value="3.50993959436077" calcext:value-type="float">
            <text:p>3.5</text:p>
          </table:table-cell>
          <table:table-cell table:formula="of:=[M_Acu_NA.E37]/[.$E$6]" office:value-type="float" office:value="9.66410736492384" calcext:value-type="float">
            <text:p>9.7</text:p>
          </table:table-cell>
          <table:table-cell table:formula="of:=[M_Acu_NA.F37]/[.$F$6]" office:value-type="float" office:value="12.4090891471131" calcext:value-type="float">
            <text:p>12.4</text:p>
          </table:table-cell>
          <table:table-cell table:formula="of:=[M_Acu_NA.G37]/[.$G$6]" office:value-type="float" office:value="90.4457187424696" calcext:value-type="float">
            <text:p>90</text:p>
          </table:table-cell>
          <table:table-cell table:formula="of:=[M_Acu_NA.H37]/[.$H$6]" office:value-type="float" office:value="27.8617968290603" calcext:value-type="float">
            <text:p>27.9</text:p>
          </table:table-cell>
          <table:table-cell table:formula="of:=[M_Acu_NA.I37]/[.$I$6]" office:value-type="float" office:value="23.199840802204" calcext:value-type="float">
            <text:p>23.2</text:p>
          </table:table-cell>
          <table:table-cell table:formula="of:=[M_Acu_NA.J37]/[.$J$6]" office:value-type="float" office:value="252.197869424302" calcext:value-type="float">
            <text:p>252</text:p>
          </table:table-cell>
          <table:table-cell table:formula="of:=[M_Acu_NA.K37]/[.$K$6]" office:value-type="float" office:value="4.44402137360968" calcext:value-type="float">
            <text:p>4.4</text:p>
          </table:table-cell>
          <table:table-cell table:style-name="ce67" table:formula="of:=[M_Acu_NA.L37]/[.$L$6]" office:value-type="float" office:value="41.4155162032476" calcext:value-type="float">
            <text:p>41</text:p>
          </table:table-cell>
          <table:table-cell table:formula="of:=[M_Acu_NA.M37]/[.$M$6]" office:value-type="float" office:value="1.42991767440885" calcext:value-type="float">
            <text:p>1.4</text:p>
          </table:table-cell>
          <table:table-cell table:formula="of:=[M_Acu_NA.N37]/[.$N$6]" office:value-type="float" office:value="12.1594465722142" calcext:value-type="float">
            <text:p>12.2</text:p>
          </table:table-cell>
          <table:table-cell table:formula="of:=[M_Acu_NA.O37]/[.$O$6]" office:value-type="float" office:value="10.2671880132551" calcext:value-type="float">
            <text:p>10.3</text:p>
          </table:table-cell>
          <table:table-cell table:formula="of:=[M_Acu_NA.P37]/[.$P$6]" office:value-type="float" office:value="28.2727114892261" calcext:value-type="float">
            <text:p>28.3</text:p>
          </table:table-cell>
        </table:table-row>
        <table:table-row table:style-name="ro1">
          <table:table-cell/>
          <table:table-cell table:formula="of:=[M_Acu_NA.B38]" office:value-type="date" office:date-value="2020-03-20" calcext:value-type="date">
            <text:p>20/03</text:p>
          </table:table-cell>
          <table:table-cell table:formula="of:=[M_Acu_NA.C38]/[.$C$6]" office:value-type="float" office:value="1.7231460206009" calcext:value-type="float">
            <text:p>1.7</text:p>
          </table:table-cell>
          <table:table-cell table:formula="of:=[M_Acu_NA.D38]/[.$D$6]" office:value-type="float" office:value="3.50993959436077" calcext:value-type="float">
            <text:p>3.5</text:p>
          </table:table-cell>
          <table:table-cell table:formula="of:=[M_Acu_NA.E38]/[.$E$6]" office:value-type="float" office:value="17.0272367858182" calcext:value-type="float">
            <text:p>17.0</text:p>
          </table:table-cell>
          <table:table-cell table:formula="of:=[M_Acu_NA.F38]/[.$F$6]" office:value-type="float" office:value="15.9545431891454" calcext:value-type="float">
            <text:p>16.0</text:p>
          </table:table-cell>
          <table:table-cell table:formula="of:=[M_Acu_NA.G38]/[.$G$6]" office:value-type="float" office:value="118.157249256786" calcext:value-type="float">
            <text:p>118</text:p>
          </table:table-cell>
          <table:table-cell table:formula="of:=[M_Acu_NA.H38]/[.$H$6]" office:value-type="float" office:value="33.7037864867665" calcext:value-type="float">
            <text:p>33.7</text:p>
          </table:table-cell>
          <table:table-cell table:formula="of:=[M_Acu_NA.I38]/[.$I$6]" office:value-type="float" office:value="32.3576726978108" calcext:value-type="float">
            <text:p>32.4</text:p>
          </table:table-cell>
          <table:table-cell table:formula="of:=[M_Acu_NA.J38]/[.$J$6]" office:value-type="float" office:value="298.637829520936" calcext:value-type="float">
            <text:p>299</text:p>
          </table:table-cell>
          <table:table-cell table:formula="of:=[M_Acu_NA.K38]/[.$K$6]" office:value-type="float" office:value="4.44402137360968" calcext:value-type="float">
            <text:p>4.4</text:p>
          </table:table-cell>
          <table:table-cell table:style-name="ce67" table:formula="of:=[M_Acu_NA.L38]/[.$L$6]" office:value-type="float" office:value="51.7693952540595" calcext:value-type="float">
            <text:p>52</text:p>
          </table:table-cell>
          <table:table-cell table:formula="of:=[M_Acu_NA.M38]/[.$M$6]" office:value-type="float" office:value="2.85983534881769" calcext:value-type="float">
            <text:p>2.9</text:p>
          </table:table-cell>
          <table:table-cell table:formula="of:=[M_Acu_NA.N38]/[.$N$6]" office:value-type="float" office:value="14.9459864116799" calcext:value-type="float">
            <text:p>14.9</text:p>
          </table:table-cell>
          <table:table-cell table:formula="of:=[M_Acu_NA.O38]/[.$O$6]" office:value-type="float" office:value="15.1563251624242" calcext:value-type="float">
            <text:p>15.2</text:p>
          </table:table-cell>
          <table:table-cell table:style-name="ce67" table:formula="of:=[M_Acu_NA.P38]/[.$P$6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NA.B39]" office:value-type="date" office:date-value="2020-03-21" calcext:value-type="date">
            <text:p>21/03</text:p>
          </table:table-cell>
          <table:table-cell table:formula="of:=[M_Acu_NA.C39]/[.$C$6]" office:value-type="float" office:value="2.61251170865298" calcext:value-type="float">
            <text:p>2.6</text:p>
          </table:table-cell>
          <table:table-cell table:formula="of:=[M_Acu_NA.D39]/[.$D$6]" office:value-type="float" office:value="4.6799194591477" calcext:value-type="float">
            <text:p>4.7</text:p>
          </table:table-cell>
          <table:table-cell table:formula="of:=[M_Acu_NA.E39]/[.$E$6]" office:value-type="float" office:value="30.8331044499951" calcext:value-type="float">
            <text:p>30.8</text:p>
          </table:table-cell>
          <table:table-cell table:formula="of:=[M_Acu_NA.F39]/[.$F$6]" office:value-type="float" office:value="18.6136337206696" calcext:value-type="float">
            <text:p>18.6</text:p>
          </table:table-cell>
          <table:table-cell table:formula="of:=[M_Acu_NA.G39]/[.$G$6]" office:value-type="float" office:value="156.363784944608" calcext:value-type="float">
            <text:p>156</text:p>
          </table:table-cell>
          <table:table-cell table:formula="of:=[M_Acu_NA.H39]/[.$H$6]" office:value-type="float" office:value="42.0922844568062" calcext:value-type="float">
            <text:p>42.1</text:p>
          </table:table-cell>
          <table:table-cell table:formula="of:=[M_Acu_NA.I39]/[.$I$6]" office:value-type="float" office:value="41.5155045934177" calcext:value-type="float">
            <text:p>41.5</text:p>
          </table:table-cell>
          <table:table-cell table:formula="of:=[M_Acu_NA.J39]/[.$J$6]" office:value-type="float" office:value="357.372898670267" calcext:value-type="float">
            <text:p>357</text:p>
          </table:table-cell>
          <table:table-cell table:formula="of:=[M_Acu_NA.K39]/[.$K$6]" office:value-type="float" office:value="4.44402137360968" calcext:value-type="float">
            <text:p>4.4</text:p>
          </table:table-cell>
          <table:table-cell table:style-name="ce67" table:formula="of:=[M_Acu_NA.L39]/[.$L$6]" office:value-type="float" office:value="82.8310324064953" calcext:value-type="float">
            <text:p>83</text:p>
          </table:table-cell>
          <table:table-cell table:formula="of:=[M_Acu_NA.M39]/[.$M$6]" office:value-type="float" office:value="5.71967069763538" calcext:value-type="float">
            <text:p>5.7</text:p>
          </table:table-cell>
          <table:table-cell table:formula="of:=[M_Acu_NA.N39]/[.$N$6]" office:value-type="float" office:value="19.6746600786521" calcext:value-type="float">
            <text:p>19.7</text:p>
          </table:table-cell>
          <table:table-cell table:formula="of:=[M_Acu_NA.O39]/[.$O$6]" office:value-type="float" office:value="18.5787211668426" calcext:value-type="float">
            <text:p>18.6</text:p>
          </table:table-cell>
          <table:table-cell table:style-name="ce67" table:formula="of:=[M_Acu_NA.P39]/[.$P$6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NA.B40]" office:value-type="date" office:date-value="2020-03-22" calcext:value-type="date">
            <text:p>22/03</text:p>
          </table:table-cell>
          <table:table-cell table:formula="of:=[M_Acu_NA.C40]/[.$C$6]" office:value-type="float" office:value="3.05719455267902" calcext:value-type="float">
            <text:p>3.1</text:p>
          </table:table-cell>
          <table:table-cell table:formula="of:=[M_Acu_NA.D40]/[.$D$6]" office:value-type="float" office:value="9.3598389182954" calcext:value-type="float">
            <text:p>9.4</text:p>
          </table:table-cell>
          <table:table-cell table:formula="of:=[M_Acu_NA.E40]/[.$E$6]" office:value-type="float" office:value="34.5146691604423" calcext:value-type="float">
            <text:p>34.5</text:p>
          </table:table-cell>
          <table:table-cell table:formula="of:=[M_Acu_NA.F40]/[.$F$6]" office:value-type="float" office:value="21.2727242521938" calcext:value-type="float">
            <text:p>21.3</text:p>
          </table:table-cell>
          <table:table-cell table:formula="of:=[M_Acu_NA.G40]/[.$G$6]" office:value-type="float" office:value="202.824819083504" calcext:value-type="float">
            <text:p>203</text:p>
          </table:table-cell>
          <table:table-cell table:formula="of:=[M_Acu_NA.H40]/[.$H$6]" office:value-type="float" office:value="50.4807824268459" calcext:value-type="float">
            <text:p>50.5</text:p>
          </table:table-cell>
          <table:table-cell table:style-name="ce67" table:formula="of:=[M_Acu_NA.I40]/[.$I$6]" office:value-type="float" office:value="54.6417303104542" calcext:value-type="float">
            <text:p>55</text:p>
          </table:table-cell>
          <table:table-cell table:formula="of:=[M_Acu_NA.J40]/[.$J$6]" office:value-type="float" office:value="405.590464895001" calcext:value-type="float">
            <text:p>406</text:p>
          </table:table-cell>
          <table:table-cell table:formula="of:=[M_Acu_NA.K40]/[.$K$6]" office:value-type="float" office:value="5.92536183147957" calcext:value-type="float">
            <text:p>5.9</text:p>
          </table:table-cell>
          <table:table-cell table:formula="of:=[M_Acu_NA.L40]/[.$L$6]" office:value-type="float" office:value="82.8310324064953" calcext:value-type="float">
            <text:p>82.8</text:p>
          </table:table-cell>
          <table:table-cell table:formula="of:=[M_Acu_NA.M40]/[.$M$6]" office:value-type="float" office:value="6.67294914724128" calcext:value-type="float">
            <text:p>6.7</text:p>
          </table:table-cell>
          <table:table-cell table:formula="of:=[M_Acu_NA.N40]/[.$N$6]" office:value-type="float" office:value="23.7278089360569" calcext:value-type="float">
            <text:p>23.7</text:p>
          </table:table-cell>
          <table:table-cell table:formula="of:=[M_Acu_NA.O40]/[.$O$6]" office:value-type="float" office:value="24.4456857458455" calcext:value-type="float">
            <text:p>24.4</text:p>
          </table:table-cell>
          <table:table-cell table:formula="of:=[M_Acu_NA.P40]/[.$P$6]" office:value-type="float" office:value="65.7504918354095" calcext:value-type="float">
            <text:p>65.8</text:p>
          </table:table-cell>
        </table:table-row>
        <table:table-row table:style-name="ro1">
          <table:table-cell table:style-name="ce61" table:formula="of:=[M_Acu_NA.A41]" office:value-type="string" office:string-value="L" calcext:value-type="string">
            <text:p>L</text:p>
          </table:table-cell>
          <table:table-cell table:style-name="ce50" table:formula="of:=[M_Acu_NA.B41]" office:value-type="date" office:date-value="2020-03-23" calcext:value-type="date">
            <text:p>23/03</text:p>
          </table:table-cell>
          <table:table-cell table:style-name="ce65" table:formula="of:=[M_Acu_NA.C41]/[.$C$6]" office:value-type="float" office:value="4.78034057327992" calcext:value-type="float">
            <text:p>4.8</text:p>
          </table:table-cell>
          <table:table-cell table:style-name="ce65" table:formula="of:=[M_Acu_NA.D41]/[.$D$6]" office:value-type="float" office:value="12.2847885802627" calcext:value-type="float">
            <text:p>12.3</text:p>
          </table:table-cell>
          <table:table-cell table:style-name="ce65" table:formula="of:=[M_Acu_NA.E41]/[.$E$6]" office:value-type="float" office:value="40.4972118149189" calcext:value-type="float">
            <text:p>40.5</text:p>
          </table:table-cell>
          <table:table-cell table:style-name="ce65" table:formula="of:=[M_Acu_NA.F41]/[.$F$6]" office:value-type="float" office:value="21.2727242521938" calcext:value-type="float">
            <text:p>21.3</text:p>
          </table:table-cell>
          <table:table-cell table:style-name="ce69" table:formula="of:=[M_Acu_NA.G41]/[.$G$6]" office:value-type="float" office:value="257.304508860585" calcext:value-type="float">
            <text:p>257</text:p>
          </table:table-cell>
          <table:table-cell table:style-name="ce69" table:formula="of:=[M_Acu_NA.H41]/[.$H$6]" office:value-type="float" office:value="64.4116808413761" calcext:value-type="float">
            <text:p>64</text:p>
          </table:table-cell>
          <table:table-cell table:style-name="ce69" table:formula="of:=[M_Acu_NA.I41]/[.$I$6]" office:value-type="float" office:value="65.0206064588086" calcext:value-type="float">
            <text:p>65</text:p>
          </table:table-cell>
          <table:table-cell table:style-name="ce69" table:formula="of:=[M_Acu_NA.J41]/[.$J$6]" office:value-type="float" office:value="450.104685019525" calcext:value-type="float">
            <text:p>450</text:p>
          </table:table-cell>
          <table:table-cell table:style-name="ce65" table:formula="of:=[M_Acu_NA.K41]/[.$K$6]" office:value-type="float" office:value="8.88804274721935" calcext:value-type="float">
            <text:p>8.9</text:p>
          </table:table-cell>
          <table:table-cell table:style-name="ce65" table:formula="of:=[M_Acu_NA.L41]/[.$L$6]" office:value-type="float" office:value="82.8310324064953" calcext:value-type="float">
            <text:p>82.8</text:p>
          </table:table-cell>
          <table:table-cell table:style-name="ce65" table:formula="of:=[M_Acu_NA.M41]/[.$M$6]" office:value-type="float" office:value="10.9627021704678" calcext:value-type="float">
            <text:p>11.0</text:p>
          </table:table-cell>
          <table:table-cell table:style-name="ce65" table:formula="of:=[M_Acu_NA.N41]/[.$N$6]" office:value-type="float" office:value="28.2876014006372" calcext:value-type="float">
            <text:p>28.3</text:p>
          </table:table-cell>
          <table:table-cell table:style-name="ce65" table:formula="of:=[M_Acu_NA.O41]/[.$O$6]" office:value-type="float" office:value="29.8237366099316" calcext:value-type="float">
            <text:p>29.8</text:p>
          </table:table-cell>
          <table:table-cell table:style-name="ce69" table:formula="of:=[M_Acu_NA.P41]/[.$P$6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NA.B42]" office:value-type="date" office:date-value="2020-03-24" calcext:value-type="date">
            <text:p>24/03</text:p>
          </table:table-cell>
          <table:table-cell table:formula="of:=[M_Acu_NA.C42]/[.$C$6]" office:value-type="float" office:value="6.33673052737105" calcext:value-type="float">
            <text:p>6.3</text:p>
          </table:table-cell>
          <table:table-cell table:formula="of:=[M_Acu_NA.D42]/[.$D$6]" office:value-type="float" office:value="16.3797181070169" calcext:value-type="float">
            <text:p>16.4</text:p>
          </table:table-cell>
          <table:table-cell table:style-name="ce67" table:formula="of:=[M_Acu_NA.E42]/[.$E$6]" office:value-type="float" office:value="56.1438618343194" calcext:value-type="float">
            <text:p>56</text:p>
          </table:table-cell>
          <table:table-cell table:formula="of:=[M_Acu_NA.F42]/[.$F$6]" office:value-type="float" office:value="28.3636323362584" calcext:value-type="float">
            <text:p>28.4</text:p>
          </table:table-cell>
          <table:table-cell table:formula="of:=[M_Acu_NA.G42]/[.$G$6]" office:value-type="float" office:value="316.736897708309" calcext:value-type="float">
            <text:p>317</text:p>
          </table:table-cell>
          <table:table-cell table:style-name="ce67" table:formula="of:=[M_Acu_NA.H42]/[.$H$6]" office:value-type="float" office:value="82.3870336343182" calcext:value-type="float">
            <text:p>82</text:p>
          </table:table-cell>
          <table:table-cell table:style-name="ce67" table:formula="of:=[M_Acu_NA.I42]/[.$I$6]" office:value-type="float" office:value="84.2520534395829" calcext:value-type="float">
            <text:p>84</text:p>
          </table:table-cell>
          <table:table-cell table:formula="of:=[M_Acu_NA.J42]/[.$J$6]" office:value-type="float" office:value="505.136408068646" calcext:value-type="float">
            <text:p>505</text:p>
          </table:table-cell>
          <table:table-cell table:formula="of:=[M_Acu_NA.K42]/[.$K$6]" office:value-type="float" office:value="10.3693832050892" calcext:value-type="float">
            <text:p>10.4</text:p>
          </table:table-cell>
          <table:table-cell table:formula="of:=[M_Acu_NA.L42]/[.$L$6]" office:value-type="float" office:value="82.8310324064953" calcext:value-type="float">
            <text:p>82.8</text:p>
          </table:table-cell>
          <table:table-cell table:formula="of:=[M_Acu_NA.M42]/[.$M$6]" office:value-type="float" office:value="15.7290944184973" calcext:value-type="float">
            <text:p>15.7</text:p>
          </table:table-cell>
          <table:table-cell table:formula="of:=[M_Acu_NA.N42]/[.$N$6]" office:value-type="float" office:value="35.6339337046832" calcext:value-type="float">
            <text:p>35.6</text:p>
          </table:table-cell>
          <table:table-cell table:style-name="ce67" table:formula="of:=[M_Acu_NA.O42]/[.$O$6]" office:value-type="float" office:value="39.6020109082698" calcext:value-type="float">
            <text:p>40</text:p>
          </table:table-cell>
          <table:table-cell table:style-name="ce67" table:formula="of:=[M_Acu_NA.P42]/[.$P$6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NA.B43]" office:value-type="date" office:date-value="2020-03-25" calcext:value-type="date">
            <text:p>25/03</text:p>
          </table:table-cell>
          <table:table-cell table:formula="of:=[M_Acu_NA.C43]/[.$C$6]" office:value-type="float" office:value="8.28221796998497" calcext:value-type="float">
            <text:p>8.3</text:p>
          </table:table-cell>
          <table:table-cell table:formula="of:=[M_Acu_NA.D43]/[.$D$6]" office:value-type="float" office:value="18.1346879041973" calcext:value-type="float">
            <text:p>18.1</text:p>
          </table:table-cell>
          <table:table-cell table:style-name="ce67" table:formula="of:=[M_Acu_NA.E43]/[.$E$6]" office:value-type="float" office:value="81.9148148074497" calcext:value-type="float">
            <text:p>82</text:p>
          </table:table-cell>
          <table:table-cell table:formula="of:=[M_Acu_NA.F43]/[.$F$6]" office:value-type="float" office:value="30.1363593572746" calcext:value-type="float">
            <text:p>30.1</text:p>
          </table:table-cell>
          <table:table-cell table:formula="of:=[M_Acu_NA.G43]/[.$G$6]" office:value-type="float" office:value="404.942109728345" calcext:value-type="float">
            <text:p>405</text:p>
          </table:table-cell>
          <table:table-cell table:style-name="ce67" table:formula="of:=[M_Acu_NA.H43]/[.$H$6]" office:value-type="float" office:value="99.688310697525" calcext:value-type="float">
            <text:p>100</text:p>
          </table:table-cell>
          <table:table-cell table:style-name="ce67" table:formula="of:=[M_Acu_NA.I43]/[.$I$6]" office:value-type="float" office:value="108.672938494535" calcext:value-type="float">
            <text:p>109</text:p>
          </table:table-cell>
          <table:table-cell table:formula="of:=[M_Acu_NA.J43]/[.$J$6]" office:value-type="float" office:value="555.724115797515" calcext:value-type="float">
            <text:p>556</text:p>
          </table:table-cell>
          <table:table-cell table:formula="of:=[M_Acu_NA.K43]/[.$K$6]" office:value-type="float" office:value="13.332064120829" calcext:value-type="float">
            <text:p>13.3</text:p>
          </table:table-cell>
          <table:table-cell table:formula="of:=[M_Acu_NA.L43]/[.$L$6]" office:value-type="float" office:value="82.8310324064953" calcext:value-type="float">
            <text:p>82.8</text:p>
          </table:table-cell>
          <table:table-cell table:formula="of:=[M_Acu_NA.M43]/[.$M$6]" office:value-type="float" office:value="20.4954866665268" calcext:value-type="float">
            <text:p>20.5</text:p>
          </table:table-cell>
          <table:table-cell table:style-name="ce67" table:formula="of:=[M_Acu_NA.N43]/[.$N$6]" office:value-type="float" office:value="48.8066674912486" calcext:value-type="float">
            <text:p>49</text:p>
          </table:table-cell>
          <table:table-cell table:style-name="ce67" table:formula="of:=[M_Acu_NA.O43]/[.$O$6]" office:value-type="float" office:value="51.8248537811925" calcext:value-type="float">
            <text:p>52</text:p>
          </table:table-cell>
          <table:table-cell table:style-name="ce67" table:formula="of:=[M_Acu_NA.P43]/[.$P$6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NA.B44]" office:value-type="date" office:date-value="2020-03-26" calcext:value-type="date">
            <text:p>26/03</text:p>
          </table:table-cell>
          <table:table-cell table:formula="of:=[M_Acu_NA.C44]/[.$C$6]" office:value-type="float" office:value="10.8947296786379" calcext:value-type="float">
            <text:p>10.9</text:p>
          </table:table-cell>
          <table:table-cell table:style-name="ce67" table:formula="of:=[M_Acu_NA.D44]/[.$D$6]" office:value-type="float" office:value="28.6645066872796" calcext:value-type="float">
            <text:p>29</text:p>
          </table:table-cell>
          <table:table-cell table:style-name="ce67" table:formula="of:=[M_Acu_NA.E44]/[.$E$6]" office:value-type="float" office:value="101.243029537297" calcext:value-type="float">
            <text:p>101</text:p>
          </table:table-cell>
          <table:table-cell table:formula="of:=[M_Acu_NA.F44]/[.$F$6]" office:value-type="float" office:value="36.3409039308311" calcext:value-type="float">
            <text:p>36.3</text:p>
          </table:table-cell>
          <table:table-cell table:formula="of:=[M_Acu_NA.G44]/[.$G$6]" office:value-type="float" office:value="482.180630949098" calcext:value-type="float">
            <text:p>482</text:p>
          </table:table-cell>
          <table:table-cell table:style-name="ce67" table:formula="of:=[M_Acu_NA.H44]/[.$H$6]" office:value-type="float" office:value="127.025826403458" calcext:value-type="float">
            <text:p>127</text:p>
          </table:table-cell>
          <table:table-cell table:style-name="ce67" table:formula="of:=[M_Acu_NA.I44]/[.$I$6]" office:value-type="float" office:value="132.483301423112" calcext:value-type="float">
            <text:p>132</text:p>
          </table:table-cell>
          <table:table-cell table:formula="of:=[M_Acu_NA.J44]/[.$J$6]" office:value-type="float" office:value="604.756418164296" calcext:value-type="float">
            <text:p>605</text:p>
          </table:table-cell>
          <table:table-cell table:style-name="ce67" table:formula="of:=[M_Acu_NA.K44]/[.$K$6]" office:value-type="float" office:value="28.1454686995279" calcext:value-type="float">
            <text:p>28</text:p>
          </table:table-cell>
          <table:table-cell table:style-name="ce67" table:formula="of:=[M_Acu_NA.L44]/[.$L$6]" office:value-type="float" office:value="93.1849114573071" calcext:value-type="float">
            <text:p>93</text:p>
          </table:table-cell>
          <table:table-cell table:formula="of:=[M_Acu_NA.M44]/[.$M$6]" office:value-type="float" office:value="28.5983534881769" calcext:value-type="float">
            <text:p>28.6</text:p>
          </table:table-cell>
          <table:table-cell table:style-name="ce67" table:formula="of:=[M_Acu_NA.N44]/[.$N$6]" office:value-type="float" office:value="64.0904163077123" calcext:value-type="float">
            <text:p>64</text:p>
          </table:table-cell>
          <table:table-cell table:style-name="ce67" table:formula="of:=[M_Acu_NA.O44]/[.$O$6]" office:value-type="float" office:value="66.0033515137829" calcext:value-type="float">
            <text:p>66</text:p>
          </table:table-cell>
          <table:table-cell table:style-name="ce67" table:formula="of:=[M_Acu_NA.P44]/[.$P$6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NA.B45]" office:value-type="date" office:date-value="2020-03-27" calcext:value-type="date">
            <text:p>27/03</text:p>
          </table:table-cell>
          <table:table-cell table:formula="of:=[M_Acu_NA.C45]/[.$C$6]" office:value-type="float" office:value="14.0630949423235" calcext:value-type="float">
            <text:p>14.1</text:p>
          </table:table-cell>
          <table:table-cell table:formula="of:=[M_Acu_NA.D45]/[.$D$6]" office:value-type="float" office:value="33.9294160788208" calcext:value-type="float">
            <text:p>33.9</text:p>
          </table:table-cell>
          <table:table-cell table:style-name="ce67" table:formula="of:=[M_Acu_NA.E45]/[.$E$6]" office:value-type="float" office:value="132.996525164904" calcext:value-type="float">
            <text:p>133</text:p>
          </table:table-cell>
          <table:table-cell table:style-name="ce67" table:formula="of:=[M_Acu_NA.F45]/[.$F$6]" office:value-type="float" office:value="46.0909025464199" calcext:value-type="float">
            <text:p>46</text:p>
          </table:table-cell>
          <table:table-cell table:formula="of:=[M_Acu_NA.G45]/[.$G$6]" office:value-type="float" office:value="572.862192504456" calcext:value-type="float">
            <text:p>573</text:p>
          </table:table-cell>
          <table:table-cell table:style-name="ce67" table:formula="of:=[M_Acu_NA.H45]/[.$H$6]" office:value-type="float" office:value="149.420120091332" calcext:value-type="float">
            <text:p>149</text:p>
          </table:table-cell>
          <table:table-cell table:style-name="ce67" table:formula="of:=[M_Acu_NA.I45]/[.$I$6]" office:value-type="float" office:value="166.672540500045" calcext:value-type="float">
            <text:p>167</text:p>
          </table:table-cell>
          <table:table-cell table:formula="of:=[M_Acu_NA.J45]/[.$J$6]" office:value-type="float" office:value="676.527265586366" calcext:value-type="float">
            <text:p>677</text:p>
          </table:table-cell>
          <table:table-cell table:formula="of:=[M_Acu_NA.K45]/[.$K$6]" office:value-type="float" office:value="32.5894900731376" calcext:value-type="float">
            <text:p>32.6</text:p>
          </table:table-cell>
          <table:table-cell table:style-name="ce67" table:formula="of:=[M_Acu_NA.L45]/[.$L$6]" office:value-type="float" office:value="155.308185762179" calcext:value-type="float">
            <text:p>155</text:p>
          </table:table-cell>
          <table:table-cell table:formula="of:=[M_Acu_NA.M45]/[.$M$6]" office:value-type="float" office:value="36.2245810850241" calcext:value-type="float">
            <text:p>36.2</text:p>
          </table:table-cell>
          <table:table-cell table:style-name="ce67" table:formula="of:=[M_Acu_NA.N45]/[.$N$6]" office:value-type="float" office:value="86.0449726186546" calcext:value-type="float">
            <text:p>86</text:p>
          </table:table-cell>
          <table:table-cell table:style-name="ce67" table:formula="of:=[M_Acu_NA.O45]/[.$O$6]" office:value-type="float" office:value="81.6485903911241" calcext:value-type="float">
            <text:p>82</text:p>
          </table:table-cell>
          <table:table-cell table:style-name="ce67" table:formula="of:=[M_Acu_NA.P45]/[.$P$6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NA.B46]" office:value-type="date" office:date-value="2020-03-28" calcext:value-type="date">
            <text:p>28/03</text:p>
          </table:table-cell>
          <table:table-cell table:formula="of:=[M_Acu_NA.C46]/[.$C$6]" office:value-type="float" office:value="18.0652405385578" calcext:value-type="float">
            <text:p>18.1</text:p>
          </table:table-cell>
          <table:table-cell table:formula="of:=[M_Acu_NA.D46]/[.$D$6]" office:value-type="float" office:value="39.7793154027554" calcext:value-type="float">
            <text:p>39.8</text:p>
          </table:table-cell>
          <table:table-cell table:style-name="ce67" table:formula="of:=[M_Acu_NA.E46]/[.$E$6]" office:value-type="float" office:value="162.449042848482" calcext:value-type="float">
            <text:p>162</text:p>
          </table:table-cell>
          <table:table-cell table:style-name="ce67" table:formula="of:=[M_Acu_NA.F46]/[.$F$6]" office:value-type="float" office:value="57.6136281830249" calcext:value-type="float">
            <text:p>58</text:p>
          </table:table-cell>
          <table:table-cell table:formula="of:=[M_Acu_NA.G46]/[.$G$6]" office:value-type="float" office:value="670.972802665778" calcext:value-type="float">
            <text:p>671</text:p>
          </table:table-cell>
          <table:table-cell table:style-name="ce67" table:formula="of:=[M_Acu_NA.H46]/[.$H$6]" office:value-type="float" office:value="173.312359845284" calcext:value-type="float">
            <text:p>173</text:p>
          </table:table-cell>
          <table:table-cell table:style-name="ce67" table:formula="of:=[M_Acu_NA.I46]/[.$I$6]" office:value-type="float" office:value="195.061819376426" calcext:value-type="float">
            <text:p>195</text:p>
          </table:table-cell>
          <table:table-cell table:formula="of:=[M_Acu_NA.J46]/[.$J$6]" office:value-type="float" office:value="742.3727592481" calcext:value-type="float">
            <text:p>742</text:p>
          </table:table-cell>
          <table:table-cell table:style-name="ce67" table:formula="of:=[M_Acu_NA.K46]/[.$K$6]" office:value-type="float" office:value="53.3282564833161" calcext:value-type="float">
            <text:p>53</text:p>
          </table:table-cell>
          <table:table-cell table:style-name="ce67" table:formula="of:=[M_Acu_NA.L46]/[.$L$6]" office:value-type="float" office:value="186.369822914614" calcext:value-type="float">
            <text:p>186</text:p>
          </table:table-cell>
          <table:table-cell table:style-name="ce67" table:formula="of:=[M_Acu_NA.M46]/[.$M$6]" office:value-type="float" office:value="47.6639224802949" calcext:value-type="float">
            <text:p>48</text:p>
          </table:table-cell>
          <table:table-cell table:style-name="ce67" table:formula="of:=[M_Acu_NA.N46]/[.$N$6]" office:value-type="float" office:value="103.693058268604" calcext:value-type="float">
            <text:p>104</text:p>
          </table:table-cell>
          <table:table-cell table:style-name="ce67" table:formula="of:=[M_Acu_NA.O46]/[.$O$6]" office:value-type="float" office:value="98.760570413216" calcext:value-type="float">
            <text:p>99</text:p>
          </table:table-cell>
          <table:table-cell table:style-name="ce67" table:formula="of:=[M_Acu_NA.P46]/[.$P$6]" office:value-type="float" office:value="191.333931241042" calcext:value-type="float">
            <text:p>191</text:p>
          </table:table-cell>
        </table:table-row>
        <table:table-row table:style-name="ro1">
          <table:table-cell table:style-name="ce62"/>
          <table:table-cell table:style-name="ce52" table:formula="of:=[M_Acu_NA.B47]" office:value-type="date" office:date-value="2020-03-29" calcext:value-type="date">
            <text:p>29/03</text:p>
          </table:table-cell>
          <table:table-cell table:style-name="ce66" table:formula="of:=[M_Acu_NA.C47]/[.$C$6]" office:value-type="float" office:value="21.6227032907661" calcext:value-type="float">
            <text:p>21.6</text:p>
          </table:table-cell>
          <table:table-cell table:style-name="ce68" table:formula="of:=[M_Acu_NA.D47]/[.$D$6]" office:value-type="float" office:value="50.3091341858378" calcext:value-type="float">
            <text:p>50</text:p>
          </table:table-cell>
          <table:table-cell table:style-name="ce68" table:formula="of:=[M_Acu_NA.E47]/[.$E$6]" office:value-type="float" office:value="198.344298775342" calcext:value-type="float">
            <text:p>198</text:p>
          </table:table-cell>
          <table:table-cell table:style-name="ce66" table:formula="of:=[M_Acu_NA.F47]/[.$F$6]" office:value-type="float" office:value="63.8181727565815" calcext:value-type="float">
            <text:p>63.8</text:p>
          </table:table-cell>
          <table:table-cell table:style-name="ce68" table:formula="of:=[M_Acu_NA.G47]/[.$G$6]" office:value-type="float" office:value="769.790941265765" calcext:value-type="float">
            <text:p>770</text:p>
          </table:table-cell>
          <table:table-cell table:style-name="ce68" table:formula="of:=[M_Acu_NA.H47]/[.$H$6]" office:value-type="float" office:value="195.18237241003" calcext:value-type="float">
            <text:p>195</text:p>
          </table:table-cell>
          <table:table-cell table:style-name="ce68" table:formula="of:=[M_Acu_NA.I47]/[.$I$6]" office:value-type="float" office:value="235.356279717096" calcext:value-type="float">
            <text:p>235</text:p>
          </table:table-cell>
          <table:table-cell table:style-name="ce68" table:formula="of:=[M_Acu_NA.J47]/[.$J$6]" office:value-type="float" office:value="798.367352283275" calcext:value-type="float">
            <text:p>798</text:p>
          </table:table-cell>
          <table:table-cell table:style-name="ce68" table:formula="of:=[M_Acu_NA.K47]/[.$K$6]" office:value-type="float" office:value="68.141661062015" calcext:value-type="float">
            <text:p>68</text:p>
          </table:table-cell>
          <table:table-cell table:style-name="ce68" table:formula="of:=[M_Acu_NA.L47]/[.$L$6]" office:value-type="float" office:value="217.43146006705" calcext:value-type="float">
            <text:p>217</text:p>
          </table:table-cell>
          <table:table-cell table:style-name="ce66" table:formula="of:=[M_Acu_NA.M47]/[.$M$6]" office:value-type="float" office:value="56.7200677515509" calcext:value-type="float">
            <text:p>56.7</text:p>
          </table:table-cell>
          <table:table-cell table:style-name="ce68" table:formula="of:=[M_Acu_NA.N47]/[.$N$6]" office:value-type="float" office:value="118.892366483872" calcext:value-type="float">
            <text:p>119</text:p>
          </table:table-cell>
          <table:table-cell table:style-name="ce68" table:formula="of:=[M_Acu_NA.O47]/[.$O$6]" office:value-type="float" office:value="117.339291580059" calcext:value-type="float">
            <text:p>117</text:p>
          </table:table-cell>
          <table:table-cell table:style-name="ce68" table:formula="of:=[M_Acu_NA.P47]/[.$P$6]" office:value-type="float" office:value="215.004108301789" calcext:value-type="float">
            <text:p>215</text:p>
          </table:table-cell>
        </table:table-row>
        <table:table-row table:style-name="ro1">
          <table:table-cell table:style-name="ce63" table:formula="of:=[M_Acu_NA.A48]" office:value-type="string" office:string-value="L" calcext:value-type="string">
            <text:p>L</text:p>
          </table:table-cell>
          <table:table-cell table:formula="of:=[M_Acu_NA.B48]" office:value-type="date" office:date-value="2020-03-30" calcext:value-type="date">
            <text:p>30/03</text:p>
          </table:table-cell>
          <table:table-cell table:formula="of:=[M_Acu_NA.C48]/[.$C$6]" office:value-type="float" office:value="25.2913367539809" calcext:value-type="float">
            <text:p>25.3</text:p>
          </table:table-cell>
          <table:table-cell table:style-name="ce67" table:formula="of:=[M_Acu_NA.D48]/[.$D$6]" office:value-type="float" office:value="63.1789126984939" calcext:value-type="float">
            <text:p>63</text:p>
          </table:table-cell>
          <table:table-cell table:style-name="ce67" table:formula="of:=[M_Acu_NA.E48]/[.$E$6]" office:value-type="float" office:value="236.080337057425" calcext:value-type="float">
            <text:p>236</text:p>
          </table:table-cell>
          <table:table-cell table:formula="of:=[M_Acu_NA.F48]/[.$F$6]" office:value-type="float" office:value="68.2499903091218" calcext:value-type="float">
            <text:p>68.2</text:p>
          </table:table-cell>
          <table:table-cell table:formula="of:=[M_Acu_NA.G48]/[.$G$6]" office:value-type="float" office:value="865.54312329821" calcext:value-type="float">
            <text:p>866</text:p>
          </table:table-cell>
          <table:table-cell table:style-name="ce67" table:formula="of:=[M_Acu_NA.H48]/[.$H$6]" office:value-type="float" office:value="226.489445191071" calcext:value-type="float">
            <text:p>226</text:p>
          </table:table-cell>
          <table:table-cell table:style-name="ce67" table:formula="of:=[M_Acu_NA.I48]/[.$I$6]" office:value-type="float" office:value="263.745558593477" calcext:value-type="float">
            <text:p>264</text:p>
          </table:table-cell>
          <table:table-cell table:formula="of:=[M_Acu_NA.J48]/[.$J$6]" office:value-type="float" office:value="858.509692950686" calcext:value-type="float">
            <text:p>859</text:p>
          </table:table-cell>
          <table:table-cell table:style-name="ce67" table:formula="of:=[M_Acu_NA.K48]/[.$K$6]" office:value-type="float" office:value="79.9923847249742" calcext:value-type="float">
            <text:p>80</text:p>
          </table:table-cell>
          <table:table-cell table:style-name="ce67" table:formula="of:=[M_Acu_NA.L48]/[.$L$6]" office:value-type="float" office:value="227.785339117862" calcext:value-type="float">
            <text:p>228</text:p>
          </table:table-cell>
          <table:table-cell table:style-name="ce67" table:formula="of:=[M_Acu_NA.M48]/[.$M$6]" office:value-type="float" office:value="66.7294914724128" calcext:value-type="float">
            <text:p>67</text:p>
          </table:table-cell>
          <table:table-cell table:style-name="ce67" table:formula="of:=[M_Acu_NA.N48]/[.$N$6]" office:value-type="float" office:value="151.064235539522" calcext:value-type="float">
            <text:p>151</text:p>
          </table:table-cell>
          <table:table-cell table:style-name="ce67" table:formula="of:=[M_Acu_NA.O48]/[.$O$6]" office:value-type="float" office:value="138.362581321486" calcext:value-type="float">
            <text:p>138</text:p>
          </table:table-cell>
          <table:table-cell table:style-name="ce67" table:formula="of:=[M_Acu_NA.P48]/[.$P$6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NA.B49]" office:value-type="date" office:date-value="2020-03-31" calcext:value-type="date">
            <text:p>31/03</text:p>
          </table:table-cell>
          <table:table-cell table:formula="of:=[M_Acu_NA.C49]/[.$C$6]" office:value-type="float" office:value="32.4062622583976" calcext:value-type="float">
            <text:p>32.4</text:p>
          </table:table-cell>
          <table:table-cell table:style-name="ce67" table:formula="of:=[M_Acu_NA.D49]/[.$D$6]" office:value-type="float" office:value="74.8787113463632" calcext:value-type="float">
            <text:p>75</text:p>
          </table:table-cell>
          <table:table-cell table:style-name="ce67" table:formula="of:=[M_Acu_NA.E49]/[.$E$6]" office:value-type="float" office:value="324.437890108157" calcext:value-type="float">
            <text:p>324</text:p>
          </table:table-cell>
          <table:table-cell table:style-name="ce67" table:formula="of:=[M_Acu_NA.F49]/[.$F$6]" office:value-type="float" office:value="79.7727159457268" calcext:value-type="float">
            <text:p>80</text:p>
          </table:table-cell>
          <table:table-cell table:formula="of:=[M_Acu_NA.G49]/[.$G$6]" office:value-type="float" office:value="965.658397369079" calcext:value-type="float">
            <text:p>966</text:p>
          </table:table-cell>
          <table:table-cell table:style-name="ce67" table:formula="of:=[M_Acu_NA.H49]/[.$H$6]" office:value-type="float" office:value="263.86319953973" calcext:value-type="float">
            <text:p>264</text:p>
          </table:table-cell>
          <table:table-cell table:style-name="ce67" table:formula="of:=[M_Acu_NA.I49]/[.$I$6]" office:value-type="float" office:value="317.166244651184" calcext:value-type="float">
            <text:p>317</text:p>
          </table:table-cell>
          <table:table-cell table:formula="of:=[M_Acu_NA.J49]/[.$J$6]" office:value-type="float" office:value="920.503706668202" calcext:value-type="float">
            <text:p>921</text:p>
          </table:table-cell>
          <table:table-cell table:style-name="ce67" table:formula="of:=[M_Acu_NA.K49]/[.$K$6]" office:value-type="float" office:value="105.175172508762" calcext:value-type="float">
            <text:p>105</text:p>
          </table:table-cell>
          <table:table-cell table:style-name="ce67" table:formula="of:=[M_Acu_NA.L49]/[.$L$6]" office:value-type="float" office:value="238.139218168674" calcext:value-type="float">
            <text:p>238</text:p>
          </table:table-cell>
          <table:table-cell table:style-name="ce67" table:formula="of:=[M_Acu_NA.M49]/[.$M$6]" office:value-type="float" office:value="76.2622759684718" calcext:value-type="float">
            <text:p>76</text:p>
          </table:table-cell>
          <table:table-cell table:style-name="ce67" table:formula="of:=[M_Acu_NA.N49]/[.$N$6]" office:value-type="float" office:value="198.604294012832" calcext:value-type="float">
            <text:p>199</text:p>
          </table:table-cell>
          <table:table-cell table:style-name="ce67" table:formula="of:=[M_Acu_NA.O49]/[.$O$6]" office:value-type="float" office:value="159.87478477783" calcext:value-type="float">
            <text:p>160</text:p>
          </table:table-cell>
          <table:table-cell table:style-name="ce67" table:formula="of:=[M_Acu_NA.P49]/[.$P$6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NA.B50]" office:value-type="date" office:date-value="2020-04-01" calcext:value-type="date">
            <text:p>01/04</text:p>
          </table:table-cell>
          <table:table-cell table:formula="of:=[M_Acu_NA.C50]/[.$C$6]" office:value-type="float" office:value="40.6884802283825" calcext:value-type="float">
            <text:p>40.7</text:p>
          </table:table-cell>
          <table:table-cell table:style-name="ce67" table:formula="of:=[M_Acu_NA.D50]/[.$D$6]" office:value-type="float" office:value="85.4085301294455" calcext:value-type="float">
            <text:p>85</text:p>
          </table:table-cell>
          <table:table-cell table:style-name="ce67" table:formula="of:=[M_Acu_NA.E50]/[.$E$6]" office:value-type="float" office:value="381.041947531283" calcext:value-type="float">
            <text:p>381</text:p>
          </table:table-cell>
          <table:table-cell table:style-name="ce67" table:formula="of:=[M_Acu_NA.F50]/[.$F$6]" office:value-type="float" office:value="92.1818050928399" calcext:value-type="float">
            <text:p>92</text:p>
          </table:table-cell>
          <table:table-cell table:formula="of:=[M_Acu_NA.G50]/[.$G$6]" office:value-type="float" office:value="1067.54249253661" calcext:value-type="float">
            <text:p>1068</text:p>
          </table:table-cell>
          <table:table-cell table:style-name="ce67" table:formula="of:=[M_Acu_NA.H50]/[.$H$6]" office:value-type="float" office:value="301.985926921428" calcext:value-type="float">
            <text:p>302</text:p>
          </table:table-cell>
          <table:table-cell table:style-name="ce67" table:formula="of:=[M_Acu_NA.I50]/[.$I$6]" office:value-type="float" office:value="358.071227118227" calcext:value-type="float">
            <text:p>358</text:p>
          </table:table-cell>
          <table:table-cell table:formula="of:=[M_Acu_NA.J50]/[.$J$6]" office:value-type="float" office:value="974.350358965255" calcext:value-type="float">
            <text:p>974</text:p>
          </table:table-cell>
          <table:table-cell table:style-name="ce67" table:formula="of:=[M_Acu_NA.K50]/[.$K$6]" office:value-type="float" office:value="125.913938918941" calcext:value-type="float">
            <text:p>126</text:p>
          </table:table-cell>
          <table:table-cell table:style-name="ce67" table:formula="of:=[M_Acu_NA.L50]/[.$L$6]" office:value-type="float" office:value="300.262492473545" calcext:value-type="float">
            <text:p>300</text:p>
          </table:table-cell>
          <table:table-cell table:style-name="ce67" table:formula="of:=[M_Acu_NA.M50]/[.$M$6]" office:value-type="float" office:value="89.1315350381514" calcext:value-type="float">
            <text:p>89</text:p>
          </table:table-cell>
          <table:table-cell table:style-name="ce67" table:formula="of:=[M_Acu_NA.N50]/[.$N$6]" office:value-type="float" office:value="246.650996093317" calcext:value-type="float">
            <text:p>247</text:p>
          </table:table-cell>
          <table:table-cell table:style-name="ce67" table:formula="of:=[M_Acu_NA.O50]/[.$O$6]" office:value-type="float" office:value="184.320470523675" calcext:value-type="float">
            <text:p>184</text:p>
          </table:table-cell>
          <table:table-cell table:style-name="ce67" table:formula="of:=[M_Acu_NA.P50]/[.$P$6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NA.B51]" office:value-type="date" office:date-value="2020-04-02" calcext:value-type="date">
            <text:p>02/04</text:p>
          </table:table-cell>
          <table:table-cell table:formula="of:=[M_Acu_NA.C51]/[.$C$6]" office:value-type="float" office:value="48.4704299988382" calcext:value-type="float">
            <text:p>48.5</text:p>
          </table:table-cell>
          <table:table-cell table:formula="of:=[M_Acu_NA.D51]/[.$D$6]" office:value-type="float" office:value="92.4284093181671" calcext:value-type="float">
            <text:p>92.4</text:p>
          </table:table-cell>
          <table:table-cell table:style-name="ce67" table:formula="of:=[M_Acu_NA.E51]/[.$E$6]" office:value-type="float" office:value="465.257740282762" calcext:value-type="float">
            <text:p>465</text:p>
          </table:table-cell>
          <table:table-cell table:style-name="ce67" table:formula="of:=[M_Acu_NA.F51]/[.$F$6]" office:value-type="float" office:value="109.022711792493" calcext:value-type="float">
            <text:p>109</text:p>
          </table:table-cell>
          <table:table-cell table:formula="of:=[M_Acu_NA.G51]/[.$G$6]" office:value-type="float" office:value="1179.56782865831" calcext:value-type="float">
            <text:p>1180</text:p>
          </table:table-cell>
          <table:table-cell table:style-name="ce67" table:formula="of:=[M_Acu_NA.H51]/[.$H$6]" office:value-type="float" office:value="403.471772898247" calcext:value-type="float">
            <text:p>403</text:p>
          </table:table-cell>
          <table:table-cell table:style-name="ce67" table:formula="of:=[M_Acu_NA.I51]/[.$I$6]" office:value-type="float" office:value="408.744563607252" calcext:value-type="float">
            <text:p>409</text:p>
          </table:table-cell>
          <table:table-cell table:formula="of:=[M_Acu_NA.J51]/[.$J$6]" office:value-type="float" office:value="1030.64121968845" calcext:value-type="float">
            <text:p>1031</text:p>
          </table:table-cell>
          <table:table-cell table:style-name="ce67" table:formula="of:=[M_Acu_NA.K51]/[.$K$6]" office:value-type="float" office:value="145.171364871249" calcext:value-type="float">
            <text:p>145</text:p>
          </table:table-cell>
          <table:table-cell table:style-name="ce67" table:formula="of:=[M_Acu_NA.L51]/[.$L$6]" office:value-type="float" office:value="310.616371524357" calcext:value-type="float">
            <text:p>311</text:p>
          </table:table-cell>
          <table:table-cell table:style-name="ce67" table:formula="of:=[M_Acu_NA.M51]/[.$M$6]" office:value-type="float" office:value="99.6175979838162" calcext:value-type="float">
            <text:p>100</text:p>
          </table:table-cell>
          <table:table-cell table:style-name="ce67" table:formula="of:=[M_Acu_NA.N51]/[.$N$6]" office:value-type="float" office:value="304.408367311334" calcext:value-type="float">
            <text:p>304</text:p>
          </table:table-cell>
          <table:table-cell table:style-name="ce67" table:formula="of:=[M_Acu_NA.O51]/[.$O$6]" office:value-type="float" office:value="217.077689423108" calcext:value-type="float">
            <text:p>217</text:p>
          </table:table-cell>
          <table:table-cell table:style-name="ce67" table:formula="of:=[M_Acu_NA.P51]/[.$P$6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NA.B52]" office:value-type="date" office:date-value="2020-04-03" calcext:value-type="date">
            <text:p>03/04</text:p>
          </table:table-cell>
          <table:table-cell table:formula="of:=[M_Acu_NA.C52]/[.$C$6]" office:value-type="float" office:value="56.5303065468102" calcext:value-type="float">
            <text:p>56.5</text:p>
          </table:table-cell>
          <table:table-cell table:formula="of:=[M_Acu_NA.D52]/[.$D$6]" office:value-type="float" office:value="98.2783086421017" calcext:value-type="float">
            <text:p>98.3</text:p>
          </table:table-cell>
          <table:table-cell table:style-name="ce67" table:formula="of:=[M_Acu_NA.E52]/[.$E$6]" office:value-type="float" office:value="526.00355800514" calcext:value-type="float">
            <text:p>526</text:p>
          </table:table-cell>
          <table:table-cell table:style-name="ce67" table:formula="of:=[M_Acu_NA.F52]/[.$F$6]" office:value-type="float" office:value="123.204527960623" calcext:value-type="float">
            <text:p>123</text:p>
          </table:table-cell>
          <table:table-cell table:formula="of:=[M_Acu_NA.G52]/[.$G$6]" office:value-type="float" office:value="1289.47057946402" calcext:value-type="float">
            <text:p>1289</text:p>
          </table:table-cell>
          <table:table-cell table:style-name="ce67" table:formula="of:=[M_Acu_NA.H52]/[.$H$6]" office:value-type="float" office:value="487.356752598644" calcext:value-type="float">
            <text:p>487</text:p>
          </table:table-cell>
          <table:table-cell table:style-name="ce67" table:formula="of:=[M_Acu_NA.I52]/[.$I$6]" office:value-type="float" office:value="453.923200958912" calcext:value-type="float">
            <text:p>454</text:p>
          </table:table-cell>
          <table:table-cell table:formula="of:=[M_Acu_NA.J52]/[.$J$6]" office:value-type="float" office:value="1087.37648194367" calcext:value-type="float">
            <text:p>1087</text:p>
          </table:table-cell>
          <table:table-cell table:style-name="ce67" table:formula="of:=[M_Acu_NA.K52]/[.$K$6]" office:value-type="float" office:value="177.760854944387" calcext:value-type="float">
            <text:p>178</text:p>
          </table:table-cell>
          <table:table-cell table:style-name="ce67" table:formula="of:=[M_Acu_NA.L52]/[.$L$6]" office:value-type="float" office:value="320.970250575169" calcext:value-type="float">
            <text:p>321</text:p>
          </table:table-cell>
          <table:table-cell table:style-name="ce67" table:formula="of:=[M_Acu_NA.M52]/[.$M$6]" office:value-type="float" office:value="117.253249301525" calcext:value-type="float">
            <text:p>117</text:p>
          </table:table-cell>
          <table:table-cell table:style-name="ce67" table:formula="of:=[M_Acu_NA.N52]/[.$N$6]" office:value-type="float" office:value="364.192312958054" calcext:value-type="float">
            <text:p>364</text:p>
          </table:table-cell>
          <table:table-cell table:style-name="ce67" table:formula="of:=[M_Acu_NA.O52]/[.$O$6]" office:value-type="float" office:value="253.746218041877" calcext:value-type="float">
            <text:p>254</text:p>
          </table:table-cell>
          <table:table-cell table:style-name="ce67" table:formula="of:=[M_Acu_NA.P52]/[.$P$6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NA.B53]" office:value-type="date" office:date-value="2020-04-04" calcext:value-type="date">
            <text:p>04/04</text:p>
          </table:table-cell>
          <table:table-cell table:formula="of:=[M_Acu_NA.C53]/[.$C$6]" office:value-type="float" office:value="64.3678416727691" calcext:value-type="float">
            <text:p>64.4</text:p>
          </table:table-cell>
          <table:table-cell table:style-name="ce67" table:formula="of:=[M_Acu_NA.D53]/[.$D$6]" office:value-type="float" office:value="108.808127425184" calcext:value-type="float">
            <text:p>109</text:p>
          </table:table-cell>
          <table:table-cell table:style-name="ce67" table:formula="of:=[M_Acu_NA.E53]/[.$E$6]" office:value-type="float" office:value="590.430940437966" calcext:value-type="float">
            <text:p>590</text:p>
          </table:table-cell>
          <table:table-cell table:style-name="ce67" table:formula="of:=[M_Acu_NA.F53]/[.$F$6]" office:value-type="float" office:value="142.7045251918" calcext:value-type="float">
            <text:p>143</text:p>
          </table:table-cell>
          <table:table-cell table:formula="of:=[M_Acu_NA.G53]/[.$G$6]" office:value-type="float" office:value="1384.86899727714" calcext:value-type="float">
            <text:p>1385</text:p>
          </table:table-cell>
          <table:table-cell table:style-name="ce67" table:formula="of:=[M_Acu_NA.H53]/[.$H$6]" office:value-type="float" office:value="566.223612977678" calcext:value-type="float">
            <text:p>566</text:p>
          </table:table-cell>
          <table:table-cell table:style-name="ce67" table:formula="of:=[M_Acu_NA.I53]/[.$I$6]" office:value-type="float" office:value="503.986015321563" calcext:value-type="float">
            <text:p>504</text:p>
          </table:table-cell>
          <table:table-cell table:formula="of:=[M_Acu_NA.J53]/[.$J$6]" office:value-type="float" office:value="1137.81605582853" calcext:value-type="float">
            <text:p>1138</text:p>
          </table:table-cell>
          <table:table-cell table:style-name="ce67" table:formula="of:=[M_Acu_NA.K53]/[.$K$6]" office:value-type="float" office:value="202.943642728175" calcext:value-type="float">
            <text:p>203</text:p>
          </table:table-cell>
          <table:table-cell table:formula="of:=[M_Acu_NA.L53]/[.$L$6]" office:value-type="float" office:value="320.970250575169" calcext:value-type="float">
            <text:p>321.0</text:p>
          </table:table-cell>
          <table:table-cell table:style-name="ce67" table:formula="of:=[M_Acu_NA.M53]/[.$M$6]" office:value-type="float" office:value="126.786033797584" calcext:value-type="float">
            <text:p>127</text:p>
          </table:table-cell>
          <table:table-cell table:style-name="ce67" table:formula="of:=[M_Acu_NA.N53]/[.$N$6]" office:value-type="float" office:value="416.461045098336" calcext:value-type="float">
            <text:p>416</text:p>
          </table:table-cell>
          <table:table-cell table:style-name="ce67" table:formula="of:=[M_Acu_NA.O53]/[.$O$6]" office:value-type="float" office:value="286.014523226393" calcext:value-type="float">
            <text:p>286</text:p>
          </table:table-cell>
          <table:table-cell table:style-name="ce67" table:formula="of:=[M_Acu_NA.P53]/[.$P$6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NA.B54]" office:value-type="date" office:date-value="2020-04-05" calcext:value-type="date">
            <text:p>05/04</text:p>
          </table:table-cell>
          <table:table-cell table:style-name="ce67" table:formula="of:=[M_Acu_NA.C54]/[.$C$6]" office:value-type="float" office:value="74.595547085368" calcext:value-type="float">
            <text:p>75</text:p>
          </table:table-cell>
          <table:table-cell table:style-name="ce67" table:formula="of:=[M_Acu_NA.D54]/[.$D$6]" office:value-type="float" office:value="119.337946208266" calcext:value-type="float">
            <text:p>119</text:p>
          </table:table-cell>
          <table:table-cell table:style-name="ce67" table:formula="of:=[M_Acu_NA.E54]/[.$E$6]" office:value-type="float" office:value="665.903017002133" calcext:value-type="float">
            <text:p>666</text:p>
          </table:table-cell>
          <table:table-cell table:style-name="ce67" table:formula="of:=[M_Acu_NA.F54]/[.$F$6]" office:value-type="float" office:value="158.659068380946" calcext:value-type="float">
            <text:p>159</text:p>
          </table:table-cell>
          <table:table-cell table:formula="of:=[M_Acu_NA.G54]/[.$G$6]" office:value-type="float" office:value="1464.34802522032" calcext:value-type="float">
            <text:p>1464</text:p>
          </table:table-cell>
          <table:table-cell table:style-name="ce67" table:formula="of:=[M_Acu_NA.H54]/[.$H$6]" office:value-type="float" office:value="605.020416089111" calcext:value-type="float">
            <text:p>605</text:p>
          </table:table-cell>
          <table:table-cell table:style-name="ce67" table:formula="of:=[M_Acu_NA.I54]/[.$I$6]" office:value-type="float" office:value="539.091037588056" calcext:value-type="float">
            <text:p>539</text:p>
          </table:table-cell>
          <table:table-cell table:formula="of:=[M_Acu_NA.J54]/[.$J$6]" office:value-type="float" office:value="1176.70118988073" calcext:value-type="float">
            <text:p>1177</text:p>
          </table:table-cell>
          <table:table-cell table:style-name="ce67" table:formula="of:=[M_Acu_NA.K54]/[.$K$6]" office:value-type="float" office:value="234.051792343443" calcext:value-type="float">
            <text:p>234</text:p>
          </table:table-cell>
          <table:table-cell table:style-name="ce67" table:formula="of:=[M_Acu_NA.L54]/[.$L$6]" office:value-type="float" office:value="372.739645829229" calcext:value-type="float">
            <text:p>373</text:p>
          </table:table-cell>
          <table:table-cell table:style-name="ce67" table:formula="of:=[M_Acu_NA.M54]/[.$M$6]" office:value-type="float" office:value="140.60857131687" calcext:value-type="float">
            <text:p>141</text:p>
          </table:table-cell>
          <table:table-cell table:style-name="ce67" table:formula="of:=[M_Acu_NA.N54]/[.$N$6]" office:value-type="float" office:value="453.699350225742" calcext:value-type="float">
            <text:p>454</text:p>
          </table:table-cell>
          <table:table-cell table:style-name="ce67" table:formula="of:=[M_Acu_NA.O54]/[.$O$6]" office:value-type="float" office:value="324.638706704829" calcext:value-type="float">
            <text:p>325</text:p>
          </table:table-cell>
          <table:table-cell table:style-name="ce67" table:formula="of:=[M_Acu_NA.P54]/[.$P$6]" office:value-type="float" office:value="476.691065806719" calcext:value-type="float">
            <text:p>477</text:p>
          </table:table-cell>
        </table:table-row>
        <table:table-row table:style-name="ro1">
          <table:table-cell table:style-name="ce61" table:formula="of:=[M_Acu_NA.A55]" office:value-type="string" office:string-value="L" calcext:value-type="string">
            <text:p>L</text:p>
          </table:table-cell>
          <table:table-cell table:style-name="ce50" table:formula="of:=[M_Acu_NA.B55]" office:value-type="date" office:date-value="2020-04-06" calcext:value-type="date">
            <text:p>06/04</text:p>
          </table:table-cell>
          <table:table-cell table:style-name="ce65" table:formula="of:=[M_Acu_NA.C55]/[.$C$6]" office:value-type="float" office:value="79.7093997916674" calcext:value-type="float">
            <text:p>79.7</text:p>
          </table:table-cell>
          <table:table-cell table:style-name="ce65" table:formula="of:=[M_Acu_NA.D55]/[.$D$6]" office:value-type="float" office:value="128.697785126562" calcext:value-type="float">
            <text:p>128.7</text:p>
          </table:table-cell>
          <table:table-cell table:style-name="ce69" table:formula="of:=[M_Acu_NA.E55]/[.$E$6]" office:value-type="float" office:value="751.039200931224" calcext:value-type="float">
            <text:p>751</text:p>
          </table:table-cell>
          <table:table-cell table:style-name="ce65" table:formula="of:=[M_Acu_NA.F55]/[.$F$6]" office:value-type="float" office:value="165.74997646501" calcext:value-type="float">
            <text:p>165.7</text:p>
          </table:table-cell>
          <table:table-cell table:style-name="ce69" table:formula="of:=[M_Acu_NA.G55]/[.$G$6]" office:value-type="float" office:value="1539.46396112509" calcext:value-type="float">
            <text:p>1539</text:p>
          </table:table-cell>
          <table:table-cell table:style-name="ce69" table:formula="of:=[M_Acu_NA.H55]/[.$H$6]" office:value-type="float" office:value="667.409869741281" calcext:value-type="float">
            <text:p>667</text:p>
          </table:table-cell>
          <table:table-cell table:style-name="ce69" table:formula="of:=[M_Acu_NA.I55]/[.$I$6]" office:value-type="float" office:value="569.922404969932" calcext:value-type="float">
            <text:p>570</text:p>
          </table:table-cell>
          <table:table-cell table:style-name="ce69" table:formula="of:=[M_Acu_NA.J55]/[.$J$6]" office:value-type="float" office:value="1223.8077522754" calcext:value-type="float">
            <text:p>1224</text:p>
          </table:table-cell>
          <table:table-cell table:style-name="ce69" table:formula="of:=[M_Acu_NA.K55]/[.$K$6]" office:value-type="float" office:value="257.753239669361" calcext:value-type="float">
            <text:p>258</text:p>
          </table:table-cell>
          <table:table-cell table:style-name="ce69" table:formula="of:=[M_Acu_NA.L55]/[.$L$6]" office:value-type="float" office:value="424.509041083288" calcext:value-type="float">
            <text:p>425</text:p>
          </table:table-cell>
          <table:table-cell table:style-name="ce69" table:formula="of:=[M_Acu_NA.M55]/[.$M$6]" office:value-type="float" office:value="148.234798913717" calcext:value-type="float">
            <text:p>148</text:p>
          </table:table-cell>
          <table:table-cell table:style-name="ce69" table:formula="of:=[M_Acu_NA.N55]/[.$N$6]" office:value-type="float" office:value="520.069662765744" calcext:value-type="float">
            <text:p>520</text:p>
          </table:table-cell>
          <table:table-cell table:style-name="ce69" table:formula="of:=[M_Acu_NA.O55]/[.$O$6]" office:value-type="float" office:value="367.1741999026" calcext:value-type="float">
            <text:p>367</text:p>
          </table:table-cell>
          <table:table-cell table:style-name="ce69" table:formula="of:=[M_Acu_NA.P55]/[.$P$6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NA.B56]" office:value-type="date" office:date-value="2020-04-07" calcext:value-type="date">
            <text:p>07/04</text:p>
          </table:table-cell>
          <table:table-cell table:style-name="ce67" table:formula="of:=[M_Acu_NA.C56]/[.$C$6]" office:value-type="float" office:value="89.3256662937305" calcext:value-type="float">
            <text:p>89</text:p>
          </table:table-cell>
          <table:table-cell table:style-name="ce67" table:formula="of:=[M_Acu_NA.D56]/[.$D$6]" office:value-type="float" office:value="142.152553571611" calcext:value-type="float">
            <text:p>142</text:p>
          </table:table-cell>
          <table:table-cell table:style-name="ce67" table:formula="of:=[M_Acu_NA.E56]/[.$E$6]" office:value-type="float" office:value="936.49802322" calcext:value-type="float">
            <text:p>936</text:p>
          </table:table-cell>
          <table:table-cell table:style-name="ce67" table:formula="of:=[M_Acu_NA.F56]/[.$F$6]" office:value-type="float" office:value="179.931792633139" calcext:value-type="float">
            <text:p>180</text:p>
          </table:table-cell>
          <table:table-cell table:formula="of:=[M_Acu_NA.G56]/[.$G$6]" office:value-type="float" office:value="1627.0795661129" calcext:value-type="float">
            <text:p>1627</text:p>
          </table:table-cell>
          <table:table-cell table:style-name="ce67" table:formula="of:=[M_Acu_NA.H56]/[.$H$6]" office:value-type="float" office:value="773.539348522944" calcext:value-type="float">
            <text:p>774</text:p>
          </table:table-cell>
          <table:table-cell table:style-name="ce67" table:formula="of:=[M_Acu_NA.I56]/[.$I$6]" office:value-type="float" office:value="641.353493755666" calcext:value-type="float">
            <text:p>641</text:p>
          </table:table-cell>
          <table:table-cell table:formula="of:=[M_Acu_NA.J56]/[.$J$6]" office:value-type="float" office:value="1268.54417316594" calcext:value-type="float">
            <text:p>1269</text:p>
          </table:table-cell>
          <table:table-cell table:style-name="ce67" table:formula="of:=[M_Acu_NA.K56]/[.$K$6]" office:value-type="float" office:value="311.081496152677" calcext:value-type="float">
            <text:p>311</text:p>
          </table:table-cell>
          <table:table-cell table:style-name="ce67" table:formula="of:=[M_Acu_NA.L56]/[.$L$6]" office:value-type="float" office:value="455.570678235724" calcext:value-type="float">
            <text:p>456</text:p>
          </table:table-cell>
          <table:table-cell table:style-name="ce67" table:formula="of:=[M_Acu_NA.M56]/[.$M$6]" office:value-type="float" office:value="164.440532557017" calcext:value-type="float">
            <text:p>164</text:p>
          </table:table-cell>
          <table:table-cell table:style-name="ce67" table:formula="of:=[M_Acu_NA.N56]/[.$N$6]" office:value-type="float" office:value="599.274946687528" calcext:value-type="float">
            <text:p>599</text:p>
          </table:table-cell>
          <table:table-cell table:style-name="ce67" table:formula="of:=[M_Acu_NA.O56]/[.$O$6]" office:value-type="float" office:value="404.331642236285" calcext:value-type="float">
            <text:p>404</text:p>
          </table:table-cell>
          <table:table-cell table:style-name="ce67" table:formula="of:=[M_Acu_NA.P56]/[.$P$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NA.B57]" office:value-type="date" office:date-value="2020-04-08" calcext:value-type="date">
            <text:p>08/04</text:p>
          </table:table-cell>
          <table:table-cell table:style-name="ce67" table:formula="of:=[M_Acu_NA.C57]/[.$C$6]" office:value-type="float" office:value="103.444346591557" calcext:value-type="float">
            <text:p>103</text:p>
          </table:table-cell>
          <table:table-cell table:style-name="ce67" table:formula="of:=[M_Acu_NA.D57]/[.$D$6]" office:value-type="float" office:value="159.702251543415" calcext:value-type="float">
            <text:p>160</text:p>
          </table:table-cell>
          <table:table-cell table:style-name="ce67" table:formula="of:=[M_Acu_NA.E57]/[.$E$6]" office:value-type="float" office:value="1030.83811892521" calcext:value-type="float">
            <text:p>1031</text:p>
          </table:table-cell>
          <table:table-cell table:style-name="ce67" table:formula="of:=[M_Acu_NA.F57]/[.$F$6]" office:value-type="float" office:value="193.227245290761" calcext:value-type="float">
            <text:p>193</text:p>
          </table:table-cell>
          <table:table-cell table:formula="of:=[M_Acu_NA.G57]/[.$G$6]" office:value-type="float" office:value="1716.34607079093" calcext:value-type="float">
            <text:p>1716</text:p>
          </table:table-cell>
          <table:table-cell table:style-name="ce67" table:formula="of:=[M_Acu_NA.H57]/[.$H$6]" office:value-type="float" office:value="814.058789610368" calcext:value-type="float">
            <text:p>814</text:p>
          </table:table-cell>
          <table:table-cell table:style-name="ce67" table:formula="of:=[M_Acu_NA.I57]/[.$I$6]" office:value-type="float" office:value="686.226870044139" calcext:value-type="float">
            <text:p>686</text:p>
          </table:table-cell>
          <table:table-cell table:formula="of:=[M_Acu_NA.J57]/[.$J$6]" office:value-type="float" office:value="1308.68844489222" calcext:value-type="float">
            <text:p>1309</text:p>
          </table:table-cell>
          <table:table-cell table:style-name="ce67" table:formula="of:=[M_Acu_NA.K57]/[.$K$6]" office:value-type="float" office:value="348.115007599425" calcext:value-type="float">
            <text:p>348</text:p>
          </table:table-cell>
          <table:table-cell table:style-name="ce67" table:formula="of:=[M_Acu_NA.L57]/[.$L$6]" office:value-type="float" office:value="476.278436337348" calcext:value-type="float">
            <text:p>476</text:p>
          </table:table-cell>
          <table:table-cell table:style-name="ce67" table:formula="of:=[M_Acu_NA.M57]/[.$M$6]" office:value-type="float" office:value="181.12290542512" calcext:value-type="float">
            <text:p>181</text:p>
          </table:table-cell>
          <table:table-cell table:style-name="ce67" table:formula="of:=[M_Acu_NA.N57]/[.$N$6]" office:value-type="float" office:value="673.667116341144" calcext:value-type="float">
            <text:p>674</text:p>
          </table:table-cell>
          <table:table-cell table:style-name="ce67" table:formula="of:=[M_Acu_NA.O57]/[.$O$6]" office:value-type="float" office:value="452.734100013059" calcext:value-type="float">
            <text:p>453</text:p>
          </table:table-cell>
          <table:table-cell table:style-name="ce67" table:formula="of:=[M_Acu_NA.P57]/[.$P$6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NA.B58]" office:value-type="date" office:date-value="2020-04-09" calcext:value-type="date">
            <text:p>09/04</text:p>
          </table:table-cell>
          <table:table-cell table:style-name="ce67" table:formula="of:=[M_Acu_NA.C58]/[.$C$6]" office:value-type="float" office:value="117.118344045358" calcext:value-type="float">
            <text:p>117</text:p>
          </table:table-cell>
          <table:table-cell table:style-name="ce67" table:formula="of:=[M_Acu_NA.D58]/[.$D$6]" office:value-type="float" office:value="172.572030056071" calcext:value-type="float">
            <text:p>173</text:p>
          </table:table-cell>
          <table:table-cell table:style-name="ce67" table:formula="of:=[M_Acu_NA.E58]/[.$E$6]" office:value-type="float" office:value="1161.07347055728" calcext:value-type="float">
            <text:p>1161</text:p>
          </table:table-cell>
          <table:table-cell table:style-name="ce67" table:formula="of:=[M_Acu_NA.F58]/[.$F$6]" office:value-type="float" office:value="210.068151990414" calcext:value-type="float">
            <text:p>210</text:p>
          </table:table-cell>
          <table:table-cell table:formula="of:=[M_Acu_NA.G58]/[.$G$6]" office:value-type="float" office:value="1796.88639139211" calcext:value-type="float">
            <text:p>1797</text:p>
          </table:table-cell>
          <table:table-cell table:style-name="ce67" table:formula="of:=[M_Acu_NA.H58]/[.$H$6]" office:value-type="float" office:value="914.496073340932" calcext:value-type="float">
            <text:p>914</text:p>
          </table:table-cell>
          <table:table-cell table:style-name="ce67" table:formula="of:=[M_Acu_NA.I58]/[.$I$6]" office:value-type="float" office:value="731.4055073958" calcext:value-type="float">
            <text:p>731</text:p>
          </table:table-cell>
          <table:table-cell table:formula="of:=[M_Acu_NA.J58]/[.$J$6]" office:value-type="float" office:value="1353.86926731478" calcext:value-type="float">
            <text:p>1354</text:p>
          </table:table-cell>
          <table:table-cell table:style-name="ce67" table:formula="of:=[M_Acu_NA.K58]/[.$K$6]" office:value-type="float" office:value="389.592540419782" calcext:value-type="float">
            <text:p>390</text:p>
          </table:table-cell>
          <table:table-cell table:style-name="ce67" table:formula="of:=[M_Acu_NA.L58]/[.$L$6]" office:value-type="float" office:value="538.401710642219" calcext:value-type="float">
            <text:p>538</text:p>
          </table:table-cell>
          <table:table-cell table:style-name="ce67" table:formula="of:=[M_Acu_NA.M58]/[.$M$6]" office:value-type="float" office:value="194.945442944406" calcext:value-type="float">
            <text:p>195</text:p>
          </table:table-cell>
          <table:table-cell table:style-name="ce67" table:formula="of:=[M_Acu_NA.N58]/[.$N$6]" office:value-type="float" office:value="756.418905513158" calcext:value-type="float">
            <text:p>756</text:p>
          </table:table-cell>
          <table:table-cell table:style-name="ce67" table:formula="of:=[M_Acu_NA.O58]/[.$O$6]" office:value-type="float" office:value="485.002405197575" calcext:value-type="float">
            <text:p>485</text:p>
          </table:table-cell>
          <table:table-cell table:style-name="ce67" table:formula="of:=[M_Acu_NA.P58]/[.$P$6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NA.B59]" office:value-type="date" office:date-value="2020-04-10" calcext:value-type="date">
            <text:p>10/04</text:p>
          </table:table-cell>
          <table:table-cell table:style-name="ce67" table:formula="of:=[M_Acu_NA.C59]/[.$C$6]" office:value-type="float" office:value="131.904048609224" calcext:value-type="float">
            <text:p>132</text:p>
          </table:table-cell>
          <table:table-cell table:style-name="ce67" table:formula="of:=[M_Acu_NA.D59]/[.$D$6]" office:value-type="float" office:value="186.611788433514" calcext:value-type="float">
            <text:p>187</text:p>
          </table:table-cell>
          <table:table-cell table:style-name="ce67" table:formula="of:=[M_Acu_NA.E59]/[.$E$6]" office:value-type="float" office:value="1389.330482605" calcext:value-type="float">
            <text:p>1389</text:p>
          </table:table-cell>
          <table:table-cell table:formula="of:=[M_Acu_NA.F59]/[.$F$6]" office:value-type="float" office:value="218.931787095495" calcext:value-type="float">
            <text:p>218.9</text:p>
          </table:table-cell>
          <table:table-cell table:formula="of:=[M_Acu_NA.G59]/[.$G$6]" office:value-type="float" office:value="1868.22884229067" calcext:value-type="float">
            <text:p>1868</text:p>
          </table:table-cell>
          <table:table-cell table:style-name="ce67" table:formula="of:=[M_Acu_NA.H59]/[.$H$6]" office:value-type="float" office:value="988.419711701907" calcext:value-type="float">
            <text:p>988</text:p>
          </table:table-cell>
          <table:table-cell table:style-name="ce67" table:formula="of:=[M_Acu_NA.I59]/[.$I$6]" office:value-type="float" office:value="766.510529662293" calcext:value-type="float">
            <text:p>767</text:p>
          </table:table-cell>
          <table:table-cell table:formula="of:=[M_Acu_NA.J59]/[.$J$6]" office:value-type="float" office:value="1396.08741285717" calcext:value-type="float">
            <text:p>1396</text:p>
          </table:table-cell>
          <table:table-cell table:style-name="ce67" table:formula="of:=[M_Acu_NA.K59]/[.$K$6]" office:value-type="float" office:value="426.626051866529" calcext:value-type="float">
            <text:p>427</text:p>
          </table:table-cell>
          <table:table-cell table:style-name="ce67" table:formula="of:=[M_Acu_NA.L59]/[.$L$6]" office:value-type="float" office:value="559.109468743843" calcext:value-type="float">
            <text:p>559</text:p>
          </table:table-cell>
          <table:table-cell table:style-name="ce67" table:formula="of:=[M_Acu_NA.M59]/[.$M$6]" office:value-type="float" office:value="207.338062789283" calcext:value-type="float">
            <text:p>207</text:p>
          </table:table-cell>
          <table:table-cell table:style-name="ce67" table:formula="of:=[M_Acu_NA.N59]/[.$N$6]" office:value-type="float" office:value="833.850936809827" calcext:value-type="float">
            <text:p>834</text:p>
          </table:table-cell>
          <table:table-cell table:style-name="ce67" table:formula="of:=[M_Acu_NA.O59]/[.$O$6]" office:value-type="float" office:value="515.315055522424" calcext:value-type="float">
            <text:p>515</text:p>
          </table:table-cell>
          <table:table-cell table:style-name="ce67" table:formula="of:=[M_Acu_NA.P59]/[.$P$6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NA.B60]" office:value-type="date" office:date-value="2020-04-11" calcext:value-type="date">
            <text:p>11/04</text:p>
          </table:table-cell>
          <table:table-cell table:style-name="ce67" table:formula="of:=[M_Acu_NA.C60]/[.$C$6]" office:value-type="float" office:value="141.40914440028" calcext:value-type="float">
            <text:p>141</text:p>
          </table:table-cell>
          <table:table-cell table:style-name="ce67" table:formula="of:=[M_Acu_NA.D60]/[.$D$6]" office:value-type="float" office:value="197.141607216597" calcext:value-type="float">
            <text:p>197</text:p>
          </table:table-cell>
          <table:table-cell table:style-name="ce67" table:formula="of:=[M_Acu_NA.E60]/[.$E$6]" office:value-type="float" office:value="1539.81444014453" calcext:value-type="float">
            <text:p>1540</text:p>
          </table:table-cell>
          <table:table-cell table:style-name="ce67" table:formula="of:=[M_Acu_NA.F60]/[.$F$6]" office:value-type="float" office:value="230.4545127321" calcext:value-type="float">
            <text:p>230</text:p>
          </table:table-cell>
          <table:table-cell table:formula="of:=[M_Acu_NA.G60]/[.$G$6]" office:value-type="float" office:value="1928.36875957706" calcext:value-type="float">
            <text:p>1928</text:p>
          </table:table-cell>
          <table:table-cell table:style-name="ce67" table:formula="of:=[M_Acu_NA.H60]/[.$H$6]" office:value-type="float" office:value="1035.9794992999" calcext:value-type="float">
            <text:p>1036</text:p>
          </table:table-cell>
          <table:table-cell table:style-name="ce67" table:formula="of:=[M_Acu_NA.I60]/[.$I$6]" office:value-type="float" office:value="806.804990002963" calcext:value-type="float">
            <text:p>807</text:p>
          </table:table-cell>
          <table:table-cell table:formula="of:=[M_Acu_NA.J60]/[.$J$6]" office:value-type="float" office:value="1441.93483757777" calcext:value-type="float">
            <text:p>1442</text:p>
          </table:table-cell>
          <table:table-cell table:style-name="ce67" table:formula="of:=[M_Acu_NA.K60]/[.$K$6]" office:value-type="float" office:value="474.028946518366" calcext:value-type="float">
            <text:p>474</text:p>
          </table:table-cell>
          <table:table-cell table:style-name="ce67" table:formula="of:=[M_Acu_NA.L60]/[.$L$6]" office:value-type="float" office:value="641.940501150338" calcext:value-type="float">
            <text:p>642</text:p>
          </table:table-cell>
          <table:table-cell table:style-name="ce67" table:formula="of:=[M_Acu_NA.M60]/[.$M$6]" office:value-type="float" office:value="224.020435657386" calcext:value-type="float">
            <text:p>224</text:p>
          </table:table-cell>
          <table:table-cell table:style-name="ce67" table:formula="of:=[M_Acu_NA.N60]/[.$N$6]" office:value-type="float" office:value="896.083659891229" calcext:value-type="float">
            <text:p>896</text:p>
          </table:table-cell>
          <table:table-cell table:style-name="ce67" table:formula="of:=[M_Acu_NA.O60]/[.$O$6]" office:value-type="float" office:value="546.116619562189" calcext:value-type="float">
            <text:p>546</text:p>
          </table:table-cell>
          <table:table-cell table:style-name="ce67" table:formula="of:=[M_Acu_NA.P60]/[.$P$6]" office:value-type="float" office:value="694.325193781924" calcext:value-type="float">
            <text:p>694</text:p>
          </table:table-cell>
        </table:table-row>
        <table:table-row table:style-name="ro1">
          <table:table-cell table:style-name="ce62"/>
          <table:table-cell table:style-name="ce52" table:formula="of:=[M_Acu_NA.B61]" office:value-type="date" office:date-value="2020-04-12" calcext:value-type="date">
            <text:p>12/04</text:p>
          </table:table-cell>
          <table:table-cell table:style-name="ce66" table:formula="of:=[M_Acu_NA.C61]/[.$C$6]" office:value-type="float" office:value="148.5796552602" calcext:value-type="float">
            <text:p>148.6</text:p>
          </table:table-cell>
          <table:table-cell table:style-name="ce66" table:formula="of:=[M_Acu_NA.D61]/[.$D$6]" office:value-type="float" office:value="204.746476337712" calcext:value-type="float">
            <text:p>204.7</text:p>
          </table:table-cell>
          <table:table-cell table:style-name="ce68" table:formula="of:=[M_Acu_NA.E61]/[.$E$6]" office:value-type="float" office:value="1656.70411970123" calcext:value-type="float">
            <text:p>1657</text:p>
          </table:table-cell>
          <table:table-cell table:style-name="ce68" table:formula="of:=[M_Acu_NA.F61]/[.$F$6]" office:value-type="float" office:value="241.977238368705" calcext:value-type="float">
            <text:p>242</text:p>
          </table:table-cell>
          <table:table-cell table:style-name="ce68" table:formula="of:=[M_Acu_NA.G61]/[.$G$6]" office:value-type="float" office:value="2001.36211016583" calcext:value-type="float">
            <text:p>2001</text:p>
          </table:table-cell>
          <table:table-cell table:style-name="ce68" table:formula="of:=[M_Acu_NA.H61]/[.$H$6]" office:value-type="float" office:value="1077.9968864534" calcext:value-type="float">
            <text:p>1078</text:p>
          </table:table-cell>
          <table:table-cell table:style-name="ce68" table:formula="of:=[M_Acu_NA.I61]/[.$I$6]" office:value-type="float" office:value="835.499529942531" calcext:value-type="float">
            <text:p>835</text:p>
          </table:table-cell>
          <table:table-cell table:style-name="ce68" table:formula="of:=[M_Acu_NA.J61]/[.$J$6]" office:value-type="float" office:value="1473.85768096158" calcext:value-type="float">
            <text:p>1474</text:p>
          </table:table-cell>
          <table:table-cell table:style-name="ce68" table:formula="of:=[M_Acu_NA.K61]/[.$K$6]" office:value-type="float" office:value="494.767712928544" calcext:value-type="float">
            <text:p>495</text:p>
          </table:table-cell>
          <table:table-cell table:style-name="ce68" table:formula="of:=[M_Acu_NA.L61]/[.$L$6]" office:value-type="float" office:value="683.356017353586" calcext:value-type="float">
            <text:p>683</text:p>
          </table:table-cell>
          <table:table-cell table:style-name="ce68" table:formula="of:=[M_Acu_NA.M61]/[.$M$6]" office:value-type="float" office:value="240.226169300686" calcext:value-type="float">
            <text:p>240</text:p>
          </table:table-cell>
          <table:table-cell table:style-name="ce68" table:formula="of:=[M_Acu_NA.N61]/[.$N$6]" office:value-type="float" office:value="956.627570948712" calcext:value-type="float">
            <text:p>957</text:p>
          </table:table-cell>
          <table:table-cell table:style-name="ce68" table:formula="of:=[M_Acu_NA.O61]/[.$O$6]" office:value-type="float" office:value="578.873838461622" calcext:value-type="float">
            <text:p>579</text:p>
          </table:table-cell>
          <table:table-cell table:style-name="ce67" table:formula="of:=[M_Acu_NA.P61]/[.$P$6]" office:value-type="float" office:value="725.227924944566" calcext:value-type="float">
            <text:p>725</text:p>
          </table:table-cell>
        </table:table-row>
        <table:table-row table:style-name="ro1">
          <table:table-cell table:style-name="ce63" table:formula="of:=[M_Acu_NA.A62]" office:value-type="string" office:string-value="L" calcext:value-type="string">
            <text:p>L</text:p>
          </table:table-cell>
          <table:table-cell table:style-name="ce50" table:formula="of:=[M_Acu_NA.B62]" office:value-type="date" office:date-value="2020-04-13" calcext:value-type="date">
            <text:p>13/04</text:p>
          </table:table-cell>
          <table:table-cell table:style-name="ce65" table:formula="of:=[M_Acu_NA.C62]/[.$C$6]" office:value-type="float" office:value="155.58341005361" calcext:value-type="float">
            <text:p>155.6</text:p>
          </table:table-cell>
          <table:table-cell table:style-name="ce65" table:formula="of:=[M_Acu_NA.D62]/[.$D$6]" office:value-type="float" office:value="215.276295120794" calcext:value-type="float">
            <text:p>215.3</text:p>
          </table:table-cell>
          <table:table-cell table:style-name="ce69" table:formula="of:=[M_Acu_NA.E62]/[.$E$6]" office:value-type="float" office:value="1796.14338310942" calcext:value-type="float">
            <text:p>1796</text:p>
          </table:table-cell>
          <table:table-cell table:style-name="ce65" table:formula="of:=[M_Acu_NA.F62]/[.$F$6]" office:value-type="float" office:value="252.613600494802" calcext:value-type="float">
            <text:p>252.6</text:p>
          </table:table-cell>
          <table:table-cell table:style-name="ce69" table:formula="of:=[M_Acu_NA.G62]/[.$G$6]" office:value-type="float" office:value="2062.32747729733" calcext:value-type="float">
            <text:p>2062</text:p>
          </table:table-cell>
          <table:table-cell table:style-name="ce69" table:formula="of:=[M_Acu_NA.H62]/[.$H$6]" office:value-type="float" office:value="1120.98793854986" calcext:value-type="float">
            <text:p>1121</text:p>
          </table:table-cell>
          <table:table-cell table:style-name="ce69" table:formula="of:=[M_Acu_NA.I62]/[.$I$6]" office:value-type="float" office:value="861.751981376604" calcext:value-type="float">
            <text:p>862</text:p>
          </table:table-cell>
          <table:table-cell table:style-name="ce69" table:formula="of:=[M_Acu_NA.J62]/[.$J$6]" office:value-type="float" office:value="1515.77955881596" calcext:value-type="float">
            <text:p>1516</text:p>
          </table:table-cell>
          <table:table-cell table:style-name="ce69" table:formula="of:=[M_Acu_NA.K62]/[.$K$6]" office:value-type="float" office:value="540.689267122511" calcext:value-type="float">
            <text:p>541</text:p>
          </table:table-cell>
          <table:table-cell table:style-name="ce69" table:formula="of:=[M_Acu_NA.L62]/[.$L$6]" office:value-type="float" office:value="693.709896404398" calcext:value-type="float">
            <text:p>694</text:p>
          </table:table-cell>
          <table:table-cell table:style-name="ce69" table:formula="of:=[M_Acu_NA.M62]/[.$M$6]" office:value-type="float" office:value="255.001985269577" calcext:value-type="float">
            <text:p>255</text:p>
          </table:table-cell>
          <table:table-cell table:style-name="ce69" table:formula="of:=[M_Acu_NA.N62]/[.$N$6]" office:value-type="float" office:value="1022.32235867915" calcext:value-type="float">
            <text:p>1022</text:p>
          </table:table-cell>
          <table:table-cell table:style-name="ce69" table:formula="of:=[M_Acu_NA.O62]/[.$O$6]" office:value-type="float" office:value="606.253006496969" calcext:value-type="float">
            <text:p>606</text:p>
          </table:table-cell>
          <table:table-cell table:style-name="ce69" table:formula="of:=[M_Acu_NA.P62]/[.$P$6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NA.B63]" office:value-type="date" office:date-value="2020-04-14" calcext:value-type="date">
            <text:p>14/04</text:p>
          </table:table-cell>
          <table:table-cell table:style-name="ce67" table:formula="of:=[M_Acu_NA.C63]/[.$C$6]" office:value-type="float" office:value="165.032920489164" calcext:value-type="float">
            <text:p>165</text:p>
          </table:table-cell>
          <table:table-cell table:style-name="ce67" table:formula="of:=[M_Acu_NA.D63]/[.$D$6]" office:value-type="float" office:value="224.63613403909" calcext:value-type="float">
            <text:p>225</text:p>
          </table:table-cell>
          <table:table-cell table:style-name="ce67" table:formula="of:=[M_Acu_NA.E63]/[.$E$6]" office:value-type="float" office:value="1913.03306266611" calcext:value-type="float">
            <text:p>1913</text:p>
          </table:table-cell>
          <table:table-cell table:style-name="ce67" table:formula="of:=[M_Acu_NA.F63]/[.$F$6]" office:value-type="float" office:value="265.022689641915" calcext:value-type="float">
            <text:p>265</text:p>
          </table:table-cell>
          <table:table-cell table:formula="of:=[M_Acu_NA.G63]/[.$G$6]" office:value-type="float" office:value="2129.18891475102" calcext:value-type="float">
            <text:p>2129</text:p>
          </table:table-cell>
          <table:table-cell table:style-name="ce67" table:formula="of:=[M_Acu_NA.H63]/[.$H$6]" office:value-type="float" office:value="1178.05968366745" calcext:value-type="float">
            <text:p>1178</text:p>
          </table:table-cell>
          <table:table-cell table:style-name="ce67" table:formula="of:=[M_Acu_NA.I63]/[.$I$6]" office:value-type="float" office:value="898.993831085405" calcext:value-type="float">
            <text:p>899</text:p>
          </table:table-cell>
          <table:table-cell table:formula="of:=[M_Acu_NA.J63]/[.$J$6]" office:value-type="float" office:value="1560.36784586249" calcext:value-type="float">
            <text:p>1560</text:p>
          </table:table-cell>
          <table:table-cell table:style-name="ce67" table:formula="of:=[M_Acu_NA.K63]/[.$K$6]" office:value-type="float" office:value="601.424225895176" calcext:value-type="float">
            <text:p>601</text:p>
          </table:table-cell>
          <table:table-cell table:style-name="ce67" table:formula="of:=[M_Acu_NA.L63]/[.$L$6]" office:value-type="float" office:value="693.709896404398" calcext:value-type="float">
            <text:p>694</text:p>
          </table:table-cell>
          <table:table-cell table:style-name="ce67" table:formula="of:=[M_Acu_NA.M63]/[.$M$6]" office:value-type="float" office:value="270.254440463272" calcext:value-type="float">
            <text:p>270</text:p>
          </table:table-cell>
          <table:table-cell table:style-name="ce67" table:formula="of:=[M_Acu_NA.N63]/[.$N$6]" office:value-type="float" office:value="1086.58165618925" calcext:value-type="float">
            <text:p>1087</text:p>
          </table:table-cell>
          <table:table-cell table:style-name="ce67" table:formula="of:=[M_Acu_NA.O63]/[.$O$6]" office:value-type="float" office:value="633.632174532316" calcext:value-type="float">
            <text:p>634</text:p>
          </table:table-cell>
          <table:table-cell table:style-name="ce67" table:formula="of:=[M_Acu_NA.P63]/[.$P$6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NA.B64]" office:value-type="date" office:date-value="2020-04-15" calcext:value-type="date">
            <text:p>15/04</text:p>
          </table:table-cell>
          <table:table-cell table:style-name="ce67" table:formula="of:=[M_Acu_NA.C64]/[.$C$6]" office:value-type="float" office:value="180.874746807591" calcext:value-type="float">
            <text:p>181</text:p>
          </table:table-cell>
          <table:table-cell table:style-name="ce67" table:formula="of:=[M_Acu_NA.D64]/[.$D$6]" office:value-type="float" office:value="229.901043430631" calcext:value-type="float">
            <text:p>230</text:p>
          </table:table-cell>
          <table:table-cell table:style-name="ce67" table:formula="of:=[M_Acu_NA.E64]/[.$E$6]" office:value-type="float" office:value="2043.26841429818" calcext:value-type="float">
            <text:p>2043</text:p>
          </table:table-cell>
          <table:table-cell table:style-name="ce67" table:formula="of:=[M_Acu_NA.F64]/[.$F$6]" office:value-type="float" office:value="273.886324746995" calcext:value-type="float">
            <text:p>274</text:p>
          </table:table-cell>
          <table:table-cell table:formula="of:=[M_Acu_NA.G64]/[.$G$6]" office:value-type="float" office:value="2190.86181032118" calcext:value-type="float">
            <text:p>2191</text:p>
          </table:table-cell>
          <table:table-cell table:style-name="ce67" table:formula="of:=[M_Acu_NA.H64]/[.$H$6]" office:value-type="float" office:value="1285.76200581849" calcext:value-type="float">
            <text:p>1286</text:p>
          </table:table-cell>
          <table:table-cell table:style-name="ce67" table:formula="of:=[M_Acu_NA.I64]/[.$I$6]" office:value-type="float" office:value="956.688172027728" calcext:value-type="float">
            <text:p>957</text:p>
          </table:table-cell>
          <table:table-cell table:formula="of:=[M_Acu_NA.J64]/[.$J$6]" office:value-type="float" office:value="1603.17852678092" calcext:value-type="float">
            <text:p>1603</text:p>
          </table:table-cell>
          <table:table-cell table:style-name="ce67" table:formula="of:=[M_Acu_NA.K64]/[.$K$6]" office:value-type="float" office:value="657.715163294232" calcext:value-type="float">
            <text:p>658</text:p>
          </table:table-cell>
          <table:table-cell table:style-name="ce67" table:formula="of:=[M_Acu_NA.L64]/[.$L$6]" office:value-type="float" office:value="704.06377545521" calcext:value-type="float">
            <text:p>704</text:p>
          </table:table-cell>
          <table:table-cell table:style-name="ce67" table:formula="of:=[M_Acu_NA.M64]/[.$M$6]" office:value-type="float" office:value="285.506895656966" calcext:value-type="float">
            <text:p>286</text:p>
          </table:table-cell>
          <table:table-cell table:style-name="ce67" table:formula="of:=[M_Acu_NA.N64]/[.$N$6]" office:value-type="float" office:value="1159.28501381895" calcext:value-type="float">
            <text:p>1159</text:p>
          </table:table-cell>
          <table:table-cell table:style-name="ce67" table:formula="of:=[M_Acu_NA.O64]/[.$O$6]" office:value-type="float" office:value="655.633291703577" calcext:value-type="float">
            <text:p>656</text:p>
          </table:table-cell>
          <table:table-cell table:style-name="ce67" table:formula="of:=[M_Acu_NA.P64]/[.$P$6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NA.B65]" office:value-type="date" office:date-value="2020-04-16" calcext:value-type="date">
            <text:p>16/04</text:p>
          </table:table-cell>
          <table:table-cell table:style-name="ce67" table:formula="of:=[M_Acu_NA.C65]/[.$C$6]" office:value-type="float" office:value="198.384133791116" calcext:value-type="float">
            <text:p>198</text:p>
          </table:table-cell>
          <table:table-cell table:style-name="ce67" table:formula="of:=[M_Acu_NA.D65]/[.$D$6]" office:value-type="float" office:value="239.84587228132" calcext:value-type="float">
            <text:p>240</text:p>
          </table:table-cell>
          <table:table-cell table:style-name="ce67" table:formula="of:=[M_Acu_NA.E65]/[.$E$6]" office:value-type="float" office:value="2235.16997483024" calcext:value-type="float">
            <text:p>2235</text:p>
          </table:table-cell>
          <table:table-cell table:style-name="ce67" table:formula="of:=[M_Acu_NA.F65]/[.$F$6]" office:value-type="float" office:value="284.522686873092" calcext:value-type="float">
            <text:p>285</text:p>
          </table:table-cell>
          <table:table-cell table:formula="of:=[M_Acu_NA.G65]/[.$G$6]" office:value-type="float" office:value="2255.83650527176" calcext:value-type="float">
            <text:p>2256</text:p>
          </table:table-cell>
          <table:table-cell table:style-name="ce67" table:formula="of:=[M_Acu_NA.H65]/[.$H$6]" office:value-type="float" office:value="1342.15967520635" calcext:value-type="float">
            <text:p>1342</text:p>
          </table:table-cell>
          <table:table-cell table:style-name="ce67" table:formula="of:=[M_Acu_NA.I65]/[.$I$6]" office:value-type="float" office:value="1011.94042446456" calcext:value-type="float">
            <text:p>1012</text:p>
          </table:table-cell>
          <table:table-cell table:formula="of:=[M_Acu_NA.J65]/[.$J$6]" office:value-type="float" office:value="1642.06366083312" calcext:value-type="float">
            <text:p>1642</text:p>
          </table:table-cell>
          <table:table-cell table:style-name="ce67" table:formula="of:=[M_Acu_NA.K65]/[.$K$6]" office:value-type="float" office:value="719.931462524768" calcext:value-type="float">
            <text:p>720</text:p>
          </table:table-cell>
          <table:table-cell table:style-name="ce67" table:formula="of:=[M_Acu_NA.L65]/[.$L$6]" office:value-type="float" office:value="704.06377545521" calcext:value-type="float">
            <text:p>704</text:p>
          </table:table-cell>
          <table:table-cell table:style-name="ce67" table:formula="of:=[M_Acu_NA.M65]/[.$M$6]" office:value-type="float" office:value="299.806072401055" calcext:value-type="float">
            <text:p>300</text:p>
          </table:table-cell>
          <table:table-cell table:style-name="ce67" table:formula="of:=[M_Acu_NA.N65]/[.$N$6]" office:value-type="float" office:value="1230.8062030319" calcext:value-type="float">
            <text:p>1231</text:p>
          </table:table-cell>
          <table:table-cell table:style-name="ce67" table:formula="of:=[M_Acu_NA.O65]/[.$O$6]" office:value-type="float" office:value="674.21201287042" calcext:value-type="float">
            <text:p>674</text:p>
          </table:table-cell>
          <table:table-cell table:style-name="ce67" table:formula="of:=[M_Acu_NA.P65]/[.$P$6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NA.B66]" office:value-type="date" office:date-value="2020-04-17" calcext:value-type="date">
            <text:p>17/04</text:p>
          </table:table-cell>
          <table:table-cell table:style-name="ce67" table:formula="of:=[M_Acu_NA.C66]/[.$C$6]" office:value-type="float" office:value="215.00415508659" calcext:value-type="float">
            <text:p>215</text:p>
          </table:table-cell>
          <table:table-cell table:style-name="ce67" table:formula="of:=[M_Acu_NA.D66]/[.$D$6]" office:value-type="float" office:value="252.130660861582" calcext:value-type="float">
            <text:p>252</text:p>
          </table:table-cell>
          <table:table-cell table:style-name="ce67" table:formula="of:=[M_Acu_NA.E66]/[.$E$6]" office:value-type="float" office:value="2375.98982500485" calcext:value-type="float">
            <text:p>2376</text:p>
          </table:table-cell>
          <table:table-cell table:style-name="ce67" table:formula="of:=[M_Acu_NA.F66]/[.$F$6]" office:value-type="float" office:value="297.818139530713" calcext:value-type="float">
            <text:p>298</text:p>
          </table:table-cell>
          <table:table-cell table:formula="of:=[M_Acu_NA.G66]/[.$G$6]" office:value-type="float" office:value="2324.82052804145" calcext:value-type="float">
            <text:p>2325</text:p>
          </table:table-cell>
          <table:table-cell table:style-name="ce67" table:formula="of:=[M_Acu_NA.H66]/[.$H$6]" office:value-type="float" office:value="1399.15652302063" calcext:value-type="float">
            <text:p>1399</text:p>
          </table:table-cell>
          <table:table-cell table:style-name="ce67" table:formula="of:=[M_Acu_NA.I66]/[.$I$6]" office:value-type="float" office:value="1055.89801756347" calcext:value-type="float">
            <text:p>1056</text:p>
          </table:table-cell>
          <table:table-cell table:formula="of:=[M_Acu_NA.J66]/[.$J$6]" office:value-type="float" office:value="1684.65214098554" calcext:value-type="float">
            <text:p>1685</text:p>
          </table:table-cell>
          <table:table-cell table:style-name="ce67" table:formula="of:=[M_Acu_NA.K66]/[.$K$6]" office:value-type="float" office:value="785.110442671043" calcext:value-type="float">
            <text:p>785</text:p>
          </table:table-cell>
          <table:table-cell table:style-name="ce67"/>
          <table:table-cell table:style-name="ce67" table:formula="of:=[M_Acu_NA.M66]/[.$M$6]" office:value-type="float" office:value="313.151970695537" calcext:value-type="float">
            <text:p>313</text:p>
          </table:table-cell>
          <table:table-cell table:style-name="ce67"/>
          <table:table-cell table:style-name="ce67" table:formula="of:=[M_Acu_NA.O66]/[.$O$6]" office:value-type="float" office:value="684.479200883675" calcext:value-type="float">
            <text:p>684</text:p>
          </table:table-cell>
          <table:table-cell table:style-name="ce67" table:formula="of:=[M_Acu_NA.P66]/[.$P$6]" office:value-type="float" office:value="871.194016819175" calcext:value-type="float">
            <text:p>871</text:p>
          </table:table-cell>
        </table:table-row>
        <table:table-row table:style-name="ro1" table:number-rows-repeated="3">
          <table:table-cell table:number-columns-repeated="6"/>
          <table:table-cell table:style-name="ce64"/>
          <table:table-cell table:number-columns-repeated="2"/>
          <table:table-cell table:style-name="ce6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69])" office:value-type="float" office:value="215.00415508659" calcext:value-type="float">
            <text:p>215</text:p>
          </table:table-cell>
          <table:table-cell table:style-name="ce67" table:formula="of:=MAX([.D$9:.D69])" office:value-type="float" office:value="252.130660861582" calcext:value-type="float">
            <text:p>252</text:p>
          </table:table-cell>
          <table:table-cell table:style-name="ce67" table:formula="of:=MAX([.E$9:.E69])" office:value-type="float" office:value="2375.98982500485" calcext:value-type="float">
            <text:p>2376</text:p>
          </table:table-cell>
          <table:table-cell table:style-name="ce67" table:formula="of:=MAX([.F$9:.F69])" office:value-type="float" office:value="297.818139530713" calcext:value-type="float">
            <text:p>298</text:p>
          </table:table-cell>
          <table:table-cell table:formula="of:=MAX([.G$9:.G69])" office:value-type="float" office:value="2324.82052804145" calcext:value-type="float">
            <text:p>2325</text:p>
          </table:table-cell>
          <table:table-cell table:style-name="ce67" table:formula="of:=MAX([.H$9:.H69])" office:value-type="float" office:value="1399.15652302063" calcext:value-type="float">
            <text:p>1399</text:p>
          </table:table-cell>
          <table:table-cell table:style-name="ce67" table:formula="of:=MAX([.I$9:.I69])" office:value-type="float" office:value="1055.89801756347" calcext:value-type="float">
            <text:p>1056</text:p>
          </table:table-cell>
          <table:table-cell table:formula="of:=MAX([.J$9:.J69])" office:value-type="float" office:value="1684.65214098554" calcext:value-type="float">
            <text:p>1685</text:p>
          </table:table-cell>
          <table:table-cell table:style-name="ce67" table:formula="of:=MAX([.K$9:.K69])" office:value-type="float" office:value="785.110442671043" calcext:value-type="float">
            <text:p>785</text:p>
          </table:table-cell>
          <table:table-cell table:style-name="ce67" table:formula="of:=MAX([.L$9:.L69])" office:value-type="float" office:value="704.06377545521" calcext:value-type="float">
            <text:p>704</text:p>
          </table:table-cell>
          <table:table-cell table:style-name="ce67" table:formula="of:=MAX([.M$9:.M69])" office:value-type="float" office:value="313.151970695537" calcext:value-type="float">
            <text:p>313</text:p>
          </table:table-cell>
          <table:table-cell table:style-name="ce67" table:formula="of:=MAX([.N$9:.N69])" office:value-type="float" office:value="1230.8062030319" calcext:value-type="float">
            <text:p>1231</text:p>
          </table:table-cell>
          <table:table-cell table:style-name="ce67" table:formula="of:=MAX([.O$9:.O69])" office:value-type="float" office:value="684.479200883675" calcext:value-type="float">
            <text:p>684</text:p>
          </table:table-cell>
          <table:table-cell table:style-name="ce67" table:formula="of:=MAX([.P$9:.P69])" office:value-type="float" office:value="871.194016819175" calcext:value-type="float">
            <text:p>871</text:p>
          </table:table-cell>
        </table:table-row>
      </table:table>
      <table:table table:name="M_Dia_NA_2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7" table:default-cell-style-name="ce42"/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3" table:number-columns-repeated="7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7"/>
          <table:table-cell table:style-name="ce42"/>
          <table:table-cell table:number-columns-repeated="9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number-columns-repeated="7"/>
          <table:table-cell table:style-name="ce42"/>
          <table:table-cell table:number-columns-repeated="9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number-columns-repeated="5"/>
          <table:table-cell table:style-name="ce53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3"/>
          <table:table-cell table:style-name="ce72" table:number-columns-repeated="2"/>
          <table:table-cell table:number-columns-repeated="9"/>
        </table:table-row>
        <table:table-row table:style-name="ro1">
          <table:table-cell table:number-columns-repeated="9"/>
          <table:table-cell table:style-name="ce42"/>
          <table:table-cell table:number-columns-repeated="9"/>
        </table:table-row>
        <table:table-row table:style-name="ro1">
          <table:table-cell/>
          <table:table-cell table:style-name="ce53"/>
          <table:table-cell table:style-name="ce64" table:number-columns-repeated="8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style-name="ce62"/>
          <table:table-cell table:style-name="ce75"/>
          <table:table-cell table:style-name="ce66" table:formula="of:=[M_Dia_NA.C8]" office:value-type="string" office:string-value="Alemania" calcext:value-type="string">
            <text:p>Alemania</text:p>
          </table:table-cell>
          <table:table-cell table:style-name="ce66" table:formula="of:=[M_Dia_NA.E8]" office:value-type="string" office:string-value="Bélgica" calcext:value-type="string">
            <text:p>Bélgica</text:p>
          </table:table-cell>
          <table:table-cell table:style-name="ce66" table:formula="of:=[M_Dia_NA.G8]" office:value-type="string" office:string-value="España" calcext:value-type="string">
            <text:p>España</text:p>
          </table:table-cell>
          <table:table-cell table:style-name="ce66" table:formula="of:=[M_Dia_NA.H8]" office:value-type="string" office:string-value="Francia" calcext:value-type="string">
            <text:p>Francia</text:p>
          </table:table-cell>
          <table:table-cell table:style-name="ce66" table:formula="of:=[M_Dia_NA.I8]" office:value-type="string" office:string-value="Holanda" calcext:value-type="string">
            <text:p>Holanda</text:p>
          </table:table-cell>
          <table:table-cell table:style-name="ce66" table:formula="of:=[M_Dia_NA.J8]" office:value-type="string" office:string-value="Italia" calcext:value-type="string">
            <text:p>Italia</text:p>
          </table:table-cell>
          <table:table-cell table:style-name="ce66" table:formula="of:=[M_Dia_NA.N8]" office:value-type="string" office:string-value="Reino Unido" calcext:value-type="string">
            <text:p>Reino Unido</text:p>
          </table:table-cell>
          <table:table-cell table:style-name="ce76"/>
          <table:table-cell/>
          <table:table-cell table:style-name="ce78"/>
          <table:table-cell table:style-name="ce66" table:formula="of:=[M_Dia_NA.D8]" office:value-type="string" office:string-value="Austria" calcext:value-type="string">
            <text:p>Austria</text:p>
          </table:table-cell>
          <table:table-cell table:style-name="ce66" table:formula="of:=[M_Dia_NA.F8]" office:value-type="string" office:string-value="Dinamarca" calcext:value-type="string">
            <text:p>Dinamarca</text:p>
          </table:table-cell>
          <table:table-cell table:style-name="ce66" table:formula="of:=[M_Dia_NA.K8]" office:value-type="string" office:string-value="Irlanda" calcext:value-type="string">
            <text:p>Irlanda</text:p>
          </table:table-cell>
          <table:table-cell table:style-name="ce66" table:formula="of:=[M_Dia_NA.L8]" office:value-type="string" office:string-value="Luxemburgo" calcext:value-type="string">
            <text:p>Luxemburgo</text:p>
          </table:table-cell>
          <table:table-cell table:style-name="ce66" table:formula="of:=[M_Dia_NA.M8]" office:value-type="string" office:string-value="Portugal" calcext:value-type="string">
            <text:p>Portugal</text:p>
          </table:table-cell>
          <table:table-cell table:style-name="ce66" table:formula="of:=[M_Dia_NA.O8]" office:value-type="string" office:string-value="Suecia" calcext:value-type="string">
            <text:p>Suecia</text:p>
          </table:table-cell>
          <table:table-cell table:style-name="ce66" table:formula="of:=[M_Dia_NA.P8]" office:value-type="string" office:string-value="Suiza" calcext:value-type="string">
            <text:p>Suiza</text:p>
          </table:table-cell>
        </table:table-row>
        <table:table-row table:style-name="ro1">
          <table:table-cell table:style-name="ce63"/>
          <table:table-cell table:style-name="ce50" table:formula="of:=[C_Dia_NA.B9]" office:value-type="date" office:date-value="2020-02-20" calcext:value-type="date">
            <text:p>20/02</text:p>
          </table:table-cell>
          <table:table-cell table:number-columns-repeated="9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10]" office:value-type="date" office:date-value="2020-02-21" calcext:value-type="date">
            <text:p>21/02</text:p>
          </table:table-cell>
          <table:table-cell table:number-columns-repeated="3"/>
          <table:table-cell table:formula="of:=[M_Dia_NA.H10]" office:value-type="float" office:value="1" calcext:value-type="float">
            <text:p>1</text:p>
          </table:table-cell>
          <table:table-cell/>
          <table:table-cell table:formula="of:=[M_Dia_NA.J10]" office:value-type="float" office:value="1" calcext:value-type="float">
            <text:p>1</text:p>
          </table:table-cell>
          <table:table-cell table:number-columns-repeated="3"/>
          <table:table-cell table:style-name="ce51" table:formula="of:=[.B10]" office:value-type="date" office:date-value="2020-02-21" calcext:value-type="date">
            <text:p>21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11]" office:value-type="date" office:date-value="2020-02-22" calcext:value-type="date">
            <text:p>22/02</text:p>
          </table:table-cell>
          <table:table-cell table:number-columns-repeated="3"/>
          <table:table-cell table:formula="of:=[M_Dia_NA.H11]" office:value-type="float" office:value="0" calcext:value-type="float">
            <text:p>0</text:p>
          </table:table-cell>
          <table:table-cell/>
          <table:table-cell table:formula="of:=[M_Dia_NA.J11]" office:value-type="float" office:value="1" calcext:value-type="float">
            <text:p>1</text:p>
          </table:table-cell>
          <table:table-cell table:number-columns-repeated="3"/>
          <table:table-cell table:style-name="ce51" table:formula="of:=[.B11]" office:value-type="date" office:date-value="2020-02-22" calcext:value-type="date">
            <text:p>22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12]" office:value-type="date" office:date-value="2020-02-23" calcext:value-type="date">
            <text:p>23/02</text:p>
          </table:table-cell>
          <table:table-cell table:number-columns-repeated="3"/>
          <table:table-cell table:formula="of:=[M_Dia_NA.H12]" office:value-type="float" office:value="0" calcext:value-type="float">
            <text:p>0</text:p>
          </table:table-cell>
          <table:table-cell/>
          <table:table-cell table:formula="of:=[M_Dia_NA.J12]" office:value-type="float" office:value="1" calcext:value-type="float">
            <text:p>1</text:p>
          </table:table-cell>
          <table:table-cell table:number-columns-repeated="3"/>
          <table:table-cell table:style-name="ce51" table:formula="of:=[.B12]" office:value-type="date" office:date-value="2020-02-23" calcext:value-type="date">
            <text:p>23/02</text:p>
          </table:table-cell>
          <table:table-cell table:number-columns-repeated="7"/>
        </table:table-row>
        <table:table-row table:style-name="ro1">
          <table:table-cell table:style-name="ce61" table:formula="of:=[C_Dia_NA.A13]" office:value-type="string" office:string-value="L" calcext:value-type="string">
            <text:p>L</text:p>
          </table:table-cell>
          <table:table-cell table:style-name="ce50" table:formula="of:=[C_Dia_NA.B13]" office:value-type="date" office:date-value="2020-02-24" calcext:value-type="date">
            <text:p>24/02</text:p>
          </table:table-cell>
          <table:table-cell table:style-name="ce43" table:number-columns-repeated="3"/>
          <table:table-cell table:style-name="ce43" table:formula="of:=[M_Dia_NA.H13]" office:value-type="float" office:value="0" calcext:value-type="float">
            <text:p>0</text:p>
          </table:table-cell>
          <table:table-cell table:style-name="ce43"/>
          <table:table-cell table:style-name="ce43" table:formula="of:=[M_Dia_NA.J13]" office:value-type="float" office:value="4" calcext:value-type="float">
            <text:p>4</text:p>
          </table:table-cell>
          <table:table-cell table:style-name="ce43"/>
          <table:table-cell table:style-name="ce77"/>
          <table:table-cell table:style-name="ce61" table:formula="of:=[.A13]" office:value-type="string" office:string-value="L" calcext:value-type="string">
            <text:p>L</text:p>
          </table:table-cell>
          <table:table-cell table:style-name="ce50" table:formula="of:=[.B13]" office:value-type="date" office:date-value="2020-02-24" calcext:value-type="date">
            <text:p>24/02</text:p>
          </table:table-cell>
          <table:table-cell table:style-name="ce43" table:number-columns-repeated="7"/>
        </table:table-row>
        <table:table-row table:style-name="ro1">
          <table:table-cell/>
          <table:table-cell table:style-name="ce51" table:formula="of:=[C_Dia_NA.B14]" office:value-type="date" office:date-value="2020-02-25" calcext:value-type="date">
            <text:p>25/02</text:p>
          </table:table-cell>
          <table:table-cell table:number-columns-repeated="3"/>
          <table:table-cell table:formula="of:=[M_Dia_NA.H14]" office:value-type="float" office:value="0" calcext:value-type="float">
            <text:p>0</text:p>
          </table:table-cell>
          <table:table-cell/>
          <table:table-cell table:formula="of:=[M_Dia_NA.J14]" office:value-type="float" office:value="3" calcext:value-type="float">
            <text:p>3</text:p>
          </table:table-cell>
          <table:table-cell table:number-columns-repeated="3"/>
          <table:table-cell table:style-name="ce51" table:formula="of:=[.B14]" office:value-type="date" office:date-value="2020-02-25" calcext:value-type="date">
            <text:p>25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15]" office:value-type="date" office:date-value="2020-02-26" calcext:value-type="date">
            <text:p>26/02</text:p>
          </table:table-cell>
          <table:table-cell table:number-columns-repeated="3"/>
          <table:table-cell table:formula="of:=[M_Dia_NA.H15]" office:value-type="float" office:value="1" calcext:value-type="float">
            <text:p>1</text:p>
          </table:table-cell>
          <table:table-cell/>
          <table:table-cell table:formula="of:=[M_Dia_NA.J15]" office:value-type="float" office:value="2" calcext:value-type="float">
            <text:p>2</text:p>
          </table:table-cell>
          <table:table-cell table:number-columns-repeated="3"/>
          <table:table-cell table:style-name="ce51" table:formula="of:=[.B15]" office:value-type="date" office:date-value="2020-02-26" calcext:value-type="date">
            <text:p>26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16]" office:value-type="date" office:date-value="2020-02-27" calcext:value-type="date">
            <text:p>27/02</text:p>
          </table:table-cell>
          <table:table-cell table:number-columns-repeated="3"/>
          <table:table-cell table:formula="of:=[M_Dia_NA.H16]" office:value-type="float" office:value="0" calcext:value-type="float">
            <text:p>0</text:p>
          </table:table-cell>
          <table:table-cell/>
          <table:table-cell table:formula="of:=[M_Dia_NA.J16]" office:value-type="float" office:value="5" calcext:value-type="float">
            <text:p>5</text:p>
          </table:table-cell>
          <table:table-cell table:number-columns-repeated="3"/>
          <table:table-cell table:style-name="ce51" table:formula="of:=[.B16]" office:value-type="date" office:date-value="2020-02-27" calcext:value-type="date">
            <text:p>27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17]" office:value-type="date" office:date-value="2020-02-28" calcext:value-type="date">
            <text:p>28/02</text:p>
          </table:table-cell>
          <table:table-cell table:number-columns-repeated="3"/>
          <table:table-cell table:formula="of:=[M_Dia_NA.H17]" office:value-type="float" office:value="0" calcext:value-type="float">
            <text:p>0</text:p>
          </table:table-cell>
          <table:table-cell/>
          <table:table-cell table:formula="of:=[M_Dia_NA.J17]" office:value-type="float" office:value="4" calcext:value-type="float">
            <text:p>4</text:p>
          </table:table-cell>
          <table:table-cell table:number-columns-repeated="3"/>
          <table:table-cell table:style-name="ce51" table:formula="of:=[.B17]" office:value-type="date" office:date-value="2020-02-28" calcext:value-type="date">
            <text:p>28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18]" office:value-type="date" office:date-value="2020-02-29" calcext:value-type="date">
            <text:p>29/02</text:p>
          </table:table-cell>
          <table:table-cell table:number-columns-repeated="3"/>
          <table:table-cell table:formula="of:=[M_Dia_NA.H18]" office:value-type="float" office:value="0" calcext:value-type="float">
            <text:p>0</text:p>
          </table:table-cell>
          <table:table-cell/>
          <table:table-cell table:formula="of:=[M_Dia_NA.J18]" office:value-type="float" office:value="8" calcext:value-type="float">
            <text:p>8</text:p>
          </table:table-cell>
          <table:table-cell table:number-columns-repeated="3"/>
          <table:table-cell table:style-name="ce51" table:formula="of:=[.B18]" office:value-type="date" office:date-value="2020-02-29" calcext:value-type="date">
            <text:p>29/02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C_Dia_NA.B19]" office:value-type="date" office:date-value="2020-03-01" calcext:value-type="date">
            <text:p>01/03</text:p>
          </table:table-cell>
          <table:table-cell table:style-name="ce44" table:number-columns-repeated="3"/>
          <table:table-cell table:style-name="ce44" table:formula="of:=[M_Dia_NA.H19]" office:value-type="float" office:value="0" calcext:value-type="float">
            <text:p>0</text:p>
          </table:table-cell>
          <table:table-cell table:style-name="ce44"/>
          <table:table-cell table:style-name="ce44" table:formula="of:=[M_Dia_NA.J19]" office:value-type="float" office:value="5" calcext:value-type="float">
            <text:p>5</text:p>
          </table:table-cell>
          <table:table-cell table:style-name="ce44"/>
          <table:table-cell table:style-name="ce77"/>
          <table:table-cell table:style-name="ce62"/>
          <table:table-cell table:style-name="ce52" table:formula="of:=[.B19]" office:value-type="date" office:date-value="2020-03-01" calcext:value-type="date">
            <text:p>01/03</text:p>
          </table:table-cell>
          <table:table-cell table:style-name="ce44" table:number-columns-repeated="7"/>
        </table:table-row>
        <table:table-row table:style-name="ro1">
          <table:table-cell table:style-name="ce63" table:formula="of:=[C_Dia_NA.A20]" office:value-type="string" office:string-value="L" calcext:value-type="string">
            <text:p>L</text:p>
          </table:table-cell>
          <table:table-cell table:style-name="ce51" table:formula="of:=[C_Dia_NA.B20]" office:value-type="date" office:date-value="2020-03-02" calcext:value-type="date">
            <text:p>02/03</text:p>
          </table:table-cell>
          <table:table-cell table:number-columns-repeated="3"/>
          <table:table-cell table:formula="of:=[M_Dia_NA.H20]" office:value-type="float" office:value="1" calcext:value-type="float">
            <text:p>1</text:p>
          </table:table-cell>
          <table:table-cell/>
          <table:table-cell table:formula="of:=[M_Dia_NA.J20]" office:value-type="float" office:value="18" calcext:value-type="float">
            <text:p>18</text:p>
          </table:table-cell>
          <table:table-cell table:number-columns-repeated="2"/>
          <table:table-cell table:style-name="ce63" table:formula="of:=[.A20]" office:value-type="string" office:string-value="L" calcext:value-type="string">
            <text:p>L</text:p>
          </table:table-cell>
          <table:table-cell table:style-name="ce51" table:formula="of:=[.B20]" office:value-type="date" office:date-value="2020-03-02" calcext:value-type="date">
            <text:p>02/0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21]" office:value-type="date" office:date-value="2020-03-03" calcext:value-type="date">
            <text:p>03/03</text:p>
          </table:table-cell>
          <table:table-cell table:number-columns-repeated="3"/>
          <table:table-cell table:formula="of:=[M_Dia_NA.H21]" office:value-type="float" office:value="1" calcext:value-type="float">
            <text:p>1</text:p>
          </table:table-cell>
          <table:table-cell/>
          <table:table-cell table:formula="of:=[M_Dia_NA.J21]" office:value-type="float" office:value="27" calcext:value-type="float">
            <text:p>27</text:p>
          </table:table-cell>
          <table:table-cell table:number-columns-repeated="3"/>
          <table:table-cell table:style-name="ce51" table:formula="of:=[.B21]" office:value-type="date" office:date-value="2020-03-03" calcext:value-type="date">
            <text:p>03/0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22]" office:value-type="date" office:date-value="2020-03-04" calcext:value-type="date">
            <text:p>04/03</text:p>
          </table:table-cell>
          <table:table-cell table:number-columns-repeated="3"/>
          <table:table-cell table:formula="of:=[M_Dia_NA.H22]" office:value-type="float" office:value="0" calcext:value-type="float">
            <text:p>0</text:p>
          </table:table-cell>
          <table:table-cell/>
          <table:table-cell table:formula="of:=[M_Dia_NA.J22]" office:value-type="float" office:value="28" calcext:value-type="float">
            <text:p>28</text:p>
          </table:table-cell>
          <table:table-cell table:number-columns-repeated="3"/>
          <table:table-cell table:style-name="ce51" table:formula="of:=[.B22]" office:value-type="date" office:date-value="2020-03-04" calcext:value-type="date">
            <text:p>04/0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_NA.B23]" office:value-type="date" office:date-value="2020-03-05" calcext:value-type="date">
            <text:p>05/03</text:p>
          </table:table-cell>
          <table:table-cell table:number-columns-repeated="2"/>
          <table:table-cell table:formula="of:=[M_Dia_NA.G23]" office:value-type="float" office:value="2" calcext:value-type="float">
            <text:p>2</text:p>
          </table:table-cell>
          <table:table-cell table:formula="of:=[M_Dia_NA.H23]" office:value-type="float" office:value="3" calcext:value-type="float">
            <text:p>3</text:p>
          </table:table-cell>
          <table:table-cell/>
          <table:table-cell table:formula="of:=[M_Dia_NA.J23]" office:value-type="float" office:value="41" calcext:value-type="float">
            <text:p>41</text:p>
          </table:table-cell>
          <table:table-cell table:formula="of:=[M_Dia_NA.N23]" office:value-type="float" office:value="1" calcext:value-type="float">
            <text:p>1</text:p>
          </table:table-cell>
          <table:table-cell table:number-columns-repeated="2"/>
          <table:table-cell table:style-name="ce51" table:formula="of:=[.B23]" office:value-type="date" office:date-value="2020-03-05" calcext:value-type="date">
            <text:p>05/03</text:p>
          </table:table-cell>
          <table:table-cell table:number-columns-repeated="6"/>
          <table:table-cell table:formula="of:=[M_Dia_NA.P2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_NA.B24]" office:value-type="date" office:date-value="2020-03-06" calcext:value-type="date">
            <text:p>06/03</text:p>
          </table:table-cell>
          <table:table-cell table:number-columns-repeated="2"/>
          <table:table-cell table:formula="of:=[M_Dia_NA.G24]" office:value-type="float" office:value="2" calcext:value-type="float">
            <text:p>2</text:p>
          </table:table-cell>
          <table:table-cell table:formula="of:=[M_Dia_NA.H24]" office:value-type="float" office:value="2" calcext:value-type="float">
            <text:p>2</text:p>
          </table:table-cell>
          <table:table-cell table:formula="of:=[M_Dia_NA.I24]" office:value-type="float" office:value="1" calcext:value-type="float">
            <text:p>1</text:p>
          </table:table-cell>
          <table:table-cell table:formula="of:=[M_Dia_NA.J24]" office:value-type="float" office:value="49" calcext:value-type="float">
            <text:p>49</text:p>
          </table:table-cell>
          <table:table-cell table:formula="of:=[M_Dia_NA.N24]" office:value-type="float" office:value="1" calcext:value-type="float">
            <text:p>1</text:p>
          </table:table-cell>
          <table:table-cell table:number-columns-repeated="2"/>
          <table:table-cell table:style-name="ce51" table:formula="of:=[.B24]" office:value-type="date" office:date-value="2020-03-06" calcext:value-type="date">
            <text:p>06/03</text:p>
          </table:table-cell>
          <table:table-cell table:number-columns-repeated="6"/>
          <table:table-cell table:formula="of:=[M_Dia_NA.P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_NA.B25]" office:value-type="date" office:date-value="2020-03-07" calcext:value-type="date">
            <text:p>07/03</text:p>
          </table:table-cell>
          <table:table-cell table:number-columns-repeated="2"/>
          <table:table-cell table:formula="of:=[M_Dia_NA.G25]" office:value-type="float" office:value="3" calcext:value-type="float">
            <text:p>3</text:p>
          </table:table-cell>
          <table:table-cell table:formula="of:=[M_Dia_NA.H25]" office:value-type="float" office:value="7" calcext:value-type="float">
            <text:p>7</text:p>
          </table:table-cell>
          <table:table-cell table:formula="of:=[M_Dia_NA.I25]" office:value-type="float" office:value="0" calcext:value-type="float">
            <text:p>0</text:p>
          </table:table-cell>
          <table:table-cell table:formula="of:=[M_Dia_NA.J25]" office:value-type="float" office:value="36" calcext:value-type="float">
            <text:p>36</text:p>
          </table:table-cell>
          <table:table-cell table:formula="of:=[M_Dia_NA.N25]" office:value-type="float" office:value="0" calcext:value-type="float">
            <text:p>0</text:p>
          </table:table-cell>
          <table:table-cell table:number-columns-repeated="2"/>
          <table:table-cell table:style-name="ce51" table:formula="of:=[.B25]" office:value-type="date" office:date-value="2020-03-07" calcext:value-type="date">
            <text:p>07/03</text:p>
          </table:table-cell>
          <table:table-cell table:number-columns-repeated="6"/>
          <table:table-cell table:formula="of:=[M_Dia_NA.P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_NA.B26]" office:value-type="date" office:date-value="2020-03-08" calcext:value-type="date">
            <text:p>08/03</text:p>
          </table:table-cell>
          <table:table-cell table:number-columns-repeated="2"/>
          <table:table-cell table:formula="of:=[M_Dia_NA.G26]" office:value-type="float" office:value="2" calcext:value-type="float">
            <text:p>2</text:p>
          </table:table-cell>
          <table:table-cell table:formula="of:=[M_Dia_NA.H26]" office:value-type="float" office:value="3" calcext:value-type="float">
            <text:p>3</text:p>
          </table:table-cell>
          <table:table-cell table:formula="of:=[M_Dia_NA.I26]" office:value-type="float" office:value="2" calcext:value-type="float">
            <text:p>2</text:p>
          </table:table-cell>
          <table:table-cell table:formula="of:=[M_Dia_NA.J26]" office:value-type="float" office:value="133" calcext:value-type="float">
            <text:p>133</text:p>
          </table:table-cell>
          <table:table-cell table:formula="of:=[M_Dia_NA.N26]" office:value-type="float" office:value="1" calcext:value-type="float">
            <text:p>1</text:p>
          </table:table-cell>
          <table:table-cell table:number-columns-repeated="2"/>
          <table:table-cell table:style-name="ce51" table:formula="of:=[.B26]" office:value-type="date" office:date-value="2020-03-08" calcext:value-type="date">
            <text:p>08/03</text:p>
          </table:table-cell>
          <table:table-cell table:number-columns-repeated="6"/>
          <table:table-cell table:formula="of:=[M_Dia_NA.P26]" office:value-type="float" office:value="1" calcext:value-type="float">
            <text:p>1</text:p>
          </table:table-cell>
        </table:table-row>
        <table:table-row table:style-name="ro1">
          <table:table-cell table:style-name="ce61" table:formula="of:=[C_Dia_NA.A27]" office:value-type="string" office:string-value="L" calcext:value-type="string">
            <text:p>L</text:p>
          </table:table-cell>
          <table:table-cell table:style-name="ce50" table:formula="of:=[C_Dia_NA.B27]" office:value-type="date" office:date-value="2020-03-09" calcext:value-type="date">
            <text:p>09/03</text:p>
          </table:table-cell>
          <table:table-cell table:style-name="ce43" table:formula="of:=[M_Dia_NA.C27]" office:value-type="float" office:value="2" calcext:value-type="float">
            <text:p>2</text:p>
          </table:table-cell>
          <table:table-cell table:style-name="ce43"/>
          <table:table-cell table:style-name="ce43" table:formula="of:=[M_Dia_NA.G27]" office:value-type="float" office:value="6" calcext:value-type="float">
            <text:p>6</text:p>
          </table:table-cell>
          <table:table-cell table:style-name="ce43" table:formula="of:=[M_Dia_NA.H27]" office:value-type="float" office:value="2" calcext:value-type="float">
            <text:p>2</text:p>
          </table:table-cell>
          <table:table-cell table:style-name="ce43" table:formula="of:=[M_Dia_NA.I27]" office:value-type="float" office:value="1" calcext:value-type="float">
            <text:p>1</text:p>
          </table:table-cell>
          <table:table-cell table:style-name="ce43" table:formula="of:=[M_Dia_NA.J27]" office:value-type="float" office:value="97" calcext:value-type="float">
            <text:p>97</text:p>
          </table:table-cell>
          <table:table-cell table:style-name="ce43" table:formula="of:=[M_Dia_NA.N27]" office:value-type="float" office:value="2" calcext:value-type="float">
            <text:p>2</text:p>
          </table:table-cell>
          <table:table-cell table:style-name="ce77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43" table:number-columns-repeated="6"/>
          <table:table-cell table:style-name="ce43" table:formula="of:=[M_Dia_NA.P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_NA.B28]" office:value-type="date" office:date-value="2020-03-10" calcext:value-type="date">
            <text:p>10/03</text:p>
          </table:table-cell>
          <table:table-cell table:formula="of:=[M_Dia_NA.C28]" office:value-type="float" office:value="0" calcext:value-type="float">
            <text:p>0</text:p>
          </table:table-cell>
          <table:table-cell table:formula="of:=[M_Dia_NA.E28]" office:value-type="float" office:value="1" calcext:value-type="float">
            <text:p>1</text:p>
          </table:table-cell>
          <table:table-cell table:formula="of:=[M_Dia_NA.G28]" office:value-type="float" office:value="19" calcext:value-type="float">
            <text:p>19</text:p>
          </table:table-cell>
          <table:table-cell table:formula="of:=[M_Dia_NA.H28]" office:value-type="float" office:value="9" calcext:value-type="float">
            <text:p>9</text:p>
          </table:table-cell>
          <table:table-cell table:formula="of:=[M_Dia_NA.I28]" office:value-type="float" office:value="0" calcext:value-type="float">
            <text:p>0</text:p>
          </table:table-cell>
          <table:table-cell table:formula="of:=[M_Dia_NA.J28]" office:value-type="float" office:value="168" calcext:value-type="float">
            <text:p>168</text:p>
          </table:table-cell>
          <table:table-cell table:formula="of:=[M_Dia_NA.N28]" office:value-type="float" office:value="1" calcext:value-type="float">
            <text:p>1</text:p>
          </table:table-cell>
          <table:table-cell table:number-columns-repeated="2"/>
          <table:table-cell table:style-name="ce51" table:formula="of:=[.B28]" office:value-type="date" office:date-value="2020-03-10" calcext:value-type="date">
            <text:p>10/03</text:p>
          </table:table-cell>
          <table:table-cell table:number-columns-repeated="6"/>
          <table:table-cell table:formula="of:=[M_Dia_NA.P2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_NA.B29]" office:value-type="date" office:date-value="2020-03-11" calcext:value-type="date">
            <text:p>11/03</text:p>
          </table:table-cell>
          <table:table-cell table:formula="of:=[M_Dia_NA.C29]" office:value-type="float" office:value="1" calcext:value-type="float">
            <text:p>1</text:p>
          </table:table-cell>
          <table:table-cell table:formula="of:=[M_Dia_NA.E29]" office:value-type="float" office:value="2" calcext:value-type="float">
            <text:p>2</text:p>
          </table:table-cell>
          <table:table-cell table:formula="of:=[M_Dia_NA.G29]" office:value-type="float" office:value="12" calcext:value-type="float">
            <text:p>12</text:p>
          </table:table-cell>
          <table:table-cell table:formula="of:=[M_Dia_NA.H29]" office:value-type="float" office:value="18" calcext:value-type="float">
            <text:p>18</text:p>
          </table:table-cell>
          <table:table-cell table:formula="of:=[M_Dia_NA.I29]" office:value-type="float" office:value="1" calcext:value-type="float">
            <text:p>1</text:p>
          </table:table-cell>
          <table:table-cell table:formula="of:=[M_Dia_NA.J29]" office:value-type="float" office:value="196" calcext:value-type="float">
            <text:p>196</text:p>
          </table:table-cell>
          <table:table-cell table:formula="of:=[M_Dia_NA.N29]" office:value-type="float" office:value="2" calcext:value-type="float">
            <text:p>2</text:p>
          </table:table-cell>
          <table:table-cell table:number-columns-repeated="2"/>
          <table:table-cell table:style-name="ce51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_NA.K29]" office:value-type="float" office:value="1" calcext:value-type="float">
            <text:p>1</text:p>
          </table:table-cell>
          <table:table-cell table:number-columns-repeated="2"/>
          <table:table-cell table:formula="of:=[M_Dia_NA.O29]" office:value-type="float" office:value="1" calcext:value-type="float">
            <text:p>1</text:p>
          </table:table-cell>
          <table:table-cell table:formula="of:=[M_Dia_NA.P2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_NA.B30]" office:value-type="date" office:date-value="2020-03-12" calcext:value-type="date">
            <text:p>12/03</text:p>
          </table:table-cell>
          <table:table-cell table:formula="of:=[M_Dia_NA.C30]" office:value-type="float" office:value="2" calcext:value-type="float">
            <text:p>2</text:p>
          </table:table-cell>
          <table:table-cell table:formula="of:=[M_Dia_NA.E30]" office:value-type="float" office:value="0" calcext:value-type="float">
            <text:p>0</text:p>
          </table:table-cell>
          <table:table-cell table:formula="of:=[M_Dia_NA.G30]" office:value-type="float" office:value="37" calcext:value-type="float">
            <text:p>37</text:p>
          </table:table-cell>
          <table:table-cell table:formula="of:=[M_Dia_NA.H30]" office:value-type="float" office:value="13" calcext:value-type="float">
            <text:p>13</text:p>
          </table:table-cell>
          <table:table-cell table:formula="of:=[M_Dia_NA.I30]" office:value-type="float" office:value="0" calcext:value-type="float">
            <text:p>0</text:p>
          </table:table-cell>
          <table:table-cell table:formula="of:=[M_Dia_NA.J30]" office:value-type="float" office:value="189" calcext:value-type="float">
            <text:p>189</text:p>
          </table:table-cell>
          <table:table-cell table:formula="of:=[M_Dia_NA.N30]" office:value-type="float" office:value="0" calcext:value-type="float">
            <text:p>0</text:p>
          </table:table-cell>
          <table:table-cell table:number-columns-repeated="2"/>
          <table:table-cell table:style-name="ce51" table:formula="of:=[.B30]" office:value-type="date" office:date-value="2020-03-12" calcext:value-type="date">
            <text:p>12/03</text:p>
          </table:table-cell>
          <table:table-cell table:formula="of:=[M_Dia_NA.D30]" office:value-type="float" office:value="1" calcext:value-type="float">
            <text:p>1</text:p>
          </table:table-cell>
          <table:table-cell table:formula="of:=[M_Dia_NA.F30]" office:value-type="float" office:value="1" calcext:value-type="float">
            <text:p>1</text:p>
          </table:table-cell>
          <table:table-cell table:formula="of:=[M_Dia_NA.K30]" office:value-type="float" office:value="0" calcext:value-type="float">
            <text:p>0</text:p>
          </table:table-cell>
          <table:table-cell table:number-columns-repeated="2"/>
          <table:table-cell table:formula="of:=[M_Dia_NA.O30]" office:value-type="float" office:value="0" calcext:value-type="float">
            <text:p>0</text:p>
          </table:table-cell>
          <table:table-cell table:formula="of:=[M_Dia_NA.P30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table:formula="of:=[C_Dia_NA.B31]" office:value-type="date" office:date-value="2020-03-13" calcext:value-type="date">
            <text:p>13/03</text:p>
          </table:table-cell>
          <table:table-cell table:formula="of:=[M_Dia_NA.C31]" office:value-type="float" office:value="3" calcext:value-type="float">
            <text:p>3</text:p>
          </table:table-cell>
          <table:table-cell table:formula="of:=[M_Dia_NA.E31]" office:value-type="float" office:value="0" calcext:value-type="float">
            <text:p>0</text:p>
          </table:table-cell>
          <table:table-cell table:formula="of:=[M_Dia_NA.G31]" office:value-type="float" office:value="34" calcext:value-type="float">
            <text:p>34</text:p>
          </table:table-cell>
          <table:table-cell table:formula="of:=[M_Dia_NA.H31]" office:value-type="float" office:value="18" calcext:value-type="float">
            <text:p>18</text:p>
          </table:table-cell>
          <table:table-cell table:formula="of:=[M_Dia_NA.I31]" office:value-type="float" office:value="5" calcext:value-type="float">
            <text:p>5</text:p>
          </table:table-cell>
          <table:table-cell table:formula="of:=[M_Dia_NA.J31]" office:value-type="float" office:value="250" calcext:value-type="float">
            <text:p>250</text:p>
          </table:table-cell>
          <table:table-cell table:formula="of:=[M_Dia_NA.N31]" office:value-type="float" office:value="2" calcext:value-type="float">
            <text:p>2</text:p>
          </table:table-cell>
          <table:table-cell table:number-columns-repeated="2"/>
          <table:table-cell table:style-name="ce51" table:formula="of:=[.B31]" office:value-type="date" office:date-value="2020-03-13" calcext:value-type="date">
            <text:p>13/03</text:p>
          </table:table-cell>
          <table:table-cell table:formula="of:=[M_Dia_NA.D31]" office:value-type="float" office:value="0" calcext:value-type="float">
            <text:p>0</text:p>
          </table:table-cell>
          <table:table-cell table:formula="of:=[M_Dia_NA.F31]" office:value-type="float" office:value="0" calcext:value-type="float">
            <text:p>0</text:p>
          </table:table-cell>
          <table:table-cell table:formula="of:=[M_Dia_NA.K31]" office:value-type="float" office:value="0" calcext:value-type="float">
            <text:p>0</text:p>
          </table:table-cell>
          <table:table-cell table:formula="of:=[M_Dia_NA.L31]" office:value-type="float" office:value="1" calcext:value-type="float">
            <text:p>1</text:p>
          </table:table-cell>
          <table:table-cell/>
          <table:table-cell table:formula="of:=[M_Dia_NA.O31]" office:value-type="float" office:value="1" calcext:value-type="float">
            <text:p>1</text:p>
          </table:table-cell>
          <table:table-cell table:formula="of:=[M_Dia_NA.P3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_NA.B32]" office:value-type="date" office:date-value="2020-03-14" calcext:value-type="date">
            <text:p>14/03</text:p>
          </table:table-cell>
          <table:table-cell table:formula="of:=[M_Dia_NA.C32]" office:value-type="float" office:value="0" calcext:value-type="float">
            <text:p>0</text:p>
          </table:table-cell>
          <table:table-cell table:formula="of:=[M_Dia_NA.E32]" office:value-type="float" office:value="1" calcext:value-type="float">
            <text:p>1</text:p>
          </table:table-cell>
          <table:table-cell table:formula="of:=[M_Dia_NA.G32]" office:value-type="float" office:value="18" calcext:value-type="float">
            <text:p>18</text:p>
          </table:table-cell>
          <table:table-cell table:formula="of:=[M_Dia_NA.H32]" office:value-type="float" office:value="12" calcext:value-type="float">
            <text:p>12</text:p>
          </table:table-cell>
          <table:table-cell table:formula="of:=[M_Dia_NA.I32]" office:value-type="float" office:value="2" calcext:value-type="float">
            <text:p>2</text:p>
          </table:table-cell>
          <table:table-cell table:formula="of:=[M_Dia_NA.J32]" office:value-type="float" office:value="175" calcext:value-type="float">
            <text:p>175</text:p>
          </table:table-cell>
          <table:table-cell table:formula="of:=[M_Dia_NA.N32]" office:value-type="float" office:value="11" calcext:value-type="float">
            <text:p>11</text:p>
          </table:table-cell>
          <table:table-cell table:number-columns-repeated="2"/>
          <table:table-cell table:style-name="ce51" table:formula="of:=[.B32]" office:value-type="date" office:date-value="2020-03-14" calcext:value-type="date">
            <text:p>14/03</text:p>
          </table:table-cell>
          <table:table-cell table:formula="of:=[M_Dia_NA.D32]" office:value-type="float" office:value="0" calcext:value-type="float">
            <text:p>0</text:p>
          </table:table-cell>
          <table:table-cell table:formula="of:=[M_Dia_NA.F32]" office:value-type="float" office:value="1" calcext:value-type="float">
            <text:p>1</text:p>
          </table:table-cell>
          <table:table-cell table:formula="of:=[M_Dia_NA.K32]" office:value-type="float" office:value="1" calcext:value-type="float">
            <text:p>1</text:p>
          </table:table-cell>
          <table:table-cell table:formula="of:=[M_Dia_NA.L32]" office:value-type="float" office:value="0" calcext:value-type="float">
            <text:p>0</text:p>
          </table:table-cell>
          <table:table-cell/>
          <table:table-cell table:formula="of:=[M_Dia_NA.O32]" office:value-type="float" office:value="1" calcext:value-type="float">
            <text:p>1</text:p>
          </table:table-cell>
          <table:table-cell table:formula="of:=[M_Dia_NA.P32]" office:value-type="float" office:value="4" calcext:value-type="float">
            <text:p>4</text:p>
          </table:table-cell>
        </table:table-row>
        <table:table-row table:style-name="ro1">
          <table:table-cell table:style-name="ce62"/>
          <table:table-cell table:style-name="ce52" table:formula="of:=[C_Dia_NA.B33]" office:value-type="date" office:date-value="2020-03-15" calcext:value-type="date">
            <text:p>15/03</text:p>
          </table:table-cell>
          <table:table-cell table:style-name="ce44" table:formula="of:=[M_Dia_NA.C33]" office:value-type="float" office:value="4" calcext:value-type="float">
            <text:p>4</text:p>
          </table:table-cell>
          <table:table-cell table:style-name="ce44" table:formula="of:=[M_Dia_NA.E33]" office:value-type="float" office:value="0" calcext:value-type="float">
            <text:p>0</text:p>
          </table:table-cell>
          <table:table-cell table:style-name="ce44" table:formula="of:=[M_Dia_NA.G33]" office:value-type="float" office:value="152" calcext:value-type="float">
            <text:p>152</text:p>
          </table:table-cell>
          <table:table-cell table:style-name="ce44" table:formula="of:=[M_Dia_NA.H33]" office:value-type="float" office:value="29" calcext:value-type="float">
            <text:p>29</text:p>
          </table:table-cell>
          <table:table-cell table:style-name="ce44" table:formula="of:=[M_Dia_NA.I33]" office:value-type="float" office:value="8" calcext:value-type="float">
            <text:p>8</text:p>
          </table:table-cell>
          <table:table-cell table:style-name="ce44" table:formula="of:=[M_Dia_NA.J33]" office:value-type="float" office:value="368" calcext:value-type="float">
            <text:p>368</text:p>
          </table:table-cell>
          <table:table-cell table:style-name="ce44" table:formula="of:=[M_Dia_NA.N33]" office:value-type="float" office:value="14" calcext:value-type="float">
            <text:p>14</text:p>
          </table:table-cell>
          <table:table-cell table:style-name="ce77"/>
          <table:table-cell table:style-name="ce62"/>
          <table:table-cell table:style-name="ce52" table:formula="of:=[.B33]" office:value-type="date" office:date-value="2020-03-15" calcext:value-type="date">
            <text:p>15/03</text:p>
          </table:table-cell>
          <table:table-cell table:style-name="ce44" table:formula="of:=[M_Dia_NA.D33]" office:value-type="float" office:value="0" calcext:value-type="float">
            <text:p>0</text:p>
          </table:table-cell>
          <table:table-cell table:style-name="ce44" table:formula="of:=[M_Dia_NA.F33]" office:value-type="float" office:value="2" calcext:value-type="float">
            <text:p>2</text:p>
          </table:table-cell>
          <table:table-cell table:style-name="ce44" table:formula="of:=[M_Dia_NA.K33]" office:value-type="float" office:value="0" calcext:value-type="float">
            <text:p>0</text:p>
          </table:table-cell>
          <table:table-cell table:style-name="ce44" table:formula="of:=[M_Dia_NA.L33]" office:value-type="float" office:value="0" calcext:value-type="float">
            <text:p>0</text:p>
          </table:table-cell>
          <table:table-cell table:style-name="ce44"/>
          <table:table-cell table:style-name="ce44" table:formula="of:=[M_Dia_NA.O33]" office:value-type="float" office:value="2" calcext:value-type="float">
            <text:p>2</text:p>
          </table:table-cell>
          <table:table-cell table:style-name="ce44" table:formula="of:=[M_Dia_NA.P33]" office:value-type="float" office:value="6" calcext:value-type="float">
            <text:p>6</text:p>
          </table:table-cell>
        </table:table-row>
        <table:table-row table:style-name="ro1">
          <table:table-cell table:style-name="ce63" table:formula="of:=[C_Dia_NA.A34]" office:value-type="string" office:string-value="L" calcext:value-type="string">
            <text:p>L</text:p>
          </table:table-cell>
          <table:table-cell table:style-name="ce51" table:formula="of:=[C_Dia_NA.B34]" office:value-type="date" office:date-value="2020-03-16" calcext:value-type="date">
            <text:p>16/03</text:p>
          </table:table-cell>
          <table:table-cell table:formula="of:=[M_Dia_NA.C34]" office:value-type="float" office:value="0" calcext:value-type="float">
            <text:p>0</text:p>
          </table:table-cell>
          <table:table-cell table:formula="of:=[M_Dia_NA.E34]" office:value-type="float" office:value="1" calcext:value-type="float">
            <text:p>1</text:p>
          </table:table-cell>
          <table:table-cell table:formula="of:=[M_Dia_NA.G34]" office:value-type="float" office:value="21" calcext:value-type="float">
            <text:p>21</text:p>
          </table:table-cell>
          <table:table-cell table:formula="of:=[M_Dia_NA.H34]" office:value-type="float" office:value="28" calcext:value-type="float">
            <text:p>28</text:p>
          </table:table-cell>
          <table:table-cell table:formula="of:=[M_Dia_NA.I34]" office:value-type="float" office:value="4" calcext:value-type="float">
            <text:p>4</text:p>
          </table:table-cell>
          <table:table-cell table:formula="of:=[M_Dia_NA.J34]" office:value-type="float" office:value="349" calcext:value-type="float">
            <text:p>349</text:p>
          </table:table-cell>
          <table:table-cell table:formula="of:=[M_Dia_NA.N34]" office:value-type="float" office:value="20" calcext:value-type="float">
            <text:p>20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style-name="ce51" table:formula="of:=[.B34]" office:value-type="date" office:date-value="2020-03-16" calcext:value-type="date">
            <text:p>16/03</text:p>
          </table:table-cell>
          <table:table-cell table:formula="of:=[M_Dia_NA.D34]" office:value-type="float" office:value="2" calcext:value-type="float">
            <text:p>2</text:p>
          </table:table-cell>
          <table:table-cell table:formula="of:=[M_Dia_NA.F34]" office:value-type="float" office:value="1" calcext:value-type="float">
            <text:p>1</text:p>
          </table:table-cell>
          <table:table-cell table:formula="of:=[M_Dia_NA.K34]" office:value-type="float" office:value="0" calcext:value-type="float">
            <text:p>0</text:p>
          </table:table-cell>
          <table:table-cell table:formula="of:=[M_Dia_NA.L34]" office:value-type="float" office:value="0" calcext:value-type="float">
            <text:p>0</text:p>
          </table:table-cell>
          <table:table-cell table:formula="of:=[M_Dia_NA.M34]" office:value-type="float" office:value="1" calcext:value-type="float">
            <text:p>1</text:p>
          </table:table-cell>
          <table:table-cell table:formula="of:=[M_Dia_NA.O34]" office:value-type="float" office:value="2" calcext:value-type="float">
            <text:p>2</text:p>
          </table:table-cell>
          <table:table-cell table:formula="of:=[M_Dia_NA.P34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1" table:formula="of:=[C_Dia_NA.B35]" office:value-type="date" office:date-value="2020-03-17" calcext:value-type="date">
            <text:p>17/03</text:p>
          </table:table-cell>
          <table:table-cell table:formula="of:=[M_Dia_NA.C35]" office:value-type="float" office:value="0" calcext:value-type="float">
            <text:p>0</text:p>
          </table:table-cell>
          <table:table-cell table:formula="of:=[M_Dia_NA.E35]" office:value-type="float" office:value="0" calcext:value-type="float">
            <text:p>0</text:p>
          </table:table-cell>
          <table:table-cell table:formula="of:=[M_Dia_NA.G35]" office:value-type="float" office:value="182" calcext:value-type="float">
            <text:p>182</text:p>
          </table:table-cell>
          <table:table-cell table:formula="of:=[M_Dia_NA.H35]" office:value-type="float" office:value="27" calcext:value-type="float">
            <text:p>27</text:p>
          </table:table-cell>
          <table:table-cell table:formula="of:=[M_Dia_NA.I35]" office:value-type="float" office:value="19" calcext:value-type="float">
            <text:p>19</text:p>
          </table:table-cell>
          <table:table-cell table:formula="of:=[M_Dia_NA.J35]" office:value-type="float" office:value="345" calcext:value-type="float">
            <text:p>345</text:p>
          </table:table-cell>
          <table:table-cell table:formula="of:=[M_Dia_NA.N35]" office:value-type="float" office:value="16" calcext:value-type="float">
            <text:p>16</text:p>
          </table:table-cell>
          <table:table-cell table:number-columns-repeated="2"/>
          <table:table-cell table:style-name="ce51" table:formula="of:=[.B35]" office:value-type="date" office:date-value="2020-03-17" calcext:value-type="date">
            <text:p>17/03</text:p>
          </table:table-cell>
          <table:table-cell table:formula="of:=[M_Dia_NA.D35]" office:value-type="float" office:value="0" calcext:value-type="float">
            <text:p>0</text:p>
          </table:table-cell>
          <table:table-cell table:formula="of:=[M_Dia_NA.F35]" office:value-type="float" office:value="1" calcext:value-type="float">
            <text:p>1</text:p>
          </table:table-cell>
          <table:table-cell table:formula="of:=[M_Dia_NA.K35]" office:value-type="float" office:value="0" calcext:value-type="float">
            <text:p>0</text:p>
          </table:table-cell>
          <table:table-cell table:formula="of:=[M_Dia_NA.L35]" office:value-type="float" office:value="0" calcext:value-type="float">
            <text:p>0</text:p>
          </table:table-cell>
          <table:table-cell table:formula="of:=[M_Dia_NA.M35]" office:value-type="float" office:value="0" calcext:value-type="float">
            <text:p>0</text:p>
          </table:table-cell>
          <table:table-cell table:formula="of:=[M_Dia_NA.O35]" office:value-type="float" office:value="1" calcext:value-type="float">
            <text:p>1</text:p>
          </table:table-cell>
          <table:table-cell table:formula="of:=[M_Dia_NA.P35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table:formula="of:=[C_Dia_NA.B36]" office:value-type="date" office:date-value="2020-03-18" calcext:value-type="date">
            <text:p>18/03</text:p>
          </table:table-cell>
          <table:table-cell table:formula="of:=[M_Dia_NA.C36]" office:value-type="float" office:value="0" calcext:value-type="float">
            <text:p>0</text:p>
          </table:table-cell>
          <table:table-cell table:formula="of:=[M_Dia_NA.E36]" office:value-type="float" office:value="9" calcext:value-type="float">
            <text:p>9</text:p>
          </table:table-cell>
          <table:table-cell table:formula="of:=[M_Dia_NA.G36]" office:value-type="float" office:value="107" calcext:value-type="float">
            <text:p>107</text:p>
          </table:table-cell>
          <table:table-cell table:formula="of:=[M_Dia_NA.H36]" office:value-type="float" office:value="69" calcext:value-type="float">
            <text:p>69</text:p>
          </table:table-cell>
          <table:table-cell table:formula="of:=[M_Dia_NA.I36]" office:value-type="float" office:value="15" calcext:value-type="float">
            <text:p>15</text:p>
          </table:table-cell>
          <table:table-cell table:formula="of:=[M_Dia_NA.J36]" office:value-type="float" office:value="475" calcext:value-type="float">
            <text:p>475</text:p>
          </table:table-cell>
          <table:table-cell table:formula="of:=[M_Dia_NA.N36]" office:value-type="float" office:value="32" calcext:value-type="float">
            <text:p>32</text:p>
          </table:table-cell>
          <table:table-cell table:number-columns-repeated="2"/>
          <table:table-cell table:style-name="ce51" table:formula="of:=[.B36]" office:value-type="date" office:date-value="2020-03-18" calcext:value-type="date">
            <text:p>18/03</text:p>
          </table:table-cell>
          <table:table-cell table:formula="of:=[M_Dia_NA.D36]" office:value-type="float" office:value="1" calcext:value-type="float">
            <text:p>1</text:p>
          </table:table-cell>
          <table:table-cell table:formula="of:=[M_Dia_NA.F36]" office:value-type="float" office:value="3" calcext:value-type="float">
            <text:p>3</text:p>
          </table:table-cell>
          <table:table-cell table:formula="of:=[M_Dia_NA.K36]" office:value-type="float" office:value="0" calcext:value-type="float">
            <text:p>0</text:p>
          </table:table-cell>
          <table:table-cell table:formula="of:=[M_Dia_NA.L36]" office:value-type="float" office:value="1" calcext:value-type="float">
            <text:p>1</text:p>
          </table:table-cell>
          <table:table-cell table:formula="of:=[M_Dia_NA.M36]" office:value-type="float" office:value="1" calcext:value-type="float">
            <text:p>1</text:p>
          </table:table-cell>
          <table:table-cell table:formula="of:=[M_Dia_NA.O36]" office:value-type="float" office:value="6" calcext:value-type="float">
            <text:p>6</text:p>
          </table:table-cell>
          <table:table-cell table:formula="of:=[M_Dia_NA.P36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1" table:formula="of:=[C_Dia_NA.B37]" office:value-type="date" office:date-value="2020-03-19" calcext:value-type="date">
            <text:p>19/03</text:p>
          </table:table-cell>
          <table:table-cell table:formula="of:=[M_Dia_NA.C37]" office:value-type="float" office:value="8" calcext:value-type="float">
            <text:p>8</text:p>
          </table:table-cell>
          <table:table-cell table:formula="of:=[M_Dia_NA.E37]" office:value-type="float" office:value="7" calcext:value-type="float">
            <text:p>7</text:p>
          </table:table-cell>
          <table:table-cell table:formula="of:=[M_Dia_NA.G37]" office:value-type="float" office:value="169" calcext:value-type="float">
            <text:p>169</text:p>
          </table:table-cell>
          <table:table-cell table:formula="of:=[M_Dia_NA.H37]" office:value-type="float" office:value="128" calcext:value-type="float">
            <text:p>128</text:p>
          </table:table-cell>
          <table:table-cell table:formula="of:=[M_Dia_NA.I37]" office:value-type="float" office:value="18" calcext:value-type="float">
            <text:p>18</text:p>
          </table:table-cell>
          <table:table-cell table:formula="of:=[M_Dia_NA.J37]" office:value-type="float" office:value="427" calcext:value-type="float">
            <text:p>427</text:p>
          </table:table-cell>
          <table:table-cell table:formula="of:=[M_Dia_NA.N37]" office:value-type="float" office:value="41" calcext:value-type="float">
            <text:p>41</text:p>
          </table:table-cell>
          <table:table-cell table:number-columns-repeated="2"/>
          <table:table-cell table:style-name="ce51" table:formula="of:=[.B37]" office:value-type="date" office:date-value="2020-03-19" calcext:value-type="date">
            <text:p>19/03</text:p>
          </table:table-cell>
          <table:table-cell table:formula="of:=[M_Dia_NA.D37]" office:value-type="float" office:value="2" calcext:value-type="float">
            <text:p>2</text:p>
          </table:table-cell>
          <table:table-cell table:formula="of:=[M_Dia_NA.F37]" office:value-type="float" office:value="5" calcext:value-type="float">
            <text:p>5</text:p>
          </table:table-cell>
          <table:table-cell table:formula="of:=[M_Dia_NA.K37]" office:value-type="float" office:value="1" calcext:value-type="float">
            <text:p>1</text:p>
          </table:table-cell>
          <table:table-cell table:formula="of:=[M_Dia_NA.L37]" office:value-type="float" office:value="2" calcext:value-type="float">
            <text:p>2</text:p>
          </table:table-cell>
          <table:table-cell table:formula="of:=[M_Dia_NA.M37]" office:value-type="float" office:value="1" calcext:value-type="float">
            <text:p>1</text:p>
          </table:table-cell>
          <table:table-cell table:formula="of:=[M_Dia_NA.O37]" office:value-type="float" office:value="7" calcext:value-type="float">
            <text:p>7</text:p>
          </table:table-cell>
          <table:table-cell table:formula="of:=[M_Dia_NA.P37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table:formula="of:=[C_Dia_NA.B38]" office:value-type="date" office:date-value="2020-03-20" calcext:value-type="date">
            <text:p>20/03</text:p>
          </table:table-cell>
          <table:table-cell table:formula="of:=[M_Dia_NA.C38]" office:value-type="float" office:value="11" calcext:value-type="float">
            <text:p>11</text:p>
          </table:table-cell>
          <table:table-cell table:formula="of:=[M_Dia_NA.E38]" office:value-type="float" office:value="16" calcext:value-type="float">
            <text:p>16</text:p>
          </table:table-cell>
          <table:table-cell table:formula="of:=[M_Dia_NA.G38]" office:value-type="float" office:value="235" calcext:value-type="float">
            <text:p>235</text:p>
          </table:table-cell>
          <table:table-cell table:formula="of:=[M_Dia_NA.H38]" office:value-type="float" office:value="78" calcext:value-type="float">
            <text:p>78</text:p>
          </table:table-cell>
          <table:table-cell table:formula="of:=[M_Dia_NA.I38]" office:value-type="float" office:value="30" calcext:value-type="float">
            <text:p>30</text:p>
          </table:table-cell>
          <table:table-cell table:formula="of:=[M_Dia_NA.J38]" office:value-type="float" office:value="627" calcext:value-type="float">
            <text:p>627</text:p>
          </table:table-cell>
          <table:table-cell table:formula="of:=[M_Dia_NA.N38]" office:value-type="float" office:value="33" calcext:value-type="float">
            <text:p>33</text:p>
          </table:table-cell>
          <table:table-cell table:number-columns-repeated="2"/>
          <table:table-cell table:style-name="ce51" table:formula="of:=[.B38]" office:value-type="date" office:date-value="2020-03-20" calcext:value-type="date">
            <text:p>20/03</text:p>
          </table:table-cell>
          <table:table-cell table:formula="of:=[M_Dia_NA.D38]" office:value-type="float" office:value="0" calcext:value-type="float">
            <text:p>0</text:p>
          </table:table-cell>
          <table:table-cell table:formula="of:=[M_Dia_NA.F38]" office:value-type="float" office:value="4" calcext:value-type="float">
            <text:p>4</text:p>
          </table:table-cell>
          <table:table-cell table:formula="of:=[M_Dia_NA.K38]" office:value-type="float" office:value="0" calcext:value-type="float">
            <text:p>0</text:p>
          </table:table-cell>
          <table:table-cell table:formula="of:=[M_Dia_NA.L38]" office:value-type="float" office:value="1" calcext:value-type="float">
            <text:p>1</text:p>
          </table:table-cell>
          <table:table-cell table:formula="of:=[M_Dia_NA.M38]" office:value-type="float" office:value="3" calcext:value-type="float">
            <text:p>3</text:p>
          </table:table-cell>
          <table:table-cell table:formula="of:=[M_Dia_NA.O38]" office:value-type="float" office:value="10" calcext:value-type="float">
            <text:p>10</text:p>
          </table:table-cell>
          <table:table-cell table:formula="of:=[M_Dia_NA.P38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1" table:formula="of:=[C_Dia_NA.B39]" office:value-type="date" office:date-value="2020-03-21" calcext:value-type="date">
            <text:p>21/03</text:p>
          </table:table-cell>
          <table:table-cell table:formula="of:=[M_Dia_NA.C39]" office:value-type="float" office:value="16" calcext:value-type="float">
            <text:p>16</text:p>
          </table:table-cell>
          <table:table-cell table:formula="of:=[M_Dia_NA.E39]" office:value-type="float" office:value="30" calcext:value-type="float">
            <text:p>30</text:p>
          </table:table-cell>
          <table:table-cell table:formula="of:=[M_Dia_NA.G39]" office:value-type="float" office:value="324" calcext:value-type="float">
            <text:p>324</text:p>
          </table:table-cell>
          <table:table-cell table:formula="of:=[M_Dia_NA.H39]" office:value-type="float" office:value="112" calcext:value-type="float">
            <text:p>112</text:p>
          </table:table-cell>
          <table:table-cell table:formula="of:=[M_Dia_NA.I39]" office:value-type="float" office:value="30" calcext:value-type="float">
            <text:p>30</text:p>
          </table:table-cell>
          <table:table-cell table:formula="of:=[M_Dia_NA.J39]" office:value-type="float" office:value="793" calcext:value-type="float">
            <text:p>793</text:p>
          </table:table-cell>
          <table:table-cell table:formula="of:=[M_Dia_NA.N39]" office:value-type="float" office:value="56" calcext:value-type="float">
            <text:p>56</text:p>
          </table:table-cell>
          <table:table-cell table:number-columns-repeated="2"/>
          <table:table-cell table:style-name="ce51" table:formula="of:=[.B39]" office:value-type="date" office:date-value="2020-03-21" calcext:value-type="date">
            <text:p>21/03</text:p>
          </table:table-cell>
          <table:table-cell table:formula="of:=[M_Dia_NA.D39]" office:value-type="float" office:value="2" calcext:value-type="float">
            <text:p>2</text:p>
          </table:table-cell>
          <table:table-cell table:formula="of:=[M_Dia_NA.F39]" office:value-type="float" office:value="3" calcext:value-type="float">
            <text:p>3</text:p>
          </table:table-cell>
          <table:table-cell table:formula="of:=[M_Dia_NA.K39]" office:value-type="float" office:value="0" calcext:value-type="float">
            <text:p>0</text:p>
          </table:table-cell>
          <table:table-cell table:formula="of:=[M_Dia_NA.L39]" office:value-type="float" office:value="3" calcext:value-type="float">
            <text:p>3</text:p>
          </table:table-cell>
          <table:table-cell table:formula="of:=[M_Dia_NA.M39]" office:value-type="float" office:value="6" calcext:value-type="float">
            <text:p>6</text:p>
          </table:table-cell>
          <table:table-cell table:formula="of:=[M_Dia_NA.O39]" office:value-type="float" office:value="7" calcext:value-type="float">
            <text:p>7</text:p>
          </table:table-cell>
          <table:table-cell table:formula="of:=[M_Dia_NA.P39]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51" table:formula="of:=[C_Dia_NA.B40]" office:value-type="date" office:date-value="2020-03-22" calcext:value-type="date">
            <text:p>22/03</text:p>
          </table:table-cell>
          <table:table-cell table:formula="of:=[M_Dia_NA.C40]" office:value-type="float" office:value="8" calcext:value-type="float">
            <text:p>8</text:p>
          </table:table-cell>
          <table:table-cell table:formula="of:=[M_Dia_NA.E40]" office:value-type="float" office:value="8" calcext:value-type="float">
            <text:p>8</text:p>
          </table:table-cell>
          <table:table-cell table:formula="of:=[M_Dia_NA.G40]" office:value-type="float" office:value="394" calcext:value-type="float">
            <text:p>394</text:p>
          </table:table-cell>
          <table:table-cell table:formula="of:=[M_Dia_NA.H40]" office:value-type="float" office:value="112" calcext:value-type="float">
            <text:p>112</text:p>
          </table:table-cell>
          <table:table-cell table:formula="of:=[M_Dia_NA.I40]" office:value-type="float" office:value="43" calcext:value-type="float">
            <text:p>43</text:p>
          </table:table-cell>
          <table:table-cell table:formula="of:=[M_Dia_NA.J40]" office:value-type="float" office:value="651" calcext:value-type="float">
            <text:p>651</text:p>
          </table:table-cell>
          <table:table-cell table:formula="of:=[M_Dia_NA.N40]" office:value-type="float" office:value="48" calcext:value-type="float">
            <text:p>48</text:p>
          </table:table-cell>
          <table:table-cell table:number-columns-repeated="2"/>
          <table:table-cell table:style-name="ce51" table:formula="of:=[.B40]" office:value-type="date" office:date-value="2020-03-22" calcext:value-type="date">
            <text:p>22/03</text:p>
          </table:table-cell>
          <table:table-cell table:formula="of:=[M_Dia_NA.D40]" office:value-type="float" office:value="8" calcext:value-type="float">
            <text:p>8</text:p>
          </table:table-cell>
          <table:table-cell table:formula="of:=[M_Dia_NA.F40]" office:value-type="float" office:value="3" calcext:value-type="float">
            <text:p>3</text:p>
          </table:table-cell>
          <table:table-cell table:formula="of:=[M_Dia_NA.K40]" office:value-type="float" office:value="1" calcext:value-type="float">
            <text:p>1</text:p>
          </table:table-cell>
          <table:table-cell table:formula="of:=[M_Dia_NA.L40]" office:value-type="float" office:value="0" calcext:value-type="float">
            <text:p>0</text:p>
          </table:table-cell>
          <table:table-cell table:formula="of:=[M_Dia_NA.M40]" office:value-type="float" office:value="2" calcext:value-type="float">
            <text:p>2</text:p>
          </table:table-cell>
          <table:table-cell table:formula="of:=[M_Dia_NA.O40]" office:value-type="float" office:value="12" calcext:value-type="float">
            <text:p>12</text:p>
          </table:table-cell>
          <table:table-cell table:formula="of:=[M_Dia_NA.P40]" office:value-type="float" office:value="17" calcext:value-type="float">
            <text:p>17</text:p>
          </table:table-cell>
        </table:table-row>
        <table:table-row table:style-name="ro1">
          <table:table-cell table:style-name="ce61" table:formula="of:=[C_Dia_NA.A41]" office:value-type="string" office:string-value="L" calcext:value-type="string">
            <text:p>L</text:p>
          </table:table-cell>
          <table:table-cell table:style-name="ce50" table:formula="of:=[C_Dia_NA.B41]" office:value-type="date" office:date-value="2020-03-23" calcext:value-type="date">
            <text:p>23/03</text:p>
          </table:table-cell>
          <table:table-cell table:style-name="ce43" table:formula="of:=[M_Dia_NA.C41]" office:value-type="float" office:value="31" calcext:value-type="float">
            <text:p>31</text:p>
          </table:table-cell>
          <table:table-cell table:style-name="ce43" table:formula="of:=[M_Dia_NA.E41]" office:value-type="float" office:value="13" calcext:value-type="float">
            <text:p>13</text:p>
          </table:table-cell>
          <table:table-cell table:style-name="ce43" table:formula="of:=[M_Dia_NA.G41]" office:value-type="float" office:value="462" calcext:value-type="float">
            <text:p>462</text:p>
          </table:table-cell>
          <table:table-cell table:style-name="ce43" table:formula="of:=[M_Dia_NA.H41]" office:value-type="float" office:value="186" calcext:value-type="float">
            <text:p>186</text:p>
          </table:table-cell>
          <table:table-cell table:style-name="ce43" table:formula="of:=[M_Dia_NA.I41]" office:value-type="float" office:value="34" calcext:value-type="float">
            <text:p>34</text:p>
          </table:table-cell>
          <table:table-cell table:style-name="ce43" table:formula="of:=[M_Dia_NA.J41]" office:value-type="float" office:value="601" calcext:value-type="float">
            <text:p>601</text:p>
          </table:table-cell>
          <table:table-cell table:style-name="ce43" table:formula="of:=[M_Dia_NA.N41]" office:value-type="float" office:value="54" calcext:value-type="float">
            <text:p>54</text:p>
          </table:table-cell>
          <table:table-cell table:style-name="ce77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43" table:formula="of:=[M_Dia_NA.D41]" office:value-type="float" office:value="5" calcext:value-type="float">
            <text:p>5</text:p>
          </table:table-cell>
          <table:table-cell table:style-name="ce43" table:formula="of:=[M_Dia_NA.F41]" office:value-type="float" office:value="0" calcext:value-type="float">
            <text:p>0</text:p>
          </table:table-cell>
          <table:table-cell table:style-name="ce43" table:formula="of:=[M_Dia_NA.K41]" office:value-type="float" office:value="2" calcext:value-type="float">
            <text:p>2</text:p>
          </table:table-cell>
          <table:table-cell table:style-name="ce43" table:formula="of:=[M_Dia_NA.L41]" office:value-type="float" office:value="0" calcext:value-type="float">
            <text:p>0</text:p>
          </table:table-cell>
          <table:table-cell table:style-name="ce43" table:formula="of:=[M_Dia_NA.M41]" office:value-type="float" office:value="9" calcext:value-type="float">
            <text:p>9</text:p>
          </table:table-cell>
          <table:table-cell table:style-name="ce43" table:formula="of:=[M_Dia_NA.O41]" office:value-type="float" office:value="11" calcext:value-type="float">
            <text:p>11</text:p>
          </table:table-cell>
          <table:table-cell table:style-name="ce43" table:formula="of:=[M_Dia_NA.P41]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51" table:formula="of:=[C_Dia_NA.B42]" office:value-type="date" office:date-value="2020-03-24" calcext:value-type="date">
            <text:p>24/03</text:p>
          </table:table-cell>
          <table:table-cell table:formula="of:=[M_Dia_NA.C42]" office:value-type="float" office:value="28" calcext:value-type="float">
            <text:p>28</text:p>
          </table:table-cell>
          <table:table-cell table:formula="of:=[M_Dia_NA.E42]" office:value-type="float" office:value="34" calcext:value-type="float">
            <text:p>34</text:p>
          </table:table-cell>
          <table:table-cell table:formula="of:=[M_Dia_NA.G42]" office:value-type="float" office:value="504" calcext:value-type="float">
            <text:p>504</text:p>
          </table:table-cell>
          <table:table-cell table:formula="of:=[M_Dia_NA.H42]" office:value-type="float" office:value="240" calcext:value-type="float">
            <text:p>240</text:p>
          </table:table-cell>
          <table:table-cell table:formula="of:=[M_Dia_NA.I42]" office:value-type="float" office:value="63" calcext:value-type="float">
            <text:p>63</text:p>
          </table:table-cell>
          <table:table-cell table:formula="of:=[M_Dia_NA.J42]" office:value-type="float" office:value="743" calcext:value-type="float">
            <text:p>743</text:p>
          </table:table-cell>
          <table:table-cell table:formula="of:=[M_Dia_NA.N42]" office:value-type="float" office:value="87" calcext:value-type="float">
            <text:p>87</text:p>
          </table:table-cell>
          <table:table-cell table:number-columns-repeated="2"/>
          <table:table-cell table:style-name="ce51" table:formula="of:=[.B42]" office:value-type="date" office:date-value="2020-03-24" calcext:value-type="date">
            <text:p>24/03</text:p>
          </table:table-cell>
          <table:table-cell table:formula="of:=[M_Dia_NA.D42]" office:value-type="float" office:value="7" calcext:value-type="float">
            <text:p>7</text:p>
          </table:table-cell>
          <table:table-cell table:formula="of:=[M_Dia_NA.F42]" office:value-type="float" office:value="8" calcext:value-type="float">
            <text:p>8</text:p>
          </table:table-cell>
          <table:table-cell table:formula="of:=[M_Dia_NA.K42]" office:value-type="float" office:value="1" calcext:value-type="float">
            <text:p>1</text:p>
          </table:table-cell>
          <table:table-cell table:formula="of:=[M_Dia_NA.L42]" office:value-type="float" office:value="0" calcext:value-type="float">
            <text:p>0</text:p>
          </table:table-cell>
          <table:table-cell table:formula="of:=[M_Dia_NA.M42]" office:value-type="float" office:value="10" calcext:value-type="float">
            <text:p>10</text:p>
          </table:table-cell>
          <table:table-cell table:formula="of:=[M_Dia_NA.O42]" office:value-type="float" office:value="20" calcext:value-type="float">
            <text:p>20</text:p>
          </table:table-cell>
          <table:table-cell table:formula="of:=[M_Dia_NA.P42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1" table:formula="of:=[C_Dia_NA.B43]" office:value-type="date" office:date-value="2020-03-25" calcext:value-type="date">
            <text:p>25/03</text:p>
          </table:table-cell>
          <table:table-cell table:formula="of:=[M_Dia_NA.C43]" office:value-type="float" office:value="35" calcext:value-type="float">
            <text:p>35</text:p>
          </table:table-cell>
          <table:table-cell table:formula="of:=[M_Dia_NA.E43]" office:value-type="float" office:value="56" calcext:value-type="float">
            <text:p>56</text:p>
          </table:table-cell>
          <table:table-cell table:formula="of:=[M_Dia_NA.G43]" office:value-type="float" office:value="748" calcext:value-type="float">
            <text:p>748</text:p>
          </table:table-cell>
          <table:table-cell table:formula="of:=[M_Dia_NA.H43]" office:value-type="float" office:value="231" calcext:value-type="float">
            <text:p>231</text:p>
          </table:table-cell>
          <table:table-cell table:formula="of:=[M_Dia_NA.I43]" office:value-type="float" office:value="80" calcext:value-type="float">
            <text:p>80</text:p>
          </table:table-cell>
          <table:table-cell table:formula="of:=[M_Dia_NA.J43]" office:value-type="float" office:value="683" calcext:value-type="float">
            <text:p>683</text:p>
          </table:table-cell>
          <table:table-cell table:formula="of:=[M_Dia_NA.N43]" office:value-type="float" office:value="156" calcext:value-type="float">
            <text:p>156</text:p>
          </table:table-cell>
          <table:table-cell table:number-columns-repeated="2"/>
          <table:table-cell table:style-name="ce51" table:formula="of:=[.B43]" office:value-type="date" office:date-value="2020-03-25" calcext:value-type="date">
            <text:p>25/03</text:p>
          </table:table-cell>
          <table:table-cell table:formula="of:=[M_Dia_NA.D43]" office:value-type="float" office:value="3" calcext:value-type="float">
            <text:p>3</text:p>
          </table:table-cell>
          <table:table-cell table:formula="of:=[M_Dia_NA.F43]" office:value-type="float" office:value="2" calcext:value-type="float">
            <text:p>2</text:p>
          </table:table-cell>
          <table:table-cell table:formula="of:=[M_Dia_NA.K43]" office:value-type="float" office:value="2" calcext:value-type="float">
            <text:p>2</text:p>
          </table:table-cell>
          <table:table-cell table:formula="of:=[M_Dia_NA.L43]" office:value-type="float" office:value="0" calcext:value-type="float">
            <text:p>0</text:p>
          </table:table-cell>
          <table:table-cell table:formula="of:=[M_Dia_NA.M43]" office:value-type="float" office:value="10" calcext:value-type="float">
            <text:p>10</text:p>
          </table:table-cell>
          <table:table-cell table:formula="of:=[M_Dia_NA.O43]" office:value-type="float" office:value="25" calcext:value-type="float">
            <text:p>25</text:p>
          </table:table-cell>
          <table:table-cell table:formula="of:=[M_Dia_NA.P43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51" table:formula="of:=[C_Dia_NA.B44]" office:value-type="date" office:date-value="2020-03-26" calcext:value-type="date">
            <text:p>26/03</text:p>
          </table:table-cell>
          <table:table-cell table:formula="of:=[M_Dia_NA.C44]" office:value-type="float" office:value="47" calcext:value-type="float">
            <text:p>47</text:p>
          </table:table-cell>
          <table:table-cell table:formula="of:=[M_Dia_NA.E44]" office:value-type="float" office:value="42" calcext:value-type="float">
            <text:p>42</text:p>
          </table:table-cell>
          <table:table-cell table:formula="of:=[M_Dia_NA.G44]" office:value-type="float" office:value="655" calcext:value-type="float">
            <text:p>655</text:p>
          </table:table-cell>
          <table:table-cell table:formula="of:=[M_Dia_NA.H44]" office:value-type="float" office:value="365" calcext:value-type="float">
            <text:p>365</text:p>
          </table:table-cell>
          <table:table-cell table:formula="of:=[M_Dia_NA.I44]" office:value-type="float" office:value="78" calcext:value-type="float">
            <text:p>78</text:p>
          </table:table-cell>
          <table:table-cell table:formula="of:=[M_Dia_NA.J44]" office:value-type="float" office:value="662" calcext:value-type="float">
            <text:p>662</text:p>
          </table:table-cell>
          <table:table-cell table:formula="of:=[M_Dia_NA.N44]" office:value-type="float" office:value="181" calcext:value-type="float">
            <text:p>181</text:p>
          </table:table-cell>
          <table:table-cell table:number-columns-repeated="2"/>
          <table:table-cell table:style-name="ce51" table:formula="of:=[.B44]" office:value-type="date" office:date-value="2020-03-26" calcext:value-type="date">
            <text:p>26/03</text:p>
          </table:table-cell>
          <table:table-cell table:formula="of:=[M_Dia_NA.D44]" office:value-type="float" office:value="18" calcext:value-type="float">
            <text:p>18</text:p>
          </table:table-cell>
          <table:table-cell table:formula="of:=[M_Dia_NA.F44]" office:value-type="float" office:value="7" calcext:value-type="float">
            <text:p>7</text:p>
          </table:table-cell>
          <table:table-cell table:formula="of:=[M_Dia_NA.K44]" office:value-type="float" office:value="10" calcext:value-type="float">
            <text:p>10</text:p>
          </table:table-cell>
          <table:table-cell table:formula="of:=[M_Dia_NA.L44]" office:value-type="float" office:value="1" calcext:value-type="float">
            <text:p>1</text:p>
          </table:table-cell>
          <table:table-cell table:formula="of:=[M_Dia_NA.M44]" office:value-type="float" office:value="17" calcext:value-type="float">
            <text:p>17</text:p>
          </table:table-cell>
          <table:table-cell table:formula="of:=[M_Dia_NA.O44]" office:value-type="float" office:value="29" calcext:value-type="float">
            <text:p>29</text:p>
          </table:table-cell>
          <table:table-cell table:formula="of:=[M_Dia_NA.P44]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51" table:formula="of:=[C_Dia_NA.B45]" office:value-type="date" office:date-value="2020-03-27" calcext:value-type="date">
            <text:p>27/03</text:p>
          </table:table-cell>
          <table:table-cell table:formula="of:=[M_Dia_NA.C45]" office:value-type="float" office:value="57" calcext:value-type="float">
            <text:p>57</text:p>
          </table:table-cell>
          <table:table-cell table:formula="of:=[M_Dia_NA.E45]" office:value-type="float" office:value="69" calcext:value-type="float">
            <text:p>69</text:p>
          </table:table-cell>
          <table:table-cell table:formula="of:=[M_Dia_NA.G45]" office:value-type="float" office:value="769" calcext:value-type="float">
            <text:p>769</text:p>
          </table:table-cell>
          <table:table-cell table:formula="of:=[M_Dia_NA.H45]" office:value-type="float" office:value="299" calcext:value-type="float">
            <text:p>299</text:p>
          </table:table-cell>
          <table:table-cell table:formula="of:=[M_Dia_NA.I45]" office:value-type="float" office:value="112" calcext:value-type="float">
            <text:p>112</text:p>
          </table:table-cell>
          <table:table-cell table:formula="of:=[M_Dia_NA.J45]" office:value-type="float" office:value="969" calcext:value-type="float">
            <text:p>969</text:p>
          </table:table-cell>
          <table:table-cell table:formula="of:=[M_Dia_NA.N45]" office:value-type="float" office:value="260" calcext:value-type="float">
            <text:p>260</text:p>
          </table:table-cell>
          <table:table-cell table:number-columns-repeated="2"/>
          <table:table-cell table:style-name="ce51" table:formula="of:=[.B45]" office:value-type="date" office:date-value="2020-03-27" calcext:value-type="date">
            <text:p>27/03</text:p>
          </table:table-cell>
          <table:table-cell table:formula="of:=[M_Dia_NA.D45]" office:value-type="float" office:value="9" calcext:value-type="float">
            <text:p>9</text:p>
          </table:table-cell>
          <table:table-cell table:formula="of:=[M_Dia_NA.F45]" office:value-type="float" office:value="11" calcext:value-type="float">
            <text:p>11</text:p>
          </table:table-cell>
          <table:table-cell table:formula="of:=[M_Dia_NA.K45]" office:value-type="float" office:value="3" calcext:value-type="float">
            <text:p>3</text:p>
          </table:table-cell>
          <table:table-cell table:formula="of:=[M_Dia_NA.L45]" office:value-type="float" office:value="6" calcext:value-type="float">
            <text:p>6</text:p>
          </table:table-cell>
          <table:table-cell table:formula="of:=[M_Dia_NA.M45]" office:value-type="float" office:value="16" calcext:value-type="float">
            <text:p>16</text:p>
          </table:table-cell>
          <table:table-cell table:formula="of:=[M_Dia_NA.O45]" office:value-type="float" office:value="32" calcext:value-type="float">
            <text:p>32</text:p>
          </table:table-cell>
          <table:table-cell table:formula="of:=[M_Dia_NA.P45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51" table:formula="of:=[C_Dia_NA.B46]" office:value-type="date" office:date-value="2020-03-28" calcext:value-type="date">
            <text:p>28/03</text:p>
          </table:table-cell>
          <table:table-cell table:formula="of:=[M_Dia_NA.C46]" office:value-type="float" office:value="72" calcext:value-type="float">
            <text:p>72</text:p>
          </table:table-cell>
          <table:table-cell table:formula="of:=[M_Dia_NA.E46]" office:value-type="float" office:value="64" calcext:value-type="float">
            <text:p>64</text:p>
          </table:table-cell>
          <table:table-cell table:formula="of:=[M_Dia_NA.G46]" office:value-type="float" office:value="832" calcext:value-type="float">
            <text:p>832</text:p>
          </table:table-cell>
          <table:table-cell table:formula="of:=[M_Dia_NA.H46]" office:value-type="float" office:value="319" calcext:value-type="float">
            <text:p>319</text:p>
          </table:table-cell>
          <table:table-cell table:formula="of:=[M_Dia_NA.I46]" office:value-type="float" office:value="93" calcext:value-type="float">
            <text:p>93</text:p>
          </table:table-cell>
          <table:table-cell table:formula="of:=[M_Dia_NA.J46]" office:value-type="float" office:value="889" calcext:value-type="float">
            <text:p>889</text:p>
          </table:table-cell>
          <table:table-cell table:formula="of:=[M_Dia_NA.N46]" office:value-type="float" office:value="209" calcext:value-type="float">
            <text:p>209</text:p>
          </table:table-cell>
          <table:table-cell table:number-columns-repeated="2"/>
          <table:table-cell table:style-name="ce51" table:formula="of:=[.B46]" office:value-type="date" office:date-value="2020-03-28" calcext:value-type="date">
            <text:p>28/03</text:p>
          </table:table-cell>
          <table:table-cell table:formula="of:=[M_Dia_NA.D46]" office:value-type="float" office:value="10" calcext:value-type="float">
            <text:p>10</text:p>
          </table:table-cell>
          <table:table-cell table:formula="of:=[M_Dia_NA.F46]" office:value-type="float" office:value="13" calcext:value-type="float">
            <text:p>13</text:p>
          </table:table-cell>
          <table:table-cell table:formula="of:=[M_Dia_NA.K46]" office:value-type="float" office:value="14" calcext:value-type="float">
            <text:p>14</text:p>
          </table:table-cell>
          <table:table-cell table:formula="of:=[M_Dia_NA.L46]" office:value-type="float" office:value="3" calcext:value-type="float">
            <text:p>3</text:p>
          </table:table-cell>
          <table:table-cell table:formula="of:=[M_Dia_NA.M46]" office:value-type="float" office:value="24" calcext:value-type="float">
            <text:p>24</text:p>
          </table:table-cell>
          <table:table-cell table:formula="of:=[M_Dia_NA.O46]" office:value-type="float" office:value="35" calcext:value-type="float">
            <text:p>35</text:p>
          </table:table-cell>
          <table:table-cell table:formula="of:=[M_Dia_NA.P46]" office:value-type="float" office:value="42" calcext:value-type="float">
            <text:p>42</text:p>
          </table:table-cell>
        </table:table-row>
        <table:table-row table:style-name="ro1">
          <table:table-cell table:style-name="ce62"/>
          <table:table-cell table:style-name="ce52" table:formula="of:=[C_Dia_NA.B47]" office:value-type="date" office:date-value="2020-03-29" calcext:value-type="date">
            <text:p>29/03</text:p>
          </table:table-cell>
          <table:table-cell table:style-name="ce44" table:formula="of:=[M_Dia_NA.C47]" office:value-type="float" office:value="64" calcext:value-type="float">
            <text:p>64</text:p>
          </table:table-cell>
          <table:table-cell table:style-name="ce44" table:formula="of:=[M_Dia_NA.E47]" office:value-type="float" office:value="78" calcext:value-type="float">
            <text:p>78</text:p>
          </table:table-cell>
          <table:table-cell table:style-name="ce44" table:formula="of:=[M_Dia_NA.G47]" office:value-type="float" office:value="838" calcext:value-type="float">
            <text:p>838</text:p>
          </table:table-cell>
          <table:table-cell table:style-name="ce44" table:formula="of:=[M_Dia_NA.H47]" office:value-type="float" office:value="292" calcext:value-type="float">
            <text:p>292</text:p>
          </table:table-cell>
          <table:table-cell table:style-name="ce44" table:formula="of:=[M_Dia_NA.I47]" office:value-type="float" office:value="132" calcext:value-type="float">
            <text:p>132</text:p>
          </table:table-cell>
          <table:table-cell table:style-name="ce44" table:formula="of:=[M_Dia_NA.J47]" office:value-type="float" office:value="756" calcext:value-type="float">
            <text:p>756</text:p>
          </table:table-cell>
          <table:table-cell table:style-name="ce44" table:formula="of:=[M_Dia_NA.N47]" office:value-type="float" office:value="180" calcext:value-type="float">
            <text:p>180</text:p>
          </table:table-cell>
          <table:table-cell table:style-name="ce77"/>
          <table:table-cell table:style-name="ce62"/>
          <table:table-cell table:style-name="ce52" table:formula="of:=[.B47]" office:value-type="date" office:date-value="2020-03-29" calcext:value-type="date">
            <text:p>29/03</text:p>
          </table:table-cell>
          <table:table-cell table:style-name="ce44" table:formula="of:=[M_Dia_NA.D47]" office:value-type="float" office:value="18" calcext:value-type="float">
            <text:p>18</text:p>
          </table:table-cell>
          <table:table-cell table:style-name="ce44" table:formula="of:=[M_Dia_NA.F47]" office:value-type="float" office:value="7" calcext:value-type="float">
            <text:p>7</text:p>
          </table:table-cell>
          <table:table-cell table:style-name="ce44" table:formula="of:=[M_Dia_NA.K47]" office:value-type="float" office:value="10" calcext:value-type="float">
            <text:p>10</text:p>
          </table:table-cell>
          <table:table-cell table:style-name="ce44" table:formula="of:=[M_Dia_NA.L47]" office:value-type="float" office:value="3" calcext:value-type="float">
            <text:p>3</text:p>
          </table:table-cell>
          <table:table-cell table:style-name="ce44" table:formula="of:=[M_Dia_NA.M47]" office:value-type="float" office:value="19" calcext:value-type="float">
            <text:p>19</text:p>
          </table:table-cell>
          <table:table-cell table:style-name="ce44" table:formula="of:=[M_Dia_NA.O47]" office:value-type="float" office:value="38" calcext:value-type="float">
            <text:p>38</text:p>
          </table:table-cell>
          <table:table-cell table:style-name="ce44" table:formula="of:=[M_Dia_NA.P47]" office:value-type="float" office:value="36" calcext:value-type="float">
            <text:p>36</text:p>
          </table:table-cell>
        </table:table-row>
        <table:table-row table:style-name="ro1">
          <table:table-cell table:style-name="ce63" table:formula="of:=[C_Dia_NA.A48]" office:value-type="string" office:string-value="L" calcext:value-type="string">
            <text:p>L</text:p>
          </table:table-cell>
          <table:table-cell table:style-name="ce51" table:formula="of:=[C_Dia_NA.B48]" office:value-type="date" office:date-value="2020-03-30" calcext:value-type="date">
            <text:p>30/03</text:p>
          </table:table-cell>
          <table:table-cell table:formula="of:=[M_Dia_NA.C48]" office:value-type="float" office:value="66" calcext:value-type="float">
            <text:p>66</text:p>
          </table:table-cell>
          <table:table-cell table:formula="of:=[M_Dia_NA.E48]" office:value-type="float" office:value="82" calcext:value-type="float">
            <text:p>82</text:p>
          </table:table-cell>
          <table:table-cell table:formula="of:=[M_Dia_NA.G48]" office:value-type="float" office:value="812" calcext:value-type="float">
            <text:p>812</text:p>
          </table:table-cell>
          <table:table-cell table:formula="of:=[M_Dia_NA.H48]" office:value-type="float" office:value="418" calcext:value-type="float">
            <text:p>418</text:p>
          </table:table-cell>
          <table:table-cell table:formula="of:=[M_Dia_NA.I48]" office:value-type="float" office:value="93" calcext:value-type="float">
            <text:p>93</text:p>
          </table:table-cell>
          <table:table-cell table:formula="of:=[M_Dia_NA.J48]" office:value-type="float" office:value="812" calcext:value-type="float">
            <text:p>812</text:p>
          </table:table-cell>
          <table:table-cell table:formula="of:=[M_Dia_NA.N48]" office:value-type="float" office:value="381" calcext:value-type="float">
            <text:p>381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style-name="ce51" table:formula="of:=[.B48]" office:value-type="date" office:date-value="2020-03-30" calcext:value-type="date">
            <text:p>30/03</text:p>
          </table:table-cell>
          <table:table-cell table:formula="of:=[M_Dia_NA.D48]" office:value-type="float" office:value="22" calcext:value-type="float">
            <text:p>22</text:p>
          </table:table-cell>
          <table:table-cell table:formula="of:=[M_Dia_NA.F48]" office:value-type="float" office:value="5" calcext:value-type="float">
            <text:p>5</text:p>
          </table:table-cell>
          <table:table-cell table:formula="of:=[M_Dia_NA.K48]" office:value-type="float" office:value="8" calcext:value-type="float">
            <text:p>8</text:p>
          </table:table-cell>
          <table:table-cell table:formula="of:=[M_Dia_NA.L48]" office:value-type="float" office:value="1" calcext:value-type="float">
            <text:p>1</text:p>
          </table:table-cell>
          <table:table-cell table:formula="of:=[M_Dia_NA.M48]" office:value-type="float" office:value="21" calcext:value-type="float">
            <text:p>21</text:p>
          </table:table-cell>
          <table:table-cell table:formula="of:=[M_Dia_NA.O48]" office:value-type="float" office:value="43" calcext:value-type="float">
            <text:p>43</text:p>
          </table:table-cell>
          <table:table-cell table:formula="of:=[M_Dia_NA.P48]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51" table:formula="of:=[C_Dia_NA.B49]" office:value-type="date" office:date-value="2020-03-31" calcext:value-type="date">
            <text:p>31/03</text:p>
          </table:table-cell>
          <table:table-cell table:formula="of:=[M_Dia_NA.C49]" office:value-type="float" office:value="128" calcext:value-type="float">
            <text:p>128</text:p>
          </table:table-cell>
          <table:table-cell table:formula="of:=[M_Dia_NA.E49]" office:value-type="float" office:value="192" calcext:value-type="float">
            <text:p>192</text:p>
          </table:table-cell>
          <table:table-cell table:formula="of:=[M_Dia_NA.G49]" office:value-type="float" office:value="849" calcext:value-type="float">
            <text:p>849</text:p>
          </table:table-cell>
          <table:table-cell table:formula="of:=[M_Dia_NA.H49]" office:value-type="float" office:value="499" calcext:value-type="float">
            <text:p>499</text:p>
          </table:table-cell>
          <table:table-cell table:formula="of:=[M_Dia_NA.I49]" office:value-type="float" office:value="175" calcext:value-type="float">
            <text:p>175</text:p>
          </table:table-cell>
          <table:table-cell table:formula="of:=[M_Dia_NA.J49]" office:value-type="float" office:value="837" calcext:value-type="float">
            <text:p>837</text:p>
          </table:table-cell>
          <table:table-cell table:formula="of:=[M_Dia_NA.N49]" office:value-type="float" office:value="563" calcext:value-type="float">
            <text:p>563</text:p>
          </table:table-cell>
          <table:table-cell table:number-columns-repeated="2"/>
          <table:table-cell table:style-name="ce51" table:formula="of:=[.B49]" office:value-type="date" office:date-value="2020-03-31" calcext:value-type="date">
            <text:p>31/03</text:p>
          </table:table-cell>
          <table:table-cell table:formula="of:=[M_Dia_NA.D49]" office:value-type="float" office:value="20" calcext:value-type="float">
            <text:p>20</text:p>
          </table:table-cell>
          <table:table-cell table:formula="of:=[M_Dia_NA.F49]" office:value-type="float" office:value="13" calcext:value-type="float">
            <text:p>13</text:p>
          </table:table-cell>
          <table:table-cell table:formula="of:=[M_Dia_NA.K49]" office:value-type="float" office:value="17" calcext:value-type="float">
            <text:p>17</text:p>
          </table:table-cell>
          <table:table-cell table:formula="of:=[M_Dia_NA.L49]" office:value-type="float" office:value="1" calcext:value-type="float">
            <text:p>1</text:p>
          </table:table-cell>
          <table:table-cell table:formula="of:=[M_Dia_NA.M49]" office:value-type="float" office:value="20" calcext:value-type="float">
            <text:p>20</text:p>
          </table:table-cell>
          <table:table-cell table:formula="of:=[M_Dia_NA.O49]" office:value-type="float" office:value="44" calcext:value-type="float">
            <text:p>44</text:p>
          </table:table-cell>
          <table:table-cell table:formula="of:=[M_Dia_NA.P49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_NA.B50]" office:value-type="date" office:date-value="2020-04-01" calcext:value-type="date">
            <text:p>01/04</text:p>
          </table:table-cell>
          <table:table-cell table:formula="of:=[M_Dia_NA.C50]" office:value-type="float" office:value="149" calcext:value-type="float">
            <text:p>149</text:p>
          </table:table-cell>
          <table:table-cell table:formula="of:=[M_Dia_NA.E50]" office:value-type="float" office:value="123" calcext:value-type="float">
            <text:p>123</text:p>
          </table:table-cell>
          <table:table-cell table:formula="of:=[M_Dia_NA.G50]" office:value-type="float" office:value="864" calcext:value-type="float">
            <text:p>864</text:p>
          </table:table-cell>
          <table:table-cell table:formula="of:=[M_Dia_NA.H50]" office:value-type="float" office:value="509" calcext:value-type="float">
            <text:p>509</text:p>
          </table:table-cell>
          <table:table-cell table:formula="of:=[M_Dia_NA.I50]" office:value-type="float" office:value="134" calcext:value-type="float">
            <text:p>134</text:p>
          </table:table-cell>
          <table:table-cell table:formula="of:=[M_Dia_NA.J50]" office:value-type="float" office:value="727" calcext:value-type="float">
            <text:p>727</text:p>
          </table:table-cell>
          <table:table-cell table:formula="of:=[M_Dia_NA.N50]" office:value-type="float" office:value="569" calcext:value-type="float">
            <text:p>569</text:p>
          </table:table-cell>
          <table:table-cell table:number-columns-repeated="2"/>
          <table:table-cell table:style-name="ce51" table:formula="of:=[.B50]" office:value-type="date" office:date-value="2020-04-01" calcext:value-type="date">
            <text:p>01/04</text:p>
          </table:table-cell>
          <table:table-cell table:formula="of:=[M_Dia_NA.D50]" office:value-type="float" office:value="18" calcext:value-type="float">
            <text:p>18</text:p>
          </table:table-cell>
          <table:table-cell table:formula="of:=[M_Dia_NA.F50]" office:value-type="float" office:value="14" calcext:value-type="float">
            <text:p>14</text:p>
          </table:table-cell>
          <table:table-cell table:formula="of:=[M_Dia_NA.K50]" office:value-type="float" office:value="14" calcext:value-type="float">
            <text:p>14</text:p>
          </table:table-cell>
          <table:table-cell table:formula="of:=[M_Dia_NA.L50]" office:value-type="float" office:value="6" calcext:value-type="float">
            <text:p>6</text:p>
          </table:table-cell>
          <table:table-cell table:formula="of:=[M_Dia_NA.M50]" office:value-type="float" office:value="27" calcext:value-type="float">
            <text:p>27</text:p>
          </table:table-cell>
          <table:table-cell table:formula="of:=[M_Dia_NA.O50]" office:value-type="float" office:value="50" calcext:value-type="float">
            <text:p>50</text:p>
          </table:table-cell>
          <table:table-cell table:formula="of:=[M_Dia_NA.P50]"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51" table:formula="of:=[C_Dia_NA.B51]" office:value-type="date" office:date-value="2020-04-02" calcext:value-type="date">
            <text:p>02/04</text:p>
          </table:table-cell>
          <table:table-cell table:formula="of:=[M_Dia_NA.C51]" office:value-type="float" office:value="140" calcext:value-type="float">
            <text:p>140</text:p>
          </table:table-cell>
          <table:table-cell table:formula="of:=[M_Dia_NA.E51]" office:value-type="float" office:value="183" calcext:value-type="float">
            <text:p>183</text:p>
          </table:table-cell>
          <table:table-cell table:formula="of:=[M_Dia_NA.G51]" office:value-type="float" office:value="950" calcext:value-type="float">
            <text:p>950</text:p>
          </table:table-cell>
          <table:table-cell table:formula="of:=[M_Dia_NA.H51]" office:value-type="float" office:value="1355" calcext:value-type="float">
            <text:p>1355</text:p>
          </table:table-cell>
          <table:table-cell table:formula="of:=[M_Dia_NA.I51]" office:value-type="float" office:value="166" calcext:value-type="float">
            <text:p>166</text:p>
          </table:table-cell>
          <table:table-cell table:formula="of:=[M_Dia_NA.J51]" office:value-type="float" office:value="760" calcext:value-type="float">
            <text:p>760</text:p>
          </table:table-cell>
          <table:table-cell table:formula="of:=[M_Dia_NA.N51]" office:value-type="float" office:value="684" calcext:value-type="float">
            <text:p>684</text:p>
          </table:table-cell>
          <table:table-cell table:number-columns-repeated="2"/>
          <table:table-cell table:style-name="ce51" table:formula="of:=[.B51]" office:value-type="date" office:date-value="2020-04-02" calcext:value-type="date">
            <text:p>02/04</text:p>
          </table:table-cell>
          <table:table-cell table:formula="of:=[M_Dia_NA.D51]" office:value-type="float" office:value="12" calcext:value-type="float">
            <text:p>12</text:p>
          </table:table-cell>
          <table:table-cell table:formula="of:=[M_Dia_NA.F51]" office:value-type="float" office:value="19" calcext:value-type="float">
            <text:p>19</text:p>
          </table:table-cell>
          <table:table-cell table:formula="of:=[M_Dia_NA.K51]" office:value-type="float" office:value="13" calcext:value-type="float">
            <text:p>13</text:p>
          </table:table-cell>
          <table:table-cell table:formula="of:=[M_Dia_NA.L51]" office:value-type="float" office:value="1" calcext:value-type="float">
            <text:p>1</text:p>
          </table:table-cell>
          <table:table-cell table:formula="of:=[M_Dia_NA.M51]" office:value-type="float" office:value="22" calcext:value-type="float">
            <text:p>22</text:p>
          </table:table-cell>
          <table:table-cell table:formula="of:=[M_Dia_NA.O51]" office:value-type="float" office:value="67" calcext:value-type="float">
            <text:p>67</text:p>
          </table:table-cell>
          <table:table-cell table:formula="of:=[M_Dia_NA.P51]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51" table:formula="of:=[C_Dia_NA.B52]" office:value-type="date" office:date-value="2020-04-03" calcext:value-type="date">
            <text:p>03/04</text:p>
          </table:table-cell>
          <table:table-cell table:formula="of:=[M_Dia_NA.C52]" office:value-type="float" office:value="145" calcext:value-type="float">
            <text:p>145</text:p>
          </table:table-cell>
          <table:table-cell table:formula="of:=[M_Dia_NA.E52]" office:value-type="float" office:value="132" calcext:value-type="float">
            <text:p>132</text:p>
          </table:table-cell>
          <table:table-cell table:formula="of:=[M_Dia_NA.G52]" office:value-type="float" office:value="932" calcext:value-type="float">
            <text:p>932</text:p>
          </table:table-cell>
          <table:table-cell table:formula="of:=[M_Dia_NA.H52]" office:value-type="float" office:value="1120" calcext:value-type="float">
            <text:p>1120</text:p>
          </table:table-cell>
          <table:table-cell table:formula="of:=[M_Dia_NA.I52]" office:value-type="float" office:value="148" calcext:value-type="float">
            <text:p>148</text:p>
          </table:table-cell>
          <table:table-cell table:formula="of:=[M_Dia_NA.J52]" office:value-type="float" office:value="766" calcext:value-type="float">
            <text:p>766</text:p>
          </table:table-cell>
          <table:table-cell table:formula="of:=[M_Dia_NA.N52]" office:value-type="float" office:value="708" calcext:value-type="float">
            <text:p>708</text:p>
          </table:table-cell>
          <table:table-cell table:number-columns-repeated="2"/>
          <table:table-cell table:style-name="ce51" table:formula="of:=[.B52]" office:value-type="date" office:date-value="2020-04-03" calcext:value-type="date">
            <text:p>03/04</text:p>
          </table:table-cell>
          <table:table-cell table:formula="of:=[M_Dia_NA.D52]" office:value-type="float" office:value="10" calcext:value-type="float">
            <text:p>10</text:p>
          </table:table-cell>
          <table:table-cell table:formula="of:=[M_Dia_NA.F52]" office:value-type="float" office:value="16" calcext:value-type="float">
            <text:p>16</text:p>
          </table:table-cell>
          <table:table-cell table:formula="of:=[M_Dia_NA.K52]" office:value-type="float" office:value="22" calcext:value-type="float">
            <text:p>22</text:p>
          </table:table-cell>
          <table:table-cell table:formula="of:=[M_Dia_NA.L52]" office:value-type="float" office:value="1" calcext:value-type="float">
            <text:p>1</text:p>
          </table:table-cell>
          <table:table-cell table:formula="of:=[M_Dia_NA.M52]" office:value-type="float" office:value="37" calcext:value-type="float">
            <text:p>37</text:p>
          </table:table-cell>
          <table:table-cell table:formula="of:=[M_Dia_NA.O52]" office:value-type="float" office:value="75" calcext:value-type="float">
            <text:p>75</text:p>
          </table:table-cell>
          <table:table-cell table:formula="of:=[M_Dia_NA.P52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_NA.B53]" office:value-type="date" office:date-value="2020-04-04" calcext:value-type="date">
            <text:p>04/04</text:p>
          </table:table-cell>
          <table:table-cell table:formula="of:=[M_Dia_NA.C53]" office:value-type="float" office:value="141" calcext:value-type="float">
            <text:p>141</text:p>
          </table:table-cell>
          <table:table-cell table:formula="of:=[M_Dia_NA.E53]" office:value-type="float" office:value="140" calcext:value-type="float">
            <text:p>140</text:p>
          </table:table-cell>
          <table:table-cell table:formula="of:=[M_Dia_NA.G53]" office:value-type="float" office:value="809" calcext:value-type="float">
            <text:p>809</text:p>
          </table:table-cell>
          <table:table-cell table:formula="of:=[M_Dia_NA.H53]" office:value-type="float" office:value="1053" calcext:value-type="float">
            <text:p>1053</text:p>
          </table:table-cell>
          <table:table-cell table:formula="of:=[M_Dia_NA.I53]" office:value-type="float" office:value="164" calcext:value-type="float">
            <text:p>164</text:p>
          </table:table-cell>
          <table:table-cell table:formula="of:=[M_Dia_NA.J53]" office:value-type="float" office:value="681" calcext:value-type="float">
            <text:p>681</text:p>
          </table:table-cell>
          <table:table-cell table:formula="of:=[M_Dia_NA.N53]" office:value-type="float" office:value="619" calcext:value-type="float">
            <text:p>619</text:p>
          </table:table-cell>
          <table:table-cell table:number-columns-repeated="2"/>
          <table:table-cell table:style-name="ce51" table:formula="of:=[.B53]" office:value-type="date" office:date-value="2020-04-04" calcext:value-type="date">
            <text:p>04/04</text:p>
          </table:table-cell>
          <table:table-cell table:formula="of:=[M_Dia_NA.D53]" office:value-type="float" office:value="18" calcext:value-type="float">
            <text:p>18</text:p>
          </table:table-cell>
          <table:table-cell table:formula="of:=[M_Dia_NA.F53]" office:value-type="float" office:value="22" calcext:value-type="float">
            <text:p>22</text:p>
          </table:table-cell>
          <table:table-cell table:formula="of:=[M_Dia_NA.K53]" office:value-type="float" office:value="17" calcext:value-type="float">
            <text:p>17</text:p>
          </table:table-cell>
          <table:table-cell table:formula="of:=[M_Dia_NA.L53]" office:value-type="float" office:value="0" calcext:value-type="float">
            <text:p>0</text:p>
          </table:table-cell>
          <table:table-cell table:formula="of:=[M_Dia_NA.M53]" office:value-type="float" office:value="20" calcext:value-type="float">
            <text:p>20</text:p>
          </table:table-cell>
          <table:table-cell table:formula="of:=[M_Dia_NA.O53]" office:value-type="float" office:value="66" calcext:value-type="float">
            <text:p>66</text:p>
          </table:table-cell>
          <table:table-cell table:formula="of:=[M_Dia_NA.P53]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51" table:formula="of:=[C_Dia_NA.B54]" office:value-type="date" office:date-value="2020-04-05" calcext:value-type="date">
            <text:p>05/04</text:p>
          </table:table-cell>
          <table:table-cell table:formula="of:=[M_Dia_NA.C54]" office:value-type="float" office:value="184" calcext:value-type="float">
            <text:p>184</text:p>
          </table:table-cell>
          <table:table-cell table:formula="of:=[M_Dia_NA.E54]" office:value-type="float" office:value="164" calcext:value-type="float">
            <text:p>164</text:p>
          </table:table-cell>
          <table:table-cell table:formula="of:=[M_Dia_NA.G54]" office:value-type="float" office:value="674" calcext:value-type="float">
            <text:p>674</text:p>
          </table:table-cell>
          <table:table-cell table:formula="of:=[M_Dia_NA.H54]" office:value-type="float" office:value="518" calcext:value-type="float">
            <text:p>518</text:p>
          </table:table-cell>
          <table:table-cell table:formula="of:=[M_Dia_NA.I54]" office:value-type="float" office:value="115" calcext:value-type="float">
            <text:p>115</text:p>
          </table:table-cell>
          <table:table-cell table:formula="of:=[M_Dia_NA.J54]" office:value-type="float" office:value="525" calcext:value-type="float">
            <text:p>525</text:p>
          </table:table-cell>
          <table:table-cell table:formula="of:=[M_Dia_NA.N54]" office:value-type="float" office:value="441" calcext:value-type="float">
            <text:p>441</text:p>
          </table:table-cell>
          <table:table-cell table:number-columns-repeated="2"/>
          <table:table-cell table:style-name="ce51" table:formula="of:=[.B54]" office:value-type="date" office:date-value="2020-04-05" calcext:value-type="date">
            <text:p>05/04</text:p>
          </table:table-cell>
          <table:table-cell table:formula="of:=[M_Dia_NA.D54]" office:value-type="float" office:value="18" calcext:value-type="float">
            <text:p>18</text:p>
          </table:table-cell>
          <table:table-cell table:formula="of:=[M_Dia_NA.F54]" office:value-type="float" office:value="18" calcext:value-type="float">
            <text:p>18</text:p>
          </table:table-cell>
          <table:table-cell table:formula="of:=[M_Dia_NA.K54]" office:value-type="float" office:value="21" calcext:value-type="float">
            <text:p>21</text:p>
          </table:table-cell>
          <table:table-cell table:formula="of:=[M_Dia_NA.L54]" office:value-type="float" office:value="5" calcext:value-type="float">
            <text:p>5</text:p>
          </table:table-cell>
          <table:table-cell table:formula="of:=[M_Dia_NA.M54]" office:value-type="float" office:value="29" calcext:value-type="float">
            <text:p>29</text:p>
          </table:table-cell>
          <table:table-cell table:formula="of:=[M_Dia_NA.O54]" office:value-type="float" office:value="79" calcext:value-type="float">
            <text:p>79</text:p>
          </table:table-cell>
          <table:table-cell table:formula="of:=[M_Dia_NA.P54]" office:value-type="float" office:value="57" calcext:value-type="float">
            <text:p>57</text:p>
          </table:table-cell>
        </table:table-row>
        <table:table-row table:style-name="ro1">
          <table:table-cell table:style-name="ce61" table:formula="of:=[C_Dia_NA.A55]" office:value-type="string" office:string-value="L" calcext:value-type="string">
            <text:p>L</text:p>
          </table:table-cell>
          <table:table-cell table:style-name="ce50" table:formula="of:=[C_Dia_NA.B55]" office:value-type="date" office:date-value="2020-04-06" calcext:value-type="date">
            <text:p>06/04</text:p>
          </table:table-cell>
          <table:table-cell table:style-name="ce43" table:formula="of:=[M_Dia_NA.C55]" office:value-type="float" office:value="92" calcext:value-type="float">
            <text:p>92</text:p>
          </table:table-cell>
          <table:table-cell table:style-name="ce43" table:formula="of:=[M_Dia_NA.E55]" office:value-type="float" office:value="185" calcext:value-type="float">
            <text:p>185</text:p>
          </table:table-cell>
          <table:table-cell table:style-name="ce43" table:formula="of:=[M_Dia_NA.G55]" office:value-type="float" office:value="637" calcext:value-type="float">
            <text:p>637</text:p>
          </table:table-cell>
          <table:table-cell table:style-name="ce43" table:formula="of:=[M_Dia_NA.H55]" office:value-type="float" office:value="833" calcext:value-type="float">
            <text:p>833</text:p>
          </table:table-cell>
          <table:table-cell table:style-name="ce43" table:formula="of:=[M_Dia_NA.I55]" office:value-type="float" office:value="101" calcext:value-type="float">
            <text:p>101</text:p>
          </table:table-cell>
          <table:table-cell table:style-name="ce43" table:formula="of:=[M_Dia_NA.J55]" office:value-type="float" office:value="636" calcext:value-type="float">
            <text:p>636</text:p>
          </table:table-cell>
          <table:table-cell table:style-name="ce43" table:formula="of:=[M_Dia_NA.N55]" office:value-type="float" office:value="786" calcext:value-type="float">
            <text:p>786</text:p>
          </table:table-cell>
          <table:table-cell table:style-name="ce77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43" table:formula="of:=[M_Dia_NA.D55]" office:value-type="float" office:value="16" calcext:value-type="float">
            <text:p>16</text:p>
          </table:table-cell>
          <table:table-cell table:style-name="ce43" table:formula="of:=[M_Dia_NA.F55]" office:value-type="float" office:value="8" calcext:value-type="float">
            <text:p>8</text:p>
          </table:table-cell>
          <table:table-cell table:style-name="ce43" table:formula="of:=[M_Dia_NA.K55]" office:value-type="float" office:value="16" calcext:value-type="float">
            <text:p>16</text:p>
          </table:table-cell>
          <table:table-cell table:style-name="ce43" table:formula="of:=[M_Dia_NA.L55]" office:value-type="float" office:value="5" calcext:value-type="float">
            <text:p>5</text:p>
          </table:table-cell>
          <table:table-cell table:style-name="ce43" table:formula="of:=[M_Dia_NA.M55]" office:value-type="float" office:value="16" calcext:value-type="float">
            <text:p>16</text:p>
          </table:table-cell>
          <table:table-cell table:style-name="ce43" table:formula="of:=[M_Dia_NA.O55]" office:value-type="float" office:value="87" calcext:value-type="float">
            <text:p>87</text:p>
          </table:table-cell>
          <table:table-cell table:style-name="ce43" table:formula="of:=[M_Dia_NA.P55]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51" table:formula="of:=[C_Dia_NA.B56]" office:value-type="date" office:date-value="2020-04-07" calcext:value-type="date">
            <text:p>07/04</text:p>
          </table:table-cell>
          <table:table-cell table:formula="of:=[M_Dia_NA.C56]" office:value-type="float" office:value="173" calcext:value-type="float">
            <text:p>173</text:p>
          </table:table-cell>
          <table:table-cell table:formula="of:=[M_Dia_NA.E56]" office:value-type="float" office:value="403" calcext:value-type="float">
            <text:p>403</text:p>
          </table:table-cell>
          <table:table-cell table:formula="of:=[M_Dia_NA.G56]" office:value-type="float" office:value="743" calcext:value-type="float">
            <text:p>743</text:p>
          </table:table-cell>
          <table:table-cell table:formula="of:=[M_Dia_NA.H56]" office:value-type="float" office:value="1417" calcext:value-type="float">
            <text:p>1417</text:p>
          </table:table-cell>
          <table:table-cell table:formula="of:=[M_Dia_NA.I56]" office:value-type="float" office:value="234" calcext:value-type="float">
            <text:p>234</text:p>
          </table:table-cell>
          <table:table-cell table:formula="of:=[M_Dia_NA.J56]" office:value-type="float" office:value="604" calcext:value-type="float">
            <text:p>604</text:p>
          </table:table-cell>
          <table:table-cell table:formula="of:=[M_Dia_NA.N56]" office:value-type="float" office:value="938" calcext:value-type="float">
            <text:p>938</text:p>
          </table:table-cell>
          <table:table-cell table:number-columns-repeated="2"/>
          <table:table-cell table:style-name="ce51" table:formula="of:=[.B56]" office:value-type="date" office:date-value="2020-04-07" calcext:value-type="date">
            <text:p>07/04</text:p>
          </table:table-cell>
          <table:table-cell table:formula="of:=[M_Dia_NA.D56]" office:value-type="float" office:value="23" calcext:value-type="float">
            <text:p>23</text:p>
          </table:table-cell>
          <table:table-cell table:formula="of:=[M_Dia_NA.F56]" office:value-type="float" office:value="16" calcext:value-type="float">
            <text:p>16</text:p>
          </table:table-cell>
          <table:table-cell table:formula="of:=[M_Dia_NA.K56]" office:value-type="float" office:value="36" calcext:value-type="float">
            <text:p>36</text:p>
          </table:table-cell>
          <table:table-cell table:formula="of:=[M_Dia_NA.L56]" office:value-type="float" office:value="3" calcext:value-type="float">
            <text:p>3</text:p>
          </table:table-cell>
          <table:table-cell table:formula="of:=[M_Dia_NA.M56]" office:value-type="float" office:value="34" calcext:value-type="float">
            <text:p>34</text:p>
          </table:table-cell>
          <table:table-cell table:formula="of:=[M_Dia_NA.O56]" office:value-type="float" office:value="76" calcext:value-type="float">
            <text:p>76</text:p>
          </table:table-cell>
          <table:table-cell table:formula="of:=[M_Dia_NA.P56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1" table:formula="of:=[C_Dia_NA.B57]" office:value-type="date" office:date-value="2020-04-08" calcext:value-type="date">
            <text:p>08/04</text:p>
          </table:table-cell>
          <table:table-cell table:formula="of:=[M_Dia_NA.C57]" office:value-type="float" office:value="254" calcext:value-type="float">
            <text:p>254</text:p>
          </table:table-cell>
          <table:table-cell table:formula="of:=[M_Dia_NA.E57]" office:value-type="float" office:value="205" calcext:value-type="float">
            <text:p>205</text:p>
          </table:table-cell>
          <table:table-cell table:formula="of:=[M_Dia_NA.G57]" office:value-type="float" office:value="757" calcext:value-type="float">
            <text:p>757</text:p>
          </table:table-cell>
          <table:table-cell table:formula="of:=[M_Dia_NA.H57]" office:value-type="float" office:value="541" calcext:value-type="float">
            <text:p>541</text:p>
          </table:table-cell>
          <table:table-cell table:formula="of:=[M_Dia_NA.I57]" office:value-type="float" office:value="147" calcext:value-type="float">
            <text:p>147</text:p>
          </table:table-cell>
          <table:table-cell table:formula="of:=[M_Dia_NA.J57]" office:value-type="float" office:value="542" calcext:value-type="float">
            <text:p>542</text:p>
          </table:table-cell>
          <table:table-cell table:formula="of:=[M_Dia_NA.N57]" office:value-type="float" office:value="881" calcext:value-type="float">
            <text:p>881</text:p>
          </table:table-cell>
          <table:table-cell table:number-columns-repeated="2"/>
          <table:table-cell table:style-name="ce51" table:formula="of:=[.B57]" office:value-type="date" office:date-value="2020-04-08" calcext:value-type="date">
            <text:p>08/04</text:p>
          </table:table-cell>
          <table:table-cell table:formula="of:=[M_Dia_NA.D57]" office:value-type="float" office:value="30" calcext:value-type="float">
            <text:p>30</text:p>
          </table:table-cell>
          <table:table-cell table:formula="of:=[M_Dia_NA.F57]" office:value-type="float" office:value="15" calcext:value-type="float">
            <text:p>15</text:p>
          </table:table-cell>
          <table:table-cell table:formula="of:=[M_Dia_NA.K57]" office:value-type="float" office:value="25" calcext:value-type="float">
            <text:p>25</text:p>
          </table:table-cell>
          <table:table-cell table:formula="of:=[M_Dia_NA.L57]" office:value-type="float" office:value="2" calcext:value-type="float">
            <text:p>2</text:p>
          </table:table-cell>
          <table:table-cell table:formula="of:=[M_Dia_NA.M57]" office:value-type="float" office:value="35" calcext:value-type="float">
            <text:p>35</text:p>
          </table:table-cell>
          <table:table-cell table:formula="of:=[M_Dia_NA.O57]" office:value-type="float" office:value="99" calcext:value-type="float">
            <text:p>99</text:p>
          </table:table-cell>
          <table:table-cell table:formula="of:=[M_Dia_NA.P57]"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ce51" table:formula="of:=[C_Dia_NA.B58]" office:value-type="date" office:date-value="2020-04-09" calcext:value-type="date">
            <text:p>09/04</text:p>
          </table:table-cell>
          <table:table-cell table:formula="of:=[M_Dia_NA.C58]" office:value-type="float" office:value="246" calcext:value-type="float">
            <text:p>246</text:p>
          </table:table-cell>
          <table:table-cell table:formula="of:=[M_Dia_NA.E58]" office:value-type="float" office:value="283" calcext:value-type="float">
            <text:p>283</text:p>
          </table:table-cell>
          <table:table-cell table:formula="of:=[M_Dia_NA.G58]" office:value-type="float" office:value="683" calcext:value-type="float">
            <text:p>683</text:p>
          </table:table-cell>
          <table:table-cell table:formula="of:=[M_Dia_NA.H58]" office:value-type="float" office:value="1341" calcext:value-type="float">
            <text:p>1341</text:p>
          </table:table-cell>
          <table:table-cell table:formula="of:=[M_Dia_NA.I58]" office:value-type="float" office:value="148" calcext:value-type="float">
            <text:p>148</text:p>
          </table:table-cell>
          <table:table-cell table:formula="of:=[M_Dia_NA.J58]" office:value-type="float" office:value="610" calcext:value-type="float">
            <text:p>610</text:p>
          </table:table-cell>
          <table:table-cell table:formula="of:=[M_Dia_NA.N58]" office:value-type="float" office:value="980" calcext:value-type="float">
            <text:p>980</text:p>
          </table:table-cell>
          <table:table-cell table:number-columns-repeated="2"/>
          <table:table-cell table:style-name="ce51" table:formula="of:=[.B58]" office:value-type="date" office:date-value="2020-04-09" calcext:value-type="date">
            <text:p>09/04</text:p>
          </table:table-cell>
          <table:table-cell table:formula="of:=[M_Dia_NA.D58]" office:value-type="float" office:value="22" calcext:value-type="float">
            <text:p>22</text:p>
          </table:table-cell>
          <table:table-cell table:formula="of:=[M_Dia_NA.F58]" office:value-type="float" office:value="19" calcext:value-type="float">
            <text:p>19</text:p>
          </table:table-cell>
          <table:table-cell table:formula="of:=[M_Dia_NA.K58]" office:value-type="float" office:value="28" calcext:value-type="float">
            <text:p>28</text:p>
          </table:table-cell>
          <table:table-cell table:formula="of:=[M_Dia_NA.L58]" office:value-type="float" office:value="6" calcext:value-type="float">
            <text:p>6</text:p>
          </table:table-cell>
          <table:table-cell table:formula="of:=[M_Dia_NA.M58]" office:value-type="float" office:value="29" calcext:value-type="float">
            <text:p>29</text:p>
          </table:table-cell>
          <table:table-cell table:formula="of:=[M_Dia_NA.O58]" office:value-type="float" office:value="66" calcext:value-type="float">
            <text:p>66</text:p>
          </table:table-cell>
          <table:table-cell table:formula="of:=[M_Dia_NA.P58]" office:value-type="float" office:value="54" calcext:value-type="float">
            <text:p>54</text:p>
          </table:table-cell>
        </table:table-row>
        <table:table-row table:style-name="ro1">
          <table:table-cell/>
          <table:table-cell table:style-name="ce51" table:formula="of:=[C_Dia_NA.B59]" office:value-type="date" office:date-value="2020-04-10" calcext:value-type="date">
            <text:p>10/04</text:p>
          </table:table-cell>
          <table:table-cell table:formula="of:=[M_Dia_NA.C59]" office:value-type="float" office:value="266" calcext:value-type="float">
            <text:p>266</text:p>
          </table:table-cell>
          <table:table-cell table:formula="of:=[M_Dia_NA.E59]" office:value-type="float" office:value="496" calcext:value-type="float">
            <text:p>496</text:p>
          </table:table-cell>
          <table:table-cell table:formula="of:=[M_Dia_NA.G59]" office:value-type="float" office:value="605" calcext:value-type="float">
            <text:p>605</text:p>
          </table:table-cell>
          <table:table-cell table:formula="of:=[M_Dia_NA.H59]" office:value-type="float" office:value="987" calcext:value-type="float">
            <text:p>987</text:p>
          </table:table-cell>
          <table:table-cell table:formula="of:=[M_Dia_NA.I59]" office:value-type="float" office:value="115" calcext:value-type="float">
            <text:p>115</text:p>
          </table:table-cell>
          <table:table-cell table:formula="of:=[M_Dia_NA.J59]" office:value-type="float" office:value="570" calcext:value-type="float">
            <text:p>570</text:p>
          </table:table-cell>
          <table:table-cell table:formula="of:=[M_Dia_NA.N59]" office:value-type="float" office:value="917" calcext:value-type="float">
            <text:p>917</text:p>
          </table:table-cell>
          <table:table-cell table:number-columns-repeated="2"/>
          <table:table-cell table:style-name="ce51" table:formula="of:=[.B59]" office:value-type="date" office:date-value="2020-04-10" calcext:value-type="date">
            <text:p>10/04</text:p>
          </table:table-cell>
          <table:table-cell table:formula="of:=[M_Dia_NA.D59]" office:value-type="float" office:value="24" calcext:value-type="float">
            <text:p>24</text:p>
          </table:table-cell>
          <table:table-cell table:formula="of:=[M_Dia_NA.F59]" office:value-type="float" office:value="10" calcext:value-type="float">
            <text:p>10</text:p>
          </table:table-cell>
          <table:table-cell table:formula="of:=[M_Dia_NA.K59]" office:value-type="float" office:value="25" calcext:value-type="float">
            <text:p>25</text:p>
          </table:table-cell>
          <table:table-cell table:formula="of:=[M_Dia_NA.L59]" office:value-type="float" office:value="2" calcext:value-type="float">
            <text:p>2</text:p>
          </table:table-cell>
          <table:table-cell table:formula="of:=[M_Dia_NA.M59]" office:value-type="float" office:value="26" calcext:value-type="float">
            <text:p>26</text:p>
          </table:table-cell>
          <table:table-cell table:formula="of:=[M_Dia_NA.O59]" office:value-type="float" office:value="62" calcext:value-type="float">
            <text:p>62</text:p>
          </table:table-cell>
          <table:table-cell table:formula="of:=[M_Dia_NA.P59]" office:value-type="float" office:value="53" calcext:value-type="float">
            <text:p>53</text:p>
          </table:table-cell>
        </table:table-row>
        <table:table-row table:style-name="ro1">
          <table:table-cell/>
          <table:table-cell table:style-name="ce51" table:formula="of:=[C_Dia_NA.B60]" office:value-type="date" office:date-value="2020-04-11" calcext:value-type="date">
            <text:p>11/04</text:p>
          </table:table-cell>
          <table:table-cell table:formula="of:=[M_Dia_NA.C60]" office:value-type="float" office:value="171" calcext:value-type="float">
            <text:p>171</text:p>
          </table:table-cell>
          <table:table-cell table:formula="of:=[M_Dia_NA.E60]" office:value-type="float" office:value="327" calcext:value-type="float">
            <text:p>327</text:p>
          </table:table-cell>
          <table:table-cell table:formula="of:=[M_Dia_NA.G60]" office:value-type="float" office:value="510" calcext:value-type="float">
            <text:p>510</text:p>
          </table:table-cell>
          <table:table-cell table:formula="of:=[M_Dia_NA.H60]" office:value-type="float" office:value="635" calcext:value-type="float">
            <text:p>635</text:p>
          </table:table-cell>
          <table:table-cell table:formula="of:=[M_Dia_NA.I60]" office:value-type="float" office:value="132" calcext:value-type="float">
            <text:p>132</text:p>
          </table:table-cell>
          <table:table-cell table:formula="of:=[M_Dia_NA.J60]" office:value-type="float" office:value="619" calcext:value-type="float">
            <text:p>619</text:p>
          </table:table-cell>
          <table:table-cell table:formula="of:=[M_Dia_NA.N60]" office:value-type="float" office:value="737" calcext:value-type="float">
            <text:p>737</text:p>
          </table:table-cell>
          <table:table-cell table:number-columns-repeated="2"/>
          <table:table-cell table:style-name="ce51" table:formula="of:=[.B60]" office:value-type="date" office:date-value="2020-04-11" calcext:value-type="date">
            <text:p>11/04</text:p>
          </table:table-cell>
          <table:table-cell table:formula="of:=[M_Dia_NA.D60]" office:value-type="float" office:value="18" calcext:value-type="float">
            <text:p>18</text:p>
          </table:table-cell>
          <table:table-cell table:formula="of:=[M_Dia_NA.F60]" office:value-type="float" office:value="13" calcext:value-type="float">
            <text:p>13</text:p>
          </table:table-cell>
          <table:table-cell table:formula="of:=[M_Dia_NA.K60]" office:value-type="float" office:value="32" calcext:value-type="float">
            <text:p>32</text:p>
          </table:table-cell>
          <table:table-cell table:formula="of:=[M_Dia_NA.L60]" office:value-type="float" office:value="8" calcext:value-type="float">
            <text:p>8</text:p>
          </table:table-cell>
          <table:table-cell table:formula="of:=[M_Dia_NA.M60]" office:value-type="float" office:value="35" calcext:value-type="float">
            <text:p>35</text:p>
          </table:table-cell>
          <table:table-cell table:formula="of:=[M_Dia_NA.O60]" office:value-type="float" office:value="63" calcext:value-type="float">
            <text:p>63</text:p>
          </table:table-cell>
          <table:table-cell table:formula="of:=[M_Dia_NA.P60]" office:value-type="float" office:value="54" calcext:value-type="float">
            <text:p>54</text:p>
          </table:table-cell>
        </table:table-row>
        <table:table-row table:style-name="ro1">
          <table:table-cell table:style-name="ce62"/>
          <table:table-cell table:style-name="ce52" table:formula="of:=[C_Dia_NA.B61]" office:value-type="date" office:date-value="2020-04-12" calcext:value-type="date">
            <text:p>12/04</text:p>
          </table:table-cell>
          <table:table-cell table:style-name="ce44" table:formula="of:=[M_Dia_NA.C61]" office:value-type="float" office:value="129" calcext:value-type="float">
            <text:p>129</text:p>
          </table:table-cell>
          <table:table-cell table:style-name="ce44" table:formula="of:=[M_Dia_NA.E61]" office:value-type="float" office:value="254" calcext:value-type="float">
            <text:p>254</text:p>
          </table:table-cell>
          <table:table-cell table:style-name="ce44" table:formula="of:=[M_Dia_NA.G61]" office:value-type="float" office:value="619" calcext:value-type="float">
            <text:p>619</text:p>
          </table:table-cell>
          <table:table-cell table:style-name="ce44" table:formula="of:=[M_Dia_NA.H61]" office:value-type="float" office:value="561" calcext:value-type="float">
            <text:p>561</text:p>
          </table:table-cell>
          <table:table-cell table:style-name="ce44" table:formula="of:=[M_Dia_NA.I61]" office:value-type="float" office:value="94" calcext:value-type="float">
            <text:p>94</text:p>
          </table:table-cell>
          <table:table-cell table:style-name="ce44" table:formula="of:=[M_Dia_NA.J61]" office:value-type="float" office:value="431" calcext:value-type="float">
            <text:p>431</text:p>
          </table:table-cell>
          <table:table-cell table:style-name="ce44" table:formula="of:=[M_Dia_NA.N61]" office:value-type="float" office:value="717" calcext:value-type="float">
            <text:p>717</text:p>
          </table:table-cell>
          <table:table-cell table:style-name="ce77"/>
          <table:table-cell table:style-name="ce62"/>
          <table:table-cell table:style-name="ce52" table:formula="of:=[.B61]" office:value-type="date" office:date-value="2020-04-12" calcext:value-type="date">
            <text:p>12/04</text:p>
          </table:table-cell>
          <table:table-cell table:style-name="ce44" table:formula="of:=[M_Dia_NA.D61]" office:value-type="float" office:value="13" calcext:value-type="float">
            <text:p>13</text:p>
          </table:table-cell>
          <table:table-cell table:style-name="ce44" table:formula="of:=[M_Dia_NA.F61]" office:value-type="float" office:value="13" calcext:value-type="float">
            <text:p>13</text:p>
          </table:table-cell>
          <table:table-cell table:style-name="ce44" table:formula="of:=[M_Dia_NA.K61]" office:value-type="float" office:value="14" calcext:value-type="float">
            <text:p>14</text:p>
          </table:table-cell>
          <table:table-cell table:style-name="ce44" table:formula="of:=[M_Dia_NA.L61]" office:value-type="float" office:value="4" calcext:value-type="float">
            <text:p>4</text:p>
          </table:table-cell>
          <table:table-cell table:style-name="ce44" table:formula="of:=[M_Dia_NA.M61]" office:value-type="float" office:value="34" calcext:value-type="float">
            <text:p>34</text:p>
          </table:table-cell>
          <table:table-cell table:style-name="ce44" table:formula="of:=[M_Dia_NA.O61]" office:value-type="float" office:value="67" calcext:value-type="float">
            <text:p>67</text:p>
          </table:table-cell>
          <table:table-cell table:style-name="ce44" table:formula="of:=[M_Dia_NA.P61]" office:value-type="float" office:value="47" calcext:value-type="float">
            <text:p>47</text:p>
          </table:table-cell>
        </table:table-row>
        <table:table-row table:style-name="ro1">
          <table:table-cell table:style-name="ce61" table:formula="of:=[C_Dia_NA.A62]" office:value-type="string" office:string-value="L" calcext:value-type="string">
            <text:p>L</text:p>
          </table:table-cell>
          <table:table-cell table:style-name="ce50" table:formula="of:=[C_Dia_NA.B62]" office:value-type="date" office:date-value="2020-04-13" calcext:value-type="date">
            <text:p>13/04</text:p>
          </table:table-cell>
          <table:table-cell table:style-name="ce43" table:formula="of:=[M_Dia_NA.C62]" office:value-type="float" office:value="126" calcext:value-type="float">
            <text:p>126</text:p>
          </table:table-cell>
          <table:table-cell table:style-name="ce43" table:formula="of:=[M_Dia_NA.E62]" office:value-type="float" office:value="303" calcext:value-type="float">
            <text:p>303</text:p>
          </table:table-cell>
          <table:table-cell table:style-name="ce43" table:formula="of:=[M_Dia_NA.G62]" office:value-type="float" office:value="517" calcext:value-type="float">
            <text:p>517</text:p>
          </table:table-cell>
          <table:table-cell table:style-name="ce43" table:formula="of:=[M_Dia_NA.H62]" office:value-type="float" office:value="574" calcext:value-type="float">
            <text:p>574</text:p>
          </table:table-cell>
          <table:table-cell table:style-name="ce43" table:formula="of:=[M_Dia_NA.I62]" office:value-type="float" office:value="86" calcext:value-type="float">
            <text:p>86</text:p>
          </table:table-cell>
          <table:table-cell table:style-name="ce43" table:formula="of:=[M_Dia_NA.J62]" office:value-type="float" office:value="566" calcext:value-type="float">
            <text:p>566</text:p>
          </table:table-cell>
          <table:table-cell table:style-name="ce43" table:formula="of:=[M_Dia_NA.N62]" office:value-type="float" office:value="778" calcext:value-type="float">
            <text:p>778</text:p>
          </table:table-cell>
          <table:table-cell table:style-name="ce77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43" table:formula="of:=[M_Dia_NA.D62]" office:value-type="float" office:value="18" calcext:value-type="float">
            <text:p>18</text:p>
          </table:table-cell>
          <table:table-cell table:style-name="ce43" table:formula="of:=[M_Dia_NA.F62]" office:value-type="float" office:value="12" calcext:value-type="float">
            <text:p>12</text:p>
          </table:table-cell>
          <table:table-cell table:style-name="ce43" table:formula="of:=[M_Dia_NA.K62]" office:value-type="float" office:value="31" calcext:value-type="float">
            <text:p>31</text:p>
          </table:table-cell>
          <table:table-cell table:style-name="ce43" table:formula="of:=[M_Dia_NA.L62]" office:value-type="float" office:value="1" calcext:value-type="float">
            <text:p>1</text:p>
          </table:table-cell>
          <table:table-cell table:style-name="ce43" table:formula="of:=[M_Dia_NA.M62]" office:value-type="float" office:value="31" calcext:value-type="float">
            <text:p>31</text:p>
          </table:table-cell>
          <table:table-cell table:style-name="ce43" table:formula="of:=[M_Dia_NA.O62]" office:value-type="float" office:value="56" calcext:value-type="float">
            <text:p>56</text:p>
          </table:table-cell>
          <table:table-cell table:style-name="ce43" table:formula="of:=[M_Dia_NA.P62]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51" table:formula="of:=[C_Dia_NA.B63]" office:value-type="date" office:date-value="2020-04-14" calcext:value-type="date">
            <text:p>14/04</text:p>
          </table:table-cell>
          <table:table-cell table:formula="of:=[M_Dia_NA.C63]" office:value-type="float" office:value="170" calcext:value-type="float">
            <text:p>170</text:p>
          </table:table-cell>
          <table:table-cell table:formula="of:=[M_Dia_NA.E63]" office:value-type="float" office:value="254" calcext:value-type="float">
            <text:p>254</text:p>
          </table:table-cell>
          <table:table-cell table:formula="of:=[M_Dia_NA.G63]" office:value-type="float" office:value="567" calcext:value-type="float">
            <text:p>567</text:p>
          </table:table-cell>
          <table:table-cell table:formula="of:=[M_Dia_NA.H63]" office:value-type="float" office:value="762" calcext:value-type="float">
            <text:p>762</text:p>
          </table:table-cell>
          <table:table-cell table:formula="of:=[M_Dia_NA.I63]" office:value-type="float" office:value="122" calcext:value-type="float">
            <text:p>122</text:p>
          </table:table-cell>
          <table:table-cell table:formula="of:=[M_Dia_NA.J63]" office:value-type="float" office:value="602" calcext:value-type="float">
            <text:p>602</text:p>
          </table:table-cell>
          <table:table-cell table:formula="of:=[M_Dia_NA.N63]" office:value-type="float" office:value="761" calcext:value-type="float">
            <text:p>761</text:p>
          </table:table-cell>
          <table:table-cell table:number-columns-repeated="2"/>
          <table:table-cell table:style-name="ce51" table:formula="of:=[.B63]" office:value-type="date" office:date-value="2020-04-14" calcext:value-type="date">
            <text:p>14/04</text:p>
          </table:table-cell>
          <table:table-cell table:formula="of:=[M_Dia_NA.D63]" office:value-type="float" office:value="16" calcext:value-type="float">
            <text:p>16</text:p>
          </table:table-cell>
          <table:table-cell table:formula="of:=[M_Dia_NA.F63]" office:value-type="float" office:value="14" calcext:value-type="float">
            <text:p>14</text:p>
          </table:table-cell>
          <table:table-cell table:formula="of:=[M_Dia_NA.K63]" office:value-type="float" office:value="41" calcext:value-type="float">
            <text:p>41</text:p>
          </table:table-cell>
          <table:table-cell table:formula="of:=[M_Dia_NA.L63]" office:value-type="float" office:value="0" calcext:value-type="float">
            <text:p>0</text:p>
          </table:table-cell>
          <table:table-cell table:formula="of:=[M_Dia_NA.M63]" office:value-type="float" office:value="32" calcext:value-type="float">
            <text:p>32</text:p>
          </table:table-cell>
          <table:table-cell table:formula="of:=[M_Dia_NA.O63]" office:value-type="float" office:value="56" calcext:value-type="float">
            <text:p>56</text:p>
          </table:table-cell>
          <table:table-cell table:formula="of:=[M_Dia_NA.P63]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51" table:formula="of:=[C_Dia_NA.B64]" office:value-type="date" office:date-value="2020-04-15" calcext:value-type="date">
            <text:p>15/04</text:p>
          </table:table-cell>
          <table:table-cell table:formula="of:=[M_Dia_NA.C64]" office:value-type="float" office:value="285" calcext:value-type="float">
            <text:p>285</text:p>
          </table:table-cell>
          <table:table-cell table:formula="of:=[M_Dia_NA.E64]" office:value-type="float" office:value="283" calcext:value-type="float">
            <text:p>283</text:p>
          </table:table-cell>
          <table:table-cell table:formula="of:=[M_Dia_NA.G64]" office:value-type="float" office:value="523" calcext:value-type="float">
            <text:p>523</text:p>
          </table:table-cell>
          <table:table-cell table:formula="of:=[M_Dia_NA.H64]" office:value-type="float" office:value="1438" calcext:value-type="float">
            <text:p>1438</text:p>
          </table:table-cell>
          <table:table-cell table:formula="of:=[M_Dia_NA.I64]" office:value-type="float" office:value="189" calcext:value-type="float">
            <text:p>189</text:p>
          </table:table-cell>
          <table:table-cell table:formula="of:=[M_Dia_NA.J64]" office:value-type="float" office:value="578" calcext:value-type="float">
            <text:p>578</text:p>
          </table:table-cell>
          <table:table-cell table:formula="of:=[M_Dia_NA.N64]" office:value-type="float" office:value="861" calcext:value-type="float">
            <text:p>861</text:p>
          </table:table-cell>
          <table:table-cell table:number-columns-repeated="2"/>
          <table:table-cell table:style-name="ce51" table:formula="of:=[.B64]" office:value-type="date" office:date-value="2020-04-15" calcext:value-type="date">
            <text:p>15/04</text:p>
          </table:table-cell>
          <table:table-cell table:formula="of:=[M_Dia_NA.D64]" office:value-type="float" office:value="9" calcext:value-type="float">
            <text:p>9</text:p>
          </table:table-cell>
          <table:table-cell table:formula="of:=[M_Dia_NA.F64]" office:value-type="float" office:value="10" calcext:value-type="float">
            <text:p>10</text:p>
          </table:table-cell>
          <table:table-cell table:formula="of:=[M_Dia_NA.K64]" office:value-type="float" office:value="38" calcext:value-type="float">
            <text:p>38</text:p>
          </table:table-cell>
          <table:table-cell table:formula="of:=[M_Dia_NA.L64]" office:value-type="float" office:value="1" calcext:value-type="float">
            <text:p>1</text:p>
          </table:table-cell>
          <table:table-cell table:formula="of:=[M_Dia_NA.M64]" office:value-type="float" office:value="32" calcext:value-type="float">
            <text:p>32</text:p>
          </table:table-cell>
          <table:table-cell table:formula="of:=[M_Dia_NA.O64]" office:value-type="float" office:value="45" calcext:value-type="float">
            <text:p>45</text:p>
          </table:table-cell>
          <table:table-cell table:formula="of:=[M_Dia_NA.P64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_NA.B65]" office:value-type="date" office:date-value="2020-04-16" calcext:value-type="date">
            <text:p>16/04</text:p>
          </table:table-cell>
          <table:table-cell table:formula="of:=[M_Dia_NA.C65]" office:value-type="float" office:value="315" calcext:value-type="float">
            <text:p>315</text:p>
          </table:table-cell>
          <table:table-cell table:formula="of:=[M_Dia_NA.E65]" office:value-type="float" office:value="417" calcext:value-type="float">
            <text:p>417</text:p>
          </table:table-cell>
          <table:table-cell table:formula="of:=[M_Dia_NA.G65]" office:value-type="float" office:value="551" calcext:value-type="float">
            <text:p>551</text:p>
          </table:table-cell>
          <table:table-cell table:formula="of:=[M_Dia_NA.H65]" office:value-type="float" office:value="753" calcext:value-type="float">
            <text:p>753</text:p>
          </table:table-cell>
          <table:table-cell table:formula="of:=[M_Dia_NA.I65]" office:value-type="float" office:value="181" calcext:value-type="float">
            <text:p>181</text:p>
          </table:table-cell>
          <table:table-cell table:formula="of:=[M_Dia_NA.J65]" office:value-type="float" office:value="525" calcext:value-type="float">
            <text:p>525</text:p>
          </table:table-cell>
          <table:table-cell table:formula="of:=[M_Dia_NA.N65]" office:value-type="float" office:value="847" calcext:value-type="float">
            <text:p>847</text:p>
          </table:table-cell>
          <table:table-cell table:number-columns-repeated="2"/>
          <table:table-cell table:style-name="ce51" table:formula="of:=[.B65]" office:value-type="date" office:date-value="2020-04-16" calcext:value-type="date">
            <text:p>16/04</text:p>
          </table:table-cell>
          <table:table-cell table:formula="of:=[M_Dia_NA.D65]" office:value-type="float" office:value="17" calcext:value-type="float">
            <text:p>17</text:p>
          </table:table-cell>
          <table:table-cell table:formula="of:=[M_Dia_NA.F65]" office:value-type="float" office:value="12" calcext:value-type="float">
            <text:p>12</text:p>
          </table:table-cell>
          <table:table-cell table:formula="of:=[M_Dia_NA.K65]" office:value-type="float" office:value="42" calcext:value-type="float">
            <text:p>42</text:p>
          </table:table-cell>
          <table:table-cell table:formula="of:=[M_Dia_NA.L65]" office:value-type="float" office:value="0" calcext:value-type="float">
            <text:p>0</text:p>
          </table:table-cell>
          <table:table-cell table:formula="of:=[M_Dia_NA.M65]" office:value-type="float" office:value="30" calcext:value-type="float">
            <text:p>30</text:p>
          </table:table-cell>
          <table:table-cell table:formula="of:=[M_Dia_NA.O65]" office:value-type="float" office:value="38" calcext:value-type="float">
            <text:p>38</text:p>
          </table:table-cell>
          <table:table-cell table:formula="of:=[M_Dia_NA.P65]" office:value-type="float" office:value="43" calcext:value-type="float">
            <text:p>43</text:p>
          </table:table-cell>
        </table:table-row>
        <table:table-row table:style-name="ro1">
          <table:table-cell/>
          <table:table-cell table:style-name="ce51" table:formula="of:=[C_Dia_NA.B66]" office:value-type="date" office:date-value="2020-04-17" calcext:value-type="date">
            <text:p>17/04</text:p>
          </table:table-cell>
          <table:table-cell table:formula="of:=[M_Dia_NA.C66]" office:value-type="float" office:value="299" calcext:value-type="float">
            <text:p>299</text:p>
          </table:table-cell>
          <table:table-cell table:formula="of:=[M_Dia_NA.E66]" office:value-type="float" office:value="306" calcext:value-type="float">
            <text:p>306</text:p>
          </table:table-cell>
          <table:table-cell table:formula="of:=[M_Dia_NA.G66]" office:value-type="float" office:value="585" calcext:value-type="float">
            <text:p>585</text:p>
          </table:table-cell>
          <table:table-cell table:formula="of:=[M_Dia_NA.H66]" office:value-type="float" office:value="761" calcext:value-type="float">
            <text:p>761</text:p>
          </table:table-cell>
          <table:table-cell table:formula="of:=[M_Dia_NA.I66]" office:value-type="float" office:value="144" calcext:value-type="float">
            <text:p>144</text:p>
          </table:table-cell>
          <table:table-cell table:formula="of:=[M_Dia_NA.J66]" office:value-type="float" office:value="575" calcext:value-type="float">
            <text:p>575</text:p>
          </table:table-cell>
          <table:table-cell table:number-columns-repeated="3"/>
          <table:table-cell table:style-name="ce51" table:formula="of:=[.B66]" office:value-type="date" office:date-value="2020-04-17" calcext:value-type="date">
            <text:p>17/04</text:p>
          </table:table-cell>
          <table:table-cell table:formula="of:=[M_Dia_NA.D66]" office:value-type="float" office:value="21" calcext:value-type="float">
            <text:p>21</text:p>
          </table:table-cell>
          <table:table-cell table:formula="of:=[M_Dia_NA.F66]" office:value-type="float" office:value="15" calcext:value-type="float">
            <text:p>15</text:p>
          </table:table-cell>
          <table:table-cell table:formula="of:=[M_Dia_NA.K66]" office:value-type="float" office:value="44" calcext:value-type="float">
            <text:p>44</text:p>
          </table:table-cell>
          <table:table-cell/>
          <table:table-cell table:formula="of:=[M_Dia_NA.M66]" office:value-type="float" office:value="28" calcext:value-type="float">
            <text:p>28</text:p>
          </table:table-cell>
          <table:table-cell table:formula="of:=[M_Dia_NA.O66]" office:value-type="float" office:value="21" calcext:value-type="float">
            <text:p>21</text:p>
          </table:table-cell>
          <table:table-cell table:formula="of:=[M_Dia_NA.P66]" office:value-type="float" office:value="44" calcext:value-type="float">
            <text:p>44</text:p>
          </table:table-cell>
        </table:table-row>
        <table:table-row table:style-name="ro1" table:number-rows-repeated="4">
          <table:table-cell/>
          <table:table-cell table:style-name="ce63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69])" office:value-type="float" office:value="315" calcext:value-type="float">
            <text:p>315</text:p>
          </table:table-cell>
          <table:table-cell table:formula="of:=MAX([.D9:.D69])" office:value-type="float" office:value="496" calcext:value-type="float">
            <text:p>496</text:p>
          </table:table-cell>
          <table:table-cell table:formula="of:=MAX([.E9:.E69])" office:value-type="float" office:value="950" calcext:value-type="float">
            <text:p>950</text:p>
          </table:table-cell>
          <table:table-cell table:formula="of:=MAX([.F9:.F69])" office:value-type="float" office:value="1438" calcext:value-type="float">
            <text:p>1438</text:p>
          </table:table-cell>
          <table:table-cell table:formula="of:=MAX([.G9:.G69])" office:value-type="float" office:value="234" calcext:value-type="float">
            <text:p>234</text:p>
          </table:table-cell>
          <table:table-cell table:formula="of:=MAX([.H9:.H69])" office:value-type="float" office:value="969" calcext:value-type="float">
            <text:p>969</text:p>
          </table:table-cell>
          <table:table-cell table:formula="of:=MAX([.I9:.I69])" office:value-type="float" office:value="980" calcext:value-type="float">
            <text:p>980</text:p>
          </table:table-cell>
          <table:table-cell table:style-name="ce42" table:number-columns-repeated="3"/>
          <table:table-cell table:formula="of:=MAX([.M9:.M69])" office:value-type="float" office:value="30" calcext:value-type="float">
            <text:p>30</text:p>
          </table:table-cell>
          <table:table-cell table:formula="of:=MAX([.N9:.N69])" office:value-type="float" office:value="22" calcext:value-type="float">
            <text:p>22</text:p>
          </table:table-cell>
          <table:table-cell table:formula="of:=MAX([.O9:.O69])" office:value-type="float" office:value="44" calcext:value-type="float">
            <text:p>44</text:p>
          </table:table-cell>
          <table:table-cell table:formula="of:=MAX([.P9:.P69])" office:value-type="float" office:value="8" calcext:value-type="float">
            <text:p>8</text:p>
          </table:table-cell>
          <table:table-cell table:formula="of:=MAX([.Q9:.Q69])" office:value-type="float" office:value="37" calcext:value-type="float">
            <text:p>37</text:p>
          </table:table-cell>
          <table:table-cell table:formula="of:=MAX([.R9:.R69])" office:value-type="float" office:value="99" calcext:value-type="float">
            <text:p>99</text:p>
          </table:table-cell>
          <table:table-cell table:formula="of:=MAX([.S9:.S69])" office:value-type="float" office:value="66" calcext:value-type="float">
            <text:p>66</text:p>
          </table:table-cell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7"/>
        </table:table-row>
        <table:table-row table:style-name="ro1">
          <table:table-cell/>
          <table:table-cell table:style-name="ce63" office:value-type="string" calcext:value-type="string">
            <text:p>SUMA</text:p>
          </table:table-cell>
          <table:table-cell table:formula="of:=SUM([.C9:.C69])" office:value-type="float" office:value="3868" calcext:value-type="float">
            <text:p>3868</text:p>
          </table:table-cell>
          <table:table-cell table:formula="of:=SUM([.D9:.D69])" office:value-type="float" office:value="5163" calcext:value-type="float">
            <text:p>5163</text:p>
          </table:table-cell>
          <table:table-cell table:formula="of:=SUM([.E9:.E69])" office:value-type="float" office:value="19714" calcext:value-type="float">
            <text:p>19714</text:p>
          </table:table-cell>
          <table:table-cell table:formula="of:=SUM([.F9:.F69])" office:value-type="float" office:value="18681" calcext:value-type="float">
            <text:p>18681</text:p>
          </table:table-cell>
          <table:table-cell table:formula="of:=SUM([.G9:.G69])" office:value-type="float" office:value="3459" calcext:value-type="float">
            <text:p>3459</text:p>
          </table:table-cell>
          <table:table-cell table:formula="of:=SUM([.H9:.H69])" office:value-type="float" office:value="22745" calcext:value-type="float">
            <text:p>22745</text:p>
          </table:table-cell>
          <table:table-cell table:formula="of:=SUM([.I9:.I69])" office:value-type="float" office:value="14576" calcext:value-type="float">
            <text:p>14576</text:p>
          </table:table-cell>
          <table:table-cell table:style-name="ce42" table:number-columns-repeated="3"/>
          <table:table-cell table:formula="of:=SUM([.M9:.M69])" office:value-type="float" office:value="431" calcext:value-type="float">
            <text:p>431</text:p>
          </table:table-cell>
          <table:table-cell table:formula="of:=SUM([.N9:.N69])" office:value-type="float" office:value="336" calcext:value-type="float">
            <text:p>336</text:p>
          </table:table-cell>
          <table:table-cell table:formula="of:=SUM([.O9:.O69])" office:value-type="float" office:value="530" calcext:value-type="float">
            <text:p>530</text:p>
          </table:table-cell>
          <table:table-cell table:formula="of:=SUM([.P9:.P69])" office:value-type="float" office:value="68" calcext:value-type="float">
            <text:p>68</text:p>
          </table:table-cell>
          <table:table-cell table:formula="of:=SUM([.Q9:.Q69])" office:value-type="float" office:value="657" calcext:value-type="float">
            <text:p>657</text:p>
          </table:table-cell>
          <table:table-cell table:formula="of:=SUM([.R9:.R69])" office:value-type="float" office:value="1400" calcext:value-type="float">
            <text:p>1400</text:p>
          </table:table-cell>
          <table:table-cell table:formula="of:=SUM([.S9:.S69])" office:value-type="float" office:value="1325" calcext:value-type="float">
            <text:p>1325</text:p>
          </table:table-cell>
        </table:table-row>
        <table:table-row table:style-name="ro1">
          <table:table-cell/>
          <table:table-cell table:style-name="ce63"/>
          <table:table-cell table:number-columns-repeated="7"/>
          <table:table-cell table:style-name="ce42" table:number-columns-repeated="3"/>
          <table:table-cell table:number-columns-repeated="7"/>
        </table:table-row>
        <table:table-row table:style-name="ro1">
          <table:table-cell/>
          <table:table-cell table:style-name="ce63"/>
          <table:table-cell table:formula="of:=[.C8]" office:value-type="string" office:string-value="Alemania" calcext:value-type="string">
            <text:p>Alemania</text:p>
          </table:table-cell>
          <table:table-cell table:formula="of:=[.D8]" office:value-type="string" office:string-value="Bélgica" calcext:value-type="string">
            <text:p>Bélgica</text:p>
          </table:table-cell>
          <table:table-cell table:formula="of:=[.E8]" office:value-type="string" office:string-value="España" calcext:value-type="string">
            <text:p>España</text:p>
          </table:table-cell>
          <table:table-cell table:formula="of:=[.F8]" office:value-type="string" office:string-value="Francia" calcext:value-type="string">
            <text:p>Francia</text:p>
          </table:table-cell>
          <table:table-cell table:formula="of:=[.G8]" office:value-type="string" office:string-value="Holanda" calcext:value-type="string">
            <text:p>Holanda</text:p>
          </table:table-cell>
          <table:table-cell table:formula="of:=[.H8]" office:value-type="string" office:string-value="Italia" calcext:value-type="string">
            <text:p>Italia</text:p>
          </table:table-cell>
          <table:table-cell table:formula="of:=[.I8]" office:value-type="string" office:string-value="Reino Unido" calcext:value-type="string">
            <text:p>Reino Unido</text:p>
          </table:table-cell>
          <table:table-cell table:style-name="ce42" table:number-columns-repeated="3"/>
          <table:table-cell table:formula="of:=[.M8]" office:value-type="string" office:string-value="Austria" calcext:value-type="string">
            <text:p>Austria</text:p>
          </table:table-cell>
          <table:table-cell table:formula="of:=[.N8]" office:value-type="string" office:string-value="Dinamarca" calcext:value-type="string">
            <text:p>Dinamarca</text:p>
          </table:table-cell>
          <table:table-cell table:formula="of:=[.O8]" office:value-type="string" office:string-value="Irlanda" calcext:value-type="string">
            <text:p>Irlanda</text:p>
          </table:table-cell>
          <table:table-cell table:formula="of:=[.P8]" office:value-type="string" office:string-value="Luxemburgo" calcext:value-type="string">
            <text:p>Luxemburgo</text:p>
          </table:table-cell>
          <table:table-cell table:formula="of:=[.Q8]" office:value-type="string" office:string-value="Portugal" calcext:value-type="string">
            <text:p>Portugal</text:p>
          </table:table-cell>
          <table:table-cell table:formula="of:=[.R8]" office:value-type="string" office:string-value="Suecia" calcext:value-type="string">
            <text:p>Suecia</text:p>
          </table:table-cell>
          <table:table-cell table:formula="of:=[.S8]" office:value-type="string" office:string-value="Suiza" calcext:value-type="string">
            <text:p>Suiza</text:p>
          </table:table-cell>
        </table:table-row>
        <table:table-row table:style-name="ro1" table:number-rows-repeated="2">
          <table:table-cell/>
          <table:table-cell table:style-name="ce63"/>
          <table:table-cell table:number-columns-repeated="17"/>
        </table:table-row>
        <table:table-row table:style-name="ro1" table:number-rows-repeated="104849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_Acu_NA_2" table:style-name="ta1">
        <office:forms form:automatic-focus="false" form:apply-design-mode="false"/>
        <table:table-column table:style-name="co17" table:default-cell-style-name="Default"/>
        <table:table-column table:style-name="co3" table:default-cell-style-name="ce51"/>
        <table:table-column table:style-name="co3" table:number-columns-repeated="7" table:default-cell-style-name="ce42"/>
        <table:table-column table:style-name="co3" table:number-columns-repeated="2" table:default-cell-style-name="Default"/>
        <table:table-column table:style-name="co3" table:default-cell-style-name="ce51"/>
        <table:table-column table:style-name="co3" table:number-columns-repeated="7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7"/>
          <table:table-cell table:style-name="ce42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7"/>
          <table:table-cell table:style-name="ce42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number-columns-repeated="5"/>
          <table:table-cell table:style-name="ce53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  <table:table-cell table:style-name="ce53"/>
          <table:table-cell table:style-name="ce72" table:number-columns-repeated="2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ce42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53"/>
          <table:table-cell table:style-name="ce64" table:number-columns-repeated="8"/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 table:style-name="ce62"/>
          <table:table-cell table:style-name="ce75"/>
          <table:table-cell table:style-name="ce66" table:formula="of:=[M_Acu_NA.C8]" office:value-type="string" office:string-value="Alemania" calcext:value-type="string">
            <text:p>Alemania</text:p>
          </table:table-cell>
          <table:table-cell table:style-name="ce66" table:formula="of:=[M_Acu_NA.E8]" office:value-type="string" office:string-value="Bélgica" calcext:value-type="string">
            <text:p>Bélgica</text:p>
          </table:table-cell>
          <table:table-cell table:style-name="ce66" table:formula="of:=[M_Acu_NA.G8]" office:value-type="string" office:string-value="España" calcext:value-type="string">
            <text:p>España</text:p>
          </table:table-cell>
          <table:table-cell table:style-name="ce66" table:formula="of:=[M_Acu_NA.H8]" office:value-type="string" office:string-value="Francia" calcext:value-type="string">
            <text:p>Francia</text:p>
          </table:table-cell>
          <table:table-cell table:style-name="ce66" table:formula="of:=[M_Acu_NA.I8]" office:value-type="string" office:string-value="Holanda" calcext:value-type="string">
            <text:p>Holanda</text:p>
          </table:table-cell>
          <table:table-cell table:style-name="ce66" table:formula="of:=[M_Acu_NA.J8]" office:value-type="string" office:string-value="Italia" calcext:value-type="string">
            <text:p>Italia</text:p>
          </table:table-cell>
          <table:table-cell table:style-name="ce66" table:formula="of:=[M_Acu_NA.N8]" office:value-type="string" office:string-value="Reino Unido" calcext:value-type="string">
            <text:p>Reino Unido</text:p>
          </table:table-cell>
          <table:table-cell table:style-name="ce76"/>
          <table:table-cell/>
          <table:table-cell table:style-name="ce78"/>
          <table:table-cell table:style-name="ce66" table:formula="of:=[M_Acu_NA.D8]" office:value-type="string" office:string-value="Austria" calcext:value-type="string">
            <text:p>Austria</text:p>
          </table:table-cell>
          <table:table-cell table:style-name="ce66" table:formula="of:=[M_Acu_NA.F8]" office:value-type="string" office:string-value="Dinamarca" calcext:value-type="string">
            <text:p>Dinamarca</text:p>
          </table:table-cell>
          <table:table-cell table:style-name="ce66" table:formula="of:=[M_Acu_NA.K8]" office:value-type="string" office:string-value="Irlanda" calcext:value-type="string">
            <text:p>Irlanda</text:p>
          </table:table-cell>
          <table:table-cell table:style-name="ce66" table:formula="of:=[M_Acu_NA.L8]" office:value-type="string" office:string-value="Luxemburgo" calcext:value-type="string">
            <text:p>Luxemburgo</text:p>
          </table:table-cell>
          <table:table-cell table:style-name="ce66" table:formula="of:=[M_Acu_NA.M8]" office:value-type="string" office:string-value="Portugal" calcext:value-type="string">
            <text:p>Portugal</text:p>
          </table:table-cell>
          <table:table-cell table:style-name="ce66" table:formula="of:=[M_Acu_NA.O8]" office:value-type="string" office:string-value="Suecia" calcext:value-type="string">
            <text:p>Suecia</text:p>
          </table:table-cell>
          <table:table-cell table:style-name="ce66" table:formula="of:=[M_Acu_NA.P8]" office:value-type="string" office:string-value="Suiza" calcext:value-type="string">
            <text:p>Suiza</text:p>
          </table:table-cell>
        </table:table-row>
        <table:table-row table:style-name="ro1">
          <table:table-cell table:style-name="ce63"/>
          <table:table-cell table:style-name="ce50" table:formula="of:=[C_Acu_NA.B9]" office:value-type="date" office:date-value="2020-02-20" calcext:value-type="date">
            <text:p>20/02</text:p>
          </table:table-cell>
          <table:table-cell table:number-columns-repeated="9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7"/>
        </table:table-row>
        <table:table-row table:style-name="ro1">
          <table:table-cell/>
          <table:table-cell table:formula="of:=[C_Acu_NA.B10]" office:value-type="date" office:date-value="2020-02-21" calcext:value-type="date">
            <text:p>21/02</text:p>
          </table:table-cell>
          <table:table-cell table:number-columns-repeated="3"/>
          <table:table-cell table:formula="of:=[M_Acu_NA.H10]" office:value-type="float" office:value="1" calcext:value-type="float">
            <text:p>1</text:p>
          </table:table-cell>
          <table:table-cell/>
          <table:table-cell table:formula="of:=[M_Acu_NA.J10]" office:value-type="float" office:value="1" calcext:value-type="float">
            <text:p>1</text:p>
          </table:table-cell>
          <table:table-cell table:number-columns-repeated="3"/>
          <table:table-cell table:formula="of:=[.B10]" office:value-type="date" office:date-value="2020-02-21" calcext:value-type="date">
            <text:p>21/02</text:p>
          </table:table-cell>
          <table:table-cell table:number-columns-repeated="7"/>
        </table:table-row>
        <table:table-row table:style-name="ro1">
          <table:table-cell/>
          <table:table-cell table:formula="of:=[C_Acu_NA.B11]" office:value-type="date" office:date-value="2020-02-22" calcext:value-type="date">
            <text:p>22/02</text:p>
          </table:table-cell>
          <table:table-cell table:number-columns-repeated="3"/>
          <table:table-cell table:formula="of:=[M_Acu_NA.H11]" office:value-type="float" office:value="1" calcext:value-type="float">
            <text:p>1</text:p>
          </table:table-cell>
          <table:table-cell/>
          <table:table-cell table:formula="of:=[M_Acu_NA.J11]" office:value-type="float" office:value="2" calcext:value-type="float">
            <text:p>2</text:p>
          </table:table-cell>
          <table:table-cell table:number-columns-repeated="3"/>
          <table:table-cell table:formula="of:=[.B11]" office:value-type="date" office:date-value="2020-02-22" calcext:value-type="date">
            <text:p>22/02</text:p>
          </table:table-cell>
          <table:table-cell table:number-columns-repeated="7"/>
        </table:table-row>
        <table:table-row table:style-name="ro1">
          <table:table-cell/>
          <table:table-cell table:formula="of:=[C_Acu_NA.B12]" office:value-type="date" office:date-value="2020-02-23" calcext:value-type="date">
            <text:p>23/02</text:p>
          </table:table-cell>
          <table:table-cell table:number-columns-repeated="3"/>
          <table:table-cell table:formula="of:=[M_Acu_NA.H12]" office:value-type="float" office:value="1" calcext:value-type="float">
            <text:p>1</text:p>
          </table:table-cell>
          <table:table-cell/>
          <table:table-cell table:formula="of:=[M_Acu_NA.J12]" office:value-type="float" office:value="3" calcext:value-type="float">
            <text:p>3</text:p>
          </table:table-cell>
          <table:table-cell table:number-columns-repeated="3"/>
          <table:table-cell table:formula="of:=[.B12]" office:value-type="date" office:date-value="2020-02-23" calcext:value-type="date">
            <text:p>23/02</text:p>
          </table:table-cell>
          <table:table-cell table:number-columns-repeated="7"/>
        </table:table-row>
        <table:table-row table:style-name="ro1">
          <table:table-cell table:style-name="ce61" table:formula="of:=[C_Acu_NA.A13]" office:value-type="string" office:string-value="L" calcext:value-type="string">
            <text:p>L</text:p>
          </table:table-cell>
          <table:table-cell table:style-name="ce50" table:formula="of:=[C_Acu_NA.B13]" office:value-type="date" office:date-value="2020-02-24" calcext:value-type="date">
            <text:p>24/02</text:p>
          </table:table-cell>
          <table:table-cell table:style-name="ce43" table:number-columns-repeated="3"/>
          <table:table-cell table:style-name="ce43" table:formula="of:=[M_Acu_NA.H13]" office:value-type="float" office:value="1" calcext:value-type="float">
            <text:p>1</text:p>
          </table:table-cell>
          <table:table-cell table:style-name="ce43"/>
          <table:table-cell table:style-name="ce43" table:formula="of:=[M_Acu_NA.J13]" office:value-type="float" office:value="7" calcext:value-type="float">
            <text:p>7</text:p>
          </table:table-cell>
          <table:table-cell table:style-name="ce43"/>
          <table:table-cell table:style-name="ce77"/>
          <table:table-cell table:style-name="ce61" table:formula="of:=[.A13]" office:value-type="string" office:string-value="L" calcext:value-type="string">
            <text:p>L</text:p>
          </table:table-cell>
          <table:table-cell table:style-name="ce50" table:formula="of:=[.B13]" office:value-type="date" office:date-value="2020-02-24" calcext:value-type="date">
            <text:p>24/02</text:p>
          </table:table-cell>
          <table:table-cell table:style-name="ce43" table:number-columns-repeated="7"/>
        </table:table-row>
        <table:table-row table:style-name="ro1">
          <table:table-cell/>
          <table:table-cell table:formula="of:=[C_Acu_NA.B14]" office:value-type="date" office:date-value="2020-02-25" calcext:value-type="date">
            <text:p>25/02</text:p>
          </table:table-cell>
          <table:table-cell table:number-columns-repeated="3"/>
          <table:table-cell table:formula="of:=[M_Acu_NA.H14]" office:value-type="float" office:value="1" calcext:value-type="float">
            <text:p>1</text:p>
          </table:table-cell>
          <table:table-cell/>
          <table:table-cell table:formula="of:=[M_Acu_NA.J14]" office:value-type="float" office:value="10" calcext:value-type="float">
            <text:p>10</text:p>
          </table:table-cell>
          <table:table-cell table:number-columns-repeated="3"/>
          <table:table-cell table:formula="of:=[.B14]" office:value-type="date" office:date-value="2020-02-25" calcext:value-type="date">
            <text:p>25/02</text:p>
          </table:table-cell>
          <table:table-cell table:number-columns-repeated="7"/>
        </table:table-row>
        <table:table-row table:style-name="ro1">
          <table:table-cell/>
          <table:table-cell table:formula="of:=[C_Acu_NA.B15]" office:value-type="date" office:date-value="2020-02-26" calcext:value-type="date">
            <text:p>26/02</text:p>
          </table:table-cell>
          <table:table-cell table:number-columns-repeated="3"/>
          <table:table-cell table:formula="of:=[M_Acu_NA.H15]" office:value-type="float" office:value="2" calcext:value-type="float">
            <text:p>2</text:p>
          </table:table-cell>
          <table:table-cell/>
          <table:table-cell table:formula="of:=[M_Acu_NA.J15]" office:value-type="float" office:value="12" calcext:value-type="float">
            <text:p>12</text:p>
          </table:table-cell>
          <table:table-cell table:number-columns-repeated="3"/>
          <table:table-cell table:formula="of:=[.B15]" office:value-type="date" office:date-value="2020-02-26" calcext:value-type="date">
            <text:p>26/02</text:p>
          </table:table-cell>
          <table:table-cell table:number-columns-repeated="7"/>
        </table:table-row>
        <table:table-row table:style-name="ro1">
          <table:table-cell/>
          <table:table-cell table:formula="of:=[C_Acu_NA.B16]" office:value-type="date" office:date-value="2020-02-27" calcext:value-type="date">
            <text:p>27/02</text:p>
          </table:table-cell>
          <table:table-cell table:number-columns-repeated="3"/>
          <table:table-cell table:formula="of:=[M_Acu_NA.H16]" office:value-type="float" office:value="2" calcext:value-type="float">
            <text:p>2</text:p>
          </table:table-cell>
          <table:table-cell/>
          <table:table-cell table:formula="of:=[M_Acu_NA.J16]" office:value-type="float" office:value="17" calcext:value-type="float">
            <text:p>17</text:p>
          </table:table-cell>
          <table:table-cell table:number-columns-repeated="3"/>
          <table:table-cell table:formula="of:=[.B16]" office:value-type="date" office:date-value="2020-02-27" calcext:value-type="date">
            <text:p>27/02</text:p>
          </table:table-cell>
          <table:table-cell table:number-columns-repeated="7"/>
        </table:table-row>
        <table:table-row table:style-name="ro1">
          <table:table-cell/>
          <table:table-cell table:formula="of:=[C_Acu_NA.B17]" office:value-type="date" office:date-value="2020-02-28" calcext:value-type="date">
            <text:p>28/02</text:p>
          </table:table-cell>
          <table:table-cell table:number-columns-repeated="3"/>
          <table:table-cell table:formula="of:=[M_Acu_NA.H17]" office:value-type="float" office:value="2" calcext:value-type="float">
            <text:p>2</text:p>
          </table:table-cell>
          <table:table-cell/>
          <table:table-cell table:formula="of:=[M_Acu_NA.J17]" office:value-type="float" office:value="21" calcext:value-type="float">
            <text:p>21</text:p>
          </table:table-cell>
          <table:table-cell table:number-columns-repeated="3"/>
          <table:table-cell table:formula="of:=[.B17]" office:value-type="date" office:date-value="2020-02-28" calcext:value-type="date">
            <text:p>28/02</text:p>
          </table:table-cell>
          <table:table-cell table:number-columns-repeated="7"/>
        </table:table-row>
        <table:table-row table:style-name="ro1">
          <table:table-cell/>
          <table:table-cell table:formula="of:=[C_Acu_NA.B18]" office:value-type="date" office:date-value="2020-02-29" calcext:value-type="date">
            <text:p>29/02</text:p>
          </table:table-cell>
          <table:table-cell table:number-columns-repeated="3"/>
          <table:table-cell table:formula="of:=[M_Acu_NA.H18]" office:value-type="float" office:value="2" calcext:value-type="float">
            <text:p>2</text:p>
          </table:table-cell>
          <table:table-cell/>
          <table:table-cell table:formula="of:=[M_Acu_NA.J18]" office:value-type="float" office:value="29" calcext:value-type="float">
            <text:p>29</text:p>
          </table:table-cell>
          <table:table-cell table:number-columns-repeated="3"/>
          <table:table-cell table:formula="of:=[.B18]" office:value-type="date" office:date-value="2020-02-29" calcext:value-type="date">
            <text:p>29/02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C_Acu_NA.B19]" office:value-type="date" office:date-value="2020-03-01" calcext:value-type="date">
            <text:p>01/03</text:p>
          </table:table-cell>
          <table:table-cell table:style-name="ce44" table:number-columns-repeated="3"/>
          <table:table-cell table:style-name="ce44" table:formula="of:=[M_Acu_NA.H19]" office:value-type="float" office:value="2" calcext:value-type="float">
            <text:p>2</text:p>
          </table:table-cell>
          <table:table-cell table:style-name="ce44"/>
          <table:table-cell table:style-name="ce44" table:formula="of:=[M_Acu_NA.J19]" office:value-type="float" office:value="34" calcext:value-type="float">
            <text:p>34</text:p>
          </table:table-cell>
          <table:table-cell table:style-name="ce44"/>
          <table:table-cell table:style-name="ce77"/>
          <table:table-cell table:style-name="ce62"/>
          <table:table-cell table:style-name="ce52" table:formula="of:=[.B19]" office:value-type="date" office:date-value="2020-03-01" calcext:value-type="date">
            <text:p>01/03</text:p>
          </table:table-cell>
          <table:table-cell table:style-name="ce44" table:number-columns-repeated="7"/>
        </table:table-row>
        <table:table-row table:style-name="ro1">
          <table:table-cell table:style-name="ce63" table:formula="of:=[C_Acu_NA.A20]" office:value-type="string" office:string-value="L" calcext:value-type="string">
            <text:p>L</text:p>
          </table:table-cell>
          <table:table-cell table:formula="of:=[C_Acu_NA.B20]" office:value-type="date" office:date-value="2020-03-02" calcext:value-type="date">
            <text:p>02/03</text:p>
          </table:table-cell>
          <table:table-cell table:number-columns-repeated="3"/>
          <table:table-cell table:formula="of:=[M_Acu_NA.H20]" office:value-type="float" office:value="3" calcext:value-type="float">
            <text:p>3</text:p>
          </table:table-cell>
          <table:table-cell/>
          <table:table-cell table:formula="of:=[M_Acu_NA.J20]" office:value-type="float" office:value="52" calcext:value-type="float">
            <text:p>52</text:p>
          </table:table-cell>
          <table:table-cell table:number-columns-repeated="2"/>
          <table:table-cell table:style-name="ce63" table:formula="of:=[.A20]" office:value-type="string" office:string-value="L" calcext:value-type="string">
            <text:p>L</text:p>
          </table:table-cell>
          <table:table-cell table:formula="of:=[.B20]" office:value-type="date" office:date-value="2020-03-02" calcext:value-type="date">
            <text:p>02/03</text:p>
          </table:table-cell>
          <table:table-cell table:number-columns-repeated="7"/>
        </table:table-row>
        <table:table-row table:style-name="ro1">
          <table:table-cell/>
          <table:table-cell table:formula="of:=[C_Acu_NA.B21]" office:value-type="date" office:date-value="2020-03-03" calcext:value-type="date">
            <text:p>03/03</text:p>
          </table:table-cell>
          <table:table-cell table:number-columns-repeated="3"/>
          <table:table-cell table:formula="of:=[M_Acu_NA.H21]" office:value-type="float" office:value="4" calcext:value-type="float">
            <text:p>4</text:p>
          </table:table-cell>
          <table:table-cell/>
          <table:table-cell table:formula="of:=[M_Acu_NA.J21]" office:value-type="float" office:value="79" calcext:value-type="float">
            <text:p>79</text:p>
          </table:table-cell>
          <table:table-cell table:number-columns-repeated="3"/>
          <table:table-cell table:formula="of:=[.B21]" office:value-type="date" office:date-value="2020-03-03" calcext:value-type="date">
            <text:p>03/03</text:p>
          </table:table-cell>
          <table:table-cell table:number-columns-repeated="7"/>
        </table:table-row>
        <table:table-row table:style-name="ro1">
          <table:table-cell/>
          <table:table-cell table:formula="of:=[C_Acu_NA.B22]" office:value-type="date" office:date-value="2020-03-04" calcext:value-type="date">
            <text:p>04/03</text:p>
          </table:table-cell>
          <table:table-cell table:number-columns-repeated="3"/>
          <table:table-cell table:formula="of:=[M_Acu_NA.H22]" office:value-type="float" office:value="4" calcext:value-type="float">
            <text:p>4</text:p>
          </table:table-cell>
          <table:table-cell/>
          <table:table-cell table:formula="of:=[M_Acu_NA.J22]" office:value-type="float" office:value="107" calcext:value-type="float">
            <text:p>107</text:p>
          </table:table-cell>
          <table:table-cell table:number-columns-repeated="3"/>
          <table:table-cell table:formula="of:=[.B22]" office:value-type="date" office:date-value="2020-03-04" calcext:value-type="date">
            <text:p>04/03</text:p>
          </table:table-cell>
          <table:table-cell table:number-columns-repeated="7"/>
        </table:table-row>
        <table:table-row table:style-name="ro1">
          <table:table-cell/>
          <table:table-cell table:formula="of:=[C_Acu_NA.B23]" office:value-type="date" office:date-value="2020-03-05" calcext:value-type="date">
            <text:p>05/03</text:p>
          </table:table-cell>
          <table:table-cell table:number-columns-repeated="2"/>
          <table:table-cell table:formula="of:=[M_Acu_NA.G23]" office:value-type="float" office:value="3" calcext:value-type="float">
            <text:p>3</text:p>
          </table:table-cell>
          <table:table-cell table:formula="of:=[M_Acu_NA.H23]" office:value-type="float" office:value="7" calcext:value-type="float">
            <text:p>7</text:p>
          </table:table-cell>
          <table:table-cell/>
          <table:table-cell table:formula="of:=[M_Acu_NA.J23]" office:value-type="float" office:value="148" calcext:value-type="float">
            <text:p>148</text:p>
          </table:table-cell>
          <table:table-cell table:formula="of:=[M_Acu_NA.N23]" office:value-type="float" office:value="1" calcext:value-type="float">
            <text:p>1</text:p>
          </table:table-cell>
          <table:table-cell table:number-columns-repeated="2"/>
          <table:table-cell table:formula="of:=[.B23]" office:value-type="date" office:date-value="2020-03-05" calcext:value-type="date">
            <text:p>05/03</text:p>
          </table:table-cell>
          <table:table-cell table:number-columns-repeated="6"/>
          <table:table-cell table:formula="of:=[M_Acu_NA.P23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C_Acu_NA.B24]" office:value-type="date" office:date-value="2020-03-06" calcext:value-type="date">
            <text:p>06/03</text:p>
          </table:table-cell>
          <table:table-cell table:number-columns-repeated="2"/>
          <table:table-cell table:formula="of:=[M_Acu_NA.G24]" office:value-type="float" office:value="5" calcext:value-type="float">
            <text:p>5</text:p>
          </table:table-cell>
          <table:table-cell table:formula="of:=[M_Acu_NA.H24]" office:value-type="float" office:value="9" calcext:value-type="float">
            <text:p>9</text:p>
          </table:table-cell>
          <table:table-cell table:formula="of:=[M_Acu_NA.I24]" office:value-type="float" office:value="1" calcext:value-type="float">
            <text:p>1</text:p>
          </table:table-cell>
          <table:table-cell table:formula="of:=[M_Acu_NA.J24]" office:value-type="float" office:value="197" calcext:value-type="float">
            <text:p>197</text:p>
          </table:table-cell>
          <table:table-cell table:formula="of:=[M_Acu_NA.N24]" office:value-type="float" office:value="2" calcext:value-type="float">
            <text:p>2</text:p>
          </table:table-cell>
          <table:table-cell table:number-columns-repeated="2"/>
          <table:table-cell table:formula="of:=[.B24]" office:value-type="date" office:date-value="2020-03-06" calcext:value-type="date">
            <text:p>06/03</text:p>
          </table:table-cell>
          <table:table-cell table:number-columns-repeated="6"/>
          <table:table-cell table:formula="of:=[M_Acu_NA.P24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C_Acu_NA.B25]" office:value-type="date" office:date-value="2020-03-07" calcext:value-type="date">
            <text:p>07/03</text:p>
          </table:table-cell>
          <table:table-cell table:number-columns-repeated="2"/>
          <table:table-cell table:formula="of:=[M_Acu_NA.G25]" office:value-type="float" office:value="8" calcext:value-type="float">
            <text:p>8</text:p>
          </table:table-cell>
          <table:table-cell table:formula="of:=[M_Acu_NA.H25]" office:value-type="float" office:value="16" calcext:value-type="float">
            <text:p>16</text:p>
          </table:table-cell>
          <table:table-cell table:formula="of:=[M_Acu_NA.I25]" office:value-type="float" office:value="1" calcext:value-type="float">
            <text:p>1</text:p>
          </table:table-cell>
          <table:table-cell table:formula="of:=[M_Acu_NA.J25]" office:value-type="float" office:value="233" calcext:value-type="float">
            <text:p>233</text:p>
          </table:table-cell>
          <table:table-cell table:formula="of:=[M_Acu_NA.N25]" office:value-type="float" office:value="2" calcext:value-type="float">
            <text:p>2</text:p>
          </table:table-cell>
          <table:table-cell table:number-columns-repeated="2"/>
          <table:table-cell table:formula="of:=[.B25]" office:value-type="date" office:date-value="2020-03-07" calcext:value-type="date">
            <text:p>07/03</text:p>
          </table:table-cell>
          <table:table-cell table:number-columns-repeated="6"/>
          <table:table-cell table:formula="of:=[M_Acu_NA.P25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C_Acu_NA.B26]" office:value-type="date" office:date-value="2020-03-08" calcext:value-type="date">
            <text:p>08/03</text:p>
          </table:table-cell>
          <table:table-cell table:number-columns-repeated="2"/>
          <table:table-cell table:formula="of:=[M_Acu_NA.G26]" office:value-type="float" office:value="10" calcext:value-type="float">
            <text:p>10</text:p>
          </table:table-cell>
          <table:table-cell table:formula="of:=[M_Acu_NA.H26]" office:value-type="float" office:value="19" calcext:value-type="float">
            <text:p>19</text:p>
          </table:table-cell>
          <table:table-cell table:formula="of:=[M_Acu_NA.I26]" office:value-type="float" office:value="3" calcext:value-type="float">
            <text:p>3</text:p>
          </table:table-cell>
          <table:table-cell table:formula="of:=[M_Acu_NA.J26]" office:value-type="float" office:value="366" calcext:value-type="float">
            <text:p>366</text:p>
          </table:table-cell>
          <table:table-cell table:formula="of:=[M_Acu_NA.N26]" office:value-type="float" office:value="3" calcext:value-type="float">
            <text:p>3</text:p>
          </table:table-cell>
          <table:table-cell table:number-columns-repeated="2"/>
          <table:table-cell table:formula="of:=[.B26]" office:value-type="date" office:date-value="2020-03-08" calcext:value-type="date">
            <text:p>08/03</text:p>
          </table:table-cell>
          <table:table-cell table:number-columns-repeated="6"/>
          <table:table-cell table:formula="of:=[M_Acu_NA.P26]" office:value-type="float" office:value="2" calcext:value-type="float">
            <text:p>2</text:p>
          </table:table-cell>
        </table:table-row>
        <table:table-row table:style-name="ro1">
          <table:table-cell table:style-name="ce61" table:formula="of:=[C_Acu_NA.A27]" office:value-type="string" office:string-value="L" calcext:value-type="string">
            <text:p>L</text:p>
          </table:table-cell>
          <table:table-cell table:style-name="ce50" table:formula="of:=[C_Acu_NA.B27]" office:value-type="date" office:date-value="2020-03-09" calcext:value-type="date">
            <text:p>09/03</text:p>
          </table:table-cell>
          <table:table-cell table:style-name="ce43" table:formula="of:=[M_Acu_NA.C27]" office:value-type="float" office:value="2" calcext:value-type="float">
            <text:p>2</text:p>
          </table:table-cell>
          <table:table-cell table:style-name="ce43"/>
          <table:table-cell table:style-name="ce43" table:formula="of:=[M_Acu_NA.G27]" office:value-type="float" office:value="16" calcext:value-type="float">
            <text:p>16</text:p>
          </table:table-cell>
          <table:table-cell table:style-name="ce43" table:formula="of:=[M_Acu_NA.H27]" office:value-type="float" office:value="21" calcext:value-type="float">
            <text:p>21</text:p>
          </table:table-cell>
          <table:table-cell table:style-name="ce43" table:formula="of:=[M_Acu_NA.I27]" office:value-type="float" office:value="4" calcext:value-type="float">
            <text:p>4</text:p>
          </table:table-cell>
          <table:table-cell table:style-name="ce43" table:formula="of:=[M_Acu_NA.J27]" office:value-type="float" office:value="463" calcext:value-type="float">
            <text:p>463</text:p>
          </table:table-cell>
          <table:table-cell table:style-name="ce43" table:formula="of:=[M_Acu_NA.N27]" office:value-type="float" office:value="5" calcext:value-type="float">
            <text:p>5</text:p>
          </table:table-cell>
          <table:table-cell table:style-name="ce77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43" table:number-columns-repeated="6"/>
          <table:table-cell table:style-name="ce43" table:formula="of:=[M_Acu_NA.P27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C_Acu_NA.B28]" office:value-type="date" office:date-value="2020-03-10" calcext:value-type="date">
            <text:p>10/03</text:p>
          </table:table-cell>
          <table:table-cell table:formula="of:=[M_Acu_NA.C28]" office:value-type="float" office:value="2" calcext:value-type="float">
            <text:p>2</text:p>
          </table:table-cell>
          <table:table-cell table:formula="of:=[M_Acu_NA.E28]" office:value-type="float" office:value="1" calcext:value-type="float">
            <text:p>1</text:p>
          </table:table-cell>
          <table:table-cell table:formula="of:=[M_Acu_NA.G28]" office:value-type="float" office:value="35" calcext:value-type="float">
            <text:p>35</text:p>
          </table:table-cell>
          <table:table-cell table:formula="of:=[M_Acu_NA.H28]" office:value-type="float" office:value="30" calcext:value-type="float">
            <text:p>30</text:p>
          </table:table-cell>
          <table:table-cell table:formula="of:=[M_Acu_NA.I28]" office:value-type="float" office:value="4" calcext:value-type="float">
            <text:p>4</text:p>
          </table:table-cell>
          <table:table-cell table:formula="of:=[M_Acu_NA.J28]" office:value-type="float" office:value="631" calcext:value-type="float">
            <text:p>631</text:p>
          </table:table-cell>
          <table:table-cell table:formula="of:=[M_Acu_NA.N28]" office:value-type="float" office:value="6" calcext:value-type="float">
            <text:p>6</text:p>
          </table:table-cell>
          <table:table-cell table:number-columns-repeated="2"/>
          <table:table-cell table:formula="of:=[.B28]" office:value-type="date" office:date-value="2020-03-10" calcext:value-type="date">
            <text:p>10/03</text:p>
          </table:table-cell>
          <table:table-cell table:number-columns-repeated="6"/>
          <table:table-cell table:formula="of:=[M_Acu_NA.P28]" office:value-type="float" office:value="2" calcext:value-type="float">
            <text:p>2</text:p>
          </table:table-cell>
        </table:table-row>
        <table:table-row table:style-name="ro1">
          <table:table-cell/>
          <table:table-cell table:formula="of:=[C_Acu_NA.B29]" office:value-type="date" office:date-value="2020-03-11" calcext:value-type="date">
            <text:p>11/03</text:p>
          </table:table-cell>
          <table:table-cell table:formula="of:=[M_Acu_NA.C29]" office:value-type="float" office:value="3" calcext:value-type="float">
            <text:p>3</text:p>
          </table:table-cell>
          <table:table-cell table:formula="of:=[M_Acu_NA.E29]" office:value-type="float" office:value="3" calcext:value-type="float">
            <text:p>3</text:p>
          </table:table-cell>
          <table:table-cell table:formula="of:=[M_Acu_NA.G29]" office:value-type="float" office:value="47" calcext:value-type="float">
            <text:p>47</text:p>
          </table:table-cell>
          <table:table-cell table:formula="of:=[M_Acu_NA.H29]" office:value-type="float" office:value="48" calcext:value-type="float">
            <text:p>48</text:p>
          </table:table-cell>
          <table:table-cell table:formula="of:=[M_Acu_NA.I29]" office:value-type="float" office:value="5" calcext:value-type="float">
            <text:p>5</text:p>
          </table:table-cell>
          <table:table-cell table:formula="of:=[M_Acu_NA.J29]" office:value-type="float" office:value="827" calcext:value-type="float">
            <text:p>827</text:p>
          </table:table-cell>
          <table:table-cell table:formula="of:=[M_Acu_NA.N29]" office:value-type="float" office:value="8" calcext:value-type="float">
            <text:p>8</text:p>
          </table:table-cell>
          <table:table-cell table:number-columns-repeated="2"/>
          <table:table-cell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Acu_NA.K29]" office:value-type="float" office:value="1" calcext:value-type="float">
            <text:p>1</text:p>
          </table:table-cell>
          <table:table-cell table:number-columns-repeated="2"/>
          <table:table-cell table:formula="of:=[M_Acu_NA.O29]" office:value-type="float" office:value="1" calcext:value-type="float">
            <text:p>1</text:p>
          </table:table-cell>
          <table:table-cell table:formula="of:=[M_Acu_NA.P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C_Acu_NA.B30]" office:value-type="date" office:date-value="2020-03-12" calcext:value-type="date">
            <text:p>12/03</text:p>
          </table:table-cell>
          <table:table-cell table:formula="of:=[M_Acu_NA.C30]" office:value-type="float" office:value="5" calcext:value-type="float">
            <text:p>5</text:p>
          </table:table-cell>
          <table:table-cell table:formula="of:=[M_Acu_NA.E30]" office:value-type="float" office:value="3" calcext:value-type="float">
            <text:p>3</text:p>
          </table:table-cell>
          <table:table-cell table:formula="of:=[M_Acu_NA.G30]" office:value-type="float" office:value="84" calcext:value-type="float">
            <text:p>84</text:p>
          </table:table-cell>
          <table:table-cell table:formula="of:=[M_Acu_NA.H30]" office:value-type="float" office:value="61" calcext:value-type="float">
            <text:p>61</text:p>
          </table:table-cell>
          <table:table-cell table:formula="of:=[M_Acu_NA.I30]" office:value-type="float" office:value="5" calcext:value-type="float">
            <text:p>5</text:p>
          </table:table-cell>
          <table:table-cell table:formula="of:=[M_Acu_NA.J30]" office:value-type="float" office:value="1016" calcext:value-type="float">
            <text:p>1016</text:p>
          </table:table-cell>
          <table:table-cell table:formula="of:=[M_Acu_NA.N30]" office:value-type="float" office:value="8" calcext:value-type="float">
            <text:p>8</text:p>
          </table:table-cell>
          <table:table-cell table:number-columns-repeated="2"/>
          <table:table-cell table:formula="of:=[.B30]" office:value-type="date" office:date-value="2020-03-12" calcext:value-type="date">
            <text:p>12/03</text:p>
          </table:table-cell>
          <table:table-cell table:formula="of:=[M_Acu_NA.D30]" office:value-type="float" office:value="1" calcext:value-type="float">
            <text:p>1</text:p>
          </table:table-cell>
          <table:table-cell table:formula="of:=[M_Acu_NA.F30]" office:value-type="float" office:value="1" calcext:value-type="float">
            <text:p>1</text:p>
          </table:table-cell>
          <table:table-cell table:formula="of:=[M_Acu_NA.K30]" office:value-type="float" office:value="1" calcext:value-type="float">
            <text:p>1</text:p>
          </table:table-cell>
          <table:table-cell table:number-columns-repeated="2"/>
          <table:table-cell table:formula="of:=[M_Acu_NA.O30]" office:value-type="float" office:value="1" calcext:value-type="float">
            <text:p>1</text:p>
          </table:table-cell>
          <table:table-cell table:formula="of:=[M_Acu_NA.P30]"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[C_Acu_NA.B31]" office:value-type="date" office:date-value="2020-03-13" calcext:value-type="date">
            <text:p>13/03</text:p>
          </table:table-cell>
          <table:table-cell table:formula="of:=[M_Acu_NA.C31]" office:value-type="float" office:value="8" calcext:value-type="float">
            <text:p>8</text:p>
          </table:table-cell>
          <table:table-cell table:formula="of:=[M_Acu_NA.E31]" office:value-type="float" office:value="3" calcext:value-type="float">
            <text:p>3</text:p>
          </table:table-cell>
          <table:table-cell table:formula="of:=[M_Acu_NA.G31]" office:value-type="float" office:value="118" calcext:value-type="float">
            <text:p>118</text:p>
          </table:table-cell>
          <table:table-cell table:formula="of:=[M_Acu_NA.H31]" office:value-type="float" office:value="79" calcext:value-type="float">
            <text:p>79</text:p>
          </table:table-cell>
          <table:table-cell table:formula="of:=[M_Acu_NA.I31]" office:value-type="float" office:value="10" calcext:value-type="float">
            <text:p>10</text:p>
          </table:table-cell>
          <table:table-cell table:formula="of:=[M_Acu_NA.J31]" office:value-type="float" office:value="1266" calcext:value-type="float">
            <text:p>1266</text:p>
          </table:table-cell>
          <table:table-cell table:formula="of:=[M_Acu_NA.N31]" office:value-type="float" office:value="10" calcext:value-type="float">
            <text:p>10</text:p>
          </table:table-cell>
          <table:table-cell table:number-columns-repeated="2"/>
          <table:table-cell table:formula="of:=[.B31]" office:value-type="date" office:date-value="2020-03-13" calcext:value-type="date">
            <text:p>13/03</text:p>
          </table:table-cell>
          <table:table-cell table:formula="of:=[M_Acu_NA.D31]" office:value-type="float" office:value="1" calcext:value-type="float">
            <text:p>1</text:p>
          </table:table-cell>
          <table:table-cell table:formula="of:=[M_Acu_NA.F31]" office:value-type="float" office:value="1" calcext:value-type="float">
            <text:p>1</text:p>
          </table:table-cell>
          <table:table-cell table:formula="of:=[M_Acu_NA.K31]" office:value-type="float" office:value="1" calcext:value-type="float">
            <text:p>1</text:p>
          </table:table-cell>
          <table:table-cell table:formula="of:=[M_Acu_NA.L31]" office:value-type="float" office:value="1" calcext:value-type="float">
            <text:p>1</text:p>
          </table:table-cell>
          <table:table-cell/>
          <table:table-cell table:formula="of:=[M_Acu_NA.O31]" office:value-type="float" office:value="2" calcext:value-type="float">
            <text:p>2</text:p>
          </table:table-cell>
          <table:table-cell table:formula="of:=[M_Acu_NA.P31]"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C_Acu_NA.B32]" office:value-type="date" office:date-value="2020-03-14" calcext:value-type="date">
            <text:p>14/03</text:p>
          </table:table-cell>
          <table:table-cell table:formula="of:=[M_Acu_NA.C32]" office:value-type="float" office:value="8" calcext:value-type="float">
            <text:p>8</text:p>
          </table:table-cell>
          <table:table-cell table:formula="of:=[M_Acu_NA.E32]" office:value-type="float" office:value="4" calcext:value-type="float">
            <text:p>4</text:p>
          </table:table-cell>
          <table:table-cell table:formula="of:=[M_Acu_NA.G32]" office:value-type="float" office:value="136" calcext:value-type="float">
            <text:p>136</text:p>
          </table:table-cell>
          <table:table-cell table:formula="of:=[M_Acu_NA.H32]" office:value-type="float" office:value="91" calcext:value-type="float">
            <text:p>91</text:p>
          </table:table-cell>
          <table:table-cell table:formula="of:=[M_Acu_NA.I32]" office:value-type="float" office:value="12" calcext:value-type="float">
            <text:p>12</text:p>
          </table:table-cell>
          <table:table-cell table:formula="of:=[M_Acu_NA.J32]" office:value-type="float" office:value="1441" calcext:value-type="float">
            <text:p>1441</text:p>
          </table:table-cell>
          <table:table-cell table:formula="of:=[M_Acu_NA.N32]" office:value-type="float" office:value="21" calcext:value-type="float">
            <text:p>21</text:p>
          </table:table-cell>
          <table:table-cell table:number-columns-repeated="2"/>
          <table:table-cell table:formula="of:=[.B32]" office:value-type="date" office:date-value="2020-03-14" calcext:value-type="date">
            <text:p>14/03</text:p>
          </table:table-cell>
          <table:table-cell table:formula="of:=[M_Acu_NA.D32]" office:value-type="float" office:value="1" calcext:value-type="float">
            <text:p>1</text:p>
          </table:table-cell>
          <table:table-cell table:formula="of:=[M_Acu_NA.F32]" office:value-type="float" office:value="2" calcext:value-type="float">
            <text:p>2</text:p>
          </table:table-cell>
          <table:table-cell table:formula="of:=[M_Acu_NA.K32]" office:value-type="float" office:value="2" calcext:value-type="float">
            <text:p>2</text:p>
          </table:table-cell>
          <table:table-cell table:formula="of:=[M_Acu_NA.L32]" office:value-type="float" office:value="1" calcext:value-type="float">
            <text:p>1</text:p>
          </table:table-cell>
          <table:table-cell/>
          <table:table-cell table:formula="of:=[M_Acu_NA.O32]" office:value-type="float" office:value="3" calcext:value-type="float">
            <text:p>3</text:p>
          </table:table-cell>
          <table:table-cell table:formula="of:=[M_Acu_NA.P32]" office:value-type="float" office:value="11" calcext:value-type="float">
            <text:p>11</text:p>
          </table:table-cell>
        </table:table-row>
        <table:table-row table:style-name="ro1">
          <table:table-cell table:style-name="ce62"/>
          <table:table-cell table:style-name="ce52" table:formula="of:=[C_Acu_NA.B33]" office:value-type="date" office:date-value="2020-03-15" calcext:value-type="date">
            <text:p>15/03</text:p>
          </table:table-cell>
          <table:table-cell table:style-name="ce44" table:formula="of:=[M_Acu_NA.C33]" office:value-type="float" office:value="12" calcext:value-type="float">
            <text:p>12</text:p>
          </table:table-cell>
          <table:table-cell table:style-name="ce44" table:formula="of:=[M_Acu_NA.E33]" office:value-type="float" office:value="4" calcext:value-type="float">
            <text:p>4</text:p>
          </table:table-cell>
          <table:table-cell table:style-name="ce44" table:formula="of:=[M_Acu_NA.G33]" office:value-type="float" office:value="288" calcext:value-type="float">
            <text:p>288</text:p>
          </table:table-cell>
          <table:table-cell table:style-name="ce44" table:formula="of:=[M_Acu_NA.H33]" office:value-type="float" office:value="120" calcext:value-type="float">
            <text:p>120</text:p>
          </table:table-cell>
          <table:table-cell table:style-name="ce44" table:formula="of:=[M_Acu_NA.I33]" office:value-type="float" office:value="20" calcext:value-type="float">
            <text:p>20</text:p>
          </table:table-cell>
          <table:table-cell table:style-name="ce44" table:formula="of:=[M_Acu_NA.J33]" office:value-type="float" office:value="1809" calcext:value-type="float">
            <text:p>1809</text:p>
          </table:table-cell>
          <table:table-cell table:style-name="ce44" table:formula="of:=[M_Acu_NA.N33]" office:value-type="float" office:value="35" calcext:value-type="float">
            <text:p>35</text:p>
          </table:table-cell>
          <table:table-cell table:style-name="ce77"/>
          <table:table-cell table:style-name="ce62"/>
          <table:table-cell table:style-name="ce52" table:formula="of:=[.B33]" office:value-type="date" office:date-value="2020-03-15" calcext:value-type="date">
            <text:p>15/03</text:p>
          </table:table-cell>
          <table:table-cell table:style-name="ce44" table:formula="of:=[M_Acu_NA.D33]" office:value-type="float" office:value="1" calcext:value-type="float">
            <text:p>1</text:p>
          </table:table-cell>
          <table:table-cell table:style-name="ce44" table:formula="of:=[M_Acu_NA.F33]" office:value-type="float" office:value="4" calcext:value-type="float">
            <text:p>4</text:p>
          </table:table-cell>
          <table:table-cell table:style-name="ce44" table:formula="of:=[M_Acu_NA.K33]" office:value-type="float" office:value="2" calcext:value-type="float">
            <text:p>2</text:p>
          </table:table-cell>
          <table:table-cell table:style-name="ce44" table:formula="of:=[M_Acu_NA.L33]" office:value-type="float" office:value="1" calcext:value-type="float">
            <text:p>1</text:p>
          </table:table-cell>
          <table:table-cell table:style-name="ce44"/>
          <table:table-cell table:style-name="ce44" table:formula="of:=[M_Acu_NA.O33]" office:value-type="float" office:value="5" calcext:value-type="float">
            <text:p>5</text:p>
          </table:table-cell>
          <table:table-cell table:style-name="ce44" table:formula="of:=[M_Acu_NA.P33]" office:value-type="float" office:value="17" calcext:value-type="float">
            <text:p>17</text:p>
          </table:table-cell>
        </table:table-row>
        <table:table-row table:style-name="ro1">
          <table:table-cell table:style-name="ce63" table:formula="of:=[C_Acu_NA.A34]" office:value-type="string" office:string-value="L" calcext:value-type="string">
            <text:p>L</text:p>
          </table:table-cell>
          <table:table-cell table:formula="of:=[C_Acu_NA.B34]" office:value-type="date" office:date-value="2020-03-16" calcext:value-type="date">
            <text:p>16/03</text:p>
          </table:table-cell>
          <table:table-cell table:formula="of:=[M_Acu_NA.C34]" office:value-type="float" office:value="12" calcext:value-type="float">
            <text:p>12</text:p>
          </table:table-cell>
          <table:table-cell table:formula="of:=[M_Acu_NA.E34]" office:value-type="float" office:value="5" calcext:value-type="float">
            <text:p>5</text:p>
          </table:table-cell>
          <table:table-cell table:formula="of:=[M_Acu_NA.G34]" office:value-type="float" office:value="309" calcext:value-type="float">
            <text:p>309</text:p>
          </table:table-cell>
          <table:table-cell table:formula="of:=[M_Acu_NA.H34]" office:value-type="float" office:value="148" calcext:value-type="float">
            <text:p>148</text:p>
          </table:table-cell>
          <table:table-cell table:formula="of:=[M_Acu_NA.I34]" office:value-type="float" office:value="24" calcext:value-type="float">
            <text:p>24</text:p>
          </table:table-cell>
          <table:table-cell table:formula="of:=[M_Acu_NA.J34]" office:value-type="float" office:value="2158" calcext:value-type="float">
            <text:p>2158</text:p>
          </table:table-cell>
          <table:table-cell table:formula="of:=[M_Acu_NA.N34]" office:value-type="float" office:value="55" calcext:value-type="float">
            <text:p>55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formula="of:=[.B34]" office:value-type="date" office:date-value="2020-03-16" calcext:value-type="date">
            <text:p>16/03</text:p>
          </table:table-cell>
          <table:table-cell table:formula="of:=[M_Acu_NA.D34]" office:value-type="float" office:value="3" calcext:value-type="float">
            <text:p>3</text:p>
          </table:table-cell>
          <table:table-cell table:formula="of:=[M_Acu_NA.F34]" office:value-type="float" office:value="5" calcext:value-type="float">
            <text:p>5</text:p>
          </table:table-cell>
          <table:table-cell table:formula="of:=[M_Acu_NA.K34]" office:value-type="float" office:value="2" calcext:value-type="float">
            <text:p>2</text:p>
          </table:table-cell>
          <table:table-cell table:formula="of:=[M_Acu_NA.L34]" office:value-type="float" office:value="1" calcext:value-type="float">
            <text:p>1</text:p>
          </table:table-cell>
          <table:table-cell table:formula="of:=[M_Acu_NA.M34]" office:value-type="float" office:value="1" calcext:value-type="float">
            <text:p>1</text:p>
          </table:table-cell>
          <table:table-cell table:formula="of:=[M_Acu_NA.O34]" office:value-type="float" office:value="7" calcext:value-type="float">
            <text:p>7</text:p>
          </table:table-cell>
          <table:table-cell table:formula="of:=[M_Acu_NA.P34]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[C_Acu_NA.B35]" office:value-type="date" office:date-value="2020-03-17" calcext:value-type="date">
            <text:p>17/03</text:p>
          </table:table-cell>
          <table:table-cell table:formula="of:=[M_Acu_NA.C35]" office:value-type="float" office:value="12" calcext:value-type="float">
            <text:p>12</text:p>
          </table:table-cell>
          <table:table-cell table:formula="of:=[M_Acu_NA.E35]" office:value-type="float" office:value="5" calcext:value-type="float">
            <text:p>5</text:p>
          </table:table-cell>
          <table:table-cell table:formula="of:=[M_Acu_NA.G35]" office:value-type="float" office:value="491" calcext:value-type="float">
            <text:p>491</text:p>
          </table:table-cell>
          <table:table-cell table:formula="of:=[M_Acu_NA.H35]" office:value-type="float" office:value="175" calcext:value-type="float">
            <text:p>175</text:p>
          </table:table-cell>
          <table:table-cell table:formula="of:=[M_Acu_NA.I35]" office:value-type="float" office:value="43" calcext:value-type="float">
            <text:p>43</text:p>
          </table:table-cell>
          <table:table-cell table:formula="of:=[M_Acu_NA.J35]" office:value-type="float" office:value="2503" calcext:value-type="float">
            <text:p>2503</text:p>
          </table:table-cell>
          <table:table-cell table:formula="of:=[M_Acu_NA.N35]" office:value-type="float" office:value="71" calcext:value-type="float">
            <text:p>71</text:p>
          </table:table-cell>
          <table:table-cell table:number-columns-repeated="2"/>
          <table:table-cell table:formula="of:=[.B35]" office:value-type="date" office:date-value="2020-03-17" calcext:value-type="date">
            <text:p>17/03</text:p>
          </table:table-cell>
          <table:table-cell table:formula="of:=[M_Acu_NA.D35]" office:value-type="float" office:value="3" calcext:value-type="float">
            <text:p>3</text:p>
          </table:table-cell>
          <table:table-cell table:formula="of:=[M_Acu_NA.F35]" office:value-type="float" office:value="6" calcext:value-type="float">
            <text:p>6</text:p>
          </table:table-cell>
          <table:table-cell table:formula="of:=[M_Acu_NA.K35]" office:value-type="float" office:value="2" calcext:value-type="float">
            <text:p>2</text:p>
          </table:table-cell>
          <table:table-cell table:formula="of:=[M_Acu_NA.L35]" office:value-type="float" office:value="1" calcext:value-type="float">
            <text:p>1</text:p>
          </table:table-cell>
          <table:table-cell table:formula="of:=[M_Acu_NA.M35]" office:value-type="float" office:value="1" calcext:value-type="float">
            <text:p>1</text:p>
          </table:table-cell>
          <table:table-cell table:formula="of:=[M_Acu_NA.O35]" office:value-type="float" office:value="8" calcext:value-type="float">
            <text:p>8</text:p>
          </table:table-cell>
          <table:table-cell table:formula="of:=[M_Acu_NA.P35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C_Acu_NA.B36]" office:value-type="date" office:date-value="2020-03-18" calcext:value-type="date">
            <text:p>18/03</text:p>
          </table:table-cell>
          <table:table-cell table:formula="of:=[M_Acu_NA.C36]" office:value-type="float" office:value="12" calcext:value-type="float">
            <text:p>12</text:p>
          </table:table-cell>
          <table:table-cell table:formula="of:=[M_Acu_NA.E36]" office:value-type="float" office:value="14" calcext:value-type="float">
            <text:p>14</text:p>
          </table:table-cell>
          <table:table-cell table:formula="of:=[M_Acu_NA.G36]" office:value-type="float" office:value="598" calcext:value-type="float">
            <text:p>598</text:p>
          </table:table-cell>
          <table:table-cell table:formula="of:=[M_Acu_NA.H36]" office:value-type="float" office:value="244" calcext:value-type="float">
            <text:p>244</text:p>
          </table:table-cell>
          <table:table-cell table:formula="of:=[M_Acu_NA.I36]" office:value-type="float" office:value="58" calcext:value-type="float">
            <text:p>58</text:p>
          </table:table-cell>
          <table:table-cell table:formula="of:=[M_Acu_NA.J36]" office:value-type="float" office:value="2978" calcext:value-type="float">
            <text:p>2978</text:p>
          </table:table-cell>
          <table:table-cell table:formula="of:=[M_Acu_NA.N36]" office:value-type="float" office:value="103" calcext:value-type="float">
            <text:p>103</text:p>
          </table:table-cell>
          <table:table-cell table:number-columns-repeated="2"/>
          <table:table-cell table:formula="of:=[.B36]" office:value-type="date" office:date-value="2020-03-18" calcext:value-type="date">
            <text:p>18/03</text:p>
          </table:table-cell>
          <table:table-cell table:formula="of:=[M_Acu_NA.D36]" office:value-type="float" office:value="4" calcext:value-type="float">
            <text:p>4</text:p>
          </table:table-cell>
          <table:table-cell table:formula="of:=[M_Acu_NA.F36]" office:value-type="float" office:value="9" calcext:value-type="float">
            <text:p>9</text:p>
          </table:table-cell>
          <table:table-cell table:formula="of:=[M_Acu_NA.K36]" office:value-type="float" office:value="2" calcext:value-type="float">
            <text:p>2</text:p>
          </table:table-cell>
          <table:table-cell table:formula="of:=[M_Acu_NA.L36]" office:value-type="float" office:value="2" calcext:value-type="float">
            <text:p>2</text:p>
          </table:table-cell>
          <table:table-cell table:formula="of:=[M_Acu_NA.M36]" office:value-type="float" office:value="2" calcext:value-type="float">
            <text:p>2</text:p>
          </table:table-cell>
          <table:table-cell table:formula="of:=[M_Acu_NA.O36]" office:value-type="float" office:value="14" calcext:value-type="float">
            <text:p>14</text:p>
          </table:table-cell>
          <table:table-cell table:formula="of:=[M_Acu_NA.P36]" office:value-type="float" office:value="38" calcext:value-type="float">
            <text:p>38</text:p>
          </table:table-cell>
        </table:table-row>
        <table:table-row table:style-name="ro1">
          <table:table-cell/>
          <table:table-cell table:formula="of:=[C_Acu_NA.B37]" office:value-type="date" office:date-value="2020-03-19" calcext:value-type="date">
            <text:p>19/03</text:p>
          </table:table-cell>
          <table:table-cell table:formula="of:=[M_Acu_NA.C37]" office:value-type="float" office:value="20" calcext:value-type="float">
            <text:p>20</text:p>
          </table:table-cell>
          <table:table-cell table:formula="of:=[M_Acu_NA.E37]" office:value-type="float" office:value="21" calcext:value-type="float">
            <text:p>21</text:p>
          </table:table-cell>
          <table:table-cell table:formula="of:=[M_Acu_NA.G37]" office:value-type="float" office:value="767" calcext:value-type="float">
            <text:p>767</text:p>
          </table:table-cell>
          <table:table-cell table:formula="of:=[M_Acu_NA.H37]" office:value-type="float" office:value="372" calcext:value-type="float">
            <text:p>372</text:p>
          </table:table-cell>
          <table:table-cell table:formula="of:=[M_Acu_NA.I37]" office:value-type="float" office:value="76" calcext:value-type="float">
            <text:p>76</text:p>
          </table:table-cell>
          <table:table-cell table:formula="of:=[M_Acu_NA.J37]" office:value-type="float" office:value="3405" calcext:value-type="float">
            <text:p>3405</text:p>
          </table:table-cell>
          <table:table-cell table:formula="of:=[M_Acu_NA.N37]" office:value-type="float" office:value="144" calcext:value-type="float">
            <text:p>144</text:p>
          </table:table-cell>
          <table:table-cell table:number-columns-repeated="2"/>
          <table:table-cell table:formula="of:=[.B37]" office:value-type="date" office:date-value="2020-03-19" calcext:value-type="date">
            <text:p>19/03</text:p>
          </table:table-cell>
          <table:table-cell table:formula="of:=[M_Acu_NA.D37]" office:value-type="float" office:value="6" calcext:value-type="float">
            <text:p>6</text:p>
          </table:table-cell>
          <table:table-cell table:formula="of:=[M_Acu_NA.F37]" office:value-type="float" office:value="14" calcext:value-type="float">
            <text:p>14</text:p>
          </table:table-cell>
          <table:table-cell table:formula="of:=[M_Acu_NA.K37]" office:value-type="float" office:value="3" calcext:value-type="float">
            <text:p>3</text:p>
          </table:table-cell>
          <table:table-cell table:formula="of:=[M_Acu_NA.L37]" office:value-type="float" office:value="4" calcext:value-type="float">
            <text:p>4</text:p>
          </table:table-cell>
          <table:table-cell table:formula="of:=[M_Acu_NA.M37]" office:value-type="float" office:value="3" calcext:value-type="float">
            <text:p>3</text:p>
          </table:table-cell>
          <table:table-cell table:formula="of:=[M_Acu_NA.O37]" office:value-type="float" office:value="21" calcext:value-type="float">
            <text:p>21</text:p>
          </table:table-cell>
          <table:table-cell table:formula="of:=[M_Acu_NA.P37]" office:value-type="float" office:value="43" calcext:value-type="float">
            <text:p>43</text:p>
          </table:table-cell>
        </table:table-row>
        <table:table-row table:style-name="ro1">
          <table:table-cell/>
          <table:table-cell table:formula="of:=[C_Acu_NA.B38]" office:value-type="date" office:date-value="2020-03-20" calcext:value-type="date">
            <text:p>20/03</text:p>
          </table:table-cell>
          <table:table-cell table:formula="of:=[M_Acu_NA.C38]" office:value-type="float" office:value="31" calcext:value-type="float">
            <text:p>31</text:p>
          </table:table-cell>
          <table:table-cell table:formula="of:=[M_Acu_NA.E38]" office:value-type="float" office:value="37" calcext:value-type="float">
            <text:p>37</text:p>
          </table:table-cell>
          <table:table-cell table:formula="of:=[M_Acu_NA.G38]" office:value-type="float" office:value="1002" calcext:value-type="float">
            <text:p>1002</text:p>
          </table:table-cell>
          <table:table-cell table:formula="of:=[M_Acu_NA.H38]" office:value-type="float" office:value="450" calcext:value-type="float">
            <text:p>450</text:p>
          </table:table-cell>
          <table:table-cell table:formula="of:=[M_Acu_NA.I38]" office:value-type="float" office:value="106" calcext:value-type="float">
            <text:p>106</text:p>
          </table:table-cell>
          <table:table-cell table:formula="of:=[M_Acu_NA.J38]" office:value-type="float" office:value="4032" calcext:value-type="float">
            <text:p>4032</text:p>
          </table:table-cell>
          <table:table-cell table:formula="of:=[M_Acu_NA.N38]" office:value-type="float" office:value="177" calcext:value-type="float">
            <text:p>177</text:p>
          </table:table-cell>
          <table:table-cell table:number-columns-repeated="2"/>
          <table:table-cell table:formula="of:=[.B38]" office:value-type="date" office:date-value="2020-03-20" calcext:value-type="date">
            <text:p>20/03</text:p>
          </table:table-cell>
          <table:table-cell table:formula="of:=[M_Acu_NA.D38]" office:value-type="float" office:value="6" calcext:value-type="float">
            <text:p>6</text:p>
          </table:table-cell>
          <table:table-cell table:formula="of:=[M_Acu_NA.F38]" office:value-type="float" office:value="18" calcext:value-type="float">
            <text:p>18</text:p>
          </table:table-cell>
          <table:table-cell table:formula="of:=[M_Acu_NA.K38]" office:value-type="float" office:value="3" calcext:value-type="float">
            <text:p>3</text:p>
          </table:table-cell>
          <table:table-cell table:formula="of:=[M_Acu_NA.L38]" office:value-type="float" office:value="5" calcext:value-type="float">
            <text:p>5</text:p>
          </table:table-cell>
          <table:table-cell table:formula="of:=[M_Acu_NA.M38]" office:value-type="float" office:value="6" calcext:value-type="float">
            <text:p>6</text:p>
          </table:table-cell>
          <table:table-cell table:formula="of:=[M_Acu_NA.O38]" office:value-type="float" office:value="31" calcext:value-type="float">
            <text:p>31</text:p>
          </table:table-cell>
          <table:table-cell table:formula="of:=[M_Acu_NA.P38]" office:value-type="float" office:value="67" calcext:value-type="float">
            <text:p>67</text:p>
          </table:table-cell>
        </table:table-row>
        <table:table-row table:style-name="ro1">
          <table:table-cell/>
          <table:table-cell table:formula="of:=[C_Acu_NA.B39]" office:value-type="date" office:date-value="2020-03-21" calcext:value-type="date">
            <text:p>21/03</text:p>
          </table:table-cell>
          <table:table-cell table:formula="of:=[M_Acu_NA.C39]" office:value-type="float" office:value="47" calcext:value-type="float">
            <text:p>47</text:p>
          </table:table-cell>
          <table:table-cell table:formula="of:=[M_Acu_NA.E39]" office:value-type="float" office:value="67" calcext:value-type="float">
            <text:p>67</text:p>
          </table:table-cell>
          <table:table-cell table:formula="of:=[M_Acu_NA.G39]" office:value-type="float" office:value="1326" calcext:value-type="float">
            <text:p>1326</text:p>
          </table:table-cell>
          <table:table-cell table:formula="of:=[M_Acu_NA.H39]" office:value-type="float" office:value="562" calcext:value-type="float">
            <text:p>562</text:p>
          </table:table-cell>
          <table:table-cell table:formula="of:=[M_Acu_NA.I39]" office:value-type="float" office:value="136" calcext:value-type="float">
            <text:p>136</text:p>
          </table:table-cell>
          <table:table-cell table:formula="of:=[M_Acu_NA.J39]" office:value-type="float" office:value="4825" calcext:value-type="float">
            <text:p>4825</text:p>
          </table:table-cell>
          <table:table-cell table:formula="of:=[M_Acu_NA.N39]" office:value-type="float" office:value="233" calcext:value-type="float">
            <text:p>233</text:p>
          </table:table-cell>
          <table:table-cell table:number-columns-repeated="2"/>
          <table:table-cell table:formula="of:=[.B39]" office:value-type="date" office:date-value="2020-03-21" calcext:value-type="date">
            <text:p>21/03</text:p>
          </table:table-cell>
          <table:table-cell table:formula="of:=[M_Acu_NA.D39]" office:value-type="float" office:value="8" calcext:value-type="float">
            <text:p>8</text:p>
          </table:table-cell>
          <table:table-cell table:formula="of:=[M_Acu_NA.F39]" office:value-type="float" office:value="21" calcext:value-type="float">
            <text:p>21</text:p>
          </table:table-cell>
          <table:table-cell table:formula="of:=[M_Acu_NA.K39]" office:value-type="float" office:value="3" calcext:value-type="float">
            <text:p>3</text:p>
          </table:table-cell>
          <table:table-cell table:formula="of:=[M_Acu_NA.L39]" office:value-type="float" office:value="8" calcext:value-type="float">
            <text:p>8</text:p>
          </table:table-cell>
          <table:table-cell table:formula="of:=[M_Acu_NA.M39]" office:value-type="float" office:value="12" calcext:value-type="float">
            <text:p>12</text:p>
          </table:table-cell>
          <table:table-cell table:formula="of:=[M_Acu_NA.O39]" office:value-type="float" office:value="38" calcext:value-type="float">
            <text:p>38</text:p>
          </table:table-cell>
          <table:table-cell table:formula="of:=[M_Acu_NA.P39]" office:value-type="float" office:value="83" calcext:value-type="float">
            <text:p>83</text:p>
          </table:table-cell>
        </table:table-row>
        <table:table-row table:style-name="ro1">
          <table:table-cell/>
          <table:table-cell table:formula="of:=[C_Acu_NA.B40]" office:value-type="date" office:date-value="2020-03-22" calcext:value-type="date">
            <text:p>22/03</text:p>
          </table:table-cell>
          <table:table-cell table:formula="of:=[M_Acu_NA.C40]" office:value-type="float" office:value="55" calcext:value-type="float">
            <text:p>55</text:p>
          </table:table-cell>
          <table:table-cell table:formula="of:=[M_Acu_NA.E40]" office:value-type="float" office:value="75" calcext:value-type="float">
            <text:p>75</text:p>
          </table:table-cell>
          <table:table-cell table:formula="of:=[M_Acu_NA.G40]" office:value-type="float" office:value="1720" calcext:value-type="float">
            <text:p>1720</text:p>
          </table:table-cell>
          <table:table-cell table:formula="of:=[M_Acu_NA.H40]" office:value-type="float" office:value="674" calcext:value-type="float">
            <text:p>674</text:p>
          </table:table-cell>
          <table:table-cell table:formula="of:=[M_Acu_NA.I40]" office:value-type="float" office:value="179" calcext:value-type="float">
            <text:p>179</text:p>
          </table:table-cell>
          <table:table-cell table:formula="of:=[M_Acu_NA.J40]" office:value-type="float" office:value="5476" calcext:value-type="float">
            <text:p>5476</text:p>
          </table:table-cell>
          <table:table-cell table:formula="of:=[M_Acu_NA.N40]" office:value-type="float" office:value="281" calcext:value-type="float">
            <text:p>281</text:p>
          </table:table-cell>
          <table:table-cell table:number-columns-repeated="2"/>
          <table:table-cell table:formula="of:=[.B40]" office:value-type="date" office:date-value="2020-03-22" calcext:value-type="date">
            <text:p>22/03</text:p>
          </table:table-cell>
          <table:table-cell table:formula="of:=[M_Acu_NA.D40]" office:value-type="float" office:value="16" calcext:value-type="float">
            <text:p>16</text:p>
          </table:table-cell>
          <table:table-cell table:formula="of:=[M_Acu_NA.F40]" office:value-type="float" office:value="24" calcext:value-type="float">
            <text:p>24</text:p>
          </table:table-cell>
          <table:table-cell table:formula="of:=[M_Acu_NA.K40]" office:value-type="float" office:value="4" calcext:value-type="float">
            <text:p>4</text:p>
          </table:table-cell>
          <table:table-cell table:formula="of:=[M_Acu_NA.L40]" office:value-type="float" office:value="8" calcext:value-type="float">
            <text:p>8</text:p>
          </table:table-cell>
          <table:table-cell table:formula="of:=[M_Acu_NA.M40]" office:value-type="float" office:value="14" calcext:value-type="float">
            <text:p>14</text:p>
          </table:table-cell>
          <table:table-cell table:formula="of:=[M_Acu_NA.O40]" office:value-type="float" office:value="50" calcext:value-type="float">
            <text:p>50</text:p>
          </table:table-cell>
          <table:table-cell table:formula="of:=[M_Acu_NA.P40]" office:value-type="float" office:value="100" calcext:value-type="float">
            <text:p>100</text:p>
          </table:table-cell>
        </table:table-row>
        <table:table-row table:style-name="ro1">
          <table:table-cell table:style-name="ce61" table:formula="of:=[C_Acu_NA.A41]" office:value-type="string" office:string-value="L" calcext:value-type="string">
            <text:p>L</text:p>
          </table:table-cell>
          <table:table-cell table:style-name="ce50" table:formula="of:=[C_Acu_NA.B41]" office:value-type="date" office:date-value="2020-03-23" calcext:value-type="date">
            <text:p>23/03</text:p>
          </table:table-cell>
          <table:table-cell table:style-name="ce43" table:formula="of:=[M_Acu_NA.C41]" office:value-type="float" office:value="86" calcext:value-type="float">
            <text:p>86</text:p>
          </table:table-cell>
          <table:table-cell table:style-name="ce43" table:formula="of:=[M_Acu_NA.E41]" office:value-type="float" office:value="88" calcext:value-type="float">
            <text:p>88</text:p>
          </table:table-cell>
          <table:table-cell table:style-name="ce43" table:formula="of:=[M_Acu_NA.G41]" office:value-type="float" office:value="2182" calcext:value-type="float">
            <text:p>2182</text:p>
          </table:table-cell>
          <table:table-cell table:style-name="ce43" table:formula="of:=[M_Acu_NA.H41]" office:value-type="float" office:value="860" calcext:value-type="float">
            <text:p>860</text:p>
          </table:table-cell>
          <table:table-cell table:style-name="ce43" table:formula="of:=[M_Acu_NA.I41]" office:value-type="float" office:value="213" calcext:value-type="float">
            <text:p>213</text:p>
          </table:table-cell>
          <table:table-cell table:style-name="ce43" table:formula="of:=[M_Acu_NA.J41]" office:value-type="float" office:value="6077" calcext:value-type="float">
            <text:p>6077</text:p>
          </table:table-cell>
          <table:table-cell table:style-name="ce43" table:formula="of:=[M_Acu_NA.N41]" office:value-type="float" office:value="335" calcext:value-type="float">
            <text:p>335</text:p>
          </table:table-cell>
          <table:table-cell table:style-name="ce77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43" table:formula="of:=[M_Acu_NA.D41]" office:value-type="float" office:value="21" calcext:value-type="float">
            <text:p>21</text:p>
          </table:table-cell>
          <table:table-cell table:style-name="ce43" table:formula="of:=[M_Acu_NA.F41]" office:value-type="float" office:value="24" calcext:value-type="float">
            <text:p>24</text:p>
          </table:table-cell>
          <table:table-cell table:style-name="ce43" table:formula="of:=[M_Acu_NA.K41]" office:value-type="float" office:value="6" calcext:value-type="float">
            <text:p>6</text:p>
          </table:table-cell>
          <table:table-cell table:style-name="ce43" table:formula="of:=[M_Acu_NA.L41]" office:value-type="float" office:value="8" calcext:value-type="float">
            <text:p>8</text:p>
          </table:table-cell>
          <table:table-cell table:style-name="ce43" table:formula="of:=[M_Acu_NA.M41]" office:value-type="float" office:value="23" calcext:value-type="float">
            <text:p>23</text:p>
          </table:table-cell>
          <table:table-cell table:style-name="ce43" table:formula="of:=[M_Acu_NA.O41]" office:value-type="float" office:value="61" calcext:value-type="float">
            <text:p>61</text:p>
          </table:table-cell>
          <table:table-cell table:style-name="ce43" table:formula="of:=[M_Acu_NA.P41]" office:value-type="float" office:value="129" calcext:value-type="float">
            <text:p>129</text:p>
          </table:table-cell>
        </table:table-row>
        <table:table-row table:style-name="ro1">
          <table:table-cell/>
          <table:table-cell table:formula="of:=[C_Acu_NA.B42]" office:value-type="date" office:date-value="2020-03-24" calcext:value-type="date">
            <text:p>24/03</text:p>
          </table:table-cell>
          <table:table-cell table:formula="of:=[M_Acu_NA.C42]" office:value-type="float" office:value="114" calcext:value-type="float">
            <text:p>114</text:p>
          </table:table-cell>
          <table:table-cell table:formula="of:=[M_Acu_NA.E42]" office:value-type="float" office:value="122" calcext:value-type="float">
            <text:p>122</text:p>
          </table:table-cell>
          <table:table-cell table:formula="of:=[M_Acu_NA.G42]" office:value-type="float" office:value="2686" calcext:value-type="float">
            <text:p>2686</text:p>
          </table:table-cell>
          <table:table-cell table:formula="of:=[M_Acu_NA.H42]" office:value-type="float" office:value="1100" calcext:value-type="float">
            <text:p>1100</text:p>
          </table:table-cell>
          <table:table-cell table:formula="of:=[M_Acu_NA.I42]" office:value-type="float" office:value="276" calcext:value-type="float">
            <text:p>276</text:p>
          </table:table-cell>
          <table:table-cell table:formula="of:=[M_Acu_NA.J42]" office:value-type="float" office:value="6820" calcext:value-type="float">
            <text:p>6820</text:p>
          </table:table-cell>
          <table:table-cell table:formula="of:=[M_Acu_NA.N42]" office:value-type="float" office:value="422" calcext:value-type="float">
            <text:p>422</text:p>
          </table:table-cell>
          <table:table-cell table:number-columns-repeated="2"/>
          <table:table-cell table:formula="of:=[.B42]" office:value-type="date" office:date-value="2020-03-24" calcext:value-type="date">
            <text:p>24/03</text:p>
          </table:table-cell>
          <table:table-cell table:formula="of:=[M_Acu_NA.D42]" office:value-type="float" office:value="28" calcext:value-type="float">
            <text:p>28</text:p>
          </table:table-cell>
          <table:table-cell table:formula="of:=[M_Acu_NA.F42]" office:value-type="float" office:value="32" calcext:value-type="float">
            <text:p>32</text:p>
          </table:table-cell>
          <table:table-cell table:formula="of:=[M_Acu_NA.K42]" office:value-type="float" office:value="7" calcext:value-type="float">
            <text:p>7</text:p>
          </table:table-cell>
          <table:table-cell table:formula="of:=[M_Acu_NA.L42]" office:value-type="float" office:value="8" calcext:value-type="float">
            <text:p>8</text:p>
          </table:table-cell>
          <table:table-cell table:formula="of:=[M_Acu_NA.M42]" office:value-type="float" office:value="33" calcext:value-type="float">
            <text:p>33</text:p>
          </table:table-cell>
          <table:table-cell table:formula="of:=[M_Acu_NA.O42]" office:value-type="float" office:value="81" calcext:value-type="float">
            <text:p>81</text:p>
          </table:table-cell>
          <table:table-cell table:formula="of:=[M_Acu_NA.P42]" office:value-type="float" office:value="153" calcext:value-type="float">
            <text:p>153</text:p>
          </table:table-cell>
        </table:table-row>
        <table:table-row table:style-name="ro1">
          <table:table-cell/>
          <table:table-cell table:formula="of:=[C_Acu_NA.B43]" office:value-type="date" office:date-value="2020-03-25" calcext:value-type="date">
            <text:p>25/03</text:p>
          </table:table-cell>
          <table:table-cell table:formula="of:=[M_Acu_NA.C43]" office:value-type="float" office:value="149" calcext:value-type="float">
            <text:p>149</text:p>
          </table:table-cell>
          <table:table-cell table:formula="of:=[M_Acu_NA.E43]" office:value-type="float" office:value="178" calcext:value-type="float">
            <text:p>178</text:p>
          </table:table-cell>
          <table:table-cell table:formula="of:=[M_Acu_NA.G43]" office:value-type="float" office:value="3434" calcext:value-type="float">
            <text:p>3434</text:p>
          </table:table-cell>
          <table:table-cell table:formula="of:=[M_Acu_NA.H43]" office:value-type="float" office:value="1331" calcext:value-type="float">
            <text:p>1331</text:p>
          </table:table-cell>
          <table:table-cell table:formula="of:=[M_Acu_NA.I43]" office:value-type="float" office:value="356" calcext:value-type="float">
            <text:p>356</text:p>
          </table:table-cell>
          <table:table-cell table:formula="of:=[M_Acu_NA.J43]" office:value-type="float" office:value="7503" calcext:value-type="float">
            <text:p>7503</text:p>
          </table:table-cell>
          <table:table-cell table:formula="of:=[M_Acu_NA.N43]" office:value-type="float" office:value="578" calcext:value-type="float">
            <text:p>578</text:p>
          </table:table-cell>
          <table:table-cell table:number-columns-repeated="2"/>
          <table:table-cell table:formula="of:=[.B43]" office:value-type="date" office:date-value="2020-03-25" calcext:value-type="date">
            <text:p>25/03</text:p>
          </table:table-cell>
          <table:table-cell table:formula="of:=[M_Acu_NA.D43]" office:value-type="float" office:value="31" calcext:value-type="float">
            <text:p>31</text:p>
          </table:table-cell>
          <table:table-cell table:formula="of:=[M_Acu_NA.F43]" office:value-type="float" office:value="34" calcext:value-type="float">
            <text:p>34</text:p>
          </table:table-cell>
          <table:table-cell table:formula="of:=[M_Acu_NA.K43]" office:value-type="float" office:value="9" calcext:value-type="float">
            <text:p>9</text:p>
          </table:table-cell>
          <table:table-cell table:formula="of:=[M_Acu_NA.L43]" office:value-type="float" office:value="8" calcext:value-type="float">
            <text:p>8</text:p>
          </table:table-cell>
          <table:table-cell table:formula="of:=[M_Acu_NA.M43]" office:value-type="float" office:value="43" calcext:value-type="float">
            <text:p>43</text:p>
          </table:table-cell>
          <table:table-cell table:formula="of:=[M_Acu_NA.O43]" office:value-type="float" office:value="106" calcext:value-type="float">
            <text:p>106</text:p>
          </table:table-cell>
          <table:table-cell table:formula="of:=[M_Acu_NA.P43]" office:value-type="float" office:value="176" calcext:value-type="float">
            <text:p>176</text:p>
          </table:table-cell>
        </table:table-row>
        <table:table-row table:style-name="ro1">
          <table:table-cell/>
          <table:table-cell table:formula="of:=[C_Acu_NA.B44]" office:value-type="date" office:date-value="2020-03-26" calcext:value-type="date">
            <text:p>26/03</text:p>
          </table:table-cell>
          <table:table-cell table:formula="of:=[M_Acu_NA.C44]" office:value-type="float" office:value="196" calcext:value-type="float">
            <text:p>196</text:p>
          </table:table-cell>
          <table:table-cell table:formula="of:=[M_Acu_NA.E44]" office:value-type="float" office:value="220" calcext:value-type="float">
            <text:p>220</text:p>
          </table:table-cell>
          <table:table-cell table:formula="of:=[M_Acu_NA.G44]" office:value-type="float" office:value="4089" calcext:value-type="float">
            <text:p>4089</text:p>
          </table:table-cell>
          <table:table-cell table:formula="of:=[M_Acu_NA.H44]" office:value-type="float" office:value="1696" calcext:value-type="float">
            <text:p>1696</text:p>
          </table:table-cell>
          <table:table-cell table:formula="of:=[M_Acu_NA.I44]" office:value-type="float" office:value="434" calcext:value-type="float">
            <text:p>434</text:p>
          </table:table-cell>
          <table:table-cell table:formula="of:=[M_Acu_NA.J44]" office:value-type="float" office:value="8165" calcext:value-type="float">
            <text:p>8165</text:p>
          </table:table-cell>
          <table:table-cell table:formula="of:=[M_Acu_NA.N44]" office:value-type="float" office:value="759" calcext:value-type="float">
            <text:p>759</text:p>
          </table:table-cell>
          <table:table-cell table:number-columns-repeated="2"/>
          <table:table-cell table:formula="of:=[.B44]" office:value-type="date" office:date-value="2020-03-26" calcext:value-type="date">
            <text:p>26/03</text:p>
          </table:table-cell>
          <table:table-cell table:formula="of:=[M_Acu_NA.D44]" office:value-type="float" office:value="49" calcext:value-type="float">
            <text:p>49</text:p>
          </table:table-cell>
          <table:table-cell table:formula="of:=[M_Acu_NA.F44]" office:value-type="float" office:value="41" calcext:value-type="float">
            <text:p>41</text:p>
          </table:table-cell>
          <table:table-cell table:formula="of:=[M_Acu_NA.K44]" office:value-type="float" office:value="19" calcext:value-type="float">
            <text:p>19</text:p>
          </table:table-cell>
          <table:table-cell table:formula="of:=[M_Acu_NA.L44]" office:value-type="float" office:value="9" calcext:value-type="float">
            <text:p>9</text:p>
          </table:table-cell>
          <table:table-cell table:formula="of:=[M_Acu_NA.M44]" office:value-type="float" office:value="60" calcext:value-type="float">
            <text:p>60</text:p>
          </table:table-cell>
          <table:table-cell table:formula="of:=[M_Acu_NA.O44]" office:value-type="float" office:value="135" calcext:value-type="float">
            <text:p>135</text:p>
          </table:table-cell>
          <table:table-cell table:formula="of:=[M_Acu_NA.P44]" office:value-type="float" office:value="226" calcext:value-type="float">
            <text:p>226</text:p>
          </table:table-cell>
        </table:table-row>
        <table:table-row table:style-name="ro1">
          <table:table-cell/>
          <table:table-cell table:formula="of:=[C_Acu_NA.B45]" office:value-type="date" office:date-value="2020-03-27" calcext:value-type="date">
            <text:p>27/03</text:p>
          </table:table-cell>
          <table:table-cell table:formula="of:=[M_Acu_NA.C45]" office:value-type="float" office:value="253" calcext:value-type="float">
            <text:p>253</text:p>
          </table:table-cell>
          <table:table-cell table:formula="of:=[M_Acu_NA.E45]" office:value-type="float" office:value="289" calcext:value-type="float">
            <text:p>289</text:p>
          </table:table-cell>
          <table:table-cell table:formula="of:=[M_Acu_NA.G45]" office:value-type="float" office:value="4858" calcext:value-type="float">
            <text:p>4858</text:p>
          </table:table-cell>
          <table:table-cell table:formula="of:=[M_Acu_NA.H45]" office:value-type="float" office:value="1995" calcext:value-type="float">
            <text:p>1995</text:p>
          </table:table-cell>
          <table:table-cell table:formula="of:=[M_Acu_NA.I45]" office:value-type="float" office:value="546" calcext:value-type="float">
            <text:p>546</text:p>
          </table:table-cell>
          <table:table-cell table:formula="of:=[M_Acu_NA.J45]" office:value-type="float" office:value="9134" calcext:value-type="float">
            <text:p>9134</text:p>
          </table:table-cell>
          <table:table-cell table:formula="of:=[M_Acu_NA.N45]" office:value-type="float" office:value="1019" calcext:value-type="float">
            <text:p>1019</text:p>
          </table:table-cell>
          <table:table-cell table:number-columns-repeated="2"/>
          <table:table-cell table:formula="of:=[.B45]" office:value-type="date" office:date-value="2020-03-27" calcext:value-type="date">
            <text:p>27/03</text:p>
          </table:table-cell>
          <table:table-cell table:formula="of:=[M_Acu_NA.D45]" office:value-type="float" office:value="58" calcext:value-type="float">
            <text:p>58</text:p>
          </table:table-cell>
          <table:table-cell table:formula="of:=[M_Acu_NA.F45]" office:value-type="float" office:value="52" calcext:value-type="float">
            <text:p>52</text:p>
          </table:table-cell>
          <table:table-cell table:formula="of:=[M_Acu_NA.K45]" office:value-type="float" office:value="22" calcext:value-type="float">
            <text:p>22</text:p>
          </table:table-cell>
          <table:table-cell table:formula="of:=[M_Acu_NA.L45]" office:value-type="float" office:value="15" calcext:value-type="float">
            <text:p>15</text:p>
          </table:table-cell>
          <table:table-cell table:formula="of:=[M_Acu_NA.M45]" office:value-type="float" office:value="76" calcext:value-type="float">
            <text:p>76</text:p>
          </table:table-cell>
          <table:table-cell table:formula="of:=[M_Acu_NA.O45]" office:value-type="float" office:value="167" calcext:value-type="float">
            <text:p>167</text:p>
          </table:table-cell>
          <table:table-cell table:formula="of:=[M_Acu_NA.P45]" office:value-type="float" office:value="249" calcext:value-type="float">
            <text:p>249</text:p>
          </table:table-cell>
        </table:table-row>
        <table:table-row table:style-name="ro1">
          <table:table-cell/>
          <table:table-cell table:formula="of:=[C_Acu_NA.B46]" office:value-type="date" office:date-value="2020-03-28" calcext:value-type="date">
            <text:p>28/03</text:p>
          </table:table-cell>
          <table:table-cell table:formula="of:=[M_Acu_NA.C46]" office:value-type="float" office:value="325" calcext:value-type="float">
            <text:p>325</text:p>
          </table:table-cell>
          <table:table-cell table:formula="of:=[M_Acu_NA.E46]" office:value-type="float" office:value="353" calcext:value-type="float">
            <text:p>353</text:p>
          </table:table-cell>
          <table:table-cell table:formula="of:=[M_Acu_NA.G46]" office:value-type="float" office:value="5690" calcext:value-type="float">
            <text:p>5690</text:p>
          </table:table-cell>
          <table:table-cell table:formula="of:=[M_Acu_NA.H46]" office:value-type="float" office:value="2314" calcext:value-type="float">
            <text:p>2314</text:p>
          </table:table-cell>
          <table:table-cell table:formula="of:=[M_Acu_NA.I46]" office:value-type="float" office:value="639" calcext:value-type="float">
            <text:p>639</text:p>
          </table:table-cell>
          <table:table-cell table:formula="of:=[M_Acu_NA.J46]" office:value-type="float" office:value="10023" calcext:value-type="float">
            <text:p>10023</text:p>
          </table:table-cell>
          <table:table-cell table:formula="of:=[M_Acu_NA.N46]" office:value-type="float" office:value="1228" calcext:value-type="float">
            <text:p>1228</text:p>
          </table:table-cell>
          <table:table-cell table:number-columns-repeated="2"/>
          <table:table-cell table:formula="of:=[.B46]" office:value-type="date" office:date-value="2020-03-28" calcext:value-type="date">
            <text:p>28/03</text:p>
          </table:table-cell>
          <table:table-cell table:formula="of:=[M_Acu_NA.D46]" office:value-type="float" office:value="68" calcext:value-type="float">
            <text:p>68</text:p>
          </table:table-cell>
          <table:table-cell table:formula="of:=[M_Acu_NA.F46]" office:value-type="float" office:value="65" calcext:value-type="float">
            <text:p>65</text:p>
          </table:table-cell>
          <table:table-cell table:formula="of:=[M_Acu_NA.K46]" office:value-type="float" office:value="36" calcext:value-type="float">
            <text:p>36</text:p>
          </table:table-cell>
          <table:table-cell table:formula="of:=[M_Acu_NA.L46]" office:value-type="float" office:value="18" calcext:value-type="float">
            <text:p>18</text:p>
          </table:table-cell>
          <table:table-cell table:formula="of:=[M_Acu_NA.M46]" office:value-type="float" office:value="100" calcext:value-type="float">
            <text:p>100</text:p>
          </table:table-cell>
          <table:table-cell table:formula="of:=[M_Acu_NA.O46]" office:value-type="float" office:value="202" calcext:value-type="float">
            <text:p>202</text:p>
          </table:table-cell>
          <table:table-cell table:formula="of:=[M_Acu_NA.P46]" office:value-type="float" office:value="291" calcext:value-type="float">
            <text:p>291</text:p>
          </table:table-cell>
        </table:table-row>
        <table:table-row table:style-name="ro1">
          <table:table-cell table:style-name="ce62"/>
          <table:table-cell table:style-name="ce52" table:formula="of:=[C_Acu_NA.B47]" office:value-type="date" office:date-value="2020-03-29" calcext:value-type="date">
            <text:p>29/03</text:p>
          </table:table-cell>
          <table:table-cell table:style-name="ce44" table:formula="of:=[M_Acu_NA.C47]" office:value-type="float" office:value="389" calcext:value-type="float">
            <text:p>389</text:p>
          </table:table-cell>
          <table:table-cell table:style-name="ce44" table:formula="of:=[M_Acu_NA.E47]" office:value-type="float" office:value="431" calcext:value-type="float">
            <text:p>431</text:p>
          </table:table-cell>
          <table:table-cell table:style-name="ce44" table:formula="of:=[M_Acu_NA.G47]" office:value-type="float" office:value="6528" calcext:value-type="float">
            <text:p>6528</text:p>
          </table:table-cell>
          <table:table-cell table:style-name="ce44" table:formula="of:=[M_Acu_NA.H47]" office:value-type="float" office:value="2606" calcext:value-type="float">
            <text:p>2606</text:p>
          </table:table-cell>
          <table:table-cell table:style-name="ce44" table:formula="of:=[M_Acu_NA.I47]" office:value-type="float" office:value="771" calcext:value-type="float">
            <text:p>771</text:p>
          </table:table-cell>
          <table:table-cell table:style-name="ce44" table:formula="of:=[M_Acu_NA.J47]" office:value-type="float" office:value="10779" calcext:value-type="float">
            <text:p>10779</text:p>
          </table:table-cell>
          <table:table-cell table:style-name="ce44" table:formula="of:=[M_Acu_NA.N47]" office:value-type="float" office:value="1408" calcext:value-type="float">
            <text:p>1408</text:p>
          </table:table-cell>
          <table:table-cell table:style-name="ce77"/>
          <table:table-cell table:style-name="ce62"/>
          <table:table-cell table:style-name="ce52" table:formula="of:=[.B47]" office:value-type="date" office:date-value="2020-03-29" calcext:value-type="date">
            <text:p>29/03</text:p>
          </table:table-cell>
          <table:table-cell table:style-name="ce44" table:formula="of:=[M_Acu_NA.D47]" office:value-type="float" office:value="86" calcext:value-type="float">
            <text:p>86</text:p>
          </table:table-cell>
          <table:table-cell table:style-name="ce44" table:formula="of:=[M_Acu_NA.F47]" office:value-type="float" office:value="72" calcext:value-type="float">
            <text:p>72</text:p>
          </table:table-cell>
          <table:table-cell table:style-name="ce44" table:formula="of:=[M_Acu_NA.K47]" office:value-type="float" office:value="46" calcext:value-type="float">
            <text:p>46</text:p>
          </table:table-cell>
          <table:table-cell table:style-name="ce44" table:formula="of:=[M_Acu_NA.L47]" office:value-type="float" office:value="21" calcext:value-type="float">
            <text:p>21</text:p>
          </table:table-cell>
          <table:table-cell table:style-name="ce44" table:formula="of:=[M_Acu_NA.M47]" office:value-type="float" office:value="119" calcext:value-type="float">
            <text:p>119</text:p>
          </table:table-cell>
          <table:table-cell table:style-name="ce44" table:formula="of:=[M_Acu_NA.O47]" office:value-type="float" office:value="240" calcext:value-type="float">
            <text:p>240</text:p>
          </table:table-cell>
          <table:table-cell table:style-name="ce44" table:formula="of:=[M_Acu_NA.P47]" office:value-type="float" office:value="327" calcext:value-type="float">
            <text:p>327</text:p>
          </table:table-cell>
        </table:table-row>
        <table:table-row table:style-name="ro1">
          <table:table-cell table:style-name="ce63" table:formula="of:=[C_Acu_NA.A48]" office:value-type="string" office:string-value="L" calcext:value-type="string">
            <text:p>L</text:p>
          </table:table-cell>
          <table:table-cell table:formula="of:=[C_Acu_NA.B48]" office:value-type="date" office:date-value="2020-03-30" calcext:value-type="date">
            <text:p>30/03</text:p>
          </table:table-cell>
          <table:table-cell table:formula="of:=[M_Acu_NA.C48]" office:value-type="float" office:value="455" calcext:value-type="float">
            <text:p>455</text:p>
          </table:table-cell>
          <table:table-cell table:formula="of:=[M_Acu_NA.E48]" office:value-type="float" office:value="513" calcext:value-type="float">
            <text:p>513</text:p>
          </table:table-cell>
          <table:table-cell table:formula="of:=[M_Acu_NA.G48]" office:value-type="float" office:value="7340" calcext:value-type="float">
            <text:p>7340</text:p>
          </table:table-cell>
          <table:table-cell table:formula="of:=[M_Acu_NA.H48]" office:value-type="float" office:value="3024" calcext:value-type="float">
            <text:p>3024</text:p>
          </table:table-cell>
          <table:table-cell table:formula="of:=[M_Acu_NA.I48]" office:value-type="float" office:value="864" calcext:value-type="float">
            <text:p>864</text:p>
          </table:table-cell>
          <table:table-cell table:formula="of:=[M_Acu_NA.J48]" office:value-type="float" office:value="11591" calcext:value-type="float">
            <text:p>11591</text:p>
          </table:table-cell>
          <table:table-cell table:formula="of:=[M_Acu_NA.N48]" office:value-type="float" office:value="1789" calcext:value-type="float">
            <text:p>1789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formula="of:=[.B48]" office:value-type="date" office:date-value="2020-03-30" calcext:value-type="date">
            <text:p>30/03</text:p>
          </table:table-cell>
          <table:table-cell table:formula="of:=[M_Acu_NA.D48]" office:value-type="float" office:value="108" calcext:value-type="float">
            <text:p>108</text:p>
          </table:table-cell>
          <table:table-cell table:formula="of:=[M_Acu_NA.F48]" office:value-type="float" office:value="77" calcext:value-type="float">
            <text:p>77</text:p>
          </table:table-cell>
          <table:table-cell table:formula="of:=[M_Acu_NA.K48]" office:value-type="float" office:value="54" calcext:value-type="float">
            <text:p>54</text:p>
          </table:table-cell>
          <table:table-cell table:formula="of:=[M_Acu_NA.L48]" office:value-type="float" office:value="22" calcext:value-type="float">
            <text:p>22</text:p>
          </table:table-cell>
          <table:table-cell table:formula="of:=[M_Acu_NA.M48]" office:value-type="float" office:value="140" calcext:value-type="float">
            <text:p>140</text:p>
          </table:table-cell>
          <table:table-cell table:formula="of:=[M_Acu_NA.O48]" office:value-type="float" office:value="283" calcext:value-type="float">
            <text:p>283</text:p>
          </table:table-cell>
          <table:table-cell table:formula="of:=[M_Acu_NA.P48]" office:value-type="float" office:value="378" calcext:value-type="float">
            <text:p>378</text:p>
          </table:table-cell>
        </table:table-row>
        <table:table-row table:style-name="ro1">
          <table:table-cell/>
          <table:table-cell table:formula="of:=[C_Acu_NA.B49]" office:value-type="date" office:date-value="2020-03-31" calcext:value-type="date">
            <text:p>31/03</text:p>
          </table:table-cell>
          <table:table-cell table:formula="of:=[M_Acu_NA.C49]" office:value-type="float" office:value="583" calcext:value-type="float">
            <text:p>583</text:p>
          </table:table-cell>
          <table:table-cell table:formula="of:=[M_Acu_NA.E49]" office:value-type="float" office:value="705" calcext:value-type="float">
            <text:p>705</text:p>
          </table:table-cell>
          <table:table-cell table:formula="of:=[M_Acu_NA.G49]" office:value-type="float" office:value="8189" calcext:value-type="float">
            <text:p>8189</text:p>
          </table:table-cell>
          <table:table-cell table:formula="of:=[M_Acu_NA.H49]" office:value-type="float" office:value="3523" calcext:value-type="float">
            <text:p>3523</text:p>
          </table:table-cell>
          <table:table-cell table:formula="of:=[M_Acu_NA.I49]" office:value-type="float" office:value="1039" calcext:value-type="float">
            <text:p>1039</text:p>
          </table:table-cell>
          <table:table-cell table:formula="of:=[M_Acu_NA.J49]" office:value-type="float" office:value="12428" calcext:value-type="float">
            <text:p>12428</text:p>
          </table:table-cell>
          <table:table-cell table:formula="of:=[M_Acu_NA.N49]" office:value-type="float" office:value="2352" calcext:value-type="float">
            <text:p>2352</text:p>
          </table:table-cell>
          <table:table-cell table:number-columns-repeated="2"/>
          <table:table-cell table:formula="of:=[.B49]" office:value-type="date" office:date-value="2020-03-31" calcext:value-type="date">
            <text:p>31/03</text:p>
          </table:table-cell>
          <table:table-cell table:formula="of:=[M_Acu_NA.D49]" office:value-type="float" office:value="128" calcext:value-type="float">
            <text:p>128</text:p>
          </table:table-cell>
          <table:table-cell table:formula="of:=[M_Acu_NA.F49]" office:value-type="float" office:value="90" calcext:value-type="float">
            <text:p>90</text:p>
          </table:table-cell>
          <table:table-cell table:formula="of:=[M_Acu_NA.K49]" office:value-type="float" office:value="71" calcext:value-type="float">
            <text:p>71</text:p>
          </table:table-cell>
          <table:table-cell table:formula="of:=[M_Acu_NA.L49]" office:value-type="float" office:value="23" calcext:value-type="float">
            <text:p>23</text:p>
          </table:table-cell>
          <table:table-cell table:formula="of:=[M_Acu_NA.M49]" office:value-type="float" office:value="160" calcext:value-type="float">
            <text:p>160</text:p>
          </table:table-cell>
          <table:table-cell table:formula="of:=[M_Acu_NA.O49]" office:value-type="float" office:value="327" calcext:value-type="float">
            <text:p>327</text:p>
          </table:table-cell>
          <table:table-cell table:formula="of:=[M_Acu_NA.P49]" office:value-type="float" office:value="442" calcext:value-type="float">
            <text:p>442</text:p>
          </table:table-cell>
        </table:table-row>
        <table:table-row table:style-name="ro1">
          <table:table-cell/>
          <table:table-cell table:formula="of:=[C_Acu_NA.B50]" office:value-type="date" office:date-value="2020-04-01" calcext:value-type="date">
            <text:p>01/04</text:p>
          </table:table-cell>
          <table:table-cell table:formula="of:=[M_Acu_NA.C50]" office:value-type="float" office:value="732" calcext:value-type="float">
            <text:p>732</text:p>
          </table:table-cell>
          <table:table-cell table:formula="of:=[M_Acu_NA.E50]" office:value-type="float" office:value="828" calcext:value-type="float">
            <text:p>828</text:p>
          </table:table-cell>
          <table:table-cell table:formula="of:=[M_Acu_NA.G50]" office:value-type="float" office:value="9053" calcext:value-type="float">
            <text:p>9053</text:p>
          </table:table-cell>
          <table:table-cell table:formula="of:=[M_Acu_NA.H50]" office:value-type="float" office:value="4032" calcext:value-type="float">
            <text:p>4032</text:p>
          </table:table-cell>
          <table:table-cell table:formula="of:=[M_Acu_NA.I50]" office:value-type="float" office:value="1173" calcext:value-type="float">
            <text:p>1173</text:p>
          </table:table-cell>
          <table:table-cell table:formula="of:=[M_Acu_NA.J50]" office:value-type="float" office:value="13155" calcext:value-type="float">
            <text:p>13155</text:p>
          </table:table-cell>
          <table:table-cell table:formula="of:=[M_Acu_NA.N50]" office:value-type="float" office:value="2921" calcext:value-type="float">
            <text:p>2921</text:p>
          </table:table-cell>
          <table:table-cell table:number-columns-repeated="2"/>
          <table:table-cell table:formula="of:=[.B50]" office:value-type="date" office:date-value="2020-04-01" calcext:value-type="date">
            <text:p>01/04</text:p>
          </table:table-cell>
          <table:table-cell table:formula="of:=[M_Acu_NA.D50]" office:value-type="float" office:value="146" calcext:value-type="float">
            <text:p>146</text:p>
          </table:table-cell>
          <table:table-cell table:formula="of:=[M_Acu_NA.F50]" office:value-type="float" office:value="104" calcext:value-type="float">
            <text:p>104</text:p>
          </table:table-cell>
          <table:table-cell table:formula="of:=[M_Acu_NA.K50]" office:value-type="float" office:value="85" calcext:value-type="float">
            <text:p>85</text:p>
          </table:table-cell>
          <table:table-cell table:formula="of:=[M_Acu_NA.L50]" office:value-type="float" office:value="29" calcext:value-type="float">
            <text:p>29</text:p>
          </table:table-cell>
          <table:table-cell table:formula="of:=[M_Acu_NA.M50]" office:value-type="float" office:value="187" calcext:value-type="float">
            <text:p>187</text:p>
          </table:table-cell>
          <table:table-cell table:formula="of:=[M_Acu_NA.O50]" office:value-type="float" office:value="377" calcext:value-type="float">
            <text:p>377</text:p>
          </table:table-cell>
          <table:table-cell table:formula="of:=[M_Acu_NA.P50]" office:value-type="float" office:value="497" calcext:value-type="float">
            <text:p>497</text:p>
          </table:table-cell>
        </table:table-row>
        <table:table-row table:style-name="ro1">
          <table:table-cell/>
          <table:table-cell table:formula="of:=[C_Acu_NA.B51]" office:value-type="date" office:date-value="2020-04-02" calcext:value-type="date">
            <text:p>02/04</text:p>
          </table:table-cell>
          <table:table-cell table:formula="of:=[M_Acu_NA.C51]" office:value-type="float" office:value="872" calcext:value-type="float">
            <text:p>872</text:p>
          </table:table-cell>
          <table:table-cell table:formula="of:=[M_Acu_NA.E51]" office:value-type="float" office:value="1011" calcext:value-type="float">
            <text:p>1011</text:p>
          </table:table-cell>
          <table:table-cell table:formula="of:=[M_Acu_NA.G51]" office:value-type="float" office:value="10003" calcext:value-type="float">
            <text:p>10003</text:p>
          </table:table-cell>
          <table:table-cell table:formula="of:=[M_Acu_NA.H51]" office:value-type="float" office:value="5387" calcext:value-type="float">
            <text:p>5387</text:p>
          </table:table-cell>
          <table:table-cell table:formula="of:=[M_Acu_NA.I51]" office:value-type="float" office:value="1339" calcext:value-type="float">
            <text:p>1339</text:p>
          </table:table-cell>
          <table:table-cell table:formula="of:=[M_Acu_NA.J51]" office:value-type="float" office:value="13915" calcext:value-type="float">
            <text:p>13915</text:p>
          </table:table-cell>
          <table:table-cell table:formula="of:=[M_Acu_NA.N51]" office:value-type="float" office:value="3605" calcext:value-type="float">
            <text:p>3605</text:p>
          </table:table-cell>
          <table:table-cell table:number-columns-repeated="2"/>
          <table:table-cell table:formula="of:=[.B51]" office:value-type="date" office:date-value="2020-04-02" calcext:value-type="date">
            <text:p>02/04</text:p>
          </table:table-cell>
          <table:table-cell table:formula="of:=[M_Acu_NA.D51]" office:value-type="float" office:value="158" calcext:value-type="float">
            <text:p>158</text:p>
          </table:table-cell>
          <table:table-cell table:formula="of:=[M_Acu_NA.F51]" office:value-type="float" office:value="123" calcext:value-type="float">
            <text:p>123</text:p>
          </table:table-cell>
          <table:table-cell table:formula="of:=[M_Acu_NA.K51]" office:value-type="float" office:value="98" calcext:value-type="float">
            <text:p>98</text:p>
          </table:table-cell>
          <table:table-cell table:formula="of:=[M_Acu_NA.L51]" office:value-type="float" office:value="30" calcext:value-type="float">
            <text:p>30</text:p>
          </table:table-cell>
          <table:table-cell table:formula="of:=[M_Acu_NA.M51]" office:value-type="float" office:value="209" calcext:value-type="float">
            <text:p>209</text:p>
          </table:table-cell>
          <table:table-cell table:formula="of:=[M_Acu_NA.O51]" office:value-type="float" office:value="444" calcext:value-type="float">
            <text:p>444</text:p>
          </table:table-cell>
          <table:table-cell table:formula="of:=[M_Acu_NA.P51]" office:value-type="float" office:value="544" calcext:value-type="float">
            <text:p>544</text:p>
          </table:table-cell>
        </table:table-row>
        <table:table-row table:style-name="ro1">
          <table:table-cell/>
          <table:table-cell table:formula="of:=[C_Acu_NA.B52]" office:value-type="date" office:date-value="2020-04-03" calcext:value-type="date">
            <text:p>03/04</text:p>
          </table:table-cell>
          <table:table-cell table:formula="of:=[M_Acu_NA.C52]" office:value-type="float" office:value="1017" calcext:value-type="float">
            <text:p>1017</text:p>
          </table:table-cell>
          <table:table-cell table:formula="of:=[M_Acu_NA.E52]" office:value-type="float" office:value="1143" calcext:value-type="float">
            <text:p>1143</text:p>
          </table:table-cell>
          <table:table-cell table:formula="of:=[M_Acu_NA.G52]" office:value-type="float" office:value="10935" calcext:value-type="float">
            <text:p>10935</text:p>
          </table:table-cell>
          <table:table-cell table:formula="of:=[M_Acu_NA.H52]" office:value-type="float" office:value="6507" calcext:value-type="float">
            <text:p>6507</text:p>
          </table:table-cell>
          <table:table-cell table:formula="of:=[M_Acu_NA.I52]" office:value-type="float" office:value="1487" calcext:value-type="float">
            <text:p>1487</text:p>
          </table:table-cell>
          <table:table-cell table:formula="of:=[M_Acu_NA.J52]" office:value-type="float" office:value="14681" calcext:value-type="float">
            <text:p>14681</text:p>
          </table:table-cell>
          <table:table-cell table:formula="of:=[M_Acu_NA.N52]" office:value-type="float" office:value="4313" calcext:value-type="float">
            <text:p>4313</text:p>
          </table:table-cell>
          <table:table-cell table:number-columns-repeated="2"/>
          <table:table-cell table:formula="of:=[.B52]" office:value-type="date" office:date-value="2020-04-03" calcext:value-type="date">
            <text:p>03/04</text:p>
          </table:table-cell>
          <table:table-cell table:formula="of:=[M_Acu_NA.D52]" office:value-type="float" office:value="168" calcext:value-type="float">
            <text:p>168</text:p>
          </table:table-cell>
          <table:table-cell table:formula="of:=[M_Acu_NA.F52]" office:value-type="float" office:value="139" calcext:value-type="float">
            <text:p>139</text:p>
          </table:table-cell>
          <table:table-cell table:formula="of:=[M_Acu_NA.K52]" office:value-type="float" office:value="120" calcext:value-type="float">
            <text:p>120</text:p>
          </table:table-cell>
          <table:table-cell table:formula="of:=[M_Acu_NA.L52]" office:value-type="float" office:value="31" calcext:value-type="float">
            <text:p>31</text:p>
          </table:table-cell>
          <table:table-cell table:formula="of:=[M_Acu_NA.M52]" office:value-type="float" office:value="246" calcext:value-type="float">
            <text:p>246</text:p>
          </table:table-cell>
          <table:table-cell table:formula="of:=[M_Acu_NA.O52]" office:value-type="float" office:value="519" calcext:value-type="float">
            <text:p>519</text:p>
          </table:table-cell>
          <table:table-cell table:formula="of:=[M_Acu_NA.P52]" office:value-type="float" office:value="608" calcext:value-type="float">
            <text:p>608</text:p>
          </table:table-cell>
        </table:table-row>
        <table:table-row table:style-name="ro1">
          <table:table-cell/>
          <table:table-cell table:formula="of:=[C_Acu_NA.B53]" office:value-type="date" office:date-value="2020-04-04" calcext:value-type="date">
            <text:p>04/04</text:p>
          </table:table-cell>
          <table:table-cell table:formula="of:=[M_Acu_NA.C53]" office:value-type="float" office:value="1158" calcext:value-type="float">
            <text:p>1158</text:p>
          </table:table-cell>
          <table:table-cell table:formula="of:=[M_Acu_NA.E53]" office:value-type="float" office:value="1283" calcext:value-type="float">
            <text:p>1283</text:p>
          </table:table-cell>
          <table:table-cell table:formula="of:=[M_Acu_NA.G53]" office:value-type="float" office:value="11744" calcext:value-type="float">
            <text:p>11744</text:p>
          </table:table-cell>
          <table:table-cell table:formula="of:=[M_Acu_NA.H53]" office:value-type="float" office:value="7560" calcext:value-type="float">
            <text:p>7560</text:p>
          </table:table-cell>
          <table:table-cell table:formula="of:=[M_Acu_NA.I53]" office:value-type="float" office:value="1651" calcext:value-type="float">
            <text:p>1651</text:p>
          </table:table-cell>
          <table:table-cell table:formula="of:=[M_Acu_NA.J53]" office:value-type="float" office:value="15362" calcext:value-type="float">
            <text:p>15362</text:p>
          </table:table-cell>
          <table:table-cell table:formula="of:=[M_Acu_NA.N53]" office:value-type="float" office:value="4932" calcext:value-type="float">
            <text:p>4932</text:p>
          </table:table-cell>
          <table:table-cell table:number-columns-repeated="2"/>
          <table:table-cell table:formula="of:=[.B53]" office:value-type="date" office:date-value="2020-04-04" calcext:value-type="date">
            <text:p>04/04</text:p>
          </table:table-cell>
          <table:table-cell table:formula="of:=[M_Acu_NA.D53]" office:value-type="float" office:value="186" calcext:value-type="float">
            <text:p>186</text:p>
          </table:table-cell>
          <table:table-cell table:formula="of:=[M_Acu_NA.F53]" office:value-type="float" office:value="161" calcext:value-type="float">
            <text:p>161</text:p>
          </table:table-cell>
          <table:table-cell table:formula="of:=[M_Acu_NA.K53]" office:value-type="float" office:value="137" calcext:value-type="float">
            <text:p>137</text:p>
          </table:table-cell>
          <table:table-cell table:formula="of:=[M_Acu_NA.L53]" office:value-type="float" office:value="31" calcext:value-type="float">
            <text:p>31</text:p>
          </table:table-cell>
          <table:table-cell table:formula="of:=[M_Acu_NA.M53]" office:value-type="float" office:value="266" calcext:value-type="float">
            <text:p>266</text:p>
          </table:table-cell>
          <table:table-cell table:formula="of:=[M_Acu_NA.O53]" office:value-type="float" office:value="585" calcext:value-type="float">
            <text:p>585</text:p>
          </table:table-cell>
          <table:table-cell table:formula="of:=[M_Acu_NA.P53]" office:value-type="float" office:value="668" calcext:value-type="float">
            <text:p>668</text:p>
          </table:table-cell>
        </table:table-row>
        <table:table-row table:style-name="ro1">
          <table:table-cell/>
          <table:table-cell table:formula="of:=[C_Acu_NA.B54]" office:value-type="date" office:date-value="2020-04-05" calcext:value-type="date">
            <text:p>05/04</text:p>
          </table:table-cell>
          <table:table-cell table:formula="of:=[M_Acu_NA.C54]" office:value-type="float" office:value="1342" calcext:value-type="float">
            <text:p>1342</text:p>
          </table:table-cell>
          <table:table-cell table:formula="of:=[M_Acu_NA.E54]" office:value-type="float" office:value="1447" calcext:value-type="float">
            <text:p>1447</text:p>
          </table:table-cell>
          <table:table-cell table:formula="of:=[M_Acu_NA.G54]" office:value-type="float" office:value="12418" calcext:value-type="float">
            <text:p>12418</text:p>
          </table:table-cell>
          <table:table-cell table:formula="of:=[M_Acu_NA.H54]" office:value-type="float" office:value="8078" calcext:value-type="float">
            <text:p>8078</text:p>
          </table:table-cell>
          <table:table-cell table:formula="of:=[M_Acu_NA.I54]" office:value-type="float" office:value="1766" calcext:value-type="float">
            <text:p>1766</text:p>
          </table:table-cell>
          <table:table-cell table:formula="of:=[M_Acu_NA.J54]" office:value-type="float" office:value="15887" calcext:value-type="float">
            <text:p>15887</text:p>
          </table:table-cell>
          <table:table-cell table:formula="of:=[M_Acu_NA.N54]" office:value-type="float" office:value="5373" calcext:value-type="float">
            <text:p>5373</text:p>
          </table:table-cell>
          <table:table-cell table:number-columns-repeated="2"/>
          <table:table-cell table:formula="of:=[.B54]" office:value-type="date" office:date-value="2020-04-05" calcext:value-type="date">
            <text:p>05/04</text:p>
          </table:table-cell>
          <table:table-cell table:formula="of:=[M_Acu_NA.D54]" office:value-type="float" office:value="204" calcext:value-type="float">
            <text:p>204</text:p>
          </table:table-cell>
          <table:table-cell table:formula="of:=[M_Acu_NA.F54]" office:value-type="float" office:value="179" calcext:value-type="float">
            <text:p>179</text:p>
          </table:table-cell>
          <table:table-cell table:formula="of:=[M_Acu_NA.K54]" office:value-type="float" office:value="158" calcext:value-type="float">
            <text:p>158</text:p>
          </table:table-cell>
          <table:table-cell table:formula="of:=[M_Acu_NA.L54]" office:value-type="float" office:value="36" calcext:value-type="float">
            <text:p>36</text:p>
          </table:table-cell>
          <table:table-cell table:formula="of:=[M_Acu_NA.M54]" office:value-type="float" office:value="295" calcext:value-type="float">
            <text:p>295</text:p>
          </table:table-cell>
          <table:table-cell table:formula="of:=[M_Acu_NA.O54]" office:value-type="float" office:value="664" calcext:value-type="float">
            <text:p>664</text:p>
          </table:table-cell>
          <table:table-cell table:formula="of:=[M_Acu_NA.P54]" office:value-type="float" office:value="725" calcext:value-type="float">
            <text:p>725</text:p>
          </table:table-cell>
        </table:table-row>
        <table:table-row table:style-name="ro1">
          <table:table-cell table:style-name="ce61" table:formula="of:=[C_Acu_NA.A55]" office:value-type="string" office:string-value="L" calcext:value-type="string">
            <text:p>L</text:p>
          </table:table-cell>
          <table:table-cell table:style-name="ce50" table:formula="of:=[C_Acu_NA.B55]" office:value-type="date" office:date-value="2020-04-06" calcext:value-type="date">
            <text:p>06/04</text:p>
          </table:table-cell>
          <table:table-cell table:style-name="ce43" table:formula="of:=[M_Acu_NA.C55]" office:value-type="float" office:value="1434" calcext:value-type="float">
            <text:p>1434</text:p>
          </table:table-cell>
          <table:table-cell table:style-name="ce43" table:formula="of:=[M_Acu_NA.E55]" office:value-type="float" office:value="1632" calcext:value-type="float">
            <text:p>1632</text:p>
          </table:table-cell>
          <table:table-cell table:style-name="ce43" table:formula="of:=[M_Acu_NA.G55]" office:value-type="float" office:value="13055" calcext:value-type="float">
            <text:p>13055</text:p>
          </table:table-cell>
          <table:table-cell table:style-name="ce43" table:formula="of:=[M_Acu_NA.H55]" office:value-type="float" office:value="8911" calcext:value-type="float">
            <text:p>8911</text:p>
          </table:table-cell>
          <table:table-cell table:style-name="ce43" table:formula="of:=[M_Acu_NA.I55]" office:value-type="float" office:value="1867" calcext:value-type="float">
            <text:p>1867</text:p>
          </table:table-cell>
          <table:table-cell table:style-name="ce43" table:formula="of:=[M_Acu_NA.J55]" office:value-type="float" office:value="16523" calcext:value-type="float">
            <text:p>16523</text:p>
          </table:table-cell>
          <table:table-cell table:style-name="ce43" table:formula="of:=[M_Acu_NA.N55]" office:value-type="float" office:value="6159" calcext:value-type="float">
            <text:p>6159</text:p>
          </table:table-cell>
          <table:table-cell table:style-name="ce77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43" table:formula="of:=[M_Acu_NA.D55]" office:value-type="float" office:value="220" calcext:value-type="float">
            <text:p>220</text:p>
          </table:table-cell>
          <table:table-cell table:style-name="ce43" table:formula="of:=[M_Acu_NA.F55]" office:value-type="float" office:value="187" calcext:value-type="float">
            <text:p>187</text:p>
          </table:table-cell>
          <table:table-cell table:style-name="ce43" table:formula="of:=[M_Acu_NA.K55]" office:value-type="float" office:value="174" calcext:value-type="float">
            <text:p>174</text:p>
          </table:table-cell>
          <table:table-cell table:style-name="ce43" table:formula="of:=[M_Acu_NA.L55]" office:value-type="float" office:value="41" calcext:value-type="float">
            <text:p>41</text:p>
          </table:table-cell>
          <table:table-cell table:style-name="ce43" table:formula="of:=[M_Acu_NA.M55]" office:value-type="float" office:value="311" calcext:value-type="float">
            <text:p>311</text:p>
          </table:table-cell>
          <table:table-cell table:style-name="ce43" table:formula="of:=[M_Acu_NA.O55]" office:value-type="float" office:value="751" calcext:value-type="float">
            <text:p>751</text:p>
          </table:table-cell>
          <table:table-cell table:style-name="ce43" table:formula="of:=[M_Acu_NA.P55]" office:value-type="float" office:value="773" calcext:value-type="float">
            <text:p>773</text:p>
          </table:table-cell>
        </table:table-row>
        <table:table-row table:style-name="ro1">
          <table:table-cell/>
          <table:table-cell table:formula="of:=[C_Acu_NA.B56]" office:value-type="date" office:date-value="2020-04-07" calcext:value-type="date">
            <text:p>07/04</text:p>
          </table:table-cell>
          <table:table-cell table:formula="of:=[M_Acu_NA.C56]" office:value-type="float" office:value="1607" calcext:value-type="float">
            <text:p>1607</text:p>
          </table:table-cell>
          <table:table-cell table:formula="of:=[M_Acu_NA.E56]" office:value-type="float" office:value="2035" calcext:value-type="float">
            <text:p>2035</text:p>
          </table:table-cell>
          <table:table-cell table:formula="of:=[M_Acu_NA.G56]" office:value-type="float" office:value="13798" calcext:value-type="float">
            <text:p>13798</text:p>
          </table:table-cell>
          <table:table-cell table:formula="of:=[M_Acu_NA.H56]" office:value-type="float" office:value="10328" calcext:value-type="float">
            <text:p>10328</text:p>
          </table:table-cell>
          <table:table-cell table:formula="of:=[M_Acu_NA.I56]" office:value-type="float" office:value="2101" calcext:value-type="float">
            <text:p>2101</text:p>
          </table:table-cell>
          <table:table-cell table:formula="of:=[M_Acu_NA.J56]" office:value-type="float" office:value="17127" calcext:value-type="float">
            <text:p>17127</text:p>
          </table:table-cell>
          <table:table-cell table:formula="of:=[M_Acu_NA.N56]" office:value-type="float" office:value="7097" calcext:value-type="float">
            <text:p>7097</text:p>
          </table:table-cell>
          <table:table-cell table:number-columns-repeated="2"/>
          <table:table-cell table:formula="of:=[.B56]" office:value-type="date" office:date-value="2020-04-07" calcext:value-type="date">
            <text:p>07/04</text:p>
          </table:table-cell>
          <table:table-cell table:formula="of:=[M_Acu_NA.D56]" office:value-type="float" office:value="243" calcext:value-type="float">
            <text:p>243</text:p>
          </table:table-cell>
          <table:table-cell table:formula="of:=[M_Acu_NA.F56]" office:value-type="float" office:value="203" calcext:value-type="float">
            <text:p>203</text:p>
          </table:table-cell>
          <table:table-cell table:formula="of:=[M_Acu_NA.K56]" office:value-type="float" office:value="210" calcext:value-type="float">
            <text:p>210</text:p>
          </table:table-cell>
          <table:table-cell table:formula="of:=[M_Acu_NA.L56]" office:value-type="float" office:value="44" calcext:value-type="float">
            <text:p>44</text:p>
          </table:table-cell>
          <table:table-cell table:formula="of:=[M_Acu_NA.M56]" office:value-type="float" office:value="345" calcext:value-type="float">
            <text:p>345</text:p>
          </table:table-cell>
          <table:table-cell table:formula="of:=[M_Acu_NA.O56]" office:value-type="float" office:value="827" calcext:value-type="float">
            <text:p>827</text:p>
          </table:table-cell>
          <table:table-cell table:formula="of:=[M_Acu_NA.P56]" office:value-type="float" office:value="829" calcext:value-type="float">
            <text:p>829</text:p>
          </table:table-cell>
        </table:table-row>
        <table:table-row table:style-name="ro1">
          <table:table-cell/>
          <table:table-cell table:formula="of:=[C_Acu_NA.B57]" office:value-type="date" office:date-value="2020-04-08" calcext:value-type="date">
            <text:p>08/04</text:p>
          </table:table-cell>
          <table:table-cell table:formula="of:=[M_Acu_NA.C57]" office:value-type="float" office:value="1861" calcext:value-type="float">
            <text:p>1861</text:p>
          </table:table-cell>
          <table:table-cell table:formula="of:=[M_Acu_NA.E57]" office:value-type="float" office:value="2240" calcext:value-type="float">
            <text:p>2240</text:p>
          </table:table-cell>
          <table:table-cell table:formula="of:=[M_Acu_NA.G57]" office:value-type="float" office:value="14555" calcext:value-type="float">
            <text:p>14555</text:p>
          </table:table-cell>
          <table:table-cell table:formula="of:=[M_Acu_NA.H57]" office:value-type="float" office:value="10869" calcext:value-type="float">
            <text:p>10869</text:p>
          </table:table-cell>
          <table:table-cell table:formula="of:=[M_Acu_NA.I57]" office:value-type="float" office:value="2248" calcext:value-type="float">
            <text:p>2248</text:p>
          </table:table-cell>
          <table:table-cell table:formula="of:=[M_Acu_NA.J57]" office:value-type="float" office:value="17669" calcext:value-type="float">
            <text:p>17669</text:p>
          </table:table-cell>
          <table:table-cell table:formula="of:=[M_Acu_NA.N57]" office:value-type="float" office:value="7978" calcext:value-type="float">
            <text:p>7978</text:p>
          </table:table-cell>
          <table:table-cell table:number-columns-repeated="2"/>
          <table:table-cell table:formula="of:=[.B57]" office:value-type="date" office:date-value="2020-04-08" calcext:value-type="date">
            <text:p>08/04</text:p>
          </table:table-cell>
          <table:table-cell table:formula="of:=[M_Acu_NA.D57]" office:value-type="float" office:value="273" calcext:value-type="float">
            <text:p>273</text:p>
          </table:table-cell>
          <table:table-cell table:formula="of:=[M_Acu_NA.F57]" office:value-type="float" office:value="218" calcext:value-type="float">
            <text:p>218</text:p>
          </table:table-cell>
          <table:table-cell table:formula="of:=[M_Acu_NA.K57]" office:value-type="float" office:value="235" calcext:value-type="float">
            <text:p>235</text:p>
          </table:table-cell>
          <table:table-cell table:formula="of:=[M_Acu_NA.L57]" office:value-type="float" office:value="46" calcext:value-type="float">
            <text:p>46</text:p>
          </table:table-cell>
          <table:table-cell table:formula="of:=[M_Acu_NA.M57]" office:value-type="float" office:value="380" calcext:value-type="float">
            <text:p>380</text:p>
          </table:table-cell>
          <table:table-cell table:formula="of:=[M_Acu_NA.O57]" office:value-type="float" office:value="926" calcext:value-type="float">
            <text:p>926</text:p>
          </table:table-cell>
          <table:table-cell table:formula="of:=[M_Acu_NA.P57]" office:value-type="float" office:value="895" calcext:value-type="float">
            <text:p>895</text:p>
          </table:table-cell>
        </table:table-row>
        <table:table-row table:style-name="ro1">
          <table:table-cell/>
          <table:table-cell table:formula="of:=[C_Acu_NA.B58]" office:value-type="date" office:date-value="2020-04-09" calcext:value-type="date">
            <text:p>09/04</text:p>
          </table:table-cell>
          <table:table-cell table:formula="of:=[M_Acu_NA.C58]" office:value-type="float" office:value="2107" calcext:value-type="float">
            <text:p>2107</text:p>
          </table:table-cell>
          <table:table-cell table:formula="of:=[M_Acu_NA.E58]" office:value-type="float" office:value="2523" calcext:value-type="float">
            <text:p>2523</text:p>
          </table:table-cell>
          <table:table-cell table:formula="of:=[M_Acu_NA.G58]" office:value-type="float" office:value="15238" calcext:value-type="float">
            <text:p>15238</text:p>
          </table:table-cell>
          <table:table-cell table:formula="of:=[M_Acu_NA.H58]" office:value-type="float" office:value="12210" calcext:value-type="float">
            <text:p>12210</text:p>
          </table:table-cell>
          <table:table-cell table:formula="of:=[M_Acu_NA.I58]" office:value-type="float" office:value="2396" calcext:value-type="float">
            <text:p>2396</text:p>
          </table:table-cell>
          <table:table-cell table:formula="of:=[M_Acu_NA.J58]" office:value-type="float" office:value="18279" calcext:value-type="float">
            <text:p>18279</text:p>
          </table:table-cell>
          <table:table-cell table:formula="of:=[M_Acu_NA.N58]" office:value-type="float" office:value="8958" calcext:value-type="float">
            <text:p>8958</text:p>
          </table:table-cell>
          <table:table-cell table:number-columns-repeated="2"/>
          <table:table-cell table:formula="of:=[.B58]" office:value-type="date" office:date-value="2020-04-09" calcext:value-type="date">
            <text:p>09/04</text:p>
          </table:table-cell>
          <table:table-cell table:formula="of:=[M_Acu_NA.D58]" office:value-type="float" office:value="295" calcext:value-type="float">
            <text:p>295</text:p>
          </table:table-cell>
          <table:table-cell table:formula="of:=[M_Acu_NA.F58]" office:value-type="float" office:value="237" calcext:value-type="float">
            <text:p>237</text:p>
          </table:table-cell>
          <table:table-cell table:formula="of:=[M_Acu_NA.K58]" office:value-type="float" office:value="263" calcext:value-type="float">
            <text:p>263</text:p>
          </table:table-cell>
          <table:table-cell table:formula="of:=[M_Acu_NA.L58]" office:value-type="float" office:value="52" calcext:value-type="float">
            <text:p>52</text:p>
          </table:table-cell>
          <table:table-cell table:formula="of:=[M_Acu_NA.M58]" office:value-type="float" office:value="409" calcext:value-type="float">
            <text:p>409</text:p>
          </table:table-cell>
          <table:table-cell table:formula="of:=[M_Acu_NA.O58]" office:value-type="float" office:value="992" calcext:value-type="float">
            <text:p>992</text:p>
          </table:table-cell>
          <table:table-cell table:formula="of:=[M_Acu_NA.P58]" office:value-type="float" office:value="949" calcext:value-type="float">
            <text:p>949</text:p>
          </table:table-cell>
        </table:table-row>
        <table:table-row table:style-name="ro1">
          <table:table-cell/>
          <table:table-cell table:formula="of:=[C_Acu_NA.B59]" office:value-type="date" office:date-value="2020-04-10" calcext:value-type="date">
            <text:p>10/04</text:p>
          </table:table-cell>
          <table:table-cell table:formula="of:=[M_Acu_NA.C59]" office:value-type="float" office:value="2373" calcext:value-type="float">
            <text:p>2373</text:p>
          </table:table-cell>
          <table:table-cell table:formula="of:=[M_Acu_NA.E59]" office:value-type="float" office:value="3019" calcext:value-type="float">
            <text:p>3019</text:p>
          </table:table-cell>
          <table:table-cell table:formula="of:=[M_Acu_NA.G59]" office:value-type="float" office:value="15843" calcext:value-type="float">
            <text:p>15843</text:p>
          </table:table-cell>
          <table:table-cell table:formula="of:=[M_Acu_NA.H59]" office:value-type="float" office:value="13197" calcext:value-type="float">
            <text:p>13197</text:p>
          </table:table-cell>
          <table:table-cell table:formula="of:=[M_Acu_NA.I59]" office:value-type="float" office:value="2511" calcext:value-type="float">
            <text:p>2511</text:p>
          </table:table-cell>
          <table:table-cell table:formula="of:=[M_Acu_NA.J59]" office:value-type="float" office:value="18849" calcext:value-type="float">
            <text:p>18849</text:p>
          </table:table-cell>
          <table:table-cell table:formula="of:=[M_Acu_NA.N59]" office:value-type="float" office:value="9875" calcext:value-type="float">
            <text:p>9875</text:p>
          </table:table-cell>
          <table:table-cell table:number-columns-repeated="2"/>
          <table:table-cell table:formula="of:=[.B59]" office:value-type="date" office:date-value="2020-04-10" calcext:value-type="date">
            <text:p>10/04</text:p>
          </table:table-cell>
          <table:table-cell table:formula="of:=[M_Acu_NA.D59]" office:value-type="float" office:value="319" calcext:value-type="float">
            <text:p>319</text:p>
          </table:table-cell>
          <table:table-cell table:formula="of:=[M_Acu_NA.F59]" office:value-type="float" office:value="247" calcext:value-type="float">
            <text:p>247</text:p>
          </table:table-cell>
          <table:table-cell table:formula="of:=[M_Acu_NA.K59]" office:value-type="float" office:value="288" calcext:value-type="float">
            <text:p>288</text:p>
          </table:table-cell>
          <table:table-cell table:formula="of:=[M_Acu_NA.L59]" office:value-type="float" office:value="54" calcext:value-type="float">
            <text:p>54</text:p>
          </table:table-cell>
          <table:table-cell table:formula="of:=[M_Acu_NA.M59]" office:value-type="float" office:value="435" calcext:value-type="float">
            <text:p>435</text:p>
          </table:table-cell>
          <table:table-cell table:formula="of:=[M_Acu_NA.O59]" office:value-type="float" office:value="1054" calcext:value-type="float">
            <text:p>1054</text:p>
          </table:table-cell>
          <table:table-cell table:formula="of:=[M_Acu_NA.P59]" office:value-type="float" office:value="1002" calcext:value-type="float">
            <text:p>1002</text:p>
          </table:table-cell>
        </table:table-row>
        <table:table-row table:style-name="ro1">
          <table:table-cell/>
          <table:table-cell table:formula="of:=[C_Acu_NA.B60]" office:value-type="date" office:date-value="2020-04-11" calcext:value-type="date">
            <text:p>11/04</text:p>
          </table:table-cell>
          <table:table-cell table:formula="of:=[M_Acu_NA.C60]" office:value-type="float" office:value="2544" calcext:value-type="float">
            <text:p>2544</text:p>
          </table:table-cell>
          <table:table-cell table:formula="of:=[M_Acu_NA.E60]" office:value-type="float" office:value="3346" calcext:value-type="float">
            <text:p>3346</text:p>
          </table:table-cell>
          <table:table-cell table:formula="of:=[M_Acu_NA.G60]" office:value-type="float" office:value="16353" calcext:value-type="float">
            <text:p>16353</text:p>
          </table:table-cell>
          <table:table-cell table:formula="of:=[M_Acu_NA.H60]" office:value-type="float" office:value="13832" calcext:value-type="float">
            <text:p>13832</text:p>
          </table:table-cell>
          <table:table-cell table:formula="of:=[M_Acu_NA.I60]" office:value-type="float" office:value="2643" calcext:value-type="float">
            <text:p>2643</text:p>
          </table:table-cell>
          <table:table-cell table:formula="of:=[M_Acu_NA.J60]" office:value-type="float" office:value="19468" calcext:value-type="float">
            <text:p>19468</text:p>
          </table:table-cell>
          <table:table-cell table:formula="of:=[M_Acu_NA.N60]" office:value-type="float" office:value="10612" calcext:value-type="float">
            <text:p>10612</text:p>
          </table:table-cell>
          <table:table-cell table:number-columns-repeated="2"/>
          <table:table-cell table:formula="of:=[.B60]" office:value-type="date" office:date-value="2020-04-11" calcext:value-type="date">
            <text:p>11/04</text:p>
          </table:table-cell>
          <table:table-cell table:formula="of:=[M_Acu_NA.D60]" office:value-type="float" office:value="337" calcext:value-type="float">
            <text:p>337</text:p>
          </table:table-cell>
          <table:table-cell table:formula="of:=[M_Acu_NA.F60]" office:value-type="float" office:value="260" calcext:value-type="float">
            <text:p>260</text:p>
          </table:table-cell>
          <table:table-cell table:formula="of:=[M_Acu_NA.K60]" office:value-type="float" office:value="320" calcext:value-type="float">
            <text:p>320</text:p>
          </table:table-cell>
          <table:table-cell table:formula="of:=[M_Acu_NA.L60]" office:value-type="float" office:value="62" calcext:value-type="float">
            <text:p>62</text:p>
          </table:table-cell>
          <table:table-cell table:formula="of:=[M_Acu_NA.M60]" office:value-type="float" office:value="470" calcext:value-type="float">
            <text:p>470</text:p>
          </table:table-cell>
          <table:table-cell table:formula="of:=[M_Acu_NA.O60]" office:value-type="float" office:value="1117" calcext:value-type="float">
            <text:p>1117</text:p>
          </table:table-cell>
          <table:table-cell table:formula="of:=[M_Acu_NA.P60]" office:value-type="float" office:value="1056" calcext:value-type="float">
            <text:p>1056</text:p>
          </table:table-cell>
        </table:table-row>
        <table:table-row table:style-name="ro1">
          <table:table-cell table:style-name="ce62"/>
          <table:table-cell table:style-name="ce52" table:formula="of:=[C_Acu_NA.B61]" office:value-type="date" office:date-value="2020-04-12" calcext:value-type="date">
            <text:p>12/04</text:p>
          </table:table-cell>
          <table:table-cell table:style-name="ce44" table:formula="of:=[M_Acu_NA.C61]" office:value-type="float" office:value="2673" calcext:value-type="float">
            <text:p>2673</text:p>
          </table:table-cell>
          <table:table-cell table:style-name="ce44" table:formula="of:=[M_Acu_NA.E61]" office:value-type="float" office:value="3600" calcext:value-type="float">
            <text:p>3600</text:p>
          </table:table-cell>
          <table:table-cell table:style-name="ce44" table:formula="of:=[M_Acu_NA.G61]" office:value-type="float" office:value="16972" calcext:value-type="float">
            <text:p>16972</text:p>
          </table:table-cell>
          <table:table-cell table:style-name="ce44" table:formula="of:=[M_Acu_NA.H61]" office:value-type="float" office:value="14393" calcext:value-type="float">
            <text:p>14393</text:p>
          </table:table-cell>
          <table:table-cell table:style-name="ce44" table:formula="of:=[M_Acu_NA.I61]" office:value-type="float" office:value="2737" calcext:value-type="float">
            <text:p>2737</text:p>
          </table:table-cell>
          <table:table-cell table:style-name="ce44" table:formula="of:=[M_Acu_NA.J61]" office:value-type="float" office:value="19899" calcext:value-type="float">
            <text:p>19899</text:p>
          </table:table-cell>
          <table:table-cell table:style-name="ce44" table:formula="of:=[M_Acu_NA.N61]" office:value-type="float" office:value="11329" calcext:value-type="float">
            <text:p>11329</text:p>
          </table:table-cell>
          <table:table-cell table:style-name="ce77"/>
          <table:table-cell table:style-name="ce62"/>
          <table:table-cell table:style-name="ce52" table:formula="of:=[.B61]" office:value-type="date" office:date-value="2020-04-12" calcext:value-type="date">
            <text:p>12/04</text:p>
          </table:table-cell>
          <table:table-cell table:style-name="ce44" table:formula="of:=[M_Acu_NA.D61]" office:value-type="float" office:value="350" calcext:value-type="float">
            <text:p>350</text:p>
          </table:table-cell>
          <table:table-cell table:style-name="ce44" table:formula="of:=[M_Acu_NA.F61]" office:value-type="float" office:value="273" calcext:value-type="float">
            <text:p>273</text:p>
          </table:table-cell>
          <table:table-cell table:style-name="ce44" table:formula="of:=[M_Acu_NA.K61]" office:value-type="float" office:value="334" calcext:value-type="float">
            <text:p>334</text:p>
          </table:table-cell>
          <table:table-cell table:style-name="ce44" table:formula="of:=[M_Acu_NA.L61]" office:value-type="float" office:value="66" calcext:value-type="float">
            <text:p>66</text:p>
          </table:table-cell>
          <table:table-cell table:style-name="ce44" table:formula="of:=[M_Acu_NA.M61]" office:value-type="float" office:value="504" calcext:value-type="float">
            <text:p>504</text:p>
          </table:table-cell>
          <table:table-cell table:style-name="ce44" table:formula="of:=[M_Acu_NA.O61]" office:value-type="float" office:value="1184" calcext:value-type="float">
            <text:p>1184</text:p>
          </table:table-cell>
          <table:table-cell table:style-name="ce44" table:formula="of:=[M_Acu_NA.P61]" office:value-type="float" office:value="1103" calcext:value-type="float">
            <text:p>1103</text:p>
          </table:table-cell>
        </table:table-row>
        <table:table-row table:style-name="ro1">
          <table:table-cell table:style-name="ce61" table:formula="of:=[C_Acu_NA.A62]" office:value-type="string" office:string-value="L" calcext:value-type="string">
            <text:p>L</text:p>
          </table:table-cell>
          <table:table-cell table:style-name="ce50" table:formula="of:=[C_Acu_NA.B62]" office:value-type="date" office:date-value="2020-04-13" calcext:value-type="date">
            <text:p>13/04</text:p>
          </table:table-cell>
          <table:table-cell table:style-name="ce43" table:formula="of:=[M_Acu_NA.C62]" office:value-type="float" office:value="2799" calcext:value-type="float">
            <text:p>2799</text:p>
          </table:table-cell>
          <table:table-cell table:style-name="ce43" table:formula="of:=[M_Acu_NA.E62]" office:value-type="float" office:value="3903" calcext:value-type="float">
            <text:p>3903</text:p>
          </table:table-cell>
          <table:table-cell table:style-name="ce43" table:formula="of:=[M_Acu_NA.G62]" office:value-type="float" office:value="17489" calcext:value-type="float">
            <text:p>17489</text:p>
          </table:table-cell>
          <table:table-cell table:style-name="ce43" table:formula="of:=[M_Acu_NA.H62]" office:value-type="float" office:value="14967" calcext:value-type="float">
            <text:p>14967</text:p>
          </table:table-cell>
          <table:table-cell table:style-name="ce43" table:formula="of:=[M_Acu_NA.I62]" office:value-type="float" office:value="2823" calcext:value-type="float">
            <text:p>2823</text:p>
          </table:table-cell>
          <table:table-cell table:style-name="ce43" table:formula="of:=[M_Acu_NA.J62]" office:value-type="float" office:value="20465" calcext:value-type="float">
            <text:p>20465</text:p>
          </table:table-cell>
          <table:table-cell table:style-name="ce43" table:formula="of:=[M_Acu_NA.N62]" office:value-type="float" office:value="12107" calcext:value-type="float">
            <text:p>12107</text:p>
          </table:table-cell>
          <table:table-cell table:style-name="ce77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43" table:formula="of:=[M_Acu_NA.D62]" office:value-type="float" office:value="368" calcext:value-type="float">
            <text:p>368</text:p>
          </table:table-cell>
          <table:table-cell table:style-name="ce43" table:formula="of:=[M_Acu_NA.F62]" office:value-type="float" office:value="285" calcext:value-type="float">
            <text:p>285</text:p>
          </table:table-cell>
          <table:table-cell table:style-name="ce43" table:formula="of:=[M_Acu_NA.K62]" office:value-type="float" office:value="365" calcext:value-type="float">
            <text:p>365</text:p>
          </table:table-cell>
          <table:table-cell table:style-name="ce43" table:formula="of:=[M_Acu_NA.L62]" office:value-type="float" office:value="67" calcext:value-type="float">
            <text:p>67</text:p>
          </table:table-cell>
          <table:table-cell table:style-name="ce43" table:formula="of:=[M_Acu_NA.M62]" office:value-type="float" office:value="535" calcext:value-type="float">
            <text:p>535</text:p>
          </table:table-cell>
          <table:table-cell table:style-name="ce43" table:formula="of:=[M_Acu_NA.O62]" office:value-type="float" office:value="1240" calcext:value-type="float">
            <text:p>1240</text:p>
          </table:table-cell>
          <table:table-cell table:style-name="ce43" table:formula="of:=[M_Acu_NA.P62]" office:value-type="float" office:value="1138" calcext:value-type="float">
            <text:p>1138</text:p>
          </table:table-cell>
        </table:table-row>
        <table:table-row table:style-name="ro1">
          <table:table-cell/>
          <table:table-cell table:formula="of:=[C_Acu_NA.B63]" office:value-type="date" office:date-value="2020-04-14" calcext:value-type="date">
            <text:p>14/04</text:p>
          </table:table-cell>
          <table:table-cell table:formula="of:=[M_Acu_NA.C63]" office:value-type="float" office:value="2969" calcext:value-type="float">
            <text:p>2969</text:p>
          </table:table-cell>
          <table:table-cell table:formula="of:=[M_Acu_NA.E63]" office:value-type="float" office:value="4157" calcext:value-type="float">
            <text:p>4157</text:p>
          </table:table-cell>
          <table:table-cell table:formula="of:=[M_Acu_NA.G63]" office:value-type="float" office:value="18056" calcext:value-type="float">
            <text:p>18056</text:p>
          </table:table-cell>
          <table:table-cell table:formula="of:=[M_Acu_NA.H63]" office:value-type="float" office:value="15729" calcext:value-type="float">
            <text:p>15729</text:p>
          </table:table-cell>
          <table:table-cell table:formula="of:=[M_Acu_NA.I63]" office:value-type="float" office:value="2945" calcext:value-type="float">
            <text:p>2945</text:p>
          </table:table-cell>
          <table:table-cell table:formula="of:=[M_Acu_NA.J63]" office:value-type="float" office:value="21067" calcext:value-type="float">
            <text:p>21067</text:p>
          </table:table-cell>
          <table:table-cell table:formula="of:=[M_Acu_NA.N63]" office:value-type="float" office:value="12868" calcext:value-type="float">
            <text:p>12868</text:p>
          </table:table-cell>
          <table:table-cell table:number-columns-repeated="2"/>
          <table:table-cell table:formula="of:=[.B63]" office:value-type="date" office:date-value="2020-04-14" calcext:value-type="date">
            <text:p>14/04</text:p>
          </table:table-cell>
          <table:table-cell table:formula="of:=[M_Acu_NA.D63]" office:value-type="float" office:value="384" calcext:value-type="float">
            <text:p>384</text:p>
          </table:table-cell>
          <table:table-cell table:formula="of:=[M_Acu_NA.F63]" office:value-type="float" office:value="299" calcext:value-type="float">
            <text:p>299</text:p>
          </table:table-cell>
          <table:table-cell table:formula="of:=[M_Acu_NA.K63]" office:value-type="float" office:value="406" calcext:value-type="float">
            <text:p>406</text:p>
          </table:table-cell>
          <table:table-cell table:formula="of:=[M_Acu_NA.L63]" office:value-type="float" office:value="67" calcext:value-type="float">
            <text:p>67</text:p>
          </table:table-cell>
          <table:table-cell table:formula="of:=[M_Acu_NA.M63]" office:value-type="float" office:value="567" calcext:value-type="float">
            <text:p>567</text:p>
          </table:table-cell>
          <table:table-cell table:formula="of:=[M_Acu_NA.O63]" office:value-type="float" office:value="1296" calcext:value-type="float">
            <text:p>1296</text:p>
          </table:table-cell>
          <table:table-cell table:formula="of:=[M_Acu_NA.P63]" office:value-type="float" office:value="1174" calcext:value-type="float">
            <text:p>1174</text:p>
          </table:table-cell>
        </table:table-row>
        <table:table-row table:style-name="ro1">
          <table:table-cell/>
          <table:table-cell table:formula="of:=[C_Acu_NA.B64]" office:value-type="date" office:date-value="2020-04-15" calcext:value-type="date">
            <text:p>15/04</text:p>
          </table:table-cell>
          <table:table-cell table:formula="of:=[M_Acu_NA.C64]" office:value-type="float" office:value="3254" calcext:value-type="float">
            <text:p>3254</text:p>
          </table:table-cell>
          <table:table-cell table:formula="of:=[M_Acu_NA.E64]" office:value-type="float" office:value="4440" calcext:value-type="float">
            <text:p>4440</text:p>
          </table:table-cell>
          <table:table-cell table:formula="of:=[M_Acu_NA.G64]" office:value-type="float" office:value="18579" calcext:value-type="float">
            <text:p>18579</text:p>
          </table:table-cell>
          <table:table-cell table:formula="of:=[M_Acu_NA.H64]" office:value-type="float" office:value="17167" calcext:value-type="float">
            <text:p>17167</text:p>
          </table:table-cell>
          <table:table-cell table:formula="of:=[M_Acu_NA.I64]" office:value-type="float" office:value="3134" calcext:value-type="float">
            <text:p>3134</text:p>
          </table:table-cell>
          <table:table-cell table:formula="of:=[M_Acu_NA.J64]" office:value-type="float" office:value="21645" calcext:value-type="float">
            <text:p>21645</text:p>
          </table:table-cell>
          <table:table-cell table:formula="of:=[M_Acu_NA.N64]" office:value-type="float" office:value="13729" calcext:value-type="float">
            <text:p>13729</text:p>
          </table:table-cell>
          <table:table-cell table:number-columns-repeated="2"/>
          <table:table-cell table:formula="of:=[.B64]" office:value-type="date" office:date-value="2020-04-15" calcext:value-type="date">
            <text:p>15/04</text:p>
          </table:table-cell>
          <table:table-cell table:formula="of:=[M_Acu_NA.D64]" office:value-type="float" office:value="393" calcext:value-type="float">
            <text:p>393</text:p>
          </table:table-cell>
          <table:table-cell table:formula="of:=[M_Acu_NA.F64]" office:value-type="float" office:value="309" calcext:value-type="float">
            <text:p>309</text:p>
          </table:table-cell>
          <table:table-cell table:formula="of:=[M_Acu_NA.K64]" office:value-type="float" office:value="444" calcext:value-type="float">
            <text:p>444</text:p>
          </table:table-cell>
          <table:table-cell table:formula="of:=[M_Acu_NA.L64]" office:value-type="float" office:value="68" calcext:value-type="float">
            <text:p>68</text:p>
          </table:table-cell>
          <table:table-cell table:formula="of:=[M_Acu_NA.M64]" office:value-type="float" office:value="599" calcext:value-type="float">
            <text:p>599</text:p>
          </table:table-cell>
          <table:table-cell table:formula="of:=[M_Acu_NA.O64]" office:value-type="float" office:value="1341" calcext:value-type="float">
            <text:p>1341</text:p>
          </table:table-cell>
          <table:table-cell table:formula="of:=[M_Acu_NA.P64]" office:value-type="float" office:value="1238" calcext:value-type="float">
            <text:p>1238</text:p>
          </table:table-cell>
        </table:table-row>
        <table:table-row table:style-name="ro1">
          <table:table-cell/>
          <table:table-cell table:formula="of:=[C_Acu_NA.B65]" office:value-type="date" office:date-value="2020-04-16" calcext:value-type="date">
            <text:p>16/04</text:p>
          </table:table-cell>
          <table:table-cell table:formula="of:=[M_Acu_NA.C65]" office:value-type="float" office:value="3569" calcext:value-type="float">
            <text:p>3569</text:p>
          </table:table-cell>
          <table:table-cell table:formula="of:=[M_Acu_NA.E65]" office:value-type="float" office:value="4857" calcext:value-type="float">
            <text:p>4857</text:p>
          </table:table-cell>
          <table:table-cell table:formula="of:=[M_Acu_NA.G65]" office:value-type="float" office:value="19130" calcext:value-type="float">
            <text:p>19130</text:p>
          </table:table-cell>
          <table:table-cell table:formula="of:=[M_Acu_NA.H65]" office:value-type="float" office:value="17920" calcext:value-type="float">
            <text:p>17920</text:p>
          </table:table-cell>
          <table:table-cell table:formula="of:=[M_Acu_NA.I65]" office:value-type="float" office:value="3315" calcext:value-type="float">
            <text:p>3315</text:p>
          </table:table-cell>
          <table:table-cell table:formula="of:=[M_Acu_NA.J65]" office:value-type="float" office:value="22170" calcext:value-type="float">
            <text:p>22170</text:p>
          </table:table-cell>
          <table:table-cell table:formula="of:=[M_Acu_NA.N65]" office:value-type="float" office:value="14576" calcext:value-type="float">
            <text:p>14576</text:p>
          </table:table-cell>
          <table:table-cell table:number-columns-repeated="2"/>
          <table:table-cell table:formula="of:=[.B65]" office:value-type="date" office:date-value="2020-04-16" calcext:value-type="date">
            <text:p>16/04</text:p>
          </table:table-cell>
          <table:table-cell table:formula="of:=[M_Acu_NA.D65]" office:value-type="float" office:value="410" calcext:value-type="float">
            <text:p>410</text:p>
          </table:table-cell>
          <table:table-cell table:formula="of:=[M_Acu_NA.F65]" office:value-type="float" office:value="321" calcext:value-type="float">
            <text:p>321</text:p>
          </table:table-cell>
          <table:table-cell table:formula="of:=[M_Acu_NA.K65]" office:value-type="float" office:value="486" calcext:value-type="float">
            <text:p>486</text:p>
          </table:table-cell>
          <table:table-cell table:formula="of:=[M_Acu_NA.L65]" office:value-type="float" office:value="68" calcext:value-type="float">
            <text:p>68</text:p>
          </table:table-cell>
          <table:table-cell table:formula="of:=[M_Acu_NA.M65]" office:value-type="float" office:value="629" calcext:value-type="float">
            <text:p>629</text:p>
          </table:table-cell>
          <table:table-cell table:formula="of:=[M_Acu_NA.O65]" office:value-type="float" office:value="1379" calcext:value-type="float">
            <text:p>1379</text:p>
          </table:table-cell>
          <table:table-cell table:formula="of:=[M_Acu_NA.P65]" office:value-type="float" office:value="1281" calcext:value-type="float">
            <text:p>1281</text:p>
          </table:table-cell>
        </table:table-row>
        <table:table-row table:style-name="ro1">
          <table:table-cell/>
          <table:table-cell table:formula="of:=[C_Acu_NA.B66]" office:value-type="date" office:date-value="2020-04-17" calcext:value-type="date">
            <text:p>17/04</text:p>
          </table:table-cell>
          <table:table-cell table:formula="of:=[M_Acu_NA.C66]" office:value-type="float" office:value="3868" calcext:value-type="float">
            <text:p>3868</text:p>
          </table:table-cell>
          <table:table-cell table:formula="of:=[M_Acu_NA.E66]" office:value-type="float" office:value="5163" calcext:value-type="float">
            <text:p>5163</text:p>
          </table:table-cell>
          <table:table-cell table:formula="of:=[M_Acu_NA.G66]" office:value-type="float" office:value="19715" calcext:value-type="float">
            <text:p>19715</text:p>
          </table:table-cell>
          <table:table-cell table:formula="of:=[M_Acu_NA.H66]" office:value-type="float" office:value="18681" calcext:value-type="float">
            <text:p>18681</text:p>
          </table:table-cell>
          <table:table-cell table:formula="of:=[M_Acu_NA.I66]" office:value-type="float" office:value="3459" calcext:value-type="float">
            <text:p>3459</text:p>
          </table:table-cell>
          <table:table-cell table:formula="of:=[M_Acu_NA.J66]" office:value-type="float" office:value="22745" calcext:value-type="float">
            <text:p>22745</text:p>
          </table:table-cell>
          <table:table-cell table:number-columns-repeated="3"/>
          <table:table-cell table:formula="of:=[.B66]" office:value-type="date" office:date-value="2020-04-17" calcext:value-type="date">
            <text:p>17/04</text:p>
          </table:table-cell>
          <table:table-cell table:formula="of:=[M_Acu_NA.D66]" office:value-type="float" office:value="431" calcext:value-type="float">
            <text:p>431</text:p>
          </table:table-cell>
          <table:table-cell table:formula="of:=[M_Acu_NA.F66]" office:value-type="float" office:value="336" calcext:value-type="float">
            <text:p>336</text:p>
          </table:table-cell>
          <table:table-cell table:formula="of:=[M_Acu_NA.K66]" office:value-type="float" office:value="530" calcext:value-type="float">
            <text:p>530</text:p>
          </table:table-cell>
          <table:table-cell/>
          <table:table-cell table:formula="of:=[M_Acu_NA.M66]" office:value-type="float" office:value="657" calcext:value-type="float">
            <text:p>657</text:p>
          </table:table-cell>
          <table:table-cell table:formula="of:=[M_Acu_NA.O66]" office:value-type="float" office:value="1400" calcext:value-type="float">
            <text:p>1400</text:p>
          </table:table-cell>
          <table:table-cell table:formula="of:=[M_Acu_NA.P66]" office:value-type="float" office:value="1325" calcext:value-type="float">
            <text:p>1325</text:p>
          </table:table-cell>
        </table:table-row>
        <table:table-row table:style-name="ro1" table:number-rows-repeated="4">
          <table:table-cell/>
          <table:table-cell table:style-name="ce63"/>
          <table:table-cell table:number-columns-repeated="9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MAXIMO</text:p>
          </table:table-cell>
          <table:table-cell table:formula="of:=MAX([.C9:.C69])" office:value-type="float" office:value="3868" calcext:value-type="float">
            <text:p>3868</text:p>
          </table:table-cell>
          <table:table-cell table:formula="of:=MAX([.D9:.D69])" office:value-type="float" office:value="5163" calcext:value-type="float">
            <text:p>5163</text:p>
          </table:table-cell>
          <table:table-cell table:formula="of:=MAX([.E9:.E69])" office:value-type="float" office:value="19715" calcext:value-type="float">
            <text:p>19715</text:p>
          </table:table-cell>
          <table:table-cell table:formula="of:=MAX([.F9:.F69])" office:value-type="float" office:value="18681" calcext:value-type="float">
            <text:p>18681</text:p>
          </table:table-cell>
          <table:table-cell table:formula="of:=MAX([.G9:.G69])" office:value-type="float" office:value="3459" calcext:value-type="float">
            <text:p>3459</text:p>
          </table:table-cell>
          <table:table-cell table:formula="of:=MAX([.H9:.H69])" office:value-type="float" office:value="22745" calcext:value-type="float">
            <text:p>22745</text:p>
          </table:table-cell>
          <table:table-cell table:formula="of:=MAX([.I9:.I69])" office:value-type="float" office:value="14576" calcext:value-type="float">
            <text:p>14576</text:p>
          </table:table-cell>
          <table:table-cell table:style-name="ce42" table:number-columns-repeated="3"/>
          <table:table-cell table:formula="of:=MAX([.M9:.M69])" office:value-type="float" office:value="431" calcext:value-type="float">
            <text:p>431</text:p>
          </table:table-cell>
          <table:table-cell table:formula="of:=MAX([.N9:.N69])" office:value-type="float" office:value="336" calcext:value-type="float">
            <text:p>336</text:p>
          </table:table-cell>
          <table:table-cell table:formula="of:=MAX([.O9:.O69])" office:value-type="float" office:value="530" calcext:value-type="float">
            <text:p>530</text:p>
          </table:table-cell>
          <table:table-cell table:formula="of:=MAX([.P9:.P69])" office:value-type="float" office:value="68" calcext:value-type="float">
            <text:p>68</text:p>
          </table:table-cell>
          <table:table-cell table:formula="of:=MAX([.Q9:.Q69])" office:value-type="float" office:value="657" calcext:value-type="float">
            <text:p>657</text:p>
          </table:table-cell>
          <table:table-cell table:formula="of:=MAX([.R9:.R69])" office:value-type="float" office:value="1400" calcext:value-type="float">
            <text:p>1400</text:p>
          </table:table-cell>
          <table:table-cell table:formula="of:=MAX([.S9:.S69])" office:value-type="float" office:value="1325" calcext:value-type="float">
            <text:p>1325</text:p>
          </table:table-cell>
        </table:table-row>
        <table:table-row table:style-name="ro1">
          <table:table-cell/>
          <table:table-cell table:style-name="Default"/>
          <table:table-cell table:number-columns-repeated="7"/>
          <table:table-cell table:style-name="ce42" table:number-columns-repeated="3"/>
          <table:table-cell table:number-columns-repeated="7"/>
        </table:table-row>
        <table:table-row table:style-name="ro1">
          <table:table-cell/>
          <table:table-cell table:style-name="ce63"/>
          <table:table-cell table:formula="of:=[.C8]" office:value-type="string" office:string-value="Alemania" calcext:value-type="string">
            <text:p>Alemania</text:p>
          </table:table-cell>
          <table:table-cell table:formula="of:=[.D8]" office:value-type="string" office:string-value="Bélgica" calcext:value-type="string">
            <text:p>Bélgica</text:p>
          </table:table-cell>
          <table:table-cell table:formula="of:=[.E8]" office:value-type="string" office:string-value="España" calcext:value-type="string">
            <text:p>España</text:p>
          </table:table-cell>
          <table:table-cell table:formula="of:=[.F8]" office:value-type="string" office:string-value="Francia" calcext:value-type="string">
            <text:p>Francia</text:p>
          </table:table-cell>
          <table:table-cell table:formula="of:=[.G8]" office:value-type="string" office:string-value="Holanda" calcext:value-type="string">
            <text:p>Holanda</text:p>
          </table:table-cell>
          <table:table-cell table:formula="of:=[.H8]" office:value-type="string" office:string-value="Italia" calcext:value-type="string">
            <text:p>Italia</text:p>
          </table:table-cell>
          <table:table-cell table:formula="of:=[.I8]" office:value-type="string" office:string-value="Reino Unido" calcext:value-type="string">
            <text:p>Reino Unido</text:p>
          </table:table-cell>
          <table:table-cell table:style-name="ce42" table:number-columns-repeated="3"/>
          <table:table-cell table:formula="of:=[.M8]" office:value-type="string" office:string-value="Austria" calcext:value-type="string">
            <text:p>Austria</text:p>
          </table:table-cell>
          <table:table-cell table:formula="of:=[.N8]" office:value-type="string" office:string-value="Dinamarca" calcext:value-type="string">
            <text:p>Dinamarca</text:p>
          </table:table-cell>
          <table:table-cell table:formula="of:=[.O8]" office:value-type="string" office:string-value="Irlanda" calcext:value-type="string">
            <text:p>Irlanda</text:p>
          </table:table-cell>
          <table:table-cell table:formula="of:=[.P8]" office:value-type="string" office:string-value="Luxemburgo" calcext:value-type="string">
            <text:p>Luxemburgo</text:p>
          </table:table-cell>
          <table:table-cell table:formula="of:=[.Q8]" office:value-type="string" office:string-value="Portugal" calcext:value-type="string">
            <text:p>Portugal</text:p>
          </table:table-cell>
          <table:table-cell table:formula="of:=[.R8]" office:value-type="string" office:string-value="Suecia" calcext:value-type="string">
            <text:p>Suecia</text:p>
          </table:table-cell>
          <table:table-cell table:formula="of:=[.S8]" office:value-type="string" office:string-value="Suiza" calcext:value-type="string">
            <text:p>Suiza</text:p>
          </table:table-cell>
        </table:table-row>
      </table:table>
      <table:table table:name="M_Dia_A_2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ce51"/>
        <table:table-column table:style-name="co25" table:number-columns-repeated="8" table:default-cell-style-name="ce64"/>
        <table:table-column table:style-name="co26" table:default-cell-style-name="ce64"/>
        <table:table-column table:style-name="co27" table:default-cell-style-name="ce51"/>
        <table:table-column table:style-name="co25" table:number-columns-repeated="5" table:default-cell-style-name="ce64"/>
        <table:table-column table:style-name="co25" table:number-columns-repeated="2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7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11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5"/>
          <table:table-cell table:style-name="ce53" table:number-columns-repeated="8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7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7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formula="of:=[M_Dia_A.E6]" office:value-type="float" office:value="2.1729891036" calcext:value-type="float">
            <text:p>2.2</text:p>
          </table:table-cell>
          <table:table-cell table:formula="of:=[M_Dia_A.G6]" office:value-type="float" office:value="8.4802245" calcext:value-type="float">
            <text:p>8.5</text:p>
          </table:table-cell>
          <table:table-cell table:formula="of:=[M_Dia_A.H6]" office:value-type="float" office:value="13.3516155574" calcext:value-type="float">
            <text:p>13.4</text:p>
          </table:table-cell>
          <table:table-cell table:formula="of:=[M_Dia_A.I6]" office:value-type="float" office:value="3.275884548" calcext:value-type="float">
            <text:p>3.3</text:p>
          </table:table-cell>
          <table:table-cell table:formula="of:=[M_Dia_A.J6]" office:value-type="float" office:value="13.5013035906" calcext:value-type="float">
            <text:p>13.5</text:p>
          </table:table-cell>
          <table:table-cell table:formula="of:=[M_Dia_A.L6]" office:value-type="float" office:value="0.0965821597" calcext:value-type="float">
            <text:p>0.1</text:p>
          </table:table-cell>
          <table:table-cell table:formula="of:=[M_Dia_A.N6]" office:value-type="float" office:value="11.8426442474" calcext:value-type="float">
            <text:p>11.8</text:p>
          </table:table-cell>
          <table:table-cell table:number-columns-repeated="2"/>
          <table:table-cell table:style-name="ce64"/>
          <table:table-cell table:formula="of:=[M_Dia_A.C6]" office:value-type="float" office:value="17.9903499932" calcext:value-type="float">
            <text:p>18.0</text:p>
          </table:table-cell>
          <table:table-cell table:formula="of:=[M_Dia_A.D6]" office:value-type="float" office:value="1.709431128" calcext:value-type="float">
            <text:p>1.7</text:p>
          </table:table-cell>
          <table:table-cell table:formula="of:=[M_Dia_A.F6]" office:value-type="float" office:value="1.1282052884" calcext:value-type="float">
            <text:p>1.1</text:p>
          </table:table-cell>
          <table:table-cell table:formula="of:=[M_Dia_A.K6]" office:value-type="float" office:value="0.67506426" calcext:value-type="float">
            <text:p>0.7</text:p>
          </table:table-cell>
          <table:table-cell table:formula="of:=[M_Dia_A.M6]" office:value-type="float" office:value="2.0980228818" calcext:value-type="float">
            <text:p>2.1</text:p>
          </table:table-cell>
          <table:table-cell table:style-name="ce64" table:formula="of:=[M_Dia_A.O6]" office:value-type="float" office:value="2.0453506815" calcext:value-type="float">
            <text:p>2.0</text:p>
          </table:table-cell>
          <table:table-cell table:style-name="ce64" table:formula="of:=[M_Dia_A.P6]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 table:number-columns-repeated="16"/>
          <table:table-cell table:number-columns-repeated="2"/>
        </table:table-row>
        <table:table-row table:style-name="ro1">
          <table:table-cell table:style-name="ce62"/>
          <table:table-cell table:style-name="ce75"/>
          <table:table-cell table:style-name="ce66" table:formula="of:=[M_Dia_A.E8]" office:value-type="string" office:string-value="Bélgica" calcext:value-type="string">
            <text:p>Bélgica</text:p>
          </table:table-cell>
          <table:table-cell table:style-name="ce66" table:formula="of:=[M_Dia_A.G8]" office:value-type="string" office:string-value="España" calcext:value-type="string">
            <text:p>España</text:p>
          </table:table-cell>
          <table:table-cell table:style-name="ce66" table:formula="of:=[M_Dia_A.H8]" office:value-type="string" office:string-value="Francia" calcext:value-type="string">
            <text:p>Francia</text:p>
          </table:table-cell>
          <table:table-cell table:style-name="ce66" table:formula="of:=[M_Dia_A.I8]" office:value-type="string" office:string-value="Holanda" calcext:value-type="string">
            <text:p>Holanda</text:p>
          </table:table-cell>
          <table:table-cell table:style-name="ce66" table:formula="of:=[M_Dia_A.J8]" office:value-type="string" office:string-value="Italia" calcext:value-type="string">
            <text:p>Italia</text:p>
          </table:table-cell>
          <table:table-cell table:style-name="ce66" table:formula="of:=[M_Dia_A.L8]" office:value-type="string" office:string-value="Luxemburgo" calcext:value-type="string">
            <text:p>Luxemburgo</text:p>
          </table:table-cell>
          <table:table-cell table:style-name="ce66" table:formula="of:=[M_Dia_A.N8]" office:value-type="string" office:string-value="Reino Unido" calcext:value-type="string">
            <text:p>Reino Unido</text:p>
          </table:table-cell>
          <table:table-cell table:style-name="ce76"/>
          <table:table-cell table:style-name="ce66"/>
          <table:table-cell table:style-name="ce79"/>
          <table:table-cell table:style-name="ce66" table:formula="of:=[M_Dia_A.C8]" office:value-type="string" office:string-value="Alemania" calcext:value-type="string">
            <text:p>Alemania</text:p>
          </table:table-cell>
          <table:table-cell table:style-name="ce66" table:formula="of:=[M_Dia_A.D8]" office:value-type="string" office:string-value="Austria" calcext:value-type="string">
            <text:p>Austria</text:p>
          </table:table-cell>
          <table:table-cell table:style-name="ce66" table:formula="of:=[M_Dia_A.F8]" office:value-type="string" office:string-value="Dinamarca" calcext:value-type="string">
            <text:p>Dinamarca</text:p>
          </table:table-cell>
          <table:table-cell table:style-name="ce66" table:formula="of:=[M_Dia_A.K8]" office:value-type="string" office:string-value="Irlanda" calcext:value-type="string">
            <text:p>Irlanda</text:p>
          </table:table-cell>
          <table:table-cell table:style-name="ce66" table:formula="of:=[M_Dia_A.M8]" office:value-type="string" office:string-value="Portugal" calcext:value-type="string">
            <text:p>Portugal</text:p>
          </table:table-cell>
          <table:table-cell table:style-name="ce66" table:formula="of:=[M_Dia_A.O8]" office:value-type="string" office:string-value="Suecia" calcext:value-type="string">
            <text:p>Suecia</text:p>
          </table:table-cell>
          <table:table-cell table:style-name="ce66" table:formula="of:=[M_Dia_A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Dia_A.B9]" office:value-type="date" office:date-value="2020-02-20" calcext:value-type="date">
            <text:p>20/02</text:p>
          </table:table-cell>
          <table:table-cell table:number-columns-repeated="9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.B10]" office:value-type="date" office:date-value="2020-02-21" calcext:value-type="date">
            <text:p>21/02</text:p>
          </table:table-cell>
          <table:table-cell table:number-columns-repeated="2"/>
          <table:table-cell table:formula="of:=[M_Dia_A.H10]" office:value-type="float" office:value="0.0748973033039256" calcext:value-type="float">
            <text:p>0.1</text:p>
          </table:table-cell>
          <table:table-cell/>
          <table:table-cell table:formula="of:=[M_Dia_A.J10]" office:value-type="float" office:value="0.0740669220042003" calcext:value-type="float">
            <text:p>0.1</text:p>
          </table:table-cell>
          <table:table-cell table:number-columns-repeated="4"/>
          <table:table-cell table:formula="of:=[.B10]" office:value-type="date" office:date-value="2020-02-21" calcext:value-type="date">
            <text:p>21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.B11]" office:value-type="date" office:date-value="2020-02-22" calcext:value-type="date">
            <text:p>22/02</text:p>
          </table:table-cell>
          <table:table-cell table:number-columns-repeated="2"/>
          <table:table-cell table:formula="of:=[M_Dia_A.H11]" office:value-type="float" office:value="0" calcext:value-type="float">
            <text:p>0.0</text:p>
          </table:table-cell>
          <table:table-cell/>
          <table:table-cell table:formula="of:=[M_Dia_A.J11]" office:value-type="float" office:value="0.0740669220042003" calcext:value-type="float">
            <text:p>0.1</text:p>
          </table:table-cell>
          <table:table-cell table:number-columns-repeated="4"/>
          <table:table-cell table:formula="of:=[.B11]" office:value-type="date" office:date-value="2020-02-22" calcext:value-type="date">
            <text:p>22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.B12]" office:value-type="date" office:date-value="2020-02-23" calcext:value-type="date">
            <text:p>23/02</text:p>
          </table:table-cell>
          <table:table-cell table:number-columns-repeated="2"/>
          <table:table-cell table:formula="of:=[M_Dia_A.H12]" office:value-type="float" office:value="0" calcext:value-type="float">
            <text:p>0.0</text:p>
          </table:table-cell>
          <table:table-cell/>
          <table:table-cell table:formula="of:=[M_Dia_A.J12]" office:value-type="float" office:value="0.0740669220042003" calcext:value-type="float">
            <text:p>0.1</text:p>
          </table:table-cell>
          <table:table-cell table:number-columns-repeated="3"/>
          <table:table-cell table:style-name="ce66"/>
          <table:table-cell table:style-name="ce52" table:formula="of:=[.B12]" office:value-type="date" office:date-value="2020-02-23" calcext:value-type="date">
            <text:p>23/02</text:p>
          </table:table-cell>
          <table:table-cell table:style-name="ce66" table:number-columns-repeated="7"/>
        </table:table-row>
        <table:table-row table:style-name="ro1">
          <table:table-cell table:style-name="ce61" table:formula="of:=[M_Dia_A.A13]" office:value-type="string" office:string-value="L" calcext:value-type="string">
            <text:p>L</text:p>
          </table:table-cell>
          <table:table-cell table:style-name="ce50" table:formula="of:=[M_Dia_A.B13]" office:value-type="date" office:date-value="2020-02-24" calcext:value-type="date">
            <text:p>24/02</text:p>
          </table:table-cell>
          <table:table-cell table:style-name="ce65" table:number-columns-repeated="2"/>
          <table:table-cell table:style-name="ce65" table:formula="of:=[M_Dia_A.H13]" office:value-type="float" office:value="0" calcext:value-type="float">
            <text:p>0.0</text:p>
          </table:table-cell>
          <table:table-cell table:style-name="ce65"/>
          <table:table-cell table:style-name="ce65" table:formula="of:=[M_Dia_A.J13]" office:value-type="float" office:value="0.296267688016801" calcext:value-type="float">
            <text:p>0.3</text:p>
          </table:table-cell>
          <table:table-cell table:style-name="ce65" table:number-columns-repeated="2"/>
          <table:table-cell table:style-name="ce76"/>
          <table:table-cell table:style-name="ce63" table:formula="of:=[.A13]" office:value-type="string" office:string-value="L" calcext:value-type="string">
            <text:p>L</text:p>
          </table:table-cell>
          <table:table-cell table:formula="of:=[.B13]" office:value-type="date" office:date-value="2020-02-24" calcext:value-type="date">
            <text:p>24/02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Dia_A.B14]" office:value-type="date" office:date-value="2020-02-25" calcext:value-type="date">
            <text:p>25/02</text:p>
          </table:table-cell>
          <table:table-cell table:number-columns-repeated="2"/>
          <table:table-cell table:formula="of:=[M_Dia_A.H14]" office:value-type="float" office:value="0" calcext:value-type="float">
            <text:p>0.0</text:p>
          </table:table-cell>
          <table:table-cell/>
          <table:table-cell table:formula="of:=[M_Dia_A.J14]" office:value-type="float" office:value="0.222200766012601" calcext:value-type="float">
            <text:p>0.2</text:p>
          </table:table-cell>
          <table:table-cell table:number-columns-repeated="4"/>
          <table:table-cell table:formula="of:=[.B14]" office:value-type="date" office:date-value="2020-02-25" calcext:value-type="date">
            <text:p>25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.B15]" office:value-type="date" office:date-value="2020-02-26" calcext:value-type="date">
            <text:p>26/02</text:p>
          </table:table-cell>
          <table:table-cell table:number-columns-repeated="2"/>
          <table:table-cell table:formula="of:=[M_Dia_A.H15]" office:value-type="float" office:value="0.0748973033039256" calcext:value-type="float">
            <text:p>0.1</text:p>
          </table:table-cell>
          <table:table-cell/>
          <table:table-cell table:formula="of:=[M_Dia_A.J15]" office:value-type="float" office:value="0.148133844008401" calcext:value-type="float">
            <text:p>0.1</text:p>
          </table:table-cell>
          <table:table-cell table:number-columns-repeated="4"/>
          <table:table-cell table:formula="of:=[.B15]" office:value-type="date" office:date-value="2020-02-26" calcext:value-type="date">
            <text:p>26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.B16]" office:value-type="date" office:date-value="2020-02-27" calcext:value-type="date">
            <text:p>27/02</text:p>
          </table:table-cell>
          <table:table-cell table:number-columns-repeated="2"/>
          <table:table-cell table:formula="of:=[M_Dia_A.H16]" office:value-type="float" office:value="0" calcext:value-type="float">
            <text:p>0.0</text:p>
          </table:table-cell>
          <table:table-cell/>
          <table:table-cell table:formula="of:=[M_Dia_A.J16]" office:value-type="float" office:value="0.370334610021002" calcext:value-type="float">
            <text:p>0.4</text:p>
          </table:table-cell>
          <table:table-cell table:number-columns-repeated="4"/>
          <table:table-cell table:formula="of:=[.B16]" office:value-type="date" office:date-value="2020-02-27" calcext:value-type="date">
            <text:p>27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.B17]" office:value-type="date" office:date-value="2020-02-28" calcext:value-type="date">
            <text:p>28/02</text:p>
          </table:table-cell>
          <table:table-cell table:number-columns-repeated="2"/>
          <table:table-cell table:formula="of:=[M_Dia_A.H17]" office:value-type="float" office:value="0" calcext:value-type="float">
            <text:p>0.0</text:p>
          </table:table-cell>
          <table:table-cell/>
          <table:table-cell table:formula="of:=[M_Dia_A.J17]" office:value-type="float" office:value="0.296267688016801" calcext:value-type="float">
            <text:p>0.3</text:p>
          </table:table-cell>
          <table:table-cell table:number-columns-repeated="4"/>
          <table:table-cell table:formula="of:=[.B17]" office:value-type="date" office:date-value="2020-02-28" calcext:value-type="date">
            <text:p>28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.B18]" office:value-type="date" office:date-value="2020-02-29" calcext:value-type="date">
            <text:p>29/02</text:p>
          </table:table-cell>
          <table:table-cell table:number-columns-repeated="2"/>
          <table:table-cell table:formula="of:=[M_Dia_A.H18]" office:value-type="float" office:value="0" calcext:value-type="float">
            <text:p>0.0</text:p>
          </table:table-cell>
          <table:table-cell/>
          <table:table-cell table:formula="of:=[M_Dia_A.J18]" office:value-type="float" office:value="0.592535376033603" calcext:value-type="float">
            <text:p>0.6</text:p>
          </table:table-cell>
          <table:table-cell table:number-columns-repeated="4"/>
          <table:table-cell table:formula="of:=[.B18]" office:value-type="date" office:date-value="2020-02-29" calcext:value-type="date">
            <text:p>29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 table:style-name="ce62"/>
          <table:table-cell table:style-name="ce52" table:formula="of:=[M_Dia_A.B19]" office:value-type="date" office:date-value="2020-03-01" calcext:value-type="date">
            <text:p>01/03</text:p>
          </table:table-cell>
          <table:table-cell table:style-name="ce66" table:number-columns-repeated="2"/>
          <table:table-cell table:style-name="ce66" table:formula="of:=[M_Dia_A.H19]" office:value-type="float" office:value="0" calcext:value-type="float">
            <text:p>0.0</text:p>
          </table:table-cell>
          <table:table-cell table:style-name="ce66"/>
          <table:table-cell table:style-name="ce66" table:formula="of:=[M_Dia_A.J19]" office:value-type="float" office:value="0.370334610021002" calcext:value-type="float">
            <text:p>0.4</text:p>
          </table:table-cell>
          <table:table-cell table:style-name="ce66" table:number-columns-repeated="2"/>
          <table:table-cell table:style-name="ce76"/>
          <table:table-cell table:style-name="ce66"/>
          <table:table-cell table:style-name="ce52" table:formula="of:=[.B19]" office:value-type="date" office:date-value="2020-03-01" calcext:value-type="date">
            <text:p>01/03</text:p>
          </table:table-cell>
          <table:table-cell table:style-name="ce66" table:number-columns-repeated="7"/>
        </table:table-row>
        <table:table-row table:style-name="ro1">
          <table:table-cell table:style-name="ce63" table:formula="of:=[M_Dia_A.A20]" office:value-type="string" office:string-value="L" calcext:value-type="string">
            <text:p>L</text:p>
          </table:table-cell>
          <table:table-cell table:formula="of:=[M_Dia_A.B20]" office:value-type="date" office:date-value="2020-03-02" calcext:value-type="date">
            <text:p>02/03</text:p>
          </table:table-cell>
          <table:table-cell table:number-columns-repeated="2"/>
          <table:table-cell table:formula="of:=[M_Dia_A.H20]" office:value-type="float" office:value="0.0748973033039256" calcext:value-type="float">
            <text:p>0.1</text:p>
          </table:table-cell>
          <table:table-cell/>
          <table:table-cell table:formula="of:=[M_Dia_A.J20]" office:value-type="float" office:value="1.33320459607561" calcext:value-type="float">
            <text:p>1.3</text:p>
          </table:table-cell>
          <table:table-cell table:number-columns-repeated="3"/>
          <table:table-cell table:style-name="ce63" table:formula="of:=[.A20]" office:value-type="string" office:string-value="L" calcext:value-type="string">
            <text:p>L</text:p>
          </table:table-cell>
          <table:table-cell table:formula="of:=[.B20]" office:value-type="date" office:date-value="2020-03-02" calcext:value-type="date">
            <text:p>02/03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.B21]" office:value-type="date" office:date-value="2020-03-03" calcext:value-type="date">
            <text:p>03/03</text:p>
          </table:table-cell>
          <table:table-cell table:number-columns-repeated="2"/>
          <table:table-cell table:formula="of:=[M_Dia_A.H21]" office:value-type="float" office:value="0.0748973033039256" calcext:value-type="float">
            <text:p>0.1</text:p>
          </table:table-cell>
          <table:table-cell/>
          <table:table-cell table:formula="of:=[M_Dia_A.J21]" office:value-type="float" office:value="1.99980689411341" calcext:value-type="float">
            <text:p>2.0</text:p>
          </table:table-cell>
          <table:table-cell table:number-columns-repeated="4"/>
          <table:table-cell table:formula="of:=[.B21]" office:value-type="date" office:date-value="2020-03-03" calcext:value-type="date">
            <text:p>03/03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.B22]" office:value-type="date" office:date-value="2020-03-04" calcext:value-type="date">
            <text:p>04/03</text:p>
          </table:table-cell>
          <table:table-cell table:number-columns-repeated="2"/>
          <table:table-cell table:formula="of:=[M_Dia_A.H22]" office:value-type="float" office:value="0" calcext:value-type="float">
            <text:p>0.0</text:p>
          </table:table-cell>
          <table:table-cell/>
          <table:table-cell table:formula="of:=[M_Dia_A.J22]" office:value-type="float" office:value="2.07387381611761" calcext:value-type="float">
            <text:p>2.1</text:p>
          </table:table-cell>
          <table:table-cell table:number-columns-repeated="4"/>
          <table:table-cell table:formula="of:=[.B22]" office:value-type="date" office:date-value="2020-03-04" calcext:value-type="date">
            <text:p>04/03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.B23]" office:value-type="date" office:date-value="2020-03-05" calcext:value-type="date">
            <text:p>05/03</text:p>
          </table:table-cell>
          <table:table-cell/>
          <table:table-cell table:formula="of:=[M_Dia_A.G23]" office:value-type="float" office:value="0.235842812887796" calcext:value-type="float">
            <text:p>0.2</text:p>
          </table:table-cell>
          <table:table-cell table:formula="of:=[M_Dia_A.H23]" office:value-type="float" office:value="0.224691909911777" calcext:value-type="float">
            <text:p>0.2</text:p>
          </table:table-cell>
          <table:table-cell/>
          <table:table-cell table:formula="of:=[M_Dia_A.J23]" office:value-type="float" office:value="3.03674380217221" calcext:value-type="float">
            <text:p>3.0</text:p>
          </table:table-cell>
          <table:table-cell/>
          <table:table-cell table:formula="of:=[M_Dia_A.N23]" office:value-type="float" office:value="0.0844406011959319" calcext:value-type="float">
            <text:p>0.1</text:p>
          </table:table-cell>
          <table:table-cell table:number-columns-repeated="2"/>
          <table:table-cell table:formula="of:=[.B23]" office:value-type="date" office:date-value="2020-03-05" calcext:value-type="date">
            <text:p>05/03</text:p>
          </table:table-cell>
          <table:table-cell table:number-columns-repeated="5"/>
          <table:table-cell table:style-name="ce64"/>
          <table:table-cell table:style-name="ce64" table:formula="of:=[M_Dia_A.P23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.B24]" office:value-type="date" office:date-value="2020-03-06" calcext:value-type="date">
            <text:p>06/03</text:p>
          </table:table-cell>
          <table:table-cell/>
          <table:table-cell table:formula="of:=[M_Dia_A.G24]" office:value-type="float" office:value="0.235842812887796" calcext:value-type="float">
            <text:p>0.2</text:p>
          </table:table-cell>
          <table:table-cell table:formula="of:=[M_Dia_A.H24]" office:value-type="float" office:value="0.149794606607851" calcext:value-type="float">
            <text:p>0.1</text:p>
          </table:table-cell>
          <table:table-cell table:formula="of:=[M_Dia_A.I24]" office:value-type="float" office:value="0.305261063186895" calcext:value-type="float">
            <text:p>0.3</text:p>
          </table:table-cell>
          <table:table-cell table:formula="of:=[M_Dia_A.J24]" office:value-type="float" office:value="3.62927917820582" calcext:value-type="float">
            <text:p>3.6</text:p>
          </table:table-cell>
          <table:table-cell/>
          <table:table-cell table:formula="of:=[M_Dia_A.N24]" office:value-type="float" office:value="0.0844406011959319" calcext:value-type="float">
            <text:p>0.1</text:p>
          </table:table-cell>
          <table:table-cell table:number-columns-repeated="2"/>
          <table:table-cell table:formula="of:=[.B24]" office:value-type="date" office:date-value="2020-03-06" calcext:value-type="date">
            <text:p>06/03</text:p>
          </table:table-cell>
          <table:table-cell table:number-columns-repeated="5"/>
          <table:table-cell table:style-name="ce64"/>
          <table:table-cell table:style-name="ce64" table:formula="of:=[M_Dia_A.P24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.B25]" office:value-type="date" office:date-value="2020-03-07" calcext:value-type="date">
            <text:p>07/03</text:p>
          </table:table-cell>
          <table:table-cell/>
          <table:table-cell table:formula="of:=[M_Dia_A.G25]" office:value-type="float" office:value="0.353764219331693" calcext:value-type="float">
            <text:p>0.4</text:p>
          </table:table-cell>
          <table:table-cell table:formula="of:=[M_Dia_A.H25]" office:value-type="float" office:value="0.524281123127479" calcext:value-type="float">
            <text:p>0.5</text:p>
          </table:table-cell>
          <table:table-cell table:formula="of:=[M_Dia_A.I25]" office:value-type="float" office:value="0" calcext:value-type="float">
            <text:p>0.0</text:p>
          </table:table-cell>
          <table:table-cell table:formula="of:=[M_Dia_A.J25]" office:value-type="float" office:value="2.66640919215121" calcext:value-type="float">
            <text:p>2.7</text:p>
          </table:table-cell>
          <table:table-cell/>
          <table:table-cell table:formula="of:=[M_Dia_A.N25]" office:value-type="float" office:value="0" calcext:value-type="float">
            <text:p>0.0</text:p>
          </table:table-cell>
          <table:table-cell table:number-columns-repeated="2"/>
          <table:table-cell table:formula="of:=[.B25]" office:value-type="date" office:date-value="2020-03-07" calcext:value-type="date">
            <text:p>07/03</text:p>
          </table:table-cell>
          <table:table-cell table:number-columns-repeated="5"/>
          <table:table-cell table:style-name="ce64"/>
          <table:table-cell table:style-name="ce64" table:formula="of:=[M_Dia_A.P25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.B26]" office:value-type="date" office:date-value="2020-03-08" calcext:value-type="date">
            <text:p>08/03</text:p>
          </table:table-cell>
          <table:table-cell/>
          <table:table-cell table:formula="of:=[M_Dia_A.G26]" office:value-type="float" office:value="0.235842812887796" calcext:value-type="float">
            <text:p>0.2</text:p>
          </table:table-cell>
          <table:table-cell table:formula="of:=[M_Dia_A.H26]" office:value-type="float" office:value="0.224691909911777" calcext:value-type="float">
            <text:p>0.2</text:p>
          </table:table-cell>
          <table:table-cell table:formula="of:=[M_Dia_A.I26]" office:value-type="float" office:value="0.610522126373789" calcext:value-type="float">
            <text:p>0.6</text:p>
          </table:table-cell>
          <table:table-cell table:formula="of:=[M_Dia_A.J26]" office:value-type="float" office:value="9.85090062655864" calcext:value-type="float">
            <text:p>9.9</text:p>
          </table:table-cell>
          <table:table-cell/>
          <table:table-cell table:formula="of:=[M_Dia_A.N26]" office:value-type="float" office:value="0.0844406011959319" calcext:value-type="float">
            <text:p>0.1</text:p>
          </table:table-cell>
          <table:table-cell table:number-columns-repeated="2"/>
          <table:table-cell table:formula="of:=[.B26]" office:value-type="date" office:date-value="2020-03-08" calcext:value-type="date">
            <text:p>08/03</text:p>
          </table:table-cell>
          <table:table-cell table:number-columns-repeated="5"/>
          <table:table-cell table:style-name="ce64"/>
          <table:table-cell table:style-name="ce64" table:formula="of:=[M_Dia_A.P26]" office:value-type="float" office:value="0.657504918354095" calcext:value-type="float">
            <text:p>0.7</text:p>
          </table:table-cell>
        </table:table-row>
        <table:table-row table:style-name="ro1">
          <table:table-cell table:style-name="ce61" table:formula="of:=[M_Dia_A.A27]" office:value-type="string" office:string-value="L" calcext:value-type="string">
            <text:p>L</text:p>
          </table:table-cell>
          <table:table-cell table:style-name="ce50" table:formula="of:=[M_Dia_A.B27]" office:value-type="date" office:date-value="2020-03-09" calcext:value-type="date">
            <text:p>09/03</text:p>
          </table:table-cell>
          <table:table-cell table:style-name="ce65"/>
          <table:table-cell table:style-name="ce65" table:formula="of:=[M_Dia_A.G27]" office:value-type="float" office:value="0.707528438663387" calcext:value-type="float">
            <text:p>0.7</text:p>
          </table:table-cell>
          <table:table-cell table:style-name="ce65" table:formula="of:=[M_Dia_A.H27]" office:value-type="float" office:value="0.149794606607851" calcext:value-type="float">
            <text:p>0.1</text:p>
          </table:table-cell>
          <table:table-cell table:style-name="ce65" table:formula="of:=[M_Dia_A.I27]" office:value-type="float" office:value="0.305261063186895" calcext:value-type="float">
            <text:p>0.3</text:p>
          </table:table-cell>
          <table:table-cell table:style-name="ce65" table:formula="of:=[M_Dia_A.J27]" office:value-type="float" office:value="7.18449143440743" calcext:value-type="float">
            <text:p>7.2</text:p>
          </table:table-cell>
          <table:table-cell table:style-name="ce65"/>
          <table:table-cell table:style-name="ce65" table:formula="of:=[M_Dia_A.N27]" office:value-type="float" office:value="0.168881202391864" calcext:value-type="float">
            <text:p>0.2</text:p>
          </table:table-cell>
          <table:table-cell table:style-name="ce76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65" table:formula="of:=[M_Dia_A.C27]" office:value-type="float" office:value="0.11117071100651" calcext:value-type="float">
            <text:p>0.1</text:p>
          </table:table-cell>
          <table:table-cell table:style-name="ce65" table:number-columns-repeated="5"/>
          <table:table-cell table:style-name="ce65" table:formula="of:=[M_Dia_A.P27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.B28]" office:value-type="date" office:date-value="2020-03-10" calcext:value-type="date">
            <text:p>10/03</text:p>
          </table:table-cell>
          <table:table-cell table:formula="of:=[M_Dia_A.E28]" office:value-type="float" office:value="0.460195588805897" calcext:value-type="float">
            <text:p>0.5</text:p>
          </table:table-cell>
          <table:table-cell table:formula="of:=[M_Dia_A.G28]" office:value-type="float" office:value="2.24050672243406" calcext:value-type="float">
            <text:p>2.2</text:p>
          </table:table-cell>
          <table:table-cell table:formula="of:=[M_Dia_A.H28]" office:value-type="float" office:value="0.674075729735331" calcext:value-type="float">
            <text:p>0.7</text:p>
          </table:table-cell>
          <table:table-cell table:formula="of:=[M_Dia_A.I28]" office:value-type="float" office:value="0" calcext:value-type="float">
            <text:p>0.0</text:p>
          </table:table-cell>
          <table:table-cell table:style-name="ce67" table:formula="of:=[M_Dia_A.J28]" office:value-type="float" office:value="12.4432428967057" calcext:value-type="float">
            <text:p>12</text:p>
          </table:table-cell>
          <table:table-cell/>
          <table:table-cell table:formula="of:=[M_Dia_A.N28]" office:value-type="float" office:value="0.0844406011959319" calcext:value-type="float">
            <text:p>0.1</text:p>
          </table:table-cell>
          <table:table-cell table:number-columns-repeated="2"/>
          <table:table-cell table:formula="of:=[.B28]" office:value-type="date" office:date-value="2020-03-10" calcext:value-type="date">
            <text:p>10/03</text:p>
          </table:table-cell>
          <table:table-cell table:formula="of:=[M_Dia_A.C28]" office:value-type="float" office:value="0" calcext:value-type="float">
            <text:p>0.0</text:p>
          </table:table-cell>
          <table:table-cell table:number-columns-repeated="4"/>
          <table:table-cell table:style-name="ce64"/>
          <table:table-cell table:style-name="ce64" table:formula="of:=[M_Dia_A.P28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.B29]" office:value-type="date" office:date-value="2020-03-11" calcext:value-type="date">
            <text:p>11/03</text:p>
          </table:table-cell>
          <table:table-cell table:formula="of:=[M_Dia_A.E29]" office:value-type="float" office:value="0.920391177611794" calcext:value-type="float">
            <text:p>0.9</text:p>
          </table:table-cell>
          <table:table-cell table:formula="of:=[M_Dia_A.G29]" office:value-type="float" office:value="1.41505687732677" calcext:value-type="float">
            <text:p>1.4</text:p>
          </table:table-cell>
          <table:table-cell table:formula="of:=[M_Dia_A.H29]" office:value-type="float" office:value="1.34815145947066" calcext:value-type="float">
            <text:p>1.3</text:p>
          </table:table-cell>
          <table:table-cell table:formula="of:=[M_Dia_A.I29]" office:value-type="float" office:value="0.305261063186895" calcext:value-type="float">
            <text:p>0.3</text:p>
          </table:table-cell>
          <table:table-cell table:style-name="ce67" table:formula="of:=[M_Dia_A.J29]" office:value-type="float" office:value="14.5171167128233" calcext:value-type="float">
            <text:p>15</text:p>
          </table:table-cell>
          <table:table-cell/>
          <table:table-cell table:formula="of:=[M_Dia_A.N29]" office:value-type="float" office:value="0.168881202391864" calcext:value-type="float">
            <text:p>0.2</text:p>
          </table:table-cell>
          <table:table-cell table:number-columns-repeated="2"/>
          <table:table-cell table:formula="of:=[.B29]" office:value-type="date" office:date-value="2020-03-11" calcext:value-type="date">
            <text:p>11/03</text:p>
          </table:table-cell>
          <table:table-cell table:formula="of:=[M_Dia_A.C29]" office:value-type="float" office:value="0.0555853555032548" calcext:value-type="float">
            <text:p>0.1</text:p>
          </table:table-cell>
          <table:table-cell table:number-columns-repeated="2"/>
          <table:table-cell table:formula="of:=[M_Dia_A.K29]" office:value-type="float" office:value="1.48134045786989" calcext:value-type="float">
            <text:p>1.5</text:p>
          </table:table-cell>
          <table:table-cell/>
          <table:table-cell table:style-name="ce64" table:formula="of:=[M_Dia_A.O29]" office:value-type="float" office:value="0.488913714916911" calcext:value-type="float">
            <text:p>0.5</text:p>
          </table:table-cell>
          <table:table-cell table:style-name="ce64" table:formula="of:=[M_Dia_A.P29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.B30]" office:value-type="date" office:date-value="2020-03-12" calcext:value-type="date">
            <text:p>12/03</text:p>
          </table:table-cell>
          <table:table-cell table:formula="of:=[M_Dia_A.E30]" office:value-type="float" office:value="0" calcext:value-type="float">
            <text:p>0.0</text:p>
          </table:table-cell>
          <table:table-cell table:formula="of:=[M_Dia_A.G30]" office:value-type="float" office:value="4.36309203842422" calcext:value-type="float">
            <text:p>4.4</text:p>
          </table:table-cell>
          <table:table-cell table:formula="of:=[M_Dia_A.H30]" office:value-type="float" office:value="0.973664942951033" calcext:value-type="float">
            <text:p>1.0</text:p>
          </table:table-cell>
          <table:table-cell table:formula="of:=[M_Dia_A.I30]" office:value-type="float" office:value="0" calcext:value-type="float">
            <text:p>0.0</text:p>
          </table:table-cell>
          <table:table-cell table:style-name="ce67" table:formula="of:=[M_Dia_A.J30]" office:value-type="float" office:value="13.9986482587939" calcext:value-type="float">
            <text:p>14</text:p>
          </table:table-cell>
          <table:table-cell/>
          <table:table-cell table:formula="of:=[M_Dia_A.N30]" office:value-type="float" office:value="0" calcext:value-type="float">
            <text:p>0.0</text:p>
          </table:table-cell>
          <table:table-cell table:number-columns-repeated="2"/>
          <table:table-cell table:formula="of:=[.B30]" office:value-type="date" office:date-value="2020-03-12" calcext:value-type="date">
            <text:p>12/03</text:p>
          </table:table-cell>
          <table:table-cell table:formula="of:=[M_Dia_A.C30]" office:value-type="float" office:value="0.11117071100651" calcext:value-type="float">
            <text:p>0.1</text:p>
          </table:table-cell>
          <table:table-cell table:formula="of:=[M_Dia_A.D30]" office:value-type="float" office:value="0.584989932393462" calcext:value-type="float">
            <text:p>0.6</text:p>
          </table:table-cell>
          <table:table-cell table:formula="of:=[M_Dia_A.F30]" office:value-type="float" office:value="0.886363510508076" calcext:value-type="float">
            <text:p>0.9</text:p>
          </table:table-cell>
          <table:table-cell table:formula="of:=[M_Dia_A.K30]" office:value-type="float" office:value="0" calcext:value-type="float">
            <text:p>0.0</text:p>
          </table:table-cell>
          <table:table-cell/>
          <table:table-cell table:style-name="ce64" table:formula="of:=[M_Dia_A.O30]" office:value-type="float" office:value="0" calcext:value-type="float">
            <text:p>0.0</text:p>
          </table:table-cell>
          <table:table-cell table:style-name="ce64" table:formula="of:=[M_Dia_A.P30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A.B31]" office:value-type="date" office:date-value="2020-03-13" calcext:value-type="date">
            <text:p>13/03</text:p>
          </table:table-cell>
          <table:table-cell table:formula="of:=[M_Dia_A.E31]" office:value-type="float" office:value="0" calcext:value-type="float">
            <text:p>0.0</text:p>
          </table:table-cell>
          <table:table-cell table:formula="of:=[M_Dia_A.G31]" office:value-type="float" office:value="4.00932781909253" calcext:value-type="float">
            <text:p>4.0</text:p>
          </table:table-cell>
          <table:table-cell table:formula="of:=[M_Dia_A.H31]" office:value-type="float" office:value="1.34815145947066" calcext:value-type="float">
            <text:p>1.3</text:p>
          </table:table-cell>
          <table:table-cell table:formula="of:=[M_Dia_A.I31]" office:value-type="float" office:value="1.52630531593447" calcext:value-type="float">
            <text:p>1.5</text:p>
          </table:table-cell>
          <table:table-cell table:style-name="ce67" table:formula="of:=[M_Dia_A.J31]" office:value-type="float" office:value="18.5167305010501" calcext:value-type="float">
            <text:p>19</text:p>
          </table:table-cell>
          <table:table-cell table:style-name="ce67" table:formula="of:=[M_Dia_A.L31]" office:value-type="float" office:value="10.3538790508119" calcext:value-type="float">
            <text:p>10</text:p>
          </table:table-cell>
          <table:table-cell table:formula="of:=[M_Dia_A.N31]" office:value-type="float" office:value="0.168881202391864" calcext:value-type="float">
            <text:p>0.2</text:p>
          </table:table-cell>
          <table:table-cell table:number-columns-repeated="2"/>
          <table:table-cell table:formula="of:=[.B31]" office:value-type="date" office:date-value="2020-03-13" calcext:value-type="date">
            <text:p>13/03</text:p>
          </table:table-cell>
          <table:table-cell table:formula="of:=[M_Dia_A.C31]" office:value-type="float" office:value="0.166756066509764" calcext:value-type="float">
            <text:p>0.2</text:p>
          </table:table-cell>
          <table:table-cell table:formula="of:=[M_Dia_A.D31]" office:value-type="float" office:value="0" calcext:value-type="float">
            <text:p>0.0</text:p>
          </table:table-cell>
          <table:table-cell table:formula="of:=[M_Dia_A.F31]" office:value-type="float" office:value="0" calcext:value-type="float">
            <text:p>0.0</text:p>
          </table:table-cell>
          <table:table-cell table:formula="of:=[M_Dia_A.K31]" office:value-type="float" office:value="0" calcext:value-type="float">
            <text:p>0.0</text:p>
          </table:table-cell>
          <table:table-cell/>
          <table:table-cell table:style-name="ce64" table:formula="of:=[M_Dia_A.O31]" office:value-type="float" office:value="0.488913714916911" calcext:value-type="float">
            <text:p>0.5</text:p>
          </table:table-cell>
          <table:table-cell table:style-name="ce64" table:formula="of:=[M_Dia_A.P31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.B32]" office:value-type="date" office:date-value="2020-03-14" calcext:value-type="date">
            <text:p>14/03</text:p>
          </table:table-cell>
          <table:table-cell table:formula="of:=[M_Dia_A.E32]" office:value-type="float" office:value="0.460195588805897" calcext:value-type="float">
            <text:p>0.5</text:p>
          </table:table-cell>
          <table:table-cell table:formula="of:=[M_Dia_A.G32]" office:value-type="float" office:value="2.12258531599016" calcext:value-type="float">
            <text:p>2.1</text:p>
          </table:table-cell>
          <table:table-cell table:formula="of:=[M_Dia_A.H32]" office:value-type="float" office:value="0.898767639647108" calcext:value-type="float">
            <text:p>0.9</text:p>
          </table:table-cell>
          <table:table-cell table:formula="of:=[M_Dia_A.I32]" office:value-type="float" office:value="0.610522126373789" calcext:value-type="float">
            <text:p>0.6</text:p>
          </table:table-cell>
          <table:table-cell table:style-name="ce67" table:formula="of:=[M_Dia_A.J32]" office:value-type="float" office:value="12.9617113507351" calcext:value-type="float">
            <text:p>13</text:p>
          </table:table-cell>
          <table:table-cell table:formula="of:=[M_Dia_A.L32]" office:value-type="float" office:value="0" calcext:value-type="float">
            <text:p>0.0</text:p>
          </table:table-cell>
          <table:table-cell table:formula="of:=[M_Dia_A.N32]" office:value-type="float" office:value="0.928846613155251" calcext:value-type="float">
            <text:p>0.9</text:p>
          </table:table-cell>
          <table:table-cell table:number-columns-repeated="2"/>
          <table:table-cell table:formula="of:=[.B32]" office:value-type="date" office:date-value="2020-03-14" calcext:value-type="date">
            <text:p>14/03</text:p>
          </table:table-cell>
          <table:table-cell table:formula="of:=[M_Dia_A.C32]" office:value-type="float" office:value="0" calcext:value-type="float">
            <text:p>0.0</text:p>
          </table:table-cell>
          <table:table-cell table:formula="of:=[M_Dia_A.D32]" office:value-type="float" office:value="0" calcext:value-type="float">
            <text:p>0.0</text:p>
          </table:table-cell>
          <table:table-cell table:formula="of:=[M_Dia_A.F32]" office:value-type="float" office:value="0.886363510508076" calcext:value-type="float">
            <text:p>0.9</text:p>
          </table:table-cell>
          <table:table-cell table:formula="of:=[M_Dia_A.K32]" office:value-type="float" office:value="1.48134045786989" calcext:value-type="float">
            <text:p>1.5</text:p>
          </table:table-cell>
          <table:table-cell/>
          <table:table-cell table:style-name="ce64" table:formula="of:=[M_Dia_A.O32]" office:value-type="float" office:value="0.488913714916911" calcext:value-type="float">
            <text:p>0.5</text:p>
          </table:table-cell>
          <table:table-cell table:style-name="ce64" table:formula="of:=[M_Dia_A.P32]" office:value-type="float" office:value="2.63001967341638" calcext:value-type="float">
            <text:p>2.6</text:p>
          </table:table-cell>
        </table:table-row>
        <table:table-row table:style-name="ro1">
          <table:table-cell table:style-name="ce62"/>
          <table:table-cell table:style-name="ce52" table:formula="of:=[M_Dia_A.B33]" office:value-type="date" office:date-value="2020-03-15" calcext:value-type="date">
            <text:p>15/03</text:p>
          </table:table-cell>
          <table:table-cell table:style-name="ce66" table:formula="of:=[M_Dia_A.E33]" office:value-type="float" office:value="0" calcext:value-type="float">
            <text:p>0.0</text:p>
          </table:table-cell>
          <table:table-cell table:style-name="ce68" table:formula="of:=[M_Dia_A.G33]" office:value-type="float" office:value="17.9240537794725" calcext:value-type="float">
            <text:p>18</text:p>
          </table:table-cell>
          <table:table-cell table:style-name="ce66" table:formula="of:=[M_Dia_A.H33]" office:value-type="float" office:value="2.17202179581384" calcext:value-type="float">
            <text:p>2.2</text:p>
          </table:table-cell>
          <table:table-cell table:style-name="ce66" table:formula="of:=[M_Dia_A.I33]" office:value-type="float" office:value="2.44208850549516" calcext:value-type="float">
            <text:p>2.4</text:p>
          </table:table-cell>
          <table:table-cell table:style-name="ce68" table:formula="of:=[M_Dia_A.J33]" office:value-type="float" office:value="27.2566272975457" calcext:value-type="float">
            <text:p>27</text:p>
          </table:table-cell>
          <table:table-cell table:style-name="ce66" table:formula="of:=[M_Dia_A.L33]" office:value-type="float" office:value="0" calcext:value-type="float">
            <text:p>0.0</text:p>
          </table:table-cell>
          <table:table-cell table:style-name="ce66" table:formula="of:=[M_Dia_A.N33]" office:value-type="float" office:value="1.18216841674305" calcext:value-type="float">
            <text:p>1.2</text:p>
          </table:table-cell>
          <table:table-cell table:style-name="ce76"/>
          <table:table-cell table:style-name="ce66"/>
          <table:table-cell table:style-name="ce52" table:formula="of:=[.B33]" office:value-type="date" office:date-value="2020-03-15" calcext:value-type="date">
            <text:p>15/03</text:p>
          </table:table-cell>
          <table:table-cell table:style-name="ce66" table:formula="of:=[M_Dia_A.C33]" office:value-type="float" office:value="0.222341422013019" calcext:value-type="float">
            <text:p>0.2</text:p>
          </table:table-cell>
          <table:table-cell table:style-name="ce66" table:formula="of:=[M_Dia_A.D33]" office:value-type="float" office:value="0" calcext:value-type="float">
            <text:p>0.0</text:p>
          </table:table-cell>
          <table:table-cell table:style-name="ce66" table:formula="of:=[M_Dia_A.F33]" office:value-type="float" office:value="1.77272702101615" calcext:value-type="float">
            <text:p>1.8</text:p>
          </table:table-cell>
          <table:table-cell table:style-name="ce66" table:formula="of:=[M_Dia_A.K33]" office:value-type="float" office:value="0" calcext:value-type="float">
            <text:p>0.0</text:p>
          </table:table-cell>
          <table:table-cell table:style-name="ce66"/>
          <table:table-cell table:style-name="ce66" table:formula="of:=[M_Dia_A.O33]" office:value-type="float" office:value="0.977827429833821" calcext:value-type="float">
            <text:p>1.0</text:p>
          </table:table-cell>
          <table:table-cell table:style-name="ce66" table:formula="of:=[M_Dia_A.P33]" office:value-type="float" office:value="3.94502951012457" calcext:value-type="float">
            <text:p>3.9</text:p>
          </table:table-cell>
        </table:table-row>
        <table:table-row table:style-name="ro1">
          <table:table-cell table:style-name="ce63" table:formula="of:=[M_Dia_A.A34]" office:value-type="string" office:string-value="L" calcext:value-type="string">
            <text:p>L</text:p>
          </table:table-cell>
          <table:table-cell table:formula="of:=[M_Dia_A.B34]" office:value-type="date" office:date-value="2020-03-16" calcext:value-type="date">
            <text:p>16/03</text:p>
          </table:table-cell>
          <table:table-cell table:formula="of:=[M_Dia_A.E34]" office:value-type="float" office:value="0.460195588805897" calcext:value-type="float">
            <text:p>0.5</text:p>
          </table:table-cell>
          <table:table-cell table:formula="of:=[M_Dia_A.G34]" office:value-type="float" office:value="2.47634953532185" calcext:value-type="float">
            <text:p>2.5</text:p>
          </table:table-cell>
          <table:table-cell table:formula="of:=[M_Dia_A.H34]" office:value-type="float" office:value="2.09712449250992" calcext:value-type="float">
            <text:p>2.1</text:p>
          </table:table-cell>
          <table:table-cell table:formula="of:=[M_Dia_A.I34]" office:value-type="float" office:value="1.22104425274758" calcext:value-type="float">
            <text:p>1.2</text:p>
          </table:table-cell>
          <table:table-cell table:style-name="ce67" table:formula="of:=[M_Dia_A.J34]" office:value-type="float" office:value="25.8493557794659" calcext:value-type="float">
            <text:p>26</text:p>
          </table:table-cell>
          <table:table-cell table:formula="of:=[M_Dia_A.L34]" office:value-type="float" office:value="0" calcext:value-type="float">
            <text:p>0.0</text:p>
          </table:table-cell>
          <table:table-cell table:formula="of:=[M_Dia_A.N34]" office:value-type="float" office:value="1.68881202391864" calcext:value-type="float">
            <text:p>1.7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formula="of:=[.B34]" office:value-type="date" office:date-value="2020-03-16" calcext:value-type="date">
            <text:p>16/03</text:p>
          </table:table-cell>
          <table:table-cell table:formula="of:=[M_Dia_A.C34]" office:value-type="float" office:value="0" calcext:value-type="float">
            <text:p>0.0</text:p>
          </table:table-cell>
          <table:table-cell table:formula="of:=[M_Dia_A.D34]" office:value-type="float" office:value="1.16997986478692" calcext:value-type="float">
            <text:p>1.2</text:p>
          </table:table-cell>
          <table:table-cell table:formula="of:=[M_Dia_A.F34]" office:value-type="float" office:value="0.886363510508076" calcext:value-type="float">
            <text:p>0.9</text:p>
          </table:table-cell>
          <table:table-cell table:formula="of:=[M_Dia_A.K34]" office:value-type="float" office:value="0" calcext:value-type="float">
            <text:p>0.0</text:p>
          </table:table-cell>
          <table:table-cell table:formula="of:=[M_Dia_A.M34]" office:value-type="float" office:value="0.476639224802949" calcext:value-type="float">
            <text:p>0.5</text:p>
          </table:table-cell>
          <table:table-cell table:style-name="ce64" table:formula="of:=[M_Dia_A.O34]" office:value-type="float" office:value="0.977827429833821" calcext:value-type="float">
            <text:p>1.0</text:p>
          </table:table-cell>
          <table:table-cell table:style-name="ce64" table:formula="of:=[M_Dia_A.P34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A.B35]" office:value-type="date" office:date-value="2020-03-17" calcext:value-type="date">
            <text:p>17/03</text:p>
          </table:table-cell>
          <table:table-cell table:formula="of:=[M_Dia_A.E35]" office:value-type="float" office:value="0" calcext:value-type="float">
            <text:p>0.0</text:p>
          </table:table-cell>
          <table:table-cell table:style-name="ce67" table:formula="of:=[M_Dia_A.G35]" office:value-type="float" office:value="21.4616959727894" calcext:value-type="float">
            <text:p>21</text:p>
          </table:table-cell>
          <table:table-cell table:formula="of:=[M_Dia_A.H35]" office:value-type="float" office:value="2.02222718920599" calcext:value-type="float">
            <text:p>2.0</text:p>
          </table:table-cell>
          <table:table-cell table:formula="of:=[M_Dia_A.I35]" office:value-type="float" office:value="5.799960200551" calcext:value-type="float">
            <text:p>5.8</text:p>
          </table:table-cell>
          <table:table-cell table:style-name="ce67" table:formula="of:=[M_Dia_A.J35]" office:value-type="float" office:value="25.5530880914491" calcext:value-type="float">
            <text:p>26</text:p>
          </table:table-cell>
          <table:table-cell table:formula="of:=[M_Dia_A.L35]" office:value-type="float" office:value="0" calcext:value-type="float">
            <text:p>0.0</text:p>
          </table:table-cell>
          <table:table-cell table:formula="of:=[M_Dia_A.N35]" office:value-type="float" office:value="1.35104961913491" calcext:value-type="float">
            <text:p>1.4</text:p>
          </table:table-cell>
          <table:table-cell table:number-columns-repeated="2"/>
          <table:table-cell table:formula="of:=[.B35]" office:value-type="date" office:date-value="2020-03-17" calcext:value-type="date">
            <text:p>17/03</text:p>
          </table:table-cell>
          <table:table-cell table:formula="of:=[M_Dia_A.C35]" office:value-type="float" office:value="0" calcext:value-type="float">
            <text:p>0.0</text:p>
          </table:table-cell>
          <table:table-cell table:formula="of:=[M_Dia_A.D35]" office:value-type="float" office:value="0" calcext:value-type="float">
            <text:p>0.0</text:p>
          </table:table-cell>
          <table:table-cell table:formula="of:=[M_Dia_A.F35]" office:value-type="float" office:value="0.886363510508076" calcext:value-type="float">
            <text:p>0.9</text:p>
          </table:table-cell>
          <table:table-cell table:formula="of:=[M_Dia_A.K35]" office:value-type="float" office:value="0" calcext:value-type="float">
            <text:p>0.0</text:p>
          </table:table-cell>
          <table:table-cell table:formula="of:=[M_Dia_A.M35]" office:value-type="float" office:value="0" calcext:value-type="float">
            <text:p>0.0</text:p>
          </table:table-cell>
          <table:table-cell table:style-name="ce64" table:formula="of:=[M_Dia_A.O35]" office:value-type="float" office:value="0.488913714916911" calcext:value-type="float">
            <text:p>0.5</text:p>
          </table:table-cell>
          <table:table-cell table:style-name="ce64" table:formula="of:=[M_Dia_A.P35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A.B36]" office:value-type="date" office:date-value="2020-03-18" calcext:value-type="date">
            <text:p>18/03</text:p>
          </table:table-cell>
          <table:table-cell table:formula="of:=[M_Dia_A.E36]" office:value-type="float" office:value="4.14176029925307" calcext:value-type="float">
            <text:p>4.1</text:p>
          </table:table-cell>
          <table:table-cell table:style-name="ce67" table:formula="of:=[M_Dia_A.G36]" office:value-type="float" office:value="12.6175904894971" calcext:value-type="float">
            <text:p>13</text:p>
          </table:table-cell>
          <table:table-cell table:formula="of:=[M_Dia_A.H36]" office:value-type="float" office:value="5.16791392797087" calcext:value-type="float">
            <text:p>5.2</text:p>
          </table:table-cell>
          <table:table-cell table:formula="of:=[M_Dia_A.I36]" office:value-type="float" office:value="4.57891594780342" calcext:value-type="float">
            <text:p>4.6</text:p>
          </table:table-cell>
          <table:table-cell table:style-name="ce67" table:formula="of:=[M_Dia_A.J36]" office:value-type="float" office:value="35.1817879519952" calcext:value-type="float">
            <text:p>35</text:p>
          </table:table-cell>
          <table:table-cell table:style-name="ce67" table:formula="of:=[M_Dia_A.L36]" office:value-type="float" office:value="10.3538790508119" calcext:value-type="float">
            <text:p>10</text:p>
          </table:table-cell>
          <table:table-cell table:formula="of:=[M_Dia_A.N36]" office:value-type="float" office:value="2.70209923826982" calcext:value-type="float">
            <text:p>2.7</text:p>
          </table:table-cell>
          <table:table-cell table:number-columns-repeated="2"/>
          <table:table-cell table:formula="of:=[.B36]" office:value-type="date" office:date-value="2020-03-18" calcext:value-type="date">
            <text:p>18/03</text:p>
          </table:table-cell>
          <table:table-cell table:formula="of:=[M_Dia_A.C36]" office:value-type="float" office:value="0" calcext:value-type="float">
            <text:p>0.0</text:p>
          </table:table-cell>
          <table:table-cell table:formula="of:=[M_Dia_A.D36]" office:value-type="float" office:value="0.584989932393462" calcext:value-type="float">
            <text:p>0.6</text:p>
          </table:table-cell>
          <table:table-cell table:formula="of:=[M_Dia_A.F36]" office:value-type="float" office:value="2.65909053152423" calcext:value-type="float">
            <text:p>2.7</text:p>
          </table:table-cell>
          <table:table-cell table:formula="of:=[M_Dia_A.K36]" office:value-type="float" office:value="0" calcext:value-type="float">
            <text:p>0.0</text:p>
          </table:table-cell>
          <table:table-cell table:formula="of:=[M_Dia_A.M36]" office:value-type="float" office:value="0.476639224802949" calcext:value-type="float">
            <text:p>0.5</text:p>
          </table:table-cell>
          <table:table-cell table:style-name="ce64" table:formula="of:=[M_Dia_A.O36]" office:value-type="float" office:value="2.93348228950146" calcext:value-type="float">
            <text:p>2.9</text:p>
          </table:table-cell>
          <table:table-cell table:style-name="ce64" table:formula="of:=[M_Dia_A.P3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A.B37]" office:value-type="date" office:date-value="2020-03-19" calcext:value-type="date">
            <text:p>19/03</text:p>
          </table:table-cell>
          <table:table-cell table:formula="of:=[M_Dia_A.E37]" office:value-type="float" office:value="3.22136912164128" calcext:value-type="float">
            <text:p>3.2</text:p>
          </table:table-cell>
          <table:table-cell table:style-name="ce67" table:formula="of:=[M_Dia_A.G37]" office:value-type="float" office:value="19.9287176890187" calcext:value-type="float">
            <text:p>20</text:p>
          </table:table-cell>
          <table:table-cell table:formula="of:=[M_Dia_A.H37]" office:value-type="float" office:value="9.58685482290248" calcext:value-type="float">
            <text:p>9.6</text:p>
          </table:table-cell>
          <table:table-cell table:formula="of:=[M_Dia_A.I37]" office:value-type="float" office:value="5.49469913736411" calcext:value-type="float">
            <text:p>5.5</text:p>
          </table:table-cell>
          <table:table-cell table:style-name="ce67" table:formula="of:=[M_Dia_A.J37]" office:value-type="float" office:value="31.6265756957935" calcext:value-type="float">
            <text:p>32</text:p>
          </table:table-cell>
          <table:table-cell table:style-name="ce67" table:formula="of:=[M_Dia_A.L37]" office:value-type="float" office:value="20.7077581016238" calcext:value-type="float">
            <text:p>21</text:p>
          </table:table-cell>
          <table:table-cell table:formula="of:=[M_Dia_A.N37]" office:value-type="float" office:value="3.46206464903321" calcext:value-type="float">
            <text:p>3.5</text:p>
          </table:table-cell>
          <table:table-cell table:number-columns-repeated="2"/>
          <table:table-cell table:formula="of:=[.B37]" office:value-type="date" office:date-value="2020-03-19" calcext:value-type="date">
            <text:p>19/03</text:p>
          </table:table-cell>
          <table:table-cell table:formula="of:=[M_Dia_A.C37]" office:value-type="float" office:value="0.444682844026039" calcext:value-type="float">
            <text:p>0.4</text:p>
          </table:table-cell>
          <table:table-cell table:formula="of:=[M_Dia_A.D37]" office:value-type="float" office:value="1.16997986478692" calcext:value-type="float">
            <text:p>1.2</text:p>
          </table:table-cell>
          <table:table-cell table:formula="of:=[M_Dia_A.F37]" office:value-type="float" office:value="4.43181755254038" calcext:value-type="float">
            <text:p>4.4</text:p>
          </table:table-cell>
          <table:table-cell table:formula="of:=[M_Dia_A.K37]" office:value-type="float" office:value="1.48134045786989" calcext:value-type="float">
            <text:p>1.5</text:p>
          </table:table-cell>
          <table:table-cell table:formula="of:=[M_Dia_A.M37]" office:value-type="float" office:value="0.476639224802949" calcext:value-type="float">
            <text:p>0.5</text:p>
          </table:table-cell>
          <table:table-cell table:style-name="ce64" table:formula="of:=[M_Dia_A.O37]" office:value-type="float" office:value="3.42239600441837" calcext:value-type="float">
            <text:p>3.4</text:p>
          </table:table-cell>
          <table:table-cell table:style-name="ce64" table:formula="of:=[M_Dia_A.P37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A.B38]" office:value-type="date" office:date-value="2020-03-20" calcext:value-type="date">
            <text:p>20/03</text:p>
          </table:table-cell>
          <table:table-cell table:formula="of:=[M_Dia_A.E38]" office:value-type="float" office:value="7.36312942089435" calcext:value-type="float">
            <text:p>7.4</text:p>
          </table:table-cell>
          <table:table-cell table:style-name="ce67" table:formula="of:=[M_Dia_A.G38]" office:value-type="float" office:value="27.711530514316" calcext:value-type="float">
            <text:p>28</text:p>
          </table:table-cell>
          <table:table-cell table:formula="of:=[M_Dia_A.H38]" office:value-type="float" office:value="5.8419896577062" calcext:value-type="float">
            <text:p>5.8</text:p>
          </table:table-cell>
          <table:table-cell table:formula="of:=[M_Dia_A.I38]" office:value-type="float" office:value="9.15783189560684" calcext:value-type="float">
            <text:p>9.2</text:p>
          </table:table-cell>
          <table:table-cell table:style-name="ce67" table:formula="of:=[M_Dia_A.J38]" office:value-type="float" office:value="46.4399600966336" calcext:value-type="float">
            <text:p>46</text:p>
          </table:table-cell>
          <table:table-cell table:style-name="ce67" table:formula="of:=[M_Dia_A.L38]" office:value-type="float" office:value="10.3538790508119" calcext:value-type="float">
            <text:p>10</text:p>
          </table:table-cell>
          <table:table-cell table:formula="of:=[M_Dia_A.N38]" office:value-type="float" office:value="2.78653983946575" calcext:value-type="float">
            <text:p>2.8</text:p>
          </table:table-cell>
          <table:table-cell table:number-columns-repeated="2"/>
          <table:table-cell table:formula="of:=[.B38]" office:value-type="date" office:date-value="2020-03-20" calcext:value-type="date">
            <text:p>20/03</text:p>
          </table:table-cell>
          <table:table-cell table:formula="of:=[M_Dia_A.C38]" office:value-type="float" office:value="0.611438910535803" calcext:value-type="float">
            <text:p>0.6</text:p>
          </table:table-cell>
          <table:table-cell table:formula="of:=[M_Dia_A.D38]" office:value-type="float" office:value="0" calcext:value-type="float">
            <text:p>0.0</text:p>
          </table:table-cell>
          <table:table-cell table:formula="of:=[M_Dia_A.F38]" office:value-type="float" office:value="3.5454540420323" calcext:value-type="float">
            <text:p>3.5</text:p>
          </table:table-cell>
          <table:table-cell table:formula="of:=[M_Dia_A.K38]" office:value-type="float" office:value="0" calcext:value-type="float">
            <text:p>0.0</text:p>
          </table:table-cell>
          <table:table-cell table:formula="of:=[M_Dia_A.M38]" office:value-type="float" office:value="1.42991767440885" calcext:value-type="float">
            <text:p>1.4</text:p>
          </table:table-cell>
          <table:table-cell table:style-name="ce64" table:formula="of:=[M_Dia_A.O38]" office:value-type="float" office:value="4.88913714916911" calcext:value-type="float">
            <text:p>4.9</text:p>
          </table:table-cell>
          <table:table-cell table:style-name="ce67" table:formula="of:=[M_Dia_A.P38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A.B39]" office:value-type="date" office:date-value="2020-03-21" calcext:value-type="date">
            <text:p>21/03</text:p>
          </table:table-cell>
          <table:table-cell table:style-name="ce67" table:formula="of:=[M_Dia_A.E39]" office:value-type="float" office:value="13.8058676641769" calcext:value-type="float">
            <text:p>14</text:p>
          </table:table-cell>
          <table:table-cell table:style-name="ce67" table:formula="of:=[M_Dia_A.G39]" office:value-type="float" office:value="38.2065356878229" calcext:value-type="float">
            <text:p>38</text:p>
          </table:table-cell>
          <table:table-cell table:formula="of:=[M_Dia_A.H39]" office:value-type="float" office:value="8.38849797003967" calcext:value-type="float">
            <text:p>8.4</text:p>
          </table:table-cell>
          <table:table-cell table:formula="of:=[M_Dia_A.I39]" office:value-type="float" office:value="9.15783189560684" calcext:value-type="float">
            <text:p>9.2</text:p>
          </table:table-cell>
          <table:table-cell table:style-name="ce67" table:formula="of:=[M_Dia_A.J39]" office:value-type="float" office:value="58.7350691493309" calcext:value-type="float">
            <text:p>59</text:p>
          </table:table-cell>
          <table:table-cell table:style-name="ce67" table:formula="of:=[M_Dia_A.L39]" office:value-type="float" office:value="31.0616371524357" calcext:value-type="float">
            <text:p>31</text:p>
          </table:table-cell>
          <table:table-cell table:formula="of:=[M_Dia_A.N39]" office:value-type="float" office:value="4.72867366697219" calcext:value-type="float">
            <text:p>4.7</text:p>
          </table:table-cell>
          <table:table-cell table:number-columns-repeated="2"/>
          <table:table-cell table:formula="of:=[.B39]" office:value-type="date" office:date-value="2020-03-21" calcext:value-type="date">
            <text:p>21/03</text:p>
          </table:table-cell>
          <table:table-cell table:formula="of:=[M_Dia_A.C39]" office:value-type="float" office:value="0.889365688052077" calcext:value-type="float">
            <text:p>0.9</text:p>
          </table:table-cell>
          <table:table-cell table:formula="of:=[M_Dia_A.D39]" office:value-type="float" office:value="1.16997986478692" calcext:value-type="float">
            <text:p>1.2</text:p>
          </table:table-cell>
          <table:table-cell table:formula="of:=[M_Dia_A.F39]" office:value-type="float" office:value="2.65909053152423" calcext:value-type="float">
            <text:p>2.7</text:p>
          </table:table-cell>
          <table:table-cell table:formula="of:=[M_Dia_A.K39]" office:value-type="float" office:value="0" calcext:value-type="float">
            <text:p>0.0</text:p>
          </table:table-cell>
          <table:table-cell table:formula="of:=[M_Dia_A.M39]" office:value-type="float" office:value="2.85983534881769" calcext:value-type="float">
            <text:p>2.9</text:p>
          </table:table-cell>
          <table:table-cell table:style-name="ce64" table:formula="of:=[M_Dia_A.O39]" office:value-type="float" office:value="3.42239600441837" calcext:value-type="float">
            <text:p>3.4</text:p>
          </table:table-cell>
          <table:table-cell table:style-name="ce67" table:formula="of:=[M_Dia_A.P39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A.B40]" office:value-type="date" office:date-value="2020-03-22" calcext:value-type="date">
            <text:p>22/03</text:p>
          </table:table-cell>
          <table:table-cell table:formula="of:=[M_Dia_A.E40]" office:value-type="float" office:value="3.68156471044717" calcext:value-type="float">
            <text:p>3.7</text:p>
          </table:table-cell>
          <table:table-cell table:style-name="ce67" table:formula="of:=[M_Dia_A.G40]" office:value-type="float" office:value="46.4610341388957" calcext:value-type="float">
            <text:p>46</text:p>
          </table:table-cell>
          <table:table-cell table:formula="of:=[M_Dia_A.H40]" office:value-type="float" office:value="8.38849797003967" calcext:value-type="float">
            <text:p>8.4</text:p>
          </table:table-cell>
          <table:table-cell table:style-name="ce67" table:formula="of:=[M_Dia_A.I40]" office:value-type="float" office:value="13.1262257170365" calcext:value-type="float">
            <text:p>13</text:p>
          </table:table-cell>
          <table:table-cell table:style-name="ce67" table:formula="of:=[M_Dia_A.J40]" office:value-type="float" office:value="48.2175662247344" calcext:value-type="float">
            <text:p>48</text:p>
          </table:table-cell>
          <table:table-cell table:formula="of:=[M_Dia_A.L40]" office:value-type="float" office:value="0" calcext:value-type="float">
            <text:p>0.0</text:p>
          </table:table-cell>
          <table:table-cell table:formula="of:=[M_Dia_A.N40]" office:value-type="float" office:value="4.05314885740473" calcext:value-type="float">
            <text:p>4.1</text:p>
          </table:table-cell>
          <table:table-cell table:number-columns-repeated="2"/>
          <table:table-cell table:formula="of:=[.B40]" office:value-type="date" office:date-value="2020-03-22" calcext:value-type="date">
            <text:p>22/03</text:p>
          </table:table-cell>
          <table:table-cell table:formula="of:=[M_Dia_A.C40]" office:value-type="float" office:value="0.444682844026039" calcext:value-type="float">
            <text:p>0.4</text:p>
          </table:table-cell>
          <table:table-cell table:formula="of:=[M_Dia_A.D40]" office:value-type="float" office:value="4.6799194591477" calcext:value-type="float">
            <text:p>4.7</text:p>
          </table:table-cell>
          <table:table-cell table:formula="of:=[M_Dia_A.F40]" office:value-type="float" office:value="2.65909053152423" calcext:value-type="float">
            <text:p>2.7</text:p>
          </table:table-cell>
          <table:table-cell table:formula="of:=[M_Dia_A.K40]" office:value-type="float" office:value="1.48134045786989" calcext:value-type="float">
            <text:p>1.5</text:p>
          </table:table-cell>
          <table:table-cell table:formula="of:=[M_Dia_A.M40]" office:value-type="float" office:value="0.953278449605897" calcext:value-type="float">
            <text:p>1.0</text:p>
          </table:table-cell>
          <table:table-cell table:style-name="ce64" table:formula="of:=[M_Dia_A.O40]" office:value-type="float" office:value="5.86696457900293" calcext:value-type="float">
            <text:p>5.9</text:p>
          </table:table-cell>
          <table:table-cell table:style-name="ce67" table:formula="of:=[M_Dia_A.P40]" office:value-type="float" office:value="11.1775836120196" calcext:value-type="float">
            <text:p>11</text:p>
          </table:table-cell>
        </table:table-row>
        <table:table-row table:style-name="ro1">
          <table:table-cell table:style-name="ce61" table:formula="of:=[M_Dia_A.A41]" office:value-type="string" office:string-value="L" calcext:value-type="string">
            <text:p>L</text:p>
          </table:table-cell>
          <table:table-cell table:style-name="ce50" table:formula="of:=[M_Dia_A.B41]" office:value-type="date" office:date-value="2020-03-23" calcext:value-type="date">
            <text:p>23/03</text:p>
          </table:table-cell>
          <table:table-cell table:style-name="ce65" table:formula="of:=[M_Dia_A.E41]" office:value-type="float" office:value="5.98254265447666" calcext:value-type="float">
            <text:p>6.0</text:p>
          </table:table-cell>
          <table:table-cell table:style-name="ce69" table:formula="of:=[M_Dia_A.G41]" office:value-type="float" office:value="54.4796897770808" calcext:value-type="float">
            <text:p>54</text:p>
          </table:table-cell>
          <table:table-cell table:style-name="ce69" table:formula="of:=[M_Dia_A.H41]" office:value-type="float" office:value="13.9308984145302" calcext:value-type="float">
            <text:p>14</text:p>
          </table:table-cell>
          <table:table-cell table:style-name="ce69" table:formula="of:=[M_Dia_A.I41]" office:value-type="float" office:value="10.3788761483544" calcext:value-type="float">
            <text:p>10</text:p>
          </table:table-cell>
          <table:table-cell table:style-name="ce69" table:formula="of:=[M_Dia_A.J41]" office:value-type="float" office:value="44.5142201245244" calcext:value-type="float">
            <text:p>45</text:p>
          </table:table-cell>
          <table:table-cell table:style-name="ce65" table:formula="of:=[M_Dia_A.L41]" office:value-type="float" office:value="0" calcext:value-type="float">
            <text:p>0.0</text:p>
          </table:table-cell>
          <table:table-cell table:style-name="ce65" table:formula="of:=[M_Dia_A.N41]" office:value-type="float" office:value="4.55979246458032" calcext:value-type="float">
            <text:p>4.6</text:p>
          </table:table-cell>
          <table:table-cell table:style-name="ce76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65" table:formula="of:=[M_Dia_A.C41]" office:value-type="float" office:value="1.7231460206009" calcext:value-type="float">
            <text:p>1.7</text:p>
          </table:table-cell>
          <table:table-cell table:style-name="ce65" table:formula="of:=[M_Dia_A.D41]" office:value-type="float" office:value="2.92494966196731" calcext:value-type="float">
            <text:p>2.9</text:p>
          </table:table-cell>
          <table:table-cell table:style-name="ce65" table:formula="of:=[M_Dia_A.F41]" office:value-type="float" office:value="0" calcext:value-type="float">
            <text:p>0.0</text:p>
          </table:table-cell>
          <table:table-cell table:style-name="ce65" table:formula="of:=[M_Dia_A.K41]" office:value-type="float" office:value="2.96268091573978" calcext:value-type="float">
            <text:p>3.0</text:p>
          </table:table-cell>
          <table:table-cell table:style-name="ce65" table:formula="of:=[M_Dia_A.M41]" office:value-type="float" office:value="4.28975302322654" calcext:value-type="float">
            <text:p>4.3</text:p>
          </table:table-cell>
          <table:table-cell table:style-name="ce65" table:formula="of:=[M_Dia_A.O41]" office:value-type="float" office:value="5.37805086408602" calcext:value-type="float">
            <text:p>5.4</text:p>
          </table:table-cell>
          <table:table-cell table:style-name="ce69" table:formula="of:=[M_Dia_A.P41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A.B42]" office:value-type="date" office:date-value="2020-03-24" calcext:value-type="date">
            <text:p>24/03</text:p>
          </table:table-cell>
          <table:table-cell table:style-name="ce67" table:formula="of:=[M_Dia_A.E42]" office:value-type="float" office:value="15.6466500194005" calcext:value-type="float">
            <text:p>16</text:p>
          </table:table-cell>
          <table:table-cell table:style-name="ce67" table:formula="of:=[M_Dia_A.G42]" office:value-type="float" office:value="59.4323888477245" calcext:value-type="float">
            <text:p>59</text:p>
          </table:table-cell>
          <table:table-cell table:style-name="ce67" table:formula="of:=[M_Dia_A.H42]" office:value-type="float" office:value="17.9753527929422" calcext:value-type="float">
            <text:p>18</text:p>
          </table:table-cell>
          <table:table-cell table:style-name="ce67" table:formula="of:=[M_Dia_A.I42]" office:value-type="float" office:value="19.2314469807744" calcext:value-type="float">
            <text:p>19</text:p>
          </table:table-cell>
          <table:table-cell table:style-name="ce67" table:formula="of:=[M_Dia_A.J42]" office:value-type="float" office:value="55.0317230491208" calcext:value-type="float">
            <text:p>55</text:p>
          </table:table-cell>
          <table:table-cell table:formula="of:=[M_Dia_A.L42]" office:value-type="float" office:value="0" calcext:value-type="float">
            <text:p>0.0</text:p>
          </table:table-cell>
          <table:table-cell table:formula="of:=[M_Dia_A.N42]" office:value-type="float" office:value="7.34633230404607" calcext:value-type="float">
            <text:p>7.3</text:p>
          </table:table-cell>
          <table:table-cell table:number-columns-repeated="2"/>
          <table:table-cell table:formula="of:=[.B42]" office:value-type="date" office:date-value="2020-03-24" calcext:value-type="date">
            <text:p>24/03</text:p>
          </table:table-cell>
          <table:table-cell table:formula="of:=[M_Dia_A.C42]" office:value-type="float" office:value="1.55638995409114" calcext:value-type="float">
            <text:p>1.6</text:p>
          </table:table-cell>
          <table:table-cell table:formula="of:=[M_Dia_A.D42]" office:value-type="float" office:value="4.09492952675424" calcext:value-type="float">
            <text:p>4.1</text:p>
          </table:table-cell>
          <table:table-cell table:formula="of:=[M_Dia_A.F42]" office:value-type="float" office:value="7.09090808406461" calcext:value-type="float">
            <text:p>7.1</text:p>
          </table:table-cell>
          <table:table-cell table:formula="of:=[M_Dia_A.K42]" office:value-type="float" office:value="1.48134045786989" calcext:value-type="float">
            <text:p>1.5</text:p>
          </table:table-cell>
          <table:table-cell table:formula="of:=[M_Dia_A.M42]" office:value-type="float" office:value="4.76639224802949" calcext:value-type="float">
            <text:p>4.8</text:p>
          </table:table-cell>
          <table:table-cell table:style-name="ce64" table:formula="of:=[M_Dia_A.O42]" office:value-type="float" office:value="9.77827429833821" calcext:value-type="float">
            <text:p>9.8</text:p>
          </table:table-cell>
          <table:table-cell table:style-name="ce67" table:formula="of:=[M_Dia_A.P42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A.B43]" office:value-type="date" office:date-value="2020-03-25" calcext:value-type="date">
            <text:p>25/03</text:p>
          </table:table-cell>
          <table:table-cell table:style-name="ce67" table:formula="of:=[M_Dia_A.E43]" office:value-type="float" office:value="25.7709529731302" calcext:value-type="float">
            <text:p>26</text:p>
          </table:table-cell>
          <table:table-cell table:style-name="ce67" table:formula="of:=[M_Dia_A.G43]" office:value-type="float" office:value="88.2052120200355" calcext:value-type="float">
            <text:p>88</text:p>
          </table:table-cell>
          <table:table-cell table:style-name="ce67" table:formula="of:=[M_Dia_A.H43]" office:value-type="float" office:value="17.3012770632068" calcext:value-type="float">
            <text:p>17</text:p>
          </table:table-cell>
          <table:table-cell table:style-name="ce67" table:formula="of:=[M_Dia_A.I43]" office:value-type="float" office:value="24.4208850549516" calcext:value-type="float">
            <text:p>24</text:p>
          </table:table-cell>
          <table:table-cell table:style-name="ce67" table:formula="of:=[M_Dia_A.J43]" office:value-type="float" office:value="50.5877077288688" calcext:value-type="float">
            <text:p>51</text:p>
          </table:table-cell>
          <table:table-cell table:formula="of:=[M_Dia_A.L43]" office:value-type="float" office:value="0" calcext:value-type="float">
            <text:p>0.0</text:p>
          </table:table-cell>
          <table:table-cell table:style-name="ce67" table:formula="of:=[M_Dia_A.N43]" office:value-type="float" office:value="13.1727337865654" calcext:value-type="float">
            <text:p>13</text:p>
          </table:table-cell>
          <table:table-cell table:number-columns-repeated="2"/>
          <table:table-cell table:formula="of:=[.B43]" office:value-type="date" office:date-value="2020-03-25" calcext:value-type="date">
            <text:p>25/03</text:p>
          </table:table-cell>
          <table:table-cell table:formula="of:=[M_Dia_A.C43]" office:value-type="float" office:value="1.94548744261392" calcext:value-type="float">
            <text:p>1.9</text:p>
          </table:table-cell>
          <table:table-cell table:formula="of:=[M_Dia_A.D43]" office:value-type="float" office:value="1.75496979718039" calcext:value-type="float">
            <text:p>1.8</text:p>
          </table:table-cell>
          <table:table-cell table:formula="of:=[M_Dia_A.F43]" office:value-type="float" office:value="1.77272702101615" calcext:value-type="float">
            <text:p>1.8</text:p>
          </table:table-cell>
          <table:table-cell table:formula="of:=[M_Dia_A.K43]" office:value-type="float" office:value="2.96268091573978" calcext:value-type="float">
            <text:p>3.0</text:p>
          </table:table-cell>
          <table:table-cell table:formula="of:=[M_Dia_A.M43]" office:value-type="float" office:value="4.76639224802949" calcext:value-type="float">
            <text:p>4.8</text:p>
          </table:table-cell>
          <table:table-cell table:style-name="ce67" table:formula="of:=[M_Dia_A.O43]" office:value-type="float" office:value="12.2228428729228" calcext:value-type="float">
            <text:p>12</text:p>
          </table:table-cell>
          <table:table-cell table:style-name="ce67" table:formula="of:=[M_Dia_A.P43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A.B44]" office:value-type="date" office:date-value="2020-03-26" calcext:value-type="date">
            <text:p>26/03</text:p>
          </table:table-cell>
          <table:table-cell table:style-name="ce67" table:formula="of:=[M_Dia_A.E44]" office:value-type="float" office:value="19.3282147298477" calcext:value-type="float">
            <text:p>19</text:p>
          </table:table-cell>
          <table:table-cell table:style-name="ce67" table:formula="of:=[M_Dia_A.G44]" office:value-type="float" office:value="77.2385212207531" calcext:value-type="float">
            <text:p>77</text:p>
          </table:table-cell>
          <table:table-cell table:style-name="ce67" table:formula="of:=[M_Dia_A.H44]" office:value-type="float" office:value="27.3375157059329" calcext:value-type="float">
            <text:p>27</text:p>
          </table:table-cell>
          <table:table-cell table:style-name="ce67" table:formula="of:=[M_Dia_A.I44]" office:value-type="float" office:value="23.8103629285778" calcext:value-type="float">
            <text:p>24</text:p>
          </table:table-cell>
          <table:table-cell table:style-name="ce67" table:formula="of:=[M_Dia_A.J44]" office:value-type="float" office:value="49.0323023667806" calcext:value-type="float">
            <text:p>49</text:p>
          </table:table-cell>
          <table:table-cell table:style-name="ce67" table:formula="of:=[M_Dia_A.L44]" office:value-type="float" office:value="10.3538790508119" calcext:value-type="float">
            <text:p>10</text:p>
          </table:table-cell>
          <table:table-cell table:style-name="ce67" table:formula="of:=[M_Dia_A.N44]" office:value-type="float" office:value="15.2837488164637" calcext:value-type="float">
            <text:p>15</text:p>
          </table:table-cell>
          <table:table-cell table:number-columns-repeated="2"/>
          <table:table-cell table:formula="of:=[.B44]" office:value-type="date" office:date-value="2020-03-26" calcext:value-type="date">
            <text:p>26/03</text:p>
          </table:table-cell>
          <table:table-cell table:formula="of:=[M_Dia_A.C44]" office:value-type="float" office:value="2.61251170865298" calcext:value-type="float">
            <text:p>2.6</text:p>
          </table:table-cell>
          <table:table-cell table:style-name="ce67" table:formula="of:=[M_Dia_A.D44]" office:value-type="float" office:value="10.5298187830823" calcext:value-type="float">
            <text:p>11</text:p>
          </table:table-cell>
          <table:table-cell table:formula="of:=[M_Dia_A.F44]" office:value-type="float" office:value="6.20454457355653" calcext:value-type="float">
            <text:p>6.2</text:p>
          </table:table-cell>
          <table:table-cell table:style-name="ce67" table:formula="of:=[M_Dia_A.K44]" office:value-type="float" office:value="14.8134045786989" calcext:value-type="float">
            <text:p>15</text:p>
          </table:table-cell>
          <table:table-cell table:formula="of:=[M_Dia_A.M44]" office:value-type="float" office:value="8.10286682165012" calcext:value-type="float">
            <text:p>8.1</text:p>
          </table:table-cell>
          <table:table-cell table:style-name="ce67" table:formula="of:=[M_Dia_A.O44]" office:value-type="float" office:value="14.1784977325904" calcext:value-type="float">
            <text:p>14</text:p>
          </table:table-cell>
          <table:table-cell table:style-name="ce67" table:formula="of:=[M_Dia_A.P44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A.B45]" office:value-type="date" office:date-value="2020-03-27" calcext:value-type="date">
            <text:p>27/03</text:p>
          </table:table-cell>
          <table:table-cell table:style-name="ce67" table:formula="of:=[M_Dia_A.E45]" office:value-type="float" office:value="31.7534956276069" calcext:value-type="float">
            <text:p>32</text:p>
          </table:table-cell>
          <table:table-cell table:style-name="ce67" table:formula="of:=[M_Dia_A.G45]" office:value-type="float" office:value="90.6815615553574" calcext:value-type="float">
            <text:p>91</text:p>
          </table:table-cell>
          <table:table-cell table:style-name="ce67" table:formula="of:=[M_Dia_A.H45]" office:value-type="float" office:value="22.3942936878738" calcext:value-type="float">
            <text:p>22</text:p>
          </table:table-cell>
          <table:table-cell table:style-name="ce67" table:formula="of:=[M_Dia_A.I45]" office:value-type="float" office:value="34.1892390769322" calcext:value-type="float">
            <text:p>34</text:p>
          </table:table-cell>
          <table:table-cell table:style-name="ce67" table:formula="of:=[M_Dia_A.J45]" office:value-type="float" office:value="71.7708474220701" calcext:value-type="float">
            <text:p>72</text:p>
          </table:table-cell>
          <table:table-cell table:style-name="ce67" table:formula="of:=[M_Dia_A.L45]" office:value-type="float" office:value="62.1232743048714" calcext:value-type="float">
            <text:p>62</text:p>
          </table:table-cell>
          <table:table-cell table:style-name="ce67" table:formula="of:=[M_Dia_A.N45]" office:value-type="float" office:value="21.9545563109423" calcext:value-type="float">
            <text:p>22</text:p>
          </table:table-cell>
          <table:table-cell table:number-columns-repeated="2"/>
          <table:table-cell table:formula="of:=[.B45]" office:value-type="date" office:date-value="2020-03-27" calcext:value-type="date">
            <text:p>27/03</text:p>
          </table:table-cell>
          <table:table-cell table:formula="of:=[M_Dia_A.C45]" office:value-type="float" office:value="3.16836526368552" calcext:value-type="float">
            <text:p>3.2</text:p>
          </table:table-cell>
          <table:table-cell table:formula="of:=[M_Dia_A.D45]" office:value-type="float" office:value="5.26490939154116" calcext:value-type="float">
            <text:p>5.3</text:p>
          </table:table-cell>
          <table:table-cell table:formula="of:=[M_Dia_A.F45]" office:value-type="float" office:value="9.74999861558883" calcext:value-type="float">
            <text:p>9.7</text:p>
          </table:table-cell>
          <table:table-cell table:formula="of:=[M_Dia_A.K45]" office:value-type="float" office:value="4.44402137360968" calcext:value-type="float">
            <text:p>4.4</text:p>
          </table:table-cell>
          <table:table-cell table:formula="of:=[M_Dia_A.M45]" office:value-type="float" office:value="7.62622759684718" calcext:value-type="float">
            <text:p>7.6</text:p>
          </table:table-cell>
          <table:table-cell table:style-name="ce67" table:formula="of:=[M_Dia_A.O45]" office:value-type="float" office:value="15.6452388773411" calcext:value-type="float">
            <text:p>16</text:p>
          </table:table-cell>
          <table:table-cell table:style-name="ce67" table:formula="of:=[M_Dia_A.P45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A.B46]" office:value-type="date" office:date-value="2020-03-28" calcext:value-type="date">
            <text:p>28/03</text:p>
          </table:table-cell>
          <table:table-cell table:style-name="ce67" table:formula="of:=[M_Dia_A.E46]" office:value-type="float" office:value="29.4525176835774" calcext:value-type="float">
            <text:p>29</text:p>
          </table:table-cell>
          <table:table-cell table:style-name="ce67" table:formula="of:=[M_Dia_A.G46]" office:value-type="float" office:value="98.110610161323" calcext:value-type="float">
            <text:p>98</text:p>
          </table:table-cell>
          <table:table-cell table:style-name="ce67" table:formula="of:=[M_Dia_A.H46]" office:value-type="float" office:value="23.8922397539523" calcext:value-type="float">
            <text:p>24</text:p>
          </table:table-cell>
          <table:table-cell table:style-name="ce67" table:formula="of:=[M_Dia_A.I46]" office:value-type="float" office:value="28.3892788763812" calcext:value-type="float">
            <text:p>28</text:p>
          </table:table-cell>
          <table:table-cell table:style-name="ce67" table:formula="of:=[M_Dia_A.J46]" office:value-type="float" office:value="65.8454936617341" calcext:value-type="float">
            <text:p>66</text:p>
          </table:table-cell>
          <table:table-cell table:style-name="ce67" table:formula="of:=[M_Dia_A.L46]" office:value-type="float" office:value="31.0616371524357" calcext:value-type="float">
            <text:p>31</text:p>
          </table:table-cell>
          <table:table-cell table:style-name="ce67" table:formula="of:=[M_Dia_A.N46]" office:value-type="float" office:value="17.6480856499498" calcext:value-type="float">
            <text:p>18</text:p>
          </table:table-cell>
          <table:table-cell table:number-columns-repeated="2"/>
          <table:table-cell table:formula="of:=[.B46]" office:value-type="date" office:date-value="2020-03-28" calcext:value-type="date">
            <text:p>28/03</text:p>
          </table:table-cell>
          <table:table-cell table:formula="of:=[M_Dia_A.C46]" office:value-type="float" office:value="4.00214559623435" calcext:value-type="float">
            <text:p>4.0</text:p>
          </table:table-cell>
          <table:table-cell table:formula="of:=[M_Dia_A.D46]" office:value-type="float" office:value="5.84989932393462" calcext:value-type="float">
            <text:p>5.8</text:p>
          </table:table-cell>
          <table:table-cell table:style-name="ce67" table:formula="of:=[M_Dia_A.F46]" office:value-type="float" office:value="11.522725636605" calcext:value-type="float">
            <text:p>12</text:p>
          </table:table-cell>
          <table:table-cell table:style-name="ce67" table:formula="of:=[M_Dia_A.K46]" office:value-type="float" office:value="20.7387664101785" calcext:value-type="float">
            <text:p>21</text:p>
          </table:table-cell>
          <table:table-cell table:style-name="ce67" table:formula="of:=[M_Dia_A.M46]" office:value-type="float" office:value="11.4393413952708" calcext:value-type="float">
            <text:p>11</text:p>
          </table:table-cell>
          <table:table-cell table:style-name="ce67" table:formula="of:=[M_Dia_A.O46]" office:value-type="float" office:value="17.1119800220919" calcext:value-type="float">
            <text:p>17</text:p>
          </table:table-cell>
          <table:table-cell table:style-name="ce67" table:formula="of:=[M_Dia_A.P46]" office:value-type="float" office:value="27.615206570872" calcext:value-type="float">
            <text:p>28</text:p>
          </table:table-cell>
        </table:table-row>
        <table:table-row table:style-name="ro1">
          <table:table-cell table:style-name="ce62"/>
          <table:table-cell table:style-name="ce52" table:formula="of:=[M_Dia_A.B47]" office:value-type="date" office:date-value="2020-03-29" calcext:value-type="date">
            <text:p>29/03</text:p>
          </table:table-cell>
          <table:table-cell table:style-name="ce68" table:formula="of:=[M_Dia_A.E47]" office:value-type="float" office:value="35.89525592686" calcext:value-type="float">
            <text:p>36</text:p>
          </table:table-cell>
          <table:table-cell table:style-name="ce68" table:formula="of:=[M_Dia_A.G47]" office:value-type="float" office:value="98.8181385999864" calcext:value-type="float">
            <text:p>99</text:p>
          </table:table-cell>
          <table:table-cell table:style-name="ce68" table:formula="of:=[M_Dia_A.H47]" office:value-type="float" office:value="21.8700125647463" calcext:value-type="float">
            <text:p>22</text:p>
          </table:table-cell>
          <table:table-cell table:style-name="ce68" table:formula="of:=[M_Dia_A.I47]" office:value-type="float" office:value="40.2944603406701" calcext:value-type="float">
            <text:p>40</text:p>
          </table:table-cell>
          <table:table-cell table:style-name="ce68" table:formula="of:=[M_Dia_A.J47]" office:value-type="float" office:value="55.9945930351755" calcext:value-type="float">
            <text:p>56</text:p>
          </table:table-cell>
          <table:table-cell table:style-name="ce68" table:formula="of:=[M_Dia_A.L47]" office:value-type="float" office:value="31.0616371524357" calcext:value-type="float">
            <text:p>31</text:p>
          </table:table-cell>
          <table:table-cell table:style-name="ce68" table:formula="of:=[M_Dia_A.N47]" office:value-type="float" office:value="15.1993082152677" calcext:value-type="float">
            <text:p>15</text:p>
          </table:table-cell>
          <table:table-cell table:style-name="ce76"/>
          <table:table-cell table:style-name="ce66"/>
          <table:table-cell table:style-name="ce52" table:formula="of:=[.B47]" office:value-type="date" office:date-value="2020-03-29" calcext:value-type="date">
            <text:p>29/03</text:p>
          </table:table-cell>
          <table:table-cell table:style-name="ce66" table:formula="of:=[M_Dia_A.C47]" office:value-type="float" office:value="3.55746275220831" calcext:value-type="float">
            <text:p>3.6</text:p>
          </table:table-cell>
          <table:table-cell table:style-name="ce68" table:formula="of:=[M_Dia_A.D47]" office:value-type="float" office:value="10.5298187830823" calcext:value-type="float">
            <text:p>11</text:p>
          </table:table-cell>
          <table:table-cell table:style-name="ce66" table:formula="of:=[M_Dia_A.F47]" office:value-type="float" office:value="6.20454457355653" calcext:value-type="float">
            <text:p>6.2</text:p>
          </table:table-cell>
          <table:table-cell table:style-name="ce68" table:formula="of:=[M_Dia_A.K47]" office:value-type="float" office:value="14.8134045786989" calcext:value-type="float">
            <text:p>15</text:p>
          </table:table-cell>
          <table:table-cell table:style-name="ce66" table:formula="of:=[M_Dia_A.M47]" office:value-type="float" office:value="9.05614527125602" calcext:value-type="float">
            <text:p>9.1</text:p>
          </table:table-cell>
          <table:table-cell table:style-name="ce68" table:formula="of:=[M_Dia_A.O47]" office:value-type="float" office:value="18.5787211668426" calcext:value-type="float">
            <text:p>19</text:p>
          </table:table-cell>
          <table:table-cell table:style-name="ce68" table:formula="of:=[M_Dia_A.P47]" office:value-type="float" office:value="23.6701770607474" calcext:value-type="float">
            <text:p>24</text:p>
          </table:table-cell>
        </table:table-row>
        <table:table-row table:style-name="ro1">
          <table:table-cell table:style-name="ce63" table:formula="of:=[M_Dia_A.A48]" office:value-type="string" office:string-value="L" calcext:value-type="string">
            <text:p>L</text:p>
          </table:table-cell>
          <table:table-cell table:formula="of:=[M_Dia_A.B48]" office:value-type="date" office:date-value="2020-03-30" calcext:value-type="date">
            <text:p>30/03</text:p>
          </table:table-cell>
          <table:table-cell table:style-name="ce67" table:formula="of:=[M_Dia_A.E48]" office:value-type="float" office:value="37.7360382820835" calcext:value-type="float">
            <text:p>38</text:p>
          </table:table-cell>
          <table:table-cell table:style-name="ce67" table:formula="of:=[M_Dia_A.G48]" office:value-type="float" office:value="95.752182032445" calcext:value-type="float">
            <text:p>96</text:p>
          </table:table-cell>
          <table:table-cell table:style-name="ce67" table:formula="of:=[M_Dia_A.H48]" office:value-type="float" office:value="31.3070727810409" calcext:value-type="float">
            <text:p>31</text:p>
          </table:table-cell>
          <table:table-cell table:style-name="ce67" table:formula="of:=[M_Dia_A.I48]" office:value-type="float" office:value="28.3892788763812" calcext:value-type="float">
            <text:p>28</text:p>
          </table:table-cell>
          <table:table-cell table:style-name="ce67" table:formula="of:=[M_Dia_A.J48]" office:value-type="float" office:value="60.1423406674107" calcext:value-type="float">
            <text:p>60</text:p>
          </table:table-cell>
          <table:table-cell table:style-name="ce67" table:formula="of:=[M_Dia_A.L48]" office:value-type="float" office:value="10.3538790508119" calcext:value-type="float">
            <text:p>10</text:p>
          </table:table-cell>
          <table:table-cell table:style-name="ce67" table:formula="of:=[M_Dia_A.N48]" office:value-type="float" office:value="32.17186905565" calcext:value-type="float">
            <text:p>32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formula="of:=[.B48]" office:value-type="date" office:date-value="2020-03-30" calcext:value-type="date">
            <text:p>30/03</text:p>
          </table:table-cell>
          <table:table-cell table:formula="of:=[M_Dia_A.C48]" office:value-type="float" office:value="3.66863346321482" calcext:value-type="float">
            <text:p>3.7</text:p>
          </table:table-cell>
          <table:table-cell table:style-name="ce67" table:formula="of:=[M_Dia_A.D48]" office:value-type="float" office:value="12.8697785126562" calcext:value-type="float">
            <text:p>13</text:p>
          </table:table-cell>
          <table:table-cell table:formula="of:=[M_Dia_A.F48]" office:value-type="float" office:value="4.43181755254038" calcext:value-type="float">
            <text:p>4.4</text:p>
          </table:table-cell>
          <table:table-cell table:style-name="ce67" table:formula="of:=[M_Dia_A.K48]" office:value-type="float" office:value="11.8507236629591" calcext:value-type="float">
            <text:p>12</text:p>
          </table:table-cell>
          <table:table-cell table:style-name="ce67" table:formula="of:=[M_Dia_A.M48]" office:value-type="float" office:value="10.0094237208619" calcext:value-type="float">
            <text:p>10</text:p>
          </table:table-cell>
          <table:table-cell table:style-name="ce67" table:formula="of:=[M_Dia_A.O48]" office:value-type="float" office:value="21.0232897414272" calcext:value-type="float">
            <text:p>21</text:p>
          </table:table-cell>
          <table:table-cell table:style-name="ce67" table:formula="of:=[M_Dia_A.P48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A.B49]" office:value-type="date" office:date-value="2020-03-31" calcext:value-type="date">
            <text:p>31/03</text:p>
          </table:table-cell>
          <table:table-cell table:style-name="ce67" table:formula="of:=[M_Dia_A.E49]" office:value-type="float" office:value="88.3575530507322" calcext:value-type="float">
            <text:p>88</text:p>
          </table:table-cell>
          <table:table-cell table:style-name="ce67" table:formula="of:=[M_Dia_A.G49]" office:value-type="float" office:value="100.115274070869" calcext:value-type="float">
            <text:p>100</text:p>
          </table:table-cell>
          <table:table-cell table:style-name="ce67" table:formula="of:=[M_Dia_A.H49]" office:value-type="float" office:value="37.3737543486589" calcext:value-type="float">
            <text:p>37</text:p>
          </table:table-cell>
          <table:table-cell table:style-name="ce67" table:formula="of:=[M_Dia_A.I49]" office:value-type="float" office:value="53.4206860577066" calcext:value-type="float">
            <text:p>53</text:p>
          </table:table-cell>
          <table:table-cell table:style-name="ce67" table:formula="of:=[M_Dia_A.J49]" office:value-type="float" office:value="61.9940137175157" calcext:value-type="float">
            <text:p>62</text:p>
          </table:table-cell>
          <table:table-cell table:style-name="ce67" table:formula="of:=[M_Dia_A.L49]" office:value-type="float" office:value="10.3538790508119" calcext:value-type="float">
            <text:p>10</text:p>
          </table:table-cell>
          <table:table-cell table:style-name="ce67" table:formula="of:=[M_Dia_A.N49]" office:value-type="float" office:value="47.5400584733096" calcext:value-type="float">
            <text:p>48</text:p>
          </table:table-cell>
          <table:table-cell table:number-columns-repeated="2"/>
          <table:table-cell table:formula="of:=[.B49]" office:value-type="date" office:date-value="2020-03-31" calcext:value-type="date">
            <text:p>31/03</text:p>
          </table:table-cell>
          <table:table-cell table:formula="of:=[M_Dia_A.C49]" office:value-type="float" office:value="7.11492550441662" calcext:value-type="float">
            <text:p>7.1</text:p>
          </table:table-cell>
          <table:table-cell table:style-name="ce67" table:formula="of:=[M_Dia_A.D49]" office:value-type="float" office:value="11.6997986478692" calcext:value-type="float">
            <text:p>12</text:p>
          </table:table-cell>
          <table:table-cell table:style-name="ce67" table:formula="of:=[M_Dia_A.F49]" office:value-type="float" office:value="11.522725636605" calcext:value-type="float">
            <text:p>12</text:p>
          </table:table-cell>
          <table:table-cell table:style-name="ce67" table:formula="of:=[M_Dia_A.K49]" office:value-type="float" office:value="25.1827877837882" calcext:value-type="float">
            <text:p>25</text:p>
          </table:table-cell>
          <table:table-cell table:formula="of:=[M_Dia_A.M49]" office:value-type="float" office:value="9.53278449605897" calcext:value-type="float">
            <text:p>9.5</text:p>
          </table:table-cell>
          <table:table-cell table:style-name="ce67" table:formula="of:=[M_Dia_A.O49]" office:value-type="float" office:value="21.5122034563441" calcext:value-type="float">
            <text:p>22</text:p>
          </table:table-cell>
          <table:table-cell table:style-name="ce67" table:formula="of:=[M_Dia_A.P49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A.B50]" office:value-type="date" office:date-value="2020-04-01" calcext:value-type="date">
            <text:p>01/04</text:p>
          </table:table-cell>
          <table:table-cell table:style-name="ce67" table:formula="of:=[M_Dia_A.E50]" office:value-type="float" office:value="56.6040574231253" calcext:value-type="float">
            <text:p>57</text:p>
          </table:table-cell>
          <table:table-cell table:style-name="ce67" table:formula="of:=[M_Dia_A.G50]" office:value-type="float" office:value="101.884095167528" calcext:value-type="float">
            <text:p>102</text:p>
          </table:table-cell>
          <table:table-cell table:style-name="ce67" table:formula="of:=[M_Dia_A.H50]" office:value-type="float" office:value="38.1227273816981" calcext:value-type="float">
            <text:p>38</text:p>
          </table:table-cell>
          <table:table-cell table:style-name="ce67" table:formula="of:=[M_Dia_A.I50]" office:value-type="float" office:value="40.9049824670439" calcext:value-type="float">
            <text:p>41</text:p>
          </table:table-cell>
          <table:table-cell table:style-name="ce67" table:formula="of:=[M_Dia_A.J50]" office:value-type="float" office:value="53.8466522970536" calcext:value-type="float">
            <text:p>54</text:p>
          </table:table-cell>
          <table:table-cell table:style-name="ce67" table:formula="of:=[M_Dia_A.L50]" office:value-type="float" office:value="62.1232743048714" calcext:value-type="float">
            <text:p>62</text:p>
          </table:table-cell>
          <table:table-cell table:style-name="ce67" table:formula="of:=[M_Dia_A.N50]" office:value-type="float" office:value="48.0467020804852" calcext:value-type="float">
            <text:p>48</text:p>
          </table:table-cell>
          <table:table-cell table:number-columns-repeated="2"/>
          <table:table-cell table:formula="of:=[.B50]" office:value-type="date" office:date-value="2020-04-01" calcext:value-type="date">
            <text:p>01/04</text:p>
          </table:table-cell>
          <table:table-cell table:formula="of:=[M_Dia_A.C50]" office:value-type="float" office:value="8.28221796998497" calcext:value-type="float">
            <text:p>8.3</text:p>
          </table:table-cell>
          <table:table-cell table:style-name="ce67" table:formula="of:=[M_Dia_A.D50]" office:value-type="float" office:value="10.5298187830823" calcext:value-type="float">
            <text:p>11</text:p>
          </table:table-cell>
          <table:table-cell table:style-name="ce67" table:formula="of:=[M_Dia_A.F50]" office:value-type="float" office:value="12.4090891471131" calcext:value-type="float">
            <text:p>12</text:p>
          </table:table-cell>
          <table:table-cell table:style-name="ce67" table:formula="of:=[M_Dia_A.K50]" office:value-type="float" office:value="20.7387664101785" calcext:value-type="float">
            <text:p>21</text:p>
          </table:table-cell>
          <table:table-cell table:style-name="ce67" table:formula="of:=[M_Dia_A.M50]" office:value-type="float" office:value="12.8692590696796" calcext:value-type="float">
            <text:p>13</text:p>
          </table:table-cell>
          <table:table-cell table:style-name="ce67" table:formula="of:=[M_Dia_A.O50]" office:value-type="float" office:value="24.4456857458455" calcext:value-type="float">
            <text:p>24</text:p>
          </table:table-cell>
          <table:table-cell table:style-name="ce67" table:formula="of:=[M_Dia_A.P50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A.B51]" office:value-type="date" office:date-value="2020-04-02" calcext:value-type="date">
            <text:p>02/04</text:p>
          </table:table-cell>
          <table:table-cell table:style-name="ce67" table:formula="of:=[M_Dia_A.E51]" office:value-type="float" office:value="84.2157927514791" calcext:value-type="float">
            <text:p>84</text:p>
          </table:table-cell>
          <table:table-cell table:style-name="ce67" table:formula="of:=[M_Dia_A.G51]" office:value-type="float" office:value="112.025336121703" calcext:value-type="float">
            <text:p>112</text:p>
          </table:table-cell>
          <table:table-cell table:style-name="ce67" table:formula="of:=[M_Dia_A.H51]" office:value-type="float" office:value="101.485845976819" calcext:value-type="float">
            <text:p>101</text:p>
          </table:table-cell>
          <table:table-cell table:style-name="ce67" table:formula="of:=[M_Dia_A.I51]" office:value-type="float" office:value="50.6733364890245" calcext:value-type="float">
            <text:p>51</text:p>
          </table:table-cell>
          <table:table-cell table:style-name="ce67" table:formula="of:=[M_Dia_A.J51]" office:value-type="float" office:value="56.2908607231923" calcext:value-type="float">
            <text:p>56</text:p>
          </table:table-cell>
          <table:table-cell table:style-name="ce67" table:formula="of:=[M_Dia_A.L51]" office:value-type="float" office:value="10.3538790508119" calcext:value-type="float">
            <text:p>10</text:p>
          </table:table-cell>
          <table:table-cell table:style-name="ce67" table:formula="of:=[M_Dia_A.N51]" office:value-type="float" office:value="57.7573712180174" calcext:value-type="float">
            <text:p>58</text:p>
          </table:table-cell>
          <table:table-cell table:number-columns-repeated="2"/>
          <table:table-cell table:formula="of:=[.B51]" office:value-type="date" office:date-value="2020-04-02" calcext:value-type="date">
            <text:p>02/04</text:p>
          </table:table-cell>
          <table:table-cell table:formula="of:=[M_Dia_A.C51]" office:value-type="float" office:value="7.78194977045568" calcext:value-type="float">
            <text:p>7.8</text:p>
          </table:table-cell>
          <table:table-cell table:formula="of:=[M_Dia_A.D51]" office:value-type="float" office:value="7.01987918872155" calcext:value-type="float">
            <text:p>7.0</text:p>
          </table:table-cell>
          <table:table-cell table:style-name="ce67" table:formula="of:=[M_Dia_A.F51]" office:value-type="float" office:value="16.8409066996534" calcext:value-type="float">
            <text:p>17</text:p>
          </table:table-cell>
          <table:table-cell table:style-name="ce67" table:formula="of:=[M_Dia_A.K51]" office:value-type="float" office:value="19.2574259523086" calcext:value-type="float">
            <text:p>19</text:p>
          </table:table-cell>
          <table:table-cell table:style-name="ce67" table:formula="of:=[M_Dia_A.M51]" office:value-type="float" office:value="10.4860629456649" calcext:value-type="float">
            <text:p>10</text:p>
          </table:table-cell>
          <table:table-cell table:style-name="ce67" table:formula="of:=[M_Dia_A.O51]" office:value-type="float" office:value="32.757218899433" calcext:value-type="float">
            <text:p>33</text:p>
          </table:table-cell>
          <table:table-cell table:style-name="ce67" table:formula="of:=[M_Dia_A.P51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A.B52]" office:value-type="date" office:date-value="2020-04-03" calcext:value-type="date">
            <text:p>03/04</text:p>
          </table:table-cell>
          <table:table-cell table:style-name="ce67" table:formula="of:=[M_Dia_A.E52]" office:value-type="float" office:value="60.7458177223784" calcext:value-type="float">
            <text:p>61</text:p>
          </table:table-cell>
          <table:table-cell table:style-name="ce67" table:formula="of:=[M_Dia_A.G52]" office:value-type="float" office:value="109.902750805713" calcext:value-type="float">
            <text:p>110</text:p>
          </table:table-cell>
          <table:table-cell table:style-name="ce67" table:formula="of:=[M_Dia_A.H52]" office:value-type="float" office:value="83.8849797003967" calcext:value-type="float">
            <text:p>84</text:p>
          </table:table-cell>
          <table:table-cell table:style-name="ce67" table:formula="of:=[M_Dia_A.I52]" office:value-type="float" office:value="45.1786373516604" calcext:value-type="float">
            <text:p>45</text:p>
          </table:table-cell>
          <table:table-cell table:style-name="ce67" table:formula="of:=[M_Dia_A.J52]" office:value-type="float" office:value="56.7352622552175" calcext:value-type="float">
            <text:p>57</text:p>
          </table:table-cell>
          <table:table-cell table:style-name="ce67" table:formula="of:=[M_Dia_A.L52]" office:value-type="float" office:value="10.3538790508119" calcext:value-type="float">
            <text:p>10</text:p>
          </table:table-cell>
          <table:table-cell table:style-name="ce67" table:formula="of:=[M_Dia_A.N52]" office:value-type="float" office:value="59.7839456467198" calcext:value-type="float">
            <text:p>60</text:p>
          </table:table-cell>
          <table:table-cell table:number-columns-repeated="2"/>
          <table:table-cell table:formula="of:=[.B52]" office:value-type="date" office:date-value="2020-04-03" calcext:value-type="date">
            <text:p>03/04</text:p>
          </table:table-cell>
          <table:table-cell table:formula="of:=[M_Dia_A.C52]" office:value-type="float" office:value="8.05987654797195" calcext:value-type="float">
            <text:p>8.1</text:p>
          </table:table-cell>
          <table:table-cell table:formula="of:=[M_Dia_A.D52]" office:value-type="float" office:value="5.84989932393462" calcext:value-type="float">
            <text:p>5.8</text:p>
          </table:table-cell>
          <table:table-cell table:style-name="ce67" table:formula="of:=[M_Dia_A.F52]" office:value-type="float" office:value="14.1818161681292" calcext:value-type="float">
            <text:p>14</text:p>
          </table:table-cell>
          <table:table-cell table:style-name="ce67" table:formula="of:=[M_Dia_A.K52]" office:value-type="float" office:value="32.5894900731376" calcext:value-type="float">
            <text:p>33</text:p>
          </table:table-cell>
          <table:table-cell table:style-name="ce67" table:formula="of:=[M_Dia_A.M52]" office:value-type="float" office:value="17.6356513177091" calcext:value-type="float">
            <text:p>18</text:p>
          </table:table-cell>
          <table:table-cell table:style-name="ce67" table:formula="of:=[M_Dia_A.O52]" office:value-type="float" office:value="36.6685286187683" calcext:value-type="float">
            <text:p>37</text:p>
          </table:table-cell>
          <table:table-cell table:style-name="ce67" table:formula="of:=[M_Dia_A.P52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A.B53]" office:value-type="date" office:date-value="2020-04-04" calcext:value-type="date">
            <text:p>04/04</text:p>
          </table:table-cell>
          <table:table-cell table:style-name="ce67" table:formula="of:=[M_Dia_A.E53]" office:value-type="float" office:value="64.4273824328256" calcext:value-type="float">
            <text:p>64</text:p>
          </table:table-cell>
          <table:table-cell table:style-name="ce67" table:formula="of:=[M_Dia_A.G53]" office:value-type="float" office:value="95.3984178131133" calcext:value-type="float">
            <text:p>95</text:p>
          </table:table-cell>
          <table:table-cell table:style-name="ce67" table:formula="of:=[M_Dia_A.H53]" office:value-type="float" office:value="78.8668603790337" calcext:value-type="float">
            <text:p>79</text:p>
          </table:table-cell>
          <table:table-cell table:style-name="ce67" table:formula="of:=[M_Dia_A.I53]" office:value-type="float" office:value="50.0628143626507" calcext:value-type="float">
            <text:p>50</text:p>
          </table:table-cell>
          <table:table-cell table:style-name="ce67" table:formula="of:=[M_Dia_A.J53]" office:value-type="float" office:value="50.4395738848604" calcext:value-type="float">
            <text:p>50</text:p>
          </table:table-cell>
          <table:table-cell table:formula="of:=[M_Dia_A.L53]" office:value-type="float" office:value="0" calcext:value-type="float">
            <text:p>0.0</text:p>
          </table:table-cell>
          <table:table-cell table:style-name="ce67" table:formula="of:=[M_Dia_A.N53]" office:value-type="float" office:value="52.2687321402818" calcext:value-type="float">
            <text:p>52</text:p>
          </table:table-cell>
          <table:table-cell table:number-columns-repeated="2"/>
          <table:table-cell table:formula="of:=[.B53]" office:value-type="date" office:date-value="2020-04-04" calcext:value-type="date">
            <text:p>04/04</text:p>
          </table:table-cell>
          <table:table-cell table:formula="of:=[M_Dia_A.C53]" office:value-type="float" office:value="7.83753512595893" calcext:value-type="float">
            <text:p>7.8</text:p>
          </table:table-cell>
          <table:table-cell table:style-name="ce67" table:formula="of:=[M_Dia_A.D53]" office:value-type="float" office:value="10.5298187830823" calcext:value-type="float">
            <text:p>11</text:p>
          </table:table-cell>
          <table:table-cell table:style-name="ce67" table:formula="of:=[M_Dia_A.F53]" office:value-type="float" office:value="19.4999972311777" calcext:value-type="float">
            <text:p>19</text:p>
          </table:table-cell>
          <table:table-cell table:style-name="ce67" table:formula="of:=[M_Dia_A.K53]" office:value-type="float" office:value="25.1827877837882" calcext:value-type="float">
            <text:p>25</text:p>
          </table:table-cell>
          <table:table-cell table:formula="of:=[M_Dia_A.M53]" office:value-type="float" office:value="9.53278449605897" calcext:value-type="float">
            <text:p>9.5</text:p>
          </table:table-cell>
          <table:table-cell table:style-name="ce67" table:formula="of:=[M_Dia_A.O53]" office:value-type="float" office:value="32.2683051845161" calcext:value-type="float">
            <text:p>32</text:p>
          </table:table-cell>
          <table:table-cell table:style-name="ce67" table:formula="of:=[M_Dia_A.P53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A.B54]" office:value-type="date" office:date-value="2020-04-05" calcext:value-type="date">
            <text:p>05/04</text:p>
          </table:table-cell>
          <table:table-cell table:style-name="ce67" table:formula="of:=[M_Dia_A.E54]" office:value-type="float" office:value="75.4720765641671" calcext:value-type="float">
            <text:p>75</text:p>
          </table:table-cell>
          <table:table-cell table:style-name="ce67" table:formula="of:=[M_Dia_A.G54]" office:value-type="float" office:value="79.4790279431871" calcext:value-type="float">
            <text:p>79</text:p>
          </table:table-cell>
          <table:table-cell table:style-name="ce67" table:formula="of:=[M_Dia_A.H54]" office:value-type="float" office:value="38.7968031114335" calcext:value-type="float">
            <text:p>39</text:p>
          </table:table-cell>
          <table:table-cell table:style-name="ce67" table:formula="of:=[M_Dia_A.I54]" office:value-type="float" office:value="35.1050222664929" calcext:value-type="float">
            <text:p>35</text:p>
          </table:table-cell>
          <table:table-cell table:style-name="ce67" table:formula="of:=[M_Dia_A.J54]" office:value-type="float" office:value="38.8851340522052" calcext:value-type="float">
            <text:p>39</text:p>
          </table:table-cell>
          <table:table-cell table:style-name="ce67" table:formula="of:=[M_Dia_A.L54]" office:value-type="float" office:value="51.7693952540595" calcext:value-type="float">
            <text:p>52</text:p>
          </table:table-cell>
          <table:table-cell table:style-name="ce67" table:formula="of:=[M_Dia_A.N54]" office:value-type="float" office:value="37.238305127406" calcext:value-type="float">
            <text:p>37</text:p>
          </table:table-cell>
          <table:table-cell table:number-columns-repeated="2"/>
          <table:table-cell table:formula="of:=[.B54]" office:value-type="date" office:date-value="2020-04-05" calcext:value-type="date">
            <text:p>05/04</text:p>
          </table:table-cell>
          <table:table-cell table:style-name="ce67" table:formula="of:=[M_Dia_A.C54]" office:value-type="float" office:value="10.2277054125989" calcext:value-type="float">
            <text:p>10</text:p>
          </table:table-cell>
          <table:table-cell table:style-name="ce67" table:formula="of:=[M_Dia_A.D54]" office:value-type="float" office:value="10.5298187830823" calcext:value-type="float">
            <text:p>11</text:p>
          </table:table-cell>
          <table:table-cell table:style-name="ce67" table:formula="of:=[M_Dia_A.F54]" office:value-type="float" office:value="15.9545431891454" calcext:value-type="float">
            <text:p>16</text:p>
          </table:table-cell>
          <table:table-cell table:style-name="ce67" table:formula="of:=[M_Dia_A.K54]" office:value-type="float" office:value="31.1081496152677" calcext:value-type="float">
            <text:p>31</text:p>
          </table:table-cell>
          <table:table-cell table:style-name="ce67" table:formula="of:=[M_Dia_A.M54]" office:value-type="float" office:value="13.8225375192855" calcext:value-type="float">
            <text:p>14</text:p>
          </table:table-cell>
          <table:table-cell table:style-name="ce67" table:formula="of:=[M_Dia_A.O54]" office:value-type="float" office:value="38.6241834784359" calcext:value-type="float">
            <text:p>39</text:p>
          </table:table-cell>
          <table:table-cell table:style-name="ce67" table:formula="of:=[M_Dia_A.P54]" office:value-type="float" office:value="37.4777803461834" calcext:value-type="float">
            <text:p>37</text:p>
          </table:table-cell>
        </table:table-row>
        <table:table-row table:style-name="ro1">
          <table:table-cell table:style-name="ce61" table:formula="of:=[M_Dia_A.A55]" office:value-type="string" office:string-value="L" calcext:value-type="string">
            <text:p>L</text:p>
          </table:table-cell>
          <table:table-cell table:style-name="ce50" table:formula="of:=[M_Dia_A.B55]" office:value-type="date" office:date-value="2020-04-06" calcext:value-type="date">
            <text:p>06/04</text:p>
          </table:table-cell>
          <table:table-cell table:style-name="ce69" table:formula="of:=[M_Dia_A.E55]" office:value-type="float" office:value="85.1361839290909" calcext:value-type="float">
            <text:p>85</text:p>
          </table:table-cell>
          <table:table-cell table:style-name="ce69" table:formula="of:=[M_Dia_A.G55]" office:value-type="float" office:value="75.1159359047629" calcext:value-type="float">
            <text:p>75</text:p>
          </table:table-cell>
          <table:table-cell table:style-name="ce69" table:formula="of:=[M_Dia_A.H55]" office:value-type="float" office:value="62.3894536521701" calcext:value-type="float">
            <text:p>62</text:p>
          </table:table-cell>
          <table:table-cell table:style-name="ce69" table:formula="of:=[M_Dia_A.I55]" office:value-type="float" office:value="30.8313673818764" calcext:value-type="float">
            <text:p>31</text:p>
          </table:table-cell>
          <table:table-cell table:style-name="ce69" table:formula="of:=[M_Dia_A.J55]" office:value-type="float" office:value="47.1065623946714" calcext:value-type="float">
            <text:p>47</text:p>
          </table:table-cell>
          <table:table-cell table:style-name="ce69" table:formula="of:=[M_Dia_A.L55]" office:value-type="float" office:value="51.7693952540595" calcext:value-type="float">
            <text:p>52</text:p>
          </table:table-cell>
          <table:table-cell table:style-name="ce69" table:formula="of:=[M_Dia_A.N55]" office:value-type="float" office:value="66.3703125400024" calcext:value-type="float">
            <text:p>66</text:p>
          </table:table-cell>
          <table:table-cell table:style-name="ce76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65" table:formula="of:=[M_Dia_A.C55]" office:value-type="float" office:value="5.11385270629944" calcext:value-type="float">
            <text:p>5.1</text:p>
          </table:table-cell>
          <table:table-cell table:style-name="ce65" table:formula="of:=[M_Dia_A.D55]" office:value-type="float" office:value="9.3598389182954" calcext:value-type="float">
            <text:p>9.4</text:p>
          </table:table-cell>
          <table:table-cell table:style-name="ce65" table:formula="of:=[M_Dia_A.F55]" office:value-type="float" office:value="7.09090808406461" calcext:value-type="float">
            <text:p>7.1</text:p>
          </table:table-cell>
          <table:table-cell table:style-name="ce69" table:formula="of:=[M_Dia_A.K55]" office:value-type="float" office:value="23.7014473259183" calcext:value-type="float">
            <text:p>24</text:p>
          </table:table-cell>
          <table:table-cell table:style-name="ce65" table:formula="of:=[M_Dia_A.M55]" office:value-type="float" office:value="7.62622759684718" calcext:value-type="float">
            <text:p>7.6</text:p>
          </table:table-cell>
          <table:table-cell table:style-name="ce69" table:formula="of:=[M_Dia_A.O55]" office:value-type="float" office:value="42.5354931977712" calcext:value-type="float">
            <text:p>43</text:p>
          </table:table-cell>
          <table:table-cell table:style-name="ce69" table:formula="of:=[M_Dia_A.P55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A.B56]" office:value-type="date" office:date-value="2020-04-07" calcext:value-type="date">
            <text:p>07/04</text:p>
          </table:table-cell>
          <table:table-cell table:style-name="ce67" table:formula="of:=[M_Dia_A.E56]" office:value-type="float" office:value="185.458822288776" calcext:value-type="float">
            <text:p>185</text:p>
          </table:table-cell>
          <table:table-cell table:style-name="ce67" table:formula="of:=[M_Dia_A.G56]" office:value-type="float" office:value="87.6156049878161" calcext:value-type="float">
            <text:p>88</text:p>
          </table:table-cell>
          <table:table-cell table:style-name="ce67" table:formula="of:=[M_Dia_A.H56]" office:value-type="float" office:value="106.129478781663" calcext:value-type="float">
            <text:p>106</text:p>
          </table:table-cell>
          <table:table-cell table:style-name="ce67" table:formula="of:=[M_Dia_A.I56]" office:value-type="float" office:value="71.4310887857334" calcext:value-type="float">
            <text:p>71</text:p>
          </table:table-cell>
          <table:table-cell table:style-name="ce67" table:formula="of:=[M_Dia_A.J56]" office:value-type="float" office:value="44.736420890537" calcext:value-type="float">
            <text:p>45</text:p>
          </table:table-cell>
          <table:table-cell table:style-name="ce67" table:formula="of:=[M_Dia_A.L56]" office:value-type="float" office:value="31.0616371524357" calcext:value-type="float">
            <text:p>31</text:p>
          </table:table-cell>
          <table:table-cell table:style-name="ce67" table:formula="of:=[M_Dia_A.N56]" office:value-type="float" office:value="79.2052839217841" calcext:value-type="float">
            <text:p>79</text:p>
          </table:table-cell>
          <table:table-cell table:number-columns-repeated="2"/>
          <table:table-cell table:formula="of:=[.B56]" office:value-type="date" office:date-value="2020-04-07" calcext:value-type="date">
            <text:p>07/04</text:p>
          </table:table-cell>
          <table:table-cell table:formula="of:=[M_Dia_A.C56]" office:value-type="float" office:value="9.61626650206309" calcext:value-type="float">
            <text:p>9.6</text:p>
          </table:table-cell>
          <table:table-cell table:style-name="ce67" table:formula="of:=[M_Dia_A.D56]" office:value-type="float" office:value="13.4547684450496" calcext:value-type="float">
            <text:p>13</text:p>
          </table:table-cell>
          <table:table-cell table:style-name="ce67" table:formula="of:=[M_Dia_A.F56]" office:value-type="float" office:value="14.1818161681292" calcext:value-type="float">
            <text:p>14</text:p>
          </table:table-cell>
          <table:table-cell table:style-name="ce67" table:formula="of:=[M_Dia_A.K56]" office:value-type="float" office:value="53.3282564833161" calcext:value-type="float">
            <text:p>53</text:p>
          </table:table-cell>
          <table:table-cell table:style-name="ce67" table:formula="of:=[M_Dia_A.M56]" office:value-type="float" office:value="16.2057336433002" calcext:value-type="float">
            <text:p>16</text:p>
          </table:table-cell>
          <table:table-cell table:style-name="ce67" table:formula="of:=[M_Dia_A.O56]" office:value-type="float" office:value="37.1574423336852" calcext:value-type="float">
            <text:p>37</text:p>
          </table:table-cell>
          <table:table-cell table:style-name="ce67" table:formula="of:=[M_Dia_A.P5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A.B57]" office:value-type="date" office:date-value="2020-04-08" calcext:value-type="date">
            <text:p>08/04</text:p>
          </table:table-cell>
          <table:table-cell table:style-name="ce67" table:formula="of:=[M_Dia_A.E57]" office:value-type="float" office:value="94.3400957052089" calcext:value-type="float">
            <text:p>94</text:p>
          </table:table-cell>
          <table:table-cell table:style-name="ce67" table:formula="of:=[M_Dia_A.G57]" office:value-type="float" office:value="89.2665046780306" calcext:value-type="float">
            <text:p>89</text:p>
          </table:table-cell>
          <table:table-cell table:style-name="ce67" table:formula="of:=[M_Dia_A.H57]" office:value-type="float" office:value="40.5194410874238" calcext:value-type="float">
            <text:p>41</text:p>
          </table:table-cell>
          <table:table-cell table:style-name="ce67" table:formula="of:=[M_Dia_A.I57]" office:value-type="float" office:value="44.8733762884735" calcext:value-type="float">
            <text:p>45</text:p>
          </table:table-cell>
          <table:table-cell table:style-name="ce67" table:formula="of:=[M_Dia_A.J57]" office:value-type="float" office:value="40.1442717262766" calcext:value-type="float">
            <text:p>40</text:p>
          </table:table-cell>
          <table:table-cell table:style-name="ce67" table:formula="of:=[M_Dia_A.L57]" office:value-type="float" office:value="20.7077581016238" calcext:value-type="float">
            <text:p>21</text:p>
          </table:table-cell>
          <table:table-cell table:style-name="ce67" table:formula="of:=[M_Dia_A.N57]" office:value-type="float" office:value="74.392169653616" calcext:value-type="float">
            <text:p>74</text:p>
          </table:table-cell>
          <table:table-cell table:number-columns-repeated="2"/>
          <table:table-cell table:formula="of:=[.B57]" office:value-type="date" office:date-value="2020-04-08" calcext:value-type="date">
            <text:p>08/04</text:p>
          </table:table-cell>
          <table:table-cell table:style-name="ce67" table:formula="of:=[M_Dia_A.C57]" office:value-type="float" office:value="14.1186802978267" calcext:value-type="float">
            <text:p>14</text:p>
          </table:table-cell>
          <table:table-cell table:style-name="ce67" table:formula="of:=[M_Dia_A.D57]" office:value-type="float" office:value="17.5496979718039" calcext:value-type="float">
            <text:p>18</text:p>
          </table:table-cell>
          <table:table-cell table:style-name="ce67" table:formula="of:=[M_Dia_A.F57]" office:value-type="float" office:value="13.2954526576211" calcext:value-type="float">
            <text:p>13</text:p>
          </table:table-cell>
          <table:table-cell table:style-name="ce67" table:formula="of:=[M_Dia_A.K57]" office:value-type="float" office:value="37.0335114467473" calcext:value-type="float">
            <text:p>37</text:p>
          </table:table-cell>
          <table:table-cell table:style-name="ce67" table:formula="of:=[M_Dia_A.M57]" office:value-type="float" office:value="16.6823728681032" calcext:value-type="float">
            <text:p>17</text:p>
          </table:table-cell>
          <table:table-cell table:style-name="ce67" table:formula="of:=[M_Dia_A.O57]" office:value-type="float" office:value="48.4024577767742" calcext:value-type="float">
            <text:p>48</text:p>
          </table:table-cell>
          <table:table-cell table:style-name="ce67" table:formula="of:=[M_Dia_A.P57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A.B58]" office:value-type="date" office:date-value="2020-04-09" calcext:value-type="date">
            <text:p>09/04</text:p>
          </table:table-cell>
          <table:table-cell table:style-name="ce67" table:formula="of:=[M_Dia_A.E58]" office:value-type="float" office:value="130.235351632069" calcext:value-type="float">
            <text:p>130</text:p>
          </table:table-cell>
          <table:table-cell table:style-name="ce67" table:formula="of:=[M_Dia_A.G58]" office:value-type="float" office:value="80.5403206011822" calcext:value-type="float">
            <text:p>81</text:p>
          </table:table-cell>
          <table:table-cell table:style-name="ce67" table:formula="of:=[M_Dia_A.H58]" office:value-type="float" office:value="100.437283730564" calcext:value-type="float">
            <text:p>100</text:p>
          </table:table-cell>
          <table:table-cell table:style-name="ce67" table:formula="of:=[M_Dia_A.I58]" office:value-type="float" office:value="45.1786373516604" calcext:value-type="float">
            <text:p>45</text:p>
          </table:table-cell>
          <table:table-cell table:style-name="ce67" table:formula="of:=[M_Dia_A.J58]" office:value-type="float" office:value="45.1808224225622" calcext:value-type="float">
            <text:p>45</text:p>
          </table:table-cell>
          <table:table-cell table:style-name="ce67" table:formula="of:=[M_Dia_A.L58]" office:value-type="float" office:value="62.1232743048714" calcext:value-type="float">
            <text:p>62</text:p>
          </table:table-cell>
          <table:table-cell table:style-name="ce67" table:formula="of:=[M_Dia_A.N58]" office:value-type="float" office:value="82.7517891720132" calcext:value-type="float">
            <text:p>83</text:p>
          </table:table-cell>
          <table:table-cell table:number-columns-repeated="2"/>
          <table:table-cell table:formula="of:=[.B58]" office:value-type="date" office:date-value="2020-04-09" calcext:value-type="date">
            <text:p>09/04</text:p>
          </table:table-cell>
          <table:table-cell table:style-name="ce67" table:formula="of:=[M_Dia_A.C58]" office:value-type="float" office:value="13.6739974538007" calcext:value-type="float">
            <text:p>14</text:p>
          </table:table-cell>
          <table:table-cell table:style-name="ce67" table:formula="of:=[M_Dia_A.D58]" office:value-type="float" office:value="12.8697785126562" calcext:value-type="float">
            <text:p>13</text:p>
          </table:table-cell>
          <table:table-cell table:style-name="ce67" table:formula="of:=[M_Dia_A.F58]" office:value-type="float" office:value="16.8409066996534" calcext:value-type="float">
            <text:p>17</text:p>
          </table:table-cell>
          <table:table-cell table:style-name="ce67" table:formula="of:=[M_Dia_A.K58]" office:value-type="float" office:value="41.477532820357" calcext:value-type="float">
            <text:p>41</text:p>
          </table:table-cell>
          <table:table-cell table:style-name="ce67" table:formula="of:=[M_Dia_A.M58]" office:value-type="float" office:value="13.8225375192855" calcext:value-type="float">
            <text:p>14</text:p>
          </table:table-cell>
          <table:table-cell table:style-name="ce67" table:formula="of:=[M_Dia_A.O58]" office:value-type="float" office:value="32.2683051845161" calcext:value-type="float">
            <text:p>32</text:p>
          </table:table-cell>
          <table:table-cell table:style-name="ce67" table:formula="of:=[M_Dia_A.P58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A.B59]" office:value-type="date" office:date-value="2020-04-10" calcext:value-type="date">
            <text:p>10/04</text:p>
          </table:table-cell>
          <table:table-cell table:style-name="ce67" table:formula="of:=[M_Dia_A.E59]" office:value-type="float" office:value="228.257012047725" calcext:value-type="float">
            <text:p>228</text:p>
          </table:table-cell>
          <table:table-cell table:style-name="ce67" table:formula="of:=[M_Dia_A.G59]" office:value-type="float" office:value="71.3424508985582" calcext:value-type="float">
            <text:p>71</text:p>
          </table:table-cell>
          <table:table-cell table:style-name="ce67" table:formula="of:=[M_Dia_A.H59]" office:value-type="float" office:value="73.9236383609746" calcext:value-type="float">
            <text:p>74</text:p>
          </table:table-cell>
          <table:table-cell table:style-name="ce67" table:formula="of:=[M_Dia_A.I59]" office:value-type="float" office:value="35.1050222664929" calcext:value-type="float">
            <text:p>35</text:p>
          </table:table-cell>
          <table:table-cell table:style-name="ce67" table:formula="of:=[M_Dia_A.J59]" office:value-type="float" office:value="42.2181455423942" calcext:value-type="float">
            <text:p>42</text:p>
          </table:table-cell>
          <table:table-cell table:style-name="ce67" table:formula="of:=[M_Dia_A.L59]" office:value-type="float" office:value="20.7077581016238" calcext:value-type="float">
            <text:p>21</text:p>
          </table:table-cell>
          <table:table-cell table:style-name="ce67" table:formula="of:=[M_Dia_A.N59]" office:value-type="float" office:value="77.4320312966695" calcext:value-type="float">
            <text:p>77</text:p>
          </table:table-cell>
          <table:table-cell table:number-columns-repeated="2"/>
          <table:table-cell table:formula="of:=[.B59]" office:value-type="date" office:date-value="2020-04-10" calcext:value-type="date">
            <text:p>10/04</text:p>
          </table:table-cell>
          <table:table-cell table:style-name="ce67" table:formula="of:=[M_Dia_A.C59]" office:value-type="float" office:value="14.7857045638658" calcext:value-type="float">
            <text:p>15</text:p>
          </table:table-cell>
          <table:table-cell table:style-name="ce67" table:formula="of:=[M_Dia_A.D59]" office:value-type="float" office:value="14.0397583774431" calcext:value-type="float">
            <text:p>14</text:p>
          </table:table-cell>
          <table:table-cell table:formula="of:=[M_Dia_A.F59]" office:value-type="float" office:value="8.86363510508076" calcext:value-type="float">
            <text:p>8.9</text:p>
          </table:table-cell>
          <table:table-cell table:style-name="ce67" table:formula="of:=[M_Dia_A.K59]" office:value-type="float" office:value="37.0335114467473" calcext:value-type="float">
            <text:p>37</text:p>
          </table:table-cell>
          <table:table-cell table:style-name="ce67" table:formula="of:=[M_Dia_A.M59]" office:value-type="float" office:value="12.3926198448767" calcext:value-type="float">
            <text:p>12</text:p>
          </table:table-cell>
          <table:table-cell table:style-name="ce67" table:formula="of:=[M_Dia_A.O59]" office:value-type="float" office:value="30.3126503248485" calcext:value-type="float">
            <text:p>30</text:p>
          </table:table-cell>
          <table:table-cell table:style-name="ce67" table:formula="of:=[M_Dia_A.P59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A.B60]" office:value-type="date" office:date-value="2020-04-11" calcext:value-type="date">
            <text:p>11/04</text:p>
          </table:table-cell>
          <table:table-cell table:style-name="ce67" table:formula="of:=[M_Dia_A.E60]" office:value-type="float" office:value="150.483957539528" calcext:value-type="float">
            <text:p>150</text:p>
          </table:table-cell>
          <table:table-cell table:style-name="ce67" table:formula="of:=[M_Dia_A.G60]" office:value-type="float" office:value="60.1399172863879" calcext:value-type="float">
            <text:p>60</text:p>
          </table:table-cell>
          <table:table-cell table:style-name="ce67" table:formula="of:=[M_Dia_A.H60]" office:value-type="float" office:value="47.5597875979928" calcext:value-type="float">
            <text:p>48</text:p>
          </table:table-cell>
          <table:table-cell table:style-name="ce67" table:formula="of:=[M_Dia_A.I60]" office:value-type="float" office:value="40.2944603406701" calcext:value-type="float">
            <text:p>40</text:p>
          </table:table-cell>
          <table:table-cell table:style-name="ce67" table:formula="of:=[M_Dia_A.J60]" office:value-type="float" office:value="45.8474247206" calcext:value-type="float">
            <text:p>46</text:p>
          </table:table-cell>
          <table:table-cell table:style-name="ce67" table:formula="of:=[M_Dia_A.L60]" office:value-type="float" office:value="82.8310324064953" calcext:value-type="float">
            <text:p>83</text:p>
          </table:table-cell>
          <table:table-cell table:style-name="ce67" table:formula="of:=[M_Dia_A.N60]" office:value-type="float" office:value="62.2327230814018" calcext:value-type="float">
            <text:p>62</text:p>
          </table:table-cell>
          <table:table-cell table:number-columns-repeated="2"/>
          <table:table-cell table:formula="of:=[.B60]" office:value-type="date" office:date-value="2020-04-11" calcext:value-type="date">
            <text:p>11/04</text:p>
          </table:table-cell>
          <table:table-cell table:formula="of:=[M_Dia_A.C60]" office:value-type="float" office:value="9.50509579105658" calcext:value-type="float">
            <text:p>9.5</text:p>
          </table:table-cell>
          <table:table-cell table:style-name="ce67" table:formula="of:=[M_Dia_A.D60]" office:value-type="float" office:value="10.5298187830823" calcext:value-type="float">
            <text:p>11</text:p>
          </table:table-cell>
          <table:table-cell table:style-name="ce67" table:formula="of:=[M_Dia_A.F60]" office:value-type="float" office:value="11.522725636605" calcext:value-type="float">
            <text:p>12</text:p>
          </table:table-cell>
          <table:table-cell table:style-name="ce67" table:formula="of:=[M_Dia_A.K60]" office:value-type="float" office:value="47.4028946518366" calcext:value-type="float">
            <text:p>47</text:p>
          </table:table-cell>
          <table:table-cell table:style-name="ce67" table:formula="of:=[M_Dia_A.M60]" office:value-type="float" office:value="16.6823728681032" calcext:value-type="float">
            <text:p>17</text:p>
          </table:table-cell>
          <table:table-cell table:style-name="ce67" table:formula="of:=[M_Dia_A.O60]" office:value-type="float" office:value="30.8015640397654" calcext:value-type="float">
            <text:p>31</text:p>
          </table:table-cell>
          <table:table-cell table:style-name="ce67" table:formula="of:=[M_Dia_A.P60]" office:value-type="float" office:value="35.5052655911211" calcext:value-type="float">
            <text:p>36</text:p>
          </table:table-cell>
        </table:table-row>
        <table:table-row table:style-name="ro1">
          <table:table-cell table:style-name="ce62"/>
          <table:table-cell table:formula="of:=[M_Dia_A.B61]" office:value-type="date" office:date-value="2020-04-12" calcext:value-type="date">
            <text:p>12/04</text:p>
          </table:table-cell>
          <table:table-cell table:style-name="ce67" table:formula="of:=[M_Dia_A.E61]" office:value-type="float" office:value="116.889679556698" calcext:value-type="float">
            <text:p>117</text:p>
          </table:table-cell>
          <table:table-cell table:style-name="ce67" table:formula="of:=[M_Dia_A.G61]" office:value-type="float" office:value="72.9933505887727" calcext:value-type="float">
            <text:p>73</text:p>
          </table:table-cell>
          <table:table-cell table:style-name="ce67" table:formula="of:=[M_Dia_A.H61]" office:value-type="float" office:value="42.0173871535023" calcext:value-type="float">
            <text:p>42</text:p>
          </table:table-cell>
          <table:table-cell table:style-name="ce67" table:formula="of:=[M_Dia_A.I61]" office:value-type="float" office:value="28.6945399395681" calcext:value-type="float">
            <text:p>29</text:p>
          </table:table-cell>
          <table:table-cell table:style-name="ce67" table:formula="of:=[M_Dia_A.J61]" office:value-type="float" office:value="31.9228433838103" calcext:value-type="float">
            <text:p>32</text:p>
          </table:table-cell>
          <table:table-cell table:style-name="ce67" table:formula="of:=[M_Dia_A.L61]" office:value-type="float" office:value="41.4155162032476" calcext:value-type="float">
            <text:p>41</text:p>
          </table:table-cell>
          <table:table-cell table:style-name="ce67" table:formula="of:=[M_Dia_A.N61]" office:value-type="float" office:value="60.5439110574832" calcext:value-type="float">
            <text:p>61</text:p>
          </table:table-cell>
          <table:table-cell table:number-columns-repeated="2"/>
          <table:table-cell table:formula="of:=[.B61]" office:value-type="date" office:date-value="2020-04-12" calcext:value-type="date">
            <text:p>12/04</text:p>
          </table:table-cell>
          <table:table-cell table:formula="of:=[M_Dia_A.C61]" office:value-type="float" office:value="7.17051085991987" calcext:value-type="float">
            <text:p>7.2</text:p>
          </table:table-cell>
          <table:table-cell table:formula="of:=[M_Dia_A.D61]" office:value-type="float" office:value="7.60486912111501" calcext:value-type="float">
            <text:p>7.6</text:p>
          </table:table-cell>
          <table:table-cell table:style-name="ce67" table:formula="of:=[M_Dia_A.F61]" office:value-type="float" office:value="11.522725636605" calcext:value-type="float">
            <text:p>12</text:p>
          </table:table-cell>
          <table:table-cell table:style-name="ce67" table:formula="of:=[M_Dia_A.K61]" office:value-type="float" office:value="20.7387664101785" calcext:value-type="float">
            <text:p>21</text:p>
          </table:table-cell>
          <table:table-cell table:style-name="ce67" table:formula="of:=[M_Dia_A.M61]" office:value-type="float" office:value="16.2057336433002" calcext:value-type="float">
            <text:p>16</text:p>
          </table:table-cell>
          <table:table-cell table:style-name="ce67" table:formula="of:=[M_Dia_A.O61]" office:value-type="float" office:value="32.757218899433" calcext:value-type="float">
            <text:p>33</text:p>
          </table:table-cell>
          <table:table-cell table:style-name="ce67" table:formula="of:=[M_Dia_A.P61]" office:value-type="float" office:value="30.9027311626424" calcext:value-type="float">
            <text:p>31</text:p>
          </table:table-cell>
        </table:table-row>
        <table:table-row table:style-name="ro1">
          <table:table-cell table:style-name="ce63" table:formula="of:=[M_Dia_A.A62]" office:value-type="string" office:string-value="L" calcext:value-type="string">
            <text:p>L</text:p>
          </table:table-cell>
          <table:table-cell table:style-name="ce50" table:formula="of:=[M_Dia_A.B62]" office:value-type="date" office:date-value="2020-04-13" calcext:value-type="date">
            <text:p>13/04</text:p>
          </table:table-cell>
          <table:table-cell table:style-name="ce69" table:formula="of:=[M_Dia_A.E62]" office:value-type="float" office:value="139.439263408187" calcext:value-type="float">
            <text:p>139</text:p>
          </table:table-cell>
          <table:table-cell table:style-name="ce69" table:formula="of:=[M_Dia_A.G62]" office:value-type="float" office:value="60.9653671314952" calcext:value-type="float">
            <text:p>61</text:p>
          </table:table-cell>
          <table:table-cell table:style-name="ce69" table:formula="of:=[M_Dia_A.H62]" office:value-type="float" office:value="42.9910520964533" calcext:value-type="float">
            <text:p>43</text:p>
          </table:table-cell>
          <table:table-cell table:style-name="ce69" table:formula="of:=[M_Dia_A.I62]" office:value-type="float" office:value="26.2524514340729" calcext:value-type="float">
            <text:p>26</text:p>
          </table:table-cell>
          <table:table-cell table:style-name="ce69" table:formula="of:=[M_Dia_A.J62]" office:value-type="float" office:value="41.9218778543774" calcext:value-type="float">
            <text:p>42</text:p>
          </table:table-cell>
          <table:table-cell table:style-name="ce69" table:formula="of:=[M_Dia_A.L62]" office:value-type="float" office:value="10.3538790508119" calcext:value-type="float">
            <text:p>10</text:p>
          </table:table-cell>
          <table:table-cell table:style-name="ce69" table:formula="of:=[M_Dia_A.N62]" office:value-type="float" office:value="65.694787730435" calcext:value-type="float">
            <text:p>66</text:p>
          </table:table-cell>
          <table:table-cell table:style-name="ce76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65" table:formula="of:=[M_Dia_A.C62]" office:value-type="float" office:value="7.00375479341011" calcext:value-type="float">
            <text:p>7.0</text:p>
          </table:table-cell>
          <table:table-cell table:style-name="ce69" table:formula="of:=[M_Dia_A.D62]" office:value-type="float" office:value="10.5298187830823" calcext:value-type="float">
            <text:p>11</text:p>
          </table:table-cell>
          <table:table-cell table:style-name="ce69" table:formula="of:=[M_Dia_A.F62]" office:value-type="float" office:value="10.6363621260969" calcext:value-type="float">
            <text:p>11</text:p>
          </table:table-cell>
          <table:table-cell table:style-name="ce69" table:formula="of:=[M_Dia_A.K62]" office:value-type="float" office:value="45.9215541939667" calcext:value-type="float">
            <text:p>46</text:p>
          </table:table-cell>
          <table:table-cell table:style-name="ce69" table:formula="of:=[M_Dia_A.M62]" office:value-type="float" office:value="14.7758159688914" calcext:value-type="float">
            <text:p>15</text:p>
          </table:table-cell>
          <table:table-cell table:style-name="ce69" table:formula="of:=[M_Dia_A.O62]" office:value-type="float" office:value="27.379168035347" calcext:value-type="float">
            <text:p>27</text:p>
          </table:table-cell>
          <table:table-cell table:style-name="ce69" table:formula="of:=[M_Dia_A.P62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A.B63]" office:value-type="date" office:date-value="2020-04-14" calcext:value-type="date">
            <text:p>14/04</text:p>
          </table:table-cell>
          <table:table-cell table:style-name="ce67" table:formula="of:=[M_Dia_A.E63]" office:value-type="float" office:value="116.889679556698" calcext:value-type="float">
            <text:p>117</text:p>
          </table:table-cell>
          <table:table-cell table:style-name="ce67" table:formula="of:=[M_Dia_A.G63]" office:value-type="float" office:value="66.86143745369" calcext:value-type="float">
            <text:p>67</text:p>
          </table:table-cell>
          <table:table-cell table:style-name="ce67" table:formula="of:=[M_Dia_A.H63]" office:value-type="float" office:value="57.0717451175913" calcext:value-type="float">
            <text:p>57</text:p>
          </table:table-cell>
          <table:table-cell table:style-name="ce67" table:formula="of:=[M_Dia_A.I63]" office:value-type="float" office:value="37.2418497088012" calcext:value-type="float">
            <text:p>37</text:p>
          </table:table-cell>
          <table:table-cell table:style-name="ce67" table:formula="of:=[M_Dia_A.J63]" office:value-type="float" office:value="44.5882870465286" calcext:value-type="float">
            <text:p>45</text:p>
          </table:table-cell>
          <table:table-cell table:formula="of:=[M_Dia_A.L63]" office:value-type="float" office:value="0" calcext:value-type="float">
            <text:p>0.0</text:p>
          </table:table-cell>
          <table:table-cell table:style-name="ce67" table:formula="of:=[M_Dia_A.N63]" office:value-type="float" office:value="64.2592975101042" calcext:value-type="float">
            <text:p>64</text:p>
          </table:table-cell>
          <table:table-cell table:number-columns-repeated="2"/>
          <table:table-cell table:formula="of:=[.B63]" office:value-type="date" office:date-value="2020-04-14" calcext:value-type="date">
            <text:p>14/04</text:p>
          </table:table-cell>
          <table:table-cell table:formula="of:=[M_Dia_A.C63]" office:value-type="float" office:value="9.44951043555332" calcext:value-type="float">
            <text:p>9.4</text:p>
          </table:table-cell>
          <table:table-cell table:formula="of:=[M_Dia_A.D63]" office:value-type="float" office:value="9.3598389182954" calcext:value-type="float">
            <text:p>9.4</text:p>
          </table:table-cell>
          <table:table-cell table:style-name="ce67" table:formula="of:=[M_Dia_A.F63]" office:value-type="float" office:value="12.4090891471131" calcext:value-type="float">
            <text:p>12</text:p>
          </table:table-cell>
          <table:table-cell table:style-name="ce67" table:formula="of:=[M_Dia_A.K63]" office:value-type="float" office:value="60.7349587726656" calcext:value-type="float">
            <text:p>61</text:p>
          </table:table-cell>
          <table:table-cell table:style-name="ce67" table:formula="of:=[M_Dia_A.M63]" office:value-type="float" office:value="15.2524551936944" calcext:value-type="float">
            <text:p>15</text:p>
          </table:table-cell>
          <table:table-cell table:style-name="ce67" table:formula="of:=[M_Dia_A.O63]" office:value-type="float" office:value="27.379168035347" calcext:value-type="float">
            <text:p>27</text:p>
          </table:table-cell>
          <table:table-cell table:style-name="ce67" table:formula="of:=[M_Dia_A.P63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A.B64]" office:value-type="date" office:date-value="2020-04-15" calcext:value-type="date">
            <text:p>15/04</text:p>
          </table:table-cell>
          <table:table-cell table:style-name="ce67" table:formula="of:=[M_Dia_A.E64]" office:value-type="float" office:value="130.235351632069" calcext:value-type="float">
            <text:p>130</text:p>
          </table:table-cell>
          <table:table-cell table:style-name="ce67" table:formula="of:=[M_Dia_A.G64]" office:value-type="float" office:value="61.6728955701585" calcext:value-type="float">
            <text:p>62</text:p>
          </table:table-cell>
          <table:table-cell table:style-name="ce67" table:formula="of:=[M_Dia_A.H64]" office:value-type="float" office:value="107.702322151045" calcext:value-type="float">
            <text:p>108</text:p>
          </table:table-cell>
          <table:table-cell table:style-name="ce67" table:formula="of:=[M_Dia_A.I64]" office:value-type="float" office:value="57.6943409423231" calcext:value-type="float">
            <text:p>58</text:p>
          </table:table-cell>
          <table:table-cell table:style-name="ce67" table:formula="of:=[M_Dia_A.J64]" office:value-type="float" office:value="42.8106809184278" calcext:value-type="float">
            <text:p>43</text:p>
          </table:table-cell>
          <table:table-cell table:style-name="ce67" table:formula="of:=[M_Dia_A.L64]" office:value-type="float" office:value="10.3538790508119" calcext:value-type="float">
            <text:p>10</text:p>
          </table:table-cell>
          <table:table-cell table:style-name="ce67" table:formula="of:=[M_Dia_A.N64]" office:value-type="float" office:value="72.7033576296973" calcext:value-type="float">
            <text:p>73</text:p>
          </table:table-cell>
          <table:table-cell table:number-columns-repeated="2"/>
          <table:table-cell table:formula="of:=[.B64]" office:value-type="date" office:date-value="2020-04-15" calcext:value-type="date">
            <text:p>15/04</text:p>
          </table:table-cell>
          <table:table-cell table:style-name="ce67" table:formula="of:=[M_Dia_A.C64]" office:value-type="float" office:value="15.8418263184276" calcext:value-type="float">
            <text:p>16</text:p>
          </table:table-cell>
          <table:table-cell table:formula="of:=[M_Dia_A.D64]" office:value-type="float" office:value="5.26490939154116" calcext:value-type="float">
            <text:p>5.3</text:p>
          </table:table-cell>
          <table:table-cell table:style-name="ce67" table:formula="of:=[M_Dia_A.F64]" office:value-type="float" office:value="8.86363510508076" calcext:value-type="float">
            <text:p>9</text:p>
          </table:table-cell>
          <table:table-cell table:style-name="ce67" table:formula="of:=[M_Dia_A.K64]" office:value-type="float" office:value="56.2909373990559" calcext:value-type="float">
            <text:p>56</text:p>
          </table:table-cell>
          <table:table-cell table:style-name="ce67" table:formula="of:=[M_Dia_A.M64]" office:value-type="float" office:value="15.2524551936944" calcext:value-type="float">
            <text:p>15</text:p>
          </table:table-cell>
          <table:table-cell table:style-name="ce67" table:formula="of:=[M_Dia_A.O64]" office:value-type="float" office:value="22.001117171261" calcext:value-type="float">
            <text:p>22</text:p>
          </table:table-cell>
          <table:table-cell table:style-name="ce67" table:formula="of:=[M_Dia_A.P64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A.B65]" office:value-type="date" office:date-value="2020-04-16" calcext:value-type="date">
            <text:p>16/04</text:p>
          </table:table-cell>
          <table:table-cell table:style-name="ce67" table:formula="of:=[M_Dia_A.E65]" office:value-type="float" office:value="191.901560532059" calcext:value-type="float">
            <text:p>192</text:p>
          </table:table-cell>
          <table:table-cell table:style-name="ce67" table:formula="of:=[M_Dia_A.G65]" office:value-type="float" office:value="64.9746949505877" calcext:value-type="float">
            <text:p>65</text:p>
          </table:table-cell>
          <table:table-cell table:style-name="ce67" table:formula="of:=[M_Dia_A.H65]" office:value-type="float" office:value="56.397669387856" calcext:value-type="float">
            <text:p>56</text:p>
          </table:table-cell>
          <table:table-cell table:style-name="ce67" table:formula="of:=[M_Dia_A.I65]" office:value-type="float" office:value="55.2522524368279" calcext:value-type="float">
            <text:p>55</text:p>
          </table:table-cell>
          <table:table-cell table:style-name="ce67" table:formula="of:=[M_Dia_A.J65]" office:value-type="float" office:value="38.8851340522052" calcext:value-type="float">
            <text:p>39</text:p>
          </table:table-cell>
          <table:table-cell table:style-name="ce67" table:formula="of:=[M_Dia_A.L65]" office:value-type="float" office:value="0" calcext:value-type="float">
            <text:p>0</text:p>
          </table:table-cell>
          <table:table-cell table:style-name="ce67" table:formula="of:=[M_Dia_A.N65]" office:value-type="float" office:value="71.5211892129543" calcext:value-type="float">
            <text:p>72</text:p>
          </table:table-cell>
          <table:table-cell table:number-columns-repeated="2"/>
          <table:table-cell table:formula="of:=[.B65]" office:value-type="date" office:date-value="2020-04-16" calcext:value-type="date">
            <text:p>16/04</text:p>
          </table:table-cell>
          <table:table-cell table:style-name="ce67" table:formula="of:=[M_Dia_A.C65]" office:value-type="float" office:value="17.5093869835253" calcext:value-type="float">
            <text:p>18</text:p>
          </table:table-cell>
          <table:table-cell table:formula="of:=[M_Dia_A.D65]" office:value-type="float" office:value="9.94482885068886" calcext:value-type="float">
            <text:p>9.9</text:p>
          </table:table-cell>
          <table:table-cell table:style-name="ce67" table:formula="of:=[M_Dia_A.F65]" office:value-type="float" office:value="10.6363621260969" calcext:value-type="float">
            <text:p>11</text:p>
          </table:table-cell>
          <table:table-cell table:style-name="ce67" table:formula="of:=[M_Dia_A.K65]" office:value-type="float" office:value="62.2162992305355" calcext:value-type="float">
            <text:p>62</text:p>
          </table:table-cell>
          <table:table-cell table:style-name="ce67" table:formula="of:=[M_Dia_A.M65]" office:value-type="float" office:value="14.2991767440885" calcext:value-type="float">
            <text:p>14</text:p>
          </table:table-cell>
          <table:table-cell table:style-name="ce67" table:formula="of:=[M_Dia_A.O65]" office:value-type="float" office:value="18.5787211668426" calcext:value-type="float">
            <text:p>19</text:p>
          </table:table-cell>
          <table:table-cell table:style-name="ce67" table:formula="of:=[M_Dia_A.P65]" office:value-type="float" office:value="28.2727114892261" calcext:value-type="float">
            <text:p>28</text:p>
          </table:table-cell>
        </table:table-row>
        <table:table-row table:style-name="ro1">
          <table:table-cell/>
          <table:table-cell table:formula="of:=[M_Dia_A.B66]" office:value-type="date" office:date-value="2020-04-17" calcext:value-type="date">
            <text:p>17/04</text:p>
          </table:table-cell>
          <table:table-cell table:style-name="ce67" table:formula="of:=[M_Dia_A.E66]" office:value-type="float" office:value="140.819850174604" calcext:value-type="float">
            <text:p>141</text:p>
          </table:table-cell>
          <table:table-cell table:style-name="ce67" table:formula="of:=[M_Dia_A.G66]" office:value-type="float" office:value="68.9840227696802" calcext:value-type="float">
            <text:p>69</text:p>
          </table:table-cell>
          <table:table-cell table:style-name="ce67" table:formula="of:=[M_Dia_A.H66]" office:value-type="float" office:value="56.9968478142874" calcext:value-type="float">
            <text:p>57</text:p>
          </table:table-cell>
          <table:table-cell table:style-name="ce67" table:formula="of:=[M_Dia_A.I66]" office:value-type="float" office:value="43.9575930989128" calcext:value-type="float">
            <text:p>44</text:p>
          </table:table-cell>
          <table:table-cell table:style-name="ce67" table:formula="of:=[M_Dia_A.J66]" office:value-type="float" office:value="42.5884801524152" calcext:value-type="float">
            <text:p>43</text:p>
          </table:table-cell>
          <table:table-cell table:style-name="ce67" table:number-columns-repeated="2"/>
          <table:table-cell table:number-columns-repeated="2"/>
          <table:table-cell table:formula="of:=[.B66]" office:value-type="date" office:date-value="2020-04-17" calcext:value-type="date">
            <text:p>17/04</text:p>
          </table:table-cell>
          <table:table-cell table:style-name="ce67" table:formula="of:=[M_Dia_A.C66]" office:value-type="float" office:value="16.6200212954732" calcext:value-type="float">
            <text:p>17</text:p>
          </table:table-cell>
          <table:table-cell table:formula="of:=[M_Dia_A.D66]" office:value-type="float" office:value="12.2847885802627" calcext:value-type="float">
            <text:p>12.3</text:p>
          </table:table-cell>
          <table:table-cell table:style-name="ce67" table:formula="of:=[M_Dia_A.F66]" office:value-type="float" office:value="13.2954526576211" calcext:value-type="float">
            <text:p>13</text:p>
          </table:table-cell>
          <table:table-cell table:style-name="ce67" table:formula="of:=[M_Dia_A.K66]" office:value-type="float" office:value="65.1789801462753" calcext:value-type="float">
            <text:p>65</text:p>
          </table:table-cell>
          <table:table-cell table:style-name="ce67" table:formula="of:=[M_Dia_A.M66]" office:value-type="float" office:value="13.3458982944826" calcext:value-type="float">
            <text:p>13</text:p>
          </table:table-cell>
          <table:table-cell table:style-name="ce67" table:formula="of:=[M_Dia_A.O66]" office:value-type="float" office:value="10.2671880132551" calcext:value-type="float">
            <text:p>10</text:p>
          </table:table-cell>
          <table:table-cell table:style-name="ce67" table:formula="of:=[M_Dia_A.P66]" office:value-type="float" office:value="28.9302164075802" calcext:value-type="float">
            <text:p>29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69])" office:value-type="float" office:value="228.257012047725" calcext:value-type="float">
            <text:p>228</text:p>
          </table:table-cell>
          <table:table-cell table:style-name="ce67" table:formula="of:=MAX([.D$9:.D69])" office:value-type="float" office:value="112.025336121703" calcext:value-type="float">
            <text:p>112</text:p>
          </table:table-cell>
          <table:table-cell table:style-name="ce67" table:formula="of:=MAX([.E$9:.E69])" office:value-type="float" office:value="107.702322151045" calcext:value-type="float">
            <text:p>108</text:p>
          </table:table-cell>
          <table:table-cell table:style-name="ce67" table:formula="of:=MAX([.F$9:.F69])" office:value-type="float" office:value="71.4310887857334" calcext:value-type="float">
            <text:p>71</text:p>
          </table:table-cell>
          <table:table-cell table:style-name="ce67" table:formula="of:=MAX([.G$9:.G69])" office:value-type="float" office:value="71.7708474220701" calcext:value-type="float">
            <text:p>72</text:p>
          </table:table-cell>
          <table:table-cell table:style-name="ce67" table:formula="of:=MAX([.H$9:.H69])" office:value-type="float" office:value="82.8310324064953" calcext:value-type="float">
            <text:p>83</text:p>
          </table:table-cell>
          <table:table-cell table:style-name="ce67" table:formula="of:=MAX([.I$9:.I69])" office:value-type="float" office:value="82.7517891720132" calcext:value-type="float">
            <text:p>83</text:p>
          </table:table-cell>
          <table:table-cell table:style-name="ce67" table:number-columns-repeated="3"/>
          <table:table-cell table:style-name="ce67" table:formula="of:=MAX([.M$9:.M69])" office:value-type="float" office:value="17.5093869835253" calcext:value-type="float">
            <text:p>18</text:p>
          </table:table-cell>
          <table:table-cell table:style-name="ce67" table:formula="of:=MAX([.N$9:.N69])" office:value-type="float" office:value="17.5496979718039" calcext:value-type="float">
            <text:p>18</text:p>
          </table:table-cell>
          <table:table-cell table:style-name="ce67" table:formula="of:=MAX([.O$9:.O69])" office:value-type="float" office:value="19.4999972311777" calcext:value-type="float">
            <text:p>19</text:p>
          </table:table-cell>
          <table:table-cell table:style-name="ce67" table:formula="of:=MAX([.P$9:.P69])" office:value-type="float" office:value="65.1789801462753" calcext:value-type="float">
            <text:p>65</text:p>
          </table:table-cell>
          <table:table-cell table:style-name="ce67" table:formula="of:=MAX([.Q$9:.Q69])" office:value-type="float" office:value="17.6356513177091" calcext:value-type="float">
            <text:p>18</text:p>
          </table:table-cell>
          <table:table-cell table:style-name="ce67" table:formula="of:=MAX([.R$9:.R69])" office:value-type="float" office:value="48.4024577767742" calcext:value-type="float">
            <text:p>48</text:p>
          </table:table-cell>
          <table:table-cell table:style-name="ce67" table:formula="of:=MAX([.S$9:.S69])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style-name="Default"/>
          <table:table-cell table:formula="of:=[.C8]" office:value-type="string" office:string-value="Bélgica" calcext:value-type="string">
            <text:p>Bélgica</text:p>
          </table:table-cell>
          <table:table-cell table:formula="of:=[.D8]" office:value-type="string" office:string-value="España" calcext:value-type="string">
            <text:p>España</text:p>
          </table:table-cell>
          <table:table-cell table:formula="of:=[.E8]" office:value-type="string" office:string-value="Francia" calcext:value-type="string">
            <text:p>Francia</text:p>
          </table:table-cell>
          <table:table-cell table:formula="of:=[.F8]" office:value-type="string" office:string-value="Holanda" calcext:value-type="string">
            <text:p>Holanda</text:p>
          </table:table-cell>
          <table:table-cell table:formula="of:=[.G8]" office:value-type="string" office:string-value="Italia" calcext:value-type="string">
            <text:p>Italia</text:p>
          </table:table-cell>
          <table:table-cell table:formula="of:=[.H8]" office:value-type="string" office:string-value="Luxemburgo" calcext:value-type="string">
            <text:p>Luxemburgo</text:p>
          </table:table-cell>
          <table:table-cell table:formula="of:=[.I8]" office:value-type="string" office:string-value="Reino Unido" calcext:value-type="string">
            <text:p>Reino Unido</text:p>
          </table:table-cell>
          <table:table-cell table:number-columns-repeated="2"/>
          <table:table-cell table:style-name="ce64"/>
          <table:table-cell table:formula="of:=[.M8]" office:value-type="string" office:string-value="Alemania" calcext:value-type="string">
            <text:p>Alemania</text:p>
          </table:table-cell>
          <table:table-cell table:formula="of:=[.N8]" office:value-type="string" office:string-value="Austria" calcext:value-type="string">
            <text:p>Austria</text:p>
          </table:table-cell>
          <table:table-cell table:formula="of:=[.O8]" office:value-type="string" office:string-value="Dinamarca" calcext:value-type="string">
            <text:p>Dinamarca</text:p>
          </table:table-cell>
          <table:table-cell table:formula="of:=[.P8]" office:value-type="string" office:string-value="Irlanda" calcext:value-type="string">
            <text:p>Irlanda</text:p>
          </table:table-cell>
          <table:table-cell table:formula="of:=[.Q8]" office:value-type="string" office:string-value="Portugal" calcext:value-type="string">
            <text:p>Portugal</text:p>
          </table:table-cell>
          <table:table-cell table:style-name="ce64" table:formula="of:=[.R8]" office:value-type="string" office:string-value="Suecia" calcext:value-type="string">
            <text:p>Suecia</text:p>
          </table:table-cell>
          <table:table-cell table:style-name="ce64" table:formula="of:=[.S8]" office:value-type="string" office:string-value="Suiza" calcext:value-type="string">
            <text:p>Suiza</text:p>
          </table:table-cell>
        </table:table-row>
        <table:table-row table:style-name="ro1" table:number-rows-repeated="27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5"/>
          <table:table-cell table:number-columns-repeated="2"/>
        </table:table-row>
      </table:table>
      <table:table table:name="M_Acu_A_2" table:style-name="ta1">
        <office:forms form:automatic-focus="false" form:apply-design-mode="false"/>
        <table:table-column table:style-name="co28" table:default-cell-style-name="Default"/>
        <table:table-column table:style-name="co3" table:default-cell-style-name="ce51"/>
        <table:table-column table:style-name="co3" table:default-cell-style-name="ce64"/>
        <table:table-column table:style-name="co3" table:default-cell-style-name="ce67"/>
        <table:table-column table:style-name="co3" table:number-columns-repeated="2" table:default-cell-style-name="ce64"/>
        <table:table-column table:style-name="co3" table:default-cell-style-name="ce67"/>
        <table:table-column table:style-name="co3" table:number-columns-repeated="3" table:default-cell-style-name="ce64"/>
        <table:table-column table:style-name="co29" table:default-cell-style-name="ce64"/>
        <table:table-column table:style-name="co3" table:default-cell-style-name="ce51"/>
        <table:table-column table:style-name="co3" table:number-columns-repeated="7" table:default-cell-style-name="ce64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7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11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style-name="ce42" table:number-columns-repeated="5"/>
          <table:table-cell table:style-name="ce53" table:number-columns-repeated="8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7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7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formula="of:=[M_Acu_A.E6]" office:value-type="float" office:value="2.1729891036" calcext:value-type="float">
            <text:p>2.2</text:p>
          </table:table-cell>
          <table:table-cell table:style-name="ce64" table:formula="of:=[M_Acu_A.G6]" office:value-type="float" office:value="8.4802245" calcext:value-type="float">
            <text:p>8.5</text:p>
          </table:table-cell>
          <table:table-cell table:formula="of:=[M_Acu_A.H6]" office:value-type="float" office:value="13.3516155574" calcext:value-type="float">
            <text:p>13.4</text:p>
          </table:table-cell>
          <table:table-cell table:formula="of:=[M_Acu_A.I6]" office:value-type="float" office:value="3.275884548" calcext:value-type="float">
            <text:p>3.3</text:p>
          </table:table-cell>
          <table:table-cell table:style-name="ce64" table:formula="of:=[M_Acu_A.J6]" office:value-type="float" office:value="13.5013035906" calcext:value-type="float">
            <text:p>13.5</text:p>
          </table:table-cell>
          <table:table-cell table:formula="of:=[M_Acu_A.L6]" office:value-type="float" office:value="0.0965821597" calcext:value-type="float">
            <text:p>0.1</text:p>
          </table:table-cell>
          <table:table-cell table:formula="of:=[M_Acu_A.N6]" office:value-type="float" office:value="11.8426442474" calcext:value-type="float">
            <text:p>11.8</text:p>
          </table:table-cell>
          <table:table-cell table:number-columns-repeated="2"/>
          <table:table-cell table:style-name="ce64"/>
          <table:table-cell table:formula="of:=[M_Acu_A.C6]" office:value-type="float" office:value="17.9903499932" calcext:value-type="float">
            <text:p>18.0</text:p>
          </table:table-cell>
          <table:table-cell table:formula="of:=[M_Acu_A.D6]" office:value-type="float" office:value="1.709431128" calcext:value-type="float">
            <text:p>1.7</text:p>
          </table:table-cell>
          <table:table-cell table:formula="of:=[M_Acu_A.F6]" office:value-type="float" office:value="1.1282052884" calcext:value-type="float">
            <text:p>1.1</text:p>
          </table:table-cell>
          <table:table-cell table:formula="of:=[M_Acu_A.K6]" office:value-type="float" office:value="0.67506426" calcext:value-type="float">
            <text:p>0.7</text:p>
          </table:table-cell>
          <table:table-cell table:formula="of:=[M_Acu_A.M6]" office:value-type="float" office:value="2.0980228818" calcext:value-type="float">
            <text:p>2.1</text:p>
          </table:table-cell>
          <table:table-cell table:formula="of:=[M_Acu_A.O6]" office:value-type="float" office:value="2.0453506815" calcext:value-type="float">
            <text:p>2.0</text:p>
          </table:table-cell>
          <table:table-cell table:formula="of:=[M_Acu_A.P6]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 table:number-columns-repeated="18"/>
        </table:table-row>
        <table:table-row table:style-name="ro1">
          <table:table-cell table:style-name="ce62"/>
          <table:table-cell table:style-name="ce75"/>
          <table:table-cell table:style-name="ce66" table:formula="of:=[M_Acu_A.E8]" office:value-type="string" office:string-value="Bélgica" calcext:value-type="string">
            <text:p>Bélgica</text:p>
          </table:table-cell>
          <table:table-cell table:style-name="ce66" table:formula="of:=[M_Acu_A.G8]" office:value-type="string" office:string-value="España" calcext:value-type="string">
            <text:p>España</text:p>
          </table:table-cell>
          <table:table-cell table:style-name="ce66" table:formula="of:=[M_Acu_A.H8]" office:value-type="string" office:string-value="Francia" calcext:value-type="string">
            <text:p>Francia</text:p>
          </table:table-cell>
          <table:table-cell table:style-name="ce66" table:formula="of:=[M_Acu_A.I8]" office:value-type="string" office:string-value="Holanda" calcext:value-type="string">
            <text:p>Holanda</text:p>
          </table:table-cell>
          <table:table-cell table:style-name="ce66" table:formula="of:=[M_Acu_A.J8]" office:value-type="string" office:string-value="Italia" calcext:value-type="string">
            <text:p>Italia</text:p>
          </table:table-cell>
          <table:table-cell table:style-name="ce66" table:formula="of:=[M_Acu_A.L8]" office:value-type="string" office:string-value="Luxemburgo" calcext:value-type="string">
            <text:p>Luxemburgo</text:p>
          </table:table-cell>
          <table:table-cell table:style-name="ce66" table:formula="of:=[M_Acu_A.N8]" office:value-type="string" office:string-value="Reino Unido" calcext:value-type="string">
            <text:p>Reino Unido</text:p>
          </table:table-cell>
          <table:table-cell table:style-name="ce76"/>
          <table:table-cell table:style-name="ce66"/>
          <table:table-cell table:style-name="ce79"/>
          <table:table-cell table:style-name="ce66" table:formula="of:=[M_Acu_A.C8]" office:value-type="string" office:string-value="Alemania" calcext:value-type="string">
            <text:p>Alemania</text:p>
          </table:table-cell>
          <table:table-cell table:style-name="ce66" table:formula="of:=[M_Acu_A.D8]" office:value-type="string" office:string-value="Austria" calcext:value-type="string">
            <text:p>Austria</text:p>
          </table:table-cell>
          <table:table-cell table:style-name="ce66" table:formula="of:=[M_Acu_A.F8]" office:value-type="string" office:string-value="Dinamarca" calcext:value-type="string">
            <text:p>Dinamarca</text:p>
          </table:table-cell>
          <table:table-cell table:style-name="ce66" table:formula="of:=[M_Acu_A.K8]" office:value-type="string" office:string-value="Irlanda" calcext:value-type="string">
            <text:p>Irlanda</text:p>
          </table:table-cell>
          <table:table-cell table:style-name="ce66" table:formula="of:=[M_Acu_A.M8]" office:value-type="string" office:string-value="Portugal" calcext:value-type="string">
            <text:p>Portugal</text:p>
          </table:table-cell>
          <table:table-cell table:style-name="ce66" table:formula="of:=[M_Acu_A.O8]" office:value-type="string" office:string-value="Suecia" calcext:value-type="string">
            <text:p>Suecia</text:p>
          </table:table-cell>
          <table:table-cell table:style-name="ce66" table:formula="of:=[M_Acu_A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Acu_A.B9]" office:value-type="date" office:date-value="2020-02-20" calcext:value-type="date">
            <text:p>20/02</text:p>
          </table:table-cell>
          <table:table-cell/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7"/>
        </table:table-row>
        <table:table-row table:style-name="ro1">
          <table:table-cell/>
          <table:table-cell table:formula="of:=[M_Acu_A.B10]" office:value-type="date" office:date-value="2020-02-21" calcext:value-type="date">
            <text:p>21/02</text:p>
          </table:table-cell>
          <table:table-cell/>
          <table:table-cell table:style-name="ce64"/>
          <table:table-cell table:formula="of:=[M_Acu_A.H10]" office:value-type="float" office:value="0.0748973033039256" calcext:value-type="float">
            <text:p>0.1</text:p>
          </table:table-cell>
          <table:table-cell/>
          <table:table-cell table:style-name="ce64" table:formula="of:=[M_Acu_A.J10]" office:value-type="float" office:value="0.0740669220042003" calcext:value-type="float">
            <text:p>0.1</text:p>
          </table:table-cell>
          <table:table-cell table:number-columns-repeated="4"/>
          <table:table-cell table:formula="of:=[.B10]" office:value-type="date" office:date-value="2020-02-21" calcext:value-type="date">
            <text:p>21/02</text:p>
          </table:table-cell>
          <table:table-cell table:number-columns-repeated="7"/>
        </table:table-row>
        <table:table-row table:style-name="ro1">
          <table:table-cell/>
          <table:table-cell table:formula="of:=[M_Acu_A.B11]" office:value-type="date" office:date-value="2020-02-22" calcext:value-type="date">
            <text:p>22/02</text:p>
          </table:table-cell>
          <table:table-cell/>
          <table:table-cell table:style-name="ce64"/>
          <table:table-cell table:formula="of:=[M_Acu_A.H11]" office:value-type="float" office:value="0.0748973033039256" calcext:value-type="float">
            <text:p>0.1</text:p>
          </table:table-cell>
          <table:table-cell/>
          <table:table-cell table:style-name="ce64" table:formula="of:=[M_Acu_A.J11]" office:value-type="float" office:value="0.148133844008401" calcext:value-type="float">
            <text:p>0.1</text:p>
          </table:table-cell>
          <table:table-cell table:number-columns-repeated="4"/>
          <table:table-cell table:formula="of:=[.B11]" office:value-type="date" office:date-value="2020-02-22" calcext:value-type="date">
            <text:p>22/02</text:p>
          </table:table-cell>
          <table:table-cell table:number-columns-repeated="7"/>
        </table:table-row>
        <table:table-row table:style-name="ro1">
          <table:table-cell/>
          <table:table-cell table:formula="of:=[M_Acu_A.B12]" office:value-type="date" office:date-value="2020-02-23" calcext:value-type="date">
            <text:p>23/02</text:p>
          </table:table-cell>
          <table:table-cell/>
          <table:table-cell table:style-name="ce64"/>
          <table:table-cell table:formula="of:=[M_Acu_A.H12]" office:value-type="float" office:value="0.0748973033039256" calcext:value-type="float">
            <text:p>0.1</text:p>
          </table:table-cell>
          <table:table-cell/>
          <table:table-cell table:style-name="ce64" table:formula="of:=[M_Acu_A.J12]" office:value-type="float" office:value="0.222200766012601" calcext:value-type="float">
            <text:p>0.2</text:p>
          </table:table-cell>
          <table:table-cell table:number-columns-repeated="3"/>
          <table:table-cell table:style-name="ce66"/>
          <table:table-cell table:style-name="ce52" table:formula="of:=[.B12]" office:value-type="date" office:date-value="2020-02-23" calcext:value-type="date">
            <text:p>23/02</text:p>
          </table:table-cell>
          <table:table-cell table:style-name="ce66" table:number-columns-repeated="7"/>
        </table:table-row>
        <table:table-row table:style-name="ro1">
          <table:table-cell table:style-name="ce61" table:formula="of:=[M_Acu_A.A13]" office:value-type="string" office:string-value="L" calcext:value-type="string">
            <text:p>L</text:p>
          </table:table-cell>
          <table:table-cell table:style-name="ce50" table:formula="of:=[M_Acu_A.B13]" office:value-type="date" office:date-value="2020-02-24" calcext:value-type="date">
            <text:p>24/02</text:p>
          </table:table-cell>
          <table:table-cell table:style-name="ce65" table:number-columns-repeated="2"/>
          <table:table-cell table:style-name="ce65" table:formula="of:=[M_Acu_A.H13]" office:value-type="float" office:value="0.0748973033039256" calcext:value-type="float">
            <text:p>0.1</text:p>
          </table:table-cell>
          <table:table-cell table:style-name="ce65"/>
          <table:table-cell table:style-name="ce65" table:formula="of:=[M_Acu_A.J13]" office:value-type="float" office:value="0.518468454029402" calcext:value-type="float">
            <text:p>0.5</text:p>
          </table:table-cell>
          <table:table-cell table:style-name="ce65" table:number-columns-repeated="2"/>
          <table:table-cell table:style-name="ce76"/>
          <table:table-cell table:style-name="ce63" table:formula="of:=[.A13]" office:value-type="string" office:string-value="L" calcext:value-type="string">
            <text:p>L</text:p>
          </table:table-cell>
          <table:table-cell table:formula="of:=[.B13]" office:value-type="date" office:date-value="2020-02-24" calcext:value-type="date">
            <text:p>24/02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Acu_A.B14]" office:value-type="date" office:date-value="2020-02-25" calcext:value-type="date">
            <text:p>25/02</text:p>
          </table:table-cell>
          <table:table-cell/>
          <table:table-cell table:style-name="ce64"/>
          <table:table-cell table:formula="of:=[M_Acu_A.H14]" office:value-type="float" office:value="0.0748973033039256" calcext:value-type="float">
            <text:p>0.1</text:p>
          </table:table-cell>
          <table:table-cell/>
          <table:table-cell table:style-name="ce64" table:formula="of:=[M_Acu_A.J14]" office:value-type="float" office:value="0.740669220042003" calcext:value-type="float">
            <text:p>0.7</text:p>
          </table:table-cell>
          <table:table-cell table:number-columns-repeated="4"/>
          <table:table-cell table:formula="of:=[.B14]" office:value-type="date" office:date-value="2020-02-25" calcext:value-type="date">
            <text:p>25/02</text:p>
          </table:table-cell>
          <table:table-cell table:number-columns-repeated="7"/>
        </table:table-row>
        <table:table-row table:style-name="ro1">
          <table:table-cell/>
          <table:table-cell table:formula="of:=[M_Acu_A.B15]" office:value-type="date" office:date-value="2020-02-26" calcext:value-type="date">
            <text:p>26/02</text:p>
          </table:table-cell>
          <table:table-cell/>
          <table:table-cell table:style-name="ce64"/>
          <table:table-cell table:formula="of:=[M_Acu_A.H15]" office:value-type="float" office:value="0.149794606607851" calcext:value-type="float">
            <text:p>0.1</text:p>
          </table:table-cell>
          <table:table-cell/>
          <table:table-cell table:style-name="ce64" table:formula="of:=[M_Acu_A.J15]" office:value-type="float" office:value="0.888803064050404" calcext:value-type="float">
            <text:p>0.9</text:p>
          </table:table-cell>
          <table:table-cell table:number-columns-repeated="4"/>
          <table:table-cell table:formula="of:=[.B15]" office:value-type="date" office:date-value="2020-02-26" calcext:value-type="date">
            <text:p>26/02</text:p>
          </table:table-cell>
          <table:table-cell table:number-columns-repeated="7"/>
        </table:table-row>
        <table:table-row table:style-name="ro1">
          <table:table-cell/>
          <table:table-cell table:formula="of:=[M_Acu_A.B16]" office:value-type="date" office:date-value="2020-02-27" calcext:value-type="date">
            <text:p>27/02</text:p>
          </table:table-cell>
          <table:table-cell/>
          <table:table-cell table:style-name="ce64"/>
          <table:table-cell table:formula="of:=[M_Acu_A.H16]" office:value-type="float" office:value="0.149794606607851" calcext:value-type="float">
            <text:p>0.1</text:p>
          </table:table-cell>
          <table:table-cell/>
          <table:table-cell table:style-name="ce64" table:formula="of:=[M_Acu_A.J16]" office:value-type="float" office:value="1.25913767407141" calcext:value-type="float">
            <text:p>1.3</text:p>
          </table:table-cell>
          <table:table-cell table:number-columns-repeated="4"/>
          <table:table-cell table:formula="of:=[.B16]" office:value-type="date" office:date-value="2020-02-27" calcext:value-type="date">
            <text:p>27/02</text:p>
          </table:table-cell>
          <table:table-cell table:number-columns-repeated="7"/>
        </table:table-row>
        <table:table-row table:style-name="ro1">
          <table:table-cell/>
          <table:table-cell table:formula="of:=[M_Acu_A.B17]" office:value-type="date" office:date-value="2020-02-28" calcext:value-type="date">
            <text:p>28/02</text:p>
          </table:table-cell>
          <table:table-cell/>
          <table:table-cell table:style-name="ce64"/>
          <table:table-cell table:formula="of:=[M_Acu_A.H17]" office:value-type="float" office:value="0.149794606607851" calcext:value-type="float">
            <text:p>0.1</text:p>
          </table:table-cell>
          <table:table-cell/>
          <table:table-cell table:style-name="ce64" table:formula="of:=[M_Acu_A.J17]" office:value-type="float" office:value="1.55540536208821" calcext:value-type="float">
            <text:p>1.6</text:p>
          </table:table-cell>
          <table:table-cell table:number-columns-repeated="4"/>
          <table:table-cell table:formula="of:=[.B17]" office:value-type="date" office:date-value="2020-02-28" calcext:value-type="date">
            <text:p>28/02</text:p>
          </table:table-cell>
          <table:table-cell table:number-columns-repeated="7"/>
        </table:table-row>
        <table:table-row table:style-name="ro1">
          <table:table-cell/>
          <table:table-cell table:formula="of:=[M_Acu_A.B18]" office:value-type="date" office:date-value="2020-02-29" calcext:value-type="date">
            <text:p>29/02</text:p>
          </table:table-cell>
          <table:table-cell/>
          <table:table-cell table:style-name="ce64"/>
          <table:table-cell table:formula="of:=[M_Acu_A.H18]" office:value-type="float" office:value="0.149794606607851" calcext:value-type="float">
            <text:p>0.1</text:p>
          </table:table-cell>
          <table:table-cell/>
          <table:table-cell table:style-name="ce64" table:formula="of:=[M_Acu_A.J18]" office:value-type="float" office:value="2.14794073812181" calcext:value-type="float">
            <text:p>2.1</text:p>
          </table:table-cell>
          <table:table-cell table:number-columns-repeated="4"/>
          <table:table-cell table:formula="of:=[.B18]" office:value-type="date" office:date-value="2020-02-29" calcext:value-type="date">
            <text:p>29/02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M_Acu_A.B19]" office:value-type="date" office:date-value="2020-03-01" calcext:value-type="date">
            <text:p>01/03</text:p>
          </table:table-cell>
          <table:table-cell table:style-name="ce66" table:number-columns-repeated="2"/>
          <table:table-cell table:style-name="ce66" table:formula="of:=[M_Acu_A.H19]" office:value-type="float" office:value="0.149794606607851" calcext:value-type="float">
            <text:p>0.1</text:p>
          </table:table-cell>
          <table:table-cell table:style-name="ce66"/>
          <table:table-cell table:style-name="ce66" table:formula="of:=[M_Acu_A.J19]" office:value-type="float" office:value="2.51827534814281" calcext:value-type="float">
            <text:p>2.5</text:p>
          </table:table-cell>
          <table:table-cell table:style-name="ce66" table:number-columns-repeated="2"/>
          <table:table-cell table:style-name="ce76"/>
          <table:table-cell table:style-name="ce66"/>
          <table:table-cell table:style-name="ce52" table:formula="of:=[.B19]" office:value-type="date" office:date-value="2020-03-01" calcext:value-type="date">
            <text:p>01/03</text:p>
          </table:table-cell>
          <table:table-cell table:style-name="ce66" table:number-columns-repeated="7"/>
        </table:table-row>
        <table:table-row table:style-name="ro1">
          <table:table-cell table:style-name="ce63" table:formula="of:=[M_Acu_A.A20]" office:value-type="string" office:string-value="L" calcext:value-type="string">
            <text:p>L</text:p>
          </table:table-cell>
          <table:table-cell table:formula="of:=[M_Acu_A.B20]" office:value-type="date" office:date-value="2020-03-02" calcext:value-type="date">
            <text:p>02/03</text:p>
          </table:table-cell>
          <table:table-cell/>
          <table:table-cell table:style-name="ce64"/>
          <table:table-cell table:formula="of:=[M_Acu_A.H20]" office:value-type="float" office:value="0.224691909911777" calcext:value-type="float">
            <text:p>0.2</text:p>
          </table:table-cell>
          <table:table-cell/>
          <table:table-cell table:style-name="ce64" table:formula="of:=[M_Acu_A.J20]" office:value-type="float" office:value="3.85147994421842" calcext:value-type="float">
            <text:p>3.9</text:p>
          </table:table-cell>
          <table:table-cell table:number-columns-repeated="3"/>
          <table:table-cell table:style-name="ce63" table:formula="of:=[.A20]" office:value-type="string" office:string-value="L" calcext:value-type="string">
            <text:p>L</text:p>
          </table:table-cell>
          <table:table-cell table:formula="of:=[.B20]" office:value-type="date" office:date-value="2020-03-02" calcext:value-type="date">
            <text:p>02/03</text:p>
          </table:table-cell>
          <table:table-cell table:number-columns-repeated="7"/>
        </table:table-row>
        <table:table-row table:style-name="ro1">
          <table:table-cell/>
          <table:table-cell table:formula="of:=[M_Acu_A.B21]" office:value-type="date" office:date-value="2020-03-03" calcext:value-type="date">
            <text:p>03/03</text:p>
          </table:table-cell>
          <table:table-cell/>
          <table:table-cell table:style-name="ce64"/>
          <table:table-cell table:formula="of:=[M_Acu_A.H21]" office:value-type="float" office:value="0.299589213215703" calcext:value-type="float">
            <text:p>0.3</text:p>
          </table:table-cell>
          <table:table-cell/>
          <table:table-cell table:style-name="ce64" table:formula="of:=[M_Acu_A.J21]" office:value-type="float" office:value="5.85128683833183" calcext:value-type="float">
            <text:p>5.9</text:p>
          </table:table-cell>
          <table:table-cell table:number-columns-repeated="4"/>
          <table:table-cell table:formula="of:=[.B21]" office:value-type="date" office:date-value="2020-03-03" calcext:value-type="date">
            <text:p>03/03</text:p>
          </table:table-cell>
          <table:table-cell table:number-columns-repeated="7"/>
        </table:table-row>
        <table:table-row table:style-name="ro1">
          <table:table-cell/>
          <table:table-cell table:formula="of:=[M_Acu_A.B22]" office:value-type="date" office:date-value="2020-03-04" calcext:value-type="date">
            <text:p>04/03</text:p>
          </table:table-cell>
          <table:table-cell/>
          <table:table-cell table:style-name="ce64"/>
          <table:table-cell table:formula="of:=[M_Acu_A.H22]" office:value-type="float" office:value="0.299589213215703" calcext:value-type="float">
            <text:p>0.3</text:p>
          </table:table-cell>
          <table:table-cell/>
          <table:table-cell table:style-name="ce64" table:formula="of:=[M_Acu_A.J22]" office:value-type="float" office:value="7.92516065444944" calcext:value-type="float">
            <text:p>7.9</text:p>
          </table:table-cell>
          <table:table-cell table:number-columns-repeated="4"/>
          <table:table-cell table:formula="of:=[.B22]" office:value-type="date" office:date-value="2020-03-04" calcext:value-type="date">
            <text:p>04/03</text:p>
          </table:table-cell>
          <table:table-cell table:number-columns-repeated="7"/>
        </table:table-row>
        <table:table-row table:style-name="ro1">
          <table:table-cell/>
          <table:table-cell table:formula="of:=[M_Acu_A.B23]" office:value-type="date" office:date-value="2020-03-05" calcext:value-type="date">
            <text:p>05/03</text:p>
          </table:table-cell>
          <table:table-cell/>
          <table:table-cell table:style-name="ce64" table:formula="of:=[M_Acu_A.G23]" office:value-type="float" office:value="0.353764219331693" calcext:value-type="float">
            <text:p>0.4</text:p>
          </table:table-cell>
          <table:table-cell table:formula="of:=[M_Acu_A.H23]" office:value-type="float" office:value="0.524281123127479" calcext:value-type="float">
            <text:p>0.5</text:p>
          </table:table-cell>
          <table:table-cell/>
          <table:table-cell table:style-name="ce64" table:formula="of:=[M_Acu_A.J23]" office:value-type="float" office:value="10.9619044566217" calcext:value-type="float">
            <text:p>11.0</text:p>
          </table:table-cell>
          <table:table-cell/>
          <table:table-cell table:formula="of:=[M_Acu_A.N23]" office:value-type="float" office:value="0.0844406011959319" calcext:value-type="float">
            <text:p>0.1</text:p>
          </table:table-cell>
          <table:table-cell table:number-columns-repeated="2"/>
          <table:table-cell table:formula="of:=[.B23]" office:value-type="date" office:date-value="2020-03-05" calcext:value-type="date">
            <text:p>05/03</text:p>
          </table:table-cell>
          <table:table-cell table:number-columns-repeated="6"/>
          <table:table-cell table:formula="of:=[M_Acu_A.P23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A.B24]" office:value-type="date" office:date-value="2020-03-06" calcext:value-type="date">
            <text:p>06/03</text:p>
          </table:table-cell>
          <table:table-cell/>
          <table:table-cell table:style-name="ce64" table:formula="of:=[M_Acu_A.G24]" office:value-type="float" office:value="0.589607032219489" calcext:value-type="float">
            <text:p>0.6</text:p>
          </table:table-cell>
          <table:table-cell table:formula="of:=[M_Acu_A.H24]" office:value-type="float" office:value="0.674075729735331" calcext:value-type="float">
            <text:p>0.7</text:p>
          </table:table-cell>
          <table:table-cell table:formula="of:=[M_Acu_A.I24]" office:value-type="float" office:value="0.305261063186895" calcext:value-type="float">
            <text:p>0.3</text:p>
          </table:table-cell>
          <table:table-cell table:style-name="ce64" table:formula="of:=[M_Acu_A.J24]" office:value-type="float" office:value="14.5911836348275" calcext:value-type="float">
            <text:p>14.6</text:p>
          </table:table-cell>
          <table:table-cell/>
          <table:table-cell table:formula="of:=[M_Acu_A.N24]" office:value-type="float" office:value="0.168881202391864" calcext:value-type="float">
            <text:p>0.2</text:p>
          </table:table-cell>
          <table:table-cell table:number-columns-repeated="2"/>
          <table:table-cell table:formula="of:=[.B24]" office:value-type="date" office:date-value="2020-03-06" calcext:value-type="date">
            <text:p>06/03</text:p>
          </table:table-cell>
          <table:table-cell table:number-columns-repeated="6"/>
          <table:table-cell table:formula="of:=[M_Acu_A.P24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A.B25]" office:value-type="date" office:date-value="2020-03-07" calcext:value-type="date">
            <text:p>07/03</text:p>
          </table:table-cell>
          <table:table-cell/>
          <table:table-cell table:style-name="ce64" table:formula="of:=[M_Acu_A.G25]" office:value-type="float" office:value="0.943371251551182" calcext:value-type="float">
            <text:p>0.9</text:p>
          </table:table-cell>
          <table:table-cell table:formula="of:=[M_Acu_A.H25]" office:value-type="float" office:value="1.19835685286281" calcext:value-type="float">
            <text:p>1.2</text:p>
          </table:table-cell>
          <table:table-cell table:formula="of:=[M_Acu_A.I25]" office:value-type="float" office:value="0.305261063186895" calcext:value-type="float">
            <text:p>0.3</text:p>
          </table:table-cell>
          <table:table-cell table:style-name="ce64" table:formula="of:=[M_Acu_A.J25]" office:value-type="float" office:value="17.2575928269787" calcext:value-type="float">
            <text:p>17.3</text:p>
          </table:table-cell>
          <table:table-cell/>
          <table:table-cell table:formula="of:=[M_Acu_A.N25]" office:value-type="float" office:value="0.168881202391864" calcext:value-type="float">
            <text:p>0.2</text:p>
          </table:table-cell>
          <table:table-cell table:number-columns-repeated="2"/>
          <table:table-cell table:formula="of:=[.B25]" office:value-type="date" office:date-value="2020-03-07" calcext:value-type="date">
            <text:p>07/03</text:p>
          </table:table-cell>
          <table:table-cell table:number-columns-repeated="6"/>
          <table:table-cell table:formula="of:=[M_Acu_A.P25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Acu_A.B26]" office:value-type="date" office:date-value="2020-03-08" calcext:value-type="date">
            <text:p>08/03</text:p>
          </table:table-cell>
          <table:table-cell/>
          <table:table-cell table:style-name="ce64" table:formula="of:=[M_Acu_A.G26]" office:value-type="float" office:value="1.17921406443898" calcext:value-type="float">
            <text:p>1.2</text:p>
          </table:table-cell>
          <table:table-cell table:formula="of:=[M_Acu_A.H26]" office:value-type="float" office:value="1.42304876277459" calcext:value-type="float">
            <text:p>1.4</text:p>
          </table:table-cell>
          <table:table-cell table:formula="of:=[M_Acu_A.I26]" office:value-type="float" office:value="0.915783189560684" calcext:value-type="float">
            <text:p>0.9</text:p>
          </table:table-cell>
          <table:table-cell table:style-name="ce64" table:formula="of:=[M_Acu_A.J26]" office:value-type="float" office:value="27.1084934535373" calcext:value-type="float">
            <text:p>27.1</text:p>
          </table:table-cell>
          <table:table-cell/>
          <table:table-cell table:formula="of:=[M_Acu_A.N26]" office:value-type="float" office:value="0.253321803587796" calcext:value-type="float">
            <text:p>0.3</text:p>
          </table:table-cell>
          <table:table-cell table:number-columns-repeated="2"/>
          <table:table-cell table:formula="of:=[.B26]" office:value-type="date" office:date-value="2020-03-08" calcext:value-type="date">
            <text:p>08/03</text:p>
          </table:table-cell>
          <table:table-cell table:number-columns-repeated="6"/>
          <table:table-cell table:formula="of:=[M_Acu_A.P26]" office:value-type="float" office:value="1.31500983670819" calcext:value-type="float">
            <text:p>1.3</text:p>
          </table:table-cell>
        </table:table-row>
        <table:table-row table:style-name="ro1">
          <table:table-cell table:style-name="ce61" table:formula="of:=[M_Acu_A.A27]" office:value-type="string" office:string-value="L" calcext:value-type="string">
            <text:p>L</text:p>
          </table:table-cell>
          <table:table-cell table:style-name="ce50" table:formula="of:=[M_Acu_A.B27]" office:value-type="date" office:date-value="2020-03-09" calcext:value-type="date">
            <text:p>09/03</text:p>
          </table:table-cell>
          <table:table-cell table:style-name="ce65"/>
          <table:table-cell table:style-name="ce65" table:formula="of:=[M_Acu_A.G27]" office:value-type="float" office:value="1.88674250310236" calcext:value-type="float">
            <text:p>1.9</text:p>
          </table:table-cell>
          <table:table-cell table:style-name="ce65" table:formula="of:=[M_Acu_A.H27]" office:value-type="float" office:value="1.57284336938244" calcext:value-type="float">
            <text:p>1.6</text:p>
          </table:table-cell>
          <table:table-cell table:style-name="ce65" table:formula="of:=[M_Acu_A.I27]" office:value-type="float" office:value="1.22104425274758" calcext:value-type="float">
            <text:p>1.2</text:p>
          </table:table-cell>
          <table:table-cell table:style-name="ce65" table:formula="of:=[M_Acu_A.J27]" office:value-type="float" office:value="34.2929848879448" calcext:value-type="float">
            <text:p>34.3</text:p>
          </table:table-cell>
          <table:table-cell table:style-name="ce65"/>
          <table:table-cell table:style-name="ce65" table:formula="of:=[M_Acu_A.N27]" office:value-type="float" office:value="0.422203005979659" calcext:value-type="float">
            <text:p>0.4</text:p>
          </table:table-cell>
          <table:table-cell table:style-name="ce76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65" table:formula="of:=[M_Acu_A.C27]" office:value-type="float" office:value="0.11117071100651" calcext:value-type="float">
            <text:p>0.1</text:p>
          </table:table-cell>
          <table:table-cell table:style-name="ce65" table:number-columns-repeated="5"/>
          <table:table-cell table:style-name="ce65" table:formula="of:=[M_Acu_A.P27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A.B28]" office:value-type="date" office:date-value="2020-03-10" calcext:value-type="date">
            <text:p>10/03</text:p>
          </table:table-cell>
          <table:table-cell table:formula="of:=[M_Acu_A.E28]" office:value-type="float" office:value="0.460195588805897" calcext:value-type="float">
            <text:p>0.5</text:p>
          </table:table-cell>
          <table:table-cell table:style-name="ce64" table:formula="of:=[M_Acu_A.G28]" office:value-type="float" office:value="4.12724922553642" calcext:value-type="float">
            <text:p>4.1</text:p>
          </table:table-cell>
          <table:table-cell table:formula="of:=[M_Acu_A.H28]" office:value-type="float" office:value="2.24691909911777" calcext:value-type="float">
            <text:p>2.2</text:p>
          </table:table-cell>
          <table:table-cell table:formula="of:=[M_Acu_A.I28]" office:value-type="float" office:value="1.22104425274758" calcext:value-type="float">
            <text:p>1.2</text:p>
          </table:table-cell>
          <table:table-cell table:formula="of:=[M_Acu_A.J28]" office:value-type="float" office:value="46.7362277846504" calcext:value-type="float">
            <text:p>47</text:p>
          </table:table-cell>
          <table:table-cell/>
          <table:table-cell table:formula="of:=[M_Acu_A.N28]" office:value-type="float" office:value="0.506643607175591" calcext:value-type="float">
            <text:p>0.5</text:p>
          </table:table-cell>
          <table:table-cell table:number-columns-repeated="2"/>
          <table:table-cell table:formula="of:=[.B28]" office:value-type="date" office:date-value="2020-03-10" calcext:value-type="date">
            <text:p>10/03</text:p>
          </table:table-cell>
          <table:table-cell table:formula="of:=[M_Acu_A.C28]" office:value-type="float" office:value="0.11117071100651" calcext:value-type="float">
            <text:p>0.1</text:p>
          </table:table-cell>
          <table:table-cell table:number-columns-repeated="5"/>
          <table:table-cell table:formula="of:=[M_Acu_A.P28]" office:value-type="float" office:value="1.31500983670819" calcext:value-type="float">
            <text:p>1.3</text:p>
          </table:table-cell>
        </table:table-row>
        <table:table-row table:style-name="ro1">
          <table:table-cell/>
          <table:table-cell table:formula="of:=[M_Acu_A.B29]" office:value-type="date" office:date-value="2020-03-11" calcext:value-type="date">
            <text:p>11/03</text:p>
          </table:table-cell>
          <table:table-cell table:formula="of:=[M_Acu_A.E29]" office:value-type="float" office:value="1.38058676641769" calcext:value-type="float">
            <text:p>1.4</text:p>
          </table:table-cell>
          <table:table-cell table:style-name="ce64" table:formula="of:=[M_Acu_A.G29]" office:value-type="float" office:value="5.5423061028632" calcext:value-type="float">
            <text:p>5.5</text:p>
          </table:table-cell>
          <table:table-cell table:formula="of:=[M_Acu_A.H29]" office:value-type="float" office:value="3.59507055858843" calcext:value-type="float">
            <text:p>3.6</text:p>
          </table:table-cell>
          <table:table-cell table:formula="of:=[M_Acu_A.I29]" office:value-type="float" office:value="1.52630531593447" calcext:value-type="float">
            <text:p>1.5</text:p>
          </table:table-cell>
          <table:table-cell table:formula="of:=[M_Acu_A.J29]" office:value-type="float" office:value="61.2533444974737" calcext:value-type="float">
            <text:p>61</text:p>
          </table:table-cell>
          <table:table-cell/>
          <table:table-cell table:formula="of:=[M_Acu_A.N29]" office:value-type="float" office:value="0.675524809567455" calcext:value-type="float">
            <text:p>0.7</text:p>
          </table:table-cell>
          <table:table-cell table:number-columns-repeated="2"/>
          <table:table-cell table:formula="of:=[.B29]" office:value-type="date" office:date-value="2020-03-11" calcext:value-type="date">
            <text:p>11/03</text:p>
          </table:table-cell>
          <table:table-cell table:formula="of:=[M_Acu_A.C29]" office:value-type="float" office:value="0.166756066509764" calcext:value-type="float">
            <text:p>0.2</text:p>
          </table:table-cell>
          <table:table-cell table:number-columns-repeated="2"/>
          <table:table-cell table:formula="of:=[M_Acu_A.K29]" office:value-type="float" office:value="1.48134045786989" calcext:value-type="float">
            <text:p>1.5</text:p>
          </table:table-cell>
          <table:table-cell/>
          <table:table-cell table:formula="of:=[M_Acu_A.O29]" office:value-type="float" office:value="0.488913714916911" calcext:value-type="float">
            <text:p>0.5</text:p>
          </table:table-cell>
          <table:table-cell table:formula="of:=[M_Acu_A.P29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Acu_A.B30]" office:value-type="date" office:date-value="2020-03-12" calcext:value-type="date">
            <text:p>12/03</text:p>
          </table:table-cell>
          <table:table-cell table:formula="of:=[M_Acu_A.E30]" office:value-type="float" office:value="1.38058676641769" calcext:value-type="float">
            <text:p>1.4</text:p>
          </table:table-cell>
          <table:table-cell table:style-name="ce64" table:formula="of:=[M_Acu_A.G30]" office:value-type="float" office:value="9.90539814128742" calcext:value-type="float">
            <text:p>9.9</text:p>
          </table:table-cell>
          <table:table-cell table:formula="of:=[M_Acu_A.H30]" office:value-type="float" office:value="4.56873550153946" calcext:value-type="float">
            <text:p>4.6</text:p>
          </table:table-cell>
          <table:table-cell table:formula="of:=[M_Acu_A.I30]" office:value-type="float" office:value="1.52630531593447" calcext:value-type="float">
            <text:p>1.5</text:p>
          </table:table-cell>
          <table:table-cell table:formula="of:=[M_Acu_A.J30]" office:value-type="float" office:value="75.2519927562675" calcext:value-type="float">
            <text:p>75</text:p>
          </table:table-cell>
          <table:table-cell/>
          <table:table-cell table:formula="of:=[M_Acu_A.N30]" office:value-type="float" office:value="0.675524809567455" calcext:value-type="float">
            <text:p>0.7</text:p>
          </table:table-cell>
          <table:table-cell table:number-columns-repeated="2"/>
          <table:table-cell table:formula="of:=[.B30]" office:value-type="date" office:date-value="2020-03-12" calcext:value-type="date">
            <text:p>12/03</text:p>
          </table:table-cell>
          <table:table-cell table:formula="of:=[M_Acu_A.C30]" office:value-type="float" office:value="0.277926777516274" calcext:value-type="float">
            <text:p>0.3</text:p>
          </table:table-cell>
          <table:table-cell table:formula="of:=[M_Acu_A.D30]" office:value-type="float" office:value="0.584989932393462" calcext:value-type="float">
            <text:p>0.6</text:p>
          </table:table-cell>
          <table:table-cell table:formula="of:=[M_Acu_A.F30]" office:value-type="float" office:value="0.886363510508076" calcext:value-type="float">
            <text:p>0.9</text:p>
          </table:table-cell>
          <table:table-cell table:formula="of:=[M_Acu_A.K30]" office:value-type="float" office:value="1.48134045786989" calcext:value-type="float">
            <text:p>1.5</text:p>
          </table:table-cell>
          <table:table-cell/>
          <table:table-cell table:formula="of:=[M_Acu_A.O30]" office:value-type="float" office:value="0.488913714916911" calcext:value-type="float">
            <text:p>0.5</text:p>
          </table:table-cell>
          <table:table-cell table:formula="of:=[M_Acu_A.P30]" office:value-type="float" office:value="3.94502951012457" calcext:value-type="float">
            <text:p>3.9</text:p>
          </table:table-cell>
        </table:table-row>
        <table:table-row table:style-name="ro1">
          <table:table-cell/>
          <table:table-cell table:formula="of:=[M_Acu_A.B31]" office:value-type="date" office:date-value="2020-03-13" calcext:value-type="date">
            <text:p>13/03</text:p>
          </table:table-cell>
          <table:table-cell table:formula="of:=[M_Acu_A.E31]" office:value-type="float" office:value="1.38058676641769" calcext:value-type="float">
            <text:p>1.4</text:p>
          </table:table-cell>
          <table:table-cell table:style-name="ce64" table:formula="of:=[M_Acu_A.G31]" office:value-type="float" office:value="13.9147259603799" calcext:value-type="float">
            <text:p>13.9</text:p>
          </table:table-cell>
          <table:table-cell table:formula="of:=[M_Acu_A.H31]" office:value-type="float" office:value="5.91688696101013" calcext:value-type="float">
            <text:p>5.9</text:p>
          </table:table-cell>
          <table:table-cell table:formula="of:=[M_Acu_A.I31]" office:value-type="float" office:value="3.05261063186895" calcext:value-type="float">
            <text:p>3.1</text:p>
          </table:table-cell>
          <table:table-cell table:formula="of:=[M_Acu_A.J31]" office:value-type="float" office:value="93.7687232573176" calcext:value-type="float">
            <text:p>94</text:p>
          </table:table-cell>
          <table:table-cell table:style-name="ce67" table:formula="of:=[M_Acu_A.L31]" office:value-type="float" office:value="10.3538790508119" calcext:value-type="float">
            <text:p>10</text:p>
          </table:table-cell>
          <table:table-cell table:formula="of:=[M_Acu_A.N31]" office:value-type="float" office:value="0.844406011959319" calcext:value-type="float">
            <text:p>0.8</text:p>
          </table:table-cell>
          <table:table-cell table:number-columns-repeated="2"/>
          <table:table-cell table:formula="of:=[.B31]" office:value-type="date" office:date-value="2020-03-13" calcext:value-type="date">
            <text:p>13/03</text:p>
          </table:table-cell>
          <table:table-cell table:formula="of:=[M_Acu_A.C31]" office:value-type="float" office:value="0.444682844026039" calcext:value-type="float">
            <text:p>0.4</text:p>
          </table:table-cell>
          <table:table-cell table:formula="of:=[M_Acu_A.D31]" office:value-type="float" office:value="0.584989932393462" calcext:value-type="float">
            <text:p>0.6</text:p>
          </table:table-cell>
          <table:table-cell table:formula="of:=[M_Acu_A.F31]" office:value-type="float" office:value="0.886363510508076" calcext:value-type="float">
            <text:p>0.9</text:p>
          </table:table-cell>
          <table:table-cell table:formula="of:=[M_Acu_A.K31]" office:value-type="float" office:value="1.48134045786989" calcext:value-type="float">
            <text:p>1.5</text:p>
          </table:table-cell>
          <table:table-cell/>
          <table:table-cell table:formula="of:=[M_Acu_A.O31]" office:value-type="float" office:value="0.977827429833821" calcext:value-type="float">
            <text:p>1.0</text:p>
          </table:table-cell>
          <table:table-cell table:formula="of:=[M_Acu_A.P31]" office:value-type="float" office:value="4.60253442847866" calcext:value-type="float">
            <text:p>4.6</text:p>
          </table:table-cell>
        </table:table-row>
        <table:table-row table:style-name="ro1">
          <table:table-cell/>
          <table:table-cell table:formula="of:=[M_Acu_A.B32]" office:value-type="date" office:date-value="2020-03-14" calcext:value-type="date">
            <text:p>14/03</text:p>
          </table:table-cell>
          <table:table-cell table:formula="of:=[M_Acu_A.E32]" office:value-type="float" office:value="1.84078235522359" calcext:value-type="float">
            <text:p>1.8</text:p>
          </table:table-cell>
          <table:table-cell table:style-name="ce64" table:formula="of:=[M_Acu_A.G32]" office:value-type="float" office:value="16.0373112763701" calcext:value-type="float">
            <text:p>16.0</text:p>
          </table:table-cell>
          <table:table-cell table:formula="of:=[M_Acu_A.H32]" office:value-type="float" office:value="6.81565460065723" calcext:value-type="float">
            <text:p>6.8</text:p>
          </table:table-cell>
          <table:table-cell table:formula="of:=[M_Acu_A.I32]" office:value-type="float" office:value="3.66313275824274" calcext:value-type="float">
            <text:p>3.7</text:p>
          </table:table-cell>
          <table:table-cell table:formula="of:=[M_Acu_A.J32]" office:value-type="float" office:value="106.730434608053" calcext:value-type="float">
            <text:p>107</text:p>
          </table:table-cell>
          <table:table-cell table:formula="of:=[M_Acu_A.L32]" office:value-type="float" office:value="10.3538790508119" calcext:value-type="float">
            <text:p>10.4</text:p>
          </table:table-cell>
          <table:table-cell table:formula="of:=[M_Acu_A.N32]" office:value-type="float" office:value="1.77325262511457" calcext:value-type="float">
            <text:p>1.8</text:p>
          </table:table-cell>
          <table:table-cell table:number-columns-repeated="2"/>
          <table:table-cell table:formula="of:=[.B32]" office:value-type="date" office:date-value="2020-03-14" calcext:value-type="date">
            <text:p>14/03</text:p>
          </table:table-cell>
          <table:table-cell table:formula="of:=[M_Acu_A.C32]" office:value-type="float" office:value="0.444682844026039" calcext:value-type="float">
            <text:p>0.4</text:p>
          </table:table-cell>
          <table:table-cell table:formula="of:=[M_Acu_A.D32]" office:value-type="float" office:value="0.584989932393462" calcext:value-type="float">
            <text:p>0.6</text:p>
          </table:table-cell>
          <table:table-cell table:formula="of:=[M_Acu_A.F32]" office:value-type="float" office:value="1.77272702101615" calcext:value-type="float">
            <text:p>1.8</text:p>
          </table:table-cell>
          <table:table-cell table:formula="of:=[M_Acu_A.K32]" office:value-type="float" office:value="2.96268091573978" calcext:value-type="float">
            <text:p>3.0</text:p>
          </table:table-cell>
          <table:table-cell/>
          <table:table-cell table:formula="of:=[M_Acu_A.O32]" office:value-type="float" office:value="1.46674114475073" calcext:value-type="float">
            <text:p>1.5</text:p>
          </table:table-cell>
          <table:table-cell table:formula="of:=[M_Acu_A.P32]" office:value-type="float" office:value="7.23255410189504" calcext:value-type="float">
            <text:p>7.2</text:p>
          </table:table-cell>
        </table:table-row>
        <table:table-row table:style-name="ro1">
          <table:table-cell table:style-name="ce62"/>
          <table:table-cell table:style-name="ce52" table:formula="of:=[M_Acu_A.B33]" office:value-type="date" office:date-value="2020-03-15" calcext:value-type="date">
            <text:p>15/03</text:p>
          </table:table-cell>
          <table:table-cell table:style-name="ce66" table:formula="of:=[M_Acu_A.E33]" office:value-type="float" office:value="1.84078235522359" calcext:value-type="float">
            <text:p>1.8</text:p>
          </table:table-cell>
          <table:table-cell table:style-name="ce68" table:formula="of:=[M_Acu_A.G33]" office:value-type="float" office:value="33.9613650558426" calcext:value-type="float">
            <text:p>34</text:p>
          </table:table-cell>
          <table:table-cell table:style-name="ce66" table:formula="of:=[M_Acu_A.H33]" office:value-type="float" office:value="8.98767639647108" calcext:value-type="float">
            <text:p>9.0</text:p>
          </table:table-cell>
          <table:table-cell table:style-name="ce66" table:formula="of:=[M_Acu_A.I33]" office:value-type="float" office:value="6.10522126373789" calcext:value-type="float">
            <text:p>6.1</text:p>
          </table:table-cell>
          <table:table-cell table:style-name="ce68" table:formula="of:=[M_Acu_A.J33]" office:value-type="float" office:value="133.987061905598" calcext:value-type="float">
            <text:p>134</text:p>
          </table:table-cell>
          <table:table-cell table:style-name="ce66" table:formula="of:=[M_Acu_A.L33]" office:value-type="float" office:value="10.3538790508119" calcext:value-type="float">
            <text:p>10.4</text:p>
          </table:table-cell>
          <table:table-cell table:style-name="ce66" table:formula="of:=[M_Acu_A.N33]" office:value-type="float" office:value="2.95542104185762" calcext:value-type="float">
            <text:p>3.0</text:p>
          </table:table-cell>
          <table:table-cell table:style-name="ce76"/>
          <table:table-cell table:style-name="ce66"/>
          <table:table-cell table:style-name="ce52" table:formula="of:=[.B33]" office:value-type="date" office:date-value="2020-03-15" calcext:value-type="date">
            <text:p>15/03</text:p>
          </table:table-cell>
          <table:table-cell table:style-name="ce66" table:formula="of:=[M_Acu_A.C33]" office:value-type="float" office:value="0.667024266039058" calcext:value-type="float">
            <text:p>0.7</text:p>
          </table:table-cell>
          <table:table-cell table:style-name="ce66" table:formula="of:=[M_Acu_A.D33]" office:value-type="float" office:value="0.584989932393462" calcext:value-type="float">
            <text:p>0.6</text:p>
          </table:table-cell>
          <table:table-cell table:style-name="ce66" table:formula="of:=[M_Acu_A.F33]" office:value-type="float" office:value="3.5454540420323" calcext:value-type="float">
            <text:p>3.5</text:p>
          </table:table-cell>
          <table:table-cell table:style-name="ce66" table:formula="of:=[M_Acu_A.K33]" office:value-type="float" office:value="2.96268091573978" calcext:value-type="float">
            <text:p>3.0</text:p>
          </table:table-cell>
          <table:table-cell table:style-name="ce66"/>
          <table:table-cell table:style-name="ce66" table:formula="of:=[M_Acu_A.O33]" office:value-type="float" office:value="2.44456857458455" calcext:value-type="float">
            <text:p>2.4</text:p>
          </table:table-cell>
          <table:table-cell table:style-name="ce66" table:formula="of:=[M_Acu_A.P33]" office:value-type="float" office:value="11.1775836120196" calcext:value-type="float">
            <text:p>11.2</text:p>
          </table:table-cell>
        </table:table-row>
        <table:table-row table:style-name="ro1">
          <table:table-cell table:style-name="ce63" table:formula="of:=[M_Acu_A.A34]" office:value-type="string" office:string-value="L" calcext:value-type="string">
            <text:p>L</text:p>
          </table:table-cell>
          <table:table-cell table:formula="of:=[M_Acu_A.B34]" office:value-type="date" office:date-value="2020-03-16" calcext:value-type="date">
            <text:p>16/03</text:p>
          </table:table-cell>
          <table:table-cell table:formula="of:=[M_Acu_A.E34]" office:value-type="float" office:value="2.30097794402948" calcext:value-type="float">
            <text:p>2.3</text:p>
          </table:table-cell>
          <table:table-cell table:style-name="ce64" table:formula="of:=[M_Acu_A.G34]" office:value-type="float" office:value="36.4377145911644" calcext:value-type="float">
            <text:p>36.4</text:p>
          </table:table-cell>
          <table:table-cell table:formula="of:=[M_Acu_A.H34]" office:value-type="float" office:value="11.084800888981" calcext:value-type="float">
            <text:p>11.1</text:p>
          </table:table-cell>
          <table:table-cell table:formula="of:=[M_Acu_A.I34]" office:value-type="float" office:value="7.32626551648547" calcext:value-type="float">
            <text:p>7.3</text:p>
          </table:table-cell>
          <table:table-cell table:formula="of:=[M_Acu_A.J34]" office:value-type="float" office:value="159.836417685064" calcext:value-type="float">
            <text:p>160</text:p>
          </table:table-cell>
          <table:table-cell table:formula="of:=[M_Acu_A.L34]" office:value-type="float" office:value="10.3538790508119" calcext:value-type="float">
            <text:p>10.4</text:p>
          </table:table-cell>
          <table:table-cell table:formula="of:=[M_Acu_A.N34]" office:value-type="float" office:value="4.64423306577625" calcext:value-type="float">
            <text:p>4.6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formula="of:=[.B34]" office:value-type="date" office:date-value="2020-03-16" calcext:value-type="date">
            <text:p>16/03</text:p>
          </table:table-cell>
          <table:table-cell table:formula="of:=[M_Acu_A.C34]" office:value-type="float" office:value="0.667024266039058" calcext:value-type="float">
            <text:p>0.7</text:p>
          </table:table-cell>
          <table:table-cell table:formula="of:=[M_Acu_A.D34]" office:value-type="float" office:value="1.75496979718039" calcext:value-type="float">
            <text:p>1.8</text:p>
          </table:table-cell>
          <table:table-cell table:formula="of:=[M_Acu_A.F34]" office:value-type="float" office:value="4.43181755254038" calcext:value-type="float">
            <text:p>4.4</text:p>
          </table:table-cell>
          <table:table-cell table:formula="of:=[M_Acu_A.K34]" office:value-type="float" office:value="2.96268091573978" calcext:value-type="float">
            <text:p>3.0</text:p>
          </table:table-cell>
          <table:table-cell table:formula="of:=[M_Acu_A.M34]" office:value-type="float" office:value="0.476639224802949" calcext:value-type="float">
            <text:p>0.5</text:p>
          </table:table-cell>
          <table:table-cell table:formula="of:=[M_Acu_A.O34]" office:value-type="float" office:value="3.42239600441837" calcext:value-type="float">
            <text:p>3.4</text:p>
          </table:table-cell>
          <table:table-cell table:formula="of:=[M_Acu_A.P34]" office:value-type="float" office:value="17.0951278772065" calcext:value-type="float">
            <text:p>17.1</text:p>
          </table:table-cell>
        </table:table-row>
        <table:table-row table:style-name="ro1">
          <table:table-cell/>
          <table:table-cell table:formula="of:=[M_Acu_A.B35]" office:value-type="date" office:date-value="2020-03-17" calcext:value-type="date">
            <text:p>17/03</text:p>
          </table:table-cell>
          <table:table-cell table:formula="of:=[M_Acu_A.E35]" office:value-type="float" office:value="2.30097794402948" calcext:value-type="float">
            <text:p>2.3</text:p>
          </table:table-cell>
          <table:table-cell table:formula="of:=[M_Acu_A.G35]" office:value-type="float" office:value="57.8994105639538" calcext:value-type="float">
            <text:p>58</text:p>
          </table:table-cell>
          <table:table-cell table:formula="of:=[M_Acu_A.H35]" office:value-type="float" office:value="13.107028078187" calcext:value-type="float">
            <text:p>13.1</text:p>
          </table:table-cell>
          <table:table-cell table:formula="of:=[M_Acu_A.I35]" office:value-type="float" office:value="13.1262257170365" calcext:value-type="float">
            <text:p>13.1</text:p>
          </table:table-cell>
          <table:table-cell table:formula="of:=[M_Acu_A.J35]" office:value-type="float" office:value="185.389505776513" calcext:value-type="float">
            <text:p>185</text:p>
          </table:table-cell>
          <table:table-cell table:formula="of:=[M_Acu_A.L35]" office:value-type="float" office:value="10.3538790508119" calcext:value-type="float">
            <text:p>10.4</text:p>
          </table:table-cell>
          <table:table-cell table:formula="of:=[M_Acu_A.N35]" office:value-type="float" office:value="5.99528268491116" calcext:value-type="float">
            <text:p>6.0</text:p>
          </table:table-cell>
          <table:table-cell table:number-columns-repeated="2"/>
          <table:table-cell table:formula="of:=[.B35]" office:value-type="date" office:date-value="2020-03-17" calcext:value-type="date">
            <text:p>17/03</text:p>
          </table:table-cell>
          <table:table-cell table:formula="of:=[M_Acu_A.C35]" office:value-type="float" office:value="0.667024266039058" calcext:value-type="float">
            <text:p>0.7</text:p>
          </table:table-cell>
          <table:table-cell table:formula="of:=[M_Acu_A.D35]" office:value-type="float" office:value="1.75496979718039" calcext:value-type="float">
            <text:p>1.8</text:p>
          </table:table-cell>
          <table:table-cell table:formula="of:=[M_Acu_A.F35]" office:value-type="float" office:value="5.31818106304845" calcext:value-type="float">
            <text:p>5.3</text:p>
          </table:table-cell>
          <table:table-cell table:formula="of:=[M_Acu_A.K35]" office:value-type="float" office:value="2.96268091573978" calcext:value-type="float">
            <text:p>3.0</text:p>
          </table:table-cell>
          <table:table-cell table:formula="of:=[M_Acu_A.M35]" office:value-type="float" office:value="0.476639224802949" calcext:value-type="float">
            <text:p>0.5</text:p>
          </table:table-cell>
          <table:table-cell table:formula="of:=[M_Acu_A.O35]" office:value-type="float" office:value="3.91130971933529" calcext:value-type="float">
            <text:p>3.9</text:p>
          </table:table-cell>
          <table:table-cell table:formula="of:=[M_Acu_A.P35]" office:value-type="float" office:value="19.0676426322687" calcext:value-type="float">
            <text:p>19.1</text:p>
          </table:table-cell>
        </table:table-row>
        <table:table-row table:style-name="ro1">
          <table:table-cell/>
          <table:table-cell table:formula="of:=[M_Acu_A.B36]" office:value-type="date" office:date-value="2020-03-18" calcext:value-type="date">
            <text:p>18/03</text:p>
          </table:table-cell>
          <table:table-cell table:formula="of:=[M_Acu_A.E36]" office:value-type="float" office:value="6.44273824328256" calcext:value-type="float">
            <text:p>6.4</text:p>
          </table:table-cell>
          <table:table-cell table:formula="of:=[M_Acu_A.G36]" office:value-type="float" office:value="70.5170010534509" calcext:value-type="float">
            <text:p>71</text:p>
          </table:table-cell>
          <table:table-cell table:formula="of:=[M_Acu_A.H36]" office:value-type="float" office:value="18.2749420061579" calcext:value-type="float">
            <text:p>18.3</text:p>
          </table:table-cell>
          <table:table-cell table:formula="of:=[M_Acu_A.I36]" office:value-type="float" office:value="17.7051416648399" calcext:value-type="float">
            <text:p>17.7</text:p>
          </table:table-cell>
          <table:table-cell table:formula="of:=[M_Acu_A.J36]" office:value-type="float" office:value="220.571293728509" calcext:value-type="float">
            <text:p>221</text:p>
          </table:table-cell>
          <table:table-cell table:style-name="ce67" table:formula="of:=[M_Acu_A.L36]" office:value-type="float" office:value="20.7077581016238" calcext:value-type="float">
            <text:p>21</text:p>
          </table:table-cell>
          <table:table-cell table:formula="of:=[M_Acu_A.N36]" office:value-type="float" office:value="8.69738192318098" calcext:value-type="float">
            <text:p>8.7</text:p>
          </table:table-cell>
          <table:table-cell table:number-columns-repeated="2"/>
          <table:table-cell table:formula="of:=[.B36]" office:value-type="date" office:date-value="2020-03-18" calcext:value-type="date">
            <text:p>18/03</text:p>
          </table:table-cell>
          <table:table-cell table:formula="of:=[M_Acu_A.C36]" office:value-type="float" office:value="0.667024266039058" calcext:value-type="float">
            <text:p>0.7</text:p>
          </table:table-cell>
          <table:table-cell table:formula="of:=[M_Acu_A.D36]" office:value-type="float" office:value="2.33995972957385" calcext:value-type="float">
            <text:p>2.3</text:p>
          </table:table-cell>
          <table:table-cell table:formula="of:=[M_Acu_A.F36]" office:value-type="float" office:value="7.97727159457268" calcext:value-type="float">
            <text:p>8.0</text:p>
          </table:table-cell>
          <table:table-cell table:formula="of:=[M_Acu_A.K36]" office:value-type="float" office:value="2.96268091573978" calcext:value-type="float">
            <text:p>3.0</text:p>
          </table:table-cell>
          <table:table-cell table:formula="of:=[M_Acu_A.M36]" office:value-type="float" office:value="0.953278449605897" calcext:value-type="float">
            <text:p>1.0</text:p>
          </table:table-cell>
          <table:table-cell table:formula="of:=[M_Acu_A.O36]" office:value-type="float" office:value="6.84479200883675" calcext:value-type="float">
            <text:p>6.8</text:p>
          </table:table-cell>
          <table:table-cell table:formula="of:=[M_Acu_A.P36]" office:value-type="float" office:value="24.9851868974556" calcext:value-type="float">
            <text:p>25.0</text:p>
          </table:table-cell>
        </table:table-row>
        <table:table-row table:style-name="ro1">
          <table:table-cell/>
          <table:table-cell table:formula="of:=[M_Acu_A.B37]" office:value-type="date" office:date-value="2020-03-19" calcext:value-type="date">
            <text:p>19/03</text:p>
          </table:table-cell>
          <table:table-cell table:formula="of:=[M_Acu_A.E37]" office:value-type="float" office:value="9.66410736492384" calcext:value-type="float">
            <text:p>9.7</text:p>
          </table:table-cell>
          <table:table-cell table:formula="of:=[M_Acu_A.G37]" office:value-type="float" office:value="90.4457187424696" calcext:value-type="float">
            <text:p>90</text:p>
          </table:table-cell>
          <table:table-cell table:formula="of:=[M_Acu_A.H37]" office:value-type="float" office:value="27.8617968290603" calcext:value-type="float">
            <text:p>27.9</text:p>
          </table:table-cell>
          <table:table-cell table:formula="of:=[M_Acu_A.I37]" office:value-type="float" office:value="23.199840802204" calcext:value-type="float">
            <text:p>23.2</text:p>
          </table:table-cell>
          <table:table-cell table:formula="of:=[M_Acu_A.J37]" office:value-type="float" office:value="252.197869424302" calcext:value-type="float">
            <text:p>252</text:p>
          </table:table-cell>
          <table:table-cell table:style-name="ce67" table:formula="of:=[M_Acu_A.L37]" office:value-type="float" office:value="41.4155162032476" calcext:value-type="float">
            <text:p>41</text:p>
          </table:table-cell>
          <table:table-cell table:formula="of:=[M_Acu_A.N37]" office:value-type="float" office:value="12.1594465722142" calcext:value-type="float">
            <text:p>12.2</text:p>
          </table:table-cell>
          <table:table-cell table:number-columns-repeated="2"/>
          <table:table-cell table:formula="of:=[.B37]" office:value-type="date" office:date-value="2020-03-19" calcext:value-type="date">
            <text:p>19/03</text:p>
          </table:table-cell>
          <table:table-cell table:formula="of:=[M_Acu_A.C37]" office:value-type="float" office:value="1.1117071100651" calcext:value-type="float">
            <text:p>1.1</text:p>
          </table:table-cell>
          <table:table-cell table:formula="of:=[M_Acu_A.D37]" office:value-type="float" office:value="3.50993959436077" calcext:value-type="float">
            <text:p>3.5</text:p>
          </table:table-cell>
          <table:table-cell table:formula="of:=[M_Acu_A.F37]" office:value-type="float" office:value="12.4090891471131" calcext:value-type="float">
            <text:p>12.4</text:p>
          </table:table-cell>
          <table:table-cell table:formula="of:=[M_Acu_A.K37]" office:value-type="float" office:value="4.44402137360968" calcext:value-type="float">
            <text:p>4.4</text:p>
          </table:table-cell>
          <table:table-cell table:formula="of:=[M_Acu_A.M37]" office:value-type="float" office:value="1.42991767440885" calcext:value-type="float">
            <text:p>1.4</text:p>
          </table:table-cell>
          <table:table-cell table:formula="of:=[M_Acu_A.O37]" office:value-type="float" office:value="10.2671880132551" calcext:value-type="float">
            <text:p>10.3</text:p>
          </table:table-cell>
          <table:table-cell table:formula="of:=[M_Acu_A.P37]" office:value-type="float" office:value="28.2727114892261" calcext:value-type="float">
            <text:p>28.3</text:p>
          </table:table-cell>
        </table:table-row>
        <table:table-row table:style-name="ro1">
          <table:table-cell/>
          <table:table-cell table:formula="of:=[M_Acu_A.B38]" office:value-type="date" office:date-value="2020-03-20" calcext:value-type="date">
            <text:p>20/03</text:p>
          </table:table-cell>
          <table:table-cell table:formula="of:=[M_Acu_A.E38]" office:value-type="float" office:value="17.0272367858182" calcext:value-type="float">
            <text:p>17.0</text:p>
          </table:table-cell>
          <table:table-cell table:formula="of:=[M_Acu_A.G38]" office:value-type="float" office:value="118.157249256786" calcext:value-type="float">
            <text:p>118</text:p>
          </table:table-cell>
          <table:table-cell table:formula="of:=[M_Acu_A.H38]" office:value-type="float" office:value="33.7037864867665" calcext:value-type="float">
            <text:p>33.7</text:p>
          </table:table-cell>
          <table:table-cell table:formula="of:=[M_Acu_A.I38]" office:value-type="float" office:value="32.3576726978108" calcext:value-type="float">
            <text:p>32.4</text:p>
          </table:table-cell>
          <table:table-cell table:formula="of:=[M_Acu_A.J38]" office:value-type="float" office:value="298.637829520936" calcext:value-type="float">
            <text:p>299</text:p>
          </table:table-cell>
          <table:table-cell table:style-name="ce67" table:formula="of:=[M_Acu_A.L38]" office:value-type="float" office:value="51.7693952540595" calcext:value-type="float">
            <text:p>52</text:p>
          </table:table-cell>
          <table:table-cell table:formula="of:=[M_Acu_A.N38]" office:value-type="float" office:value="14.9459864116799" calcext:value-type="float">
            <text:p>14.9</text:p>
          </table:table-cell>
          <table:table-cell table:number-columns-repeated="2"/>
          <table:table-cell table:formula="of:=[.B38]" office:value-type="date" office:date-value="2020-03-20" calcext:value-type="date">
            <text:p>20/03</text:p>
          </table:table-cell>
          <table:table-cell table:formula="of:=[M_Acu_A.C38]" office:value-type="float" office:value="1.7231460206009" calcext:value-type="float">
            <text:p>1.7</text:p>
          </table:table-cell>
          <table:table-cell table:formula="of:=[M_Acu_A.D38]" office:value-type="float" office:value="3.50993959436077" calcext:value-type="float">
            <text:p>3.5</text:p>
          </table:table-cell>
          <table:table-cell table:formula="of:=[M_Acu_A.F38]" office:value-type="float" office:value="15.9545431891454" calcext:value-type="float">
            <text:p>16.0</text:p>
          </table:table-cell>
          <table:table-cell table:formula="of:=[M_Acu_A.K38]" office:value-type="float" office:value="4.44402137360968" calcext:value-type="float">
            <text:p>4.4</text:p>
          </table:table-cell>
          <table:table-cell table:formula="of:=[M_Acu_A.M38]" office:value-type="float" office:value="2.85983534881769" calcext:value-type="float">
            <text:p>2.9</text:p>
          </table:table-cell>
          <table:table-cell table:formula="of:=[M_Acu_A.O38]" office:value-type="float" office:value="15.1563251624242" calcext:value-type="float">
            <text:p>15.2</text:p>
          </table:table-cell>
          <table:table-cell table:style-name="ce67" table:formula="of:=[M_Acu_A.P38]" office:value-type="float" office:value="44.0528295297243" calcext:value-type="float">
            <text:p>44</text:p>
          </table:table-cell>
        </table:table-row>
        <table:table-row table:style-name="ro1">
          <table:table-cell/>
          <table:table-cell table:formula="of:=[M_Acu_A.B39]" office:value-type="date" office:date-value="2020-03-21" calcext:value-type="date">
            <text:p>21/03</text:p>
          </table:table-cell>
          <table:table-cell table:style-name="ce67" table:formula="of:=[M_Acu_A.E39]" office:value-type="float" office:value="30.8331044499951" calcext:value-type="float">
            <text:p>31</text:p>
          </table:table-cell>
          <table:table-cell table:formula="of:=[M_Acu_A.G39]" office:value-type="float" office:value="156.363784944608" calcext:value-type="float">
            <text:p>156</text:p>
          </table:table-cell>
          <table:table-cell table:formula="of:=[M_Acu_A.H39]" office:value-type="float" office:value="42.0922844568062" calcext:value-type="float">
            <text:p>42.1</text:p>
          </table:table-cell>
          <table:table-cell table:formula="of:=[M_Acu_A.I39]" office:value-type="float" office:value="41.5155045934177" calcext:value-type="float">
            <text:p>41.5</text:p>
          </table:table-cell>
          <table:table-cell table:formula="of:=[M_Acu_A.J39]" office:value-type="float" office:value="357.372898670267" calcext:value-type="float">
            <text:p>357</text:p>
          </table:table-cell>
          <table:table-cell table:style-name="ce67" table:formula="of:=[M_Acu_A.L39]" office:value-type="float" office:value="82.8310324064953" calcext:value-type="float">
            <text:p>83</text:p>
          </table:table-cell>
          <table:table-cell table:formula="of:=[M_Acu_A.N39]" office:value-type="float" office:value="19.6746600786521" calcext:value-type="float">
            <text:p>19.7</text:p>
          </table:table-cell>
          <table:table-cell table:number-columns-repeated="2"/>
          <table:table-cell table:formula="of:=[.B39]" office:value-type="date" office:date-value="2020-03-21" calcext:value-type="date">
            <text:p>21/03</text:p>
          </table:table-cell>
          <table:table-cell table:formula="of:=[M_Acu_A.C39]" office:value-type="float" office:value="2.61251170865298" calcext:value-type="float">
            <text:p>2.6</text:p>
          </table:table-cell>
          <table:table-cell table:formula="of:=[M_Acu_A.D39]" office:value-type="float" office:value="4.6799194591477" calcext:value-type="float">
            <text:p>4.7</text:p>
          </table:table-cell>
          <table:table-cell table:formula="of:=[M_Acu_A.F39]" office:value-type="float" office:value="18.6136337206696" calcext:value-type="float">
            <text:p>18.6</text:p>
          </table:table-cell>
          <table:table-cell table:formula="of:=[M_Acu_A.K39]" office:value-type="float" office:value="4.44402137360968" calcext:value-type="float">
            <text:p>4.4</text:p>
          </table:table-cell>
          <table:table-cell table:formula="of:=[M_Acu_A.M39]" office:value-type="float" office:value="5.71967069763538" calcext:value-type="float">
            <text:p>5.7</text:p>
          </table:table-cell>
          <table:table-cell table:formula="of:=[M_Acu_A.O39]" office:value-type="float" office:value="18.5787211668426" calcext:value-type="float">
            <text:p>18.6</text:p>
          </table:table-cell>
          <table:table-cell table:style-name="ce67" table:formula="of:=[M_Acu_A.P39]" office:value-type="float" office:value="54.5729082233899" calcext:value-type="float">
            <text:p>55</text:p>
          </table:table-cell>
        </table:table-row>
        <table:table-row table:style-name="ro1">
          <table:table-cell/>
          <table:table-cell table:formula="of:=[M_Acu_A.B40]" office:value-type="date" office:date-value="2020-03-22" calcext:value-type="date">
            <text:p>22/03</text:p>
          </table:table-cell>
          <table:table-cell table:formula="of:=[M_Acu_A.E40]" office:value-type="float" office:value="34.5146691604423" calcext:value-type="float">
            <text:p>34.5</text:p>
          </table:table-cell>
          <table:table-cell table:formula="of:=[M_Acu_A.G40]" office:value-type="float" office:value="202.824819083504" calcext:value-type="float">
            <text:p>203</text:p>
          </table:table-cell>
          <table:table-cell table:formula="of:=[M_Acu_A.H40]" office:value-type="float" office:value="50.4807824268459" calcext:value-type="float">
            <text:p>50.5</text:p>
          </table:table-cell>
          <table:table-cell table:style-name="ce67" table:formula="of:=[M_Acu_A.I40]" office:value-type="float" office:value="54.6417303104542" calcext:value-type="float">
            <text:p>55</text:p>
          </table:table-cell>
          <table:table-cell table:formula="of:=[M_Acu_A.J40]" office:value-type="float" office:value="405.590464895001" calcext:value-type="float">
            <text:p>406</text:p>
          </table:table-cell>
          <table:table-cell table:formula="of:=[M_Acu_A.L40]" office:value-type="float" office:value="82.8310324064953" calcext:value-type="float">
            <text:p>82.8</text:p>
          </table:table-cell>
          <table:table-cell table:formula="of:=[M_Acu_A.N40]" office:value-type="float" office:value="23.7278089360569" calcext:value-type="float">
            <text:p>23.7</text:p>
          </table:table-cell>
          <table:table-cell table:number-columns-repeated="2"/>
          <table:table-cell table:formula="of:=[.B40]" office:value-type="date" office:date-value="2020-03-22" calcext:value-type="date">
            <text:p>22/03</text:p>
          </table:table-cell>
          <table:table-cell table:formula="of:=[M_Acu_A.C40]" office:value-type="float" office:value="3.05719455267902" calcext:value-type="float">
            <text:p>3.1</text:p>
          </table:table-cell>
          <table:table-cell table:formula="of:=[M_Acu_A.D40]" office:value-type="float" office:value="9.3598389182954" calcext:value-type="float">
            <text:p>9.4</text:p>
          </table:table-cell>
          <table:table-cell table:formula="of:=[M_Acu_A.F40]" office:value-type="float" office:value="21.2727242521938" calcext:value-type="float">
            <text:p>21.3</text:p>
          </table:table-cell>
          <table:table-cell table:formula="of:=[M_Acu_A.K40]" office:value-type="float" office:value="5.92536183147957" calcext:value-type="float">
            <text:p>5.9</text:p>
          </table:table-cell>
          <table:table-cell table:formula="of:=[M_Acu_A.M40]" office:value-type="float" office:value="6.67294914724128" calcext:value-type="float">
            <text:p>6.7</text:p>
          </table:table-cell>
          <table:table-cell table:formula="of:=[M_Acu_A.O40]" office:value-type="float" office:value="24.4456857458455" calcext:value-type="float">
            <text:p>24.4</text:p>
          </table:table-cell>
          <table:table-cell table:style-name="ce67" table:formula="of:=[M_Acu_A.P40]" office:value-type="float" office:value="65.7504918354095" calcext:value-type="float">
            <text:p>66</text:p>
          </table:table-cell>
        </table:table-row>
        <table:table-row table:style-name="ro1">
          <table:table-cell table:style-name="ce61" table:formula="of:=[M_Acu_A.A41]" office:value-type="string" office:string-value="L" calcext:value-type="string">
            <text:p>L</text:p>
          </table:table-cell>
          <table:table-cell table:style-name="ce50" table:formula="of:=[M_Acu_A.B41]" office:value-type="date" office:date-value="2020-03-23" calcext:value-type="date">
            <text:p>23/03</text:p>
          </table:table-cell>
          <table:table-cell table:style-name="ce65" table:formula="of:=[M_Acu_A.E41]" office:value-type="float" office:value="40.4972118149189" calcext:value-type="float">
            <text:p>40.5</text:p>
          </table:table-cell>
          <table:table-cell table:style-name="ce69" table:formula="of:=[M_Acu_A.G41]" office:value-type="float" office:value="257.304508860585" calcext:value-type="float">
            <text:p>257</text:p>
          </table:table-cell>
          <table:table-cell table:style-name="ce69" table:formula="of:=[M_Acu_A.H41]" office:value-type="float" office:value="64.4116808413761" calcext:value-type="float">
            <text:p>64</text:p>
          </table:table-cell>
          <table:table-cell table:style-name="ce69" table:formula="of:=[M_Acu_A.I41]" office:value-type="float" office:value="65.0206064588086" calcext:value-type="float">
            <text:p>65</text:p>
          </table:table-cell>
          <table:table-cell table:style-name="ce69" table:formula="of:=[M_Acu_A.J41]" office:value-type="float" office:value="450.104685019525" calcext:value-type="float">
            <text:p>450</text:p>
          </table:table-cell>
          <table:table-cell table:style-name="ce65" table:formula="of:=[M_Acu_A.L41]" office:value-type="float" office:value="82.8310324064953" calcext:value-type="float">
            <text:p>82.8</text:p>
          </table:table-cell>
          <table:table-cell table:style-name="ce65" table:formula="of:=[M_Acu_A.N41]" office:value-type="float" office:value="28.2876014006372" calcext:value-type="float">
            <text:p>28.3</text:p>
          </table:table-cell>
          <table:table-cell table:style-name="ce76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65" table:formula="of:=[M_Acu_A.C41]" office:value-type="float" office:value="4.78034057327992" calcext:value-type="float">
            <text:p>4.8</text:p>
          </table:table-cell>
          <table:table-cell table:style-name="ce65" table:formula="of:=[M_Acu_A.D41]" office:value-type="float" office:value="12.2847885802627" calcext:value-type="float">
            <text:p>12.3</text:p>
          </table:table-cell>
          <table:table-cell table:style-name="ce65" table:formula="of:=[M_Acu_A.F41]" office:value-type="float" office:value="21.2727242521938" calcext:value-type="float">
            <text:p>21.3</text:p>
          </table:table-cell>
          <table:table-cell table:style-name="ce65" table:formula="of:=[M_Acu_A.K41]" office:value-type="float" office:value="8.88804274721935" calcext:value-type="float">
            <text:p>8.9</text:p>
          </table:table-cell>
          <table:table-cell table:style-name="ce65" table:formula="of:=[M_Acu_A.M41]" office:value-type="float" office:value="10.9627021704678" calcext:value-type="float">
            <text:p>11.0</text:p>
          </table:table-cell>
          <table:table-cell table:style-name="ce65" table:formula="of:=[M_Acu_A.O41]" office:value-type="float" office:value="29.8237366099316" calcext:value-type="float">
            <text:p>29.8</text:p>
          </table:table-cell>
          <table:table-cell table:style-name="ce69" table:formula="of:=[M_Acu_A.P41]" office:value-type="float" office:value="84.8181344676782" calcext:value-type="float">
            <text:p>85</text:p>
          </table:table-cell>
        </table:table-row>
        <table:table-row table:style-name="ro1">
          <table:table-cell/>
          <table:table-cell table:formula="of:=[M_Acu_A.B42]" office:value-type="date" office:date-value="2020-03-24" calcext:value-type="date">
            <text:p>24/03</text:p>
          </table:table-cell>
          <table:table-cell table:style-name="ce67" table:formula="of:=[M_Acu_A.E42]" office:value-type="float" office:value="56.1438618343194" calcext:value-type="float">
            <text:p>56</text:p>
          </table:table-cell>
          <table:table-cell table:formula="of:=[M_Acu_A.G42]" office:value-type="float" office:value="316.736897708309" calcext:value-type="float">
            <text:p>317</text:p>
          </table:table-cell>
          <table:table-cell table:style-name="ce67" table:formula="of:=[M_Acu_A.H42]" office:value-type="float" office:value="82.3870336343182" calcext:value-type="float">
            <text:p>82</text:p>
          </table:table-cell>
          <table:table-cell table:style-name="ce67" table:formula="of:=[M_Acu_A.I42]" office:value-type="float" office:value="84.2520534395829" calcext:value-type="float">
            <text:p>84</text:p>
          </table:table-cell>
          <table:table-cell table:formula="of:=[M_Acu_A.J42]" office:value-type="float" office:value="505.136408068646" calcext:value-type="float">
            <text:p>505</text:p>
          </table:table-cell>
          <table:table-cell table:formula="of:=[M_Acu_A.L42]" office:value-type="float" office:value="82.8310324064953" calcext:value-type="float">
            <text:p>82.8</text:p>
          </table:table-cell>
          <table:table-cell table:formula="of:=[M_Acu_A.N42]" office:value-type="float" office:value="35.6339337046832" calcext:value-type="float">
            <text:p>35.6</text:p>
          </table:table-cell>
          <table:table-cell table:number-columns-repeated="2"/>
          <table:table-cell table:formula="of:=[.B42]" office:value-type="date" office:date-value="2020-03-24" calcext:value-type="date">
            <text:p>24/03</text:p>
          </table:table-cell>
          <table:table-cell table:formula="of:=[M_Acu_A.C42]" office:value-type="float" office:value="6.33673052737105" calcext:value-type="float">
            <text:p>6.3</text:p>
          </table:table-cell>
          <table:table-cell table:formula="of:=[M_Acu_A.D42]" office:value-type="float" office:value="16.3797181070169" calcext:value-type="float">
            <text:p>16.4</text:p>
          </table:table-cell>
          <table:table-cell table:formula="of:=[M_Acu_A.F42]" office:value-type="float" office:value="28.3636323362584" calcext:value-type="float">
            <text:p>28.4</text:p>
          </table:table-cell>
          <table:table-cell table:formula="of:=[M_Acu_A.K42]" office:value-type="float" office:value="10.3693832050892" calcext:value-type="float">
            <text:p>10.4</text:p>
          </table:table-cell>
          <table:table-cell table:formula="of:=[M_Acu_A.M42]" office:value-type="float" office:value="15.7290944184973" calcext:value-type="float">
            <text:p>15.7</text:p>
          </table:table-cell>
          <table:table-cell table:formula="of:=[M_Acu_A.O42]" office:value-type="float" office:value="39.6020109082698" calcext:value-type="float">
            <text:p>39.6</text:p>
          </table:table-cell>
          <table:table-cell table:style-name="ce67" table:formula="of:=[M_Acu_A.P42]" office:value-type="float" office:value="100.598252508176" calcext:value-type="float">
            <text:p>101</text:p>
          </table:table-cell>
        </table:table-row>
        <table:table-row table:style-name="ro1">
          <table:table-cell/>
          <table:table-cell table:formula="of:=[M_Acu_A.B43]" office:value-type="date" office:date-value="2020-03-25" calcext:value-type="date">
            <text:p>25/03</text:p>
          </table:table-cell>
          <table:table-cell table:style-name="ce67" table:formula="of:=[M_Acu_A.E43]" office:value-type="float" office:value="81.9148148074497" calcext:value-type="float">
            <text:p>82</text:p>
          </table:table-cell>
          <table:table-cell table:formula="of:=[M_Acu_A.G43]" office:value-type="float" office:value="404.942109728345" calcext:value-type="float">
            <text:p>405</text:p>
          </table:table-cell>
          <table:table-cell table:style-name="ce67" table:formula="of:=[M_Acu_A.H43]" office:value-type="float" office:value="99.688310697525" calcext:value-type="float">
            <text:p>100</text:p>
          </table:table-cell>
          <table:table-cell table:style-name="ce67" table:formula="of:=[M_Acu_A.I43]" office:value-type="float" office:value="108.672938494535" calcext:value-type="float">
            <text:p>109</text:p>
          </table:table-cell>
          <table:table-cell table:formula="of:=[M_Acu_A.J43]" office:value-type="float" office:value="555.724115797515" calcext:value-type="float">
            <text:p>556</text:p>
          </table:table-cell>
          <table:table-cell table:formula="of:=[M_Acu_A.L43]" office:value-type="float" office:value="82.8310324064953" calcext:value-type="float">
            <text:p>82.8</text:p>
          </table:table-cell>
          <table:table-cell table:style-name="ce67" table:formula="of:=[M_Acu_A.N43]" office:value-type="float" office:value="48.8066674912486" calcext:value-type="float">
            <text:p>49</text:p>
          </table:table-cell>
          <table:table-cell table:number-columns-repeated="2"/>
          <table:table-cell table:formula="of:=[.B43]" office:value-type="date" office:date-value="2020-03-25" calcext:value-type="date">
            <text:p>25/03</text:p>
          </table:table-cell>
          <table:table-cell table:formula="of:=[M_Acu_A.C43]" office:value-type="float" office:value="8.28221796998497" calcext:value-type="float">
            <text:p>8.3</text:p>
          </table:table-cell>
          <table:table-cell table:formula="of:=[M_Acu_A.D43]" office:value-type="float" office:value="18.1346879041973" calcext:value-type="float">
            <text:p>18.1</text:p>
          </table:table-cell>
          <table:table-cell table:formula="of:=[M_Acu_A.F43]" office:value-type="float" office:value="30.1363593572746" calcext:value-type="float">
            <text:p>30.1</text:p>
          </table:table-cell>
          <table:table-cell table:formula="of:=[M_Acu_A.K43]" office:value-type="float" office:value="13.332064120829" calcext:value-type="float">
            <text:p>13.3</text:p>
          </table:table-cell>
          <table:table-cell table:formula="of:=[M_Acu_A.M43]" office:value-type="float" office:value="20.4954866665268" calcext:value-type="float">
            <text:p>20.5</text:p>
          </table:table-cell>
          <table:table-cell table:style-name="ce67" table:formula="of:=[M_Acu_A.O43]" office:value-type="float" office:value="51.8248537811925" calcext:value-type="float">
            <text:p>52</text:p>
          </table:table-cell>
          <table:table-cell table:style-name="ce67" table:formula="of:=[M_Acu_A.P43]" office:value-type="float" office:value="115.720865630321" calcext:value-type="float">
            <text:p>116</text:p>
          </table:table-cell>
        </table:table-row>
        <table:table-row table:style-name="ro1">
          <table:table-cell/>
          <table:table-cell table:formula="of:=[M_Acu_A.B44]" office:value-type="date" office:date-value="2020-03-26" calcext:value-type="date">
            <text:p>26/03</text:p>
          </table:table-cell>
          <table:table-cell table:style-name="ce67" table:formula="of:=[M_Acu_A.E44]" office:value-type="float" office:value="101.243029537297" calcext:value-type="float">
            <text:p>101</text:p>
          </table:table-cell>
          <table:table-cell table:formula="of:=[M_Acu_A.G44]" office:value-type="float" office:value="482.180630949098" calcext:value-type="float">
            <text:p>482</text:p>
          </table:table-cell>
          <table:table-cell table:style-name="ce67" table:formula="of:=[M_Acu_A.H44]" office:value-type="float" office:value="127.025826403458" calcext:value-type="float">
            <text:p>127</text:p>
          </table:table-cell>
          <table:table-cell table:style-name="ce67" table:formula="of:=[M_Acu_A.I44]" office:value-type="float" office:value="132.483301423112" calcext:value-type="float">
            <text:p>132</text:p>
          </table:table-cell>
          <table:table-cell table:formula="of:=[M_Acu_A.J44]" office:value-type="float" office:value="604.756418164296" calcext:value-type="float">
            <text:p>605</text:p>
          </table:table-cell>
          <table:table-cell table:style-name="ce67" table:formula="of:=[M_Acu_A.L44]" office:value-type="float" office:value="93.1849114573071" calcext:value-type="float">
            <text:p>93</text:p>
          </table:table-cell>
          <table:table-cell table:style-name="ce67" table:formula="of:=[M_Acu_A.N44]" office:value-type="float" office:value="64.0904163077123" calcext:value-type="float">
            <text:p>64</text:p>
          </table:table-cell>
          <table:table-cell table:number-columns-repeated="2"/>
          <table:table-cell table:formula="of:=[.B44]" office:value-type="date" office:date-value="2020-03-26" calcext:value-type="date">
            <text:p>26/03</text:p>
          </table:table-cell>
          <table:table-cell table:formula="of:=[M_Acu_A.C44]" office:value-type="float" office:value="10.8947296786379" calcext:value-type="float">
            <text:p>10.9</text:p>
          </table:table-cell>
          <table:table-cell table:style-name="ce67" table:formula="of:=[M_Acu_A.D44]" office:value-type="float" office:value="28.6645066872796" calcext:value-type="float">
            <text:p>29</text:p>
          </table:table-cell>
          <table:table-cell table:formula="of:=[M_Acu_A.F44]" office:value-type="float" office:value="36.3409039308311" calcext:value-type="float">
            <text:p>36.3</text:p>
          </table:table-cell>
          <table:table-cell table:style-name="ce67" table:formula="of:=[M_Acu_A.K44]" office:value-type="float" office:value="28.1454686995279" calcext:value-type="float">
            <text:p>28</text:p>
          </table:table-cell>
          <table:table-cell table:formula="of:=[M_Acu_A.M44]" office:value-type="float" office:value="28.5983534881769" calcext:value-type="float">
            <text:p>28.6</text:p>
          </table:table-cell>
          <table:table-cell table:style-name="ce67" table:formula="of:=[M_Acu_A.O44]" office:value-type="float" office:value="66.0033515137829" calcext:value-type="float">
            <text:p>66</text:p>
          </table:table-cell>
          <table:table-cell table:style-name="ce67" table:formula="of:=[M_Acu_A.P44]" office:value-type="float" office:value="148.596111548025" calcext:value-type="float">
            <text:p>149</text:p>
          </table:table-cell>
        </table:table-row>
        <table:table-row table:style-name="ro1">
          <table:table-cell/>
          <table:table-cell table:formula="of:=[M_Acu_A.B45]" office:value-type="date" office:date-value="2020-03-27" calcext:value-type="date">
            <text:p>27/03</text:p>
          </table:table-cell>
          <table:table-cell table:style-name="ce67" table:formula="of:=[M_Acu_A.E45]" office:value-type="float" office:value="132.996525164904" calcext:value-type="float">
            <text:p>133</text:p>
          </table:table-cell>
          <table:table-cell table:formula="of:=[M_Acu_A.G45]" office:value-type="float" office:value="572.862192504456" calcext:value-type="float">
            <text:p>573</text:p>
          </table:table-cell>
          <table:table-cell table:style-name="ce67" table:formula="of:=[M_Acu_A.H45]" office:value-type="float" office:value="149.420120091332" calcext:value-type="float">
            <text:p>149</text:p>
          </table:table-cell>
          <table:table-cell table:style-name="ce67" table:formula="of:=[M_Acu_A.I45]" office:value-type="float" office:value="166.672540500045" calcext:value-type="float">
            <text:p>167</text:p>
          </table:table-cell>
          <table:table-cell table:formula="of:=[M_Acu_A.J45]" office:value-type="float" office:value="676.527265586366" calcext:value-type="float">
            <text:p>677</text:p>
          </table:table-cell>
          <table:table-cell table:style-name="ce67" table:formula="of:=[M_Acu_A.L45]" office:value-type="float" office:value="155.308185762179" calcext:value-type="float">
            <text:p>155</text:p>
          </table:table-cell>
          <table:table-cell table:style-name="ce67" table:formula="of:=[M_Acu_A.N45]" office:value-type="float" office:value="86.0449726186546" calcext:value-type="float">
            <text:p>86</text:p>
          </table:table-cell>
          <table:table-cell table:number-columns-repeated="2"/>
          <table:table-cell table:formula="of:=[.B45]" office:value-type="date" office:date-value="2020-03-27" calcext:value-type="date">
            <text:p>27/03</text:p>
          </table:table-cell>
          <table:table-cell table:formula="of:=[M_Acu_A.C45]" office:value-type="float" office:value="14.0630949423235" calcext:value-type="float">
            <text:p>14.1</text:p>
          </table:table-cell>
          <table:table-cell table:formula="of:=[M_Acu_A.D45]" office:value-type="float" office:value="33.9294160788208" calcext:value-type="float">
            <text:p>33.9</text:p>
          </table:table-cell>
          <table:table-cell table:formula="of:=[M_Acu_A.F45]" office:value-type="float" office:value="46.0909025464199" calcext:value-type="float">
            <text:p>46.1</text:p>
          </table:table-cell>
          <table:table-cell table:formula="of:=[M_Acu_A.K45]" office:value-type="float" office:value="32.5894900731376" calcext:value-type="float">
            <text:p>32.6</text:p>
          </table:table-cell>
          <table:table-cell table:formula="of:=[M_Acu_A.M45]" office:value-type="float" office:value="36.2245810850241" calcext:value-type="float">
            <text:p>36.2</text:p>
          </table:table-cell>
          <table:table-cell table:style-name="ce67" table:formula="of:=[M_Acu_A.O45]" office:value-type="float" office:value="81.6485903911241" calcext:value-type="float">
            <text:p>82</text:p>
          </table:table-cell>
          <table:table-cell table:style-name="ce67" table:formula="of:=[M_Acu_A.P45]" office:value-type="float" office:value="163.71872467017" calcext:value-type="float">
            <text:p>164</text:p>
          </table:table-cell>
        </table:table-row>
        <table:table-row table:style-name="ro1">
          <table:table-cell/>
          <table:table-cell table:formula="of:=[M_Acu_A.B46]" office:value-type="date" office:date-value="2020-03-28" calcext:value-type="date">
            <text:p>28/03</text:p>
          </table:table-cell>
          <table:table-cell table:style-name="ce67" table:formula="of:=[M_Acu_A.E46]" office:value-type="float" office:value="162.449042848482" calcext:value-type="float">
            <text:p>162</text:p>
          </table:table-cell>
          <table:table-cell table:formula="of:=[M_Acu_A.G46]" office:value-type="float" office:value="670.972802665778" calcext:value-type="float">
            <text:p>671</text:p>
          </table:table-cell>
          <table:table-cell table:style-name="ce67" table:formula="of:=[M_Acu_A.H46]" office:value-type="float" office:value="173.312359845284" calcext:value-type="float">
            <text:p>173</text:p>
          </table:table-cell>
          <table:table-cell table:style-name="ce67" table:formula="of:=[M_Acu_A.I46]" office:value-type="float" office:value="195.061819376426" calcext:value-type="float">
            <text:p>195</text:p>
          </table:table-cell>
          <table:table-cell table:formula="of:=[M_Acu_A.J46]" office:value-type="float" office:value="742.3727592481" calcext:value-type="float">
            <text:p>742</text:p>
          </table:table-cell>
          <table:table-cell table:style-name="ce67" table:formula="of:=[M_Acu_A.L46]" office:value-type="float" office:value="186.369822914614" calcext:value-type="float">
            <text:p>186</text:p>
          </table:table-cell>
          <table:table-cell table:style-name="ce67" table:formula="of:=[M_Acu_A.N46]" office:value-type="float" office:value="103.693058268604" calcext:value-type="float">
            <text:p>104</text:p>
          </table:table-cell>
          <table:table-cell table:number-columns-repeated="2"/>
          <table:table-cell table:formula="of:=[.B46]" office:value-type="date" office:date-value="2020-03-28" calcext:value-type="date">
            <text:p>28/03</text:p>
          </table:table-cell>
          <table:table-cell table:formula="of:=[M_Acu_A.C46]" office:value-type="float" office:value="18.0652405385578" calcext:value-type="float">
            <text:p>18.1</text:p>
          </table:table-cell>
          <table:table-cell table:formula="of:=[M_Acu_A.D46]" office:value-type="float" office:value="39.7793154027554" calcext:value-type="float">
            <text:p>39.8</text:p>
          </table:table-cell>
          <table:table-cell table:style-name="ce67" table:formula="of:=[M_Acu_A.F46]" office:value-type="float" office:value="57.6136281830249" calcext:value-type="float">
            <text:p>58</text:p>
          </table:table-cell>
          <table:table-cell table:style-name="ce67" table:formula="of:=[M_Acu_A.K46]" office:value-type="float" office:value="53.3282564833161" calcext:value-type="float">
            <text:p>53</text:p>
          </table:table-cell>
          <table:table-cell table:style-name="ce67" table:formula="of:=[M_Acu_A.M46]" office:value-type="float" office:value="47.6639224802949" calcext:value-type="float">
            <text:p>48</text:p>
          </table:table-cell>
          <table:table-cell table:style-name="ce67" table:formula="of:=[M_Acu_A.O46]" office:value-type="float" office:value="98.760570413216" calcext:value-type="float">
            <text:p>99</text:p>
          </table:table-cell>
          <table:table-cell table:style-name="ce67" table:formula="of:=[M_Acu_A.P46]" office:value-type="float" office:value="191.333931241042" calcext:value-type="float">
            <text:p>191</text:p>
          </table:table-cell>
        </table:table-row>
        <table:table-row table:style-name="ro1">
          <table:table-cell table:style-name="ce62"/>
          <table:table-cell table:style-name="ce52" table:formula="of:=[M_Acu_A.B47]" office:value-type="date" office:date-value="2020-03-29" calcext:value-type="date">
            <text:p>29/03</text:p>
          </table:table-cell>
          <table:table-cell table:style-name="ce68" table:formula="of:=[M_Acu_A.E47]" office:value-type="float" office:value="198.344298775342" calcext:value-type="float">
            <text:p>198</text:p>
          </table:table-cell>
          <table:table-cell table:style-name="ce68" table:formula="of:=[M_Acu_A.G47]" office:value-type="float" office:value="769.790941265765" calcext:value-type="float">
            <text:p>770</text:p>
          </table:table-cell>
          <table:table-cell table:style-name="ce68" table:formula="of:=[M_Acu_A.H47]" office:value-type="float" office:value="195.18237241003" calcext:value-type="float">
            <text:p>195</text:p>
          </table:table-cell>
          <table:table-cell table:style-name="ce68" table:formula="of:=[M_Acu_A.I47]" office:value-type="float" office:value="235.356279717096" calcext:value-type="float">
            <text:p>235</text:p>
          </table:table-cell>
          <table:table-cell table:style-name="ce68" table:formula="of:=[M_Acu_A.J47]" office:value-type="float" office:value="798.367352283275" calcext:value-type="float">
            <text:p>798</text:p>
          </table:table-cell>
          <table:table-cell table:style-name="ce68" table:formula="of:=[M_Acu_A.L47]" office:value-type="float" office:value="217.43146006705" calcext:value-type="float">
            <text:p>217</text:p>
          </table:table-cell>
          <table:table-cell table:style-name="ce68" table:formula="of:=[M_Acu_A.N47]" office:value-type="float" office:value="118.892366483872" calcext:value-type="float">
            <text:p>119</text:p>
          </table:table-cell>
          <table:table-cell table:style-name="ce76"/>
          <table:table-cell table:style-name="ce66"/>
          <table:table-cell table:style-name="ce52" table:formula="of:=[.B47]" office:value-type="date" office:date-value="2020-03-29" calcext:value-type="date">
            <text:p>29/03</text:p>
          </table:table-cell>
          <table:table-cell table:style-name="ce66" table:formula="of:=[M_Acu_A.C47]" office:value-type="float" office:value="21.6227032907661" calcext:value-type="float">
            <text:p>21.6</text:p>
          </table:table-cell>
          <table:table-cell table:style-name="ce68" table:formula="of:=[M_Acu_A.D47]" office:value-type="float" office:value="50.3091341858378" calcext:value-type="float">
            <text:p>50</text:p>
          </table:table-cell>
          <table:table-cell table:style-name="ce66" table:formula="of:=[M_Acu_A.F47]" office:value-type="float" office:value="63.8181727565815" calcext:value-type="float">
            <text:p>63.8</text:p>
          </table:table-cell>
          <table:table-cell table:style-name="ce68" table:formula="of:=[M_Acu_A.K47]" office:value-type="float" office:value="68.141661062015" calcext:value-type="float">
            <text:p>68</text:p>
          </table:table-cell>
          <table:table-cell table:style-name="ce66" table:formula="of:=[M_Acu_A.M47]" office:value-type="float" office:value="56.7200677515509" calcext:value-type="float">
            <text:p>56.7</text:p>
          </table:table-cell>
          <table:table-cell table:style-name="ce68" table:formula="of:=[M_Acu_A.O47]" office:value-type="float" office:value="117.339291580059" calcext:value-type="float">
            <text:p>117</text:p>
          </table:table-cell>
          <table:table-cell table:style-name="ce68" table:formula="of:=[M_Acu_A.P47]" office:value-type="float" office:value="215.004108301789" calcext:value-type="float">
            <text:p>215</text:p>
          </table:table-cell>
        </table:table-row>
        <table:table-row table:style-name="ro1">
          <table:table-cell table:style-name="ce63" table:formula="of:=[M_Acu_A.A48]" office:value-type="string" office:string-value="L" calcext:value-type="string">
            <text:p>L</text:p>
          </table:table-cell>
          <table:table-cell table:formula="of:=[M_Acu_A.B48]" office:value-type="date" office:date-value="2020-03-30" calcext:value-type="date">
            <text:p>30/03</text:p>
          </table:table-cell>
          <table:table-cell table:style-name="ce67" table:formula="of:=[M_Acu_A.E48]" office:value-type="float" office:value="236.080337057425" calcext:value-type="float">
            <text:p>236</text:p>
          </table:table-cell>
          <table:table-cell table:formula="of:=[M_Acu_A.G48]" office:value-type="float" office:value="865.54312329821" calcext:value-type="float">
            <text:p>866</text:p>
          </table:table-cell>
          <table:table-cell table:style-name="ce67" table:formula="of:=[M_Acu_A.H48]" office:value-type="float" office:value="226.489445191071" calcext:value-type="float">
            <text:p>226</text:p>
          </table:table-cell>
          <table:table-cell table:style-name="ce67" table:formula="of:=[M_Acu_A.I48]" office:value-type="float" office:value="263.745558593477" calcext:value-type="float">
            <text:p>264</text:p>
          </table:table-cell>
          <table:table-cell table:formula="of:=[M_Acu_A.J48]" office:value-type="float" office:value="858.509692950686" calcext:value-type="float">
            <text:p>859</text:p>
          </table:table-cell>
          <table:table-cell table:style-name="ce67" table:formula="of:=[M_Acu_A.L48]" office:value-type="float" office:value="227.785339117862" calcext:value-type="float">
            <text:p>228</text:p>
          </table:table-cell>
          <table:table-cell table:style-name="ce67" table:formula="of:=[M_Acu_A.N48]" office:value-type="float" office:value="151.064235539522" calcext:value-type="float">
            <text:p>151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formula="of:=[.B48]" office:value-type="date" office:date-value="2020-03-30" calcext:value-type="date">
            <text:p>30/03</text:p>
          </table:table-cell>
          <table:table-cell table:formula="of:=[M_Acu_A.C48]" office:value-type="float" office:value="25.2913367539809" calcext:value-type="float">
            <text:p>25.3</text:p>
          </table:table-cell>
          <table:table-cell table:style-name="ce67" table:formula="of:=[M_Acu_A.D48]" office:value-type="float" office:value="63.1789126984939" calcext:value-type="float">
            <text:p>63</text:p>
          </table:table-cell>
          <table:table-cell table:formula="of:=[M_Acu_A.F48]" office:value-type="float" office:value="68.2499903091218" calcext:value-type="float">
            <text:p>68.2</text:p>
          </table:table-cell>
          <table:table-cell table:style-name="ce67" table:formula="of:=[M_Acu_A.K48]" office:value-type="float" office:value="79.9923847249742" calcext:value-type="float">
            <text:p>80</text:p>
          </table:table-cell>
          <table:table-cell table:style-name="ce67" table:formula="of:=[M_Acu_A.M48]" office:value-type="float" office:value="66.7294914724128" calcext:value-type="float">
            <text:p>67</text:p>
          </table:table-cell>
          <table:table-cell table:style-name="ce67" table:formula="of:=[M_Acu_A.O48]" office:value-type="float" office:value="138.362581321486" calcext:value-type="float">
            <text:p>138</text:p>
          </table:table-cell>
          <table:table-cell table:style-name="ce67" table:formula="of:=[M_Acu_A.P48]" office:value-type="float" office:value="248.536859137848" calcext:value-type="float">
            <text:p>249</text:p>
          </table:table-cell>
        </table:table-row>
        <table:table-row table:style-name="ro1">
          <table:table-cell/>
          <table:table-cell table:formula="of:=[M_Acu_A.B49]" office:value-type="date" office:date-value="2020-03-31" calcext:value-type="date">
            <text:p>31/03</text:p>
          </table:table-cell>
          <table:table-cell table:style-name="ce67" table:formula="of:=[M_Acu_A.E49]" office:value-type="float" office:value="324.437890108157" calcext:value-type="float">
            <text:p>324</text:p>
          </table:table-cell>
          <table:table-cell table:formula="of:=[M_Acu_A.G49]" office:value-type="float" office:value="965.658397369079" calcext:value-type="float">
            <text:p>966</text:p>
          </table:table-cell>
          <table:table-cell table:style-name="ce67" table:formula="of:=[M_Acu_A.H49]" office:value-type="float" office:value="263.86319953973" calcext:value-type="float">
            <text:p>264</text:p>
          </table:table-cell>
          <table:table-cell table:style-name="ce67" table:formula="of:=[M_Acu_A.I49]" office:value-type="float" office:value="317.166244651184" calcext:value-type="float">
            <text:p>317</text:p>
          </table:table-cell>
          <table:table-cell table:formula="of:=[M_Acu_A.J49]" office:value-type="float" office:value="920.503706668202" calcext:value-type="float">
            <text:p>921</text:p>
          </table:table-cell>
          <table:table-cell table:style-name="ce67" table:formula="of:=[M_Acu_A.L49]" office:value-type="float" office:value="238.139218168674" calcext:value-type="float">
            <text:p>238</text:p>
          </table:table-cell>
          <table:table-cell table:style-name="ce67" table:formula="of:=[M_Acu_A.N49]" office:value-type="float" office:value="198.604294012832" calcext:value-type="float">
            <text:p>199</text:p>
          </table:table-cell>
          <table:table-cell table:number-columns-repeated="2"/>
          <table:table-cell table:formula="of:=[.B49]" office:value-type="date" office:date-value="2020-03-31" calcext:value-type="date">
            <text:p>31/03</text:p>
          </table:table-cell>
          <table:table-cell table:formula="of:=[M_Acu_A.C49]" office:value-type="float" office:value="32.4062622583976" calcext:value-type="float">
            <text:p>32.4</text:p>
          </table:table-cell>
          <table:table-cell table:style-name="ce67" table:formula="of:=[M_Acu_A.D49]" office:value-type="float" office:value="74.8787113463632" calcext:value-type="float">
            <text:p>75</text:p>
          </table:table-cell>
          <table:table-cell table:style-name="ce67" table:formula="of:=[M_Acu_A.F49]" office:value-type="float" office:value="79.7727159457268" calcext:value-type="float">
            <text:p>80</text:p>
          </table:table-cell>
          <table:table-cell table:style-name="ce67" table:formula="of:=[M_Acu_A.K49]" office:value-type="float" office:value="105.175172508762" calcext:value-type="float">
            <text:p>105</text:p>
          </table:table-cell>
          <table:table-cell table:formula="of:=[M_Acu_A.M49]" office:value-type="float" office:value="76.2622759684718" calcext:value-type="float">
            <text:p>76.3</text:p>
          </table:table-cell>
          <table:table-cell table:style-name="ce67" table:formula="of:=[M_Acu_A.O49]" office:value-type="float" office:value="159.87478477783" calcext:value-type="float">
            <text:p>160</text:p>
          </table:table-cell>
          <table:table-cell table:style-name="ce67" table:formula="of:=[M_Acu_A.P49]" office:value-type="float" office:value="290.61717391251" calcext:value-type="float">
            <text:p>291</text:p>
          </table:table-cell>
        </table:table-row>
        <table:table-row table:style-name="ro1">
          <table:table-cell/>
          <table:table-cell table:formula="of:=[M_Acu_A.B50]" office:value-type="date" office:date-value="2020-04-01" calcext:value-type="date">
            <text:p>01/04</text:p>
          </table:table-cell>
          <table:table-cell table:style-name="ce67" table:formula="of:=[M_Acu_A.E50]" office:value-type="float" office:value="381.041947531283" calcext:value-type="float">
            <text:p>381</text:p>
          </table:table-cell>
          <table:table-cell table:formula="of:=[M_Acu_A.G50]" office:value-type="float" office:value="1067.54249253661" calcext:value-type="float">
            <text:p>1068</text:p>
          </table:table-cell>
          <table:table-cell table:style-name="ce67" table:formula="of:=[M_Acu_A.H50]" office:value-type="float" office:value="301.985926921428" calcext:value-type="float">
            <text:p>302</text:p>
          </table:table-cell>
          <table:table-cell table:style-name="ce67" table:formula="of:=[M_Acu_A.I50]" office:value-type="float" office:value="358.071227118227" calcext:value-type="float">
            <text:p>358</text:p>
          </table:table-cell>
          <table:table-cell table:formula="of:=[M_Acu_A.J50]" office:value-type="float" office:value="974.350358965255" calcext:value-type="float">
            <text:p>974</text:p>
          </table:table-cell>
          <table:table-cell table:style-name="ce67" table:formula="of:=[M_Acu_A.L50]" office:value-type="float" office:value="300.262492473545" calcext:value-type="float">
            <text:p>300</text:p>
          </table:table-cell>
          <table:table-cell table:style-name="ce67" table:formula="of:=[M_Acu_A.N50]" office:value-type="float" office:value="246.650996093317" calcext:value-type="float">
            <text:p>247</text:p>
          </table:table-cell>
          <table:table-cell table:number-columns-repeated="2"/>
          <table:table-cell table:formula="of:=[.B50]" office:value-type="date" office:date-value="2020-04-01" calcext:value-type="date">
            <text:p>01/04</text:p>
          </table:table-cell>
          <table:table-cell table:formula="of:=[M_Acu_A.C50]" office:value-type="float" office:value="40.6884802283825" calcext:value-type="float">
            <text:p>40.7</text:p>
          </table:table-cell>
          <table:table-cell table:style-name="ce67" table:formula="of:=[M_Acu_A.D50]" office:value-type="float" office:value="85.4085301294455" calcext:value-type="float">
            <text:p>85</text:p>
          </table:table-cell>
          <table:table-cell table:style-name="ce67" table:formula="of:=[M_Acu_A.F50]" office:value-type="float" office:value="92.1818050928399" calcext:value-type="float">
            <text:p>92</text:p>
          </table:table-cell>
          <table:table-cell table:style-name="ce67" table:formula="of:=[M_Acu_A.K50]" office:value-type="float" office:value="125.913938918941" calcext:value-type="float">
            <text:p>126</text:p>
          </table:table-cell>
          <table:table-cell table:style-name="ce67" table:formula="of:=[M_Acu_A.M50]" office:value-type="float" office:value="89.1315350381514" calcext:value-type="float">
            <text:p>89</text:p>
          </table:table-cell>
          <table:table-cell table:style-name="ce67" table:formula="of:=[M_Acu_A.O50]" office:value-type="float" office:value="184.320470523675" calcext:value-type="float">
            <text:p>184</text:p>
          </table:table-cell>
          <table:table-cell table:style-name="ce67" table:formula="of:=[M_Acu_A.P50]" office:value-type="float" office:value="326.779944421985" calcext:value-type="float">
            <text:p>327</text:p>
          </table:table-cell>
        </table:table-row>
        <table:table-row table:style-name="ro1">
          <table:table-cell/>
          <table:table-cell table:formula="of:=[M_Acu_A.B51]" office:value-type="date" office:date-value="2020-04-02" calcext:value-type="date">
            <text:p>02/04</text:p>
          </table:table-cell>
          <table:table-cell table:style-name="ce67" table:formula="of:=[M_Acu_A.E51]" office:value-type="float" office:value="465.257740282762" calcext:value-type="float">
            <text:p>465</text:p>
          </table:table-cell>
          <table:table-cell table:formula="of:=[M_Acu_A.G51]" office:value-type="float" office:value="1179.56782865831" calcext:value-type="float">
            <text:p>1180</text:p>
          </table:table-cell>
          <table:table-cell table:style-name="ce67" table:formula="of:=[M_Acu_A.H51]" office:value-type="float" office:value="403.471772898247" calcext:value-type="float">
            <text:p>403</text:p>
          </table:table-cell>
          <table:table-cell table:style-name="ce67" table:formula="of:=[M_Acu_A.I51]" office:value-type="float" office:value="408.744563607252" calcext:value-type="float">
            <text:p>409</text:p>
          </table:table-cell>
          <table:table-cell table:formula="of:=[M_Acu_A.J51]" office:value-type="float" office:value="1030.64121968845" calcext:value-type="float">
            <text:p>1031</text:p>
          </table:table-cell>
          <table:table-cell table:style-name="ce67" table:formula="of:=[M_Acu_A.L51]" office:value-type="float" office:value="310.616371524357" calcext:value-type="float">
            <text:p>311</text:p>
          </table:table-cell>
          <table:table-cell table:style-name="ce67" table:formula="of:=[M_Acu_A.N51]" office:value-type="float" office:value="304.408367311334" calcext:value-type="float">
            <text:p>304</text:p>
          </table:table-cell>
          <table:table-cell table:number-columns-repeated="2"/>
          <table:table-cell table:formula="of:=[.B51]" office:value-type="date" office:date-value="2020-04-02" calcext:value-type="date">
            <text:p>02/04</text:p>
          </table:table-cell>
          <table:table-cell table:formula="of:=[M_Acu_A.C51]" office:value-type="float" office:value="48.4704299988382" calcext:value-type="float">
            <text:p>48.5</text:p>
          </table:table-cell>
          <table:table-cell table:formula="of:=[M_Acu_A.D51]" office:value-type="float" office:value="92.4284093181671" calcext:value-type="float">
            <text:p>92.4</text:p>
          </table:table-cell>
          <table:table-cell table:style-name="ce67" table:formula="of:=[M_Acu_A.F51]" office:value-type="float" office:value="109.022711792493" calcext:value-type="float">
            <text:p>109</text:p>
          </table:table-cell>
          <table:table-cell table:style-name="ce67" table:formula="of:=[M_Acu_A.K51]" office:value-type="float" office:value="145.171364871249" calcext:value-type="float">
            <text:p>145</text:p>
          </table:table-cell>
          <table:table-cell table:style-name="ce67" table:formula="of:=[M_Acu_A.M51]" office:value-type="float" office:value="99.6175979838162" calcext:value-type="float">
            <text:p>100</text:p>
          </table:table-cell>
          <table:table-cell table:style-name="ce67" table:formula="of:=[M_Acu_A.O51]" office:value-type="float" office:value="217.077689423108" calcext:value-type="float">
            <text:p>217</text:p>
          </table:table-cell>
          <table:table-cell table:style-name="ce67" table:formula="of:=[M_Acu_A.P51]" office:value-type="float" office:value="357.682675584627" calcext:value-type="float">
            <text:p>358</text:p>
          </table:table-cell>
        </table:table-row>
        <table:table-row table:style-name="ro1">
          <table:table-cell/>
          <table:table-cell table:formula="of:=[M_Acu_A.B52]" office:value-type="date" office:date-value="2020-04-03" calcext:value-type="date">
            <text:p>03/04</text:p>
          </table:table-cell>
          <table:table-cell table:style-name="ce67" table:formula="of:=[M_Acu_A.E52]" office:value-type="float" office:value="526.00355800514" calcext:value-type="float">
            <text:p>526</text:p>
          </table:table-cell>
          <table:table-cell table:formula="of:=[M_Acu_A.G52]" office:value-type="float" office:value="1289.47057946402" calcext:value-type="float">
            <text:p>1289</text:p>
          </table:table-cell>
          <table:table-cell table:style-name="ce67" table:formula="of:=[M_Acu_A.H52]" office:value-type="float" office:value="487.356752598644" calcext:value-type="float">
            <text:p>487</text:p>
          </table:table-cell>
          <table:table-cell table:style-name="ce67" table:formula="of:=[M_Acu_A.I52]" office:value-type="float" office:value="453.923200958912" calcext:value-type="float">
            <text:p>454</text:p>
          </table:table-cell>
          <table:table-cell table:formula="of:=[M_Acu_A.J52]" office:value-type="float" office:value="1087.37648194367" calcext:value-type="float">
            <text:p>1087</text:p>
          </table:table-cell>
          <table:table-cell table:style-name="ce67" table:formula="of:=[M_Acu_A.L52]" office:value-type="float" office:value="320.970250575169" calcext:value-type="float">
            <text:p>321</text:p>
          </table:table-cell>
          <table:table-cell table:style-name="ce67" table:formula="of:=[M_Acu_A.N52]" office:value-type="float" office:value="364.192312958054" calcext:value-type="float">
            <text:p>364</text:p>
          </table:table-cell>
          <table:table-cell table:number-columns-repeated="2"/>
          <table:table-cell table:formula="of:=[.B52]" office:value-type="date" office:date-value="2020-04-03" calcext:value-type="date">
            <text:p>03/04</text:p>
          </table:table-cell>
          <table:table-cell table:formula="of:=[M_Acu_A.C52]" office:value-type="float" office:value="56.5303065468102" calcext:value-type="float">
            <text:p>56.5</text:p>
          </table:table-cell>
          <table:table-cell table:formula="of:=[M_Acu_A.D52]" office:value-type="float" office:value="98.2783086421017" calcext:value-type="float">
            <text:p>98.3</text:p>
          </table:table-cell>
          <table:table-cell table:style-name="ce67" table:formula="of:=[M_Acu_A.F52]" office:value-type="float" office:value="123.204527960623" calcext:value-type="float">
            <text:p>123</text:p>
          </table:table-cell>
          <table:table-cell table:style-name="ce67" table:formula="of:=[M_Acu_A.K52]" office:value-type="float" office:value="177.760854944387" calcext:value-type="float">
            <text:p>178</text:p>
          </table:table-cell>
          <table:table-cell table:style-name="ce67" table:formula="of:=[M_Acu_A.M52]" office:value-type="float" office:value="117.253249301525" calcext:value-type="float">
            <text:p>117</text:p>
          </table:table-cell>
          <table:table-cell table:style-name="ce67" table:formula="of:=[M_Acu_A.O52]" office:value-type="float" office:value="253.746218041877" calcext:value-type="float">
            <text:p>254</text:p>
          </table:table-cell>
          <table:table-cell table:style-name="ce67" table:formula="of:=[M_Acu_A.P52]" office:value-type="float" office:value="399.762990359289" calcext:value-type="float">
            <text:p>400</text:p>
          </table:table-cell>
        </table:table-row>
        <table:table-row table:style-name="ro1">
          <table:table-cell/>
          <table:table-cell table:formula="of:=[M_Acu_A.B53]" office:value-type="date" office:date-value="2020-04-04" calcext:value-type="date">
            <text:p>04/04</text:p>
          </table:table-cell>
          <table:table-cell table:style-name="ce67" table:formula="of:=[M_Acu_A.E53]" office:value-type="float" office:value="590.430940437966" calcext:value-type="float">
            <text:p>590</text:p>
          </table:table-cell>
          <table:table-cell table:formula="of:=[M_Acu_A.G53]" office:value-type="float" office:value="1384.86899727714" calcext:value-type="float">
            <text:p>1385</text:p>
          </table:table-cell>
          <table:table-cell table:style-name="ce67" table:formula="of:=[M_Acu_A.H53]" office:value-type="float" office:value="566.223612977678" calcext:value-type="float">
            <text:p>566</text:p>
          </table:table-cell>
          <table:table-cell table:style-name="ce67" table:formula="of:=[M_Acu_A.I53]" office:value-type="float" office:value="503.986015321563" calcext:value-type="float">
            <text:p>504</text:p>
          </table:table-cell>
          <table:table-cell table:formula="of:=[M_Acu_A.J53]" office:value-type="float" office:value="1137.81605582853" calcext:value-type="float">
            <text:p>1138</text:p>
          </table:table-cell>
          <table:table-cell table:formula="of:=[M_Acu_A.L53]" office:value-type="float" office:value="320.970250575169" calcext:value-type="float">
            <text:p>321.0</text:p>
          </table:table-cell>
          <table:table-cell table:style-name="ce67" table:formula="of:=[M_Acu_A.N53]" office:value-type="float" office:value="416.461045098336" calcext:value-type="float">
            <text:p>416</text:p>
          </table:table-cell>
          <table:table-cell table:number-columns-repeated="2"/>
          <table:table-cell table:formula="of:=[.B53]" office:value-type="date" office:date-value="2020-04-04" calcext:value-type="date">
            <text:p>04/04</text:p>
          </table:table-cell>
          <table:table-cell table:formula="of:=[M_Acu_A.C53]" office:value-type="float" office:value="64.3678416727691" calcext:value-type="float">
            <text:p>64.4</text:p>
          </table:table-cell>
          <table:table-cell table:style-name="ce67" table:formula="of:=[M_Acu_A.D53]" office:value-type="float" office:value="108.808127425184" calcext:value-type="float">
            <text:p>109</text:p>
          </table:table-cell>
          <table:table-cell table:style-name="ce67" table:formula="of:=[M_Acu_A.F53]" office:value-type="float" office:value="142.7045251918" calcext:value-type="float">
            <text:p>143</text:p>
          </table:table-cell>
          <table:table-cell table:style-name="ce67" table:formula="of:=[M_Acu_A.K53]" office:value-type="float" office:value="202.943642728175" calcext:value-type="float">
            <text:p>203</text:p>
          </table:table-cell>
          <table:table-cell table:formula="of:=[M_Acu_A.M53]" office:value-type="float" office:value="126.786033797584" calcext:value-type="float">
            <text:p>126.8</text:p>
          </table:table-cell>
          <table:table-cell table:style-name="ce67" table:formula="of:=[M_Acu_A.O53]" office:value-type="float" office:value="286.014523226393" calcext:value-type="float">
            <text:p>286</text:p>
          </table:table-cell>
          <table:table-cell table:style-name="ce67" table:formula="of:=[M_Acu_A.P53]" office:value-type="float" office:value="439.213285460535" calcext:value-type="float">
            <text:p>439</text:p>
          </table:table-cell>
        </table:table-row>
        <table:table-row table:style-name="ro1">
          <table:table-cell/>
          <table:table-cell table:formula="of:=[M_Acu_A.B54]" office:value-type="date" office:date-value="2020-04-05" calcext:value-type="date">
            <text:p>05/04</text:p>
          </table:table-cell>
          <table:table-cell table:style-name="ce67" table:formula="of:=[M_Acu_A.E54]" office:value-type="float" office:value="665.903017002133" calcext:value-type="float">
            <text:p>666</text:p>
          </table:table-cell>
          <table:table-cell table:formula="of:=[M_Acu_A.G54]" office:value-type="float" office:value="1464.34802522032" calcext:value-type="float">
            <text:p>1464</text:p>
          </table:table-cell>
          <table:table-cell table:style-name="ce67" table:formula="of:=[M_Acu_A.H54]" office:value-type="float" office:value="605.020416089111" calcext:value-type="float">
            <text:p>605</text:p>
          </table:table-cell>
          <table:table-cell table:style-name="ce67" table:formula="of:=[M_Acu_A.I54]" office:value-type="float" office:value="539.091037588056" calcext:value-type="float">
            <text:p>539</text:p>
          </table:table-cell>
          <table:table-cell table:formula="of:=[M_Acu_A.J54]" office:value-type="float" office:value="1176.70118988073" calcext:value-type="float">
            <text:p>1177</text:p>
          </table:table-cell>
          <table:table-cell table:style-name="ce67" table:formula="of:=[M_Acu_A.L54]" office:value-type="float" office:value="372.739645829229" calcext:value-type="float">
            <text:p>373</text:p>
          </table:table-cell>
          <table:table-cell table:style-name="ce67" table:formula="of:=[M_Acu_A.N54]" office:value-type="float" office:value="453.699350225742" calcext:value-type="float">
            <text:p>454</text:p>
          </table:table-cell>
          <table:table-cell table:number-columns-repeated="2"/>
          <table:table-cell table:formula="of:=[.B54]" office:value-type="date" office:date-value="2020-04-05" calcext:value-type="date">
            <text:p>05/04</text:p>
          </table:table-cell>
          <table:table-cell table:style-name="ce67" table:formula="of:=[M_Acu_A.C54]" office:value-type="float" office:value="74.595547085368" calcext:value-type="float">
            <text:p>75</text:p>
          </table:table-cell>
          <table:table-cell table:style-name="ce67" table:formula="of:=[M_Acu_A.D54]" office:value-type="float" office:value="119.337946208266" calcext:value-type="float">
            <text:p>119</text:p>
          </table:table-cell>
          <table:table-cell table:style-name="ce67" table:formula="of:=[M_Acu_A.F54]" office:value-type="float" office:value="158.659068380946" calcext:value-type="float">
            <text:p>159</text:p>
          </table:table-cell>
          <table:table-cell table:style-name="ce67" table:formula="of:=[M_Acu_A.K54]" office:value-type="float" office:value="234.051792343443" calcext:value-type="float">
            <text:p>234</text:p>
          </table:table-cell>
          <table:table-cell table:style-name="ce67" table:formula="of:=[M_Acu_A.M54]" office:value-type="float" office:value="140.60857131687" calcext:value-type="float">
            <text:p>141</text:p>
          </table:table-cell>
          <table:table-cell table:style-name="ce67" table:formula="of:=[M_Acu_A.O54]" office:value-type="float" office:value="324.638706704829" calcext:value-type="float">
            <text:p>325</text:p>
          </table:table-cell>
          <table:table-cell table:style-name="ce67" table:formula="of:=[M_Acu_A.P54]" office:value-type="float" office:value="476.691065806719" calcext:value-type="float">
            <text:p>477</text:p>
          </table:table-cell>
        </table:table-row>
        <table:table-row table:style-name="ro1">
          <table:table-cell table:style-name="ce61" table:formula="of:=[M_Acu_A.A55]" office:value-type="string" office:string-value="L" calcext:value-type="string">
            <text:p>L</text:p>
          </table:table-cell>
          <table:table-cell table:style-name="ce50" table:formula="of:=[M_Acu_A.B55]" office:value-type="date" office:date-value="2020-04-06" calcext:value-type="date">
            <text:p>06/04</text:p>
          </table:table-cell>
          <table:table-cell table:style-name="ce69" table:formula="of:=[M_Acu_A.E55]" office:value-type="float" office:value="751.039200931224" calcext:value-type="float">
            <text:p>751</text:p>
          </table:table-cell>
          <table:table-cell table:style-name="ce69" table:formula="of:=[M_Acu_A.G55]" office:value-type="float" office:value="1539.46396112509" calcext:value-type="float">
            <text:p>1539</text:p>
          </table:table-cell>
          <table:table-cell table:style-name="ce69" table:formula="of:=[M_Acu_A.H55]" office:value-type="float" office:value="667.409869741281" calcext:value-type="float">
            <text:p>667</text:p>
          </table:table-cell>
          <table:table-cell table:style-name="ce69" table:formula="of:=[M_Acu_A.I55]" office:value-type="float" office:value="569.922404969932" calcext:value-type="float">
            <text:p>570</text:p>
          </table:table-cell>
          <table:table-cell table:style-name="ce69" table:formula="of:=[M_Acu_A.J55]" office:value-type="float" office:value="1223.8077522754" calcext:value-type="float">
            <text:p>1224</text:p>
          </table:table-cell>
          <table:table-cell table:style-name="ce69" table:formula="of:=[M_Acu_A.L55]" office:value-type="float" office:value="424.509041083288" calcext:value-type="float">
            <text:p>425</text:p>
          </table:table-cell>
          <table:table-cell table:style-name="ce69" table:formula="of:=[M_Acu_A.N55]" office:value-type="float" office:value="520.069662765744" calcext:value-type="float">
            <text:p>520</text:p>
          </table:table-cell>
          <table:table-cell table:style-name="ce76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65" table:formula="of:=[M_Acu_A.C55]" office:value-type="float" office:value="79.7093997916674" calcext:value-type="float">
            <text:p>79.7</text:p>
          </table:table-cell>
          <table:table-cell table:style-name="ce65" table:formula="of:=[M_Acu_A.D55]" office:value-type="float" office:value="128.697785126562" calcext:value-type="float">
            <text:p>128.7</text:p>
          </table:table-cell>
          <table:table-cell table:style-name="ce65" table:formula="of:=[M_Acu_A.F55]" office:value-type="float" office:value="165.74997646501" calcext:value-type="float">
            <text:p>165.7</text:p>
          </table:table-cell>
          <table:table-cell table:style-name="ce69" table:formula="of:=[M_Acu_A.K55]" office:value-type="float" office:value="257.753239669361" calcext:value-type="float">
            <text:p>258</text:p>
          </table:table-cell>
          <table:table-cell table:style-name="ce65" table:formula="of:=[M_Acu_A.M55]" office:value-type="float" office:value="148.234798913717" calcext:value-type="float">
            <text:p>148.2</text:p>
          </table:table-cell>
          <table:table-cell table:style-name="ce69" table:formula="of:=[M_Acu_A.O55]" office:value-type="float" office:value="367.1741999026" calcext:value-type="float">
            <text:p>367</text:p>
          </table:table-cell>
          <table:table-cell table:style-name="ce69" table:formula="of:=[M_Acu_A.P55]" office:value-type="float" office:value="508.251301887715" calcext:value-type="float">
            <text:p>508</text:p>
          </table:table-cell>
        </table:table-row>
        <table:table-row table:style-name="ro1">
          <table:table-cell/>
          <table:table-cell table:formula="of:=[M_Acu_A.B56]" office:value-type="date" office:date-value="2020-04-07" calcext:value-type="date">
            <text:p>07/04</text:p>
          </table:table-cell>
          <table:table-cell table:style-name="ce67" table:formula="of:=[M_Acu_A.E56]" office:value-type="float" office:value="936.49802322" calcext:value-type="float">
            <text:p>936</text:p>
          </table:table-cell>
          <table:table-cell table:formula="of:=[M_Acu_A.G56]" office:value-type="float" office:value="1627.0795661129" calcext:value-type="float">
            <text:p>1627</text:p>
          </table:table-cell>
          <table:table-cell table:style-name="ce67" table:formula="of:=[M_Acu_A.H56]" office:value-type="float" office:value="773.539348522944" calcext:value-type="float">
            <text:p>774</text:p>
          </table:table-cell>
          <table:table-cell table:style-name="ce67" table:formula="of:=[M_Acu_A.I56]" office:value-type="float" office:value="641.353493755666" calcext:value-type="float">
            <text:p>641</text:p>
          </table:table-cell>
          <table:table-cell table:formula="of:=[M_Acu_A.J56]" office:value-type="float" office:value="1268.54417316594" calcext:value-type="float">
            <text:p>1269</text:p>
          </table:table-cell>
          <table:table-cell table:style-name="ce67" table:formula="of:=[M_Acu_A.L56]" office:value-type="float" office:value="455.570678235724" calcext:value-type="float">
            <text:p>456</text:p>
          </table:table-cell>
          <table:table-cell table:style-name="ce67" table:formula="of:=[M_Acu_A.N56]" office:value-type="float" office:value="599.274946687528" calcext:value-type="float">
            <text:p>599</text:p>
          </table:table-cell>
          <table:table-cell table:number-columns-repeated="2"/>
          <table:table-cell table:formula="of:=[.B56]" office:value-type="date" office:date-value="2020-04-07" calcext:value-type="date">
            <text:p>07/04</text:p>
          </table:table-cell>
          <table:table-cell table:formula="of:=[M_Acu_A.C56]" office:value-type="float" office:value="89.3256662937305" calcext:value-type="float">
            <text:p>89.3</text:p>
          </table:table-cell>
          <table:table-cell table:style-name="ce67" table:formula="of:=[M_Acu_A.D56]" office:value-type="float" office:value="142.152553571611" calcext:value-type="float">
            <text:p>142</text:p>
          </table:table-cell>
          <table:table-cell table:style-name="ce67" table:formula="of:=[M_Acu_A.F56]" office:value-type="float" office:value="179.931792633139" calcext:value-type="float">
            <text:p>180</text:p>
          </table:table-cell>
          <table:table-cell table:style-name="ce67" table:formula="of:=[M_Acu_A.K56]" office:value-type="float" office:value="311.081496152677" calcext:value-type="float">
            <text:p>311</text:p>
          </table:table-cell>
          <table:table-cell table:style-name="ce67" table:formula="of:=[M_Acu_A.M56]" office:value-type="float" office:value="164.440532557017" calcext:value-type="float">
            <text:p>164</text:p>
          </table:table-cell>
          <table:table-cell table:style-name="ce67" table:formula="of:=[M_Acu_A.O56]" office:value-type="float" office:value="404.331642236285" calcext:value-type="float">
            <text:p>404</text:p>
          </table:table-cell>
          <table:table-cell table:style-name="ce67" table:formula="of:=[M_Acu_A.P56]" office:value-type="float" office:value="545.071577315544" calcext:value-type="float">
            <text:p>545</text:p>
          </table:table-cell>
        </table:table-row>
        <table:table-row table:style-name="ro1">
          <table:table-cell/>
          <table:table-cell table:formula="of:=[M_Acu_A.B57]" office:value-type="date" office:date-value="2020-04-08" calcext:value-type="date">
            <text:p>08/04</text:p>
          </table:table-cell>
          <table:table-cell table:style-name="ce67" table:formula="of:=[M_Acu_A.E57]" office:value-type="float" office:value="1030.83811892521" calcext:value-type="float">
            <text:p>1031</text:p>
          </table:table-cell>
          <table:table-cell table:formula="of:=[M_Acu_A.G57]" office:value-type="float" office:value="1716.34607079093" calcext:value-type="float">
            <text:p>1716</text:p>
          </table:table-cell>
          <table:table-cell table:style-name="ce67" table:formula="of:=[M_Acu_A.H57]" office:value-type="float" office:value="814.058789610368" calcext:value-type="float">
            <text:p>814</text:p>
          </table:table-cell>
          <table:table-cell table:style-name="ce67" table:formula="of:=[M_Acu_A.I57]" office:value-type="float" office:value="686.226870044139" calcext:value-type="float">
            <text:p>686</text:p>
          </table:table-cell>
          <table:table-cell table:formula="of:=[M_Acu_A.J57]" office:value-type="float" office:value="1308.68844489222" calcext:value-type="float">
            <text:p>1309</text:p>
          </table:table-cell>
          <table:table-cell table:style-name="ce67" table:formula="of:=[M_Acu_A.L57]" office:value-type="float" office:value="476.278436337348" calcext:value-type="float">
            <text:p>476</text:p>
          </table:table-cell>
          <table:table-cell table:style-name="ce67" table:formula="of:=[M_Acu_A.N57]" office:value-type="float" office:value="673.667116341144" calcext:value-type="float">
            <text:p>674</text:p>
          </table:table-cell>
          <table:table-cell table:number-columns-repeated="2"/>
          <table:table-cell table:formula="of:=[.B57]" office:value-type="date" office:date-value="2020-04-08" calcext:value-type="date">
            <text:p>08/04</text:p>
          </table:table-cell>
          <table:table-cell table:style-name="ce67" table:formula="of:=[M_Acu_A.C57]" office:value-type="float" office:value="103.444346591557" calcext:value-type="float">
            <text:p>103</text:p>
          </table:table-cell>
          <table:table-cell table:style-name="ce67" table:formula="of:=[M_Acu_A.D57]" office:value-type="float" office:value="159.702251543415" calcext:value-type="float">
            <text:p>160</text:p>
          </table:table-cell>
          <table:table-cell table:style-name="ce67" table:formula="of:=[M_Acu_A.F57]" office:value-type="float" office:value="193.227245290761" calcext:value-type="float">
            <text:p>193</text:p>
          </table:table-cell>
          <table:table-cell table:style-name="ce67" table:formula="of:=[M_Acu_A.K57]" office:value-type="float" office:value="348.115007599425" calcext:value-type="float">
            <text:p>348</text:p>
          </table:table-cell>
          <table:table-cell table:style-name="ce67" table:formula="of:=[M_Acu_A.M57]" office:value-type="float" office:value="181.12290542512" calcext:value-type="float">
            <text:p>181</text:p>
          </table:table-cell>
          <table:table-cell table:style-name="ce67" table:formula="of:=[M_Acu_A.O57]" office:value-type="float" office:value="452.734100013059" calcext:value-type="float">
            <text:p>453</text:p>
          </table:table-cell>
          <table:table-cell table:style-name="ce67" table:formula="of:=[M_Acu_A.P57]" office:value-type="float" office:value="588.466901926915" calcext:value-type="float">
            <text:p>588</text:p>
          </table:table-cell>
        </table:table-row>
        <table:table-row table:style-name="ro1">
          <table:table-cell/>
          <table:table-cell table:formula="of:=[M_Acu_A.B58]" office:value-type="date" office:date-value="2020-04-09" calcext:value-type="date">
            <text:p>09/04</text:p>
          </table:table-cell>
          <table:table-cell table:style-name="ce67" table:formula="of:=[M_Acu_A.E58]" office:value-type="float" office:value="1161.07347055728" calcext:value-type="float">
            <text:p>1161</text:p>
          </table:table-cell>
          <table:table-cell table:formula="of:=[M_Acu_A.G58]" office:value-type="float" office:value="1796.88639139211" calcext:value-type="float">
            <text:p>1797</text:p>
          </table:table-cell>
          <table:table-cell table:style-name="ce67" table:formula="of:=[M_Acu_A.H58]" office:value-type="float" office:value="914.496073340932" calcext:value-type="float">
            <text:p>914</text:p>
          </table:table-cell>
          <table:table-cell table:style-name="ce67" table:formula="of:=[M_Acu_A.I58]" office:value-type="float" office:value="731.4055073958" calcext:value-type="float">
            <text:p>731</text:p>
          </table:table-cell>
          <table:table-cell table:formula="of:=[M_Acu_A.J58]" office:value-type="float" office:value="1353.86926731478" calcext:value-type="float">
            <text:p>1354</text:p>
          </table:table-cell>
          <table:table-cell table:style-name="ce67" table:formula="of:=[M_Acu_A.L58]" office:value-type="float" office:value="538.401710642219" calcext:value-type="float">
            <text:p>538</text:p>
          </table:table-cell>
          <table:table-cell table:style-name="ce67" table:formula="of:=[M_Acu_A.N58]" office:value-type="float" office:value="756.418905513158" calcext:value-type="float">
            <text:p>756</text:p>
          </table:table-cell>
          <table:table-cell table:number-columns-repeated="2"/>
          <table:table-cell table:formula="of:=[.B58]" office:value-type="date" office:date-value="2020-04-09" calcext:value-type="date">
            <text:p>09/04</text:p>
          </table:table-cell>
          <table:table-cell table:style-name="ce67" table:formula="of:=[M_Acu_A.C58]" office:value-type="float" office:value="117.118344045358" calcext:value-type="float">
            <text:p>117</text:p>
          </table:table-cell>
          <table:table-cell table:style-name="ce67" table:formula="of:=[M_Acu_A.D58]" office:value-type="float" office:value="172.572030056071" calcext:value-type="float">
            <text:p>173</text:p>
          </table:table-cell>
          <table:table-cell table:style-name="ce67" table:formula="of:=[M_Acu_A.F58]" office:value-type="float" office:value="210.068151990414" calcext:value-type="float">
            <text:p>210</text:p>
          </table:table-cell>
          <table:table-cell table:style-name="ce67" table:formula="of:=[M_Acu_A.K58]" office:value-type="float" office:value="389.592540419782" calcext:value-type="float">
            <text:p>390</text:p>
          </table:table-cell>
          <table:table-cell table:style-name="ce67" table:formula="of:=[M_Acu_A.M58]" office:value-type="float" office:value="194.945442944406" calcext:value-type="float">
            <text:p>195</text:p>
          </table:table-cell>
          <table:table-cell table:style-name="ce67" table:formula="of:=[M_Acu_A.O58]" office:value-type="float" office:value="485.002405197575" calcext:value-type="float">
            <text:p>485</text:p>
          </table:table-cell>
          <table:table-cell table:style-name="ce67" table:formula="of:=[M_Acu_A.P58]" office:value-type="float" office:value="623.972167518036" calcext:value-type="float">
            <text:p>624</text:p>
          </table:table-cell>
        </table:table-row>
        <table:table-row table:style-name="ro1">
          <table:table-cell/>
          <table:table-cell table:formula="of:=[M_Acu_A.B59]" office:value-type="date" office:date-value="2020-04-10" calcext:value-type="date">
            <text:p>10/04</text:p>
          </table:table-cell>
          <table:table-cell table:style-name="ce67" table:formula="of:=[M_Acu_A.E59]" office:value-type="float" office:value="1389.330482605" calcext:value-type="float">
            <text:p>1389</text:p>
          </table:table-cell>
          <table:table-cell table:formula="of:=[M_Acu_A.G59]" office:value-type="float" office:value="1868.22884229067" calcext:value-type="float">
            <text:p>1868</text:p>
          </table:table-cell>
          <table:table-cell table:style-name="ce67" table:formula="of:=[M_Acu_A.H59]" office:value-type="float" office:value="988.419711701907" calcext:value-type="float">
            <text:p>988</text:p>
          </table:table-cell>
          <table:table-cell table:style-name="ce67" table:formula="of:=[M_Acu_A.I59]" office:value-type="float" office:value="766.510529662293" calcext:value-type="float">
            <text:p>767</text:p>
          </table:table-cell>
          <table:table-cell table:formula="of:=[M_Acu_A.J59]" office:value-type="float" office:value="1396.08741285717" calcext:value-type="float">
            <text:p>1396</text:p>
          </table:table-cell>
          <table:table-cell table:style-name="ce67" table:formula="of:=[M_Acu_A.L59]" office:value-type="float" office:value="559.109468743843" calcext:value-type="float">
            <text:p>559</text:p>
          </table:table-cell>
          <table:table-cell table:style-name="ce67" table:formula="of:=[M_Acu_A.N59]" office:value-type="float" office:value="833.850936809827" calcext:value-type="float">
            <text:p>834</text:p>
          </table:table-cell>
          <table:table-cell table:number-columns-repeated="2"/>
          <table:table-cell table:formula="of:=[.B59]" office:value-type="date" office:date-value="2020-04-10" calcext:value-type="date">
            <text:p>10/04</text:p>
          </table:table-cell>
          <table:table-cell table:style-name="ce67" table:formula="of:=[M_Acu_A.C59]" office:value-type="float" office:value="131.904048609224" calcext:value-type="float">
            <text:p>132</text:p>
          </table:table-cell>
          <table:table-cell table:style-name="ce67" table:formula="of:=[M_Acu_A.D59]" office:value-type="float" office:value="186.611788433514" calcext:value-type="float">
            <text:p>187</text:p>
          </table:table-cell>
          <table:table-cell table:formula="of:=[M_Acu_A.F59]" office:value-type="float" office:value="218.931787095495" calcext:value-type="float">
            <text:p>218.9</text:p>
          </table:table-cell>
          <table:table-cell table:style-name="ce67" table:formula="of:=[M_Acu_A.K59]" office:value-type="float" office:value="426.626051866529" calcext:value-type="float">
            <text:p>427</text:p>
          </table:table-cell>
          <table:table-cell table:style-name="ce67" table:formula="of:=[M_Acu_A.M59]" office:value-type="float" office:value="207.338062789283" calcext:value-type="float">
            <text:p>207</text:p>
          </table:table-cell>
          <table:table-cell table:style-name="ce67" table:formula="of:=[M_Acu_A.O59]" office:value-type="float" office:value="515.315055522424" calcext:value-type="float">
            <text:p>515</text:p>
          </table:table-cell>
          <table:table-cell table:style-name="ce67" table:formula="of:=[M_Acu_A.P59]" office:value-type="float" office:value="658.819928190803" calcext:value-type="float">
            <text:p>659</text:p>
          </table:table-cell>
        </table:table-row>
        <table:table-row table:style-name="ro1">
          <table:table-cell/>
          <table:table-cell table:formula="of:=[M_Acu_A.B60]" office:value-type="date" office:date-value="2020-04-11" calcext:value-type="date">
            <text:p>11/04</text:p>
          </table:table-cell>
          <table:table-cell table:style-name="ce67" table:formula="of:=[M_Acu_A.E60]" office:value-type="float" office:value="1539.81444014453" calcext:value-type="float">
            <text:p>1540</text:p>
          </table:table-cell>
          <table:table-cell table:formula="of:=[M_Acu_A.G60]" office:value-type="float" office:value="1928.36875957706" calcext:value-type="float">
            <text:p>1928</text:p>
          </table:table-cell>
          <table:table-cell table:style-name="ce67" table:formula="of:=[M_Acu_A.H60]" office:value-type="float" office:value="1035.9794992999" calcext:value-type="float">
            <text:p>1036</text:p>
          </table:table-cell>
          <table:table-cell table:style-name="ce67" table:formula="of:=[M_Acu_A.I60]" office:value-type="float" office:value="806.804990002963" calcext:value-type="float">
            <text:p>807</text:p>
          </table:table-cell>
          <table:table-cell table:formula="of:=[M_Acu_A.J60]" office:value-type="float" office:value="1441.93483757777" calcext:value-type="float">
            <text:p>1442</text:p>
          </table:table-cell>
          <table:table-cell table:style-name="ce67" table:formula="of:=[M_Acu_A.L60]" office:value-type="float" office:value="641.940501150338" calcext:value-type="float">
            <text:p>642</text:p>
          </table:table-cell>
          <table:table-cell table:style-name="ce67" table:formula="of:=[M_Acu_A.N60]" office:value-type="float" office:value="896.083659891229" calcext:value-type="float">
            <text:p>896</text:p>
          </table:table-cell>
          <table:table-cell table:number-columns-repeated="2"/>
          <table:table-cell table:formula="of:=[.B60]" office:value-type="date" office:date-value="2020-04-11" calcext:value-type="date">
            <text:p>11/04</text:p>
          </table:table-cell>
          <table:table-cell table:formula="of:=[M_Acu_A.C60]" office:value-type="float" office:value="141.40914440028" calcext:value-type="float">
            <text:p>141.4</text:p>
          </table:table-cell>
          <table:table-cell table:style-name="ce67" table:formula="of:=[M_Acu_A.D60]" office:value-type="float" office:value="197.141607216597" calcext:value-type="float">
            <text:p>197</text:p>
          </table:table-cell>
          <table:table-cell table:style-name="ce67" table:formula="of:=[M_Acu_A.F60]" office:value-type="float" office:value="230.4545127321" calcext:value-type="float">
            <text:p>230</text:p>
          </table:table-cell>
          <table:table-cell table:style-name="ce67" table:formula="of:=[M_Acu_A.K60]" office:value-type="float" office:value="474.028946518366" calcext:value-type="float">
            <text:p>474</text:p>
          </table:table-cell>
          <table:table-cell table:style-name="ce67" table:formula="of:=[M_Acu_A.M60]" office:value-type="float" office:value="224.020435657386" calcext:value-type="float">
            <text:p>224</text:p>
          </table:table-cell>
          <table:table-cell table:style-name="ce67" table:formula="of:=[M_Acu_A.O60]" office:value-type="float" office:value="546.116619562189" calcext:value-type="float">
            <text:p>546</text:p>
          </table:table-cell>
          <table:table-cell table:style-name="ce67" table:formula="of:=[M_Acu_A.P60]" office:value-type="float" office:value="694.325193781924" calcext:value-type="float">
            <text:p>694</text:p>
          </table:table-cell>
        </table:table-row>
        <table:table-row table:style-name="ro1">
          <table:table-cell table:style-name="ce62"/>
          <table:table-cell table:formula="of:=[M_Acu_A.B61]" office:value-type="date" office:date-value="2020-04-12" calcext:value-type="date">
            <text:p>12/04</text:p>
          </table:table-cell>
          <table:table-cell table:style-name="ce67" table:formula="of:=[M_Acu_A.E61]" office:value-type="float" office:value="1656.70411970123" calcext:value-type="float">
            <text:p>1657</text:p>
          </table:table-cell>
          <table:table-cell table:formula="of:=[M_Acu_A.G61]" office:value-type="float" office:value="2001.36211016583" calcext:value-type="float">
            <text:p>2001</text:p>
          </table:table-cell>
          <table:table-cell table:style-name="ce67" table:formula="of:=[M_Acu_A.H61]" office:value-type="float" office:value="1077.9968864534" calcext:value-type="float">
            <text:p>1078</text:p>
          </table:table-cell>
          <table:table-cell table:style-name="ce67" table:formula="of:=[M_Acu_A.I61]" office:value-type="float" office:value="835.499529942531" calcext:value-type="float">
            <text:p>835</text:p>
          </table:table-cell>
          <table:table-cell table:formula="of:=[M_Acu_A.J61]" office:value-type="float" office:value="1473.85768096158" calcext:value-type="float">
            <text:p>1474</text:p>
          </table:table-cell>
          <table:table-cell table:style-name="ce67" table:formula="of:=[M_Acu_A.L61]" office:value-type="float" office:value="683.356017353586" calcext:value-type="float">
            <text:p>683</text:p>
          </table:table-cell>
          <table:table-cell table:style-name="ce67" table:formula="of:=[M_Acu_A.N61]" office:value-type="float" office:value="956.627570948712" calcext:value-type="float">
            <text:p>957</text:p>
          </table:table-cell>
          <table:table-cell table:number-columns-repeated="2"/>
          <table:table-cell table:formula="of:=[.B61]" office:value-type="date" office:date-value="2020-04-12" calcext:value-type="date">
            <text:p>12/04</text:p>
          </table:table-cell>
          <table:table-cell table:formula="of:=[M_Acu_A.C61]" office:value-type="float" office:value="148.5796552602" calcext:value-type="float">
            <text:p>148.6</text:p>
          </table:table-cell>
          <table:table-cell table:formula="of:=[M_Acu_A.D61]" office:value-type="float" office:value="204.746476337712" calcext:value-type="float">
            <text:p>204.7</text:p>
          </table:table-cell>
          <table:table-cell table:style-name="ce67" table:formula="of:=[M_Acu_A.F61]" office:value-type="float" office:value="241.977238368705" calcext:value-type="float">
            <text:p>242</text:p>
          </table:table-cell>
          <table:table-cell table:style-name="ce67" table:formula="of:=[M_Acu_A.K61]" office:value-type="float" office:value="494.767712928544" calcext:value-type="float">
            <text:p>495</text:p>
          </table:table-cell>
          <table:table-cell table:style-name="ce67" table:formula="of:=[M_Acu_A.M61]" office:value-type="float" office:value="240.226169300686" calcext:value-type="float">
            <text:p>240</text:p>
          </table:table-cell>
          <table:table-cell table:style-name="ce67" table:formula="of:=[M_Acu_A.O61]" office:value-type="float" office:value="578.873838461622" calcext:value-type="float">
            <text:p>579</text:p>
          </table:table-cell>
          <table:table-cell table:style-name="ce67" table:formula="of:=[M_Acu_A.P61]" office:value-type="float" office:value="725.227924944566" calcext:value-type="float">
            <text:p>725</text:p>
          </table:table-cell>
        </table:table-row>
        <table:table-row table:style-name="ro1">
          <table:table-cell table:style-name="ce63" table:formula="of:=[M_Acu_A.A62]" office:value-type="string" office:string-value="L" calcext:value-type="string">
            <text:p>L</text:p>
          </table:table-cell>
          <table:table-cell table:style-name="ce50" table:formula="of:=[M_Acu_A.B62]" office:value-type="date" office:date-value="2020-04-13" calcext:value-type="date">
            <text:p>13/04</text:p>
          </table:table-cell>
          <table:table-cell table:style-name="ce69" table:formula="of:=[M_Acu_A.E62]" office:value-type="float" office:value="1796.14338310942" calcext:value-type="float">
            <text:p>1796</text:p>
          </table:table-cell>
          <table:table-cell table:style-name="ce69" table:formula="of:=[M_Acu_A.G62]" office:value-type="float" office:value="2062.32747729733" calcext:value-type="float">
            <text:p>2062</text:p>
          </table:table-cell>
          <table:table-cell table:style-name="ce69" table:formula="of:=[M_Acu_A.H62]" office:value-type="float" office:value="1120.98793854986" calcext:value-type="float">
            <text:p>1121</text:p>
          </table:table-cell>
          <table:table-cell table:style-name="ce69" table:formula="of:=[M_Acu_A.I62]" office:value-type="float" office:value="861.751981376604" calcext:value-type="float">
            <text:p>862</text:p>
          </table:table-cell>
          <table:table-cell table:style-name="ce69" table:formula="of:=[M_Acu_A.J62]" office:value-type="float" office:value="1515.77955881596" calcext:value-type="float">
            <text:p>1516</text:p>
          </table:table-cell>
          <table:table-cell table:style-name="ce69" table:formula="of:=[M_Acu_A.L62]" office:value-type="float" office:value="693.709896404398" calcext:value-type="float">
            <text:p>694</text:p>
          </table:table-cell>
          <table:table-cell table:style-name="ce69" table:formula="of:=[M_Acu_A.N62]" office:value-type="float" office:value="1022.32235867915" calcext:value-type="float">
            <text:p>1022</text:p>
          </table:table-cell>
          <table:table-cell table:style-name="ce76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65" table:formula="of:=[M_Acu_A.C62]" office:value-type="float" office:value="155.58341005361" calcext:value-type="float">
            <text:p>155.6</text:p>
          </table:table-cell>
          <table:table-cell table:style-name="ce69" table:formula="of:=[M_Acu_A.D62]" office:value-type="float" office:value="215.276295120794" calcext:value-type="float">
            <text:p>215</text:p>
          </table:table-cell>
          <table:table-cell table:style-name="ce69" table:formula="of:=[M_Acu_A.F62]" office:value-type="float" office:value="252.613600494802" calcext:value-type="float">
            <text:p>253</text:p>
          </table:table-cell>
          <table:table-cell table:style-name="ce69" table:formula="of:=[M_Acu_A.K62]" office:value-type="float" office:value="540.689267122511" calcext:value-type="float">
            <text:p>541</text:p>
          </table:table-cell>
          <table:table-cell table:style-name="ce69" table:formula="of:=[M_Acu_A.M62]" office:value-type="float" office:value="255.001985269577" calcext:value-type="float">
            <text:p>255</text:p>
          </table:table-cell>
          <table:table-cell table:style-name="ce69" table:formula="of:=[M_Acu_A.O62]" office:value-type="float" office:value="606.253006496969" calcext:value-type="float">
            <text:p>606</text:p>
          </table:table-cell>
          <table:table-cell table:style-name="ce69" table:formula="of:=[M_Acu_A.P62]" office:value-type="float" office:value="748.24059708696" calcext:value-type="float">
            <text:p>748</text:p>
          </table:table-cell>
        </table:table-row>
        <table:table-row table:style-name="ro1">
          <table:table-cell/>
          <table:table-cell table:formula="of:=[M_Acu_A.B63]" office:value-type="date" office:date-value="2020-04-14" calcext:value-type="date">
            <text:p>14/04</text:p>
          </table:table-cell>
          <table:table-cell table:style-name="ce67" table:formula="of:=[M_Acu_A.E63]" office:value-type="float" office:value="1913.03306266611" calcext:value-type="float">
            <text:p>1913</text:p>
          </table:table-cell>
          <table:table-cell table:formula="of:=[M_Acu_A.G63]" office:value-type="float" office:value="2129.18891475102" calcext:value-type="float">
            <text:p>2129</text:p>
          </table:table-cell>
          <table:table-cell table:style-name="ce67" table:formula="of:=[M_Acu_A.H63]" office:value-type="float" office:value="1178.05968366745" calcext:value-type="float">
            <text:p>1178</text:p>
          </table:table-cell>
          <table:table-cell table:style-name="ce67" table:formula="of:=[M_Acu_A.I63]" office:value-type="float" office:value="898.993831085405" calcext:value-type="float">
            <text:p>899</text:p>
          </table:table-cell>
          <table:table-cell table:formula="of:=[M_Acu_A.J63]" office:value-type="float" office:value="1560.36784586249" calcext:value-type="float">
            <text:p>1560</text:p>
          </table:table-cell>
          <table:table-cell table:formula="of:=[M_Acu_A.L63]" office:value-type="float" office:value="693.709896404398" calcext:value-type="float">
            <text:p>693.7</text:p>
          </table:table-cell>
          <table:table-cell table:style-name="ce67" table:formula="of:=[M_Acu_A.N63]" office:value-type="float" office:value="1086.58165618925" calcext:value-type="float">
            <text:p>1087</text:p>
          </table:table-cell>
          <table:table-cell table:number-columns-repeated="2"/>
          <table:table-cell table:formula="of:=[.B63]" office:value-type="date" office:date-value="2020-04-14" calcext:value-type="date">
            <text:p>14/04</text:p>
          </table:table-cell>
          <table:table-cell table:formula="of:=[M_Acu_A.C63]" office:value-type="float" office:value="165.032920489164" calcext:value-type="float">
            <text:p>165.0</text:p>
          </table:table-cell>
          <table:table-cell table:formula="of:=[M_Acu_A.D63]" office:value-type="float" office:value="224.63613403909" calcext:value-type="float">
            <text:p>224.6</text:p>
          </table:table-cell>
          <table:table-cell table:style-name="ce67" table:formula="of:=[M_Acu_A.F63]" office:value-type="float" office:value="265.022689641915" calcext:value-type="float">
            <text:p>265</text:p>
          </table:table-cell>
          <table:table-cell table:style-name="ce67" table:formula="of:=[M_Acu_A.K63]" office:value-type="float" office:value="601.424225895176" calcext:value-type="float">
            <text:p>601</text:p>
          </table:table-cell>
          <table:table-cell table:style-name="ce67" table:formula="of:=[M_Acu_A.M63]" office:value-type="float" office:value="270.254440463272" calcext:value-type="float">
            <text:p>270</text:p>
          </table:table-cell>
          <table:table-cell table:style-name="ce67" table:formula="of:=[M_Acu_A.O63]" office:value-type="float" office:value="633.632174532316" calcext:value-type="float">
            <text:p>634</text:p>
          </table:table-cell>
          <table:table-cell table:style-name="ce67" table:formula="of:=[M_Acu_A.P63]" office:value-type="float" office:value="771.910774147707" calcext:value-type="float">
            <text:p>772</text:p>
          </table:table-cell>
        </table:table-row>
        <table:table-row table:style-name="ro1">
          <table:table-cell/>
          <table:table-cell table:formula="of:=[M_Acu_A.B64]" office:value-type="date" office:date-value="2020-04-15" calcext:value-type="date">
            <text:p>15/04</text:p>
          </table:table-cell>
          <table:table-cell table:style-name="ce67" table:formula="of:=[M_Acu_A.E64]" office:value-type="float" office:value="2043.26841429818" calcext:value-type="float">
            <text:p>2043</text:p>
          </table:table-cell>
          <table:table-cell table:formula="of:=[M_Acu_A.G64]" office:value-type="float" office:value="2190.86181032118" calcext:value-type="float">
            <text:p>2191</text:p>
          </table:table-cell>
          <table:table-cell table:style-name="ce67" table:formula="of:=[M_Acu_A.H64]" office:value-type="float" office:value="1285.76200581849" calcext:value-type="float">
            <text:p>1286</text:p>
          </table:table-cell>
          <table:table-cell table:style-name="ce67" table:formula="of:=[M_Acu_A.I64]" office:value-type="float" office:value="956.688172027728" calcext:value-type="float">
            <text:p>957</text:p>
          </table:table-cell>
          <table:table-cell table:formula="of:=[M_Acu_A.J64]" office:value-type="float" office:value="1603.17852678092" calcext:value-type="float">
            <text:p>1603</text:p>
          </table:table-cell>
          <table:table-cell table:style-name="ce67" table:formula="of:=[M_Acu_A.L64]" office:value-type="float" office:value="704.06377545521" calcext:value-type="float">
            <text:p>704</text:p>
          </table:table-cell>
          <table:table-cell table:style-name="ce67" table:formula="of:=[M_Acu_A.N64]" office:value-type="float" office:value="1159.28501381895" calcext:value-type="float">
            <text:p>1159</text:p>
          </table:table-cell>
          <table:table-cell table:number-columns-repeated="2"/>
          <table:table-cell table:formula="of:=[.B64]" office:value-type="date" office:date-value="2020-04-15" calcext:value-type="date">
            <text:p>15/04</text:p>
          </table:table-cell>
          <table:table-cell table:style-name="ce67" table:formula="of:=[M_Acu_A.C64]" office:value-type="float" office:value="180.874746807591" calcext:value-type="float">
            <text:p>181</text:p>
          </table:table-cell>
          <table:table-cell table:formula="of:=[M_Acu_A.D64]" office:value-type="float" office:value="229.901043430631" calcext:value-type="float">
            <text:p>229.9</text:p>
          </table:table-cell>
          <table:table-cell table:style-name="ce67" table:formula="of:=[M_Acu_A.F64]" office:value-type="float" office:value="273.886324746995" calcext:value-type="float">
            <text:p>274</text:p>
          </table:table-cell>
          <table:table-cell table:style-name="ce67" table:formula="of:=[M_Acu_A.K64]" office:value-type="float" office:value="657.715163294232" calcext:value-type="float">
            <text:p>658</text:p>
          </table:table-cell>
          <table:table-cell table:style-name="ce67" table:formula="of:=[M_Acu_A.M64]" office:value-type="float" office:value="285.506895656966" calcext:value-type="float">
            <text:p>286</text:p>
          </table:table-cell>
          <table:table-cell table:style-name="ce67" table:formula="of:=[M_Acu_A.O64]" office:value-type="float" office:value="655.633291703577" calcext:value-type="float">
            <text:p>656</text:p>
          </table:table-cell>
          <table:table-cell table:style-name="ce67" table:formula="of:=[M_Acu_A.P64]" office:value-type="float" office:value="813.991088922369" calcext:value-type="float">
            <text:p>814</text:p>
          </table:table-cell>
        </table:table-row>
        <table:table-row table:style-name="ro1">
          <table:table-cell/>
          <table:table-cell table:formula="of:=[M_Acu_A.B65]" office:value-type="date" office:date-value="2020-04-16" calcext:value-type="date">
            <text:p>16/04</text:p>
          </table:table-cell>
          <table:table-cell table:style-name="ce67" table:formula="of:=[M_Acu_A.E65]" office:value-type="float" office:value="2235.16997483024" calcext:value-type="float">
            <text:p>2235</text:p>
          </table:table-cell>
          <table:table-cell table:formula="of:=[M_Acu_A.G65]" office:value-type="float" office:value="2255.83650527176" calcext:value-type="float">
            <text:p>2256</text:p>
          </table:table-cell>
          <table:table-cell table:style-name="ce67" table:formula="of:=[M_Acu_A.H65]" office:value-type="float" office:value="1342.15967520635" calcext:value-type="float">
            <text:p>1342</text:p>
          </table:table-cell>
          <table:table-cell table:style-name="ce67" table:formula="of:=[M_Acu_A.I65]" office:value-type="float" office:value="1011.94042446456" calcext:value-type="float">
            <text:p>1012</text:p>
          </table:table-cell>
          <table:table-cell table:formula="of:=[M_Acu_A.J65]" office:value-type="float" office:value="1642.06366083312" calcext:value-type="float">
            <text:p>1642</text:p>
          </table:table-cell>
          <table:table-cell table:style-name="ce67" table:formula="of:=[M_Acu_A.L65]" office:value-type="float" office:value="704.06377545521" calcext:value-type="float">
            <text:p>704</text:p>
          </table:table-cell>
          <table:table-cell table:style-name="ce67" table:formula="of:=[M_Acu_A.N65]" office:value-type="float" office:value="1230.8062030319" calcext:value-type="float">
            <text:p>1231</text:p>
          </table:table-cell>
          <table:table-cell table:number-columns-repeated="2"/>
          <table:table-cell table:formula="of:=[.B65]" office:value-type="date" office:date-value="2020-04-16" calcext:value-type="date">
            <text:p>16/04</text:p>
          </table:table-cell>
          <table:table-cell table:style-name="ce67" table:formula="of:=[M_Acu_A.C65]" office:value-type="float" office:value="198.384133791116" calcext:value-type="float">
            <text:p>198</text:p>
          </table:table-cell>
          <table:table-cell table:formula="of:=[M_Acu_A.D65]" office:value-type="float" office:value="239.84587228132" calcext:value-type="float">
            <text:p>239.8</text:p>
          </table:table-cell>
          <table:table-cell table:style-name="ce67" table:formula="of:=[M_Acu_A.F65]" office:value-type="float" office:value="284.522686873092" calcext:value-type="float">
            <text:p>285</text:p>
          </table:table-cell>
          <table:table-cell table:style-name="ce67" table:formula="of:=[M_Acu_A.K65]" office:value-type="float" office:value="719.931462524768" calcext:value-type="float">
            <text:p>720</text:p>
          </table:table-cell>
          <table:table-cell table:style-name="ce67" table:formula="of:=[M_Acu_A.M65]" office:value-type="float" office:value="299.806072401055" calcext:value-type="float">
            <text:p>300</text:p>
          </table:table-cell>
          <table:table-cell table:style-name="ce67" table:formula="of:=[M_Acu_A.O65]" office:value-type="float" office:value="674.21201287042" calcext:value-type="float">
            <text:p>674</text:p>
          </table:table-cell>
          <table:table-cell table:style-name="ce67" table:formula="of:=[M_Acu_A.P65]" office:value-type="float" office:value="842.263800411595" calcext:value-type="float">
            <text:p>842</text:p>
          </table:table-cell>
        </table:table-row>
        <table:table-row table:style-name="ro1">
          <table:table-cell/>
          <table:table-cell table:formula="of:=[M_Acu_A.B66]" office:value-type="date" office:date-value="2020-04-17" calcext:value-type="date">
            <text:p>17/04</text:p>
          </table:table-cell>
          <table:table-cell table:style-name="ce67" table:formula="of:=[M_Acu_A.E66]" office:value-type="float" office:value="2375.98982500485" calcext:value-type="float">
            <text:p>2376</text:p>
          </table:table-cell>
          <table:table-cell table:formula="of:=[M_Acu_A.G66]" office:value-type="float" office:value="2324.82052804145" calcext:value-type="float">
            <text:p>2325</text:p>
          </table:table-cell>
          <table:table-cell table:style-name="ce67" table:formula="of:=[M_Acu_A.H66]" office:value-type="float" office:value="1399.15652302063" calcext:value-type="float">
            <text:p>1399</text:p>
          </table:table-cell>
          <table:table-cell table:style-name="ce67" table:formula="of:=[M_Acu_A.I66]" office:value-type="float" office:value="1055.89801756347" calcext:value-type="float">
            <text:p>1056</text:p>
          </table:table-cell>
          <table:table-cell table:formula="of:=[M_Acu_A.J66]" office:value-type="float" office:value="1684.65214098554" calcext:value-type="float">
            <text:p>1685</text:p>
          </table:table-cell>
          <table:table-cell table:style-name="ce67" table:number-columns-repeated="2"/>
          <table:table-cell table:number-columns-repeated="2"/>
          <table:table-cell table:formula="of:=[.B66]" office:value-type="date" office:date-value="2020-04-17" calcext:value-type="date">
            <text:p>17/04</text:p>
          </table:table-cell>
          <table:table-cell table:style-name="ce67" table:formula="of:=[M_Acu_A.C66]" office:value-type="float" office:value="215.00415508659" calcext:value-type="float">
            <text:p>215</text:p>
          </table:table-cell>
          <table:table-cell table:formula="of:=[M_Acu_A.D66]" office:value-type="float" office:value="252.130660861582" calcext:value-type="float">
            <text:p>252.1</text:p>
          </table:table-cell>
          <table:table-cell table:style-name="ce67" table:formula="of:=[M_Acu_A.F66]" office:value-type="float" office:value="297.818139530713" calcext:value-type="float">
            <text:p>298</text:p>
          </table:table-cell>
          <table:table-cell table:style-name="ce67" table:formula="of:=[M_Acu_A.K66]" office:value-type="float" office:value="785.110442671043" calcext:value-type="float">
            <text:p>785</text:p>
          </table:table-cell>
          <table:table-cell table:style-name="ce67" table:formula="of:=[M_Acu_A.M66]" office:value-type="float" office:value="313.151970695537" calcext:value-type="float">
            <text:p>313</text:p>
          </table:table-cell>
          <table:table-cell table:style-name="ce67" table:formula="of:=[M_Acu_A.O66]" office:value-type="float" office:value="684.479200883675" calcext:value-type="float">
            <text:p>684</text:p>
          </table:table-cell>
          <table:table-cell table:style-name="ce67" table:formula="of:=[M_Acu_A.P66]" office:value-type="float" office:value="871.194016819175" calcext:value-type="float">
            <text:p>871</text:p>
          </table:table-cell>
        </table:table-row>
        <table:table-row table:style-name="ro1" table:number-rows-repeated="3">
          <table:table-cell/>
          <table:table-cell table:style-name="Default"/>
          <table:table-cell/>
          <table:table-cell table:style-name="ce64"/>
          <table:table-cell table:number-columns-repeated="2"/>
          <table:table-cell table:style-name="ce64"/>
          <table:table-cell table:number-columns-repeated="4"/>
          <table:table-cell table:style-name="ce64"/>
          <table:table-cell table:style-name="Default" table:number-columns-repeated="7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69])" office:value-type="float" office:value="2375.98982500485" calcext:value-type="float">
            <text:p>2376</text:p>
          </table:table-cell>
          <table:table-cell table:formula="of:=MAX([.D$9:.D69])" office:value-type="float" office:value="2324.82052804145" calcext:value-type="float">
            <text:p>2325</text:p>
          </table:table-cell>
          <table:table-cell table:style-name="ce67" table:formula="of:=MAX([.E$9:.E69])" office:value-type="float" office:value="1399.15652302063" calcext:value-type="float">
            <text:p>1399</text:p>
          </table:table-cell>
          <table:table-cell table:style-name="ce67" table:formula="of:=MAX([.F$9:.F69])" office:value-type="float" office:value="1055.89801756347" calcext:value-type="float">
            <text:p>1056</text:p>
          </table:table-cell>
          <table:table-cell table:formula="of:=MAX([.G$9:.G69])" office:value-type="float" office:value="1684.65214098554" calcext:value-type="float">
            <text:p>1685</text:p>
          </table:table-cell>
          <table:table-cell table:style-name="ce67" table:formula="of:=MAX([.H$9:.H69])" office:value-type="float" office:value="704.06377545521" calcext:value-type="float">
            <text:p>704</text:p>
          </table:table-cell>
          <table:table-cell table:style-name="ce67" table:formula="of:=MAX([.I$9:.I69])" office:value-type="float" office:value="1230.8062030319" calcext:value-type="float">
            <text:p>1231</text:p>
          </table:table-cell>
          <table:table-cell table:style-name="ce67" table:number-columns-repeated="3"/>
          <table:table-cell table:style-name="ce67" table:formula="of:=MAX([.M$9:.M69])" office:value-type="float" office:value="215.00415508659" calcext:value-type="float">
            <text:p>215</text:p>
          </table:table-cell>
          <table:table-cell table:style-name="ce67" table:formula="of:=MAX([.N$9:.N69])" office:value-type="float" office:value="252.130660861582" calcext:value-type="float">
            <text:p>252</text:p>
          </table:table-cell>
          <table:table-cell table:style-name="ce67" table:formula="of:=MAX([.O$9:.O69])" office:value-type="float" office:value="297.818139530713" calcext:value-type="float">
            <text:p>298</text:p>
          </table:table-cell>
          <table:table-cell table:style-name="ce67" table:formula="of:=MAX([.P$9:.P69])" office:value-type="float" office:value="785.110442671043" calcext:value-type="float">
            <text:p>785</text:p>
          </table:table-cell>
          <table:table-cell table:style-name="ce67" table:formula="of:=MAX([.Q$9:.Q69])" office:value-type="float" office:value="313.151970695537" calcext:value-type="float">
            <text:p>313</text:p>
          </table:table-cell>
          <table:table-cell table:style-name="ce67" table:formula="of:=MAX([.R$9:.R69])" office:value-type="float" office:value="684.479200883675" calcext:value-type="float">
            <text:p>684</text:p>
          </table:table-cell>
          <table:table-cell table:style-name="ce67" table:formula="of:=MAX([.S$9:.S69])" office:value-type="float" office:value="871.194016819175" calcext:value-type="float">
            <text:p>871</text:p>
          </table:table-cell>
        </table:table-row>
        <table:table-row table:style-name="ro1">
          <table:table-cell/>
          <table:table-cell table:style-name="Default"/>
          <table:table-cell table:formula="of:=[.C8]" office:value-type="string" office:string-value="Bélgica" calcext:value-type="string">
            <text:p>Bélgica</text:p>
          </table:table-cell>
          <table:table-cell table:style-name="ce64" table:formula="of:=[.D8]" office:value-type="string" office:string-value="España" calcext:value-type="string">
            <text:p>España</text:p>
          </table:table-cell>
          <table:table-cell table:formula="of:=[.E8]" office:value-type="string" office:string-value="Francia" calcext:value-type="string">
            <text:p>Francia</text:p>
          </table:table-cell>
          <table:table-cell table:formula="of:=[.F8]" office:value-type="string" office:string-value="Holanda" calcext:value-type="string">
            <text:p>Holanda</text:p>
          </table:table-cell>
          <table:table-cell table:style-name="ce64" table:formula="of:=[.G8]" office:value-type="string" office:string-value="Italia" calcext:value-type="string">
            <text:p>Italia</text:p>
          </table:table-cell>
          <table:table-cell table:formula="of:=[.H8]" office:value-type="string" office:string-value="Luxemburgo" calcext:value-type="string">
            <text:p>Luxemburgo</text:p>
          </table:table-cell>
          <table:table-cell table:formula="of:=[.I8]" office:value-type="string" office:string-value="Reino Unido" calcext:value-type="string">
            <text:p>Reino Unido</text:p>
          </table:table-cell>
          <table:table-cell table:number-columns-repeated="2"/>
          <table:table-cell table:style-name="ce64"/>
          <table:table-cell table:formula="of:=[.M8]" office:value-type="string" office:string-value="Alemania" calcext:value-type="string">
            <text:p>Alemania</text:p>
          </table:table-cell>
          <table:table-cell table:formula="of:=[.N8]" office:value-type="string" office:string-value="Austria" calcext:value-type="string">
            <text:p>Austria</text:p>
          </table:table-cell>
          <table:table-cell table:formula="of:=[.O8]" office:value-type="string" office:string-value="Dinamarca" calcext:value-type="string">
            <text:p>Dinamarca</text:p>
          </table:table-cell>
          <table:table-cell table:formula="of:=[.P8]" office:value-type="string" office:string-value="Irlanda" calcext:value-type="string">
            <text:p>Irlanda</text:p>
          </table:table-cell>
          <table:table-cell table:formula="of:=[.Q8]" office:value-type="string" office:string-value="Portugal" calcext:value-type="string">
            <text:p>Portugal</text:p>
          </table:table-cell>
          <table:table-cell table:formula="of:=[.R8]" office:value-type="string" office:string-value="Suecia" calcext:value-type="string">
            <text:p>Suecia</text:p>
          </table:table-cell>
          <table:table-cell table:formula="of:=[.S8]" office:value-type="string" office:string-value="Suiza" calcext:value-type="string">
            <text:p>Suiza</text:p>
          </table:table-cell>
        </table:table-row>
      </table:table>
      <table:table table:name="Gráficas_NA" table:style-name="ta1">
        <office:forms form:automatic-focus="false" form:apply-design-mode="false"/>
        <table:shapes>
          <draw:frame draw:z-index="0" draw:style-name="gr1" draw:text-style-name="P1" svg:width="15cm" svg:height="12cm" svg:x="0cm" svg:y="1.113cm">
            <draw:object draw:notify-on-update-of-ranges="M_Dia_NA_2.B8:M_Dia_NA_2.B8 M_Dia_NA_2.B9:M_Dia_NA_2.B66 M_Dia_NA_2.C8:M_Dia_NA_2.C8 M_Dia_NA_2.C9:M_Dia_NA_2.C66 M_Dia_NA_2.D8:M_Dia_NA_2.D8 M_Dia_NA_2.D9:M_Dia_NA_2.D66 M_Dia_NA_2.E8:M_Dia_NA_2.E8 M_Dia_NA_2.E9:M_Dia_NA_2.E66 M_Dia_NA_2.F8:M_Dia_NA_2.F8 M_Dia_NA_2.F9:M_Dia_NA_2.F66 M_Dia_NA_2.G8:M_Dia_NA_2.G8 M_Dia_NA_2.G9:M_Dia_NA_2.G66 M_Dia_NA_2.H8:M_Dia_NA_2.H8 M_Dia_NA_2.H9:M_Dia_NA_2.H66 M_Dia_NA_2.I8:M_Dia_NA_2.I8 M_Dia_NA_2.I9:M_Dia_NA_2.I6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1.113cm">
            <draw:object draw:notify-on-update-of-ranges="M_Dia_NA_2.L8:M_Dia_NA_2.L8 M_Dia_NA_2.L9:M_Dia_NA_2.L66 M_Dia_NA_2.M8:M_Dia_NA_2.M8 M_Dia_NA_2.M9:M_Dia_NA_2.M66 M_Dia_NA_2.N8:M_Dia_NA_2.N8 M_Dia_NA_2.N9:M_Dia_NA_2.N66 M_Dia_NA_2.O8:M_Dia_NA_2.O8 M_Dia_NA_2.O9:M_Dia_NA_2.O66 M_Dia_NA_2.P8:M_Dia_NA_2.P8 M_Dia_NA_2.P9:M_Dia_NA_2.P66 M_Dia_NA_2.Q8:M_Dia_NA_2.Q8 M_Dia_NA_2.Q9:M_Dia_NA_2.Q66 M_Dia_NA_2.R8:M_Dia_NA_2.R8 M_Dia_NA_2.R9:M_Dia_NA_2.R66 M_Dia_NA_2.S8:M_Dia_NA_2.S8 M_Dia_NA_2.S9:M_Dia_NA_2.S6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cm" svg:height="12cm" svg:x="0cm" svg:y="14.418cm">
            <draw:object draw:notify-on-update-of-ranges="M_Acu_NA_2.B8:M_Acu_NA_2.B8 M_Acu_NA_2.B9:M_Acu_NA_2.B66 M_Acu_NA_2.C8:M_Acu_NA_2.C8 M_Acu_NA_2.C9:M_Acu_NA_2.C66 M_Acu_NA_2.D8:M_Acu_NA_2.D8 M_Acu_NA_2.D9:M_Acu_NA_2.D66 M_Acu_NA_2.E8:M_Acu_NA_2.E8 M_Acu_NA_2.E9:M_Acu_NA_2.E66 M_Acu_NA_2.F8:M_Acu_NA_2.F8 M_Acu_NA_2.F9:M_Acu_NA_2.F66 M_Acu_NA_2.G8:M_Acu_NA_2.G8 M_Acu_NA_2.G9:M_Acu_NA_2.G66 M_Acu_NA_2.H8:M_Acu_NA_2.H8 M_Acu_NA_2.H9:M_Acu_NA_2.H66 M_Acu_NA_2.I8:M_Acu_NA_2.I8 M_Acu_NA_2.I9:M_Acu_NA_2.I6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5cm" svg:height="12cm" svg:x="16.262cm" svg:y="14.388cm">
            <draw:object draw:notify-on-update-of-ranges="M_Acu_NA_2.L8:M_Acu_NA_2.L8 M_Acu_NA_2.L9:M_Acu_NA_2.L66 M_Acu_NA_2.M8:M_Acu_NA_2.M8 M_Acu_NA_2.M9:M_Acu_NA_2.M66 M_Acu_NA_2.N8:M_Acu_NA_2.N8 M_Acu_NA_2.N9:M_Acu_NA_2.N66 M_Acu_NA_2.O8:M_Acu_NA_2.O8 M_Acu_NA_2.O9:M_Acu_NA_2.O66 M_Acu_NA_2.P8:M_Acu_NA_2.P8 M_Acu_NA_2.P9:M_Acu_NA_2.P66 M_Acu_NA_2.Q8:M_Acu_NA_2.Q8 M_Acu_NA_2.Q9:M_Acu_NA_2.Q66 M_Acu_NA_2.R8:M_Acu_NA_2.R8 M_Acu_NA_2.R9:M_Acu_NA_2.R66 M_Acu_NA_2.S8:M_Acu_NA_2.S8 M_Acu_NA_2.S9:M_Acu_NA_2.S6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covid-19-51-eu-na-diarios-1.svg</text:p>
          </table:table-cell>
          <table:table-cell table:number-columns-repeated="6"/>
          <table:table-cell office:value-type="string" calcext:value-type="string">
            <text:p>covid-19-53-eu-na-diarios-2.svg</text:p>
          </table:table-cell>
        </table:table-row>
        <table:table-row table:style-name="ro1" table:number-rows-repeated="29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ovid-19-52-eu-na-acumulados-1.svg</text:p>
          </table:table-cell>
          <table:table-cell table:number-columns-repeated="6"/>
          <table:table-cell office:value-type="string" calcext:value-type="string">
            <text:p>covid-19-54-eu-na-acumulados-2.svg</text:p>
          </table:table-cell>
        </table:table-row>
      </table:table>
      <table:table table:name="Gráficas_A" table:style-name="ta1">
        <office:forms form:automatic-focus="false" form:apply-design-mode="false"/>
        <table:shapes>
          <draw:frame draw:z-index="0" draw:style-name="gr1" draw:text-style-name="P1" svg:width="15cm" svg:height="12cm" svg:x="0cm" svg:y="0.904cm">
            <draw:object draw:notify-on-update-of-ranges="M_Dia_A_2.B8:M_Dia_A_2.B8 M_Dia_A_2.B9:M_Dia_A_2.B66 M_Dia_A_2.C8:M_Dia_A_2.C8 M_Dia_A_2.C9:M_Dia_A_2.C66 M_Dia_A_2.D8:M_Dia_A_2.D8 M_Dia_A_2.D9:M_Dia_A_2.D66 M_Dia_A_2.E8:M_Dia_A_2.E8 M_Dia_A_2.E9:M_Dia_A_2.E66 M_Dia_A_2.F8:M_Dia_A_2.F8 M_Dia_A_2.F9:M_Dia_A_2.F66 M_Dia_A_2.G8:M_Dia_A_2.G8 M_Dia_A_2.G9:M_Dia_A_2.G66 M_Dia_A_2.H8:M_Dia_A_2.H8 M_Dia_A_2.H9:M_Dia_A_2.H66 M_Dia_A_2.I8:M_Dia_A_2.I8 M_Dia_A_2.I9:M_Dia_A_2.I6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.904cm">
            <draw:object draw:notify-on-update-of-ranges="M_Dia_A_2.L8:M_Dia_A_2.L8 M_Dia_A_2.L9:M_Dia_A_2.L66 M_Dia_A_2.M8:M_Dia_A_2.M8 M_Dia_A_2.M9:M_Dia_A_2.M66 M_Dia_A_2.N8:M_Dia_A_2.N8 M_Dia_A_2.N9:M_Dia_A_2.N66 M_Dia_A_2.O8:M_Dia_A_2.O8 M_Dia_A_2.O9:M_Dia_A_2.O66 M_Dia_A_2.P8:M_Dia_A_2.P8 M_Dia_A_2.P9:M_Dia_A_2.P66 M_Dia_A_2.Q8:M_Dia_A_2.Q8 M_Dia_A_2.Q9:M_Dia_A_2.Q66 M_Dia_A_2.R8:M_Dia_A_2.R8 M_Dia_A_2.R9:M_Dia_A_2.R66 M_Dia_A_2.S8:M_Dia_A_2.S8 M_Dia_A_2.S9:M_Dia_A_2.S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cm" svg:y="14.12cm">
            <draw:object draw:notify-on-update-of-ranges="M_Acu_A_2.B8:M_Acu_A_2.B8 M_Acu_A_2.B9:M_Acu_A_2.B66 M_Acu_A_2.C8:M_Acu_A_2.C8 M_Acu_A_2.C9:M_Acu_A_2.C66 M_Acu_A_2.D8:M_Acu_A_2.D8 M_Acu_A_2.D9:M_Acu_A_2.D66 M_Acu_A_2.E8:M_Acu_A_2.E8 M_Acu_A_2.E9:M_Acu_A_2.E66 M_Acu_A_2.F8:M_Acu_A_2.F8 M_Acu_A_2.F9:M_Acu_A_2.F66 M_Acu_A_2.G8:M_Acu_A_2.G8 M_Acu_A_2.G9:M_Acu_A_2.G66 M_Acu_A_2.H8:M_Acu_A_2.H8 M_Acu_A_2.H9:M_Acu_A_2.H66 M_Acu_A_2.I8:M_Acu_A_2.I8 M_Acu_A_2.I9:M_Acu_A_2.I6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5cm" svg:height="12cm" svg:x="15.926cm" svg:y="14.059cm">
            <draw:object draw:notify-on-update-of-ranges="M_Acu_A_2.L8:M_Acu_A_2.L8 M_Acu_A_2.L9:M_Acu_A_2.L66 M_Acu_A_2.M8:M_Acu_A_2.M8 M_Acu_A_2.M9:M_Acu_A_2.M66 M_Acu_A_2.N8:M_Acu_A_2.N8 M_Acu_A_2.N9:M_Acu_A_2.N66 M_Acu_A_2.O8:M_Acu_A_2.O8 M_Acu_A_2.O9:M_Acu_A_2.O66 M_Acu_A_2.P8:M_Acu_A_2.P8 M_Acu_A_2.P9:M_Acu_A_2.P66 M_Acu_A_2.Q8:M_Acu_A_2.Q8 M_Acu_A_2.Q9:M_Acu_A_2.Q66 M_Acu_A_2.R8:M_Acu_A_2.R8 M_Acu_A_2.R9:M_Acu_A_2.R66 M_Acu_A_2.S8:M_Acu_A_2.S8 M_Acu_A_2.S9:M_Acu_A_2.S6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number-columns-repeated="16" table:default-cell-style-name="Default"/>
        <table:table-row table:style-name="ro1">
          <table:table-cell table:number-columns-repeated="2"/>
          <table:table-cell office:value-type="string" calcext:value-type="string">
            <text:p>covid-19-61-eu-a-diarios-1.svg</text:p>
          </table:table-cell>
          <table:table-cell table:number-columns-repeated="6"/>
          <table:table-cell office:value-type="string" calcext:value-type="string">
            <text:p>covid-19-63-eu-a-diarios-2.svg</text:p>
          </table:table-cell>
          <table:table-cell table:number-columns-repeated="6"/>
        </table:table-row>
        <table:table-row table:style-name="ro1" table:number-rows-repeated="28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ovid-19-62-eu-a-acumulados-1.svg</text:p>
          </table:table-cell>
          <table:table-cell table:number-columns-repeated="6"/>
          <table:table-cell office:value-type="string" calcext:value-type="string">
            <text:p>covid-19-64-eu-a-acumulados-2.svg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5"/>
          <table:table-cell table:style-name="ce59"/>
        </table:table-row>
      </table:table>
      <table:table table:name="Fuentes" table:style-name="ta1">
        <office:forms form:automatic-focus="false" form:apply-design-mode="false"/>
        <table:table-column table:style-name="co3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47" office:value-type="string" calcext:value-type="string">
            <text:p>Fuent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49"/>
          <table:table-cell table:style-name="ce44" office:value-type="string" calcext:value-type="string">
            <text:p>Fecha</text:p>
          </table:table-cell>
          <table:table-cell table:style-name="ce44" office:value-type="string" calcext:value-type="string">
            <text:p>Población </text:p>
          </table:table-cell>
          <table:table-cell table:style-name="ce44" office:value-type="string" calcext:value-type="string">
            <text:p>% &gt; 65</text:p>
          </table:table-cell>
          <table:table-cell table:style-name="ce44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office:value-type="string" calcext:value-type="string">
            <text:p>Alemania</text:p>
          </table:table-cell>
          <table:table-cell table:style-name="ce80" office:value-type="string" calcext:value-type="string">
            <text:p>julio 2018</text:p>
          </table:table-cell>
          <table:table-cell table:style-name="ce81" office:value-type="float" office:value="80457737" calcext:value-type="float">
            <text:p>80.457.737</text:p>
          </table:table-cell>
          <table:table-cell table:style-name="ce71" office:value-type="float" office:value="22.36" calcext:value-type="float">
            <text:p>22.36</text:p>
          </table:table-cell>
          <table:table-cell table:style-name="ce81" table:formula="of:=[.K24]*[.L24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 table:number-columns-repeated="4"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8793370" calcext:value-type="float">
            <text:p>8.793.370</text:p>
          </table:table-cell>
          <table:table-cell table:style-name="ce71" office:value-type="float" office:value="19.44" calcext:value-type="float">
            <text:p>19.44</text:p>
          </table:table-cell>
          <table:table-cell table:style-name="ce81" table:formula="of:=[.K25]*[.L25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 table:number-columns-repeated="4"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11570762" calcext:value-type="float">
            <text:p>11.570.762</text:p>
          </table:table-cell>
          <table:table-cell table:style-name="ce71" office:value-type="float" office:value="18.78" calcext:value-type="float">
            <text:p>18.78</text:p>
          </table:table-cell>
          <table:table-cell table:style-name="ce81" table:formula="of:=[.K26]*[.L26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Demographics_of_Denmark</text:p>
          </table:table-cell>
          <table:table-cell table:number-columns-repeated="4"/>
          <table:table-cell office:value-type="string" calcext:value-type="string">
            <text:p>Dinamarc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5809502" calcext:value-type="float">
            <text:p>5.809.502</text:p>
          </table:table-cell>
          <table:table-cell table:style-name="ce71" office:value-type="float" office:value="19.42" calcext:value-type="float">
            <text:p>19.42</text:p>
          </table:table-cell>
          <table:table-cell table:style-name="ce81" table:formula="of:=[.K27]*[.L27]/100" office:value-type="float" office:value="1128205.2884" calcext:value-type="float">
            <text:p>1.128.205</text:p>
          </table:table-cell>
          <table:table-cell table:style-name="ce42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office:value-type="string" calcext:value-type="string">
            <text:p>España</text:p>
          </table:table-cell>
          <table:table-cell table:style-name="ce42" office:value-type="string" calcext:value-type="string">
            <text:p>enero 2018</text:p>
          </table:table-cell>
          <table:table-cell table:style-name="ce81" office:value-type="float" office:value="46723000" calcext:value-type="float">
            <text:p>46.723.000</text:p>
          </table:table-cell>
          <table:table-cell table:style-name="ce71" office:value-type="float" office:value="18.15" calcext:value-type="float">
            <text:p>18.15</text:p>
          </table:table-cell>
          <table:table-cell table:style-name="ce81" table:formula="of:=[.K28]*[.L28]/100" office:value-type="float" office:value="8480224.5" calcext:value-type="float">
            <text:p>8.480.225</text:p>
          </table:table-cell>
          <table:table-cell table:style-name="ce82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office:value-type="string" calcext:value-type="string">
            <text:p>Franc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7364357" calcext:value-type="float">
            <text:p>67.364.357</text:p>
          </table:table-cell>
          <table:table-cell table:style-name="ce71" office:value-type="float" office:value="19.82" calcext:value-type="float">
            <text:p>19.82</text:p>
          </table:table-cell>
          <table:table-cell table:style-name="ce81" table:formula="of:=[.K29]*[.L29]/100" office:value-type="float" office:value="13351615.5574" calcext:value-type="float">
            <text:p>13.351.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 table:number-columns-repeated="4"/>
          <table:table-cell office:value-type="string" calcext:value-type="string">
            <text:p>Holand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7151228" calcext:value-type="float">
            <text:p>17.151.228</text:p>
          </table:table-cell>
          <table:table-cell table:style-name="ce71" office:value-type="float" office:value="19.1" calcext:value-type="float">
            <text:p>19.10</text:p>
          </table:table-cell>
          <table:table-cell table:style-name="ce81" table:formula="of:=[.K30]*[.L30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office:value-type="string" calcext:value-type="string">
            <text:p>Ital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2246674" calcext:value-type="float">
            <text:p>62.246.674</text:p>
          </table:table-cell>
          <table:table-cell table:style-name="ce71" office:value-type="float" office:value="21.69" calcext:value-type="float">
            <text:p>21.69</text:p>
          </table:table-cell>
          <table:table-cell table:style-name="ce81" table:formula="of:=[.K31]*[.L31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 table:number-columns-repeated="4"/>
          <table:table-cell office:value-type="string" calcext:value-type="string">
            <text:p>Irland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5068050" calcext:value-type="float">
            <text:p>5.068.050</text:p>
          </table:table-cell>
          <table:table-cell table:style-name="ce71" office:value-type="float" office:value="13.32" calcext:value-type="float">
            <text:p>13.32</text:p>
          </table:table-cell>
          <table:table-cell table:style-name="ce81" table:formula="of:=[.K32]*[.L32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 table:number-columns-repeated="4"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81" office:value-type="float" office:value="628381" calcext:value-type="float">
            <text:p>628.381</text:p>
          </table:table-cell>
          <table:table-cell table:style-name="ce71" office:value-type="float" office:value="15.37" calcext:value-type="float">
            <text:p>15.37</text:p>
          </table:table-cell>
          <table:table-cell table:style-name="ce81" table:formula="of:=[.K33]*[.L33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Demographics_of_Portugal</text:p>
          </table:table-cell>
          <table:table-cell table:number-columns-repeated="4"/>
          <table:table-cell office:value-type="string" calcext:value-type="string">
            <text:p>Portugal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0355493" calcext:value-type="float">
            <text:p>10.355.493</text:p>
          </table:table-cell>
          <table:table-cell table:style-name="ce71" office:value-type="float" office:value="20.26" calcext:value-type="float">
            <text:p>20.26</text:p>
          </table:table-cell>
          <table:table-cell table:style-name="ce81" table:formula="of:=[.K34]*[.L34]/100" office:value-type="float" office:value="2098022.8818" calcext:value-type="float">
            <text:p>2.098.0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 table:number-columns-repeated="4"/>
          <table:table-cell office:value-type="string" calcext:value-type="string">
            <text:p>Reino Unido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5105246" calcext:value-type="float">
            <text:p>65.105.246</text:p>
          </table:table-cell>
          <table:table-cell table:style-name="ce71" office:value-type="float" office:value="18.19" calcext:value-type="float">
            <text:p>18.19</text:p>
          </table:table-cell>
          <table:table-cell table:style-name="ce81" table:formula="of:=[.K35]*[.L35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 table:number-columns-repeated="4"/>
          <table:table-cell office:value-type="string" calcext:value-type="string">
            <text:p>Suec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0040995" calcext:value-type="float">
            <text:p>10.040.995</text:p>
          </table:table-cell>
          <table:table-cell table:style-name="ce71" office:value-type="float" office:value="20.37" calcext:value-type="float">
            <text:p>20.37</text:p>
          </table:table-cell>
          <table:table-cell table:style-name="ce81" table:formula="of:=[.K36]*[.L36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Demographics_of_Switzerland</text:p>
          </table:table-cell>
          <table:table-cell table:number-columns-repeated="4"/>
          <table:table-cell office:value-type="string" calcext:value-type="string">
            <text:p>Suiz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8292809" calcext:value-type="float">
            <text:p>8.292.809</text:p>
          </table:table-cell>
          <table:table-cell table:style-name="ce71" office:value-type="float" office:value="18.34" calcext:value-type="float">
            <text:p>18.34</text:p>
          </table:table-cell>
          <table:table-cell table:style-name="ce81" table:formula="of:=[.K37]*[.L37]/100" office:value-type="float" office:value="1520901.1706" calcext:value-type="float">
            <text:p>1.520.901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office:value-type="string" calcext:value-type="string">
            <text:p>MoMo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élgica</text:p>
          </table:table-cell>
          <table:table-cell office:value-type="string" calcext:value-type="string">
            <text:p>https://epistat.wiv-isp.be/covid/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https://datastudio.google.com/embed/u/0/reporting/c14a5cfc-cab7-4812-848c-0369173148ab/page/QTSKB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21:46:54.60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17T22:19:19.443000000</dc:date>
    <meta:editing-duration>P1DT1H34M22S</meta:editing-duration>
    <meta:editing-cycles>58</meta:editing-cycles>
    <meta:generator>LibreOffice/6.4.0.3$Windows_X86_64 LibreOffice_project/b0a288ab3d2d4774cb44b62f04d5d28733ac6df8</meta:generator>
    <meta:document-statistic meta:table-count="14" meta:cell-count="8533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4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5.848cm" svg:y="1.903cm" style:legend-expansion="custom" chartooo:width="3.235cm" chartooo:height="6.296cm" style:legend-expansion-aspect-ratio="0.513818297331639" chart:style-name="ch3"/>
        <chart:plot-area chart:style-name="ch4" table:cell-range-address="M_Dia_A_2.B8:M_Dia_A_2.I66" chart:data-source-has-labels="both" svg:x="-0.013cm" svg:y="1.043cm" svg:width="14.784cm" svg:height="10.773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_2.B9:M_Dia_A_2.B66"/>
          </chart:axis>
          <chart:axis chart:dimension="y" chart:name="primary-y" chart:style-name="ch6">
            <chart:grid chart:class="major"/>
          </chart:axis>
          <chart:series chart:style-name="ch7" chart:values-cell-range-address="M_Dia_A_2.C9:M_Dia_A_2.C66" chart:label-cell-address="M_Dia_A_2.C8:M_Dia_A_2.C8" chart:class="chart:line">
            <chart:data-point chart:repeated="58"/>
          </chart:series>
          <chart:series chart:style-name="ch8" chart:values-cell-range-address="M_Dia_A_2.D9:M_Dia_A_2.D66" chart:label-cell-address="M_Dia_A_2.D8:M_Dia_A_2.D8" chart:class="chart:line">
            <chart:data-point chart:repeated="58"/>
          </chart:series>
          <chart:series chart:style-name="ch9" chart:values-cell-range-address="M_Dia_A_2.E9:M_Dia_A_2.E66" chart:label-cell-address="M_Dia_A_2.E8:M_Dia_A_2.E8" chart:class="chart:line">
            <chart:data-point chart:repeated="58"/>
          </chart:series>
          <chart:series chart:style-name="ch10" chart:values-cell-range-address="M_Dia_A_2.F9:M_Dia_A_2.F66" chart:label-cell-address="M_Dia_A_2.F8:M_Dia_A_2.F8" chart:class="chart:line">
            <chart:data-point chart:repeated="58"/>
          </chart:series>
          <chart:series chart:style-name="ch11" chart:values-cell-range-address="M_Dia_A_2.G9:M_Dia_A_2.G66" chart:label-cell-address="M_Dia_A_2.G8:M_Dia_A_2.G8" chart:class="chart:line">
            <chart:data-point chart:repeated="58"/>
          </chart:series>
          <chart:series chart:style-name="ch12" chart:values-cell-range-address="M_Dia_A_2.H9:M_Dia_A_2.H66" chart:label-cell-address="M_Dia_A_2.H8:M_Dia_A_2.H8" chart:class="chart:line">
            <chart:data-point chart:repeated="58"/>
          </chart:series>
          <chart:series chart:style-name="ch13" chart:values-cell-range-address="M_Dia_A_2.I9:M_Dia_A_2.I66" chart:label-cell-address="M_Dia_A_2.I8:M_Dia_A_2.I8" chart:class="chart:line">
            <chart:data-point chart:repeated="5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_2.C8:M_Dia_A_2.C8</svg:desc>
                </draw:g>
              </table:table-cell>
              <table:table-cell office:value-type="string">
                <text:p>España</text:p>
                <draw:g>
                  <svg:desc>M_Dia_A_2.D8:M_Dia_A_2.D8</svg:desc>
                </draw:g>
              </table:table-cell>
              <table:table-cell office:value-type="string">
                <text:p>Francia</text:p>
                <draw:g>
                  <svg:desc>M_Dia_A_2.E8:M_Dia_A_2.E8</svg:desc>
                </draw:g>
              </table:table-cell>
              <table:table-cell office:value-type="string">
                <text:p>Holanda</text:p>
                <draw:g>
                  <svg:desc>M_Dia_A_2.F8:M_Dia_A_2.F8</svg:desc>
                </draw:g>
              </table:table-cell>
              <table:table-cell office:value-type="string">
                <text:p>Italia</text:p>
                <draw:g>
                  <svg:desc>M_Dia_A_2.G8:M_Dia_A_2.G8</svg:desc>
                </draw:g>
              </table:table-cell>
              <table:table-cell office:value-type="string">
                <text:p>Luxemburgo</text:p>
                <draw:g>
                  <svg:desc>M_Dia_A_2.H8:M_Dia_A_2.H8</svg:desc>
                </draw:g>
              </table:table-cell>
              <table:table-cell office:value-type="string">
                <text:p>Reino Unido</text:p>
                <draw:g>
                  <svg:desc>M_Dia_A_2.I8:M_Dia_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B9:M_Dia_A_2.B66</svg:desc>
                </draw:g>
              </table:table-cell>
              <table:table-cell office:value-type="float" office:value="NaN">
                <text:p>NaN</text:p>
                <draw:g>
                  <svg:desc>M_Dia_A_2.C9:M_Dia_A_2.C66</svg:desc>
                </draw:g>
              </table:table-cell>
              <table:table-cell office:value-type="float" office:value="NaN">
                <text:p>NaN</text:p>
                <draw:g>
                  <svg:desc>M_Dia_A_2.D9:M_Dia_A_2.D66</svg:desc>
                </draw:g>
              </table:table-cell>
              <table:table-cell office:value-type="float" office:value="NaN">
                <text:p>NaN</text:p>
                <draw:g>
                  <svg:desc>M_Dia_A_2.E9:M_Dia_A_2.E66</svg:desc>
                </draw:g>
              </table:table-cell>
              <table:table-cell office:value-type="float" office:value="NaN">
                <text:p>NaN</text:p>
                <draw:g>
                  <svg:desc>M_Dia_A_2.F9:M_Dia_A_2.F66</svg:desc>
                </draw:g>
              </table:table-cell>
              <table:table-cell office:value-type="float" office:value="NaN">
                <text:p>NaN</text:p>
                <draw:g>
                  <svg:desc>M_Dia_A_2.G9:M_Dia_A_2.G66</svg:desc>
                </draw:g>
              </table:table-cell>
              <table:table-cell office:value-type="float" office:value="NaN">
                <text:p>NaN</text:p>
                <draw:g>
                  <svg:desc>M_Dia_A_2.H9:M_Dia_A_2.H66</svg:desc>
                </draw:g>
              </table:table-cell>
              <table:table-cell office:value-type="float" office:value="NaN">
                <text:p>NaN</text:p>
                <draw:g>
                  <svg:desc>M_Dia_A_2.I9:M_Dia_A_2.I6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0">
                <text:p>0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">
                <text:p>0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">
                <text:p>0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0">
                <text:p>0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0">
                <text:p>0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0">
                <text:p>0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0">
                <text:p>0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0">
                <text:p>0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0">
                <text:p>0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0">
                <text:p>0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0">
                <text:p>0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0">
                <text:p>0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0">
                <text:p>0</text:p>
              </table:table-cell>
              <table:table-cell office:value-type="float" office:value="71.5211892129543">
                <text:p>71.52118921295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40.819850174604">
                <text:p>140.819850174604</text:p>
              </table:table-cell>
              <table:table-cell office:value-type="float" office:value="68.9840227696802">
                <text:p>68.9840227696802</text:p>
              </table:table-cell>
              <table:table-cell office:value-type="float" office:value="56.9968478142874">
                <text:p>56.9968478142874</text:p>
              </table:table-cell>
              <table:table-cell office:value-type="float" office:value="43.9575930989128">
                <text:p>43.9575930989128</text:p>
              </table:table-cell>
              <table:table-cell office:value-type="float" office:value="42.5884801524152">
                <text:p>42.5884801524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1500" chart:interval-major="3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2)</text:p>
        </chart:title>
        <chart:legend chart:legend-position="end" svg:x="6.225cm" svg:y="0.926cm" style:legend-expansion="custom" chartooo:width="3.235cm" chartooo:height="7.273cm" style:legend-expansion-aspect-ratio="0.444795820156744" chart:style-name="ch3"/>
        <chart:plot-area chart:style-name="ch4" table:cell-range-address="M_Acu_NA_2.L8:M_Acu_NA_2.S66" chart:data-source-has-labels="both" svg:x="0.209cm" svg:y="0.926cm" svg:width="14.577cm" svg:height="10.542cm">
          <chartooo:coordinate-region svg:x="1.307cm" svg:y="1.125cm" svg:width="13.401cm" svg:height="9.696cm"/>
          <chart:axis chart:dimension="x" chart:name="primary-x" chart:style-name="ch5" chartooo:axis-type="auto">
            <chartooo:date-scale/>
            <chart:categories table:cell-range-address="M_Acu_NA_2.L9:M_Acu_NA_2.L66"/>
          </chart:axis>
          <chart:axis chart:dimension="y" chart:name="primary-y" chart:style-name="ch6">
            <chart:grid chart:class="major"/>
          </chart:axis>
          <chart:series chart:style-name="ch7" chart:values-cell-range-address="M_Acu_NA_2.M9:M_Acu_NA_2.M66" chart:label-cell-address="M_Acu_NA_2.M8:M_Acu_NA_2.M8" chart:class="chart:line">
            <chart:data-point chart:repeated="58"/>
          </chart:series>
          <chart:series chart:style-name="ch8" chart:values-cell-range-address="M_Acu_NA_2.N9:M_Acu_NA_2.N66" chart:label-cell-address="M_Acu_NA_2.N8:M_Acu_NA_2.N8" chart:class="chart:line">
            <chart:data-point chart:repeated="58"/>
          </chart:series>
          <chart:series chart:style-name="ch9" chart:values-cell-range-address="M_Acu_NA_2.O9:M_Acu_NA_2.O66" chart:label-cell-address="M_Acu_NA_2.O8:M_Acu_NA_2.O8" chart:class="chart:line">
            <chart:data-point chart:repeated="58"/>
          </chart:series>
          <chart:series chart:style-name="ch10" chart:values-cell-range-address="M_Acu_NA_2.P9:M_Acu_NA_2.P66" chart:label-cell-address="M_Acu_NA_2.P8:M_Acu_NA_2.P8" chart:class="chart:line">
            <chart:data-point chart:repeated="58"/>
          </chart:series>
          <chart:series chart:style-name="ch11" chart:values-cell-range-address="M_Acu_NA_2.Q9:M_Acu_NA_2.Q66" chart:label-cell-address="M_Acu_NA_2.Q8:M_Acu_NA_2.Q8" chart:class="chart:line">
            <chart:data-point chart:repeated="58"/>
          </chart:series>
          <chart:series chart:style-name="ch12" chart:values-cell-range-address="M_Acu_NA_2.R9:M_Acu_NA_2.R66" chart:label-cell-address="M_Acu_NA_2.R8:M_Acu_NA_2.R8" chart:class="chart:line">
            <chart:data-point chart:repeated="58"/>
          </chart:series>
          <chart:series chart:style-name="ch13" chart:values-cell-range-address="M_Acu_NA_2.S9:M_Acu_NA_2.S66" chart:label-cell-address="M_Acu_NA_2.S8:M_Acu_NA_2.S8" chart:class="chart:line">
            <chart:data-point chart:repeated="5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Acu_NA_2.M8:M_Acu_NA_2.M8</svg:desc>
                </draw:g>
              </table:table-cell>
              <table:table-cell office:value-type="string">
                <text:p>Dinamarca</text:p>
                <draw:g>
                  <svg:desc>M_Acu_NA_2.N8:M_Acu_NA_2.N8</svg:desc>
                </draw:g>
              </table:table-cell>
              <table:table-cell office:value-type="string">
                <text:p>Irlanda</text:p>
                <draw:g>
                  <svg:desc>M_Acu_NA_2.O8:M_Acu_NA_2.O8</svg:desc>
                </draw:g>
              </table:table-cell>
              <table:table-cell office:value-type="string">
                <text:p>Luxemburgo</text:p>
                <draw:g>
                  <svg:desc>M_Acu_NA_2.P8:M_Acu_NA_2.P8</svg:desc>
                </draw:g>
              </table:table-cell>
              <table:table-cell office:value-type="string">
                <text:p>Portugal</text:p>
                <draw:g>
                  <svg:desc>M_Acu_NA_2.Q8:M_Acu_NA_2.Q8</svg:desc>
                </draw:g>
              </table:table-cell>
              <table:table-cell office:value-type="string">
                <text:p>Suecia</text:p>
                <draw:g>
                  <svg:desc>M_Acu_NA_2.R8:M_Acu_NA_2.R8</svg:desc>
                </draw:g>
              </table:table-cell>
              <table:table-cell office:value-type="string">
                <text:p>Suiza</text:p>
                <draw:g>
                  <svg:desc>M_Acu_NA_2.S8:M_Acu_NA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L9:M_Acu_NA_2.L66</svg:desc>
                </draw:g>
              </table:table-cell>
              <table:table-cell office:value-type="float" office:value="NaN">
                <text:p>NaN</text:p>
                <draw:g>
                  <svg:desc>M_Acu_NA_2.M9:M_Acu_NA_2.M66</svg:desc>
                </draw:g>
              </table:table-cell>
              <table:table-cell office:value-type="float" office:value="NaN">
                <text:p>NaN</text:p>
                <draw:g>
                  <svg:desc>M_Acu_NA_2.N9:M_Acu_NA_2.N66</svg:desc>
                </draw:g>
              </table:table-cell>
              <table:table-cell office:value-type="float" office:value="NaN">
                <text:p>NaN</text:p>
                <draw:g>
                  <svg:desc>M_Acu_NA_2.O9:M_Acu_NA_2.O66</svg:desc>
                </draw:g>
              </table:table-cell>
              <table:table-cell office:value-type="float" office:value="NaN">
                <text:p>NaN</text:p>
                <draw:g>
                  <svg:desc>M_Acu_NA_2.P9:M_Acu_NA_2.P66</svg:desc>
                </draw:g>
              </table:table-cell>
              <table:table-cell office:value-type="float" office:value="NaN">
                <text:p>NaN</text:p>
                <draw:g>
                  <svg:desc>M_Acu_NA_2.Q9:M_Acu_NA_2.Q66</svg:desc>
                </draw:g>
              </table:table-cell>
              <table:table-cell office:value-type="float" office:value="NaN">
                <text:p>NaN</text:p>
                <draw:g>
                  <svg:desc>M_Acu_NA_2.R9:M_Acu_NA_2.R66</svg:desc>
                </draw:g>
              </table:table-cell>
              <table:table-cell office:value-type="float" office:value="NaN">
                <text:p>NaN</text:p>
                <draw:g>
                  <svg:desc>M_Acu_NA_2.S9:M_Acu_NA_2.S6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1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9">
                <text:p>49</text:p>
              </table:table-cell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8">
                <text:p>58</text:p>
              </table:table-cell>
              <table:table-cell office:value-type="float" office:value="52">
                <text:p>5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167">
                <text:p>1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8">
                <text:p>68</text:p>
              </table:table-cell>
              <table:table-cell office:value-type="float" office:value="65">
                <text:p>65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202">
                <text:p>20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86">
                <text:p>86</text:p>
              </table:table-cell>
              <table:table-cell office:value-type="float" office:value="72">
                <text:p>72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119">
                <text:p>119</text:p>
              </table:table-cell>
              <table:table-cell office:value-type="float" office:value="240">
                <text:p>2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8">
                <text:p>108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283">
                <text:p>28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90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327">
                <text:p>32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6">
                <text:p>146</text:p>
              </table:table-cell>
              <table:table-cell office:value-type="float" office:value="104">
                <text:p>104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187">
                <text:p>187</text:p>
              </table:table-cell>
              <table:table-cell office:value-type="float" office:value="377">
                <text:p>37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58">
                <text:p>158</text:p>
              </table:table-cell>
              <table:table-cell office:value-type="float" office:value="123">
                <text:p>123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444">
                <text:p>44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68">
                <text:p>168</text:p>
              </table:table-cell>
              <table:table-cell office:value-type="float" office:value="139">
                <text:p>139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246">
                <text:p>246</text:p>
              </table:table-cell>
              <table:table-cell office:value-type="float" office:value="519">
                <text:p>519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6">
                <text:p>186</text:p>
              </table:table-cell>
              <table:table-cell office:value-type="float" office:value="161">
                <text:p>161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266">
                <text:p>266</text:p>
              </table:table-cell>
              <table:table-cell office:value-type="float" office:value="585">
                <text:p>585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204">
                <text:p>204</text:p>
              </table:table-cell>
              <table:table-cell office:value-type="float" office:value="179">
                <text:p>179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295">
                <text:p>295</text:p>
              </table:table-cell>
              <table:table-cell office:value-type="float" office:value="664">
                <text:p>664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">
                <text:p>220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311">
                <text:p>311</text:p>
              </table:table-cell>
              <table:table-cell office:value-type="float" office:value="751">
                <text:p>751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3">
                <text:p>243</text:p>
              </table:table-cell>
              <table:table-cell office:value-type="float" office:value="203">
                <text:p>203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345">
                <text:p>345</text:p>
              </table:table-cell>
              <table:table-cell office:value-type="float" office:value="827">
                <text:p>827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73">
                <text:p>273</text:p>
              </table:table-cell>
              <table:table-cell office:value-type="float" office:value="218">
                <text:p>218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380">
                <text:p>380</text:p>
              </table:table-cell>
              <table:table-cell office:value-type="float" office:value="926">
                <text:p>92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95">
                <text:p>295</text:p>
              </table:table-cell>
              <table:table-cell office:value-type="float" office:value="237">
                <text:p>237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409">
                <text:p>409</text:p>
              </table:table-cell>
              <table:table-cell office:value-type="float" office:value="992">
                <text:p>992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9">
                <text:p>319</text:p>
              </table:table-cell>
              <table:table-cell office:value-type="float" office:value="247">
                <text:p>247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435">
                <text:p>435</text:p>
              </table:table-cell>
              <table:table-cell office:value-type="float" office:value="1054">
                <text:p>1054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7">
                <text:p>337</text:p>
              </table:table-cell>
              <table:table-cell office:value-type="float" office:value="260">
                <text:p>260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470">
                <text:p>470</text:p>
              </table:table-cell>
              <table:table-cell office:value-type="float" office:value="1117">
                <text:p>1117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50">
                <text:p>350</text:p>
              </table:table-cell>
              <table:table-cell office:value-type="float" office:value="273">
                <text:p>273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504">
                <text:p>504</text:p>
              </table:table-cell>
              <table:table-cell office:value-type="float" office:value="1184">
                <text:p>1184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368">
                <text:p>368</text:p>
              </table:table-cell>
              <table:table-cell office:value-type="float" office:value="285">
                <text:p>28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535">
                <text:p>535</text:p>
              </table:table-cell>
              <table:table-cell office:value-type="float" office:value="1240">
                <text:p>1240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84">
                <text:p>384</text:p>
              </table:table-cell>
              <table:table-cell office:value-type="float" office:value="299">
                <text:p>299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567">
                <text:p>567</text:p>
              </table:table-cell>
              <table:table-cell office:value-type="float" office:value="1296">
                <text:p>1296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93">
                <text:p>393</text:p>
              </table:table-cell>
              <table:table-cell office:value-type="float" office:value="309">
                <text:p>309</text:p>
              </table:table-cell>
              <table:table-cell office:value-type="float" office:value="444">
                <text:p>444</text:p>
              </table:table-cell>
              <table:table-cell office:value-type="float" office:value="68">
                <text:p>68</text:p>
              </table:table-cell>
              <table:table-cell office:value-type="float" office:value="599">
                <text:p>599</text:p>
              </table:table-cell>
              <table:table-cell office:value-type="float" office:value="1341">
                <text:p>1341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10">
                <text:p>410</text:p>
              </table:table-cell>
              <table:table-cell office:value-type="float" office:value="321">
                <text:p>321</text:p>
              </table:table-cell>
              <table:table-cell office:value-type="float" office:value="486">
                <text:p>486</text:p>
              </table:table-cell>
              <table:table-cell office:value-type="float" office:value="68">
                <text:p>68</text:p>
              </table:table-cell>
              <table:table-cell office:value-type="float" office:value="629">
                <text:p>629</text:p>
              </table:table-cell>
              <table:table-cell office:value-type="float" office:value="1379">
                <text:p>1379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1">
                <text:p>431</text:p>
              </table:table-cell>
              <table:table-cell office:value-type="float" office:value="336">
                <text:p>336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657">
                <text:p>657</text:p>
              </table:table-cell>
              <table:table-cell office:value-type="float" office:value="1400">
                <text:p>1400</text:p>
              </table:table-cell>
              <table:table-cell office:value-type="float" office:value="1325">
                <text:p>13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70" chart:origin="0" chart:interval-major="15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6.25cm" svg:y="1.612cm" style:legend-expansion="custom" chartooo:width="3.235cm" chartooo:height="5.642cm" style:legend-expansion-aspect-ratio="0.573378234668557" chart:style-name="ch3"/>
        <chart:plot-area chart:style-name="ch4" table:cell-range-address="M_Dia_A_2.L8:M_Dia_A_2.S66" chart:data-source-has-labels="both" svg:x="0.172cm" svg:y="1.251cm" svg:width="14.597cm" svg:height="10.5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Dia_A_2.L9:M_Dia_A_2.L66"/>
          </chart:axis>
          <chart:axis chart:dimension="y" chart:name="primary-y" chart:style-name="ch6">
            <chart:grid chart:class="major"/>
          </chart:axis>
          <chart:series chart:style-name="ch7" chart:values-cell-range-address="M_Dia_A_2.M9:M_Dia_A_2.M66" chart:label-cell-address="M_Dia_A_2.M8:M_Dia_A_2.M8" chart:class="chart:line">
            <chart:data-point chart:repeated="58"/>
          </chart:series>
          <chart:series chart:style-name="ch8" chart:values-cell-range-address="M_Dia_A_2.N9:M_Dia_A_2.N66" chart:label-cell-address="M_Dia_A_2.N8:M_Dia_A_2.N8" chart:class="chart:line">
            <chart:data-point chart:repeated="58"/>
          </chart:series>
          <chart:series chart:style-name="ch9" chart:values-cell-range-address="M_Dia_A_2.O9:M_Dia_A_2.O66" chart:label-cell-address="M_Dia_A_2.O8:M_Dia_A_2.O8" chart:class="chart:line">
            <chart:data-point chart:repeated="58"/>
          </chart:series>
          <chart:series chart:style-name="ch10" chart:values-cell-range-address="M_Dia_A_2.P9:M_Dia_A_2.P66" chart:label-cell-address="M_Dia_A_2.P8:M_Dia_A_2.P8" chart:class="chart:line">
            <chart:data-point chart:repeated="58"/>
          </chart:series>
          <chart:series chart:style-name="ch11" chart:values-cell-range-address="M_Dia_A_2.Q9:M_Dia_A_2.Q66" chart:label-cell-address="M_Dia_A_2.Q8:M_Dia_A_2.Q8" chart:class="chart:line">
            <chart:data-point chart:repeated="58"/>
          </chart:series>
          <chart:series chart:style-name="ch12" chart:values-cell-range-address="M_Dia_A_2.R9:M_Dia_A_2.R66" chart:label-cell-address="M_Dia_A_2.R8:M_Dia_A_2.R8" chart:class="chart:line">
            <chart:data-point chart:repeated="58"/>
          </chart:series>
          <chart:series chart:style-name="ch13" chart:values-cell-range-address="M_Dia_A_2.S9:M_Dia_A_2.S66" chart:label-cell-address="M_Dia_A_2.S8:M_Dia_A_2.S8" chart:class="chart:line">
            <chart:data-point chart:repeated="5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_2.M8:M_Dia_A_2.M8</svg:desc>
                </draw:g>
              </table:table-cell>
              <table:table-cell office:value-type="string">
                <text:p>Austria</text:p>
                <draw:g>
                  <svg:desc>M_Dia_A_2.N8:M_Dia_A_2.N8</svg:desc>
                </draw:g>
              </table:table-cell>
              <table:table-cell office:value-type="string">
                <text:p>Dinamarca</text:p>
                <draw:g>
                  <svg:desc>M_Dia_A_2.O8:M_Dia_A_2.O8</svg:desc>
                </draw:g>
              </table:table-cell>
              <table:table-cell office:value-type="string">
                <text:p>Irlanda</text:p>
                <draw:g>
                  <svg:desc>M_Dia_A_2.P8:M_Dia_A_2.P8</svg:desc>
                </draw:g>
              </table:table-cell>
              <table:table-cell office:value-type="string">
                <text:p>Portugal</text:p>
                <draw:g>
                  <svg:desc>M_Dia_A_2.Q8:M_Dia_A_2.Q8</svg:desc>
                </draw:g>
              </table:table-cell>
              <table:table-cell office:value-type="string">
                <text:p>Suecia</text:p>
                <draw:g>
                  <svg:desc>M_Dia_A_2.R8:M_Dia_A_2.R8</svg:desc>
                </draw:g>
              </table:table-cell>
              <table:table-cell office:value-type="string">
                <text:p>Suiza</text:p>
                <draw:g>
                  <svg:desc>M_Dia_A_2.S8:M_Dia_A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_2.L9:M_Dia_A_2.L66</svg:desc>
                </draw:g>
              </table:table-cell>
              <table:table-cell office:value-type="float" office:value="NaN">
                <text:p>NaN</text:p>
                <draw:g>
                  <svg:desc>M_Dia_A_2.M9:M_Dia_A_2.M66</svg:desc>
                </draw:g>
              </table:table-cell>
              <table:table-cell office:value-type="float" office:value="NaN">
                <text:p>NaN</text:p>
                <draw:g>
                  <svg:desc>M_Dia_A_2.N9:M_Dia_A_2.N66</svg:desc>
                </draw:g>
              </table:table-cell>
              <table:table-cell office:value-type="float" office:value="NaN">
                <text:p>NaN</text:p>
                <draw:g>
                  <svg:desc>M_Dia_A_2.O9:M_Dia_A_2.O66</svg:desc>
                </draw:g>
              </table:table-cell>
              <table:table-cell office:value-type="float" office:value="NaN">
                <text:p>NaN</text:p>
                <draw:g>
                  <svg:desc>M_Dia_A_2.P9:M_Dia_A_2.P66</svg:desc>
                </draw:g>
              </table:table-cell>
              <table:table-cell office:value-type="float" office:value="NaN">
                <text:p>NaN</text:p>
                <draw:g>
                  <svg:desc>M_Dia_A_2.Q9:M_Dia_A_2.Q66</svg:desc>
                </draw:g>
              </table:table-cell>
              <table:table-cell office:value-type="float" office:value="NaN">
                <text:p>NaN</text:p>
                <draw:g>
                  <svg:desc>M_Dia_A_2.R9:M_Dia_A_2.R66</svg:desc>
                </draw:g>
              </table:table-cell>
              <table:table-cell office:value-type="float" office:value="NaN">
                <text:p>NaN</text:p>
                <draw:g>
                  <svg:desc>M_Dia_A_2.S9:M_Dia_A_2.S6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.42991767440885">
                <text:p>1.42991767440885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.953278449605897">
                <text:p>0.953278449605897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4.28975302322654">
                <text:p>4.28975302322654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8.10286682165012">
                <text:p>8.10286682165012</text:p>
              </table:table-cell>
              <table:table-cell office:value-type="float" office:value="14.1784977325904">
                <text:p>14.1784977325904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1.4393413952708">
                <text:p>11.4393413952708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9.05614527125602">
                <text:p>9.05614527125602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0094237208619">
                <text:p>10.0094237208619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21.5122034563441">
                <text:p>21.5122034563441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2.8692590696796">
                <text:p>12.8692590696796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4860629456649">
                <text:p>10.4860629456649</text:p>
              </table:table-cell>
              <table:table-cell office:value-type="float" office:value="32.757218899433">
                <text:p>32.75721889943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7.6356513177091">
                <text:p>17.6356513177091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32.2683051845161">
                <text:p>32.2683051845161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42.5354931977712">
                <text:p>42.5354931977712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37.1574423336852">
                <text:p>37.1574423336852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48.4024577767742">
                <text:p>48.4024577767742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32.2683051845161">
                <text:p>32.2683051845161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12.3926198448767">
                <text:p>12.3926198448767</text:p>
              </table:table-cell>
              <table:table-cell office:value-type="float" office:value="30.3126503248485">
                <text:p>30.3126503248485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32.757218899433">
                <text:p>32.757218899433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4.7758159688914">
                <text:p>14.7758159688914</text:p>
              </table:table-cell>
              <table:table-cell office:value-type="float" office:value="27.379168035347">
                <text:p>27.379168035347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15.2524551936944">
                <text:p>15.2524551936944</text:p>
              </table:table-cell>
              <table:table-cell office:value-type="float" office:value="27.379168035347">
                <text:p>27.379168035347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5.2524551936944">
                <text:p>15.2524551936944</text:p>
              </table:table-cell>
              <table:table-cell office:value-type="float" office:value="22.001117171261">
                <text:p>22.001117171261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62.2162992305355">
                <text:p>62.2162992305355</text:p>
              </table:table-cell>
              <table:table-cell office:value-type="float" office:value="14.2991767440885">
                <text:p>14.2991767440885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6.6200212954732">
                <text:p>16.620021295473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65.1789801462753">
                <text:p>65.1789801462753</text:p>
              </table:table-cell>
              <table:table-cell office:value-type="float" office:value="13.3458982944826">
                <text:p>13.3458982944826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9302164075802">
                <text:p>28.93021640758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1500" chart:interval-major="3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4.207cm" svg:y="0.926cm" style:legend-expansion="custom" chartooo:width="3.235cm" chartooo:height="7.265cm" style:legend-expansion-aspect-ratio="0.445285615966965" chart:style-name="ch3"/>
        <chart:plot-area chart:style-name="ch4" table:cell-range-address="M_Dia_NA_2.B8:M_Dia_NA_2.I66" chart:data-source-has-labels="both" svg:x="0.139cm" svg:y="0.925cm" svg:width="14.643cm" svg:height="10.54cm">
          <chartooo:coordinate-region svg:x="1.237cm" svg:y="1.124cm" svg:width="13.469cm" svg:height="9.694cm"/>
          <chart:axis chart:dimension="x" chart:name="primary-x" chart:style-name="ch5" chartooo:axis-type="auto">
            <chartooo:date-scale/>
            <chart:categories table:cell-range-address="M_Dia_NA_2.B9:M_Dia_NA_2.B66"/>
          </chart:axis>
          <chart:axis chart:dimension="y" chart:name="primary-y" chart:style-name="ch6">
            <chart:grid chart:class="major"/>
          </chart:axis>
          <chart:series chart:style-name="ch7" chart:values-cell-range-address="M_Dia_NA_2.C9:M_Dia_NA_2.C66" chart:label-cell-address="M_Dia_NA_2.C8:M_Dia_NA_2.C8" chart:class="chart:line">
            <chart:data-point chart:repeated="58"/>
          </chart:series>
          <chart:series chart:style-name="ch8" chart:values-cell-range-address="M_Dia_NA_2.D9:M_Dia_NA_2.D66" chart:label-cell-address="M_Dia_NA_2.D8:M_Dia_NA_2.D8" chart:class="chart:line">
            <chart:data-point chart:repeated="58"/>
          </chart:series>
          <chart:series chart:style-name="ch9" chart:values-cell-range-address="M_Dia_NA_2.E9:M_Dia_NA_2.E66" chart:label-cell-address="M_Dia_NA_2.E8:M_Dia_NA_2.E8" chart:class="chart:line">
            <chart:data-point chart:repeated="58"/>
          </chart:series>
          <chart:series chart:style-name="ch10" chart:values-cell-range-address="M_Dia_NA_2.F9:M_Dia_NA_2.F66" chart:label-cell-address="M_Dia_NA_2.F8:M_Dia_NA_2.F8" chart:class="chart:line">
            <chart:data-point chart:repeated="58"/>
          </chart:series>
          <chart:series chart:style-name="ch11" chart:values-cell-range-address="M_Dia_NA_2.G9:M_Dia_NA_2.G66" chart:label-cell-address="M_Dia_NA_2.G8:M_Dia_NA_2.G8" chart:class="chart:line">
            <chart:data-point chart:repeated="58"/>
          </chart:series>
          <chart:series chart:style-name="ch12" chart:values-cell-range-address="M_Dia_NA_2.H9:M_Dia_NA_2.H66" chart:label-cell-address="M_Dia_NA_2.H8:M_Dia_NA_2.H8" chart:class="chart:line">
            <chart:data-point chart:repeated="58"/>
          </chart:series>
          <chart:series chart:style-name="ch13" chart:values-cell-range-address="M_Dia_NA_2.I9:M_Dia_NA_2.I66" chart:label-cell-address="M_Dia_NA_2.I8:M_Dia_NA_2.I8" chart:class="chart:line">
            <chart:data-point chart:repeated="5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NA_2.C8:M_Dia_NA_2.C8</svg:desc>
                </draw:g>
              </table:table-cell>
              <table:table-cell office:value-type="string">
                <text:p>Bélgica</text:p>
                <draw:g>
                  <svg:desc>M_Dia_NA_2.D8:M_Dia_NA_2.D8</svg:desc>
                </draw:g>
              </table:table-cell>
              <table:table-cell office:value-type="string">
                <text:p>España</text:p>
                <draw:g>
                  <svg:desc>M_Dia_NA_2.E8:M_Dia_NA_2.E8</svg:desc>
                </draw:g>
              </table:table-cell>
              <table:table-cell office:value-type="string">
                <text:p>Francia</text:p>
                <draw:g>
                  <svg:desc>M_Dia_NA_2.F8:M_Dia_NA_2.F8</svg:desc>
                </draw:g>
              </table:table-cell>
              <table:table-cell office:value-type="string">
                <text:p>Holanda</text:p>
                <draw:g>
                  <svg:desc>M_Dia_NA_2.G8:M_Dia_NA_2.G8</svg:desc>
                </draw:g>
              </table:table-cell>
              <table:table-cell office:value-type="string">
                <text:p>Italia</text:p>
                <draw:g>
                  <svg:desc>M_Dia_NA_2.H8:M_Dia_NA_2.H8</svg:desc>
                </draw:g>
              </table:table-cell>
              <table:table-cell office:value-type="string">
                <text:p>Reino Unido</text:p>
                <draw:g>
                  <svg:desc>M_Dia_NA_2.I8:M_Dia_N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B9:M_Dia_NA_2.B66</svg:desc>
                </draw:g>
              </table:table-cell>
              <table:table-cell office:value-type="float" office:value="NaN">
                <text:p>NaN</text:p>
                <draw:g>
                  <svg:desc>M_Dia_NA_2.C9:M_Dia_NA_2.C66</svg:desc>
                </draw:g>
              </table:table-cell>
              <table:table-cell office:value-type="float" office:value="NaN">
                <text:p>NaN</text:p>
                <draw:g>
                  <svg:desc>M_Dia_NA_2.D9:M_Dia_NA_2.D66</svg:desc>
                </draw:g>
              </table:table-cell>
              <table:table-cell office:value-type="float" office:value="NaN">
                <text:p>NaN</text:p>
                <draw:g>
                  <svg:desc>M_Dia_NA_2.E9:M_Dia_NA_2.E66</svg:desc>
                </draw:g>
              </table:table-cell>
              <table:table-cell office:value-type="float" office:value="NaN">
                <text:p>NaN</text:p>
                <draw:g>
                  <svg:desc>M_Dia_NA_2.F9:M_Dia_NA_2.F66</svg:desc>
                </draw:g>
              </table:table-cell>
              <table:table-cell office:value-type="float" office:value="NaN">
                <text:p>NaN</text:p>
                <draw:g>
                  <svg:desc>M_Dia_NA_2.G9:M_Dia_NA_2.G66</svg:desc>
                </draw:g>
              </table:table-cell>
              <table:table-cell office:value-type="float" office:value="NaN">
                <text:p>NaN</text:p>
                <draw:g>
                  <svg:desc>M_Dia_NA_2.H9:M_Dia_NA_2.H66</svg:desc>
                </draw:g>
              </table:table-cell>
              <table:table-cell office:value-type="float" office:value="NaN">
                <text:p>NaN</text:p>
                <draw:g>
                  <svg:desc>M_Dia_NA_2.I9:M_Dia_NA_2.I6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43">
                <text:p>43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34">
                <text:p>34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63">
                <text:p>63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80">
                <text:p>80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78">
                <text:p>78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112">
                <text:p>112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93">
                <text:p>93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132">
                <text:p>13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93">
                <text:p>93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175">
                <text:p>175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134">
                <text:p>134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166">
                <text:p>166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148">
                <text:p>148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164">
                <text:p>164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115">
                <text:p>115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101">
                <text:p>101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234">
                <text:p>234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147">
                <text:p>147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148">
                <text:p>148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115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132">
                <text:p>132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94">
                <text:p>94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86">
                <text:p>86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122">
                <text:p>12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189">
                <text:p>189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181">
                <text:p>181</text:p>
              </table:table-cell>
              <table:table-cell office:value-type="float" office:value="525">
                <text:p>5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  <table:table-cell office:value-type="float" office:value="585">
                <text:p>585</text:p>
              </table:table-cell>
              <table:table-cell office:value-type="float" office:value="761">
                <text:p>761</text:p>
              </table:table-cell>
              <table:table-cell office:value-type="float" office:value="144">
                <text:p>144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aximum="100" chart:interval-major="2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225cm" svg:y="0.926cm" style:legend-expansion="custom" chartooo:width="3.235cm" chartooo:height="7.273cm" style:legend-expansion-aspect-ratio="0.444795820156744" chart:style-name="ch3"/>
        <chart:plot-area chart:style-name="ch4" table:cell-range-address="M_Dia_NA_2.L8:M_Dia_NA_2.S66" chart:data-source-has-labels="both" svg:x="-0.012cm" svg:y="0.926cm" svg:width="14.787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NA_2.L9:M_Dia_NA_2.L66"/>
          </chart:axis>
          <chart:axis chart:dimension="y" chart:name="primary-y" chart:style-name="ch6">
            <chart:grid chart:class="major"/>
          </chart:axis>
          <chart:series chart:style-name="ch7" chart:values-cell-range-address="M_Dia_NA_2.M9:M_Dia_NA_2.M66" chart:label-cell-address="M_Dia_NA_2.M8:M_Dia_NA_2.M8" chart:class="chart:line">
            <chart:data-point chart:repeated="58"/>
          </chart:series>
          <chart:series chart:style-name="ch8" chart:values-cell-range-address="M_Dia_NA_2.N9:M_Dia_NA_2.N66" chart:label-cell-address="M_Dia_NA_2.N8:M_Dia_NA_2.N8" chart:class="chart:line">
            <chart:data-point chart:repeated="58"/>
          </chart:series>
          <chart:series chart:style-name="ch9" chart:values-cell-range-address="M_Dia_NA_2.O9:M_Dia_NA_2.O66" chart:label-cell-address="M_Dia_NA_2.O8:M_Dia_NA_2.O8" chart:class="chart:line">
            <chart:data-point chart:repeated="58"/>
          </chart:series>
          <chart:series chart:style-name="ch10" chart:values-cell-range-address="M_Dia_NA_2.P9:M_Dia_NA_2.P66" chart:label-cell-address="M_Dia_NA_2.P8:M_Dia_NA_2.P8" chart:class="chart:line">
            <chart:data-point chart:repeated="58"/>
          </chart:series>
          <chart:series chart:style-name="ch11" chart:values-cell-range-address="M_Dia_NA_2.Q9:M_Dia_NA_2.Q66" chart:label-cell-address="M_Dia_NA_2.Q8:M_Dia_NA_2.Q8" chart:class="chart:line">
            <chart:data-point chart:repeated="58"/>
          </chart:series>
          <chart:series chart:style-name="ch12" chart:values-cell-range-address="M_Dia_NA_2.R9:M_Dia_NA_2.R66" chart:label-cell-address="M_Dia_NA_2.R8:M_Dia_NA_2.R8" chart:class="chart:line">
            <chart:data-point chart:repeated="58"/>
          </chart:series>
          <chart:series chart:style-name="ch13" chart:values-cell-range-address="M_Dia_NA_2.S9:M_Dia_NA_2.S66" chart:label-cell-address="M_Dia_NA_2.S8:M_Dia_NA_2.S8" chart:class="chart:line">
            <chart:data-point chart:repeated="5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NA_2.M8:M_Dia_NA_2.M8</svg:desc>
                </draw:g>
              </table:table-cell>
              <table:table-cell office:value-type="string">
                <text:p>Dinamarca</text:p>
                <draw:g>
                  <svg:desc>M_Dia_NA_2.N8:M_Dia_NA_2.N8</svg:desc>
                </draw:g>
              </table:table-cell>
              <table:table-cell office:value-type="string">
                <text:p>Irlanda</text:p>
                <draw:g>
                  <svg:desc>M_Dia_NA_2.O8:M_Dia_NA_2.O8</svg:desc>
                </draw:g>
              </table:table-cell>
              <table:table-cell office:value-type="string">
                <text:p>Luxemburgo</text:p>
                <draw:g>
                  <svg:desc>M_Dia_NA_2.P8:M_Dia_NA_2.P8</svg:desc>
                </draw:g>
              </table:table-cell>
              <table:table-cell office:value-type="string">
                <text:p>Portugal</text:p>
                <draw:g>
                  <svg:desc>M_Dia_NA_2.Q8:M_Dia_NA_2.Q8</svg:desc>
                </draw:g>
              </table:table-cell>
              <table:table-cell office:value-type="string">
                <text:p>Suecia</text:p>
                <draw:g>
                  <svg:desc>M_Dia_NA_2.R8:M_Dia_NA_2.R8</svg:desc>
                </draw:g>
              </table:table-cell>
              <table:table-cell office:value-type="string">
                <text:p>Suiza</text:p>
                <draw:g>
                  <svg:desc>M_Dia_NA_2.S8:M_Dia_NA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NA_2.L9:M_Dia_NA_2.L66</svg:desc>
                </draw:g>
              </table:table-cell>
              <table:table-cell office:value-type="float" office:value="NaN">
                <text:p>NaN</text:p>
                <draw:g>
                  <svg:desc>M_Dia_NA_2.M9:M_Dia_NA_2.M66</svg:desc>
                </draw:g>
              </table:table-cell>
              <table:table-cell office:value-type="float" office:value="NaN">
                <text:p>NaN</text:p>
                <draw:g>
                  <svg:desc>M_Dia_NA_2.N9:M_Dia_NA_2.N66</svg:desc>
                </draw:g>
              </table:table-cell>
              <table:table-cell office:value-type="float" office:value="NaN">
                <text:p>NaN</text:p>
                <draw:g>
                  <svg:desc>M_Dia_NA_2.O9:M_Dia_NA_2.O66</svg:desc>
                </draw:g>
              </table:table-cell>
              <table:table-cell office:value-type="float" office:value="NaN">
                <text:p>NaN</text:p>
                <draw:g>
                  <svg:desc>M_Dia_NA_2.P9:M_Dia_NA_2.P66</svg:desc>
                </draw:g>
              </table:table-cell>
              <table:table-cell office:value-type="float" office:value="NaN">
                <text:p>NaN</text:p>
                <draw:g>
                  <svg:desc>M_Dia_NA_2.Q9:M_Dia_NA_2.Q66</svg:desc>
                </draw:g>
              </table:table-cell>
              <table:table-cell office:value-type="float" office:value="NaN">
                <text:p>NaN</text:p>
                <draw:g>
                  <svg:desc>M_Dia_NA_2.R9:M_Dia_NA_2.R66</svg:desc>
                </draw:g>
              </table:table-cell>
              <table:table-cell office:value-type="float" office:value="NaN">
                <text:p>NaN</text:p>
                <draw:g>
                  <svg:desc>M_Dia_NA_2.S9:M_Dia_NA_2.S6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7">
                <text:p>8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76">
                <text:p>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8">
                <text:p>3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900" chart:origin="0" chart:interval-major="2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acumuladas por millón de mayores de 65 años
en Europa Occidental (2)</text:p>
        </chart:title>
        <chart:legend chart:legend-position="end" svg:x="7.881cm" svg:y="1.432cm" style:legend-expansion="custom" chartooo:width="3.235cm" chartooo:height="5.629cm" style:legend-expansion-aspect-ratio="0.574702433824836" chart:style-name="ch3"/>
        <chart:plot-area chart:style-name="ch4" table:cell-range-address="M_Acu_A_2.L8:M_Acu_A_2.S66" chart:data-source-has-labels="both" svg:x="-0.014cm" svg:y="1.251cm" svg:width="14.783cm" svg:height="10.5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Acu_A_2.L9:M_Acu_A_2.L66"/>
          </chart:axis>
          <chart:axis chart:dimension="y" chart:name="primary-y" chart:style-name="ch6">
            <chart:grid chart:class="major"/>
          </chart:axis>
          <chart:series chart:style-name="ch7" chart:values-cell-range-address="M_Acu_A_2.M9:M_Acu_A_2.M66" chart:label-cell-address="M_Acu_A_2.M8:M_Acu_A_2.M8" chart:class="chart:line">
            <chart:data-point chart:repeated="58"/>
          </chart:series>
          <chart:series chart:style-name="ch8" chart:values-cell-range-address="M_Acu_A_2.N9:M_Acu_A_2.N66" chart:label-cell-address="M_Acu_A_2.N8:M_Acu_A_2.N8" chart:class="chart:line">
            <chart:data-point chart:repeated="58"/>
          </chart:series>
          <chart:series chart:style-name="ch9" chart:values-cell-range-address="M_Acu_A_2.O9:M_Acu_A_2.O66" chart:label-cell-address="M_Acu_A_2.O8:M_Acu_A_2.O8" chart:class="chart:line">
            <chart:data-point chart:repeated="58"/>
          </chart:series>
          <chart:series chart:style-name="ch10" chart:values-cell-range-address="M_Acu_A_2.P9:M_Acu_A_2.P66" chart:label-cell-address="M_Acu_A_2.P8:M_Acu_A_2.P8" chart:class="chart:line">
            <chart:data-point chart:repeated="58"/>
          </chart:series>
          <chart:series chart:style-name="ch11" chart:values-cell-range-address="M_Acu_A_2.Q9:M_Acu_A_2.Q66" chart:label-cell-address="M_Acu_A_2.Q8:M_Acu_A_2.Q8" chart:class="chart:line">
            <chart:data-point chart:repeated="58"/>
          </chart:series>
          <chart:series chart:style-name="ch12" chart:values-cell-range-address="M_Acu_A_2.R9:M_Acu_A_2.R66" chart:label-cell-address="M_Acu_A_2.R8:M_Acu_A_2.R8" chart:class="chart:line">
            <chart:data-point chart:repeated="58"/>
          </chart:series>
          <chart:series chart:style-name="ch13" chart:values-cell-range-address="M_Acu_A_2.S9:M_Acu_A_2.S66" chart:label-cell-address="M_Acu_A_2.S8:M_Acu_A_2.S8" chart:class="chart:line">
            <chart:data-point chart:repeated="5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A_2.M8:M_Acu_A_2.M8</svg:desc>
                </draw:g>
              </table:table-cell>
              <table:table-cell office:value-type="string">
                <text:p>Austria</text:p>
                <draw:g>
                  <svg:desc>M_Acu_A_2.N8:M_Acu_A_2.N8</svg:desc>
                </draw:g>
              </table:table-cell>
              <table:table-cell office:value-type="string">
                <text:p>Dinamarca</text:p>
                <draw:g>
                  <svg:desc>M_Acu_A_2.O8:M_Acu_A_2.O8</svg:desc>
                </draw:g>
              </table:table-cell>
              <table:table-cell office:value-type="string">
                <text:p>Irlanda</text:p>
                <draw:g>
                  <svg:desc>M_Acu_A_2.P8:M_Acu_A_2.P8</svg:desc>
                </draw:g>
              </table:table-cell>
              <table:table-cell office:value-type="string">
                <text:p>Portugal</text:p>
                <draw:g>
                  <svg:desc>M_Acu_A_2.Q8:M_Acu_A_2.Q8</svg:desc>
                </draw:g>
              </table:table-cell>
              <table:table-cell office:value-type="string">
                <text:p>Suecia</text:p>
                <draw:g>
                  <svg:desc>M_Acu_A_2.R8:M_Acu_A_2.R8</svg:desc>
                </draw:g>
              </table:table-cell>
              <table:table-cell office:value-type="string">
                <text:p>Suiza</text:p>
                <draw:g>
                  <svg:desc>M_Acu_A_2.S8:M_Acu_A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L9:M_Acu_A_2.L66</svg:desc>
                </draw:g>
              </table:table-cell>
              <table:table-cell office:value-type="float" office:value="NaN">
                <text:p>NaN</text:p>
                <draw:g>
                  <svg:desc>M_Acu_A_2.M9:M_Acu_A_2.M66</svg:desc>
                </draw:g>
              </table:table-cell>
              <table:table-cell office:value-type="float" office:value="NaN">
                <text:p>NaN</text:p>
                <draw:g>
                  <svg:desc>M_Acu_A_2.N9:M_Acu_A_2.N66</svg:desc>
                </draw:g>
              </table:table-cell>
              <table:table-cell office:value-type="float" office:value="NaN">
                <text:p>NaN</text:p>
                <draw:g>
                  <svg:desc>M_Acu_A_2.O9:M_Acu_A_2.O66</svg:desc>
                </draw:g>
              </table:table-cell>
              <table:table-cell office:value-type="float" office:value="NaN">
                <text:p>NaN</text:p>
                <draw:g>
                  <svg:desc>M_Acu_A_2.P9:M_Acu_A_2.P66</svg:desc>
                </draw:g>
              </table:table-cell>
              <table:table-cell office:value-type="float" office:value="NaN">
                <text:p>NaN</text:p>
                <draw:g>
                  <svg:desc>M_Acu_A_2.Q9:M_Acu_A_2.Q66</svg:desc>
                </draw:g>
              </table:table-cell>
              <table:table-cell office:value-type="float" office:value="NaN">
                <text:p>NaN</text:p>
                <draw:g>
                  <svg:desc>M_Acu_A_2.R9:M_Acu_A_2.R66</svg:desc>
                </draw:g>
              </table:table-cell>
              <table:table-cell office:value-type="float" office:value="NaN">
                <text:p>NaN</text:p>
                <draw:g>
                  <svg:desc>M_Acu_A_2.S9:M_Acu_A_2.S6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500983670819">
                <text:p>1.315009836708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77926777516274">
                <text:p>0.277926777516274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4.60253442847866">
                <text:p>4.6025344284786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NaN">
                <text:p>NaN</text:p>
              </table:table-cell>
              <table:table-cell office:value-type="float" office:value="1.46674114475073">
                <text:p>1.46674114475073</text:p>
              </table:table-cell>
              <table:table-cell office:value-type="float" office:value="7.23255410189504">
                <text:p>7.2325541018950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NaN">
                <text:p>NaN</text:p>
              </table:table-cell>
              <table:table-cell office:value-type="float" office:value="2.44456857458455">
                <text:p>2.44456857458455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7.0951278772065">
                <text:p>17.095127877206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5.31818106304845">
                <text:p>5.3181810630484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3.91130971933529">
                <text:p>3.91130971933529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667024266039058">
                <text:p>0.667024266039058</text:p>
              </table:table-cell>
              <table:table-cell office:value-type="float" office:value="2.33995972957385">
                <text:p>2.33995972957385</text:p>
              </table:table-cell>
              <table:table-cell office:value-type="float" office:value="7.97727159457268">
                <text:p>7.97727159457268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0.953278449605897">
                <text:p>0.953278449605897</text:p>
              </table:table-cell>
              <table:table-cell office:value-type="float" office:value="6.84479200883675">
                <text:p>6.84479200883675</text:p>
              </table:table-cell>
              <table:table-cell office:value-type="float" office:value="24.9851868974556">
                <text:p>24.985186897455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.1117071100651">
                <text:p>1.1117071100651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1.42991767440885">
                <text:p>1.42991767440885</text:p>
              </table:table-cell>
              <table:table-cell office:value-type="float" office:value="10.2671880132551">
                <text:p>10.2671880132551</text:p>
              </table:table-cell>
              <table:table-cell office:value-type="float" office:value="28.2727114892261">
                <text:p>28.272711489226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3.50993959436077">
                <text:p>3.50993959436077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2.85983534881769">
                <text:p>2.85983534881769</text:p>
              </table:table-cell>
              <table:table-cell office:value-type="float" office:value="15.1563251624242">
                <text:p>15.1563251624242</text:p>
              </table:table-cell>
              <table:table-cell office:value-type="float" office:value="44.0528295297243">
                <text:p>44.052829529724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18.6136337206696">
                <text:p>18.6136337206696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5.71967069763538">
                <text:p>5.71967069763538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54.5729082233899">
                <text:p>54.572908223389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05719455267902">
                <text:p>3.0571945526790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5.92536183147957">
                <text:p>5.92536183147957</text:p>
              </table:table-cell>
              <table:table-cell office:value-type="float" office:value="6.67294914724128">
                <text:p>6.67294914724128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65.7504918354095">
                <text:p>65.750491835409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.78034057327992">
                <text:p>4.78034057327992</text:p>
              </table:table-cell>
              <table:table-cell office:value-type="float" office:value="12.2847885802627">
                <text:p>12.2847885802627</text:p>
              </table:table-cell>
              <table:table-cell office:value-type="float" office:value="21.2727242521938">
                <text:p>21.2727242521938</text:p>
              </table:table-cell>
              <table:table-cell office:value-type="float" office:value="8.88804274721935">
                <text:p>8.88804274721935</text:p>
              </table:table-cell>
              <table:table-cell office:value-type="float" office:value="10.9627021704678">
                <text:p>10.9627021704678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84.8181344676782">
                <text:p>84.818134467678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6.33673052737105">
                <text:p>6.33673052737105</text:p>
              </table:table-cell>
              <table:table-cell office:value-type="float" office:value="16.3797181070169">
                <text:p>16.3797181070169</text:p>
              </table:table-cell>
              <table:table-cell office:value-type="float" office:value="28.3636323362584">
                <text:p>28.3636323362584</text:p>
              </table:table-cell>
              <table:table-cell office:value-type="float" office:value="10.3693832050892">
                <text:p>10.3693832050892</text:p>
              </table:table-cell>
              <table:table-cell office:value-type="float" office:value="15.7290944184973">
                <text:p>15.7290944184973</text:p>
              </table:table-cell>
              <table:table-cell office:value-type="float" office:value="39.6020109082698">
                <text:p>39.6020109082698</text:p>
              </table:table-cell>
              <table:table-cell office:value-type="float" office:value="100.598252508176">
                <text:p>100.59825250817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8.1346879041973">
                <text:p>18.1346879041973</text:p>
              </table:table-cell>
              <table:table-cell office:value-type="float" office:value="30.1363593572746">
                <text:p>30.1363593572746</text:p>
              </table:table-cell>
              <table:table-cell office:value-type="float" office:value="13.332064120829">
                <text:p>13.332064120829</text:p>
              </table:table-cell>
              <table:table-cell office:value-type="float" office:value="20.4954866665268">
                <text:p>20.4954866665268</text:p>
              </table:table-cell>
              <table:table-cell office:value-type="float" office:value="51.8248537811925">
                <text:p>51.8248537811925</text:p>
              </table:table-cell>
              <table:table-cell office:value-type="float" office:value="115.720865630321">
                <text:p>115.72086563032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.8947296786379">
                <text:p>10.8947296786379</text:p>
              </table:table-cell>
              <table:table-cell office:value-type="float" office:value="28.6645066872796">
                <text:p>28.6645066872796</text:p>
              </table:table-cell>
              <table:table-cell office:value-type="float" office:value="36.3409039308311">
                <text:p>36.3409039308311</text:p>
              </table:table-cell>
              <table:table-cell office:value-type="float" office:value="28.1454686995279">
                <text:p>28.1454686995279</text:p>
              </table:table-cell>
              <table:table-cell office:value-type="float" office:value="28.5983534881769">
                <text:p>28.5983534881769</text:p>
              </table:table-cell>
              <table:table-cell office:value-type="float" office:value="66.0033515137829">
                <text:p>66.0033515137829</text:p>
              </table:table-cell>
              <table:table-cell office:value-type="float" office:value="148.596111548025">
                <text:p>148.59611154802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4.0630949423235">
                <text:p>14.0630949423235</text:p>
              </table:table-cell>
              <table:table-cell office:value-type="float" office:value="33.9294160788208">
                <text:p>33.9294160788208</text:p>
              </table:table-cell>
              <table:table-cell office:value-type="float" office:value="46.0909025464199">
                <text:p>46.0909025464199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36.2245810850241">
                <text:p>36.2245810850241</text:p>
              </table:table-cell>
              <table:table-cell office:value-type="float" office:value="81.6485903911241">
                <text:p>81.6485903911241</text:p>
              </table:table-cell>
              <table:table-cell office:value-type="float" office:value="163.71872467017">
                <text:p>163.7187246701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8.0652405385578">
                <text:p>18.0652405385578</text:p>
              </table:table-cell>
              <table:table-cell office:value-type="float" office:value="39.7793154027554">
                <text:p>39.7793154027554</text:p>
              </table:table-cell>
              <table:table-cell office:value-type="float" office:value="57.6136281830249">
                <text:p>57.6136281830249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47.6639224802949">
                <text:p>47.6639224802949</text:p>
              </table:table-cell>
              <table:table-cell office:value-type="float" office:value="98.760570413216">
                <text:p>98.760570413216</text:p>
              </table:table-cell>
              <table:table-cell office:value-type="float" office:value="191.333931241042">
                <text:p>191.3339312410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21.6227032907661">
                <text:p>21.6227032907661</text:p>
              </table:table-cell>
              <table:table-cell office:value-type="float" office:value="50.3091341858378">
                <text:p>50.3091341858378</text:p>
              </table:table-cell>
              <table:table-cell office:value-type="float" office:value="63.8181727565815">
                <text:p>63.8181727565815</text:p>
              </table:table-cell>
              <table:table-cell office:value-type="float" office:value="68.141661062015">
                <text:p>68.141661062015</text:p>
              </table:table-cell>
              <table:table-cell office:value-type="float" office:value="56.7200677515509">
                <text:p>56.7200677515509</text:p>
              </table:table-cell>
              <table:table-cell office:value-type="float" office:value="117.339291580059">
                <text:p>117.339291580059</text:p>
              </table:table-cell>
              <table:table-cell office:value-type="float" office:value="215.004108301789">
                <text:p>215.004108301789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5.2913367539809">
                <text:p>25.2913367539809</text:p>
              </table:table-cell>
              <table:table-cell office:value-type="float" office:value="63.1789126984939">
                <text:p>63.1789126984939</text:p>
              </table:table-cell>
              <table:table-cell office:value-type="float" office:value="68.2499903091218">
                <text:p>68.2499903091218</text:p>
              </table:table-cell>
              <table:table-cell office:value-type="float" office:value="79.9923847249742">
                <text:p>79.9923847249742</text:p>
              </table:table-cell>
              <table:table-cell office:value-type="float" office:value="66.7294914724128">
                <text:p>66.7294914724128</text:p>
              </table:table-cell>
              <table:table-cell office:value-type="float" office:value="138.362581321486">
                <text:p>138.362581321486</text:p>
              </table:table-cell>
              <table:table-cell office:value-type="float" office:value="248.536859137848">
                <text:p>248.53685913784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.4062622583976">
                <text:p>32.4062622583976</text:p>
              </table:table-cell>
              <table:table-cell office:value-type="float" office:value="74.8787113463632">
                <text:p>74.8787113463632</text:p>
              </table:table-cell>
              <table:table-cell office:value-type="float" office:value="79.7727159457268">
                <text:p>79.7727159457268</text:p>
              </table:table-cell>
              <table:table-cell office:value-type="float" office:value="105.175172508762">
                <text:p>105.175172508762</text:p>
              </table:table-cell>
              <table:table-cell office:value-type="float" office:value="76.2622759684718">
                <text:p>76.2622759684718</text:p>
              </table:table-cell>
              <table:table-cell office:value-type="float" office:value="159.87478477783">
                <text:p>159.87478477783</text:p>
              </table:table-cell>
              <table:table-cell office:value-type="float" office:value="290.61717391251">
                <text:p>290.6171739125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0.6884802283825">
                <text:p>40.6884802283825</text:p>
              </table:table-cell>
              <table:table-cell office:value-type="float" office:value="85.4085301294455">
                <text:p>85.4085301294455</text:p>
              </table:table-cell>
              <table:table-cell office:value-type="float" office:value="92.1818050928399">
                <text:p>92.1818050928399</text:p>
              </table:table-cell>
              <table:table-cell office:value-type="float" office:value="125.913938918941">
                <text:p>125.913938918941</text:p>
              </table:table-cell>
              <table:table-cell office:value-type="float" office:value="89.1315350381514">
                <text:p>89.1315350381514</text:p>
              </table:table-cell>
              <table:table-cell office:value-type="float" office:value="184.320470523675">
                <text:p>184.320470523675</text:p>
              </table:table-cell>
              <table:table-cell office:value-type="float" office:value="326.779944421985">
                <text:p>326.77994442198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8.4704299988382">
                <text:p>48.4704299988382</text:p>
              </table:table-cell>
              <table:table-cell office:value-type="float" office:value="92.4284093181671">
                <text:p>92.4284093181671</text:p>
              </table:table-cell>
              <table:table-cell office:value-type="float" office:value="109.022711792493">
                <text:p>109.022711792493</text:p>
              </table:table-cell>
              <table:table-cell office:value-type="float" office:value="145.171364871249">
                <text:p>145.171364871249</text:p>
              </table:table-cell>
              <table:table-cell office:value-type="float" office:value="99.6175979838162">
                <text:p>99.6175979838162</text:p>
              </table:table-cell>
              <table:table-cell office:value-type="float" office:value="217.077689423108">
                <text:p>217.077689423108</text:p>
              </table:table-cell>
              <table:table-cell office:value-type="float" office:value="357.682675584627">
                <text:p>357.68267558462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6.5303065468102">
                <text:p>56.5303065468102</text:p>
              </table:table-cell>
              <table:table-cell office:value-type="float" office:value="98.2783086421017">
                <text:p>98.2783086421017</text:p>
              </table:table-cell>
              <table:table-cell office:value-type="float" office:value="123.204527960623">
                <text:p>123.204527960623</text:p>
              </table:table-cell>
              <table:table-cell office:value-type="float" office:value="177.760854944387">
                <text:p>177.760854944387</text:p>
              </table:table-cell>
              <table:table-cell office:value-type="float" office:value="117.253249301525">
                <text:p>117.253249301525</text:p>
              </table:table-cell>
              <table:table-cell office:value-type="float" office:value="253.746218041877">
                <text:p>253.746218041877</text:p>
              </table:table-cell>
              <table:table-cell office:value-type="float" office:value="399.762990359289">
                <text:p>399.7629903592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3678416727691">
                <text:p>64.3678416727691</text:p>
              </table:table-cell>
              <table:table-cell office:value-type="float" office:value="108.808127425184">
                <text:p>108.808127425184</text:p>
              </table:table-cell>
              <table:table-cell office:value-type="float" office:value="142.7045251918">
                <text:p>142.7045251918</text:p>
              </table:table-cell>
              <table:table-cell office:value-type="float" office:value="202.943642728175">
                <text:p>202.943642728175</text:p>
              </table:table-cell>
              <table:table-cell office:value-type="float" office:value="126.786033797584">
                <text:p>126.786033797584</text:p>
              </table:table-cell>
              <table:table-cell office:value-type="float" office:value="286.014523226393">
                <text:p>286.014523226393</text:p>
              </table:table-cell>
              <table:table-cell office:value-type="float" office:value="439.213285460535">
                <text:p>439.213285460535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4.595547085368">
                <text:p>74.595547085368</text:p>
              </table:table-cell>
              <table:table-cell office:value-type="float" office:value="119.337946208266">
                <text:p>119.337946208266</text:p>
              </table:table-cell>
              <table:table-cell office:value-type="float" office:value="158.659068380946">
                <text:p>158.659068380946</text:p>
              </table:table-cell>
              <table:table-cell office:value-type="float" office:value="234.051792343443">
                <text:p>234.051792343443</text:p>
              </table:table-cell>
              <table:table-cell office:value-type="float" office:value="140.60857131687">
                <text:p>140.60857131687</text:p>
              </table:table-cell>
              <table:table-cell office:value-type="float" office:value="324.638706704829">
                <text:p>324.638706704829</text:p>
              </table:table-cell>
              <table:table-cell office:value-type="float" office:value="476.691065806719">
                <text:p>476.691065806719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9.7093997916674">
                <text:p>79.7093997916674</text:p>
              </table:table-cell>
              <table:table-cell office:value-type="float" office:value="128.697785126562">
                <text:p>128.697785126562</text:p>
              </table:table-cell>
              <table:table-cell office:value-type="float" office:value="165.74997646501">
                <text:p>165.74997646501</text:p>
              </table:table-cell>
              <table:table-cell office:value-type="float" office:value="257.753239669361">
                <text:p>257.753239669361</text:p>
              </table:table-cell>
              <table:table-cell office:value-type="float" office:value="148.234798913717">
                <text:p>148.234798913717</text:p>
              </table:table-cell>
              <table:table-cell office:value-type="float" office:value="367.1741999026">
                <text:p>367.1741999026</text:p>
              </table:table-cell>
              <table:table-cell office:value-type="float" office:value="508.251301887715">
                <text:p>508.25130188771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89.3256662937305">
                <text:p>89.3256662937305</text:p>
              </table:table-cell>
              <table:table-cell office:value-type="float" office:value="142.152553571611">
                <text:p>142.152553571611</text:p>
              </table:table-cell>
              <table:table-cell office:value-type="float" office:value="179.931792633139">
                <text:p>179.931792633139</text:p>
              </table:table-cell>
              <table:table-cell office:value-type="float" office:value="311.081496152677">
                <text:p>311.081496152677</text:p>
              </table:table-cell>
              <table:table-cell office:value-type="float" office:value="164.440532557017">
                <text:p>164.440532557017</text:p>
              </table:table-cell>
              <table:table-cell office:value-type="float" office:value="404.331642236285">
                <text:p>404.331642236285</text:p>
              </table:table-cell>
              <table:table-cell office:value-type="float" office:value="545.071577315544">
                <text:p>545.07157731554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.444346591557">
                <text:p>103.444346591557</text:p>
              </table:table-cell>
              <table:table-cell office:value-type="float" office:value="159.702251543415">
                <text:p>159.702251543415</text:p>
              </table:table-cell>
              <table:table-cell office:value-type="float" office:value="193.227245290761">
                <text:p>193.227245290761</text:p>
              </table:table-cell>
              <table:table-cell office:value-type="float" office:value="348.115007599425">
                <text:p>348.115007599425</text:p>
              </table:table-cell>
              <table:table-cell office:value-type="float" office:value="181.12290542512">
                <text:p>181.12290542512</text:p>
              </table:table-cell>
              <table:table-cell office:value-type="float" office:value="452.734100013059">
                <text:p>452.734100013059</text:p>
              </table:table-cell>
              <table:table-cell office:value-type="float" office:value="588.466901926915">
                <text:p>588.4669019269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7.118344045358">
                <text:p>117.118344045358</text:p>
              </table:table-cell>
              <table:table-cell office:value-type="float" office:value="172.572030056071">
                <text:p>172.572030056071</text:p>
              </table:table-cell>
              <table:table-cell office:value-type="float" office:value="210.068151990414">
                <text:p>210.068151990414</text:p>
              </table:table-cell>
              <table:table-cell office:value-type="float" office:value="389.592540419782">
                <text:p>389.592540419782</text:p>
              </table:table-cell>
              <table:table-cell office:value-type="float" office:value="194.945442944406">
                <text:p>194.945442944406</text:p>
              </table:table-cell>
              <table:table-cell office:value-type="float" office:value="485.002405197575">
                <text:p>485.002405197575</text:p>
              </table:table-cell>
              <table:table-cell office:value-type="float" office:value="623.972167518036">
                <text:p>623.972167518036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1.904048609224">
                <text:p>131.904048609224</text:p>
              </table:table-cell>
              <table:table-cell office:value-type="float" office:value="186.611788433514">
                <text:p>186.611788433514</text:p>
              </table:table-cell>
              <table:table-cell office:value-type="float" office:value="218.931787095495">
                <text:p>218.931787095495</text:p>
              </table:table-cell>
              <table:table-cell office:value-type="float" office:value="426.626051866529">
                <text:p>426.626051866529</text:p>
              </table:table-cell>
              <table:table-cell office:value-type="float" office:value="207.338062789283">
                <text:p>207.338062789283</text:p>
              </table:table-cell>
              <table:table-cell office:value-type="float" office:value="515.315055522424">
                <text:p>515.315055522424</text:p>
              </table:table-cell>
              <table:table-cell office:value-type="float" office:value="658.819928190803">
                <text:p>658.81992819080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41.40914440028">
                <text:p>141.40914440028</text:p>
              </table:table-cell>
              <table:table-cell office:value-type="float" office:value="197.141607216597">
                <text:p>197.141607216597</text:p>
              </table:table-cell>
              <table:table-cell office:value-type="float" office:value="230.4545127321">
                <text:p>230.4545127321</text:p>
              </table:table-cell>
              <table:table-cell office:value-type="float" office:value="474.028946518366">
                <text:p>474.028946518366</text:p>
              </table:table-cell>
              <table:table-cell office:value-type="float" office:value="224.020435657386">
                <text:p>224.020435657386</text:p>
              </table:table-cell>
              <table:table-cell office:value-type="float" office:value="546.116619562189">
                <text:p>546.116619562189</text:p>
              </table:table-cell>
              <table:table-cell office:value-type="float" office:value="694.325193781924">
                <text:p>694.32519378192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48.5796552602">
                <text:p>148.5796552602</text:p>
              </table:table-cell>
              <table:table-cell office:value-type="float" office:value="204.746476337712">
                <text:p>204.746476337712</text:p>
              </table:table-cell>
              <table:table-cell office:value-type="float" office:value="241.977238368705">
                <text:p>241.977238368705</text:p>
              </table:table-cell>
              <table:table-cell office:value-type="float" office:value="494.767712928544">
                <text:p>494.767712928544</text:p>
              </table:table-cell>
              <table:table-cell office:value-type="float" office:value="240.226169300686">
                <text:p>240.226169300686</text:p>
              </table:table-cell>
              <table:table-cell office:value-type="float" office:value="578.873838461622">
                <text:p>578.873838461622</text:p>
              </table:table-cell>
              <table:table-cell office:value-type="float" office:value="725.227924944566">
                <text:p>725.227924944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5.58341005361">
                <text:p>155.58341005361</text:p>
              </table:table-cell>
              <table:table-cell office:value-type="float" office:value="215.276295120794">
                <text:p>215.276295120794</text:p>
              </table:table-cell>
              <table:table-cell office:value-type="float" office:value="252.613600494802">
                <text:p>252.613600494802</text:p>
              </table:table-cell>
              <table:table-cell office:value-type="float" office:value="540.689267122511">
                <text:p>540.689267122511</text:p>
              </table:table-cell>
              <table:table-cell office:value-type="float" office:value="255.001985269577">
                <text:p>255.001985269577</text:p>
              </table:table-cell>
              <table:table-cell office:value-type="float" office:value="606.253006496969">
                <text:p>606.253006496969</text:p>
              </table:table-cell>
              <table:table-cell office:value-type="float" office:value="748.24059708696">
                <text:p>748.24059708696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5.032920489164">
                <text:p>165.032920489164</text:p>
              </table:table-cell>
              <table:table-cell office:value-type="float" office:value="224.63613403909">
                <text:p>224.63613403909</text:p>
              </table:table-cell>
              <table:table-cell office:value-type="float" office:value="265.022689641915">
                <text:p>265.022689641915</text:p>
              </table:table-cell>
              <table:table-cell office:value-type="float" office:value="601.424225895176">
                <text:p>601.424225895176</text:p>
              </table:table-cell>
              <table:table-cell office:value-type="float" office:value="270.254440463272">
                <text:p>270.254440463272</text:p>
              </table:table-cell>
              <table:table-cell office:value-type="float" office:value="633.632174532316">
                <text:p>633.632174532316</text:p>
              </table:table-cell>
              <table:table-cell office:value-type="float" office:value="771.910774147707">
                <text:p>771.910774147707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80.874746807591">
                <text:p>180.874746807591</text:p>
              </table:table-cell>
              <table:table-cell office:value-type="float" office:value="229.901043430631">
                <text:p>229.901043430631</text:p>
              </table:table-cell>
              <table:table-cell office:value-type="float" office:value="273.886324746995">
                <text:p>273.886324746995</text:p>
              </table:table-cell>
              <table:table-cell office:value-type="float" office:value="657.715163294232">
                <text:p>657.715163294232</text:p>
              </table:table-cell>
              <table:table-cell office:value-type="float" office:value="285.506895656966">
                <text:p>285.506895656966</text:p>
              </table:table-cell>
              <table:table-cell office:value-type="float" office:value="655.633291703577">
                <text:p>655.633291703577</text:p>
              </table:table-cell>
              <table:table-cell office:value-type="float" office:value="813.991088922369">
                <text:p>813.99108892236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8.384133791116">
                <text:p>198.384133791116</text:p>
              </table:table-cell>
              <table:table-cell office:value-type="float" office:value="239.84587228132">
                <text:p>239.84587228132</text:p>
              </table:table-cell>
              <table:table-cell office:value-type="float" office:value="284.522686873092">
                <text:p>284.522686873092</text:p>
              </table:table-cell>
              <table:table-cell office:value-type="float" office:value="719.931462524768">
                <text:p>719.931462524768</text:p>
              </table:table-cell>
              <table:table-cell office:value-type="float" office:value="299.806072401055">
                <text:p>299.806072401055</text:p>
              </table:table-cell>
              <table:table-cell office:value-type="float" office:value="674.21201287042">
                <text:p>674.21201287042</text:p>
              </table:table-cell>
              <table:table-cell office:value-type="float" office:value="842.263800411595">
                <text:p>842.263800411595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15.00415508659">
                <text:p>215.00415508659</text:p>
              </table:table-cell>
              <table:table-cell office:value-type="float" office:value="252.130660861582">
                <text:p>252.130660861582</text:p>
              </table:table-cell>
              <table:table-cell office:value-type="float" office:value="297.818139530713">
                <text:p>297.818139530713</text:p>
              </table:table-cell>
              <table:table-cell office:value-type="float" office:value="785.110442671043">
                <text:p>785.110442671043</text:p>
              </table:table-cell>
              <table:table-cell office:value-type="float" office:value="313.151970695537">
                <text:p>313.151970695537</text:p>
              </table:table-cell>
              <table:table-cell office:value-type="float" office:value="684.479200883675">
                <text:p>684.479200883675</text:p>
              </table:table-cell>
              <table:table-cell office:value-type="float" office:value="871.194016819175">
                <text:p>871.1940168191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aximum="25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794cm" svg:y="0.376cm" chart:style-name="ch2">
          <text:p>Covid-19. Muertes acumuladas en Europa Occidental (1)</text:p>
        </chart:title>
        <chart:legend chart:legend-position="end" svg:x="5.207cm" svg:y="0.926cm" style:legend-expansion="custom" chartooo:width="3.235cm" chartooo:height="7.265cm" style:legend-expansion-aspect-ratio="0.445285615966965" chart:style-name="ch3"/>
        <chart:plot-area chart:style-name="ch4" table:cell-range-address="M_Acu_NA_2.B8:M_Acu_NA_2.I66" chart:data-source-has-labels="both" svg:x="0.111cm" svg:y="0.925cm" svg:width="14.677cm" svg:height="10.541cm">
          <chartooo:coordinate-region svg:x="1.394cm" svg:y="1.124cm" svg:width="13.314cm" svg:height="9.695cm"/>
          <chart:axis chart:dimension="x" chart:name="primary-x" chart:style-name="ch5" chartooo:axis-type="auto">
            <chartooo:date-scale/>
            <chart:categories table:cell-range-address="M_Acu_NA_2.B9:M_Acu_NA_2.B66"/>
          </chart:axis>
          <chart:axis chart:dimension="y" chart:name="primary-y" chart:style-name="ch6">
            <chart:grid chart:class="major"/>
          </chart:axis>
          <chart:series chart:style-name="ch7" chart:values-cell-range-address="M_Acu_NA_2.C9:M_Acu_NA_2.C66" chart:label-cell-address="M_Acu_NA_2.C8:M_Acu_NA_2.C8" chart:class="chart:line">
            <chart:data-point chart:repeated="58"/>
          </chart:series>
          <chart:series chart:style-name="ch8" chart:values-cell-range-address="M_Acu_NA_2.D9:M_Acu_NA_2.D66" chart:label-cell-address="M_Acu_NA_2.D8:M_Acu_NA_2.D8" chart:class="chart:line">
            <chart:data-point chart:repeated="58"/>
          </chart:series>
          <chart:series chart:style-name="ch9" chart:values-cell-range-address="M_Acu_NA_2.E9:M_Acu_NA_2.E66" chart:label-cell-address="M_Acu_NA_2.E8:M_Acu_NA_2.E8" chart:class="chart:line">
            <chart:data-point chart:repeated="58"/>
          </chart:series>
          <chart:series chart:style-name="ch10" chart:values-cell-range-address="M_Acu_NA_2.F9:M_Acu_NA_2.F66" chart:label-cell-address="M_Acu_NA_2.F8:M_Acu_NA_2.F8" chart:class="chart:line">
            <chart:data-point chart:repeated="58"/>
          </chart:series>
          <chart:series chart:style-name="ch11" chart:values-cell-range-address="M_Acu_NA_2.G9:M_Acu_NA_2.G66" chart:label-cell-address="M_Acu_NA_2.G8:M_Acu_NA_2.G8" chart:class="chart:line">
            <chart:data-point chart:repeated="58"/>
          </chart:series>
          <chart:series chart:style-name="ch12" chart:values-cell-range-address="M_Acu_NA_2.H9:M_Acu_NA_2.H66" chart:label-cell-address="M_Acu_NA_2.H8:M_Acu_NA_2.H8" chart:class="chart:line">
            <chart:data-point chart:repeated="58"/>
          </chart:series>
          <chart:series chart:style-name="ch13" chart:values-cell-range-address="M_Acu_NA_2.I9:M_Acu_NA_2.I66" chart:label-cell-address="M_Acu_NA_2.I8:M_Acu_NA_2.I8" chart:class="chart:line">
            <chart:data-point chart:repeated="5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_NA_2.C8:M_Acu_NA_2.C8</svg:desc>
                </draw:g>
              </table:table-cell>
              <table:table-cell office:value-type="string">
                <text:p>Bélgica</text:p>
                <draw:g>
                  <svg:desc>M_Acu_NA_2.D8:M_Acu_NA_2.D8</svg:desc>
                </draw:g>
              </table:table-cell>
              <table:table-cell office:value-type="string">
                <text:p>España</text:p>
                <draw:g>
                  <svg:desc>M_Acu_NA_2.E8:M_Acu_NA_2.E8</svg:desc>
                </draw:g>
              </table:table-cell>
              <table:table-cell office:value-type="string">
                <text:p>Francia</text:p>
                <draw:g>
                  <svg:desc>M_Acu_NA_2.F8:M_Acu_NA_2.F8</svg:desc>
                </draw:g>
              </table:table-cell>
              <table:table-cell office:value-type="string">
                <text:p>Holanda</text:p>
                <draw:g>
                  <svg:desc>M_Acu_NA_2.G8:M_Acu_NA_2.G8</svg:desc>
                </draw:g>
              </table:table-cell>
              <table:table-cell office:value-type="string">
                <text:p>Italia</text:p>
                <draw:g>
                  <svg:desc>M_Acu_NA_2.H8:M_Acu_NA_2.H8</svg:desc>
                </draw:g>
              </table:table-cell>
              <table:table-cell office:value-type="string">
                <text:p>Reino Unido</text:p>
                <draw:g>
                  <svg:desc>M_Acu_NA_2.I8:M_Acu_N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NA_2.B9:M_Acu_NA_2.B66</svg:desc>
                </draw:g>
              </table:table-cell>
              <table:table-cell office:value-type="float" office:value="NaN">
                <text:p>NaN</text:p>
                <draw:g>
                  <svg:desc>M_Acu_NA_2.C9:M_Acu_NA_2.C66</svg:desc>
                </draw:g>
              </table:table-cell>
              <table:table-cell office:value-type="float" office:value="NaN">
                <text:p>NaN</text:p>
                <draw:g>
                  <svg:desc>M_Acu_NA_2.D9:M_Acu_NA_2.D66</svg:desc>
                </draw:g>
              </table:table-cell>
              <table:table-cell office:value-type="float" office:value="NaN">
                <text:p>NaN</text:p>
                <draw:g>
                  <svg:desc>M_Acu_NA_2.E9:M_Acu_NA_2.E66</svg:desc>
                </draw:g>
              </table:table-cell>
              <table:table-cell office:value-type="float" office:value="NaN">
                <text:p>NaN</text:p>
                <draw:g>
                  <svg:desc>M_Acu_NA_2.F9:M_Acu_NA_2.F66</svg:desc>
                </draw:g>
              </table:table-cell>
              <table:table-cell office:value-type="float" office:value="NaN">
                <text:p>NaN</text:p>
                <draw:g>
                  <svg:desc>M_Acu_NA_2.G9:M_Acu_NA_2.G66</svg:desc>
                </draw:g>
              </table:table-cell>
              <table:table-cell office:value-type="float" office:value="NaN">
                <text:p>NaN</text:p>
                <draw:g>
                  <svg:desc>M_Acu_NA_2.H9:M_Acu_NA_2.H66</svg:desc>
                </draw:g>
              </table:table-cell>
              <table:table-cell office:value-type="float" office:value="NaN">
                <text:p>NaN</text:p>
                <draw:g>
                  <svg:desc>M_Acu_NA_2.I9:M_Acu_NA_2.I6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33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63">
                <text:p>4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631">
                <text:p>6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827">
                <text:p>8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016">
                <text:p>10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1266">
                <text:p>12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1441">
                <text:p>144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1809">
                <text:p>180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4">
                <text:p>24</text:p>
              </table:table-cell>
              <table:table-cell office:value-type="float" office:value="2158">
                <text:p>21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2503">
                <text:p>250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58">
                <text:p>58</text:p>
              </table:table-cell>
              <table:table-cell office:value-type="float" office:value="2978">
                <text:p>297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76">
                <text:p>76</text:p>
              </table:table-cell>
              <table:table-cell office:value-type="float" office:value="3405">
                <text:p>34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106">
                <text:p>106</text:p>
              </table:table-cell>
              <table:table-cell office:value-type="float" office:value="4032">
                <text:p>4032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67">
                <text:p>67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136">
                <text:p>136</text:p>
              </table:table-cell>
              <table:table-cell office:value-type="float" office:value="4825">
                <text:p>482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75">
                <text:p>75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179">
                <text:p>179</text:p>
              </table:table-cell>
              <table:table-cell office:value-type="float" office:value="5476">
                <text:p>54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213">
                <text:p>213</text:p>
              </table:table-cell>
              <table:table-cell office:value-type="float" office:value="6077">
                <text:p>6077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122">
                <text:p>122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276">
                <text:p>276</text:p>
              </table:table-cell>
              <table:table-cell office:value-type="float" office:value="6820">
                <text:p>682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178">
                <text:p>178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356">
                <text:p>356</text:p>
              </table:table-cell>
              <table:table-cell office:value-type="float" office:value="7503">
                <text:p>750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434">
                <text:p>434</text:p>
              </table:table-cell>
              <table:table-cell office:value-type="float" office:value="8165">
                <text:p>8165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289">
                <text:p>289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546">
                <text:p>546</text:p>
              </table:table-cell>
              <table:table-cell office:value-type="float" office:value="9134">
                <text:p>9134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353">
                <text:p>353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639">
                <text:p>639</text:p>
              </table:table-cell>
              <table:table-cell office:value-type="float" office:value="10023">
                <text:p>10023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431">
                <text:p>431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771">
                <text:p>771</text:p>
              </table:table-cell>
              <table:table-cell office:value-type="float" office:value="10779">
                <text:p>10779</text:p>
              </table:table-cell>
              <table:table-cell office:value-type="float" office:value="1408">
                <text:p>1408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513">
                <text:p>513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864">
                <text:p>864</text:p>
              </table:table-cell>
              <table:table-cell office:value-type="float" office:value="11591">
                <text:p>1159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705">
                <text:p>705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039">
                <text:p>1039</text:p>
              </table:table-cell>
              <table:table-cell office:value-type="float" office:value="12428">
                <text:p>12428</text:p>
              </table:table-cell>
              <table:table-cell office:value-type="float" office:value="2352">
                <text:p>235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828">
                <text:p>828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173">
                <text:p>1173</text:p>
              </table:table-cell>
              <table:table-cell office:value-type="float" office:value="13155">
                <text:p>13155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011">
                <text:p>1011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39">
                <text:p>1339</text:p>
              </table:table-cell>
              <table:table-cell office:value-type="float" office:value="13915">
                <text:p>13915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143">
                <text:p>1143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87">
                <text:p>1487</text:p>
              </table:table-cell>
              <table:table-cell office:value-type="float" office:value="14681">
                <text:p>14681</text:p>
              </table:table-cell>
              <table:table-cell office:value-type="float" office:value="4313">
                <text:p>431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283">
                <text:p>1283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651">
                <text:p>1651</text:p>
              </table:table-cell>
              <table:table-cell office:value-type="float" office:value="15362">
                <text:p>15362</text:p>
              </table:table-cell>
              <table:table-cell office:value-type="float" office:value="4932">
                <text:p>4932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1447">
                <text:p>1447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766">
                <text:p>1766</text:p>
              </table:table-cell>
              <table:table-cell office:value-type="float" office:value="15887">
                <text:p>15887</text:p>
              </table:table-cell>
              <table:table-cell office:value-type="float" office:value="5373">
                <text:p>537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1632">
                <text:p>1632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867">
                <text:p>1867</text:p>
              </table:table-cell>
              <table:table-cell office:value-type="float" office:value="16523">
                <text:p>16523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035">
                <text:p>2035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2101">
                <text:p>2101</text:p>
              </table:table-cell>
              <table:table-cell office:value-type="float" office:value="17127">
                <text:p>17127</text:p>
              </table:table-cell>
              <table:table-cell office:value-type="float" office:value="7097">
                <text:p>709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240">
                <text:p>2240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2248">
                <text:p>2248</text:p>
              </table:table-cell>
              <table:table-cell office:value-type="float" office:value="17669">
                <text:p>17669</text:p>
              </table:table-cell>
              <table:table-cell office:value-type="float" office:value="7978">
                <text:p>797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523">
                <text:p>2523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2396">
                <text:p>2396</text:p>
              </table:table-cell>
              <table:table-cell office:value-type="float" office:value="18279">
                <text:p>18279</text:p>
              </table:table-cell>
              <table:table-cell office:value-type="float" office:value="8958">
                <text:p>89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019">
                <text:p>3019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2511">
                <text:p>2511</text:p>
              </table:table-cell>
              <table:table-cell office:value-type="float" office:value="18849">
                <text:p>18849</text:p>
              </table:table-cell>
              <table:table-cell office:value-type="float" office:value="9875">
                <text:p>987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46">
                <text:p>3346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2643">
                <text:p>2643</text:p>
              </table:table-cell>
              <table:table-cell office:value-type="float" office:value="19468">
                <text:p>19468</text:p>
              </table:table-cell>
              <table:table-cell office:value-type="float" office:value="10612">
                <text:p>1061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600">
                <text:p>3600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2737">
                <text:p>2737</text:p>
              </table:table-cell>
              <table:table-cell office:value-type="float" office:value="19899">
                <text:p>19899</text:p>
              </table:table-cell>
              <table:table-cell office:value-type="float" office:value="11329">
                <text:p>11329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903">
                <text:p>3903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823">
                <text:p>2823</text:p>
              </table:table-cell>
              <table:table-cell office:value-type="float" office:value="20465">
                <text:p>20465</text:p>
              </table:table-cell>
              <table:table-cell office:value-type="float" office:value="12107">
                <text:p>12107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4157">
                <text:p>4157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945">
                <text:p>2945</text:p>
              </table:table-cell>
              <table:table-cell office:value-type="float" office:value="21067">
                <text:p>21067</text:p>
              </table:table-cell>
              <table:table-cell office:value-type="float" office:value="12868">
                <text:p>1286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3254">
                <text:p>3254</text:p>
              </table:table-cell>
              <table:table-cell office:value-type="float" office:value="4440">
                <text:p>4440</text:p>
              </table:table-cell>
              <table:table-cell office:value-type="float" office:value="18579">
                <text:p>18579</text:p>
              </table:table-cell>
              <table:table-cell office:value-type="float" office:value="17167">
                <text:p>17167</text:p>
              </table:table-cell>
              <table:table-cell office:value-type="float" office:value="3134">
                <text:p>3134</text:p>
              </table:table-cell>
              <table:table-cell office:value-type="float" office:value="21645">
                <text:p>21645</text:p>
              </table:table-cell>
              <table:table-cell office:value-type="float" office:value="13729">
                <text:p>13729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569">
                <text:p>3569</text:p>
              </table:table-cell>
              <table:table-cell office:value-type="float" office:value="4857">
                <text:p>4857</text:p>
              </table:table-cell>
              <table:table-cell office:value-type="float" office:value="19130">
                <text:p>19130</text:p>
              </table:table-cell>
              <table:table-cell office:value-type="float" office:value="17920">
                <text:p>17920</text:p>
              </table:table-cell>
              <table:table-cell office:value-type="float" office:value="3315">
                <text:p>3315</text:p>
              </table:table-cell>
              <table:table-cell office:value-type="float" office:value="22170">
                <text:p>22170</text:p>
              </table:table-cell>
              <table:table-cell office:value-type="float" office:value="14576">
                <text:p>14576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3868">
                <text:p>3868</text:p>
              </table:table-cell>
              <table:table-cell office:value-type="float" office:value="5163">
                <text:p>5163</text:p>
              </table:table-cell>
              <table:table-cell office:value-type="float" office:value="19715">
                <text:p>19715</text:p>
              </table:table-cell>
              <table:table-cell office:value-type="float" office:value="18681">
                <text:p>18681</text:p>
              </table:table-cell>
              <table:table-cell office:value-type="float" office:value="3459">
                <text:p>3459</text:p>
              </table:table-cell>
              <table:table-cell office:value-type="float" office:value="22745">
                <text:p>2274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7">
      <style:chart-properties chart:display-label="true" chart:logarithmic="false" chart:minimum="0" chart:maximum="2400" chart:interval-major="4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acumuladas por millón de mayores de 65 años
en Europa Occidental (1)</text:p>
        </chart:title>
        <chart:legend chart:legend-position="end" svg:x="6.606cm" svg:y="1.808cm" style:legend-expansion="custom" chartooo:width="3.235cm" chartooo:height="6.386cm" style:legend-expansion-aspect-ratio="0.506576886940182" chart:style-name="ch3"/>
        <chart:plot-area chart:style-name="ch4" table:cell-range-address="M_Acu_A_2.B8:M_Acu_A_2.I66" chart:data-source-has-labels="both" svg:x="0.417cm" svg:y="1.042cm" svg:width="14.369cm" svg:height="10.771cm">
          <chartooo:coordinate-region svg:x="1.515cm" svg:y="1.241cm" svg:width="13.188cm" svg:height="9.925cm"/>
          <chart:axis chart:dimension="x" chart:name="primary-x" chart:style-name="ch5" chartooo:axis-type="auto">
            <chartooo:date-scale/>
            <chart:categories table:cell-range-address="M_Acu_A_2.B9:M_Acu_A_2.B66"/>
          </chart:axis>
          <chart:axis chart:dimension="y" chart:name="primary-y" chart:style-name="ch6">
            <chart:grid chart:class="major"/>
          </chart:axis>
          <chart:series chart:style-name="ch7" chart:values-cell-range-address="M_Acu_A_2.C9:M_Acu_A_2.C66" chart:label-cell-address="M_Acu_A_2.C8:M_Acu_A_2.C8" chart:class="chart:line">
            <chart:data-point chart:repeated="58"/>
          </chart:series>
          <chart:series chart:style-name="ch8" chart:values-cell-range-address="M_Acu_A_2.D9:M_Acu_A_2.D66" chart:label-cell-address="M_Acu_A_2.D8:M_Acu_A_2.D8" chart:class="chart:line">
            <chart:data-point chart:repeated="58"/>
          </chart:series>
          <chart:series chart:style-name="ch9" chart:values-cell-range-address="M_Acu_A_2.E9:M_Acu_A_2.E66" chart:label-cell-address="M_Acu_A_2.E8:M_Acu_A_2.E8" chart:class="chart:line">
            <chart:data-point chart:repeated="58"/>
          </chart:series>
          <chart:series chart:style-name="ch10" chart:values-cell-range-address="M_Acu_A_2.F9:M_Acu_A_2.F66" chart:label-cell-address="M_Acu_A_2.F8:M_Acu_A_2.F8" chart:class="chart:line">
            <chart:data-point chart:repeated="58"/>
          </chart:series>
          <chart:series chart:style-name="ch11" chart:values-cell-range-address="M_Acu_A_2.G9:M_Acu_A_2.G66" chart:label-cell-address="M_Acu_A_2.G8:M_Acu_A_2.G8" chart:class="chart:line">
            <chart:data-point chart:repeated="58"/>
          </chart:series>
          <chart:series chart:style-name="ch12" chart:values-cell-range-address="M_Acu_A_2.H9:M_Acu_A_2.H66" chart:label-cell-address="M_Acu_A_2.H8:M_Acu_A_2.H8" chart:class="chart:line">
            <chart:data-point chart:repeated="58"/>
          </chart:series>
          <chart:series chart:style-name="ch13" chart:values-cell-range-address="M_Acu_A_2.I9:M_Acu_A_2.I66" chart:label-cell-address="M_Acu_A_2.I8:M_Acu_A_2.I8" chart:class="chart:line">
            <chart:data-point chart:repeated="5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Acu_A_2.C8:M_Acu_A_2.C8</svg:desc>
                </draw:g>
              </table:table-cell>
              <table:table-cell office:value-type="string">
                <text:p>España</text:p>
                <draw:g>
                  <svg:desc>M_Acu_A_2.D8:M_Acu_A_2.D8</svg:desc>
                </draw:g>
              </table:table-cell>
              <table:table-cell office:value-type="string">
                <text:p>Francia</text:p>
                <draw:g>
                  <svg:desc>M_Acu_A_2.E8:M_Acu_A_2.E8</svg:desc>
                </draw:g>
              </table:table-cell>
              <table:table-cell office:value-type="string">
                <text:p>Holanda</text:p>
                <draw:g>
                  <svg:desc>M_Acu_A_2.F8:M_Acu_A_2.F8</svg:desc>
                </draw:g>
              </table:table-cell>
              <table:table-cell office:value-type="string">
                <text:p>Italia</text:p>
                <draw:g>
                  <svg:desc>M_Acu_A_2.G8:M_Acu_A_2.G8</svg:desc>
                </draw:g>
              </table:table-cell>
              <table:table-cell office:value-type="string">
                <text:p>Luxemburgo</text:p>
                <draw:g>
                  <svg:desc>M_Acu_A_2.H8:M_Acu_A_2.H8</svg:desc>
                </draw:g>
              </table:table-cell>
              <table:table-cell office:value-type="string">
                <text:p>Reino Unido</text:p>
                <draw:g>
                  <svg:desc>M_Acu_A_2.I8:M_Acu_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_A_2.B9:M_Acu_A_2.B66</svg:desc>
                </draw:g>
              </table:table-cell>
              <table:table-cell office:value-type="float" office:value="NaN">
                <text:p>NaN</text:p>
                <draw:g>
                  <svg:desc>M_Acu_A_2.C9:M_Acu_A_2.C66</svg:desc>
                </draw:g>
              </table:table-cell>
              <table:table-cell office:value-type="float" office:value="NaN">
                <text:p>NaN</text:p>
                <draw:g>
                  <svg:desc>M_Acu_A_2.D9:M_Acu_A_2.D66</svg:desc>
                </draw:g>
              </table:table-cell>
              <table:table-cell office:value-type="float" office:value="NaN">
                <text:p>NaN</text:p>
                <draw:g>
                  <svg:desc>M_Acu_A_2.E9:M_Acu_A_2.E66</svg:desc>
                </draw:g>
              </table:table-cell>
              <table:table-cell office:value-type="float" office:value="NaN">
                <text:p>NaN</text:p>
                <draw:g>
                  <svg:desc>M_Acu_A_2.F9:M_Acu_A_2.F66</svg:desc>
                </draw:g>
              </table:table-cell>
              <table:table-cell office:value-type="float" office:value="NaN">
                <text:p>NaN</text:p>
                <draw:g>
                  <svg:desc>M_Acu_A_2.G9:M_Acu_A_2.G66</svg:desc>
                </draw:g>
              </table:table-cell>
              <table:table-cell office:value-type="float" office:value="NaN">
                <text:p>NaN</text:p>
                <draw:g>
                  <svg:desc>M_Acu_A_2.H9:M_Acu_A_2.H66</svg:desc>
                </draw:g>
              </table:table-cell>
              <table:table-cell office:value-type="float" office:value="NaN">
                <text:p>NaN</text:p>
                <draw:g>
                  <svg:desc>M_Acu_A_2.I9:M_Acu_A_2.I66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518468454029402">
                <text:p>0.518468454029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740669220042003">
                <text:p>0.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  <table:table-cell office:value-type="float" office:value="0.888803064050404">
                <text:p>0.888803064050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  <table:table-cell office:value-type="float" office:value="1.25913767407141">
                <text:p>1.25913767407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  <table:table-cell office:value-type="float" office:value="1.55540536208821">
                <text:p>1.55540536208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  <table:table-cell office:value-type="float" office:value="2.14794073812181">
                <text:p>2.1479407381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  <table:table-cell office:value-type="float" office:value="2.51827534814281">
                <text:p>2.51827534814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  <table:table-cell office:value-type="float" office:value="3.85147994421842">
                <text:p>3.85147994421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  <table:table-cell office:value-type="float" office:value="5.85128683833183">
                <text:p>5.85128683833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  <table:table-cell office:value-type="float" office:value="7.92516065444944">
                <text:p>7.92516065444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  <table:table-cell office:value-type="float" office:value="10.9619044566217">
                <text:p>10.9619044566217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589607032219489">
                <text:p>0.589607032219489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4.5911836348275">
                <text:p>14.5911836348275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943371251551182">
                <text:p>0.94337125155118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7.2575928269787">
                <text:p>17.2575928269787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1.17921406443898">
                <text:p>1.17921406443898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0.915783189560684">
                <text:p>0.915783189560684</text:p>
              </table:table-cell>
              <table:table-cell office:value-type="float" office:value="27.1084934535373">
                <text:p>27.1084934535373</text:p>
              </table:table-cell>
              <table:table-cell office:value-type="float" office:value="NaN">
                <text:p>NaN</text:p>
              </table:table-cell>
              <table:table-cell office:value-type="float" office:value="0.253321803587796">
                <text:p>0.253321803587796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1.88674250310236">
                <text:p>1.88674250310236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34.2929848879448">
                <text:p>34.2929848879448</text:p>
              </table:table-cell>
              <table:table-cell office:value-type="float" office:value="NaN">
                <text:p>NaN</text:p>
              </table:table-cell>
              <table:table-cell office:value-type="float" office:value="0.422203005979659">
                <text:p>0.42220300597965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4.12724922553642">
                <text:p>4.12724922553642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46.7362277846504">
                <text:p>46.7362277846504</text:p>
              </table:table-cell>
              <table:table-cell office:value-type="float" office:value="NaN">
                <text:p>NaN</text:p>
              </table:table-cell>
              <table:table-cell office:value-type="float" office:value="0.506643607175591">
                <text:p>0.506643607175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5.5423061028632">
                <text:p>5.5423061028632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61.2533444974737">
                <text:p>61.2533444974737</text:p>
              </table:table-cell>
              <table:table-cell office:value-type="float" office:value="NaN">
                <text:p>NaN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9.90539814128742">
                <text:p>9.90539814128742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75.2519927562675">
                <text:p>75.2519927562675</text:p>
              </table:table-cell>
              <table:table-cell office:value-type="float" office:value="NaN">
                <text:p>NaN</text:p>
              </table:table-cell>
              <table:table-cell office:value-type="float" office:value="0.675524809567455">
                <text:p>0.67552480956745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.38058676641769">
                <text:p>1.38058676641769</text:p>
              </table:table-cell>
              <table:table-cell office:value-type="float" office:value="13.9147259603799">
                <text:p>13.914725960379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3.05261063186895">
                <text:p>3.05261063186895</text:p>
              </table:table-cell>
              <table:table-cell office:value-type="float" office:value="93.7687232573176">
                <text:p>93.768723257317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844406011959319">
                <text:p>0.84440601195931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16.0373112763701">
                <text:p>16.0373112763701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3.66313275824274">
                <text:p>3.66313275824274</text:p>
              </table:table-cell>
              <table:table-cell office:value-type="float" office:value="106.730434608053">
                <text:p>106.730434608053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.77325262511457">
                <text:p>1.773252625114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.84078235522359">
                <text:p>1.84078235522359</text:p>
              </table:table-cell>
              <table:table-cell office:value-type="float" office:value="33.9613650558426">
                <text:p>33.961365055842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6.10522126373789">
                <text:p>6.10522126373789</text:p>
              </table:table-cell>
              <table:table-cell office:value-type="float" office:value="133.987061905598">
                <text:p>133.987061905598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95542104185762">
                <text:p>2.9554210418576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36.4377145911644">
                <text:p>36.4377145911644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7.32626551648547">
                <text:p>7.32626551648547</text:p>
              </table:table-cell>
              <table:table-cell office:value-type="float" office:value="159.836417685064">
                <text:p>159.836417685064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.64423306577625">
                <text:p>4.644233065776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.30097794402948">
                <text:p>2.30097794402948</text:p>
              </table:table-cell>
              <table:table-cell office:value-type="float" office:value="57.8994105639538">
                <text:p>57.8994105639538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185.389505776513">
                <text:p>185.389505776513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.99528268491116">
                <text:p>5.995282684911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.44273824328256">
                <text:p>6.44273824328256</text:p>
              </table:table-cell>
              <table:table-cell office:value-type="float" office:value="70.5170010534509">
                <text:p>70.5170010534509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17.7051416648399">
                <text:p>17.7051416648399</text:p>
              </table:table-cell>
              <table:table-cell office:value-type="float" office:value="220.571293728509">
                <text:p>220.571293728509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8.69738192318098">
                <text:p>8.697381923180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9.66410736492384">
                <text:p>9.66410736492384</text:p>
              </table:table-cell>
              <table:table-cell office:value-type="float" office:value="90.4457187424696">
                <text:p>90.4457187424696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23.199840802204">
                <text:p>23.199840802204</text:p>
              </table:table-cell>
              <table:table-cell office:value-type="float" office:value="252.197869424302">
                <text:p>252.197869424302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12.1594465722142">
                <text:p>12.15944657221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7.0272367858182">
                <text:p>17.0272367858182</text:p>
              </table:table-cell>
              <table:table-cell office:value-type="float" office:value="118.157249256786">
                <text:p>118.157249256786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32.3576726978108">
                <text:p>32.3576726978108</text:p>
              </table:table-cell>
              <table:table-cell office:value-type="float" office:value="298.637829520936">
                <text:p>298.637829520936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14.9459864116799">
                <text:p>14.9459864116799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0.8331044499951">
                <text:p>30.8331044499951</text:p>
              </table:table-cell>
              <table:table-cell office:value-type="float" office:value="156.363784944608">
                <text:p>156.363784944608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41.5155045934177">
                <text:p>41.5155045934177</text:p>
              </table:table-cell>
              <table:table-cell office:value-type="float" office:value="357.372898670267">
                <text:p>357.372898670267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19.6746600786521">
                <text:p>19.674660078652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4.5146691604423">
                <text:p>34.5146691604423</text:p>
              </table:table-cell>
              <table:table-cell office:value-type="float" office:value="202.824819083504">
                <text:p>202.824819083504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54.6417303104542">
                <text:p>54.6417303104542</text:p>
              </table:table-cell>
              <table:table-cell office:value-type="float" office:value="405.590464895001">
                <text:p>405.590464895001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3.7278089360569">
                <text:p>23.727808936056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0.4972118149189">
                <text:p>40.4972118149189</text:p>
              </table:table-cell>
              <table:table-cell office:value-type="float" office:value="257.304508860585">
                <text:p>257.304508860585</text:p>
              </table:table-cell>
              <table:table-cell office:value-type="float" office:value="64.4116808413761">
                <text:p>64.4116808413761</text:p>
              </table:table-cell>
              <table:table-cell office:value-type="float" office:value="65.0206064588086">
                <text:p>65.0206064588086</text:p>
              </table:table-cell>
              <table:table-cell office:value-type="float" office:value="450.104685019525">
                <text:p>450.10468501952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28.2876014006372">
                <text:p>28.28760140063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56.1438618343194">
                <text:p>56.1438618343194</text:p>
              </table:table-cell>
              <table:table-cell office:value-type="float" office:value="316.736897708309">
                <text:p>316.736897708309</text:p>
              </table:table-cell>
              <table:table-cell office:value-type="float" office:value="82.3870336343182">
                <text:p>82.3870336343182</text:p>
              </table:table-cell>
              <table:table-cell office:value-type="float" office:value="84.2520534395829">
                <text:p>84.2520534395829</text:p>
              </table:table-cell>
              <table:table-cell office:value-type="float" office:value="505.136408068646">
                <text:p>505.13640806864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35.6339337046832">
                <text:p>35.63393370468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81.9148148074497">
                <text:p>81.9148148074497</text:p>
              </table:table-cell>
              <table:table-cell office:value-type="float" office:value="404.942109728345">
                <text:p>404.942109728345</text:p>
              </table:table-cell>
              <table:table-cell office:value-type="float" office:value="99.688310697525">
                <text:p>99.688310697525</text:p>
              </table:table-cell>
              <table:table-cell office:value-type="float" office:value="108.672938494535">
                <text:p>108.672938494535</text:p>
              </table:table-cell>
              <table:table-cell office:value-type="float" office:value="555.724115797515">
                <text:p>555.724115797515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48.8066674912486">
                <text:p>48.80666749124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01.243029537297">
                <text:p>101.243029537297</text:p>
              </table:table-cell>
              <table:table-cell office:value-type="float" office:value="482.180630949098">
                <text:p>482.180630949098</text:p>
              </table:table-cell>
              <table:table-cell office:value-type="float" office:value="127.025826403458">
                <text:p>127.025826403458</text:p>
              </table:table-cell>
              <table:table-cell office:value-type="float" office:value="132.483301423112">
                <text:p>132.483301423112</text:p>
              </table:table-cell>
              <table:table-cell office:value-type="float" office:value="604.756418164296">
                <text:p>604.756418164296</text:p>
              </table:table-cell>
              <table:table-cell office:value-type="float" office:value="93.1849114573071">
                <text:p>93.1849114573071</text:p>
              </table:table-cell>
              <table:table-cell office:value-type="float" office:value="64.0904163077123">
                <text:p>64.090416307712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32.996525164904">
                <text:p>132.996525164904</text:p>
              </table:table-cell>
              <table:table-cell office:value-type="float" office:value="572.862192504456">
                <text:p>572.862192504456</text:p>
              </table:table-cell>
              <table:table-cell office:value-type="float" office:value="149.420120091332">
                <text:p>149.420120091332</text:p>
              </table:table-cell>
              <table:table-cell office:value-type="float" office:value="166.672540500045">
                <text:p>166.672540500045</text:p>
              </table:table-cell>
              <table:table-cell office:value-type="float" office:value="676.527265586366">
                <text:p>676.527265586366</text:p>
              </table:table-cell>
              <table:table-cell office:value-type="float" office:value="155.308185762179">
                <text:p>155.308185762179</text:p>
              </table:table-cell>
              <table:table-cell office:value-type="float" office:value="86.0449726186546">
                <text:p>86.0449726186546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62.449042848482">
                <text:p>162.449042848482</text:p>
              </table:table-cell>
              <table:table-cell office:value-type="float" office:value="670.972802665778">
                <text:p>670.972802665778</text:p>
              </table:table-cell>
              <table:table-cell office:value-type="float" office:value="173.312359845284">
                <text:p>173.312359845284</text:p>
              </table:table-cell>
              <table:table-cell office:value-type="float" office:value="195.061819376426">
                <text:p>195.061819376426</text:p>
              </table:table-cell>
              <table:table-cell office:value-type="float" office:value="742.3727592481">
                <text:p>742.3727592481</text:p>
              </table:table-cell>
              <table:table-cell office:value-type="float" office:value="186.369822914614">
                <text:p>186.369822914614</text:p>
              </table:table-cell>
              <table:table-cell office:value-type="float" office:value="103.693058268604">
                <text:p>103.69305826860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8.344298775342">
                <text:p>198.344298775342</text:p>
              </table:table-cell>
              <table:table-cell office:value-type="float" office:value="769.790941265765">
                <text:p>769.790941265765</text:p>
              </table:table-cell>
              <table:table-cell office:value-type="float" office:value="195.18237241003">
                <text:p>195.18237241003</text:p>
              </table:table-cell>
              <table:table-cell office:value-type="float" office:value="235.356279717096">
                <text:p>235.356279717096</text:p>
              </table:table-cell>
              <table:table-cell office:value-type="float" office:value="798.367352283275">
                <text:p>798.367352283275</text:p>
              </table:table-cell>
              <table:table-cell office:value-type="float" office:value="217.43146006705">
                <text:p>217.43146006705</text:p>
              </table:table-cell>
              <table:table-cell office:value-type="float" office:value="118.892366483872">
                <text:p>118.89236648387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36.080337057425">
                <text:p>236.080337057425</text:p>
              </table:table-cell>
              <table:table-cell office:value-type="float" office:value="865.54312329821">
                <text:p>865.54312329821</text:p>
              </table:table-cell>
              <table:table-cell office:value-type="float" office:value="226.489445191071">
                <text:p>226.489445191071</text:p>
              </table:table-cell>
              <table:table-cell office:value-type="float" office:value="263.745558593477">
                <text:p>263.745558593477</text:p>
              </table:table-cell>
              <table:table-cell office:value-type="float" office:value="858.509692950686">
                <text:p>858.509692950686</text:p>
              </table:table-cell>
              <table:table-cell office:value-type="float" office:value="227.785339117862">
                <text:p>227.785339117862</text:p>
              </table:table-cell>
              <table:table-cell office:value-type="float" office:value="151.064235539522">
                <text:p>151.06423553952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24.437890108157">
                <text:p>324.437890108157</text:p>
              </table:table-cell>
              <table:table-cell office:value-type="float" office:value="965.658397369079">
                <text:p>965.658397369079</text:p>
              </table:table-cell>
              <table:table-cell office:value-type="float" office:value="263.86319953973">
                <text:p>263.86319953973</text:p>
              </table:table-cell>
              <table:table-cell office:value-type="float" office:value="317.166244651184">
                <text:p>317.166244651184</text:p>
              </table:table-cell>
              <table:table-cell office:value-type="float" office:value="920.503706668202">
                <text:p>920.503706668202</text:p>
              </table:table-cell>
              <table:table-cell office:value-type="float" office:value="238.139218168674">
                <text:p>238.139218168674</text:p>
              </table:table-cell>
              <table:table-cell office:value-type="float" office:value="198.604294012832">
                <text:p>198.60429401283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381.041947531283">
                <text:p>381.041947531283</text:p>
              </table:table-cell>
              <table:table-cell office:value-type="float" office:value="1067.54249253661">
                <text:p>1067.54249253661</text:p>
              </table:table-cell>
              <table:table-cell office:value-type="float" office:value="301.985926921428">
                <text:p>301.985926921428</text:p>
              </table:table-cell>
              <table:table-cell office:value-type="float" office:value="358.071227118227">
                <text:p>358.071227118227</text:p>
              </table:table-cell>
              <table:table-cell office:value-type="float" office:value="974.350358965255">
                <text:p>974.350358965255</text:p>
              </table:table-cell>
              <table:table-cell office:value-type="float" office:value="300.262492473545">
                <text:p>300.262492473545</text:p>
              </table:table-cell>
              <table:table-cell office:value-type="float" office:value="246.650996093317">
                <text:p>246.65099609331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65.257740282762">
                <text:p>465.257740282762</text:p>
              </table:table-cell>
              <table:table-cell office:value-type="float" office:value="1179.56782865831">
                <text:p>1179.56782865831</text:p>
              </table:table-cell>
              <table:table-cell office:value-type="float" office:value="403.471772898247">
                <text:p>403.471772898247</text:p>
              </table:table-cell>
              <table:table-cell office:value-type="float" office:value="408.744563607252">
                <text:p>408.744563607252</text:p>
              </table:table-cell>
              <table:table-cell office:value-type="float" office:value="1030.64121968845">
                <text:p>1030.64121968845</text:p>
              </table:table-cell>
              <table:table-cell office:value-type="float" office:value="310.616371524357">
                <text:p>310.616371524357</text:p>
              </table:table-cell>
              <table:table-cell office:value-type="float" office:value="304.408367311334">
                <text:p>304.40836731133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526.00355800514">
                <text:p>526.00355800514</text:p>
              </table:table-cell>
              <table:table-cell office:value-type="float" office:value="1289.47057946402">
                <text:p>1289.47057946402</text:p>
              </table:table-cell>
              <table:table-cell office:value-type="float" office:value="487.356752598644">
                <text:p>487.356752598644</text:p>
              </table:table-cell>
              <table:table-cell office:value-type="float" office:value="453.923200958912">
                <text:p>453.923200958912</text:p>
              </table:table-cell>
              <table:table-cell office:value-type="float" office:value="1087.37648194367">
                <text:p>1087.37648194367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364.192312958054">
                <text:p>364.19231295805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590.430940437966">
                <text:p>590.430940437966</text:p>
              </table:table-cell>
              <table:table-cell office:value-type="float" office:value="1384.86899727714">
                <text:p>1384.86899727714</text:p>
              </table:table-cell>
              <table:table-cell office:value-type="float" office:value="566.223612977678">
                <text:p>566.223612977678</text:p>
              </table:table-cell>
              <table:table-cell office:value-type="float" office:value="503.986015321563">
                <text:p>503.986015321563</text:p>
              </table:table-cell>
              <table:table-cell office:value-type="float" office:value="1137.81605582853">
                <text:p>1137.81605582853</text:p>
              </table:table-cell>
              <table:table-cell office:value-type="float" office:value="320.970250575169">
                <text:p>320.970250575169</text:p>
              </table:table-cell>
              <table:table-cell office:value-type="float" office:value="416.461045098336">
                <text:p>416.46104509833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665.903017002133">
                <text:p>665.903017002133</text:p>
              </table:table-cell>
              <table:table-cell office:value-type="float" office:value="1464.34802522032">
                <text:p>1464.34802522032</text:p>
              </table:table-cell>
              <table:table-cell office:value-type="float" office:value="605.020416089111">
                <text:p>605.020416089111</text:p>
              </table:table-cell>
              <table:table-cell office:value-type="float" office:value="539.091037588056">
                <text:p>539.091037588056</text:p>
              </table:table-cell>
              <table:table-cell office:value-type="float" office:value="1176.70118988073">
                <text:p>1176.70118988073</text:p>
              </table:table-cell>
              <table:table-cell office:value-type="float" office:value="372.739645829229">
                <text:p>372.739645829229</text:p>
              </table:table-cell>
              <table:table-cell office:value-type="float" office:value="453.699350225742">
                <text:p>453.699350225742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51.039200931224">
                <text:p>751.039200931224</text:p>
              </table:table-cell>
              <table:table-cell office:value-type="float" office:value="1539.46396112509">
                <text:p>1539.46396112509</text:p>
              </table:table-cell>
              <table:table-cell office:value-type="float" office:value="667.409869741281">
                <text:p>667.409869741281</text:p>
              </table:table-cell>
              <table:table-cell office:value-type="float" office:value="569.922404969932">
                <text:p>569.922404969932</text:p>
              </table:table-cell>
              <table:table-cell office:value-type="float" office:value="1223.8077522754">
                <text:p>1223.8077522754</text:p>
              </table:table-cell>
              <table:table-cell office:value-type="float" office:value="424.509041083288">
                <text:p>424.509041083288</text:p>
              </table:table-cell>
              <table:table-cell office:value-type="float" office:value="520.069662765744">
                <text:p>520.06966276574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36.49802322">
                <text:p>936.49802322</text:p>
              </table:table-cell>
              <table:table-cell office:value-type="float" office:value="1627.0795661129">
                <text:p>1627.0795661129</text:p>
              </table:table-cell>
              <table:table-cell office:value-type="float" office:value="773.539348522944">
                <text:p>773.539348522944</text:p>
              </table:table-cell>
              <table:table-cell office:value-type="float" office:value="641.353493755666">
                <text:p>641.353493755666</text:p>
              </table:table-cell>
              <table:table-cell office:value-type="float" office:value="1268.54417316594">
                <text:p>1268.54417316594</text:p>
              </table:table-cell>
              <table:table-cell office:value-type="float" office:value="455.570678235724">
                <text:p>455.570678235724</text:p>
              </table:table-cell>
              <table:table-cell office:value-type="float" office:value="599.274946687528">
                <text:p>599.27494668752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030.83811892521">
                <text:p>1030.83811892521</text:p>
              </table:table-cell>
              <table:table-cell office:value-type="float" office:value="1716.34607079093">
                <text:p>1716.34607079093</text:p>
              </table:table-cell>
              <table:table-cell office:value-type="float" office:value="814.058789610368">
                <text:p>814.058789610368</text:p>
              </table:table-cell>
              <table:table-cell office:value-type="float" office:value="686.226870044139">
                <text:p>686.226870044139</text:p>
              </table:table-cell>
              <table:table-cell office:value-type="float" office:value="1308.68844489222">
                <text:p>1308.68844489222</text:p>
              </table:table-cell>
              <table:table-cell office:value-type="float" office:value="476.278436337348">
                <text:p>476.278436337348</text:p>
              </table:table-cell>
              <table:table-cell office:value-type="float" office:value="673.667116341144">
                <text:p>673.66711634114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61.07347055728">
                <text:p>1161.07347055728</text:p>
              </table:table-cell>
              <table:table-cell office:value-type="float" office:value="1796.88639139211">
                <text:p>1796.88639139211</text:p>
              </table:table-cell>
              <table:table-cell office:value-type="float" office:value="914.496073340932">
                <text:p>914.496073340932</text:p>
              </table:table-cell>
              <table:table-cell office:value-type="float" office:value="731.4055073958">
                <text:p>731.4055073958</text:p>
              </table:table-cell>
              <table:table-cell office:value-type="float" office:value="1353.86926731478">
                <text:p>1353.86926731478</text:p>
              </table:table-cell>
              <table:table-cell office:value-type="float" office:value="538.401710642219">
                <text:p>538.401710642219</text:p>
              </table:table-cell>
              <table:table-cell office:value-type="float" office:value="756.418905513158">
                <text:p>756.418905513158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389.330482605">
                <text:p>1389.330482605</text:p>
              </table:table-cell>
              <table:table-cell office:value-type="float" office:value="1868.22884229067">
                <text:p>1868.22884229067</text:p>
              </table:table-cell>
              <table:table-cell office:value-type="float" office:value="988.419711701907">
                <text:p>988.419711701907</text:p>
              </table:table-cell>
              <table:table-cell office:value-type="float" office:value="766.510529662293">
                <text:p>766.510529662293</text:p>
              </table:table-cell>
              <table:table-cell office:value-type="float" office:value="1396.08741285717">
                <text:p>1396.08741285717</text:p>
              </table:table-cell>
              <table:table-cell office:value-type="float" office:value="559.109468743843">
                <text:p>559.109468743843</text:p>
              </table:table-cell>
              <table:table-cell office:value-type="float" office:value="833.850936809827">
                <text:p>833.85093680982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39.81444014453">
                <text:p>1539.81444014453</text:p>
              </table:table-cell>
              <table:table-cell office:value-type="float" office:value="1928.36875957706">
                <text:p>1928.36875957706</text:p>
              </table:table-cell>
              <table:table-cell office:value-type="float" office:value="1035.9794992999">
                <text:p>1035.9794992999</text:p>
              </table:table-cell>
              <table:table-cell office:value-type="float" office:value="806.804990002963">
                <text:p>806.804990002963</text:p>
              </table:table-cell>
              <table:table-cell office:value-type="float" office:value="1441.93483757777">
                <text:p>1441.93483757777</text:p>
              </table:table-cell>
              <table:table-cell office:value-type="float" office:value="641.940501150338">
                <text:p>641.940501150338</text:p>
              </table:table-cell>
              <table:table-cell office:value-type="float" office:value="896.083659891229">
                <text:p>896.08365989122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656.70411970123">
                <text:p>1656.70411970123</text:p>
              </table:table-cell>
              <table:table-cell office:value-type="float" office:value="2001.36211016583">
                <text:p>2001.36211016583</text:p>
              </table:table-cell>
              <table:table-cell office:value-type="float" office:value="1077.9968864534">
                <text:p>1077.9968864534</text:p>
              </table:table-cell>
              <table:table-cell office:value-type="float" office:value="835.499529942531">
                <text:p>835.499529942531</text:p>
              </table:table-cell>
              <table:table-cell office:value-type="float" office:value="1473.85768096158">
                <text:p>1473.85768096158</text:p>
              </table:table-cell>
              <table:table-cell office:value-type="float" office:value="683.356017353586">
                <text:p>683.356017353586</text:p>
              </table:table-cell>
              <table:table-cell office:value-type="float" office:value="956.627570948712">
                <text:p>956.62757094871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796.14338310942">
                <text:p>1796.14338310942</text:p>
              </table:table-cell>
              <table:table-cell office:value-type="float" office:value="2062.32747729733">
                <text:p>2062.32747729733</text:p>
              </table:table-cell>
              <table:table-cell office:value-type="float" office:value="1120.98793854986">
                <text:p>1120.98793854986</text:p>
              </table:table-cell>
              <table:table-cell office:value-type="float" office:value="861.751981376604">
                <text:p>861.751981376604</text:p>
              </table:table-cell>
              <table:table-cell office:value-type="float" office:value="1515.77955881596">
                <text:p>1515.77955881596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1022.32235867915">
                <text:p>1022.322358679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913.03306266611">
                <text:p>1913.03306266611</text:p>
              </table:table-cell>
              <table:table-cell office:value-type="float" office:value="2129.18891475102">
                <text:p>2129.18891475102</text:p>
              </table:table-cell>
              <table:table-cell office:value-type="float" office:value="1178.05968366745">
                <text:p>1178.05968366745</text:p>
              </table:table-cell>
              <table:table-cell office:value-type="float" office:value="898.993831085405">
                <text:p>898.993831085405</text:p>
              </table:table-cell>
              <table:table-cell office:value-type="float" office:value="1560.36784586249">
                <text:p>1560.36784586249</text:p>
              </table:table-cell>
              <table:table-cell office:value-type="float" office:value="693.709896404398">
                <text:p>693.709896404398</text:p>
              </table:table-cell>
              <table:table-cell office:value-type="float" office:value="1086.58165618925">
                <text:p>1086.5816561892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043.26841429818">
                <text:p>2043.26841429818</text:p>
              </table:table-cell>
              <table:table-cell office:value-type="float" office:value="2190.86181032118">
                <text:p>2190.86181032118</text:p>
              </table:table-cell>
              <table:table-cell office:value-type="float" office:value="1285.76200581849">
                <text:p>1285.76200581849</text:p>
              </table:table-cell>
              <table:table-cell office:value-type="float" office:value="956.688172027728">
                <text:p>956.688172027728</text:p>
              </table:table-cell>
              <table:table-cell office:value-type="float" office:value="1603.17852678092">
                <text:p>1603.1785267809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1159.28501381895">
                <text:p>1159.28501381895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2235.16997483024">
                <text:p>2235.16997483024</text:p>
              </table:table-cell>
              <table:table-cell office:value-type="float" office:value="2255.83650527176">
                <text:p>2255.83650527176</text:p>
              </table:table-cell>
              <table:table-cell office:value-type="float" office:value="1342.15967520635">
                <text:p>1342.15967520635</text:p>
              </table:table-cell>
              <table:table-cell office:value-type="float" office:value="1011.94042446456">
                <text:p>1011.94042446456</text:p>
              </table:table-cell>
              <table:table-cell office:value-type="float" office:value="1642.06366083312">
                <text:p>1642.06366083312</text:p>
              </table:table-cell>
              <table:table-cell office:value-type="float" office:value="704.06377545521">
                <text:p>704.06377545521</text:p>
              </table:table-cell>
              <table:table-cell office:value-type="float" office:value="1230.8062030319">
                <text:p>1230.806203031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2375.98982500485">
                <text:p>2375.98982500485</text:p>
              </table:table-cell>
              <table:table-cell office:value-type="float" office:value="2324.82052804145">
                <text:p>2324.82052804145</text:p>
              </table:table-cell>
              <table:table-cell office:value-type="float" office:value="1399.15652302063">
                <text:p>1399.15652302063</text:p>
              </table:table-cell>
              <table:table-cell office:value-type="float" office:value="1055.89801756347">
                <text:p>1055.89801756347</text:p>
              </table:table-cell>
              <table:table-cell office:value-type="float" office:value="1684.65214098554">
                <text:p>1684.65214098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